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4.978in" svg:height="7.0472in" svg:x="0.1705in" svg:y="166.8343in">
            <draw:object draw:notify-on-update-of-ranges="Sheet1.A1001:Sheet1.U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854113707">
            <text:p>2854113707</text:p>
          </table:table-cell>
          <table:table-cell office:value-type="float" office:value="193400">
            <text:p>193400</text:p>
          </table:table-cell>
          <table:table-cell office:value-type="float" office:value="185237">
            <text:p>185237</text:p>
          </table:table-cell>
          <table:table-cell office:value-type="float" office:value="151868">
            <text:p>151868</text:p>
          </table:table-cell>
          <table:table-cell office:value-type="float" office:value="267448">
            <text:p>267448</text:p>
          </table:table-cell>
          <table:table-cell office:value-type="float" office:value="257568">
            <text:p>257568</text:p>
          </table:table-cell>
          <table:table-cell office:value-type="float" office:value="228400">
            <text:p>228400</text:p>
          </table:table-cell>
          <table:table-cell office:value-type="float" office:value="801610050">
            <text:p>801610050</text:p>
          </table:table-cell>
          <table:table-cell office:value-type="float" office:value="202430">
            <text:p>202430</text:p>
          </table:table-cell>
          <table:table-cell office:value-type="float" office:value="224060">
            <text:p>224060</text:p>
          </table:table-cell>
          <table:table-cell office:value-type="float" office:value="213596">
            <text:p>213596</text:p>
          </table:table-cell>
          <table:table-cell office:value-type="float" office:value="4490616">
            <text:p>4490616</text:p>
          </table:table-cell>
          <table:table-cell office:value-type="float" office:value="310322">
            <text:p>310322</text:p>
          </table:table-cell>
          <table:table-cell office:value-type="float" office:value="364909">
            <text:p>364909</text:p>
          </table:table-cell>
          <table:table-cell office:value-type="float" office:value="6344176863">
            <text:p>6344176863</text:p>
          </table:table-cell>
          <table:table-cell office:value-type="float" office:value="974493">
            <text:p>974493</text:p>
          </table:table-cell>
          <table:table-cell office:value-type="float" office:value="166952">
            <text:p>166952</text:p>
          </table:table-cell>
          <table:table-cell office:value-type="float" office:value="161048">
            <text:p>161048</text:p>
          </table:table-cell>
          <table:table-cell office:value-type="float" office:value="9464299">
            <text:p>9464299</text:p>
          </table:table-cell>
          <table:table-cell office:value-type="float" office:value="344654">
            <text:p>344654</text:p>
          </table:table-cell>
          <table:table-cell office:value-type="float" office:value="247248">
            <text:p>247248</text:p>
          </table:table-cell>
        </table:table-row>
        <table:table-row table:style-name="ro1">
          <table:table-cell office:value-type="float" office:value="1943007715">
            <text:p>1943007715</text:p>
          </table:table-cell>
          <table:table-cell office:value-type="float" office:value="346866">
            <text:p>346866</text:p>
          </table:table-cell>
          <table:table-cell office:value-type="float" office:value="158504">
            <text:p>158504</text:p>
          </table:table-cell>
          <table:table-cell office:value-type="float" office:value="151116">
            <text:p>151116</text:p>
          </table:table-cell>
          <table:table-cell office:value-type="float" office:value="6391271">
            <text:p>6391271</text:p>
          </table:table-cell>
          <table:table-cell office:value-type="float" office:value="270770">
            <text:p>270770</text:p>
          </table:table-cell>
          <table:table-cell office:value-type="float" office:value="217704">
            <text:p>217704</text:p>
          </table:table-cell>
          <table:table-cell office:value-type="float" office:value="10251065809">
            <text:p>10251065809</text:p>
          </table:table-cell>
          <table:table-cell office:value-type="float" office:value="900511">
            <text:p>900511</text:p>
          </table:table-cell>
          <table:table-cell office:value-type="float" office:value="173874">
            <text:p>173874</text:p>
          </table:table-cell>
          <table:table-cell office:value-type="float" office:value="164862">
            <text:p>164862</text:p>
          </table:table-cell>
          <table:table-cell office:value-type="float" office:value="18909697">
            <text:p>18909697</text:p>
          </table:table-cell>
          <table:table-cell office:value-type="float" office:value="290654">
            <text:p>290654</text:p>
          </table:table-cell>
          <table:table-cell office:value-type="float" office:value="224954">
            <text:p>224954</text:p>
          </table:table-cell>
          <table:table-cell office:value-type="float" office:value="11008246296">
            <text:p>11008246296</text:p>
          </table:table-cell>
          <table:table-cell office:value-type="float" office:value="3307946">
            <text:p>3307946</text:p>
          </table:table-cell>
          <table:table-cell office:value-type="float" office:value="171432">
            <text:p>171432</text:p>
          </table:table-cell>
          <table:table-cell office:value-type="float" office:value="164740">
            <text:p>164740</text:p>
          </table:table-cell>
          <table:table-cell office:value-type="float" office:value="8206850">
            <text:p>8206850</text:p>
          </table:table-cell>
          <table:table-cell office:value-type="float" office:value="322110">
            <text:p>322110</text:p>
          </table:table-cell>
          <table:table-cell office:value-type="float" office:value="270564">
            <text:p>270564</text:p>
          </table:table-cell>
        </table:table-row>
        <table:table-row table:style-name="ro1">
          <table:table-cell office:value-type="float" office:value="14905755463">
            <text:p>14905755463</text:p>
          </table:table-cell>
          <table:table-cell office:value-type="float" office:value="229562">
            <text:p>229562</text:p>
          </table:table-cell>
          <table:table-cell office:value-type="float" office:value="161152">
            <text:p>161152</text:p>
          </table:table-cell>
          <table:table-cell office:value-type="float" office:value="183736">
            <text:p>183736</text:p>
          </table:table-cell>
          <table:table-cell office:value-type="float" office:value="4361850">
            <text:p>4361850</text:p>
          </table:table-cell>
          <table:table-cell office:value-type="float" office:value="280574">
            <text:p>280574</text:p>
          </table:table-cell>
          <table:table-cell office:value-type="float" office:value="236296">
            <text:p>236296</text:p>
          </table:table-cell>
          <table:table-cell office:value-type="float" office:value="4742424722">
            <text:p>4742424722</text:p>
          </table:table-cell>
          <table:table-cell office:value-type="float" office:value="204762">
            <text:p>204762</text:p>
          </table:table-cell>
          <table:table-cell office:value-type="float" office:value="214002">
            <text:p>214002</text:p>
          </table:table-cell>
          <table:table-cell office:value-type="float" office:value="168236">
            <text:p>168236</text:p>
          </table:table-cell>
          <table:table-cell office:value-type="float" office:value="4620744">
            <text:p>4620744</text:p>
          </table:table-cell>
          <table:table-cell office:value-type="float" office:value="275092">
            <text:p>275092</text:p>
          </table:table-cell>
          <table:table-cell office:value-type="float" office:value="229152">
            <text:p>229152</text:p>
          </table:table-cell>
          <table:table-cell office:value-type="float" office:value="9251266515">
            <text:p>9251266515</text:p>
          </table:table-cell>
          <table:table-cell office:value-type="float" office:value="201622">
            <text:p>201622</text:p>
          </table:table-cell>
          <table:table-cell office:value-type="float" office:value="196244">
            <text:p>196244</text:p>
          </table:table-cell>
          <table:table-cell office:value-type="float" office:value="198849">
            <text:p>198849</text:p>
          </table:table-cell>
          <table:table-cell office:value-type="float" office:value="3700568">
            <text:p>3700568</text:p>
          </table:table-cell>
          <table:table-cell office:value-type="float" office:value="354671">
            <text:p>354671</text:p>
          </table:table-cell>
          <table:table-cell office:value-type="float" office:value="256610">
            <text:p>256610</text:p>
          </table:table-cell>
        </table:table-row>
        <table:table-row table:style-name="ro1">
          <table:table-cell office:value-type="float" office:value="3019395322">
            <text:p>3019395322</text:p>
          </table:table-cell>
          <table:table-cell office:value-type="float" office:value="193662">
            <text:p>193662</text:p>
          </table:table-cell>
          <table:table-cell office:value-type="float" office:value="152024">
            <text:p>152024</text:p>
          </table:table-cell>
          <table:table-cell office:value-type="float" office:value="161612">
            <text:p>161612</text:p>
          </table:table-cell>
          <table:table-cell office:value-type="float" office:value="5177388">
            <text:p>5177388</text:p>
          </table:table-cell>
          <table:table-cell office:value-type="float" office:value="976973">
            <text:p>976973</text:p>
          </table:table-cell>
          <table:table-cell office:value-type="float" office:value="236566">
            <text:p>236566</text:p>
          </table:table-cell>
          <table:table-cell office:value-type="float" office:value="4007892783">
            <text:p>4007892783</text:p>
          </table:table-cell>
          <table:table-cell office:value-type="float" office:value="205156">
            <text:p>205156</text:p>
          </table:table-cell>
          <table:table-cell office:value-type="float" office:value="174790">
            <text:p>174790</text:p>
          </table:table-cell>
          <table:table-cell office:value-type="float" office:value="161098">
            <text:p>161098</text:p>
          </table:table-cell>
          <table:table-cell office:value-type="float" office:value="13630958">
            <text:p>13630958</text:p>
          </table:table-cell>
          <table:table-cell office:value-type="float" office:value="320703">
            <text:p>320703</text:p>
          </table:table-cell>
          <table:table-cell office:value-type="float" office:value="246766">
            <text:p>246766</text:p>
          </table:table-cell>
          <table:table-cell office:value-type="float" office:value="4352361891">
            <text:p>4352361891</text:p>
          </table:table-cell>
          <table:table-cell office:value-type="float" office:value="201012">
            <text:p>201012</text:p>
          </table:table-cell>
          <table:table-cell office:value-type="float" office:value="171066">
            <text:p>171066</text:p>
          </table:table-cell>
          <table:table-cell office:value-type="float" office:value="207512">
            <text:p>207512</text:p>
          </table:table-cell>
          <table:table-cell office:value-type="float" office:value="49221430">
            <text:p>49221430</text:p>
          </table:table-cell>
          <table:table-cell office:value-type="float" office:value="274458">
            <text:p>274458</text:p>
          </table:table-cell>
          <table:table-cell office:value-type="float" office:value="282595">
            <text:p>282595</text:p>
          </table:table-cell>
        </table:table-row>
        <table:table-row table:style-name="ro1">
          <table:table-cell office:value-type="float" office:value="2806399658">
            <text:p>2806399658</text:p>
          </table:table-cell>
          <table:table-cell office:value-type="float" office:value="191014">
            <text:p>191014</text:p>
          </table:table-cell>
          <table:table-cell office:value-type="float" office:value="156520">
            <text:p>156520</text:p>
          </table:table-cell>
          <table:table-cell office:value-type="float" office:value="154490">
            <text:p>154490</text:p>
          </table:table-cell>
          <table:table-cell office:value-type="float" office:value="1078332">
            <text:p>1078332</text:p>
          </table:table-cell>
          <table:table-cell office:value-type="float" office:value="280784">
            <text:p>280784</text:p>
          </table:table-cell>
          <table:table-cell office:value-type="float" office:value="235378">
            <text:p>235378</text:p>
          </table:table-cell>
          <table:table-cell office:value-type="float" office:value="3307294078">
            <text:p>3307294078</text:p>
          </table:table-cell>
          <table:table-cell office:value-type="float" office:value="203950">
            <text:p>203950</text:p>
          </table:table-cell>
          <table:table-cell office:value-type="float" office:value="272458">
            <text:p>272458</text:p>
          </table:table-cell>
          <table:table-cell office:value-type="float" office:value="165580">
            <text:p>165580</text:p>
          </table:table-cell>
          <table:table-cell office:value-type="float" office:value="19185687">
            <text:p>19185687</text:p>
          </table:table-cell>
          <table:table-cell office:value-type="float" office:value="279944">
            <text:p>279944</text:p>
          </table:table-cell>
          <table:table-cell office:value-type="float" office:value="237352">
            <text:p>237352</text:p>
          </table:table-cell>
          <table:table-cell office:value-type="float" office:value="4683738917">
            <text:p>4683738917</text:p>
          </table:table-cell>
          <table:table-cell office:value-type="float" office:value="235227">
            <text:p>235227</text:p>
          </table:table-cell>
          <table:table-cell office:value-type="float" office:value="226748">
            <text:p>226748</text:p>
          </table:table-cell>
          <table:table-cell office:value-type="float" office:value="167512">
            <text:p>167512</text:p>
          </table:table-cell>
          <table:table-cell office:value-type="float" office:value="1250706">
            <text:p>1250706</text:p>
          </table:table-cell>
          <table:table-cell office:value-type="float" office:value="300229">
            <text:p>300229</text:p>
          </table:table-cell>
          <table:table-cell office:value-type="float" office:value="244294">
            <text:p>244294</text:p>
          </table:table-cell>
        </table:table-row>
        <table:table-row table:style-name="ro1">
          <table:table-cell office:value-type="float" office:value="6885317087">
            <text:p>6885317087</text:p>
          </table:table-cell>
          <table:table-cell office:value-type="float" office:value="194990">
            <text:p>194990</text:p>
          </table:table-cell>
          <table:table-cell office:value-type="float" office:value="158502">
            <text:p>158502</text:p>
          </table:table-cell>
          <table:table-cell office:value-type="float" office:value="151466">
            <text:p>151466</text:p>
          </table:table-cell>
          <table:table-cell office:value-type="float" office:value="21497211">
            <text:p>21497211</text:p>
          </table:table-cell>
          <table:table-cell office:value-type="float" office:value="284930">
            <text:p>284930</text:p>
          </table:table-cell>
          <table:table-cell office:value-type="float" office:value="273511">
            <text:p>273511</text:p>
          </table:table-cell>
          <table:table-cell office:value-type="float" office:value="6536694571">
            <text:p>6536694571</text:p>
          </table:table-cell>
          <table:table-cell office:value-type="float" office:value="205866">
            <text:p>205866</text:p>
          </table:table-cell>
          <table:table-cell office:value-type="float" office:value="173226">
            <text:p>173226</text:p>
          </table:table-cell>
          <table:table-cell office:value-type="float" office:value="221000">
            <text:p>221000</text:p>
          </table:table-cell>
          <table:table-cell office:value-type="float" office:value="86502108">
            <text:p>86502108</text:p>
          </table:table-cell>
          <table:table-cell office:value-type="float" office:value="285280">
            <text:p>285280</text:p>
          </table:table-cell>
          <table:table-cell office:value-type="float" office:value="262440">
            <text:p>262440</text:p>
          </table:table-cell>
          <table:table-cell office:value-type="float" office:value="3082521695">
            <text:p>3082521695</text:p>
          </table:table-cell>
          <table:table-cell office:value-type="float" office:value="202454">
            <text:p>202454</text:p>
          </table:table-cell>
          <table:table-cell office:value-type="float" office:value="177892">
            <text:p>177892</text:p>
          </table:table-cell>
          <table:table-cell office:value-type="float" office:value="160422">
            <text:p>160422</text:p>
          </table:table-cell>
          <table:table-cell office:value-type="float" office:value="761830">
            <text:p>761830</text:p>
          </table:table-cell>
          <table:table-cell office:value-type="float" office:value="291906">
            <text:p>291906</text:p>
          </table:table-cell>
          <table:table-cell office:value-type="float" office:value="233906">
            <text:p>233906</text:p>
          </table:table-cell>
        </table:table-row>
        <table:table-row table:style-name="ro1">
          <table:table-cell office:value-type="float" office:value="4211883938">
            <text:p>4211883938</text:p>
          </table:table-cell>
          <table:table-cell office:value-type="float" office:value="240152">
            <text:p>240152</text:p>
          </table:table-cell>
          <table:table-cell office:value-type="float" office:value="264140">
            <text:p>264140</text:p>
          </table:table-cell>
          <table:table-cell office:value-type="float" office:value="242265">
            <text:p>242265</text:p>
          </table:table-cell>
          <table:table-cell office:value-type="float" office:value="394813">
            <text:p>394813</text:p>
          </table:table-cell>
          <table:table-cell office:value-type="float" office:value="276520">
            <text:p>276520</text:p>
          </table:table-cell>
          <table:table-cell office:value-type="float" office:value="226256">
            <text:p>226256</text:p>
          </table:table-cell>
          <table:table-cell office:value-type="float" office:value="8603419457">
            <text:p>8603419457</text:p>
          </table:table-cell>
          <table:table-cell office:value-type="float" office:value="205652">
            <text:p>205652</text:p>
          </table:table-cell>
          <table:table-cell office:value-type="float" office:value="268564">
            <text:p>268564</text:p>
          </table:table-cell>
          <table:table-cell office:value-type="float" office:value="162450">
            <text:p>162450</text:p>
          </table:table-cell>
          <table:table-cell office:value-type="float" office:value="466932">
            <text:p>466932</text:p>
          </table:table-cell>
          <table:table-cell office:value-type="float" office:value="1283694">
            <text:p>1283694</text:p>
          </table:table-cell>
          <table:table-cell office:value-type="float" office:value="244398">
            <text:p>244398</text:p>
          </table:table-cell>
          <table:table-cell office:value-type="float" office:value="1830087405">
            <text:p>1830087405</text:p>
          </table:table-cell>
          <table:table-cell office:value-type="float" office:value="202584">
            <text:p>202584</text:p>
          </table:table-cell>
          <table:table-cell office:value-type="float" office:value="184608">
            <text:p>184608</text:p>
          </table:table-cell>
          <table:table-cell office:value-type="float" office:value="163260">
            <text:p>163260</text:p>
          </table:table-cell>
          <table:table-cell office:value-type="float" office:value="3670158">
            <text:p>3670158</text:p>
          </table:table-cell>
          <table:table-cell office:value-type="float" office:value="311654">
            <text:p>311654</text:p>
          </table:table-cell>
          <table:table-cell office:value-type="float" office:value="233966">
            <text:p>233966</text:p>
          </table:table-cell>
        </table:table-row>
        <table:table-row table:style-name="ro1">
          <table:table-cell office:value-type="float" office:value="9106035472">
            <text:p>9106035472</text:p>
          </table:table-cell>
          <table:table-cell office:value-type="float" office:value="194038">
            <text:p>194038</text:p>
          </table:table-cell>
          <table:table-cell office:value-type="float" office:value="157480">
            <text:p>157480</text:p>
          </table:table-cell>
          <table:table-cell office:value-type="float" office:value="163666">
            <text:p>163666</text:p>
          </table:table-cell>
          <table:table-cell office:value-type="float" office:value="32910080">
            <text:p>32910080</text:p>
          </table:table-cell>
          <table:table-cell office:value-type="float" office:value="283548">
            <text:p>283548</text:p>
          </table:table-cell>
          <table:table-cell office:value-type="float" office:value="280958">
            <text:p>280958</text:p>
          </table:table-cell>
          <table:table-cell office:value-type="float" office:value="499689474">
            <text:p>499689474</text:p>
          </table:table-cell>
          <table:table-cell office:value-type="float" office:value="279746">
            <text:p>279746</text:p>
          </table:table-cell>
          <table:table-cell office:value-type="float" office:value="237847">
            <text:p>237847</text:p>
          </table:table-cell>
          <table:table-cell office:value-type="float" office:value="258692">
            <text:p>258692</text:p>
          </table:table-cell>
          <table:table-cell office:value-type="float" office:value="11974090">
            <text:p>11974090</text:p>
          </table:table-cell>
          <table:table-cell office:value-type="float" office:value="282464">
            <text:p>282464</text:p>
          </table:table-cell>
          <table:table-cell office:value-type="float" office:value="238146">
            <text:p>238146</text:p>
          </table:table-cell>
          <table:table-cell office:value-type="float" office:value="3766738783">
            <text:p>3766738783</text:p>
          </table:table-cell>
          <table:table-cell office:value-type="float" office:value="204798">
            <text:p>204798</text:p>
          </table:table-cell>
          <table:table-cell office:value-type="float" office:value="267587">
            <text:p>267587</text:p>
          </table:table-cell>
          <table:table-cell office:value-type="float" office:value="168614">
            <text:p>168614</text:p>
          </table:table-cell>
          <table:table-cell office:value-type="float" office:value="16396300">
            <text:p>16396300</text:p>
          </table:table-cell>
          <table:table-cell office:value-type="float" office:value="299396">
            <text:p>299396</text:p>
          </table:table-cell>
          <table:table-cell office:value-type="float" office:value="349422">
            <text:p>349422</text:p>
          </table:table-cell>
        </table:table-row>
        <table:table-row table:style-name="ro1">
          <table:table-cell office:value-type="float" office:value="10084345420">
            <text:p>10084345420</text:p>
          </table:table-cell>
          <table:table-cell office:value-type="float" office:value="218486">
            <text:p>218486</text:p>
          </table:table-cell>
          <table:table-cell office:value-type="float" office:value="154874">
            <text:p>154874</text:p>
          </table:table-cell>
          <table:table-cell office:value-type="float" office:value="180642">
            <text:p>180642</text:p>
          </table:table-cell>
          <table:table-cell office:value-type="float" office:value="4276110">
            <text:p>4276110</text:p>
          </table:table-cell>
          <table:table-cell office:value-type="float" office:value="479783">
            <text:p>479783</text:p>
          </table:table-cell>
          <table:table-cell office:value-type="float" office:value="235830">
            <text:p>235830</text:p>
          </table:table-cell>
          <table:table-cell office:value-type="float" office:value="5815032578">
            <text:p>5815032578</text:p>
          </table:table-cell>
          <table:table-cell office:value-type="float" office:value="236821">
            <text:p>236821</text:p>
          </table:table-cell>
          <table:table-cell office:value-type="float" office:value="175886">
            <text:p>175886</text:p>
          </table:table-cell>
          <table:table-cell office:value-type="float" office:value="183848">
            <text:p>183848</text:p>
          </table:table-cell>
          <table:table-cell office:value-type="float" office:value="10503612">
            <text:p>10503612</text:p>
          </table:table-cell>
          <table:table-cell office:value-type="float" office:value="296782">
            <text:p>296782</text:p>
          </table:table-cell>
          <table:table-cell office:value-type="float" office:value="244002">
            <text:p>244002</text:p>
          </table:table-cell>
          <table:table-cell office:value-type="float" office:value="3365273949">
            <text:p>3365273949</text:p>
          </table:table-cell>
          <table:table-cell office:value-type="float" office:value="228522">
            <text:p>228522</text:p>
          </table:table-cell>
          <table:table-cell office:value-type="float" office:value="179981">
            <text:p>179981</text:p>
          </table:table-cell>
          <table:table-cell office:value-type="float" office:value="172738">
            <text:p>172738</text:p>
          </table:table-cell>
          <table:table-cell office:value-type="float" office:value="21169382">
            <text:p>21169382</text:p>
          </table:table-cell>
          <table:table-cell office:value-type="float" office:value="277142">
            <text:p>277142</text:p>
          </table:table-cell>
          <table:table-cell office:value-type="float" office:value="220954">
            <text:p>220954</text:p>
          </table:table-cell>
        </table:table-row>
        <table:table-row table:style-name="ro1">
          <table:table-cell office:value-type="float" office:value="16189276631">
            <text:p>16189276631</text:p>
          </table:table-cell>
          <table:table-cell office:value-type="float" office:value="357654">
            <text:p>357654</text:p>
          </table:table-cell>
          <table:table-cell office:value-type="float" office:value="188902">
            <text:p>188902</text:p>
          </table:table-cell>
          <table:table-cell office:value-type="float" office:value="184782">
            <text:p>184782</text:p>
          </table:table-cell>
          <table:table-cell office:value-type="float" office:value="54137447">
            <text:p>54137447</text:p>
          </table:table-cell>
          <table:table-cell office:value-type="float" office:value="289260">
            <text:p>289260</text:p>
          </table:table-cell>
          <table:table-cell office:value-type="float" office:value="238782">
            <text:p>238782</text:p>
          </table:table-cell>
          <table:table-cell office:value-type="float" office:value="9521167338">
            <text:p>9521167338</text:p>
          </table:table-cell>
          <table:table-cell office:value-type="float" office:value="206238">
            <text:p>206238</text:p>
          </table:table-cell>
          <table:table-cell office:value-type="float" office:value="180556">
            <text:p>180556</text:p>
          </table:table-cell>
          <table:table-cell office:value-type="float" office:value="163448">
            <text:p>163448</text:p>
          </table:table-cell>
          <table:table-cell office:value-type="float" office:value="262108">
            <text:p>262108</text:p>
          </table:table-cell>
          <table:table-cell office:value-type="float" office:value="276036">
            <text:p>276036</text:p>
          </table:table-cell>
          <table:table-cell office:value-type="float" office:value="250546">
            <text:p>250546</text:p>
          </table:table-cell>
          <table:table-cell office:value-type="float" office:value="2556955315">
            <text:p>2556955315</text:p>
          </table:table-cell>
          <table:table-cell office:value-type="float" office:value="376824">
            <text:p>376824</text:p>
          </table:table-cell>
          <table:table-cell office:value-type="float" office:value="351386">
            <text:p>351386</text:p>
          </table:table-cell>
          <table:table-cell office:value-type="float" office:value="214751">
            <text:p>214751</text:p>
          </table:table-cell>
          <table:table-cell office:value-type="float" office:value="2294105">
            <text:p>2294105</text:p>
          </table:table-cell>
          <table:table-cell office:value-type="float" office:value="373371">
            <text:p>373371</text:p>
          </table:table-cell>
          <table:table-cell office:value-type="float" office:value="309560">
            <text:p>309560</text:p>
          </table:table-cell>
        </table:table-row>
        <table:table-row table:style-name="ro1">
          <table:table-cell office:value-type="float" office:value="21267226199">
            <text:p>21267226199</text:p>
          </table:table-cell>
          <table:table-cell office:value-type="float" office:value="245867">
            <text:p>245867</text:p>
          </table:table-cell>
          <table:table-cell office:value-type="float" office:value="198501">
            <text:p>198501</text:p>
          </table:table-cell>
          <table:table-cell office:value-type="float" office:value="159078">
            <text:p>159078</text:p>
          </table:table-cell>
          <table:table-cell office:value-type="float" office:value="8868769">
            <text:p>8868769</text:p>
          </table:table-cell>
          <table:table-cell office:value-type="float" office:value="526469">
            <text:p>526469</text:p>
          </table:table-cell>
          <table:table-cell office:value-type="float" office:value="238308">
            <text:p>238308</text:p>
          </table:table-cell>
          <table:table-cell office:value-type="float" office:value="9041518907">
            <text:p>9041518907</text:p>
          </table:table-cell>
          <table:table-cell office:value-type="float" office:value="228986">
            <text:p>228986</text:p>
          </table:table-cell>
          <table:table-cell office:value-type="float" office:value="368756">
            <text:p>368756</text:p>
          </table:table-cell>
          <table:table-cell office:value-type="float" office:value="278229">
            <text:p>278229</text:p>
          </table:table-cell>
          <table:table-cell office:value-type="float" office:value="3566035">
            <text:p>3566035</text:p>
          </table:table-cell>
          <table:table-cell office:value-type="float" office:value="389000">
            <text:p>389000</text:p>
          </table:table-cell>
          <table:table-cell office:value-type="float" office:value="241258">
            <text:p>241258</text:p>
          </table:table-cell>
          <table:table-cell office:value-type="float" office:value="19614388117">
            <text:p>19614388117</text:p>
          </table:table-cell>
          <table:table-cell office:value-type="float" office:value="232944">
            <text:p>232944</text:p>
          </table:table-cell>
          <table:table-cell office:value-type="float" office:value="191431">
            <text:p>191431</text:p>
          </table:table-cell>
          <table:table-cell office:value-type="float" office:value="163256">
            <text:p>163256</text:p>
          </table:table-cell>
          <table:table-cell office:value-type="float" office:value="257900">
            <text:p>257900</text:p>
          </table:table-cell>
          <table:table-cell office:value-type="float" office:value="304949">
            <text:p>304949</text:p>
          </table:table-cell>
          <table:table-cell office:value-type="float" office:value="286977">
            <text:p>286977</text:p>
          </table:table-cell>
        </table:table-row>
        <table:table-row table:style-name="ro1">
          <table:table-cell office:value-type="float" office:value="6433847375">
            <text:p>6433847375</text:p>
          </table:table-cell>
          <table:table-cell office:value-type="float" office:value="395252">
            <text:p>395252</text:p>
          </table:table-cell>
          <table:table-cell office:value-type="float" office:value="266220">
            <text:p>266220</text:p>
          </table:table-cell>
          <table:table-cell office:value-type="float" office:value="182276">
            <text:p>182276</text:p>
          </table:table-cell>
          <table:table-cell office:value-type="float" office:value="31631554">
            <text:p>31631554</text:p>
          </table:table-cell>
          <table:table-cell office:value-type="float" office:value="524766">
            <text:p>524766</text:p>
          </table:table-cell>
          <table:table-cell office:value-type="float" office:value="281635">
            <text:p>281635</text:p>
          </table:table-cell>
          <table:table-cell office:value-type="float" office:value="3619392787">
            <text:p>3619392787</text:p>
          </table:table-cell>
          <table:table-cell office:value-type="float" office:value="212312">
            <text:p>212312</text:p>
          </table:table-cell>
          <table:table-cell office:value-type="float" office:value="168324">
            <text:p>168324</text:p>
          </table:table-cell>
          <table:table-cell office:value-type="float" office:value="164998">
            <text:p>164998</text:p>
          </table:table-cell>
          <table:table-cell office:value-type="float" office:value="17918881">
            <text:p>17918881</text:p>
          </table:table-cell>
          <table:table-cell office:value-type="float" office:value="290492">
            <text:p>290492</text:p>
          </table:table-cell>
          <table:table-cell office:value-type="float" office:value="673152">
            <text:p>673152</text:p>
          </table:table-cell>
          <table:table-cell office:value-type="float" office:value="1858780547">
            <text:p>1858780547</text:p>
          </table:table-cell>
          <table:table-cell office:value-type="float" office:value="205306">
            <text:p>205306</text:p>
          </table:table-cell>
          <table:table-cell office:value-type="float" office:value="884008">
            <text:p>884008</text:p>
          </table:table-cell>
          <table:table-cell office:value-type="float" office:value="161764">
            <text:p>161764</text:p>
          </table:table-cell>
          <table:table-cell office:value-type="float" office:value="524960">
            <text:p>524960</text:p>
          </table:table-cell>
          <table:table-cell office:value-type="float" office:value="275356">
            <text:p>275356</text:p>
          </table:table-cell>
          <table:table-cell office:value-type="float" office:value="238126">
            <text:p>238126</text:p>
          </table:table-cell>
        </table:table-row>
        <table:table-row table:style-name="ro1">
          <table:table-cell office:value-type="float" office:value="5467796954">
            <text:p>5467796954</text:p>
          </table:table-cell>
          <table:table-cell office:value-type="float" office:value="240344">
            <text:p>240344</text:p>
          </table:table-cell>
          <table:table-cell office:value-type="float" office:value="191596">
            <text:p>191596</text:p>
          </table:table-cell>
          <table:table-cell office:value-type="float" office:value="190292">
            <text:p>190292</text:p>
          </table:table-cell>
          <table:table-cell office:value-type="float" office:value="90752213">
            <text:p>90752213</text:p>
          </table:table-cell>
          <table:table-cell office:value-type="float" office:value="454121">
            <text:p>454121</text:p>
          </table:table-cell>
          <table:table-cell office:value-type="float" office:value="318525">
            <text:p>318525</text:p>
          </table:table-cell>
          <table:table-cell office:value-type="float" office:value="5056059351">
            <text:p>5056059351</text:p>
          </table:table-cell>
          <table:table-cell office:value-type="float" office:value="1239110">
            <text:p>1239110</text:p>
          </table:table-cell>
          <table:table-cell office:value-type="float" office:value="1779663">
            <text:p>1779663</text:p>
          </table:table-cell>
          <table:table-cell office:value-type="float" office:value="562553">
            <text:p>562553</text:p>
          </table:table-cell>
          <table:table-cell office:value-type="float" office:value="8242945">
            <text:p>8242945</text:p>
          </table:table-cell>
          <table:table-cell office:value-type="float" office:value="330565">
            <text:p>330565</text:p>
          </table:table-cell>
          <table:table-cell office:value-type="float" office:value="287177">
            <text:p>287177</text:p>
          </table:table-cell>
          <table:table-cell office:value-type="float" office:value="2853550198">
            <text:p>2853550198</text:p>
          </table:table-cell>
          <table:table-cell office:value-type="float" office:value="200990">
            <text:p>200990</text:p>
          </table:table-cell>
          <table:table-cell office:value-type="float" office:value="187311">
            <text:p>187311</text:p>
          </table:table-cell>
          <table:table-cell office:value-type="float" office:value="212014">
            <text:p>212014</text:p>
          </table:table-cell>
          <table:table-cell office:value-type="float" office:value="20850342">
            <text:p>20850342</text:p>
          </table:table-cell>
          <table:table-cell office:value-type="float" office:value="354825">
            <text:p>354825</text:p>
          </table:table-cell>
          <table:table-cell office:value-type="float" office:value="327565">
            <text:p>327565</text:p>
          </table:table-cell>
        </table:table-row>
        <table:table-row table:style-name="ro1">
          <table:table-cell office:value-type="float" office:value="5675784587">
            <text:p>5675784587</text:p>
          </table:table-cell>
          <table:table-cell office:value-type="float" office:value="195570">
            <text:p>195570</text:p>
          </table:table-cell>
          <table:table-cell office:value-type="float" office:value="154758">
            <text:p>154758</text:p>
          </table:table-cell>
          <table:table-cell office:value-type="float" office:value="188891">
            <text:p>188891</text:p>
          </table:table-cell>
          <table:table-cell office:value-type="float" office:value="53915473">
            <text:p>53915473</text:p>
          </table:table-cell>
          <table:table-cell office:value-type="float" office:value="279496">
            <text:p>279496</text:p>
          </table:table-cell>
          <table:table-cell office:value-type="float" office:value="259769">
            <text:p>259769</text:p>
          </table:table-cell>
          <table:table-cell office:value-type="float" office:value="8803592708">
            <text:p>8803592708</text:p>
          </table:table-cell>
          <table:table-cell office:value-type="float" office:value="218050">
            <text:p>218050</text:p>
          </table:table-cell>
          <table:table-cell office:value-type="float" office:value="180022">
            <text:p>180022</text:p>
          </table:table-cell>
          <table:table-cell office:value-type="float" office:value="165988">
            <text:p>165988</text:p>
          </table:table-cell>
          <table:table-cell office:value-type="float" office:value="5388689">
            <text:p>5388689</text:p>
          </table:table-cell>
          <table:table-cell office:value-type="float" office:value="316277">
            <text:p>316277</text:p>
          </table:table-cell>
          <table:table-cell office:value-type="float" office:value="305140">
            <text:p>305140</text:p>
          </table:table-cell>
          <table:table-cell office:value-type="float" office:value="4840400717">
            <text:p>4840400717</text:p>
          </table:table-cell>
          <table:table-cell office:value-type="float" office:value="278662">
            <text:p>278662</text:p>
          </table:table-cell>
          <table:table-cell office:value-type="float" office:value="254922">
            <text:p>254922</text:p>
          </table:table-cell>
          <table:table-cell office:value-type="float" office:value="166384">
            <text:p>166384</text:p>
          </table:table-cell>
          <table:table-cell office:value-type="float" office:value="1768420">
            <text:p>1768420</text:p>
          </table:table-cell>
          <table:table-cell office:value-type="float" office:value="286858">
            <text:p>286858</text:p>
          </table:table-cell>
          <table:table-cell office:value-type="float" office:value="238948">
            <text:p>238948</text:p>
          </table:table-cell>
        </table:table-row>
        <table:table-row table:style-name="ro1">
          <table:table-cell office:value-type="float" office:value="6543411480">
            <text:p>6543411480</text:p>
          </table:table-cell>
          <table:table-cell office:value-type="float" office:value="254783">
            <text:p>254783</text:p>
          </table:table-cell>
          <table:table-cell office:value-type="float" office:value="153838">
            <text:p>153838</text:p>
          </table:table-cell>
          <table:table-cell office:value-type="float" office:value="200916">
            <text:p>200916</text:p>
          </table:table-cell>
          <table:table-cell office:value-type="float" office:value="2117838">
            <text:p>2117838</text:p>
          </table:table-cell>
          <table:table-cell office:value-type="float" office:value="265302">
            <text:p>265302</text:p>
          </table:table-cell>
          <table:table-cell office:value-type="float" office:value="360391">
            <text:p>360391</text:p>
          </table:table-cell>
          <table:table-cell office:value-type="float" office:value="4136665362">
            <text:p>4136665362</text:p>
          </table:table-cell>
          <table:table-cell office:value-type="float" office:value="337979">
            <text:p>337979</text:p>
          </table:table-cell>
          <table:table-cell office:value-type="float" office:value="172210">
            <text:p>172210</text:p>
          </table:table-cell>
          <table:table-cell office:value-type="float" office:value="163414">
            <text:p>163414</text:p>
          </table:table-cell>
          <table:table-cell office:value-type="float" office:value="16217273">
            <text:p>16217273</text:p>
          </table:table-cell>
          <table:table-cell office:value-type="float" office:value="322996">
            <text:p>322996</text:p>
          </table:table-cell>
          <table:table-cell office:value-type="float" office:value="408204">
            <text:p>408204</text:p>
          </table:table-cell>
          <table:table-cell office:value-type="float" office:value="21384430706">
            <text:p>21384430706</text:p>
          </table:table-cell>
          <table:table-cell office:value-type="float" office:value="248923">
            <text:p>248923</text:p>
          </table:table-cell>
          <table:table-cell office:value-type="float" office:value="167158">
            <text:p>167158</text:p>
          </table:table-cell>
          <table:table-cell office:value-type="float" office:value="271086">
            <text:p>271086</text:p>
          </table:table-cell>
          <table:table-cell office:value-type="float" office:value="284092">
            <text:p>284092</text:p>
          </table:table-cell>
          <table:table-cell office:value-type="float" office:value="304968">
            <text:p>304968</text:p>
          </table:table-cell>
          <table:table-cell office:value-type="float" office:value="301015">
            <text:p>301015</text:p>
          </table:table-cell>
        </table:table-row>
        <table:table-row table:style-name="ro1">
          <table:table-cell office:value-type="float" office:value="4810352488">
            <text:p>4810352488</text:p>
          </table:table-cell>
          <table:table-cell office:value-type="float" office:value="260850">
            <text:p>260850</text:p>
          </table:table-cell>
          <table:table-cell office:value-type="float" office:value="174501">
            <text:p>174501</text:p>
          </table:table-cell>
          <table:table-cell office:value-type="float" office:value="186820">
            <text:p>186820</text:p>
          </table:table-cell>
          <table:table-cell office:value-type="float" office:value="8604549">
            <text:p>8604549</text:p>
          </table:table-cell>
          <table:table-cell office:value-type="float" office:value="314449">
            <text:p>314449</text:p>
          </table:table-cell>
          <table:table-cell office:value-type="float" office:value="363924">
            <text:p>363924</text:p>
          </table:table-cell>
          <table:table-cell office:value-type="float" office:value="5064743438">
            <text:p>5064743438</text:p>
          </table:table-cell>
          <table:table-cell office:value-type="float" office:value="206904">
            <text:p>206904</text:p>
          </table:table-cell>
          <table:table-cell office:value-type="float" office:value="281501">
            <text:p>281501</text:p>
          </table:table-cell>
          <table:table-cell office:value-type="float" office:value="169622">
            <text:p>169622</text:p>
          </table:table-cell>
          <table:table-cell office:value-type="float" office:value="6577478">
            <text:p>6577478</text:p>
          </table:table-cell>
          <table:table-cell office:value-type="float" office:value="284020">
            <text:p>284020</text:p>
          </table:table-cell>
          <table:table-cell office:value-type="float" office:value="229600">
            <text:p>229600</text:p>
          </table:table-cell>
          <table:table-cell office:value-type="float" office:value="31393915896">
            <text:p>31393915896</text:p>
          </table:table-cell>
          <table:table-cell office:value-type="float" office:value="327611">
            <text:p>327611</text:p>
          </table:table-cell>
          <table:table-cell office:value-type="float" office:value="239309">
            <text:p>239309</text:p>
          </table:table-cell>
          <table:table-cell office:value-type="float" office:value="171624">
            <text:p>171624</text:p>
          </table:table-cell>
          <table:table-cell office:value-type="float" office:value="32548786">
            <text:p>32548786</text:p>
          </table:table-cell>
          <table:table-cell office:value-type="float" office:value="284438">
            <text:p>284438</text:p>
          </table:table-cell>
          <table:table-cell office:value-type="float" office:value="236164">
            <text:p>236164</text:p>
          </table:table-cell>
        </table:table-row>
        <table:table-row table:style-name="ro1">
          <table:table-cell office:value-type="float" office:value="10084821593">
            <text:p>10084821593</text:p>
          </table:table-cell>
          <table:table-cell office:value-type="float" office:value="334492">
            <text:p>334492</text:p>
          </table:table-cell>
          <table:table-cell office:value-type="float" office:value="287704">
            <text:p>287704</text:p>
          </table:table-cell>
          <table:table-cell office:value-type="float" office:value="150734">
            <text:p>150734</text:p>
          </table:table-cell>
          <table:table-cell office:value-type="float" office:value="4666523">
            <text:p>4666523</text:p>
          </table:table-cell>
          <table:table-cell office:value-type="float" office:value="439488">
            <text:p>439488</text:p>
          </table:table-cell>
          <table:table-cell office:value-type="float" office:value="224804">
            <text:p>224804</text:p>
          </table:table-cell>
          <table:table-cell office:value-type="float" office:value="2165755816">
            <text:p>2165755816</text:p>
          </table:table-cell>
          <table:table-cell office:value-type="float" office:value="206574">
            <text:p>206574</text:p>
          </table:table-cell>
          <table:table-cell office:value-type="float" office:value="189556">
            <text:p>189556</text:p>
          </table:table-cell>
          <table:table-cell office:value-type="float" office:value="164218">
            <text:p>164218</text:p>
          </table:table-cell>
          <table:table-cell office:value-type="float" office:value="16582739">
            <text:p>16582739</text:p>
          </table:table-cell>
          <table:table-cell office:value-type="float" office:value="435230">
            <text:p>435230</text:p>
          </table:table-cell>
          <table:table-cell office:value-type="float" office:value="236490">
            <text:p>236490</text:p>
          </table:table-cell>
          <table:table-cell office:value-type="float" office:value="2837884136">
            <text:p>2837884136</text:p>
          </table:table-cell>
          <table:table-cell office:value-type="float" office:value="203416">
            <text:p>203416</text:p>
          </table:table-cell>
          <table:table-cell office:value-type="float" office:value="163026">
            <text:p>163026</text:p>
          </table:table-cell>
          <table:table-cell office:value-type="float" office:value="160932">
            <text:p>160932</text:p>
          </table:table-cell>
          <table:table-cell office:value-type="float" office:value="250714">
            <text:p>250714</text:p>
          </table:table-cell>
          <table:table-cell office:value-type="float" office:value="315530">
            <text:p>315530</text:p>
          </table:table-cell>
          <table:table-cell office:value-type="float" office:value="219754">
            <text:p>219754</text:p>
          </table:table-cell>
        </table:table-row>
        <table:table-row table:style-name="ro1">
          <table:table-cell office:value-type="float" office:value="1078434975">
            <text:p>1078434975</text:p>
          </table:table-cell>
          <table:table-cell office:value-type="float" office:value="220271">
            <text:p>220271</text:p>
          </table:table-cell>
          <table:table-cell office:value-type="float" office:value="152852">
            <text:p>152852</text:p>
          </table:table-cell>
          <table:table-cell office:value-type="float" office:value="150260">
            <text:p>150260</text:p>
          </table:table-cell>
          <table:table-cell office:value-type="float" office:value="35862093">
            <text:p>35862093</text:p>
          </table:table-cell>
          <table:table-cell office:value-type="float" office:value="337144">
            <text:p>337144</text:p>
          </table:table-cell>
          <table:table-cell office:value-type="float" office:value="231670">
            <text:p>231670</text:p>
          </table:table-cell>
          <table:table-cell office:value-type="float" office:value="2397913864">
            <text:p>2397913864</text:p>
          </table:table-cell>
          <table:table-cell office:value-type="float" office:value="204596">
            <text:p>204596</text:p>
          </table:table-cell>
          <table:table-cell office:value-type="float" office:value="171774">
            <text:p>171774</text:p>
          </table:table-cell>
          <table:table-cell office:value-type="float" office:value="256388">
            <text:p>256388</text:p>
          </table:table-cell>
          <table:table-cell office:value-type="float" office:value="260112">
            <text:p>260112</text:p>
          </table:table-cell>
          <table:table-cell office:value-type="float" office:value="293048">
            <text:p>293048</text:p>
          </table:table-cell>
          <table:table-cell office:value-type="float" office:value="273020">
            <text:p>273020</text:p>
          </table:table-cell>
          <table:table-cell office:value-type="float" office:value="3287151650">
            <text:p>3287151650</text:p>
          </table:table-cell>
          <table:table-cell office:value-type="float" office:value="342255">
            <text:p>342255</text:p>
          </table:table-cell>
          <table:table-cell office:value-type="float" office:value="169180">
            <text:p>169180</text:p>
          </table:table-cell>
          <table:table-cell office:value-type="float" office:value="156556">
            <text:p>156556</text:p>
          </table:table-cell>
          <table:table-cell office:value-type="float" office:value="30997393">
            <text:p>30997393</text:p>
          </table:table-cell>
          <table:table-cell office:value-type="float" office:value="294674">
            <text:p>294674</text:p>
          </table:table-cell>
          <table:table-cell office:value-type="float" office:value="240872">
            <text:p>240872</text:p>
          </table:table-cell>
        </table:table-row>
        <table:table-row table:style-name="ro1">
          <table:table-cell office:value-type="float" office:value="3463910837">
            <text:p>3463910837</text:p>
          </table:table-cell>
          <table:table-cell office:value-type="float" office:value="211564">
            <text:p>211564</text:p>
          </table:table-cell>
          <table:table-cell office:value-type="float" office:value="150986">
            <text:p>150986</text:p>
          </table:table-cell>
          <table:table-cell office:value-type="float" office:value="162264">
            <text:p>162264</text:p>
          </table:table-cell>
          <table:table-cell office:value-type="float" office:value="507216">
            <text:p>507216</text:p>
          </table:table-cell>
          <table:table-cell office:value-type="float" office:value="380608">
            <text:p>380608</text:p>
          </table:table-cell>
          <table:table-cell office:value-type="float" office:value="217230">
            <text:p>217230</text:p>
          </table:table-cell>
          <table:table-cell office:value-type="float" office:value="1213103101">
            <text:p>1213103101</text:p>
          </table:table-cell>
          <table:table-cell office:value-type="float" office:value="232240">
            <text:p>232240</text:p>
          </table:table-cell>
          <table:table-cell office:value-type="float" office:value="204391">
            <text:p>204391</text:p>
          </table:table-cell>
          <table:table-cell office:value-type="float" office:value="175890">
            <text:p>175890</text:p>
          </table:table-cell>
          <table:table-cell office:value-type="float" office:value="388042">
            <text:p>388042</text:p>
          </table:table-cell>
          <table:table-cell office:value-type="float" office:value="392045">
            <text:p>392045</text:p>
          </table:table-cell>
          <table:table-cell office:value-type="float" office:value="251314">
            <text:p>251314</text:p>
          </table:table-cell>
          <table:table-cell office:value-type="float" office:value="6829158720">
            <text:p>6829158720</text:p>
          </table:table-cell>
          <table:table-cell office:value-type="float" office:value="220162">
            <text:p>220162</text:p>
          </table:table-cell>
          <table:table-cell office:value-type="float" office:value="286114">
            <text:p>286114</text:p>
          </table:table-cell>
          <table:table-cell office:value-type="float" office:value="284952">
            <text:p>284952</text:p>
          </table:table-cell>
          <table:table-cell office:value-type="float" office:value="69433287">
            <text:p>69433287</text:p>
          </table:table-cell>
          <table:table-cell office:value-type="float" office:value="488782">
            <text:p>488782</text:p>
          </table:table-cell>
          <table:table-cell office:value-type="float" office:value="443054">
            <text:p>443054</text:p>
          </table:table-cell>
        </table:table-row>
        <table:table-row table:style-name="ro1">
          <table:table-cell office:value-type="float" office:value="3992851782">
            <text:p>3992851782</text:p>
          </table:table-cell>
          <table:table-cell office:value-type="float" office:value="247517">
            <text:p>247517</text:p>
          </table:table-cell>
          <table:table-cell office:value-type="float" office:value="153380">
            <text:p>153380</text:p>
          </table:table-cell>
          <table:table-cell office:value-type="float" office:value="179010">
            <text:p>179010</text:p>
          </table:table-cell>
          <table:table-cell office:value-type="float" office:value="527223">
            <text:p>527223</text:p>
          </table:table-cell>
          <table:table-cell office:value-type="float" office:value="323429">
            <text:p>323429</text:p>
          </table:table-cell>
          <table:table-cell office:value-type="float" office:value="287142">
            <text:p>287142</text:p>
          </table:table-cell>
          <table:table-cell office:value-type="float" office:value="8537438434">
            <text:p>8537438434</text:p>
          </table:table-cell>
          <table:table-cell office:value-type="float" office:value="207110">
            <text:p>207110</text:p>
          </table:table-cell>
          <table:table-cell office:value-type="float" office:value="167090">
            <text:p>167090</text:p>
          </table:table-cell>
          <table:table-cell office:value-type="float" office:value="190553">
            <text:p>190553</text:p>
          </table:table-cell>
          <table:table-cell office:value-type="float" office:value="20133267">
            <text:p>20133267</text:p>
          </table:table-cell>
          <table:table-cell office:value-type="float" office:value="282830">
            <text:p>282830</text:p>
          </table:table-cell>
          <table:table-cell office:value-type="float" office:value="313042">
            <text:p>313042</text:p>
          </table:table-cell>
          <table:table-cell office:value-type="float" office:value="1732001357">
            <text:p>1732001357</text:p>
          </table:table-cell>
          <table:table-cell office:value-type="float" office:value="206148">
            <text:p>206148</text:p>
          </table:table-cell>
          <table:table-cell office:value-type="float" office:value="211806">
            <text:p>211806</text:p>
          </table:table-cell>
          <table:table-cell office:value-type="float" office:value="165044">
            <text:p>165044</text:p>
          </table:table-cell>
          <table:table-cell office:value-type="float" office:value="5845604">
            <text:p>5845604</text:p>
          </table:table-cell>
          <table:table-cell office:value-type="float" office:value="280900">
            <text:p>280900</text:p>
          </table:table-cell>
          <table:table-cell office:value-type="float" office:value="249036">
            <text:p>249036</text:p>
          </table:table-cell>
        </table:table-row>
        <table:table-row table:style-name="ro1">
          <table:table-cell office:value-type="float" office:value="1430029583">
            <text:p>1430029583</text:p>
          </table:table-cell>
          <table:table-cell office:value-type="float" office:value="194878">
            <text:p>194878</text:p>
          </table:table-cell>
          <table:table-cell office:value-type="float" office:value="154772">
            <text:p>154772</text:p>
          </table:table-cell>
          <table:table-cell office:value-type="float" office:value="157622">
            <text:p>157622</text:p>
          </table:table-cell>
          <table:table-cell office:value-type="float" office:value="20445896">
            <text:p>20445896</text:p>
          </table:table-cell>
          <table:table-cell office:value-type="float" office:value="371171">
            <text:p>371171</text:p>
          </table:table-cell>
          <table:table-cell office:value-type="float" office:value="253302">
            <text:p>253302</text:p>
          </table:table-cell>
          <table:table-cell office:value-type="float" office:value="18346320107">
            <text:p>18346320107</text:p>
          </table:table-cell>
          <table:table-cell office:value-type="float" office:value="231166">
            <text:p>231166</text:p>
          </table:table-cell>
          <table:table-cell office:value-type="float" office:value="177692">
            <text:p>177692</text:p>
          </table:table-cell>
          <table:table-cell office:value-type="float" office:value="168448">
            <text:p>168448</text:p>
          </table:table-cell>
          <table:table-cell office:value-type="float" office:value="6613017">
            <text:p>6613017</text:p>
          </table:table-cell>
          <table:table-cell office:value-type="float" office:value="301206">
            <text:p>301206</text:p>
          </table:table-cell>
          <table:table-cell office:value-type="float" office:value="245862">
            <text:p>245862</text:p>
          </table:table-cell>
          <table:table-cell office:value-type="float" office:value="2476482946">
            <text:p>2476482946</text:p>
          </table:table-cell>
          <table:table-cell office:value-type="float" office:value="207224">
            <text:p>207224</text:p>
          </table:table-cell>
          <table:table-cell office:value-type="float" office:value="164220">
            <text:p>164220</text:p>
          </table:table-cell>
          <table:table-cell office:value-type="float" office:value="166072">
            <text:p>166072</text:p>
          </table:table-cell>
          <table:table-cell office:value-type="float" office:value="41572754">
            <text:p>41572754</text:p>
          </table:table-cell>
          <table:table-cell office:value-type="float" office:value="432658">
            <text:p>432658</text:p>
          </table:table-cell>
          <table:table-cell office:value-type="float" office:value="231040">
            <text:p>231040</text:p>
          </table:table-cell>
        </table:table-row>
        <table:table-row table:style-name="ro1">
          <table:table-cell office:value-type="float" office:value="2758538007">
            <text:p>2758538007</text:p>
          </table:table-cell>
          <table:table-cell office:value-type="float" office:value="193604">
            <text:p>193604</text:p>
          </table:table-cell>
          <table:table-cell office:value-type="float" office:value="172542">
            <text:p>172542</text:p>
          </table:table-cell>
          <table:table-cell office:value-type="float" office:value="235640">
            <text:p>235640</text:p>
          </table:table-cell>
          <table:table-cell office:value-type="float" office:value="19549103">
            <text:p>19549103</text:p>
          </table:table-cell>
          <table:table-cell office:value-type="float" office:value="274540">
            <text:p>274540</text:p>
          </table:table-cell>
          <table:table-cell office:value-type="float" office:value="407404">
            <text:p>407404</text:p>
          </table:table-cell>
          <table:table-cell office:value-type="float" office:value="1814697846">
            <text:p>1814697846</text:p>
          </table:table-cell>
          <table:table-cell office:value-type="float" office:value="204582">
            <text:p>204582</text:p>
          </table:table-cell>
          <table:table-cell office:value-type="float" office:value="166494">
            <text:p>166494</text:p>
          </table:table-cell>
          <table:table-cell office:value-type="float" office:value="173062">
            <text:p>173062</text:p>
          </table:table-cell>
          <table:table-cell office:value-type="float" office:value="7620900">
            <text:p>7620900</text:p>
          </table:table-cell>
          <table:table-cell office:value-type="float" office:value="288590">
            <text:p>288590</text:p>
          </table:table-cell>
          <table:table-cell office:value-type="float" office:value="593408">
            <text:p>593408</text:p>
          </table:table-cell>
          <table:table-cell office:value-type="float" office:value="5195802913">
            <text:p>5195802913</text:p>
          </table:table-cell>
          <table:table-cell office:value-type="float" office:value="320716">
            <text:p>320716</text:p>
          </table:table-cell>
          <table:table-cell office:value-type="float" office:value="187737">
            <text:p>187737</text:p>
          </table:table-cell>
          <table:table-cell office:value-type="float" office:value="159180">
            <text:p>159180</text:p>
          </table:table-cell>
          <table:table-cell office:value-type="float" office:value="30756667">
            <text:p>30756667</text:p>
          </table:table-cell>
          <table:table-cell office:value-type="float" office:value="338716">
            <text:p>338716</text:p>
          </table:table-cell>
          <table:table-cell office:value-type="float" office:value="400826">
            <text:p>400826</text:p>
          </table:table-cell>
        </table:table-row>
        <table:table-row table:style-name="ro1">
          <table:table-cell office:value-type="float" office:value="14654572945">
            <text:p>14654572945</text:p>
          </table:table-cell>
          <table:table-cell office:value-type="float" office:value="195024">
            <text:p>195024</text:p>
          </table:table-cell>
          <table:table-cell office:value-type="float" office:value="160610">
            <text:p>160610</text:p>
          </table:table-cell>
          <table:table-cell office:value-type="float" office:value="155232">
            <text:p>155232</text:p>
          </table:table-cell>
          <table:table-cell office:value-type="float" office:value="118311181">
            <text:p>118311181</text:p>
          </table:table-cell>
          <table:table-cell office:value-type="float" office:value="521265">
            <text:p>521265</text:p>
          </table:table-cell>
          <table:table-cell office:value-type="float" office:value="317379">
            <text:p>317379</text:p>
          </table:table-cell>
          <table:table-cell office:value-type="float" office:value="2641716317">
            <text:p>2641716317</text:p>
          </table:table-cell>
          <table:table-cell office:value-type="float" office:value="204688">
            <text:p>204688</text:p>
          </table:table-cell>
          <table:table-cell office:value-type="float" office:value="166958">
            <text:p>166958</text:p>
          </table:table-cell>
          <table:table-cell office:value-type="float" office:value="214094">
            <text:p>214094</text:p>
          </table:table-cell>
          <table:table-cell office:value-type="float" office:value="39300534">
            <text:p>39300534</text:p>
          </table:table-cell>
          <table:table-cell office:value-type="float" office:value="408746">
            <text:p>408746</text:p>
          </table:table-cell>
          <table:table-cell office:value-type="float" office:value="227046">
            <text:p>227046</text:p>
          </table:table-cell>
          <table:table-cell office:value-type="float" office:value="22406559594">
            <text:p>22406559594</text:p>
          </table:table-cell>
          <table:table-cell office:value-type="float" office:value="262380">
            <text:p>262380</text:p>
          </table:table-cell>
          <table:table-cell office:value-type="float" office:value="273428">
            <text:p>273428</text:p>
          </table:table-cell>
          <table:table-cell office:value-type="float" office:value="161116">
            <text:p>161116</text:p>
          </table:table-cell>
          <table:table-cell office:value-type="float" office:value="110468228">
            <text:p>110468228</text:p>
          </table:table-cell>
          <table:table-cell office:value-type="float" office:value="303960">
            <text:p>303960</text:p>
          </table:table-cell>
          <table:table-cell office:value-type="float" office:value="230436">
            <text:p>230436</text:p>
          </table:table-cell>
        </table:table-row>
        <table:table-row table:style-name="ro1">
          <table:table-cell office:value-type="float" office:value="5517029967">
            <text:p>5517029967</text:p>
          </table:table-cell>
          <table:table-cell office:value-type="float" office:value="204094">
            <text:p>204094</text:p>
          </table:table-cell>
          <table:table-cell office:value-type="float" office:value="150558">
            <text:p>150558</text:p>
          </table:table-cell>
          <table:table-cell office:value-type="float" office:value="174382">
            <text:p>174382</text:p>
          </table:table-cell>
          <table:table-cell office:value-type="float" office:value="41536488">
            <text:p>41536488</text:p>
          </table:table-cell>
          <table:table-cell office:value-type="float" office:value="348021">
            <text:p>348021</text:p>
          </table:table-cell>
          <table:table-cell office:value-type="float" office:value="280640">
            <text:p>280640</text:p>
          </table:table-cell>
          <table:table-cell office:value-type="float" office:value="24727902797">
            <text:p>24727902797</text:p>
          </table:table-cell>
          <table:table-cell office:value-type="float" office:value="205566">
            <text:p>205566</text:p>
          </table:table-cell>
          <table:table-cell office:value-type="float" office:value="171220">
            <text:p>171220</text:p>
          </table:table-cell>
          <table:table-cell office:value-type="float" office:value="170210">
            <text:p>170210</text:p>
          </table:table-cell>
          <table:table-cell office:value-type="float" office:value="253730">
            <text:p>253730</text:p>
          </table:table-cell>
          <table:table-cell office:value-type="float" office:value="295302">
            <text:p>295302</text:p>
          </table:table-cell>
          <table:table-cell office:value-type="float" office:value="247818">
            <text:p>247818</text:p>
          </table:table-cell>
          <table:table-cell office:value-type="float" office:value="9577132097">
            <text:p>9577132097</text:p>
          </table:table-cell>
          <table:table-cell office:value-type="float" office:value="203812">
            <text:p>203812</text:p>
          </table:table-cell>
          <table:table-cell office:value-type="float" office:value="161648">
            <text:p>161648</text:p>
          </table:table-cell>
          <table:table-cell office:value-type="float" office:value="194105">
            <text:p>194105</text:p>
          </table:table-cell>
          <table:table-cell office:value-type="float" office:value="844391">
            <text:p>844391</text:p>
          </table:table-cell>
          <table:table-cell office:value-type="float" office:value="282106">
            <text:p>282106</text:p>
          </table:table-cell>
          <table:table-cell office:value-type="float" office:value="264286">
            <text:p>264286</text:p>
          </table:table-cell>
        </table:table-row>
        <table:table-row table:style-name="ro1">
          <table:table-cell office:value-type="float" office:value="1525294062">
            <text:p>1525294062</text:p>
          </table:table-cell>
          <table:table-cell office:value-type="float" office:value="191282">
            <text:p>191282</text:p>
          </table:table-cell>
          <table:table-cell office:value-type="float" office:value="179314">
            <text:p>179314</text:p>
          </table:table-cell>
          <table:table-cell office:value-type="float" office:value="159868">
            <text:p>159868</text:p>
          </table:table-cell>
          <table:table-cell office:value-type="float" office:value="3877053">
            <text:p>3877053</text:p>
          </table:table-cell>
          <table:table-cell office:value-type="float" office:value="332088">
            <text:p>332088</text:p>
          </table:table-cell>
          <table:table-cell office:value-type="float" office:value="233460">
            <text:p>233460</text:p>
          </table:table-cell>
          <table:table-cell office:value-type="float" office:value="1938298197">
            <text:p>1938298197</text:p>
          </table:table-cell>
          <table:table-cell office:value-type="float" office:value="254505">
            <text:p>254505</text:p>
          </table:table-cell>
          <table:table-cell office:value-type="float" office:value="675412">
            <text:p>675412</text:p>
          </table:table-cell>
          <table:table-cell office:value-type="float" office:value="161930">
            <text:p>161930</text:p>
          </table:table-cell>
          <table:table-cell office:value-type="float" office:value="14287477">
            <text:p>14287477</text:p>
          </table:table-cell>
          <table:table-cell office:value-type="float" office:value="375273">
            <text:p>375273</text:p>
          </table:table-cell>
          <table:table-cell office:value-type="float" office:value="229392">
            <text:p>229392</text:p>
          </table:table-cell>
          <table:table-cell office:value-type="float" office:value="6212844238">
            <text:p>6212844238</text:p>
          </table:table-cell>
          <table:table-cell office:value-type="float" office:value="203208">
            <text:p>203208</text:p>
          </table:table-cell>
          <table:table-cell office:value-type="float" office:value="184129">
            <text:p>184129</text:p>
          </table:table-cell>
          <table:table-cell office:value-type="float" office:value="166824">
            <text:p>166824</text:p>
          </table:table-cell>
          <table:table-cell office:value-type="float" office:value="4258090">
            <text:p>4258090</text:p>
          </table:table-cell>
          <table:table-cell office:value-type="float" office:value="291252">
            <text:p>291252</text:p>
          </table:table-cell>
          <table:table-cell office:value-type="float" office:value="229264">
            <text:p>229264</text:p>
          </table:table-cell>
        </table:table-row>
        <table:table-row table:style-name="ro1">
          <table:table-cell office:value-type="float" office:value="3961213287">
            <text:p>3961213287</text:p>
          </table:table-cell>
          <table:table-cell office:value-type="float" office:value="191890">
            <text:p>191890</text:p>
          </table:table-cell>
          <table:table-cell office:value-type="float" office:value="172652">
            <text:p>172652</text:p>
          </table:table-cell>
          <table:table-cell office:value-type="float" office:value="152246">
            <text:p>152246</text:p>
          </table:table-cell>
          <table:table-cell office:value-type="float" office:value="4767086">
            <text:p>4767086</text:p>
          </table:table-cell>
          <table:table-cell office:value-type="float" office:value="311280">
            <text:p>311280</text:p>
          </table:table-cell>
          <table:table-cell office:value-type="float" office:value="236424">
            <text:p>236424</text:p>
          </table:table-cell>
          <table:table-cell office:value-type="float" office:value="9837235573">
            <text:p>9837235573</text:p>
          </table:table-cell>
          <table:table-cell office:value-type="float" office:value="280664">
            <text:p>280664</text:p>
          </table:table-cell>
          <table:table-cell office:value-type="float" office:value="206907">
            <text:p>206907</text:p>
          </table:table-cell>
          <table:table-cell office:value-type="float" office:value="163924">
            <text:p>163924</text:p>
          </table:table-cell>
          <table:table-cell office:value-type="float" office:value="12670456">
            <text:p>12670456</text:p>
          </table:table-cell>
          <table:table-cell office:value-type="float" office:value="313678">
            <text:p>313678</text:p>
          </table:table-cell>
          <table:table-cell office:value-type="float" office:value="287710">
            <text:p>287710</text:p>
          </table:table-cell>
          <table:table-cell office:value-type="float" office:value="3175116390">
            <text:p>3175116390</text:p>
          </table:table-cell>
          <table:table-cell office:value-type="float" office:value="373619">
            <text:p>373619</text:p>
          </table:table-cell>
          <table:table-cell office:value-type="float" office:value="172414">
            <text:p>172414</text:p>
          </table:table-cell>
          <table:table-cell office:value-type="float" office:value="157902">
            <text:p>157902</text:p>
          </table:table-cell>
          <table:table-cell office:value-type="float" office:value="11729756">
            <text:p>11729756</text:p>
          </table:table-cell>
          <table:table-cell office:value-type="float" office:value="288270">
            <text:p>288270</text:p>
          </table:table-cell>
          <table:table-cell office:value-type="float" office:value="279793">
            <text:p>279793</text:p>
          </table:table-cell>
        </table:table-row>
        <table:table-row table:style-name="ro1">
          <table:table-cell office:value-type="float" office:value="4330065846">
            <text:p>4330065846</text:p>
          </table:table-cell>
          <table:table-cell office:value-type="float" office:value="212226">
            <text:p>212226</text:p>
          </table:table-cell>
          <table:table-cell office:value-type="float" office:value="199227">
            <text:p>199227</text:p>
          </table:table-cell>
          <table:table-cell office:value-type="float" office:value="158652">
            <text:p>158652</text:p>
          </table:table-cell>
          <table:table-cell office:value-type="float" office:value="469132">
            <text:p>469132</text:p>
          </table:table-cell>
          <table:table-cell office:value-type="float" office:value="281198">
            <text:p>281198</text:p>
          </table:table-cell>
          <table:table-cell office:value-type="float" office:value="521876">
            <text:p>521876</text:p>
          </table:table-cell>
          <table:table-cell office:value-type="float" office:value="7048892428">
            <text:p>7048892428</text:p>
          </table:table-cell>
          <table:table-cell office:value-type="float" office:value="273769">
            <text:p>273769</text:p>
          </table:table-cell>
          <table:table-cell office:value-type="float" office:value="239045">
            <text:p>239045</text:p>
          </table:table-cell>
          <table:table-cell office:value-type="float" office:value="163092">
            <text:p>163092</text:p>
          </table:table-cell>
          <table:table-cell office:value-type="float" office:value="28240829">
            <text:p>28240829</text:p>
          </table:table-cell>
          <table:table-cell office:value-type="float" office:value="533870">
            <text:p>533870</text:p>
          </table:table-cell>
          <table:table-cell office:value-type="float" office:value="461104">
            <text:p>461104</text:p>
          </table:table-cell>
          <table:table-cell office:value-type="float" office:value="30290819409">
            <text:p>30290819409</text:p>
          </table:table-cell>
          <table:table-cell office:value-type="float" office:value="227969">
            <text:p>227969</text:p>
          </table:table-cell>
          <table:table-cell office:value-type="float" office:value="189219">
            <text:p>189219</text:p>
          </table:table-cell>
          <table:table-cell office:value-type="float" office:value="157758">
            <text:p>157758</text:p>
          </table:table-cell>
          <table:table-cell office:value-type="float" office:value="11016850">
            <text:p>11016850</text:p>
          </table:table-cell>
          <table:table-cell office:value-type="float" office:value="322898">
            <text:p>322898</text:p>
          </table:table-cell>
          <table:table-cell office:value-type="float" office:value="227548">
            <text:p>227548</text:p>
          </table:table-cell>
        </table:table-row>
        <table:table-row table:style-name="ro1">
          <table:table-cell office:value-type="float" office:value="964697358">
            <text:p>964697358</text:p>
          </table:table-cell>
          <table:table-cell office:value-type="float" office:value="218520">
            <text:p>218520</text:p>
          </table:table-cell>
          <table:table-cell office:value-type="float" office:value="153126">
            <text:p>153126</text:p>
          </table:table-cell>
          <table:table-cell office:value-type="float" office:value="151884">
            <text:p>151884</text:p>
          </table:table-cell>
          <table:table-cell office:value-type="float" office:value="3273544">
            <text:p>3273544</text:p>
          </table:table-cell>
          <table:table-cell office:value-type="float" office:value="269392">
            <text:p>269392</text:p>
          </table:table-cell>
          <table:table-cell office:value-type="float" office:value="376888">
            <text:p>376888</text:p>
          </table:table-cell>
          <table:table-cell office:value-type="float" office:value="1364075780">
            <text:p>1364075780</text:p>
          </table:table-cell>
          <table:table-cell office:value-type="float" office:value="203940">
            <text:p>203940</text:p>
          </table:table-cell>
          <table:table-cell office:value-type="float" office:value="178696">
            <text:p>178696</text:p>
          </table:table-cell>
          <table:table-cell office:value-type="float" office:value="201815">
            <text:p>201815</text:p>
          </table:table-cell>
          <table:table-cell office:value-type="float" office:value="6599672">
            <text:p>6599672</text:p>
          </table:table-cell>
          <table:table-cell office:value-type="float" office:value="285672">
            <text:p>285672</text:p>
          </table:table-cell>
          <table:table-cell office:value-type="float" office:value="233028">
            <text:p>233028</text:p>
          </table:table-cell>
          <table:table-cell office:value-type="float" office:value="1136569537">
            <text:p>1136569537</text:p>
          </table:table-cell>
          <table:table-cell office:value-type="float" office:value="200884">
            <text:p>200884</text:p>
          </table:table-cell>
          <table:table-cell office:value-type="float" office:value="171354">
            <text:p>171354</text:p>
          </table:table-cell>
          <table:table-cell office:value-type="float" office:value="161702">
            <text:p>161702</text:p>
          </table:table-cell>
          <table:table-cell office:value-type="float" office:value="2603070">
            <text:p>2603070</text:p>
          </table:table-cell>
          <table:table-cell office:value-type="float" office:value="275268">
            <text:p>275268</text:p>
          </table:table-cell>
          <table:table-cell office:value-type="float" office:value="318578">
            <text:p>318578</text:p>
          </table:table-cell>
        </table:table-row>
        <table:table-row table:style-name="ro1">
          <table:table-cell office:value-type="float" office:value="5256810084">
            <text:p>5256810084</text:p>
          </table:table-cell>
          <table:table-cell office:value-type="float" office:value="209506">
            <text:p>209506</text:p>
          </table:table-cell>
          <table:table-cell office:value-type="float" office:value="156380">
            <text:p>156380</text:p>
          </table:table-cell>
          <table:table-cell office:value-type="float" office:value="152770">
            <text:p>152770</text:p>
          </table:table-cell>
          <table:table-cell office:value-type="float" office:value="6745578">
            <text:p>6745578</text:p>
          </table:table-cell>
          <table:table-cell office:value-type="float" office:value="272882">
            <text:p>272882</text:p>
          </table:table-cell>
          <table:table-cell office:value-type="float" office:value="314759">
            <text:p>314759</text:p>
          </table:table-cell>
          <table:table-cell office:value-type="float" office:value="3627552498">
            <text:p>3627552498</text:p>
          </table:table-cell>
          <table:table-cell office:value-type="float" office:value="277003">
            <text:p>277003</text:p>
          </table:table-cell>
          <table:table-cell office:value-type="float" office:value="170532">
            <text:p>170532</text:p>
          </table:table-cell>
          <table:table-cell office:value-type="float" office:value="160298">
            <text:p>160298</text:p>
          </table:table-cell>
          <table:table-cell office:value-type="float" office:value="8320124">
            <text:p>8320124</text:p>
          </table:table-cell>
          <table:table-cell office:value-type="float" office:value="421802">
            <text:p>421802</text:p>
          </table:table-cell>
          <table:table-cell office:value-type="float" office:value="310395">
            <text:p>310395</text:p>
          </table:table-cell>
          <table:table-cell office:value-type="float" office:value="9643850752">
            <text:p>9643850752</text:p>
          </table:table-cell>
          <table:table-cell office:value-type="float" office:value="224264">
            <text:p>224264</text:p>
          </table:table-cell>
          <table:table-cell office:value-type="float" office:value="206155">
            <text:p>206155</text:p>
          </table:table-cell>
          <table:table-cell office:value-type="float" office:value="221257">
            <text:p>221257</text:p>
          </table:table-cell>
          <table:table-cell office:value-type="float" office:value="3045477">
            <text:p>3045477</text:p>
          </table:table-cell>
          <table:table-cell office:value-type="float" office:value="370286">
            <text:p>370286</text:p>
          </table:table-cell>
          <table:table-cell office:value-type="float" office:value="244510">
            <text:p>244510</text:p>
          </table:table-cell>
        </table:table-row>
        <table:table-row table:style-name="ro1">
          <table:table-cell office:value-type="float" office:value="4829041082">
            <text:p>4829041082</text:p>
          </table:table-cell>
          <table:table-cell office:value-type="float" office:value="354866">
            <text:p>354866</text:p>
          </table:table-cell>
          <table:table-cell office:value-type="float" office:value="234379">
            <text:p>234379</text:p>
          </table:table-cell>
          <table:table-cell office:value-type="float" office:value="186862">
            <text:p>186862</text:p>
          </table:table-cell>
          <table:table-cell office:value-type="float" office:value="13002015">
            <text:p>13002015</text:p>
          </table:table-cell>
          <table:table-cell office:value-type="float" office:value="710573">
            <text:p>710573</text:p>
          </table:table-cell>
          <table:table-cell office:value-type="float" office:value="414428">
            <text:p>414428</text:p>
          </table:table-cell>
          <table:table-cell office:value-type="float" office:value="4700234560">
            <text:p>4700234560</text:p>
          </table:table-cell>
          <table:table-cell office:value-type="float" office:value="204218">
            <text:p>204218</text:p>
          </table:table-cell>
          <table:table-cell office:value-type="float" office:value="255404">
            <text:p>255404</text:p>
          </table:table-cell>
          <table:table-cell office:value-type="float" office:value="262786">
            <text:p>262786</text:p>
          </table:table-cell>
          <table:table-cell office:value-type="float" office:value="14358464">
            <text:p>14358464</text:p>
          </table:table-cell>
          <table:table-cell office:value-type="float" office:value="411331">
            <text:p>411331</text:p>
          </table:table-cell>
          <table:table-cell office:value-type="float" office:value="231624">
            <text:p>231624</text:p>
          </table:table-cell>
          <table:table-cell office:value-type="float" office:value="2401017631">
            <text:p>2401017631</text:p>
          </table:table-cell>
          <table:table-cell office:value-type="float" office:value="352410">
            <text:p>352410</text:p>
          </table:table-cell>
          <table:table-cell office:value-type="float" office:value="263706">
            <text:p>263706</text:p>
          </table:table-cell>
          <table:table-cell office:value-type="float" office:value="355137">
            <text:p>355137</text:p>
          </table:table-cell>
          <table:table-cell office:value-type="float" office:value="14039439">
            <text:p>14039439</text:p>
          </table:table-cell>
          <table:table-cell office:value-type="float" office:value="369028">
            <text:p>369028</text:p>
          </table:table-cell>
          <table:table-cell office:value-type="float" office:value="438753">
            <text:p>438753</text:p>
          </table:table-cell>
        </table:table-row>
        <table:table-row table:style-name="ro1">
          <table:table-cell office:value-type="float" office:value="9485303707">
            <text:p>9485303707</text:p>
          </table:table-cell>
          <table:table-cell office:value-type="float" office:value="336209">
            <text:p>336209</text:p>
          </table:table-cell>
          <table:table-cell office:value-type="float" office:value="244120">
            <text:p>244120</text:p>
          </table:table-cell>
          <table:table-cell office:value-type="float" office:value="262390">
            <text:p>262390</text:p>
          </table:table-cell>
          <table:table-cell office:value-type="float" office:value="2063532">
            <text:p>2063532</text:p>
          </table:table-cell>
          <table:table-cell office:value-type="float" office:value="292176">
            <text:p>292176</text:p>
          </table:table-cell>
          <table:table-cell office:value-type="float" office:value="294195">
            <text:p>294195</text:p>
          </table:table-cell>
          <table:table-cell office:value-type="float" office:value="8565618251">
            <text:p>8565618251</text:p>
          </table:table-cell>
          <table:table-cell office:value-type="float" office:value="237866">
            <text:p>237866</text:p>
          </table:table-cell>
          <table:table-cell office:value-type="float" office:value="186942">
            <text:p>186942</text:p>
          </table:table-cell>
          <table:table-cell office:value-type="float" office:value="223148">
            <text:p>223148</text:p>
          </table:table-cell>
          <table:table-cell office:value-type="float" office:value="1150230">
            <text:p>1150230</text:p>
          </table:table-cell>
          <table:table-cell office:value-type="float" office:value="533309">
            <text:p>533309</text:p>
          </table:table-cell>
          <table:table-cell office:value-type="float" office:value="247394">
            <text:p>247394</text:p>
          </table:table-cell>
          <table:table-cell office:value-type="float" office:value="1555123280">
            <text:p>1555123280</text:p>
          </table:table-cell>
          <table:table-cell office:value-type="float" office:value="200812">
            <text:p>200812</text:p>
          </table:table-cell>
          <table:table-cell office:value-type="float" office:value="193079">
            <text:p>193079</text:p>
          </table:table-cell>
          <table:table-cell office:value-type="float" office:value="173240">
            <text:p>173240</text:p>
          </table:table-cell>
          <table:table-cell office:value-type="float" office:value="4879860">
            <text:p>4879860</text:p>
          </table:table-cell>
          <table:table-cell office:value-type="float" office:value="400450">
            <text:p>400450</text:p>
          </table:table-cell>
          <table:table-cell office:value-type="float" office:value="247080">
            <text:p>247080</text:p>
          </table:table-cell>
        </table:table-row>
        <table:table-row table:style-name="ro1">
          <table:table-cell office:value-type="float" office:value="30493174226">
            <text:p>30493174226</text:p>
          </table:table-cell>
          <table:table-cell office:value-type="float" office:value="197082">
            <text:p>197082</text:p>
          </table:table-cell>
          <table:table-cell office:value-type="float" office:value="179122">
            <text:p>179122</text:p>
          </table:table-cell>
          <table:table-cell office:value-type="float" office:value="278597">
            <text:p>278597</text:p>
          </table:table-cell>
          <table:table-cell office:value-type="float" office:value="10075598">
            <text:p>10075598</text:p>
          </table:table-cell>
          <table:table-cell office:value-type="float" office:value="321970">
            <text:p>321970</text:p>
          </table:table-cell>
          <table:table-cell office:value-type="float" office:value="244256">
            <text:p>244256</text:p>
          </table:table-cell>
          <table:table-cell office:value-type="float" office:value="2802451088">
            <text:p>2802451088</text:p>
          </table:table-cell>
          <table:table-cell office:value-type="float" office:value="293743">
            <text:p>293743</text:p>
          </table:table-cell>
          <table:table-cell office:value-type="float" office:value="208820">
            <text:p>208820</text:p>
          </table:table-cell>
          <table:table-cell office:value-type="float" office:value="162106">
            <text:p>162106</text:p>
          </table:table-cell>
          <table:table-cell office:value-type="float" office:value="527612">
            <text:p>527612</text:p>
          </table:table-cell>
          <table:table-cell office:value-type="float" office:value="402794">
            <text:p>402794</text:p>
          </table:table-cell>
          <table:table-cell office:value-type="float" office:value="230452">
            <text:p>230452</text:p>
          </table:table-cell>
          <table:table-cell office:value-type="float" office:value="7614219880">
            <text:p>7614219880</text:p>
          </table:table-cell>
          <table:table-cell office:value-type="float" office:value="215314">
            <text:p>215314</text:p>
          </table:table-cell>
          <table:table-cell office:value-type="float" office:value="164310">
            <text:p>164310</text:p>
          </table:table-cell>
          <table:table-cell office:value-type="float" office:value="163172">
            <text:p>163172</text:p>
          </table:table-cell>
          <table:table-cell office:value-type="float" office:value="43822229">
            <text:p>43822229</text:p>
          </table:table-cell>
          <table:table-cell office:value-type="float" office:value="333655">
            <text:p>333655</text:p>
          </table:table-cell>
          <table:table-cell office:value-type="float" office:value="249564">
            <text:p>249564</text:p>
          </table:table-cell>
        </table:table-row>
        <table:table-row table:style-name="ro1">
          <table:table-cell office:value-type="float" office:value="1467385160">
            <text:p>1467385160</text:p>
          </table:table-cell>
          <table:table-cell office:value-type="float" office:value="192128">
            <text:p>192128</text:p>
          </table:table-cell>
          <table:table-cell office:value-type="float" office:value="151208">
            <text:p>151208</text:p>
          </table:table-cell>
          <table:table-cell office:value-type="float" office:value="161492">
            <text:p>161492</text:p>
          </table:table-cell>
          <table:table-cell office:value-type="float" office:value="18123616">
            <text:p>18123616</text:p>
          </table:table-cell>
          <table:table-cell office:value-type="float" office:value="266592">
            <text:p>266592</text:p>
          </table:table-cell>
          <table:table-cell office:value-type="float" office:value="286314">
            <text:p>286314</text:p>
          </table:table-cell>
          <table:table-cell office:value-type="float" office:value="8508575906">
            <text:p>8508575906</text:p>
          </table:table-cell>
          <table:table-cell office:value-type="float" office:value="209946">
            <text:p>209946</text:p>
          </table:table-cell>
          <table:table-cell office:value-type="float" office:value="167468">
            <text:p>167468</text:p>
          </table:table-cell>
          <table:table-cell office:value-type="float" office:value="167870">
            <text:p>167870</text:p>
          </table:table-cell>
          <table:table-cell office:value-type="float" office:value="7849221">
            <text:p>7849221</text:p>
          </table:table-cell>
          <table:table-cell office:value-type="float" office:value="321466">
            <text:p>321466</text:p>
          </table:table-cell>
          <table:table-cell office:value-type="float" office:value="242372">
            <text:p>242372</text:p>
          </table:table-cell>
          <table:table-cell office:value-type="float" office:value="4182179664">
            <text:p>4182179664</text:p>
          </table:table-cell>
          <table:table-cell office:value-type="float" office:value="201836">
            <text:p>201836</text:p>
          </table:table-cell>
          <table:table-cell office:value-type="float" office:value="161778">
            <text:p>161778</text:p>
          </table:table-cell>
          <table:table-cell office:value-type="float" office:value="263835">
            <text:p>263835</text:p>
          </table:table-cell>
          <table:table-cell office:value-type="float" office:value="493726">
            <text:p>493726</text:p>
          </table:table-cell>
          <table:table-cell office:value-type="float" office:value="271368">
            <text:p>271368</text:p>
          </table:table-cell>
          <table:table-cell office:value-type="float" office:value="294146">
            <text:p>294146</text:p>
          </table:table-cell>
        </table:table-row>
        <table:table-row table:style-name="ro1">
          <table:table-cell office:value-type="float" office:value="3914150214">
            <text:p>3914150214</text:p>
          </table:table-cell>
          <table:table-cell office:value-type="float" office:value="214013">
            <text:p>214013</text:p>
          </table:table-cell>
          <table:table-cell office:value-type="float" office:value="164004">
            <text:p>164004</text:p>
          </table:table-cell>
          <table:table-cell office:value-type="float" office:value="166322">
            <text:p>166322</text:p>
          </table:table-cell>
          <table:table-cell office:value-type="float" office:value="11713563">
            <text:p>11713563</text:p>
          </table:table-cell>
          <table:table-cell office:value-type="float" office:value="268994">
            <text:p>268994</text:p>
          </table:table-cell>
          <table:table-cell office:value-type="float" office:value="249456">
            <text:p>249456</text:p>
          </table:table-cell>
          <table:table-cell office:value-type="float" office:value="9942764335">
            <text:p>9942764335</text:p>
          </table:table-cell>
          <table:table-cell office:value-type="float" office:value="213236">
            <text:p>213236</text:p>
          </table:table-cell>
          <table:table-cell office:value-type="float" office:value="272080">
            <text:p>272080</text:p>
          </table:table-cell>
          <table:table-cell office:value-type="float" office:value="211531">
            <text:p>211531</text:p>
          </table:table-cell>
          <table:table-cell office:value-type="float" office:value="10026364">
            <text:p>10026364</text:p>
          </table:table-cell>
          <table:table-cell office:value-type="float" office:value="300120">
            <text:p>300120</text:p>
          </table:table-cell>
          <table:table-cell office:value-type="float" office:value="243562">
            <text:p>243562</text:p>
          </table:table-cell>
          <table:table-cell office:value-type="float" office:value="4281942557">
            <text:p>4281942557</text:p>
          </table:table-cell>
          <table:table-cell office:value-type="float" office:value="203030">
            <text:p>203030</text:p>
          </table:table-cell>
          <table:table-cell office:value-type="float" office:value="163730">
            <text:p>163730</text:p>
          </table:table-cell>
          <table:table-cell office:value-type="float" office:value="212209">
            <text:p>212209</text:p>
          </table:table-cell>
          <table:table-cell office:value-type="float" office:value="273370">
            <text:p>273370</text:p>
          </table:table-cell>
          <table:table-cell office:value-type="float" office:value="258366">
            <text:p>258366</text:p>
          </table:table-cell>
          <table:table-cell office:value-type="float" office:value="327926">
            <text:p>327926</text:p>
          </table:table-cell>
        </table:table-row>
        <table:table-row table:style-name="ro1">
          <table:table-cell office:value-type="float" office:value="6270344063">
            <text:p>6270344063</text:p>
          </table:table-cell>
          <table:table-cell office:value-type="float" office:value="212974">
            <text:p>212974</text:p>
          </table:table-cell>
          <table:table-cell office:value-type="float" office:value="161416">
            <text:p>161416</text:p>
          </table:table-cell>
          <table:table-cell office:value-type="float" office:value="162778">
            <text:p>162778</text:p>
          </table:table-cell>
          <table:table-cell office:value-type="float" office:value="6522312">
            <text:p>6522312</text:p>
          </table:table-cell>
          <table:table-cell office:value-type="float" office:value="277996">
            <text:p>277996</text:p>
          </table:table-cell>
          <table:table-cell office:value-type="float" office:value="218616">
            <text:p>218616</text:p>
          </table:table-cell>
          <table:table-cell office:value-type="float" office:value="10290446338">
            <text:p>10290446338</text:p>
          </table:table-cell>
          <table:table-cell office:value-type="float" office:value="249704">
            <text:p>249704</text:p>
          </table:table-cell>
          <table:table-cell office:value-type="float" office:value="175866">
            <text:p>175866</text:p>
          </table:table-cell>
          <table:table-cell office:value-type="float" office:value="165550">
            <text:p>165550</text:p>
          </table:table-cell>
          <table:table-cell office:value-type="float" office:value="246522">
            <text:p>246522</text:p>
          </table:table-cell>
          <table:table-cell office:value-type="float" office:value="295730">
            <text:p>295730</text:p>
          </table:table-cell>
          <table:table-cell office:value-type="float" office:value="386304">
            <text:p>386304</text:p>
          </table:table-cell>
          <table:table-cell office:value-type="float" office:value="4410459612">
            <text:p>4410459612</text:p>
          </table:table-cell>
          <table:table-cell office:value-type="float" office:value="228138">
            <text:p>228138</text:p>
          </table:table-cell>
          <table:table-cell office:value-type="float" office:value="159628">
            <text:p>159628</text:p>
          </table:table-cell>
          <table:table-cell office:value-type="float" office:value="168496">
            <text:p>168496</text:p>
          </table:table-cell>
          <table:table-cell office:value-type="float" office:value="4988524">
            <text:p>4988524</text:p>
          </table:table-cell>
          <table:table-cell office:value-type="float" office:value="365953">
            <text:p>365953</text:p>
          </table:table-cell>
          <table:table-cell office:value-type="float" office:value="261320">
            <text:p>261320</text:p>
          </table:table-cell>
        </table:table-row>
        <table:table-row table:style-name="ro1">
          <table:table-cell office:value-type="float" office:value="2336904068">
            <text:p>2336904068</text:p>
          </table:table-cell>
          <table:table-cell office:value-type="float" office:value="195278">
            <text:p>195278</text:p>
          </table:table-cell>
          <table:table-cell office:value-type="float" office:value="168868">
            <text:p>168868</text:p>
          </table:table-cell>
          <table:table-cell office:value-type="float" office:value="157374">
            <text:p>157374</text:p>
          </table:table-cell>
          <table:table-cell office:value-type="float" office:value="11687002">
            <text:p>11687002</text:p>
          </table:table-cell>
          <table:table-cell office:value-type="float" office:value="323765">
            <text:p>323765</text:p>
          </table:table-cell>
          <table:table-cell office:value-type="float" office:value="231482">
            <text:p>231482</text:p>
          </table:table-cell>
          <table:table-cell office:value-type="float" office:value="11595243029">
            <text:p>11595243029</text:p>
          </table:table-cell>
          <table:table-cell office:value-type="float" office:value="208512">
            <text:p>208512</text:p>
          </table:table-cell>
          <table:table-cell office:value-type="float" office:value="209623">
            <text:p>209623</text:p>
          </table:table-cell>
          <table:table-cell office:value-type="float" office:value="161390">
            <text:p>161390</text:p>
          </table:table-cell>
          <table:table-cell office:value-type="float" office:value="8580623">
            <text:p>8580623</text:p>
          </table:table-cell>
          <table:table-cell office:value-type="float" office:value="662256">
            <text:p>662256</text:p>
          </table:table-cell>
          <table:table-cell office:value-type="float" office:value="270965">
            <text:p>270965</text:p>
          </table:table-cell>
          <table:table-cell office:value-type="float" office:value="11984062667">
            <text:p>11984062667</text:p>
          </table:table-cell>
          <table:table-cell office:value-type="float" office:value="237711">
            <text:p>237711</text:p>
          </table:table-cell>
          <table:table-cell office:value-type="float" office:value="320012">
            <text:p>320012</text:p>
          </table:table-cell>
          <table:table-cell office:value-type="float" office:value="195430">
            <text:p>195430</text:p>
          </table:table-cell>
          <table:table-cell office:value-type="float" office:value="98510529">
            <text:p>98510529</text:p>
          </table:table-cell>
          <table:table-cell office:value-type="float" office:value="328950">
            <text:p>328950</text:p>
          </table:table-cell>
          <table:table-cell office:value-type="float" office:value="236104">
            <text:p>236104</text:p>
          </table:table-cell>
        </table:table-row>
        <table:table-row table:style-name="ro1">
          <table:table-cell office:value-type="float" office:value="6251854544">
            <text:p>6251854544</text:p>
          </table:table-cell>
          <table:table-cell office:value-type="float" office:value="283311">
            <text:p>283311</text:p>
          </table:table-cell>
          <table:table-cell office:value-type="float" office:value="176275">
            <text:p>176275</text:p>
          </table:table-cell>
          <table:table-cell office:value-type="float" office:value="153196">
            <text:p>153196</text:p>
          </table:table-cell>
          <table:table-cell office:value-type="float" office:value="1087291">
            <text:p>1087291</text:p>
          </table:table-cell>
          <table:table-cell office:value-type="float" office:value="384457">
            <text:p>384457</text:p>
          </table:table-cell>
          <table:table-cell office:value-type="float" office:value="293837">
            <text:p>293837</text:p>
          </table:table-cell>
          <table:table-cell office:value-type="float" office:value="925702076">
            <text:p>925702076</text:p>
          </table:table-cell>
          <table:table-cell office:value-type="float" office:value="241961">
            <text:p>241961</text:p>
          </table:table-cell>
          <table:table-cell office:value-type="float" office:value="273444">
            <text:p>273444</text:p>
          </table:table-cell>
          <table:table-cell office:value-type="float" office:value="164328">
            <text:p>164328</text:p>
          </table:table-cell>
          <table:table-cell office:value-type="float" office:value="9605823">
            <text:p>9605823</text:p>
          </table:table-cell>
          <table:table-cell office:value-type="float" office:value="354448">
            <text:p>354448</text:p>
          </table:table-cell>
          <table:table-cell office:value-type="float" office:value="293268">
            <text:p>293268</text:p>
          </table:table-cell>
          <table:table-cell office:value-type="float" office:value="1591474821">
            <text:p>1591474821</text:p>
          </table:table-cell>
          <table:table-cell office:value-type="float" office:value="204040">
            <text:p>204040</text:p>
          </table:table-cell>
          <table:table-cell office:value-type="float" office:value="253038">
            <text:p>253038</text:p>
          </table:table-cell>
          <table:table-cell office:value-type="float" office:value="162752">
            <text:p>162752</text:p>
          </table:table-cell>
          <table:table-cell office:value-type="float" office:value="6747122">
            <text:p>6747122</text:p>
          </table:table-cell>
          <table:table-cell office:value-type="float" office:value="275102">
            <text:p>275102</text:p>
          </table:table-cell>
          <table:table-cell office:value-type="float" office:value="254144">
            <text:p>254144</text:p>
          </table:table-cell>
        </table:table-row>
        <table:table-row table:style-name="ro1">
          <table:table-cell office:value-type="float" office:value="12581778401">
            <text:p>12581778401</text:p>
          </table:table-cell>
          <table:table-cell office:value-type="float" office:value="276647">
            <text:p>276647</text:p>
          </table:table-cell>
          <table:table-cell office:value-type="float" office:value="197440">
            <text:p>197440</text:p>
          </table:table-cell>
          <table:table-cell office:value-type="float" office:value="155798">
            <text:p>155798</text:p>
          </table:table-cell>
          <table:table-cell office:value-type="float" office:value="6764250">
            <text:p>6764250</text:p>
          </table:table-cell>
          <table:table-cell office:value-type="float" office:value="289380">
            <text:p>289380</text:p>
          </table:table-cell>
          <table:table-cell office:value-type="float" office:value="302322">
            <text:p>302322</text:p>
          </table:table-cell>
          <table:table-cell office:value-type="float" office:value="8360063752">
            <text:p>8360063752</text:p>
          </table:table-cell>
          <table:table-cell office:value-type="float" office:value="249925">
            <text:p>249925</text:p>
          </table:table-cell>
          <table:table-cell office:value-type="float" office:value="255176">
            <text:p>255176</text:p>
          </table:table-cell>
          <table:table-cell office:value-type="float" office:value="211454">
            <text:p>211454</text:p>
          </table:table-cell>
          <table:table-cell office:value-type="float" office:value="12616089">
            <text:p>12616089</text:p>
          </table:table-cell>
          <table:table-cell office:value-type="float" office:value="699248">
            <text:p>699248</text:p>
          </table:table-cell>
          <table:table-cell office:value-type="float" office:value="234780">
            <text:p>234780</text:p>
          </table:table-cell>
          <table:table-cell office:value-type="float" office:value="13893725909">
            <text:p>13893725909</text:p>
          </table:table-cell>
          <table:table-cell office:value-type="float" office:value="225286">
            <text:p>225286</text:p>
          </table:table-cell>
          <table:table-cell office:value-type="float" office:value="166818">
            <text:p>166818</text:p>
          </table:table-cell>
          <table:table-cell office:value-type="float" office:value="163668">
            <text:p>163668</text:p>
          </table:table-cell>
          <table:table-cell office:value-type="float" office:value="580458">
            <text:p>580458</text:p>
          </table:table-cell>
          <table:table-cell office:value-type="float" office:value="278492">
            <text:p>278492</text:p>
          </table:table-cell>
          <table:table-cell office:value-type="float" office:value="278961">
            <text:p>278961</text:p>
          </table:table-cell>
        </table:table-row>
        <table:table-row table:style-name="ro1">
          <table:table-cell office:value-type="float" office:value="4681051821">
            <text:p>4681051821</text:p>
          </table:table-cell>
          <table:table-cell office:value-type="float" office:value="209498">
            <text:p>209498</text:p>
          </table:table-cell>
          <table:table-cell office:value-type="float" office:value="153344">
            <text:p>153344</text:p>
          </table:table-cell>
          <table:table-cell office:value-type="float" office:value="150370">
            <text:p>150370</text:p>
          </table:table-cell>
          <table:table-cell office:value-type="float" office:value="2351736">
            <text:p>2351736</text:p>
          </table:table-cell>
          <table:table-cell office:value-type="float" office:value="280156">
            <text:p>280156</text:p>
          </table:table-cell>
          <table:table-cell office:value-type="float" office:value="270564">
            <text:p>270564</text:p>
          </table:table-cell>
          <table:table-cell office:value-type="float" office:value="4413506827">
            <text:p>4413506827</text:p>
          </table:table-cell>
          <table:table-cell office:value-type="float" office:value="309407">
            <text:p>309407</text:p>
          </table:table-cell>
          <table:table-cell office:value-type="float" office:value="199208">
            <text:p>199208</text:p>
          </table:table-cell>
          <table:table-cell office:value-type="float" office:value="163552">
            <text:p>163552</text:p>
          </table:table-cell>
          <table:table-cell office:value-type="float" office:value="9864389">
            <text:p>9864389</text:p>
          </table:table-cell>
          <table:table-cell office:value-type="float" office:value="313474">
            <text:p>313474</text:p>
          </table:table-cell>
          <table:table-cell office:value-type="float" office:value="269232">
            <text:p>269232</text:p>
          </table:table-cell>
          <table:table-cell office:value-type="float" office:value="2556371110">
            <text:p>2556371110</text:p>
          </table:table-cell>
          <table:table-cell office:value-type="float" office:value="200912">
            <text:p>200912</text:p>
          </table:table-cell>
          <table:table-cell office:value-type="float" office:value="162574">
            <text:p>162574</text:p>
          </table:table-cell>
          <table:table-cell office:value-type="float" office:value="204191">
            <text:p>204191</text:p>
          </table:table-cell>
          <table:table-cell office:value-type="float" office:value="20529669">
            <text:p>20529669</text:p>
          </table:table-cell>
          <table:table-cell office:value-type="float" office:value="271054">
            <text:p>271054</text:p>
          </table:table-cell>
          <table:table-cell office:value-type="float" office:value="320872">
            <text:p>320872</text:p>
          </table:table-cell>
        </table:table-row>
        <table:table-row table:style-name="ro1">
          <table:table-cell office:value-type="float" office:value="5396225159">
            <text:p>5396225159</text:p>
          </table:table-cell>
          <table:table-cell office:value-type="float" office:value="190698">
            <text:p>190698</text:p>
          </table:table-cell>
          <table:table-cell office:value-type="float" office:value="152892">
            <text:p>152892</text:p>
          </table:table-cell>
          <table:table-cell office:value-type="float" office:value="201473">
            <text:p>201473</text:p>
          </table:table-cell>
          <table:table-cell office:value-type="float" office:value="63251863">
            <text:p>63251863</text:p>
          </table:table-cell>
          <table:table-cell office:value-type="float" office:value="280342">
            <text:p>280342</text:p>
          </table:table-cell>
          <table:table-cell office:value-type="float" office:value="225164">
            <text:p>225164</text:p>
          </table:table-cell>
          <table:table-cell office:value-type="float" office:value="26853833841">
            <text:p>26853833841</text:p>
          </table:table-cell>
          <table:table-cell office:value-type="float" office:value="206856">
            <text:p>206856</text:p>
          </table:table-cell>
          <table:table-cell office:value-type="float" office:value="281873">
            <text:p>281873</text:p>
          </table:table-cell>
          <table:table-cell office:value-type="float" office:value="216312">
            <text:p>216312</text:p>
          </table:table-cell>
          <table:table-cell office:value-type="float" office:value="30353116">
            <text:p>30353116</text:p>
          </table:table-cell>
          <table:table-cell office:value-type="float" office:value="280458">
            <text:p>280458</text:p>
          </table:table-cell>
          <table:table-cell office:value-type="float" office:value="229806">
            <text:p>229806</text:p>
          </table:table-cell>
          <table:table-cell office:value-type="float" office:value="846510610">
            <text:p>846510610</text:p>
          </table:table-cell>
          <table:table-cell office:value-type="float" office:value="207402">
            <text:p>207402</text:p>
          </table:table-cell>
          <table:table-cell office:value-type="float" office:value="164134">
            <text:p>164134</text:p>
          </table:table-cell>
          <table:table-cell office:value-type="float" office:value="220911">
            <text:p>220911</text:p>
          </table:table-cell>
          <table:table-cell office:value-type="float" office:value="6741574">
            <text:p>6741574</text:p>
          </table:table-cell>
          <table:table-cell office:value-type="float" office:value="284888">
            <text:p>284888</text:p>
          </table:table-cell>
          <table:table-cell office:value-type="float" office:value="243640">
            <text:p>243640</text:p>
          </table:table-cell>
        </table:table-row>
        <table:table-row table:style-name="ro1">
          <table:table-cell office:value-type="float" office:value="29731826866">
            <text:p>29731826866</text:p>
          </table:table-cell>
          <table:table-cell office:value-type="float" office:value="230334">
            <text:p>230334</text:p>
          </table:table-cell>
          <table:table-cell office:value-type="float" office:value="178049">
            <text:p>178049</text:p>
          </table:table-cell>
          <table:table-cell office:value-type="float" office:value="182363">
            <text:p>182363</text:p>
          </table:table-cell>
          <table:table-cell office:value-type="float" office:value="25800712">
            <text:p>25800712</text:p>
          </table:table-cell>
          <table:table-cell office:value-type="float" office:value="283552">
            <text:p>283552</text:p>
          </table:table-cell>
          <table:table-cell office:value-type="float" office:value="241612">
            <text:p>241612</text:p>
          </table:table-cell>
          <table:table-cell office:value-type="float" office:value="25990772313">
            <text:p>25990772313</text:p>
          </table:table-cell>
          <table:table-cell office:value-type="float" office:value="213268">
            <text:p>213268</text:p>
          </table:table-cell>
          <table:table-cell office:value-type="float" office:value="219961">
            <text:p>219961</text:p>
          </table:table-cell>
          <table:table-cell office:value-type="float" office:value="165452">
            <text:p>165452</text:p>
          </table:table-cell>
          <table:table-cell office:value-type="float" office:value="2189950">
            <text:p>2189950</text:p>
          </table:table-cell>
          <table:table-cell office:value-type="float" office:value="348846">
            <text:p>348846</text:p>
          </table:table-cell>
          <table:table-cell office:value-type="float" office:value="225526">
            <text:p>225526</text:p>
          </table:table-cell>
          <table:table-cell office:value-type="float" office:value="1444432890">
            <text:p>1444432890</text:p>
          </table:table-cell>
          <table:table-cell office:value-type="float" office:value="236738">
            <text:p>236738</text:p>
          </table:table-cell>
          <table:table-cell office:value-type="float" office:value="246048">
            <text:p>246048</text:p>
          </table:table-cell>
          <table:table-cell office:value-type="float" office:value="225733">
            <text:p>225733</text:p>
          </table:table-cell>
          <table:table-cell office:value-type="float" office:value="2724403">
            <text:p>2724403</text:p>
          </table:table-cell>
          <table:table-cell office:value-type="float" office:value="370409">
            <text:p>370409</text:p>
          </table:table-cell>
          <table:table-cell office:value-type="float" office:value="294745">
            <text:p>294745</text:p>
          </table:table-cell>
        </table:table-row>
        <table:table-row table:style-name="ro1">
          <table:table-cell office:value-type="float" office:value="7543454280">
            <text:p>7543454280</text:p>
          </table:table-cell>
          <table:table-cell office:value-type="float" office:value="353331">
            <text:p>353331</text:p>
          </table:table-cell>
          <table:table-cell office:value-type="float" office:value="194304">
            <text:p>194304</text:p>
          </table:table-cell>
          <table:table-cell office:value-type="float" office:value="154448">
            <text:p>154448</text:p>
          </table:table-cell>
          <table:table-cell office:value-type="float" office:value="1201210">
            <text:p>1201210</text:p>
          </table:table-cell>
          <table:table-cell office:value-type="float" office:value="325486">
            <text:p>325486</text:p>
          </table:table-cell>
          <table:table-cell office:value-type="float" office:value="229946">
            <text:p>229946</text:p>
          </table:table-cell>
          <table:table-cell office:value-type="float" office:value="4210883550">
            <text:p>4210883550</text:p>
          </table:table-cell>
          <table:table-cell office:value-type="float" office:value="363068">
            <text:p>363068</text:p>
          </table:table-cell>
          <table:table-cell office:value-type="float" office:value="233755">
            <text:p>233755</text:p>
          </table:table-cell>
          <table:table-cell office:value-type="float" office:value="232713">
            <text:p>232713</text:p>
          </table:table-cell>
          <table:table-cell office:value-type="float" office:value="14918814">
            <text:p>14918814</text:p>
          </table:table-cell>
          <table:table-cell office:value-type="float" office:value="282878">
            <text:p>282878</text:p>
          </table:table-cell>
          <table:table-cell office:value-type="float" office:value="232934">
            <text:p>232934</text:p>
          </table:table-cell>
          <table:table-cell office:value-type="float" office:value="1449484679">
            <text:p>1449484679</text:p>
          </table:table-cell>
          <table:table-cell office:value-type="float" office:value="200436">
            <text:p>200436</text:p>
          </table:table-cell>
          <table:table-cell office:value-type="float" office:value="229060">
            <text:p>229060</text:p>
          </table:table-cell>
          <table:table-cell office:value-type="float" office:value="250404">
            <text:p>250404</text:p>
          </table:table-cell>
          <table:table-cell office:value-type="float" office:value="6910243">
            <text:p>6910243</text:p>
          </table:table-cell>
          <table:table-cell office:value-type="float" office:value="993770">
            <text:p>993770</text:p>
          </table:table-cell>
          <table:table-cell office:value-type="float" office:value="230408">
            <text:p>230408</text:p>
          </table:table-cell>
        </table:table-row>
        <table:table-row table:style-name="ro1">
          <table:table-cell office:value-type="float" office:value="1732462065">
            <text:p>1732462065</text:p>
          </table:table-cell>
          <table:table-cell office:value-type="float" office:value="243419">
            <text:p>243419</text:p>
          </table:table-cell>
          <table:table-cell office:value-type="float" office:value="174014">
            <text:p>174014</text:p>
          </table:table-cell>
          <table:table-cell office:value-type="float" office:value="169034">
            <text:p>169034</text:p>
          </table:table-cell>
          <table:table-cell office:value-type="float" office:value="4431434">
            <text:p>4431434</text:p>
          </table:table-cell>
          <table:table-cell office:value-type="float" office:value="461990">
            <text:p>461990</text:p>
          </table:table-cell>
          <table:table-cell office:value-type="float" office:value="314388">
            <text:p>314388</text:p>
          </table:table-cell>
          <table:table-cell office:value-type="float" office:value="4598833256">
            <text:p>4598833256</text:p>
          </table:table-cell>
          <table:table-cell office:value-type="float" office:value="345086">
            <text:p>345086</text:p>
          </table:table-cell>
          <table:table-cell office:value-type="float" office:value="172918">
            <text:p>172918</text:p>
          </table:table-cell>
          <table:table-cell office:value-type="float" office:value="216497">
            <text:p>216497</text:p>
          </table:table-cell>
          <table:table-cell office:value-type="float" office:value="456272">
            <text:p>456272</text:p>
          </table:table-cell>
          <table:table-cell office:value-type="float" office:value="257918">
            <text:p>257918</text:p>
          </table:table-cell>
          <table:table-cell office:value-type="float" office:value="222588">
            <text:p>222588</text:p>
          </table:table-cell>
          <table:table-cell office:value-type="float" office:value="3762828463">
            <text:p>3762828463</text:p>
          </table:table-cell>
          <table:table-cell office:value-type="float" office:value="207264">
            <text:p>207264</text:p>
          </table:table-cell>
          <table:table-cell office:value-type="float" office:value="163948">
            <text:p>163948</text:p>
          </table:table-cell>
          <table:table-cell office:value-type="float" office:value="158132">
            <text:p>158132</text:p>
          </table:table-cell>
          <table:table-cell office:value-type="float" office:value="1354575">
            <text:p>1354575</text:p>
          </table:table-cell>
          <table:table-cell office:value-type="float" office:value="280612">
            <text:p>280612</text:p>
          </table:table-cell>
          <table:table-cell office:value-type="float" office:value="273473">
            <text:p>273473</text:p>
          </table:table-cell>
        </table:table-row>
        <table:table-row table:style-name="ro1">
          <table:table-cell office:value-type="float" office:value="29803341737">
            <text:p>29803341737</text:p>
          </table:table-cell>
          <table:table-cell office:value-type="float" office:value="193886">
            <text:p>193886</text:p>
          </table:table-cell>
          <table:table-cell office:value-type="float" office:value="181797">
            <text:p>181797</text:p>
          </table:table-cell>
          <table:table-cell office:value-type="float" office:value="150746">
            <text:p>150746</text:p>
          </table:table-cell>
          <table:table-cell office:value-type="float" office:value="57458981">
            <text:p>57458981</text:p>
          </table:table-cell>
          <table:table-cell office:value-type="float" office:value="289504">
            <text:p>289504</text:p>
          </table:table-cell>
          <table:table-cell office:value-type="float" office:value="233662">
            <text:p>233662</text:p>
          </table:table-cell>
          <table:table-cell office:value-type="float" office:value="2851177369">
            <text:p>2851177369</text:p>
          </table:table-cell>
          <table:table-cell office:value-type="float" office:value="288178">
            <text:p>288178</text:p>
          </table:table-cell>
          <table:table-cell office:value-type="float" office:value="166108">
            <text:p>166108</text:p>
          </table:table-cell>
          <table:table-cell office:value-type="float" office:value="175882">
            <text:p>175882</text:p>
          </table:table-cell>
          <table:table-cell office:value-type="float" office:value="9168427">
            <text:p>9168427</text:p>
          </table:table-cell>
          <table:table-cell office:value-type="float" office:value="375938">
            <text:p>375938</text:p>
          </table:table-cell>
          <table:table-cell office:value-type="float" office:value="251062">
            <text:p>251062</text:p>
          </table:table-cell>
          <table:table-cell office:value-type="float" office:value="4014959135">
            <text:p>4014959135</text:p>
          </table:table-cell>
          <table:table-cell office:value-type="float" office:value="206122">
            <text:p>206122</text:p>
          </table:table-cell>
          <table:table-cell office:value-type="float" office:value="204761">
            <text:p>204761</text:p>
          </table:table-cell>
          <table:table-cell office:value-type="float" office:value="164960">
            <text:p>164960</text:p>
          </table:table-cell>
          <table:table-cell office:value-type="float" office:value="151291876">
            <text:p>151291876</text:p>
          </table:table-cell>
          <table:table-cell office:value-type="float" office:value="275976">
            <text:p>275976</text:p>
          </table:table-cell>
          <table:table-cell office:value-type="float" office:value="218810">
            <text:p>218810</text:p>
          </table:table-cell>
        </table:table-row>
        <table:table-row table:style-name="ro1">
          <table:table-cell office:value-type="float" office:value="3001029501">
            <text:p>3001029501</text:p>
          </table:table-cell>
          <table:table-cell office:value-type="float" office:value="197868">
            <text:p>197868</text:p>
          </table:table-cell>
          <table:table-cell office:value-type="float" office:value="160814">
            <text:p>160814</text:p>
          </table:table-cell>
          <table:table-cell office:value-type="float" office:value="149554">
            <text:p>149554</text:p>
          </table:table-cell>
          <table:table-cell office:value-type="float" office:value="26197030">
            <text:p>26197030</text:p>
          </table:table-cell>
          <table:table-cell office:value-type="float" office:value="328081">
            <text:p>328081</text:p>
          </table:table-cell>
          <table:table-cell office:value-type="float" office:value="303664">
            <text:p>303664</text:p>
          </table:table-cell>
          <table:table-cell office:value-type="float" office:value="15750520000">
            <text:p>15750520000</text:p>
          </table:table-cell>
          <table:table-cell office:value-type="float" office:value="291715">
            <text:p>291715</text:p>
          </table:table-cell>
          <table:table-cell office:value-type="float" office:value="167104">
            <text:p>167104</text:p>
          </table:table-cell>
          <table:table-cell office:value-type="float" office:value="161974">
            <text:p>161974</text:p>
          </table:table-cell>
          <table:table-cell office:value-type="float" office:value="37024005">
            <text:p>37024005</text:p>
          </table:table-cell>
          <table:table-cell office:value-type="float" office:value="296416">
            <text:p>296416</text:p>
          </table:table-cell>
          <table:table-cell office:value-type="float" office:value="265242">
            <text:p>265242</text:p>
          </table:table-cell>
          <table:table-cell office:value-type="float" office:value="2426017876">
            <text:p>2426017876</text:p>
          </table:table-cell>
          <table:table-cell office:value-type="float" office:value="241756">
            <text:p>241756</text:p>
          </table:table-cell>
          <table:table-cell office:value-type="float" office:value="166820">
            <text:p>166820</text:p>
          </table:table-cell>
          <table:table-cell office:value-type="float" office:value="211223">
            <text:p>211223</text:p>
          </table:table-cell>
          <table:table-cell office:value-type="float" office:value="19337532">
            <text:p>19337532</text:p>
          </table:table-cell>
          <table:table-cell office:value-type="float" office:value="318180">
            <text:p>318180</text:p>
          </table:table-cell>
          <table:table-cell office:value-type="float" office:value="305463">
            <text:p>305463</text:p>
          </table:table-cell>
        </table:table-row>
        <table:table-row table:style-name="ro1">
          <table:table-cell office:value-type="float" office:value="25608690689">
            <text:p>25608690689</text:p>
          </table:table-cell>
          <table:table-cell office:value-type="float" office:value="199480">
            <text:p>199480</text:p>
          </table:table-cell>
          <table:table-cell office:value-type="float" office:value="154280">
            <text:p>154280</text:p>
          </table:table-cell>
          <table:table-cell office:value-type="float" office:value="151004">
            <text:p>151004</text:p>
          </table:table-cell>
          <table:table-cell office:value-type="float" office:value="60438974">
            <text:p>60438974</text:p>
          </table:table-cell>
          <table:table-cell office:value-type="float" office:value="435901">
            <text:p>435901</text:p>
          </table:table-cell>
          <table:table-cell office:value-type="float" office:value="236816">
            <text:p>236816</text:p>
          </table:table-cell>
          <table:table-cell office:value-type="float" office:value="1475843871">
            <text:p>1475843871</text:p>
          </table:table-cell>
          <table:table-cell office:value-type="float" office:value="314551">
            <text:p>314551</text:p>
          </table:table-cell>
          <table:table-cell office:value-type="float" office:value="168120">
            <text:p>168120</text:p>
          </table:table-cell>
          <table:table-cell office:value-type="float" office:value="162648">
            <text:p>162648</text:p>
          </table:table-cell>
          <table:table-cell office:value-type="float" office:value="5548377">
            <text:p>5548377</text:p>
          </table:table-cell>
          <table:table-cell office:value-type="float" office:value="280564">
            <text:p>280564</text:p>
          </table:table-cell>
          <table:table-cell office:value-type="float" office:value="248814">
            <text:p>248814</text:p>
          </table:table-cell>
          <table:table-cell office:value-type="float" office:value="8073690606">
            <text:p>8073690606</text:p>
          </table:table-cell>
          <table:table-cell office:value-type="float" office:value="202272">
            <text:p>202272</text:p>
          </table:table-cell>
          <table:table-cell office:value-type="float" office:value="162246">
            <text:p>162246</text:p>
          </table:table-cell>
          <table:table-cell office:value-type="float" office:value="216699">
            <text:p>216699</text:p>
          </table:table-cell>
          <table:table-cell office:value-type="float" office:value="30787826">
            <text:p>30787826</text:p>
          </table:table-cell>
          <table:table-cell office:value-type="float" office:value="273192">
            <text:p>273192</text:p>
          </table:table-cell>
          <table:table-cell office:value-type="float" office:value="261744">
            <text:p>261744</text:p>
          </table:table-cell>
        </table:table-row>
        <table:table-row table:style-name="ro1">
          <table:table-cell office:value-type="float" office:value="1740307385">
            <text:p>1740307385</text:p>
          </table:table-cell>
          <table:table-cell office:value-type="float" office:value="197022">
            <text:p>197022</text:p>
          </table:table-cell>
          <table:table-cell office:value-type="float" office:value="174388">
            <text:p>174388</text:p>
          </table:table-cell>
          <table:table-cell office:value-type="float" office:value="184561">
            <text:p>184561</text:p>
          </table:table-cell>
          <table:table-cell office:value-type="float" office:value="27591989">
            <text:p>27591989</text:p>
          </table:table-cell>
          <table:table-cell office:value-type="float" office:value="295088">
            <text:p>295088</text:p>
          </table:table-cell>
          <table:table-cell office:value-type="float" office:value="284308">
            <text:p>284308</text:p>
          </table:table-cell>
          <table:table-cell office:value-type="float" office:value="1161415742">
            <text:p>1161415742</text:p>
          </table:table-cell>
          <table:table-cell office:value-type="float" office:value="226778">
            <text:p>226778</text:p>
          </table:table-cell>
          <table:table-cell office:value-type="float" office:value="169886">
            <text:p>169886</text:p>
          </table:table-cell>
          <table:table-cell office:value-type="float" office:value="172436">
            <text:p>172436</text:p>
          </table:table-cell>
          <table:table-cell office:value-type="float" office:value="13034338">
            <text:p>13034338</text:p>
          </table:table-cell>
          <table:table-cell office:value-type="float" office:value="273596">
            <text:p>273596</text:p>
          </table:table-cell>
          <table:table-cell office:value-type="float" office:value="273269">
            <text:p>273269</text:p>
          </table:table-cell>
          <table:table-cell office:value-type="float" office:value="2848326008">
            <text:p>2848326008</text:p>
          </table:table-cell>
          <table:table-cell office:value-type="float" office:value="205376">
            <text:p>205376</text:p>
          </table:table-cell>
          <table:table-cell office:value-type="float" office:value="224697">
            <text:p>224697</text:p>
          </table:table-cell>
          <table:table-cell office:value-type="float" office:value="173940">
            <text:p>173940</text:p>
          </table:table-cell>
          <table:table-cell office:value-type="float" office:value="9551080">
            <text:p>9551080</text:p>
          </table:table-cell>
          <table:table-cell office:value-type="float" office:value="298494">
            <text:p>298494</text:p>
          </table:table-cell>
          <table:table-cell office:value-type="float" office:value="278735">
            <text:p>278735</text:p>
          </table:table-cell>
        </table:table-row>
        <table:table-row table:style-name="ro1">
          <table:table-cell office:value-type="float" office:value="1768199854">
            <text:p>1768199854</text:p>
          </table:table-cell>
          <table:table-cell office:value-type="float" office:value="296306">
            <text:p>296306</text:p>
          </table:table-cell>
          <table:table-cell office:value-type="float" office:value="201534">
            <text:p>201534</text:p>
          </table:table-cell>
          <table:table-cell office:value-type="float" office:value="189450">
            <text:p>189450</text:p>
          </table:table-cell>
          <table:table-cell office:value-type="float" office:value="17900672">
            <text:p>17900672</text:p>
          </table:table-cell>
          <table:table-cell office:value-type="float" office:value="271324">
            <text:p>271324</text:p>
          </table:table-cell>
          <table:table-cell office:value-type="float" office:value="223794">
            <text:p>223794</text:p>
          </table:table-cell>
          <table:table-cell office:value-type="float" office:value="3548676356">
            <text:p>3548676356</text:p>
          </table:table-cell>
          <table:table-cell office:value-type="float" office:value="270304">
            <text:p>270304</text:p>
          </table:table-cell>
          <table:table-cell office:value-type="float" office:value="168344">
            <text:p>168344</text:p>
          </table:table-cell>
          <table:table-cell office:value-type="float" office:value="160444">
            <text:p>160444</text:p>
          </table:table-cell>
          <table:table-cell office:value-type="float" office:value="50723914">
            <text:p>50723914</text:p>
          </table:table-cell>
          <table:table-cell office:value-type="float" office:value="350523">
            <text:p>350523</text:p>
          </table:table-cell>
          <table:table-cell office:value-type="float" office:value="312071">
            <text:p>312071</text:p>
          </table:table-cell>
          <table:table-cell office:value-type="float" office:value="7459378865">
            <text:p>7459378865</text:p>
          </table:table-cell>
          <table:table-cell office:value-type="float" office:value="203394">
            <text:p>203394</text:p>
          </table:table-cell>
          <table:table-cell office:value-type="float" office:value="165364">
            <text:p>165364</text:p>
          </table:table-cell>
          <table:table-cell office:value-type="float" office:value="163686">
            <text:p>163686</text:p>
          </table:table-cell>
          <table:table-cell office:value-type="float" office:value="19217365">
            <text:p>19217365</text:p>
          </table:table-cell>
          <table:table-cell office:value-type="float" office:value="285392">
            <text:p>285392</text:p>
          </table:table-cell>
          <table:table-cell office:value-type="float" office:value="518802">
            <text:p>518802</text:p>
          </table:table-cell>
        </table:table-row>
        <table:table-row table:style-name="ro1">
          <table:table-cell office:value-type="float" office:value="7920280223">
            <text:p>7920280223</text:p>
          </table:table-cell>
          <table:table-cell office:value-type="float" office:value="195040">
            <text:p>195040</text:p>
          </table:table-cell>
          <table:table-cell office:value-type="float" office:value="155562">
            <text:p>155562</text:p>
          </table:table-cell>
          <table:table-cell office:value-type="float" office:value="152176">
            <text:p>152176</text:p>
          </table:table-cell>
          <table:table-cell office:value-type="float" office:value="4373092">
            <text:p>4373092</text:p>
          </table:table-cell>
          <table:table-cell office:value-type="float" office:value="302009">
            <text:p>302009</text:p>
          </table:table-cell>
          <table:table-cell office:value-type="float" office:value="290706">
            <text:p>290706</text:p>
          </table:table-cell>
          <table:table-cell office:value-type="float" office:value="5254125395">
            <text:p>5254125395</text:p>
          </table:table-cell>
          <table:table-cell office:value-type="float" office:value="268313">
            <text:p>268313</text:p>
          </table:table-cell>
          <table:table-cell office:value-type="float" office:value="183458">
            <text:p>183458</text:p>
          </table:table-cell>
          <table:table-cell office:value-type="float" office:value="218119">
            <text:p>218119</text:p>
          </table:table-cell>
          <table:table-cell office:value-type="float" office:value="11062439">
            <text:p>11062439</text:p>
          </table:table-cell>
          <table:table-cell office:value-type="float" office:value="285992">
            <text:p>285992</text:p>
          </table:table-cell>
          <table:table-cell office:value-type="float" office:value="258887">
            <text:p>258887</text:p>
          </table:table-cell>
          <table:table-cell office:value-type="float" office:value="5423264151">
            <text:p>5423264151</text:p>
          </table:table-cell>
          <table:table-cell office:value-type="float" office:value="291766">
            <text:p>291766</text:p>
          </table:table-cell>
          <table:table-cell office:value-type="float" office:value="202457">
            <text:p>202457</text:p>
          </table:table-cell>
          <table:table-cell office:value-type="float" office:value="467873">
            <text:p>467873</text:p>
          </table:table-cell>
          <table:table-cell office:value-type="float" office:value="449104">
            <text:p>449104</text:p>
          </table:table-cell>
          <table:table-cell office:value-type="float" office:value="271664">
            <text:p>271664</text:p>
          </table:table-cell>
          <table:table-cell office:value-type="float" office:value="232234">
            <text:p>232234</text:p>
          </table:table-cell>
        </table:table-row>
        <table:table-row table:style-name="ro1">
          <table:table-cell office:value-type="float" office:value="12645392896">
            <text:p>12645392896</text:p>
          </table:table-cell>
          <table:table-cell office:value-type="float" office:value="247501">
            <text:p>247501</text:p>
          </table:table-cell>
          <table:table-cell office:value-type="float" office:value="259531">
            <text:p>259531</text:p>
          </table:table-cell>
          <table:table-cell office:value-type="float" office:value="161552">
            <text:p>161552</text:p>
          </table:table-cell>
          <table:table-cell office:value-type="float" office:value="3925204">
            <text:p>3925204</text:p>
          </table:table-cell>
          <table:table-cell office:value-type="float" office:value="297532">
            <text:p>297532</text:p>
          </table:table-cell>
          <table:table-cell office:value-type="float" office:value="258038">
            <text:p>258038</text:p>
          </table:table-cell>
          <table:table-cell office:value-type="float" office:value="1399694931">
            <text:p>1399694931</text:p>
          </table:table-cell>
          <table:table-cell office:value-type="float" office:value="322382">
            <text:p>322382</text:p>
          </table:table-cell>
          <table:table-cell office:value-type="float" office:value="296098">
            <text:p>296098</text:p>
          </table:table-cell>
          <table:table-cell office:value-type="float" office:value="193936">
            <text:p>193936</text:p>
          </table:table-cell>
          <table:table-cell office:value-type="float" office:value="42374003">
            <text:p>42374003</text:p>
          </table:table-cell>
          <table:table-cell office:value-type="float" office:value="623254">
            <text:p>623254</text:p>
          </table:table-cell>
          <table:table-cell office:value-type="float" office:value="311969">
            <text:p>311969</text:p>
          </table:table-cell>
          <table:table-cell office:value-type="float" office:value="4697333261">
            <text:p>4697333261</text:p>
          </table:table-cell>
          <table:table-cell office:value-type="float" office:value="524960">
            <text:p>524960</text:p>
          </table:table-cell>
          <table:table-cell office:value-type="float" office:value="207256">
            <text:p>207256</text:p>
          </table:table-cell>
          <table:table-cell office:value-type="float" office:value="197360">
            <text:p>197360</text:p>
          </table:table-cell>
          <table:table-cell office:value-type="float" office:value="711352">
            <text:p>711352</text:p>
          </table:table-cell>
          <table:table-cell office:value-type="float" office:value="516317">
            <text:p>516317</text:p>
          </table:table-cell>
          <table:table-cell office:value-type="float" office:value="326876">
            <text:p>326876</text:p>
          </table:table-cell>
        </table:table-row>
        <table:table-row table:style-name="ro1">
          <table:table-cell office:value-type="float" office:value="4722823169">
            <text:p>4722823169</text:p>
          </table:table-cell>
          <table:table-cell office:value-type="float" office:value="203206">
            <text:p>203206</text:p>
          </table:table-cell>
          <table:table-cell office:value-type="float" office:value="187848">
            <text:p>187848</text:p>
          </table:table-cell>
          <table:table-cell office:value-type="float" office:value="447483">
            <text:p>447483</text:p>
          </table:table-cell>
          <table:table-cell office:value-type="float" office:value="23219663">
            <text:p>23219663</text:p>
          </table:table-cell>
          <table:table-cell office:value-type="float" office:value="339186">
            <text:p>339186</text:p>
          </table:table-cell>
          <table:table-cell office:value-type="float" office:value="431827">
            <text:p>431827</text:p>
          </table:table-cell>
          <table:table-cell office:value-type="float" office:value="3014144913">
            <text:p>3014144913</text:p>
          </table:table-cell>
          <table:table-cell office:value-type="float" office:value="242856">
            <text:p>242856</text:p>
          </table:table-cell>
          <table:table-cell office:value-type="float" office:value="174714">
            <text:p>174714</text:p>
          </table:table-cell>
          <table:table-cell office:value-type="float" office:value="159584">
            <text:p>159584</text:p>
          </table:table-cell>
          <table:table-cell office:value-type="float" office:value="7906820">
            <text:p>7906820</text:p>
          </table:table-cell>
          <table:table-cell office:value-type="float" office:value="282920">
            <text:p>282920</text:p>
          </table:table-cell>
          <table:table-cell office:value-type="float" office:value="239062">
            <text:p>239062</text:p>
          </table:table-cell>
          <table:table-cell office:value-type="float" office:value="6827452733">
            <text:p>6827452733</text:p>
          </table:table-cell>
          <table:table-cell office:value-type="float" office:value="234432">
            <text:p>234432</text:p>
          </table:table-cell>
          <table:table-cell office:value-type="float" office:value="165924">
            <text:p>165924</text:p>
          </table:table-cell>
          <table:table-cell office:value-type="float" office:value="249456">
            <text:p>249456</text:p>
          </table:table-cell>
          <table:table-cell office:value-type="float" office:value="1878408">
            <text:p>1878408</text:p>
          </table:table-cell>
          <table:table-cell office:value-type="float" office:value="283568">
            <text:p>283568</text:p>
          </table:table-cell>
          <table:table-cell office:value-type="float" office:value="319590">
            <text:p>319590</text:p>
          </table:table-cell>
        </table:table-row>
        <table:table-row table:style-name="ro1">
          <table:table-cell office:value-type="float" office:value="1787971861">
            <text:p>1787971861</text:p>
          </table:table-cell>
          <table:table-cell office:value-type="float" office:value="275429">
            <text:p>275429</text:p>
          </table:table-cell>
          <table:table-cell office:value-type="float" office:value="155160">
            <text:p>155160</text:p>
          </table:table-cell>
          <table:table-cell office:value-type="float" office:value="153824">
            <text:p>153824</text:p>
          </table:table-cell>
          <table:table-cell office:value-type="float" office:value="716603">
            <text:p>716603</text:p>
          </table:table-cell>
          <table:table-cell office:value-type="float" office:value="268344">
            <text:p>268344</text:p>
          </table:table-cell>
          <table:table-cell office:value-type="float" office:value="284804">
            <text:p>284804</text:p>
          </table:table-cell>
          <table:table-cell office:value-type="float" office:value="7865208667">
            <text:p>7865208667</text:p>
          </table:table-cell>
          <table:table-cell office:value-type="float" office:value="231924">
            <text:p>231924</text:p>
          </table:table-cell>
          <table:table-cell office:value-type="float" office:value="208643">
            <text:p>208643</text:p>
          </table:table-cell>
          <table:table-cell office:value-type="float" office:value="400928">
            <text:p>400928</text:p>
          </table:table-cell>
          <table:table-cell office:value-type="float" office:value="4470044">
            <text:p>4470044</text:p>
          </table:table-cell>
          <table:table-cell office:value-type="float" office:value="372115">
            <text:p>372115</text:p>
          </table:table-cell>
          <table:table-cell office:value-type="float" office:value="317207">
            <text:p>317207</text:p>
          </table:table-cell>
          <table:table-cell office:value-type="float" office:value="2300760673">
            <text:p>2300760673</text:p>
          </table:table-cell>
          <table:table-cell office:value-type="float" office:value="206286">
            <text:p>206286</text:p>
          </table:table-cell>
          <table:table-cell office:value-type="float" office:value="205205">
            <text:p>205205</text:p>
          </table:table-cell>
          <table:table-cell office:value-type="float" office:value="185954">
            <text:p>185954</text:p>
          </table:table-cell>
          <table:table-cell office:value-type="float" office:value="7323749">
            <text:p>7323749</text:p>
          </table:table-cell>
          <table:table-cell office:value-type="float" office:value="283676">
            <text:p>283676</text:p>
          </table:table-cell>
          <table:table-cell office:value-type="float" office:value="241734">
            <text:p>241734</text:p>
          </table:table-cell>
        </table:table-row>
        <table:table-row table:style-name="ro1">
          <table:table-cell office:value-type="float" office:value="2060180434">
            <text:p>2060180434</text:p>
          </table:table-cell>
          <table:table-cell office:value-type="float" office:value="226779">
            <text:p>226779</text:p>
          </table:table-cell>
          <table:table-cell office:value-type="float" office:value="154612">
            <text:p>154612</text:p>
          </table:table-cell>
          <table:table-cell office:value-type="float" office:value="168557">
            <text:p>168557</text:p>
          </table:table-cell>
          <table:table-cell office:value-type="float" office:value="12109517">
            <text:p>12109517</text:p>
          </table:table-cell>
          <table:table-cell office:value-type="float" office:value="276794">
            <text:p>276794</text:p>
          </table:table-cell>
          <table:table-cell office:value-type="float" office:value="282030">
            <text:p>282030</text:p>
          </table:table-cell>
          <table:table-cell office:value-type="float" office:value="12810581813">
            <text:p>12810581813</text:p>
          </table:table-cell>
          <table:table-cell office:value-type="float" office:value="280015">
            <text:p>280015</text:p>
          </table:table-cell>
          <table:table-cell office:value-type="float" office:value="334809">
            <text:p>334809</text:p>
          </table:table-cell>
          <table:table-cell office:value-type="float" office:value="261611">
            <text:p>261611</text:p>
          </table:table-cell>
          <table:table-cell office:value-type="float" office:value="47102658">
            <text:p>47102658</text:p>
          </table:table-cell>
          <table:table-cell office:value-type="float" office:value="337512">
            <text:p>337512</text:p>
          </table:table-cell>
          <table:table-cell office:value-type="float" office:value="276354">
            <text:p>276354</text:p>
          </table:table-cell>
          <table:table-cell office:value-type="float" office:value="6944399323">
            <text:p>6944399323</text:p>
          </table:table-cell>
          <table:table-cell office:value-type="float" office:value="239012">
            <text:p>239012</text:p>
          </table:table-cell>
          <table:table-cell office:value-type="float" office:value="165306">
            <text:p>165306</text:p>
          </table:table-cell>
          <table:table-cell office:value-type="float" office:value="174758">
            <text:p>174758</text:p>
          </table:table-cell>
          <table:table-cell office:value-type="float" office:value="16558493">
            <text:p>16558493</text:p>
          </table:table-cell>
          <table:table-cell office:value-type="float" office:value="288818">
            <text:p>288818</text:p>
          </table:table-cell>
          <table:table-cell office:value-type="float" office:value="285162">
            <text:p>285162</text:p>
          </table:table-cell>
        </table:table-row>
        <table:table-row table:style-name="ro1">
          <table:table-cell office:value-type="float" office:value="1259810086">
            <text:p>1259810086</text:p>
          </table:table-cell>
          <table:table-cell office:value-type="float" office:value="319456">
            <text:p>319456</text:p>
          </table:table-cell>
          <table:table-cell office:value-type="float" office:value="308606">
            <text:p>308606</text:p>
          </table:table-cell>
          <table:table-cell office:value-type="float" office:value="172912">
            <text:p>172912</text:p>
          </table:table-cell>
          <table:table-cell office:value-type="float" office:value="2695219">
            <text:p>2695219</text:p>
          </table:table-cell>
          <table:table-cell office:value-type="float" office:value="320641">
            <text:p>320641</text:p>
          </table:table-cell>
          <table:table-cell office:value-type="float" office:value="420519">
            <text:p>420519</text:p>
          </table:table-cell>
          <table:table-cell office:value-type="float" office:value="4329016681">
            <text:p>4329016681</text:p>
          </table:table-cell>
          <table:table-cell office:value-type="float" office:value="226693">
            <text:p>226693</text:p>
          </table:table-cell>
          <table:table-cell office:value-type="float" office:value="197205">
            <text:p>197205</text:p>
          </table:table-cell>
          <table:table-cell office:value-type="float" office:value="168638">
            <text:p>168638</text:p>
          </table:table-cell>
          <table:table-cell office:value-type="float" office:value="4596781">
            <text:p>4596781</text:p>
          </table:table-cell>
          <table:table-cell office:value-type="float" office:value="398288">
            <text:p>398288</text:p>
          </table:table-cell>
          <table:table-cell office:value-type="float" office:value="260616">
            <text:p>260616</text:p>
          </table:table-cell>
          <table:table-cell office:value-type="float" office:value="7126527763">
            <text:p>7126527763</text:p>
          </table:table-cell>
          <table:table-cell office:value-type="float" office:value="250304">
            <text:p>250304</text:p>
          </table:table-cell>
          <table:table-cell office:value-type="float" office:value="287361">
            <text:p>287361</text:p>
          </table:table-cell>
          <table:table-cell office:value-type="float" office:value="169164">
            <text:p>169164</text:p>
          </table:table-cell>
          <table:table-cell office:value-type="float" office:value="488624">
            <text:p>488624</text:p>
          </table:table-cell>
          <table:table-cell office:value-type="float" office:value="500257">
            <text:p>500257</text:p>
          </table:table-cell>
          <table:table-cell office:value-type="float" office:value="424014">
            <text:p>424014</text:p>
          </table:table-cell>
        </table:table-row>
        <table:table-row table:style-name="ro1">
          <table:table-cell office:value-type="float" office:value="9933021738">
            <text:p>9933021738</text:p>
          </table:table-cell>
          <table:table-cell office:value-type="float" office:value="206050">
            <text:p>206050</text:p>
          </table:table-cell>
          <table:table-cell office:value-type="float" office:value="153708">
            <text:p>153708</text:p>
          </table:table-cell>
          <table:table-cell office:value-type="float" office:value="174833">
            <text:p>174833</text:p>
          </table:table-cell>
          <table:table-cell office:value-type="float" office:value="478998">
            <text:p>478998</text:p>
          </table:table-cell>
          <table:table-cell office:value-type="float" office:value="318914">
            <text:p>318914</text:p>
          </table:table-cell>
          <table:table-cell office:value-type="float" office:value="253046">
            <text:p>253046</text:p>
          </table:table-cell>
          <table:table-cell office:value-type="float" office:value="1469558344">
            <text:p>1469558344</text:p>
          </table:table-cell>
          <table:table-cell office:value-type="float" office:value="206280">
            <text:p>206280</text:p>
          </table:table-cell>
          <table:table-cell office:value-type="float" office:value="210422">
            <text:p>210422</text:p>
          </table:table-cell>
          <table:table-cell office:value-type="float" office:value="170490">
            <text:p>170490</text:p>
          </table:table-cell>
          <table:table-cell office:value-type="float" office:value="6667274">
            <text:p>6667274</text:p>
          </table:table-cell>
          <table:table-cell office:value-type="float" office:value="388784">
            <text:p>388784</text:p>
          </table:table-cell>
          <table:table-cell office:value-type="float" office:value="257718">
            <text:p>257718</text:p>
          </table:table-cell>
          <table:table-cell office:value-type="float" office:value="11209233350">
            <text:p>11209233350</text:p>
          </table:table-cell>
          <table:table-cell office:value-type="float" office:value="253997">
            <text:p>253997</text:p>
          </table:table-cell>
          <table:table-cell office:value-type="float" office:value="181951">
            <text:p>181951</text:p>
          </table:table-cell>
          <table:table-cell office:value-type="float" office:value="189293">
            <text:p>189293</text:p>
          </table:table-cell>
          <table:table-cell office:value-type="float" office:value="10342988">
            <text:p>10342988</text:p>
          </table:table-cell>
          <table:table-cell office:value-type="float" office:value="288822">
            <text:p>288822</text:p>
          </table:table-cell>
          <table:table-cell office:value-type="float" office:value="243228">
            <text:p>243228</text:p>
          </table:table-cell>
        </table:table-row>
        <table:table-row table:style-name="ro1">
          <table:table-cell office:value-type="float" office:value="1893285493">
            <text:p>1893285493</text:p>
          </table:table-cell>
          <table:table-cell office:value-type="float" office:value="271596">
            <text:p>271596</text:p>
          </table:table-cell>
          <table:table-cell office:value-type="float" office:value="269437">
            <text:p>269437</text:p>
          </table:table-cell>
          <table:table-cell office:value-type="float" office:value="242543">
            <text:p>242543</text:p>
          </table:table-cell>
          <table:table-cell office:value-type="float" office:value="1624882">
            <text:p>1624882</text:p>
          </table:table-cell>
          <table:table-cell office:value-type="float" office:value="391465">
            <text:p>391465</text:p>
          </table:table-cell>
          <table:table-cell office:value-type="float" office:value="243998">
            <text:p>243998</text:p>
          </table:table-cell>
          <table:table-cell office:value-type="float" office:value="2133549559">
            <text:p>2133549559</text:p>
          </table:table-cell>
          <table:table-cell office:value-type="float" office:value="316013">
            <text:p>316013</text:p>
          </table:table-cell>
          <table:table-cell office:value-type="float" office:value="199775">
            <text:p>199775</text:p>
          </table:table-cell>
          <table:table-cell office:value-type="float" office:value="161028">
            <text:p>161028</text:p>
          </table:table-cell>
          <table:table-cell office:value-type="float" office:value="1780906">
            <text:p>1780906</text:p>
          </table:table-cell>
          <table:table-cell office:value-type="float" office:value="368381">
            <text:p>368381</text:p>
          </table:table-cell>
          <table:table-cell office:value-type="float" office:value="258353">
            <text:p>258353</text:p>
          </table:table-cell>
          <table:table-cell office:value-type="float" office:value="8210740892">
            <text:p>8210740892</text:p>
          </table:table-cell>
          <table:table-cell office:value-type="float" office:value="328037">
            <text:p>328037</text:p>
          </table:table-cell>
          <table:table-cell office:value-type="float" office:value="253167">
            <text:p>253167</text:p>
          </table:table-cell>
          <table:table-cell office:value-type="float" office:value="286263">
            <text:p>286263</text:p>
          </table:table-cell>
          <table:table-cell office:value-type="float" office:value="15453995">
            <text:p>15453995</text:p>
          </table:table-cell>
          <table:table-cell office:value-type="float" office:value="346937">
            <text:p>346937</text:p>
          </table:table-cell>
          <table:table-cell office:value-type="float" office:value="313926">
            <text:p>313926</text:p>
          </table:table-cell>
        </table:table-row>
        <table:table-row table:style-name="ro1">
          <table:table-cell office:value-type="float" office:value="784335386">
            <text:p>784335386</text:p>
          </table:table-cell>
          <table:table-cell office:value-type="float" office:value="191724">
            <text:p>191724</text:p>
          </table:table-cell>
          <table:table-cell office:value-type="float" office:value="151066">
            <text:p>151066</text:p>
          </table:table-cell>
          <table:table-cell office:value-type="float" office:value="180121">
            <text:p>180121</text:p>
          </table:table-cell>
          <table:table-cell office:value-type="float" office:value="19142826">
            <text:p>19142826</text:p>
          </table:table-cell>
          <table:table-cell office:value-type="float" office:value="284646">
            <text:p>284646</text:p>
          </table:table-cell>
          <table:table-cell office:value-type="float" office:value="271692">
            <text:p>271692</text:p>
          </table:table-cell>
          <table:table-cell office:value-type="float" office:value="30766493587">
            <text:p>30766493587</text:p>
          </table:table-cell>
          <table:table-cell office:value-type="float" office:value="244468">
            <text:p>244468</text:p>
          </table:table-cell>
          <table:table-cell office:value-type="float" office:value="168660">
            <text:p>168660</text:p>
          </table:table-cell>
          <table:table-cell office:value-type="float" office:value="162194">
            <text:p>162194</text:p>
          </table:table-cell>
          <table:table-cell office:value-type="float" office:value="5497306">
            <text:p>5497306</text:p>
          </table:table-cell>
          <table:table-cell office:value-type="float" office:value="289412">
            <text:p>289412</text:p>
          </table:table-cell>
          <table:table-cell office:value-type="float" office:value="240658">
            <text:p>240658</text:p>
          </table:table-cell>
          <table:table-cell office:value-type="float" office:value="2255069080">
            <text:p>2255069080</text:p>
          </table:table-cell>
          <table:table-cell office:value-type="float" office:value="203728">
            <text:p>203728</text:p>
          </table:table-cell>
          <table:table-cell office:value-type="float" office:value="201698">
            <text:p>201698</text:p>
          </table:table-cell>
          <table:table-cell office:value-type="float" office:value="160296">
            <text:p>160296</text:p>
          </table:table-cell>
          <table:table-cell office:value-type="float" office:value="2238844">
            <text:p>2238844</text:p>
          </table:table-cell>
          <table:table-cell office:value-type="float" office:value="410692">
            <text:p>410692</text:p>
          </table:table-cell>
          <table:table-cell office:value-type="float" office:value="245846">
            <text:p>245846</text:p>
          </table:table-cell>
        </table:table-row>
        <table:table-row table:style-name="ro1">
          <table:table-cell office:value-type="float" office:value="11760912233">
            <text:p>11760912233</text:p>
          </table:table-cell>
          <table:table-cell office:value-type="float" office:value="239509">
            <text:p>239509</text:p>
          </table:table-cell>
          <table:table-cell office:value-type="float" office:value="152796">
            <text:p>152796</text:p>
          </table:table-cell>
          <table:table-cell office:value-type="float" office:value="160320">
            <text:p>160320</text:p>
          </table:table-cell>
          <table:table-cell office:value-type="float" office:value="1967802">
            <text:p>1967802</text:p>
          </table:table-cell>
          <table:table-cell office:value-type="float" office:value="471336">
            <text:p>471336</text:p>
          </table:table-cell>
          <table:table-cell office:value-type="float" office:value="242158">
            <text:p>242158</text:p>
          </table:table-cell>
          <table:table-cell office:value-type="float" office:value="5191662614">
            <text:p>5191662614</text:p>
          </table:table-cell>
          <table:table-cell office:value-type="float" office:value="356244">
            <text:p>356244</text:p>
          </table:table-cell>
          <table:table-cell office:value-type="float" office:value="334653">
            <text:p>334653</text:p>
          </table:table-cell>
          <table:table-cell office:value-type="float" office:value="179768">
            <text:p>179768</text:p>
          </table:table-cell>
          <table:table-cell office:value-type="float" office:value="24387967">
            <text:p>24387967</text:p>
          </table:table-cell>
          <table:table-cell office:value-type="float" office:value="345663">
            <text:p>345663</text:p>
          </table:table-cell>
          <table:table-cell office:value-type="float" office:value="1877303">
            <text:p>1877303</text:p>
          </table:table-cell>
          <table:table-cell office:value-type="float" office:value="2357411864">
            <text:p>2357411864</text:p>
          </table:table-cell>
          <table:table-cell office:value-type="float" office:value="300572">
            <text:p>300572</text:p>
          </table:table-cell>
          <table:table-cell office:value-type="float" office:value="203590">
            <text:p>203590</text:p>
          </table:table-cell>
          <table:table-cell office:value-type="float" office:value="160204">
            <text:p>160204</text:p>
          </table:table-cell>
          <table:table-cell office:value-type="float" office:value="10408358">
            <text:p>10408358</text:p>
          </table:table-cell>
          <table:table-cell office:value-type="float" office:value="284602">
            <text:p>284602</text:p>
          </table:table-cell>
          <table:table-cell office:value-type="float" office:value="236624">
            <text:p>236624</text:p>
          </table:table-cell>
        </table:table-row>
        <table:table-row table:style-name="ro1">
          <table:table-cell office:value-type="float" office:value="12993019612">
            <text:p>12993019612</text:p>
          </table:table-cell>
          <table:table-cell office:value-type="float" office:value="193742">
            <text:p>193742</text:p>
          </table:table-cell>
          <table:table-cell office:value-type="float" office:value="155302">
            <text:p>155302</text:p>
          </table:table-cell>
          <table:table-cell office:value-type="float" office:value="190468">
            <text:p>190468</text:p>
          </table:table-cell>
          <table:table-cell office:value-type="float" office:value="42208251">
            <text:p>42208251</text:p>
          </table:table-cell>
          <table:table-cell office:value-type="float" office:value="352253">
            <text:p>352253</text:p>
          </table:table-cell>
          <table:table-cell office:value-type="float" office:value="230966">
            <text:p>230966</text:p>
          </table:table-cell>
          <table:table-cell office:value-type="float" office:value="5903707218">
            <text:p>5903707218</text:p>
          </table:table-cell>
          <table:table-cell office:value-type="float" office:value="204390">
            <text:p>204390</text:p>
          </table:table-cell>
          <table:table-cell office:value-type="float" office:value="274737">
            <text:p>274737</text:p>
          </table:table-cell>
          <table:table-cell office:value-type="float" office:value="164368">
            <text:p>164368</text:p>
          </table:table-cell>
          <table:table-cell office:value-type="float" office:value="37639865">
            <text:p>37639865</text:p>
          </table:table-cell>
          <table:table-cell office:value-type="float" office:value="314632">
            <text:p>314632</text:p>
          </table:table-cell>
          <table:table-cell office:value-type="float" office:value="250188">
            <text:p>250188</text:p>
          </table:table-cell>
          <table:table-cell office:value-type="float" office:value="9846942029">
            <text:p>9846942029</text:p>
          </table:table-cell>
          <table:table-cell office:value-type="float" office:value="268727">
            <text:p>268727</text:p>
          </table:table-cell>
          <table:table-cell office:value-type="float" office:value="398439">
            <text:p>398439</text:p>
          </table:table-cell>
          <table:table-cell office:value-type="float" office:value="219941">
            <text:p>219941</text:p>
          </table:table-cell>
          <table:table-cell office:value-type="float" office:value="1198987">
            <text:p>1198987</text:p>
          </table:table-cell>
          <table:table-cell office:value-type="float" office:value="337532">
            <text:p>337532</text:p>
          </table:table-cell>
          <table:table-cell office:value-type="float" office:value="298699">
            <text:p>298699</text:p>
          </table:table-cell>
        </table:table-row>
        <table:table-row table:style-name="ro1">
          <table:table-cell office:value-type="float" office:value="1611334916">
            <text:p>1611334916</text:p>
          </table:table-cell>
          <table:table-cell office:value-type="float" office:value="225678">
            <text:p>225678</text:p>
          </table:table-cell>
          <table:table-cell office:value-type="float" office:value="153470">
            <text:p>153470</text:p>
          </table:table-cell>
          <table:table-cell office:value-type="float" office:value="181116">
            <text:p>181116</text:p>
          </table:table-cell>
          <table:table-cell office:value-type="float" office:value="16971340">
            <text:p>16971340</text:p>
          </table:table-cell>
          <table:table-cell office:value-type="float" office:value="299123">
            <text:p>299123</text:p>
          </table:table-cell>
          <table:table-cell office:value-type="float" office:value="232050">
            <text:p>232050</text:p>
          </table:table-cell>
          <table:table-cell office:value-type="float" office:value="8014587702">
            <text:p>8014587702</text:p>
          </table:table-cell>
          <table:table-cell office:value-type="float" office:value="205294">
            <text:p>205294</text:p>
          </table:table-cell>
          <table:table-cell office:value-type="float" office:value="210896">
            <text:p>210896</text:p>
          </table:table-cell>
          <table:table-cell office:value-type="float" office:value="162598">
            <text:p>162598</text:p>
          </table:table-cell>
          <table:table-cell office:value-type="float" office:value="1863776">
            <text:p>1863776</text:p>
          </table:table-cell>
          <table:table-cell office:value-type="float" office:value="434414">
            <text:p>434414</text:p>
          </table:table-cell>
          <table:table-cell office:value-type="float" office:value="240402">
            <text:p>240402</text:p>
          </table:table-cell>
          <table:table-cell office:value-type="float" office:value="2282580279">
            <text:p>2282580279</text:p>
          </table:table-cell>
          <table:table-cell office:value-type="float" office:value="204324">
            <text:p>204324</text:p>
          </table:table-cell>
          <table:table-cell office:value-type="float" office:value="191335">
            <text:p>191335</text:p>
          </table:table-cell>
          <table:table-cell office:value-type="float" office:value="199033">
            <text:p>199033</text:p>
          </table:table-cell>
          <table:table-cell office:value-type="float" office:value="109139639">
            <text:p>109139639</text:p>
          </table:table-cell>
          <table:table-cell office:value-type="float" office:value="283176">
            <text:p>283176</text:p>
          </table:table-cell>
          <table:table-cell office:value-type="float" office:value="225332">
            <text:p>225332</text:p>
          </table:table-cell>
        </table:table-row>
        <table:table-row table:style-name="ro1">
          <table:table-cell office:value-type="float" office:value="4880442123">
            <text:p>4880442123</text:p>
          </table:table-cell>
          <table:table-cell office:value-type="float" office:value="196408">
            <text:p>196408</text:p>
          </table:table-cell>
          <table:table-cell office:value-type="float" office:value="151268">
            <text:p>151268</text:p>
          </table:table-cell>
          <table:table-cell office:value-type="float" office:value="152420">
            <text:p>152420</text:p>
          </table:table-cell>
          <table:table-cell office:value-type="float" office:value="74970944">
            <text:p>74970944</text:p>
          </table:table-cell>
          <table:table-cell office:value-type="float" office:value="282274">
            <text:p>282274</text:p>
          </table:table-cell>
          <table:table-cell office:value-type="float" office:value="301344">
            <text:p>301344</text:p>
          </table:table-cell>
          <table:table-cell office:value-type="float" office:value="2026028765">
            <text:p>2026028765</text:p>
          </table:table-cell>
          <table:table-cell office:value-type="float" office:value="200896">
            <text:p>200896</text:p>
          </table:table-cell>
          <table:table-cell office:value-type="float" office:value="165038">
            <text:p>165038</text:p>
          </table:table-cell>
          <table:table-cell office:value-type="float" office:value="161606">
            <text:p>161606</text:p>
          </table:table-cell>
          <table:table-cell office:value-type="float" office:value="23062542">
            <text:p>23062542</text:p>
          </table:table-cell>
          <table:table-cell office:value-type="float" office:value="341538">
            <text:p>341538</text:p>
          </table:table-cell>
          <table:table-cell office:value-type="float" office:value="251388">
            <text:p>251388</text:p>
          </table:table-cell>
          <table:table-cell office:value-type="float" office:value="3261002072">
            <text:p>3261002072</text:p>
          </table:table-cell>
          <table:table-cell office:value-type="float" office:value="223330">
            <text:p>223330</text:p>
          </table:table-cell>
          <table:table-cell office:value-type="float" office:value="168298">
            <text:p>168298</text:p>
          </table:table-cell>
          <table:table-cell office:value-type="float" office:value="165566">
            <text:p>165566</text:p>
          </table:table-cell>
          <table:table-cell office:value-type="float" office:value="6777863">
            <text:p>6777863</text:p>
          </table:table-cell>
          <table:table-cell office:value-type="float" office:value="368218">
            <text:p>368218</text:p>
          </table:table-cell>
          <table:table-cell office:value-type="float" office:value="221690">
            <text:p>221690</text:p>
          </table:table-cell>
        </table:table-row>
        <table:table-row table:style-name="ro1">
          <table:table-cell office:value-type="float" office:value="2684566786">
            <text:p>2684566786</text:p>
          </table:table-cell>
          <table:table-cell office:value-type="float" office:value="330660">
            <text:p>330660</text:p>
          </table:table-cell>
          <table:table-cell office:value-type="float" office:value="184996">
            <text:p>184996</text:p>
          </table:table-cell>
          <table:table-cell office:value-type="float" office:value="154138">
            <text:p>154138</text:p>
          </table:table-cell>
          <table:table-cell office:value-type="float" office:value="592861">
            <text:p>592861</text:p>
          </table:table-cell>
          <table:table-cell office:value-type="float" office:value="416155">
            <text:p>416155</text:p>
          </table:table-cell>
          <table:table-cell office:value-type="float" office:value="239140">
            <text:p>239140</text:p>
          </table:table-cell>
          <table:table-cell office:value-type="float" office:value="7136928517">
            <text:p>7136928517</text:p>
          </table:table-cell>
          <table:table-cell office:value-type="float" office:value="208414">
            <text:p>208414</text:p>
          </table:table-cell>
          <table:table-cell office:value-type="float" office:value="166014">
            <text:p>166014</text:p>
          </table:table-cell>
          <table:table-cell office:value-type="float" office:value="189242">
            <text:p>189242</text:p>
          </table:table-cell>
          <table:table-cell office:value-type="float" office:value="2190874">
            <text:p>2190874</text:p>
          </table:table-cell>
          <table:table-cell office:value-type="float" office:value="279962">
            <text:p>279962</text:p>
          </table:table-cell>
          <table:table-cell office:value-type="float" office:value="275544">
            <text:p>275544</text:p>
          </table:table-cell>
          <table:table-cell office:value-type="float" office:value="1918489736">
            <text:p>1918489736</text:p>
          </table:table-cell>
          <table:table-cell office:value-type="float" office:value="323795">
            <text:p>323795</text:p>
          </table:table-cell>
          <table:table-cell office:value-type="float" office:value="271199">
            <text:p>271199</text:p>
          </table:table-cell>
          <table:table-cell office:value-type="float" office:value="166896">
            <text:p>166896</text:p>
          </table:table-cell>
          <table:table-cell office:value-type="float" office:value="6246980">
            <text:p>6246980</text:p>
          </table:table-cell>
          <table:table-cell office:value-type="float" office:value="294492">
            <text:p>294492</text:p>
          </table:table-cell>
          <table:table-cell office:value-type="float" office:value="240330">
            <text:p>240330</text:p>
          </table:table-cell>
        </table:table-row>
        <table:table-row table:style-name="ro1">
          <table:table-cell office:value-type="float" office:value="7740441327">
            <text:p>7740441327</text:p>
          </table:table-cell>
          <table:table-cell office:value-type="float" office:value="350328">
            <text:p>350328</text:p>
          </table:table-cell>
          <table:table-cell office:value-type="float" office:value="195145">
            <text:p>195145</text:p>
          </table:table-cell>
          <table:table-cell office:value-type="float" office:value="195383">
            <text:p>195383</text:p>
          </table:table-cell>
          <table:table-cell office:value-type="float" office:value="72458580">
            <text:p>72458580</text:p>
          </table:table-cell>
          <table:table-cell office:value-type="float" office:value="312271">
            <text:p>312271</text:p>
          </table:table-cell>
          <table:table-cell office:value-type="float" office:value="223690">
            <text:p>223690</text:p>
          </table:table-cell>
          <table:table-cell office:value-type="float" office:value="1894810277">
            <text:p>1894810277</text:p>
          </table:table-cell>
          <table:table-cell office:value-type="float" office:value="201180">
            <text:p>201180</text:p>
          </table:table-cell>
          <table:table-cell office:value-type="float" office:value="284476">
            <text:p>284476</text:p>
          </table:table-cell>
          <table:table-cell office:value-type="float" office:value="168920">
            <text:p>168920</text:p>
          </table:table-cell>
          <table:table-cell office:value-type="float" office:value="249134">
            <text:p>249134</text:p>
          </table:table-cell>
          <table:table-cell office:value-type="float" office:value="373430">
            <text:p>373430</text:p>
          </table:table-cell>
          <table:table-cell office:value-type="float" office:value="239084">
            <text:p>239084</text:p>
          </table:table-cell>
          <table:table-cell office:value-type="float" office:value="4044054205">
            <text:p>4044054205</text:p>
          </table:table-cell>
          <table:table-cell office:value-type="float" office:value="203918">
            <text:p>203918</text:p>
          </table:table-cell>
          <table:table-cell office:value-type="float" office:value="197556">
            <text:p>197556</text:p>
          </table:table-cell>
          <table:table-cell office:value-type="float" office:value="162868">
            <text:p>162868</text:p>
          </table:table-cell>
          <table:table-cell office:value-type="float" office:value="13453446">
            <text:p>13453446</text:p>
          </table:table-cell>
          <table:table-cell office:value-type="float" office:value="275142">
            <text:p>275142</text:p>
          </table:table-cell>
          <table:table-cell office:value-type="float" office:value="260410">
            <text:p>260410</text:p>
          </table:table-cell>
        </table:table-row>
        <table:table-row table:style-name="ro1">
          <table:table-cell office:value-type="float" office:value="19609024145">
            <text:p>19609024145</text:p>
          </table:table-cell>
          <table:table-cell office:value-type="float" office:value="196446">
            <text:p>196446</text:p>
          </table:table-cell>
          <table:table-cell office:value-type="float" office:value="157084">
            <text:p>157084</text:p>
          </table:table-cell>
          <table:table-cell office:value-type="float" office:value="150260">
            <text:p>150260</text:p>
          </table:table-cell>
          <table:table-cell office:value-type="float" office:value="34687254">
            <text:p>34687254</text:p>
          </table:table-cell>
          <table:table-cell office:value-type="float" office:value="273838">
            <text:p>273838</text:p>
          </table:table-cell>
          <table:table-cell office:value-type="float" office:value="384323">
            <text:p>384323</text:p>
          </table:table-cell>
          <table:table-cell office:value-type="float" office:value="8858018724">
            <text:p>8858018724</text:p>
          </table:table-cell>
          <table:table-cell office:value-type="float" office:value="205268">
            <text:p>205268</text:p>
          </table:table-cell>
          <table:table-cell office:value-type="float" office:value="207243">
            <text:p>207243</text:p>
          </table:table-cell>
          <table:table-cell office:value-type="float" office:value="196367">
            <text:p>196367</text:p>
          </table:table-cell>
          <table:table-cell office:value-type="float" office:value="772816">
            <text:p>772816</text:p>
          </table:table-cell>
          <table:table-cell office:value-type="float" office:value="441641">
            <text:p>441641</text:p>
          </table:table-cell>
          <table:table-cell office:value-type="float" office:value="247796">
            <text:p>247796</text:p>
          </table:table-cell>
          <table:table-cell office:value-type="float" office:value="2851364098">
            <text:p>2851364098</text:p>
          </table:table-cell>
          <table:table-cell office:value-type="float" office:value="235074">
            <text:p>235074</text:p>
          </table:table-cell>
          <table:table-cell office:value-type="float" office:value="175658">
            <text:p>175658</text:p>
          </table:table-cell>
          <table:table-cell office:value-type="float" office:value="160800">
            <text:p>160800</text:p>
          </table:table-cell>
          <table:table-cell office:value-type="float" office:value="9266904">
            <text:p>9266904</text:p>
          </table:table-cell>
          <table:table-cell office:value-type="float" office:value="428821">
            <text:p>428821</text:p>
          </table:table-cell>
          <table:table-cell office:value-type="float" office:value="319427">
            <text:p>319427</text:p>
          </table:table-cell>
        </table:table-row>
        <table:table-row table:style-name="ro1">
          <table:table-cell office:value-type="float" office:value="13191207583">
            <text:p>13191207583</text:p>
          </table:table-cell>
          <table:table-cell office:value-type="float" office:value="338592">
            <text:p>338592</text:p>
          </table:table-cell>
          <table:table-cell office:value-type="float" office:value="159664">
            <text:p>159664</text:p>
          </table:table-cell>
          <table:table-cell office:value-type="float" office:value="152222">
            <text:p>152222</text:p>
          </table:table-cell>
          <table:table-cell office:value-type="float" office:value="5486399">
            <text:p>5486399</text:p>
          </table:table-cell>
          <table:table-cell office:value-type="float" office:value="292616">
            <text:p>292616</text:p>
          </table:table-cell>
          <table:table-cell office:value-type="float" office:value="290840">
            <text:p>290840</text:p>
          </table:table-cell>
          <table:table-cell office:value-type="float" office:value="5018113421">
            <text:p>5018113421</text:p>
          </table:table-cell>
          <table:table-cell office:value-type="float" office:value="206508">
            <text:p>206508</text:p>
          </table:table-cell>
          <table:table-cell office:value-type="float" office:value="163570">
            <text:p>163570</text:p>
          </table:table-cell>
          <table:table-cell office:value-type="float" office:value="567278">
            <text:p>567278</text:p>
          </table:table-cell>
          <table:table-cell office:value-type="float" office:value="184859237">
            <text:p>184859237</text:p>
          </table:table-cell>
          <table:table-cell office:value-type="float" office:value="316602">
            <text:p>316602</text:p>
          </table:table-cell>
          <table:table-cell office:value-type="float" office:value="363616">
            <text:p>363616</text:p>
          </table:table-cell>
          <table:table-cell office:value-type="float" office:value="2729574709">
            <text:p>2729574709</text:p>
          </table:table-cell>
          <table:table-cell office:value-type="float" office:value="202736">
            <text:p>202736</text:p>
          </table:table-cell>
          <table:table-cell office:value-type="float" office:value="165190">
            <text:p>165190</text:p>
          </table:table-cell>
          <table:table-cell office:value-type="float" office:value="161078">
            <text:p>161078</text:p>
          </table:table-cell>
          <table:table-cell office:value-type="float" office:value="18355501">
            <text:p>18355501</text:p>
          </table:table-cell>
          <table:table-cell office:value-type="float" office:value="522379">
            <text:p>522379</text:p>
          </table:table-cell>
          <table:table-cell office:value-type="float" office:value="272460">
            <text:p>272460</text:p>
          </table:table-cell>
        </table:table-row>
        <table:table-row table:style-name="ro1">
          <table:table-cell office:value-type="float" office:value="2156662435">
            <text:p>2156662435</text:p>
          </table:table-cell>
          <table:table-cell office:value-type="float" office:value="194592">
            <text:p>194592</text:p>
          </table:table-cell>
          <table:table-cell office:value-type="float" office:value="258799">
            <text:p>258799</text:p>
          </table:table-cell>
          <table:table-cell office:value-type="float" office:value="153778">
            <text:p>153778</text:p>
          </table:table-cell>
          <table:table-cell office:value-type="float" office:value="2504906">
            <text:p>2504906</text:p>
          </table:table-cell>
          <table:table-cell office:value-type="float" office:value="301956">
            <text:p>301956</text:p>
          </table:table-cell>
          <table:table-cell office:value-type="float" office:value="228802">
            <text:p>228802</text:p>
          </table:table-cell>
          <table:table-cell office:value-type="float" office:value="1012760576">
            <text:p>1012760576</text:p>
          </table:table-cell>
          <table:table-cell office:value-type="float" office:value="204234">
            <text:p>204234</text:p>
          </table:table-cell>
          <table:table-cell office:value-type="float" office:value="285751">
            <text:p>285751</text:p>
          </table:table-cell>
          <table:table-cell office:value-type="float" office:value="162786">
            <text:p>162786</text:p>
          </table:table-cell>
          <table:table-cell office:value-type="float" office:value="250932">
            <text:p>250932</text:p>
          </table:table-cell>
          <table:table-cell office:value-type="float" office:value="429643">
            <text:p>429643</text:p>
          </table:table-cell>
          <table:table-cell office:value-type="float" office:value="244020">
            <text:p>244020</text:p>
          </table:table-cell>
          <table:table-cell office:value-type="float" office:value="821488210">
            <text:p>821488210</text:p>
          </table:table-cell>
          <table:table-cell office:value-type="float" office:value="240943">
            <text:p>240943</text:p>
          </table:table-cell>
          <table:table-cell office:value-type="float" office:value="162106">
            <text:p>162106</text:p>
          </table:table-cell>
          <table:table-cell office:value-type="float" office:value="157398">
            <text:p>157398</text:p>
          </table:table-cell>
          <table:table-cell office:value-type="float" office:value="854603">
            <text:p>854603</text:p>
          </table:table-cell>
          <table:table-cell office:value-type="float" office:value="268532">
            <text:p>268532</text:p>
          </table:table-cell>
          <table:table-cell office:value-type="float" office:value="247144">
            <text:p>247144</text:p>
          </table:table-cell>
        </table:table-row>
        <table:table-row table:style-name="ro1">
          <table:table-cell office:value-type="float" office:value="2148231401">
            <text:p>2148231401</text:p>
          </table:table-cell>
          <table:table-cell office:value-type="float" office:value="192610">
            <text:p>192610</text:p>
          </table:table-cell>
          <table:table-cell office:value-type="float" office:value="159720">
            <text:p>159720</text:p>
          </table:table-cell>
          <table:table-cell office:value-type="float" office:value="150758">
            <text:p>150758</text:p>
          </table:table-cell>
          <table:table-cell office:value-type="float" office:value="30715702">
            <text:p>30715702</text:p>
          </table:table-cell>
          <table:table-cell office:value-type="float" office:value="281838">
            <text:p>281838</text:p>
          </table:table-cell>
          <table:table-cell office:value-type="float" office:value="230648">
            <text:p>230648</text:p>
          </table:table-cell>
          <table:table-cell office:value-type="float" office:value="6782829072">
            <text:p>6782829072</text:p>
          </table:table-cell>
          <table:table-cell office:value-type="float" office:value="242452">
            <text:p>242452</text:p>
          </table:table-cell>
          <table:table-cell office:value-type="float" office:value="179926">
            <text:p>179926</text:p>
          </table:table-cell>
          <table:table-cell office:value-type="float" office:value="178400">
            <text:p>178400</text:p>
          </table:table-cell>
          <table:table-cell office:value-type="float" office:value="14697663">
            <text:p>14697663</text:p>
          </table:table-cell>
          <table:table-cell office:value-type="float" office:value="287588">
            <text:p>287588</text:p>
          </table:table-cell>
          <table:table-cell office:value-type="float" office:value="999802">
            <text:p>999802</text:p>
          </table:table-cell>
          <table:table-cell office:value-type="float" office:value="5606414955">
            <text:p>5606414955</text:p>
          </table:table-cell>
          <table:table-cell office:value-type="float" office:value="323644">
            <text:p>323644</text:p>
          </table:table-cell>
          <table:table-cell office:value-type="float" office:value="164550">
            <text:p>164550</text:p>
          </table:table-cell>
          <table:table-cell office:value-type="float" office:value="160392">
            <text:p>160392</text:p>
          </table:table-cell>
          <table:table-cell office:value-type="float" office:value="10992158">
            <text:p>10992158</text:p>
          </table:table-cell>
          <table:table-cell office:value-type="float" office:value="459809">
            <text:p>459809</text:p>
          </table:table-cell>
          <table:table-cell office:value-type="float" office:value="298310">
            <text:p>298310</text:p>
          </table:table-cell>
        </table:table-row>
        <table:table-row table:style-name="ro1">
          <table:table-cell office:value-type="float" office:value="5434048526">
            <text:p>5434048526</text:p>
          </table:table-cell>
          <table:table-cell office:value-type="float" office:value="313634">
            <text:p>313634</text:p>
          </table:table-cell>
          <table:table-cell office:value-type="float" office:value="183804">
            <text:p>183804</text:p>
          </table:table-cell>
          <table:table-cell office:value-type="float" office:value="154414">
            <text:p>154414</text:p>
          </table:table-cell>
          <table:table-cell office:value-type="float" office:value="10562915">
            <text:p>10562915</text:p>
          </table:table-cell>
          <table:table-cell office:value-type="float" office:value="297733">
            <text:p>297733</text:p>
          </table:table-cell>
          <table:table-cell office:value-type="float" office:value="222112">
            <text:p>222112</text:p>
          </table:table-cell>
          <table:table-cell office:value-type="float" office:value="945472198">
            <text:p>945472198</text:p>
          </table:table-cell>
          <table:table-cell office:value-type="float" office:value="284920">
            <text:p>284920</text:p>
          </table:table-cell>
          <table:table-cell office:value-type="float" office:value="166532">
            <text:p>166532</text:p>
          </table:table-cell>
          <table:table-cell office:value-type="float" office:value="280207">
            <text:p>280207</text:p>
          </table:table-cell>
          <table:table-cell office:value-type="float" office:value="15454180">
            <text:p>15454180</text:p>
          </table:table-cell>
          <table:table-cell office:value-type="float" office:value="283884">
            <text:p>283884</text:p>
          </table:table-cell>
          <table:table-cell office:value-type="float" office:value="235268">
            <text:p>235268</text:p>
          </table:table-cell>
          <table:table-cell office:value-type="float" office:value="858271387">
            <text:p>858271387</text:p>
          </table:table-cell>
          <table:table-cell office:value-type="float" office:value="305338">
            <text:p>305338</text:p>
          </table:table-cell>
          <table:table-cell office:value-type="float" office:value="189482">
            <text:p>189482</text:p>
          </table:table-cell>
          <table:table-cell office:value-type="float" office:value="163254">
            <text:p>163254</text:p>
          </table:table-cell>
          <table:table-cell office:value-type="float" office:value="14272343">
            <text:p>14272343</text:p>
          </table:table-cell>
          <table:table-cell office:value-type="float" office:value="305105">
            <text:p>305105</text:p>
          </table:table-cell>
          <table:table-cell office:value-type="float" office:value="296563">
            <text:p>296563</text:p>
          </table:table-cell>
        </table:table-row>
        <table:table-row table:style-name="ro1">
          <table:table-cell office:value-type="float" office:value="5110339199">
            <text:p>5110339199</text:p>
          </table:table-cell>
          <table:table-cell office:value-type="float" office:value="197142">
            <text:p>197142</text:p>
          </table:table-cell>
          <table:table-cell office:value-type="float" office:value="196161">
            <text:p>196161</text:p>
          </table:table-cell>
          <table:table-cell office:value-type="float" office:value="194962">
            <text:p>194962</text:p>
          </table:table-cell>
          <table:table-cell office:value-type="float" office:value="6511124">
            <text:p>6511124</text:p>
          </table:table-cell>
          <table:table-cell office:value-type="float" office:value="319957">
            <text:p>319957</text:p>
          </table:table-cell>
          <table:table-cell office:value-type="float" office:value="250024">
            <text:p>250024</text:p>
          </table:table-cell>
          <table:table-cell office:value-type="float" office:value="22004024374">
            <text:p>22004024374</text:p>
          </table:table-cell>
          <table:table-cell office:value-type="float" office:value="204440">
            <text:p>204440</text:p>
          </table:table-cell>
          <table:table-cell office:value-type="float" office:value="241289">
            <text:p>241289</text:p>
          </table:table-cell>
          <table:table-cell office:value-type="float" office:value="859853">
            <text:p>859853</text:p>
          </table:table-cell>
          <table:table-cell office:value-type="float" office:value="9032121">
            <text:p>9032121</text:p>
          </table:table-cell>
          <table:table-cell office:value-type="float" office:value="301346">
            <text:p>301346</text:p>
          </table:table-cell>
          <table:table-cell office:value-type="float" office:value="242836">
            <text:p>242836</text:p>
          </table:table-cell>
          <table:table-cell office:value-type="float" office:value="2354171271">
            <text:p>2354171271</text:p>
          </table:table-cell>
          <table:table-cell office:value-type="float" office:value="291919">
            <text:p>291919</text:p>
          </table:table-cell>
          <table:table-cell office:value-type="float" office:value="168670">
            <text:p>168670</text:p>
          </table:table-cell>
          <table:table-cell office:value-type="float" office:value="158714">
            <text:p>158714</text:p>
          </table:table-cell>
          <table:table-cell office:value-type="float" office:value="15058008">
            <text:p>15058008</text:p>
          </table:table-cell>
          <table:table-cell office:value-type="float" office:value="280672">
            <text:p>280672</text:p>
          </table:table-cell>
          <table:table-cell office:value-type="float" office:value="249410">
            <text:p>249410</text:p>
          </table:table-cell>
        </table:table-row>
        <table:table-row table:style-name="ro1">
          <table:table-cell office:value-type="float" office:value="5291940363">
            <text:p>5291940363</text:p>
          </table:table-cell>
          <table:table-cell office:value-type="float" office:value="190670">
            <text:p>190670</text:p>
          </table:table-cell>
          <table:table-cell office:value-type="float" office:value="156258">
            <text:p>156258</text:p>
          </table:table-cell>
          <table:table-cell office:value-type="float" office:value="151850">
            <text:p>151850</text:p>
          </table:table-cell>
          <table:table-cell office:value-type="float" office:value="27413216">
            <text:p>27413216</text:p>
          </table:table-cell>
          <table:table-cell office:value-type="float" office:value="308816">
            <text:p>308816</text:p>
          </table:table-cell>
          <table:table-cell office:value-type="float" office:value="286393">
            <text:p>286393</text:p>
          </table:table-cell>
          <table:table-cell office:value-type="float" office:value="6011598251">
            <text:p>6011598251</text:p>
          </table:table-cell>
          <table:table-cell office:value-type="float" office:value="207516">
            <text:p>207516</text:p>
          </table:table-cell>
          <table:table-cell office:value-type="float" office:value="164080">
            <text:p>164080</text:p>
          </table:table-cell>
          <table:table-cell office:value-type="float" office:value="165368">
            <text:p>165368</text:p>
          </table:table-cell>
          <table:table-cell office:value-type="float" office:value="2838917">
            <text:p>2838917</text:p>
          </table:table-cell>
          <table:table-cell office:value-type="float" office:value="283264">
            <text:p>283264</text:p>
          </table:table-cell>
          <table:table-cell office:value-type="float" office:value="314670">
            <text:p>314670</text:p>
          </table:table-cell>
          <table:table-cell office:value-type="float" office:value="1500550387">
            <text:p>1500550387</text:p>
          </table:table-cell>
          <table:table-cell office:value-type="float" office:value="220700">
            <text:p>220700</text:p>
          </table:table-cell>
          <table:table-cell office:value-type="float" office:value="163142">
            <text:p>163142</text:p>
          </table:table-cell>
          <table:table-cell office:value-type="float" office:value="156336">
            <text:p>156336</text:p>
          </table:table-cell>
          <table:table-cell office:value-type="float" office:value="3926240">
            <text:p>3926240</text:p>
          </table:table-cell>
          <table:table-cell office:value-type="float" office:value="277628">
            <text:p>277628</text:p>
          </table:table-cell>
          <table:table-cell office:value-type="float" office:value="229080">
            <text:p>229080</text:p>
          </table:table-cell>
        </table:table-row>
        <table:table-row table:style-name="ro1">
          <table:table-cell office:value-type="float" office:value="2306584471">
            <text:p>2306584471</text:p>
          </table:table-cell>
          <table:table-cell office:value-type="float" office:value="194630">
            <text:p>194630</text:p>
          </table:table-cell>
          <table:table-cell office:value-type="float" office:value="151418">
            <text:p>151418</text:p>
          </table:table-cell>
          <table:table-cell office:value-type="float" office:value="158708">
            <text:p>158708</text:p>
          </table:table-cell>
          <table:table-cell office:value-type="float" office:value="30438212">
            <text:p>30438212</text:p>
          </table:table-cell>
          <table:table-cell office:value-type="float" office:value="274068">
            <text:p>274068</text:p>
          </table:table-cell>
          <table:table-cell office:value-type="float" office:value="247376">
            <text:p>247376</text:p>
          </table:table-cell>
          <table:table-cell office:value-type="float" office:value="2428175892">
            <text:p>2428175892</text:p>
          </table:table-cell>
          <table:table-cell office:value-type="float" office:value="205238">
            <text:p>205238</text:p>
          </table:table-cell>
          <table:table-cell office:value-type="float" office:value="166736">
            <text:p>166736</text:p>
          </table:table-cell>
          <table:table-cell office:value-type="float" office:value="184988">
            <text:p>184988</text:p>
          </table:table-cell>
          <table:table-cell office:value-type="float" office:value="44027503">
            <text:p>44027503</text:p>
          </table:table-cell>
          <table:table-cell office:value-type="float" office:value="1201181">
            <text:p>1201181</text:p>
          </table:table-cell>
          <table:table-cell office:value-type="float" office:value="256970">
            <text:p>256970</text:p>
          </table:table-cell>
          <table:table-cell office:value-type="float" office:value="6285008255">
            <text:p>6285008255</text:p>
          </table:table-cell>
          <table:table-cell office:value-type="float" office:value="271070">
            <text:p>271070</text:p>
          </table:table-cell>
          <table:table-cell office:value-type="float" office:value="160792">
            <text:p>160792</text:p>
          </table:table-cell>
          <table:table-cell office:value-type="float" office:value="165900">
            <text:p>165900</text:p>
          </table:table-cell>
          <table:table-cell office:value-type="float" office:value="23589035">
            <text:p>23589035</text:p>
          </table:table-cell>
          <table:table-cell office:value-type="float" office:value="419881">
            <text:p>419881</text:p>
          </table:table-cell>
          <table:table-cell office:value-type="float" office:value="230138">
            <text:p>230138</text:p>
          </table:table-cell>
        </table:table-row>
        <table:table-row table:style-name="ro1">
          <table:table-cell office:value-type="float" office:value="1510138560">
            <text:p>1510138560</text:p>
          </table:table-cell>
          <table:table-cell office:value-type="float" office:value="192118">
            <text:p>192118</text:p>
          </table:table-cell>
          <table:table-cell office:value-type="float" office:value="174316">
            <text:p>174316</text:p>
          </table:table-cell>
          <table:table-cell office:value-type="float" office:value="194029">
            <text:p>194029</text:p>
          </table:table-cell>
          <table:table-cell office:value-type="float" office:value="3640390">
            <text:p>3640390</text:p>
          </table:table-cell>
          <table:table-cell office:value-type="float" office:value="289109">
            <text:p>289109</text:p>
          </table:table-cell>
          <table:table-cell office:value-type="float" office:value="238052">
            <text:p>238052</text:p>
          </table:table-cell>
          <table:table-cell office:value-type="float" office:value="1529552756">
            <text:p>1529552756</text:p>
          </table:table-cell>
          <table:table-cell office:value-type="float" office:value="273409">
            <text:p>273409</text:p>
          </table:table-cell>
          <table:table-cell office:value-type="float" office:value="192266">
            <text:p>192266</text:p>
          </table:table-cell>
          <table:table-cell office:value-type="float" office:value="164732">
            <text:p>164732</text:p>
          </table:table-cell>
          <table:table-cell office:value-type="float" office:value="248202">
            <text:p>248202</text:p>
          </table:table-cell>
          <table:table-cell office:value-type="float" office:value="337104">
            <text:p>337104</text:p>
          </table:table-cell>
          <table:table-cell office:value-type="float" office:value="216500">
            <text:p>216500</text:p>
          </table:table-cell>
          <table:table-cell office:value-type="float" office:value="1388583220">
            <text:p>1388583220</text:p>
          </table:table-cell>
          <table:table-cell office:value-type="float" office:value="205886">
            <text:p>205886</text:p>
          </table:table-cell>
          <table:table-cell office:value-type="float" office:value="222705">
            <text:p>222705</text:p>
          </table:table-cell>
          <table:table-cell office:value-type="float" office:value="205530">
            <text:p>205530</text:p>
          </table:table-cell>
          <table:table-cell office:value-type="float" office:value="4805304">
            <text:p>4805304</text:p>
          </table:table-cell>
          <table:table-cell office:value-type="float" office:value="311444">
            <text:p>311444</text:p>
          </table:table-cell>
          <table:table-cell office:value-type="float" office:value="222926">
            <text:p>222926</text:p>
          </table:table-cell>
        </table:table-row>
        <table:table-row table:style-name="ro1">
          <table:table-cell office:value-type="float" office:value="3292515087">
            <text:p>3292515087</text:p>
          </table:table-cell>
          <table:table-cell office:value-type="float" office:value="222071">
            <text:p>222071</text:p>
          </table:table-cell>
          <table:table-cell office:value-type="float" office:value="154978">
            <text:p>154978</text:p>
          </table:table-cell>
          <table:table-cell office:value-type="float" office:value="151258">
            <text:p>151258</text:p>
          </table:table-cell>
          <table:table-cell office:value-type="float" office:value="5299093">
            <text:p>5299093</text:p>
          </table:table-cell>
          <table:table-cell office:value-type="float" office:value="273102">
            <text:p>273102</text:p>
          </table:table-cell>
          <table:table-cell office:value-type="float" office:value="233184">
            <text:p>233184</text:p>
          </table:table-cell>
          <table:table-cell office:value-type="float" office:value="7680564212">
            <text:p>7680564212</text:p>
          </table:table-cell>
          <table:table-cell office:value-type="float" office:value="204358">
            <text:p>204358</text:p>
          </table:table-cell>
          <table:table-cell office:value-type="float" office:value="185716">
            <text:p>185716</text:p>
          </table:table-cell>
          <table:table-cell office:value-type="float" office:value="211611">
            <text:p>211611</text:p>
          </table:table-cell>
          <table:table-cell office:value-type="float" office:value="6992169">
            <text:p>6992169</text:p>
          </table:table-cell>
          <table:table-cell office:value-type="float" office:value="274820">
            <text:p>274820</text:p>
          </table:table-cell>
          <table:table-cell office:value-type="float" office:value="237860">
            <text:p>237860</text:p>
          </table:table-cell>
          <table:table-cell office:value-type="float" office:value="5675167780">
            <text:p>5675167780</text:p>
          </table:table-cell>
          <table:table-cell office:value-type="float" office:value="487024">
            <text:p>487024</text:p>
          </table:table-cell>
          <table:table-cell office:value-type="float" office:value="164314">
            <text:p>164314</text:p>
          </table:table-cell>
          <table:table-cell office:value-type="float" office:value="165478">
            <text:p>165478</text:p>
          </table:table-cell>
          <table:table-cell office:value-type="float" office:value="11844747">
            <text:p>11844747</text:p>
          </table:table-cell>
          <table:table-cell office:value-type="float" office:value="284188">
            <text:p>284188</text:p>
          </table:table-cell>
          <table:table-cell office:value-type="float" office:value="279615">
            <text:p>279615</text:p>
          </table:table-cell>
        </table:table-row>
        <table:table-row table:style-name="ro1">
          <table:table-cell office:value-type="float" office:value="5597388750">
            <text:p>5597388750</text:p>
          </table:table-cell>
          <table:table-cell office:value-type="float" office:value="275874">
            <text:p>275874</text:p>
          </table:table-cell>
          <table:table-cell office:value-type="float" office:value="152002">
            <text:p>152002</text:p>
          </table:table-cell>
          <table:table-cell office:value-type="float" office:value="150366">
            <text:p>150366</text:p>
          </table:table-cell>
          <table:table-cell office:value-type="float" office:value="1557286">
            <text:p>1557286</text:p>
          </table:table-cell>
          <table:table-cell office:value-type="float" office:value="269710">
            <text:p>269710</text:p>
          </table:table-cell>
          <table:table-cell office:value-type="float" office:value="215324">
            <text:p>215324</text:p>
          </table:table-cell>
          <table:table-cell office:value-type="float" office:value="1393046121">
            <text:p>1393046121</text:p>
          </table:table-cell>
          <table:table-cell office:value-type="float" office:value="231933">
            <text:p>231933</text:p>
          </table:table-cell>
          <table:table-cell office:value-type="float" office:value="166336">
            <text:p>166336</text:p>
          </table:table-cell>
          <table:table-cell office:value-type="float" office:value="206814">
            <text:p>206814</text:p>
          </table:table-cell>
          <table:table-cell office:value-type="float" office:value="545772">
            <text:p>545772</text:p>
          </table:table-cell>
          <table:table-cell office:value-type="float" office:value="268806">
            <text:p>268806</text:p>
          </table:table-cell>
          <table:table-cell office:value-type="float" office:value="258658">
            <text:p>258658</text:p>
          </table:table-cell>
          <table:table-cell office:value-type="float" office:value="19993794074">
            <text:p>19993794074</text:p>
          </table:table-cell>
          <table:table-cell office:value-type="float" office:value="207110">
            <text:p>207110</text:p>
          </table:table-cell>
          <table:table-cell office:value-type="float" office:value="182156">
            <text:p>182156</text:p>
          </table:table-cell>
          <table:table-cell office:value-type="float" office:value="159128">
            <text:p>159128</text:p>
          </table:table-cell>
          <table:table-cell office:value-type="float" office:value="17931892">
            <text:p>17931892</text:p>
          </table:table-cell>
          <table:table-cell office:value-type="float" office:value="299546">
            <text:p>299546</text:p>
          </table:table-cell>
          <table:table-cell office:value-type="float" office:value="236766">
            <text:p>236766</text:p>
          </table:table-cell>
        </table:table-row>
        <table:table-row table:style-name="ro1">
          <table:table-cell office:value-type="float" office:value="3029818857">
            <text:p>3029818857</text:p>
          </table:table-cell>
          <table:table-cell office:value-type="float" office:value="192040">
            <text:p>192040</text:p>
          </table:table-cell>
          <table:table-cell office:value-type="float" office:value="158140">
            <text:p>158140</text:p>
          </table:table-cell>
          <table:table-cell office:value-type="float" office:value="196312">
            <text:p>196312</text:p>
          </table:table-cell>
          <table:table-cell office:value-type="float" office:value="1117242">
            <text:p>1117242</text:p>
          </table:table-cell>
          <table:table-cell office:value-type="float" office:value="263130">
            <text:p>263130</text:p>
          </table:table-cell>
          <table:table-cell office:value-type="float" office:value="392381">
            <text:p>392381</text:p>
          </table:table-cell>
          <table:table-cell office:value-type="float" office:value="4858486752">
            <text:p>4858486752</text:p>
          </table:table-cell>
          <table:table-cell office:value-type="float" office:value="220078">
            <text:p>220078</text:p>
          </table:table-cell>
          <table:table-cell office:value-type="float" office:value="167342">
            <text:p>167342</text:p>
          </table:table-cell>
          <table:table-cell office:value-type="float" office:value="162992">
            <text:p>162992</text:p>
          </table:table-cell>
          <table:table-cell office:value-type="float" office:value="1966092">
            <text:p>1966092</text:p>
          </table:table-cell>
          <table:table-cell office:value-type="float" office:value="290190">
            <text:p>290190</text:p>
          </table:table-cell>
          <table:table-cell office:value-type="float" office:value="230216">
            <text:p>230216</text:p>
          </table:table-cell>
          <table:table-cell office:value-type="float" office:value="6095029712">
            <text:p>6095029712</text:p>
          </table:table-cell>
          <table:table-cell office:value-type="float" office:value="200712">
            <text:p>200712</text:p>
          </table:table-cell>
          <table:table-cell office:value-type="float" office:value="205413">
            <text:p>205413</text:p>
          </table:table-cell>
          <table:table-cell office:value-type="float" office:value="195368">
            <text:p>195368</text:p>
          </table:table-cell>
          <table:table-cell office:value-type="float" office:value="57144519">
            <text:p>57144519</text:p>
          </table:table-cell>
          <table:table-cell office:value-type="float" office:value="288054">
            <text:p>288054</text:p>
          </table:table-cell>
          <table:table-cell office:value-type="float" office:value="402720">
            <text:p>402720</text:p>
          </table:table-cell>
        </table:table-row>
        <table:table-row table:style-name="ro1">
          <table:table-cell office:value-type="float" office:value="1434334038">
            <text:p>1434334038</text:p>
          </table:table-cell>
          <table:table-cell office:value-type="float" office:value="228776">
            <text:p>228776</text:p>
          </table:table-cell>
          <table:table-cell office:value-type="float" office:value="152284">
            <text:p>152284</text:p>
          </table:table-cell>
          <table:table-cell office:value-type="float" office:value="151344">
            <text:p>151344</text:p>
          </table:table-cell>
          <table:table-cell office:value-type="float" office:value="5559482">
            <text:p>5559482</text:p>
          </table:table-cell>
          <table:table-cell office:value-type="float" office:value="294123">
            <text:p>294123</text:p>
          </table:table-cell>
          <table:table-cell office:value-type="float" office:value="277518">
            <text:p>277518</text:p>
          </table:table-cell>
          <table:table-cell office:value-type="float" office:value="1173447406">
            <text:p>1173447406</text:p>
          </table:table-cell>
          <table:table-cell office:value-type="float" office:value="207622">
            <text:p>207622</text:p>
          </table:table-cell>
          <table:table-cell office:value-type="float" office:value="241824">
            <text:p>241824</text:p>
          </table:table-cell>
          <table:table-cell office:value-type="float" office:value="165426">
            <text:p>165426</text:p>
          </table:table-cell>
          <table:table-cell office:value-type="float" office:value="8044589">
            <text:p>8044589</text:p>
          </table:table-cell>
          <table:table-cell office:value-type="float" office:value="579622">
            <text:p>579622</text:p>
          </table:table-cell>
          <table:table-cell office:value-type="float" office:value="245236">
            <text:p>245236</text:p>
          </table:table-cell>
          <table:table-cell office:value-type="float" office:value="6363080502">
            <text:p>6363080502</text:p>
          </table:table-cell>
          <table:table-cell office:value-type="float" office:value="201934">
            <text:p>201934</text:p>
          </table:table-cell>
          <table:table-cell office:value-type="float" office:value="169092">
            <text:p>169092</text:p>
          </table:table-cell>
          <table:table-cell office:value-type="float" office:value="184085">
            <text:p>184085</text:p>
          </table:table-cell>
          <table:table-cell office:value-type="float" office:value="1116907">
            <text:p>1116907</text:p>
          </table:table-cell>
          <table:table-cell office:value-type="float" office:value="358784">
            <text:p>358784</text:p>
          </table:table-cell>
          <table:table-cell office:value-type="float" office:value="263400">
            <text:p>263400</text:p>
          </table:table-cell>
        </table:table-row>
        <table:table-row table:style-name="ro1">
          <table:table-cell office:value-type="float" office:value="1727703614">
            <text:p>1727703614</text:p>
          </table:table-cell>
          <table:table-cell office:value-type="float" office:value="192846">
            <text:p>192846</text:p>
          </table:table-cell>
          <table:table-cell office:value-type="float" office:value="150626">
            <text:p>150626</text:p>
          </table:table-cell>
          <table:table-cell office:value-type="float" office:value="181543">
            <text:p>181543</text:p>
          </table:table-cell>
          <table:table-cell office:value-type="float" office:value="29279571">
            <text:p>29279571</text:p>
          </table:table-cell>
          <table:table-cell office:value-type="float" office:value="276162">
            <text:p>276162</text:p>
          </table:table-cell>
          <table:table-cell office:value-type="float" office:value="220194">
            <text:p>220194</text:p>
          </table:table-cell>
          <table:table-cell office:value-type="float" office:value="7565318100">
            <text:p>7565318100</text:p>
          </table:table-cell>
          <table:table-cell office:value-type="float" office:value="207014">
            <text:p>207014</text:p>
          </table:table-cell>
          <table:table-cell office:value-type="float" office:value="214376">
            <text:p>214376</text:p>
          </table:table-cell>
          <table:table-cell office:value-type="float" office:value="212585">
            <text:p>212585</text:p>
          </table:table-cell>
          <table:table-cell office:value-type="float" office:value="11787014">
            <text:p>11787014</text:p>
          </table:table-cell>
          <table:table-cell office:value-type="float" office:value="292182">
            <text:p>292182</text:p>
          </table:table-cell>
          <table:table-cell office:value-type="float" office:value="255529">
            <text:p>255529</text:p>
          </table:table-cell>
          <table:table-cell office:value-type="float" office:value="1189726671">
            <text:p>1189726671</text:p>
          </table:table-cell>
          <table:table-cell office:value-type="float" office:value="901258">
            <text:p>901258</text:p>
          </table:table-cell>
          <table:table-cell office:value-type="float" office:value="166188">
            <text:p>166188</text:p>
          </table:table-cell>
          <table:table-cell office:value-type="float" office:value="157122">
            <text:p>157122</text:p>
          </table:table-cell>
          <table:table-cell office:value-type="float" office:value="8065159">
            <text:p>8065159</text:p>
          </table:table-cell>
          <table:table-cell office:value-type="float" office:value="300914">
            <text:p>300914</text:p>
          </table:table-cell>
          <table:table-cell office:value-type="float" office:value="237850">
            <text:p>237850</text:p>
          </table:table-cell>
        </table:table-row>
        <table:table-row table:style-name="ro1">
          <table:table-cell office:value-type="float" office:value="4949877424">
            <text:p>4949877424</text:p>
          </table:table-cell>
          <table:table-cell office:value-type="float" office:value="212840">
            <text:p>212840</text:p>
          </table:table-cell>
          <table:table-cell office:value-type="float" office:value="206293">
            <text:p>206293</text:p>
          </table:table-cell>
          <table:table-cell office:value-type="float" office:value="207934">
            <text:p>207934</text:p>
          </table:table-cell>
          <table:table-cell office:value-type="float" office:value="491066">
            <text:p>491066</text:p>
          </table:table-cell>
          <table:table-cell office:value-type="float" office:value="260756">
            <text:p>260756</text:p>
          </table:table-cell>
          <table:table-cell office:value-type="float" office:value="229086">
            <text:p>229086</text:p>
          </table:table-cell>
          <table:table-cell office:value-type="float" office:value="28060815971">
            <text:p>28060815971</text:p>
          </table:table-cell>
          <table:table-cell office:value-type="float" office:value="212592">
            <text:p>212592</text:p>
          </table:table-cell>
          <table:table-cell office:value-type="float" office:value="167966">
            <text:p>167966</text:p>
          </table:table-cell>
          <table:table-cell office:value-type="float" office:value="163656">
            <text:p>163656</text:p>
          </table:table-cell>
          <table:table-cell office:value-type="float" office:value="9507976">
            <text:p>9507976</text:p>
          </table:table-cell>
          <table:table-cell office:value-type="float" office:value="318979">
            <text:p>318979</text:p>
          </table:table-cell>
          <table:table-cell office:value-type="float" office:value="259416">
            <text:p>259416</text:p>
          </table:table-cell>
          <table:table-cell office:value-type="float" office:value="1726000013">
            <text:p>1726000013</text:p>
          </table:table-cell>
          <table:table-cell office:value-type="float" office:value="199742">
            <text:p>199742</text:p>
          </table:table-cell>
          <table:table-cell office:value-type="float" office:value="177148">
            <text:p>177148</text:p>
          </table:table-cell>
          <table:table-cell office:value-type="float" office:value="165588">
            <text:p>165588</text:p>
          </table:table-cell>
          <table:table-cell office:value-type="float" office:value="120470637">
            <text:p>120470637</text:p>
          </table:table-cell>
          <table:table-cell office:value-type="float" office:value="299006">
            <text:p>299006</text:p>
          </table:table-cell>
          <table:table-cell office:value-type="float" office:value="410242">
            <text:p>410242</text:p>
          </table:table-cell>
        </table:table-row>
        <table:table-row table:style-name="ro1">
          <table:table-cell office:value-type="float" office:value="26998366691">
            <text:p>26998366691</text:p>
          </table:table-cell>
          <table:table-cell office:value-type="float" office:value="207160">
            <text:p>207160</text:p>
          </table:table-cell>
          <table:table-cell office:value-type="float" office:value="152440">
            <text:p>152440</text:p>
          </table:table-cell>
          <table:table-cell office:value-type="float" office:value="176331">
            <text:p>176331</text:p>
          </table:table-cell>
          <table:table-cell office:value-type="float" office:value="306149">
            <text:p>306149</text:p>
          </table:table-cell>
          <table:table-cell office:value-type="float" office:value="281206">
            <text:p>281206</text:p>
          </table:table-cell>
          <table:table-cell office:value-type="float" office:value="375319">
            <text:p>375319</text:p>
          </table:table-cell>
          <table:table-cell office:value-type="float" office:value="1678876572">
            <text:p>1678876572</text:p>
          </table:table-cell>
          <table:table-cell office:value-type="float" office:value="235026">
            <text:p>235026</text:p>
          </table:table-cell>
          <table:table-cell office:value-type="float" office:value="165780">
            <text:p>165780</text:p>
          </table:table-cell>
          <table:table-cell office:value-type="float" office:value="212959">
            <text:p>212959</text:p>
          </table:table-cell>
          <table:table-cell office:value-type="float" office:value="13960990">
            <text:p>13960990</text:p>
          </table:table-cell>
          <table:table-cell office:value-type="float" office:value="406230">
            <text:p>406230</text:p>
          </table:table-cell>
          <table:table-cell office:value-type="float" office:value="288656">
            <text:p>288656</text:p>
          </table:table-cell>
          <table:table-cell office:value-type="float" office:value="26010019150">
            <text:p>26010019150</text:p>
          </table:table-cell>
          <table:table-cell office:value-type="float" office:value="209330">
            <text:p>209330</text:p>
          </table:table-cell>
          <table:table-cell office:value-type="float" office:value="164418">
            <text:p>164418</text:p>
          </table:table-cell>
          <table:table-cell office:value-type="float" office:value="163408">
            <text:p>163408</text:p>
          </table:table-cell>
          <table:table-cell office:value-type="float" office:value="15180679">
            <text:p>15180679</text:p>
          </table:table-cell>
          <table:table-cell office:value-type="float" office:value="285490">
            <text:p>285490</text:p>
          </table:table-cell>
          <table:table-cell office:value-type="float" office:value="263944">
            <text:p>263944</text:p>
          </table:table-cell>
        </table:table-row>
        <table:table-row table:style-name="ro1">
          <table:table-cell office:value-type="float" office:value="4522878437">
            <text:p>4522878437</text:p>
          </table:table-cell>
          <table:table-cell office:value-type="float" office:value="197232">
            <text:p>197232</text:p>
          </table:table-cell>
          <table:table-cell office:value-type="float" office:value="216696">
            <text:p>216696</text:p>
          </table:table-cell>
          <table:table-cell office:value-type="float" office:value="264722">
            <text:p>264722</text:p>
          </table:table-cell>
          <table:table-cell office:value-type="float" office:value="27029028">
            <text:p>27029028</text:p>
          </table:table-cell>
          <table:table-cell office:value-type="float" office:value="311530">
            <text:p>311530</text:p>
          </table:table-cell>
          <table:table-cell office:value-type="float" office:value="256204">
            <text:p>256204</text:p>
          </table:table-cell>
          <table:table-cell office:value-type="float" office:value="28390226280">
            <text:p>28390226280</text:p>
          </table:table-cell>
          <table:table-cell office:value-type="float" office:value="201434">
            <text:p>201434</text:p>
          </table:table-cell>
          <table:table-cell office:value-type="float" office:value="167362">
            <text:p>167362</text:p>
          </table:table-cell>
          <table:table-cell office:value-type="float" office:value="196486">
            <text:p>196486</text:p>
          </table:table-cell>
          <table:table-cell office:value-type="float" office:value="26731347">
            <text:p>26731347</text:p>
          </table:table-cell>
          <table:table-cell office:value-type="float" office:value="306486">
            <text:p>306486</text:p>
          </table:table-cell>
          <table:table-cell office:value-type="float" office:value="307175">
            <text:p>307175</text:p>
          </table:table-cell>
          <table:table-cell office:value-type="float" office:value="3405424931">
            <text:p>3405424931</text:p>
          </table:table-cell>
          <table:table-cell office:value-type="float" office:value="238055">
            <text:p>238055</text:p>
          </table:table-cell>
          <table:table-cell office:value-type="float" office:value="167372">
            <text:p>167372</text:p>
          </table:table-cell>
          <table:table-cell office:value-type="float" office:value="159574">
            <text:p>159574</text:p>
          </table:table-cell>
          <table:table-cell office:value-type="float" office:value="251898">
            <text:p>251898</text:p>
          </table:table-cell>
          <table:table-cell office:value-type="float" office:value="548169">
            <text:p>548169</text:p>
          </table:table-cell>
          <table:table-cell office:value-type="float" office:value="256289">
            <text:p>256289</text:p>
          </table:table-cell>
        </table:table-row>
        <table:table-row table:style-name="ro1">
          <table:table-cell office:value-type="float" office:value="5791288982">
            <text:p>5791288982</text:p>
          </table:table-cell>
          <table:table-cell office:value-type="float" office:value="309987">
            <text:p>309987</text:p>
          </table:table-cell>
          <table:table-cell office:value-type="float" office:value="157962">
            <text:p>157962</text:p>
          </table:table-cell>
          <table:table-cell office:value-type="float" office:value="148476">
            <text:p>148476</text:p>
          </table:table-cell>
          <table:table-cell office:value-type="float" office:value="2250943">
            <text:p>2250943</text:p>
          </table:table-cell>
          <table:table-cell office:value-type="float" office:value="279162">
            <text:p>279162</text:p>
          </table:table-cell>
          <table:table-cell office:value-type="float" office:value="273140">
            <text:p>273140</text:p>
          </table:table-cell>
          <table:table-cell office:value-type="float" office:value="3061180132">
            <text:p>3061180132</text:p>
          </table:table-cell>
          <table:table-cell office:value-type="float" office:value="205680">
            <text:p>205680</text:p>
          </table:table-cell>
          <table:table-cell office:value-type="float" office:value="164402">
            <text:p>164402</text:p>
          </table:table-cell>
          <table:table-cell office:value-type="float" office:value="161548">
            <text:p>161548</text:p>
          </table:table-cell>
          <table:table-cell office:value-type="float" office:value="25388298">
            <text:p>25388298</text:p>
          </table:table-cell>
          <table:table-cell office:value-type="float" office:value="459980">
            <text:p>459980</text:p>
          </table:table-cell>
          <table:table-cell office:value-type="float" office:value="240246">
            <text:p>240246</text:p>
          </table:table-cell>
          <table:table-cell office:value-type="float" office:value="14382846001">
            <text:p>14382846001</text:p>
          </table:table-cell>
          <table:table-cell office:value-type="float" office:value="204340">
            <text:p>204340</text:p>
          </table:table-cell>
          <table:table-cell office:value-type="float" office:value="164352">
            <text:p>164352</text:p>
          </table:table-cell>
          <table:table-cell office:value-type="float" office:value="268052">
            <text:p>268052</text:p>
          </table:table-cell>
          <table:table-cell office:value-type="float" office:value="6057770">
            <text:p>6057770</text:p>
          </table:table-cell>
          <table:table-cell office:value-type="float" office:value="450823">
            <text:p>450823</text:p>
          </table:table-cell>
          <table:table-cell office:value-type="float" office:value="236034">
            <text:p>236034</text:p>
          </table:table-cell>
        </table:table-row>
        <table:table-row table:style-name="ro1">
          <table:table-cell office:value-type="float" office:value="16021848818">
            <text:p>16021848818</text:p>
          </table:table-cell>
          <table:table-cell office:value-type="float" office:value="225439">
            <text:p>225439</text:p>
          </table:table-cell>
          <table:table-cell office:value-type="float" office:value="175980">
            <text:p>175980</text:p>
          </table:table-cell>
          <table:table-cell office:value-type="float" office:value="153676">
            <text:p>153676</text:p>
          </table:table-cell>
          <table:table-cell office:value-type="float" office:value="4528909">
            <text:p>4528909</text:p>
          </table:table-cell>
          <table:table-cell office:value-type="float" office:value="262546">
            <text:p>262546</text:p>
          </table:table-cell>
          <table:table-cell office:value-type="float" office:value="219808">
            <text:p>219808</text:p>
          </table:table-cell>
          <table:table-cell office:value-type="float" office:value="647721412">
            <text:p>647721412</text:p>
          </table:table-cell>
          <table:table-cell office:value-type="float" office:value="231803">
            <text:p>231803</text:p>
          </table:table-cell>
          <table:table-cell office:value-type="float" office:value="182030">
            <text:p>182030</text:p>
          </table:table-cell>
          <table:table-cell office:value-type="float" office:value="161474">
            <text:p>161474</text:p>
          </table:table-cell>
          <table:table-cell office:value-type="float" office:value="4109517">
            <text:p>4109517</text:p>
          </table:table-cell>
          <table:table-cell office:value-type="float" office:value="278060">
            <text:p>278060</text:p>
          </table:table-cell>
          <table:table-cell office:value-type="float" office:value="224996">
            <text:p>224996</text:p>
          </table:table-cell>
          <table:table-cell office:value-type="float" office:value="2210835017">
            <text:p>2210835017</text:p>
          </table:table-cell>
          <table:table-cell office:value-type="float" office:value="204376">
            <text:p>204376</text:p>
          </table:table-cell>
          <table:table-cell office:value-type="float" office:value="167488">
            <text:p>167488</text:p>
          </table:table-cell>
          <table:table-cell office:value-type="float" office:value="289448">
            <text:p>289448</text:p>
          </table:table-cell>
          <table:table-cell office:value-type="float" office:value="257582">
            <text:p>257582</text:p>
          </table:table-cell>
          <table:table-cell office:value-type="float" office:value="338784">
            <text:p>338784</text:p>
          </table:table-cell>
          <table:table-cell office:value-type="float" office:value="230010">
            <text:p>230010</text:p>
          </table:table-cell>
        </table:table-row>
        <table:table-row table:style-name="ro1">
          <table:table-cell office:value-type="float" office:value="4098244579">
            <text:p>4098244579</text:p>
          </table:table-cell>
          <table:table-cell office:value-type="float" office:value="210364">
            <text:p>210364</text:p>
          </table:table-cell>
          <table:table-cell office:value-type="float" office:value="187561">
            <text:p>187561</text:p>
          </table:table-cell>
          <table:table-cell office:value-type="float" office:value="153444">
            <text:p>153444</text:p>
          </table:table-cell>
          <table:table-cell office:value-type="float" office:value="12085803">
            <text:p>12085803</text:p>
          </table:table-cell>
          <table:table-cell office:value-type="float" office:value="429146">
            <text:p>429146</text:p>
          </table:table-cell>
          <table:table-cell office:value-type="float" office:value="287506">
            <text:p>287506</text:p>
          </table:table-cell>
          <table:table-cell office:value-type="float" office:value="2249036505">
            <text:p>2249036505</text:p>
          </table:table-cell>
          <table:table-cell office:value-type="float" office:value="204210">
            <text:p>204210</text:p>
          </table:table-cell>
          <table:table-cell office:value-type="float" office:value="165266">
            <text:p>165266</text:p>
          </table:table-cell>
          <table:table-cell office:value-type="float" office:value="164976">
            <text:p>164976</text:p>
          </table:table-cell>
          <table:table-cell office:value-type="float" office:value="11526373">
            <text:p>11526373</text:p>
          </table:table-cell>
          <table:table-cell office:value-type="float" office:value="376077">
            <text:p>376077</text:p>
          </table:table-cell>
          <table:table-cell office:value-type="float" office:value="240816">
            <text:p>240816</text:p>
          </table:table-cell>
          <table:table-cell office:value-type="float" office:value="29764448685">
            <text:p>29764448685</text:p>
          </table:table-cell>
          <table:table-cell office:value-type="float" office:value="322384">
            <text:p>322384</text:p>
          </table:table-cell>
          <table:table-cell office:value-type="float" office:value="191537">
            <text:p>191537</text:p>
          </table:table-cell>
          <table:table-cell office:value-type="float" office:value="162808">
            <text:p>162808</text:p>
          </table:table-cell>
          <table:table-cell office:value-type="float" office:value="7755564">
            <text:p>7755564</text:p>
          </table:table-cell>
          <table:table-cell office:value-type="float" office:value="277392">
            <text:p>277392</text:p>
          </table:table-cell>
          <table:table-cell office:value-type="float" office:value="228436">
            <text:p>228436</text:p>
          </table:table-cell>
        </table:table-row>
        <table:table-row table:style-name="ro1">
          <table:table-cell office:value-type="float" office:value="3056269428">
            <text:p>3056269428</text:p>
          </table:table-cell>
          <table:table-cell office:value-type="float" office:value="896235">
            <text:p>896235</text:p>
          </table:table-cell>
          <table:table-cell office:value-type="float" office:value="198339">
            <text:p>198339</text:p>
          </table:table-cell>
          <table:table-cell office:value-type="float" office:value="150904">
            <text:p>150904</text:p>
          </table:table-cell>
          <table:table-cell office:value-type="float" office:value="241944">
            <text:p>241944</text:p>
          </table:table-cell>
          <table:table-cell office:value-type="float" office:value="296104">
            <text:p>296104</text:p>
          </table:table-cell>
          <table:table-cell office:value-type="float" office:value="259549">
            <text:p>259549</text:p>
          </table:table-cell>
          <table:table-cell office:value-type="float" office:value="6392469084">
            <text:p>6392469084</text:p>
          </table:table-cell>
          <table:table-cell office:value-type="float" office:value="211142">
            <text:p>211142</text:p>
          </table:table-cell>
          <table:table-cell office:value-type="float" office:value="231447">
            <text:p>231447</text:p>
          </table:table-cell>
          <table:table-cell office:value-type="float" office:value="161084">
            <text:p>161084</text:p>
          </table:table-cell>
          <table:table-cell office:value-type="float" office:value="4268868">
            <text:p>4268868</text:p>
          </table:table-cell>
          <table:table-cell office:value-type="float" office:value="278310">
            <text:p>278310</text:p>
          </table:table-cell>
          <table:table-cell office:value-type="float" office:value="264537">
            <text:p>264537</text:p>
          </table:table-cell>
          <table:table-cell office:value-type="float" office:value="3603636700">
            <text:p>3603636700</text:p>
          </table:table-cell>
          <table:table-cell office:value-type="float" office:value="364614">
            <text:p>364614</text:p>
          </table:table-cell>
          <table:table-cell office:value-type="float" office:value="170760">
            <text:p>170760</text:p>
          </table:table-cell>
          <table:table-cell office:value-type="float" office:value="162188">
            <text:p>162188</text:p>
          </table:table-cell>
          <table:table-cell office:value-type="float" office:value="13937887">
            <text:p>13937887</text:p>
          </table:table-cell>
          <table:table-cell office:value-type="float" office:value="313134">
            <text:p>313134</text:p>
          </table:table-cell>
          <table:table-cell office:value-type="float" office:value="257646">
            <text:p>257646</text:p>
          </table:table-cell>
        </table:table-row>
        <table:table-row table:style-name="ro1">
          <table:table-cell office:value-type="float" office:value="4091796313">
            <text:p>4091796313</text:p>
          </table:table-cell>
          <table:table-cell office:value-type="float" office:value="218442">
            <text:p>218442</text:p>
          </table:table-cell>
          <table:table-cell office:value-type="float" office:value="156736">
            <text:p>156736</text:p>
          </table:table-cell>
          <table:table-cell office:value-type="float" office:value="172924">
            <text:p>172924</text:p>
          </table:table-cell>
          <table:table-cell office:value-type="float" office:value="13470661">
            <text:p>13470661</text:p>
          </table:table-cell>
          <table:table-cell office:value-type="float" office:value="323253">
            <text:p>323253</text:p>
          </table:table-cell>
          <table:table-cell office:value-type="float" office:value="230804">
            <text:p>230804</text:p>
          </table:table-cell>
          <table:table-cell office:value-type="float" office:value="5854284158">
            <text:p>5854284158</text:p>
          </table:table-cell>
          <table:table-cell office:value-type="float" office:value="206132">
            <text:p>206132</text:p>
          </table:table-cell>
          <table:table-cell office:value-type="float" office:value="187148">
            <text:p>187148</text:p>
          </table:table-cell>
          <table:table-cell office:value-type="float" office:value="199541">
            <text:p>199541</text:p>
          </table:table-cell>
          <table:table-cell office:value-type="float" office:value="4183314">
            <text:p>4183314</text:p>
          </table:table-cell>
          <table:table-cell office:value-type="float" office:value="368260">
            <text:p>368260</text:p>
          </table:table-cell>
          <table:table-cell office:value-type="float" office:value="244342">
            <text:p>244342</text:p>
          </table:table-cell>
          <table:table-cell office:value-type="float" office:value="4270020432">
            <text:p>4270020432</text:p>
          </table:table-cell>
          <table:table-cell office:value-type="float" office:value="204878">
            <text:p>204878</text:p>
          </table:table-cell>
          <table:table-cell office:value-type="float" office:value="198226">
            <text:p>198226</text:p>
          </table:table-cell>
          <table:table-cell office:value-type="float" office:value="161110">
            <text:p>161110</text:p>
          </table:table-cell>
          <table:table-cell office:value-type="float" office:value="501730">
            <text:p>501730</text:p>
          </table:table-cell>
          <table:table-cell office:value-type="float" office:value="285440">
            <text:p>285440</text:p>
          </table:table-cell>
          <table:table-cell office:value-type="float" office:value="462588">
            <text:p>462588</text:p>
          </table:table-cell>
        </table:table-row>
        <table:table-row table:style-name="ro1">
          <table:table-cell office:value-type="float" office:value="2891366892">
            <text:p>2891366892</text:p>
          </table:table-cell>
          <table:table-cell office:value-type="float" office:value="225303">
            <text:p>225303</text:p>
          </table:table-cell>
          <table:table-cell office:value-type="float" office:value="240152">
            <text:p>240152</text:p>
          </table:table-cell>
          <table:table-cell office:value-type="float" office:value="156136">
            <text:p>156136</text:p>
          </table:table-cell>
          <table:table-cell office:value-type="float" office:value="20692025">
            <text:p>20692025</text:p>
          </table:table-cell>
          <table:table-cell office:value-type="float" office:value="275128">
            <text:p>275128</text:p>
          </table:table-cell>
          <table:table-cell office:value-type="float" office:value="235926">
            <text:p>235926</text:p>
          </table:table-cell>
          <table:table-cell office:value-type="float" office:value="26441820141">
            <text:p>26441820141</text:p>
          </table:table-cell>
          <table:table-cell office:value-type="float" office:value="223769">
            <text:p>223769</text:p>
          </table:table-cell>
          <table:table-cell office:value-type="float" office:value="228400">
            <text:p>228400</text:p>
          </table:table-cell>
          <table:table-cell office:value-type="float" office:value="188938">
            <text:p>188938</text:p>
          </table:table-cell>
          <table:table-cell office:value-type="float" office:value="18738835">
            <text:p>18738835</text:p>
          </table:table-cell>
          <table:table-cell office:value-type="float" office:value="525905">
            <text:p>525905</text:p>
          </table:table-cell>
          <table:table-cell office:value-type="float" office:value="257414">
            <text:p>257414</text:p>
          </table:table-cell>
          <table:table-cell office:value-type="float" office:value="22764808655">
            <text:p>22764808655</text:p>
          </table:table-cell>
          <table:table-cell office:value-type="float" office:value="942706">
            <text:p>942706</text:p>
          </table:table-cell>
          <table:table-cell office:value-type="float" office:value="205113">
            <text:p>205113</text:p>
          </table:table-cell>
          <table:table-cell office:value-type="float" office:value="159300">
            <text:p>159300</text:p>
          </table:table-cell>
          <table:table-cell office:value-type="float" office:value="32979957">
            <text:p>32979957</text:p>
          </table:table-cell>
          <table:table-cell office:value-type="float" office:value="281658">
            <text:p>281658</text:p>
          </table:table-cell>
          <table:table-cell office:value-type="float" office:value="282094">
            <text:p>282094</text:p>
          </table:table-cell>
        </table:table-row>
        <table:table-row table:style-name="ro1">
          <table:table-cell office:value-type="float" office:value="5902929749">
            <text:p>5902929749</text:p>
          </table:table-cell>
          <table:table-cell office:value-type="float" office:value="193264">
            <text:p>193264</text:p>
          </table:table-cell>
          <table:table-cell office:value-type="float" office:value="174064">
            <text:p>174064</text:p>
          </table:table-cell>
          <table:table-cell office:value-type="float" office:value="155574">
            <text:p>155574</text:p>
          </table:table-cell>
          <table:table-cell office:value-type="float" office:value="5882670">
            <text:p>5882670</text:p>
          </table:table-cell>
          <table:table-cell office:value-type="float" office:value="363436">
            <text:p>363436</text:p>
          </table:table-cell>
          <table:table-cell office:value-type="float" office:value="240050">
            <text:p>240050</text:p>
          </table:table-cell>
          <table:table-cell office:value-type="float" office:value="2575833019">
            <text:p>2575833019</text:p>
          </table:table-cell>
          <table:table-cell office:value-type="float" office:value="207920">
            <text:p>207920</text:p>
          </table:table-cell>
          <table:table-cell office:value-type="float" office:value="168866">
            <text:p>168866</text:p>
          </table:table-cell>
          <table:table-cell office:value-type="float" office:value="176036">
            <text:p>176036</text:p>
          </table:table-cell>
          <table:table-cell office:value-type="float" office:value="6769032">
            <text:p>6769032</text:p>
          </table:table-cell>
          <table:table-cell office:value-type="float" office:value="276186">
            <text:p>276186</text:p>
          </table:table-cell>
          <table:table-cell office:value-type="float" office:value="379881">
            <text:p>379881</text:p>
          </table:table-cell>
          <table:table-cell office:value-type="float" office:value="30670686152">
            <text:p>30670686152</text:p>
          </table:table-cell>
          <table:table-cell office:value-type="float" office:value="205316">
            <text:p>205316</text:p>
          </table:table-cell>
          <table:table-cell office:value-type="float" office:value="169314">
            <text:p>169314</text:p>
          </table:table-cell>
          <table:table-cell office:value-type="float" office:value="256614">
            <text:p>256614</text:p>
          </table:table-cell>
          <table:table-cell office:value-type="float" office:value="9496769">
            <text:p>9496769</text:p>
          </table:table-cell>
          <table:table-cell office:value-type="float" office:value="291556">
            <text:p>291556</text:p>
          </table:table-cell>
          <table:table-cell office:value-type="float" office:value="265508">
            <text:p>265508</text:p>
          </table:table-cell>
        </table:table-row>
        <table:table-row table:style-name="ro1">
          <table:table-cell office:value-type="float" office:value="1627923280">
            <text:p>1627923280</text:p>
          </table:table-cell>
          <table:table-cell office:value-type="float" office:value="193024">
            <text:p>193024</text:p>
          </table:table-cell>
          <table:table-cell office:value-type="float" office:value="156110">
            <text:p>156110</text:p>
          </table:table-cell>
          <table:table-cell office:value-type="float" office:value="164434">
            <text:p>164434</text:p>
          </table:table-cell>
          <table:table-cell office:value-type="float" office:value="24159591">
            <text:p>24159591</text:p>
          </table:table-cell>
          <table:table-cell office:value-type="float" office:value="288294">
            <text:p>288294</text:p>
          </table:table-cell>
          <table:table-cell office:value-type="float" office:value="240304">
            <text:p>240304</text:p>
          </table:table-cell>
          <table:table-cell office:value-type="float" office:value="2527909912">
            <text:p>2527909912</text:p>
          </table:table-cell>
          <table:table-cell office:value-type="float" office:value="206162">
            <text:p>206162</text:p>
          </table:table-cell>
          <table:table-cell office:value-type="float" office:value="442126">
            <text:p>442126</text:p>
          </table:table-cell>
          <table:table-cell office:value-type="float" office:value="169028">
            <text:p>169028</text:p>
          </table:table-cell>
          <table:table-cell office:value-type="float" office:value="258704">
            <text:p>258704</text:p>
          </table:table-cell>
          <table:table-cell office:value-type="float" office:value="307269">
            <text:p>307269</text:p>
          </table:table-cell>
          <table:table-cell office:value-type="float" office:value="309768">
            <text:p>309768</text:p>
          </table:table-cell>
          <table:table-cell office:value-type="float" office:value="4518182163">
            <text:p>4518182163</text:p>
          </table:table-cell>
          <table:table-cell office:value-type="float" office:value="323383">
            <text:p>323383</text:p>
          </table:table-cell>
          <table:table-cell office:value-type="float" office:value="173098">
            <text:p>173098</text:p>
          </table:table-cell>
          <table:table-cell office:value-type="float" office:value="188429">
            <text:p>188429</text:p>
          </table:table-cell>
          <table:table-cell office:value-type="float" office:value="1320210">
            <text:p>1320210</text:p>
          </table:table-cell>
          <table:table-cell office:value-type="float" office:value="290438">
            <text:p>290438</text:p>
          </table:table-cell>
          <table:table-cell office:value-type="float" office:value="234164">
            <text:p>234164</text:p>
          </table:table-cell>
        </table:table-row>
        <table:table-row table:style-name="ro1">
          <table:table-cell office:value-type="float" office:value="10263745789">
            <text:p>10263745789</text:p>
          </table:table-cell>
          <table:table-cell office:value-type="float" office:value="218630">
            <text:p>218630</text:p>
          </table:table-cell>
          <table:table-cell office:value-type="float" office:value="152358">
            <text:p>152358</text:p>
          </table:table-cell>
          <table:table-cell office:value-type="float" office:value="175763">
            <text:p>175763</text:p>
          </table:table-cell>
          <table:table-cell office:value-type="float" office:value="5942096">
            <text:p>5942096</text:p>
          </table:table-cell>
          <table:table-cell office:value-type="float" office:value="285898">
            <text:p>285898</text:p>
          </table:table-cell>
          <table:table-cell office:value-type="float" office:value="234178">
            <text:p>234178</text:p>
          </table:table-cell>
          <table:table-cell office:value-type="float" office:value="2985601115">
            <text:p>2985601115</text:p>
          </table:table-cell>
          <table:table-cell office:value-type="float" office:value="205998">
            <text:p>205998</text:p>
          </table:table-cell>
          <table:table-cell office:value-type="float" office:value="214017">
            <text:p>214017</text:p>
          </table:table-cell>
          <table:table-cell office:value-type="float" office:value="168320">
            <text:p>168320</text:p>
          </table:table-cell>
          <table:table-cell office:value-type="float" office:value="53172546">
            <text:p>53172546</text:p>
          </table:table-cell>
          <table:table-cell office:value-type="float" office:value="291000">
            <text:p>291000</text:p>
          </table:table-cell>
          <table:table-cell office:value-type="float" office:value="252924">
            <text:p>252924</text:p>
          </table:table-cell>
          <table:table-cell office:value-type="float" office:value="4387419414">
            <text:p>4387419414</text:p>
          </table:table-cell>
          <table:table-cell office:value-type="float" office:value="270816">
            <text:p>270816</text:p>
          </table:table-cell>
          <table:table-cell office:value-type="float" office:value="167248">
            <text:p>167248</text:p>
          </table:table-cell>
          <table:table-cell office:value-type="float" office:value="192310">
            <text:p>192310</text:p>
          </table:table-cell>
          <table:table-cell office:value-type="float" office:value="2331702">
            <text:p>2331702</text:p>
          </table:table-cell>
          <table:table-cell office:value-type="float" office:value="286706">
            <text:p>286706</text:p>
          </table:table-cell>
          <table:table-cell office:value-type="float" office:value="234074">
            <text:p>234074</text:p>
          </table:table-cell>
        </table:table-row>
        <table:table-row table:style-name="ro1">
          <table:table-cell office:value-type="float" office:value="1492604046">
            <text:p>1492604046</text:p>
          </table:table-cell>
          <table:table-cell office:value-type="float" office:value="194064">
            <text:p>194064</text:p>
          </table:table-cell>
          <table:table-cell office:value-type="float" office:value="169714">
            <text:p>169714</text:p>
          </table:table-cell>
          <table:table-cell office:value-type="float" office:value="156472">
            <text:p>156472</text:p>
          </table:table-cell>
          <table:table-cell office:value-type="float" office:value="6679786">
            <text:p>6679786</text:p>
          </table:table-cell>
          <table:table-cell office:value-type="float" office:value="276792">
            <text:p>276792</text:p>
          </table:table-cell>
          <table:table-cell office:value-type="float" office:value="225410">
            <text:p>225410</text:p>
          </table:table-cell>
          <table:table-cell office:value-type="float" office:value="8571885214">
            <text:p>8571885214</text:p>
          </table:table-cell>
          <table:table-cell office:value-type="float" office:value="1115231">
            <text:p>1115231</text:p>
          </table:table-cell>
          <table:table-cell office:value-type="float" office:value="316000">
            <text:p>316000</text:p>
          </table:table-cell>
          <table:table-cell office:value-type="float" office:value="162186">
            <text:p>162186</text:p>
          </table:table-cell>
          <table:table-cell office:value-type="float" office:value="11349998">
            <text:p>11349998</text:p>
          </table:table-cell>
          <table:table-cell office:value-type="float" office:value="286352">
            <text:p>286352</text:p>
          </table:table-cell>
          <table:table-cell office:value-type="float" office:value="280128">
            <text:p>280128</text:p>
          </table:table-cell>
          <table:table-cell office:value-type="float" office:value="1161618312">
            <text:p>1161618312</text:p>
          </table:table-cell>
          <table:table-cell office:value-type="float" office:value="229419">
            <text:p>229419</text:p>
          </table:table-cell>
          <table:table-cell office:value-type="float" office:value="174316">
            <text:p>174316</text:p>
          </table:table-cell>
          <table:table-cell office:value-type="float" office:value="160324">
            <text:p>160324</text:p>
          </table:table-cell>
          <table:table-cell office:value-type="float" office:value="5493101">
            <text:p>5493101</text:p>
          </table:table-cell>
          <table:table-cell office:value-type="float" office:value="282484">
            <text:p>282484</text:p>
          </table:table-cell>
          <table:table-cell office:value-type="float" office:value="378599">
            <text:p>378599</text:p>
          </table:table-cell>
        </table:table-row>
        <table:table-row table:style-name="ro1">
          <table:table-cell office:value-type="float" office:value="10944161038">
            <text:p>10944161038</text:p>
          </table:table-cell>
          <table:table-cell office:value-type="float" office:value="286926">
            <text:p>286926</text:p>
          </table:table-cell>
          <table:table-cell office:value-type="float" office:value="152956">
            <text:p>152956</text:p>
          </table:table-cell>
          <table:table-cell office:value-type="float" office:value="152164">
            <text:p>152164</text:p>
          </table:table-cell>
          <table:table-cell office:value-type="float" office:value="271162">
            <text:p>271162</text:p>
          </table:table-cell>
          <table:table-cell office:value-type="float" office:value="259322">
            <text:p>259322</text:p>
          </table:table-cell>
          <table:table-cell office:value-type="float" office:value="240565">
            <text:p>240565</text:p>
          </table:table-cell>
          <table:table-cell office:value-type="float" office:value="2331581059">
            <text:p>2331581059</text:p>
          </table:table-cell>
          <table:table-cell office:value-type="float" office:value="217608">
            <text:p>217608</text:p>
          </table:table-cell>
          <table:table-cell office:value-type="float" office:value="191700">
            <text:p>191700</text:p>
          </table:table-cell>
          <table:table-cell office:value-type="float" office:value="205896">
            <text:p>205896</text:p>
          </table:table-cell>
          <table:table-cell office:value-type="float" office:value="244536">
            <text:p>244536</text:p>
          </table:table-cell>
          <table:table-cell office:value-type="float" office:value="401091">
            <text:p>401091</text:p>
          </table:table-cell>
          <table:table-cell office:value-type="float" office:value="280117">
            <text:p>280117</text:p>
          </table:table-cell>
          <table:table-cell office:value-type="float" office:value="2244167405">
            <text:p>2244167405</text:p>
          </table:table-cell>
          <table:table-cell office:value-type="float" office:value="201300">
            <text:p>201300</text:p>
          </table:table-cell>
          <table:table-cell office:value-type="float" office:value="176834">
            <text:p>176834</text:p>
          </table:table-cell>
          <table:table-cell office:value-type="float" office:value="159434">
            <text:p>159434</text:p>
          </table:table-cell>
          <table:table-cell office:value-type="float" office:value="12969361">
            <text:p>12969361</text:p>
          </table:table-cell>
          <table:table-cell office:value-type="float" office:value="276628">
            <text:p>276628</text:p>
          </table:table-cell>
          <table:table-cell office:value-type="float" office:value="292706">
            <text:p>292706</text:p>
          </table:table-cell>
        </table:table-row>
        <table:table-row table:style-name="ro1">
          <table:table-cell office:value-type="float" office:value="13397656650">
            <text:p>13397656650</text:p>
          </table:table-cell>
          <table:table-cell office:value-type="float" office:value="219785">
            <text:p>219785</text:p>
          </table:table-cell>
          <table:table-cell office:value-type="float" office:value="154642">
            <text:p>154642</text:p>
          </table:table-cell>
          <table:table-cell office:value-type="float" office:value="162570">
            <text:p>162570</text:p>
          </table:table-cell>
          <table:table-cell office:value-type="float" office:value="14438379">
            <text:p>14438379</text:p>
          </table:table-cell>
          <table:table-cell office:value-type="float" office:value="270482">
            <text:p>270482</text:p>
          </table:table-cell>
          <table:table-cell office:value-type="float" office:value="229982">
            <text:p>229982</text:p>
          </table:table-cell>
          <table:table-cell office:value-type="float" office:value="2845722873">
            <text:p>2845722873</text:p>
          </table:table-cell>
          <table:table-cell office:value-type="float" office:value="228088">
            <text:p>228088</text:p>
          </table:table-cell>
          <table:table-cell office:value-type="float" office:value="263356">
            <text:p>263356</text:p>
          </table:table-cell>
          <table:table-cell office:value-type="float" office:value="164016">
            <text:p>164016</text:p>
          </table:table-cell>
          <table:table-cell office:value-type="float" office:value="28026414">
            <text:p>28026414</text:p>
          </table:table-cell>
          <table:table-cell office:value-type="float" office:value="297346">
            <text:p>297346</text:p>
          </table:table-cell>
          <table:table-cell office:value-type="float" office:value="255742">
            <text:p>255742</text:p>
          </table:table-cell>
          <table:table-cell office:value-type="float" office:value="3275776917">
            <text:p>3275776917</text:p>
          </table:table-cell>
          <table:table-cell office:value-type="float" office:value="201212">
            <text:p>201212</text:p>
          </table:table-cell>
          <table:table-cell office:value-type="float" office:value="167922">
            <text:p>167922</text:p>
          </table:table-cell>
          <table:table-cell office:value-type="float" office:value="196863">
            <text:p>196863</text:p>
          </table:table-cell>
          <table:table-cell office:value-type="float" office:value="283783">
            <text:p>283783</text:p>
          </table:table-cell>
          <table:table-cell office:value-type="float" office:value="274512">
            <text:p>274512</text:p>
          </table:table-cell>
          <table:table-cell office:value-type="float" office:value="378279">
            <text:p>378279</text:p>
          </table:table-cell>
        </table:table-row>
        <table:table-row table:style-name="ro1">
          <table:table-cell office:value-type="float" office:value="6403926732">
            <text:p>6403926732</text:p>
          </table:table-cell>
          <table:table-cell office:value-type="float" office:value="207046">
            <text:p>207046</text:p>
          </table:table-cell>
          <table:table-cell office:value-type="float" office:value="152912">
            <text:p>152912</text:p>
          </table:table-cell>
          <table:table-cell office:value-type="float" office:value="187595">
            <text:p>187595</text:p>
          </table:table-cell>
          <table:table-cell office:value-type="float" office:value="345064">
            <text:p>345064</text:p>
          </table:table-cell>
          <table:table-cell office:value-type="float" office:value="262078">
            <text:p>262078</text:p>
          </table:table-cell>
          <table:table-cell office:value-type="float" office:value="236956">
            <text:p>236956</text:p>
          </table:table-cell>
          <table:table-cell office:value-type="float" office:value="6354772949">
            <text:p>6354772949</text:p>
          </table:table-cell>
          <table:table-cell office:value-type="float" office:value="228599">
            <text:p>228599</text:p>
          </table:table-cell>
          <table:table-cell office:value-type="float" office:value="173814">
            <text:p>173814</text:p>
          </table:table-cell>
          <table:table-cell office:value-type="float" office:value="191448">
            <text:p>191448</text:p>
          </table:table-cell>
          <table:table-cell office:value-type="float" office:value="12767440">
            <text:p>12767440</text:p>
          </table:table-cell>
          <table:table-cell office:value-type="float" office:value="298902">
            <text:p>298902</text:p>
          </table:table-cell>
          <table:table-cell office:value-type="float" office:value="277646">
            <text:p>277646</text:p>
          </table:table-cell>
          <table:table-cell office:value-type="float" office:value="31218795819">
            <text:p>31218795819</text:p>
          </table:table-cell>
          <table:table-cell office:value-type="float" office:value="205040">
            <text:p>205040</text:p>
          </table:table-cell>
          <table:table-cell office:value-type="float" office:value="184142">
            <text:p>184142</text:p>
          </table:table-cell>
          <table:table-cell office:value-type="float" office:value="484720">
            <text:p>484720</text:p>
          </table:table-cell>
          <table:table-cell office:value-type="float" office:value="2687188">
            <text:p>2687188</text:p>
          </table:table-cell>
          <table:table-cell office:value-type="float" office:value="271286">
            <text:p>271286</text:p>
          </table:table-cell>
          <table:table-cell office:value-type="float" office:value="228890">
            <text:p>228890</text:p>
          </table:table-cell>
        </table:table-row>
        <table:table-row table:style-name="ro1">
          <table:table-cell office:value-type="float" office:value="9698453782">
            <text:p>9698453782</text:p>
          </table:table-cell>
          <table:table-cell office:value-type="float" office:value="191832">
            <text:p>191832</text:p>
          </table:table-cell>
          <table:table-cell office:value-type="float" office:value="179252">
            <text:p>179252</text:p>
          </table:table-cell>
          <table:table-cell office:value-type="float" office:value="175497">
            <text:p>175497</text:p>
          </table:table-cell>
          <table:table-cell office:value-type="float" office:value="31519221">
            <text:p>31519221</text:p>
          </table:table-cell>
          <table:table-cell office:value-type="float" office:value="261758">
            <text:p>261758</text:p>
          </table:table-cell>
          <table:table-cell office:value-type="float" office:value="294959">
            <text:p>294959</text:p>
          </table:table-cell>
          <table:table-cell office:value-type="float" office:value="1509440336">
            <text:p>1509440336</text:p>
          </table:table-cell>
          <table:table-cell office:value-type="float" office:value="934047">
            <text:p>934047</text:p>
          </table:table-cell>
          <table:table-cell office:value-type="float" office:value="171962">
            <text:p>171962</text:p>
          </table:table-cell>
          <table:table-cell office:value-type="float" office:value="162182">
            <text:p>162182</text:p>
          </table:table-cell>
          <table:table-cell office:value-type="float" office:value="5994184">
            <text:p>5994184</text:p>
          </table:table-cell>
          <table:table-cell office:value-type="float" office:value="335453">
            <text:p>335453</text:p>
          </table:table-cell>
          <table:table-cell office:value-type="float" office:value="280901">
            <text:p>280901</text:p>
          </table:table-cell>
          <table:table-cell office:value-type="float" office:value="6378654898">
            <text:p>6378654898</text:p>
          </table:table-cell>
          <table:table-cell office:value-type="float" office:value="210280">
            <text:p>210280</text:p>
          </table:table-cell>
          <table:table-cell office:value-type="float" office:value="165208">
            <text:p>165208</text:p>
          </table:table-cell>
          <table:table-cell office:value-type="float" office:value="161500">
            <text:p>161500</text:p>
          </table:table-cell>
          <table:table-cell office:value-type="float" office:value="2278148">
            <text:p>2278148</text:p>
          </table:table-cell>
          <table:table-cell office:value-type="float" office:value="279430">
            <text:p>279430</text:p>
          </table:table-cell>
          <table:table-cell office:value-type="float" office:value="234804">
            <text:p>234804</text:p>
          </table:table-cell>
        </table:table-row>
        <table:table-row table:style-name="ro1">
          <table:table-cell office:value-type="float" office:value="6105927361">
            <text:p>6105927361</text:p>
          </table:table-cell>
          <table:table-cell office:value-type="float" office:value="194472">
            <text:p>194472</text:p>
          </table:table-cell>
          <table:table-cell office:value-type="float" office:value="156420">
            <text:p>156420</text:p>
          </table:table-cell>
          <table:table-cell office:value-type="float" office:value="160152">
            <text:p>160152</text:p>
          </table:table-cell>
          <table:table-cell office:value-type="float" office:value="505012">
            <text:p>505012</text:p>
          </table:table-cell>
          <table:table-cell office:value-type="float" office:value="284064">
            <text:p>284064</text:p>
          </table:table-cell>
          <table:table-cell office:value-type="float" office:value="265036">
            <text:p>265036</text:p>
          </table:table-cell>
          <table:table-cell office:value-type="float" office:value="4528474080">
            <text:p>4528474080</text:p>
          </table:table-cell>
          <table:table-cell office:value-type="float" office:value="205418">
            <text:p>205418</text:p>
          </table:table-cell>
          <table:table-cell office:value-type="float" office:value="165084">
            <text:p>165084</text:p>
          </table:table-cell>
          <table:table-cell office:value-type="float" office:value="266586">
            <text:p>266586</text:p>
          </table:table-cell>
          <table:table-cell office:value-type="float" office:value="92620184">
            <text:p>92620184</text:p>
          </table:table-cell>
          <table:table-cell office:value-type="float" office:value="285226">
            <text:p>285226</text:p>
          </table:table-cell>
          <table:table-cell office:value-type="float" office:value="302147">
            <text:p>302147</text:p>
          </table:table-cell>
          <table:table-cell office:value-type="float" office:value="4072003072">
            <text:p>4072003072</text:p>
          </table:table-cell>
          <table:table-cell office:value-type="float" office:value="230896">
            <text:p>230896</text:p>
          </table:table-cell>
          <table:table-cell office:value-type="float" office:value="166618">
            <text:p>166618</text:p>
          </table:table-cell>
          <table:table-cell office:value-type="float" office:value="261624">
            <text:p>261624</text:p>
          </table:table-cell>
          <table:table-cell office:value-type="float" office:value="45098411">
            <text:p>45098411</text:p>
          </table:table-cell>
          <table:table-cell office:value-type="float" office:value="283132">
            <text:p>283132</text:p>
          </table:table-cell>
          <table:table-cell office:value-type="float" office:value="224468">
            <text:p>224468</text:p>
          </table:table-cell>
        </table:table-row>
        <table:table-row table:style-name="ro1">
          <table:table-cell office:value-type="float" office:value="3231950733">
            <text:p>3231950733</text:p>
          </table:table-cell>
          <table:table-cell office:value-type="float" office:value="194382">
            <text:p>194382</text:p>
          </table:table-cell>
          <table:table-cell office:value-type="float" office:value="231691">
            <text:p>231691</text:p>
          </table:table-cell>
          <table:table-cell office:value-type="float" office:value="170874">
            <text:p>170874</text:p>
          </table:table-cell>
          <table:table-cell office:value-type="float" office:value="5616732">
            <text:p>5616732</text:p>
          </table:table-cell>
          <table:table-cell office:value-type="float" office:value="515748">
            <text:p>515748</text:p>
          </table:table-cell>
          <table:table-cell office:value-type="float" office:value="243956">
            <text:p>243956</text:p>
          </table:table-cell>
          <table:table-cell office:value-type="float" office:value="24605449870">
            <text:p>24605449870</text:p>
          </table:table-cell>
          <table:table-cell office:value-type="float" office:value="207236">
            <text:p>207236</text:p>
          </table:table-cell>
          <table:table-cell office:value-type="float" office:value="195978">
            <text:p>195978</text:p>
          </table:table-cell>
          <table:table-cell office:value-type="float" office:value="235551">
            <text:p>235551</text:p>
          </table:table-cell>
          <table:table-cell office:value-type="float" office:value="8187765">
            <text:p>8187765</text:p>
          </table:table-cell>
          <table:table-cell office:value-type="float" office:value="435194">
            <text:p>435194</text:p>
          </table:table-cell>
          <table:table-cell office:value-type="float" office:value="368722">
            <text:p>368722</text:p>
          </table:table-cell>
          <table:table-cell office:value-type="float" office:value="13107469606">
            <text:p>13107469606</text:p>
          </table:table-cell>
          <table:table-cell office:value-type="float" office:value="202990">
            <text:p>202990</text:p>
          </table:table-cell>
          <table:table-cell office:value-type="float" office:value="176184">
            <text:p>176184</text:p>
          </table:table-cell>
          <table:table-cell office:value-type="float" office:value="161988">
            <text:p>161988</text:p>
          </table:table-cell>
          <table:table-cell office:value-type="float" office:value="73355437">
            <text:p>73355437</text:p>
          </table:table-cell>
          <table:table-cell office:value-type="float" office:value="297364">
            <text:p>297364</text:p>
          </table:table-cell>
          <table:table-cell office:value-type="float" office:value="246636">
            <text:p>246636</text:p>
          </table:table-cell>
        </table:table-row>
        <table:table-row table:style-name="ro1">
          <table:table-cell office:value-type="float" office:value="3654188147">
            <text:p>3654188147</text:p>
          </table:table-cell>
          <table:table-cell office:value-type="float" office:value="191878">
            <text:p>191878</text:p>
          </table:table-cell>
          <table:table-cell office:value-type="float" office:value="166432">
            <text:p>166432</text:p>
          </table:table-cell>
          <table:table-cell office:value-type="float" office:value="149710">
            <text:p>149710</text:p>
          </table:table-cell>
          <table:table-cell office:value-type="float" office:value="14284748">
            <text:p>14284748</text:p>
          </table:table-cell>
          <table:table-cell office:value-type="float" office:value="268610">
            <text:p>268610</text:p>
          </table:table-cell>
          <table:table-cell office:value-type="float" office:value="221058">
            <text:p>221058</text:p>
          </table:table-cell>
          <table:table-cell office:value-type="float" office:value="2608833375">
            <text:p>2608833375</text:p>
          </table:table-cell>
          <table:table-cell office:value-type="float" office:value="256824">
            <text:p>256824</text:p>
          </table:table-cell>
          <table:table-cell office:value-type="float" office:value="166978">
            <text:p>166978</text:p>
          </table:table-cell>
          <table:table-cell office:value-type="float" office:value="417856">
            <text:p>417856</text:p>
          </table:table-cell>
          <table:table-cell office:value-type="float" office:value="20228379">
            <text:p>20228379</text:p>
          </table:table-cell>
          <table:table-cell office:value-type="float" office:value="424994">
            <text:p>424994</text:p>
          </table:table-cell>
          <table:table-cell office:value-type="float" office:value="275990">
            <text:p>275990</text:p>
          </table:table-cell>
          <table:table-cell office:value-type="float" office:value="3927864107">
            <text:p>3927864107</text:p>
          </table:table-cell>
          <table:table-cell office:value-type="float" office:value="243493">
            <text:p>243493</text:p>
          </table:table-cell>
          <table:table-cell office:value-type="float" office:value="198903">
            <text:p>198903</text:p>
          </table:table-cell>
          <table:table-cell office:value-type="float" office:value="166694">
            <text:p>166694</text:p>
          </table:table-cell>
          <table:table-cell office:value-type="float" office:value="3867795">
            <text:p>3867795</text:p>
          </table:table-cell>
          <table:table-cell office:value-type="float" office:value="333945">
            <text:p>333945</text:p>
          </table:table-cell>
          <table:table-cell office:value-type="float" office:value="219744">
            <text:p>219744</text:p>
          </table:table-cell>
        </table:table-row>
        <table:table-row table:style-name="ro1">
          <table:table-cell office:value-type="float" office:value="1049380153">
            <text:p>1049380153</text:p>
          </table:table-cell>
          <table:table-cell office:value-type="float" office:value="946067">
            <text:p>946067</text:p>
          </table:table-cell>
          <table:table-cell office:value-type="float" office:value="156550">
            <text:p>156550</text:p>
          </table:table-cell>
          <table:table-cell office:value-type="float" office:value="152170">
            <text:p>152170</text:p>
          </table:table-cell>
          <table:table-cell office:value-type="float" office:value="1659040">
            <text:p>1659040</text:p>
          </table:table-cell>
          <table:table-cell office:value-type="float" office:value="280646">
            <text:p>280646</text:p>
          </table:table-cell>
          <table:table-cell office:value-type="float" office:value="229310">
            <text:p>229310</text:p>
          </table:table-cell>
          <table:table-cell office:value-type="float" office:value="2094154267">
            <text:p>2094154267</text:p>
          </table:table-cell>
          <table:table-cell office:value-type="float" office:value="203614">
            <text:p>203614</text:p>
          </table:table-cell>
          <table:table-cell office:value-type="float" office:value="235746">
            <text:p>235746</text:p>
          </table:table-cell>
          <table:table-cell office:value-type="float" office:value="198484">
            <text:p>198484</text:p>
          </table:table-cell>
          <table:table-cell office:value-type="float" office:value="9833937">
            <text:p>9833937</text:p>
          </table:table-cell>
          <table:table-cell office:value-type="float" office:value="270532">
            <text:p>270532</text:p>
          </table:table-cell>
          <table:table-cell office:value-type="float" office:value="324266">
            <text:p>324266</text:p>
          </table:table-cell>
          <table:table-cell office:value-type="float" office:value="14624568396">
            <text:p>14624568396</text:p>
          </table:table-cell>
          <table:table-cell office:value-type="float" office:value="331098">
            <text:p>331098</text:p>
          </table:table-cell>
          <table:table-cell office:value-type="float" office:value="269842">
            <text:p>269842</text:p>
          </table:table-cell>
          <table:table-cell office:value-type="float" office:value="182376">
            <text:p>182376</text:p>
          </table:table-cell>
          <table:table-cell office:value-type="float" office:value="2181229">
            <text:p>2181229</text:p>
          </table:table-cell>
          <table:table-cell office:value-type="float" office:value="452268">
            <text:p>452268</text:p>
          </table:table-cell>
          <table:table-cell office:value-type="float" office:value="319104">
            <text:p>319104</text:p>
          </table:table-cell>
        </table:table-row>
        <table:table-row table:style-name="ro1">
          <table:table-cell office:value-type="float" office:value="4698148459">
            <text:p>4698148459</text:p>
          </table:table-cell>
          <table:table-cell office:value-type="float" office:value="257378">
            <text:p>257378</text:p>
          </table:table-cell>
          <table:table-cell office:value-type="float" office:value="153466">
            <text:p>153466</text:p>
          </table:table-cell>
          <table:table-cell office:value-type="float" office:value="195286">
            <text:p>195286</text:p>
          </table:table-cell>
          <table:table-cell office:value-type="float" office:value="70671248">
            <text:p>70671248</text:p>
          </table:table-cell>
          <table:table-cell office:value-type="float" office:value="293020">
            <text:p>293020</text:p>
          </table:table-cell>
          <table:table-cell office:value-type="float" office:value="232552">
            <text:p>232552</text:p>
          </table:table-cell>
          <table:table-cell office:value-type="float" office:value="6411022584">
            <text:p>6411022584</text:p>
          </table:table-cell>
          <table:table-cell office:value-type="float" office:value="237224">
            <text:p>237224</text:p>
          </table:table-cell>
          <table:table-cell office:value-type="float" office:value="174216">
            <text:p>174216</text:p>
          </table:table-cell>
          <table:table-cell office:value-type="float" office:value="950088">
            <text:p>950088</text:p>
          </table:table-cell>
          <table:table-cell office:value-type="float" office:value="25318760">
            <text:p>25318760</text:p>
          </table:table-cell>
          <table:table-cell office:value-type="float" office:value="381732">
            <text:p>381732</text:p>
          </table:table-cell>
          <table:table-cell office:value-type="float" office:value="242442">
            <text:p>242442</text:p>
          </table:table-cell>
          <table:table-cell office:value-type="float" office:value="6580579988">
            <text:p>6580579988</text:p>
          </table:table-cell>
          <table:table-cell office:value-type="float" office:value="339069">
            <text:p>339069</text:p>
          </table:table-cell>
          <table:table-cell office:value-type="float" office:value="275483">
            <text:p>275483</text:p>
          </table:table-cell>
          <table:table-cell office:value-type="float" office:value="174246">
            <text:p>174246</text:p>
          </table:table-cell>
          <table:table-cell office:value-type="float" office:value="5896306">
            <text:p>5896306</text:p>
          </table:table-cell>
          <table:table-cell office:value-type="float" office:value="279484">
            <text:p>279484</text:p>
          </table:table-cell>
          <table:table-cell office:value-type="float" office:value="405174">
            <text:p>405174</text:p>
          </table:table-cell>
        </table:table-row>
        <table:table-row table:style-name="ro1">
          <table:table-cell office:value-type="float" office:value="3988725504">
            <text:p>3988725504</text:p>
          </table:table-cell>
          <table:table-cell office:value-type="float" office:value="194860">
            <text:p>194860</text:p>
          </table:table-cell>
          <table:table-cell office:value-type="float" office:value="198747">
            <text:p>198747</text:p>
          </table:table-cell>
          <table:table-cell office:value-type="float" office:value="155386">
            <text:p>155386</text:p>
          </table:table-cell>
          <table:table-cell office:value-type="float" office:value="5778985">
            <text:p>5778985</text:p>
          </table:table-cell>
          <table:table-cell office:value-type="float" office:value="273802">
            <text:p>273802</text:p>
          </table:table-cell>
          <table:table-cell office:value-type="float" office:value="220878">
            <text:p>220878</text:p>
          </table:table-cell>
          <table:table-cell office:value-type="float" office:value="9133320867">
            <text:p>9133320867</text:p>
          </table:table-cell>
          <table:table-cell office:value-type="float" office:value="207532">
            <text:p>207532</text:p>
          </table:table-cell>
          <table:table-cell office:value-type="float" office:value="169710">
            <text:p>169710</text:p>
          </table:table-cell>
          <table:table-cell office:value-type="float" office:value="161740">
            <text:p>161740</text:p>
          </table:table-cell>
          <table:table-cell office:value-type="float" office:value="4071762">
            <text:p>4071762</text:p>
          </table:table-cell>
          <table:table-cell office:value-type="float" office:value="275016">
            <text:p>275016</text:p>
          </table:table-cell>
          <table:table-cell office:value-type="float" office:value="222772">
            <text:p>222772</text:p>
          </table:table-cell>
          <table:table-cell office:value-type="float" office:value="957955155">
            <text:p>957955155</text:p>
          </table:table-cell>
          <table:table-cell office:value-type="float" office:value="201786">
            <text:p>201786</text:p>
          </table:table-cell>
          <table:table-cell office:value-type="float" office:value="170584">
            <text:p>170584</text:p>
          </table:table-cell>
          <table:table-cell office:value-type="float" office:value="161246">
            <text:p>161246</text:p>
          </table:table-cell>
          <table:table-cell office:value-type="float" office:value="41597269">
            <text:p>41597269</text:p>
          </table:table-cell>
          <table:table-cell office:value-type="float" office:value="351339">
            <text:p>351339</text:p>
          </table:table-cell>
          <table:table-cell office:value-type="float" office:value="380889">
            <text:p>380889</text:p>
          </table:table-cell>
        </table:table-row>
        <table:table-row table:style-name="ro1">
          <table:table-cell office:value-type="float" office:value="10422893937">
            <text:p>10422893937</text:p>
          </table:table-cell>
          <table:table-cell office:value-type="float" office:value="189728">
            <text:p>189728</text:p>
          </table:table-cell>
          <table:table-cell office:value-type="float" office:value="194163">
            <text:p>194163</text:p>
          </table:table-cell>
          <table:table-cell office:value-type="float" office:value="181014">
            <text:p>181014</text:p>
          </table:table-cell>
          <table:table-cell office:value-type="float" office:value="6078095">
            <text:p>6078095</text:p>
          </table:table-cell>
          <table:table-cell office:value-type="float" office:value="276176">
            <text:p>276176</text:p>
          </table:table-cell>
          <table:table-cell office:value-type="float" office:value="229734">
            <text:p>229734</text:p>
          </table:table-cell>
          <table:table-cell office:value-type="float" office:value="1017068163">
            <text:p>1017068163</text:p>
          </table:table-cell>
          <table:table-cell office:value-type="float" office:value="204294">
            <text:p>204294</text:p>
          </table:table-cell>
          <table:table-cell office:value-type="float" office:value="165968">
            <text:p>165968</text:p>
          </table:table-cell>
          <table:table-cell office:value-type="float" office:value="334559">
            <text:p>334559</text:p>
          </table:table-cell>
          <table:table-cell office:value-type="float" office:value="18902673">
            <text:p>18902673</text:p>
          </table:table-cell>
          <table:table-cell office:value-type="float" office:value="318457">
            <text:p>318457</text:p>
          </table:table-cell>
          <table:table-cell office:value-type="float" office:value="398026">
            <text:p>398026</text:p>
          </table:table-cell>
          <table:table-cell office:value-type="float" office:value="7499184411">
            <text:p>7499184411</text:p>
          </table:table-cell>
          <table:table-cell office:value-type="float" office:value="263527">
            <text:p>263527</text:p>
          </table:table-cell>
          <table:table-cell office:value-type="float" office:value="212047">
            <text:p>212047</text:p>
          </table:table-cell>
          <table:table-cell office:value-type="float" office:value="166402">
            <text:p>166402</text:p>
          </table:table-cell>
          <table:table-cell office:value-type="float" office:value="250226">
            <text:p>250226</text:p>
          </table:table-cell>
          <table:table-cell office:value-type="float" office:value="431766">
            <text:p>431766</text:p>
          </table:table-cell>
          <table:table-cell office:value-type="float" office:value="247270">
            <text:p>247270</text:p>
          </table:table-cell>
        </table:table-row>
        <table:table-row table:style-name="ro1">
          <table:table-cell office:value-type="float" office:value="3791770920">
            <text:p>3791770920</text:p>
          </table:table-cell>
          <table:table-cell office:value-type="float" office:value="203358">
            <text:p>203358</text:p>
          </table:table-cell>
          <table:table-cell office:value-type="float" office:value="740363">
            <text:p>740363</text:p>
          </table:table-cell>
          <table:table-cell office:value-type="float" office:value="215852">
            <text:p>215852</text:p>
          </table:table-cell>
          <table:table-cell office:value-type="float" office:value="31079374">
            <text:p>31079374</text:p>
          </table:table-cell>
          <table:table-cell office:value-type="float" office:value="386341">
            <text:p>386341</text:p>
          </table:table-cell>
          <table:table-cell office:value-type="float" office:value="363494">
            <text:p>363494</text:p>
          </table:table-cell>
          <table:table-cell office:value-type="float" office:value="2664286387">
            <text:p>2664286387</text:p>
          </table:table-cell>
          <table:table-cell office:value-type="float" office:value="322645">
            <text:p>322645</text:p>
          </table:table-cell>
          <table:table-cell office:value-type="float" office:value="197989">
            <text:p>197989</text:p>
          </table:table-cell>
          <table:table-cell office:value-type="float" office:value="230688">
            <text:p>230688</text:p>
          </table:table-cell>
          <table:table-cell office:value-type="float" office:value="11273105">
            <text:p>11273105</text:p>
          </table:table-cell>
          <table:table-cell office:value-type="float" office:value="264226">
            <text:p>264226</text:p>
          </table:table-cell>
          <table:table-cell office:value-type="float" office:value="386951">
            <text:p>386951</text:p>
          </table:table-cell>
          <table:table-cell office:value-type="float" office:value="11912274609">
            <text:p>11912274609</text:p>
          </table:table-cell>
          <table:table-cell office:value-type="float" office:value="206250">
            <text:p>206250</text:p>
          </table:table-cell>
          <table:table-cell office:value-type="float" office:value="275438">
            <text:p>275438</text:p>
          </table:table-cell>
          <table:table-cell office:value-type="float" office:value="194330">
            <text:p>194330</text:p>
          </table:table-cell>
          <table:table-cell office:value-type="float" office:value="25024524">
            <text:p>25024524</text:p>
          </table:table-cell>
          <table:table-cell office:value-type="float" office:value="302125">
            <text:p>302125</text:p>
          </table:table-cell>
          <table:table-cell office:value-type="float" office:value="374164">
            <text:p>374164</text:p>
          </table:table-cell>
        </table:table-row>
        <table:table-row table:style-name="ro1">
          <table:table-cell office:value-type="float" office:value="14191413670">
            <text:p>14191413670</text:p>
          </table:table-cell>
          <table:table-cell office:value-type="float" office:value="192632">
            <text:p>192632</text:p>
          </table:table-cell>
          <table:table-cell office:value-type="float" office:value="228386">
            <text:p>228386</text:p>
          </table:table-cell>
          <table:table-cell office:value-type="float" office:value="154946">
            <text:p>154946</text:p>
          </table:table-cell>
          <table:table-cell office:value-type="float" office:value="14778747">
            <text:p>14778747</text:p>
          </table:table-cell>
          <table:table-cell office:value-type="float" office:value="263944">
            <text:p>263944</text:p>
          </table:table-cell>
          <table:table-cell office:value-type="float" office:value="221758">
            <text:p>221758</text:p>
          </table:table-cell>
          <table:table-cell office:value-type="float" office:value="10086275599">
            <text:p>10086275599</text:p>
          </table:table-cell>
          <table:table-cell office:value-type="float" office:value="258464">
            <text:p>258464</text:p>
          </table:table-cell>
          <table:table-cell office:value-type="float" office:value="168440">
            <text:p>168440</text:p>
          </table:table-cell>
          <table:table-cell office:value-type="float" office:value="165556">
            <text:p>165556</text:p>
          </table:table-cell>
          <table:table-cell office:value-type="float" office:value="17217514">
            <text:p>17217514</text:p>
          </table:table-cell>
          <table:table-cell office:value-type="float" office:value="347957">
            <text:p>347957</text:p>
          </table:table-cell>
          <table:table-cell office:value-type="float" office:value="227912">
            <text:p>227912</text:p>
          </table:table-cell>
          <table:table-cell office:value-type="float" office:value="30801472007">
            <text:p>30801472007</text:p>
          </table:table-cell>
          <table:table-cell office:value-type="float" office:value="206188">
            <text:p>206188</text:p>
          </table:table-cell>
          <table:table-cell office:value-type="float" office:value="190080">
            <text:p>190080</text:p>
          </table:table-cell>
          <table:table-cell office:value-type="float" office:value="161766">
            <text:p>161766</text:p>
          </table:table-cell>
          <table:table-cell office:value-type="float" office:value="252548">
            <text:p>252548</text:p>
          </table:table-cell>
          <table:table-cell office:value-type="float" office:value="492053">
            <text:p>492053</text:p>
          </table:table-cell>
          <table:table-cell office:value-type="float" office:value="262830">
            <text:p>262830</text:p>
          </table:table-cell>
        </table:table-row>
        <table:table-row table:style-name="ro1">
          <table:table-cell office:value-type="float" office:value="6519805056">
            <text:p>6519805056</text:p>
          </table:table-cell>
          <table:table-cell office:value-type="float" office:value="194668">
            <text:p>194668</text:p>
          </table:table-cell>
          <table:table-cell office:value-type="float" office:value="189108">
            <text:p>189108</text:p>
          </table:table-cell>
          <table:table-cell office:value-type="float" office:value="463193">
            <text:p>463193</text:p>
          </table:table-cell>
          <table:table-cell office:value-type="float" office:value="394514">
            <text:p>394514</text:p>
          </table:table-cell>
          <table:table-cell office:value-type="float" office:value="276382">
            <text:p>276382</text:p>
          </table:table-cell>
          <table:table-cell office:value-type="float" office:value="429511">
            <text:p>429511</text:p>
          </table:table-cell>
          <table:table-cell office:value-type="float" office:value="22260733296">
            <text:p>22260733296</text:p>
          </table:table-cell>
          <table:table-cell office:value-type="float" office:value="211082">
            <text:p>211082</text:p>
          </table:table-cell>
          <table:table-cell office:value-type="float" office:value="198056">
            <text:p>198056</text:p>
          </table:table-cell>
          <table:table-cell office:value-type="float" office:value="167356">
            <text:p>167356</text:p>
          </table:table-cell>
          <table:table-cell office:value-type="float" office:value="3884624">
            <text:p>3884624</text:p>
          </table:table-cell>
          <table:table-cell office:value-type="float" office:value="405148">
            <text:p>405148</text:p>
          </table:table-cell>
          <table:table-cell office:value-type="float" office:value="300809">
            <text:p>300809</text:p>
          </table:table-cell>
          <table:table-cell office:value-type="float" office:value="3661174203">
            <text:p>3661174203</text:p>
          </table:table-cell>
          <table:table-cell office:value-type="float" office:value="203788">
            <text:p>203788</text:p>
          </table:table-cell>
          <table:table-cell office:value-type="float" office:value="163252">
            <text:p>163252</text:p>
          </table:table-cell>
          <table:table-cell office:value-type="float" office:value="174424">
            <text:p>174424</text:p>
          </table:table-cell>
          <table:table-cell office:value-type="float" office:value="17303288">
            <text:p>17303288</text:p>
          </table:table-cell>
          <table:table-cell office:value-type="float" office:value="285870">
            <text:p>285870</text:p>
          </table:table-cell>
          <table:table-cell office:value-type="float" office:value="232480">
            <text:p>232480</text:p>
          </table:table-cell>
        </table:table-row>
        <table:table-row table:style-name="ro1">
          <table:table-cell office:value-type="float" office:value="25403625401">
            <text:p>25403625401</text:p>
          </table:table-cell>
          <table:table-cell office:value-type="float" office:value="265561">
            <text:p>265561</text:p>
          </table:table-cell>
          <table:table-cell office:value-type="float" office:value="192831">
            <text:p>192831</text:p>
          </table:table-cell>
          <table:table-cell office:value-type="float" office:value="162494">
            <text:p>162494</text:p>
          </table:table-cell>
          <table:table-cell office:value-type="float" office:value="13818352">
            <text:p>13818352</text:p>
          </table:table-cell>
          <table:table-cell office:value-type="float" office:value="389740">
            <text:p>389740</text:p>
          </table:table-cell>
          <table:table-cell office:value-type="float" office:value="229640">
            <text:p>229640</text:p>
          </table:table-cell>
          <table:table-cell office:value-type="float" office:value="13949004631">
            <text:p>13949004631</text:p>
          </table:table-cell>
          <table:table-cell office:value-type="float" office:value="232745">
            <text:p>232745</text:p>
          </table:table-cell>
          <table:table-cell office:value-type="float" office:value="208744">
            <text:p>208744</text:p>
          </table:table-cell>
          <table:table-cell office:value-type="float" office:value="159946">
            <text:p>159946</text:p>
          </table:table-cell>
          <table:table-cell office:value-type="float" office:value="253508">
            <text:p>253508</text:p>
          </table:table-cell>
          <table:table-cell office:value-type="float" office:value="1370174">
            <text:p>1370174</text:p>
          </table:table-cell>
          <table:table-cell office:value-type="float" office:value="288086">
            <text:p>288086</text:p>
          </table:table-cell>
          <table:table-cell office:value-type="float" office:value="24071181659">
            <text:p>24071181659</text:p>
          </table:table-cell>
          <table:table-cell office:value-type="float" office:value="270262">
            <text:p>270262</text:p>
          </table:table-cell>
          <table:table-cell office:value-type="float" office:value="166196">
            <text:p>166196</text:p>
          </table:table-cell>
          <table:table-cell office:value-type="float" office:value="266832">
            <text:p>266832</text:p>
          </table:table-cell>
          <table:table-cell office:value-type="float" office:value="22906888">
            <text:p>22906888</text:p>
          </table:table-cell>
          <table:table-cell office:value-type="float" office:value="339250">
            <text:p>339250</text:p>
          </table:table-cell>
          <table:table-cell office:value-type="float" office:value="408784">
            <text:p>408784</text:p>
          </table:table-cell>
        </table:table-row>
        <table:table-row table:style-name="ro1">
          <table:table-cell office:value-type="float" office:value="8944780374">
            <text:p>8944780374</text:p>
          </table:table-cell>
          <table:table-cell office:value-type="float" office:value="194734">
            <text:p>194734</text:p>
          </table:table-cell>
          <table:table-cell office:value-type="float" office:value="508169">
            <text:p>508169</text:p>
          </table:table-cell>
          <table:table-cell office:value-type="float" office:value="245354">
            <text:p>245354</text:p>
          </table:table-cell>
          <table:table-cell office:value-type="float" office:value="247590">
            <text:p>247590</text:p>
          </table:table-cell>
          <table:table-cell office:value-type="float" office:value="272070">
            <text:p>272070</text:p>
          </table:table-cell>
          <table:table-cell office:value-type="float" office:value="292317">
            <text:p>292317</text:p>
          </table:table-cell>
          <table:table-cell office:value-type="float" office:value="4480467316">
            <text:p>4480467316</text:p>
          </table:table-cell>
          <table:table-cell office:value-type="float" office:value="344932">
            <text:p>344932</text:p>
          </table:table-cell>
          <table:table-cell office:value-type="float" office:value="171790">
            <text:p>171790</text:p>
          </table:table-cell>
          <table:table-cell office:value-type="float" office:value="199295">
            <text:p>199295</text:p>
          </table:table-cell>
          <table:table-cell office:value-type="float" office:value="10479495">
            <text:p>10479495</text:p>
          </table:table-cell>
          <table:table-cell office:value-type="float" office:value="480615">
            <text:p>480615</text:p>
          </table:table-cell>
          <table:table-cell office:value-type="float" office:value="242298">
            <text:p>242298</text:p>
          </table:table-cell>
          <table:table-cell office:value-type="float" office:value="4007990082">
            <text:p>4007990082</text:p>
          </table:table-cell>
          <table:table-cell office:value-type="float" office:value="225642">
            <text:p>225642</text:p>
          </table:table-cell>
          <table:table-cell office:value-type="float" office:value="164976">
            <text:p>164976</text:p>
          </table:table-cell>
          <table:table-cell office:value-type="float" office:value="161962">
            <text:p>161962</text:p>
          </table:table-cell>
          <table:table-cell office:value-type="float" office:value="13834280">
            <text:p>13834280</text:p>
          </table:table-cell>
          <table:table-cell office:value-type="float" office:value="425708">
            <text:p>425708</text:p>
          </table:table-cell>
          <table:table-cell office:value-type="float" office:value="239408">
            <text:p>239408</text:p>
          </table:table-cell>
        </table:table-row>
        <table:table-row table:style-name="ro1">
          <table:table-cell office:value-type="float" office:value="2382331078">
            <text:p>2382331078</text:p>
          </table:table-cell>
          <table:table-cell office:value-type="float" office:value="213348">
            <text:p>213348</text:p>
          </table:table-cell>
          <table:table-cell office:value-type="float" office:value="151848">
            <text:p>151848</text:p>
          </table:table-cell>
          <table:table-cell office:value-type="float" office:value="154762">
            <text:p>154762</text:p>
          </table:table-cell>
          <table:table-cell office:value-type="float" office:value="770147">
            <text:p>770147</text:p>
          </table:table-cell>
          <table:table-cell office:value-type="float" office:value="279030">
            <text:p>279030</text:p>
          </table:table-cell>
          <table:table-cell office:value-type="float" office:value="285721">
            <text:p>285721</text:p>
          </table:table-cell>
          <table:table-cell office:value-type="float" office:value="5637324447">
            <text:p>5637324447</text:p>
          </table:table-cell>
          <table:table-cell office:value-type="float" office:value="258402">
            <text:p>258402</text:p>
          </table:table-cell>
          <table:table-cell office:value-type="float" office:value="209412">
            <text:p>209412</text:p>
          </table:table-cell>
          <table:table-cell office:value-type="float" office:value="163152">
            <text:p>163152</text:p>
          </table:table-cell>
          <table:table-cell office:value-type="float" office:value="11450409">
            <text:p>11450409</text:p>
          </table:table-cell>
          <table:table-cell office:value-type="float" office:value="287450">
            <text:p>287450</text:p>
          </table:table-cell>
          <table:table-cell office:value-type="float" office:value="245164">
            <text:p>245164</text:p>
          </table:table-cell>
          <table:table-cell office:value-type="float" office:value="1525900225">
            <text:p>1525900225</text:p>
          </table:table-cell>
          <table:table-cell office:value-type="float" office:value="203416">
            <text:p>203416</text:p>
          </table:table-cell>
          <table:table-cell office:value-type="float" office:value="267274">
            <text:p>267274</text:p>
          </table:table-cell>
          <table:table-cell office:value-type="float" office:value="320115">
            <text:p>320115</text:p>
          </table:table-cell>
          <table:table-cell office:value-type="float" office:value="476408">
            <text:p>476408</text:p>
          </table:table-cell>
          <table:table-cell office:value-type="float" office:value="262292">
            <text:p>262292</text:p>
          </table:table-cell>
          <table:table-cell office:value-type="float" office:value="246510">
            <text:p>246510</text:p>
          </table:table-cell>
        </table:table-row>
        <table:table-row table:style-name="ro1">
          <table:table-cell office:value-type="float" office:value="3808772259">
            <text:p>3808772259</text:p>
          </table:table-cell>
          <table:table-cell office:value-type="float" office:value="317475">
            <text:p>317475</text:p>
          </table:table-cell>
          <table:table-cell office:value-type="float" office:value="153388">
            <text:p>153388</text:p>
          </table:table-cell>
          <table:table-cell office:value-type="float" office:value="193322">
            <text:p>193322</text:p>
          </table:table-cell>
          <table:table-cell office:value-type="float" office:value="10208031">
            <text:p>10208031</text:p>
          </table:table-cell>
          <table:table-cell office:value-type="float" office:value="431027">
            <text:p>431027</text:p>
          </table:table-cell>
          <table:table-cell office:value-type="float" office:value="258582">
            <text:p>258582</text:p>
          </table:table-cell>
          <table:table-cell office:value-type="float" office:value="2502861704">
            <text:p>2502861704</text:p>
          </table:table-cell>
          <table:table-cell office:value-type="float" office:value="277553">
            <text:p>277553</text:p>
          </table:table-cell>
          <table:table-cell office:value-type="float" office:value="206444">
            <text:p>206444</text:p>
          </table:table-cell>
          <table:table-cell office:value-type="float" office:value="186838">
            <text:p>186838</text:p>
          </table:table-cell>
          <table:table-cell office:value-type="float" office:value="36969080">
            <text:p>36969080</text:p>
          </table:table-cell>
          <table:table-cell office:value-type="float" office:value="328649">
            <text:p>328649</text:p>
          </table:table-cell>
          <table:table-cell office:value-type="float" office:value="231912">
            <text:p>231912</text:p>
          </table:table-cell>
          <table:table-cell office:value-type="float" office:value="5111134829">
            <text:p>5111134829</text:p>
          </table:table-cell>
          <table:table-cell office:value-type="float" office:value="205746">
            <text:p>205746</text:p>
          </table:table-cell>
          <table:table-cell office:value-type="float" office:value="164662">
            <text:p>164662</text:p>
          </table:table-cell>
          <table:table-cell office:value-type="float" office:value="157842">
            <text:p>157842</text:p>
          </table:table-cell>
          <table:table-cell office:value-type="float" office:value="16568497">
            <text:p>16568497</text:p>
          </table:table-cell>
          <table:table-cell office:value-type="float" office:value="281446">
            <text:p>281446</text:p>
          </table:table-cell>
          <table:table-cell office:value-type="float" office:value="227766">
            <text:p>227766</text:p>
          </table:table-cell>
        </table:table-row>
        <table:table-row table:style-name="ro1">
          <table:table-cell office:value-type="float" office:value="2705692507">
            <text:p>2705692507</text:p>
          </table:table-cell>
          <table:table-cell office:value-type="float" office:value="193004">
            <text:p>193004</text:p>
          </table:table-cell>
          <table:table-cell office:value-type="float" office:value="184959">
            <text:p>184959</text:p>
          </table:table-cell>
          <table:table-cell office:value-type="float" office:value="186518">
            <text:p>186518</text:p>
          </table:table-cell>
          <table:table-cell office:value-type="float" office:value="18299283">
            <text:p>18299283</text:p>
          </table:table-cell>
          <table:table-cell office:value-type="float" office:value="277614">
            <text:p>277614</text:p>
          </table:table-cell>
          <table:table-cell office:value-type="float" office:value="421661">
            <text:p>421661</text:p>
          </table:table-cell>
          <table:table-cell office:value-type="float" office:value="18965628970">
            <text:p>18965628970</text:p>
          </table:table-cell>
          <table:table-cell office:value-type="float" office:value="276932">
            <text:p>276932</text:p>
          </table:table-cell>
          <table:table-cell office:value-type="float" office:value="172218">
            <text:p>172218</text:p>
          </table:table-cell>
          <table:table-cell office:value-type="float" office:value="194021">
            <text:p>194021</text:p>
          </table:table-cell>
          <table:table-cell office:value-type="float" office:value="13575811">
            <text:p>13575811</text:p>
          </table:table-cell>
          <table:table-cell office:value-type="float" office:value="306999">
            <text:p>306999</text:p>
          </table:table-cell>
          <table:table-cell office:value-type="float" office:value="279188">
            <text:p>279188</text:p>
          </table:table-cell>
          <table:table-cell office:value-type="float" office:value="27937048435">
            <text:p>27937048435</text:p>
          </table:table-cell>
          <table:table-cell office:value-type="float" office:value="205146">
            <text:p>205146</text:p>
          </table:table-cell>
          <table:table-cell office:value-type="float" office:value="241464">
            <text:p>241464</text:p>
          </table:table-cell>
          <table:table-cell office:value-type="float" office:value="167400">
            <text:p>167400</text:p>
          </table:table-cell>
          <table:table-cell office:value-type="float" office:value="36404196">
            <text:p>36404196</text:p>
          </table:table-cell>
          <table:table-cell office:value-type="float" office:value="284862">
            <text:p>284862</text:p>
          </table:table-cell>
          <table:table-cell office:value-type="float" office:value="271975">
            <text:p>271975</text:p>
          </table:table-cell>
        </table:table-row>
        <table:table-row table:style-name="ro1">
          <table:table-cell office:value-type="float" office:value="2734343685">
            <text:p>2734343685</text:p>
          </table:table-cell>
          <table:table-cell office:value-type="float" office:value="277661">
            <text:p>277661</text:p>
          </table:table-cell>
          <table:table-cell office:value-type="float" office:value="184680">
            <text:p>184680</text:p>
          </table:table-cell>
          <table:table-cell office:value-type="float" office:value="157990">
            <text:p>157990</text:p>
          </table:table-cell>
          <table:table-cell office:value-type="float" office:value="103258990">
            <text:p>103258990</text:p>
          </table:table-cell>
          <table:table-cell office:value-type="float" office:value="283750">
            <text:p>283750</text:p>
          </table:table-cell>
          <table:table-cell office:value-type="float" office:value="376159">
            <text:p>376159</text:p>
          </table:table-cell>
          <table:table-cell office:value-type="float" office:value="3126588871">
            <text:p>3126588871</text:p>
          </table:table-cell>
          <table:table-cell office:value-type="float" office:value="213808">
            <text:p>213808</text:p>
          </table:table-cell>
          <table:table-cell office:value-type="float" office:value="168658">
            <text:p>168658</text:p>
          </table:table-cell>
          <table:table-cell office:value-type="float" office:value="165246">
            <text:p>165246</text:p>
          </table:table-cell>
          <table:table-cell office:value-type="float" office:value="119064423">
            <text:p>119064423</text:p>
          </table:table-cell>
          <table:table-cell office:value-type="float" office:value="323951">
            <text:p>323951</text:p>
          </table:table-cell>
          <table:table-cell office:value-type="float" office:value="242114">
            <text:p>242114</text:p>
          </table:table-cell>
          <table:table-cell office:value-type="float" office:value="3945271628">
            <text:p>3945271628</text:p>
          </table:table-cell>
          <table:table-cell office:value-type="float" office:value="204936">
            <text:p>204936</text:p>
          </table:table-cell>
          <table:table-cell office:value-type="float" office:value="204119">
            <text:p>204119</text:p>
          </table:table-cell>
          <table:table-cell office:value-type="float" office:value="200305">
            <text:p>200305</text:p>
          </table:table-cell>
          <table:table-cell office:value-type="float" office:value="9528291">
            <text:p>9528291</text:p>
          </table:table-cell>
          <table:table-cell office:value-type="float" office:value="287130">
            <text:p>287130</text:p>
          </table:table-cell>
          <table:table-cell office:value-type="float" office:value="246666">
            <text:p>246666</text:p>
          </table:table-cell>
        </table:table-row>
        <table:table-row table:style-name="ro1">
          <table:table-cell office:value-type="float" office:value="2460315940">
            <text:p>2460315940</text:p>
          </table:table-cell>
          <table:table-cell office:value-type="float" office:value="194004">
            <text:p>194004</text:p>
          </table:table-cell>
          <table:table-cell office:value-type="float" office:value="151956">
            <text:p>151956</text:p>
          </table:table-cell>
          <table:table-cell office:value-type="float" office:value="153678">
            <text:p>153678</text:p>
          </table:table-cell>
          <table:table-cell office:value-type="float" office:value="33310421">
            <text:p>33310421</text:p>
          </table:table-cell>
          <table:table-cell office:value-type="float" office:value="292842">
            <text:p>292842</text:p>
          </table:table-cell>
          <table:table-cell office:value-type="float" office:value="219416">
            <text:p>219416</text:p>
          </table:table-cell>
          <table:table-cell office:value-type="float" office:value="963200329">
            <text:p>963200329</text:p>
          </table:table-cell>
          <table:table-cell office:value-type="float" office:value="204772">
            <text:p>204772</text:p>
          </table:table-cell>
          <table:table-cell office:value-type="float" office:value="211463">
            <text:p>211463</text:p>
          </table:table-cell>
          <table:table-cell office:value-type="float" office:value="164400">
            <text:p>164400</text:p>
          </table:table-cell>
          <table:table-cell office:value-type="float" office:value="45150117">
            <text:p>45150117</text:p>
          </table:table-cell>
          <table:table-cell office:value-type="float" office:value="342859">
            <text:p>342859</text:p>
          </table:table-cell>
          <table:table-cell office:value-type="float" office:value="238396">
            <text:p>238396</text:p>
          </table:table-cell>
          <table:table-cell office:value-type="float" office:value="12062473707">
            <text:p>12062473707</text:p>
          </table:table-cell>
          <table:table-cell office:value-type="float" office:value="222418">
            <text:p>222418</text:p>
          </table:table-cell>
          <table:table-cell office:value-type="float" office:value="167932">
            <text:p>167932</text:p>
          </table:table-cell>
          <table:table-cell office:value-type="float" office:value="164608">
            <text:p>164608</text:p>
          </table:table-cell>
          <table:table-cell office:value-type="float" office:value="9587218">
            <text:p>9587218</text:p>
          </table:table-cell>
          <table:table-cell office:value-type="float" office:value="296276">
            <text:p>296276</text:p>
          </table:table-cell>
          <table:table-cell office:value-type="float" office:value="237854">
            <text:p>237854</text:p>
          </table:table-cell>
        </table:table-row>
        <table:table-row table:style-name="ro1">
          <table:table-cell office:value-type="float" office:value="1978832202">
            <text:p>1978832202</text:p>
          </table:table-cell>
          <table:table-cell office:value-type="float" office:value="220722">
            <text:p>220722</text:p>
          </table:table-cell>
          <table:table-cell office:value-type="float" office:value="180765">
            <text:p>180765</text:p>
          </table:table-cell>
          <table:table-cell office:value-type="float" office:value="194516">
            <text:p>194516</text:p>
          </table:table-cell>
          <table:table-cell office:value-type="float" office:value="3875786">
            <text:p>3875786</text:p>
          </table:table-cell>
          <table:table-cell office:value-type="float" office:value="354954">
            <text:p>354954</text:p>
          </table:table-cell>
          <table:table-cell office:value-type="float" office:value="273778">
            <text:p>273778</text:p>
          </table:table-cell>
          <table:table-cell office:value-type="float" office:value="23620143535">
            <text:p>23620143535</text:p>
          </table:table-cell>
          <table:table-cell office:value-type="float" office:value="211710">
            <text:p>211710</text:p>
          </table:table-cell>
          <table:table-cell office:value-type="float" office:value="221609">
            <text:p>221609</text:p>
          </table:table-cell>
          <table:table-cell office:value-type="float" office:value="162282">
            <text:p>162282</text:p>
          </table:table-cell>
          <table:table-cell office:value-type="float" office:value="24112353">
            <text:p>24112353</text:p>
          </table:table-cell>
          <table:table-cell office:value-type="float" office:value="280300">
            <text:p>280300</text:p>
          </table:table-cell>
          <table:table-cell office:value-type="float" office:value="986862">
            <text:p>986862</text:p>
          </table:table-cell>
          <table:table-cell office:value-type="float" office:value="1736579333">
            <text:p>1736579333</text:p>
          </table:table-cell>
          <table:table-cell office:value-type="float" office:value="205206">
            <text:p>205206</text:p>
          </table:table-cell>
          <table:table-cell office:value-type="float" office:value="189167">
            <text:p>189167</text:p>
          </table:table-cell>
          <table:table-cell office:value-type="float" office:value="234655">
            <text:p>234655</text:p>
          </table:table-cell>
          <table:table-cell office:value-type="float" office:value="315427">
            <text:p>315427</text:p>
          </table:table-cell>
          <table:table-cell office:value-type="float" office:value="340706">
            <text:p>340706</text:p>
          </table:table-cell>
          <table:table-cell office:value-type="float" office:value="328965">
            <text:p>328965</text:p>
          </table:table-cell>
        </table:table-row>
        <table:table-row table:style-name="ro1">
          <table:table-cell office:value-type="float" office:value="11252752404">
            <text:p>11252752404</text:p>
          </table:table-cell>
          <table:table-cell office:value-type="float" office:value="257220">
            <text:p>257220</text:p>
          </table:table-cell>
          <table:table-cell office:value-type="float" office:value="152626">
            <text:p>152626</text:p>
          </table:table-cell>
          <table:table-cell office:value-type="float" office:value="156984">
            <text:p>156984</text:p>
          </table:table-cell>
          <table:table-cell office:value-type="float" office:value="32988429">
            <text:p>32988429</text:p>
          </table:table-cell>
          <table:table-cell office:value-type="float" office:value="290078">
            <text:p>290078</text:p>
          </table:table-cell>
          <table:table-cell office:value-type="float" office:value="399016">
            <text:p>399016</text:p>
          </table:table-cell>
          <table:table-cell office:value-type="float" office:value="3739393615">
            <text:p>3739393615</text:p>
          </table:table-cell>
          <table:table-cell office:value-type="float" office:value="349988">
            <text:p>349988</text:p>
          </table:table-cell>
          <table:table-cell office:value-type="float" office:value="178574">
            <text:p>178574</text:p>
          </table:table-cell>
          <table:table-cell office:value-type="float" office:value="165720">
            <text:p>165720</text:p>
          </table:table-cell>
          <table:table-cell office:value-type="float" office:value="9506200">
            <text:p>9506200</text:p>
          </table:table-cell>
          <table:table-cell office:value-type="float" office:value="280680">
            <text:p>280680</text:p>
          </table:table-cell>
          <table:table-cell office:value-type="float" office:value="318142">
            <text:p>318142</text:p>
          </table:table-cell>
          <table:table-cell office:value-type="float" office:value="18518866399">
            <text:p>18518866399</text:p>
          </table:table-cell>
          <table:table-cell office:value-type="float" office:value="234831">
            <text:p>234831</text:p>
          </table:table-cell>
          <table:table-cell office:value-type="float" office:value="163896">
            <text:p>163896</text:p>
          </table:table-cell>
          <table:table-cell office:value-type="float" office:value="251615">
            <text:p>251615</text:p>
          </table:table-cell>
          <table:table-cell office:value-type="float" office:value="10601830">
            <text:p>10601830</text:p>
          </table:table-cell>
          <table:table-cell office:value-type="float" office:value="285000">
            <text:p>285000</text:p>
          </table:table-cell>
          <table:table-cell office:value-type="float" office:value="239894">
            <text:p>239894</text:p>
          </table:table-cell>
        </table:table-row>
        <table:table-row table:style-name="ro1">
          <table:table-cell office:value-type="float" office:value="22952843333">
            <text:p>22952843333</text:p>
          </table:table-cell>
          <table:table-cell office:value-type="float" office:value="198830">
            <text:p>198830</text:p>
          </table:table-cell>
          <table:table-cell office:value-type="float" office:value="158770">
            <text:p>158770</text:p>
          </table:table-cell>
          <table:table-cell office:value-type="float" office:value="150642">
            <text:p>150642</text:p>
          </table:table-cell>
          <table:table-cell office:value-type="float" office:value="2015922">
            <text:p>2015922</text:p>
          </table:table-cell>
          <table:table-cell office:value-type="float" office:value="287424">
            <text:p>287424</text:p>
          </table:table-cell>
          <table:table-cell office:value-type="float" office:value="231948">
            <text:p>231948</text:p>
          </table:table-cell>
          <table:table-cell office:value-type="float" office:value="9315010233">
            <text:p>9315010233</text:p>
          </table:table-cell>
          <table:table-cell office:value-type="float" office:value="353232">
            <text:p>353232</text:p>
          </table:table-cell>
          <table:table-cell office:value-type="float" office:value="180932">
            <text:p>180932</text:p>
          </table:table-cell>
          <table:table-cell office:value-type="float" office:value="190595">
            <text:p>190595</text:p>
          </table:table-cell>
          <table:table-cell office:value-type="float" office:value="2788133">
            <text:p>2788133</text:p>
          </table:table-cell>
          <table:table-cell office:value-type="float" office:value="508141">
            <text:p>508141</text:p>
          </table:table-cell>
          <table:table-cell office:value-type="float" office:value="384308">
            <text:p>384308</text:p>
          </table:table-cell>
          <table:table-cell office:value-type="float" office:value="3173533354">
            <text:p>3173533354</text:p>
          </table:table-cell>
          <table:table-cell office:value-type="float" office:value="202260">
            <text:p>202260</text:p>
          </table:table-cell>
          <table:table-cell office:value-type="float" office:value="285559">
            <text:p>285559</text:p>
          </table:table-cell>
          <table:table-cell office:value-type="float" office:value="545937">
            <text:p>545937</text:p>
          </table:table-cell>
          <table:table-cell office:value-type="float" office:value="947401">
            <text:p>947401</text:p>
          </table:table-cell>
          <table:table-cell office:value-type="float" office:value="270760">
            <text:p>270760</text:p>
          </table:table-cell>
          <table:table-cell office:value-type="float" office:value="686444">
            <text:p>686444</text:p>
          </table:table-cell>
        </table:table-row>
        <table:table-row table:style-name="ro1">
          <table:table-cell office:value-type="float" office:value="6338521967">
            <text:p>6338521967</text:p>
          </table:table-cell>
          <table:table-cell office:value-type="float" office:value="227069">
            <text:p>227069</text:p>
          </table:table-cell>
          <table:table-cell office:value-type="float" office:value="250045">
            <text:p>250045</text:p>
          </table:table-cell>
          <table:table-cell office:value-type="float" office:value="238540">
            <text:p>238540</text:p>
          </table:table-cell>
          <table:table-cell office:value-type="float" office:value="8907906">
            <text:p>8907906</text:p>
          </table:table-cell>
          <table:table-cell office:value-type="float" office:value="484003">
            <text:p>484003</text:p>
          </table:table-cell>
          <table:table-cell office:value-type="float" office:value="473984">
            <text:p>473984</text:p>
          </table:table-cell>
          <table:table-cell office:value-type="float" office:value="3010645601">
            <text:p>3010645601</text:p>
          </table:table-cell>
          <table:table-cell office:value-type="float" office:value="203920">
            <text:p>203920</text:p>
          </table:table-cell>
          <table:table-cell office:value-type="float" office:value="275404">
            <text:p>275404</text:p>
          </table:table-cell>
          <table:table-cell office:value-type="float" office:value="160186">
            <text:p>160186</text:p>
          </table:table-cell>
          <table:table-cell office:value-type="float" office:value="3042940">
            <text:p>3042940</text:p>
          </table:table-cell>
          <table:table-cell office:value-type="float" office:value="365900">
            <text:p>365900</text:p>
          </table:table-cell>
          <table:table-cell office:value-type="float" office:value="293552">
            <text:p>293552</text:p>
          </table:table-cell>
          <table:table-cell office:value-type="float" office:value="3636507667">
            <text:p>3636507667</text:p>
          </table:table-cell>
          <table:table-cell office:value-type="float" office:value="207678">
            <text:p>207678</text:p>
          </table:table-cell>
          <table:table-cell office:value-type="float" office:value="168470">
            <text:p>168470</text:p>
          </table:table-cell>
          <table:table-cell office:value-type="float" office:value="201894">
            <text:p>201894</text:p>
          </table:table-cell>
          <table:table-cell office:value-type="float" office:value="9471122">
            <text:p>9471122</text:p>
          </table:table-cell>
          <table:table-cell office:value-type="float" office:value="284002">
            <text:p>284002</text:p>
          </table:table-cell>
          <table:table-cell office:value-type="float" office:value="260966">
            <text:p>260966</text:p>
          </table:table-cell>
        </table:table-row>
        <table:table-row table:style-name="ro1">
          <table:table-cell office:value-type="float" office:value="3470911425">
            <text:p>3470911425</text:p>
          </table:table-cell>
          <table:table-cell office:value-type="float" office:value="195562">
            <text:p>195562</text:p>
          </table:table-cell>
          <table:table-cell office:value-type="float" office:value="262424">
            <text:p>262424</text:p>
          </table:table-cell>
          <table:table-cell office:value-type="float" office:value="516455">
            <text:p>516455</text:p>
          </table:table-cell>
          <table:table-cell office:value-type="float" office:value="369191">
            <text:p>369191</text:p>
          </table:table-cell>
          <table:table-cell office:value-type="float" office:value="344920">
            <text:p>344920</text:p>
          </table:table-cell>
          <table:table-cell office:value-type="float" office:value="691187">
            <text:p>691187</text:p>
          </table:table-cell>
          <table:table-cell office:value-type="float" office:value="5485193890">
            <text:p>5485193890</text:p>
          </table:table-cell>
          <table:table-cell office:value-type="float" office:value="223841">
            <text:p>223841</text:p>
          </table:table-cell>
          <table:table-cell office:value-type="float" office:value="191127">
            <text:p>191127</text:p>
          </table:table-cell>
          <table:table-cell office:value-type="float" office:value="162564">
            <text:p>162564</text:p>
          </table:table-cell>
          <table:table-cell office:value-type="float" office:value="13436126">
            <text:p>13436126</text:p>
          </table:table-cell>
          <table:table-cell office:value-type="float" office:value="343137">
            <text:p>343137</text:p>
          </table:table-cell>
          <table:table-cell office:value-type="float" office:value="290764">
            <text:p>290764</text:p>
          </table:table-cell>
          <table:table-cell office:value-type="float" office:value="5314621029">
            <text:p>5314621029</text:p>
          </table:table-cell>
          <table:table-cell office:value-type="float" office:value="266300">
            <text:p>266300</text:p>
          </table:table-cell>
          <table:table-cell office:value-type="float" office:value="206261">
            <text:p>206261</text:p>
          </table:table-cell>
          <table:table-cell office:value-type="float" office:value="201216">
            <text:p>201216</text:p>
          </table:table-cell>
          <table:table-cell office:value-type="float" office:value="1700650">
            <text:p>1700650</text:p>
          </table:table-cell>
          <table:table-cell office:value-type="float" office:value="269888">
            <text:p>269888</text:p>
          </table:table-cell>
          <table:table-cell office:value-type="float" office:value="279866">
            <text:p>279866</text:p>
          </table:table-cell>
        </table:table-row>
        <table:table-row table:style-name="ro1">
          <table:table-cell office:value-type="float" office:value="2140878516">
            <text:p>2140878516</text:p>
          </table:table-cell>
          <table:table-cell office:value-type="float" office:value="214060">
            <text:p>214060</text:p>
          </table:table-cell>
          <table:table-cell office:value-type="float" office:value="153030">
            <text:p>153030</text:p>
          </table:table-cell>
          <table:table-cell office:value-type="float" office:value="183521">
            <text:p>183521</text:p>
          </table:table-cell>
          <table:table-cell office:value-type="float" office:value="50514486">
            <text:p>50514486</text:p>
          </table:table-cell>
          <table:table-cell office:value-type="float" office:value="320339">
            <text:p>320339</text:p>
          </table:table-cell>
          <table:table-cell office:value-type="float" office:value="248644">
            <text:p>248644</text:p>
          </table:table-cell>
          <table:table-cell office:value-type="float" office:value="5346556320">
            <text:p>5346556320</text:p>
          </table:table-cell>
          <table:table-cell office:value-type="float" office:value="315792">
            <text:p>315792</text:p>
          </table:table-cell>
          <table:table-cell office:value-type="float" office:value="172266">
            <text:p>172266</text:p>
          </table:table-cell>
          <table:table-cell office:value-type="float" office:value="163132">
            <text:p>163132</text:p>
          </table:table-cell>
          <table:table-cell office:value-type="float" office:value="22601273">
            <text:p>22601273</text:p>
          </table:table-cell>
          <table:table-cell office:value-type="float" office:value="304170">
            <text:p>304170</text:p>
          </table:table-cell>
          <table:table-cell office:value-type="float" office:value="234282">
            <text:p>234282</text:p>
          </table:table-cell>
          <table:table-cell office:value-type="float" office:value="3373320737">
            <text:p>3373320737</text:p>
          </table:table-cell>
          <table:table-cell office:value-type="float" office:value="286131">
            <text:p>286131</text:p>
          </table:table-cell>
          <table:table-cell office:value-type="float" office:value="364441">
            <text:p>364441</text:p>
          </table:table-cell>
          <table:table-cell office:value-type="float" office:value="171466">
            <text:p>171466</text:p>
          </table:table-cell>
          <table:table-cell office:value-type="float" office:value="5675926">
            <text:p>5675926</text:p>
          </table:table-cell>
          <table:table-cell office:value-type="float" office:value="349233">
            <text:p>349233</text:p>
          </table:table-cell>
          <table:table-cell office:value-type="float" office:value="276318">
            <text:p>276318</text:p>
          </table:table-cell>
        </table:table-row>
        <table:table-row table:style-name="ro1">
          <table:table-cell office:value-type="float" office:value="1962907280">
            <text:p>1962907280</text:p>
          </table:table-cell>
          <table:table-cell office:value-type="float" office:value="194332">
            <text:p>194332</text:p>
          </table:table-cell>
          <table:table-cell office:value-type="float" office:value="157958">
            <text:p>157958</text:p>
          </table:table-cell>
          <table:table-cell office:value-type="float" office:value="169188">
            <text:p>169188</text:p>
          </table:table-cell>
          <table:table-cell office:value-type="float" office:value="41063846">
            <text:p>41063846</text:p>
          </table:table-cell>
          <table:table-cell office:value-type="float" office:value="313180">
            <text:p>313180</text:p>
          </table:table-cell>
          <table:table-cell office:value-type="float" office:value="226646">
            <text:p>226646</text:p>
          </table:table-cell>
          <table:table-cell office:value-type="float" office:value="3972663444">
            <text:p>3972663444</text:p>
          </table:table-cell>
          <table:table-cell office:value-type="float" office:value="208168">
            <text:p>208168</text:p>
          </table:table-cell>
          <table:table-cell office:value-type="float" office:value="308918">
            <text:p>308918</text:p>
          </table:table-cell>
          <table:table-cell office:value-type="float" office:value="787929">
            <text:p>787929</text:p>
          </table:table-cell>
          <table:table-cell office:value-type="float" office:value="19293827">
            <text:p>19293827</text:p>
          </table:table-cell>
          <table:table-cell office:value-type="float" office:value="446384">
            <text:p>446384</text:p>
          </table:table-cell>
          <table:table-cell office:value-type="float" office:value="253619">
            <text:p>253619</text:p>
          </table:table-cell>
          <table:table-cell office:value-type="float" office:value="1823297541">
            <text:p>1823297541</text:p>
          </table:table-cell>
          <table:table-cell office:value-type="float" office:value="207182">
            <text:p>207182</text:p>
          </table:table-cell>
          <table:table-cell office:value-type="float" office:value="162468">
            <text:p>162468</text:p>
          </table:table-cell>
          <table:table-cell office:value-type="float" office:value="191958">
            <text:p>191958</text:p>
          </table:table-cell>
          <table:table-cell office:value-type="float" office:value="11426282">
            <text:p>11426282</text:p>
          </table:table-cell>
          <table:table-cell office:value-type="float" office:value="341136">
            <text:p>341136</text:p>
          </table:table-cell>
          <table:table-cell office:value-type="float" office:value="259860">
            <text:p>259860</text:p>
          </table:table-cell>
        </table:table-row>
        <table:table-row table:style-name="ro1">
          <table:table-cell office:value-type="float" office:value="3276715926">
            <text:p>3276715926</text:p>
          </table:table-cell>
          <table:table-cell office:value-type="float" office:value="854174">
            <text:p>854174</text:p>
          </table:table-cell>
          <table:table-cell office:value-type="float" office:value="181103">
            <text:p>181103</text:p>
          </table:table-cell>
          <table:table-cell office:value-type="float" office:value="152826">
            <text:p>152826</text:p>
          </table:table-cell>
          <table:table-cell office:value-type="float" office:value="5408722">
            <text:p>5408722</text:p>
          </table:table-cell>
          <table:table-cell office:value-type="float" office:value="380796">
            <text:p>380796</text:p>
          </table:table-cell>
          <table:table-cell office:value-type="float" office:value="266360">
            <text:p>266360</text:p>
          </table:table-cell>
          <table:table-cell office:value-type="float" office:value="1370596901">
            <text:p>1370596901</text:p>
          </table:table-cell>
          <table:table-cell office:value-type="float" office:value="214202">
            <text:p>214202</text:p>
          </table:table-cell>
          <table:table-cell office:value-type="float" office:value="200684">
            <text:p>200684</text:p>
          </table:table-cell>
          <table:table-cell office:value-type="float" office:value="161286">
            <text:p>161286</text:p>
          </table:table-cell>
          <table:table-cell office:value-type="float" office:value="13552880">
            <text:p>13552880</text:p>
          </table:table-cell>
          <table:table-cell office:value-type="float" office:value="395526">
            <text:p>395526</text:p>
          </table:table-cell>
          <table:table-cell office:value-type="float" office:value="374642">
            <text:p>374642</text:p>
          </table:table-cell>
          <table:table-cell office:value-type="float" office:value="4306134634">
            <text:p>4306134634</text:p>
          </table:table-cell>
          <table:table-cell office:value-type="float" office:value="202714">
            <text:p>202714</text:p>
          </table:table-cell>
          <table:table-cell office:value-type="float" office:value="159182">
            <text:p>159182</text:p>
          </table:table-cell>
          <table:table-cell office:value-type="float" office:value="207153">
            <text:p>207153</text:p>
          </table:table-cell>
          <table:table-cell office:value-type="float" office:value="10088267">
            <text:p>10088267</text:p>
          </table:table-cell>
          <table:table-cell office:value-type="float" office:value="284914">
            <text:p>284914</text:p>
          </table:table-cell>
          <table:table-cell office:value-type="float" office:value="228186">
            <text:p>228186</text:p>
          </table:table-cell>
        </table:table-row>
        <table:table-row table:style-name="ro1">
          <table:table-cell office:value-type="float" office:value="11107163910">
            <text:p>11107163910</text:p>
          </table:table-cell>
          <table:table-cell office:value-type="float" office:value="223986">
            <text:p>223986</text:p>
          </table:table-cell>
          <table:table-cell office:value-type="float" office:value="153678">
            <text:p>153678</text:p>
          </table:table-cell>
          <table:table-cell office:value-type="float" office:value="151020">
            <text:p>151020</text:p>
          </table:table-cell>
          <table:table-cell office:value-type="float" office:value="21802803">
            <text:p>21802803</text:p>
          </table:table-cell>
          <table:table-cell office:value-type="float" office:value="271052">
            <text:p>271052</text:p>
          </table:table-cell>
          <table:table-cell office:value-type="float" office:value="1113605">
            <text:p>1113605</text:p>
          </table:table-cell>
          <table:table-cell office:value-type="float" office:value="1793448860">
            <text:p>1793448860</text:p>
          </table:table-cell>
          <table:table-cell office:value-type="float" office:value="203530">
            <text:p>203530</text:p>
          </table:table-cell>
          <table:table-cell office:value-type="float" office:value="167304">
            <text:p>167304</text:p>
          </table:table-cell>
          <table:table-cell office:value-type="float" office:value="168386">
            <text:p>168386</text:p>
          </table:table-cell>
          <table:table-cell office:value-type="float" office:value="16647187">
            <text:p>16647187</text:p>
          </table:table-cell>
          <table:table-cell office:value-type="float" office:value="289708">
            <text:p>289708</text:p>
          </table:table-cell>
          <table:table-cell office:value-type="float" office:value="352088">
            <text:p>352088</text:p>
          </table:table-cell>
          <table:table-cell office:value-type="float" office:value="4181086726">
            <text:p>4181086726</text:p>
          </table:table-cell>
          <table:table-cell office:value-type="float" office:value="256103">
            <text:p>256103</text:p>
          </table:table-cell>
          <table:table-cell office:value-type="float" office:value="287540">
            <text:p>287540</text:p>
          </table:table-cell>
          <table:table-cell office:value-type="float" office:value="275075">
            <text:p>275075</text:p>
          </table:table-cell>
          <table:table-cell office:value-type="float" office:value="336887">
            <text:p>336887</text:p>
          </table:table-cell>
          <table:table-cell office:value-type="float" office:value="367922">
            <text:p>367922</text:p>
          </table:table-cell>
          <table:table-cell office:value-type="float" office:value="308677">
            <text:p>308677</text:p>
          </table:table-cell>
        </table:table-row>
        <table:table-row table:style-name="ro1">
          <table:table-cell office:value-type="float" office:value="1635025880">
            <text:p>1635025880</text:p>
          </table:table-cell>
          <table:table-cell office:value-type="float" office:value="221385">
            <text:p>221385</text:p>
          </table:table-cell>
          <table:table-cell office:value-type="float" office:value="160664">
            <text:p>160664</text:p>
          </table:table-cell>
          <table:table-cell office:value-type="float" office:value="153418">
            <text:p>153418</text:p>
          </table:table-cell>
          <table:table-cell office:value-type="float" office:value="4750624">
            <text:p>4750624</text:p>
          </table:table-cell>
          <table:table-cell office:value-type="float" office:value="278548">
            <text:p>278548</text:p>
          </table:table-cell>
          <table:table-cell office:value-type="float" office:value="271373">
            <text:p>271373</text:p>
          </table:table-cell>
          <table:table-cell office:value-type="float" office:value="8528485302">
            <text:p>8528485302</text:p>
          </table:table-cell>
          <table:table-cell office:value-type="float" office:value="422401">
            <text:p>422401</text:p>
          </table:table-cell>
          <table:table-cell office:value-type="float" office:value="204036">
            <text:p>204036</text:p>
          </table:table-cell>
          <table:table-cell office:value-type="float" office:value="200644">
            <text:p>200644</text:p>
          </table:table-cell>
          <table:table-cell office:value-type="float" office:value="1253563">
            <text:p>1253563</text:p>
          </table:table-cell>
          <table:table-cell office:value-type="float" office:value="413413">
            <text:p>413413</text:p>
          </table:table-cell>
          <table:table-cell office:value-type="float" office:value="244306">
            <text:p>244306</text:p>
          </table:table-cell>
          <table:table-cell office:value-type="float" office:value="3545125958">
            <text:p>3545125958</text:p>
          </table:table-cell>
          <table:table-cell office:value-type="float" office:value="206626">
            <text:p>206626</text:p>
          </table:table-cell>
          <table:table-cell office:value-type="float" office:value="163002">
            <text:p>163002</text:p>
          </table:table-cell>
          <table:table-cell office:value-type="float" office:value="160296">
            <text:p>160296</text:p>
          </table:table-cell>
          <table:table-cell office:value-type="float" office:value="653464">
            <text:p>653464</text:p>
          </table:table-cell>
          <table:table-cell office:value-type="float" office:value="266846">
            <text:p>266846</text:p>
          </table:table-cell>
          <table:table-cell office:value-type="float" office:value="220416">
            <text:p>220416</text:p>
          </table:table-cell>
        </table:table-row>
        <table:table-row table:style-name="ro1">
          <table:table-cell office:value-type="float" office:value="4594284532">
            <text:p>4594284532</text:p>
          </table:table-cell>
          <table:table-cell office:value-type="float" office:value="235825">
            <text:p>235825</text:p>
          </table:table-cell>
          <table:table-cell office:value-type="float" office:value="190735">
            <text:p>190735</text:p>
          </table:table-cell>
          <table:table-cell office:value-type="float" office:value="151884">
            <text:p>151884</text:p>
          </table:table-cell>
          <table:table-cell office:value-type="float" office:value="563161">
            <text:p>563161</text:p>
          </table:table-cell>
          <table:table-cell office:value-type="float" office:value="455961">
            <text:p>455961</text:p>
          </table:table-cell>
          <table:table-cell office:value-type="float" office:value="226816">
            <text:p>226816</text:p>
          </table:table-cell>
          <table:table-cell office:value-type="float" office:value="25445450995">
            <text:p>25445450995</text:p>
          </table:table-cell>
          <table:table-cell office:value-type="float" office:value="336937">
            <text:p>336937</text:p>
          </table:table-cell>
          <table:table-cell office:value-type="float" office:value="176114">
            <text:p>176114</text:p>
          </table:table-cell>
          <table:table-cell office:value-type="float" office:value="163996">
            <text:p>163996</text:p>
          </table:table-cell>
          <table:table-cell office:value-type="float" office:value="6461013">
            <text:p>6461013</text:p>
          </table:table-cell>
          <table:table-cell office:value-type="float" office:value="290962">
            <text:p>290962</text:p>
          </table:table-cell>
          <table:table-cell office:value-type="float" office:value="274716">
            <text:p>274716</text:p>
          </table:table-cell>
          <table:table-cell office:value-type="float" office:value="4974163291">
            <text:p>4974163291</text:p>
          </table:table-cell>
          <table:table-cell office:value-type="float" office:value="224557">
            <text:p>224557</text:p>
          </table:table-cell>
          <table:table-cell office:value-type="float" office:value="167774">
            <text:p>167774</text:p>
          </table:table-cell>
          <table:table-cell office:value-type="float" office:value="205102">
            <text:p>205102</text:p>
          </table:table-cell>
          <table:table-cell office:value-type="float" office:value="3071361">
            <text:p>3071361</text:p>
          </table:table-cell>
          <table:table-cell office:value-type="float" office:value="274632">
            <text:p>274632</text:p>
          </table:table-cell>
          <table:table-cell office:value-type="float" office:value="349252">
            <text:p>349252</text:p>
          </table:table-cell>
        </table:table-row>
        <table:table-row table:style-name="ro1">
          <table:table-cell office:value-type="float" office:value="3955976014">
            <text:p>3955976014</text:p>
          </table:table-cell>
          <table:table-cell office:value-type="float" office:value="231364">
            <text:p>231364</text:p>
          </table:table-cell>
          <table:table-cell office:value-type="float" office:value="156338">
            <text:p>156338</text:p>
          </table:table-cell>
          <table:table-cell office:value-type="float" office:value="150482">
            <text:p>150482</text:p>
          </table:table-cell>
          <table:table-cell office:value-type="float" office:value="12014697">
            <text:p>12014697</text:p>
          </table:table-cell>
          <table:table-cell office:value-type="float" office:value="355967">
            <text:p>355967</text:p>
          </table:table-cell>
          <table:table-cell office:value-type="float" office:value="925396">
            <text:p>925396</text:p>
          </table:table-cell>
          <table:table-cell office:value-type="float" office:value="1802771411">
            <text:p>1802771411</text:p>
          </table:table-cell>
          <table:table-cell office:value-type="float" office:value="253678">
            <text:p>253678</text:p>
          </table:table-cell>
          <table:table-cell office:value-type="float" office:value="168444">
            <text:p>168444</text:p>
          </table:table-cell>
          <table:table-cell office:value-type="float" office:value="199345">
            <text:p>199345</text:p>
          </table:table-cell>
          <table:table-cell office:value-type="float" office:value="11218028">
            <text:p>11218028</text:p>
          </table:table-cell>
          <table:table-cell office:value-type="float" office:value="320852">
            <text:p>320852</text:p>
          </table:table-cell>
          <table:table-cell office:value-type="float" office:value="281539">
            <text:p>281539</text:p>
          </table:table-cell>
          <table:table-cell office:value-type="float" office:value="2373193290">
            <text:p>2373193290</text:p>
          </table:table-cell>
          <table:table-cell office:value-type="float" office:value="342941">
            <text:p>342941</text:p>
          </table:table-cell>
          <table:table-cell office:value-type="float" office:value="189962">
            <text:p>189962</text:p>
          </table:table-cell>
          <table:table-cell office:value-type="float" office:value="199678">
            <text:p>199678</text:p>
          </table:table-cell>
          <table:table-cell office:value-type="float" office:value="27437293">
            <text:p>27437293</text:p>
          </table:table-cell>
          <table:table-cell office:value-type="float" office:value="323546">
            <text:p>323546</text:p>
          </table:table-cell>
          <table:table-cell office:value-type="float" office:value="298985">
            <text:p>298985</text:p>
          </table:table-cell>
        </table:table-row>
        <table:table-row table:style-name="ro1">
          <table:table-cell office:value-type="float" office:value="1767840234">
            <text:p>1767840234</text:p>
          </table:table-cell>
          <table:table-cell office:value-type="float" office:value="192186">
            <text:p>192186</text:p>
          </table:table-cell>
          <table:table-cell office:value-type="float" office:value="153328">
            <text:p>153328</text:p>
          </table:table-cell>
          <table:table-cell office:value-type="float" office:value="179724">
            <text:p>179724</text:p>
          </table:table-cell>
          <table:table-cell office:value-type="float" office:value="598329">
            <text:p>598329</text:p>
          </table:table-cell>
          <table:table-cell office:value-type="float" office:value="276708">
            <text:p>276708</text:p>
          </table:table-cell>
          <table:table-cell office:value-type="float" office:value="391939">
            <text:p>391939</text:p>
          </table:table-cell>
          <table:table-cell office:value-type="float" office:value="4036776134">
            <text:p>4036776134</text:p>
          </table:table-cell>
          <table:table-cell office:value-type="float" office:value="330935">
            <text:p>330935</text:p>
          </table:table-cell>
          <table:table-cell office:value-type="float" office:value="325596">
            <text:p>325596</text:p>
          </table:table-cell>
          <table:table-cell office:value-type="float" office:value="173698">
            <text:p>173698</text:p>
          </table:table-cell>
          <table:table-cell office:value-type="float" office:value="2121340">
            <text:p>2121340</text:p>
          </table:table-cell>
          <table:table-cell office:value-type="float" office:value="352557">
            <text:p>352557</text:p>
          </table:table-cell>
          <table:table-cell office:value-type="float" office:value="354388">
            <text:p>354388</text:p>
          </table:table-cell>
          <table:table-cell office:value-type="float" office:value="9161820760">
            <text:p>9161820760</text:p>
          </table:table-cell>
          <table:table-cell office:value-type="float" office:value="206254">
            <text:p>206254</text:p>
          </table:table-cell>
          <table:table-cell office:value-type="float" office:value="164894">
            <text:p>164894</text:p>
          </table:table-cell>
          <table:table-cell office:value-type="float" office:value="163916">
            <text:p>163916</text:p>
          </table:table-cell>
          <table:table-cell office:value-type="float" office:value="256596">
            <text:p>256596</text:p>
          </table:table-cell>
          <table:table-cell office:value-type="float" office:value="343226">
            <text:p>343226</text:p>
          </table:table-cell>
          <table:table-cell office:value-type="float" office:value="317403">
            <text:p>317403</text:p>
          </table:table-cell>
        </table:table-row>
        <table:table-row table:style-name="ro1">
          <table:table-cell office:value-type="float" office:value="5139152186">
            <text:p>5139152186</text:p>
          </table:table-cell>
          <table:table-cell office:value-type="float" office:value="237031">
            <text:p>237031</text:p>
          </table:table-cell>
          <table:table-cell office:value-type="float" office:value="255695">
            <text:p>255695</text:p>
          </table:table-cell>
          <table:table-cell office:value-type="float" office:value="272662">
            <text:p>272662</text:p>
          </table:table-cell>
          <table:table-cell office:value-type="float" office:value="8485799">
            <text:p>8485799</text:p>
          </table:table-cell>
          <table:table-cell office:value-type="float" office:value="287284">
            <text:p>287284</text:p>
          </table:table-cell>
          <table:table-cell office:value-type="float" office:value="234404">
            <text:p>234404</text:p>
          </table:table-cell>
          <table:table-cell office:value-type="float" office:value="6261856068">
            <text:p>6261856068</text:p>
          </table:table-cell>
          <table:table-cell office:value-type="float" office:value="207108">
            <text:p>207108</text:p>
          </table:table-cell>
          <table:table-cell office:value-type="float" office:value="282372">
            <text:p>282372</text:p>
          </table:table-cell>
          <table:table-cell office:value-type="float" office:value="209720">
            <text:p>209720</text:p>
          </table:table-cell>
          <table:table-cell office:value-type="float" office:value="3237326">
            <text:p>3237326</text:p>
          </table:table-cell>
          <table:table-cell office:value-type="float" office:value="281788">
            <text:p>281788</text:p>
          </table:table-cell>
          <table:table-cell office:value-type="float" office:value="240834">
            <text:p>240834</text:p>
          </table:table-cell>
          <table:table-cell office:value-type="float" office:value="1123778209">
            <text:p>1123778209</text:p>
          </table:table-cell>
          <table:table-cell office:value-type="float" office:value="204908">
            <text:p>204908</text:p>
          </table:table-cell>
          <table:table-cell office:value-type="float" office:value="162774">
            <text:p>162774</text:p>
          </table:table-cell>
          <table:table-cell office:value-type="float" office:value="205086">
            <text:p>205086</text:p>
          </table:table-cell>
          <table:table-cell office:value-type="float" office:value="3335236">
            <text:p>3335236</text:p>
          </table:table-cell>
          <table:table-cell office:value-type="float" office:value="279650">
            <text:p>279650</text:p>
          </table:table-cell>
          <table:table-cell office:value-type="float" office:value="317262">
            <text:p>317262</text:p>
          </table:table-cell>
        </table:table-row>
        <table:table-row table:style-name="ro1">
          <table:table-cell office:value-type="float" office:value="4216573584">
            <text:p>4216573584</text:p>
          </table:table-cell>
          <table:table-cell office:value-type="float" office:value="219270">
            <text:p>219270</text:p>
          </table:table-cell>
          <table:table-cell office:value-type="float" office:value="158006">
            <text:p>158006</text:p>
          </table:table-cell>
          <table:table-cell office:value-type="float" office:value="203960">
            <text:p>203960</text:p>
          </table:table-cell>
          <table:table-cell office:value-type="float" office:value="10016014">
            <text:p>10016014</text:p>
          </table:table-cell>
          <table:table-cell office:value-type="float" office:value="302738">
            <text:p>302738</text:p>
          </table:table-cell>
          <table:table-cell office:value-type="float" office:value="224476">
            <text:p>224476</text:p>
          </table:table-cell>
          <table:table-cell office:value-type="float" office:value="2937933424">
            <text:p>2937933424</text:p>
          </table:table-cell>
          <table:table-cell office:value-type="float" office:value="337667">
            <text:p>337667</text:p>
          </table:table-cell>
          <table:table-cell office:value-type="float" office:value="206452">
            <text:p>206452</text:p>
          </table:table-cell>
          <table:table-cell office:value-type="float" office:value="167982">
            <text:p>167982</text:p>
          </table:table-cell>
          <table:table-cell office:value-type="float" office:value="4389109">
            <text:p>4389109</text:p>
          </table:table-cell>
          <table:table-cell office:value-type="float" office:value="278178">
            <text:p>278178</text:p>
          </table:table-cell>
          <table:table-cell office:value-type="float" office:value="367351">
            <text:p>367351</text:p>
          </table:table-cell>
          <table:table-cell office:value-type="float" office:value="2516734849">
            <text:p>2516734849</text:p>
          </table:table-cell>
          <table:table-cell office:value-type="float" office:value="203308">
            <text:p>203308</text:p>
          </table:table-cell>
          <table:table-cell office:value-type="float" office:value="167736">
            <text:p>167736</text:p>
          </table:table-cell>
          <table:table-cell office:value-type="float" office:value="168722">
            <text:p>168722</text:p>
          </table:table-cell>
          <table:table-cell office:value-type="float" office:value="1971460">
            <text:p>1971460</text:p>
          </table:table-cell>
          <table:table-cell office:value-type="float" office:value="361834">
            <text:p>361834</text:p>
          </table:table-cell>
          <table:table-cell office:value-type="float" office:value="267358">
            <text:p>267358</text:p>
          </table:table-cell>
        </table:table-row>
        <table:table-row table:style-name="ro1">
          <table:table-cell office:value-type="float" office:value="2124216636">
            <text:p>2124216636</text:p>
          </table:table-cell>
          <table:table-cell office:value-type="float" office:value="193776">
            <text:p>193776</text:p>
          </table:table-cell>
          <table:table-cell office:value-type="float" office:value="220131">
            <text:p>220131</text:p>
          </table:table-cell>
          <table:table-cell office:value-type="float" office:value="155268">
            <text:p>155268</text:p>
          </table:table-cell>
          <table:table-cell office:value-type="float" office:value="699280">
            <text:p>699280</text:p>
          </table:table-cell>
          <table:table-cell office:value-type="float" office:value="392955">
            <text:p>392955</text:p>
          </table:table-cell>
          <table:table-cell office:value-type="float" office:value="245682">
            <text:p>245682</text:p>
          </table:table-cell>
          <table:table-cell office:value-type="float" office:value="9600129443">
            <text:p>9600129443</text:p>
          </table:table-cell>
          <table:table-cell office:value-type="float" office:value="215854">
            <text:p>215854</text:p>
          </table:table-cell>
          <table:table-cell office:value-type="float" office:value="170816">
            <text:p>170816</text:p>
          </table:table-cell>
          <table:table-cell office:value-type="float" office:value="160622">
            <text:p>160622</text:p>
          </table:table-cell>
          <table:table-cell office:value-type="float" office:value="323685">
            <text:p>323685</text:p>
          </table:table-cell>
          <table:table-cell office:value-type="float" office:value="312800">
            <text:p>312800</text:p>
          </table:table-cell>
          <table:table-cell office:value-type="float" office:value="541500">
            <text:p>541500</text:p>
          </table:table-cell>
          <table:table-cell office:value-type="float" office:value="1225587900">
            <text:p>1225587900</text:p>
          </table:table-cell>
          <table:table-cell office:value-type="float" office:value="248153">
            <text:p>248153</text:p>
          </table:table-cell>
          <table:table-cell office:value-type="float" office:value="175264">
            <text:p>175264</text:p>
          </table:table-cell>
          <table:table-cell office:value-type="float" office:value="165684">
            <text:p>165684</text:p>
          </table:table-cell>
          <table:table-cell office:value-type="float" office:value="10064923">
            <text:p>10064923</text:p>
          </table:table-cell>
          <table:table-cell office:value-type="float" office:value="276930">
            <text:p>276930</text:p>
          </table:table-cell>
          <table:table-cell office:value-type="float" office:value="305089">
            <text:p>305089</text:p>
          </table:table-cell>
        </table:table-row>
        <table:table-row table:style-name="ro1">
          <table:table-cell office:value-type="float" office:value="9094531801">
            <text:p>9094531801</text:p>
          </table:table-cell>
          <table:table-cell office:value-type="float" office:value="192572">
            <text:p>192572</text:p>
          </table:table-cell>
          <table:table-cell office:value-type="float" office:value="179562">
            <text:p>179562</text:p>
          </table:table-cell>
          <table:table-cell office:value-type="float" office:value="249542">
            <text:p>249542</text:p>
          </table:table-cell>
          <table:table-cell office:value-type="float" office:value="10696919">
            <text:p>10696919</text:p>
          </table:table-cell>
          <table:table-cell office:value-type="float" office:value="277868">
            <text:p>277868</text:p>
          </table:table-cell>
          <table:table-cell office:value-type="float" office:value="247298">
            <text:p>247298</text:p>
          </table:table-cell>
          <table:table-cell office:value-type="float" office:value="2802610806">
            <text:p>2802610806</text:p>
          </table:table-cell>
          <table:table-cell office:value-type="float" office:value="296734">
            <text:p>296734</text:p>
          </table:table-cell>
          <table:table-cell office:value-type="float" office:value="186842">
            <text:p>186842</text:p>
          </table:table-cell>
          <table:table-cell office:value-type="float" office:value="158728">
            <text:p>158728</text:p>
          </table:table-cell>
          <table:table-cell office:value-type="float" office:value="9655076">
            <text:p>9655076</text:p>
          </table:table-cell>
          <table:table-cell office:value-type="float" office:value="311114">
            <text:p>311114</text:p>
          </table:table-cell>
          <table:table-cell office:value-type="float" office:value="275468">
            <text:p>275468</text:p>
          </table:table-cell>
          <table:table-cell office:value-type="float" office:value="4613450359">
            <text:p>4613450359</text:p>
          </table:table-cell>
          <table:table-cell office:value-type="float" office:value="205886">
            <text:p>205886</text:p>
          </table:table-cell>
          <table:table-cell office:value-type="float" office:value="165498">
            <text:p>165498</text:p>
          </table:table-cell>
          <table:table-cell office:value-type="float" office:value="165302">
            <text:p>165302</text:p>
          </table:table-cell>
          <table:table-cell office:value-type="float" office:value="26463777">
            <text:p>26463777</text:p>
          </table:table-cell>
          <table:table-cell office:value-type="float" office:value="285138">
            <text:p>285138</text:p>
          </table:table-cell>
          <table:table-cell office:value-type="float" office:value="241982">
            <text:p>241982</text:p>
          </table:table-cell>
        </table:table-row>
        <table:table-row table:style-name="ro1">
          <table:table-cell office:value-type="float" office:value="3546017500">
            <text:p>3546017500</text:p>
          </table:table-cell>
          <table:table-cell office:value-type="float" office:value="201814">
            <text:p>201814</text:p>
          </table:table-cell>
          <table:table-cell office:value-type="float" office:value="151698">
            <text:p>151698</text:p>
          </table:table-cell>
          <table:table-cell office:value-type="float" office:value="149140">
            <text:p>149140</text:p>
          </table:table-cell>
          <table:table-cell office:value-type="float" office:value="57180260">
            <text:p>57180260</text:p>
          </table:table-cell>
          <table:table-cell office:value-type="float" office:value="282284">
            <text:p>282284</text:p>
          </table:table-cell>
          <table:table-cell office:value-type="float" office:value="290088">
            <text:p>290088</text:p>
          </table:table-cell>
          <table:table-cell office:value-type="float" office:value="28969027994">
            <text:p>28969027994</text:p>
          </table:table-cell>
          <table:table-cell office:value-type="float" office:value="225192">
            <text:p>225192</text:p>
          </table:table-cell>
          <table:table-cell office:value-type="float" office:value="238646">
            <text:p>238646</text:p>
          </table:table-cell>
          <table:table-cell office:value-type="float" office:value="170556">
            <text:p>170556</text:p>
          </table:table-cell>
          <table:table-cell office:value-type="float" office:value="2388121">
            <text:p>2388121</text:p>
          </table:table-cell>
          <table:table-cell office:value-type="float" office:value="398890">
            <text:p>398890</text:p>
          </table:table-cell>
          <table:table-cell office:value-type="float" office:value="246762">
            <text:p>246762</text:p>
          </table:table-cell>
          <table:table-cell office:value-type="float" office:value="748024536">
            <text:p>748024536</text:p>
          </table:table-cell>
          <table:table-cell office:value-type="float" office:value="332611">
            <text:p>332611</text:p>
          </table:table-cell>
          <table:table-cell office:value-type="float" office:value="197984">
            <text:p>197984</text:p>
          </table:table-cell>
          <table:table-cell office:value-type="float" office:value="230562">
            <text:p>230562</text:p>
          </table:table-cell>
          <table:table-cell office:value-type="float" office:value="46074411">
            <text:p>46074411</text:p>
          </table:table-cell>
          <table:table-cell office:value-type="float" office:value="295508">
            <text:p>295508</text:p>
          </table:table-cell>
          <table:table-cell office:value-type="float" office:value="543604">
            <text:p>543604</text:p>
          </table:table-cell>
        </table:table-row>
        <table:table-row table:style-name="ro1">
          <table:table-cell office:value-type="float" office:value="28674221395">
            <text:p>28674221395</text:p>
          </table:table-cell>
          <table:table-cell office:value-type="float" office:value="203658">
            <text:p>203658</text:p>
          </table:table-cell>
          <table:table-cell office:value-type="float" office:value="152426">
            <text:p>152426</text:p>
          </table:table-cell>
          <table:table-cell office:value-type="float" office:value="154858">
            <text:p>154858</text:p>
          </table:table-cell>
          <table:table-cell office:value-type="float" office:value="4150984">
            <text:p>4150984</text:p>
          </table:table-cell>
          <table:table-cell office:value-type="float" office:value="303330">
            <text:p>303330</text:p>
          </table:table-cell>
          <table:table-cell office:value-type="float" office:value="244576">
            <text:p>244576</text:p>
          </table:table-cell>
          <table:table-cell office:value-type="float" office:value="23581546052">
            <text:p>23581546052</text:p>
          </table:table-cell>
          <table:table-cell office:value-type="float" office:value="206088">
            <text:p>206088</text:p>
          </table:table-cell>
          <table:table-cell office:value-type="float" office:value="166550">
            <text:p>166550</text:p>
          </table:table-cell>
          <table:table-cell office:value-type="float" office:value="163268">
            <text:p>163268</text:p>
          </table:table-cell>
          <table:table-cell office:value-type="float" office:value="32068467">
            <text:p>32068467</text:p>
          </table:table-cell>
          <table:table-cell office:value-type="float" office:value="303772">
            <text:p>303772</text:p>
          </table:table-cell>
          <table:table-cell office:value-type="float" office:value="309244">
            <text:p>309244</text:p>
          </table:table-cell>
          <table:table-cell office:value-type="float" office:value="2885952531">
            <text:p>2885952531</text:p>
          </table:table-cell>
          <table:table-cell office:value-type="float" office:value="340433">
            <text:p>340433</text:p>
          </table:table-cell>
          <table:table-cell office:value-type="float" office:value="291707">
            <text:p>291707</text:p>
          </table:table-cell>
          <table:table-cell office:value-type="float" office:value="288309">
            <text:p>288309</text:p>
          </table:table-cell>
          <table:table-cell office:value-type="float" office:value="15489597">
            <text:p>15489597</text:p>
          </table:table-cell>
          <table:table-cell office:value-type="float" office:value="486134">
            <text:p>486134</text:p>
          </table:table-cell>
          <table:table-cell office:value-type="float" office:value="677918">
            <text:p>677918</text:p>
          </table:table-cell>
        </table:table-row>
        <table:table-row table:style-name="ro1">
          <table:table-cell office:value-type="float" office:value="6436239647">
            <text:p>6436239647</text:p>
          </table:table-cell>
          <table:table-cell office:value-type="float" office:value="302932">
            <text:p>302932</text:p>
          </table:table-cell>
          <table:table-cell office:value-type="float" office:value="159994">
            <text:p>159994</text:p>
          </table:table-cell>
          <table:table-cell office:value-type="float" office:value="152852">
            <text:p>152852</text:p>
          </table:table-cell>
          <table:table-cell office:value-type="float" office:value="4147471">
            <text:p>4147471</text:p>
          </table:table-cell>
          <table:table-cell office:value-type="float" office:value="277956">
            <text:p>277956</text:p>
          </table:table-cell>
          <table:table-cell office:value-type="float" office:value="304510">
            <text:p>304510</text:p>
          </table:table-cell>
          <table:table-cell office:value-type="float" office:value="2501103307">
            <text:p>2501103307</text:p>
          </table:table-cell>
          <table:table-cell office:value-type="float" office:value="291163">
            <text:p>291163</text:p>
          </table:table-cell>
          <table:table-cell office:value-type="float" office:value="200515">
            <text:p>200515</text:p>
          </table:table-cell>
          <table:table-cell office:value-type="float" office:value="197338">
            <text:p>197338</text:p>
          </table:table-cell>
          <table:table-cell office:value-type="float" office:value="723299">
            <text:p>723299</text:p>
          </table:table-cell>
          <table:table-cell office:value-type="float" office:value="486300">
            <text:p>486300</text:p>
          </table:table-cell>
          <table:table-cell office:value-type="float" office:value="348227">
            <text:p>348227</text:p>
          </table:table-cell>
          <table:table-cell office:value-type="float" office:value="5123147221">
            <text:p>5123147221</text:p>
          </table:table-cell>
          <table:table-cell office:value-type="float" office:value="201848">
            <text:p>201848</text:p>
          </table:table-cell>
          <table:table-cell office:value-type="float" office:value="253903">
            <text:p>253903</text:p>
          </table:table-cell>
          <table:table-cell office:value-type="float" office:value="229568">
            <text:p>229568</text:p>
          </table:table-cell>
          <table:table-cell office:value-type="float" office:value="717148">
            <text:p>717148</text:p>
          </table:table-cell>
          <table:table-cell office:value-type="float" office:value="567315">
            <text:p>567315</text:p>
          </table:table-cell>
          <table:table-cell office:value-type="float" office:value="252286">
            <text:p>252286</text:p>
          </table:table-cell>
        </table:table-row>
        <table:table-row table:style-name="ro1">
          <table:table-cell office:value-type="float" office:value="29821535383">
            <text:p>29821535383</text:p>
          </table:table-cell>
          <table:table-cell office:value-type="float" office:value="267105">
            <text:p>267105</text:p>
          </table:table-cell>
          <table:table-cell office:value-type="float" office:value="158782">
            <text:p>158782</text:p>
          </table:table-cell>
          <table:table-cell office:value-type="float" office:value="182969">
            <text:p>182969</text:p>
          </table:table-cell>
          <table:table-cell office:value-type="float" office:value="22564674">
            <text:p>22564674</text:p>
          </table:table-cell>
          <table:table-cell office:value-type="float" office:value="345576">
            <text:p>345576</text:p>
          </table:table-cell>
          <table:table-cell office:value-type="float" office:value="245604">
            <text:p>245604</text:p>
          </table:table-cell>
          <table:table-cell office:value-type="float" office:value="3030814104">
            <text:p>3030814104</text:p>
          </table:table-cell>
          <table:table-cell office:value-type="float" office:value="210676">
            <text:p>210676</text:p>
          </table:table-cell>
          <table:table-cell office:value-type="float" office:value="169476">
            <text:p>169476</text:p>
          </table:table-cell>
          <table:table-cell office:value-type="float" office:value="163568">
            <text:p>163568</text:p>
          </table:table-cell>
          <table:table-cell office:value-type="float" office:value="3843635">
            <text:p>3843635</text:p>
          </table:table-cell>
          <table:table-cell office:value-type="float" office:value="284688">
            <text:p>284688</text:p>
          </table:table-cell>
          <table:table-cell office:value-type="float" office:value="227516">
            <text:p>227516</text:p>
          </table:table-cell>
          <table:table-cell office:value-type="float" office:value="3703965927">
            <text:p>3703965927</text:p>
          </table:table-cell>
          <table:table-cell office:value-type="float" office:value="231631">
            <text:p>231631</text:p>
          </table:table-cell>
          <table:table-cell office:value-type="float" office:value="175512">
            <text:p>175512</text:p>
          </table:table-cell>
          <table:table-cell office:value-type="float" office:value="165752">
            <text:p>165752</text:p>
          </table:table-cell>
          <table:table-cell office:value-type="float" office:value="251324">
            <text:p>251324</text:p>
          </table:table-cell>
          <table:table-cell office:value-type="float" office:value="339165">
            <text:p>339165</text:p>
          </table:table-cell>
          <table:table-cell office:value-type="float" office:value="248024">
            <text:p>248024</text:p>
          </table:table-cell>
        </table:table-row>
        <table:table-row table:style-name="ro1">
          <table:table-cell office:value-type="float" office:value="6774192908">
            <text:p>6774192908</text:p>
          </table:table-cell>
          <table:table-cell office:value-type="float" office:value="192276">
            <text:p>192276</text:p>
          </table:table-cell>
          <table:table-cell office:value-type="float" office:value="166864">
            <text:p>166864</text:p>
          </table:table-cell>
          <table:table-cell office:value-type="float" office:value="172601">
            <text:p>172601</text:p>
          </table:table-cell>
          <table:table-cell office:value-type="float" office:value="6029461">
            <text:p>6029461</text:p>
          </table:table-cell>
          <table:table-cell office:value-type="float" office:value="322790">
            <text:p>322790</text:p>
          </table:table-cell>
          <table:table-cell office:value-type="float" office:value="236656">
            <text:p>236656</text:p>
          </table:table-cell>
          <table:table-cell office:value-type="float" office:value="30046183824">
            <text:p>30046183824</text:p>
          </table:table-cell>
          <table:table-cell office:value-type="float" office:value="210742">
            <text:p>210742</text:p>
          </table:table-cell>
          <table:table-cell office:value-type="float" office:value="205970">
            <text:p>205970</text:p>
          </table:table-cell>
          <table:table-cell office:value-type="float" office:value="171608">
            <text:p>171608</text:p>
          </table:table-cell>
          <table:table-cell office:value-type="float" office:value="45271860">
            <text:p>45271860</text:p>
          </table:table-cell>
          <table:table-cell office:value-type="float" office:value="318269">
            <text:p>318269</text:p>
          </table:table-cell>
          <table:table-cell office:value-type="float" office:value="309602">
            <text:p>309602</text:p>
          </table:table-cell>
          <table:table-cell office:value-type="float" office:value="2366538050">
            <text:p>2366538050</text:p>
          </table:table-cell>
          <table:table-cell office:value-type="float" office:value="216941">
            <text:p>216941</text:p>
          </table:table-cell>
          <table:table-cell office:value-type="float" office:value="192024">
            <text:p>192024</text:p>
          </table:table-cell>
          <table:table-cell office:value-type="float" office:value="257259">
            <text:p>257259</text:p>
          </table:table-cell>
          <table:table-cell office:value-type="float" office:value="6164813">
            <text:p>6164813</text:p>
          </table:table-cell>
          <table:table-cell office:value-type="float" office:value="277376">
            <text:p>277376</text:p>
          </table:table-cell>
          <table:table-cell office:value-type="float" office:value="292793">
            <text:p>292793</text:p>
          </table:table-cell>
        </table:table-row>
        <table:table-row table:style-name="ro1">
          <table:table-cell office:value-type="float" office:value="663692082">
            <text:p>663692082</text:p>
          </table:table-cell>
          <table:table-cell office:value-type="float" office:value="227063">
            <text:p>227063</text:p>
          </table:table-cell>
          <table:table-cell office:value-type="float" office:value="168564">
            <text:p>168564</text:p>
          </table:table-cell>
          <table:table-cell office:value-type="float" office:value="212286">
            <text:p>212286</text:p>
          </table:table-cell>
          <table:table-cell office:value-type="float" office:value="16606383">
            <text:p>16606383</text:p>
          </table:table-cell>
          <table:table-cell office:value-type="float" office:value="1238871">
            <text:p>1238871</text:p>
          </table:table-cell>
          <table:table-cell office:value-type="float" office:value="239294">
            <text:p>239294</text:p>
          </table:table-cell>
          <table:table-cell office:value-type="float" office:value="3280445845">
            <text:p>3280445845</text:p>
          </table:table-cell>
          <table:table-cell office:value-type="float" office:value="300307">
            <text:p>300307</text:p>
          </table:table-cell>
          <table:table-cell office:value-type="float" office:value="218206">
            <text:p>218206</text:p>
          </table:table-cell>
          <table:table-cell office:value-type="float" office:value="219249">
            <text:p>219249</text:p>
          </table:table-cell>
          <table:table-cell office:value-type="float" office:value="64239129">
            <text:p>64239129</text:p>
          </table:table-cell>
          <table:table-cell office:value-type="float" office:value="338247">
            <text:p>338247</text:p>
          </table:table-cell>
          <table:table-cell office:value-type="float" office:value="360321">
            <text:p>360321</text:p>
          </table:table-cell>
          <table:table-cell office:value-type="float" office:value="11995166343">
            <text:p>11995166343</text:p>
          </table:table-cell>
          <table:table-cell office:value-type="float" office:value="207674">
            <text:p>207674</text:p>
          </table:table-cell>
          <table:table-cell office:value-type="float" office:value="242342">
            <text:p>242342</text:p>
          </table:table-cell>
          <table:table-cell office:value-type="float" office:value="200666">
            <text:p>200666</text:p>
          </table:table-cell>
          <table:table-cell office:value-type="float" office:value="944082">
            <text:p>944082</text:p>
          </table:table-cell>
          <table:table-cell office:value-type="float" office:value="389318">
            <text:p>389318</text:p>
          </table:table-cell>
          <table:table-cell office:value-type="float" office:value="246144">
            <text:p>246144</text:p>
          </table:table-cell>
        </table:table-row>
        <table:table-row table:style-name="ro1">
          <table:table-cell office:value-type="float" office:value="2229917761">
            <text:p>2229917761</text:p>
          </table:table-cell>
          <table:table-cell office:value-type="float" office:value="222572">
            <text:p>222572</text:p>
          </table:table-cell>
          <table:table-cell office:value-type="float" office:value="160756">
            <text:p>160756</text:p>
          </table:table-cell>
          <table:table-cell office:value-type="float" office:value="152914">
            <text:p>152914</text:p>
          </table:table-cell>
          <table:table-cell office:value-type="float" office:value="7085073">
            <text:p>7085073</text:p>
          </table:table-cell>
          <table:table-cell office:value-type="float" office:value="635278">
            <text:p>635278</text:p>
          </table:table-cell>
          <table:table-cell office:value-type="float" office:value="244940">
            <text:p>244940</text:p>
          </table:table-cell>
          <table:table-cell office:value-type="float" office:value="4045648359">
            <text:p>4045648359</text:p>
          </table:table-cell>
          <table:table-cell office:value-type="float" office:value="330446">
            <text:p>330446</text:p>
          </table:table-cell>
          <table:table-cell office:value-type="float" office:value="169434">
            <text:p>169434</text:p>
          </table:table-cell>
          <table:table-cell office:value-type="float" office:value="172844">
            <text:p>172844</text:p>
          </table:table-cell>
          <table:table-cell office:value-type="float" office:value="7694669">
            <text:p>7694669</text:p>
          </table:table-cell>
          <table:table-cell office:value-type="float" office:value="310632">
            <text:p>310632</text:p>
          </table:table-cell>
          <table:table-cell office:value-type="float" office:value="268178">
            <text:p>268178</text:p>
          </table:table-cell>
          <table:table-cell office:value-type="float" office:value="3049188092">
            <text:p>3049188092</text:p>
          </table:table-cell>
          <table:table-cell office:value-type="float" office:value="208710">
            <text:p>208710</text:p>
          </table:table-cell>
          <table:table-cell office:value-type="float" office:value="211968">
            <text:p>211968</text:p>
          </table:table-cell>
          <table:table-cell office:value-type="float" office:value="160148">
            <text:p>160148</text:p>
          </table:table-cell>
          <table:table-cell office:value-type="float" office:value="19725427">
            <text:p>19725427</text:p>
          </table:table-cell>
          <table:table-cell office:value-type="float" office:value="552125">
            <text:p>552125</text:p>
          </table:table-cell>
          <table:table-cell office:value-type="float" office:value="249224">
            <text:p>249224</text:p>
          </table:table-cell>
        </table:table-row>
        <table:table-row table:style-name="ro1">
          <table:table-cell office:value-type="float" office:value="7679637056">
            <text:p>7679637056</text:p>
          </table:table-cell>
          <table:table-cell office:value-type="float" office:value="225147">
            <text:p>225147</text:p>
          </table:table-cell>
          <table:table-cell office:value-type="float" office:value="158224">
            <text:p>158224</text:p>
          </table:table-cell>
          <table:table-cell office:value-type="float" office:value="151384">
            <text:p>151384</text:p>
          </table:table-cell>
          <table:table-cell office:value-type="float" office:value="4654317">
            <text:p>4654317</text:p>
          </table:table-cell>
          <table:table-cell office:value-type="float" office:value="260848">
            <text:p>260848</text:p>
          </table:table-cell>
          <table:table-cell office:value-type="float" office:value="224418">
            <text:p>224418</text:p>
          </table:table-cell>
          <table:table-cell office:value-type="float" office:value="2170798653">
            <text:p>2170798653</text:p>
          </table:table-cell>
          <table:table-cell office:value-type="float" office:value="245032">
            <text:p>245032</text:p>
          </table:table-cell>
          <table:table-cell office:value-type="float" office:value="222583">
            <text:p>222583</text:p>
          </table:table-cell>
          <table:table-cell office:value-type="float" office:value="169530">
            <text:p>169530</text:p>
          </table:table-cell>
          <table:table-cell office:value-type="float" office:value="257556">
            <text:p>257556</text:p>
          </table:table-cell>
          <table:table-cell office:value-type="float" office:value="365487">
            <text:p>365487</text:p>
          </table:table-cell>
          <table:table-cell office:value-type="float" office:value="265266">
            <text:p>265266</text:p>
          </table:table-cell>
          <table:table-cell office:value-type="float" office:value="5572714841">
            <text:p>5572714841</text:p>
          </table:table-cell>
          <table:table-cell office:value-type="float" office:value="349569">
            <text:p>349569</text:p>
          </table:table-cell>
          <table:table-cell office:value-type="float" office:value="244184">
            <text:p>244184</text:p>
          </table:table-cell>
          <table:table-cell office:value-type="float" office:value="268311">
            <text:p>268311</text:p>
          </table:table-cell>
          <table:table-cell office:value-type="float" office:value="54717223">
            <text:p>54717223</text:p>
          </table:table-cell>
          <table:table-cell office:value-type="float" office:value="300992">
            <text:p>300992</text:p>
          </table:table-cell>
          <table:table-cell office:value-type="float" office:value="366811">
            <text:p>366811</text:p>
          </table:table-cell>
        </table:table-row>
        <table:table-row table:style-name="ro1">
          <table:table-cell office:value-type="float" office:value="13388213269">
            <text:p>13388213269</text:p>
          </table:table-cell>
          <table:table-cell office:value-type="float" office:value="194340">
            <text:p>194340</text:p>
          </table:table-cell>
          <table:table-cell office:value-type="float" office:value="218274">
            <text:p>218274</text:p>
          </table:table-cell>
          <table:table-cell office:value-type="float" office:value="168160">
            <text:p>168160</text:p>
          </table:table-cell>
          <table:table-cell office:value-type="float" office:value="4823506">
            <text:p>4823506</text:p>
          </table:table-cell>
          <table:table-cell office:value-type="float" office:value="310092">
            <text:p>310092</text:p>
          </table:table-cell>
          <table:table-cell office:value-type="float" office:value="258084">
            <text:p>258084</text:p>
          </table:table-cell>
          <table:table-cell office:value-type="float" office:value="5829902366">
            <text:p>5829902366</text:p>
          </table:table-cell>
          <table:table-cell office:value-type="float" office:value="240546">
            <text:p>240546</text:p>
          </table:table-cell>
          <table:table-cell office:value-type="float" office:value="191781">
            <text:p>191781</text:p>
          </table:table-cell>
          <table:table-cell office:value-type="float" office:value="197024">
            <text:p>197024</text:p>
          </table:table-cell>
          <table:table-cell office:value-type="float" office:value="12575239">
            <text:p>12575239</text:p>
          </table:table-cell>
          <table:table-cell office:value-type="float" office:value="679075">
            <text:p>679075</text:p>
          </table:table-cell>
          <table:table-cell office:value-type="float" office:value="223720">
            <text:p>223720</text:p>
          </table:table-cell>
          <table:table-cell office:value-type="float" office:value="2487750617">
            <text:p>2487750617</text:p>
          </table:table-cell>
          <table:table-cell office:value-type="float" office:value="251621">
            <text:p>251621</text:p>
          </table:table-cell>
          <table:table-cell office:value-type="float" office:value="171026">
            <text:p>171026</text:p>
          </table:table-cell>
          <table:table-cell office:value-type="float" office:value="197638">
            <text:p>197638</text:p>
          </table:table-cell>
          <table:table-cell office:value-type="float" office:value="6042121">
            <text:p>6042121</text:p>
          </table:table-cell>
          <table:table-cell office:value-type="float" office:value="337805">
            <text:p>337805</text:p>
          </table:table-cell>
          <table:table-cell office:value-type="float" office:value="255640">
            <text:p>255640</text:p>
          </table:table-cell>
        </table:table-row>
        <table:table-row table:style-name="ro1">
          <table:table-cell office:value-type="float" office:value="6349504279">
            <text:p>6349504279</text:p>
          </table:table-cell>
          <table:table-cell office:value-type="float" office:value="226884">
            <text:p>226884</text:p>
          </table:table-cell>
          <table:table-cell office:value-type="float" office:value="152920">
            <text:p>152920</text:p>
          </table:table-cell>
          <table:table-cell office:value-type="float" office:value="157068">
            <text:p>157068</text:p>
          </table:table-cell>
          <table:table-cell office:value-type="float" office:value="75879260">
            <text:p>75879260</text:p>
          </table:table-cell>
          <table:table-cell office:value-type="float" office:value="306694">
            <text:p>306694</text:p>
          </table:table-cell>
          <table:table-cell office:value-type="float" office:value="375216">
            <text:p>375216</text:p>
          </table:table-cell>
          <table:table-cell office:value-type="float" office:value="2742284523">
            <text:p>2742284523</text:p>
          </table:table-cell>
          <table:table-cell office:value-type="float" office:value="333357">
            <text:p>333357</text:p>
          </table:table-cell>
          <table:table-cell office:value-type="float" office:value="339086">
            <text:p>339086</text:p>
          </table:table-cell>
          <table:table-cell office:value-type="float" office:value="245824">
            <text:p>245824</text:p>
          </table:table-cell>
          <table:table-cell office:value-type="float" office:value="328999">
            <text:p>328999</text:p>
          </table:table-cell>
          <table:table-cell office:value-type="float" office:value="397677">
            <text:p>397677</text:p>
          </table:table-cell>
          <table:table-cell office:value-type="float" office:value="294319">
            <text:p>294319</text:p>
          </table:table-cell>
          <table:table-cell office:value-type="float" office:value="532876901">
            <text:p>532876901</text:p>
          </table:table-cell>
          <table:table-cell office:value-type="float" office:value="297165">
            <text:p>297165</text:p>
          </table:table-cell>
          <table:table-cell office:value-type="float" office:value="200182">
            <text:p>200182</text:p>
          </table:table-cell>
          <table:table-cell office:value-type="float" office:value="174882">
            <text:p>174882</text:p>
          </table:table-cell>
          <table:table-cell office:value-type="float" office:value="14345391">
            <text:p>14345391</text:p>
          </table:table-cell>
          <table:table-cell office:value-type="float" office:value="358607">
            <text:p>358607</text:p>
          </table:table-cell>
          <table:table-cell office:value-type="float" office:value="252824">
            <text:p>252824</text:p>
          </table:table-cell>
        </table:table-row>
        <table:table-row table:style-name="ro1">
          <table:table-cell office:value-type="float" office:value="2705896339">
            <text:p>2705896339</text:p>
          </table:table-cell>
          <table:table-cell office:value-type="float" office:value="195222">
            <text:p>195222</text:p>
          </table:table-cell>
          <table:table-cell office:value-type="float" office:value="153990">
            <text:p>153990</text:p>
          </table:table-cell>
          <table:table-cell office:value-type="float" office:value="183191">
            <text:p>183191</text:p>
          </table:table-cell>
          <table:table-cell office:value-type="float" office:value="3189677">
            <text:p>3189677</text:p>
          </table:table-cell>
          <table:table-cell office:value-type="float" office:value="272336">
            <text:p>272336</text:p>
          </table:table-cell>
          <table:table-cell office:value-type="float" office:value="348060">
            <text:p>348060</text:p>
          </table:table-cell>
          <table:table-cell office:value-type="float" office:value="4943953204">
            <text:p>4943953204</text:p>
          </table:table-cell>
          <table:table-cell office:value-type="float" office:value="207644">
            <text:p>207644</text:p>
          </table:table-cell>
          <table:table-cell office:value-type="float" office:value="262788">
            <text:p>262788</text:p>
          </table:table-cell>
          <table:table-cell office:value-type="float" office:value="182920">
            <text:p>182920</text:p>
          </table:table-cell>
          <table:table-cell office:value-type="float" office:value="4446663">
            <text:p>4446663</text:p>
          </table:table-cell>
          <table:table-cell office:value-type="float" office:value="335006">
            <text:p>335006</text:p>
          </table:table-cell>
          <table:table-cell office:value-type="float" office:value="308074">
            <text:p>308074</text:p>
          </table:table-cell>
          <table:table-cell office:value-type="float" office:value="3908533852">
            <text:p>3908533852</text:p>
          </table:table-cell>
          <table:table-cell office:value-type="float" office:value="233457">
            <text:p>233457</text:p>
          </table:table-cell>
          <table:table-cell office:value-type="float" office:value="327107">
            <text:p>327107</text:p>
          </table:table-cell>
          <table:table-cell office:value-type="float" office:value="224138">
            <text:p>224138</text:p>
          </table:table-cell>
          <table:table-cell office:value-type="float" office:value="71081070">
            <text:p>71081070</text:p>
          </table:table-cell>
          <table:table-cell office:value-type="float" office:value="343676">
            <text:p>343676</text:p>
          </table:table-cell>
          <table:table-cell office:value-type="float" office:value="230696">
            <text:p>230696</text:p>
          </table:table-cell>
        </table:table-row>
        <table:table-row table:style-name="ro1">
          <table:table-cell office:value-type="float" office:value="17078402300">
            <text:p>17078402300</text:p>
          </table:table-cell>
          <table:table-cell office:value-type="float" office:value="234723">
            <text:p>234723</text:p>
          </table:table-cell>
          <table:table-cell office:value-type="float" office:value="200759">
            <text:p>200759</text:p>
          </table:table-cell>
          <table:table-cell office:value-type="float" office:value="165342">
            <text:p>165342</text:p>
          </table:table-cell>
          <table:table-cell office:value-type="float" office:value="24835622">
            <text:p>24835622</text:p>
          </table:table-cell>
          <table:table-cell office:value-type="float" office:value="404069">
            <text:p>404069</text:p>
          </table:table-cell>
          <table:table-cell office:value-type="float" office:value="311793">
            <text:p>311793</text:p>
          </table:table-cell>
          <table:table-cell office:value-type="float" office:value="2714830156">
            <text:p>2714830156</text:p>
          </table:table-cell>
          <table:table-cell office:value-type="float" office:value="231285">
            <text:p>231285</text:p>
          </table:table-cell>
          <table:table-cell office:value-type="float" office:value="168174">
            <text:p>168174</text:p>
          </table:table-cell>
          <table:table-cell office:value-type="float" office:value="422318">
            <text:p>422318</text:p>
          </table:table-cell>
          <table:table-cell office:value-type="float" office:value="556376">
            <text:p>556376</text:p>
          </table:table-cell>
          <table:table-cell office:value-type="float" office:value="306840">
            <text:p>306840</text:p>
          </table:table-cell>
          <table:table-cell office:value-type="float" office:value="228292">
            <text:p>228292</text:p>
          </table:table-cell>
          <table:table-cell office:value-type="float" office:value="2685023801">
            <text:p>2685023801</text:p>
          </table:table-cell>
          <table:table-cell office:value-type="float" office:value="219622">
            <text:p>219622</text:p>
          </table:table-cell>
          <table:table-cell office:value-type="float" office:value="207861">
            <text:p>207861</text:p>
          </table:table-cell>
          <table:table-cell office:value-type="float" office:value="162036">
            <text:p>162036</text:p>
          </table:table-cell>
          <table:table-cell office:value-type="float" office:value="10523210">
            <text:p>10523210</text:p>
          </table:table-cell>
          <table:table-cell office:value-type="float" office:value="420227">
            <text:p>420227</text:p>
          </table:table-cell>
          <table:table-cell office:value-type="float" office:value="325926">
            <text:p>325926</text:p>
          </table:table-cell>
        </table:table-row>
        <table:table-row table:style-name="ro1">
          <table:table-cell office:value-type="float" office:value="1603803727">
            <text:p>1603803727</text:p>
          </table:table-cell>
          <table:table-cell office:value-type="float" office:value="294584">
            <text:p>294584</text:p>
          </table:table-cell>
          <table:table-cell office:value-type="float" office:value="202706">
            <text:p>202706</text:p>
          </table:table-cell>
          <table:table-cell office:value-type="float" office:value="257127">
            <text:p>257127</text:p>
          </table:table-cell>
          <table:table-cell office:value-type="float" office:value="24022811">
            <text:p>24022811</text:p>
          </table:table-cell>
          <table:table-cell office:value-type="float" office:value="598267">
            <text:p>598267</text:p>
          </table:table-cell>
          <table:table-cell office:value-type="float" office:value="288407">
            <text:p>288407</text:p>
          </table:table-cell>
          <table:table-cell office:value-type="float" office:value="1638217548">
            <text:p>1638217548</text:p>
          </table:table-cell>
          <table:table-cell office:value-type="float" office:value="354338">
            <text:p>354338</text:p>
          </table:table-cell>
          <table:table-cell office:value-type="float" office:value="206679">
            <text:p>206679</text:p>
          </table:table-cell>
          <table:table-cell office:value-type="float" office:value="247543">
            <text:p>247543</text:p>
          </table:table-cell>
          <table:table-cell office:value-type="float" office:value="24807282">
            <text:p>24807282</text:p>
          </table:table-cell>
          <table:table-cell office:value-type="float" office:value="299560">
            <text:p>299560</text:p>
          </table:table-cell>
          <table:table-cell office:value-type="float" office:value="238470">
            <text:p>238470</text:p>
          </table:table-cell>
          <table:table-cell office:value-type="float" office:value="546825828">
            <text:p>546825828</text:p>
          </table:table-cell>
          <table:table-cell office:value-type="float" office:value="232303">
            <text:p>232303</text:p>
          </table:table-cell>
          <table:table-cell office:value-type="float" office:value="163566">
            <text:p>163566</text:p>
          </table:table-cell>
          <table:table-cell office:value-type="float" office:value="184446">
            <text:p>184446</text:p>
          </table:table-cell>
          <table:table-cell office:value-type="float" office:value="4240619">
            <text:p>4240619</text:p>
          </table:table-cell>
          <table:table-cell office:value-type="float" office:value="268590">
            <text:p>268590</text:p>
          </table:table-cell>
          <table:table-cell office:value-type="float" office:value="231664">
            <text:p>231664</text:p>
          </table:table-cell>
        </table:table-row>
        <table:table-row table:style-name="ro1">
          <table:table-cell office:value-type="float" office:value="1696200105">
            <text:p>1696200105</text:p>
          </table:table-cell>
          <table:table-cell office:value-type="float" office:value="193760">
            <text:p>193760</text:p>
          </table:table-cell>
          <table:table-cell office:value-type="float" office:value="166072">
            <text:p>166072</text:p>
          </table:table-cell>
          <table:table-cell office:value-type="float" office:value="155712">
            <text:p>155712</text:p>
          </table:table-cell>
          <table:table-cell office:value-type="float" office:value="10474362">
            <text:p>10474362</text:p>
          </table:table-cell>
          <table:table-cell office:value-type="float" office:value="481310">
            <text:p>481310</text:p>
          </table:table-cell>
          <table:table-cell office:value-type="float" office:value="236028">
            <text:p>236028</text:p>
          </table:table-cell>
          <table:table-cell office:value-type="float" office:value="4232829498">
            <text:p>4232829498</text:p>
          </table:table-cell>
          <table:table-cell office:value-type="float" office:value="268503">
            <text:p>268503</text:p>
          </table:table-cell>
          <table:table-cell office:value-type="float" office:value="200041">
            <text:p>200041</text:p>
          </table:table-cell>
          <table:table-cell office:value-type="float" office:value="245415">
            <text:p>245415</text:p>
          </table:table-cell>
          <table:table-cell office:value-type="float" office:value="4374540">
            <text:p>4374540</text:p>
          </table:table-cell>
          <table:table-cell office:value-type="float" office:value="290265">
            <text:p>290265</text:p>
          </table:table-cell>
          <table:table-cell office:value-type="float" office:value="246896">
            <text:p>246896</text:p>
          </table:table-cell>
          <table:table-cell office:value-type="float" office:value="1898643064">
            <text:p>1898643064</text:p>
          </table:table-cell>
          <table:table-cell office:value-type="float" office:value="203416">
            <text:p>203416</text:p>
          </table:table-cell>
          <table:table-cell office:value-type="float" office:value="194023">
            <text:p>194023</text:p>
          </table:table-cell>
          <table:table-cell office:value-type="float" office:value="174854">
            <text:p>174854</text:p>
          </table:table-cell>
          <table:table-cell office:value-type="float" office:value="5799334">
            <text:p>5799334</text:p>
          </table:table-cell>
          <table:table-cell office:value-type="float" office:value="417669">
            <text:p>417669</text:p>
          </table:table-cell>
          <table:table-cell office:value-type="float" office:value="226268">
            <text:p>226268</text:p>
          </table:table-cell>
        </table:table-row>
        <table:table-row table:style-name="ro1">
          <table:table-cell office:value-type="float" office:value="10803454971">
            <text:p>10803454971</text:p>
          </table:table-cell>
          <table:table-cell office:value-type="float" office:value="405853">
            <text:p>405853</text:p>
          </table:table-cell>
          <table:table-cell office:value-type="float" office:value="178336">
            <text:p>178336</text:p>
          </table:table-cell>
          <table:table-cell office:value-type="float" office:value="161856">
            <text:p>161856</text:p>
          </table:table-cell>
          <table:table-cell office:value-type="float" office:value="29150272">
            <text:p>29150272</text:p>
          </table:table-cell>
          <table:table-cell office:value-type="float" office:value="280950">
            <text:p>280950</text:p>
          </table:table-cell>
          <table:table-cell office:value-type="float" office:value="265489">
            <text:p>265489</text:p>
          </table:table-cell>
          <table:table-cell office:value-type="float" office:value="1323518797">
            <text:p>1323518797</text:p>
          </table:table-cell>
          <table:table-cell office:value-type="float" office:value="292281">
            <text:p>292281</text:p>
          </table:table-cell>
          <table:table-cell office:value-type="float" office:value="227422">
            <text:p>227422</text:p>
          </table:table-cell>
          <table:table-cell office:value-type="float" office:value="174422">
            <text:p>174422</text:p>
          </table:table-cell>
          <table:table-cell office:value-type="float" office:value="18444724">
            <text:p>18444724</text:p>
          </table:table-cell>
          <table:table-cell office:value-type="float" office:value="316730">
            <text:p>316730</text:p>
          </table:table-cell>
          <table:table-cell office:value-type="float" office:value="249882">
            <text:p>249882</text:p>
          </table:table-cell>
          <table:table-cell office:value-type="float" office:value="14924831095">
            <text:p>14924831095</text:p>
          </table:table-cell>
          <table:table-cell office:value-type="float" office:value="326274">
            <text:p>326274</text:p>
          </table:table-cell>
          <table:table-cell office:value-type="float" office:value="252232">
            <text:p>252232</text:p>
          </table:table-cell>
          <table:table-cell office:value-type="float" office:value="190726">
            <text:p>190726</text:p>
          </table:table-cell>
          <table:table-cell office:value-type="float" office:value="27831926">
            <text:p>27831926</text:p>
          </table:table-cell>
          <table:table-cell office:value-type="float" office:value="425999">
            <text:p>425999</text:p>
          </table:table-cell>
          <table:table-cell office:value-type="float" office:value="307593">
            <text:p>307593</text:p>
          </table:table-cell>
        </table:table-row>
        <table:table-row table:style-name="ro1">
          <table:table-cell office:value-type="float" office:value="6983101966">
            <text:p>6983101966</text:p>
          </table:table-cell>
          <table:table-cell office:value-type="float" office:value="220949">
            <text:p>220949</text:p>
          </table:table-cell>
          <table:table-cell office:value-type="float" office:value="152952">
            <text:p>152952</text:p>
          </table:table-cell>
          <table:table-cell office:value-type="float" office:value="151686">
            <text:p>151686</text:p>
          </table:table-cell>
          <table:table-cell office:value-type="float" office:value="6418293">
            <text:p>6418293</text:p>
          </table:table-cell>
          <table:table-cell office:value-type="float" office:value="362382">
            <text:p>362382</text:p>
          </table:table-cell>
          <table:table-cell office:value-type="float" office:value="279463">
            <text:p>279463</text:p>
          </table:table-cell>
          <table:table-cell office:value-type="float" office:value="20805788417">
            <text:p>20805788417</text:p>
          </table:table-cell>
          <table:table-cell office:value-type="float" office:value="331326">
            <text:p>331326</text:p>
          </table:table-cell>
          <table:table-cell office:value-type="float" office:value="199359">
            <text:p>199359</text:p>
          </table:table-cell>
          <table:table-cell office:value-type="float" office:value="166568">
            <text:p>166568</text:p>
          </table:table-cell>
          <table:table-cell office:value-type="float" office:value="1397780">
            <text:p>1397780</text:p>
          </table:table-cell>
          <table:table-cell office:value-type="float" office:value="291804">
            <text:p>291804</text:p>
          </table:table-cell>
          <table:table-cell office:value-type="float" office:value="233402">
            <text:p>233402</text:p>
          </table:table-cell>
          <table:table-cell office:value-type="float" office:value="1940549150">
            <text:p>1940549150</text:p>
          </table:table-cell>
          <table:table-cell office:value-type="float" office:value="201934">
            <text:p>201934</text:p>
          </table:table-cell>
          <table:table-cell office:value-type="float" office:value="164566">
            <text:p>164566</text:p>
          </table:table-cell>
          <table:table-cell office:value-type="float" office:value="161560">
            <text:p>161560</text:p>
          </table:table-cell>
          <table:table-cell office:value-type="float" office:value="15733309">
            <text:p>15733309</text:p>
          </table:table-cell>
          <table:table-cell office:value-type="float" office:value="288934">
            <text:p>288934</text:p>
          </table:table-cell>
          <table:table-cell office:value-type="float" office:value="243636">
            <text:p>243636</text:p>
          </table:table-cell>
        </table:table-row>
        <table:table-row table:style-name="ro1">
          <table:table-cell office:value-type="float" office:value="2011366879">
            <text:p>2011366879</text:p>
          </table:table-cell>
          <table:table-cell office:value-type="float" office:value="191854">
            <text:p>191854</text:p>
          </table:table-cell>
          <table:table-cell office:value-type="float" office:value="153722">
            <text:p>153722</text:p>
          </table:table-cell>
          <table:table-cell office:value-type="float" office:value="171138">
            <text:p>171138</text:p>
          </table:table-cell>
          <table:table-cell office:value-type="float" office:value="8742027">
            <text:p>8742027</text:p>
          </table:table-cell>
          <table:table-cell office:value-type="float" office:value="347650">
            <text:p>347650</text:p>
          </table:table-cell>
          <table:table-cell office:value-type="float" office:value="312152">
            <text:p>312152</text:p>
          </table:table-cell>
          <table:table-cell office:value-type="float" office:value="4413408343">
            <text:p>4413408343</text:p>
          </table:table-cell>
          <table:table-cell office:value-type="float" office:value="205478">
            <text:p>205478</text:p>
          </table:table-cell>
          <table:table-cell office:value-type="float" office:value="171628">
            <text:p>171628</text:p>
          </table:table-cell>
          <table:table-cell office:value-type="float" office:value="164942">
            <text:p>164942</text:p>
          </table:table-cell>
          <table:table-cell office:value-type="float" office:value="6040404">
            <text:p>6040404</text:p>
          </table:table-cell>
          <table:table-cell office:value-type="float" office:value="304902">
            <text:p>304902</text:p>
          </table:table-cell>
          <table:table-cell office:value-type="float" office:value="248250">
            <text:p>248250</text:p>
          </table:table-cell>
          <table:table-cell office:value-type="float" office:value="12458446002">
            <text:p>12458446002</text:p>
          </table:table-cell>
          <table:table-cell office:value-type="float" office:value="208286">
            <text:p>208286</text:p>
          </table:table-cell>
          <table:table-cell office:value-type="float" office:value="166104">
            <text:p>166104</text:p>
          </table:table-cell>
          <table:table-cell office:value-type="float" office:value="2536108">
            <text:p>2536108</text:p>
          </table:table-cell>
          <table:table-cell office:value-type="float" office:value="51662719">
            <text:p>51662719</text:p>
          </table:table-cell>
          <table:table-cell office:value-type="float" office:value="351210">
            <text:p>351210</text:p>
          </table:table-cell>
          <table:table-cell office:value-type="float" office:value="467931">
            <text:p>467931</text:p>
          </table:table-cell>
        </table:table-row>
        <table:table-row table:style-name="ro1">
          <table:table-cell office:value-type="float" office:value="2512814350">
            <text:p>2512814350</text:p>
          </table:table-cell>
          <table:table-cell office:value-type="float" office:value="192540">
            <text:p>192540</text:p>
          </table:table-cell>
          <table:table-cell office:value-type="float" office:value="265681">
            <text:p>265681</text:p>
          </table:table-cell>
          <table:table-cell office:value-type="float" office:value="154508">
            <text:p>154508</text:p>
          </table:table-cell>
          <table:table-cell office:value-type="float" office:value="2002585">
            <text:p>2002585</text:p>
          </table:table-cell>
          <table:table-cell office:value-type="float" office:value="291642">
            <text:p>291642</text:p>
          </table:table-cell>
          <table:table-cell office:value-type="float" office:value="232912">
            <text:p>232912</text:p>
          </table:table-cell>
          <table:table-cell office:value-type="float" office:value="4482641416">
            <text:p>4482641416</text:p>
          </table:table-cell>
          <table:table-cell office:value-type="float" office:value="232816">
            <text:p>232816</text:p>
          </table:table-cell>
          <table:table-cell office:value-type="float" office:value="179632">
            <text:p>179632</text:p>
          </table:table-cell>
          <table:table-cell office:value-type="float" office:value="163552">
            <text:p>163552</text:p>
          </table:table-cell>
          <table:table-cell office:value-type="float" office:value="1726154">
            <text:p>1726154</text:p>
          </table:table-cell>
          <table:table-cell office:value-type="float" office:value="309995">
            <text:p>309995</text:p>
          </table:table-cell>
          <table:table-cell office:value-type="float" office:value="425969">
            <text:p>425969</text:p>
          </table:table-cell>
          <table:table-cell office:value-type="float" office:value="6560612418">
            <text:p>6560612418</text:p>
          </table:table-cell>
          <table:table-cell office:value-type="float" office:value="203222">
            <text:p>203222</text:p>
          </table:table-cell>
          <table:table-cell office:value-type="float" office:value="207504">
            <text:p>207504</text:p>
          </table:table-cell>
          <table:table-cell office:value-type="float" office:value="176188">
            <text:p>176188</text:p>
          </table:table-cell>
          <table:table-cell office:value-type="float" office:value="484032">
            <text:p>484032</text:p>
          </table:table-cell>
          <table:table-cell office:value-type="float" office:value="370549">
            <text:p>370549</text:p>
          </table:table-cell>
          <table:table-cell office:value-type="float" office:value="247866">
            <text:p>247866</text:p>
          </table:table-cell>
        </table:table-row>
        <table:table-row table:style-name="ro1">
          <table:table-cell office:value-type="float" office:value="3335273909">
            <text:p>3335273909</text:p>
          </table:table-cell>
          <table:table-cell office:value-type="float" office:value="341179">
            <text:p>341179</text:p>
          </table:table-cell>
          <table:table-cell office:value-type="float" office:value="160468">
            <text:p>160468</text:p>
          </table:table-cell>
          <table:table-cell office:value-type="float" office:value="246583">
            <text:p>246583</text:p>
          </table:table-cell>
          <table:table-cell office:value-type="float" office:value="7310348">
            <text:p>7310348</text:p>
          </table:table-cell>
          <table:table-cell office:value-type="float" office:value="334652">
            <text:p>334652</text:p>
          </table:table-cell>
          <table:table-cell office:value-type="float" office:value="225440">
            <text:p>225440</text:p>
          </table:table-cell>
          <table:table-cell office:value-type="float" office:value="9367352676">
            <text:p>9367352676</text:p>
          </table:table-cell>
          <table:table-cell office:value-type="float" office:value="205872">
            <text:p>205872</text:p>
          </table:table-cell>
          <table:table-cell office:value-type="float" office:value="178562">
            <text:p>178562</text:p>
          </table:table-cell>
          <table:table-cell office:value-type="float" office:value="162218">
            <text:p>162218</text:p>
          </table:table-cell>
          <table:table-cell office:value-type="float" office:value="8083632">
            <text:p>8083632</text:p>
          </table:table-cell>
          <table:table-cell office:value-type="float" office:value="418925">
            <text:p>418925</text:p>
          </table:table-cell>
          <table:table-cell office:value-type="float" office:value="250900">
            <text:p>250900</text:p>
          </table:table-cell>
          <table:table-cell office:value-type="float" office:value="3099530452">
            <text:p>3099530452</text:p>
          </table:table-cell>
          <table:table-cell office:value-type="float" office:value="204306">
            <text:p>204306</text:p>
          </table:table-cell>
          <table:table-cell office:value-type="float" office:value="180893">
            <text:p>180893</text:p>
          </table:table-cell>
          <table:table-cell office:value-type="float" office:value="267189">
            <text:p>267189</text:p>
          </table:table-cell>
          <table:table-cell office:value-type="float" office:value="1986422">
            <text:p>1986422</text:p>
          </table:table-cell>
          <table:table-cell office:value-type="float" office:value="266870">
            <text:p>266870</text:p>
          </table:table-cell>
          <table:table-cell office:value-type="float" office:value="494626">
            <text:p>494626</text:p>
          </table:table-cell>
        </table:table-row>
        <table:table-row table:style-name="ro1">
          <table:table-cell office:value-type="float" office:value="6416438336">
            <text:p>6416438336</text:p>
          </table:table-cell>
          <table:table-cell office:value-type="float" office:value="191352">
            <text:p>191352</text:p>
          </table:table-cell>
          <table:table-cell office:value-type="float" office:value="157304">
            <text:p>157304</text:p>
          </table:table-cell>
          <table:table-cell office:value-type="float" office:value="152696">
            <text:p>152696</text:p>
          </table:table-cell>
          <table:table-cell office:value-type="float" office:value="456294">
            <text:p>456294</text:p>
          </table:table-cell>
          <table:table-cell office:value-type="float" office:value="278020">
            <text:p>278020</text:p>
          </table:table-cell>
          <table:table-cell office:value-type="float" office:value="290862">
            <text:p>290862</text:p>
          </table:table-cell>
          <table:table-cell office:value-type="float" office:value="5103754447">
            <text:p>5103754447</text:p>
          </table:table-cell>
          <table:table-cell office:value-type="float" office:value="251141">
            <text:p>251141</text:p>
          </table:table-cell>
          <table:table-cell office:value-type="float" office:value="202627">
            <text:p>202627</text:p>
          </table:table-cell>
          <table:table-cell office:value-type="float" office:value="220028">
            <text:p>220028</text:p>
          </table:table-cell>
          <table:table-cell office:value-type="float" office:value="9484169">
            <text:p>9484169</text:p>
          </table:table-cell>
          <table:table-cell office:value-type="float" office:value="278708">
            <text:p>278708</text:p>
          </table:table-cell>
          <table:table-cell office:value-type="float" office:value="270782">
            <text:p>270782</text:p>
          </table:table-cell>
          <table:table-cell office:value-type="float" office:value="8271650218">
            <text:p>8271650218</text:p>
          </table:table-cell>
          <table:table-cell office:value-type="float" office:value="246377">
            <text:p>246377</text:p>
          </table:table-cell>
          <table:table-cell office:value-type="float" office:value="385298">
            <text:p>385298</text:p>
          </table:table-cell>
          <table:table-cell office:value-type="float" office:value="166268">
            <text:p>166268</text:p>
          </table:table-cell>
          <table:table-cell office:value-type="float" office:value="13540787">
            <text:p>13540787</text:p>
          </table:table-cell>
          <table:table-cell office:value-type="float" office:value="470343">
            <text:p>470343</text:p>
          </table:table-cell>
          <table:table-cell office:value-type="float" office:value="285940">
            <text:p>285940</text:p>
          </table:table-cell>
        </table:table-row>
        <table:table-row table:style-name="ro1">
          <table:table-cell office:value-type="float" office:value="3079943713">
            <text:p>3079943713</text:p>
          </table:table-cell>
          <table:table-cell office:value-type="float" office:value="194572">
            <text:p>194572</text:p>
          </table:table-cell>
          <table:table-cell office:value-type="float" office:value="180146">
            <text:p>180146</text:p>
          </table:table-cell>
          <table:table-cell office:value-type="float" office:value="153200">
            <text:p>153200</text:p>
          </table:table-cell>
          <table:table-cell office:value-type="float" office:value="1376254">
            <text:p>1376254</text:p>
          </table:table-cell>
          <table:table-cell office:value-type="float" office:value="330884">
            <text:p>330884</text:p>
          </table:table-cell>
          <table:table-cell office:value-type="float" office:value="283916">
            <text:p>283916</text:p>
          </table:table-cell>
          <table:table-cell office:value-type="float" office:value="2438190558">
            <text:p>2438190558</text:p>
          </table:table-cell>
          <table:table-cell office:value-type="float" office:value="354951">
            <text:p>354951</text:p>
          </table:table-cell>
          <table:table-cell office:value-type="float" office:value="245898">
            <text:p>245898</text:p>
          </table:table-cell>
          <table:table-cell office:value-type="float" office:value="234598">
            <text:p>234598</text:p>
          </table:table-cell>
          <table:table-cell office:value-type="float" office:value="15668718">
            <text:p>15668718</text:p>
          </table:table-cell>
          <table:table-cell office:value-type="float" office:value="569294">
            <text:p>569294</text:p>
          </table:table-cell>
          <table:table-cell office:value-type="float" office:value="312632">
            <text:p>312632</text:p>
          </table:table-cell>
          <table:table-cell office:value-type="float" office:value="3887501877">
            <text:p>3887501877</text:p>
          </table:table-cell>
          <table:table-cell office:value-type="float" office:value="202488">
            <text:p>202488</text:p>
          </table:table-cell>
          <table:table-cell office:value-type="float" office:value="163638">
            <text:p>163638</text:p>
          </table:table-cell>
          <table:table-cell office:value-type="float" office:value="159654">
            <text:p>159654</text:p>
          </table:table-cell>
          <table:table-cell office:value-type="float" office:value="41803466">
            <text:p>41803466</text:p>
          </table:table-cell>
          <table:table-cell office:value-type="float" office:value="377381">
            <text:p>377381</text:p>
          </table:table-cell>
          <table:table-cell office:value-type="float" office:value="300131">
            <text:p>300131</text:p>
          </table:table-cell>
        </table:table-row>
        <table:table-row table:style-name="ro1">
          <table:table-cell office:value-type="float" office:value="7367700294">
            <text:p>7367700294</text:p>
          </table:table-cell>
          <table:table-cell office:value-type="float" office:value="230934">
            <text:p>230934</text:p>
          </table:table-cell>
          <table:table-cell office:value-type="float" office:value="238446">
            <text:p>238446</text:p>
          </table:table-cell>
          <table:table-cell office:value-type="float" office:value="199550">
            <text:p>199550</text:p>
          </table:table-cell>
          <table:table-cell office:value-type="float" office:value="15082856">
            <text:p>15082856</text:p>
          </table:table-cell>
          <table:table-cell office:value-type="float" office:value="272706">
            <text:p>272706</text:p>
          </table:table-cell>
          <table:table-cell office:value-type="float" office:value="412091">
            <text:p>412091</text:p>
          </table:table-cell>
          <table:table-cell office:value-type="float" office:value="17192295914">
            <text:p>17192295914</text:p>
          </table:table-cell>
          <table:table-cell office:value-type="float" office:value="207876">
            <text:p>207876</text:p>
          </table:table-cell>
          <table:table-cell office:value-type="float" office:value="167676">
            <text:p>167676</text:p>
          </table:table-cell>
          <table:table-cell office:value-type="float" office:value="185550">
            <text:p>185550</text:p>
          </table:table-cell>
          <table:table-cell office:value-type="float" office:value="618656">
            <text:p>618656</text:p>
          </table:table-cell>
          <table:table-cell office:value-type="float" office:value="328906">
            <text:p>328906</text:p>
          </table:table-cell>
          <table:table-cell office:value-type="float" office:value="436747">
            <text:p>436747</text:p>
          </table:table-cell>
          <table:table-cell office:value-type="float" office:value="13727707761">
            <text:p>13727707761</text:p>
          </table:table-cell>
          <table:table-cell office:value-type="float" office:value="204962">
            <text:p>204962</text:p>
          </table:table-cell>
          <table:table-cell office:value-type="float" office:value="165818">
            <text:p>165818</text:p>
          </table:table-cell>
          <table:table-cell office:value-type="float" office:value="217077">
            <text:p>217077</text:p>
          </table:table-cell>
          <table:table-cell office:value-type="float" office:value="72979582">
            <text:p>72979582</text:p>
          </table:table-cell>
          <table:table-cell office:value-type="float" office:value="273354">
            <text:p>273354</text:p>
          </table:table-cell>
          <table:table-cell office:value-type="float" office:value="345968">
            <text:p>345968</text:p>
          </table:table-cell>
        </table:table-row>
        <table:table-row table:style-name="ro1">
          <table:table-cell office:value-type="float" office:value="3352824543">
            <text:p>3352824543</text:p>
          </table:table-cell>
          <table:table-cell office:value-type="float" office:value="194824">
            <text:p>194824</text:p>
          </table:table-cell>
          <table:table-cell office:value-type="float" office:value="181656">
            <text:p>181656</text:p>
          </table:table-cell>
          <table:table-cell office:value-type="float" office:value="181410">
            <text:p>181410</text:p>
          </table:table-cell>
          <table:table-cell office:value-type="float" office:value="8343476">
            <text:p>8343476</text:p>
          </table:table-cell>
          <table:table-cell office:value-type="float" office:value="285722">
            <text:p>285722</text:p>
          </table:table-cell>
          <table:table-cell office:value-type="float" office:value="230390">
            <text:p>230390</text:p>
          </table:table-cell>
          <table:table-cell office:value-type="float" office:value="2344701001">
            <text:p>2344701001</text:p>
          </table:table-cell>
          <table:table-cell office:value-type="float" office:value="206346">
            <text:p>206346</text:p>
          </table:table-cell>
          <table:table-cell office:value-type="float" office:value="168556">
            <text:p>168556</text:p>
          </table:table-cell>
          <table:table-cell office:value-type="float" office:value="169136">
            <text:p>169136</text:p>
          </table:table-cell>
          <table:table-cell office:value-type="float" office:value="248500">
            <text:p>248500</text:p>
          </table:table-cell>
          <table:table-cell office:value-type="float" office:value="282482">
            <text:p>282482</text:p>
          </table:table-cell>
          <table:table-cell office:value-type="float" office:value="270734">
            <text:p>270734</text:p>
          </table:table-cell>
          <table:table-cell office:value-type="float" office:value="13134788669">
            <text:p>13134788669</text:p>
          </table:table-cell>
          <table:table-cell office:value-type="float" office:value="252176">
            <text:p>252176</text:p>
          </table:table-cell>
          <table:table-cell office:value-type="float" office:value="167314">
            <text:p>167314</text:p>
          </table:table-cell>
          <table:table-cell office:value-type="float" office:value="167544">
            <text:p>167544</text:p>
          </table:table-cell>
          <table:table-cell office:value-type="float" office:value="86706318">
            <text:p>86706318</text:p>
          </table:table-cell>
          <table:table-cell office:value-type="float" office:value="379002">
            <text:p>379002</text:p>
          </table:table-cell>
          <table:table-cell office:value-type="float" office:value="1717455">
            <text:p>1717455</text:p>
          </table:table-cell>
        </table:table-row>
        <table:table-row table:style-name="ro1">
          <table:table-cell office:value-type="float" office:value="1217039840">
            <text:p>1217039840</text:p>
          </table:table-cell>
          <table:table-cell office:value-type="float" office:value="294716">
            <text:p>294716</text:p>
          </table:table-cell>
          <table:table-cell office:value-type="float" office:value="155190">
            <text:p>155190</text:p>
          </table:table-cell>
          <table:table-cell office:value-type="float" office:value="150328">
            <text:p>150328</text:p>
          </table:table-cell>
          <table:table-cell office:value-type="float" office:value="6625338">
            <text:p>6625338</text:p>
          </table:table-cell>
          <table:table-cell office:value-type="float" office:value="290472">
            <text:p>290472</text:p>
          </table:table-cell>
          <table:table-cell office:value-type="float" office:value="408544">
            <text:p>408544</text:p>
          </table:table-cell>
          <table:table-cell office:value-type="float" office:value="2210377591">
            <text:p>2210377591</text:p>
          </table:table-cell>
          <table:table-cell office:value-type="float" office:value="3642505">
            <text:p>3642505</text:p>
          </table:table-cell>
          <table:table-cell office:value-type="float" office:value="318159">
            <text:p>318159</text:p>
          </table:table-cell>
          <table:table-cell office:value-type="float" office:value="239347">
            <text:p>239347</text:p>
          </table:table-cell>
          <table:table-cell office:value-type="float" office:value="17348985">
            <text:p>17348985</text:p>
          </table:table-cell>
          <table:table-cell office:value-type="float" office:value="566933">
            <text:p>566933</text:p>
          </table:table-cell>
          <table:table-cell office:value-type="float" office:value="314697">
            <text:p>314697</text:p>
          </table:table-cell>
          <table:table-cell office:value-type="float" office:value="30004809827">
            <text:p>30004809827</text:p>
          </table:table-cell>
          <table:table-cell office:value-type="float" office:value="239919">
            <text:p>239919</text:p>
          </table:table-cell>
          <table:table-cell office:value-type="float" office:value="173150">
            <text:p>173150</text:p>
          </table:table-cell>
          <table:table-cell office:value-type="float" office:value="188373">
            <text:p>188373</text:p>
          </table:table-cell>
          <table:table-cell office:value-type="float" office:value="250030">
            <text:p>250030</text:p>
          </table:table-cell>
          <table:table-cell office:value-type="float" office:value="274190">
            <text:p>274190</text:p>
          </table:table-cell>
          <table:table-cell office:value-type="float" office:value="227414">
            <text:p>227414</text:p>
          </table:table-cell>
        </table:table-row>
        <table:table-row table:style-name="ro1">
          <table:table-cell office:value-type="float" office:value="5495957590">
            <text:p>5495957590</text:p>
          </table:table-cell>
          <table:table-cell office:value-type="float" office:value="320479">
            <text:p>320479</text:p>
          </table:table-cell>
          <table:table-cell office:value-type="float" office:value="162276">
            <text:p>162276</text:p>
          </table:table-cell>
          <table:table-cell office:value-type="float" office:value="149224">
            <text:p>149224</text:p>
          </table:table-cell>
          <table:table-cell office:value-type="float" office:value="5621561">
            <text:p>5621561</text:p>
          </table:table-cell>
          <table:table-cell office:value-type="float" office:value="339356">
            <text:p>339356</text:p>
          </table:table-cell>
          <table:table-cell office:value-type="float" office:value="268403">
            <text:p>268403</text:p>
          </table:table-cell>
          <table:table-cell office:value-type="float" office:value="22042888768">
            <text:p>22042888768</text:p>
          </table:table-cell>
          <table:table-cell office:value-type="float" office:value="239581">
            <text:p>239581</text:p>
          </table:table-cell>
          <table:table-cell office:value-type="float" office:value="175542">
            <text:p>175542</text:p>
          </table:table-cell>
          <table:table-cell office:value-type="float" office:value="254353">
            <text:p>254353</text:p>
          </table:table-cell>
          <table:table-cell office:value-type="float" office:value="18617497">
            <text:p>18617497</text:p>
          </table:table-cell>
          <table:table-cell office:value-type="float" office:value="286716">
            <text:p>286716</text:p>
          </table:table-cell>
          <table:table-cell office:value-type="float" office:value="237904">
            <text:p>237904</text:p>
          </table:table-cell>
          <table:table-cell office:value-type="float" office:value="4235624085">
            <text:p>4235624085</text:p>
          </table:table-cell>
          <table:table-cell office:value-type="float" office:value="350338">
            <text:p>350338</text:p>
          </table:table-cell>
          <table:table-cell office:value-type="float" office:value="167006">
            <text:p>167006</text:p>
          </table:table-cell>
          <table:table-cell office:value-type="float" office:value="217808">
            <text:p>217808</text:p>
          </table:table-cell>
          <table:table-cell office:value-type="float" office:value="11389225">
            <text:p>11389225</text:p>
          </table:table-cell>
          <table:table-cell office:value-type="float" office:value="411020">
            <text:p>411020</text:p>
          </table:table-cell>
          <table:table-cell office:value-type="float" office:value="286629">
            <text:p>286629</text:p>
          </table:table-cell>
        </table:table-row>
        <table:table-row table:style-name="ro1">
          <table:table-cell office:value-type="float" office:value="2939955415">
            <text:p>2939955415</text:p>
          </table:table-cell>
          <table:table-cell office:value-type="float" office:value="245180">
            <text:p>245180</text:p>
          </table:table-cell>
          <table:table-cell office:value-type="float" office:value="160874">
            <text:p>160874</text:p>
          </table:table-cell>
          <table:table-cell office:value-type="float" office:value="173270">
            <text:p>173270</text:p>
          </table:table-cell>
          <table:table-cell office:value-type="float" office:value="6343517">
            <text:p>6343517</text:p>
          </table:table-cell>
          <table:table-cell office:value-type="float" office:value="285740">
            <text:p>285740</text:p>
          </table:table-cell>
          <table:table-cell office:value-type="float" office:value="230358">
            <text:p>230358</text:p>
          </table:table-cell>
          <table:table-cell office:value-type="float" office:value="13423148809">
            <text:p>13423148809</text:p>
          </table:table-cell>
          <table:table-cell office:value-type="float" office:value="461208">
            <text:p>461208</text:p>
          </table:table-cell>
          <table:table-cell office:value-type="float" office:value="178184">
            <text:p>178184</text:p>
          </table:table-cell>
          <table:table-cell office:value-type="float" office:value="161552">
            <text:p>161552</text:p>
          </table:table-cell>
          <table:table-cell office:value-type="float" office:value="1519468">
            <text:p>1519468</text:p>
          </table:table-cell>
          <table:table-cell office:value-type="float" office:value="337852">
            <text:p>337852</text:p>
          </table:table-cell>
          <table:table-cell office:value-type="float" office:value="348408">
            <text:p>348408</text:p>
          </table:table-cell>
          <table:table-cell office:value-type="float" office:value="11434488067">
            <text:p>11434488067</text:p>
          </table:table-cell>
          <table:table-cell office:value-type="float" office:value="203092">
            <text:p>203092</text:p>
          </table:table-cell>
          <table:table-cell office:value-type="float" office:value="162382">
            <text:p>162382</text:p>
          </table:table-cell>
          <table:table-cell office:value-type="float" office:value="297018">
            <text:p>297018</text:p>
          </table:table-cell>
          <table:table-cell office:value-type="float" office:value="12896841">
            <text:p>12896841</text:p>
          </table:table-cell>
          <table:table-cell office:value-type="float" office:value="410195">
            <text:p>410195</text:p>
          </table:table-cell>
          <table:table-cell office:value-type="float" office:value="430886">
            <text:p>430886</text:p>
          </table:table-cell>
        </table:table-row>
        <table:table-row table:style-name="ro1">
          <table:table-cell office:value-type="float" office:value="2133995931">
            <text:p>2133995931</text:p>
          </table:table-cell>
          <table:table-cell office:value-type="float" office:value="262782">
            <text:p>262782</text:p>
          </table:table-cell>
          <table:table-cell office:value-type="float" office:value="187251">
            <text:p>187251</text:p>
          </table:table-cell>
          <table:table-cell office:value-type="float" office:value="187291">
            <text:p>187291</text:p>
          </table:table-cell>
          <table:table-cell office:value-type="float" office:value="5369097">
            <text:p>5369097</text:p>
          </table:table-cell>
          <table:table-cell office:value-type="float" office:value="284482">
            <text:p>284482</text:p>
          </table:table-cell>
          <table:table-cell office:value-type="float" office:value="583313">
            <text:p>583313</text:p>
          </table:table-cell>
          <table:table-cell office:value-type="float" office:value="17505784069">
            <text:p>17505784069</text:p>
          </table:table-cell>
          <table:table-cell office:value-type="float" office:value="258534">
            <text:p>258534</text:p>
          </table:table-cell>
          <table:table-cell office:value-type="float" office:value="179518">
            <text:p>179518</text:p>
          </table:table-cell>
          <table:table-cell office:value-type="float" office:value="270570">
            <text:p>270570</text:p>
          </table:table-cell>
          <table:table-cell office:value-type="float" office:value="14280540">
            <text:p>14280540</text:p>
          </table:table-cell>
          <table:table-cell office:value-type="float" office:value="282636">
            <text:p>282636</text:p>
          </table:table-cell>
          <table:table-cell office:value-type="float" office:value="254658">
            <text:p>254658</text:p>
          </table:table-cell>
          <table:table-cell office:value-type="float" office:value="2920085338">
            <text:p>2920085338</text:p>
          </table:table-cell>
          <table:table-cell office:value-type="float" office:value="290011">
            <text:p>290011</text:p>
          </table:table-cell>
          <table:table-cell office:value-type="float" office:value="252945">
            <text:p>252945</text:p>
          </table:table-cell>
          <table:table-cell office:value-type="float" office:value="281070">
            <text:p>281070</text:p>
          </table:table-cell>
          <table:table-cell office:value-type="float" office:value="508260">
            <text:p>508260</text:p>
          </table:table-cell>
          <table:table-cell office:value-type="float" office:value="259930">
            <text:p>259930</text:p>
          </table:table-cell>
          <table:table-cell office:value-type="float" office:value="813664">
            <text:p>813664</text:p>
          </table:table-cell>
        </table:table-row>
        <table:table-row table:style-name="ro1">
          <table:table-cell office:value-type="float" office:value="11456231670">
            <text:p>11456231670</text:p>
          </table:table-cell>
          <table:table-cell office:value-type="float" office:value="200058">
            <text:p>200058</text:p>
          </table:table-cell>
          <table:table-cell office:value-type="float" office:value="153328">
            <text:p>153328</text:p>
          </table:table-cell>
          <table:table-cell office:value-type="float" office:value="155526">
            <text:p>155526</text:p>
          </table:table-cell>
          <table:table-cell office:value-type="float" office:value="7953527">
            <text:p>7953527</text:p>
          </table:table-cell>
          <table:table-cell office:value-type="float" office:value="292818">
            <text:p>292818</text:p>
          </table:table-cell>
          <table:table-cell office:value-type="float" office:value="346212">
            <text:p>346212</text:p>
          </table:table-cell>
          <table:table-cell office:value-type="float" office:value="1177817266">
            <text:p>1177817266</text:p>
          </table:table-cell>
          <table:table-cell office:value-type="float" office:value="205612">
            <text:p>205612</text:p>
          </table:table-cell>
          <table:table-cell office:value-type="float" office:value="227400">
            <text:p>227400</text:p>
          </table:table-cell>
          <table:table-cell office:value-type="float" office:value="562937">
            <text:p>562937</text:p>
          </table:table-cell>
          <table:table-cell office:value-type="float" office:value="150770277">
            <text:p>150770277</text:p>
          </table:table-cell>
          <table:table-cell office:value-type="float" office:value="324829">
            <text:p>324829</text:p>
          </table:table-cell>
          <table:table-cell office:value-type="float" office:value="233626">
            <text:p>233626</text:p>
          </table:table-cell>
          <table:table-cell office:value-type="float" office:value="5385599331">
            <text:p>5385599331</text:p>
          </table:table-cell>
          <table:table-cell office:value-type="float" office:value="201772">
            <text:p>201772</text:p>
          </table:table-cell>
          <table:table-cell office:value-type="float" office:value="165812">
            <text:p>165812</text:p>
          </table:table-cell>
          <table:table-cell office:value-type="float" office:value="171770">
            <text:p>171770</text:p>
          </table:table-cell>
          <table:table-cell office:value-type="float" office:value="130611352">
            <text:p>130611352</text:p>
          </table:table-cell>
          <table:table-cell office:value-type="float" office:value="360128">
            <text:p>360128</text:p>
          </table:table-cell>
          <table:table-cell office:value-type="float" office:value="244932">
            <text:p>244932</text:p>
          </table:table-cell>
        </table:table-row>
        <table:table-row table:style-name="ro1">
          <table:table-cell office:value-type="float" office:value="18625095316">
            <text:p>18625095316</text:p>
          </table:table-cell>
          <table:table-cell office:value-type="float" office:value="390668">
            <text:p>390668</text:p>
          </table:table-cell>
          <table:table-cell office:value-type="float" office:value="159674">
            <text:p>159674</text:p>
          </table:table-cell>
          <table:table-cell office:value-type="float" office:value="151508">
            <text:p>151508</text:p>
          </table:table-cell>
          <table:table-cell office:value-type="float" office:value="24467210">
            <text:p>24467210</text:p>
          </table:table-cell>
          <table:table-cell office:value-type="float" office:value="303873">
            <text:p>303873</text:p>
          </table:table-cell>
          <table:table-cell office:value-type="float" office:value="241976">
            <text:p>241976</text:p>
          </table:table-cell>
          <table:table-cell office:value-type="float" office:value="8719127822">
            <text:p>8719127822</text:p>
          </table:table-cell>
          <table:table-cell office:value-type="float" office:value="229649">
            <text:p>229649</text:p>
          </table:table-cell>
          <table:table-cell office:value-type="float" office:value="234300">
            <text:p>234300</text:p>
          </table:table-cell>
          <table:table-cell office:value-type="float" office:value="170774">
            <text:p>170774</text:p>
          </table:table-cell>
          <table:table-cell office:value-type="float" office:value="8089111">
            <text:p>8089111</text:p>
          </table:table-cell>
          <table:table-cell office:value-type="float" office:value="453525">
            <text:p>453525</text:p>
          </table:table-cell>
          <table:table-cell office:value-type="float" office:value="307834">
            <text:p>307834</text:p>
          </table:table-cell>
          <table:table-cell office:value-type="float" office:value="17686393559">
            <text:p>17686393559</text:p>
          </table:table-cell>
          <table:table-cell office:value-type="float" office:value="205658">
            <text:p>205658</text:p>
          </table:table-cell>
          <table:table-cell office:value-type="float" office:value="166112">
            <text:p>166112</text:p>
          </table:table-cell>
          <table:table-cell office:value-type="float" office:value="179166">
            <text:p>179166</text:p>
          </table:table-cell>
          <table:table-cell office:value-type="float" office:value="1451675">
            <text:p>1451675</text:p>
          </table:table-cell>
          <table:table-cell office:value-type="float" office:value="276396">
            <text:p>276396</text:p>
          </table:table-cell>
          <table:table-cell office:value-type="float" office:value="252501">
            <text:p>252501</text:p>
          </table:table-cell>
        </table:table-row>
        <table:table-row table:style-name="ro1">
          <table:table-cell office:value-type="float" office:value="3179408474">
            <text:p>3179408474</text:p>
          </table:table-cell>
          <table:table-cell office:value-type="float" office:value="252909">
            <text:p>252909</text:p>
          </table:table-cell>
          <table:table-cell office:value-type="float" office:value="158902">
            <text:p>158902</text:p>
          </table:table-cell>
          <table:table-cell office:value-type="float" office:value="155842">
            <text:p>155842</text:p>
          </table:table-cell>
          <table:table-cell office:value-type="float" office:value="12340174">
            <text:p>12340174</text:p>
          </table:table-cell>
          <table:table-cell office:value-type="float" office:value="427142">
            <text:p>427142</text:p>
          </table:table-cell>
          <table:table-cell office:value-type="float" office:value="257794">
            <text:p>257794</text:p>
          </table:table-cell>
          <table:table-cell office:value-type="float" office:value="3239793721">
            <text:p>3239793721</text:p>
          </table:table-cell>
          <table:table-cell office:value-type="float" office:value="292498">
            <text:p>292498</text:p>
          </table:table-cell>
          <table:table-cell office:value-type="float" office:value="198008">
            <text:p>198008</text:p>
          </table:table-cell>
          <table:table-cell office:value-type="float" office:value="253250">
            <text:p>253250</text:p>
          </table:table-cell>
          <table:table-cell office:value-type="float" office:value="532618">
            <text:p>532618</text:p>
          </table:table-cell>
          <table:table-cell office:value-type="float" office:value="283428">
            <text:p>283428</text:p>
          </table:table-cell>
          <table:table-cell office:value-type="float" office:value="280968">
            <text:p>280968</text:p>
          </table:table-cell>
          <table:table-cell office:value-type="float" office:value="3690706621">
            <text:p>3690706621</text:p>
          </table:table-cell>
          <table:table-cell office:value-type="float" office:value="249190">
            <text:p>249190</text:p>
          </table:table-cell>
          <table:table-cell office:value-type="float" office:value="198728">
            <text:p>198728</text:p>
          </table:table-cell>
          <table:table-cell office:value-type="float" office:value="161938">
            <text:p>161938</text:p>
          </table:table-cell>
          <table:table-cell office:value-type="float" office:value="10815133">
            <text:p>10815133</text:p>
          </table:table-cell>
          <table:table-cell office:value-type="float" office:value="336496">
            <text:p>336496</text:p>
          </table:table-cell>
          <table:table-cell office:value-type="float" office:value="243968">
            <text:p>243968</text:p>
          </table:table-cell>
        </table:table-row>
        <table:table-row table:style-name="ro1">
          <table:table-cell office:value-type="float" office:value="30076865685">
            <text:p>30076865685</text:p>
          </table:table-cell>
          <table:table-cell office:value-type="float" office:value="227566">
            <text:p>227566</text:p>
          </table:table-cell>
          <table:table-cell office:value-type="float" office:value="295198">
            <text:p>295198</text:p>
          </table:table-cell>
          <table:table-cell office:value-type="float" office:value="176868">
            <text:p>176868</text:p>
          </table:table-cell>
          <table:table-cell office:value-type="float" office:value="7556306">
            <text:p>7556306</text:p>
          </table:table-cell>
          <table:table-cell office:value-type="float" office:value="281376">
            <text:p>281376</text:p>
          </table:table-cell>
          <table:table-cell office:value-type="float" office:value="246148">
            <text:p>246148</text:p>
          </table:table-cell>
          <table:table-cell office:value-type="float" office:value="6835549673">
            <text:p>6835549673</text:p>
          </table:table-cell>
          <table:table-cell office:value-type="float" office:value="250637">
            <text:p>250637</text:p>
          </table:table-cell>
          <table:table-cell office:value-type="float" office:value="167864">
            <text:p>167864</text:p>
          </table:table-cell>
          <table:table-cell office:value-type="float" office:value="243736">
            <text:p>243736</text:p>
          </table:table-cell>
          <table:table-cell office:value-type="float" office:value="5667747">
            <text:p>5667747</text:p>
          </table:table-cell>
          <table:table-cell office:value-type="float" office:value="471726">
            <text:p>471726</text:p>
          </table:table-cell>
          <table:table-cell office:value-type="float" office:value="266597">
            <text:p>266597</text:p>
          </table:table-cell>
          <table:table-cell office:value-type="float" office:value="5664380082">
            <text:p>5664380082</text:p>
          </table:table-cell>
          <table:table-cell office:value-type="float" office:value="317826">
            <text:p>317826</text:p>
          </table:table-cell>
          <table:table-cell office:value-type="float" office:value="201695">
            <text:p>201695</text:p>
          </table:table-cell>
          <table:table-cell office:value-type="float" office:value="166042">
            <text:p>166042</text:p>
          </table:table-cell>
          <table:table-cell office:value-type="float" office:value="11473411">
            <text:p>11473411</text:p>
          </table:table-cell>
          <table:table-cell office:value-type="float" office:value="279354">
            <text:p>279354</text:p>
          </table:table-cell>
          <table:table-cell office:value-type="float" office:value="301925">
            <text:p>301925</text:p>
          </table:table-cell>
        </table:table-row>
        <table:table-row table:style-name="ro1">
          <table:table-cell office:value-type="float" office:value="1826889902">
            <text:p>1826889902</text:p>
          </table:table-cell>
          <table:table-cell office:value-type="float" office:value="220093">
            <text:p>220093</text:p>
          </table:table-cell>
          <table:table-cell office:value-type="float" office:value="158938">
            <text:p>158938</text:p>
          </table:table-cell>
          <table:table-cell office:value-type="float" office:value="158374">
            <text:p>158374</text:p>
          </table:table-cell>
          <table:table-cell office:value-type="float" office:value="624890">
            <text:p>624890</text:p>
          </table:table-cell>
          <table:table-cell office:value-type="float" office:value="263236">
            <text:p>263236</text:p>
          </table:table-cell>
          <table:table-cell office:value-type="float" office:value="405594">
            <text:p>405594</text:p>
          </table:table-cell>
          <table:table-cell office:value-type="float" office:value="1779663490">
            <text:p>1779663490</text:p>
          </table:table-cell>
          <table:table-cell office:value-type="float" office:value="247167">
            <text:p>247167</text:p>
          </table:table-cell>
          <table:table-cell office:value-type="float" office:value="172286">
            <text:p>172286</text:p>
          </table:table-cell>
          <table:table-cell office:value-type="float" office:value="220848">
            <text:p>220848</text:p>
          </table:table-cell>
          <table:table-cell office:value-type="float" office:value="3665135">
            <text:p>3665135</text:p>
          </table:table-cell>
          <table:table-cell office:value-type="float" office:value="302096">
            <text:p>302096</text:p>
          </table:table-cell>
          <table:table-cell office:value-type="float" office:value="309606">
            <text:p>309606</text:p>
          </table:table-cell>
          <table:table-cell office:value-type="float" office:value="25379469109">
            <text:p>25379469109</text:p>
          </table:table-cell>
          <table:table-cell office:value-type="float" office:value="204960">
            <text:p>204960</text:p>
          </table:table-cell>
          <table:table-cell office:value-type="float" office:value="1428929">
            <text:p>1428929</text:p>
          </table:table-cell>
          <table:table-cell office:value-type="float" office:value="407021">
            <text:p>407021</text:p>
          </table:table-cell>
          <table:table-cell office:value-type="float" office:value="475210">
            <text:p>475210</text:p>
          </table:table-cell>
          <table:table-cell office:value-type="float" office:value="266674">
            <text:p>266674</text:p>
          </table:table-cell>
          <table:table-cell office:value-type="float" office:value="292797">
            <text:p>292797</text:p>
          </table:table-cell>
        </table:table-row>
        <table:table-row table:style-name="ro1">
          <table:table-cell office:value-type="float" office:value="4231226031">
            <text:p>4231226031</text:p>
          </table:table-cell>
          <table:table-cell office:value-type="float" office:value="254142">
            <text:p>254142</text:p>
          </table:table-cell>
          <table:table-cell office:value-type="float" office:value="163950">
            <text:p>163950</text:p>
          </table:table-cell>
          <table:table-cell office:value-type="float" office:value="190600">
            <text:p>190600</text:p>
          </table:table-cell>
          <table:table-cell office:value-type="float" office:value="7052904">
            <text:p>7052904</text:p>
          </table:table-cell>
          <table:table-cell office:value-type="float" office:value="306318">
            <text:p>306318</text:p>
          </table:table-cell>
          <table:table-cell office:value-type="float" office:value="248784">
            <text:p>248784</text:p>
          </table:table-cell>
          <table:table-cell office:value-type="float" office:value="11022867938">
            <text:p>11022867938</text:p>
          </table:table-cell>
          <table:table-cell office:value-type="float" office:value="208908">
            <text:p>208908</text:p>
          </table:table-cell>
          <table:table-cell office:value-type="float" office:value="236480">
            <text:p>236480</text:p>
          </table:table-cell>
          <table:table-cell office:value-type="float" office:value="300641">
            <text:p>300641</text:p>
          </table:table-cell>
          <table:table-cell office:value-type="float" office:value="7890755">
            <text:p>7890755</text:p>
          </table:table-cell>
          <table:table-cell office:value-type="float" office:value="296674">
            <text:p>296674</text:p>
          </table:table-cell>
          <table:table-cell office:value-type="float" office:value="285562">
            <text:p>285562</text:p>
          </table:table-cell>
          <table:table-cell office:value-type="float" office:value="11126384513">
            <text:p>11126384513</text:p>
          </table:table-cell>
          <table:table-cell office:value-type="float" office:value="206414">
            <text:p>206414</text:p>
          </table:table-cell>
          <table:table-cell office:value-type="float" office:value="169478">
            <text:p>169478</text:p>
          </table:table-cell>
          <table:table-cell office:value-type="float" office:value="397473">
            <text:p>397473</text:p>
          </table:table-cell>
          <table:table-cell office:value-type="float" office:value="484234">
            <text:p>484234</text:p>
          </table:table-cell>
          <table:table-cell office:value-type="float" office:value="285380">
            <text:p>285380</text:p>
          </table:table-cell>
          <table:table-cell office:value-type="float" office:value="227648">
            <text:p>227648</text:p>
          </table:table-cell>
        </table:table-row>
        <table:table-row table:style-name="ro1">
          <table:table-cell office:value-type="float" office:value="3840634090">
            <text:p>3840634090</text:p>
          </table:table-cell>
          <table:table-cell office:value-type="float" office:value="194700">
            <text:p>194700</text:p>
          </table:table-cell>
          <table:table-cell office:value-type="float" office:value="179921">
            <text:p>179921</text:p>
          </table:table-cell>
          <table:table-cell office:value-type="float" office:value="159560">
            <text:p>159560</text:p>
          </table:table-cell>
          <table:table-cell office:value-type="float" office:value="57088806">
            <text:p>57088806</text:p>
          </table:table-cell>
          <table:table-cell office:value-type="float" office:value="305864">
            <text:p>305864</text:p>
          </table:table-cell>
          <table:table-cell office:value-type="float" office:value="238512">
            <text:p>238512</text:p>
          </table:table-cell>
          <table:table-cell office:value-type="float" office:value="1856869631">
            <text:p>1856869631</text:p>
          </table:table-cell>
          <table:table-cell office:value-type="float" office:value="218709">
            <text:p>218709</text:p>
          </table:table-cell>
          <table:table-cell office:value-type="float" office:value="172656">
            <text:p>172656</text:p>
          </table:table-cell>
          <table:table-cell office:value-type="float" office:value="201104">
            <text:p>201104</text:p>
          </table:table-cell>
          <table:table-cell office:value-type="float" office:value="3869328">
            <text:p>3869328</text:p>
          </table:table-cell>
          <table:table-cell office:value-type="float" office:value="424405">
            <text:p>424405</text:p>
          </table:table-cell>
          <table:table-cell office:value-type="float" office:value="419195">
            <text:p>419195</text:p>
          </table:table-cell>
          <table:table-cell office:value-type="float" office:value="2722544851">
            <text:p>2722544851</text:p>
          </table:table-cell>
          <table:table-cell office:value-type="float" office:value="228310">
            <text:p>228310</text:p>
          </table:table-cell>
          <table:table-cell office:value-type="float" office:value="174856">
            <text:p>174856</text:p>
          </table:table-cell>
          <table:table-cell office:value-type="float" office:value="161444">
            <text:p>161444</text:p>
          </table:table-cell>
          <table:table-cell office:value-type="float" office:value="85638108">
            <text:p>85638108</text:p>
          </table:table-cell>
          <table:table-cell office:value-type="float" office:value="470290">
            <text:p>470290</text:p>
          </table:table-cell>
          <table:table-cell office:value-type="float" office:value="256230">
            <text:p>256230</text:p>
          </table:table-cell>
        </table:table-row>
        <table:table-row table:style-name="ro1">
          <table:table-cell office:value-type="float" office:value="3127234332">
            <text:p>3127234332</text:p>
          </table:table-cell>
          <table:table-cell office:value-type="float" office:value="236405">
            <text:p>236405</text:p>
          </table:table-cell>
          <table:table-cell office:value-type="float" office:value="258034">
            <text:p>258034</text:p>
          </table:table-cell>
          <table:table-cell office:value-type="float" office:value="192747">
            <text:p>192747</text:p>
          </table:table-cell>
          <table:table-cell office:value-type="float" office:value="6790708">
            <text:p>6790708</text:p>
          </table:table-cell>
          <table:table-cell office:value-type="float" office:value="267882">
            <text:p>267882</text:p>
          </table:table-cell>
          <table:table-cell office:value-type="float" office:value="228874">
            <text:p>228874</text:p>
          </table:table-cell>
          <table:table-cell office:value-type="float" office:value="2903602228">
            <text:p>2903602228</text:p>
          </table:table-cell>
          <table:table-cell office:value-type="float" office:value="204820">
            <text:p>204820</text:p>
          </table:table-cell>
          <table:table-cell office:value-type="float" office:value="2383842">
            <text:p>2383842</text:p>
          </table:table-cell>
          <table:table-cell office:value-type="float" office:value="169974">
            <text:p>169974</text:p>
          </table:table-cell>
          <table:table-cell office:value-type="float" office:value="34608843">
            <text:p>34608843</text:p>
          </table:table-cell>
          <table:table-cell office:value-type="float" office:value="498296">
            <text:p>498296</text:p>
          </table:table-cell>
          <table:table-cell office:value-type="float" office:value="259356">
            <text:p>259356</text:p>
          </table:table-cell>
          <table:table-cell office:value-type="float" office:value="4226295524">
            <text:p>4226295524</text:p>
          </table:table-cell>
          <table:table-cell office:value-type="float" office:value="220518">
            <text:p>220518</text:p>
          </table:table-cell>
          <table:table-cell office:value-type="float" office:value="203111">
            <text:p>203111</text:p>
          </table:table-cell>
          <table:table-cell office:value-type="float" office:value="159924">
            <text:p>159924</text:p>
          </table:table-cell>
          <table:table-cell office:value-type="float" office:value="458340">
            <text:p>458340</text:p>
          </table:table-cell>
          <table:table-cell office:value-type="float" office:value="301486">
            <text:p>301486</text:p>
          </table:table-cell>
          <table:table-cell office:value-type="float" office:value="377648">
            <text:p>377648</text:p>
          </table:table-cell>
        </table:table-row>
        <table:table-row table:style-name="ro1">
          <table:table-cell office:value-type="float" office:value="6849452726">
            <text:p>6849452726</text:p>
          </table:table-cell>
          <table:table-cell office:value-type="float" office:value="335761">
            <text:p>335761</text:p>
          </table:table-cell>
          <table:table-cell office:value-type="float" office:value="162464">
            <text:p>162464</text:p>
          </table:table-cell>
          <table:table-cell office:value-type="float" office:value="266552">
            <text:p>266552</text:p>
          </table:table-cell>
          <table:table-cell office:value-type="float" office:value="24665486">
            <text:p>24665486</text:p>
          </table:table-cell>
          <table:table-cell office:value-type="float" office:value="282886">
            <text:p>282886</text:p>
          </table:table-cell>
          <table:table-cell office:value-type="float" office:value="223452">
            <text:p>223452</text:p>
          </table:table-cell>
          <table:table-cell office:value-type="float" office:value="1391237814">
            <text:p>1391237814</text:p>
          </table:table-cell>
          <table:table-cell office:value-type="float" office:value="327460">
            <text:p>327460</text:p>
          </table:table-cell>
          <table:table-cell office:value-type="float" office:value="218969">
            <text:p>218969</text:p>
          </table:table-cell>
          <table:table-cell office:value-type="float" office:value="470865">
            <text:p>470865</text:p>
          </table:table-cell>
          <table:table-cell office:value-type="float" office:value="286975">
            <text:p>286975</text:p>
          </table:table-cell>
          <table:table-cell office:value-type="float" office:value="359193">
            <text:p>359193</text:p>
          </table:table-cell>
          <table:table-cell office:value-type="float" office:value="243708">
            <text:p>243708</text:p>
          </table:table-cell>
          <table:table-cell office:value-type="float" office:value="6277087132">
            <text:p>6277087132</text:p>
          </table:table-cell>
          <table:table-cell office:value-type="float" office:value="208286">
            <text:p>208286</text:p>
          </table:table-cell>
          <table:table-cell office:value-type="float" office:value="293167">
            <text:p>293167</text:p>
          </table:table-cell>
          <table:table-cell office:value-type="float" office:value="170702">
            <text:p>170702</text:p>
          </table:table-cell>
          <table:table-cell office:value-type="float" office:value="982446">
            <text:p>982446</text:p>
          </table:table-cell>
          <table:table-cell office:value-type="float" office:value="335231">
            <text:p>335231</text:p>
          </table:table-cell>
          <table:table-cell office:value-type="float" office:value="236110">
            <text:p>236110</text:p>
          </table:table-cell>
        </table:table-row>
        <table:table-row table:style-name="ro1">
          <table:table-cell office:value-type="float" office:value="6935679654">
            <text:p>6935679654</text:p>
          </table:table-cell>
          <table:table-cell office:value-type="float" office:value="195854">
            <text:p>195854</text:p>
          </table:table-cell>
          <table:table-cell office:value-type="float" office:value="154580">
            <text:p>154580</text:p>
          </table:table-cell>
          <table:table-cell office:value-type="float" office:value="195970">
            <text:p>195970</text:p>
          </table:table-cell>
          <table:table-cell office:value-type="float" office:value="8834379">
            <text:p>8834379</text:p>
          </table:table-cell>
          <table:table-cell office:value-type="float" office:value="319085">
            <text:p>319085</text:p>
          </table:table-cell>
          <table:table-cell office:value-type="float" office:value="232126">
            <text:p>232126</text:p>
          </table:table-cell>
          <table:table-cell office:value-type="float" office:value="2167722674">
            <text:p>2167722674</text:p>
          </table:table-cell>
          <table:table-cell office:value-type="float" office:value="223628">
            <text:p>223628</text:p>
          </table:table-cell>
          <table:table-cell office:value-type="float" office:value="221536">
            <text:p>221536</text:p>
          </table:table-cell>
          <table:table-cell office:value-type="float" office:value="161858">
            <text:p>161858</text:p>
          </table:table-cell>
          <table:table-cell office:value-type="float" office:value="2427090">
            <text:p>2427090</text:p>
          </table:table-cell>
          <table:table-cell office:value-type="float" office:value="280364">
            <text:p>280364</text:p>
          </table:table-cell>
          <table:table-cell office:value-type="float" office:value="321933">
            <text:p>321933</text:p>
          </table:table-cell>
          <table:table-cell office:value-type="float" office:value="3605118752">
            <text:p>3605118752</text:p>
          </table:table-cell>
          <table:table-cell office:value-type="float" office:value="217392">
            <text:p>217392</text:p>
          </table:table-cell>
          <table:table-cell office:value-type="float" office:value="230760">
            <text:p>230760</text:p>
          </table:table-cell>
          <table:table-cell office:value-type="float" office:value="170522">
            <text:p>170522</text:p>
          </table:table-cell>
          <table:table-cell office:value-type="float" office:value="33779097">
            <text:p>33779097</text:p>
          </table:table-cell>
          <table:table-cell office:value-type="float" office:value="281684">
            <text:p>281684</text:p>
          </table:table-cell>
          <table:table-cell office:value-type="float" office:value="318493">
            <text:p>318493</text:p>
          </table:table-cell>
        </table:table-row>
        <table:table-row table:style-name="ro1">
          <table:table-cell office:value-type="float" office:value="5311752437">
            <text:p>5311752437</text:p>
          </table:table-cell>
          <table:table-cell office:value-type="float" office:value="191626">
            <text:p>191626</text:p>
          </table:table-cell>
          <table:table-cell office:value-type="float" office:value="155254">
            <text:p>155254</text:p>
          </table:table-cell>
          <table:table-cell office:value-type="float" office:value="194775">
            <text:p>194775</text:p>
          </table:table-cell>
          <table:table-cell office:value-type="float" office:value="979914">
            <text:p>979914</text:p>
          </table:table-cell>
          <table:table-cell office:value-type="float" office:value="313874">
            <text:p>313874</text:p>
          </table:table-cell>
          <table:table-cell office:value-type="float" office:value="250856">
            <text:p>250856</text:p>
          </table:table-cell>
          <table:table-cell office:value-type="float" office:value="3067211490">
            <text:p>3067211490</text:p>
          </table:table-cell>
          <table:table-cell office:value-type="float" office:value="207808">
            <text:p>207808</text:p>
          </table:table-cell>
          <table:table-cell office:value-type="float" office:value="256751">
            <text:p>256751</text:p>
          </table:table-cell>
          <table:table-cell office:value-type="float" office:value="174748">
            <text:p>174748</text:p>
          </table:table-cell>
          <table:table-cell office:value-type="float" office:value="1145524">
            <text:p>1145524</text:p>
          </table:table-cell>
          <table:table-cell office:value-type="float" office:value="351579">
            <text:p>351579</text:p>
          </table:table-cell>
          <table:table-cell office:value-type="float" office:value="252742">
            <text:p>252742</text:p>
          </table:table-cell>
          <table:table-cell office:value-type="float" office:value="14932580229">
            <text:p>14932580229</text:p>
          </table:table-cell>
          <table:table-cell office:value-type="float" office:value="201344">
            <text:p>201344</text:p>
          </table:table-cell>
          <table:table-cell office:value-type="float" office:value="177148">
            <text:p>177148</text:p>
          </table:table-cell>
          <table:table-cell office:value-type="float" office:value="164226">
            <text:p>164226</text:p>
          </table:table-cell>
          <table:table-cell office:value-type="float" office:value="6842368">
            <text:p>6842368</text:p>
          </table:table-cell>
          <table:table-cell office:value-type="float" office:value="312828">
            <text:p>312828</text:p>
          </table:table-cell>
          <table:table-cell office:value-type="float" office:value="387198">
            <text:p>387198</text:p>
          </table:table-cell>
        </table:table-row>
        <table:table-row table:style-name="ro1">
          <table:table-cell office:value-type="float" office:value="33186430311">
            <text:p>33186430311</text:p>
          </table:table-cell>
          <table:table-cell office:value-type="float" office:value="237021">
            <text:p>237021</text:p>
          </table:table-cell>
          <table:table-cell office:value-type="float" office:value="154892">
            <text:p>154892</text:p>
          </table:table-cell>
          <table:table-cell office:value-type="float" office:value="150596">
            <text:p>150596</text:p>
          </table:table-cell>
          <table:table-cell office:value-type="float" office:value="244098">
            <text:p>244098</text:p>
          </table:table-cell>
          <table:table-cell office:value-type="float" office:value="290710">
            <text:p>290710</text:p>
          </table:table-cell>
          <table:table-cell office:value-type="float" office:value="222176">
            <text:p>222176</text:p>
          </table:table-cell>
          <table:table-cell office:value-type="float" office:value="21628549847">
            <text:p>21628549847</text:p>
          </table:table-cell>
          <table:table-cell office:value-type="float" office:value="220478">
            <text:p>220478</text:p>
          </table:table-cell>
          <table:table-cell office:value-type="float" office:value="167790">
            <text:p>167790</text:p>
          </table:table-cell>
          <table:table-cell office:value-type="float" office:value="191046">
            <text:p>191046</text:p>
          </table:table-cell>
          <table:table-cell office:value-type="float" office:value="5763886">
            <text:p>5763886</text:p>
          </table:table-cell>
          <table:table-cell office:value-type="float" office:value="408246">
            <text:p>408246</text:p>
          </table:table-cell>
          <table:table-cell office:value-type="float" office:value="267744">
            <text:p>267744</text:p>
          </table:table-cell>
          <table:table-cell office:value-type="float" office:value="4387971633">
            <text:p>4387971633</text:p>
          </table:table-cell>
          <table:table-cell office:value-type="float" office:value="214804">
            <text:p>214804</text:p>
          </table:table-cell>
          <table:table-cell office:value-type="float" office:value="216076">
            <text:p>216076</text:p>
          </table:table-cell>
          <table:table-cell office:value-type="float" office:value="248284">
            <text:p>248284</text:p>
          </table:table-cell>
          <table:table-cell office:value-type="float" office:value="1540597">
            <text:p>1540597</text:p>
          </table:table-cell>
          <table:table-cell office:value-type="float" office:value="276986">
            <text:p>276986</text:p>
          </table:table-cell>
          <table:table-cell office:value-type="float" office:value="228486">
            <text:p>228486</text:p>
          </table:table-cell>
        </table:table-row>
        <table:table-row table:style-name="ro1">
          <table:table-cell office:value-type="float" office:value="3699008674">
            <text:p>3699008674</text:p>
          </table:table-cell>
          <table:table-cell office:value-type="float" office:value="192830">
            <text:p>192830</text:p>
          </table:table-cell>
          <table:table-cell office:value-type="float" office:value="231688">
            <text:p>231688</text:p>
          </table:table-cell>
          <table:table-cell office:value-type="float" office:value="160548">
            <text:p>160548</text:p>
          </table:table-cell>
          <table:table-cell office:value-type="float" office:value="249606">
            <text:p>249606</text:p>
          </table:table-cell>
          <table:table-cell office:value-type="float" office:value="363080">
            <text:p>363080</text:p>
          </table:table-cell>
          <table:table-cell office:value-type="float" office:value="344673">
            <text:p>344673</text:p>
          </table:table-cell>
          <table:table-cell office:value-type="float" office:value="6373322140">
            <text:p>6373322140</text:p>
          </table:table-cell>
          <table:table-cell office:value-type="float" office:value="209792">
            <text:p>209792</text:p>
          </table:table-cell>
          <table:table-cell office:value-type="float" office:value="350212">
            <text:p>350212</text:p>
          </table:table-cell>
          <table:table-cell office:value-type="float" office:value="169772">
            <text:p>169772</text:p>
          </table:table-cell>
          <table:table-cell office:value-type="float" office:value="6044912">
            <text:p>6044912</text:p>
          </table:table-cell>
          <table:table-cell office:value-type="float" office:value="289436">
            <text:p>289436</text:p>
          </table:table-cell>
          <table:table-cell office:value-type="float" office:value="561596">
            <text:p>561596</text:p>
          </table:table-cell>
          <table:table-cell office:value-type="float" office:value="3345028978">
            <text:p>3345028978</text:p>
          </table:table-cell>
          <table:table-cell office:value-type="float" office:value="204258">
            <text:p>204258</text:p>
          </table:table-cell>
          <table:table-cell office:value-type="float" office:value="193687">
            <text:p>193687</text:p>
          </table:table-cell>
          <table:table-cell office:value-type="float" office:value="162756">
            <text:p>162756</text:p>
          </table:table-cell>
          <table:table-cell office:value-type="float" office:value="104639306">
            <text:p>104639306</text:p>
          </table:table-cell>
          <table:table-cell office:value-type="float" office:value="392209">
            <text:p>392209</text:p>
          </table:table-cell>
          <table:table-cell office:value-type="float" office:value="404830">
            <text:p>404830</text:p>
          </table:table-cell>
        </table:table-row>
        <table:table-row table:style-name="ro1">
          <table:table-cell office:value-type="float" office:value="1992447539">
            <text:p>1992447539</text:p>
          </table:table-cell>
          <table:table-cell office:value-type="float" office:value="193940">
            <text:p>193940</text:p>
          </table:table-cell>
          <table:table-cell office:value-type="float" office:value="155224">
            <text:p>155224</text:p>
          </table:table-cell>
          <table:table-cell office:value-type="float" office:value="153180">
            <text:p>153180</text:p>
          </table:table-cell>
          <table:table-cell office:value-type="float" office:value="3693012">
            <text:p>3693012</text:p>
          </table:table-cell>
          <table:table-cell office:value-type="float" office:value="326037">
            <text:p>326037</text:p>
          </table:table-cell>
          <table:table-cell office:value-type="float" office:value="233978">
            <text:p>233978</text:p>
          </table:table-cell>
          <table:table-cell office:value-type="float" office:value="1234483355">
            <text:p>1234483355</text:p>
          </table:table-cell>
          <table:table-cell office:value-type="float" office:value="205236">
            <text:p>205236</text:p>
          </table:table-cell>
          <table:table-cell office:value-type="float" office:value="168256">
            <text:p>168256</text:p>
          </table:table-cell>
          <table:table-cell office:value-type="float" office:value="171232">
            <text:p>171232</text:p>
          </table:table-cell>
          <table:table-cell office:value-type="float" office:value="16761552">
            <text:p>16761552</text:p>
          </table:table-cell>
          <table:table-cell office:value-type="float" office:value="277918">
            <text:p>277918</text:p>
          </table:table-cell>
          <table:table-cell office:value-type="float" office:value="270961">
            <text:p>270961</text:p>
          </table:table-cell>
          <table:table-cell office:value-type="float" office:value="31118433739">
            <text:p>31118433739</text:p>
          </table:table-cell>
          <table:table-cell office:value-type="float" office:value="248132">
            <text:p>248132</text:p>
          </table:table-cell>
          <table:table-cell office:value-type="float" office:value="164618">
            <text:p>164618</text:p>
          </table:table-cell>
          <table:table-cell office:value-type="float" office:value="191292">
            <text:p>191292</text:p>
          </table:table-cell>
          <table:table-cell office:value-type="float" office:value="13735430">
            <text:p>13735430</text:p>
          </table:table-cell>
          <table:table-cell office:value-type="float" office:value="277452">
            <text:p>277452</text:p>
          </table:table-cell>
          <table:table-cell office:value-type="float" office:value="226614">
            <text:p>226614</text:p>
          </table:table-cell>
        </table:table-row>
        <table:table-row table:style-name="ro1">
          <table:table-cell office:value-type="float" office:value="31167325798">
            <text:p>31167325798</text:p>
          </table:table-cell>
          <table:table-cell office:value-type="float" office:value="215866">
            <text:p>215866</text:p>
          </table:table-cell>
          <table:table-cell office:value-type="float" office:value="182268">
            <text:p>182268</text:p>
          </table:table-cell>
          <table:table-cell office:value-type="float" office:value="250317">
            <text:p>250317</text:p>
          </table:table-cell>
          <table:table-cell office:value-type="float" office:value="8975356">
            <text:p>8975356</text:p>
          </table:table-cell>
          <table:table-cell office:value-type="float" office:value="286958">
            <text:p>286958</text:p>
          </table:table-cell>
          <table:table-cell office:value-type="float" office:value="224398">
            <text:p>224398</text:p>
          </table:table-cell>
          <table:table-cell office:value-type="float" office:value="10903266859">
            <text:p>10903266859</text:p>
          </table:table-cell>
          <table:table-cell office:value-type="float" office:value="233242">
            <text:p>233242</text:p>
          </table:table-cell>
          <table:table-cell office:value-type="float" office:value="205109">
            <text:p>205109</text:p>
          </table:table-cell>
          <table:table-cell office:value-type="float" office:value="205915">
            <text:p>205915</text:p>
          </table:table-cell>
          <table:table-cell office:value-type="float" office:value="16046437">
            <text:p>16046437</text:p>
          </table:table-cell>
          <table:table-cell office:value-type="float" office:value="443024">
            <text:p>443024</text:p>
          </table:table-cell>
          <table:table-cell office:value-type="float" office:value="245922">
            <text:p>245922</text:p>
          </table:table-cell>
          <table:table-cell office:value-type="float" office:value="4061231282">
            <text:p>4061231282</text:p>
          </table:table-cell>
          <table:table-cell office:value-type="float" office:value="234079">
            <text:p>234079</text:p>
          </table:table-cell>
          <table:table-cell office:value-type="float" office:value="212457">
            <text:p>212457</text:p>
          </table:table-cell>
          <table:table-cell office:value-type="float" office:value="167186">
            <text:p>167186</text:p>
          </table:table-cell>
          <table:table-cell office:value-type="float" office:value="2762692">
            <text:p>2762692</text:p>
          </table:table-cell>
          <table:table-cell office:value-type="float" office:value="276562">
            <text:p>276562</text:p>
          </table:table-cell>
          <table:table-cell office:value-type="float" office:value="227726">
            <text:p>227726</text:p>
          </table:table-cell>
        </table:table-row>
        <table:table-row table:style-name="ro1">
          <table:table-cell office:value-type="float" office:value="15632296526">
            <text:p>15632296526</text:p>
          </table:table-cell>
          <table:table-cell office:value-type="float" office:value="232854">
            <text:p>232854</text:p>
          </table:table-cell>
          <table:table-cell office:value-type="float" office:value="178366">
            <text:p>178366</text:p>
          </table:table-cell>
          <table:table-cell office:value-type="float" office:value="152928">
            <text:p>152928</text:p>
          </table:table-cell>
          <table:table-cell office:value-type="float" office:value="16751804">
            <text:p>16751804</text:p>
          </table:table-cell>
          <table:table-cell office:value-type="float" office:value="272482">
            <text:p>272482</text:p>
          </table:table-cell>
          <table:table-cell office:value-type="float" office:value="217286">
            <text:p>217286</text:p>
          </table:table-cell>
          <table:table-cell office:value-type="float" office:value="3876890381">
            <text:p>3876890381</text:p>
          </table:table-cell>
          <table:table-cell office:value-type="float" office:value="205908">
            <text:p>205908</text:p>
          </table:table-cell>
          <table:table-cell office:value-type="float" office:value="165308">
            <text:p>165308</text:p>
          </table:table-cell>
          <table:table-cell office:value-type="float" office:value="248470">
            <text:p>248470</text:p>
          </table:table-cell>
          <table:table-cell office:value-type="float" office:value="6604867">
            <text:p>6604867</text:p>
          </table:table-cell>
          <table:table-cell office:value-type="float" office:value="308986">
            <text:p>308986</text:p>
          </table:table-cell>
          <table:table-cell office:value-type="float" office:value="239218">
            <text:p>239218</text:p>
          </table:table-cell>
          <table:table-cell office:value-type="float" office:value="33325766653">
            <text:p>33325766653</text:p>
          </table:table-cell>
          <table:table-cell office:value-type="float" office:value="232002">
            <text:p>232002</text:p>
          </table:table-cell>
          <table:table-cell office:value-type="float" office:value="163544">
            <text:p>163544</text:p>
          </table:table-cell>
          <table:table-cell office:value-type="float" office:value="252556">
            <text:p>252556</text:p>
          </table:table-cell>
          <table:table-cell office:value-type="float" office:value="4544622">
            <text:p>4544622</text:p>
          </table:table-cell>
          <table:table-cell office:value-type="float" office:value="306912">
            <text:p>306912</text:p>
          </table:table-cell>
          <table:table-cell office:value-type="float" office:value="295220">
            <text:p>295220</text:p>
          </table:table-cell>
        </table:table-row>
        <table:table-row table:style-name="ro1">
          <table:table-cell office:value-type="float" office:value="6953229680">
            <text:p>6953229680</text:p>
          </table:table-cell>
          <table:table-cell office:value-type="float" office:value="311036">
            <text:p>311036</text:p>
          </table:table-cell>
          <table:table-cell office:value-type="float" office:value="168146">
            <text:p>168146</text:p>
          </table:table-cell>
          <table:table-cell office:value-type="float" office:value="193148">
            <text:p>193148</text:p>
          </table:table-cell>
          <table:table-cell office:value-type="float" office:value="16869851">
            <text:p>16869851</text:p>
          </table:table-cell>
          <table:table-cell office:value-type="float" office:value="280274">
            <text:p>280274</text:p>
          </table:table-cell>
          <table:table-cell office:value-type="float" office:value="245779">
            <text:p>245779</text:p>
          </table:table-cell>
          <table:table-cell office:value-type="float" office:value="7073088152">
            <text:p>7073088152</text:p>
          </table:table-cell>
          <table:table-cell office:value-type="float" office:value="259862">
            <text:p>259862</text:p>
          </table:table-cell>
          <table:table-cell office:value-type="float" office:value="174100">
            <text:p>174100</text:p>
          </table:table-cell>
          <table:table-cell office:value-type="float" office:value="319593">
            <text:p>319593</text:p>
          </table:table-cell>
          <table:table-cell office:value-type="float" office:value="105476323">
            <text:p>105476323</text:p>
          </table:table-cell>
          <table:table-cell office:value-type="float" office:value="352635">
            <text:p>352635</text:p>
          </table:table-cell>
          <table:table-cell office:value-type="float" office:value="1395340">
            <text:p>1395340</text:p>
          </table:table-cell>
          <table:table-cell office:value-type="float" office:value="24288965624">
            <text:p>24288965624</text:p>
          </table:table-cell>
          <table:table-cell office:value-type="float" office:value="237737">
            <text:p>237737</text:p>
          </table:table-cell>
          <table:table-cell office:value-type="float" office:value="172314">
            <text:p>172314</text:p>
          </table:table-cell>
          <table:table-cell office:value-type="float" office:value="193324">
            <text:p>193324</text:p>
          </table:table-cell>
          <table:table-cell office:value-type="float" office:value="7638937">
            <text:p>7638937</text:p>
          </table:table-cell>
          <table:table-cell office:value-type="float" office:value="288874">
            <text:p>288874</text:p>
          </table:table-cell>
          <table:table-cell office:value-type="float" office:value="235030">
            <text:p>235030</text:p>
          </table:table-cell>
        </table:table-row>
        <table:table-row table:style-name="ro1">
          <table:table-cell office:value-type="float" office:value="4604455334">
            <text:p>4604455334</text:p>
          </table:table-cell>
          <table:table-cell office:value-type="float" office:value="209348">
            <text:p>209348</text:p>
          </table:table-cell>
          <table:table-cell office:value-type="float" office:value="377424">
            <text:p>377424</text:p>
          </table:table-cell>
          <table:table-cell office:value-type="float" office:value="199369">
            <text:p>199369</text:p>
          </table:table-cell>
          <table:table-cell office:value-type="float" office:value="3939404">
            <text:p>3939404</text:p>
          </table:table-cell>
          <table:table-cell office:value-type="float" office:value="286516">
            <text:p>286516</text:p>
          </table:table-cell>
          <table:table-cell office:value-type="float" office:value="238752">
            <text:p>238752</text:p>
          </table:table-cell>
          <table:table-cell office:value-type="float" office:value="4576510840">
            <text:p>4576510840</text:p>
          </table:table-cell>
          <table:table-cell office:value-type="float" office:value="286427">
            <text:p>286427</text:p>
          </table:table-cell>
          <table:table-cell office:value-type="float" office:value="204933">
            <text:p>204933</text:p>
          </table:table-cell>
          <table:table-cell office:value-type="float" office:value="223801">
            <text:p>223801</text:p>
          </table:table-cell>
          <table:table-cell office:value-type="float" office:value="808820">
            <text:p>808820</text:p>
          </table:table-cell>
          <table:table-cell office:value-type="float" office:value="483432">
            <text:p>483432</text:p>
          </table:table-cell>
          <table:table-cell office:value-type="float" office:value="455212">
            <text:p>455212</text:p>
          </table:table-cell>
          <table:table-cell office:value-type="float" office:value="26639891401">
            <text:p>26639891401</text:p>
          </table:table-cell>
          <table:table-cell office:value-type="float" office:value="242362">
            <text:p>242362</text:p>
          </table:table-cell>
          <table:table-cell office:value-type="float" office:value="198073">
            <text:p>198073</text:p>
          </table:table-cell>
          <table:table-cell office:value-type="float" office:value="206641">
            <text:p>206641</text:p>
          </table:table-cell>
          <table:table-cell office:value-type="float" office:value="5652423">
            <text:p>5652423</text:p>
          </table:table-cell>
          <table:table-cell office:value-type="float" office:value="340613">
            <text:p>340613</text:p>
          </table:table-cell>
          <table:table-cell office:value-type="float" office:value="321424">
            <text:p>321424</text:p>
          </table:table-cell>
        </table:table-row>
        <table:table-row table:style-name="ro1">
          <table:table-cell office:value-type="float" office:value="4129765324">
            <text:p>4129765324</text:p>
          </table:table-cell>
          <table:table-cell office:value-type="float" office:value="293154">
            <text:p>293154</text:p>
          </table:table-cell>
          <table:table-cell office:value-type="float" office:value="234637">
            <text:p>234637</text:p>
          </table:table-cell>
          <table:table-cell office:value-type="float" office:value="327767">
            <text:p>327767</text:p>
          </table:table-cell>
          <table:table-cell office:value-type="float" office:value="602616">
            <text:p>602616</text:p>
          </table:table-cell>
          <table:table-cell office:value-type="float" office:value="376474">
            <text:p>376474</text:p>
          </table:table-cell>
          <table:table-cell office:value-type="float" office:value="313504">
            <text:p>313504</text:p>
          </table:table-cell>
          <table:table-cell office:value-type="float" office:value="34870037346">
            <text:p>34870037346</text:p>
          </table:table-cell>
          <table:table-cell office:value-type="float" office:value="213954">
            <text:p>213954</text:p>
          </table:table-cell>
          <table:table-cell office:value-type="float" office:value="168038">
            <text:p>168038</text:p>
          </table:table-cell>
          <table:table-cell office:value-type="float" office:value="169362">
            <text:p>169362</text:p>
          </table:table-cell>
          <table:table-cell office:value-type="float" office:value="13340182">
            <text:p>13340182</text:p>
          </table:table-cell>
          <table:table-cell office:value-type="float" office:value="376214">
            <text:p>376214</text:p>
          </table:table-cell>
          <table:table-cell office:value-type="float" office:value="275272">
            <text:p>275272</text:p>
          </table:table-cell>
          <table:table-cell office:value-type="float" office:value="33630447206">
            <text:p>33630447206</text:p>
          </table:table-cell>
          <table:table-cell office:value-type="float" office:value="205208">
            <text:p>205208</text:p>
          </table:table-cell>
          <table:table-cell office:value-type="float" office:value="197629">
            <text:p>197629</text:p>
          </table:table-cell>
          <table:table-cell office:value-type="float" office:value="206089">
            <text:p>206089</text:p>
          </table:table-cell>
          <table:table-cell office:value-type="float" office:value="33549535">
            <text:p>33549535</text:p>
          </table:table-cell>
          <table:table-cell office:value-type="float" office:value="475886">
            <text:p>475886</text:p>
          </table:table-cell>
          <table:table-cell office:value-type="float" office:value="256088">
            <text:p>256088</text:p>
          </table:table-cell>
        </table:table-row>
        <table:table-row table:style-name="ro1">
          <table:table-cell office:value-type="float" office:value="1482207332">
            <text:p>1482207332</text:p>
          </table:table-cell>
          <table:table-cell office:value-type="float" office:value="192912">
            <text:p>192912</text:p>
          </table:table-cell>
          <table:table-cell office:value-type="float" office:value="151540">
            <text:p>151540</text:p>
          </table:table-cell>
          <table:table-cell office:value-type="float" office:value="151402">
            <text:p>151402</text:p>
          </table:table-cell>
          <table:table-cell office:value-type="float" office:value="7637480">
            <text:p>7637480</text:p>
          </table:table-cell>
          <table:table-cell office:value-type="float" office:value="722655">
            <text:p>722655</text:p>
          </table:table-cell>
          <table:table-cell office:value-type="float" office:value="271741">
            <text:p>271741</text:p>
          </table:table-cell>
          <table:table-cell office:value-type="float" office:value="3225395777">
            <text:p>3225395777</text:p>
          </table:table-cell>
          <table:table-cell office:value-type="float" office:value="206554">
            <text:p>206554</text:p>
          </table:table-cell>
          <table:table-cell office:value-type="float" office:value="172752">
            <text:p>172752</text:p>
          </table:table-cell>
          <table:table-cell office:value-type="float" office:value="167066">
            <text:p>167066</text:p>
          </table:table-cell>
          <table:table-cell office:value-type="float" office:value="8137225">
            <text:p>8137225</text:p>
          </table:table-cell>
          <table:table-cell office:value-type="float" office:value="289250">
            <text:p>289250</text:p>
          </table:table-cell>
          <table:table-cell office:value-type="float" office:value="230344">
            <text:p>230344</text:p>
          </table:table-cell>
          <table:table-cell office:value-type="float" office:value="7749281503">
            <text:p>7749281503</text:p>
          </table:table-cell>
          <table:table-cell office:value-type="float" office:value="230979">
            <text:p>230979</text:p>
          </table:table-cell>
          <table:table-cell office:value-type="float" office:value="204816">
            <text:p>204816</text:p>
          </table:table-cell>
          <table:table-cell office:value-type="float" office:value="165468">
            <text:p>165468</text:p>
          </table:table-cell>
          <table:table-cell office:value-type="float" office:value="12243114">
            <text:p>12243114</text:p>
          </table:table-cell>
          <table:table-cell office:value-type="float" office:value="266828">
            <text:p>266828</text:p>
          </table:table-cell>
          <table:table-cell office:value-type="float" office:value="259136">
            <text:p>259136</text:p>
          </table:table-cell>
        </table:table-row>
        <table:table-row table:style-name="ro1">
          <table:table-cell office:value-type="float" office:value="29244748732">
            <text:p>29244748732</text:p>
          </table:table-cell>
          <table:table-cell office:value-type="float" office:value="194186">
            <text:p>194186</text:p>
          </table:table-cell>
          <table:table-cell office:value-type="float" office:value="171564">
            <text:p>171564</text:p>
          </table:table-cell>
          <table:table-cell office:value-type="float" office:value="155366">
            <text:p>155366</text:p>
          </table:table-cell>
          <table:table-cell office:value-type="float" office:value="138524332">
            <text:p>138524332</text:p>
          </table:table-cell>
          <table:table-cell office:value-type="float" office:value="282588">
            <text:p>282588</text:p>
          </table:table-cell>
          <table:table-cell office:value-type="float" office:value="234502">
            <text:p>234502</text:p>
          </table:table-cell>
          <table:table-cell office:value-type="float" office:value="1884520833">
            <text:p>1884520833</text:p>
          </table:table-cell>
          <table:table-cell office:value-type="float" office:value="204316">
            <text:p>204316</text:p>
          </table:table-cell>
          <table:table-cell office:value-type="float" office:value="164114">
            <text:p>164114</text:p>
          </table:table-cell>
          <table:table-cell office:value-type="float" office:value="159926">
            <text:p>159926</text:p>
          </table:table-cell>
          <table:table-cell office:value-type="float" office:value="2631930">
            <text:p>2631930</text:p>
          </table:table-cell>
          <table:table-cell office:value-type="float" office:value="277414">
            <text:p>277414</text:p>
          </table:table-cell>
          <table:table-cell office:value-type="float" office:value="397146">
            <text:p>397146</text:p>
          </table:table-cell>
          <table:table-cell office:value-type="float" office:value="10788100748">
            <text:p>10788100748</text:p>
          </table:table-cell>
          <table:table-cell office:value-type="float" office:value="203894">
            <text:p>203894</text:p>
          </table:table-cell>
          <table:table-cell office:value-type="float" office:value="189282">
            <text:p>189282</text:p>
          </table:table-cell>
          <table:table-cell office:value-type="float" office:value="160250">
            <text:p>160250</text:p>
          </table:table-cell>
          <table:table-cell office:value-type="float" office:value="18068386">
            <text:p>18068386</text:p>
          </table:table-cell>
          <table:table-cell office:value-type="float" office:value="462940">
            <text:p>462940</text:p>
          </table:table-cell>
          <table:table-cell office:value-type="float" office:value="243136">
            <text:p>243136</text:p>
          </table:table-cell>
        </table:table-row>
        <table:table-row table:style-name="ro1">
          <table:table-cell office:value-type="float" office:value="662707641">
            <text:p>662707641</text:p>
          </table:table-cell>
          <table:table-cell office:value-type="float" office:value="197612">
            <text:p>197612</text:p>
          </table:table-cell>
          <table:table-cell office:value-type="float" office:value="154570">
            <text:p>154570</text:p>
          </table:table-cell>
          <table:table-cell office:value-type="float" office:value="159218">
            <text:p>159218</text:p>
          </table:table-cell>
          <table:table-cell office:value-type="float" office:value="9606129">
            <text:p>9606129</text:p>
          </table:table-cell>
          <table:table-cell office:value-type="float" office:value="277690">
            <text:p>277690</text:p>
          </table:table-cell>
          <table:table-cell office:value-type="float" office:value="232760">
            <text:p>232760</text:p>
          </table:table-cell>
          <table:table-cell office:value-type="float" office:value="3645716184">
            <text:p>3645716184</text:p>
          </table:table-cell>
          <table:table-cell office:value-type="float" office:value="242926">
            <text:p>242926</text:p>
          </table:table-cell>
          <table:table-cell office:value-type="float" office:value="195317">
            <text:p>195317</text:p>
          </table:table-cell>
          <table:table-cell office:value-type="float" office:value="164398">
            <text:p>164398</text:p>
          </table:table-cell>
          <table:table-cell office:value-type="float" office:value="1294482">
            <text:p>1294482</text:p>
          </table:table-cell>
          <table:table-cell office:value-type="float" office:value="275982">
            <text:p>275982</text:p>
          </table:table-cell>
          <table:table-cell office:value-type="float" office:value="311924">
            <text:p>311924</text:p>
          </table:table-cell>
          <table:table-cell office:value-type="float" office:value="990050273">
            <text:p>990050273</text:p>
          </table:table-cell>
          <table:table-cell office:value-type="float" office:value="253942">
            <text:p>253942</text:p>
          </table:table-cell>
          <table:table-cell office:value-type="float" office:value="532626">
            <text:p>532626</text:p>
          </table:table-cell>
          <table:table-cell office:value-type="float" office:value="271021">
            <text:p>271021</text:p>
          </table:table-cell>
          <table:table-cell office:value-type="float" office:value="1771462">
            <text:p>1771462</text:p>
          </table:table-cell>
          <table:table-cell office:value-type="float" office:value="276620">
            <text:p>276620</text:p>
          </table:table-cell>
          <table:table-cell office:value-type="float" office:value="262946">
            <text:p>262946</text:p>
          </table:table-cell>
        </table:table-row>
        <table:table-row table:style-name="ro1">
          <table:table-cell office:value-type="float" office:value="12468736022">
            <text:p>12468736022</text:p>
          </table:table-cell>
          <table:table-cell office:value-type="float" office:value="194484">
            <text:p>194484</text:p>
          </table:table-cell>
          <table:table-cell office:value-type="float" office:value="171747">
            <text:p>171747</text:p>
          </table:table-cell>
          <table:table-cell office:value-type="float" office:value="163012">
            <text:p>163012</text:p>
          </table:table-cell>
          <table:table-cell office:value-type="float" office:value="58752959">
            <text:p>58752959</text:p>
          </table:table-cell>
          <table:table-cell office:value-type="float" office:value="291736">
            <text:p>291736</text:p>
          </table:table-cell>
          <table:table-cell office:value-type="float" office:value="295349">
            <text:p>295349</text:p>
          </table:table-cell>
          <table:table-cell office:value-type="float" office:value="3249762263">
            <text:p>3249762263</text:p>
          </table:table-cell>
          <table:table-cell office:value-type="float" office:value="205702">
            <text:p>205702</text:p>
          </table:table-cell>
          <table:table-cell office:value-type="float" office:value="164668">
            <text:p>164668</text:p>
          </table:table-cell>
          <table:table-cell office:value-type="float" office:value="202410">
            <text:p>202410</text:p>
          </table:table-cell>
          <table:table-cell office:value-type="float" office:value="12555839">
            <text:p>12555839</text:p>
          </table:table-cell>
          <table:table-cell office:value-type="float" office:value="322069">
            <text:p>322069</text:p>
          </table:table-cell>
          <table:table-cell office:value-type="float" office:value="273215">
            <text:p>273215</text:p>
          </table:table-cell>
          <table:table-cell office:value-type="float" office:value="675685355">
            <text:p>675685355</text:p>
          </table:table-cell>
          <table:table-cell office:value-type="float" office:value="278580">
            <text:p>278580</text:p>
          </table:table-cell>
          <table:table-cell office:value-type="float" office:value="163190">
            <text:p>163190</text:p>
          </table:table-cell>
          <table:table-cell office:value-type="float" office:value="183334">
            <text:p>183334</text:p>
          </table:table-cell>
          <table:table-cell office:value-type="float" office:value="3391140">
            <text:p>3391140</text:p>
          </table:table-cell>
          <table:table-cell office:value-type="float" office:value="261194">
            <text:p>261194</text:p>
          </table:table-cell>
          <table:table-cell office:value-type="float" office:value="241118">
            <text:p>241118</text:p>
          </table:table-cell>
        </table:table-row>
        <table:table-row table:style-name="ro1">
          <table:table-cell office:value-type="float" office:value="6249143204">
            <text:p>6249143204</text:p>
          </table:table-cell>
          <table:table-cell office:value-type="float" office:value="193032">
            <text:p>193032</text:p>
          </table:table-cell>
          <table:table-cell office:value-type="float" office:value="200624">
            <text:p>200624</text:p>
          </table:table-cell>
          <table:table-cell office:value-type="float" office:value="231829">
            <text:p>231829</text:p>
          </table:table-cell>
          <table:table-cell office:value-type="float" office:value="18986011">
            <text:p>18986011</text:p>
          </table:table-cell>
          <table:table-cell office:value-type="float" office:value="299592">
            <text:p>299592</text:p>
          </table:table-cell>
          <table:table-cell office:value-type="float" office:value="278658">
            <text:p>278658</text:p>
          </table:table-cell>
          <table:table-cell office:value-type="float" office:value="3888634052">
            <text:p>3888634052</text:p>
          </table:table-cell>
          <table:table-cell office:value-type="float" office:value="261079">
            <text:p>261079</text:p>
          </table:table-cell>
          <table:table-cell office:value-type="float" office:value="174656">
            <text:p>174656</text:p>
          </table:table-cell>
          <table:table-cell office:value-type="float" office:value="433999">
            <text:p>433999</text:p>
          </table:table-cell>
          <table:table-cell office:value-type="float" office:value="9664239">
            <text:p>9664239</text:p>
          </table:table-cell>
          <table:table-cell office:value-type="float" office:value="291648">
            <text:p>291648</text:p>
          </table:table-cell>
          <table:table-cell office:value-type="float" office:value="242748">
            <text:p>242748</text:p>
          </table:table-cell>
          <table:table-cell office:value-type="float" office:value="6559028499">
            <text:p>6559028499</text:p>
          </table:table-cell>
          <table:table-cell office:value-type="float" office:value="269550">
            <text:p>269550</text:p>
          </table:table-cell>
          <table:table-cell office:value-type="float" office:value="166690">
            <text:p>166690</text:p>
          </table:table-cell>
          <table:table-cell office:value-type="float" office:value="160352">
            <text:p>160352</text:p>
          </table:table-cell>
          <table:table-cell office:value-type="float" office:value="255040">
            <text:p>255040</text:p>
          </table:table-cell>
          <table:table-cell office:value-type="float" office:value="372168">
            <text:p>372168</text:p>
          </table:table-cell>
          <table:table-cell office:value-type="float" office:value="241212">
            <text:p>241212</text:p>
          </table:table-cell>
        </table:table-row>
        <table:table-row table:style-name="ro1">
          <table:table-cell office:value-type="float" office:value="2830566973">
            <text:p>2830566973</text:p>
          </table:table-cell>
          <table:table-cell office:value-type="float" office:value="222220">
            <text:p>222220</text:p>
          </table:table-cell>
          <table:table-cell office:value-type="float" office:value="158608">
            <text:p>158608</text:p>
          </table:table-cell>
          <table:table-cell office:value-type="float" office:value="174137">
            <text:p>174137</text:p>
          </table:table-cell>
          <table:table-cell office:value-type="float" office:value="2350646">
            <text:p>2350646</text:p>
          </table:table-cell>
          <table:table-cell office:value-type="float" office:value="260266">
            <text:p>260266</text:p>
          </table:table-cell>
          <table:table-cell office:value-type="float" office:value="232802">
            <text:p>232802</text:p>
          </table:table-cell>
          <table:table-cell office:value-type="float" office:value="16111711411">
            <text:p>16111711411</text:p>
          </table:table-cell>
          <table:table-cell office:value-type="float" office:value="205218">
            <text:p>205218</text:p>
          </table:table-cell>
          <table:table-cell office:value-type="float" office:value="232244">
            <text:p>232244</text:p>
          </table:table-cell>
          <table:table-cell office:value-type="float" office:value="199345">
            <text:p>199345</text:p>
          </table:table-cell>
          <table:table-cell office:value-type="float" office:value="13698279">
            <text:p>13698279</text:p>
          </table:table-cell>
          <table:table-cell office:value-type="float" office:value="285272">
            <text:p>285272</text:p>
          </table:table-cell>
          <table:table-cell office:value-type="float" office:value="436558">
            <text:p>436558</text:p>
          </table:table-cell>
          <table:table-cell office:value-type="float" office:value="644404147">
            <text:p>644404147</text:p>
          </table:table-cell>
          <table:table-cell office:value-type="float" office:value="201710">
            <text:p>201710</text:p>
          </table:table-cell>
          <table:table-cell office:value-type="float" office:value="219882">
            <text:p>219882</text:p>
          </table:table-cell>
          <table:table-cell office:value-type="float" office:value="197387">
            <text:p>197387</text:p>
          </table:table-cell>
          <table:table-cell office:value-type="float" office:value="6265974">
            <text:p>6265974</text:p>
          </table:table-cell>
          <table:table-cell office:value-type="float" office:value="280338">
            <text:p>280338</text:p>
          </table:table-cell>
          <table:table-cell office:value-type="float" office:value="251844">
            <text:p>251844</text:p>
          </table:table-cell>
        </table:table-row>
        <table:table-row table:style-name="ro1">
          <table:table-cell office:value-type="float" office:value="7493770975">
            <text:p>7493770975</text:p>
          </table:table-cell>
          <table:table-cell office:value-type="float" office:value="227810">
            <text:p>227810</text:p>
          </table:table-cell>
          <table:table-cell office:value-type="float" office:value="155270">
            <text:p>155270</text:p>
          </table:table-cell>
          <table:table-cell office:value-type="float" office:value="723235">
            <text:p>723235</text:p>
          </table:table-cell>
          <table:table-cell office:value-type="float" office:value="4879663">
            <text:p>4879663</text:p>
          </table:table-cell>
          <table:table-cell office:value-type="float" office:value="461029">
            <text:p>461029</text:p>
          </table:table-cell>
          <table:table-cell office:value-type="float" office:value="230946">
            <text:p>230946</text:p>
          </table:table-cell>
          <table:table-cell office:value-type="float" office:value="2069668255">
            <text:p>2069668255</text:p>
          </table:table-cell>
          <table:table-cell office:value-type="float" office:value="210814">
            <text:p>210814</text:p>
          </table:table-cell>
          <table:table-cell office:value-type="float" office:value="168766">
            <text:p>168766</text:p>
          </table:table-cell>
          <table:table-cell office:value-type="float" office:value="161078">
            <text:p>161078</text:p>
          </table:table-cell>
          <table:table-cell office:value-type="float" office:value="9432513">
            <text:p>9432513</text:p>
          </table:table-cell>
          <table:table-cell office:value-type="float" office:value="277846">
            <text:p>277846</text:p>
          </table:table-cell>
          <table:table-cell office:value-type="float" office:value="225140">
            <text:p>225140</text:p>
          </table:table-cell>
          <table:table-cell office:value-type="float" office:value="13073521610">
            <text:p>13073521610</text:p>
          </table:table-cell>
          <table:table-cell office:value-type="float" office:value="318397">
            <text:p>318397</text:p>
          </table:table-cell>
          <table:table-cell office:value-type="float" office:value="188150">
            <text:p>188150</text:p>
          </table:table-cell>
          <table:table-cell office:value-type="float" office:value="158582">
            <text:p>158582</text:p>
          </table:table-cell>
          <table:table-cell office:value-type="float" office:value="247326">
            <text:p>247326</text:p>
          </table:table-cell>
          <table:table-cell office:value-type="float" office:value="279228">
            <text:p>279228</text:p>
          </table:table-cell>
          <table:table-cell office:value-type="float" office:value="221060">
            <text:p>221060</text:p>
          </table:table-cell>
        </table:table-row>
        <table:table-row table:style-name="ro1">
          <table:table-cell office:value-type="float" office:value="9505939893">
            <text:p>9505939893</text:p>
          </table:table-cell>
          <table:table-cell office:value-type="float" office:value="252537">
            <text:p>252537</text:p>
          </table:table-cell>
          <table:table-cell office:value-type="float" office:value="160260">
            <text:p>160260</text:p>
          </table:table-cell>
          <table:table-cell office:value-type="float" office:value="174812">
            <text:p>174812</text:p>
          </table:table-cell>
          <table:table-cell office:value-type="float" office:value="1603527">
            <text:p>1603527</text:p>
          </table:table-cell>
          <table:table-cell office:value-type="float" office:value="330203">
            <text:p>330203</text:p>
          </table:table-cell>
          <table:table-cell office:value-type="float" office:value="227088">
            <text:p>227088</text:p>
          </table:table-cell>
          <table:table-cell office:value-type="float" office:value="3230539052">
            <text:p>3230539052</text:p>
          </table:table-cell>
          <table:table-cell office:value-type="float" office:value="206562">
            <text:p>206562</text:p>
          </table:table-cell>
          <table:table-cell office:value-type="float" office:value="166074">
            <text:p>166074</text:p>
          </table:table-cell>
          <table:table-cell office:value-type="float" office:value="272066">
            <text:p>272066</text:p>
          </table:table-cell>
          <table:table-cell office:value-type="float" office:value="4515062">
            <text:p>4515062</text:p>
          </table:table-cell>
          <table:table-cell office:value-type="float" office:value="479847">
            <text:p>479847</text:p>
          </table:table-cell>
          <table:table-cell office:value-type="float" office:value="256356">
            <text:p>256356</text:p>
          </table:table-cell>
          <table:table-cell office:value-type="float" office:value="30396988973">
            <text:p>30396988973</text:p>
          </table:table-cell>
          <table:table-cell office:value-type="float" office:value="261422">
            <text:p>261422</text:p>
          </table:table-cell>
          <table:table-cell office:value-type="float" office:value="175534">
            <text:p>175534</text:p>
          </table:table-cell>
          <table:table-cell office:value-type="float" office:value="200607">
            <text:p>200607</text:p>
          </table:table-cell>
          <table:table-cell office:value-type="float" office:value="29601031">
            <text:p>29601031</text:p>
          </table:table-cell>
          <table:table-cell office:value-type="float" office:value="281168">
            <text:p>281168</text:p>
          </table:table-cell>
          <table:table-cell office:value-type="float" office:value="282965">
            <text:p>282965</text:p>
          </table:table-cell>
        </table:table-row>
        <table:table-row table:style-name="ro1">
          <table:table-cell office:value-type="float" office:value="3121612306">
            <text:p>3121612306</text:p>
          </table:table-cell>
          <table:table-cell office:value-type="float" office:value="193846">
            <text:p>193846</text:p>
          </table:table-cell>
          <table:table-cell office:value-type="float" office:value="152018">
            <text:p>152018</text:p>
          </table:table-cell>
          <table:table-cell office:value-type="float" office:value="156782">
            <text:p>156782</text:p>
          </table:table-cell>
          <table:table-cell office:value-type="float" office:value="8473826">
            <text:p>8473826</text:p>
          </table:table-cell>
          <table:table-cell office:value-type="float" office:value="273758">
            <text:p>273758</text:p>
          </table:table-cell>
          <table:table-cell office:value-type="float" office:value="229516">
            <text:p>229516</text:p>
          </table:table-cell>
          <table:table-cell office:value-type="float" office:value="12239917473">
            <text:p>12239917473</text:p>
          </table:table-cell>
          <table:table-cell office:value-type="float" office:value="242445">
            <text:p>242445</text:p>
          </table:table-cell>
          <table:table-cell office:value-type="float" office:value="167686">
            <text:p>167686</text:p>
          </table:table-cell>
          <table:table-cell office:value-type="float" office:value="199708">
            <text:p>199708</text:p>
          </table:table-cell>
          <table:table-cell office:value-type="float" office:value="21290384">
            <text:p>21290384</text:p>
          </table:table-cell>
          <table:table-cell office:value-type="float" office:value="384829">
            <text:p>384829</text:p>
          </table:table-cell>
          <table:table-cell office:value-type="float" office:value="313293">
            <text:p>313293</text:p>
          </table:table-cell>
          <table:table-cell office:value-type="float" office:value="9279942544">
            <text:p>9279942544</text:p>
          </table:table-cell>
          <table:table-cell office:value-type="float" office:value="238820">
            <text:p>238820</text:p>
          </table:table-cell>
          <table:table-cell office:value-type="float" office:value="164762">
            <text:p>164762</text:p>
          </table:table-cell>
          <table:table-cell office:value-type="float" office:value="190223">
            <text:p>190223</text:p>
          </table:table-cell>
          <table:table-cell office:value-type="float" office:value="3798862">
            <text:p>3798862</text:p>
          </table:table-cell>
          <table:table-cell office:value-type="float" office:value="271564">
            <text:p>271564</text:p>
          </table:table-cell>
          <table:table-cell office:value-type="float" office:value="216352">
            <text:p>216352</text:p>
          </table:table-cell>
        </table:table-row>
        <table:table-row table:style-name="ro1">
          <table:table-cell office:value-type="float" office:value="1585854542">
            <text:p>1585854542</text:p>
          </table:table-cell>
          <table:table-cell office:value-type="float" office:value="303582">
            <text:p>303582</text:p>
          </table:table-cell>
          <table:table-cell office:value-type="float" office:value="158980">
            <text:p>158980</text:p>
          </table:table-cell>
          <table:table-cell office:value-type="float" office:value="213217">
            <text:p>213217</text:p>
          </table:table-cell>
          <table:table-cell office:value-type="float" office:value="694019">
            <text:p>694019</text:p>
          </table:table-cell>
          <table:table-cell office:value-type="float" office:value="281306">
            <text:p>281306</text:p>
          </table:table-cell>
          <table:table-cell office:value-type="float" office:value="461388">
            <text:p>461388</text:p>
          </table:table-cell>
          <table:table-cell office:value-type="float" office:value="23916237695">
            <text:p>23916237695</text:p>
          </table:table-cell>
          <table:table-cell office:value-type="float" office:value="214248">
            <text:p>214248</text:p>
          </table:table-cell>
          <table:table-cell office:value-type="float" office:value="165644">
            <text:p>165644</text:p>
          </table:table-cell>
          <table:table-cell office:value-type="float" office:value="159688">
            <text:p>159688</text:p>
          </table:table-cell>
          <table:table-cell office:value-type="float" office:value="4722622">
            <text:p>4722622</text:p>
          </table:table-cell>
          <table:table-cell office:value-type="float" office:value="290476">
            <text:p>290476</text:p>
          </table:table-cell>
          <table:table-cell office:value-type="float" office:value="385906">
            <text:p>385906</text:p>
          </table:table-cell>
          <table:table-cell office:value-type="float" office:value="3243819381">
            <text:p>3243819381</text:p>
          </table:table-cell>
          <table:table-cell office:value-type="float" office:value="204760">
            <text:p>204760</text:p>
          </table:table-cell>
          <table:table-cell office:value-type="float" office:value="193509">
            <text:p>193509</text:p>
          </table:table-cell>
          <table:table-cell office:value-type="float" office:value="162036">
            <text:p>162036</text:p>
          </table:table-cell>
          <table:table-cell office:value-type="float" office:value="7162781">
            <text:p>7162781</text:p>
          </table:table-cell>
          <table:table-cell office:value-type="float" office:value="451220">
            <text:p>451220</text:p>
          </table:table-cell>
          <table:table-cell office:value-type="float" office:value="265124">
            <text:p>265124</text:p>
          </table:table-cell>
        </table:table-row>
        <table:table-row table:style-name="ro1">
          <table:table-cell office:value-type="float" office:value="3791345331">
            <text:p>3791345331</text:p>
          </table:table-cell>
          <table:table-cell office:value-type="float" office:value="412175">
            <text:p>412175</text:p>
          </table:table-cell>
          <table:table-cell office:value-type="float" office:value="160008">
            <text:p>160008</text:p>
          </table:table-cell>
          <table:table-cell office:value-type="float" office:value="161344">
            <text:p>161344</text:p>
          </table:table-cell>
          <table:table-cell office:value-type="float" office:value="14622419">
            <text:p>14622419</text:p>
          </table:table-cell>
          <table:table-cell office:value-type="float" office:value="327588">
            <text:p>327588</text:p>
          </table:table-cell>
          <table:table-cell office:value-type="float" office:value="245952">
            <text:p>245952</text:p>
          </table:table-cell>
          <table:table-cell office:value-type="float" office:value="2623035385">
            <text:p>2623035385</text:p>
          </table:table-cell>
          <table:table-cell office:value-type="float" office:value="286737">
            <text:p>286737</text:p>
          </table:table-cell>
          <table:table-cell office:value-type="float" office:value="242805">
            <text:p>242805</text:p>
          </table:table-cell>
          <table:table-cell office:value-type="float" office:value="169520">
            <text:p>169520</text:p>
          </table:table-cell>
          <table:table-cell office:value-type="float" office:value="284835">
            <text:p>284835</text:p>
          </table:table-cell>
          <table:table-cell office:value-type="float" office:value="412569">
            <text:p>412569</text:p>
          </table:table-cell>
          <table:table-cell office:value-type="float" office:value="251714">
            <text:p>251714</text:p>
          </table:table-cell>
          <table:table-cell office:value-type="float" office:value="14962796411">
            <text:p>14962796411</text:p>
          </table:table-cell>
          <table:table-cell office:value-type="float" office:value="206118">
            <text:p>206118</text:p>
          </table:table-cell>
          <table:table-cell office:value-type="float" office:value="191666">
            <text:p>191666</text:p>
          </table:table-cell>
          <table:table-cell office:value-type="float" office:value="188364">
            <text:p>188364</text:p>
          </table:table-cell>
          <table:table-cell office:value-type="float" office:value="5630882">
            <text:p>5630882</text:p>
          </table:table-cell>
          <table:table-cell office:value-type="float" office:value="951476">
            <text:p>951476</text:p>
          </table:table-cell>
          <table:table-cell office:value-type="float" office:value="251148">
            <text:p>251148</text:p>
          </table:table-cell>
        </table:table-row>
        <table:table-row table:style-name="ro1">
          <table:table-cell office:value-type="float" office:value="29074148584">
            <text:p>29074148584</text:p>
          </table:table-cell>
          <table:table-cell office:value-type="float" office:value="192798">
            <text:p>192798</text:p>
          </table:table-cell>
          <table:table-cell office:value-type="float" office:value="152768">
            <text:p>152768</text:p>
          </table:table-cell>
          <table:table-cell office:value-type="float" office:value="229568">
            <text:p>229568</text:p>
          </table:table-cell>
          <table:table-cell office:value-type="float" office:value="24279663">
            <text:p>24279663</text:p>
          </table:table-cell>
          <table:table-cell office:value-type="float" office:value="308571">
            <text:p>308571</text:p>
          </table:table-cell>
          <table:table-cell office:value-type="float" office:value="224584">
            <text:p>224584</text:p>
          </table:table-cell>
          <table:table-cell office:value-type="float" office:value="4113704054">
            <text:p>4113704054</text:p>
          </table:table-cell>
          <table:table-cell office:value-type="float" office:value="384231">
            <text:p>384231</text:p>
          </table:table-cell>
          <table:table-cell office:value-type="float" office:value="204957">
            <text:p>204957</text:p>
          </table:table-cell>
          <table:table-cell office:value-type="float" office:value="457955">
            <text:p>457955</text:p>
          </table:table-cell>
          <table:table-cell office:value-type="float" office:value="3077274">
            <text:p>3077274</text:p>
          </table:table-cell>
          <table:table-cell office:value-type="float" office:value="298804">
            <text:p>298804</text:p>
          </table:table-cell>
          <table:table-cell office:value-type="float" office:value="226480">
            <text:p>226480</text:p>
          </table:table-cell>
          <table:table-cell office:value-type="float" office:value="5931253247">
            <text:p>5931253247</text:p>
          </table:table-cell>
          <table:table-cell office:value-type="float" office:value="251721">
            <text:p>251721</text:p>
          </table:table-cell>
          <table:table-cell office:value-type="float" office:value="470899">
            <text:p>470899</text:p>
          </table:table-cell>
          <table:table-cell office:value-type="float" office:value="263149">
            <text:p>263149</text:p>
          </table:table-cell>
          <table:table-cell office:value-type="float" office:value="2305698">
            <text:p>2305698</text:p>
          </table:table-cell>
          <table:table-cell office:value-type="float" office:value="323621">
            <text:p>323621</text:p>
          </table:table-cell>
          <table:table-cell office:value-type="float" office:value="236234">
            <text:p>236234</text:p>
          </table:table-cell>
        </table:table-row>
        <table:table-row table:style-name="ro1">
          <table:table-cell office:value-type="float" office:value="3608248985">
            <text:p>3608248985</text:p>
          </table:table-cell>
          <table:table-cell office:value-type="float" office:value="194006">
            <text:p>194006</text:p>
          </table:table-cell>
          <table:table-cell office:value-type="float" office:value="190141">
            <text:p>190141</text:p>
          </table:table-cell>
          <table:table-cell office:value-type="float" office:value="186167">
            <text:p>186167</text:p>
          </table:table-cell>
          <table:table-cell office:value-type="float" office:value="24894718">
            <text:p>24894718</text:p>
          </table:table-cell>
          <table:table-cell office:value-type="float" office:value="341479">
            <text:p>341479</text:p>
          </table:table-cell>
          <table:table-cell office:value-type="float" office:value="435434">
            <text:p>435434</text:p>
          </table:table-cell>
          <table:table-cell office:value-type="float" office:value="3019480721">
            <text:p>3019480721</text:p>
          </table:table-cell>
          <table:table-cell office:value-type="float" office:value="343160">
            <text:p>343160</text:p>
          </table:table-cell>
          <table:table-cell office:value-type="float" office:value="278010">
            <text:p>278010</text:p>
          </table:table-cell>
          <table:table-cell office:value-type="float" office:value="171976">
            <text:p>171976</text:p>
          </table:table-cell>
          <table:table-cell office:value-type="float" office:value="6892860">
            <text:p>6892860</text:p>
          </table:table-cell>
          <table:table-cell office:value-type="float" office:value="325626">
            <text:p>325626</text:p>
          </table:table-cell>
          <table:table-cell office:value-type="float" office:value="329467">
            <text:p>329467</text:p>
          </table:table-cell>
          <table:table-cell office:value-type="float" office:value="4905124672">
            <text:p>4905124672</text:p>
          </table:table-cell>
          <table:table-cell office:value-type="float" office:value="225701">
            <text:p>225701</text:p>
          </table:table-cell>
          <table:table-cell office:value-type="float" office:value="288164">
            <text:p>288164</text:p>
          </table:table-cell>
          <table:table-cell office:value-type="float" office:value="200817">
            <text:p>200817</text:p>
          </table:table-cell>
          <table:table-cell office:value-type="float" office:value="2514156">
            <text:p>2514156</text:p>
          </table:table-cell>
          <table:table-cell office:value-type="float" office:value="331424">
            <text:p>331424</text:p>
          </table:table-cell>
          <table:table-cell office:value-type="float" office:value="250718">
            <text:p>250718</text:p>
          </table:table-cell>
        </table:table-row>
        <table:table-row table:style-name="ro1">
          <table:table-cell office:value-type="float" office:value="4893893332">
            <text:p>4893893332</text:p>
          </table:table-cell>
          <table:table-cell office:value-type="float" office:value="229761">
            <text:p>229761</text:p>
          </table:table-cell>
          <table:table-cell office:value-type="float" office:value="151338">
            <text:p>151338</text:p>
          </table:table-cell>
          <table:table-cell office:value-type="float" office:value="175305">
            <text:p>175305</text:p>
          </table:table-cell>
          <table:table-cell office:value-type="float" office:value="93953576">
            <text:p>93953576</text:p>
          </table:table-cell>
          <table:table-cell office:value-type="float" office:value="334035">
            <text:p>334035</text:p>
          </table:table-cell>
          <table:table-cell office:value-type="float" office:value="278857">
            <text:p>278857</text:p>
          </table:table-cell>
          <table:table-cell office:value-type="float" office:value="6204401751">
            <text:p>6204401751</text:p>
          </table:table-cell>
          <table:table-cell office:value-type="float" office:value="654205">
            <text:p>654205</text:p>
          </table:table-cell>
          <table:table-cell office:value-type="float" office:value="189544">
            <text:p>189544</text:p>
          </table:table-cell>
          <table:table-cell office:value-type="float" office:value="268481">
            <text:p>268481</text:p>
          </table:table-cell>
          <table:table-cell office:value-type="float" office:value="12791220">
            <text:p>12791220</text:p>
          </table:table-cell>
          <table:table-cell office:value-type="float" office:value="287302">
            <text:p>287302</text:p>
          </table:table-cell>
          <table:table-cell office:value-type="float" office:value="235064">
            <text:p>235064</text:p>
          </table:table-cell>
          <table:table-cell office:value-type="float" office:value="5668203549">
            <text:p>5668203549</text:p>
          </table:table-cell>
          <table:table-cell office:value-type="float" office:value="202412">
            <text:p>202412</text:p>
          </table:table-cell>
          <table:table-cell office:value-type="float" office:value="174384">
            <text:p>174384</text:p>
          </table:table-cell>
          <table:table-cell office:value-type="float" office:value="166262">
            <text:p>166262</text:p>
          </table:table-cell>
          <table:table-cell office:value-type="float" office:value="10797279">
            <text:p>10797279</text:p>
          </table:table-cell>
          <table:table-cell office:value-type="float" office:value="286616">
            <text:p>286616</text:p>
          </table:table-cell>
          <table:table-cell office:value-type="float" office:value="294999">
            <text:p>294999</text:p>
          </table:table-cell>
        </table:table-row>
        <table:table-row table:style-name="ro1">
          <table:table-cell office:value-type="float" office:value="34417250006">
            <text:p>34417250006</text:p>
          </table:table-cell>
          <table:table-cell office:value-type="float" office:value="244565">
            <text:p>244565</text:p>
          </table:table-cell>
          <table:table-cell office:value-type="float" office:value="184233">
            <text:p>184233</text:p>
          </table:table-cell>
          <table:table-cell office:value-type="float" office:value="224963">
            <text:p>224963</text:p>
          </table:table-cell>
          <table:table-cell office:value-type="float" office:value="19767429">
            <text:p>19767429</text:p>
          </table:table-cell>
          <table:table-cell office:value-type="float" office:value="371574">
            <text:p>371574</text:p>
          </table:table-cell>
          <table:table-cell office:value-type="float" office:value="312442">
            <text:p>312442</text:p>
          </table:table-cell>
          <table:table-cell office:value-type="float" office:value="11313810843">
            <text:p>11313810843</text:p>
          </table:table-cell>
          <table:table-cell office:value-type="float" office:value="343008">
            <text:p>343008</text:p>
          </table:table-cell>
          <table:table-cell office:value-type="float" office:value="205080">
            <text:p>205080</text:p>
          </table:table-cell>
          <table:table-cell office:value-type="float" office:value="193610">
            <text:p>193610</text:p>
          </table:table-cell>
          <table:table-cell office:value-type="float" office:value="52472062">
            <text:p>52472062</text:p>
          </table:table-cell>
          <table:table-cell office:value-type="float" office:value="334598">
            <text:p>334598</text:p>
          </table:table-cell>
          <table:table-cell office:value-type="float" office:value="306367">
            <text:p>306367</text:p>
          </table:table-cell>
          <table:table-cell office:value-type="float" office:value="10554577880">
            <text:p>10554577880</text:p>
          </table:table-cell>
          <table:table-cell office:value-type="float" office:value="1147111">
            <text:p>1147111</text:p>
          </table:table-cell>
          <table:table-cell office:value-type="float" office:value="190559">
            <text:p>190559</text:p>
          </table:table-cell>
          <table:table-cell office:value-type="float" office:value="198118">
            <text:p>198118</text:p>
          </table:table-cell>
          <table:table-cell office:value-type="float" office:value="43540525">
            <text:p>43540525</text:p>
          </table:table-cell>
          <table:table-cell office:value-type="float" office:value="414044">
            <text:p>414044</text:p>
          </table:table-cell>
          <table:table-cell office:value-type="float" office:value="399994">
            <text:p>399994</text:p>
          </table:table-cell>
        </table:table-row>
        <table:table-row table:style-name="ro1">
          <table:table-cell office:value-type="float" office:value="7102744737">
            <text:p>7102744737</text:p>
          </table:table-cell>
          <table:table-cell office:value-type="float" office:value="301597">
            <text:p>301597</text:p>
          </table:table-cell>
          <table:table-cell office:value-type="float" office:value="196155">
            <text:p>196155</text:p>
          </table:table-cell>
          <table:table-cell office:value-type="float" office:value="199166">
            <text:p>199166</text:p>
          </table:table-cell>
          <table:table-cell office:value-type="float" office:value="17704243">
            <text:p>17704243</text:p>
          </table:table-cell>
          <table:table-cell office:value-type="float" office:value="439599">
            <text:p>439599</text:p>
          </table:table-cell>
          <table:table-cell office:value-type="float" office:value="514374">
            <text:p>514374</text:p>
          </table:table-cell>
          <table:table-cell office:value-type="float" office:value="2475061592">
            <text:p>2475061592</text:p>
          </table:table-cell>
          <table:table-cell office:value-type="float" office:value="249801">
            <text:p>249801</text:p>
          </table:table-cell>
          <table:table-cell office:value-type="float" office:value="232062">
            <text:p>232062</text:p>
          </table:table-cell>
          <table:table-cell office:value-type="float" office:value="294171">
            <text:p>294171</text:p>
          </table:table-cell>
          <table:table-cell office:value-type="float" office:value="10592590">
            <text:p>10592590</text:p>
          </table:table-cell>
          <table:table-cell office:value-type="float" office:value="361791">
            <text:p>361791</text:p>
          </table:table-cell>
          <table:table-cell office:value-type="float" office:value="326724">
            <text:p>326724</text:p>
          </table:table-cell>
          <table:table-cell office:value-type="float" office:value="2138567851">
            <text:p>2138567851</text:p>
          </table:table-cell>
          <table:table-cell office:value-type="float" office:value="235564">
            <text:p>235564</text:p>
          </table:table-cell>
          <table:table-cell office:value-type="float" office:value="286114">
            <text:p>286114</text:p>
          </table:table-cell>
          <table:table-cell office:value-type="float" office:value="189882">
            <text:p>189882</text:p>
          </table:table-cell>
          <table:table-cell office:value-type="float" office:value="41000102">
            <text:p>41000102</text:p>
          </table:table-cell>
          <table:table-cell office:value-type="float" office:value="319496">
            <text:p>319496</text:p>
          </table:table-cell>
          <table:table-cell office:value-type="float" office:value="295088">
            <text:p>295088</text:p>
          </table:table-cell>
        </table:table-row>
        <table:table-row table:style-name="ro1">
          <table:table-cell office:value-type="float" office:value="28783293397">
            <text:p>28783293397</text:p>
          </table:table-cell>
          <table:table-cell office:value-type="float" office:value="326662">
            <text:p>326662</text:p>
          </table:table-cell>
          <table:table-cell office:value-type="float" office:value="173585">
            <text:p>173585</text:p>
          </table:table-cell>
          <table:table-cell office:value-type="float" office:value="189979">
            <text:p>189979</text:p>
          </table:table-cell>
          <table:table-cell office:value-type="float" office:value="6115179">
            <text:p>6115179</text:p>
          </table:table-cell>
          <table:table-cell office:value-type="float" office:value="339862">
            <text:p>339862</text:p>
          </table:table-cell>
          <table:table-cell office:value-type="float" office:value="269854">
            <text:p>269854</text:p>
          </table:table-cell>
          <table:table-cell office:value-type="float" office:value="28793388481">
            <text:p>28793388481</text:p>
          </table:table-cell>
          <table:table-cell office:value-type="float" office:value="252884">
            <text:p>252884</text:p>
          </table:table-cell>
          <table:table-cell office:value-type="float" office:value="194830">
            <text:p>194830</text:p>
          </table:table-cell>
          <table:table-cell office:value-type="float" office:value="766922">
            <text:p>766922</text:p>
          </table:table-cell>
          <table:table-cell office:value-type="float" office:value="2311139">
            <text:p>2311139</text:p>
          </table:table-cell>
          <table:table-cell office:value-type="float" office:value="397254">
            <text:p>397254</text:p>
          </table:table-cell>
          <table:table-cell office:value-type="float" office:value="238606">
            <text:p>238606</text:p>
          </table:table-cell>
          <table:table-cell office:value-type="float" office:value="10115187444">
            <text:p>10115187444</text:p>
          </table:table-cell>
          <table:table-cell office:value-type="float" office:value="240161">
            <text:p>240161</text:p>
          </table:table-cell>
          <table:table-cell office:value-type="float" office:value="180200">
            <text:p>180200</text:p>
          </table:table-cell>
          <table:table-cell office:value-type="float" office:value="177648">
            <text:p>177648</text:p>
          </table:table-cell>
          <table:table-cell office:value-type="float" office:value="28691341">
            <text:p>28691341</text:p>
          </table:table-cell>
          <table:table-cell office:value-type="float" office:value="285868">
            <text:p>285868</text:p>
          </table:table-cell>
          <table:table-cell office:value-type="float" office:value="235398">
            <text:p>235398</text:p>
          </table:table-cell>
        </table:table-row>
        <table:table-row table:style-name="ro1">
          <table:table-cell office:value-type="float" office:value="7190540483">
            <text:p>7190540483</text:p>
          </table:table-cell>
          <table:table-cell office:value-type="float" office:value="320976">
            <text:p>320976</text:p>
          </table:table-cell>
          <table:table-cell office:value-type="float" office:value="161780">
            <text:p>161780</text:p>
          </table:table-cell>
          <table:table-cell office:value-type="float" office:value="182712">
            <text:p>182712</text:p>
          </table:table-cell>
          <table:table-cell office:value-type="float" office:value="24475702">
            <text:p>24475702</text:p>
          </table:table-cell>
          <table:table-cell office:value-type="float" office:value="410622">
            <text:p>410622</text:p>
          </table:table-cell>
          <table:table-cell office:value-type="float" office:value="248120">
            <text:p>248120</text:p>
          </table:table-cell>
          <table:table-cell office:value-type="float" office:value="2646532224">
            <text:p>2646532224</text:p>
          </table:table-cell>
          <table:table-cell office:value-type="float" office:value="238795">
            <text:p>238795</text:p>
          </table:table-cell>
          <table:table-cell office:value-type="float" office:value="180278">
            <text:p>180278</text:p>
          </table:table-cell>
          <table:table-cell office:value-type="float" office:value="167052">
            <text:p>167052</text:p>
          </table:table-cell>
          <table:table-cell office:value-type="float" office:value="483822">
            <text:p>483822</text:p>
          </table:table-cell>
          <table:table-cell office:value-type="float" office:value="294728">
            <text:p>294728</text:p>
          </table:table-cell>
          <table:table-cell office:value-type="float" office:value="232952">
            <text:p>232952</text:p>
          </table:table-cell>
          <table:table-cell office:value-type="float" office:value="17525672535">
            <text:p>17525672535</text:p>
          </table:table-cell>
          <table:table-cell office:value-type="float" office:value="334796">
            <text:p>334796</text:p>
          </table:table-cell>
          <table:table-cell office:value-type="float" office:value="246698">
            <text:p>246698</text:p>
          </table:table-cell>
          <table:table-cell office:value-type="float" office:value="172170">
            <text:p>172170</text:p>
          </table:table-cell>
          <table:table-cell office:value-type="float" office:value="1850028">
            <text:p>1850028</text:p>
          </table:table-cell>
          <table:table-cell office:value-type="float" office:value="318735">
            <text:p>318735</text:p>
          </table:table-cell>
          <table:table-cell office:value-type="float" office:value="232438">
            <text:p>232438</text:p>
          </table:table-cell>
        </table:table-row>
        <table:table-row table:style-name="ro1">
          <table:table-cell office:value-type="float" office:value="2720813711">
            <text:p>2720813711</text:p>
          </table:table-cell>
          <table:table-cell office:value-type="float" office:value="217519">
            <text:p>217519</text:p>
          </table:table-cell>
          <table:table-cell office:value-type="float" office:value="252439">
            <text:p>252439</text:p>
          </table:table-cell>
          <table:table-cell office:value-type="float" office:value="207795">
            <text:p>207795</text:p>
          </table:table-cell>
          <table:table-cell office:value-type="float" office:value="2591383">
            <text:p>2591383</text:p>
          </table:table-cell>
          <table:table-cell office:value-type="float" office:value="306829">
            <text:p>306829</text:p>
          </table:table-cell>
          <table:table-cell office:value-type="float" office:value="224246">
            <text:p>224246</text:p>
          </table:table-cell>
          <table:table-cell office:value-type="float" office:value="17738431680">
            <text:p>17738431680</text:p>
          </table:table-cell>
          <table:table-cell office:value-type="float" office:value="243296">
            <text:p>243296</text:p>
          </table:table-cell>
          <table:table-cell office:value-type="float" office:value="203898">
            <text:p>203898</text:p>
          </table:table-cell>
          <table:table-cell office:value-type="float" office:value="165902">
            <text:p>165902</text:p>
          </table:table-cell>
          <table:table-cell office:value-type="float" office:value="1913657">
            <text:p>1913657</text:p>
          </table:table-cell>
          <table:table-cell office:value-type="float" office:value="473022">
            <text:p>473022</text:p>
          </table:table-cell>
          <table:table-cell office:value-type="float" office:value="459550">
            <text:p>459550</text:p>
          </table:table-cell>
          <table:table-cell office:value-type="float" office:value="3774189207">
            <text:p>3774189207</text:p>
          </table:table-cell>
          <table:table-cell office:value-type="float" office:value="200314">
            <text:p>200314</text:p>
          </table:table-cell>
          <table:table-cell office:value-type="float" office:value="187661">
            <text:p>187661</text:p>
          </table:table-cell>
          <table:table-cell office:value-type="float" office:value="156612">
            <text:p>156612</text:p>
          </table:table-cell>
          <table:table-cell office:value-type="float" office:value="2364281">
            <text:p>2364281</text:p>
          </table:table-cell>
          <table:table-cell office:value-type="float" office:value="357609">
            <text:p>357609</text:p>
          </table:table-cell>
          <table:table-cell office:value-type="float" office:value="438702">
            <text:p>438702</text:p>
          </table:table-cell>
        </table:table-row>
        <table:table-row table:style-name="ro1">
          <table:table-cell office:value-type="float" office:value="2941383414">
            <text:p>2941383414</text:p>
          </table:table-cell>
          <table:table-cell office:value-type="float" office:value="195328">
            <text:p>195328</text:p>
          </table:table-cell>
          <table:table-cell office:value-type="float" office:value="172149">
            <text:p>172149</text:p>
          </table:table-cell>
          <table:table-cell office:value-type="float" office:value="188258">
            <text:p>188258</text:p>
          </table:table-cell>
          <table:table-cell office:value-type="float" office:value="3615160">
            <text:p>3615160</text:p>
          </table:table-cell>
          <table:table-cell office:value-type="float" office:value="349522">
            <text:p>349522</text:p>
          </table:table-cell>
          <table:table-cell office:value-type="float" office:value="247862">
            <text:p>247862</text:p>
          </table:table-cell>
          <table:table-cell office:value-type="float" office:value="26248590724">
            <text:p>26248590724</text:p>
          </table:table-cell>
          <table:table-cell office:value-type="float" office:value="204508">
            <text:p>204508</text:p>
          </table:table-cell>
          <table:table-cell office:value-type="float" office:value="168182">
            <text:p>168182</text:p>
          </table:table-cell>
          <table:table-cell office:value-type="float" office:value="301249">
            <text:p>301249</text:p>
          </table:table-cell>
          <table:table-cell office:value-type="float" office:value="2922806">
            <text:p>2922806</text:p>
          </table:table-cell>
          <table:table-cell office:value-type="float" office:value="315941">
            <text:p>315941</text:p>
          </table:table-cell>
          <table:table-cell office:value-type="float" office:value="245514">
            <text:p>245514</text:p>
          </table:table-cell>
          <table:table-cell office:value-type="float" office:value="1614499020">
            <text:p>1614499020</text:p>
          </table:table-cell>
          <table:table-cell office:value-type="float" office:value="413638">
            <text:p>413638</text:p>
          </table:table-cell>
          <table:table-cell office:value-type="float" office:value="170358">
            <text:p>170358</text:p>
          </table:table-cell>
          <table:table-cell office:value-type="float" office:value="253916">
            <text:p>253916</text:p>
          </table:table-cell>
          <table:table-cell office:value-type="float" office:value="3858464">
            <text:p>3858464</text:p>
          </table:table-cell>
          <table:table-cell office:value-type="float" office:value="274718">
            <text:p>274718</text:p>
          </table:table-cell>
          <table:table-cell office:value-type="float" office:value="222294">
            <text:p>222294</text:p>
          </table:table-cell>
        </table:table-row>
        <table:table-row table:style-name="ro1">
          <table:table-cell office:value-type="float" office:value="29367633643">
            <text:p>29367633643</text:p>
          </table:table-cell>
          <table:table-cell office:value-type="float" office:value="227446">
            <text:p>227446</text:p>
          </table:table-cell>
          <table:table-cell office:value-type="float" office:value="153042">
            <text:p>153042</text:p>
          </table:table-cell>
          <table:table-cell office:value-type="float" office:value="150062">
            <text:p>150062</text:p>
          </table:table-cell>
          <table:table-cell office:value-type="float" office:value="41388707">
            <text:p>41388707</text:p>
          </table:table-cell>
          <table:table-cell office:value-type="float" office:value="489200">
            <text:p>489200</text:p>
          </table:table-cell>
          <table:table-cell office:value-type="float" office:value="245184">
            <text:p>245184</text:p>
          </table:table-cell>
          <table:table-cell office:value-type="float" office:value="3498536182">
            <text:p>3498536182</text:p>
          </table:table-cell>
          <table:table-cell office:value-type="float" office:value="286367">
            <text:p>286367</text:p>
          </table:table-cell>
          <table:table-cell office:value-type="float" office:value="174258">
            <text:p>174258</text:p>
          </table:table-cell>
          <table:table-cell office:value-type="float" office:value="160220">
            <text:p>160220</text:p>
          </table:table-cell>
          <table:table-cell office:value-type="float" office:value="10240280">
            <text:p>10240280</text:p>
          </table:table-cell>
          <table:table-cell office:value-type="float" office:value="354433">
            <text:p>354433</text:p>
          </table:table-cell>
          <table:table-cell office:value-type="float" office:value="251776">
            <text:p>251776</text:p>
          </table:table-cell>
          <table:table-cell office:value-type="float" office:value="3024688009">
            <text:p>3024688009</text:p>
          </table:table-cell>
          <table:table-cell office:value-type="float" office:value="280362">
            <text:p>280362</text:p>
          </table:table-cell>
          <table:table-cell office:value-type="float" office:value="200537">
            <text:p>200537</text:p>
          </table:table-cell>
          <table:table-cell office:value-type="float" office:value="162704">
            <text:p>162704</text:p>
          </table:table-cell>
          <table:table-cell office:value-type="float" office:value="15915686">
            <text:p>15915686</text:p>
          </table:table-cell>
          <table:table-cell office:value-type="float" office:value="514074">
            <text:p>514074</text:p>
          </table:table-cell>
          <table:table-cell office:value-type="float" office:value="242254">
            <text:p>242254</text:p>
          </table:table-cell>
        </table:table-row>
        <table:table-row table:style-name="ro1">
          <table:table-cell office:value-type="float" office:value="3058383593">
            <text:p>3058383593</text:p>
          </table:table-cell>
          <table:table-cell office:value-type="float" office:value="376790">
            <text:p>376790</text:p>
          </table:table-cell>
          <table:table-cell office:value-type="float" office:value="196820">
            <text:p>196820</text:p>
          </table:table-cell>
          <table:table-cell office:value-type="float" office:value="160398">
            <text:p>160398</text:p>
          </table:table-cell>
          <table:table-cell office:value-type="float" office:value="8309317">
            <text:p>8309317</text:p>
          </table:table-cell>
          <table:table-cell office:value-type="float" office:value="276676">
            <text:p>276676</text:p>
          </table:table-cell>
          <table:table-cell office:value-type="float" office:value="285823">
            <text:p>285823</text:p>
          </table:table-cell>
          <table:table-cell office:value-type="float" office:value="10895387864">
            <text:p>10895387864</text:p>
          </table:table-cell>
          <table:table-cell office:value-type="float" office:value="202784">
            <text:p>202784</text:p>
          </table:table-cell>
          <table:table-cell office:value-type="float" office:value="283857">
            <text:p>283857</text:p>
          </table:table-cell>
          <table:table-cell office:value-type="float" office:value="170364">
            <text:p>170364</text:p>
          </table:table-cell>
          <table:table-cell office:value-type="float" office:value="3425348">
            <text:p>3425348</text:p>
          </table:table-cell>
          <table:table-cell office:value-type="float" office:value="268654">
            <text:p>268654</text:p>
          </table:table-cell>
          <table:table-cell office:value-type="float" office:value="382721">
            <text:p>382721</text:p>
          </table:table-cell>
          <table:table-cell office:value-type="float" office:value="2971476450">
            <text:p>2971476450</text:p>
          </table:table-cell>
          <table:table-cell office:value-type="float" office:value="206108">
            <text:p>206108</text:p>
          </table:table-cell>
          <table:table-cell office:value-type="float" office:value="162580">
            <text:p>162580</text:p>
          </table:table-cell>
          <table:table-cell office:value-type="float" office:value="193872">
            <text:p>193872</text:p>
          </table:table-cell>
          <table:table-cell office:value-type="float" office:value="46511266">
            <text:p>46511266</text:p>
          </table:table-cell>
          <table:table-cell office:value-type="float" office:value="288432">
            <text:p>288432</text:p>
          </table:table-cell>
          <table:table-cell office:value-type="float" office:value="246494">
            <text:p>246494</text:p>
          </table:table-cell>
        </table:table-row>
        <table:table-row table:style-name="ro1">
          <table:table-cell office:value-type="float" office:value="11294941857">
            <text:p>11294941857</text:p>
          </table:table-cell>
          <table:table-cell office:value-type="float" office:value="196586">
            <text:p>196586</text:p>
          </table:table-cell>
          <table:table-cell office:value-type="float" office:value="151900">
            <text:p>151900</text:p>
          </table:table-cell>
          <table:table-cell office:value-type="float" office:value="156990">
            <text:p>156990</text:p>
          </table:table-cell>
          <table:table-cell office:value-type="float" office:value="22272193">
            <text:p>22272193</text:p>
          </table:table-cell>
          <table:table-cell office:value-type="float" office:value="406228">
            <text:p>406228</text:p>
          </table:table-cell>
          <table:table-cell office:value-type="float" office:value="232218">
            <text:p>232218</text:p>
          </table:table-cell>
          <table:table-cell office:value-type="float" office:value="7383104846">
            <text:p>7383104846</text:p>
          </table:table-cell>
          <table:table-cell office:value-type="float" office:value="259754">
            <text:p>259754</text:p>
          </table:table-cell>
          <table:table-cell office:value-type="float" office:value="192166">
            <text:p>192166</text:p>
          </table:table-cell>
          <table:table-cell office:value-type="float" office:value="201670">
            <text:p>201670</text:p>
          </table:table-cell>
          <table:table-cell office:value-type="float" office:value="19964870">
            <text:p>19964870</text:p>
          </table:table-cell>
          <table:table-cell office:value-type="float" office:value="446972">
            <text:p>446972</text:p>
          </table:table-cell>
          <table:table-cell office:value-type="float" office:value="326026">
            <text:p>326026</text:p>
          </table:table-cell>
          <table:table-cell office:value-type="float" office:value="31643674515">
            <text:p>31643674515</text:p>
          </table:table-cell>
          <table:table-cell office:value-type="float" office:value="231052">
            <text:p>231052</text:p>
          </table:table-cell>
          <table:table-cell office:value-type="float" office:value="163614">
            <text:p>163614</text:p>
          </table:table-cell>
          <table:table-cell office:value-type="float" office:value="160692">
            <text:p>160692</text:p>
          </table:table-cell>
          <table:table-cell office:value-type="float" office:value="5416245">
            <text:p>5416245</text:p>
          </table:table-cell>
          <table:table-cell office:value-type="float" office:value="288584">
            <text:p>288584</text:p>
          </table:table-cell>
          <table:table-cell office:value-type="float" office:value="440606">
            <text:p>440606</text:p>
          </table:table-cell>
        </table:table-row>
        <table:table-row table:style-name="ro1">
          <table:table-cell office:value-type="float" office:value="1779030403">
            <text:p>1779030403</text:p>
          </table:table-cell>
          <table:table-cell office:value-type="float" office:value="222821">
            <text:p>222821</text:p>
          </table:table-cell>
          <table:table-cell office:value-type="float" office:value="172501">
            <text:p>172501</text:p>
          </table:table-cell>
          <table:table-cell office:value-type="float" office:value="167174">
            <text:p>167174</text:p>
          </table:table-cell>
          <table:table-cell office:value-type="float" office:value="9566820">
            <text:p>9566820</text:p>
          </table:table-cell>
          <table:table-cell office:value-type="float" office:value="413555">
            <text:p>413555</text:p>
          </table:table-cell>
          <table:table-cell office:value-type="float" office:value="263009">
            <text:p>263009</text:p>
          </table:table-cell>
          <table:table-cell office:value-type="float" office:value="4338167344">
            <text:p>4338167344</text:p>
          </table:table-cell>
          <table:table-cell office:value-type="float" office:value="317274">
            <text:p>317274</text:p>
          </table:table-cell>
          <table:table-cell office:value-type="float" office:value="172760">
            <text:p>172760</text:p>
          </table:table-cell>
          <table:table-cell office:value-type="float" office:value="193919">
            <text:p>193919</text:p>
          </table:table-cell>
          <table:table-cell office:value-type="float" office:value="25544574">
            <text:p>25544574</text:p>
          </table:table-cell>
          <table:table-cell office:value-type="float" office:value="462254">
            <text:p>462254</text:p>
          </table:table-cell>
          <table:table-cell office:value-type="float" office:value="241806">
            <text:p>241806</text:p>
          </table:table-cell>
          <table:table-cell office:value-type="float" office:value="3623947233">
            <text:p>3623947233</text:p>
          </table:table-cell>
          <table:table-cell office:value-type="float" office:value="244090">
            <text:p>244090</text:p>
          </table:table-cell>
          <table:table-cell office:value-type="float" office:value="201034">
            <text:p>201034</text:p>
          </table:table-cell>
          <table:table-cell office:value-type="float" office:value="169006">
            <text:p>169006</text:p>
          </table:table-cell>
          <table:table-cell office:value-type="float" office:value="18163565">
            <text:p>18163565</text:p>
          </table:table-cell>
          <table:table-cell office:value-type="float" office:value="334746">
            <text:p>334746</text:p>
          </table:table-cell>
          <table:table-cell office:value-type="float" office:value="248034">
            <text:p>248034</text:p>
          </table:table-cell>
        </table:table-row>
        <table:table-row table:style-name="ro1">
          <table:table-cell office:value-type="float" office:value="8270176797">
            <text:p>8270176797</text:p>
          </table:table-cell>
          <table:table-cell office:value-type="float" office:value="369411">
            <text:p>369411</text:p>
          </table:table-cell>
          <table:table-cell office:value-type="float" office:value="207209">
            <text:p>207209</text:p>
          </table:table-cell>
          <table:table-cell office:value-type="float" office:value="302742">
            <text:p>302742</text:p>
          </table:table-cell>
          <table:table-cell office:value-type="float" office:value="8426881">
            <text:p>8426881</text:p>
          </table:table-cell>
          <table:table-cell office:value-type="float" office:value="396681">
            <text:p>396681</text:p>
          </table:table-cell>
          <table:table-cell office:value-type="float" office:value="349529">
            <text:p>349529</text:p>
          </table:table-cell>
          <table:table-cell office:value-type="float" office:value="5169226286">
            <text:p>5169226286</text:p>
          </table:table-cell>
          <table:table-cell office:value-type="float" office:value="233948">
            <text:p>233948</text:p>
          </table:table-cell>
          <table:table-cell office:value-type="float" office:value="289125">
            <text:p>289125</text:p>
          </table:table-cell>
          <table:table-cell office:value-type="float" office:value="185965">
            <text:p>185965</text:p>
          </table:table-cell>
          <table:table-cell office:value-type="float" office:value="870810">
            <text:p>870810</text:p>
          </table:table-cell>
          <table:table-cell office:value-type="float" office:value="350699">
            <text:p>350699</text:p>
          </table:table-cell>
          <table:table-cell office:value-type="float" office:value="461702">
            <text:p>461702</text:p>
          </table:table-cell>
          <table:table-cell office:value-type="float" office:value="4534305897">
            <text:p>4534305897</text:p>
          </table:table-cell>
          <table:table-cell office:value-type="float" office:value="250246">
            <text:p>250246</text:p>
          </table:table-cell>
          <table:table-cell office:value-type="float" office:value="199892">
            <text:p>199892</text:p>
          </table:table-cell>
          <table:table-cell office:value-type="float" office:value="344402">
            <text:p>344402</text:p>
          </table:table-cell>
          <table:table-cell office:value-type="float" office:value="30484411">
            <text:p>30484411</text:p>
          </table:table-cell>
          <table:table-cell office:value-type="float" office:value="458178">
            <text:p>458178</text:p>
          </table:table-cell>
          <table:table-cell office:value-type="float" office:value="454367">
            <text:p>454367</text:p>
          </table:table-cell>
        </table:table-row>
        <table:table-row table:style-name="ro1">
          <table:table-cell office:value-type="float" office:value="2395703287">
            <text:p>2395703287</text:p>
          </table:table-cell>
          <table:table-cell office:value-type="float" office:value="224908">
            <text:p>224908</text:p>
          </table:table-cell>
          <table:table-cell office:value-type="float" office:value="158526">
            <text:p>158526</text:p>
          </table:table-cell>
          <table:table-cell office:value-type="float" office:value="250064">
            <text:p>250064</text:p>
          </table:table-cell>
          <table:table-cell office:value-type="float" office:value="1749526">
            <text:p>1749526</text:p>
          </table:table-cell>
          <table:table-cell office:value-type="float" office:value="393622">
            <text:p>393622</text:p>
          </table:table-cell>
          <table:table-cell office:value-type="float" office:value="254358">
            <text:p>254358</text:p>
          </table:table-cell>
          <table:table-cell office:value-type="float" office:value="2849989711">
            <text:p>2849989711</text:p>
          </table:table-cell>
          <table:table-cell office:value-type="float" office:value="254020">
            <text:p>254020</text:p>
          </table:table-cell>
          <table:table-cell office:value-type="float" office:value="217609">
            <text:p>217609</text:p>
          </table:table-cell>
          <table:table-cell office:value-type="float" office:value="307991">
            <text:p>307991</text:p>
          </table:table-cell>
          <table:table-cell office:value-type="float" office:value="4781368">
            <text:p>4781368</text:p>
          </table:table-cell>
          <table:table-cell office:value-type="float" office:value="527597">
            <text:p>527597</text:p>
          </table:table-cell>
          <table:table-cell office:value-type="float" office:value="296236">
            <text:p>296236</text:p>
          </table:table-cell>
          <table:table-cell office:value-type="float" office:value="5944362515">
            <text:p>5944362515</text:p>
          </table:table-cell>
          <table:table-cell office:value-type="float" office:value="265161">
            <text:p>265161</text:p>
          </table:table-cell>
          <table:table-cell office:value-type="float" office:value="212752">
            <text:p>212752</text:p>
          </table:table-cell>
          <table:table-cell office:value-type="float" office:value="219081">
            <text:p>219081</text:p>
          </table:table-cell>
          <table:table-cell office:value-type="float" office:value="6913690">
            <text:p>6913690</text:p>
          </table:table-cell>
          <table:table-cell office:value-type="float" office:value="364418">
            <text:p>364418</text:p>
          </table:table-cell>
          <table:table-cell office:value-type="float" office:value="337623">
            <text:p>337623</text:p>
          </table:table-cell>
        </table:table-row>
        <table:table-row table:style-name="ro1">
          <table:table-cell office:value-type="float" office:value="2275995926">
            <text:p>2275995926</text:p>
          </table:table-cell>
          <table:table-cell office:value-type="float" office:value="222641">
            <text:p>222641</text:p>
          </table:table-cell>
          <table:table-cell office:value-type="float" office:value="230816">
            <text:p>230816</text:p>
          </table:table-cell>
          <table:table-cell office:value-type="float" office:value="247860">
            <text:p>247860</text:p>
          </table:table-cell>
          <table:table-cell office:value-type="float" office:value="9996630">
            <text:p>9996630</text:p>
          </table:table-cell>
          <table:table-cell office:value-type="float" office:value="463667">
            <text:p>463667</text:p>
          </table:table-cell>
          <table:table-cell office:value-type="float" office:value="284858">
            <text:p>284858</text:p>
          </table:table-cell>
          <table:table-cell office:value-type="float" office:value="4086647711">
            <text:p>4086647711</text:p>
          </table:table-cell>
          <table:table-cell office:value-type="float" office:value="248826">
            <text:p>248826</text:p>
          </table:table-cell>
          <table:table-cell office:value-type="float" office:value="195278">
            <text:p>195278</text:p>
          </table:table-cell>
          <table:table-cell office:value-type="float" office:value="188688">
            <text:p>188688</text:p>
          </table:table-cell>
          <table:table-cell office:value-type="float" office:value="46170173">
            <text:p>46170173</text:p>
          </table:table-cell>
          <table:table-cell office:value-type="float" office:value="587731">
            <text:p>587731</text:p>
          </table:table-cell>
          <table:table-cell office:value-type="float" office:value="282174">
            <text:p>282174</text:p>
          </table:table-cell>
          <table:table-cell office:value-type="float" office:value="1662229317">
            <text:p>1662229317</text:p>
          </table:table-cell>
          <table:table-cell office:value-type="float" office:value="256368">
            <text:p>256368</text:p>
          </table:table-cell>
          <table:table-cell office:value-type="float" office:value="230780">
            <text:p>230780</text:p>
          </table:table-cell>
          <table:table-cell office:value-type="float" office:value="271900">
            <text:p>271900</text:p>
          </table:table-cell>
          <table:table-cell office:value-type="float" office:value="8891604">
            <text:p>8891604</text:p>
          </table:table-cell>
          <table:table-cell office:value-type="float" office:value="369606">
            <text:p>369606</text:p>
          </table:table-cell>
          <table:table-cell office:value-type="float" office:value="263740">
            <text:p>263740</text:p>
          </table:table-cell>
        </table:table-row>
        <table:table-row table:style-name="ro1">
          <table:table-cell office:value-type="float" office:value="11347612547">
            <text:p>11347612547</text:p>
          </table:table-cell>
          <table:table-cell office:value-type="float" office:value="266971">
            <text:p>266971</text:p>
          </table:table-cell>
          <table:table-cell office:value-type="float" office:value="197762">
            <text:p>197762</text:p>
          </table:table-cell>
          <table:table-cell office:value-type="float" office:value="199899">
            <text:p>199899</text:p>
          </table:table-cell>
          <table:table-cell office:value-type="float" office:value="2774674">
            <text:p>2774674</text:p>
          </table:table-cell>
          <table:table-cell office:value-type="float" office:value="551306">
            <text:p>551306</text:p>
          </table:table-cell>
          <table:table-cell office:value-type="float" office:value="318793">
            <text:p>318793</text:p>
          </table:table-cell>
          <table:table-cell office:value-type="float" office:value="2623580149">
            <text:p>2623580149</text:p>
          </table:table-cell>
          <table:table-cell office:value-type="float" office:value="246994">
            <text:p>246994</text:p>
          </table:table-cell>
          <table:table-cell office:value-type="float" office:value="200056">
            <text:p>200056</text:p>
          </table:table-cell>
          <table:table-cell office:value-type="float" office:value="277956">
            <text:p>277956</text:p>
          </table:table-cell>
          <table:table-cell office:value-type="float" office:value="7375979">
            <text:p>7375979</text:p>
          </table:table-cell>
          <table:table-cell office:value-type="float" office:value="363080">
            <text:p>363080</text:p>
          </table:table-cell>
          <table:table-cell office:value-type="float" office:value="384759">
            <text:p>384759</text:p>
          </table:table-cell>
          <table:table-cell office:value-type="float" office:value="4572178684">
            <text:p>4572178684</text:p>
          </table:table-cell>
          <table:table-cell office:value-type="float" office:value="365547">
            <text:p>365547</text:p>
          </table:table-cell>
          <table:table-cell office:value-type="float" office:value="203610">
            <text:p>203610</text:p>
          </table:table-cell>
          <table:table-cell office:value-type="float" office:value="345464">
            <text:p>345464</text:p>
          </table:table-cell>
          <table:table-cell office:value-type="float" office:value="165339915">
            <text:p>165339915</text:p>
          </table:table-cell>
          <table:table-cell office:value-type="float" office:value="530104">
            <text:p>530104</text:p>
          </table:table-cell>
          <table:table-cell office:value-type="float" office:value="260522">
            <text:p>260522</text:p>
          </table:table-cell>
        </table:table-row>
        <table:table-row table:style-name="ro1">
          <table:table-cell office:value-type="float" office:value="20002591965">
            <text:p>20002591965</text:p>
          </table:table-cell>
          <table:table-cell office:value-type="float" office:value="234359">
            <text:p>234359</text:p>
          </table:table-cell>
          <table:table-cell office:value-type="float" office:value="195846">
            <text:p>195846</text:p>
          </table:table-cell>
          <table:table-cell office:value-type="float" office:value="255303">
            <text:p>255303</text:p>
          </table:table-cell>
          <table:table-cell office:value-type="float" office:value="11721592">
            <text:p>11721592</text:p>
          </table:table-cell>
          <table:table-cell office:value-type="float" office:value="1299248">
            <text:p>1299248</text:p>
          </table:table-cell>
          <table:table-cell office:value-type="float" office:value="296962">
            <text:p>296962</text:p>
          </table:table-cell>
          <table:table-cell office:value-type="float" office:value="4583340965">
            <text:p>4583340965</text:p>
          </table:table-cell>
          <table:table-cell office:value-type="float" office:value="324747">
            <text:p>324747</text:p>
          </table:table-cell>
          <table:table-cell office:value-type="float" office:value="244360">
            <text:p>244360</text:p>
          </table:table-cell>
          <table:table-cell office:value-type="float" office:value="247009">
            <text:p>247009</text:p>
          </table:table-cell>
          <table:table-cell office:value-type="float" office:value="70754894">
            <text:p>70754894</text:p>
          </table:table-cell>
          <table:table-cell office:value-type="float" office:value="504755">
            <text:p>504755</text:p>
          </table:table-cell>
          <table:table-cell office:value-type="float" office:value="418716">
            <text:p>418716</text:p>
          </table:table-cell>
          <table:table-cell office:value-type="float" office:value="9933641618">
            <text:p>9933641618</text:p>
          </table:table-cell>
          <table:table-cell office:value-type="float" office:value="243890">
            <text:p>243890</text:p>
          </table:table-cell>
          <table:table-cell office:value-type="float" office:value="197952">
            <text:p>197952</text:p>
          </table:table-cell>
          <table:table-cell office:value-type="float" office:value="195122">
            <text:p>195122</text:p>
          </table:table-cell>
          <table:table-cell office:value-type="float" office:value="627592">
            <text:p>627592</text:p>
          </table:table-cell>
          <table:table-cell office:value-type="float" office:value="432686">
            <text:p>432686</text:p>
          </table:table-cell>
          <table:table-cell office:value-type="float" office:value="297234">
            <text:p>297234</text:p>
          </table:table-cell>
        </table:table-row>
        <table:table-row table:style-name="ro1">
          <table:table-cell office:value-type="float" office:value="3206268780">
            <text:p>3206268780</text:p>
          </table:table-cell>
          <table:table-cell office:value-type="float" office:value="231430">
            <text:p>231430</text:p>
          </table:table-cell>
          <table:table-cell office:value-type="float" office:value="193062">
            <text:p>193062</text:p>
          </table:table-cell>
          <table:table-cell office:value-type="float" office:value="187629">
            <text:p>187629</text:p>
          </table:table-cell>
          <table:table-cell office:value-type="float" office:value="69323408">
            <text:p>69323408</text:p>
          </table:table-cell>
          <table:table-cell office:value-type="float" office:value="538247">
            <text:p>538247</text:p>
          </table:table-cell>
          <table:table-cell office:value-type="float" office:value="434556">
            <text:p>434556</text:p>
          </table:table-cell>
          <table:table-cell office:value-type="float" office:value="765306589">
            <text:p>765306589</text:p>
          </table:table-cell>
          <table:table-cell office:value-type="float" office:value="431897">
            <text:p>431897</text:p>
          </table:table-cell>
          <table:table-cell office:value-type="float" office:value="220618">
            <text:p>220618</text:p>
          </table:table-cell>
          <table:table-cell office:value-type="float" office:value="353530">
            <text:p>353530</text:p>
          </table:table-cell>
          <table:table-cell office:value-type="float" office:value="368675">
            <text:p>368675</text:p>
          </table:table-cell>
          <table:table-cell office:value-type="float" office:value="369343">
            <text:p>369343</text:p>
          </table:table-cell>
          <table:table-cell office:value-type="float" office:value="467621">
            <text:p>467621</text:p>
          </table:table-cell>
          <table:table-cell office:value-type="float" office:value="4360622296">
            <text:p>4360622296</text:p>
          </table:table-cell>
          <table:table-cell office:value-type="float" office:value="238672">
            <text:p>238672</text:p>
          </table:table-cell>
          <table:table-cell office:value-type="float" office:value="187054">
            <text:p>187054</text:p>
          </table:table-cell>
          <table:table-cell office:value-type="float" office:value="196522">
            <text:p>196522</text:p>
          </table:table-cell>
          <table:table-cell office:value-type="float" office:value="62013620">
            <text:p>62013620</text:p>
          </table:table-cell>
          <table:table-cell office:value-type="float" office:value="376380">
            <text:p>376380</text:p>
          </table:table-cell>
          <table:table-cell office:value-type="float" office:value="357484">
            <text:p>357484</text:p>
          </table:table-cell>
        </table:table-row>
        <table:table-row table:style-name="ro1">
          <table:table-cell office:value-type="float" office:value="3554846516">
            <text:p>3554846516</text:p>
          </table:table-cell>
          <table:table-cell office:value-type="float" office:value="365145">
            <text:p>365145</text:p>
          </table:table-cell>
          <table:table-cell office:value-type="float" office:value="194746">
            <text:p>194746</text:p>
          </table:table-cell>
          <table:table-cell office:value-type="float" office:value="185683">
            <text:p>185683</text:p>
          </table:table-cell>
          <table:table-cell office:value-type="float" office:value="24272771">
            <text:p>24272771</text:p>
          </table:table-cell>
          <table:table-cell office:value-type="float" office:value="529148">
            <text:p>529148</text:p>
          </table:table-cell>
          <table:table-cell office:value-type="float" office:value="253872">
            <text:p>253872</text:p>
          </table:table-cell>
          <table:table-cell office:value-type="float" office:value="6688877862">
            <text:p>6688877862</text:p>
          </table:table-cell>
          <table:table-cell office:value-type="float" office:value="260316">
            <text:p>260316</text:p>
          </table:table-cell>
          <table:table-cell office:value-type="float" office:value="207845">
            <text:p>207845</text:p>
          </table:table-cell>
          <table:table-cell office:value-type="float" office:value="273591">
            <text:p>273591</text:p>
          </table:table-cell>
          <table:table-cell office:value-type="float" office:value="23882067">
            <text:p>23882067</text:p>
          </table:table-cell>
          <table:table-cell office:value-type="float" office:value="519591">
            <text:p>519591</text:p>
          </table:table-cell>
          <table:table-cell office:value-type="float" office:value="466218">
            <text:p>466218</text:p>
          </table:table-cell>
          <table:table-cell office:value-type="float" office:value="3799435231">
            <text:p>3799435231</text:p>
          </table:table-cell>
          <table:table-cell office:value-type="float" office:value="293204">
            <text:p>293204</text:p>
          </table:table-cell>
          <table:table-cell office:value-type="float" office:value="312179">
            <text:p>312179</text:p>
          </table:table-cell>
          <table:table-cell office:value-type="float" office:value="196560">
            <text:p>196560</text:p>
          </table:table-cell>
          <table:table-cell office:value-type="float" office:value="54961971">
            <text:p>54961971</text:p>
          </table:table-cell>
          <table:table-cell office:value-type="float" office:value="362916">
            <text:p>362916</text:p>
          </table:table-cell>
          <table:table-cell office:value-type="float" office:value="331565">
            <text:p>331565</text:p>
          </table:table-cell>
        </table:table-row>
        <table:table-row table:style-name="ro1">
          <table:table-cell office:value-type="float" office:value="13301410783">
            <text:p>13301410783</text:p>
          </table:table-cell>
          <table:table-cell office:value-type="float" office:value="263876">
            <text:p>263876</text:p>
          </table:table-cell>
          <table:table-cell office:value-type="float" office:value="190122">
            <text:p>190122</text:p>
          </table:table-cell>
          <table:table-cell office:value-type="float" office:value="184890">
            <text:p>184890</text:p>
          </table:table-cell>
          <table:table-cell office:value-type="float" office:value="3792190">
            <text:p>3792190</text:p>
          </table:table-cell>
          <table:table-cell office:value-type="float" office:value="441740">
            <text:p>441740</text:p>
          </table:table-cell>
          <table:table-cell office:value-type="float" office:value="396808">
            <text:p>396808</text:p>
          </table:table-cell>
          <table:table-cell office:value-type="float" office:value="32511467927">
            <text:p>32511467927</text:p>
          </table:table-cell>
          <table:table-cell office:value-type="float" office:value="251544">
            <text:p>251544</text:p>
          </table:table-cell>
          <table:table-cell office:value-type="float" office:value="204646">
            <text:p>204646</text:p>
          </table:table-cell>
          <table:table-cell office:value-type="float" office:value="210800">
            <text:p>210800</text:p>
          </table:table-cell>
          <table:table-cell office:value-type="float" office:value="12491052">
            <text:p>12491052</text:p>
          </table:table-cell>
          <table:table-cell office:value-type="float" office:value="374008">
            <text:p>374008</text:p>
          </table:table-cell>
          <table:table-cell office:value-type="float" office:value="434227">
            <text:p>434227</text:p>
          </table:table-cell>
          <table:table-cell office:value-type="float" office:value="5609833507">
            <text:p>5609833507</text:p>
          </table:table-cell>
          <table:table-cell office:value-type="float" office:value="474507">
            <text:p>474507</text:p>
          </table:table-cell>
          <table:table-cell office:value-type="float" office:value="226274">
            <text:p>226274</text:p>
          </table:table-cell>
          <table:table-cell office:value-type="float" office:value="292423">
            <text:p>292423</text:p>
          </table:table-cell>
          <table:table-cell office:value-type="float" office:value="8861935">
            <text:p>8861935</text:p>
          </table:table-cell>
          <table:table-cell office:value-type="float" office:value="368087">
            <text:p>368087</text:p>
          </table:table-cell>
          <table:table-cell office:value-type="float" office:value="302618">
            <text:p>302618</text:p>
          </table:table-cell>
        </table:table-row>
        <table:table-row table:style-name="ro1">
          <table:table-cell office:value-type="float" office:value="38913559580">
            <text:p>38913559580</text:p>
          </table:table-cell>
          <table:table-cell office:value-type="float" office:value="224542">
            <text:p>224542</text:p>
          </table:table-cell>
          <table:table-cell office:value-type="float" office:value="201966">
            <text:p>201966</text:p>
          </table:table-cell>
          <table:table-cell office:value-type="float" office:value="184934">
            <text:p>184934</text:p>
          </table:table-cell>
          <table:table-cell office:value-type="float" office:value="12692206">
            <text:p>12692206</text:p>
          </table:table-cell>
          <table:table-cell office:value-type="float" office:value="306750">
            <text:p>306750</text:p>
          </table:table-cell>
          <table:table-cell office:value-type="float" office:value="269678">
            <text:p>269678</text:p>
          </table:table-cell>
          <table:table-cell office:value-type="float" office:value="2169455005">
            <text:p>2169455005</text:p>
          </table:table-cell>
          <table:table-cell office:value-type="float" office:value="251637">
            <text:p>251637</text:p>
          </table:table-cell>
          <table:table-cell office:value-type="float" office:value="208819">
            <text:p>208819</text:p>
          </table:table-cell>
          <table:table-cell office:value-type="float" office:value="281734">
            <text:p>281734</text:p>
          </table:table-cell>
          <table:table-cell office:value-type="float" office:value="32871656">
            <text:p>32871656</text:p>
          </table:table-cell>
          <table:table-cell office:value-type="float" office:value="354935">
            <text:p>354935</text:p>
          </table:table-cell>
          <table:table-cell office:value-type="float" office:value="288407">
            <text:p>288407</text:p>
          </table:table-cell>
          <table:table-cell office:value-type="float" office:value="2586767531">
            <text:p>2586767531</text:p>
          </table:table-cell>
          <table:table-cell office:value-type="float" office:value="259598">
            <text:p>259598</text:p>
          </table:table-cell>
          <table:table-cell office:value-type="float" office:value="213153">
            <text:p>213153</text:p>
          </table:table-cell>
          <table:table-cell office:value-type="float" office:value="311674">
            <text:p>311674</text:p>
          </table:table-cell>
          <table:table-cell office:value-type="float" office:value="12245888">
            <text:p>12245888</text:p>
          </table:table-cell>
          <table:table-cell office:value-type="float" office:value="392132">
            <text:p>392132</text:p>
          </table:table-cell>
          <table:table-cell office:value-type="float" office:value="422842">
            <text:p>422842</text:p>
          </table:table-cell>
        </table:table-row>
        <table:table-row table:style-name="ro1">
          <table:table-cell office:value-type="float" office:value="7252936461">
            <text:p>7252936461</text:p>
          </table:table-cell>
          <table:table-cell office:value-type="float" office:value="259621">
            <text:p>259621</text:p>
          </table:table-cell>
          <table:table-cell office:value-type="float" office:value="230251">
            <text:p>230251</text:p>
          </table:table-cell>
          <table:table-cell office:value-type="float" office:value="214274">
            <text:p>214274</text:p>
          </table:table-cell>
          <table:table-cell office:value-type="float" office:value="22941426">
            <text:p>22941426</text:p>
          </table:table-cell>
          <table:table-cell office:value-type="float" office:value="411824">
            <text:p>411824</text:p>
          </table:table-cell>
          <table:table-cell office:value-type="float" office:value="319478">
            <text:p>319478</text:p>
          </table:table-cell>
          <table:table-cell office:value-type="float" office:value="3938143122">
            <text:p>3938143122</text:p>
          </table:table-cell>
          <table:table-cell office:value-type="float" office:value="241272">
            <text:p>241272</text:p>
          </table:table-cell>
          <table:table-cell office:value-type="float" office:value="278656">
            <text:p>278656</text:p>
          </table:table-cell>
          <table:table-cell office:value-type="float" office:value="234670">
            <text:p>234670</text:p>
          </table:table-cell>
          <table:table-cell office:value-type="float" office:value="1454524">
            <text:p>1454524</text:p>
          </table:table-cell>
          <table:table-cell office:value-type="float" office:value="349624">
            <text:p>349624</text:p>
          </table:table-cell>
          <table:table-cell office:value-type="float" office:value="278880">
            <text:p>278880</text:p>
          </table:table-cell>
          <table:table-cell office:value-type="float" office:value="15523285211">
            <text:p>15523285211</text:p>
          </table:table-cell>
          <table:table-cell office:value-type="float" office:value="242179">
            <text:p>242179</text:p>
          </table:table-cell>
          <table:table-cell office:value-type="float" office:value="208444">
            <text:p>208444</text:p>
          </table:table-cell>
          <table:table-cell office:value-type="float" office:value="198195">
            <text:p>198195</text:p>
          </table:table-cell>
          <table:table-cell office:value-type="float" office:value="47400422">
            <text:p>47400422</text:p>
          </table:table-cell>
          <table:table-cell office:value-type="float" office:value="368640">
            <text:p>368640</text:p>
          </table:table-cell>
          <table:table-cell office:value-type="float" office:value="312030">
            <text:p>312030</text:p>
          </table:table-cell>
        </table:table-row>
        <table:table-row table:style-name="ro1">
          <table:table-cell office:value-type="float" office:value="5819543693">
            <text:p>5819543693</text:p>
          </table:table-cell>
          <table:table-cell office:value-type="float" office:value="265991">
            <text:p>265991</text:p>
          </table:table-cell>
          <table:table-cell office:value-type="float" office:value="202928">
            <text:p>202928</text:p>
          </table:table-cell>
          <table:table-cell office:value-type="float" office:value="195009">
            <text:p>195009</text:p>
          </table:table-cell>
          <table:table-cell office:value-type="float" office:value="306767">
            <text:p>306767</text:p>
          </table:table-cell>
          <table:table-cell office:value-type="float" office:value="506152">
            <text:p>506152</text:p>
          </table:table-cell>
          <table:table-cell office:value-type="float" office:value="299277">
            <text:p>299277</text:p>
          </table:table-cell>
          <table:table-cell office:value-type="float" office:value="5149339415">
            <text:p>5149339415</text:p>
          </table:table-cell>
          <table:table-cell office:value-type="float" office:value="278556">
            <text:p>278556</text:p>
          </table:table-cell>
          <table:table-cell office:value-type="float" office:value="210760">
            <text:p>210760</text:p>
          </table:table-cell>
          <table:table-cell office:value-type="float" office:value="315993">
            <text:p>315993</text:p>
          </table:table-cell>
          <table:table-cell office:value-type="float" office:value="4435488">
            <text:p>4435488</text:p>
          </table:table-cell>
          <table:table-cell office:value-type="float" office:value="396894">
            <text:p>396894</text:p>
          </table:table-cell>
          <table:table-cell office:value-type="float" office:value="271440">
            <text:p>271440</text:p>
          </table:table-cell>
          <table:table-cell office:value-type="float" office:value="1660550200">
            <text:p>1660550200</text:p>
          </table:table-cell>
          <table:table-cell office:value-type="float" office:value="396134">
            <text:p>396134</text:p>
          </table:table-cell>
          <table:table-cell office:value-type="float" office:value="208602">
            <text:p>208602</text:p>
          </table:table-cell>
          <table:table-cell office:value-type="float" office:value="293036">
            <text:p>293036</text:p>
          </table:table-cell>
          <table:table-cell office:value-type="float" office:value="27564278">
            <text:p>27564278</text:p>
          </table:table-cell>
          <table:table-cell office:value-type="float" office:value="342355">
            <text:p>342355</text:p>
          </table:table-cell>
          <table:table-cell office:value-type="float" office:value="296727">
            <text:p>296727</text:p>
          </table:table-cell>
        </table:table-row>
        <table:table-row table:style-name="ro1">
          <table:table-cell office:value-type="float" office:value="2408168474">
            <text:p>2408168474</text:p>
          </table:table-cell>
          <table:table-cell office:value-type="float" office:value="250140">
            <text:p>250140</text:p>
          </table:table-cell>
          <table:table-cell office:value-type="float" office:value="223957">
            <text:p>223957</text:p>
          </table:table-cell>
          <table:table-cell office:value-type="float" office:value="206839">
            <text:p>206839</text:p>
          </table:table-cell>
          <table:table-cell office:value-type="float" office:value="304578">
            <text:p>304578</text:p>
          </table:table-cell>
          <table:table-cell office:value-type="float" office:value="487982">
            <text:p>487982</text:p>
          </table:table-cell>
          <table:table-cell office:value-type="float" office:value="482188">
            <text:p>482188</text:p>
          </table:table-cell>
          <table:table-cell office:value-type="float" office:value="1425191978">
            <text:p>1425191978</text:p>
          </table:table-cell>
          <table:table-cell office:value-type="float" office:value="252391">
            <text:p>252391</text:p>
          </table:table-cell>
          <table:table-cell office:value-type="float" office:value="202924">
            <text:p>202924</text:p>
          </table:table-cell>
          <table:table-cell office:value-type="float" office:value="293194">
            <text:p>293194</text:p>
          </table:table-cell>
          <table:table-cell office:value-type="float" office:value="9242227">
            <text:p>9242227</text:p>
          </table:table-cell>
          <table:table-cell office:value-type="float" office:value="335114">
            <text:p>335114</text:p>
          </table:table-cell>
          <table:table-cell office:value-type="float" office:value="332081">
            <text:p>332081</text:p>
          </table:table-cell>
          <table:table-cell office:value-type="float" office:value="8267639040">
            <text:p>8267639040</text:p>
          </table:table-cell>
          <table:table-cell office:value-type="float" office:value="245536">
            <text:p>245536</text:p>
          </table:table-cell>
          <table:table-cell office:value-type="float" office:value="205561">
            <text:p>205561</text:p>
          </table:table-cell>
          <table:table-cell office:value-type="float" office:value="216296">
            <text:p>216296</text:p>
          </table:table-cell>
          <table:table-cell office:value-type="float" office:value="5423331">
            <text:p>5423331</text:p>
          </table:table-cell>
          <table:table-cell office:value-type="float" office:value="329753">
            <text:p>329753</text:p>
          </table:table-cell>
          <table:table-cell office:value-type="float" office:value="402640">
            <text:p>402640</text:p>
          </table:table-cell>
        </table:table-row>
        <table:table-row table:style-name="ro1">
          <table:table-cell office:value-type="float" office:value="23347483310">
            <text:p>23347483310</text:p>
          </table:table-cell>
          <table:table-cell office:value-type="float" office:value="321421">
            <text:p>321421</text:p>
          </table:table-cell>
          <table:table-cell office:value-type="float" office:value="195562">
            <text:p>195562</text:p>
          </table:table-cell>
          <table:table-cell office:value-type="float" office:value="237867">
            <text:p>237867</text:p>
          </table:table-cell>
          <table:table-cell office:value-type="float" office:value="623430">
            <text:p>623430</text:p>
          </table:table-cell>
          <table:table-cell office:value-type="float" office:value="508909">
            <text:p>508909</text:p>
          </table:table-cell>
          <table:table-cell office:value-type="float" office:value="291711">
            <text:p>291711</text:p>
          </table:table-cell>
          <table:table-cell office:value-type="float" office:value="2092457984">
            <text:p>2092457984</text:p>
          </table:table-cell>
          <table:table-cell office:value-type="float" office:value="235828">
            <text:p>235828</text:p>
          </table:table-cell>
          <table:table-cell office:value-type="float" office:value="252680">
            <text:p>252680</text:p>
          </table:table-cell>
          <table:table-cell office:value-type="float" office:value="289272">
            <text:p>289272</text:p>
          </table:table-cell>
          <table:table-cell office:value-type="float" office:value="22627307">
            <text:p>22627307</text:p>
          </table:table-cell>
          <table:table-cell office:value-type="float" office:value="397258">
            <text:p>397258</text:p>
          </table:table-cell>
          <table:table-cell office:value-type="float" office:value="357814">
            <text:p>357814</text:p>
          </table:table-cell>
          <table:table-cell office:value-type="float" office:value="3201152622">
            <text:p>3201152622</text:p>
          </table:table-cell>
          <table:table-cell office:value-type="float" office:value="211910">
            <text:p>211910</text:p>
          </table:table-cell>
          <table:table-cell office:value-type="float" office:value="182208">
            <text:p>182208</text:p>
          </table:table-cell>
          <table:table-cell office:value-type="float" office:value="173272">
            <text:p>173272</text:p>
          </table:table-cell>
          <table:table-cell office:value-type="float" office:value="2103140">
            <text:p>2103140</text:p>
          </table:table-cell>
          <table:table-cell office:value-type="float" office:value="316434">
            <text:p>316434</text:p>
          </table:table-cell>
          <table:table-cell office:value-type="float" office:value="258524">
            <text:p>258524</text:p>
          </table:table-cell>
        </table:table-row>
        <table:table-row table:style-name="ro1">
          <table:table-cell office:value-type="float" office:value="5997554643">
            <text:p>5997554643</text:p>
          </table:table-cell>
          <table:table-cell office:value-type="float" office:value="241592">
            <text:p>241592</text:p>
          </table:table-cell>
          <table:table-cell office:value-type="float" office:value="291828">
            <text:p>291828</text:p>
          </table:table-cell>
          <table:table-cell office:value-type="float" office:value="189420">
            <text:p>189420</text:p>
          </table:table-cell>
          <table:table-cell office:value-type="float" office:value="51880432">
            <text:p>51880432</text:p>
          </table:table-cell>
          <table:table-cell office:value-type="float" office:value="518349">
            <text:p>518349</text:p>
          </table:table-cell>
          <table:table-cell office:value-type="float" office:value="328508">
            <text:p>328508</text:p>
          </table:table-cell>
          <table:table-cell office:value-type="float" office:value="5927401634">
            <text:p>5927401634</text:p>
          </table:table-cell>
          <table:table-cell office:value-type="float" office:value="259028">
            <text:p>259028</text:p>
          </table:table-cell>
          <table:table-cell office:value-type="float" office:value="195196">
            <text:p>195196</text:p>
          </table:table-cell>
          <table:table-cell office:value-type="float" office:value="194252">
            <text:p>194252</text:p>
          </table:table-cell>
          <table:table-cell office:value-type="float" office:value="28452339">
            <text:p>28452339</text:p>
          </table:table-cell>
          <table:table-cell office:value-type="float" office:value="427027">
            <text:p>427027</text:p>
          </table:table-cell>
          <table:table-cell office:value-type="float" office:value="299664">
            <text:p>299664</text:p>
          </table:table-cell>
          <table:table-cell office:value-type="float" office:value="678030207">
            <text:p>678030207</text:p>
          </table:table-cell>
          <table:table-cell office:value-type="float" office:value="318228">
            <text:p>318228</text:p>
          </table:table-cell>
          <table:table-cell office:value-type="float" office:value="330276">
            <text:p>330276</text:p>
          </table:table-cell>
          <table:table-cell office:value-type="float" office:value="310600">
            <text:p>310600</text:p>
          </table:table-cell>
          <table:table-cell office:value-type="float" office:value="64352969">
            <text:p>64352969</text:p>
          </table:table-cell>
          <table:table-cell office:value-type="float" office:value="474705">
            <text:p>474705</text:p>
          </table:table-cell>
          <table:table-cell office:value-type="float" office:value="462353">
            <text:p>462353</text:p>
          </table:table-cell>
        </table:table-row>
        <table:table-row table:style-name="ro1">
          <table:table-cell office:value-type="float" office:value="38946752011">
            <text:p>38946752011</text:p>
          </table:table-cell>
          <table:table-cell office:value-type="float" office:value="246395">
            <text:p>246395</text:p>
          </table:table-cell>
          <table:table-cell office:value-type="float" office:value="209728">
            <text:p>209728</text:p>
          </table:table-cell>
          <table:table-cell office:value-type="float" office:value="230279">
            <text:p>230279</text:p>
          </table:table-cell>
          <table:table-cell office:value-type="float" office:value="1717633">
            <text:p>1717633</text:p>
          </table:table-cell>
          <table:table-cell office:value-type="float" office:value="329064">
            <text:p>329064</text:p>
          </table:table-cell>
          <table:table-cell office:value-type="float" office:value="511487">
            <text:p>511487</text:p>
          </table:table-cell>
          <table:table-cell office:value-type="float" office:value="2443713091">
            <text:p>2443713091</text:p>
          </table:table-cell>
          <table:table-cell office:value-type="float" office:value="257705">
            <text:p>257705</text:p>
          </table:table-cell>
          <table:table-cell office:value-type="float" office:value="235845">
            <text:p>235845</text:p>
          </table:table-cell>
          <table:table-cell office:value-type="float" office:value="207199">
            <text:p>207199</text:p>
          </table:table-cell>
          <table:table-cell office:value-type="float" office:value="12345175">
            <text:p>12345175</text:p>
          </table:table-cell>
          <table:table-cell office:value-type="float" office:value="367688">
            <text:p>367688</text:p>
          </table:table-cell>
          <table:table-cell office:value-type="float" office:value="309012">
            <text:p>309012</text:p>
          </table:table-cell>
          <table:table-cell office:value-type="float" office:value="29066090397">
            <text:p>29066090397</text:p>
          </table:table-cell>
          <table:table-cell office:value-type="float" office:value="251862">
            <text:p>251862</text:p>
          </table:table-cell>
          <table:table-cell office:value-type="float" office:value="216868">
            <text:p>216868</text:p>
          </table:table-cell>
          <table:table-cell office:value-type="float" office:value="275196">
            <text:p>275196</text:p>
          </table:table-cell>
          <table:table-cell office:value-type="float" office:value="3413386">
            <text:p>3413386</text:p>
          </table:table-cell>
          <table:table-cell office:value-type="float" office:value="335712">
            <text:p>335712</text:p>
          </table:table-cell>
          <table:table-cell office:value-type="float" office:value="291182">
            <text:p>291182</text:p>
          </table:table-cell>
        </table:table-row>
        <table:table-row table:style-name="ro1">
          <table:table-cell office:value-type="float" office:value="28858905969">
            <text:p>28858905969</text:p>
          </table:table-cell>
          <table:table-cell office:value-type="float" office:value="273246">
            <text:p>273246</text:p>
          </table:table-cell>
          <table:table-cell office:value-type="float" office:value="188598">
            <text:p>188598</text:p>
          </table:table-cell>
          <table:table-cell office:value-type="float" office:value="199352">
            <text:p>199352</text:p>
          </table:table-cell>
          <table:table-cell office:value-type="float" office:value="20344831">
            <text:p>20344831</text:p>
          </table:table-cell>
          <table:table-cell office:value-type="float" office:value="324073">
            <text:p>324073</text:p>
          </table:table-cell>
          <table:table-cell office:value-type="float" office:value="270751">
            <text:p>270751</text:p>
          </table:table-cell>
          <table:table-cell office:value-type="float" office:value="4662539045">
            <text:p>4662539045</text:p>
          </table:table-cell>
          <table:table-cell office:value-type="float" office:value="233214">
            <text:p>233214</text:p>
          </table:table-cell>
          <table:table-cell office:value-type="float" office:value="311782">
            <text:p>311782</text:p>
          </table:table-cell>
          <table:table-cell office:value-type="float" office:value="270085">
            <text:p>270085</text:p>
          </table:table-cell>
          <table:table-cell office:value-type="float" office:value="24366286">
            <text:p>24366286</text:p>
          </table:table-cell>
          <table:table-cell office:value-type="float" office:value="337397">
            <text:p>337397</text:p>
          </table:table-cell>
          <table:table-cell office:value-type="float" office:value="304982">
            <text:p>304982</text:p>
          </table:table-cell>
          <table:table-cell office:value-type="float" office:value="11768330440">
            <text:p>11768330440</text:p>
          </table:table-cell>
          <table:table-cell office:value-type="float" office:value="264622">
            <text:p>264622</text:p>
          </table:table-cell>
          <table:table-cell office:value-type="float" office:value="256862">
            <text:p>256862</text:p>
          </table:table-cell>
          <table:table-cell office:value-type="float" office:value="183209">
            <text:p>183209</text:p>
          </table:table-cell>
          <table:table-cell office:value-type="float" office:value="4790624">
            <text:p>4790624</text:p>
          </table:table-cell>
          <table:table-cell office:value-type="float" office:value="338104">
            <text:p>338104</text:p>
          </table:table-cell>
          <table:table-cell office:value-type="float" office:value="235398">
            <text:p>235398</text:p>
          </table:table-cell>
        </table:table-row>
        <table:table-row table:style-name="ro1">
          <table:table-cell office:value-type="float" office:value="2760009347">
            <text:p>2760009347</text:p>
          </table:table-cell>
          <table:table-cell office:value-type="float" office:value="221062">
            <text:p>221062</text:p>
          </table:table-cell>
          <table:table-cell office:value-type="float" office:value="175954">
            <text:p>175954</text:p>
          </table:table-cell>
          <table:table-cell office:value-type="float" office:value="253668">
            <text:p>253668</text:p>
          </table:table-cell>
          <table:table-cell office:value-type="float" office:value="34633654">
            <text:p>34633654</text:p>
          </table:table-cell>
          <table:table-cell office:value-type="float" office:value="345204">
            <text:p>345204</text:p>
          </table:table-cell>
          <table:table-cell office:value-type="float" office:value="267365">
            <text:p>267365</text:p>
          </table:table-cell>
          <table:table-cell office:value-type="float" office:value="34051312241">
            <text:p>34051312241</text:p>
          </table:table-cell>
          <table:table-cell office:value-type="float" office:value="290176">
            <text:p>290176</text:p>
          </table:table-cell>
          <table:table-cell office:value-type="float" office:value="253248">
            <text:p>253248</text:p>
          </table:table-cell>
          <table:table-cell office:value-type="float" office:value="194420">
            <text:p>194420</text:p>
          </table:table-cell>
          <table:table-cell office:value-type="float" office:value="566422">
            <text:p>566422</text:p>
          </table:table-cell>
          <table:table-cell office:value-type="float" office:value="345906">
            <text:p>345906</text:p>
          </table:table-cell>
          <table:table-cell office:value-type="float" office:value="401224">
            <text:p>401224</text:p>
          </table:table-cell>
          <table:table-cell office:value-type="float" office:value="1702183483">
            <text:p>1702183483</text:p>
          </table:table-cell>
          <table:table-cell office:value-type="float" office:value="245422">
            <text:p>245422</text:p>
          </table:table-cell>
          <table:table-cell office:value-type="float" office:value="364556">
            <text:p>364556</text:p>
          </table:table-cell>
          <table:table-cell office:value-type="float" office:value="200352">
            <text:p>200352</text:p>
          </table:table-cell>
          <table:table-cell office:value-type="float" office:value="28864361">
            <text:p>28864361</text:p>
          </table:table-cell>
          <table:table-cell office:value-type="float" office:value="345102">
            <text:p>345102</text:p>
          </table:table-cell>
          <table:table-cell office:value-type="float" office:value="338838">
            <text:p>338838</text:p>
          </table:table-cell>
        </table:table-row>
        <table:table-row table:style-name="ro1">
          <table:table-cell office:value-type="float" office:value="11433859918">
            <text:p>11433859918</text:p>
          </table:table-cell>
          <table:table-cell office:value-type="float" office:value="227890">
            <text:p>227890</text:p>
          </table:table-cell>
          <table:table-cell office:value-type="float" office:value="183826">
            <text:p>183826</text:p>
          </table:table-cell>
          <table:table-cell office:value-type="float" office:value="273466">
            <text:p>273466</text:p>
          </table:table-cell>
          <table:table-cell office:value-type="float" office:value="33232612">
            <text:p>33232612</text:p>
          </table:table-cell>
          <table:table-cell office:value-type="float" office:value="316810">
            <text:p>316810</text:p>
          </table:table-cell>
          <table:table-cell office:value-type="float" office:value="320416">
            <text:p>320416</text:p>
          </table:table-cell>
          <table:table-cell office:value-type="float" office:value="4171114236">
            <text:p>4171114236</text:p>
          </table:table-cell>
          <table:table-cell office:value-type="float" office:value="393451">
            <text:p>393451</text:p>
          </table:table-cell>
          <table:table-cell office:value-type="float" office:value="200428">
            <text:p>200428</text:p>
          </table:table-cell>
          <table:table-cell office:value-type="float" office:value="190352">
            <text:p>190352</text:p>
          </table:table-cell>
          <table:table-cell office:value-type="float" office:value="404036">
            <text:p>404036</text:p>
          </table:table-cell>
          <table:table-cell office:value-type="float" office:value="356694">
            <text:p>356694</text:p>
          </table:table-cell>
          <table:table-cell office:value-type="float" office:value="291488">
            <text:p>291488</text:p>
          </table:table-cell>
          <table:table-cell office:value-type="float" office:value="970610126">
            <text:p>970610126</text:p>
          </table:table-cell>
          <table:table-cell office:value-type="float" office:value="248034">
            <text:p>248034</text:p>
          </table:table-cell>
          <table:table-cell office:value-type="float" office:value="207277">
            <text:p>207277</text:p>
          </table:table-cell>
          <table:table-cell office:value-type="float" office:value="201862">
            <text:p>201862</text:p>
          </table:table-cell>
          <table:table-cell office:value-type="float" office:value="3529742">
            <text:p>3529742</text:p>
          </table:table-cell>
          <table:table-cell office:value-type="float" office:value="420988">
            <text:p>420988</text:p>
          </table:table-cell>
          <table:table-cell office:value-type="float" office:value="290477">
            <text:p>290477</text:p>
          </table:table-cell>
        </table:table-row>
        <table:table-row table:style-name="ro1">
          <table:table-cell office:value-type="float" office:value="7131156628">
            <text:p>7131156628</text:p>
          </table:table-cell>
          <table:table-cell office:value-type="float" office:value="220898">
            <text:p>220898</text:p>
          </table:table-cell>
          <table:table-cell office:value-type="float" office:value="272629">
            <text:p>272629</text:p>
          </table:table-cell>
          <table:table-cell office:value-type="float" office:value="173109">
            <text:p>173109</text:p>
          </table:table-cell>
          <table:table-cell office:value-type="float" office:value="10768918">
            <text:p>10768918</text:p>
          </table:table-cell>
          <table:table-cell office:value-type="float" office:value="302694">
            <text:p>302694</text:p>
          </table:table-cell>
          <table:table-cell office:value-type="float" office:value="273791">
            <text:p>273791</text:p>
          </table:table-cell>
          <table:table-cell office:value-type="float" office:value="9281493515">
            <text:p>9281493515</text:p>
          </table:table-cell>
          <table:table-cell office:value-type="float" office:value="228144">
            <text:p>228144</text:p>
          </table:table-cell>
          <table:table-cell office:value-type="float" office:value="288116">
            <text:p>288116</text:p>
          </table:table-cell>
          <table:table-cell office:value-type="float" office:value="192012">
            <text:p>192012</text:p>
          </table:table-cell>
          <table:table-cell office:value-type="float" office:value="1083710">
            <text:p>1083710</text:p>
          </table:table-cell>
          <table:table-cell office:value-type="float" office:value="331948">
            <text:p>331948</text:p>
          </table:table-cell>
          <table:table-cell office:value-type="float" office:value="376862">
            <text:p>376862</text:p>
          </table:table-cell>
          <table:table-cell office:value-type="float" office:value="2027099982">
            <text:p>2027099982</text:p>
          </table:table-cell>
          <table:table-cell office:value-type="float" office:value="248756">
            <text:p>248756</text:p>
          </table:table-cell>
          <table:table-cell office:value-type="float" office:value="192602">
            <text:p>192602</text:p>
          </table:table-cell>
          <table:table-cell office:value-type="float" office:value="262824">
            <text:p>262824</text:p>
          </table:table-cell>
          <table:table-cell office:value-type="float" office:value="297284">
            <text:p>297284</text:p>
          </table:table-cell>
          <table:table-cell office:value-type="float" office:value="334444">
            <text:p>334444</text:p>
          </table:table-cell>
          <table:table-cell office:value-type="float" office:value="377442">
            <text:p>377442</text:p>
          </table:table-cell>
        </table:table-row>
        <table:table-row table:style-name="ro1">
          <table:table-cell office:value-type="float" office:value="3676631489">
            <text:p>3676631489</text:p>
          </table:table-cell>
          <table:table-cell office:value-type="float" office:value="220611">
            <text:p>220611</text:p>
          </table:table-cell>
          <table:table-cell office:value-type="float" office:value="172278">
            <text:p>172278</text:p>
          </table:table-cell>
          <table:table-cell office:value-type="float" office:value="169586">
            <text:p>169586</text:p>
          </table:table-cell>
          <table:table-cell office:value-type="float" office:value="1045483">
            <text:p>1045483</text:p>
          </table:table-cell>
          <table:table-cell office:value-type="float" office:value="316589">
            <text:p>316589</text:p>
          </table:table-cell>
          <table:table-cell office:value-type="float" office:value="273211">
            <text:p>273211</text:p>
          </table:table-cell>
          <table:table-cell office:value-type="float" office:value="18124462500">
            <text:p>18124462500</text:p>
          </table:table-cell>
          <table:table-cell office:value-type="float" office:value="235280">
            <text:p>235280</text:p>
          </table:table-cell>
          <table:table-cell office:value-type="float" office:value="208586">
            <text:p>208586</text:p>
          </table:table-cell>
          <table:table-cell office:value-type="float" office:value="265780">
            <text:p>265780</text:p>
          </table:table-cell>
          <table:table-cell office:value-type="float" office:value="6627728">
            <text:p>6627728</text:p>
          </table:table-cell>
          <table:table-cell office:value-type="float" office:value="413586">
            <text:p>413586</text:p>
          </table:table-cell>
          <table:table-cell office:value-type="float" office:value="375991">
            <text:p>375991</text:p>
          </table:table-cell>
          <table:table-cell office:value-type="float" office:value="2876589418">
            <text:p>2876589418</text:p>
          </table:table-cell>
          <table:table-cell office:value-type="float" office:value="236422">
            <text:p>236422</text:p>
          </table:table-cell>
          <table:table-cell office:value-type="float" office:value="294470">
            <text:p>294470</text:p>
          </table:table-cell>
          <table:table-cell office:value-type="float" office:value="204956">
            <text:p>204956</text:p>
          </table:table-cell>
          <table:table-cell office:value-type="float" office:value="9685264">
            <text:p>9685264</text:p>
          </table:table-cell>
          <table:table-cell office:value-type="float" office:value="326946">
            <text:p>326946</text:p>
          </table:table-cell>
          <table:table-cell office:value-type="float" office:value="287712">
            <text:p>287712</text:p>
          </table:table-cell>
        </table:table-row>
        <table:table-row table:style-name="ro1">
          <table:table-cell office:value-type="float" office:value="3391116121">
            <text:p>3391116121</text:p>
          </table:table-cell>
          <table:table-cell office:value-type="float" office:value="245244">
            <text:p>245244</text:p>
          </table:table-cell>
          <table:table-cell office:value-type="float" office:value="180708">
            <text:p>180708</text:p>
          </table:table-cell>
          <table:table-cell office:value-type="float" office:value="271802">
            <text:p>271802</text:p>
          </table:table-cell>
          <table:table-cell office:value-type="float" office:value="23915420">
            <text:p>23915420</text:p>
          </table:table-cell>
          <table:table-cell office:value-type="float" office:value="330966">
            <text:p>330966</text:p>
          </table:table-cell>
          <table:table-cell office:value-type="float" office:value="273452">
            <text:p>273452</text:p>
          </table:table-cell>
          <table:table-cell office:value-type="float" office:value="15026790280">
            <text:p>15026790280</text:p>
          </table:table-cell>
          <table:table-cell office:value-type="float" office:value="228419">
            <text:p>228419</text:p>
          </table:table-cell>
          <table:table-cell office:value-type="float" office:value="188211">
            <text:p>188211</text:p>
          </table:table-cell>
          <table:table-cell office:value-type="float" office:value="184165">
            <text:p>184165</text:p>
          </table:table-cell>
          <table:table-cell office:value-type="float" office:value="4128131">
            <text:p>4128131</text:p>
          </table:table-cell>
          <table:table-cell office:value-type="float" office:value="296612">
            <text:p>296612</text:p>
          </table:table-cell>
          <table:table-cell office:value-type="float" office:value="273840">
            <text:p>273840</text:p>
          </table:table-cell>
          <table:table-cell office:value-type="float" office:value="6866754188">
            <text:p>6866754188</text:p>
          </table:table-cell>
          <table:table-cell office:value-type="float" office:value="290159">
            <text:p>290159</text:p>
          </table:table-cell>
          <table:table-cell office:value-type="float" office:value="240014">
            <text:p>240014</text:p>
          </table:table-cell>
          <table:table-cell office:value-type="float" office:value="234461">
            <text:p>234461</text:p>
          </table:table-cell>
          <table:table-cell office:value-type="float" office:value="29086566">
            <text:p>29086566</text:p>
          </table:table-cell>
          <table:table-cell office:value-type="float" office:value="401643">
            <text:p>401643</text:p>
          </table:table-cell>
          <table:table-cell office:value-type="float" office:value="478850">
            <text:p>478850</text:p>
          </table:table-cell>
        </table:table-row>
        <table:table-row table:style-name="ro1">
          <table:table-cell office:value-type="float" office:value="27038107198">
            <text:p>27038107198</text:p>
          </table:table-cell>
          <table:table-cell office:value-type="float" office:value="277057">
            <text:p>277057</text:p>
          </table:table-cell>
          <table:table-cell office:value-type="float" office:value="484515">
            <text:p>484515</text:p>
          </table:table-cell>
          <table:table-cell office:value-type="float" office:value="188255">
            <text:p>188255</text:p>
          </table:table-cell>
          <table:table-cell office:value-type="float" office:value="30095219">
            <text:p>30095219</text:p>
          </table:table-cell>
          <table:table-cell office:value-type="float" office:value="357458">
            <text:p>357458</text:p>
          </table:table-cell>
          <table:table-cell office:value-type="float" office:value="287841">
            <text:p>287841</text:p>
          </table:table-cell>
          <table:table-cell office:value-type="float" office:value="4018237809">
            <text:p>4018237809</text:p>
          </table:table-cell>
          <table:table-cell office:value-type="float" office:value="248114">
            <text:p>248114</text:p>
          </table:table-cell>
          <table:table-cell office:value-type="float" office:value="201793">
            <text:p>201793</text:p>
          </table:table-cell>
          <table:table-cell office:value-type="float" office:value="228351">
            <text:p>228351</text:p>
          </table:table-cell>
          <table:table-cell office:value-type="float" office:value="5182731">
            <text:p>5182731</text:p>
          </table:table-cell>
          <table:table-cell office:value-type="float" office:value="504501">
            <text:p>504501</text:p>
          </table:table-cell>
          <table:table-cell office:value-type="float" office:value="280571">
            <text:p>280571</text:p>
          </table:table-cell>
          <table:table-cell office:value-type="float" office:value="3098196867">
            <text:p>3098196867</text:p>
          </table:table-cell>
          <table:table-cell office:value-type="float" office:value="268210">
            <text:p>268210</text:p>
          </table:table-cell>
          <table:table-cell office:value-type="float" office:value="201580">
            <text:p>201580</text:p>
          </table:table-cell>
          <table:table-cell office:value-type="float" office:value="199419">
            <text:p>199419</text:p>
          </table:table-cell>
          <table:table-cell office:value-type="float" office:value="313446">
            <text:p>313446</text:p>
          </table:table-cell>
          <table:table-cell office:value-type="float" office:value="399241">
            <text:p>399241</text:p>
          </table:table-cell>
          <table:table-cell office:value-type="float" office:value="290710">
            <text:p>290710</text:p>
          </table:table-cell>
        </table:table-row>
        <table:table-row table:style-name="ro1">
          <table:table-cell office:value-type="float" office:value="8551522896">
            <text:p>8551522896</text:p>
          </table:table-cell>
          <table:table-cell office:value-type="float" office:value="246580">
            <text:p>246580</text:p>
          </table:table-cell>
          <table:table-cell office:value-type="float" office:value="199601">
            <text:p>199601</text:p>
          </table:table-cell>
          <table:table-cell office:value-type="float" office:value="193005">
            <text:p>193005</text:p>
          </table:table-cell>
          <table:table-cell office:value-type="float" office:value="7074193">
            <text:p>7074193</text:p>
          </table:table-cell>
          <table:table-cell office:value-type="float" office:value="329992">
            <text:p>329992</text:p>
          </table:table-cell>
          <table:table-cell office:value-type="float" office:value="296903">
            <text:p>296903</text:p>
          </table:table-cell>
          <table:table-cell office:value-type="float" office:value="3547114032">
            <text:p>3547114032</text:p>
          </table:table-cell>
          <table:table-cell office:value-type="float" office:value="252531">
            <text:p>252531</text:p>
          </table:table-cell>
          <table:table-cell office:value-type="float" office:value="263961">
            <text:p>263961</text:p>
          </table:table-cell>
          <table:table-cell office:value-type="float" office:value="212686">
            <text:p>212686</text:p>
          </table:table-cell>
          <table:table-cell office:value-type="float" office:value="338937">
            <text:p>338937</text:p>
          </table:table-cell>
          <table:table-cell office:value-type="float" office:value="360802">
            <text:p>360802</text:p>
          </table:table-cell>
          <table:table-cell office:value-type="float" office:value="295828">
            <text:p>295828</text:p>
          </table:table-cell>
          <table:table-cell office:value-type="float" office:value="4250689062">
            <text:p>4250689062</text:p>
          </table:table-cell>
          <table:table-cell office:value-type="float" office:value="281390">
            <text:p>281390</text:p>
          </table:table-cell>
          <table:table-cell office:value-type="float" office:value="213109">
            <text:p>213109</text:p>
          </table:table-cell>
          <table:table-cell office:value-type="float" office:value="197766">
            <text:p>197766</text:p>
          </table:table-cell>
          <table:table-cell office:value-type="float" office:value="4174516">
            <text:p>4174516</text:p>
          </table:table-cell>
          <table:table-cell office:value-type="float" office:value="454875">
            <text:p>454875</text:p>
          </table:table-cell>
          <table:table-cell office:value-type="float" office:value="289791">
            <text:p>289791</text:p>
          </table:table-cell>
        </table:table-row>
        <table:table-row table:style-name="ro1">
          <table:table-cell office:value-type="float" office:value="3777364987">
            <text:p>3777364987</text:p>
          </table:table-cell>
          <table:table-cell office:value-type="float" office:value="273463">
            <text:p>273463</text:p>
          </table:table-cell>
          <table:table-cell office:value-type="float" office:value="218673">
            <text:p>218673</text:p>
          </table:table-cell>
          <table:table-cell office:value-type="float" office:value="326782">
            <text:p>326782</text:p>
          </table:table-cell>
          <table:table-cell office:value-type="float" office:value="815065">
            <text:p>815065</text:p>
          </table:table-cell>
          <table:table-cell office:value-type="float" office:value="476415">
            <text:p>476415</text:p>
          </table:table-cell>
          <table:table-cell office:value-type="float" office:value="311464">
            <text:p>311464</text:p>
          </table:table-cell>
          <table:table-cell office:value-type="float" office:value="7452918626">
            <text:p>7452918626</text:p>
          </table:table-cell>
          <table:table-cell office:value-type="float" office:value="248468">
            <text:p>248468</text:p>
          </table:table-cell>
          <table:table-cell office:value-type="float" office:value="184620">
            <text:p>184620</text:p>
          </table:table-cell>
          <table:table-cell office:value-type="float" office:value="174178">
            <text:p>174178</text:p>
          </table:table-cell>
          <table:table-cell office:value-type="float" office:value="20026890">
            <text:p>20026890</text:p>
          </table:table-cell>
          <table:table-cell office:value-type="float" office:value="310082">
            <text:p>310082</text:p>
          </table:table-cell>
          <table:table-cell office:value-type="float" office:value="281408">
            <text:p>281408</text:p>
          </table:table-cell>
          <table:table-cell office:value-type="float" office:value="26343785863">
            <text:p>26343785863</text:p>
          </table:table-cell>
          <table:table-cell office:value-type="float" office:value="220268">
            <text:p>220268</text:p>
          </table:table-cell>
          <table:table-cell office:value-type="float" office:value="179220">
            <text:p>179220</text:p>
          </table:table-cell>
          <table:table-cell office:value-type="float" office:value="214172">
            <text:p>214172</text:p>
          </table:table-cell>
          <table:table-cell office:value-type="float" office:value="20604332">
            <text:p>20604332</text:p>
          </table:table-cell>
          <table:table-cell office:value-type="float" office:value="322373">
            <text:p>322373</text:p>
          </table:table-cell>
          <table:table-cell office:value-type="float" office:value="404386">
            <text:p>404386</text:p>
          </table:table-cell>
        </table:table-row>
        <table:table-row table:style-name="ro1">
          <table:table-cell office:value-type="float" office:value="2105047619">
            <text:p>2105047619</text:p>
          </table:table-cell>
          <table:table-cell office:value-type="float" office:value="246416">
            <text:p>246416</text:p>
          </table:table-cell>
          <table:table-cell office:value-type="float" office:value="177900">
            <text:p>177900</text:p>
          </table:table-cell>
          <table:table-cell office:value-type="float" office:value="188782">
            <text:p>188782</text:p>
          </table:table-cell>
          <table:table-cell office:value-type="float" office:value="1656168">
            <text:p>1656168</text:p>
          </table:table-cell>
          <table:table-cell office:value-type="float" office:value="312532">
            <text:p>312532</text:p>
          </table:table-cell>
          <table:table-cell office:value-type="float" office:value="270250">
            <text:p>270250</text:p>
          </table:table-cell>
          <table:table-cell office:value-type="float" office:value="14950666935">
            <text:p>14950666935</text:p>
          </table:table-cell>
          <table:table-cell office:value-type="float" office:value="247635">
            <text:p>247635</text:p>
          </table:table-cell>
          <table:table-cell office:value-type="float" office:value="214531">
            <text:p>214531</text:p>
          </table:table-cell>
          <table:table-cell office:value-type="float" office:value="203750">
            <text:p>203750</text:p>
          </table:table-cell>
          <table:table-cell office:value-type="float" office:value="1056439">
            <text:p>1056439</text:p>
          </table:table-cell>
          <table:table-cell office:value-type="float" office:value="353106">
            <text:p>353106</text:p>
          </table:table-cell>
          <table:table-cell office:value-type="float" office:value="278416">
            <text:p>278416</text:p>
          </table:table-cell>
          <table:table-cell office:value-type="float" office:value="6010712659">
            <text:p>6010712659</text:p>
          </table:table-cell>
          <table:table-cell office:value-type="float" office:value="253904">
            <text:p>253904</text:p>
          </table:table-cell>
          <table:table-cell office:value-type="float" office:value="190992">
            <text:p>190992</text:p>
          </table:table-cell>
          <table:table-cell office:value-type="float" office:value="275252">
            <text:p>275252</text:p>
          </table:table-cell>
          <table:table-cell office:value-type="float" office:value="8124856">
            <text:p>8124856</text:p>
          </table:table-cell>
          <table:table-cell office:value-type="float" office:value="347816">
            <text:p>347816</text:p>
          </table:table-cell>
          <table:table-cell office:value-type="float" office:value="489706">
            <text:p>489706</text:p>
          </table:table-cell>
        </table:table-row>
        <table:table-row table:style-name="ro1">
          <table:table-cell office:value-type="float" office:value="1212646053">
            <text:p>1212646053</text:p>
          </table:table-cell>
          <table:table-cell office:value-type="float" office:value="322737">
            <text:p>322737</text:p>
          </table:table-cell>
          <table:table-cell office:value-type="float" office:value="208664">
            <text:p>208664</text:p>
          </table:table-cell>
          <table:table-cell office:value-type="float" office:value="190628">
            <text:p>190628</text:p>
          </table:table-cell>
          <table:table-cell office:value-type="float" office:value="950111">
            <text:p>950111</text:p>
          </table:table-cell>
          <table:table-cell office:value-type="float" office:value="856546">
            <text:p>856546</text:p>
          </table:table-cell>
          <table:table-cell office:value-type="float" office:value="288406">
            <text:p>288406</text:p>
          </table:table-cell>
          <table:table-cell office:value-type="float" office:value="37834749038">
            <text:p>37834749038</text:p>
          </table:table-cell>
          <table:table-cell office:value-type="float" office:value="326817">
            <text:p>326817</text:p>
          </table:table-cell>
          <table:table-cell office:value-type="float" office:value="287810">
            <text:p>287810</text:p>
          </table:table-cell>
          <table:table-cell office:value-type="float" office:value="269008">
            <text:p>269008</text:p>
          </table:table-cell>
          <table:table-cell office:value-type="float" office:value="28135802">
            <text:p>28135802</text:p>
          </table:table-cell>
          <table:table-cell office:value-type="float" office:value="461508">
            <text:p>461508</text:p>
          </table:table-cell>
          <table:table-cell office:value-type="float" office:value="371592">
            <text:p>371592</text:p>
          </table:table-cell>
          <table:table-cell office:value-type="float" office:value="1781091711">
            <text:p>1781091711</text:p>
          </table:table-cell>
          <table:table-cell office:value-type="float" office:value="201350">
            <text:p>201350</text:p>
          </table:table-cell>
          <table:table-cell office:value-type="float" office:value="210388">
            <text:p>210388</text:p>
          </table:table-cell>
          <table:table-cell office:value-type="float" office:value="193046">
            <text:p>193046</text:p>
          </table:table-cell>
          <table:table-cell office:value-type="float" office:value="70453838">
            <text:p>70453838</text:p>
          </table:table-cell>
          <table:table-cell office:value-type="float" office:value="430627">
            <text:p>430627</text:p>
          </table:table-cell>
          <table:table-cell office:value-type="float" office:value="277644">
            <text:p>277644</text:p>
          </table:table-cell>
        </table:table-row>
        <table:table-row table:style-name="ro1">
          <table:table-cell office:value-type="float" office:value="4594647886">
            <text:p>4594647886</text:p>
          </table:table-cell>
          <table:table-cell office:value-type="float" office:value="225386">
            <text:p>225386</text:p>
          </table:table-cell>
          <table:table-cell office:value-type="float" office:value="274248">
            <text:p>274248</text:p>
          </table:table-cell>
          <table:table-cell office:value-type="float" office:value="179434">
            <text:p>179434</text:p>
          </table:table-cell>
          <table:table-cell office:value-type="float" office:value="1510340">
            <text:p>1510340</text:p>
          </table:table-cell>
          <table:table-cell office:value-type="float" office:value="328844">
            <text:p>328844</text:p>
          </table:table-cell>
          <table:table-cell office:value-type="float" office:value="414314">
            <text:p>414314</text:p>
          </table:table-cell>
          <table:table-cell office:value-type="float" office:value="2153367730">
            <text:p>2153367730</text:p>
          </table:table-cell>
          <table:table-cell office:value-type="float" office:value="246232">
            <text:p>246232</text:p>
          </table:table-cell>
          <table:table-cell office:value-type="float" office:value="198568">
            <text:p>198568</text:p>
          </table:table-cell>
          <table:table-cell office:value-type="float" office:value="212452">
            <text:p>212452</text:p>
          </table:table-cell>
          <table:table-cell office:value-type="float" office:value="38796498">
            <text:p>38796498</text:p>
          </table:table-cell>
          <table:table-cell office:value-type="float" office:value="335904">
            <text:p>335904</text:p>
          </table:table-cell>
          <table:table-cell office:value-type="float" office:value="457432">
            <text:p>457432</text:p>
          </table:table-cell>
          <table:table-cell office:value-type="float" office:value="2377083108">
            <text:p>2377083108</text:p>
          </table:table-cell>
          <table:table-cell office:value-type="float" office:value="561603">
            <text:p>561603</text:p>
          </table:table-cell>
          <table:table-cell office:value-type="float" office:value="248865">
            <text:p>248865</text:p>
          </table:table-cell>
          <table:table-cell office:value-type="float" office:value="298195">
            <text:p>298195</text:p>
          </table:table-cell>
          <table:table-cell office:value-type="float" office:value="24297010">
            <text:p>24297010</text:p>
          </table:table-cell>
          <table:table-cell office:value-type="float" office:value="429535">
            <text:p>429535</text:p>
          </table:table-cell>
          <table:table-cell office:value-type="float" office:value="441746">
            <text:p>441746</text:p>
          </table:table-cell>
        </table:table-row>
        <table:table-row table:style-name="ro1">
          <table:table-cell office:value-type="float" office:value="1002477482">
            <text:p>1002477482</text:p>
          </table:table-cell>
          <table:table-cell office:value-type="float" office:value="223710">
            <text:p>223710</text:p>
          </table:table-cell>
          <table:table-cell office:value-type="float" office:value="178228">
            <text:p>178228</text:p>
          </table:table-cell>
          <table:table-cell office:value-type="float" office:value="726262">
            <text:p>726262</text:p>
          </table:table-cell>
          <table:table-cell office:value-type="float" office:value="299132">
            <text:p>299132</text:p>
          </table:table-cell>
          <table:table-cell office:value-type="float" office:value="324348">
            <text:p>324348</text:p>
          </table:table-cell>
          <table:table-cell office:value-type="float" office:value="292416">
            <text:p>292416</text:p>
          </table:table-cell>
          <table:table-cell office:value-type="float" office:value="12594834737">
            <text:p>12594834737</text:p>
          </table:table-cell>
          <table:table-cell office:value-type="float" office:value="371592">
            <text:p>371592</text:p>
          </table:table-cell>
          <table:table-cell office:value-type="float" office:value="202824">
            <text:p>202824</text:p>
          </table:table-cell>
          <table:table-cell office:value-type="float" office:value="194108">
            <text:p>194108</text:p>
          </table:table-cell>
          <table:table-cell office:value-type="float" office:value="849552">
            <text:p>849552</text:p>
          </table:table-cell>
          <table:table-cell office:value-type="float" office:value="342916">
            <text:p>342916</text:p>
          </table:table-cell>
          <table:table-cell office:value-type="float" office:value="310428">
            <text:p>310428</text:p>
          </table:table-cell>
          <table:table-cell office:value-type="float" office:value="34455456618">
            <text:p>34455456618</text:p>
          </table:table-cell>
          <table:table-cell office:value-type="float" office:value="257841">
            <text:p>257841</text:p>
          </table:table-cell>
          <table:table-cell office:value-type="float" office:value="268124">
            <text:p>268124</text:p>
          </table:table-cell>
          <table:table-cell office:value-type="float" office:value="174596">
            <text:p>174596</text:p>
          </table:table-cell>
          <table:table-cell office:value-type="float" office:value="1162352">
            <text:p>1162352</text:p>
          </table:table-cell>
          <table:table-cell office:value-type="float" office:value="489396">
            <text:p>489396</text:p>
          </table:table-cell>
          <table:table-cell office:value-type="float" office:value="275134">
            <text:p>275134</text:p>
          </table:table-cell>
        </table:table-row>
        <table:table-row table:style-name="ro1">
          <table:table-cell office:value-type="float" office:value="14172004088">
            <text:p>14172004088</text:p>
          </table:table-cell>
          <table:table-cell office:value-type="float" office:value="194372">
            <text:p>194372</text:p>
          </table:table-cell>
          <table:table-cell office:value-type="float" office:value="243149">
            <text:p>243149</text:p>
          </table:table-cell>
          <table:table-cell office:value-type="float" office:value="156244">
            <text:p>156244</text:p>
          </table:table-cell>
          <table:table-cell office:value-type="float" office:value="14709074">
            <text:p>14709074</text:p>
          </table:table-cell>
          <table:table-cell office:value-type="float" office:value="320739">
            <text:p>320739</text:p>
          </table:table-cell>
          <table:table-cell office:value-type="float" office:value="289735">
            <text:p>289735</text:p>
          </table:table-cell>
          <table:table-cell office:value-type="float" office:value="19290904499">
            <text:p>19290904499</text:p>
          </table:table-cell>
          <table:table-cell office:value-type="float" office:value="359754">
            <text:p>359754</text:p>
          </table:table-cell>
          <table:table-cell office:value-type="float" office:value="178898">
            <text:p>178898</text:p>
          </table:table-cell>
          <table:table-cell office:value-type="float" office:value="160374">
            <text:p>160374</text:p>
          </table:table-cell>
          <table:table-cell office:value-type="float" office:value="32801766">
            <text:p>32801766</text:p>
          </table:table-cell>
          <table:table-cell office:value-type="float" office:value="359021">
            <text:p>359021</text:p>
          </table:table-cell>
          <table:table-cell office:value-type="float" office:value="263294">
            <text:p>263294</text:p>
          </table:table-cell>
          <table:table-cell office:value-type="float" office:value="10345862694">
            <text:p>10345862694</text:p>
          </table:table-cell>
          <table:table-cell office:value-type="float" office:value="301852">
            <text:p>301852</text:p>
          </table:table-cell>
          <table:table-cell office:value-type="float" office:value="166736">
            <text:p>166736</text:p>
          </table:table-cell>
          <table:table-cell office:value-type="float" office:value="156876">
            <text:p>156876</text:p>
          </table:table-cell>
          <table:table-cell office:value-type="float" office:value="23649484">
            <text:p>23649484</text:p>
          </table:table-cell>
          <table:table-cell office:value-type="float" office:value="291048">
            <text:p>291048</text:p>
          </table:table-cell>
          <table:table-cell office:value-type="float" office:value="287937">
            <text:p>287937</text:p>
          </table:table-cell>
        </table:table-row>
        <table:table-row table:style-name="ro1">
          <table:table-cell office:value-type="float" office:value="19218965094">
            <text:p>19218965094</text:p>
          </table:table-cell>
          <table:table-cell office:value-type="float" office:value="194590">
            <text:p>194590</text:p>
          </table:table-cell>
          <table:table-cell office:value-type="float" office:value="153302">
            <text:p>153302</text:p>
          </table:table-cell>
          <table:table-cell office:value-type="float" office:value="273976">
            <text:p>273976</text:p>
          </table:table-cell>
          <table:table-cell office:value-type="float" office:value="21267641">
            <text:p>21267641</text:p>
          </table:table-cell>
          <table:table-cell office:value-type="float" office:value="472838">
            <text:p>472838</text:p>
          </table:table-cell>
          <table:table-cell office:value-type="float" office:value="235008">
            <text:p>235008</text:p>
          </table:table-cell>
          <table:table-cell office:value-type="float" office:value="3430897884">
            <text:p>3430897884</text:p>
          </table:table-cell>
          <table:table-cell office:value-type="float" office:value="204484">
            <text:p>204484</text:p>
          </table:table-cell>
          <table:table-cell office:value-type="float" office:value="217506">
            <text:p>217506</text:p>
          </table:table-cell>
          <table:table-cell office:value-type="float" office:value="167626">
            <text:p>167626</text:p>
          </table:table-cell>
          <table:table-cell office:value-type="float" office:value="3358190">
            <text:p>3358190</text:p>
          </table:table-cell>
          <table:table-cell office:value-type="float" office:value="277358">
            <text:p>277358</text:p>
          </table:table-cell>
          <table:table-cell office:value-type="float" office:value="303663">
            <text:p>303663</text:p>
          </table:table-cell>
          <table:table-cell office:value-type="float" office:value="2876401865">
            <text:p>2876401865</text:p>
          </table:table-cell>
          <table:table-cell office:value-type="float" office:value="202960">
            <text:p>202960</text:p>
          </table:table-cell>
          <table:table-cell office:value-type="float" office:value="161484">
            <text:p>161484</text:p>
          </table:table-cell>
          <table:table-cell office:value-type="float" office:value="155974">
            <text:p>155974</text:p>
          </table:table-cell>
          <table:table-cell office:value-type="float" office:value="7856601">
            <text:p>7856601</text:p>
          </table:table-cell>
          <table:table-cell office:value-type="float" office:value="330542">
            <text:p>330542</text:p>
          </table:table-cell>
          <table:table-cell office:value-type="float" office:value="226582">
            <text:p>226582</text:p>
          </table:table-cell>
        </table:table-row>
        <table:table-row table:style-name="ro1">
          <table:table-cell office:value-type="float" office:value="2984782984">
            <text:p>2984782984</text:p>
          </table:table-cell>
          <table:table-cell office:value-type="float" office:value="233623">
            <text:p>233623</text:p>
          </table:table-cell>
          <table:table-cell office:value-type="float" office:value="199251">
            <text:p>199251</text:p>
          </table:table-cell>
          <table:table-cell office:value-type="float" office:value="179573">
            <text:p>179573</text:p>
          </table:table-cell>
          <table:table-cell office:value-type="float" office:value="248958">
            <text:p>248958</text:p>
          </table:table-cell>
          <table:table-cell office:value-type="float" office:value="310834">
            <text:p>310834</text:p>
          </table:table-cell>
          <table:table-cell office:value-type="float" office:value="225276">
            <text:p>225276</text:p>
          </table:table-cell>
          <table:table-cell office:value-type="float" office:value="2259324678">
            <text:p>2259324678</text:p>
          </table:table-cell>
          <table:table-cell office:value-type="float" office:value="241846">
            <text:p>241846</text:p>
          </table:table-cell>
          <table:table-cell office:value-type="float" office:value="175314">
            <text:p>175314</text:p>
          </table:table-cell>
          <table:table-cell office:value-type="float" office:value="162004">
            <text:p>162004</text:p>
          </table:table-cell>
          <table:table-cell office:value-type="float" office:value="17740489">
            <text:p>17740489</text:p>
          </table:table-cell>
          <table:table-cell office:value-type="float" office:value="369122">
            <text:p>369122</text:p>
          </table:table-cell>
          <table:table-cell office:value-type="float" office:value="259202">
            <text:p>259202</text:p>
          </table:table-cell>
          <table:table-cell office:value-type="float" office:value="5801720375">
            <text:p>5801720375</text:p>
          </table:table-cell>
          <table:table-cell office:value-type="float" office:value="202652">
            <text:p>202652</text:p>
          </table:table-cell>
          <table:table-cell office:value-type="float" office:value="164322">
            <text:p>164322</text:p>
          </table:table-cell>
          <table:table-cell office:value-type="float" office:value="169278">
            <text:p>169278</text:p>
          </table:table-cell>
          <table:table-cell office:value-type="float" office:value="309680">
            <text:p>309680</text:p>
          </table:table-cell>
          <table:table-cell office:value-type="float" office:value="276918">
            <text:p>276918</text:p>
          </table:table-cell>
          <table:table-cell office:value-type="float" office:value="234306">
            <text:p>234306</text:p>
          </table:table-cell>
        </table:table-row>
        <table:table-row table:style-name="ro1">
          <table:table-cell office:value-type="float" office:value="7139271632">
            <text:p>7139271632</text:p>
          </table:table-cell>
          <table:table-cell office:value-type="float" office:value="298913">
            <text:p>298913</text:p>
          </table:table-cell>
          <table:table-cell office:value-type="float" office:value="268753">
            <text:p>268753</text:p>
          </table:table-cell>
          <table:table-cell office:value-type="float" office:value="157026">
            <text:p>157026</text:p>
          </table:table-cell>
          <table:table-cell office:value-type="float" office:value="498796">
            <text:p>498796</text:p>
          </table:table-cell>
          <table:table-cell office:value-type="float" office:value="466765">
            <text:p>466765</text:p>
          </table:table-cell>
          <table:table-cell office:value-type="float" office:value="250348">
            <text:p>250348</text:p>
          </table:table-cell>
          <table:table-cell office:value-type="float" office:value="5518851425">
            <text:p>5518851425</text:p>
          </table:table-cell>
          <table:table-cell office:value-type="float" office:value="239267">
            <text:p>239267</text:p>
          </table:table-cell>
          <table:table-cell office:value-type="float" office:value="199776">
            <text:p>199776</text:p>
          </table:table-cell>
          <table:table-cell office:value-type="float" office:value="195974">
            <text:p>195974</text:p>
          </table:table-cell>
          <table:table-cell office:value-type="float" office:value="513876">
            <text:p>513876</text:p>
          </table:table-cell>
          <table:table-cell office:value-type="float" office:value="325277">
            <text:p>325277</text:p>
          </table:table-cell>
          <table:table-cell office:value-type="float" office:value="317628">
            <text:p>317628</text:p>
          </table:table-cell>
          <table:table-cell office:value-type="float" office:value="2630252670">
            <text:p>2630252670</text:p>
          </table:table-cell>
          <table:table-cell office:value-type="float" office:value="266354">
            <text:p>266354</text:p>
          </table:table-cell>
          <table:table-cell office:value-type="float" office:value="171226">
            <text:p>171226</text:p>
          </table:table-cell>
          <table:table-cell office:value-type="float" office:value="208448">
            <text:p>208448</text:p>
          </table:table-cell>
          <table:table-cell office:value-type="float" office:value="44367204">
            <text:p>44367204</text:p>
          </table:table-cell>
          <table:table-cell office:value-type="float" office:value="289610">
            <text:p>289610</text:p>
          </table:table-cell>
          <table:table-cell office:value-type="float" office:value="284434">
            <text:p>284434</text:p>
          </table:table-cell>
        </table:table-row>
        <table:table-row table:style-name="ro1">
          <table:table-cell office:value-type="float" office:value="13751328190">
            <text:p>13751328190</text:p>
          </table:table-cell>
          <table:table-cell office:value-type="float" office:value="196198">
            <text:p>196198</text:p>
          </table:table-cell>
          <table:table-cell office:value-type="float" office:value="256509">
            <text:p>256509</text:p>
          </table:table-cell>
          <table:table-cell office:value-type="float" office:value="217582">
            <text:p>217582</text:p>
          </table:table-cell>
          <table:table-cell office:value-type="float" office:value="45658085">
            <text:p>45658085</text:p>
          </table:table-cell>
          <table:table-cell office:value-type="float" office:value="284288">
            <text:p>284288</text:p>
          </table:table-cell>
          <table:table-cell office:value-type="float" office:value="275483">
            <text:p>275483</text:p>
          </table:table-cell>
          <table:table-cell office:value-type="float" office:value="4572435251">
            <text:p>4572435251</text:p>
          </table:table-cell>
          <table:table-cell office:value-type="float" office:value="207012">
            <text:p>207012</text:p>
          </table:table-cell>
          <table:table-cell office:value-type="float" office:value="203932">
            <text:p>203932</text:p>
          </table:table-cell>
          <table:table-cell office:value-type="float" office:value="209425">
            <text:p>209425</text:p>
          </table:table-cell>
          <table:table-cell office:value-type="float" office:value="25139957">
            <text:p>25139957</text:p>
          </table:table-cell>
          <table:table-cell office:value-type="float" office:value="1280438">
            <text:p>1280438</text:p>
          </table:table-cell>
          <table:table-cell office:value-type="float" office:value="287742">
            <text:p>287742</text:p>
          </table:table-cell>
          <table:table-cell office:value-type="float" office:value="2006288157">
            <text:p>2006288157</text:p>
          </table:table-cell>
          <table:table-cell office:value-type="float" office:value="202652">
            <text:p>202652</text:p>
          </table:table-cell>
          <table:table-cell office:value-type="float" office:value="162190">
            <text:p>162190</text:p>
          </table:table-cell>
          <table:table-cell office:value-type="float" office:value="192444">
            <text:p>192444</text:p>
          </table:table-cell>
          <table:table-cell office:value-type="float" office:value="25292446">
            <text:p>25292446</text:p>
          </table:table-cell>
          <table:table-cell office:value-type="float" office:value="327252">
            <text:p>327252</text:p>
          </table:table-cell>
          <table:table-cell office:value-type="float" office:value="239622">
            <text:p>239622</text:p>
          </table:table-cell>
        </table:table-row>
        <table:table-row table:style-name="ro1">
          <table:table-cell office:value-type="float" office:value="2059843224">
            <text:p>2059843224</text:p>
          </table:table-cell>
          <table:table-cell office:value-type="float" office:value="390537">
            <text:p>390537</text:p>
          </table:table-cell>
          <table:table-cell office:value-type="float" office:value="162854">
            <text:p>162854</text:p>
          </table:table-cell>
          <table:table-cell office:value-type="float" office:value="260680">
            <text:p>260680</text:p>
          </table:table-cell>
          <table:table-cell office:value-type="float" office:value="17681077">
            <text:p>17681077</text:p>
          </table:table-cell>
          <table:table-cell office:value-type="float" office:value="392278">
            <text:p>392278</text:p>
          </table:table-cell>
          <table:table-cell office:value-type="float" office:value="284397">
            <text:p>284397</text:p>
          </table:table-cell>
          <table:table-cell office:value-type="float" office:value="1347401299">
            <text:p>1347401299</text:p>
          </table:table-cell>
          <table:table-cell office:value-type="float" office:value="212032">
            <text:p>212032</text:p>
          </table:table-cell>
          <table:table-cell office:value-type="float" office:value="166742">
            <text:p>166742</text:p>
          </table:table-cell>
          <table:table-cell office:value-type="float" office:value="162634">
            <text:p>162634</text:p>
          </table:table-cell>
          <table:table-cell office:value-type="float" office:value="9253251">
            <text:p>9253251</text:p>
          </table:table-cell>
          <table:table-cell office:value-type="float" office:value="512334">
            <text:p>512334</text:p>
          </table:table-cell>
          <table:table-cell office:value-type="float" office:value="256554">
            <text:p>256554</text:p>
          </table:table-cell>
          <table:table-cell office:value-type="float" office:value="3817511728">
            <text:p>3817511728</text:p>
          </table:table-cell>
          <table:table-cell office:value-type="float" office:value="251615">
            <text:p>251615</text:p>
          </table:table-cell>
          <table:table-cell office:value-type="float" office:value="246920">
            <text:p>246920</text:p>
          </table:table-cell>
          <table:table-cell office:value-type="float" office:value="173946">
            <text:p>173946</text:p>
          </table:table-cell>
          <table:table-cell office:value-type="float" office:value="18621685">
            <text:p>18621685</text:p>
          </table:table-cell>
          <table:table-cell office:value-type="float" office:value="282974">
            <text:p>282974</text:p>
          </table:table-cell>
          <table:table-cell office:value-type="float" office:value="228500">
            <text:p>228500</text:p>
          </table:table-cell>
        </table:table-row>
        <table:table-row table:style-name="ro1">
          <table:table-cell office:value-type="float" office:value="10390685752">
            <text:p>10390685752</text:p>
          </table:table-cell>
          <table:table-cell office:value-type="float" office:value="212867">
            <text:p>212867</text:p>
          </table:table-cell>
          <table:table-cell office:value-type="float" office:value="263307">
            <text:p>263307</text:p>
          </table:table-cell>
          <table:table-cell office:value-type="float" office:value="237148">
            <text:p>237148</text:p>
          </table:table-cell>
          <table:table-cell office:value-type="float" office:value="243486">
            <text:p>243486</text:p>
          </table:table-cell>
          <table:table-cell office:value-type="float" office:value="485144">
            <text:p>485144</text:p>
          </table:table-cell>
          <table:table-cell office:value-type="float" office:value="227402">
            <text:p>227402</text:p>
          </table:table-cell>
          <table:table-cell office:value-type="float" office:value="2484867109">
            <text:p>2484867109</text:p>
          </table:table-cell>
          <table:table-cell office:value-type="float" office:value="236976">
            <text:p>236976</text:p>
          </table:table-cell>
          <table:table-cell office:value-type="float" office:value="164728">
            <text:p>164728</text:p>
          </table:table-cell>
          <table:table-cell office:value-type="float" office:value="227324">
            <text:p>227324</text:p>
          </table:table-cell>
          <table:table-cell office:value-type="float" office:value="6932401">
            <text:p>6932401</text:p>
          </table:table-cell>
          <table:table-cell office:value-type="float" office:value="304628">
            <text:p>304628</text:p>
          </table:table-cell>
          <table:table-cell office:value-type="float" office:value="275880">
            <text:p>275880</text:p>
          </table:table-cell>
          <table:table-cell office:value-type="float" office:value="3359654843">
            <text:p>3359654843</text:p>
          </table:table-cell>
          <table:table-cell office:value-type="float" office:value="207068">
            <text:p>207068</text:p>
          </table:table-cell>
          <table:table-cell office:value-type="float" office:value="162256">
            <text:p>162256</text:p>
          </table:table-cell>
          <table:table-cell office:value-type="float" office:value="159708">
            <text:p>159708</text:p>
          </table:table-cell>
          <table:table-cell office:value-type="float" office:value="20373971">
            <text:p>20373971</text:p>
          </table:table-cell>
          <table:table-cell office:value-type="float" office:value="294474">
            <text:p>294474</text:p>
          </table:table-cell>
          <table:table-cell office:value-type="float" office:value="442253">
            <text:p>442253</text:p>
          </table:table-cell>
        </table:table-row>
        <table:table-row table:style-name="ro1">
          <table:table-cell office:value-type="float" office:value="2130270921">
            <text:p>2130270921</text:p>
          </table:table-cell>
          <table:table-cell office:value-type="float" office:value="204088">
            <text:p>204088</text:p>
          </table:table-cell>
          <table:table-cell office:value-type="float" office:value="153826">
            <text:p>153826</text:p>
          </table:table-cell>
          <table:table-cell office:value-type="float" office:value="259679">
            <text:p>259679</text:p>
          </table:table-cell>
          <table:table-cell office:value-type="float" office:value="4740408">
            <text:p>4740408</text:p>
          </table:table-cell>
          <table:table-cell office:value-type="float" office:value="449268">
            <text:p>449268</text:p>
          </table:table-cell>
          <table:table-cell office:value-type="float" office:value="280423">
            <text:p>280423</text:p>
          </table:table-cell>
          <table:table-cell office:value-type="float" office:value="24626251594">
            <text:p>24626251594</text:p>
          </table:table-cell>
          <table:table-cell office:value-type="float" office:value="241963">
            <text:p>241963</text:p>
          </table:table-cell>
          <table:table-cell office:value-type="float" office:value="275351">
            <text:p>275351</text:p>
          </table:table-cell>
          <table:table-cell office:value-type="float" office:value="166948">
            <text:p>166948</text:p>
          </table:table-cell>
          <table:table-cell office:value-type="float" office:value="477726">
            <text:p>477726</text:p>
          </table:table-cell>
          <table:table-cell office:value-type="float" office:value="475125">
            <text:p>475125</text:p>
          </table:table-cell>
          <table:table-cell office:value-type="float" office:value="261084">
            <text:p>261084</text:p>
          </table:table-cell>
          <table:table-cell office:value-type="float" office:value="9880071281">
            <text:p>9880071281</text:p>
          </table:table-cell>
          <table:table-cell office:value-type="float" office:value="237337">
            <text:p>237337</text:p>
          </table:table-cell>
          <table:table-cell office:value-type="float" office:value="247238">
            <text:p>247238</text:p>
          </table:table-cell>
          <table:table-cell office:value-type="float" office:value="173994">
            <text:p>173994</text:p>
          </table:table-cell>
          <table:table-cell office:value-type="float" office:value="3831846">
            <text:p>3831846</text:p>
          </table:table-cell>
          <table:table-cell office:value-type="float" office:value="370600">
            <text:p>370600</text:p>
          </table:table-cell>
          <table:table-cell office:value-type="float" office:value="256506">
            <text:p>256506</text:p>
          </table:table-cell>
        </table:table-row>
        <table:table-row table:style-name="ro1">
          <table:table-cell office:value-type="float" office:value="3697323041">
            <text:p>3697323041</text:p>
          </table:table-cell>
          <table:table-cell office:value-type="float" office:value="228618">
            <text:p>228618</text:p>
          </table:table-cell>
          <table:table-cell office:value-type="float" office:value="2326092">
            <text:p>2326092</text:p>
          </table:table-cell>
          <table:table-cell office:value-type="float" office:value="237500">
            <text:p>237500</text:p>
          </table:table-cell>
          <table:table-cell office:value-type="float" office:value="915064">
            <text:p>915064</text:p>
          </table:table-cell>
          <table:table-cell office:value-type="float" office:value="333048">
            <text:p>333048</text:p>
          </table:table-cell>
          <table:table-cell office:value-type="float" office:value="301168">
            <text:p>301168</text:p>
          </table:table-cell>
          <table:table-cell office:value-type="float" office:value="31493001760">
            <text:p>31493001760</text:p>
          </table:table-cell>
          <table:table-cell office:value-type="float" office:value="2517660">
            <text:p>2517660</text:p>
          </table:table-cell>
          <table:table-cell office:value-type="float" office:value="185564">
            <text:p>185564</text:p>
          </table:table-cell>
          <table:table-cell office:value-type="float" office:value="167544">
            <text:p>167544</text:p>
          </table:table-cell>
          <table:table-cell office:value-type="float" office:value="7026284">
            <text:p>7026284</text:p>
          </table:table-cell>
          <table:table-cell office:value-type="float" office:value="287602">
            <text:p>287602</text:p>
          </table:table-cell>
          <table:table-cell office:value-type="float" office:value="291903">
            <text:p>291903</text:p>
          </table:table-cell>
          <table:table-cell office:value-type="float" office:value="9476666483">
            <text:p>9476666483</text:p>
          </table:table-cell>
          <table:table-cell office:value-type="float" office:value="218624">
            <text:p>218624</text:p>
          </table:table-cell>
          <table:table-cell office:value-type="float" office:value="193556">
            <text:p>193556</text:p>
          </table:table-cell>
          <table:table-cell office:value-type="float" office:value="179838">
            <text:p>179838</text:p>
          </table:table-cell>
          <table:table-cell office:value-type="float" office:value="5337103">
            <text:p>5337103</text:p>
          </table:table-cell>
          <table:table-cell office:value-type="float" office:value="439016">
            <text:p>439016</text:p>
          </table:table-cell>
          <table:table-cell office:value-type="float" office:value="487152">
            <text:p>487152</text:p>
          </table:table-cell>
        </table:table-row>
        <table:table-row table:style-name="ro1">
          <table:table-cell office:value-type="float" office:value="7813442453">
            <text:p>7813442453</text:p>
          </table:table-cell>
          <table:table-cell office:value-type="float" office:value="264823">
            <text:p>264823</text:p>
          </table:table-cell>
          <table:table-cell office:value-type="float" office:value="238522">
            <text:p>238522</text:p>
          </table:table-cell>
          <table:table-cell office:value-type="float" office:value="492468">
            <text:p>492468</text:p>
          </table:table-cell>
          <table:table-cell office:value-type="float" office:value="16154452">
            <text:p>16154452</text:p>
          </table:table-cell>
          <table:table-cell office:value-type="float" office:value="459143">
            <text:p>459143</text:p>
          </table:table-cell>
          <table:table-cell office:value-type="float" office:value="542423">
            <text:p>542423</text:p>
          </table:table-cell>
          <table:table-cell office:value-type="float" office:value="5974289627">
            <text:p>5974289627</text:p>
          </table:table-cell>
          <table:table-cell office:value-type="float" office:value="233287">
            <text:p>233287</text:p>
          </table:table-cell>
          <table:table-cell office:value-type="float" office:value="257491">
            <text:p>257491</text:p>
          </table:table-cell>
          <table:table-cell office:value-type="float" office:value="186743">
            <text:p>186743</text:p>
          </table:table-cell>
          <table:table-cell office:value-type="float" office:value="275479">
            <text:p>275479</text:p>
          </table:table-cell>
          <table:table-cell office:value-type="float" office:value="339042">
            <text:p>339042</text:p>
          </table:table-cell>
          <table:table-cell office:value-type="float" office:value="251328">
            <text:p>251328</text:p>
          </table:table-cell>
          <table:table-cell office:value-type="float" office:value="10796789263">
            <text:p>10796789263</text:p>
          </table:table-cell>
          <table:table-cell office:value-type="float" office:value="235165">
            <text:p>235165</text:p>
          </table:table-cell>
          <table:table-cell office:value-type="float" office:value="261133">
            <text:p>261133</text:p>
          </table:table-cell>
          <table:table-cell office:value-type="float" office:value="252008">
            <text:p>252008</text:p>
          </table:table-cell>
          <table:table-cell office:value-type="float" office:value="1079995">
            <text:p>1079995</text:p>
          </table:table-cell>
          <table:table-cell office:value-type="float" office:value="344875">
            <text:p>344875</text:p>
          </table:table-cell>
          <table:table-cell office:value-type="float" office:value="403920">
            <text:p>403920</text:p>
          </table:table-cell>
        </table:table-row>
        <table:table-row table:style-name="ro1">
          <table:table-cell office:value-type="float" office:value="7290980637">
            <text:p>7290980637</text:p>
          </table:table-cell>
          <table:table-cell office:value-type="float" office:value="221756">
            <text:p>221756</text:p>
          </table:table-cell>
          <table:table-cell office:value-type="float" office:value="155030">
            <text:p>155030</text:p>
          </table:table-cell>
          <table:table-cell office:value-type="float" office:value="244938">
            <text:p>244938</text:p>
          </table:table-cell>
          <table:table-cell office:value-type="float" office:value="1453594">
            <text:p>1453594</text:p>
          </table:table-cell>
          <table:table-cell office:value-type="float" office:value="267398">
            <text:p>267398</text:p>
          </table:table-cell>
          <table:table-cell office:value-type="float" office:value="301522">
            <text:p>301522</text:p>
          </table:table-cell>
          <table:table-cell office:value-type="float" office:value="2109919519">
            <text:p>2109919519</text:p>
          </table:table-cell>
          <table:table-cell office:value-type="float" office:value="287508">
            <text:p>287508</text:p>
          </table:table-cell>
          <table:table-cell office:value-type="float" office:value="172436">
            <text:p>172436</text:p>
          </table:table-cell>
          <table:table-cell office:value-type="float" office:value="159664">
            <text:p>159664</text:p>
          </table:table-cell>
          <table:table-cell office:value-type="float" office:value="4099924">
            <text:p>4099924</text:p>
          </table:table-cell>
          <table:table-cell office:value-type="float" office:value="314101">
            <text:p>314101</text:p>
          </table:table-cell>
          <table:table-cell office:value-type="float" office:value="234382">
            <text:p>234382</text:p>
          </table:table-cell>
          <table:table-cell office:value-type="float" office:value="3178986172">
            <text:p>3178986172</text:p>
          </table:table-cell>
          <table:table-cell office:value-type="float" office:value="232783">
            <text:p>232783</text:p>
          </table:table-cell>
          <table:table-cell office:value-type="float" office:value="184102">
            <text:p>184102</text:p>
          </table:table-cell>
          <table:table-cell office:value-type="float" office:value="169698">
            <text:p>169698</text:p>
          </table:table-cell>
          <table:table-cell office:value-type="float" office:value="17428963">
            <text:p>17428963</text:p>
          </table:table-cell>
          <table:table-cell office:value-type="float" office:value="334322">
            <text:p>334322</text:p>
          </table:table-cell>
          <table:table-cell office:value-type="float" office:value="228436">
            <text:p>228436</text:p>
          </table:table-cell>
        </table:table-row>
        <table:table-row table:style-name="ro1">
          <table:table-cell office:value-type="float" office:value="4595854716">
            <text:p>4595854716</text:p>
          </table:table-cell>
          <table:table-cell office:value-type="float" office:value="193658">
            <text:p>193658</text:p>
          </table:table-cell>
          <table:table-cell office:value-type="float" office:value="153570">
            <text:p>153570</text:p>
          </table:table-cell>
          <table:table-cell office:value-type="float" office:value="232779">
            <text:p>232779</text:p>
          </table:table-cell>
          <table:table-cell office:value-type="float" office:value="253100">
            <text:p>253100</text:p>
          </table:table-cell>
          <table:table-cell office:value-type="float" office:value="272324">
            <text:p>272324</text:p>
          </table:table-cell>
          <table:table-cell office:value-type="float" office:value="263962">
            <text:p>263962</text:p>
          </table:table-cell>
          <table:table-cell office:value-type="float" office:value="3477860080">
            <text:p>3477860080</text:p>
          </table:table-cell>
          <table:table-cell office:value-type="float" office:value="201904">
            <text:p>201904</text:p>
          </table:table-cell>
          <table:table-cell office:value-type="float" office:value="167734">
            <text:p>167734</text:p>
          </table:table-cell>
          <table:table-cell office:value-type="float" office:value="343902">
            <text:p>343902</text:p>
          </table:table-cell>
          <table:table-cell office:value-type="float" office:value="75246051">
            <text:p>75246051</text:p>
          </table:table-cell>
          <table:table-cell office:value-type="float" office:value="334643">
            <text:p>334643</text:p>
          </table:table-cell>
          <table:table-cell office:value-type="float" office:value="238124">
            <text:p>238124</text:p>
          </table:table-cell>
          <table:table-cell office:value-type="float" office:value="5096308827">
            <text:p>5096308827</text:p>
          </table:table-cell>
          <table:table-cell office:value-type="float" office:value="238553">
            <text:p>238553</text:p>
          </table:table-cell>
          <table:table-cell office:value-type="float" office:value="168528">
            <text:p>168528</text:p>
          </table:table-cell>
          <table:table-cell office:value-type="float" office:value="180778">
            <text:p>180778</text:p>
          </table:table-cell>
          <table:table-cell office:value-type="float" office:value="8255888">
            <text:p>8255888</text:p>
          </table:table-cell>
          <table:table-cell office:value-type="float" office:value="280872">
            <text:p>280872</text:p>
          </table:table-cell>
          <table:table-cell office:value-type="float" office:value="273212">
            <text:p>273212</text:p>
          </table:table-cell>
        </table:table-row>
        <table:table-row table:style-name="ro1">
          <table:table-cell office:value-type="float" office:value="2732551494">
            <text:p>2732551494</text:p>
          </table:table-cell>
          <table:table-cell office:value-type="float" office:value="193482">
            <text:p>193482</text:p>
          </table:table-cell>
          <table:table-cell office:value-type="float" office:value="198730">
            <text:p>198730</text:p>
          </table:table-cell>
          <table:table-cell office:value-type="float" office:value="184204">
            <text:p>184204</text:p>
          </table:table-cell>
          <table:table-cell office:value-type="float" office:value="278152">
            <text:p>278152</text:p>
          </table:table-cell>
          <table:table-cell office:value-type="float" office:value="271806">
            <text:p>271806</text:p>
          </table:table-cell>
          <table:table-cell office:value-type="float" office:value="247676">
            <text:p>247676</text:p>
          </table:table-cell>
          <table:table-cell office:value-type="float" office:value="773576361">
            <text:p>773576361</text:p>
          </table:table-cell>
          <table:table-cell office:value-type="float" office:value="203866">
            <text:p>203866</text:p>
          </table:table-cell>
          <table:table-cell office:value-type="float" office:value="165690">
            <text:p>165690</text:p>
          </table:table-cell>
          <table:table-cell office:value-type="float" office:value="162198">
            <text:p>162198</text:p>
          </table:table-cell>
          <table:table-cell office:value-type="float" office:value="4061504">
            <text:p>4061504</text:p>
          </table:table-cell>
          <table:table-cell office:value-type="float" office:value="280792">
            <text:p>280792</text:p>
          </table:table-cell>
          <table:table-cell office:value-type="float" office:value="353647">
            <text:p>353647</text:p>
          </table:table-cell>
          <table:table-cell office:value-type="float" office:value="6311157705">
            <text:p>6311157705</text:p>
          </table:table-cell>
          <table:table-cell office:value-type="float" office:value="207302">
            <text:p>207302</text:p>
          </table:table-cell>
          <table:table-cell office:value-type="float" office:value="196724">
            <text:p>196724</text:p>
          </table:table-cell>
          <table:table-cell office:value-type="float" office:value="205855">
            <text:p>205855</text:p>
          </table:table-cell>
          <table:table-cell office:value-type="float" office:value="6093697">
            <text:p>6093697</text:p>
          </table:table-cell>
          <table:table-cell office:value-type="float" office:value="324889">
            <text:p>324889</text:p>
          </table:table-cell>
          <table:table-cell office:value-type="float" office:value="242310">
            <text:p>242310</text:p>
          </table:table-cell>
        </table:table-row>
        <table:table-row table:style-name="ro1">
          <table:table-cell office:value-type="float" office:value="1354089575">
            <text:p>1354089575</text:p>
          </table:table-cell>
          <table:table-cell office:value-type="float" office:value="195862">
            <text:p>195862</text:p>
          </table:table-cell>
          <table:table-cell office:value-type="float" office:value="197597">
            <text:p>197597</text:p>
          </table:table-cell>
          <table:table-cell office:value-type="float" office:value="161044">
            <text:p>161044</text:p>
          </table:table-cell>
          <table:table-cell office:value-type="float" office:value="4110572">
            <text:p>4110572</text:p>
          </table:table-cell>
          <table:table-cell office:value-type="float" office:value="257134">
            <text:p>257134</text:p>
          </table:table-cell>
          <table:table-cell office:value-type="float" office:value="271422">
            <text:p>271422</text:p>
          </table:table-cell>
          <table:table-cell office:value-type="float" office:value="15270973546">
            <text:p>15270973546</text:p>
          </table:table-cell>
          <table:table-cell office:value-type="float" office:value="206870">
            <text:p>206870</text:p>
          </table:table-cell>
          <table:table-cell office:value-type="float" office:value="204281">
            <text:p>204281</text:p>
          </table:table-cell>
          <table:table-cell office:value-type="float" office:value="174522">
            <text:p>174522</text:p>
          </table:table-cell>
          <table:table-cell office:value-type="float" office:value="586838">
            <text:p>586838</text:p>
          </table:table-cell>
          <table:table-cell office:value-type="float" office:value="269458">
            <text:p>269458</text:p>
          </table:table-cell>
          <table:table-cell office:value-type="float" office:value="221790">
            <text:p>221790</text:p>
          </table:table-cell>
          <table:table-cell office:value-type="float" office:value="17951248652">
            <text:p>17951248652</text:p>
          </table:table-cell>
          <table:table-cell office:value-type="float" office:value="258868">
            <text:p>258868</text:p>
          </table:table-cell>
          <table:table-cell office:value-type="float" office:value="165910">
            <text:p>165910</text:p>
          </table:table-cell>
          <table:table-cell office:value-type="float" office:value="160444">
            <text:p>160444</text:p>
          </table:table-cell>
          <table:table-cell office:value-type="float" office:value="4478744">
            <text:p>4478744</text:p>
          </table:table-cell>
          <table:table-cell office:value-type="float" office:value="382149">
            <text:p>382149</text:p>
          </table:table-cell>
          <table:table-cell office:value-type="float" office:value="327575">
            <text:p>327575</text:p>
          </table:table-cell>
        </table:table-row>
        <table:table-row table:style-name="ro1">
          <table:table-cell office:value-type="float" office:value="2822799953">
            <text:p>2822799953</text:p>
          </table:table-cell>
          <table:table-cell office:value-type="float" office:value="220911">
            <text:p>220911</text:p>
          </table:table-cell>
          <table:table-cell office:value-type="float" office:value="189448">
            <text:p>189448</text:p>
          </table:table-cell>
          <table:table-cell office:value-type="float" office:value="154298">
            <text:p>154298</text:p>
          </table:table-cell>
          <table:table-cell office:value-type="float" office:value="563214">
            <text:p>563214</text:p>
          </table:table-cell>
          <table:table-cell office:value-type="float" office:value="342429">
            <text:p>342429</text:p>
          </table:table-cell>
          <table:table-cell office:value-type="float" office:value="620404">
            <text:p>620404</text:p>
          </table:table-cell>
          <table:table-cell office:value-type="float" office:value="2936317150">
            <text:p>2936317150</text:p>
          </table:table-cell>
          <table:table-cell office:value-type="float" office:value="262076">
            <text:p>262076</text:p>
          </table:table-cell>
          <table:table-cell office:value-type="float" office:value="171600">
            <text:p>171600</text:p>
          </table:table-cell>
          <table:table-cell office:value-type="float" office:value="162920">
            <text:p>162920</text:p>
          </table:table-cell>
          <table:table-cell office:value-type="float" office:value="2509613">
            <text:p>2509613</text:p>
          </table:table-cell>
          <table:table-cell office:value-type="float" office:value="316214">
            <text:p>316214</text:p>
          </table:table-cell>
          <table:table-cell office:value-type="float" office:value="312732">
            <text:p>312732</text:p>
          </table:table-cell>
          <table:table-cell office:value-type="float" office:value="1317510690">
            <text:p>1317510690</text:p>
          </table:table-cell>
          <table:table-cell office:value-type="float" office:value="253848">
            <text:p>253848</text:p>
          </table:table-cell>
          <table:table-cell office:value-type="float" office:value="214238">
            <text:p>214238</text:p>
          </table:table-cell>
          <table:table-cell office:value-type="float" office:value="269184">
            <text:p>269184</text:p>
          </table:table-cell>
          <table:table-cell office:value-type="float" office:value="32819124">
            <text:p>32819124</text:p>
          </table:table-cell>
          <table:table-cell office:value-type="float" office:value="286324">
            <text:p>286324</text:p>
          </table:table-cell>
          <table:table-cell office:value-type="float" office:value="239902">
            <text:p>239902</text:p>
          </table:table-cell>
        </table:table-row>
        <table:table-row table:style-name="ro1">
          <table:table-cell office:value-type="float" office:value="2698768027">
            <text:p>2698768027</text:p>
          </table:table-cell>
          <table:table-cell office:value-type="float" office:value="194454">
            <text:p>194454</text:p>
          </table:table-cell>
          <table:table-cell office:value-type="float" office:value="157964">
            <text:p>157964</text:p>
          </table:table-cell>
          <table:table-cell office:value-type="float" office:value="152256">
            <text:p>152256</text:p>
          </table:table-cell>
          <table:table-cell office:value-type="float" office:value="5317502">
            <text:p>5317502</text:p>
          </table:table-cell>
          <table:table-cell office:value-type="float" office:value="519267">
            <text:p>519267</text:p>
          </table:table-cell>
          <table:table-cell office:value-type="float" office:value="223122">
            <text:p>223122</text:p>
          </table:table-cell>
          <table:table-cell office:value-type="float" office:value="5844748341">
            <text:p>5844748341</text:p>
          </table:table-cell>
          <table:table-cell office:value-type="float" office:value="209512">
            <text:p>209512</text:p>
          </table:table-cell>
          <table:table-cell office:value-type="float" office:value="186129">
            <text:p>186129</text:p>
          </table:table-cell>
          <table:table-cell office:value-type="float" office:value="293715">
            <text:p>293715</text:p>
          </table:table-cell>
          <table:table-cell office:value-type="float" office:value="18896362">
            <text:p>18896362</text:p>
          </table:table-cell>
          <table:table-cell office:value-type="float" office:value="463677">
            <text:p>463677</text:p>
          </table:table-cell>
          <table:table-cell office:value-type="float" office:value="259276">
            <text:p>259276</text:p>
          </table:table-cell>
          <table:table-cell office:value-type="float" office:value="19321652785">
            <text:p>19321652785</text:p>
          </table:table-cell>
          <table:table-cell office:value-type="float" office:value="254235">
            <text:p>254235</text:p>
          </table:table-cell>
          <table:table-cell office:value-type="float" office:value="167676">
            <text:p>167676</text:p>
          </table:table-cell>
          <table:table-cell office:value-type="float" office:value="161626">
            <text:p>161626</text:p>
          </table:table-cell>
          <table:table-cell office:value-type="float" office:value="448840">
            <text:p>448840</text:p>
          </table:table-cell>
          <table:table-cell office:value-type="float" office:value="297442">
            <text:p>297442</text:p>
          </table:table-cell>
          <table:table-cell office:value-type="float" office:value="320803">
            <text:p>320803</text:p>
          </table:table-cell>
        </table:table-row>
        <table:table-row table:style-name="ro1">
          <table:table-cell office:value-type="float" office:value="33692969551">
            <text:p>33692969551</text:p>
          </table:table-cell>
          <table:table-cell office:value-type="float" office:value="193806">
            <text:p>193806</text:p>
          </table:table-cell>
          <table:table-cell office:value-type="float" office:value="183137">
            <text:p>183137</text:p>
          </table:table-cell>
          <table:table-cell office:value-type="float" office:value="156622">
            <text:p>156622</text:p>
          </table:table-cell>
          <table:table-cell office:value-type="float" office:value="459456">
            <text:p>459456</text:p>
          </table:table-cell>
          <table:table-cell office:value-type="float" office:value="256874">
            <text:p>256874</text:p>
          </table:table-cell>
          <table:table-cell office:value-type="float" office:value="274680">
            <text:p>274680</text:p>
          </table:table-cell>
          <table:table-cell office:value-type="float" office:value="20444646779">
            <text:p>20444646779</text:p>
          </table:table-cell>
          <table:table-cell office:value-type="float" office:value="230260">
            <text:p>230260</text:p>
          </table:table-cell>
          <table:table-cell office:value-type="float" office:value="171796">
            <text:p>171796</text:p>
          </table:table-cell>
          <table:table-cell office:value-type="float" office:value="163778">
            <text:p>163778</text:p>
          </table:table-cell>
          <table:table-cell office:value-type="float" office:value="3159114">
            <text:p>3159114</text:p>
          </table:table-cell>
          <table:table-cell office:value-type="float" office:value="282680">
            <text:p>282680</text:p>
          </table:table-cell>
          <table:table-cell office:value-type="float" office:value="243732">
            <text:p>243732</text:p>
          </table:table-cell>
          <table:table-cell office:value-type="float" office:value="13034951725">
            <text:p>13034951725</text:p>
          </table:table-cell>
          <table:table-cell office:value-type="float" office:value="259841">
            <text:p>259841</text:p>
          </table:table-cell>
          <table:table-cell office:value-type="float" office:value="198875">
            <text:p>198875</text:p>
          </table:table-cell>
          <table:table-cell office:value-type="float" office:value="202021">
            <text:p>202021</text:p>
          </table:table-cell>
          <table:table-cell office:value-type="float" office:value="9054115">
            <text:p>9054115</text:p>
          </table:table-cell>
          <table:table-cell office:value-type="float" office:value="414041">
            <text:p>414041</text:p>
          </table:table-cell>
          <table:table-cell office:value-type="float" office:value="1463645">
            <text:p>1463645</text:p>
          </table:table-cell>
        </table:table-row>
        <table:table-row table:style-name="ro1">
          <table:table-cell office:value-type="float" office:value="8610703366">
            <text:p>8610703366</text:p>
          </table:table-cell>
          <table:table-cell office:value-type="float" office:value="194000">
            <text:p>194000</text:p>
          </table:table-cell>
          <table:table-cell office:value-type="float" office:value="159934">
            <text:p>159934</text:p>
          </table:table-cell>
          <table:table-cell office:value-type="float" office:value="185262">
            <text:p>185262</text:p>
          </table:table-cell>
          <table:table-cell office:value-type="float" office:value="26105828">
            <text:p>26105828</text:p>
          </table:table-cell>
          <table:table-cell office:value-type="float" office:value="310635">
            <text:p>310635</text:p>
          </table:table-cell>
          <table:table-cell office:value-type="float" office:value="209756">
            <text:p>209756</text:p>
          </table:table-cell>
          <table:table-cell office:value-type="float" office:value="2751468241">
            <text:p>2751468241</text:p>
          </table:table-cell>
          <table:table-cell office:value-type="float" office:value="205092">
            <text:p>205092</text:p>
          </table:table-cell>
          <table:table-cell office:value-type="float" office:value="165272">
            <text:p>165272</text:p>
          </table:table-cell>
          <table:table-cell office:value-type="float" office:value="252318">
            <text:p>252318</text:p>
          </table:table-cell>
          <table:table-cell office:value-type="float" office:value="24592992">
            <text:p>24592992</text:p>
          </table:table-cell>
          <table:table-cell office:value-type="float" office:value="383669">
            <text:p>383669</text:p>
          </table:table-cell>
          <table:table-cell office:value-type="float" office:value="246838">
            <text:p>246838</text:p>
          </table:table-cell>
          <table:table-cell office:value-type="float" office:value="24515893776">
            <text:p>24515893776</text:p>
          </table:table-cell>
          <table:table-cell office:value-type="float" office:value="336009">
            <text:p>336009</text:p>
          </table:table-cell>
          <table:table-cell office:value-type="float" office:value="214512">
            <text:p>214512</text:p>
          </table:table-cell>
          <table:table-cell office:value-type="float" office:value="165748">
            <text:p>165748</text:p>
          </table:table-cell>
          <table:table-cell office:value-type="float" office:value="7963223">
            <text:p>7963223</text:p>
          </table:table-cell>
          <table:table-cell office:value-type="float" office:value="342603">
            <text:p>342603</text:p>
          </table:table-cell>
          <table:table-cell office:value-type="float" office:value="223586">
            <text:p>223586</text:p>
          </table:table-cell>
        </table:table-row>
        <table:table-row table:style-name="ro1">
          <table:table-cell office:value-type="float" office:value="5886204733">
            <text:p>5886204733</text:p>
          </table:table-cell>
          <table:table-cell office:value-type="float" office:value="292689">
            <text:p>292689</text:p>
          </table:table-cell>
          <table:table-cell office:value-type="float" office:value="152418">
            <text:p>152418</text:p>
          </table:table-cell>
          <table:table-cell office:value-type="float" office:value="153904">
            <text:p>153904</text:p>
          </table:table-cell>
          <table:table-cell office:value-type="float" office:value="2081924">
            <text:p>2081924</text:p>
          </table:table-cell>
          <table:table-cell office:value-type="float" office:value="299971">
            <text:p>299971</text:p>
          </table:table-cell>
          <table:table-cell office:value-type="float" office:value="286501">
            <text:p>286501</text:p>
          </table:table-cell>
          <table:table-cell office:value-type="float" office:value="3302618011">
            <text:p>3302618011</text:p>
          </table:table-cell>
          <table:table-cell office:value-type="float" office:value="207920">
            <text:p>207920</text:p>
          </table:table-cell>
          <table:table-cell office:value-type="float" office:value="168450">
            <text:p>168450</text:p>
          </table:table-cell>
          <table:table-cell office:value-type="float" office:value="184864">
            <text:p>184864</text:p>
          </table:table-cell>
          <table:table-cell office:value-type="float" office:value="7739874">
            <text:p>7739874</text:p>
          </table:table-cell>
          <table:table-cell office:value-type="float" office:value="330371">
            <text:p>330371</text:p>
          </table:table-cell>
          <table:table-cell office:value-type="float" office:value="226700">
            <text:p>226700</text:p>
          </table:table-cell>
          <table:table-cell office:value-type="float" office:value="37850869291">
            <text:p>37850869291</text:p>
          </table:table-cell>
          <table:table-cell office:value-type="float" office:value="265803">
            <text:p>265803</text:p>
          </table:table-cell>
          <table:table-cell office:value-type="float" office:value="168644">
            <text:p>168644</text:p>
          </table:table-cell>
          <table:table-cell office:value-type="float" office:value="239618">
            <text:p>239618</text:p>
          </table:table-cell>
          <table:table-cell office:value-type="float" office:value="14936446">
            <text:p>14936446</text:p>
          </table:table-cell>
          <table:table-cell office:value-type="float" office:value="340510">
            <text:p>340510</text:p>
          </table:table-cell>
          <table:table-cell office:value-type="float" office:value="376344">
            <text:p>376344</text:p>
          </table:table-cell>
        </table:table-row>
        <table:table-row table:style-name="ro1">
          <table:table-cell office:value-type="float" office:value="1793498736">
            <text:p>1793498736</text:p>
          </table:table-cell>
          <table:table-cell office:value-type="float" office:value="236636">
            <text:p>236636</text:p>
          </table:table-cell>
          <table:table-cell office:value-type="float" office:value="154374">
            <text:p>154374</text:p>
          </table:table-cell>
          <table:table-cell office:value-type="float" office:value="149770">
            <text:p>149770</text:p>
          </table:table-cell>
          <table:table-cell office:value-type="float" office:value="7996571">
            <text:p>7996571</text:p>
          </table:table-cell>
          <table:table-cell office:value-type="float" office:value="682709">
            <text:p>682709</text:p>
          </table:table-cell>
          <table:table-cell office:value-type="float" office:value="250336">
            <text:p>250336</text:p>
          </table:table-cell>
          <table:table-cell office:value-type="float" office:value="2883526319">
            <text:p>2883526319</text:p>
          </table:table-cell>
          <table:table-cell office:value-type="float" office:value="243691">
            <text:p>243691</text:p>
          </table:table-cell>
          <table:table-cell office:value-type="float" office:value="200574">
            <text:p>200574</text:p>
          </table:table-cell>
          <table:table-cell office:value-type="float" office:value="169650">
            <text:p>169650</text:p>
          </table:table-cell>
          <table:table-cell office:value-type="float" office:value="30335113">
            <text:p>30335113</text:p>
          </table:table-cell>
          <table:table-cell office:value-type="float" office:value="368227">
            <text:p>368227</text:p>
          </table:table-cell>
          <table:table-cell office:value-type="float" office:value="321522">
            <text:p>321522</text:p>
          </table:table-cell>
          <table:table-cell office:value-type="float" office:value="18557647973">
            <text:p>18557647973</text:p>
          </table:table-cell>
          <table:table-cell office:value-type="float" office:value="350513">
            <text:p>350513</text:p>
          </table:table-cell>
          <table:table-cell office:value-type="float" office:value="175826">
            <text:p>175826</text:p>
          </table:table-cell>
          <table:table-cell office:value-type="float" office:value="162514">
            <text:p>162514</text:p>
          </table:table-cell>
          <table:table-cell office:value-type="float" office:value="26226913">
            <text:p>26226913</text:p>
          </table:table-cell>
          <table:table-cell office:value-type="float" office:value="353902">
            <text:p>353902</text:p>
          </table:table-cell>
          <table:table-cell office:value-type="float" office:value="350212">
            <text:p>350212</text:p>
          </table:table-cell>
        </table:table-row>
        <table:table-row table:style-name="ro1">
          <table:table-cell office:value-type="float" office:value="3656744811">
            <text:p>3656744811</text:p>
          </table:table-cell>
          <table:table-cell office:value-type="float" office:value="1766140">
            <text:p>1766140</text:p>
          </table:table-cell>
          <table:table-cell office:value-type="float" office:value="195865">
            <text:p>195865</text:p>
          </table:table-cell>
          <table:table-cell office:value-type="float" office:value="152998">
            <text:p>152998</text:p>
          </table:table-cell>
          <table:table-cell office:value-type="float" office:value="242606">
            <text:p>242606</text:p>
          </table:table-cell>
          <table:table-cell office:value-type="float" office:value="321084">
            <text:p>321084</text:p>
          </table:table-cell>
          <table:table-cell office:value-type="float" office:value="230676">
            <text:p>230676</text:p>
          </table:table-cell>
          <table:table-cell office:value-type="float" office:value="3564320786">
            <text:p>3564320786</text:p>
          </table:table-cell>
          <table:table-cell office:value-type="float" office:value="204454">
            <text:p>204454</text:p>
          </table:table-cell>
          <table:table-cell office:value-type="float" office:value="194658">
            <text:p>194658</text:p>
          </table:table-cell>
          <table:table-cell office:value-type="float" office:value="292714">
            <text:p>292714</text:p>
          </table:table-cell>
          <table:table-cell office:value-type="float" office:value="11978183">
            <text:p>11978183</text:p>
          </table:table-cell>
          <table:table-cell office:value-type="float" office:value="275542">
            <text:p>275542</text:p>
          </table:table-cell>
          <table:table-cell office:value-type="float" office:value="285171">
            <text:p>285171</text:p>
          </table:table-cell>
          <table:table-cell office:value-type="float" office:value="3161155739">
            <text:p>3161155739</text:p>
          </table:table-cell>
          <table:table-cell office:value-type="float" office:value="307335">
            <text:p>307335</text:p>
          </table:table-cell>
          <table:table-cell office:value-type="float" office:value="163470">
            <text:p>163470</text:p>
          </table:table-cell>
          <table:table-cell office:value-type="float" office:value="1793155">
            <text:p>1793155</text:p>
          </table:table-cell>
          <table:table-cell office:value-type="float" office:value="11628191">
            <text:p>11628191</text:p>
          </table:table-cell>
          <table:table-cell office:value-type="float" office:value="368438">
            <text:p>368438</text:p>
          </table:table-cell>
          <table:table-cell office:value-type="float" office:value="227742">
            <text:p>227742</text:p>
          </table:table-cell>
        </table:table-row>
        <table:table-row table:style-name="ro1">
          <table:table-cell office:value-type="float" office:value="1723024354">
            <text:p>1723024354</text:p>
          </table:table-cell>
          <table:table-cell office:value-type="float" office:value="192358">
            <text:p>192358</text:p>
          </table:table-cell>
          <table:table-cell office:value-type="float" office:value="200389">
            <text:p>200389</text:p>
          </table:table-cell>
          <table:table-cell office:value-type="float" office:value="160918">
            <text:p>160918</text:p>
          </table:table-cell>
          <table:table-cell office:value-type="float" office:value="3046911">
            <text:p>3046911</text:p>
          </table:table-cell>
          <table:table-cell office:value-type="float" office:value="380259">
            <text:p>380259</text:p>
          </table:table-cell>
          <table:table-cell office:value-type="float" office:value="363526">
            <text:p>363526</text:p>
          </table:table-cell>
          <table:table-cell office:value-type="float" office:value="4461981950">
            <text:p>4461981950</text:p>
          </table:table-cell>
          <table:table-cell office:value-type="float" office:value="227830">
            <text:p>227830</text:p>
          </table:table-cell>
          <table:table-cell office:value-type="float" office:value="227146">
            <text:p>227146</text:p>
          </table:table-cell>
          <table:table-cell office:value-type="float" office:value="170046">
            <text:p>170046</text:p>
          </table:table-cell>
          <table:table-cell office:value-type="float" office:value="16863549">
            <text:p>16863549</text:p>
          </table:table-cell>
          <table:table-cell office:value-type="float" office:value="445600">
            <text:p>445600</text:p>
          </table:table-cell>
          <table:table-cell office:value-type="float" office:value="262818">
            <text:p>262818</text:p>
          </table:table-cell>
          <table:table-cell office:value-type="float" office:value="20657270949">
            <text:p>20657270949</text:p>
          </table:table-cell>
          <table:table-cell office:value-type="float" office:value="280062">
            <text:p>280062</text:p>
          </table:table-cell>
          <table:table-cell office:value-type="float" office:value="205135">
            <text:p>205135</text:p>
          </table:table-cell>
          <table:table-cell office:value-type="float" office:value="164016">
            <text:p>164016</text:p>
          </table:table-cell>
          <table:table-cell office:value-type="float" office:value="1164857">
            <text:p>1164857</text:p>
          </table:table-cell>
          <table:table-cell office:value-type="float" office:value="457710">
            <text:p>457710</text:p>
          </table:table-cell>
          <table:table-cell office:value-type="float" office:value="251076">
            <text:p>251076</text:p>
          </table:table-cell>
        </table:table-row>
        <table:table-row table:style-name="ro1">
          <table:table-cell office:value-type="float" office:value="3068839238">
            <text:p>3068839238</text:p>
          </table:table-cell>
          <table:table-cell office:value-type="float" office:value="264111">
            <text:p>264111</text:p>
          </table:table-cell>
          <table:table-cell office:value-type="float" office:value="155026">
            <text:p>155026</text:p>
          </table:table-cell>
          <table:table-cell office:value-type="float" office:value="175828">
            <text:p>175828</text:p>
          </table:table-cell>
          <table:table-cell office:value-type="float" office:value="18362227">
            <text:p>18362227</text:p>
          </table:table-cell>
          <table:table-cell office:value-type="float" office:value="324534">
            <text:p>324534</text:p>
          </table:table-cell>
          <table:table-cell office:value-type="float" office:value="249208">
            <text:p>249208</text:p>
          </table:table-cell>
          <table:table-cell office:value-type="float" office:value="5578374898">
            <text:p>5578374898</text:p>
          </table:table-cell>
          <table:table-cell office:value-type="float" office:value="207138">
            <text:p>207138</text:p>
          </table:table-cell>
          <table:table-cell office:value-type="float" office:value="222074">
            <text:p>222074</text:p>
          </table:table-cell>
          <table:table-cell office:value-type="float" office:value="178416">
            <text:p>178416</text:p>
          </table:table-cell>
          <table:table-cell office:value-type="float" office:value="684284">
            <text:p>684284</text:p>
          </table:table-cell>
          <table:table-cell office:value-type="float" office:value="313149">
            <text:p>313149</text:p>
          </table:table-cell>
          <table:table-cell office:value-type="float" office:value="339829">
            <text:p>339829</text:p>
          </table:table-cell>
          <table:table-cell office:value-type="float" office:value="6313836789">
            <text:p>6313836789</text:p>
          </table:table-cell>
          <table:table-cell office:value-type="float" office:value="949959">
            <text:p>949959</text:p>
          </table:table-cell>
          <table:table-cell office:value-type="float" office:value="171018">
            <text:p>171018</text:p>
          </table:table-cell>
          <table:table-cell office:value-type="float" office:value="160548">
            <text:p>160548</text:p>
          </table:table-cell>
          <table:table-cell office:value-type="float" office:value="13396028">
            <text:p>13396028</text:p>
          </table:table-cell>
          <table:table-cell office:value-type="float" office:value="342527">
            <text:p>342527</text:p>
          </table:table-cell>
          <table:table-cell office:value-type="float" office:value="337635">
            <text:p>337635</text:p>
          </table:table-cell>
        </table:table-row>
        <table:table-row table:style-name="ro1">
          <table:table-cell office:value-type="float" office:value="4479083176">
            <text:p>4479083176</text:p>
          </table:table-cell>
          <table:table-cell office:value-type="float" office:value="339902">
            <text:p>339902</text:p>
          </table:table-cell>
          <table:table-cell office:value-type="float" office:value="307953">
            <text:p>307953</text:p>
          </table:table-cell>
          <table:table-cell office:value-type="float" office:value="234281">
            <text:p>234281</text:p>
          </table:table-cell>
          <table:table-cell office:value-type="float" office:value="2733036">
            <text:p>2733036</text:p>
          </table:table-cell>
          <table:table-cell office:value-type="float" office:value="594091">
            <text:p>594091</text:p>
          </table:table-cell>
          <table:table-cell office:value-type="float" office:value="397094">
            <text:p>397094</text:p>
          </table:table-cell>
          <table:table-cell office:value-type="float" office:value="8399965887">
            <text:p>8399965887</text:p>
          </table:table-cell>
          <table:table-cell office:value-type="float" office:value="251145">
            <text:p>251145</text:p>
          </table:table-cell>
          <table:table-cell office:value-type="float" office:value="193229">
            <text:p>193229</text:p>
          </table:table-cell>
          <table:table-cell office:value-type="float" office:value="166766">
            <text:p>166766</text:p>
          </table:table-cell>
          <table:table-cell office:value-type="float" office:value="821546">
            <text:p>821546</text:p>
          </table:table-cell>
          <table:table-cell office:value-type="float" office:value="562643">
            <text:p>562643</text:p>
          </table:table-cell>
          <table:table-cell office:value-type="float" office:value="250432">
            <text:p>250432</text:p>
          </table:table-cell>
          <table:table-cell office:value-type="float" office:value="3569572149">
            <text:p>3569572149</text:p>
          </table:table-cell>
          <table:table-cell office:value-type="float" office:value="233943">
            <text:p>233943</text:p>
          </table:table-cell>
          <table:table-cell office:value-type="float" office:value="167388">
            <text:p>167388</text:p>
          </table:table-cell>
          <table:table-cell office:value-type="float" office:value="158752">
            <text:p>158752</text:p>
          </table:table-cell>
          <table:table-cell office:value-type="float" office:value="409209">
            <text:p>409209</text:p>
          </table:table-cell>
          <table:table-cell office:value-type="float" office:value="289740">
            <text:p>289740</text:p>
          </table:table-cell>
          <table:table-cell office:value-type="float" office:value="282013">
            <text:p>282013</text:p>
          </table:table-cell>
        </table:table-row>
        <table:table-row table:style-name="ro1">
          <table:table-cell office:value-type="float" office:value="5642576480">
            <text:p>5642576480</text:p>
          </table:table-cell>
          <table:table-cell office:value-type="float" office:value="277074">
            <text:p>277074</text:p>
          </table:table-cell>
          <table:table-cell office:value-type="float" office:value="174270">
            <text:p>174270</text:p>
          </table:table-cell>
          <table:table-cell office:value-type="float" office:value="159526">
            <text:p>159526</text:p>
          </table:table-cell>
          <table:table-cell office:value-type="float" office:value="4164260">
            <text:p>4164260</text:p>
          </table:table-cell>
          <table:table-cell office:value-type="float" office:value="445001">
            <text:p>445001</text:p>
          </table:table-cell>
          <table:table-cell office:value-type="float" office:value="231374">
            <text:p>231374</text:p>
          </table:table-cell>
          <table:table-cell office:value-type="float" office:value="10484309860">
            <text:p>10484309860</text:p>
          </table:table-cell>
          <table:table-cell office:value-type="float" office:value="206700">
            <text:p>206700</text:p>
          </table:table-cell>
          <table:table-cell office:value-type="float" office:value="165366">
            <text:p>165366</text:p>
          </table:table-cell>
          <table:table-cell office:value-type="float" office:value="171310">
            <text:p>171310</text:p>
          </table:table-cell>
          <table:table-cell office:value-type="float" office:value="1508243">
            <text:p>1508243</text:p>
          </table:table-cell>
          <table:table-cell office:value-type="float" office:value="271798">
            <text:p>271798</text:p>
          </table:table-cell>
          <table:table-cell office:value-type="float" office:value="243686">
            <text:p>243686</text:p>
          </table:table-cell>
          <table:table-cell office:value-type="float" office:value="1010844024">
            <text:p>1010844024</text:p>
          </table:table-cell>
          <table:table-cell office:value-type="float" office:value="202906">
            <text:p>202906</text:p>
          </table:table-cell>
          <table:table-cell office:value-type="float" office:value="197986">
            <text:p>197986</text:p>
          </table:table-cell>
          <table:table-cell office:value-type="float" office:value="479340">
            <text:p>479340</text:p>
          </table:table-cell>
          <table:table-cell office:value-type="float" office:value="9419113">
            <text:p>9419113</text:p>
          </table:table-cell>
          <table:table-cell office:value-type="float" office:value="627072">
            <text:p>627072</text:p>
          </table:table-cell>
          <table:table-cell office:value-type="float" office:value="263747">
            <text:p>263747</text:p>
          </table:table-cell>
        </table:table-row>
        <table:table-row table:style-name="ro1">
          <table:table-cell office:value-type="float" office:value="6096073585">
            <text:p>6096073585</text:p>
          </table:table-cell>
          <table:table-cell office:value-type="float" office:value="201638">
            <text:p>201638</text:p>
          </table:table-cell>
          <table:table-cell office:value-type="float" office:value="160752">
            <text:p>160752</text:p>
          </table:table-cell>
          <table:table-cell office:value-type="float" office:value="153572">
            <text:p>153572</text:p>
          </table:table-cell>
          <table:table-cell office:value-type="float" office:value="3489946">
            <text:p>3489946</text:p>
          </table:table-cell>
          <table:table-cell office:value-type="float" office:value="275306">
            <text:p>275306</text:p>
          </table:table-cell>
          <table:table-cell office:value-type="float" office:value="241242">
            <text:p>241242</text:p>
          </table:table-cell>
          <table:table-cell office:value-type="float" office:value="2611071677">
            <text:p>2611071677</text:p>
          </table:table-cell>
          <table:table-cell office:value-type="float" office:value="453650">
            <text:p>453650</text:p>
          </table:table-cell>
          <table:table-cell office:value-type="float" office:value="211720">
            <text:p>211720</text:p>
          </table:table-cell>
          <table:table-cell office:value-type="float" office:value="197287">
            <text:p>197287</text:p>
          </table:table-cell>
          <table:table-cell office:value-type="float" office:value="30995924">
            <text:p>30995924</text:p>
          </table:table-cell>
          <table:table-cell office:value-type="float" office:value="330990">
            <text:p>330990</text:p>
          </table:table-cell>
          <table:table-cell office:value-type="float" office:value="397226">
            <text:p>397226</text:p>
          </table:table-cell>
          <table:table-cell office:value-type="float" office:value="4512896780">
            <text:p>4512896780</text:p>
          </table:table-cell>
          <table:table-cell office:value-type="float" office:value="274146">
            <text:p>274146</text:p>
          </table:table-cell>
          <table:table-cell office:value-type="float" office:value="211040">
            <text:p>211040</text:p>
          </table:table-cell>
          <table:table-cell office:value-type="float" office:value="168960">
            <text:p>168960</text:p>
          </table:table-cell>
          <table:table-cell office:value-type="float" office:value="45199470">
            <text:p>45199470</text:p>
          </table:table-cell>
          <table:table-cell office:value-type="float" office:value="453475">
            <text:p>453475</text:p>
          </table:table-cell>
          <table:table-cell office:value-type="float" office:value="282687">
            <text:p>282687</text:p>
          </table:table-cell>
        </table:table-row>
        <table:table-row table:style-name="ro1">
          <table:table-cell office:value-type="float" office:value="1476202714">
            <text:p>1476202714</text:p>
          </table:table-cell>
          <table:table-cell office:value-type="float" office:value="224304">
            <text:p>224304</text:p>
          </table:table-cell>
          <table:table-cell office:value-type="float" office:value="165628">
            <text:p>165628</text:p>
          </table:table-cell>
          <table:table-cell office:value-type="float" office:value="181292">
            <text:p>181292</text:p>
          </table:table-cell>
          <table:table-cell office:value-type="float" office:value="15004437">
            <text:p>15004437</text:p>
          </table:table-cell>
          <table:table-cell office:value-type="float" office:value="288692">
            <text:p>288692</text:p>
          </table:table-cell>
          <table:table-cell office:value-type="float" office:value="258398">
            <text:p>258398</text:p>
          </table:table-cell>
          <table:table-cell office:value-type="float" office:value="8371357348">
            <text:p>8371357348</text:p>
          </table:table-cell>
          <table:table-cell office:value-type="float" office:value="310851">
            <text:p>310851</text:p>
          </table:table-cell>
          <table:table-cell office:value-type="float" office:value="166034">
            <text:p>166034</text:p>
          </table:table-cell>
          <table:table-cell office:value-type="float" office:value="178252">
            <text:p>178252</text:p>
          </table:table-cell>
          <table:table-cell office:value-type="float" office:value="44069008">
            <text:p>44069008</text:p>
          </table:table-cell>
          <table:table-cell office:value-type="float" office:value="284540">
            <text:p>284540</text:p>
          </table:table-cell>
          <table:table-cell office:value-type="float" office:value="231034">
            <text:p>231034</text:p>
          </table:table-cell>
          <table:table-cell office:value-type="float" office:value="11244979601">
            <text:p>11244979601</text:p>
          </table:table-cell>
          <table:table-cell office:value-type="float" office:value="239678">
            <text:p>239678</text:p>
          </table:table-cell>
          <table:table-cell office:value-type="float" office:value="164708">
            <text:p>164708</text:p>
          </table:table-cell>
          <table:table-cell office:value-type="float" office:value="167182">
            <text:p>167182</text:p>
          </table:table-cell>
          <table:table-cell office:value-type="float" office:value="48521666">
            <text:p>48521666</text:p>
          </table:table-cell>
          <table:table-cell office:value-type="float" office:value="331471">
            <text:p>331471</text:p>
          </table:table-cell>
          <table:table-cell office:value-type="float" office:value="241550">
            <text:p>241550</text:p>
          </table:table-cell>
        </table:table-row>
        <table:table-row table:style-name="ro1">
          <table:table-cell office:value-type="float" office:value="27032171806">
            <text:p>27032171806</text:p>
          </table:table-cell>
          <table:table-cell office:value-type="float" office:value="237713">
            <text:p>237713</text:p>
          </table:table-cell>
          <table:table-cell office:value-type="float" office:value="195196">
            <text:p>195196</text:p>
          </table:table-cell>
          <table:table-cell office:value-type="float" office:value="198964">
            <text:p>198964</text:p>
          </table:table-cell>
          <table:table-cell office:value-type="float" office:value="376094">
            <text:p>376094</text:p>
          </table:table-cell>
          <table:table-cell office:value-type="float" office:value="425591">
            <text:p>425591</text:p>
          </table:table-cell>
          <table:table-cell office:value-type="float" office:value="368272">
            <text:p>368272</text:p>
          </table:table-cell>
          <table:table-cell office:value-type="float" office:value="1669865722">
            <text:p>1669865722</text:p>
          </table:table-cell>
          <table:table-cell office:value-type="float" office:value="242850">
            <text:p>242850</text:p>
          </table:table-cell>
          <table:table-cell office:value-type="float" office:value="168504">
            <text:p>168504</text:p>
          </table:table-cell>
          <table:table-cell office:value-type="float" office:value="161312">
            <text:p>161312</text:p>
          </table:table-cell>
          <table:table-cell office:value-type="float" office:value="25809048">
            <text:p>25809048</text:p>
          </table:table-cell>
          <table:table-cell office:value-type="float" office:value="298816">
            <text:p>298816</text:p>
          </table:table-cell>
          <table:table-cell office:value-type="float" office:value="229792">
            <text:p>229792</text:p>
          </table:table-cell>
          <table:table-cell office:value-type="float" office:value="4180171892">
            <text:p>4180171892</text:p>
          </table:table-cell>
          <table:table-cell office:value-type="float" office:value="302190">
            <text:p>302190</text:p>
          </table:table-cell>
          <table:table-cell office:value-type="float" office:value="192555">
            <text:p>192555</text:p>
          </table:table-cell>
          <table:table-cell office:value-type="float" office:value="258360">
            <text:p>258360</text:p>
          </table:table-cell>
          <table:table-cell office:value-type="float" office:value="7292248">
            <text:p>7292248</text:p>
          </table:table-cell>
          <table:table-cell office:value-type="float" office:value="319069">
            <text:p>319069</text:p>
          </table:table-cell>
          <table:table-cell office:value-type="float" office:value="285568">
            <text:p>285568</text:p>
          </table:table-cell>
        </table:table-row>
        <table:table-row table:style-name="ro1">
          <table:table-cell office:value-type="float" office:value="32650227500">
            <text:p>32650227500</text:p>
          </table:table-cell>
          <table:table-cell office:value-type="float" office:value="398287">
            <text:p>398287</text:p>
          </table:table-cell>
          <table:table-cell office:value-type="float" office:value="158922">
            <text:p>158922</text:p>
          </table:table-cell>
          <table:table-cell office:value-type="float" office:value="159686">
            <text:p>159686</text:p>
          </table:table-cell>
          <table:table-cell office:value-type="float" office:value="4115523">
            <text:p>4115523</text:p>
          </table:table-cell>
          <table:table-cell office:value-type="float" office:value="275220">
            <text:p>275220</text:p>
          </table:table-cell>
          <table:table-cell office:value-type="float" office:value="265230">
            <text:p>265230</text:p>
          </table:table-cell>
          <table:table-cell office:value-type="float" office:value="5556438071">
            <text:p>5556438071</text:p>
          </table:table-cell>
          <table:table-cell office:value-type="float" office:value="213844">
            <text:p>213844</text:p>
          </table:table-cell>
          <table:table-cell office:value-type="float" office:value="169894">
            <text:p>169894</text:p>
          </table:table-cell>
          <table:table-cell office:value-type="float" office:value="162594">
            <text:p>162594</text:p>
          </table:table-cell>
          <table:table-cell office:value-type="float" office:value="3748158">
            <text:p>3748158</text:p>
          </table:table-cell>
          <table:table-cell office:value-type="float" office:value="284694">
            <text:p>284694</text:p>
          </table:table-cell>
          <table:table-cell office:value-type="float" office:value="255800">
            <text:p>255800</text:p>
          </table:table-cell>
          <table:table-cell office:value-type="float" office:value="450641213">
            <text:p>450641213</text:p>
          </table:table-cell>
          <table:table-cell office:value-type="float" office:value="208164">
            <text:p>208164</text:p>
          </table:table-cell>
          <table:table-cell office:value-type="float" office:value="167118">
            <text:p>167118</text:p>
          </table:table-cell>
          <table:table-cell office:value-type="float" office:value="160058">
            <text:p>160058</text:p>
          </table:table-cell>
          <table:table-cell office:value-type="float" office:value="21137312">
            <text:p>21137312</text:p>
          </table:table-cell>
          <table:table-cell office:value-type="float" office:value="310444">
            <text:p>310444</text:p>
          </table:table-cell>
          <table:table-cell office:value-type="float" office:value="226682">
            <text:p>226682</text:p>
          </table:table-cell>
        </table:table-row>
        <table:table-row table:style-name="ro1">
          <table:table-cell office:value-type="float" office:value="8954707654">
            <text:p>8954707654</text:p>
          </table:table-cell>
          <table:table-cell office:value-type="float" office:value="261328">
            <text:p>261328</text:p>
          </table:table-cell>
          <table:table-cell office:value-type="float" office:value="152084">
            <text:p>152084</text:p>
          </table:table-cell>
          <table:table-cell office:value-type="float" office:value="163998">
            <text:p>163998</text:p>
          </table:table-cell>
          <table:table-cell office:value-type="float" office:value="3839468">
            <text:p>3839468</text:p>
          </table:table-cell>
          <table:table-cell office:value-type="float" office:value="274356">
            <text:p>274356</text:p>
          </table:table-cell>
          <table:table-cell office:value-type="float" office:value="330777">
            <text:p>330777</text:p>
          </table:table-cell>
          <table:table-cell office:value-type="float" office:value="5210171994">
            <text:p>5210171994</text:p>
          </table:table-cell>
          <table:table-cell office:value-type="float" office:value="270534">
            <text:p>270534</text:p>
          </table:table-cell>
          <table:table-cell office:value-type="float" office:value="167502">
            <text:p>167502</text:p>
          </table:table-cell>
          <table:table-cell office:value-type="float" office:value="166224">
            <text:p>166224</text:p>
          </table:table-cell>
          <table:table-cell office:value-type="float" office:value="44755806">
            <text:p>44755806</text:p>
          </table:table-cell>
          <table:table-cell office:value-type="float" office:value="293316">
            <text:p>293316</text:p>
          </table:table-cell>
          <table:table-cell office:value-type="float" office:value="303437">
            <text:p>303437</text:p>
          </table:table-cell>
          <table:table-cell office:value-type="float" office:value="1912671406">
            <text:p>1912671406</text:p>
          </table:table-cell>
          <table:table-cell office:value-type="float" office:value="232599">
            <text:p>232599</text:p>
          </table:table-cell>
          <table:table-cell office:value-type="float" office:value="163818">
            <text:p>163818</text:p>
          </table:table-cell>
          <table:table-cell office:value-type="float" office:value="159894">
            <text:p>159894</text:p>
          </table:table-cell>
          <table:table-cell office:value-type="float" office:value="249916">
            <text:p>249916</text:p>
          </table:table-cell>
          <table:table-cell office:value-type="float" office:value="260636">
            <text:p>260636</text:p>
          </table:table-cell>
          <table:table-cell office:value-type="float" office:value="230494">
            <text:p>230494</text:p>
          </table:table-cell>
        </table:table-row>
        <table:table-row table:style-name="ro1">
          <table:table-cell office:value-type="float" office:value="1542233248">
            <text:p>1542233248</text:p>
          </table:table-cell>
          <table:table-cell office:value-type="float" office:value="228702">
            <text:p>228702</text:p>
          </table:table-cell>
          <table:table-cell office:value-type="float" office:value="167296">
            <text:p>167296</text:p>
          </table:table-cell>
          <table:table-cell office:value-type="float" office:value="178154">
            <text:p>178154</text:p>
          </table:table-cell>
          <table:table-cell office:value-type="float" office:value="34382386">
            <text:p>34382386</text:p>
          </table:table-cell>
          <table:table-cell office:value-type="float" office:value="270394">
            <text:p>270394</text:p>
          </table:table-cell>
          <table:table-cell office:value-type="float" office:value="259790">
            <text:p>259790</text:p>
          </table:table-cell>
          <table:table-cell office:value-type="float" office:value="1584068736">
            <text:p>1584068736</text:p>
          </table:table-cell>
          <table:table-cell office:value-type="float" office:value="219066">
            <text:p>219066</text:p>
          </table:table-cell>
          <table:table-cell office:value-type="float" office:value="166262">
            <text:p>166262</text:p>
          </table:table-cell>
          <table:table-cell office:value-type="float" office:value="185028">
            <text:p>185028</text:p>
          </table:table-cell>
          <table:table-cell office:value-type="float" office:value="41546061">
            <text:p>41546061</text:p>
          </table:table-cell>
          <table:table-cell office:value-type="float" office:value="295872">
            <text:p>295872</text:p>
          </table:table-cell>
          <table:table-cell office:value-type="float" office:value="251512">
            <text:p>251512</text:p>
          </table:table-cell>
          <table:table-cell office:value-type="float" office:value="2889789362">
            <text:p>2889789362</text:p>
          </table:table-cell>
          <table:table-cell office:value-type="float" office:value="324913">
            <text:p>324913</text:p>
          </table:table-cell>
          <table:table-cell office:value-type="float" office:value="168056">
            <text:p>168056</text:p>
          </table:table-cell>
          <table:table-cell office:value-type="float" office:value="157150">
            <text:p>157150</text:p>
          </table:table-cell>
          <table:table-cell office:value-type="float" office:value="287032">
            <text:p>287032</text:p>
          </table:table-cell>
          <table:table-cell office:value-type="float" office:value="272186">
            <text:p>272186</text:p>
          </table:table-cell>
          <table:table-cell office:value-type="float" office:value="220904">
            <text:p>220904</text:p>
          </table:table-cell>
        </table:table-row>
        <table:table-row table:style-name="ro1">
          <table:table-cell office:value-type="float" office:value="21530960069">
            <text:p>21530960069</text:p>
          </table:table-cell>
          <table:table-cell office:value-type="float" office:value="344072">
            <text:p>344072</text:p>
          </table:table-cell>
          <table:table-cell office:value-type="float" office:value="160170">
            <text:p>160170</text:p>
          </table:table-cell>
          <table:table-cell office:value-type="float" office:value="155598">
            <text:p>155598</text:p>
          </table:table-cell>
          <table:table-cell office:value-type="float" office:value="10346091">
            <text:p>10346091</text:p>
          </table:table-cell>
          <table:table-cell office:value-type="float" office:value="417263">
            <text:p>417263</text:p>
          </table:table-cell>
          <table:table-cell office:value-type="float" office:value="251386">
            <text:p>251386</text:p>
          </table:table-cell>
          <table:table-cell office:value-type="float" office:value="25701650772">
            <text:p>25701650772</text:p>
          </table:table-cell>
          <table:table-cell office:value-type="float" office:value="203884">
            <text:p>203884</text:p>
          </table:table-cell>
          <table:table-cell office:value-type="float" office:value="166442">
            <text:p>166442</text:p>
          </table:table-cell>
          <table:table-cell office:value-type="float" office:value="343334">
            <text:p>343334</text:p>
          </table:table-cell>
          <table:table-cell office:value-type="float" office:value="68234801">
            <text:p>68234801</text:p>
          </table:table-cell>
          <table:table-cell office:value-type="float" office:value="288232">
            <text:p>288232</text:p>
          </table:table-cell>
          <table:table-cell office:value-type="float" office:value="244784">
            <text:p>244784</text:p>
          </table:table-cell>
          <table:table-cell office:value-type="float" office:value="2197170403">
            <text:p>2197170403</text:p>
          </table:table-cell>
          <table:table-cell office:value-type="float" office:value="205168">
            <text:p>205168</text:p>
          </table:table-cell>
          <table:table-cell office:value-type="float" office:value="248996">
            <text:p>248996</text:p>
          </table:table-cell>
          <table:table-cell office:value-type="float" office:value="197255">
            <text:p>197255</text:p>
          </table:table-cell>
          <table:table-cell office:value-type="float" office:value="20088546">
            <text:p>20088546</text:p>
          </table:table-cell>
          <table:table-cell office:value-type="float" office:value="519410">
            <text:p>519410</text:p>
          </table:table-cell>
          <table:table-cell office:value-type="float" office:value="319942">
            <text:p>319942</text:p>
          </table:table-cell>
        </table:table-row>
        <table:table-row table:style-name="ro1">
          <table:table-cell office:value-type="float" office:value="1278884364">
            <text:p>1278884364</text:p>
          </table:table-cell>
          <table:table-cell office:value-type="float" office:value="268336">
            <text:p>268336</text:p>
          </table:table-cell>
          <table:table-cell office:value-type="float" office:value="182195">
            <text:p>182195</text:p>
          </table:table-cell>
          <table:table-cell office:value-type="float" office:value="147392">
            <text:p>147392</text:p>
          </table:table-cell>
          <table:table-cell office:value-type="float" office:value="20422272">
            <text:p>20422272</text:p>
          </table:table-cell>
          <table:table-cell office:value-type="float" office:value="287306">
            <text:p>287306</text:p>
          </table:table-cell>
          <table:table-cell office:value-type="float" office:value="234668">
            <text:p>234668</text:p>
          </table:table-cell>
          <table:table-cell office:value-type="float" office:value="11179404220">
            <text:p>11179404220</text:p>
          </table:table-cell>
          <table:table-cell office:value-type="float" office:value="290037">
            <text:p>290037</text:p>
          </table:table-cell>
          <table:table-cell office:value-type="float" office:value="200334">
            <text:p>200334</text:p>
          </table:table-cell>
          <table:table-cell office:value-type="float" office:value="189977">
            <text:p>189977</text:p>
          </table:table-cell>
          <table:table-cell office:value-type="float" office:value="4796251">
            <text:p>4796251</text:p>
          </table:table-cell>
          <table:table-cell office:value-type="float" office:value="506071">
            <text:p>506071</text:p>
          </table:table-cell>
          <table:table-cell office:value-type="float" office:value="433808">
            <text:p>433808</text:p>
          </table:table-cell>
          <table:table-cell office:value-type="float" office:value="5865147809">
            <text:p>5865147809</text:p>
          </table:table-cell>
          <table:table-cell office:value-type="float" office:value="247040">
            <text:p>247040</text:p>
          </table:table-cell>
          <table:table-cell office:value-type="float" office:value="170080">
            <text:p>170080</text:p>
          </table:table-cell>
          <table:table-cell office:value-type="float" office:value="185306">
            <text:p>185306</text:p>
          </table:table-cell>
          <table:table-cell office:value-type="float" office:value="13005517">
            <text:p>13005517</text:p>
          </table:table-cell>
          <table:table-cell office:value-type="float" office:value="287228">
            <text:p>287228</text:p>
          </table:table-cell>
          <table:table-cell office:value-type="float" office:value="493105">
            <text:p>493105</text:p>
          </table:table-cell>
        </table:table-row>
        <table:table-row table:style-name="ro1">
          <table:table-cell office:value-type="float" office:value="6170769974">
            <text:p>6170769974</text:p>
          </table:table-cell>
          <table:table-cell office:value-type="float" office:value="221140">
            <text:p>221140</text:p>
          </table:table-cell>
          <table:table-cell office:value-type="float" office:value="157952">
            <text:p>157952</text:p>
          </table:table-cell>
          <table:table-cell office:value-type="float" office:value="150508">
            <text:p>150508</text:p>
          </table:table-cell>
          <table:table-cell office:value-type="float" office:value="20296585">
            <text:p>20296585</text:p>
          </table:table-cell>
          <table:table-cell office:value-type="float" office:value="298537">
            <text:p>298537</text:p>
          </table:table-cell>
          <table:table-cell office:value-type="float" office:value="240488">
            <text:p>240488</text:p>
          </table:table-cell>
          <table:table-cell office:value-type="float" office:value="1053913851">
            <text:p>1053913851</text:p>
          </table:table-cell>
          <table:table-cell office:value-type="float" office:value="239702">
            <text:p>239702</text:p>
          </table:table-cell>
          <table:table-cell office:value-type="float" office:value="169198">
            <text:p>169198</text:p>
          </table:table-cell>
          <table:table-cell office:value-type="float" office:value="262703">
            <text:p>262703</text:p>
          </table:table-cell>
          <table:table-cell office:value-type="float" office:value="95160613">
            <text:p>95160613</text:p>
          </table:table-cell>
          <table:table-cell office:value-type="float" office:value="586502">
            <text:p>586502</text:p>
          </table:table-cell>
          <table:table-cell office:value-type="float" office:value="247270">
            <text:p>247270</text:p>
          </table:table-cell>
          <table:table-cell office:value-type="float" office:value="5399527520">
            <text:p>5399527520</text:p>
          </table:table-cell>
          <table:table-cell office:value-type="float" office:value="252826">
            <text:p>252826</text:p>
          </table:table-cell>
          <table:table-cell office:value-type="float" office:value="201675">
            <text:p>201675</text:p>
          </table:table-cell>
          <table:table-cell office:value-type="float" office:value="163878">
            <text:p>163878</text:p>
          </table:table-cell>
          <table:table-cell office:value-type="float" office:value="5959626">
            <text:p>5959626</text:p>
          </table:table-cell>
          <table:table-cell office:value-type="float" office:value="338595">
            <text:p>338595</text:p>
          </table:table-cell>
          <table:table-cell office:value-type="float" office:value="298110">
            <text:p>298110</text:p>
          </table:table-cell>
        </table:table-row>
        <table:table-row table:style-name="ro1">
          <table:table-cell office:value-type="float" office:value="1419845068">
            <text:p>1419845068</text:p>
          </table:table-cell>
          <table:table-cell office:value-type="float" office:value="221004">
            <text:p>221004</text:p>
          </table:table-cell>
          <table:table-cell office:value-type="float" office:value="155484">
            <text:p>155484</text:p>
          </table:table-cell>
          <table:table-cell office:value-type="float" office:value="193700">
            <text:p>193700</text:p>
          </table:table-cell>
          <table:table-cell office:value-type="float" office:value="24252618">
            <text:p>24252618</text:p>
          </table:table-cell>
          <table:table-cell office:value-type="float" office:value="328608">
            <text:p>328608</text:p>
          </table:table-cell>
          <table:table-cell office:value-type="float" office:value="271998">
            <text:p>271998</text:p>
          </table:table-cell>
          <table:table-cell office:value-type="float" office:value="3336001580">
            <text:p>3336001580</text:p>
          </table:table-cell>
          <table:table-cell office:value-type="float" office:value="321355">
            <text:p>321355</text:p>
          </table:table-cell>
          <table:table-cell office:value-type="float" office:value="208710">
            <text:p>208710</text:p>
          </table:table-cell>
          <table:table-cell office:value-type="float" office:value="165362">
            <text:p>165362</text:p>
          </table:table-cell>
          <table:table-cell office:value-type="float" office:value="30836757">
            <text:p>30836757</text:p>
          </table:table-cell>
          <table:table-cell office:value-type="float" office:value="520028">
            <text:p>520028</text:p>
          </table:table-cell>
          <table:table-cell office:value-type="float" office:value="254098">
            <text:p>254098</text:p>
          </table:table-cell>
          <table:table-cell office:value-type="float" office:value="9189235770">
            <text:p>9189235770</text:p>
          </table:table-cell>
          <table:table-cell office:value-type="float" office:value="262522">
            <text:p>262522</text:p>
          </table:table-cell>
          <table:table-cell office:value-type="float" office:value="183447">
            <text:p>183447</text:p>
          </table:table-cell>
          <table:table-cell office:value-type="float" office:value="160330">
            <text:p>160330</text:p>
          </table:table-cell>
          <table:table-cell office:value-type="float" office:value="7763702">
            <text:p>7763702</text:p>
          </table:table-cell>
          <table:table-cell office:value-type="float" office:value="318478">
            <text:p>318478</text:p>
          </table:table-cell>
          <table:table-cell office:value-type="float" office:value="333253">
            <text:p>333253</text:p>
          </table:table-cell>
        </table:table-row>
        <table:table-row table:style-name="ro1">
          <table:table-cell office:value-type="float" office:value="5314437629">
            <text:p>5314437629</text:p>
          </table:table-cell>
          <table:table-cell office:value-type="float" office:value="196248">
            <text:p>196248</text:p>
          </table:table-cell>
          <table:table-cell office:value-type="float" office:value="184956">
            <text:p>184956</text:p>
          </table:table-cell>
          <table:table-cell office:value-type="float" office:value="150510">
            <text:p>150510</text:p>
          </table:table-cell>
          <table:table-cell office:value-type="float" office:value="5340426">
            <text:p>5340426</text:p>
          </table:table-cell>
          <table:table-cell office:value-type="float" office:value="279162">
            <text:p>279162</text:p>
          </table:table-cell>
          <table:table-cell office:value-type="float" office:value="482570">
            <text:p>482570</text:p>
          </table:table-cell>
          <table:table-cell office:value-type="float" office:value="2831433135">
            <text:p>2831433135</text:p>
          </table:table-cell>
          <table:table-cell office:value-type="float" office:value="1036447">
            <text:p>1036447</text:p>
          </table:table-cell>
          <table:table-cell office:value-type="float" office:value="173920">
            <text:p>173920</text:p>
          </table:table-cell>
          <table:table-cell office:value-type="float" office:value="199512">
            <text:p>199512</text:p>
          </table:table-cell>
          <table:table-cell office:value-type="float" office:value="30242880">
            <text:p>30242880</text:p>
          </table:table-cell>
          <table:table-cell office:value-type="float" office:value="322015">
            <text:p>322015</text:p>
          </table:table-cell>
          <table:table-cell office:value-type="float" office:value="297082">
            <text:p>297082</text:p>
          </table:table-cell>
          <table:table-cell office:value-type="float" office:value="7756383749">
            <text:p>7756383749</text:p>
          </table:table-cell>
          <table:table-cell office:value-type="float" office:value="203380">
            <text:p>203380</text:p>
          </table:table-cell>
          <table:table-cell office:value-type="float" office:value="193392">
            <text:p>193392</text:p>
          </table:table-cell>
          <table:table-cell office:value-type="float" office:value="164102">
            <text:p>164102</text:p>
          </table:table-cell>
          <table:table-cell office:value-type="float" office:value="399666">
            <text:p>399666</text:p>
          </table:table-cell>
          <table:table-cell office:value-type="float" office:value="661710">
            <text:p>661710</text:p>
          </table:table-cell>
          <table:table-cell office:value-type="float" office:value="345478">
            <text:p>345478</text:p>
          </table:table-cell>
        </table:table-row>
        <table:table-row table:style-name="ro1">
          <table:table-cell office:value-type="float" office:value="987994220">
            <text:p>987994220</text:p>
          </table:table-cell>
          <table:table-cell office:value-type="float" office:value="226999">
            <text:p>226999</text:p>
          </table:table-cell>
          <table:table-cell office:value-type="float" office:value="193218">
            <text:p>193218</text:p>
          </table:table-cell>
          <table:table-cell office:value-type="float" office:value="153262">
            <text:p>153262</text:p>
          </table:table-cell>
          <table:table-cell office:value-type="float" office:value="585964">
            <text:p>585964</text:p>
          </table:table-cell>
          <table:table-cell office:value-type="float" office:value="440782">
            <text:p>440782</text:p>
          </table:table-cell>
          <table:table-cell office:value-type="float" office:value="246222">
            <text:p>246222</text:p>
          </table:table-cell>
          <table:table-cell office:value-type="float" office:value="4021639833">
            <text:p>4021639833</text:p>
          </table:table-cell>
          <table:table-cell office:value-type="float" office:value="501538">
            <text:p>501538</text:p>
          </table:table-cell>
          <table:table-cell office:value-type="float" office:value="175710">
            <text:p>175710</text:p>
          </table:table-cell>
          <table:table-cell office:value-type="float" office:value="216205">
            <text:p>216205</text:p>
          </table:table-cell>
          <table:table-cell office:value-type="float" office:value="14694767">
            <text:p>14694767</text:p>
          </table:table-cell>
          <table:table-cell office:value-type="float" office:value="342280">
            <text:p>342280</text:p>
          </table:table-cell>
          <table:table-cell office:value-type="float" office:value="276543">
            <text:p>276543</text:p>
          </table:table-cell>
          <table:table-cell office:value-type="float" office:value="1889390348">
            <text:p>1889390348</text:p>
          </table:table-cell>
          <table:table-cell office:value-type="float" office:value="202394">
            <text:p>202394</text:p>
          </table:table-cell>
          <table:table-cell office:value-type="float" office:value="494091">
            <text:p>494091</text:p>
          </table:table-cell>
          <table:table-cell office:value-type="float" office:value="173386">
            <text:p>173386</text:p>
          </table:table-cell>
          <table:table-cell office:value-type="float" office:value="1015636">
            <text:p>1015636</text:p>
          </table:table-cell>
          <table:table-cell office:value-type="float" office:value="298803">
            <text:p>298803</text:p>
          </table:table-cell>
          <table:table-cell office:value-type="float" office:value="287453">
            <text:p>287453</text:p>
          </table:table-cell>
        </table:table-row>
        <table:table-row table:style-name="ro1">
          <table:table-cell office:value-type="float" office:value="7455628730">
            <text:p>7455628730</text:p>
          </table:table-cell>
          <table:table-cell office:value-type="float" office:value="219243">
            <text:p>219243</text:p>
          </table:table-cell>
          <table:table-cell office:value-type="float" office:value="177469">
            <text:p>177469</text:p>
          </table:table-cell>
          <table:table-cell office:value-type="float" office:value="160728">
            <text:p>160728</text:p>
          </table:table-cell>
          <table:table-cell office:value-type="float" office:value="5390059">
            <text:p>5390059</text:p>
          </table:table-cell>
          <table:table-cell office:value-type="float" office:value="319498">
            <text:p>319498</text:p>
          </table:table-cell>
          <table:table-cell office:value-type="float" office:value="231466">
            <text:p>231466</text:p>
          </table:table-cell>
          <table:table-cell office:value-type="float" office:value="6828707082">
            <text:p>6828707082</text:p>
          </table:table-cell>
          <table:table-cell office:value-type="float" office:value="239205">
            <text:p>239205</text:p>
          </table:table-cell>
          <table:table-cell office:value-type="float" office:value="168534">
            <text:p>168534</text:p>
          </table:table-cell>
          <table:table-cell office:value-type="float" office:value="161144">
            <text:p>161144</text:p>
          </table:table-cell>
          <table:table-cell office:value-type="float" office:value="8946160">
            <text:p>8946160</text:p>
          </table:table-cell>
          <table:table-cell office:value-type="float" office:value="458252">
            <text:p>458252</text:p>
          </table:table-cell>
          <table:table-cell office:value-type="float" office:value="265944">
            <text:p>265944</text:p>
          </table:table-cell>
          <table:table-cell office:value-type="float" office:value="5600525480">
            <text:p>5600525480</text:p>
          </table:table-cell>
          <table:table-cell office:value-type="float" office:value="253972">
            <text:p>253972</text:p>
          </table:table-cell>
          <table:table-cell office:value-type="float" office:value="161840">
            <text:p>161840</text:p>
          </table:table-cell>
          <table:table-cell office:value-type="float" office:value="159774">
            <text:p>159774</text:p>
          </table:table-cell>
          <table:table-cell office:value-type="float" office:value="767903">
            <text:p>767903</text:p>
          </table:table-cell>
          <table:table-cell office:value-type="float" office:value="322152">
            <text:p>322152</text:p>
          </table:table-cell>
          <table:table-cell office:value-type="float" office:value="278212">
            <text:p>278212</text:p>
          </table:table-cell>
        </table:table-row>
        <table:table-row table:style-name="ro1">
          <table:table-cell office:value-type="float" office:value="3204191046">
            <text:p>3204191046</text:p>
          </table:table-cell>
          <table:table-cell office:value-type="float" office:value="192980">
            <text:p>192980</text:p>
          </table:table-cell>
          <table:table-cell office:value-type="float" office:value="156474">
            <text:p>156474</text:p>
          </table:table-cell>
          <table:table-cell office:value-type="float" office:value="153560">
            <text:p>153560</text:p>
          </table:table-cell>
          <table:table-cell office:value-type="float" office:value="7422884">
            <text:p>7422884</text:p>
          </table:table-cell>
          <table:table-cell office:value-type="float" office:value="345542">
            <text:p>345542</text:p>
          </table:table-cell>
          <table:table-cell office:value-type="float" office:value="235170">
            <text:p>235170</text:p>
          </table:table-cell>
          <table:table-cell office:value-type="float" office:value="9861913374">
            <text:p>9861913374</text:p>
          </table:table-cell>
          <table:table-cell office:value-type="float" office:value="259153">
            <text:p>259153</text:p>
          </table:table-cell>
          <table:table-cell office:value-type="float" office:value="171956">
            <text:p>171956</text:p>
          </table:table-cell>
          <table:table-cell office:value-type="float" office:value="219110">
            <text:p>219110</text:p>
          </table:table-cell>
          <table:table-cell office:value-type="float" office:value="43987146">
            <text:p>43987146</text:p>
          </table:table-cell>
          <table:table-cell office:value-type="float" office:value="342639">
            <text:p>342639</text:p>
          </table:table-cell>
          <table:table-cell office:value-type="float" office:value="250988">
            <text:p>250988</text:p>
          </table:table-cell>
          <table:table-cell office:value-type="float" office:value="31629704940">
            <text:p>31629704940</text:p>
          </table:table-cell>
          <table:table-cell office:value-type="float" office:value="387877">
            <text:p>387877</text:p>
          </table:table-cell>
          <table:table-cell office:value-type="float" office:value="169770">
            <text:p>169770</text:p>
          </table:table-cell>
          <table:table-cell office:value-type="float" office:value="159436">
            <text:p>159436</text:p>
          </table:table-cell>
          <table:table-cell office:value-type="float" office:value="2427630">
            <text:p>2427630</text:p>
          </table:table-cell>
          <table:table-cell office:value-type="float" office:value="288938">
            <text:p>288938</text:p>
          </table:table-cell>
          <table:table-cell office:value-type="float" office:value="241920">
            <text:p>241920</text:p>
          </table:table-cell>
        </table:table-row>
        <table:table-row table:style-name="ro1">
          <table:table-cell office:value-type="float" office:value="3508276986">
            <text:p>3508276986</text:p>
          </table:table-cell>
          <table:table-cell office:value-type="float" office:value="253870">
            <text:p>253870</text:p>
          </table:table-cell>
          <table:table-cell office:value-type="float" office:value="194886">
            <text:p>194886</text:p>
          </table:table-cell>
          <table:table-cell office:value-type="float" office:value="263392">
            <text:p>263392</text:p>
          </table:table-cell>
          <table:table-cell office:value-type="float" office:value="74439486">
            <text:p>74439486</text:p>
          </table:table-cell>
          <table:table-cell office:value-type="float" office:value="381845">
            <text:p>381845</text:p>
          </table:table-cell>
          <table:table-cell office:value-type="float" office:value="304902">
            <text:p>304902</text:p>
          </table:table-cell>
          <table:table-cell office:value-type="float" office:value="2431234091">
            <text:p>2431234091</text:p>
          </table:table-cell>
          <table:table-cell office:value-type="float" office:value="364718">
            <text:p>364718</text:p>
          </table:table-cell>
          <table:table-cell office:value-type="float" office:value="311886">
            <text:p>311886</text:p>
          </table:table-cell>
          <table:table-cell office:value-type="float" office:value="259308">
            <text:p>259308</text:p>
          </table:table-cell>
          <table:table-cell office:value-type="float" office:value="896878">
            <text:p>896878</text:p>
          </table:table-cell>
          <table:table-cell office:value-type="float" office:value="506345">
            <text:p>506345</text:p>
          </table:table-cell>
          <table:table-cell office:value-type="float" office:value="493883">
            <text:p>493883</text:p>
          </table:table-cell>
          <table:table-cell office:value-type="float" office:value="24641301176">
            <text:p>24641301176</text:p>
          </table:table-cell>
          <table:table-cell office:value-type="float" office:value="203346">
            <text:p>203346</text:p>
          </table:table-cell>
          <table:table-cell office:value-type="float" office:value="164610">
            <text:p>164610</text:p>
          </table:table-cell>
          <table:table-cell office:value-type="float" office:value="247248">
            <text:p>247248</text:p>
          </table:table-cell>
          <table:table-cell office:value-type="float" office:value="2362246">
            <text:p>2362246</text:p>
          </table:table-cell>
          <table:table-cell office:value-type="float" office:value="434839">
            <text:p>434839</text:p>
          </table:table-cell>
          <table:table-cell office:value-type="float" office:value="256876">
            <text:p>256876</text:p>
          </table:table-cell>
        </table:table-row>
        <table:table-row table:style-name="ro1">
          <table:table-cell office:value-type="float" office:value="2565122239">
            <text:p>2565122239</text:p>
          </table:table-cell>
          <table:table-cell office:value-type="float" office:value="268384">
            <text:p>268384</text:p>
          </table:table-cell>
          <table:table-cell office:value-type="float" office:value="175793">
            <text:p>175793</text:p>
          </table:table-cell>
          <table:table-cell office:value-type="float" office:value="233044">
            <text:p>233044</text:p>
          </table:table-cell>
          <table:table-cell office:value-type="float" office:value="14160443">
            <text:p>14160443</text:p>
          </table:table-cell>
          <table:table-cell office:value-type="float" office:value="374274">
            <text:p>374274</text:p>
          </table:table-cell>
          <table:table-cell office:value-type="float" office:value="398756">
            <text:p>398756</text:p>
          </table:table-cell>
          <table:table-cell office:value-type="float" office:value="8700201894">
            <text:p>8700201894</text:p>
          </table:table-cell>
          <table:table-cell office:value-type="float" office:value="392515">
            <text:p>392515</text:p>
          </table:table-cell>
          <table:table-cell office:value-type="float" office:value="237137">
            <text:p>237137</text:p>
          </table:table-cell>
          <table:table-cell office:value-type="float" office:value="160462">
            <text:p>160462</text:p>
          </table:table-cell>
          <table:table-cell office:value-type="float" office:value="5777750">
            <text:p>5777750</text:p>
          </table:table-cell>
          <table:table-cell office:value-type="float" office:value="328759">
            <text:p>328759</text:p>
          </table:table-cell>
          <table:table-cell office:value-type="float" office:value="275149">
            <text:p>275149</text:p>
          </table:table-cell>
          <table:table-cell office:value-type="float" office:value="8581908660">
            <text:p>8581908660</text:p>
          </table:table-cell>
          <table:table-cell office:value-type="float" office:value="262622">
            <text:p>262622</text:p>
          </table:table-cell>
          <table:table-cell office:value-type="float" office:value="313658">
            <text:p>313658</text:p>
          </table:table-cell>
          <table:table-cell office:value-type="float" office:value="292564">
            <text:p>292564</text:p>
          </table:table-cell>
          <table:table-cell office:value-type="float" office:value="30856601">
            <text:p>30856601</text:p>
          </table:table-cell>
          <table:table-cell office:value-type="float" office:value="303794">
            <text:p>303794</text:p>
          </table:table-cell>
          <table:table-cell office:value-type="float" office:value="239174">
            <text:p>239174</text:p>
          </table:table-cell>
        </table:table-row>
        <table:table-row table:style-name="ro1">
          <table:table-cell office:value-type="float" office:value="6083904960">
            <text:p>6083904960</text:p>
          </table:table-cell>
          <table:table-cell office:value-type="float" office:value="197038">
            <text:p>197038</text:p>
          </table:table-cell>
          <table:table-cell office:value-type="float" office:value="154542">
            <text:p>154542</text:p>
          </table:table-cell>
          <table:table-cell office:value-type="float" office:value="176970">
            <text:p>176970</text:p>
          </table:table-cell>
          <table:table-cell office:value-type="float" office:value="2279107">
            <text:p>2279107</text:p>
          </table:table-cell>
          <table:table-cell office:value-type="float" office:value="511985">
            <text:p>511985</text:p>
          </table:table-cell>
          <table:table-cell office:value-type="float" office:value="222970">
            <text:p>222970</text:p>
          </table:table-cell>
          <table:table-cell office:value-type="float" office:value="4524235174">
            <text:p>4524235174</text:p>
          </table:table-cell>
          <table:table-cell office:value-type="float" office:value="345357">
            <text:p>345357</text:p>
          </table:table-cell>
          <table:table-cell office:value-type="float" office:value="176602">
            <text:p>176602</text:p>
          </table:table-cell>
          <table:table-cell office:value-type="float" office:value="203571">
            <text:p>203571</text:p>
          </table:table-cell>
          <table:table-cell office:value-type="float" office:value="27681211">
            <text:p>27681211</text:p>
          </table:table-cell>
          <table:table-cell office:value-type="float" office:value="334927">
            <text:p>334927</text:p>
          </table:table-cell>
          <table:table-cell office:value-type="float" office:value="251280">
            <text:p>251280</text:p>
          </table:table-cell>
          <table:table-cell office:value-type="float" office:value="9968805201">
            <text:p>9968805201</text:p>
          </table:table-cell>
          <table:table-cell office:value-type="float" office:value="308342">
            <text:p>308342</text:p>
          </table:table-cell>
          <table:table-cell office:value-type="float" office:value="237920">
            <text:p>237920</text:p>
          </table:table-cell>
          <table:table-cell office:value-type="float" office:value="175778">
            <text:p>175778</text:p>
          </table:table-cell>
          <table:table-cell office:value-type="float" office:value="17232244">
            <text:p>17232244</text:p>
          </table:table-cell>
          <table:table-cell office:value-type="float" office:value="284070">
            <text:p>284070</text:p>
          </table:table-cell>
          <table:table-cell office:value-type="float" office:value="230790">
            <text:p>230790</text:p>
          </table:table-cell>
        </table:table-row>
        <table:table-row table:style-name="ro1">
          <table:table-cell office:value-type="float" office:value="7868617245">
            <text:p>7868617245</text:p>
          </table:table-cell>
          <table:table-cell office:value-type="float" office:value="193180">
            <text:p>193180</text:p>
          </table:table-cell>
          <table:table-cell office:value-type="float" office:value="176843">
            <text:p>176843</text:p>
          </table:table-cell>
          <table:table-cell office:value-type="float" office:value="155674">
            <text:p>155674</text:p>
          </table:table-cell>
          <table:table-cell office:value-type="float" office:value="9522935">
            <text:p>9522935</text:p>
          </table:table-cell>
          <table:table-cell office:value-type="float" office:value="334267">
            <text:p>334267</text:p>
          </table:table-cell>
          <table:table-cell office:value-type="float" office:value="228278">
            <text:p>228278</text:p>
          </table:table-cell>
          <table:table-cell office:value-type="float" office:value="3263540155">
            <text:p>3263540155</text:p>
          </table:table-cell>
          <table:table-cell office:value-type="float" office:value="205424">
            <text:p>205424</text:p>
          </table:table-cell>
          <table:table-cell office:value-type="float" office:value="165846">
            <text:p>165846</text:p>
          </table:table-cell>
          <table:table-cell office:value-type="float" office:value="265976">
            <text:p>265976</text:p>
          </table:table-cell>
          <table:table-cell office:value-type="float" office:value="4350804">
            <text:p>4350804</text:p>
          </table:table-cell>
          <table:table-cell office:value-type="float" office:value="317139">
            <text:p>317139</text:p>
          </table:table-cell>
          <table:table-cell office:value-type="float" office:value="294778">
            <text:p>294778</text:p>
          </table:table-cell>
          <table:table-cell office:value-type="float" office:value="3988219654">
            <text:p>3988219654</text:p>
          </table:table-cell>
          <table:table-cell office:value-type="float" office:value="243814">
            <text:p>243814</text:p>
          </table:table-cell>
          <table:table-cell office:value-type="float" office:value="164818">
            <text:p>164818</text:p>
          </table:table-cell>
          <table:table-cell office:value-type="float" office:value="158766">
            <text:p>158766</text:p>
          </table:table-cell>
          <table:table-cell office:value-type="float" office:value="694506">
            <text:p>694506</text:p>
          </table:table-cell>
          <table:table-cell office:value-type="float" office:value="286152">
            <text:p>286152</text:p>
          </table:table-cell>
          <table:table-cell office:value-type="float" office:value="255094">
            <text:p>255094</text:p>
          </table:table-cell>
        </table:table-row>
        <table:table-row table:style-name="ro1">
          <table:table-cell office:value-type="float" office:value="4010387150">
            <text:p>4010387150</text:p>
          </table:table-cell>
          <table:table-cell office:value-type="float" office:value="192010">
            <text:p>192010</text:p>
          </table:table-cell>
          <table:table-cell office:value-type="float" office:value="171473">
            <text:p>171473</text:p>
          </table:table-cell>
          <table:table-cell office:value-type="float" office:value="193165">
            <text:p>193165</text:p>
          </table:table-cell>
          <table:table-cell office:value-type="float" office:value="12002265">
            <text:p>12002265</text:p>
          </table:table-cell>
          <table:table-cell office:value-type="float" office:value="291416">
            <text:p>291416</text:p>
          </table:table-cell>
          <table:table-cell office:value-type="float" office:value="263478">
            <text:p>263478</text:p>
          </table:table-cell>
          <table:table-cell office:value-type="float" office:value="3437301834">
            <text:p>3437301834</text:p>
          </table:table-cell>
          <table:table-cell office:value-type="float" office:value="213618">
            <text:p>213618</text:p>
          </table:table-cell>
          <table:table-cell office:value-type="float" office:value="167120">
            <text:p>167120</text:p>
          </table:table-cell>
          <table:table-cell office:value-type="float" office:value="158796">
            <text:p>158796</text:p>
          </table:table-cell>
          <table:table-cell office:value-type="float" office:value="4744229">
            <text:p>4744229</text:p>
          </table:table-cell>
          <table:table-cell office:value-type="float" office:value="357786">
            <text:p>357786</text:p>
          </table:table-cell>
          <table:table-cell office:value-type="float" office:value="372018">
            <text:p>372018</text:p>
          </table:table-cell>
          <table:table-cell office:value-type="float" office:value="32050940171">
            <text:p>32050940171</text:p>
          </table:table-cell>
          <table:table-cell office:value-type="float" office:value="212210">
            <text:p>212210</text:p>
          </table:table-cell>
          <table:table-cell office:value-type="float" office:value="163860">
            <text:p>163860</text:p>
          </table:table-cell>
          <table:table-cell office:value-type="float" office:value="185241">
            <text:p>185241</text:p>
          </table:table-cell>
          <table:table-cell office:value-type="float" office:value="5894802">
            <text:p>5894802</text:p>
          </table:table-cell>
          <table:table-cell office:value-type="float" office:value="350468">
            <text:p>350468</text:p>
          </table:table-cell>
          <table:table-cell office:value-type="float" office:value="245920">
            <text:p>245920</text:p>
          </table:table-cell>
        </table:table-row>
        <table:table-row table:style-name="ro1">
          <table:table-cell office:value-type="float" office:value="2132660527">
            <text:p>2132660527</text:p>
          </table:table-cell>
          <table:table-cell office:value-type="float" office:value="228671">
            <text:p>228671</text:p>
          </table:table-cell>
          <table:table-cell office:value-type="float" office:value="242029">
            <text:p>242029</text:p>
          </table:table-cell>
          <table:table-cell office:value-type="float" office:value="154370">
            <text:p>154370</text:p>
          </table:table-cell>
          <table:table-cell office:value-type="float" office:value="247312">
            <text:p>247312</text:p>
          </table:table-cell>
          <table:table-cell office:value-type="float" office:value="414989">
            <text:p>414989</text:p>
          </table:table-cell>
          <table:table-cell office:value-type="float" office:value="268130">
            <text:p>268130</text:p>
          </table:table-cell>
          <table:table-cell office:value-type="float" office:value="15667494031">
            <text:p>15667494031</text:p>
          </table:table-cell>
          <table:table-cell office:value-type="float" office:value="209346">
            <text:p>209346</text:p>
          </table:table-cell>
          <table:table-cell office:value-type="float" office:value="164642">
            <text:p>164642</text:p>
          </table:table-cell>
          <table:table-cell office:value-type="float" office:value="190424">
            <text:p>190424</text:p>
          </table:table-cell>
          <table:table-cell office:value-type="float" office:value="265814">
            <text:p>265814</text:p>
          </table:table-cell>
          <table:table-cell office:value-type="float" office:value="272104">
            <text:p>272104</text:p>
          </table:table-cell>
          <table:table-cell office:value-type="float" office:value="301929">
            <text:p>301929</text:p>
          </table:table-cell>
          <table:table-cell office:value-type="float" office:value="16099896826">
            <text:p>16099896826</text:p>
          </table:table-cell>
          <table:table-cell office:value-type="float" office:value="336782">
            <text:p>336782</text:p>
          </table:table-cell>
          <table:table-cell office:value-type="float" office:value="263241">
            <text:p>263241</text:p>
          </table:table-cell>
          <table:table-cell office:value-type="float" office:value="164484">
            <text:p>164484</text:p>
          </table:table-cell>
          <table:table-cell office:value-type="float" office:value="39918378">
            <text:p>39918378</text:p>
          </table:table-cell>
          <table:table-cell office:value-type="float" office:value="314022">
            <text:p>314022</text:p>
          </table:table-cell>
          <table:table-cell office:value-type="float" office:value="250470">
            <text:p>250470</text:p>
          </table:table-cell>
        </table:table-row>
        <table:table-row table:style-name="ro1">
          <table:table-cell office:value-type="float" office:value="14050693237">
            <text:p>14050693237</text:p>
          </table:table-cell>
          <table:table-cell office:value-type="float" office:value="243686">
            <text:p>243686</text:p>
          </table:table-cell>
          <table:table-cell office:value-type="float" office:value="153448">
            <text:p>153448</text:p>
          </table:table-cell>
          <table:table-cell office:value-type="float" office:value="170264">
            <text:p>170264</text:p>
          </table:table-cell>
          <table:table-cell office:value-type="float" office:value="5917230">
            <text:p>5917230</text:p>
          </table:table-cell>
          <table:table-cell office:value-type="float" office:value="300649">
            <text:p>300649</text:p>
          </table:table-cell>
          <table:table-cell office:value-type="float" office:value="282829">
            <text:p>282829</text:p>
          </table:table-cell>
          <table:table-cell office:value-type="float" office:value="2404634400">
            <text:p>2404634400</text:p>
          </table:table-cell>
          <table:table-cell office:value-type="float" office:value="207392">
            <text:p>207392</text:p>
          </table:table-cell>
          <table:table-cell office:value-type="float" office:value="194771">
            <text:p>194771</text:p>
          </table:table-cell>
          <table:table-cell office:value-type="float" office:value="159804">
            <text:p>159804</text:p>
          </table:table-cell>
          <table:table-cell office:value-type="float" office:value="1285720">
            <text:p>1285720</text:p>
          </table:table-cell>
          <table:table-cell office:value-type="float" office:value="320945">
            <text:p>320945</text:p>
          </table:table-cell>
          <table:table-cell office:value-type="float" office:value="292348">
            <text:p>292348</text:p>
          </table:table-cell>
          <table:table-cell office:value-type="float" office:value="2801255835">
            <text:p>2801255835</text:p>
          </table:table-cell>
          <table:table-cell office:value-type="float" office:value="227445">
            <text:p>227445</text:p>
          </table:table-cell>
          <table:table-cell office:value-type="float" office:value="224266">
            <text:p>224266</text:p>
          </table:table-cell>
          <table:table-cell office:value-type="float" office:value="171638">
            <text:p>171638</text:p>
          </table:table-cell>
          <table:table-cell office:value-type="float" office:value="255554">
            <text:p>255554</text:p>
          </table:table-cell>
          <table:table-cell office:value-type="float" office:value="291363">
            <text:p>291363</text:p>
          </table:table-cell>
          <table:table-cell office:value-type="float" office:value="403410">
            <text:p>403410</text:p>
          </table:table-cell>
        </table:table-row>
        <table:table-row table:style-name="ro1">
          <table:table-cell office:value-type="float" office:value="1272093521">
            <text:p>1272093521</text:p>
          </table:table-cell>
          <table:table-cell office:value-type="float" office:value="219073">
            <text:p>219073</text:p>
          </table:table-cell>
          <table:table-cell office:value-type="float" office:value="156460">
            <text:p>156460</text:p>
          </table:table-cell>
          <table:table-cell office:value-type="float" office:value="150426">
            <text:p>150426</text:p>
          </table:table-cell>
          <table:table-cell office:value-type="float" office:value="59109958">
            <text:p>59109958</text:p>
          </table:table-cell>
          <table:table-cell office:value-type="float" office:value="283962">
            <text:p>283962</text:p>
          </table:table-cell>
          <table:table-cell office:value-type="float" office:value="297598">
            <text:p>297598</text:p>
          </table:table-cell>
          <table:table-cell office:value-type="float" office:value="19393653777">
            <text:p>19393653777</text:p>
          </table:table-cell>
          <table:table-cell office:value-type="float" office:value="237205">
            <text:p>237205</text:p>
          </table:table-cell>
          <table:table-cell office:value-type="float" office:value="243767">
            <text:p>243767</text:p>
          </table:table-cell>
          <table:table-cell office:value-type="float" office:value="187482">
            <text:p>187482</text:p>
          </table:table-cell>
          <table:table-cell office:value-type="float" office:value="21216183">
            <text:p>21216183</text:p>
          </table:table-cell>
          <table:table-cell office:value-type="float" office:value="355415">
            <text:p>355415</text:p>
          </table:table-cell>
          <table:table-cell office:value-type="float" office:value="298512">
            <text:p>298512</text:p>
          </table:table-cell>
          <table:table-cell office:value-type="float" office:value="2906561810">
            <text:p>2906561810</text:p>
          </table:table-cell>
          <table:table-cell office:value-type="float" office:value="211864">
            <text:p>211864</text:p>
          </table:table-cell>
          <table:table-cell office:value-type="float" office:value="167710">
            <text:p>167710</text:p>
          </table:table-cell>
          <table:table-cell office:value-type="float" office:value="172332">
            <text:p>172332</text:p>
          </table:table-cell>
          <table:table-cell office:value-type="float" office:value="7259436">
            <text:p>7259436</text:p>
          </table:table-cell>
          <table:table-cell office:value-type="float" office:value="322513">
            <text:p>322513</text:p>
          </table:table-cell>
          <table:table-cell office:value-type="float" office:value="229168">
            <text:p>229168</text:p>
          </table:table-cell>
        </table:table-row>
        <table:table-row table:style-name="ro1">
          <table:table-cell office:value-type="float" office:value="3734365313">
            <text:p>3734365313</text:p>
          </table:table-cell>
          <table:table-cell office:value-type="float" office:value="194732">
            <text:p>194732</text:p>
          </table:table-cell>
          <table:table-cell office:value-type="float" office:value="164996">
            <text:p>164996</text:p>
          </table:table-cell>
          <table:table-cell office:value-type="float" office:value="180872">
            <text:p>180872</text:p>
          </table:table-cell>
          <table:table-cell office:value-type="float" office:value="26390361">
            <text:p>26390361</text:p>
          </table:table-cell>
          <table:table-cell office:value-type="float" office:value="278994">
            <text:p>278994</text:p>
          </table:table-cell>
          <table:table-cell office:value-type="float" office:value="384055">
            <text:p>384055</text:p>
          </table:table-cell>
          <table:table-cell office:value-type="float" office:value="16678558838">
            <text:p>16678558838</text:p>
          </table:table-cell>
          <table:table-cell office:value-type="float" office:value="203604">
            <text:p>203604</text:p>
          </table:table-cell>
          <table:table-cell office:value-type="float" office:value="165824">
            <text:p>165824</text:p>
          </table:table-cell>
          <table:table-cell office:value-type="float" office:value="160186">
            <text:p>160186</text:p>
          </table:table-cell>
          <table:table-cell office:value-type="float" office:value="3629513">
            <text:p>3629513</text:p>
          </table:table-cell>
          <table:table-cell office:value-type="float" office:value="278232">
            <text:p>278232</text:p>
          </table:table-cell>
          <table:table-cell office:value-type="float" office:value="236656">
            <text:p>236656</text:p>
          </table:table-cell>
          <table:table-cell office:value-type="float" office:value="8867314341">
            <text:p>8867314341</text:p>
          </table:table-cell>
          <table:table-cell office:value-type="float" office:value="202520">
            <text:p>202520</text:p>
          </table:table-cell>
          <table:table-cell office:value-type="float" office:value="169242">
            <text:p>169242</text:p>
          </table:table-cell>
          <table:table-cell office:value-type="float" office:value="203362">
            <text:p>203362</text:p>
          </table:table-cell>
          <table:table-cell office:value-type="float" office:value="6473974">
            <text:p>6473974</text:p>
          </table:table-cell>
          <table:table-cell office:value-type="float" office:value="438224">
            <text:p>438224</text:p>
          </table:table-cell>
          <table:table-cell office:value-type="float" office:value="254074">
            <text:p>254074</text:p>
          </table:table-cell>
        </table:table-row>
        <table:table-row table:style-name="ro1">
          <table:table-cell office:value-type="float" office:value="1913606562">
            <text:p>1913606562</text:p>
          </table:table-cell>
          <table:table-cell office:value-type="float" office:value="248219">
            <text:p>248219</text:p>
          </table:table-cell>
          <table:table-cell office:value-type="float" office:value="179492">
            <text:p>179492</text:p>
          </table:table-cell>
          <table:table-cell office:value-type="float" office:value="155614">
            <text:p>155614</text:p>
          </table:table-cell>
          <table:table-cell office:value-type="float" office:value="257392">
            <text:p>257392</text:p>
          </table:table-cell>
          <table:table-cell office:value-type="float" office:value="361557">
            <text:p>361557</text:p>
          </table:table-cell>
          <table:table-cell office:value-type="float" office:value="232980">
            <text:p>232980</text:p>
          </table:table-cell>
          <table:table-cell office:value-type="float" office:value="1176247206">
            <text:p>1176247206</text:p>
          </table:table-cell>
          <table:table-cell office:value-type="float" office:value="289661">
            <text:p>289661</text:p>
          </table:table-cell>
          <table:table-cell office:value-type="float" office:value="188375">
            <text:p>188375</text:p>
          </table:table-cell>
          <table:table-cell office:value-type="float" office:value="161376">
            <text:p>161376</text:p>
          </table:table-cell>
          <table:table-cell office:value-type="float" office:value="2784545">
            <text:p>2784545</text:p>
          </table:table-cell>
          <table:table-cell office:value-type="float" office:value="289202">
            <text:p>289202</text:p>
          </table:table-cell>
          <table:table-cell office:value-type="float" office:value="635932">
            <text:p>635932</text:p>
          </table:table-cell>
          <table:table-cell office:value-type="float" office:value="3245375173">
            <text:p>3245375173</text:p>
          </table:table-cell>
          <table:table-cell office:value-type="float" office:value="238264">
            <text:p>238264</text:p>
          </table:table-cell>
          <table:table-cell office:value-type="float" office:value="200702">
            <text:p>200702</text:p>
          </table:table-cell>
          <table:table-cell office:value-type="float" office:value="225436">
            <text:p>225436</text:p>
          </table:table-cell>
          <table:table-cell office:value-type="float" office:value="13893668">
            <text:p>13893668</text:p>
          </table:table-cell>
          <table:table-cell office:value-type="float" office:value="283914">
            <text:p>283914</text:p>
          </table:table-cell>
          <table:table-cell office:value-type="float" office:value="235662">
            <text:p>235662</text:p>
          </table:table-cell>
        </table:table-row>
        <table:table-row table:style-name="ro1">
          <table:table-cell office:value-type="float" office:value="19571024295">
            <text:p>19571024295</text:p>
          </table:table-cell>
          <table:table-cell office:value-type="float" office:value="194334">
            <text:p>194334</text:p>
          </table:table-cell>
          <table:table-cell office:value-type="float" office:value="152016">
            <text:p>152016</text:p>
          </table:table-cell>
          <table:table-cell office:value-type="float" office:value="250995">
            <text:p>250995</text:p>
          </table:table-cell>
          <table:table-cell office:value-type="float" office:value="947476">
            <text:p>947476</text:p>
          </table:table-cell>
          <table:table-cell office:value-type="float" office:value="282742">
            <text:p>282742</text:p>
          </table:table-cell>
          <table:table-cell office:value-type="float" office:value="286303">
            <text:p>286303</text:p>
          </table:table-cell>
          <table:table-cell office:value-type="float" office:value="2902895802">
            <text:p>2902895802</text:p>
          </table:table-cell>
          <table:table-cell office:value-type="float" office:value="206338">
            <text:p>206338</text:p>
          </table:table-cell>
          <table:table-cell office:value-type="float" office:value="175260">
            <text:p>175260</text:p>
          </table:table-cell>
          <table:table-cell office:value-type="float" office:value="179183">
            <text:p>179183</text:p>
          </table:table-cell>
          <table:table-cell office:value-type="float" office:value="7395384">
            <text:p>7395384</text:p>
          </table:table-cell>
          <table:table-cell office:value-type="float" office:value="311391">
            <text:p>311391</text:p>
          </table:table-cell>
          <table:table-cell office:value-type="float" office:value="248962">
            <text:p>248962</text:p>
          </table:table-cell>
          <table:table-cell office:value-type="float" office:value="31409137405">
            <text:p>31409137405</text:p>
          </table:table-cell>
          <table:table-cell office:value-type="float" office:value="210364">
            <text:p>210364</text:p>
          </table:table-cell>
          <table:table-cell office:value-type="float" office:value="162568">
            <text:p>162568</text:p>
          </table:table-cell>
          <table:table-cell office:value-type="float" office:value="213163">
            <text:p>213163</text:p>
          </table:table-cell>
          <table:table-cell office:value-type="float" office:value="9470186">
            <text:p>9470186</text:p>
          </table:table-cell>
          <table:table-cell office:value-type="float" office:value="345079">
            <text:p>345079</text:p>
          </table:table-cell>
          <table:table-cell office:value-type="float" office:value="250084">
            <text:p>250084</text:p>
          </table:table-cell>
        </table:table-row>
        <table:table-row table:style-name="ro1">
          <table:table-cell office:value-type="float" office:value="3748345755">
            <text:p>3748345755</text:p>
          </table:table-cell>
          <table:table-cell office:value-type="float" office:value="205102">
            <text:p>205102</text:p>
          </table:table-cell>
          <table:table-cell office:value-type="float" office:value="155846">
            <text:p>155846</text:p>
          </table:table-cell>
          <table:table-cell office:value-type="float" office:value="149382">
            <text:p>149382</text:p>
          </table:table-cell>
          <table:table-cell office:value-type="float" office:value="18851978">
            <text:p>18851978</text:p>
          </table:table-cell>
          <table:table-cell office:value-type="float" office:value="380409">
            <text:p>380409</text:p>
          </table:table-cell>
          <table:table-cell office:value-type="float" office:value="307464">
            <text:p>307464</text:p>
          </table:table-cell>
          <table:table-cell office:value-type="float" office:value="29598000572">
            <text:p>29598000572</text:p>
          </table:table-cell>
          <table:table-cell office:value-type="float" office:value="208856">
            <text:p>208856</text:p>
          </table:table-cell>
          <table:table-cell office:value-type="float" office:value="177918">
            <text:p>177918</text:p>
          </table:table-cell>
          <table:table-cell office:value-type="float" office:value="163204">
            <text:p>163204</text:p>
          </table:table-cell>
          <table:table-cell office:value-type="float" office:value="9072433">
            <text:p>9072433</text:p>
          </table:table-cell>
          <table:table-cell office:value-type="float" office:value="301536">
            <text:p>301536</text:p>
          </table:table-cell>
          <table:table-cell office:value-type="float" office:value="246002">
            <text:p>246002</text:p>
          </table:table-cell>
          <table:table-cell office:value-type="float" office:value="8836765367">
            <text:p>8836765367</text:p>
          </table:table-cell>
          <table:table-cell office:value-type="float" office:value="327208">
            <text:p>327208</text:p>
          </table:table-cell>
          <table:table-cell office:value-type="float" office:value="174214">
            <text:p>174214</text:p>
          </table:table-cell>
          <table:table-cell office:value-type="float" office:value="160374">
            <text:p>160374</text:p>
          </table:table-cell>
          <table:table-cell office:value-type="float" office:value="44556309">
            <text:p>44556309</text:p>
          </table:table-cell>
          <table:table-cell office:value-type="float" office:value="287646">
            <text:p>287646</text:p>
          </table:table-cell>
          <table:table-cell office:value-type="float" office:value="297904">
            <text:p>297904</text:p>
          </table:table-cell>
        </table:table-row>
        <table:table-row table:style-name="ro1">
          <table:table-cell office:value-type="float" office:value="27443660336">
            <text:p>27443660336</text:p>
          </table:table-cell>
          <table:table-cell office:value-type="float" office:value="230350">
            <text:p>230350</text:p>
          </table:table-cell>
          <table:table-cell office:value-type="float" office:value="281607">
            <text:p>281607</text:p>
          </table:table-cell>
          <table:table-cell office:value-type="float" office:value="166792">
            <text:p>166792</text:p>
          </table:table-cell>
          <table:table-cell office:value-type="float" office:value="4632944">
            <text:p>4632944</text:p>
          </table:table-cell>
          <table:table-cell office:value-type="float" office:value="285536">
            <text:p>285536</text:p>
          </table:table-cell>
          <table:table-cell office:value-type="float" office:value="292942">
            <text:p>292942</text:p>
          </table:table-cell>
          <table:table-cell office:value-type="float" office:value="3402350882">
            <text:p>3402350882</text:p>
          </table:table-cell>
          <table:table-cell office:value-type="float" office:value="205078">
            <text:p>205078</text:p>
          </table:table-cell>
          <table:table-cell office:value-type="float" office:value="167342">
            <text:p>167342</text:p>
          </table:table-cell>
          <table:table-cell office:value-type="float" office:value="158540">
            <text:p>158540</text:p>
          </table:table-cell>
          <table:table-cell office:value-type="float" office:value="17798878">
            <text:p>17798878</text:p>
          </table:table-cell>
          <table:table-cell office:value-type="float" office:value="283426">
            <text:p>283426</text:p>
          </table:table-cell>
          <table:table-cell office:value-type="float" office:value="439223">
            <text:p>439223</text:p>
          </table:table-cell>
          <table:table-cell office:value-type="float" office:value="3763471803">
            <text:p>3763471803</text:p>
          </table:table-cell>
          <table:table-cell office:value-type="float" office:value="206450">
            <text:p>206450</text:p>
          </table:table-cell>
          <table:table-cell office:value-type="float" office:value="164942">
            <text:p>164942</text:p>
          </table:table-cell>
          <table:table-cell office:value-type="float" office:value="226690">
            <text:p>226690</text:p>
          </table:table-cell>
          <table:table-cell office:value-type="float" office:value="3241522">
            <text:p>3241522</text:p>
          </table:table-cell>
          <table:table-cell office:value-type="float" office:value="294876">
            <text:p>294876</text:p>
          </table:table-cell>
          <table:table-cell office:value-type="float" office:value="256784">
            <text:p>256784</text:p>
          </table:table-cell>
        </table:table-row>
        <table:table-row table:style-name="ro1">
          <table:table-cell office:value-type="float" office:value="1335409980">
            <text:p>1335409980</text:p>
          </table:table-cell>
          <table:table-cell office:value-type="float" office:value="192304">
            <text:p>192304</text:p>
          </table:table-cell>
          <table:table-cell office:value-type="float" office:value="153206">
            <text:p>153206</text:p>
          </table:table-cell>
          <table:table-cell office:value-type="float" office:value="242792">
            <text:p>242792</text:p>
          </table:table-cell>
          <table:table-cell office:value-type="float" office:value="27846169">
            <text:p>27846169</text:p>
          </table:table-cell>
          <table:table-cell office:value-type="float" office:value="367166">
            <text:p>367166</text:p>
          </table:table-cell>
          <table:table-cell office:value-type="float" office:value="228094">
            <text:p>228094</text:p>
          </table:table-cell>
          <table:table-cell office:value-type="float" office:value="10926284923">
            <text:p>10926284923</text:p>
          </table:table-cell>
          <table:table-cell office:value-type="float" office:value="244364">
            <text:p>244364</text:p>
          </table:table-cell>
          <table:table-cell office:value-type="float" office:value="169458">
            <text:p>169458</text:p>
          </table:table-cell>
          <table:table-cell office:value-type="float" office:value="184728">
            <text:p>184728</text:p>
          </table:table-cell>
          <table:table-cell office:value-type="float" office:value="9037582">
            <text:p>9037582</text:p>
          </table:table-cell>
          <table:table-cell office:value-type="float" office:value="324205">
            <text:p>324205</text:p>
          </table:table-cell>
          <table:table-cell office:value-type="float" office:value="312742">
            <text:p>312742</text:p>
          </table:table-cell>
          <table:table-cell office:value-type="float" office:value="6237507414">
            <text:p>6237507414</text:p>
          </table:table-cell>
          <table:table-cell office:value-type="float" office:value="245605">
            <text:p>245605</text:p>
          </table:table-cell>
          <table:table-cell office:value-type="float" office:value="203866">
            <text:p>203866</text:p>
          </table:table-cell>
          <table:table-cell office:value-type="float" office:value="161648">
            <text:p>161648</text:p>
          </table:table-cell>
          <table:table-cell office:value-type="float" office:value="13104762">
            <text:p>13104762</text:p>
          </table:table-cell>
          <table:table-cell office:value-type="float" office:value="305518">
            <text:p>305518</text:p>
          </table:table-cell>
          <table:table-cell office:value-type="float" office:value="229878">
            <text:p>229878</text:p>
          </table:table-cell>
        </table:table-row>
        <table:table-row table:style-name="ro1">
          <table:table-cell office:value-type="float" office:value="6971249248">
            <text:p>6971249248</text:p>
          </table:table-cell>
          <table:table-cell office:value-type="float" office:value="259728">
            <text:p>259728</text:p>
          </table:table-cell>
          <table:table-cell office:value-type="float" office:value="154526">
            <text:p>154526</text:p>
          </table:table-cell>
          <table:table-cell office:value-type="float" office:value="155408">
            <text:p>155408</text:p>
          </table:table-cell>
          <table:table-cell office:value-type="float" office:value="1100470">
            <text:p>1100470</text:p>
          </table:table-cell>
          <table:table-cell office:value-type="float" office:value="304725">
            <text:p>304725</text:p>
          </table:table-cell>
          <table:table-cell office:value-type="float" office:value="217754">
            <text:p>217754</text:p>
          </table:table-cell>
          <table:table-cell office:value-type="float" office:value="5534085160">
            <text:p>5534085160</text:p>
          </table:table-cell>
          <table:table-cell office:value-type="float" office:value="204440">
            <text:p>204440</text:p>
          </table:table-cell>
          <table:table-cell office:value-type="float" office:value="212015">
            <text:p>212015</text:p>
          </table:table-cell>
          <table:table-cell office:value-type="float" office:value="161750">
            <text:p>161750</text:p>
          </table:table-cell>
          <table:table-cell office:value-type="float" office:value="42766374">
            <text:p>42766374</text:p>
          </table:table-cell>
          <table:table-cell office:value-type="float" office:value="343436">
            <text:p>343436</text:p>
          </table:table-cell>
          <table:table-cell office:value-type="float" office:value="259334">
            <text:p>259334</text:p>
          </table:table-cell>
          <table:table-cell office:value-type="float" office:value="20579181944">
            <text:p>20579181944</text:p>
          </table:table-cell>
          <table:table-cell office:value-type="float" office:value="203780">
            <text:p>203780</text:p>
          </table:table-cell>
          <table:table-cell office:value-type="float" office:value="256513">
            <text:p>256513</text:p>
          </table:table-cell>
          <table:table-cell office:value-type="float" office:value="166568">
            <text:p>166568</text:p>
          </table:table-cell>
          <table:table-cell office:value-type="float" office:value="4144564">
            <text:p>4144564</text:p>
          </table:table-cell>
          <table:table-cell office:value-type="float" office:value="468554">
            <text:p>468554</text:p>
          </table:table-cell>
          <table:table-cell office:value-type="float" office:value="230784">
            <text:p>230784</text:p>
          </table:table-cell>
        </table:table-row>
        <table:table-row table:style-name="ro1">
          <table:table-cell office:value-type="float" office:value="33839607100">
            <text:p>33839607100</text:p>
          </table:table-cell>
          <table:table-cell office:value-type="float" office:value="279810">
            <text:p>279810</text:p>
          </table:table-cell>
          <table:table-cell office:value-type="float" office:value="158762">
            <text:p>158762</text:p>
          </table:table-cell>
          <table:table-cell office:value-type="float" office:value="151304">
            <text:p>151304</text:p>
          </table:table-cell>
          <table:table-cell office:value-type="float" office:value="4257780">
            <text:p>4257780</text:p>
          </table:table-cell>
          <table:table-cell office:value-type="float" office:value="290920">
            <text:p>290920</text:p>
          </table:table-cell>
          <table:table-cell office:value-type="float" office:value="267838">
            <text:p>267838</text:p>
          </table:table-cell>
          <table:table-cell office:value-type="float" office:value="5026777021">
            <text:p>5026777021</text:p>
          </table:table-cell>
          <table:table-cell office:value-type="float" office:value="218618">
            <text:p>218618</text:p>
          </table:table-cell>
          <table:table-cell office:value-type="float" office:value="167828">
            <text:p>167828</text:p>
          </table:table-cell>
          <table:table-cell office:value-type="float" office:value="161640">
            <text:p>161640</text:p>
          </table:table-cell>
          <table:table-cell office:value-type="float" office:value="3868123">
            <text:p>3868123</text:p>
          </table:table-cell>
          <table:table-cell office:value-type="float" office:value="280654">
            <text:p>280654</text:p>
          </table:table-cell>
          <table:table-cell office:value-type="float" office:value="230866">
            <text:p>230866</text:p>
          </table:table-cell>
          <table:table-cell office:value-type="float" office:value="17595268635">
            <text:p>17595268635</text:p>
          </table:table-cell>
          <table:table-cell office:value-type="float" office:value="345812">
            <text:p>345812</text:p>
          </table:table-cell>
          <table:table-cell office:value-type="float" office:value="168104">
            <text:p>168104</text:p>
          </table:table-cell>
          <table:table-cell office:value-type="float" office:value="158368">
            <text:p>158368</text:p>
          </table:table-cell>
          <table:table-cell office:value-type="float" office:value="6425248">
            <text:p>6425248</text:p>
          </table:table-cell>
          <table:table-cell office:value-type="float" office:value="319301">
            <text:p>319301</text:p>
          </table:table-cell>
          <table:table-cell office:value-type="float" office:value="274193">
            <text:p>274193</text:p>
          </table:table-cell>
        </table:table-row>
        <table:table-row table:style-name="ro1">
          <table:table-cell office:value-type="float" office:value="26474298648">
            <text:p>26474298648</text:p>
          </table:table-cell>
          <table:table-cell office:value-type="float" office:value="198224">
            <text:p>198224</text:p>
          </table:table-cell>
          <table:table-cell office:value-type="float" office:value="154136">
            <text:p>154136</text:p>
          </table:table-cell>
          <table:table-cell office:value-type="float" office:value="150812">
            <text:p>150812</text:p>
          </table:table-cell>
          <table:table-cell office:value-type="float" office:value="1028386">
            <text:p>1028386</text:p>
          </table:table-cell>
          <table:table-cell office:value-type="float" office:value="270376">
            <text:p>270376</text:p>
          </table:table-cell>
          <table:table-cell office:value-type="float" office:value="225966">
            <text:p>225966</text:p>
          </table:table-cell>
          <table:table-cell office:value-type="float" office:value="8628465252">
            <text:p>8628465252</text:p>
          </table:table-cell>
          <table:table-cell office:value-type="float" office:value="275514">
            <text:p>275514</text:p>
          </table:table-cell>
          <table:table-cell office:value-type="float" office:value="177266">
            <text:p>177266</text:p>
          </table:table-cell>
          <table:table-cell office:value-type="float" office:value="175612">
            <text:p>175612</text:p>
          </table:table-cell>
          <table:table-cell office:value-type="float" office:value="13169498">
            <text:p>13169498</text:p>
          </table:table-cell>
          <table:table-cell office:value-type="float" office:value="290002">
            <text:p>290002</text:p>
          </table:table-cell>
          <table:table-cell office:value-type="float" office:value="241944">
            <text:p>241944</text:p>
          </table:table-cell>
          <table:table-cell office:value-type="float" office:value="33359499282">
            <text:p>33359499282</text:p>
          </table:table-cell>
          <table:table-cell office:value-type="float" office:value="238002">
            <text:p>238002</text:p>
          </table:table-cell>
          <table:table-cell office:value-type="float" office:value="220751">
            <text:p>220751</text:p>
          </table:table-cell>
          <table:table-cell office:value-type="float" office:value="163012">
            <text:p>163012</text:p>
          </table:table-cell>
          <table:table-cell office:value-type="float" office:value="4904812">
            <text:p>4904812</text:p>
          </table:table-cell>
          <table:table-cell office:value-type="float" office:value="354272">
            <text:p>354272</text:p>
          </table:table-cell>
          <table:table-cell office:value-type="float" office:value="240416">
            <text:p>240416</text:p>
          </table:table-cell>
        </table:table-row>
        <table:table-row table:style-name="ro1">
          <table:table-cell office:value-type="float" office:value="2482192620">
            <text:p>2482192620</text:p>
          </table:table-cell>
          <table:table-cell office:value-type="float" office:value="199162">
            <text:p>199162</text:p>
          </table:table-cell>
          <table:table-cell office:value-type="float" office:value="156324">
            <text:p>156324</text:p>
          </table:table-cell>
          <table:table-cell office:value-type="float" office:value="228267">
            <text:p>228267</text:p>
          </table:table-cell>
          <table:table-cell office:value-type="float" office:value="16446731">
            <text:p>16446731</text:p>
          </table:table-cell>
          <table:table-cell office:value-type="float" office:value="306875">
            <text:p>306875</text:p>
          </table:table-cell>
          <table:table-cell office:value-type="float" office:value="219680">
            <text:p>219680</text:p>
          </table:table-cell>
          <table:table-cell office:value-type="float" office:value="1463284914">
            <text:p>1463284914</text:p>
          </table:table-cell>
          <table:table-cell office:value-type="float" office:value="207134">
            <text:p>207134</text:p>
          </table:table-cell>
          <table:table-cell office:value-type="float" office:value="208001">
            <text:p>208001</text:p>
          </table:table-cell>
          <table:table-cell office:value-type="float" office:value="162048">
            <text:p>162048</text:p>
          </table:table-cell>
          <table:table-cell office:value-type="float" office:value="19185654">
            <text:p>19185654</text:p>
          </table:table-cell>
          <table:table-cell office:value-type="float" office:value="447187">
            <text:p>447187</text:p>
          </table:table-cell>
          <table:table-cell office:value-type="float" office:value="239392">
            <text:p>239392</text:p>
          </table:table-cell>
          <table:table-cell office:value-type="float" office:value="22078736490">
            <text:p>22078736490</text:p>
          </table:table-cell>
          <table:table-cell office:value-type="float" office:value="385564">
            <text:p>385564</text:p>
          </table:table-cell>
          <table:table-cell office:value-type="float" office:value="285972">
            <text:p>285972</text:p>
          </table:table-cell>
          <table:table-cell office:value-type="float" office:value="272593">
            <text:p>272593</text:p>
          </table:table-cell>
          <table:table-cell office:value-type="float" office:value="8450770">
            <text:p>8450770</text:p>
          </table:table-cell>
          <table:table-cell office:value-type="float" office:value="458118">
            <text:p>458118</text:p>
          </table:table-cell>
          <table:table-cell office:value-type="float" office:value="501713">
            <text:p>501713</text:p>
          </table:table-cell>
        </table:table-row>
        <table:table-row table:style-name="ro1">
          <table:table-cell office:value-type="float" office:value="3354038201">
            <text:p>3354038201</text:p>
          </table:table-cell>
          <table:table-cell office:value-type="float" office:value="199542">
            <text:p>199542</text:p>
          </table:table-cell>
          <table:table-cell office:value-type="float" office:value="155466">
            <text:p>155466</text:p>
          </table:table-cell>
          <table:table-cell office:value-type="float" office:value="252353">
            <text:p>252353</text:p>
          </table:table-cell>
          <table:table-cell office:value-type="float" office:value="6261867">
            <text:p>6261867</text:p>
          </table:table-cell>
          <table:table-cell office:value-type="float" office:value="386100">
            <text:p>386100</text:p>
          </table:table-cell>
          <table:table-cell office:value-type="float" office:value="339008">
            <text:p>339008</text:p>
          </table:table-cell>
          <table:table-cell office:value-type="float" office:value="22871159285">
            <text:p>22871159285</text:p>
          </table:table-cell>
          <table:table-cell office:value-type="float" office:value="344796">
            <text:p>344796</text:p>
          </table:table-cell>
          <table:table-cell office:value-type="float" office:value="171704">
            <text:p>171704</text:p>
          </table:table-cell>
          <table:table-cell office:value-type="float" office:value="227928">
            <text:p>227928</text:p>
          </table:table-cell>
          <table:table-cell office:value-type="float" office:value="5085063">
            <text:p>5085063</text:p>
          </table:table-cell>
          <table:table-cell office:value-type="float" office:value="432100">
            <text:p>432100</text:p>
          </table:table-cell>
          <table:table-cell office:value-type="float" office:value="264660">
            <text:p>264660</text:p>
          </table:table-cell>
          <table:table-cell office:value-type="float" office:value="9493558346">
            <text:p>9493558346</text:p>
          </table:table-cell>
          <table:table-cell office:value-type="float" office:value="326849">
            <text:p>326849</text:p>
          </table:table-cell>
          <table:table-cell office:value-type="float" office:value="169690">
            <text:p>169690</text:p>
          </table:table-cell>
          <table:table-cell office:value-type="float" office:value="158308">
            <text:p>158308</text:p>
          </table:table-cell>
          <table:table-cell office:value-type="float" office:value="26472873">
            <text:p>26472873</text:p>
          </table:table-cell>
          <table:table-cell office:value-type="float" office:value="278402">
            <text:p>278402</text:p>
          </table:table-cell>
          <table:table-cell office:value-type="float" office:value="228416">
            <text:p>228416</text:p>
          </table:table-cell>
        </table:table-row>
        <table:table-row table:style-name="ro1">
          <table:table-cell office:value-type="float" office:value="6093442028">
            <text:p>6093442028</text:p>
          </table:table-cell>
          <table:table-cell office:value-type="float" office:value="192908">
            <text:p>192908</text:p>
          </table:table-cell>
          <table:table-cell office:value-type="float" office:value="157500">
            <text:p>157500</text:p>
          </table:table-cell>
          <table:table-cell office:value-type="float" office:value="151268">
            <text:p>151268</text:p>
          </table:table-cell>
          <table:table-cell office:value-type="float" office:value="8885197">
            <text:p>8885197</text:p>
          </table:table-cell>
          <table:table-cell office:value-type="float" office:value="279446">
            <text:p>279446</text:p>
          </table:table-cell>
          <table:table-cell office:value-type="float" office:value="231494">
            <text:p>231494</text:p>
          </table:table-cell>
          <table:table-cell office:value-type="float" office:value="1009465027">
            <text:p>1009465027</text:p>
          </table:table-cell>
          <table:table-cell office:value-type="float" office:value="209436">
            <text:p>209436</text:p>
          </table:table-cell>
          <table:table-cell office:value-type="float" office:value="169470">
            <text:p>169470</text:p>
          </table:table-cell>
          <table:table-cell office:value-type="float" office:value="197759">
            <text:p>197759</text:p>
          </table:table-cell>
          <table:table-cell office:value-type="float" office:value="2629068">
            <text:p>2629068</text:p>
          </table:table-cell>
          <table:table-cell office:value-type="float" office:value="329702">
            <text:p>329702</text:p>
          </table:table-cell>
          <table:table-cell office:value-type="float" office:value="226728">
            <text:p>226728</text:p>
          </table:table-cell>
          <table:table-cell office:value-type="float" office:value="7343655284">
            <text:p>7343655284</text:p>
          </table:table-cell>
          <table:table-cell office:value-type="float" office:value="204080">
            <text:p>204080</text:p>
          </table:table-cell>
          <table:table-cell office:value-type="float" office:value="191367">
            <text:p>191367</text:p>
          </table:table-cell>
          <table:table-cell office:value-type="float" office:value="158922">
            <text:p>158922</text:p>
          </table:table-cell>
          <table:table-cell office:value-type="float" office:value="51418585">
            <text:p>51418585</text:p>
          </table:table-cell>
          <table:table-cell office:value-type="float" office:value="286860">
            <text:p>286860</text:p>
          </table:table-cell>
          <table:table-cell office:value-type="float" office:value="236392">
            <text:p>236392</text:p>
          </table:table-cell>
        </table:table-row>
        <table:table-row table:style-name="ro1">
          <table:table-cell office:value-type="float" office:value="2287328773">
            <text:p>2287328773</text:p>
          </table:table-cell>
          <table:table-cell office:value-type="float" office:value="225216">
            <text:p>225216</text:p>
          </table:table-cell>
          <table:table-cell office:value-type="float" office:value="232144">
            <text:p>232144</text:p>
          </table:table-cell>
          <table:table-cell office:value-type="float" office:value="175933">
            <text:p>175933</text:p>
          </table:table-cell>
          <table:table-cell office:value-type="float" office:value="25643308">
            <text:p>25643308</text:p>
          </table:table-cell>
          <table:table-cell office:value-type="float" office:value="325365">
            <text:p>325365</text:p>
          </table:table-cell>
          <table:table-cell office:value-type="float" office:value="237010">
            <text:p>237010</text:p>
          </table:table-cell>
          <table:table-cell office:value-type="float" office:value="22600630898">
            <text:p>22600630898</text:p>
          </table:table-cell>
          <table:table-cell office:value-type="float" office:value="234885">
            <text:p>234885</text:p>
          </table:table-cell>
          <table:table-cell office:value-type="float" office:value="172136">
            <text:p>172136</text:p>
          </table:table-cell>
          <table:table-cell office:value-type="float" office:value="162888">
            <text:p>162888</text:p>
          </table:table-cell>
          <table:table-cell office:value-type="float" office:value="850748">
            <text:p>850748</text:p>
          </table:table-cell>
          <table:table-cell office:value-type="float" office:value="299316">
            <text:p>299316</text:p>
          </table:table-cell>
          <table:table-cell office:value-type="float" office:value="431564">
            <text:p>431564</text:p>
          </table:table-cell>
          <table:table-cell office:value-type="float" office:value="18803902876">
            <text:p>18803902876</text:p>
          </table:table-cell>
          <table:table-cell office:value-type="float" office:value="279780">
            <text:p>279780</text:p>
          </table:table-cell>
          <table:table-cell office:value-type="float" office:value="228424">
            <text:p>228424</text:p>
          </table:table-cell>
          <table:table-cell office:value-type="float" office:value="201539">
            <text:p>201539</text:p>
          </table:table-cell>
          <table:table-cell office:value-type="float" office:value="47649102">
            <text:p>47649102</text:p>
          </table:table-cell>
          <table:table-cell office:value-type="float" office:value="357795">
            <text:p>357795</text:p>
          </table:table-cell>
          <table:table-cell office:value-type="float" office:value="242162">
            <text:p>242162</text:p>
          </table:table-cell>
        </table:table-row>
        <table:table-row table:style-name="ro1">
          <table:table-cell office:value-type="float" office:value="16006084641">
            <text:p>16006084641</text:p>
          </table:table-cell>
          <table:table-cell office:value-type="float" office:value="220322">
            <text:p>220322</text:p>
          </table:table-cell>
          <table:table-cell office:value-type="float" office:value="155030">
            <text:p>155030</text:p>
          </table:table-cell>
          <table:table-cell office:value-type="float" office:value="190048">
            <text:p>190048</text:p>
          </table:table-cell>
          <table:table-cell office:value-type="float" office:value="23727925">
            <text:p>23727925</text:p>
          </table:table-cell>
          <table:table-cell office:value-type="float" office:value="467449">
            <text:p>467449</text:p>
          </table:table-cell>
          <table:table-cell office:value-type="float" office:value="825500">
            <text:p>825500</text:p>
          </table:table-cell>
          <table:table-cell office:value-type="float" office:value="5640028322">
            <text:p>5640028322</text:p>
          </table:table-cell>
          <table:table-cell office:value-type="float" office:value="256080">
            <text:p>256080</text:p>
          </table:table-cell>
          <table:table-cell office:value-type="float" office:value="184952">
            <text:p>184952</text:p>
          </table:table-cell>
          <table:table-cell office:value-type="float" office:value="175376">
            <text:p>175376</text:p>
          </table:table-cell>
          <table:table-cell office:value-type="float" office:value="15052095">
            <text:p>15052095</text:p>
          </table:table-cell>
          <table:table-cell office:value-type="float" office:value="328801">
            <text:p>328801</text:p>
          </table:table-cell>
          <table:table-cell office:value-type="float" office:value="243950">
            <text:p>243950</text:p>
          </table:table-cell>
          <table:table-cell office:value-type="float" office:value="1121564294">
            <text:p>1121564294</text:p>
          </table:table-cell>
          <table:table-cell office:value-type="float" office:value="266001">
            <text:p>266001</text:p>
          </table:table-cell>
          <table:table-cell office:value-type="float" office:value="189735">
            <text:p>189735</text:p>
          </table:table-cell>
          <table:table-cell office:value-type="float" office:value="167946">
            <text:p>167946</text:p>
          </table:table-cell>
          <table:table-cell office:value-type="float" office:value="6692518">
            <text:p>6692518</text:p>
          </table:table-cell>
          <table:table-cell office:value-type="float" office:value="276946">
            <text:p>276946</text:p>
          </table:table-cell>
          <table:table-cell office:value-type="float" office:value="226140">
            <text:p>226140</text:p>
          </table:table-cell>
        </table:table-row>
        <table:table-row table:style-name="ro1">
          <table:table-cell office:value-type="float" office:value="4832402999">
            <text:p>4832402999</text:p>
          </table:table-cell>
          <table:table-cell office:value-type="float" office:value="242715">
            <text:p>242715</text:p>
          </table:table-cell>
          <table:table-cell office:value-type="float" office:value="179528">
            <text:p>179528</text:p>
          </table:table-cell>
          <table:table-cell office:value-type="float" office:value="190543">
            <text:p>190543</text:p>
          </table:table-cell>
          <table:table-cell office:value-type="float" office:value="32949125">
            <text:p>32949125</text:p>
          </table:table-cell>
          <table:table-cell office:value-type="float" office:value="339517">
            <text:p>339517</text:p>
          </table:table-cell>
          <table:table-cell office:value-type="float" office:value="265098">
            <text:p>265098</text:p>
          </table:table-cell>
          <table:table-cell office:value-type="float" office:value="2089668086">
            <text:p>2089668086</text:p>
          </table:table-cell>
          <table:table-cell office:value-type="float" office:value="234904">
            <text:p>234904</text:p>
          </table:table-cell>
          <table:table-cell office:value-type="float" office:value="166018">
            <text:p>166018</text:p>
          </table:table-cell>
          <table:table-cell office:value-type="float" office:value="169192">
            <text:p>169192</text:p>
          </table:table-cell>
          <table:table-cell office:value-type="float" office:value="3255267">
            <text:p>3255267</text:p>
          </table:table-cell>
          <table:table-cell office:value-type="float" office:value="464997">
            <text:p>464997</text:p>
          </table:table-cell>
          <table:table-cell office:value-type="float" office:value="237184">
            <text:p>237184</text:p>
          </table:table-cell>
          <table:table-cell office:value-type="float" office:value="3686786047">
            <text:p>3686786047</text:p>
          </table:table-cell>
          <table:table-cell office:value-type="float" office:value="202160">
            <text:p>202160</text:p>
          </table:table-cell>
          <table:table-cell office:value-type="float" office:value="232362">
            <text:p>232362</text:p>
          </table:table-cell>
          <table:table-cell office:value-type="float" office:value="275058">
            <text:p>275058</text:p>
          </table:table-cell>
          <table:table-cell office:value-type="float" office:value="267262">
            <text:p>267262</text:p>
          </table:table-cell>
          <table:table-cell office:value-type="float" office:value="275278">
            <text:p>275278</text:p>
          </table:table-cell>
          <table:table-cell office:value-type="float" office:value="366480">
            <text:p>366480</text:p>
          </table:table-cell>
        </table:table-row>
        <table:table-row table:style-name="ro1">
          <table:table-cell office:value-type="float" office:value="6836425855">
            <text:p>6836425855</text:p>
          </table:table-cell>
          <table:table-cell office:value-type="float" office:value="283777">
            <text:p>283777</text:p>
          </table:table-cell>
          <table:table-cell office:value-type="float" office:value="175499">
            <text:p>175499</text:p>
          </table:table-cell>
          <table:table-cell office:value-type="float" office:value="152190">
            <text:p>152190</text:p>
          </table:table-cell>
          <table:table-cell office:value-type="float" office:value="3870965">
            <text:p>3870965</text:p>
          </table:table-cell>
          <table:table-cell office:value-type="float" office:value="369257">
            <text:p>369257</text:p>
          </table:table-cell>
          <table:table-cell office:value-type="float" office:value="279418">
            <text:p>279418</text:p>
          </table:table-cell>
          <table:table-cell office:value-type="float" office:value="2060871088">
            <text:p>2060871088</text:p>
          </table:table-cell>
          <table:table-cell office:value-type="float" office:value="244813">
            <text:p>244813</text:p>
          </table:table-cell>
          <table:table-cell office:value-type="float" office:value="164926">
            <text:p>164926</text:p>
          </table:table-cell>
          <table:table-cell office:value-type="float" office:value="164376">
            <text:p>164376</text:p>
          </table:table-cell>
          <table:table-cell office:value-type="float" office:value="45079301">
            <text:p>45079301</text:p>
          </table:table-cell>
          <table:table-cell office:value-type="float" office:value="328134">
            <text:p>328134</text:p>
          </table:table-cell>
          <table:table-cell office:value-type="float" office:value="239996">
            <text:p>239996</text:p>
          </table:table-cell>
          <table:table-cell office:value-type="float" office:value="1841850723">
            <text:p>1841850723</text:p>
          </table:table-cell>
          <table:table-cell office:value-type="float" office:value="275624">
            <text:p>275624</text:p>
          </table:table-cell>
          <table:table-cell office:value-type="float" office:value="282430">
            <text:p>282430</text:p>
          </table:table-cell>
          <table:table-cell office:value-type="float" office:value="167682">
            <text:p>167682</text:p>
          </table:table-cell>
          <table:table-cell office:value-type="float" office:value="10114167">
            <text:p>10114167</text:p>
          </table:table-cell>
          <table:table-cell office:value-type="float" office:value="336532">
            <text:p>336532</text:p>
          </table:table-cell>
          <table:table-cell office:value-type="float" office:value="438675">
            <text:p>438675</text:p>
          </table:table-cell>
        </table:table-row>
        <table:table-row table:style-name="ro1">
          <table:table-cell office:value-type="float" office:value="31309947140">
            <text:p>31309947140</text:p>
          </table:table-cell>
          <table:table-cell office:value-type="float" office:value="255882">
            <text:p>255882</text:p>
          </table:table-cell>
          <table:table-cell office:value-type="float" office:value="154576">
            <text:p>154576</text:p>
          </table:table-cell>
          <table:table-cell office:value-type="float" office:value="266834">
            <text:p>266834</text:p>
          </table:table-cell>
          <table:table-cell office:value-type="float" office:value="4250531">
            <text:p>4250531</text:p>
          </table:table-cell>
          <table:table-cell office:value-type="float" office:value="411062">
            <text:p>411062</text:p>
          </table:table-cell>
          <table:table-cell office:value-type="float" office:value="280009">
            <text:p>280009</text:p>
          </table:table-cell>
          <table:table-cell office:value-type="float" office:value="842298801">
            <text:p>842298801</text:p>
          </table:table-cell>
          <table:table-cell office:value-type="float" office:value="203104">
            <text:p>203104</text:p>
          </table:table-cell>
          <table:table-cell office:value-type="float" office:value="166346">
            <text:p>166346</text:p>
          </table:table-cell>
          <table:table-cell office:value-type="float" office:value="295845">
            <text:p>295845</text:p>
          </table:table-cell>
          <table:table-cell office:value-type="float" office:value="255568">
            <text:p>255568</text:p>
          </table:table-cell>
          <table:table-cell office:value-type="float" office:value="313308">
            <text:p>313308</text:p>
          </table:table-cell>
          <table:table-cell office:value-type="float" office:value="269588">
            <text:p>269588</text:p>
          </table:table-cell>
          <table:table-cell office:value-type="float" office:value="3401773491">
            <text:p>3401773491</text:p>
          </table:table-cell>
          <table:table-cell office:value-type="float" office:value="298122">
            <text:p>298122</text:p>
          </table:table-cell>
          <table:table-cell office:value-type="float" office:value="168826">
            <text:p>168826</text:p>
          </table:table-cell>
          <table:table-cell office:value-type="float" office:value="200806">
            <text:p>200806</text:p>
          </table:table-cell>
          <table:table-cell office:value-type="float" office:value="10040641">
            <text:p>10040641</text:p>
          </table:table-cell>
          <table:table-cell office:value-type="float" office:value="273628">
            <text:p>273628</text:p>
          </table:table-cell>
          <table:table-cell office:value-type="float" office:value="232064">
            <text:p>232064</text:p>
          </table:table-cell>
        </table:table-row>
        <table:table-row table:style-name="ro1">
          <table:table-cell office:value-type="float" office:value="4701168022">
            <text:p>4701168022</text:p>
          </table:table-cell>
          <table:table-cell office:value-type="float" office:value="217483">
            <text:p>217483</text:p>
          </table:table-cell>
          <table:table-cell office:value-type="float" office:value="161542">
            <text:p>161542</text:p>
          </table:table-cell>
          <table:table-cell office:value-type="float" office:value="150862">
            <text:p>150862</text:p>
          </table:table-cell>
          <table:table-cell office:value-type="float" office:value="379846">
            <text:p>379846</text:p>
          </table:table-cell>
          <table:table-cell office:value-type="float" office:value="360526">
            <text:p>360526</text:p>
          </table:table-cell>
          <table:table-cell office:value-type="float" office:value="327807">
            <text:p>327807</text:p>
          </table:table-cell>
          <table:table-cell office:value-type="float" office:value="1887190235">
            <text:p>1887190235</text:p>
          </table:table-cell>
          <table:table-cell office:value-type="float" office:value="209204">
            <text:p>209204</text:p>
          </table:table-cell>
          <table:table-cell office:value-type="float" office:value="186122">
            <text:p>186122</text:p>
          </table:table-cell>
          <table:table-cell office:value-type="float" office:value="204106">
            <text:p>204106</text:p>
          </table:table-cell>
          <table:table-cell office:value-type="float" office:value="8461257">
            <text:p>8461257</text:p>
          </table:table-cell>
          <table:table-cell office:value-type="float" office:value="271288">
            <text:p>271288</text:p>
          </table:table-cell>
          <table:table-cell office:value-type="float" office:value="275828">
            <text:p>275828</text:p>
          </table:table-cell>
          <table:table-cell office:value-type="float" office:value="29075709040">
            <text:p>29075709040</text:p>
          </table:table-cell>
          <table:table-cell office:value-type="float" office:value="235526">
            <text:p>235526</text:p>
          </table:table-cell>
          <table:table-cell office:value-type="float" office:value="202525">
            <text:p>202525</text:p>
          </table:table-cell>
          <table:table-cell office:value-type="float" office:value="170064">
            <text:p>170064</text:p>
          </table:table-cell>
          <table:table-cell office:value-type="float" office:value="20295905">
            <text:p>20295905</text:p>
          </table:table-cell>
          <table:table-cell office:value-type="float" office:value="274532">
            <text:p>274532</text:p>
          </table:table-cell>
          <table:table-cell office:value-type="float" office:value="439624">
            <text:p>439624</text:p>
          </table:table-cell>
        </table:table-row>
        <table:table-row table:style-name="ro1">
          <table:table-cell office:value-type="float" office:value="8094270416">
            <text:p>8094270416</text:p>
          </table:table-cell>
          <table:table-cell office:value-type="float" office:value="195816">
            <text:p>195816</text:p>
          </table:table-cell>
          <table:table-cell office:value-type="float" office:value="192695">
            <text:p>192695</text:p>
          </table:table-cell>
          <table:table-cell office:value-type="float" office:value="185855">
            <text:p>185855</text:p>
          </table:table-cell>
          <table:table-cell office:value-type="float" office:value="268277">
            <text:p>268277</text:p>
          </table:table-cell>
          <table:table-cell office:value-type="float" office:value="266614">
            <text:p>266614</text:p>
          </table:table-cell>
          <table:table-cell office:value-type="float" office:value="270107">
            <text:p>270107</text:p>
          </table:table-cell>
          <table:table-cell office:value-type="float" office:value="25820305828">
            <text:p>25820305828</text:p>
          </table:table-cell>
          <table:table-cell office:value-type="float" office:value="208850">
            <text:p>208850</text:p>
          </table:table-cell>
          <table:table-cell office:value-type="float" office:value="167248">
            <text:p>167248</text:p>
          </table:table-cell>
          <table:table-cell office:value-type="float" office:value="321098">
            <text:p>321098</text:p>
          </table:table-cell>
          <table:table-cell office:value-type="float" office:value="2785892">
            <text:p>2785892</text:p>
          </table:table-cell>
          <table:table-cell office:value-type="float" office:value="262746">
            <text:p>262746</text:p>
          </table:table-cell>
          <table:table-cell office:value-type="float" office:value="291399">
            <text:p>291399</text:p>
          </table:table-cell>
          <table:table-cell office:value-type="float" office:value="2855410031">
            <text:p>2855410031</text:p>
          </table:table-cell>
          <table:table-cell office:value-type="float" office:value="242514">
            <text:p>242514</text:p>
          </table:table-cell>
          <table:table-cell office:value-type="float" office:value="193362">
            <text:p>193362</text:p>
          </table:table-cell>
          <table:table-cell office:value-type="float" office:value="251718">
            <text:p>251718</text:p>
          </table:table-cell>
          <table:table-cell office:value-type="float" office:value="4960364">
            <text:p>4960364</text:p>
          </table:table-cell>
          <table:table-cell office:value-type="float" office:value="426275">
            <text:p>426275</text:p>
          </table:table-cell>
          <table:table-cell office:value-type="float" office:value="235028">
            <text:p>235028</text:p>
          </table:table-cell>
        </table:table-row>
        <table:table-row table:style-name="ro1">
          <table:table-cell office:value-type="float" office:value="6193024036">
            <text:p>6193024036</text:p>
          </table:table-cell>
          <table:table-cell office:value-type="float" office:value="201200">
            <text:p>201200</text:p>
          </table:table-cell>
          <table:table-cell office:value-type="float" office:value="231759">
            <text:p>231759</text:p>
          </table:table-cell>
          <table:table-cell office:value-type="float" office:value="265132">
            <text:p>265132</text:p>
          </table:table-cell>
          <table:table-cell office:value-type="float" office:value="673340">
            <text:p>673340</text:p>
          </table:table-cell>
          <table:table-cell office:value-type="float" office:value="288314">
            <text:p>288314</text:p>
          </table:table-cell>
          <table:table-cell office:value-type="float" office:value="389629">
            <text:p>389629</text:p>
          </table:table-cell>
          <table:table-cell office:value-type="float" office:value="2541724031">
            <text:p>2541724031</text:p>
          </table:table-cell>
          <table:table-cell office:value-type="float" office:value="367466">
            <text:p>367466</text:p>
          </table:table-cell>
          <table:table-cell office:value-type="float" office:value="179922">
            <text:p>179922</text:p>
          </table:table-cell>
          <table:table-cell office:value-type="float" office:value="165572">
            <text:p>165572</text:p>
          </table:table-cell>
          <table:table-cell office:value-type="float" office:value="9337814">
            <text:p>9337814</text:p>
          </table:table-cell>
          <table:table-cell office:value-type="float" office:value="561838">
            <text:p>561838</text:p>
          </table:table-cell>
          <table:table-cell office:value-type="float" office:value="388726">
            <text:p>388726</text:p>
          </table:table-cell>
          <table:table-cell office:value-type="float" office:value="2250292168">
            <text:p>2250292168</text:p>
          </table:table-cell>
          <table:table-cell office:value-type="float" office:value="271129">
            <text:p>271129</text:p>
          </table:table-cell>
          <table:table-cell office:value-type="float" office:value="234686">
            <text:p>234686</text:p>
          </table:table-cell>
          <table:table-cell office:value-type="float" office:value="194503">
            <text:p>194503</text:p>
          </table:table-cell>
          <table:table-cell office:value-type="float" office:value="3597460">
            <text:p>3597460</text:p>
          </table:table-cell>
          <table:table-cell office:value-type="float" office:value="284016">
            <text:p>284016</text:p>
          </table:table-cell>
          <table:table-cell office:value-type="float" office:value="290492">
            <text:p>290492</text:p>
          </table:table-cell>
        </table:table-row>
        <table:table-row table:style-name="ro1">
          <table:table-cell office:value-type="float" office:value="21046280304">
            <text:p>21046280304</text:p>
          </table:table-cell>
          <table:table-cell office:value-type="float" office:value="221336">
            <text:p>221336</text:p>
          </table:table-cell>
          <table:table-cell office:value-type="float" office:value="154578">
            <text:p>154578</text:p>
          </table:table-cell>
          <table:table-cell office:value-type="float" office:value="154228">
            <text:p>154228</text:p>
          </table:table-cell>
          <table:table-cell office:value-type="float" office:value="5673272">
            <text:p>5673272</text:p>
          </table:table-cell>
          <table:table-cell office:value-type="float" office:value="259620">
            <text:p>259620</text:p>
          </table:table-cell>
          <table:table-cell office:value-type="float" office:value="243457">
            <text:p>243457</text:p>
          </table:table-cell>
          <table:table-cell office:value-type="float" office:value="14901394405">
            <text:p>14901394405</text:p>
          </table:table-cell>
          <table:table-cell office:value-type="float" office:value="204470">
            <text:p>204470</text:p>
          </table:table-cell>
          <table:table-cell office:value-type="float" office:value="228784">
            <text:p>228784</text:p>
          </table:table-cell>
          <table:table-cell office:value-type="float" office:value="167322">
            <text:p>167322</text:p>
          </table:table-cell>
          <table:table-cell office:value-type="float" office:value="1023522">
            <text:p>1023522</text:p>
          </table:table-cell>
          <table:table-cell office:value-type="float" office:value="445205">
            <text:p>445205</text:p>
          </table:table-cell>
          <table:table-cell office:value-type="float" office:value="262772">
            <text:p>262772</text:p>
          </table:table-cell>
          <table:table-cell office:value-type="float" office:value="2730684963">
            <text:p>2730684963</text:p>
          </table:table-cell>
          <table:table-cell office:value-type="float" office:value="203336">
            <text:p>203336</text:p>
          </table:table-cell>
          <table:table-cell office:value-type="float" office:value="163986">
            <text:p>163986</text:p>
          </table:table-cell>
          <table:table-cell office:value-type="float" office:value="180846">
            <text:p>180846</text:p>
          </table:table-cell>
          <table:table-cell office:value-type="float" office:value="18853374">
            <text:p>18853374</text:p>
          </table:table-cell>
          <table:table-cell office:value-type="float" office:value="270648">
            <text:p>270648</text:p>
          </table:table-cell>
          <table:table-cell office:value-type="float" office:value="398259">
            <text:p>398259</text:p>
          </table:table-cell>
        </table:table-row>
        <table:table-row table:style-name="ro1">
          <table:table-cell office:value-type="float" office:value="1306254371">
            <text:p>1306254371</text:p>
          </table:table-cell>
          <table:table-cell office:value-type="float" office:value="224410">
            <text:p>224410</text:p>
          </table:table-cell>
          <table:table-cell office:value-type="float" office:value="179454">
            <text:p>179454</text:p>
          </table:table-cell>
          <table:table-cell office:value-type="float" office:value="151574">
            <text:p>151574</text:p>
          </table:table-cell>
          <table:table-cell office:value-type="float" office:value="5208146">
            <text:p>5208146</text:p>
          </table:table-cell>
          <table:table-cell office:value-type="float" office:value="282746">
            <text:p>282746</text:p>
          </table:table-cell>
          <table:table-cell office:value-type="float" office:value="220458">
            <text:p>220458</text:p>
          </table:table-cell>
          <table:table-cell office:value-type="float" office:value="8131702583">
            <text:p>8131702583</text:p>
          </table:table-cell>
          <table:table-cell office:value-type="float" office:value="234252">
            <text:p>234252</text:p>
          </table:table-cell>
          <table:table-cell office:value-type="float" office:value="190684">
            <text:p>190684</text:p>
          </table:table-cell>
          <table:table-cell office:value-type="float" office:value="162432">
            <text:p>162432</text:p>
          </table:table-cell>
          <table:table-cell office:value-type="float" office:value="9669039">
            <text:p>9669039</text:p>
          </table:table-cell>
          <table:table-cell office:value-type="float" office:value="287108">
            <text:p>287108</text:p>
          </table:table-cell>
          <table:table-cell office:value-type="float" office:value="320187">
            <text:p>320187</text:p>
          </table:table-cell>
          <table:table-cell office:value-type="float" office:value="2812242945">
            <text:p>2812242945</text:p>
          </table:table-cell>
          <table:table-cell office:value-type="float" office:value="227295">
            <text:p>227295</text:p>
          </table:table-cell>
          <table:table-cell office:value-type="float" office:value="162850">
            <text:p>162850</text:p>
          </table:table-cell>
          <table:table-cell office:value-type="float" office:value="187206">
            <text:p>187206</text:p>
          </table:table-cell>
          <table:table-cell office:value-type="float" office:value="256852">
            <text:p>256852</text:p>
          </table:table-cell>
          <table:table-cell office:value-type="float" office:value="266372">
            <text:p>266372</text:p>
          </table:table-cell>
          <table:table-cell office:value-type="float" office:value="218552">
            <text:p>218552</text:p>
          </table:table-cell>
        </table:table-row>
        <table:table-row table:style-name="ro1">
          <table:table-cell office:value-type="float" office:value="28783265976">
            <text:p>28783265976</text:p>
          </table:table-cell>
          <table:table-cell office:value-type="float" office:value="221238">
            <text:p>221238</text:p>
          </table:table-cell>
          <table:table-cell office:value-type="float" office:value="308313">
            <text:p>308313</text:p>
          </table:table-cell>
          <table:table-cell office:value-type="float" office:value="156172">
            <text:p>156172</text:p>
          </table:table-cell>
          <table:table-cell office:value-type="float" office:value="7303732">
            <text:p>7303732</text:p>
          </table:table-cell>
          <table:table-cell office:value-type="float" office:value="314413">
            <text:p>314413</text:p>
          </table:table-cell>
          <table:table-cell office:value-type="float" office:value="250856">
            <text:p>250856</text:p>
          </table:table-cell>
          <table:table-cell office:value-type="float" office:value="1194582540">
            <text:p>1194582540</text:p>
          </table:table-cell>
          <table:table-cell office:value-type="float" office:value="205298">
            <text:p>205298</text:p>
          </table:table-cell>
          <table:table-cell office:value-type="float" office:value="222220">
            <text:p>222220</text:p>
          </table:table-cell>
          <table:table-cell office:value-type="float" office:value="163780">
            <text:p>163780</text:p>
          </table:table-cell>
          <table:table-cell office:value-type="float" office:value="28948267">
            <text:p>28948267</text:p>
          </table:table-cell>
          <table:table-cell office:value-type="float" office:value="288878">
            <text:p>288878</text:p>
          </table:table-cell>
          <table:table-cell office:value-type="float" office:value="237492">
            <text:p>237492</text:p>
          </table:table-cell>
          <table:table-cell office:value-type="float" office:value="2286543318">
            <text:p>2286543318</text:p>
          </table:table-cell>
          <table:table-cell office:value-type="float" office:value="204084">
            <text:p>204084</text:p>
          </table:table-cell>
          <table:table-cell office:value-type="float" office:value="162726">
            <text:p>162726</text:p>
          </table:table-cell>
          <table:table-cell office:value-type="float" office:value="221414">
            <text:p>221414</text:p>
          </table:table-cell>
          <table:table-cell office:value-type="float" office:value="6680374">
            <text:p>6680374</text:p>
          </table:table-cell>
          <table:table-cell office:value-type="float" office:value="349800">
            <text:p>349800</text:p>
          </table:table-cell>
          <table:table-cell office:value-type="float" office:value="232066">
            <text:p>232066</text:p>
          </table:table-cell>
        </table:table-row>
        <table:table-row table:style-name="ro1">
          <table:table-cell office:value-type="float" office:value="999894832">
            <text:p>999894832</text:p>
          </table:table-cell>
          <table:table-cell office:value-type="float" office:value="239245">
            <text:p>239245</text:p>
          </table:table-cell>
          <table:table-cell office:value-type="float" office:value="161356">
            <text:p>161356</text:p>
          </table:table-cell>
          <table:table-cell office:value-type="float" office:value="176063">
            <text:p>176063</text:p>
          </table:table-cell>
          <table:table-cell office:value-type="float" office:value="91933267">
            <text:p>91933267</text:p>
          </table:table-cell>
          <table:table-cell office:value-type="float" office:value="286512">
            <text:p>286512</text:p>
          </table:table-cell>
          <table:table-cell office:value-type="float" office:value="238422">
            <text:p>238422</text:p>
          </table:table-cell>
          <table:table-cell office:value-type="float" office:value="2481306268">
            <text:p>2481306268</text:p>
          </table:table-cell>
          <table:table-cell office:value-type="float" office:value="281440">
            <text:p>281440</text:p>
          </table:table-cell>
          <table:table-cell office:value-type="float" office:value="170236">
            <text:p>170236</text:p>
          </table:table-cell>
          <table:table-cell office:value-type="float" office:value="194858">
            <text:p>194858</text:p>
          </table:table-cell>
          <table:table-cell office:value-type="float" office:value="6109834">
            <text:p>6109834</text:p>
          </table:table-cell>
          <table:table-cell office:value-type="float" office:value="326789">
            <text:p>326789</text:p>
          </table:table-cell>
          <table:table-cell office:value-type="float" office:value="279019">
            <text:p>279019</text:p>
          </table:table-cell>
          <table:table-cell office:value-type="float" office:value="30211339432">
            <text:p>30211339432</text:p>
          </table:table-cell>
          <table:table-cell office:value-type="float" office:value="241984">
            <text:p>241984</text:p>
          </table:table-cell>
          <table:table-cell office:value-type="float" office:value="164854">
            <text:p>164854</text:p>
          </table:table-cell>
          <table:table-cell office:value-type="float" office:value="194161">
            <text:p>194161</text:p>
          </table:table-cell>
          <table:table-cell office:value-type="float" office:value="9315238">
            <text:p>9315238</text:p>
          </table:table-cell>
          <table:table-cell office:value-type="float" office:value="284412">
            <text:p>284412</text:p>
          </table:table-cell>
          <table:table-cell office:value-type="float" office:value="277125">
            <text:p>277125</text:p>
          </table:table-cell>
        </table:table-row>
        <table:table-row table:style-name="ro1">
          <table:table-cell office:value-type="float" office:value="22442008446">
            <text:p>22442008446</text:p>
          </table:table-cell>
          <table:table-cell office:value-type="float" office:value="196106">
            <text:p>196106</text:p>
          </table:table-cell>
          <table:table-cell office:value-type="float" office:value="151908">
            <text:p>151908</text:p>
          </table:table-cell>
          <table:table-cell office:value-type="float" office:value="155146">
            <text:p>155146</text:p>
          </table:table-cell>
          <table:table-cell office:value-type="float" office:value="5859814">
            <text:p>5859814</text:p>
          </table:table-cell>
          <table:table-cell office:value-type="float" office:value="298937">
            <text:p>298937</text:p>
          </table:table-cell>
          <table:table-cell office:value-type="float" office:value="272021">
            <text:p>272021</text:p>
          </table:table-cell>
          <table:table-cell office:value-type="float" office:value="12647159847">
            <text:p>12647159847</text:p>
          </table:table-cell>
          <table:table-cell office:value-type="float" office:value="206620">
            <text:p>206620</text:p>
          </table:table-cell>
          <table:table-cell office:value-type="float" office:value="178964">
            <text:p>178964</text:p>
          </table:table-cell>
          <table:table-cell office:value-type="float" office:value="167886">
            <text:p>167886</text:p>
          </table:table-cell>
          <table:table-cell office:value-type="float" office:value="18839898">
            <text:p>18839898</text:p>
          </table:table-cell>
          <table:table-cell office:value-type="float" office:value="305511">
            <text:p>305511</text:p>
          </table:table-cell>
          <table:table-cell office:value-type="float" office:value="340168">
            <text:p>340168</text:p>
          </table:table-cell>
          <table:table-cell office:value-type="float" office:value="17423739175">
            <text:p>17423739175</text:p>
          </table:table-cell>
          <table:table-cell office:value-type="float" office:value="202574">
            <text:p>202574</text:p>
          </table:table-cell>
          <table:table-cell office:value-type="float" office:value="166272">
            <text:p>166272</text:p>
          </table:table-cell>
          <table:table-cell office:value-type="float" office:value="157924">
            <text:p>157924</text:p>
          </table:table-cell>
          <table:table-cell office:value-type="float" office:value="5590657">
            <text:p>5590657</text:p>
          </table:table-cell>
          <table:table-cell office:value-type="float" office:value="435576">
            <text:p>435576</text:p>
          </table:table-cell>
          <table:table-cell office:value-type="float" office:value="316434">
            <text:p>316434</text:p>
          </table:table-cell>
        </table:table-row>
        <table:table-row table:style-name="ro1">
          <table:table-cell office:value-type="float" office:value="1270503305">
            <text:p>1270503305</text:p>
          </table:table-cell>
          <table:table-cell office:value-type="float" office:value="201638">
            <text:p>201638</text:p>
          </table:table-cell>
          <table:table-cell office:value-type="float" office:value="157668">
            <text:p>157668</text:p>
          </table:table-cell>
          <table:table-cell office:value-type="float" office:value="154152">
            <text:p>154152</text:p>
          </table:table-cell>
          <table:table-cell office:value-type="float" office:value="12744724">
            <text:p>12744724</text:p>
          </table:table-cell>
          <table:table-cell office:value-type="float" office:value="312936">
            <text:p>312936</text:p>
          </table:table-cell>
          <table:table-cell office:value-type="float" office:value="282740">
            <text:p>282740</text:p>
          </table:table-cell>
          <table:table-cell office:value-type="float" office:value="20104561693">
            <text:p>20104561693</text:p>
          </table:table-cell>
          <table:table-cell office:value-type="float" office:value="207318">
            <text:p>207318</text:p>
          </table:table-cell>
          <table:table-cell office:value-type="float" office:value="169162">
            <text:p>169162</text:p>
          </table:table-cell>
          <table:table-cell office:value-type="float" office:value="190976">
            <text:p>190976</text:p>
          </table:table-cell>
          <table:table-cell office:value-type="float" office:value="2127992">
            <text:p>2127992</text:p>
          </table:table-cell>
          <table:table-cell office:value-type="float" office:value="355398">
            <text:p>355398</text:p>
          </table:table-cell>
          <table:table-cell office:value-type="float" office:value="237920">
            <text:p>237920</text:p>
          </table:table-cell>
          <table:table-cell office:value-type="float" office:value="24399623363">
            <text:p>24399623363</text:p>
          </table:table-cell>
          <table:table-cell office:value-type="float" office:value="218742">
            <text:p>218742</text:p>
          </table:table-cell>
          <table:table-cell office:value-type="float" office:value="167054">
            <text:p>167054</text:p>
          </table:table-cell>
          <table:table-cell office:value-type="float" office:value="199007">
            <text:p>199007</text:p>
          </table:table-cell>
          <table:table-cell office:value-type="float" office:value="78604188">
            <text:p>78604188</text:p>
          </table:table-cell>
          <table:table-cell office:value-type="float" office:value="292308">
            <text:p>292308</text:p>
          </table:table-cell>
          <table:table-cell office:value-type="float" office:value="277427">
            <text:p>277427</text:p>
          </table:table-cell>
        </table:table-row>
        <table:table-row table:style-name="ro1">
          <table:table-cell office:value-type="float" office:value="21606518634">
            <text:p>21606518634</text:p>
          </table:table-cell>
          <table:table-cell office:value-type="float" office:value="291784">
            <text:p>291784</text:p>
          </table:table-cell>
          <table:table-cell office:value-type="float" office:value="181057">
            <text:p>181057</text:p>
          </table:table-cell>
          <table:table-cell office:value-type="float" office:value="157866">
            <text:p>157866</text:p>
          </table:table-cell>
          <table:table-cell office:value-type="float" office:value="275111">
            <text:p>275111</text:p>
          </table:table-cell>
          <table:table-cell office:value-type="float" office:value="297565">
            <text:p>297565</text:p>
          </table:table-cell>
          <table:table-cell office:value-type="float" office:value="224098">
            <text:p>224098</text:p>
          </table:table-cell>
          <table:table-cell office:value-type="float" office:value="1336429813">
            <text:p>1336429813</text:p>
          </table:table-cell>
          <table:table-cell office:value-type="float" office:value="345128">
            <text:p>345128</text:p>
          </table:table-cell>
          <table:table-cell office:value-type="float" office:value="200638">
            <text:p>200638</text:p>
          </table:table-cell>
          <table:table-cell office:value-type="float" office:value="226106">
            <text:p>226106</text:p>
          </table:table-cell>
          <table:table-cell office:value-type="float" office:value="10241846">
            <text:p>10241846</text:p>
          </table:table-cell>
          <table:table-cell office:value-type="float" office:value="268954">
            <text:p>268954</text:p>
          </table:table-cell>
          <table:table-cell office:value-type="float" office:value="214936">
            <text:p>214936</text:p>
          </table:table-cell>
          <table:table-cell office:value-type="float" office:value="4456789647">
            <text:p>4456789647</text:p>
          </table:table-cell>
          <table:table-cell office:value-type="float" office:value="267486">
            <text:p>267486</text:p>
          </table:table-cell>
          <table:table-cell office:value-type="float" office:value="165064">
            <text:p>165064</text:p>
          </table:table-cell>
          <table:table-cell office:value-type="float" office:value="159044">
            <text:p>159044</text:p>
          </table:table-cell>
          <table:table-cell office:value-type="float" office:value="4394170">
            <text:p>4394170</text:p>
          </table:table-cell>
          <table:table-cell office:value-type="float" office:value="328086">
            <text:p>328086</text:p>
          </table:table-cell>
          <table:table-cell office:value-type="float" office:value="224088">
            <text:p>224088</text:p>
          </table:table-cell>
        </table:table-row>
        <table:table-row table:style-name="ro1">
          <table:table-cell office:value-type="float" office:value="6898142129">
            <text:p>6898142129</text:p>
          </table:table-cell>
          <table:table-cell office:value-type="float" office:value="205660">
            <text:p>205660</text:p>
          </table:table-cell>
          <table:table-cell office:value-type="float" office:value="153666">
            <text:p>153666</text:p>
          </table:table-cell>
          <table:table-cell office:value-type="float" office:value="160608">
            <text:p>160608</text:p>
          </table:table-cell>
          <table:table-cell office:value-type="float" office:value="12688264">
            <text:p>12688264</text:p>
          </table:table-cell>
          <table:table-cell office:value-type="float" office:value="280398">
            <text:p>280398</text:p>
          </table:table-cell>
          <table:table-cell office:value-type="float" office:value="239004">
            <text:p>239004</text:p>
          </table:table-cell>
          <table:table-cell office:value-type="float" office:value="4352366064">
            <text:p>4352366064</text:p>
          </table:table-cell>
          <table:table-cell office:value-type="float" office:value="251501">
            <text:p>251501</text:p>
          </table:table-cell>
          <table:table-cell office:value-type="float" office:value="181330">
            <text:p>181330</text:p>
          </table:table-cell>
          <table:table-cell office:value-type="float" office:value="193124">
            <text:p>193124</text:p>
          </table:table-cell>
          <table:table-cell office:value-type="float" office:value="17524231">
            <text:p>17524231</text:p>
          </table:table-cell>
          <table:table-cell office:value-type="float" office:value="282124">
            <text:p>282124</text:p>
          </table:table-cell>
          <table:table-cell office:value-type="float" office:value="239178">
            <text:p>239178</text:p>
          </table:table-cell>
          <table:table-cell office:value-type="float" office:value="8092328680">
            <text:p>8092328680</text:p>
          </table:table-cell>
          <table:table-cell office:value-type="float" office:value="297446">
            <text:p>297446</text:p>
          </table:table-cell>
          <table:table-cell office:value-type="float" office:value="293903">
            <text:p>293903</text:p>
          </table:table-cell>
          <table:table-cell office:value-type="float" office:value="173116">
            <text:p>173116</text:p>
          </table:table-cell>
          <table:table-cell office:value-type="float" office:value="302478">
            <text:p>302478</text:p>
          </table:table-cell>
          <table:table-cell office:value-type="float" office:value="317745">
            <text:p>317745</text:p>
          </table:table-cell>
          <table:table-cell office:value-type="float" office:value="277672">
            <text:p>277672</text:p>
          </table:table-cell>
        </table:table-row>
        <table:table-row table:style-name="ro1">
          <table:table-cell office:value-type="float" office:value="22077772306">
            <text:p>22077772306</text:p>
          </table:table-cell>
          <table:table-cell office:value-type="float" office:value="224587">
            <text:p>224587</text:p>
          </table:table-cell>
          <table:table-cell office:value-type="float" office:value="151912">
            <text:p>151912</text:p>
          </table:table-cell>
          <table:table-cell office:value-type="float" office:value="162844">
            <text:p>162844</text:p>
          </table:table-cell>
          <table:table-cell office:value-type="float" office:value="25904346">
            <text:p>25904346</text:p>
          </table:table-cell>
          <table:table-cell office:value-type="float" office:value="345746">
            <text:p>345746</text:p>
          </table:table-cell>
          <table:table-cell office:value-type="float" office:value="495870">
            <text:p>495870</text:p>
          </table:table-cell>
          <table:table-cell office:value-type="float" office:value="2544501440">
            <text:p>2544501440</text:p>
          </table:table-cell>
          <table:table-cell office:value-type="float" office:value="237329">
            <text:p>237329</text:p>
          </table:table-cell>
          <table:table-cell office:value-type="float" office:value="172484">
            <text:p>172484</text:p>
          </table:table-cell>
          <table:table-cell office:value-type="float" office:value="197869">
            <text:p>197869</text:p>
          </table:table-cell>
          <table:table-cell office:value-type="float" office:value="482010">
            <text:p>482010</text:p>
          </table:table-cell>
          <table:table-cell office:value-type="float" office:value="442087">
            <text:p>442087</text:p>
          </table:table-cell>
          <table:table-cell office:value-type="float" office:value="232504">
            <text:p>232504</text:p>
          </table:table-cell>
          <table:table-cell office:value-type="float" office:value="1161991486">
            <text:p>1161991486</text:p>
          </table:table-cell>
          <table:table-cell office:value-type="float" office:value="265923">
            <text:p>265923</text:p>
          </table:table-cell>
          <table:table-cell office:value-type="float" office:value="165144">
            <text:p>165144</text:p>
          </table:table-cell>
          <table:table-cell office:value-type="float" office:value="157268">
            <text:p>157268</text:p>
          </table:table-cell>
          <table:table-cell office:value-type="float" office:value="16615270">
            <text:p>16615270</text:p>
          </table:table-cell>
          <table:table-cell office:value-type="float" office:value="331024">
            <text:p>331024</text:p>
          </table:table-cell>
          <table:table-cell office:value-type="float" office:value="241396">
            <text:p>241396</text:p>
          </table:table-cell>
        </table:table-row>
        <table:table-row table:style-name="ro1">
          <table:table-cell office:value-type="float" office:value="3251648792">
            <text:p>3251648792</text:p>
          </table:table-cell>
          <table:table-cell office:value-type="float" office:value="231481">
            <text:p>231481</text:p>
          </table:table-cell>
          <table:table-cell office:value-type="float" office:value="178891">
            <text:p>178891</text:p>
          </table:table-cell>
          <table:table-cell office:value-type="float" office:value="158180">
            <text:p>158180</text:p>
          </table:table-cell>
          <table:table-cell office:value-type="float" office:value="469548">
            <text:p>469548</text:p>
          </table:table-cell>
          <table:table-cell office:value-type="float" office:value="285190">
            <text:p>285190</text:p>
          </table:table-cell>
          <table:table-cell office:value-type="float" office:value="235180">
            <text:p>235180</text:p>
          </table:table-cell>
          <table:table-cell office:value-type="float" office:value="4361443595">
            <text:p>4361443595</text:p>
          </table:table-cell>
          <table:table-cell office:value-type="float" office:value="208128">
            <text:p>208128</text:p>
          </table:table-cell>
          <table:table-cell office:value-type="float" office:value="168544">
            <text:p>168544</text:p>
          </table:table-cell>
          <table:table-cell office:value-type="float" office:value="161972">
            <text:p>161972</text:p>
          </table:table-cell>
          <table:table-cell office:value-type="float" office:value="6002577">
            <text:p>6002577</text:p>
          </table:table-cell>
          <table:table-cell office:value-type="float" office:value="286072">
            <text:p>286072</text:p>
          </table:table-cell>
          <table:table-cell office:value-type="float" office:value="256824">
            <text:p>256824</text:p>
          </table:table-cell>
          <table:table-cell office:value-type="float" office:value="4186224613">
            <text:p>4186224613</text:p>
          </table:table-cell>
          <table:table-cell office:value-type="float" office:value="241248">
            <text:p>241248</text:p>
          </table:table-cell>
          <table:table-cell office:value-type="float" office:value="163856">
            <text:p>163856</text:p>
          </table:table-cell>
          <table:table-cell office:value-type="float" office:value="157782">
            <text:p>157782</text:p>
          </table:table-cell>
          <table:table-cell office:value-type="float" office:value="8707635">
            <text:p>8707635</text:p>
          </table:table-cell>
          <table:table-cell office:value-type="float" office:value="267480">
            <text:p>267480</text:p>
          </table:table-cell>
          <table:table-cell office:value-type="float" office:value="228100">
            <text:p>228100</text:p>
          </table:table-cell>
        </table:table-row>
        <table:table-row table:style-name="ro1">
          <table:table-cell office:value-type="float" office:value="20915204082">
            <text:p>20915204082</text:p>
          </table:table-cell>
          <table:table-cell office:value-type="float" office:value="211446">
            <text:p>211446</text:p>
          </table:table-cell>
          <table:table-cell office:value-type="float" office:value="158440">
            <text:p>158440</text:p>
          </table:table-cell>
          <table:table-cell office:value-type="float" office:value="153678">
            <text:p>153678</text:p>
          </table:table-cell>
          <table:table-cell office:value-type="float" office:value="26166013">
            <text:p>26166013</text:p>
          </table:table-cell>
          <table:table-cell office:value-type="float" office:value="325119">
            <text:p>325119</text:p>
          </table:table-cell>
          <table:table-cell office:value-type="float" office:value="236986">
            <text:p>236986</text:p>
          </table:table-cell>
          <table:table-cell office:value-type="float" office:value="7036263020">
            <text:p>7036263020</text:p>
          </table:table-cell>
          <table:table-cell office:value-type="float" office:value="206000">
            <text:p>206000</text:p>
          </table:table-cell>
          <table:table-cell office:value-type="float" office:value="273508">
            <text:p>273508</text:p>
          </table:table-cell>
          <table:table-cell office:value-type="float" office:value="187861">
            <text:p>187861</text:p>
          </table:table-cell>
          <table:table-cell office:value-type="float" office:value="346862">
            <text:p>346862</text:p>
          </table:table-cell>
          <table:table-cell office:value-type="float" office:value="309727">
            <text:p>309727</text:p>
          </table:table-cell>
          <table:table-cell office:value-type="float" office:value="263991">
            <text:p>263991</text:p>
          </table:table-cell>
          <table:table-cell office:value-type="float" office:value="26599432992">
            <text:p>26599432992</text:p>
          </table:table-cell>
          <table:table-cell office:value-type="float" office:value="248281">
            <text:p>248281</text:p>
          </table:table-cell>
          <table:table-cell office:value-type="float" office:value="196216">
            <text:p>196216</text:p>
          </table:table-cell>
          <table:table-cell office:value-type="float" office:value="158298">
            <text:p>158298</text:p>
          </table:table-cell>
          <table:table-cell office:value-type="float" office:value="96545595">
            <text:p>96545595</text:p>
          </table:table-cell>
          <table:table-cell office:value-type="float" office:value="277772">
            <text:p>277772</text:p>
          </table:table-cell>
          <table:table-cell office:value-type="float" office:value="282324">
            <text:p>282324</text:p>
          </table:table-cell>
        </table:table-row>
        <table:table-row table:style-name="ro1">
          <table:table-cell office:value-type="float" office:value="5300667969">
            <text:p>5300667969</text:p>
          </table:table-cell>
          <table:table-cell office:value-type="float" office:value="229510">
            <text:p>229510</text:p>
          </table:table-cell>
          <table:table-cell office:value-type="float" office:value="154632">
            <text:p>154632</text:p>
          </table:table-cell>
          <table:table-cell office:value-type="float" office:value="249632">
            <text:p>249632</text:p>
          </table:table-cell>
          <table:table-cell office:value-type="float" office:value="2641532">
            <text:p>2641532</text:p>
          </table:table-cell>
          <table:table-cell office:value-type="float" office:value="266580">
            <text:p>266580</text:p>
          </table:table-cell>
          <table:table-cell office:value-type="float" office:value="220318">
            <text:p>220318</text:p>
          </table:table-cell>
          <table:table-cell office:value-type="float" office:value="5990501707">
            <text:p>5990501707</text:p>
          </table:table-cell>
          <table:table-cell office:value-type="float" office:value="236213">
            <text:p>236213</text:p>
          </table:table-cell>
          <table:table-cell office:value-type="float" office:value="173334">
            <text:p>173334</text:p>
          </table:table-cell>
          <table:table-cell office:value-type="float" office:value="159512">
            <text:p>159512</text:p>
          </table:table-cell>
          <table:table-cell office:value-type="float" office:value="6769005">
            <text:p>6769005</text:p>
          </table:table-cell>
          <table:table-cell office:value-type="float" office:value="325902">
            <text:p>325902</text:p>
          </table:table-cell>
          <table:table-cell office:value-type="float" office:value="323916">
            <text:p>323916</text:p>
          </table:table-cell>
          <table:table-cell office:value-type="float" office:value="3627770287">
            <text:p>3627770287</text:p>
          </table:table-cell>
          <table:table-cell office:value-type="float" office:value="230713">
            <text:p>230713</text:p>
          </table:table-cell>
          <table:table-cell office:value-type="float" office:value="162658">
            <text:p>162658</text:p>
          </table:table-cell>
          <table:table-cell office:value-type="float" office:value="183768">
            <text:p>183768</text:p>
          </table:table-cell>
          <table:table-cell office:value-type="float" office:value="255122">
            <text:p>255122</text:p>
          </table:table-cell>
          <table:table-cell office:value-type="float" office:value="260410">
            <text:p>260410</text:p>
          </table:table-cell>
          <table:table-cell office:value-type="float" office:value="217920">
            <text:p>217920</text:p>
          </table:table-cell>
        </table:table-row>
        <table:table-row table:style-name="ro1">
          <table:table-cell office:value-type="float" office:value="21577759089">
            <text:p>21577759089</text:p>
          </table:table-cell>
          <table:table-cell office:value-type="float" office:value="193488">
            <text:p>193488</text:p>
          </table:table-cell>
          <table:table-cell office:value-type="float" office:value="175117">
            <text:p>175117</text:p>
          </table:table-cell>
          <table:table-cell office:value-type="float" office:value="172805">
            <text:p>172805</text:p>
          </table:table-cell>
          <table:table-cell office:value-type="float" office:value="58816230">
            <text:p>58816230</text:p>
          </table:table-cell>
          <table:table-cell office:value-type="float" office:value="278218">
            <text:p>278218</text:p>
          </table:table-cell>
          <table:table-cell office:value-type="float" office:value="233446">
            <text:p>233446</text:p>
          </table:table-cell>
          <table:table-cell office:value-type="float" office:value="2077855995">
            <text:p>2077855995</text:p>
          </table:table-cell>
          <table:table-cell office:value-type="float" office:value="209982">
            <text:p>209982</text:p>
          </table:table-cell>
          <table:table-cell office:value-type="float" office:value="167484">
            <text:p>167484</text:p>
          </table:table-cell>
          <table:table-cell office:value-type="float" office:value="163294">
            <text:p>163294</text:p>
          </table:table-cell>
          <table:table-cell office:value-type="float" office:value="47458511">
            <text:p>47458511</text:p>
          </table:table-cell>
          <table:table-cell office:value-type="float" office:value="322420">
            <text:p>322420</text:p>
          </table:table-cell>
          <table:table-cell office:value-type="float" office:value="231386">
            <text:p>231386</text:p>
          </table:table-cell>
          <table:table-cell office:value-type="float" office:value="5584397146">
            <text:p>5584397146</text:p>
          </table:table-cell>
          <table:table-cell office:value-type="float" office:value="203780">
            <text:p>203780</text:p>
          </table:table-cell>
          <table:table-cell office:value-type="float" office:value="187784">
            <text:p>187784</text:p>
          </table:table-cell>
          <table:table-cell office:value-type="float" office:value="238480">
            <text:p>238480</text:p>
          </table:table-cell>
          <table:table-cell office:value-type="float" office:value="33766281">
            <text:p>33766281</text:p>
          </table:table-cell>
          <table:table-cell office:value-type="float" office:value="320095">
            <text:p>320095</text:p>
          </table:table-cell>
          <table:table-cell office:value-type="float" office:value="259276">
            <text:p>259276</text:p>
          </table:table-cell>
        </table:table-row>
        <table:table-row table:style-name="ro1">
          <table:table-cell office:value-type="float" office:value="6937463611">
            <text:p>6937463611</text:p>
          </table:table-cell>
          <table:table-cell office:value-type="float" office:value="192348">
            <text:p>192348</text:p>
          </table:table-cell>
          <table:table-cell office:value-type="float" office:value="158712">
            <text:p>158712</text:p>
          </table:table-cell>
          <table:table-cell office:value-type="float" office:value="198050">
            <text:p>198050</text:p>
          </table:table-cell>
          <table:table-cell office:value-type="float" office:value="6774325">
            <text:p>6774325</text:p>
          </table:table-cell>
          <table:table-cell office:value-type="float" office:value="268538">
            <text:p>268538</text:p>
          </table:table-cell>
          <table:table-cell office:value-type="float" office:value="223552">
            <text:p>223552</text:p>
          </table:table-cell>
          <table:table-cell office:value-type="float" office:value="9163095801">
            <text:p>9163095801</text:p>
          </table:table-cell>
          <table:table-cell office:value-type="float" office:value="309789">
            <text:p>309789</text:p>
          </table:table-cell>
          <table:table-cell office:value-type="float" office:value="241190">
            <text:p>241190</text:p>
          </table:table-cell>
          <table:table-cell office:value-type="float" office:value="239804">
            <text:p>239804</text:p>
          </table:table-cell>
          <table:table-cell office:value-type="float" office:value="45124067">
            <text:p>45124067</text:p>
          </table:table-cell>
          <table:table-cell office:value-type="float" office:value="435378">
            <text:p>435378</text:p>
          </table:table-cell>
          <table:table-cell office:value-type="float" office:value="366860">
            <text:p>366860</text:p>
          </table:table-cell>
          <table:table-cell office:value-type="float" office:value="2279029514">
            <text:p>2279029514</text:p>
          </table:table-cell>
          <table:table-cell office:value-type="float" office:value="230626">
            <text:p>230626</text:p>
          </table:table-cell>
          <table:table-cell office:value-type="float" office:value="224554">
            <text:p>224554</text:p>
          </table:table-cell>
          <table:table-cell office:value-type="float" office:value="221294">
            <text:p>221294</text:p>
          </table:table-cell>
          <table:table-cell office:value-type="float" office:value="84741027">
            <text:p>84741027</text:p>
          </table:table-cell>
          <table:table-cell office:value-type="float" office:value="359053">
            <text:p>359053</text:p>
          </table:table-cell>
          <table:table-cell office:value-type="float" office:value="298265">
            <text:p>298265</text:p>
          </table:table-cell>
        </table:table-row>
        <table:table-row table:style-name="ro1">
          <table:table-cell office:value-type="float" office:value="4821492694">
            <text:p>4821492694</text:p>
          </table:table-cell>
          <table:table-cell office:value-type="float" office:value="309810">
            <text:p>309810</text:p>
          </table:table-cell>
          <table:table-cell office:value-type="float" office:value="215852">
            <text:p>215852</text:p>
          </table:table-cell>
          <table:table-cell office:value-type="float" office:value="475881">
            <text:p>475881</text:p>
          </table:table-cell>
          <table:table-cell office:value-type="float" office:value="6392049">
            <text:p>6392049</text:p>
          </table:table-cell>
          <table:table-cell office:value-type="float" office:value="467810">
            <text:p>467810</text:p>
          </table:table-cell>
          <table:table-cell office:value-type="float" office:value="352084">
            <text:p>352084</text:p>
          </table:table-cell>
          <table:table-cell office:value-type="float" office:value="6018025825">
            <text:p>6018025825</text:p>
          </table:table-cell>
          <table:table-cell office:value-type="float" office:value="229005">
            <text:p>229005</text:p>
          </table:table-cell>
          <table:table-cell office:value-type="float" office:value="193009">
            <text:p>193009</text:p>
          </table:table-cell>
          <table:table-cell office:value-type="float" office:value="238286">
            <text:p>238286</text:p>
          </table:table-cell>
          <table:table-cell office:value-type="float" office:value="7482446">
            <text:p>7482446</text:p>
          </table:table-cell>
          <table:table-cell office:value-type="float" office:value="406768">
            <text:p>406768</text:p>
          </table:table-cell>
          <table:table-cell office:value-type="float" office:value="338600">
            <text:p>338600</text:p>
          </table:table-cell>
          <table:table-cell office:value-type="float" office:value="8672925919">
            <text:p>8672925919</text:p>
          </table:table-cell>
          <table:table-cell office:value-type="float" office:value="247516">
            <text:p>247516</text:p>
          </table:table-cell>
          <table:table-cell office:value-type="float" office:value="201144">
            <text:p>201144</text:p>
          </table:table-cell>
          <table:table-cell office:value-type="float" office:value="165418">
            <text:p>165418</text:p>
          </table:table-cell>
          <table:table-cell office:value-type="float" office:value="17708833">
            <text:p>17708833</text:p>
          </table:table-cell>
          <table:table-cell office:value-type="float" office:value="282890">
            <text:p>282890</text:p>
          </table:table-cell>
          <table:table-cell office:value-type="float" office:value="304991">
            <text:p>304991</text:p>
          </table:table-cell>
        </table:table-row>
        <table:table-row table:style-name="ro1">
          <table:table-cell office:value-type="float" office:value="5232204760">
            <text:p>5232204760</text:p>
          </table:table-cell>
          <table:table-cell office:value-type="float" office:value="200878">
            <text:p>200878</text:p>
          </table:table-cell>
          <table:table-cell office:value-type="float" office:value="157510">
            <text:p>157510</text:p>
          </table:table-cell>
          <table:table-cell office:value-type="float" office:value="164210">
            <text:p>164210</text:p>
          </table:table-cell>
          <table:table-cell office:value-type="float" office:value="779618">
            <text:p>779618</text:p>
          </table:table-cell>
          <table:table-cell office:value-type="float" office:value="285124">
            <text:p>285124</text:p>
          </table:table-cell>
          <table:table-cell office:value-type="float" office:value="277276">
            <text:p>277276</text:p>
          </table:table-cell>
          <table:table-cell office:value-type="float" office:value="8312283383">
            <text:p>8312283383</text:p>
          </table:table-cell>
          <table:table-cell office:value-type="float" office:value="217500">
            <text:p>217500</text:p>
          </table:table-cell>
          <table:table-cell office:value-type="float" office:value="201401">
            <text:p>201401</text:p>
          </table:table-cell>
          <table:table-cell office:value-type="float" office:value="163128">
            <text:p>163128</text:p>
          </table:table-cell>
          <table:table-cell office:value-type="float" office:value="13093743">
            <text:p>13093743</text:p>
          </table:table-cell>
          <table:table-cell office:value-type="float" office:value="284942">
            <text:p>284942</text:p>
          </table:table-cell>
          <table:table-cell office:value-type="float" office:value="405111">
            <text:p>405111</text:p>
          </table:table-cell>
          <table:table-cell office:value-type="float" office:value="1131704360">
            <text:p>1131704360</text:p>
          </table:table-cell>
          <table:table-cell office:value-type="float" office:value="227142">
            <text:p>227142</text:p>
          </table:table-cell>
          <table:table-cell office:value-type="float" office:value="164816">
            <text:p>164816</text:p>
          </table:table-cell>
          <table:table-cell office:value-type="float" office:value="252665">
            <text:p>252665</text:p>
          </table:table-cell>
          <table:table-cell office:value-type="float" office:value="8759286">
            <text:p>8759286</text:p>
          </table:table-cell>
          <table:table-cell office:value-type="float" office:value="281682">
            <text:p>281682</text:p>
          </table:table-cell>
          <table:table-cell office:value-type="float" office:value="247615">
            <text:p>247615</text:p>
          </table:table-cell>
        </table:table-row>
        <table:table-row table:style-name="ro1">
          <table:table-cell office:value-type="float" office:value="14940858572">
            <text:p>14940858572</text:p>
          </table:table-cell>
          <table:table-cell office:value-type="float" office:value="277994">
            <text:p>277994</text:p>
          </table:table-cell>
          <table:table-cell office:value-type="float" office:value="188122">
            <text:p>188122</text:p>
          </table:table-cell>
          <table:table-cell office:value-type="float" office:value="285926">
            <text:p>285926</text:p>
          </table:table-cell>
          <table:table-cell office:value-type="float" office:value="155611727">
            <text:p>155611727</text:p>
          </table:table-cell>
          <table:table-cell office:value-type="float" office:value="280792">
            <text:p>280792</text:p>
          </table:table-cell>
          <table:table-cell office:value-type="float" office:value="290441">
            <text:p>290441</text:p>
          </table:table-cell>
          <table:table-cell office:value-type="float" office:value="6070678020">
            <text:p>6070678020</text:p>
          </table:table-cell>
          <table:table-cell office:value-type="float" office:value="204404">
            <text:p>204404</text:p>
          </table:table-cell>
          <table:table-cell office:value-type="float" office:value="209523">
            <text:p>209523</text:p>
          </table:table-cell>
          <table:table-cell office:value-type="float" office:value="164468">
            <text:p>164468</text:p>
          </table:table-cell>
          <table:table-cell office:value-type="float" office:value="27422914">
            <text:p>27422914</text:p>
          </table:table-cell>
          <table:table-cell office:value-type="float" office:value="570571">
            <text:p>570571</text:p>
          </table:table-cell>
          <table:table-cell office:value-type="float" office:value="305747">
            <text:p>305747</text:p>
          </table:table-cell>
          <table:table-cell office:value-type="float" office:value="15360014520">
            <text:p>15360014520</text:p>
          </table:table-cell>
          <table:table-cell office:value-type="float" office:value="253311">
            <text:p>253311</text:p>
          </table:table-cell>
          <table:table-cell office:value-type="float" office:value="302186">
            <text:p>302186</text:p>
          </table:table-cell>
          <table:table-cell office:value-type="float" office:value="335342">
            <text:p>335342</text:p>
          </table:table-cell>
          <table:table-cell office:value-type="float" office:value="12546049">
            <text:p>12546049</text:p>
          </table:table-cell>
          <table:table-cell office:value-type="float" office:value="411490">
            <text:p>411490</text:p>
          </table:table-cell>
          <table:table-cell office:value-type="float" office:value="1836494">
            <text:p>1836494</text:p>
          </table:table-cell>
        </table:table-row>
        <table:table-row table:style-name="ro1">
          <table:table-cell office:value-type="float" office:value="1930604709">
            <text:p>1930604709</text:p>
          </table:table-cell>
          <table:table-cell office:value-type="float" office:value="195846">
            <text:p>195846</text:p>
          </table:table-cell>
          <table:table-cell office:value-type="float" office:value="155396">
            <text:p>155396</text:p>
          </table:table-cell>
          <table:table-cell office:value-type="float" office:value="156916">
            <text:p>156916</text:p>
          </table:table-cell>
          <table:table-cell office:value-type="float" office:value="5866858">
            <text:p>5866858</text:p>
          </table:table-cell>
          <table:table-cell office:value-type="float" office:value="288266">
            <text:p>288266</text:p>
          </table:table-cell>
          <table:table-cell office:value-type="float" office:value="416242">
            <text:p>416242</text:p>
          </table:table-cell>
          <table:table-cell office:value-type="float" office:value="3898464487">
            <text:p>3898464487</text:p>
          </table:table-cell>
          <table:table-cell office:value-type="float" office:value="295390">
            <text:p>295390</text:p>
          </table:table-cell>
          <table:table-cell office:value-type="float" office:value="206270">
            <text:p>206270</text:p>
          </table:table-cell>
          <table:table-cell office:value-type="float" office:value="1810421">
            <text:p>1810421</text:p>
          </table:table-cell>
          <table:table-cell office:value-type="float" office:value="8038208">
            <text:p>8038208</text:p>
          </table:table-cell>
          <table:table-cell office:value-type="float" office:value="286768">
            <text:p>286768</text:p>
          </table:table-cell>
          <table:table-cell office:value-type="float" office:value="312405">
            <text:p>312405</text:p>
          </table:table-cell>
          <table:table-cell office:value-type="float" office:value="4416566705">
            <text:p>4416566705</text:p>
          </table:table-cell>
          <table:table-cell office:value-type="float" office:value="238711">
            <text:p>238711</text:p>
          </table:table-cell>
          <table:table-cell office:value-type="float" office:value="193354">
            <text:p>193354</text:p>
          </table:table-cell>
          <table:table-cell office:value-type="float" office:value="240038">
            <text:p>240038</text:p>
          </table:table-cell>
          <table:table-cell office:value-type="float" office:value="6955220">
            <text:p>6955220</text:p>
          </table:table-cell>
          <table:table-cell office:value-type="float" office:value="638387">
            <text:p>638387</text:p>
          </table:table-cell>
          <table:table-cell office:value-type="float" office:value="317993">
            <text:p>317993</text:p>
          </table:table-cell>
        </table:table-row>
        <table:table-row table:style-name="ro1">
          <table:table-cell office:value-type="float" office:value="3727190889">
            <text:p>3727190889</text:p>
          </table:table-cell>
          <table:table-cell office:value-type="float" office:value="340343">
            <text:p>340343</text:p>
          </table:table-cell>
          <table:table-cell office:value-type="float" office:value="224147">
            <text:p>224147</text:p>
          </table:table-cell>
          <table:table-cell office:value-type="float" office:value="209498">
            <text:p>209498</text:p>
          </table:table-cell>
          <table:table-cell office:value-type="float" office:value="19676683">
            <text:p>19676683</text:p>
          </table:table-cell>
          <table:table-cell office:value-type="float" office:value="372727">
            <text:p>372727</text:p>
          </table:table-cell>
          <table:table-cell office:value-type="float" office:value="236558">
            <text:p>236558</text:p>
          </table:table-cell>
          <table:table-cell office:value-type="float" office:value="3417478405">
            <text:p>3417478405</text:p>
          </table:table-cell>
          <table:table-cell office:value-type="float" office:value="233763">
            <text:p>233763</text:p>
          </table:table-cell>
          <table:table-cell office:value-type="float" office:value="180278">
            <text:p>180278</text:p>
          </table:table-cell>
          <table:table-cell office:value-type="float" office:value="296670">
            <text:p>296670</text:p>
          </table:table-cell>
          <table:table-cell office:value-type="float" office:value="6610532">
            <text:p>6610532</text:p>
          </table:table-cell>
          <table:table-cell office:value-type="float" office:value="353800">
            <text:p>353800</text:p>
          </table:table-cell>
          <table:table-cell office:value-type="float" office:value="222542">
            <text:p>222542</text:p>
          </table:table-cell>
          <table:table-cell office:value-type="float" office:value="5727135806">
            <text:p>5727135806</text:p>
          </table:table-cell>
          <table:table-cell office:value-type="float" office:value="268266">
            <text:p>268266</text:p>
          </table:table-cell>
          <table:table-cell office:value-type="float" office:value="184208">
            <text:p>184208</text:p>
          </table:table-cell>
          <table:table-cell office:value-type="float" office:value="193917">
            <text:p>193917</text:p>
          </table:table-cell>
          <table:table-cell office:value-type="float" office:value="2793810">
            <text:p>2793810</text:p>
          </table:table-cell>
          <table:table-cell office:value-type="float" office:value="275356">
            <text:p>275356</text:p>
          </table:table-cell>
          <table:table-cell office:value-type="float" office:value="241424">
            <text:p>241424</text:p>
          </table:table-cell>
        </table:table-row>
        <table:table-row table:style-name="ro1">
          <table:table-cell office:value-type="float" office:value="6303194135">
            <text:p>6303194135</text:p>
          </table:table-cell>
          <table:table-cell office:value-type="float" office:value="226614">
            <text:p>226614</text:p>
          </table:table-cell>
          <table:table-cell office:value-type="float" office:value="180372">
            <text:p>180372</text:p>
          </table:table-cell>
          <table:table-cell office:value-type="float" office:value="235584">
            <text:p>235584</text:p>
          </table:table-cell>
          <table:table-cell office:value-type="float" office:value="32977775">
            <text:p>32977775</text:p>
          </table:table-cell>
          <table:table-cell office:value-type="float" office:value="509286">
            <text:p>509286</text:p>
          </table:table-cell>
          <table:table-cell office:value-type="float" office:value="298365">
            <text:p>298365</text:p>
          </table:table-cell>
          <table:table-cell office:value-type="float" office:value="16817944102">
            <text:p>16817944102</text:p>
          </table:table-cell>
          <table:table-cell office:value-type="float" office:value="252246">
            <text:p>252246</text:p>
          </table:table-cell>
          <table:table-cell office:value-type="float" office:value="199894">
            <text:p>199894</text:p>
          </table:table-cell>
          <table:table-cell office:value-type="float" office:value="226608">
            <text:p>226608</text:p>
          </table:table-cell>
          <table:table-cell office:value-type="float" office:value="284338">
            <text:p>284338</text:p>
          </table:table-cell>
          <table:table-cell office:value-type="float" office:value="291062">
            <text:p>291062</text:p>
          </table:table-cell>
          <table:table-cell office:value-type="float" office:value="277935">
            <text:p>277935</text:p>
          </table:table-cell>
          <table:table-cell office:value-type="float" office:value="33793018252">
            <text:p>33793018252</text:p>
          </table:table-cell>
          <table:table-cell office:value-type="float" office:value="202290">
            <text:p>202290</text:p>
          </table:table-cell>
          <table:table-cell office:value-type="float" office:value="213992">
            <text:p>213992</text:p>
          </table:table-cell>
          <table:table-cell office:value-type="float" office:value="198653">
            <text:p>198653</text:p>
          </table:table-cell>
          <table:table-cell office:value-type="float" office:value="36327670">
            <text:p>36327670</text:p>
          </table:table-cell>
          <table:table-cell office:value-type="float" office:value="354059">
            <text:p>354059</text:p>
          </table:table-cell>
          <table:table-cell office:value-type="float" office:value="253566">
            <text:p>253566</text:p>
          </table:table-cell>
        </table:table-row>
        <table:table-row table:style-name="ro1">
          <table:table-cell office:value-type="float" office:value="1816347328">
            <text:p>1816347328</text:p>
          </table:table-cell>
          <table:table-cell office:value-type="float" office:value="203156">
            <text:p>203156</text:p>
          </table:table-cell>
          <table:table-cell office:value-type="float" office:value="155750">
            <text:p>155750</text:p>
          </table:table-cell>
          <table:table-cell office:value-type="float" office:value="204321">
            <text:p>204321</text:p>
          </table:table-cell>
          <table:table-cell office:value-type="float" office:value="5572557">
            <text:p>5572557</text:p>
          </table:table-cell>
          <table:table-cell office:value-type="float" office:value="380758">
            <text:p>380758</text:p>
          </table:table-cell>
          <table:table-cell office:value-type="float" office:value="257178">
            <text:p>257178</text:p>
          </table:table-cell>
          <table:table-cell office:value-type="float" office:value="2746843930">
            <text:p>2746843930</text:p>
          </table:table-cell>
          <table:table-cell office:value-type="float" office:value="213590">
            <text:p>213590</text:p>
          </table:table-cell>
          <table:table-cell office:value-type="float" office:value="221516">
            <text:p>221516</text:p>
          </table:table-cell>
          <table:table-cell office:value-type="float" office:value="167582">
            <text:p>167582</text:p>
          </table:table-cell>
          <table:table-cell office:value-type="float" office:value="522472">
            <text:p>522472</text:p>
          </table:table-cell>
          <table:table-cell office:value-type="float" office:value="324623">
            <text:p>324623</text:p>
          </table:table-cell>
          <table:table-cell office:value-type="float" office:value="267170">
            <text:p>267170</text:p>
          </table:table-cell>
          <table:table-cell office:value-type="float" office:value="3005568569">
            <text:p>3005568569</text:p>
          </table:table-cell>
          <table:table-cell office:value-type="float" office:value="235503">
            <text:p>235503</text:p>
          </table:table-cell>
          <table:table-cell office:value-type="float" office:value="183596">
            <text:p>183596</text:p>
          </table:table-cell>
          <table:table-cell office:value-type="float" office:value="187408">
            <text:p>187408</text:p>
          </table:table-cell>
          <table:table-cell office:value-type="float" office:value="1219938">
            <text:p>1219938</text:p>
          </table:table-cell>
          <table:table-cell office:value-type="float" office:value="354790">
            <text:p>354790</text:p>
          </table:table-cell>
          <table:table-cell office:value-type="float" office:value="243562">
            <text:p>243562</text:p>
          </table:table-cell>
        </table:table-row>
        <table:table-row table:style-name="ro1">
          <table:table-cell office:value-type="float" office:value="3534411651">
            <text:p>3534411651</text:p>
          </table:table-cell>
          <table:table-cell office:value-type="float" office:value="374065">
            <text:p>374065</text:p>
          </table:table-cell>
          <table:table-cell office:value-type="float" office:value="162554">
            <text:p>162554</text:p>
          </table:table-cell>
          <table:table-cell office:value-type="float" office:value="154152">
            <text:p>154152</text:p>
          </table:table-cell>
          <table:table-cell office:value-type="float" office:value="461730">
            <text:p>461730</text:p>
          </table:table-cell>
          <table:table-cell office:value-type="float" office:value="272738">
            <text:p>272738</text:p>
          </table:table-cell>
          <table:table-cell office:value-type="float" office:value="264067">
            <text:p>264067</text:p>
          </table:table-cell>
          <table:table-cell office:value-type="float" office:value="4057875497">
            <text:p>4057875497</text:p>
          </table:table-cell>
          <table:table-cell office:value-type="float" office:value="253965">
            <text:p>253965</text:p>
          </table:table-cell>
          <table:table-cell office:value-type="float" office:value="205688">
            <text:p>205688</text:p>
          </table:table-cell>
          <table:table-cell office:value-type="float" office:value="191942">
            <text:p>191942</text:p>
          </table:table-cell>
          <table:table-cell office:value-type="float" office:value="18000972">
            <text:p>18000972</text:p>
          </table:table-cell>
          <table:table-cell office:value-type="float" office:value="360334">
            <text:p>360334</text:p>
          </table:table-cell>
          <table:table-cell office:value-type="float" office:value="311814">
            <text:p>311814</text:p>
          </table:table-cell>
          <table:table-cell office:value-type="float" office:value="3229426660">
            <text:p>3229426660</text:p>
          </table:table-cell>
          <table:table-cell office:value-type="float" office:value="356686">
            <text:p>356686</text:p>
          </table:table-cell>
          <table:table-cell office:value-type="float" office:value="196140">
            <text:p>196140</text:p>
          </table:table-cell>
          <table:table-cell office:value-type="float" office:value="243322">
            <text:p>243322</text:p>
          </table:table-cell>
          <table:table-cell office:value-type="float" office:value="772379">
            <text:p>772379</text:p>
          </table:table-cell>
          <table:table-cell office:value-type="float" office:value="330442">
            <text:p>330442</text:p>
          </table:table-cell>
          <table:table-cell office:value-type="float" office:value="307866">
            <text:p>307866</text:p>
          </table:table-cell>
        </table:table-row>
        <table:table-row table:style-name="ro1">
          <table:table-cell office:value-type="float" office:value="4435039099">
            <text:p>4435039099</text:p>
          </table:table-cell>
          <table:table-cell office:value-type="float" office:value="192300">
            <text:p>192300</text:p>
          </table:table-cell>
          <table:table-cell office:value-type="float" office:value="189002">
            <text:p>189002</text:p>
          </table:table-cell>
          <table:table-cell office:value-type="float" office:value="157232">
            <text:p>157232</text:p>
          </table:table-cell>
          <table:table-cell office:value-type="float" office:value="19808088">
            <text:p>19808088</text:p>
          </table:table-cell>
          <table:table-cell office:value-type="float" office:value="272824">
            <text:p>272824</text:p>
          </table:table-cell>
          <table:table-cell office:value-type="float" office:value="261991">
            <text:p>261991</text:p>
          </table:table-cell>
          <table:table-cell office:value-type="float" office:value="24072233302">
            <text:p>24072233302</text:p>
          </table:table-cell>
          <table:table-cell office:value-type="float" office:value="206746">
            <text:p>206746</text:p>
          </table:table-cell>
          <table:table-cell office:value-type="float" office:value="231578">
            <text:p>231578</text:p>
          </table:table-cell>
          <table:table-cell office:value-type="float" office:value="167162">
            <text:p>167162</text:p>
          </table:table-cell>
          <table:table-cell office:value-type="float" office:value="23673737">
            <text:p>23673737</text:p>
          </table:table-cell>
          <table:table-cell office:value-type="float" office:value="300142">
            <text:p>300142</text:p>
          </table:table-cell>
          <table:table-cell office:value-type="float" office:value="241676">
            <text:p>241676</text:p>
          </table:table-cell>
          <table:table-cell office:value-type="float" office:value="6899124071">
            <text:p>6899124071</text:p>
          </table:table-cell>
          <table:table-cell office:value-type="float" office:value="203094">
            <text:p>203094</text:p>
          </table:table-cell>
          <table:table-cell office:value-type="float" office:value="172962">
            <text:p>172962</text:p>
          </table:table-cell>
          <table:table-cell office:value-type="float" office:value="183108">
            <text:p>183108</text:p>
          </table:table-cell>
          <table:table-cell office:value-type="float" office:value="14233044">
            <text:p>14233044</text:p>
          </table:table-cell>
          <table:table-cell office:value-type="float" office:value="264234">
            <text:p>264234</text:p>
          </table:table-cell>
          <table:table-cell office:value-type="float" office:value="349354">
            <text:p>349354</text:p>
          </table:table-cell>
        </table:table-row>
        <table:table-row table:style-name="ro1">
          <table:table-cell office:value-type="float" office:value="4302781599">
            <text:p>4302781599</text:p>
          </table:table-cell>
          <table:table-cell office:value-type="float" office:value="193100">
            <text:p>193100</text:p>
          </table:table-cell>
          <table:table-cell office:value-type="float" office:value="194087">
            <text:p>194087</text:p>
          </table:table-cell>
          <table:table-cell office:value-type="float" office:value="260639">
            <text:p>260639</text:p>
          </table:table-cell>
          <table:table-cell office:value-type="float" office:value="1178663">
            <text:p>1178663</text:p>
          </table:table-cell>
          <table:table-cell office:value-type="float" office:value="281128">
            <text:p>281128</text:p>
          </table:table-cell>
          <table:table-cell office:value-type="float" office:value="260240">
            <text:p>260240</text:p>
          </table:table-cell>
          <table:table-cell office:value-type="float" office:value="27813871225">
            <text:p>27813871225</text:p>
          </table:table-cell>
          <table:table-cell office:value-type="float" office:value="205712">
            <text:p>205712</text:p>
          </table:table-cell>
          <table:table-cell office:value-type="float" office:value="189482">
            <text:p>189482</text:p>
          </table:table-cell>
          <table:table-cell office:value-type="float" office:value="238528">
            <text:p>238528</text:p>
          </table:table-cell>
          <table:table-cell office:value-type="float" office:value="276892">
            <text:p>276892</text:p>
          </table:table-cell>
          <table:table-cell office:value-type="float" office:value="336303">
            <text:p>336303</text:p>
          </table:table-cell>
          <table:table-cell office:value-type="float" office:value="269780">
            <text:p>269780</text:p>
          </table:table-cell>
          <table:table-cell office:value-type="float" office:value="6140804270">
            <text:p>6140804270</text:p>
          </table:table-cell>
          <table:table-cell office:value-type="float" office:value="295583">
            <text:p>295583</text:p>
          </table:table-cell>
          <table:table-cell office:value-type="float" office:value="206977">
            <text:p>206977</text:p>
          </table:table-cell>
          <table:table-cell office:value-type="float" office:value="189042">
            <text:p>189042</text:p>
          </table:table-cell>
          <table:table-cell office:value-type="float" office:value="259294">
            <text:p>259294</text:p>
          </table:table-cell>
          <table:table-cell office:value-type="float" office:value="385997">
            <text:p>385997</text:p>
          </table:table-cell>
          <table:table-cell office:value-type="float" office:value="260920">
            <text:p>260920</text:p>
          </table:table-cell>
        </table:table-row>
        <table:table-row table:style-name="ro1">
          <table:table-cell office:value-type="float" office:value="2980159902">
            <text:p>2980159902</text:p>
          </table:table-cell>
          <table:table-cell office:value-type="float" office:value="195426">
            <text:p>195426</text:p>
          </table:table-cell>
          <table:table-cell office:value-type="float" office:value="156218">
            <text:p>156218</text:p>
          </table:table-cell>
          <table:table-cell office:value-type="float" office:value="152674">
            <text:p>152674</text:p>
          </table:table-cell>
          <table:table-cell office:value-type="float" office:value="66249330">
            <text:p>66249330</text:p>
          </table:table-cell>
          <table:table-cell office:value-type="float" office:value="285990">
            <text:p>285990</text:p>
          </table:table-cell>
          <table:table-cell office:value-type="float" office:value="238116">
            <text:p>238116</text:p>
          </table:table-cell>
          <table:table-cell office:value-type="float" office:value="2477734683">
            <text:p>2477734683</text:p>
          </table:table-cell>
          <table:table-cell office:value-type="float" office:value="206770">
            <text:p>206770</text:p>
          </table:table-cell>
          <table:table-cell office:value-type="float" office:value="174528">
            <text:p>174528</text:p>
          </table:table-cell>
          <table:table-cell office:value-type="float" office:value="162010">
            <text:p>162010</text:p>
          </table:table-cell>
          <table:table-cell office:value-type="float" office:value="480706">
            <text:p>480706</text:p>
          </table:table-cell>
          <table:table-cell office:value-type="float" office:value="299182">
            <text:p>299182</text:p>
          </table:table-cell>
          <table:table-cell office:value-type="float" office:value="251154">
            <text:p>251154</text:p>
          </table:table-cell>
          <table:table-cell office:value-type="float" office:value="2374536189">
            <text:p>2374536189</text:p>
          </table:table-cell>
          <table:table-cell office:value-type="float" office:value="211462">
            <text:p>211462</text:p>
          </table:table-cell>
          <table:table-cell office:value-type="float" office:value="163584">
            <text:p>163584</text:p>
          </table:table-cell>
          <table:table-cell office:value-type="float" office:value="180083">
            <text:p>180083</text:p>
          </table:table-cell>
          <table:table-cell office:value-type="float" office:value="15188758">
            <text:p>15188758</text:p>
          </table:table-cell>
          <table:table-cell office:value-type="float" office:value="322726">
            <text:p>322726</text:p>
          </table:table-cell>
          <table:table-cell office:value-type="float" office:value="290434">
            <text:p>290434</text:p>
          </table:table-cell>
        </table:table-row>
        <table:table-row table:style-name="ro1">
          <table:table-cell office:value-type="float" office:value="11161039719">
            <text:p>11161039719</text:p>
          </table:table-cell>
          <table:table-cell office:value-type="float" office:value="227337">
            <text:p>227337</text:p>
          </table:table-cell>
          <table:table-cell office:value-type="float" office:value="155028">
            <text:p>155028</text:p>
          </table:table-cell>
          <table:table-cell office:value-type="float" office:value="186316">
            <text:p>186316</text:p>
          </table:table-cell>
          <table:table-cell office:value-type="float" office:value="245392">
            <text:p>245392</text:p>
          </table:table-cell>
          <table:table-cell office:value-type="float" office:value="261144">
            <text:p>261144</text:p>
          </table:table-cell>
          <table:table-cell office:value-type="float" office:value="261930">
            <text:p>261930</text:p>
          </table:table-cell>
          <table:table-cell office:value-type="float" office:value="1326797591">
            <text:p>1326797591</text:p>
          </table:table-cell>
          <table:table-cell office:value-type="float" office:value="212070">
            <text:p>212070</text:p>
          </table:table-cell>
          <table:table-cell office:value-type="float" office:value="173074">
            <text:p>173074</text:p>
          </table:table-cell>
          <table:table-cell office:value-type="float" office:value="163152">
            <text:p>163152</text:p>
          </table:table-cell>
          <table:table-cell office:value-type="float" office:value="5305380">
            <text:p>5305380</text:p>
          </table:table-cell>
          <table:table-cell office:value-type="float" office:value="279340">
            <text:p>279340</text:p>
          </table:table-cell>
          <table:table-cell office:value-type="float" office:value="243058">
            <text:p>243058</text:p>
          </table:table-cell>
          <table:table-cell office:value-type="float" office:value="3371349816">
            <text:p>3371349816</text:p>
          </table:table-cell>
          <table:table-cell office:value-type="float" office:value="244256">
            <text:p>244256</text:p>
          </table:table-cell>
          <table:table-cell office:value-type="float" office:value="202570">
            <text:p>202570</text:p>
          </table:table-cell>
          <table:table-cell office:value-type="float" office:value="160960">
            <text:p>160960</text:p>
          </table:table-cell>
          <table:table-cell office:value-type="float" office:value="24275478">
            <text:p>24275478</text:p>
          </table:table-cell>
          <table:table-cell office:value-type="float" office:value="293872">
            <text:p>293872</text:p>
          </table:table-cell>
          <table:table-cell office:value-type="float" office:value="238308">
            <text:p>238308</text:p>
          </table:table-cell>
        </table:table-row>
        <table:table-row table:style-name="ro1">
          <table:table-cell office:value-type="float" office:value="6173894587">
            <text:p>6173894587</text:p>
          </table:table-cell>
          <table:table-cell office:value-type="float" office:value="194972">
            <text:p>194972</text:p>
          </table:table-cell>
          <table:table-cell office:value-type="float" office:value="155014">
            <text:p>155014</text:p>
          </table:table-cell>
          <table:table-cell office:value-type="float" office:value="160474">
            <text:p>160474</text:p>
          </table:table-cell>
          <table:table-cell office:value-type="float" office:value="491134">
            <text:p>491134</text:p>
          </table:table-cell>
          <table:table-cell office:value-type="float" office:value="275906">
            <text:p>275906</text:p>
          </table:table-cell>
          <table:table-cell office:value-type="float" office:value="368794">
            <text:p>368794</text:p>
          </table:table-cell>
          <table:table-cell office:value-type="float" office:value="19903780429">
            <text:p>19903780429</text:p>
          </table:table-cell>
          <table:table-cell office:value-type="float" office:value="209108">
            <text:p>209108</text:p>
          </table:table-cell>
          <table:table-cell office:value-type="float" office:value="170212">
            <text:p>170212</text:p>
          </table:table-cell>
          <table:table-cell office:value-type="float" office:value="160862">
            <text:p>160862</text:p>
          </table:table-cell>
          <table:table-cell office:value-type="float" office:value="15778736">
            <text:p>15778736</text:p>
          </table:table-cell>
          <table:table-cell office:value-type="float" office:value="308152">
            <text:p>308152</text:p>
          </table:table-cell>
          <table:table-cell office:value-type="float" office:value="281540">
            <text:p>281540</text:p>
          </table:table-cell>
          <table:table-cell office:value-type="float" office:value="22059318036">
            <text:p>22059318036</text:p>
          </table:table-cell>
          <table:table-cell office:value-type="float" office:value="233869">
            <text:p>233869</text:p>
          </table:table-cell>
          <table:table-cell office:value-type="float" office:value="163984">
            <text:p>163984</text:p>
          </table:table-cell>
          <table:table-cell office:value-type="float" office:value="851689">
            <text:p>851689</text:p>
          </table:table-cell>
          <table:table-cell office:value-type="float" office:value="14204526">
            <text:p>14204526</text:p>
          </table:table-cell>
          <table:table-cell office:value-type="float" office:value="283940">
            <text:p>283940</text:p>
          </table:table-cell>
          <table:table-cell office:value-type="float" office:value="416944">
            <text:p>416944</text:p>
          </table:table-cell>
        </table:table-row>
        <table:table-row table:style-name="ro1">
          <table:table-cell office:value-type="float" office:value="12603670084">
            <text:p>12603670084</text:p>
          </table:table-cell>
          <table:table-cell office:value-type="float" office:value="198342">
            <text:p>198342</text:p>
          </table:table-cell>
          <table:table-cell office:value-type="float" office:value="166384">
            <text:p>166384</text:p>
          </table:table-cell>
          <table:table-cell office:value-type="float" office:value="153852">
            <text:p>153852</text:p>
          </table:table-cell>
          <table:table-cell office:value-type="float" office:value="1758142">
            <text:p>1758142</text:p>
          </table:table-cell>
          <table:table-cell office:value-type="float" office:value="267452">
            <text:p>267452</text:p>
          </table:table-cell>
          <table:table-cell office:value-type="float" office:value="214856">
            <text:p>214856</text:p>
          </table:table-cell>
          <table:table-cell office:value-type="float" office:value="2959633476">
            <text:p>2959633476</text:p>
          </table:table-cell>
          <table:table-cell office:value-type="float" office:value="205158">
            <text:p>205158</text:p>
          </table:table-cell>
          <table:table-cell office:value-type="float" office:value="166026">
            <text:p>166026</text:p>
          </table:table-cell>
          <table:table-cell office:value-type="float" office:value="171644">
            <text:p>171644</text:p>
          </table:table-cell>
          <table:table-cell office:value-type="float" office:value="2894356">
            <text:p>2894356</text:p>
          </table:table-cell>
          <table:table-cell office:value-type="float" office:value="279448">
            <text:p>279448</text:p>
          </table:table-cell>
          <table:table-cell office:value-type="float" office:value="304075">
            <text:p>304075</text:p>
          </table:table-cell>
          <table:table-cell office:value-type="float" office:value="7420447393">
            <text:p>7420447393</text:p>
          </table:table-cell>
          <table:table-cell office:value-type="float" office:value="203946">
            <text:p>203946</text:p>
          </table:table-cell>
          <table:table-cell office:value-type="float" office:value="169388">
            <text:p>169388</text:p>
          </table:table-cell>
          <table:table-cell office:value-type="float" office:value="199319">
            <text:p>199319</text:p>
          </table:table-cell>
          <table:table-cell office:value-type="float" office:value="37339258">
            <text:p>37339258</text:p>
          </table:table-cell>
          <table:table-cell office:value-type="float" office:value="342737">
            <text:p>342737</text:p>
          </table:table-cell>
          <table:table-cell office:value-type="float" office:value="304984">
            <text:p>304984</text:p>
          </table:table-cell>
        </table:table-row>
        <table:table-row table:style-name="ro1">
          <table:table-cell office:value-type="float" office:value="5453096175">
            <text:p>5453096175</text:p>
          </table:table-cell>
          <table:table-cell office:value-type="float" office:value="225896">
            <text:p>225896</text:p>
          </table:table-cell>
          <table:table-cell office:value-type="float" office:value="189380">
            <text:p>189380</text:p>
          </table:table-cell>
          <table:table-cell office:value-type="float" office:value="194844">
            <text:p>194844</text:p>
          </table:table-cell>
          <table:table-cell office:value-type="float" office:value="5770878">
            <text:p>5770878</text:p>
          </table:table-cell>
          <table:table-cell office:value-type="float" office:value="311963">
            <text:p>311963</text:p>
          </table:table-cell>
          <table:table-cell office:value-type="float" office:value="238880">
            <text:p>238880</text:p>
          </table:table-cell>
          <table:table-cell office:value-type="float" office:value="1550183992">
            <text:p>1550183992</text:p>
          </table:table-cell>
          <table:table-cell office:value-type="float" office:value="264930">
            <text:p>264930</text:p>
          </table:table-cell>
          <table:table-cell office:value-type="float" office:value="175322">
            <text:p>175322</text:p>
          </table:table-cell>
          <table:table-cell office:value-type="float" office:value="160848">
            <text:p>160848</text:p>
          </table:table-cell>
          <table:table-cell office:value-type="float" office:value="476118">
            <text:p>476118</text:p>
          </table:table-cell>
          <table:table-cell office:value-type="float" office:value="322175">
            <text:p>322175</text:p>
          </table:table-cell>
          <table:table-cell office:value-type="float" office:value="236706">
            <text:p>236706</text:p>
          </table:table-cell>
          <table:table-cell office:value-type="float" office:value="6705818959">
            <text:p>6705818959</text:p>
          </table:table-cell>
          <table:table-cell office:value-type="float" office:value="227216">
            <text:p>227216</text:p>
          </table:table-cell>
          <table:table-cell office:value-type="float" office:value="209952">
            <text:p>209952</text:p>
          </table:table-cell>
          <table:table-cell office:value-type="float" office:value="161424">
            <text:p>161424</text:p>
          </table:table-cell>
          <table:table-cell office:value-type="float" office:value="260718">
            <text:p>260718</text:p>
          </table:table-cell>
          <table:table-cell office:value-type="float" office:value="334044">
            <text:p>334044</text:p>
          </table:table-cell>
          <table:table-cell office:value-type="float" office:value="265077">
            <text:p>265077</text:p>
          </table:table-cell>
        </table:table-row>
        <table:table-row table:style-name="ro1">
          <table:table-cell office:value-type="float" office:value="1939778609">
            <text:p>1939778609</text:p>
          </table:table-cell>
          <table:table-cell office:value-type="float" office:value="198590">
            <text:p>198590</text:p>
          </table:table-cell>
          <table:table-cell office:value-type="float" office:value="163020">
            <text:p>163020</text:p>
          </table:table-cell>
          <table:table-cell office:value-type="float" office:value="154666">
            <text:p>154666</text:p>
          </table:table-cell>
          <table:table-cell office:value-type="float" office:value="1903322">
            <text:p>1903322</text:p>
          </table:table-cell>
          <table:table-cell office:value-type="float" office:value="278160">
            <text:p>278160</text:p>
          </table:table-cell>
          <table:table-cell office:value-type="float" office:value="226158">
            <text:p>226158</text:p>
          </table:table-cell>
          <table:table-cell office:value-type="float" office:value="6634727526">
            <text:p>6634727526</text:p>
          </table:table-cell>
          <table:table-cell office:value-type="float" office:value="206138">
            <text:p>206138</text:p>
          </table:table-cell>
          <table:table-cell office:value-type="float" office:value="211150">
            <text:p>211150</text:p>
          </table:table-cell>
          <table:table-cell office:value-type="float" office:value="186562">
            <text:p>186562</text:p>
          </table:table-cell>
          <table:table-cell office:value-type="float" office:value="32490810">
            <text:p>32490810</text:p>
          </table:table-cell>
          <table:table-cell office:value-type="float" office:value="281692">
            <text:p>281692</text:p>
          </table:table-cell>
          <table:table-cell office:value-type="float" office:value="394810">
            <text:p>394810</text:p>
          </table:table-cell>
          <table:table-cell office:value-type="float" office:value="14004897810">
            <text:p>14004897810</text:p>
          </table:table-cell>
          <table:table-cell office:value-type="float" office:value="207812">
            <text:p>207812</text:p>
          </table:table-cell>
          <table:table-cell office:value-type="float" office:value="165418">
            <text:p>165418</text:p>
          </table:table-cell>
          <table:table-cell office:value-type="float" office:value="158786">
            <text:p>158786</text:p>
          </table:table-cell>
          <table:table-cell office:value-type="float" office:value="9330741">
            <text:p>9330741</text:p>
          </table:table-cell>
          <table:table-cell office:value-type="float" office:value="572177">
            <text:p>572177</text:p>
          </table:table-cell>
          <table:table-cell office:value-type="float" office:value="322506">
            <text:p>322506</text:p>
          </table:table-cell>
        </table:table-row>
        <table:table-row table:style-name="ro1">
          <table:table-cell office:value-type="float" office:value="10597991105">
            <text:p>10597991105</text:p>
          </table:table-cell>
          <table:table-cell office:value-type="float" office:value="192814">
            <text:p>192814</text:p>
          </table:table-cell>
          <table:table-cell office:value-type="float" office:value="244360">
            <text:p>244360</text:p>
          </table:table-cell>
          <table:table-cell office:value-type="float" office:value="219037">
            <text:p>219037</text:p>
          </table:table-cell>
          <table:table-cell office:value-type="float" office:value="4724055">
            <text:p>4724055</text:p>
          </table:table-cell>
          <table:table-cell office:value-type="float" office:value="294562">
            <text:p>294562</text:p>
          </table:table-cell>
          <table:table-cell office:value-type="float" office:value="250486">
            <text:p>250486</text:p>
          </table:table-cell>
          <table:table-cell office:value-type="float" office:value="3617493258">
            <text:p>3617493258</text:p>
          </table:table-cell>
          <table:table-cell office:value-type="float" office:value="207906">
            <text:p>207906</text:p>
          </table:table-cell>
          <table:table-cell office:value-type="float" office:value="177602">
            <text:p>177602</text:p>
          </table:table-cell>
          <table:table-cell office:value-type="float" office:value="165902">
            <text:p>165902</text:p>
          </table:table-cell>
          <table:table-cell office:value-type="float" office:value="2218378">
            <text:p>2218378</text:p>
          </table:table-cell>
          <table:table-cell office:value-type="float" office:value="285326">
            <text:p>285326</text:p>
          </table:table-cell>
          <table:table-cell office:value-type="float" office:value="239044">
            <text:p>239044</text:p>
          </table:table-cell>
          <table:table-cell office:value-type="float" office:value="1441455085">
            <text:p>1441455085</text:p>
          </table:table-cell>
          <table:table-cell office:value-type="float" office:value="200848">
            <text:p>200848</text:p>
          </table:table-cell>
          <table:table-cell office:value-type="float" office:value="192700">
            <text:p>192700</text:p>
          </table:table-cell>
          <table:table-cell office:value-type="float" office:value="160134">
            <text:p>160134</text:p>
          </table:table-cell>
          <table:table-cell office:value-type="float" office:value="28631316">
            <text:p>28631316</text:p>
          </table:table-cell>
          <table:table-cell office:value-type="float" office:value="314438">
            <text:p>314438</text:p>
          </table:table-cell>
          <table:table-cell office:value-type="float" office:value="236112">
            <text:p>236112</text:p>
          </table:table-cell>
        </table:table-row>
        <table:table-row table:style-name="ro1">
          <table:table-cell office:value-type="float" office:value="1380163053">
            <text:p>1380163053</text:p>
          </table:table-cell>
          <table:table-cell office:value-type="float" office:value="238767">
            <text:p>238767</text:p>
          </table:table-cell>
          <table:table-cell office:value-type="float" office:value="177695">
            <text:p>177695</text:p>
          </table:table-cell>
          <table:table-cell office:value-type="float" office:value="234678">
            <text:p>234678</text:p>
          </table:table-cell>
          <table:table-cell office:value-type="float" office:value="10207478">
            <text:p>10207478</text:p>
          </table:table-cell>
          <table:table-cell office:value-type="float" office:value="687251">
            <text:p>687251</text:p>
          </table:table-cell>
          <table:table-cell office:value-type="float" office:value="257697">
            <text:p>257697</text:p>
          </table:table-cell>
          <table:table-cell office:value-type="float" office:value="19388610616">
            <text:p>19388610616</text:p>
          </table:table-cell>
          <table:table-cell office:value-type="float" office:value="203508">
            <text:p>203508</text:p>
          </table:table-cell>
          <table:table-cell office:value-type="float" office:value="173870">
            <text:p>173870</text:p>
          </table:table-cell>
          <table:table-cell office:value-type="float" office:value="165262">
            <text:p>165262</text:p>
          </table:table-cell>
          <table:table-cell office:value-type="float" office:value="253704">
            <text:p>253704</text:p>
          </table:table-cell>
          <table:table-cell office:value-type="float" office:value="271618">
            <text:p>271618</text:p>
          </table:table-cell>
          <table:table-cell office:value-type="float" office:value="277172">
            <text:p>277172</text:p>
          </table:table-cell>
          <table:table-cell office:value-type="float" office:value="26207684255">
            <text:p>26207684255</text:p>
          </table:table-cell>
          <table:table-cell office:value-type="float" office:value="206226">
            <text:p>206226</text:p>
          </table:table-cell>
          <table:table-cell office:value-type="float" office:value="197395">
            <text:p>197395</text:p>
          </table:table-cell>
          <table:table-cell office:value-type="float" office:value="161920">
            <text:p>161920</text:p>
          </table:table-cell>
          <table:table-cell office:value-type="float" office:value="16103423">
            <text:p>16103423</text:p>
          </table:table-cell>
          <table:table-cell office:value-type="float" office:value="354543">
            <text:p>354543</text:p>
          </table:table-cell>
          <table:table-cell office:value-type="float" office:value="232272">
            <text:p>232272</text:p>
          </table:table-cell>
        </table:table-row>
        <table:table-row table:style-name="ro1">
          <table:table-cell office:value-type="float" office:value="8139414808">
            <text:p>8139414808</text:p>
          </table:table-cell>
          <table:table-cell office:value-type="float" office:value="198308">
            <text:p>198308</text:p>
          </table:table-cell>
          <table:table-cell office:value-type="float" office:value="189992">
            <text:p>189992</text:p>
          </table:table-cell>
          <table:table-cell office:value-type="float" office:value="168472">
            <text:p>168472</text:p>
          </table:table-cell>
          <table:table-cell office:value-type="float" office:value="6195561">
            <text:p>6195561</text:p>
          </table:table-cell>
          <table:table-cell office:value-type="float" office:value="439488">
            <text:p>439488</text:p>
          </table:table-cell>
          <table:table-cell office:value-type="float" office:value="342705">
            <text:p>342705</text:p>
          </table:table-cell>
          <table:table-cell office:value-type="float" office:value="5689517845">
            <text:p>5689517845</text:p>
          </table:table-cell>
          <table:table-cell office:value-type="float" office:value="221629">
            <text:p>221629</text:p>
          </table:table-cell>
          <table:table-cell office:value-type="float" office:value="192523">
            <text:p>192523</text:p>
          </table:table-cell>
          <table:table-cell office:value-type="float" office:value="166468">
            <text:p>166468</text:p>
          </table:table-cell>
          <table:table-cell office:value-type="float" office:value="32060480">
            <text:p>32060480</text:p>
          </table:table-cell>
          <table:table-cell office:value-type="float" office:value="285212">
            <text:p>285212</text:p>
          </table:table-cell>
          <table:table-cell office:value-type="float" office:value="259134">
            <text:p>259134</text:p>
          </table:table-cell>
          <table:table-cell office:value-type="float" office:value="30250692211">
            <text:p>30250692211</text:p>
          </table:table-cell>
          <table:table-cell office:value-type="float" office:value="205944">
            <text:p>205944</text:p>
          </table:table-cell>
          <table:table-cell office:value-type="float" office:value="172702">
            <text:p>172702</text:p>
          </table:table-cell>
          <table:table-cell office:value-type="float" office:value="165436">
            <text:p>165436</text:p>
          </table:table-cell>
          <table:table-cell office:value-type="float" office:value="1374494">
            <text:p>1374494</text:p>
          </table:table-cell>
          <table:table-cell office:value-type="float" office:value="350289">
            <text:p>350289</text:p>
          </table:table-cell>
          <table:table-cell office:value-type="float" office:value="241136">
            <text:p>241136</text:p>
          </table:table-cell>
        </table:table-row>
        <table:table-row table:style-name="ro1">
          <table:table-cell office:value-type="float" office:value="1776801506">
            <text:p>1776801506</text:p>
          </table:table-cell>
          <table:table-cell office:value-type="float" office:value="288346">
            <text:p>288346</text:p>
          </table:table-cell>
          <table:table-cell office:value-type="float" office:value="161118">
            <text:p>161118</text:p>
          </table:table-cell>
          <table:table-cell office:value-type="float" office:value="151956">
            <text:p>151956</text:p>
          </table:table-cell>
          <table:table-cell office:value-type="float" office:value="21753819">
            <text:p>21753819</text:p>
          </table:table-cell>
          <table:table-cell office:value-type="float" office:value="284344">
            <text:p>284344</text:p>
          </table:table-cell>
          <table:table-cell office:value-type="float" office:value="229892">
            <text:p>229892</text:p>
          </table:table-cell>
          <table:table-cell office:value-type="float" office:value="1111768482">
            <text:p>1111768482</text:p>
          </table:table-cell>
          <table:table-cell office:value-type="float" office:value="203928">
            <text:p>203928</text:p>
          </table:table-cell>
          <table:table-cell office:value-type="float" office:value="200655">
            <text:p>200655</text:p>
          </table:table-cell>
          <table:table-cell office:value-type="float" office:value="160794">
            <text:p>160794</text:p>
          </table:table-cell>
          <table:table-cell office:value-type="float" office:value="11752091">
            <text:p>11752091</text:p>
          </table:table-cell>
          <table:table-cell office:value-type="float" office:value="626870">
            <text:p>626870</text:p>
          </table:table-cell>
          <table:table-cell office:value-type="float" office:value="240920">
            <text:p>240920</text:p>
          </table:table-cell>
          <table:table-cell office:value-type="float" office:value="6424331402">
            <text:p>6424331402</text:p>
          </table:table-cell>
          <table:table-cell office:value-type="float" office:value="200402">
            <text:p>200402</text:p>
          </table:table-cell>
          <table:table-cell office:value-type="float" office:value="195244">
            <text:p>195244</text:p>
          </table:table-cell>
          <table:table-cell office:value-type="float" office:value="160696">
            <text:p>160696</text:p>
          </table:table-cell>
          <table:table-cell office:value-type="float" office:value="585265">
            <text:p>585265</text:p>
          </table:table-cell>
          <table:table-cell office:value-type="float" office:value="420083">
            <text:p>420083</text:p>
          </table:table-cell>
          <table:table-cell office:value-type="float" office:value="238590">
            <text:p>238590</text:p>
          </table:table-cell>
        </table:table-row>
        <table:table-row table:style-name="ro1">
          <table:table-cell office:value-type="float" office:value="1987240947">
            <text:p>1987240947</text:p>
          </table:table-cell>
          <table:table-cell office:value-type="float" office:value="207326">
            <text:p>207326</text:p>
          </table:table-cell>
          <table:table-cell office:value-type="float" office:value="225528">
            <text:p>225528</text:p>
          </table:table-cell>
          <table:table-cell office:value-type="float" office:value="158564">
            <text:p>158564</text:p>
          </table:table-cell>
          <table:table-cell office:value-type="float" office:value="672558">
            <text:p>672558</text:p>
          </table:table-cell>
          <table:table-cell office:value-type="float" office:value="351792">
            <text:p>351792</text:p>
          </table:table-cell>
          <table:table-cell office:value-type="float" office:value="232110">
            <text:p>232110</text:p>
          </table:table-cell>
          <table:table-cell office:value-type="float" office:value="17852862698">
            <text:p>17852862698</text:p>
          </table:table-cell>
          <table:table-cell office:value-type="float" office:value="213450">
            <text:p>213450</text:p>
          </table:table-cell>
          <table:table-cell office:value-type="float" office:value="239220">
            <text:p>239220</text:p>
          </table:table-cell>
          <table:table-cell office:value-type="float" office:value="163214">
            <text:p>163214</text:p>
          </table:table-cell>
          <table:table-cell office:value-type="float" office:value="2971175">
            <text:p>2971175</text:p>
          </table:table-cell>
          <table:table-cell office:value-type="float" office:value="383307">
            <text:p>383307</text:p>
          </table:table-cell>
          <table:table-cell office:value-type="float" office:value="246160">
            <text:p>246160</text:p>
          </table:table-cell>
          <table:table-cell office:value-type="float" office:value="2636848963">
            <text:p>2636848963</text:p>
          </table:table-cell>
          <table:table-cell office:value-type="float" office:value="200134">
            <text:p>200134</text:p>
          </table:table-cell>
          <table:table-cell office:value-type="float" office:value="164428">
            <text:p>164428</text:p>
          </table:table-cell>
          <table:table-cell office:value-type="float" office:value="165806">
            <text:p>165806</text:p>
          </table:table-cell>
          <table:table-cell office:value-type="float" office:value="15658169">
            <text:p>15658169</text:p>
          </table:table-cell>
          <table:table-cell office:value-type="float" office:value="283552">
            <text:p>283552</text:p>
          </table:table-cell>
          <table:table-cell office:value-type="float" office:value="281706">
            <text:p>281706</text:p>
          </table:table-cell>
        </table:table-row>
        <table:table-row table:style-name="ro1">
          <table:table-cell office:value-type="float" office:value="5357548271">
            <text:p>5357548271</text:p>
          </table:table-cell>
          <table:table-cell office:value-type="float" office:value="208160">
            <text:p>208160</text:p>
          </table:table-cell>
          <table:table-cell office:value-type="float" office:value="154168">
            <text:p>154168</text:p>
          </table:table-cell>
          <table:table-cell office:value-type="float" office:value="179018">
            <text:p>179018</text:p>
          </table:table-cell>
          <table:table-cell office:value-type="float" office:value="10494692">
            <text:p>10494692</text:p>
          </table:table-cell>
          <table:table-cell office:value-type="float" office:value="422628">
            <text:p>422628</text:p>
          </table:table-cell>
          <table:table-cell office:value-type="float" office:value="268426">
            <text:p>268426</text:p>
          </table:table-cell>
          <table:table-cell office:value-type="float" office:value="3837722186">
            <text:p>3837722186</text:p>
          </table:table-cell>
          <table:table-cell office:value-type="float" office:value="206174">
            <text:p>206174</text:p>
          </table:table-cell>
          <table:table-cell office:value-type="float" office:value="169168">
            <text:p>169168</text:p>
          </table:table-cell>
          <table:table-cell office:value-type="float" office:value="169306">
            <text:p>169306</text:p>
          </table:table-cell>
          <table:table-cell office:value-type="float" office:value="17011292">
            <text:p>17011292</text:p>
          </table:table-cell>
          <table:table-cell office:value-type="float" office:value="463998">
            <text:p>463998</text:p>
          </table:table-cell>
          <table:table-cell office:value-type="float" office:value="242770">
            <text:p>242770</text:p>
          </table:table-cell>
          <table:table-cell office:value-type="float" office:value="25260107747">
            <text:p>25260107747</text:p>
          </table:table-cell>
          <table:table-cell office:value-type="float" office:value="207592">
            <text:p>207592</text:p>
          </table:table-cell>
          <table:table-cell office:value-type="float" office:value="199359">
            <text:p>199359</text:p>
          </table:table-cell>
          <table:table-cell office:value-type="float" office:value="243548">
            <text:p>243548</text:p>
          </table:table-cell>
          <table:table-cell office:value-type="float" office:value="3566454">
            <text:p>3566454</text:p>
          </table:table-cell>
          <table:table-cell office:value-type="float" office:value="291094">
            <text:p>291094</text:p>
          </table:table-cell>
          <table:table-cell office:value-type="float" office:value="222426">
            <text:p>222426</text:p>
          </table:table-cell>
        </table:table-row>
        <table:table-row table:style-name="ro1">
          <table:table-cell office:value-type="float" office:value="3976242477">
            <text:p>3976242477</text:p>
          </table:table-cell>
          <table:table-cell office:value-type="float" office:value="229464">
            <text:p>229464</text:p>
          </table:table-cell>
          <table:table-cell office:value-type="float" office:value="185268">
            <text:p>185268</text:p>
          </table:table-cell>
          <table:table-cell office:value-type="float" office:value="152666">
            <text:p>152666</text:p>
          </table:table-cell>
          <table:table-cell office:value-type="float" office:value="37626400">
            <text:p>37626400</text:p>
          </table:table-cell>
          <table:table-cell office:value-type="float" office:value="446197">
            <text:p>446197</text:p>
          </table:table-cell>
          <table:table-cell office:value-type="float" office:value="236534">
            <text:p>236534</text:p>
          </table:table-cell>
          <table:table-cell office:value-type="float" office:value="18809822186">
            <text:p>18809822186</text:p>
          </table:table-cell>
          <table:table-cell office:value-type="float" office:value="203534">
            <text:p>203534</text:p>
          </table:table-cell>
          <table:table-cell office:value-type="float" office:value="262478">
            <text:p>262478</text:p>
          </table:table-cell>
          <table:table-cell office:value-type="float" office:value="194483">
            <text:p>194483</text:p>
          </table:table-cell>
          <table:table-cell office:value-type="float" office:value="257374">
            <text:p>257374</text:p>
          </table:table-cell>
          <table:table-cell office:value-type="float" office:value="270404">
            <text:p>270404</text:p>
          </table:table-cell>
          <table:table-cell office:value-type="float" office:value="241126">
            <text:p>241126</text:p>
          </table:table-cell>
          <table:table-cell office:value-type="float" office:value="3689398548">
            <text:p>3689398548</text:p>
          </table:table-cell>
          <table:table-cell office:value-type="float" office:value="205660">
            <text:p>205660</text:p>
          </table:table-cell>
          <table:table-cell office:value-type="float" office:value="194429">
            <text:p>194429</text:p>
          </table:table-cell>
          <table:table-cell office:value-type="float" office:value="167570">
            <text:p>167570</text:p>
          </table:table-cell>
          <table:table-cell office:value-type="float" office:value="4355447">
            <text:p>4355447</text:p>
          </table:table-cell>
          <table:table-cell office:value-type="float" office:value="284132">
            <text:p>284132</text:p>
          </table:table-cell>
          <table:table-cell office:value-type="float" office:value="373235">
            <text:p>373235</text:p>
          </table:table-cell>
        </table:table-row>
        <table:table-row table:style-name="ro1">
          <table:table-cell office:value-type="float" office:value="2260481447">
            <text:p>2260481447</text:p>
          </table:table-cell>
          <table:table-cell office:value-type="float" office:value="196416">
            <text:p>196416</text:p>
          </table:table-cell>
          <table:table-cell office:value-type="float" office:value="170916">
            <text:p>170916</text:p>
          </table:table-cell>
          <table:table-cell office:value-type="float" office:value="174018">
            <text:p>174018</text:p>
          </table:table-cell>
          <table:table-cell office:value-type="float" office:value="27204833">
            <text:p>27204833</text:p>
          </table:table-cell>
          <table:table-cell office:value-type="float" office:value="355836">
            <text:p>355836</text:p>
          </table:table-cell>
          <table:table-cell office:value-type="float" office:value="243834">
            <text:p>243834</text:p>
          </table:table-cell>
          <table:table-cell office:value-type="float" office:value="3126484119">
            <text:p>3126484119</text:p>
          </table:table-cell>
          <table:table-cell office:value-type="float" office:value="234730">
            <text:p>234730</text:p>
          </table:table-cell>
          <table:table-cell office:value-type="float" office:value="166168">
            <text:p>166168</text:p>
          </table:table-cell>
          <table:table-cell office:value-type="float" office:value="167012">
            <text:p>167012</text:p>
          </table:table-cell>
          <table:table-cell office:value-type="float" office:value="3376925">
            <text:p>3376925</text:p>
          </table:table-cell>
          <table:table-cell office:value-type="float" office:value="275044">
            <text:p>275044</text:p>
          </table:table-cell>
          <table:table-cell office:value-type="float" office:value="266891">
            <text:p>266891</text:p>
          </table:table-cell>
          <table:table-cell office:value-type="float" office:value="3877095117">
            <text:p>3877095117</text:p>
          </table:table-cell>
          <table:table-cell office:value-type="float" office:value="201136">
            <text:p>201136</text:p>
          </table:table-cell>
          <table:table-cell office:value-type="float" office:value="206395">
            <text:p>206395</text:p>
          </table:table-cell>
          <table:table-cell office:value-type="float" office:value="184890">
            <text:p>184890</text:p>
          </table:table-cell>
          <table:table-cell office:value-type="float" office:value="20020828">
            <text:p>20020828</text:p>
          </table:table-cell>
          <table:table-cell office:value-type="float" office:value="283286">
            <text:p>283286</text:p>
          </table:table-cell>
          <table:table-cell office:value-type="float" office:value="244984">
            <text:p>244984</text:p>
          </table:table-cell>
        </table:table-row>
        <table:table-row table:style-name="ro1">
          <table:table-cell office:value-type="float" office:value="1473412069">
            <text:p>1473412069</text:p>
          </table:table-cell>
          <table:table-cell office:value-type="float" office:value="296630">
            <text:p>296630</text:p>
          </table:table-cell>
          <table:table-cell office:value-type="float" office:value="158028">
            <text:p>158028</text:p>
          </table:table-cell>
          <table:table-cell office:value-type="float" office:value="215611">
            <text:p>215611</text:p>
          </table:table-cell>
          <table:table-cell office:value-type="float" office:value="533335">
            <text:p>533335</text:p>
          </table:table-cell>
          <table:table-cell office:value-type="float" office:value="265892">
            <text:p>265892</text:p>
          </table:table-cell>
          <table:table-cell office:value-type="float" office:value="215778">
            <text:p>215778</text:p>
          </table:table-cell>
          <table:table-cell office:value-type="float" office:value="1774795750">
            <text:p>1774795750</text:p>
          </table:table-cell>
          <table:table-cell office:value-type="float" office:value="233478">
            <text:p>233478</text:p>
          </table:table-cell>
          <table:table-cell office:value-type="float" office:value="167828">
            <text:p>167828</text:p>
          </table:table-cell>
          <table:table-cell office:value-type="float" office:value="170756">
            <text:p>170756</text:p>
          </table:table-cell>
          <table:table-cell office:value-type="float" office:value="22885793">
            <text:p>22885793</text:p>
          </table:table-cell>
          <table:table-cell office:value-type="float" office:value="276068">
            <text:p>276068</text:p>
          </table:table-cell>
          <table:table-cell office:value-type="float" office:value="228132">
            <text:p>228132</text:p>
          </table:table-cell>
          <table:table-cell office:value-type="float" office:value="5313062579">
            <text:p>5313062579</text:p>
          </table:table-cell>
          <table:table-cell office:value-type="float" office:value="293038">
            <text:p>293038</text:p>
          </table:table-cell>
          <table:table-cell office:value-type="float" office:value="450805">
            <text:p>450805</text:p>
          </table:table-cell>
          <table:table-cell office:value-type="float" office:value="333353">
            <text:p>333353</text:p>
          </table:table-cell>
          <table:table-cell office:value-type="float" office:value="477509">
            <text:p>477509</text:p>
          </table:table-cell>
          <table:table-cell office:value-type="float" office:value="391077">
            <text:p>391077</text:p>
          </table:table-cell>
          <table:table-cell office:value-type="float" office:value="413304">
            <text:p>413304</text:p>
          </table:table-cell>
        </table:table-row>
        <table:table-row table:style-name="ro1">
          <table:table-cell office:value-type="float" office:value="3620733250">
            <text:p>3620733250</text:p>
          </table:table-cell>
          <table:table-cell office:value-type="float" office:value="215078">
            <text:p>215078</text:p>
          </table:table-cell>
          <table:table-cell office:value-type="float" office:value="168730">
            <text:p>168730</text:p>
          </table:table-cell>
          <table:table-cell office:value-type="float" office:value="162808">
            <text:p>162808</text:p>
          </table:table-cell>
          <table:table-cell office:value-type="float" office:value="2819131">
            <text:p>2819131</text:p>
          </table:table-cell>
          <table:table-cell office:value-type="float" office:value="332537">
            <text:p>332537</text:p>
          </table:table-cell>
          <table:table-cell office:value-type="float" office:value="237754">
            <text:p>237754</text:p>
          </table:table-cell>
          <table:table-cell office:value-type="float" office:value="956932466">
            <text:p>956932466</text:p>
          </table:table-cell>
          <table:table-cell office:value-type="float" office:value="203292">
            <text:p>203292</text:p>
          </table:table-cell>
          <table:table-cell office:value-type="float" office:value="194947">
            <text:p>194947</text:p>
          </table:table-cell>
          <table:table-cell office:value-type="float" office:value="199431">
            <text:p>199431</text:p>
          </table:table-cell>
          <table:table-cell office:value-type="float" office:value="1461020">
            <text:p>1461020</text:p>
          </table:table-cell>
          <table:table-cell office:value-type="float" office:value="339084">
            <text:p>339084</text:p>
          </table:table-cell>
          <table:table-cell office:value-type="float" office:value="333925">
            <text:p>333925</text:p>
          </table:table-cell>
          <table:table-cell office:value-type="float" office:value="13834303371">
            <text:p>13834303371</text:p>
          </table:table-cell>
          <table:table-cell office:value-type="float" office:value="209130">
            <text:p>209130</text:p>
          </table:table-cell>
          <table:table-cell office:value-type="float" office:value="182191">
            <text:p>182191</text:p>
          </table:table-cell>
          <table:table-cell office:value-type="float" office:value="187691">
            <text:p>187691</text:p>
          </table:table-cell>
          <table:table-cell office:value-type="float" office:value="5061153">
            <text:p>5061153</text:p>
          </table:table-cell>
          <table:table-cell office:value-type="float" office:value="287770">
            <text:p>287770</text:p>
          </table:table-cell>
          <table:table-cell office:value-type="float" office:value="252700">
            <text:p>252700</text:p>
          </table:table-cell>
        </table:table-row>
        <table:table-row table:style-name="ro1">
          <table:table-cell office:value-type="float" office:value="24441684764">
            <text:p>24441684764</text:p>
          </table:table-cell>
          <table:table-cell office:value-type="float" office:value="205742">
            <text:p>205742</text:p>
          </table:table-cell>
          <table:table-cell office:value-type="float" office:value="156676">
            <text:p>156676</text:p>
          </table:table-cell>
          <table:table-cell office:value-type="float" office:value="161564">
            <text:p>161564</text:p>
          </table:table-cell>
          <table:table-cell office:value-type="float" office:value="249148">
            <text:p>249148</text:p>
          </table:table-cell>
          <table:table-cell office:value-type="float" office:value="268390">
            <text:p>268390</text:p>
          </table:table-cell>
          <table:table-cell office:value-type="float" office:value="214990">
            <text:p>214990</text:p>
          </table:table-cell>
          <table:table-cell office:value-type="float" office:value="5833731507">
            <text:p>5833731507</text:p>
          </table:table-cell>
          <table:table-cell office:value-type="float" office:value="207040">
            <text:p>207040</text:p>
          </table:table-cell>
          <table:table-cell office:value-type="float" office:value="166682">
            <text:p>166682</text:p>
          </table:table-cell>
          <table:table-cell office:value-type="float" office:value="187489">
            <text:p>187489</text:p>
          </table:table-cell>
          <table:table-cell office:value-type="float" office:value="35150062">
            <text:p>35150062</text:p>
          </table:table-cell>
          <table:table-cell office:value-type="float" office:value="296738">
            <text:p>296738</text:p>
          </table:table-cell>
          <table:table-cell office:value-type="float" office:value="241042">
            <text:p>241042</text:p>
          </table:table-cell>
          <table:table-cell office:value-type="float" office:value="5945878838">
            <text:p>5945878838</text:p>
          </table:table-cell>
          <table:table-cell office:value-type="float" office:value="201714">
            <text:p>201714</text:p>
          </table:table-cell>
          <table:table-cell office:value-type="float" office:value="161182">
            <text:p>161182</text:p>
          </table:table-cell>
          <table:table-cell office:value-type="float" office:value="174546">
            <text:p>174546</text:p>
          </table:table-cell>
          <table:table-cell office:value-type="float" office:value="974564">
            <text:p>974564</text:p>
          </table:table-cell>
          <table:table-cell office:value-type="float" office:value="298368">
            <text:p>298368</text:p>
          </table:table-cell>
          <table:table-cell office:value-type="float" office:value="312731">
            <text:p>312731</text:p>
          </table:table-cell>
        </table:table-row>
        <table:table-row table:style-name="ro1">
          <table:table-cell office:value-type="float" office:value="10907826415">
            <text:p>10907826415</text:p>
          </table:table-cell>
          <table:table-cell office:value-type="float" office:value="192984">
            <text:p>192984</text:p>
          </table:table-cell>
          <table:table-cell office:value-type="float" office:value="1088399">
            <text:p>1088399</text:p>
          </table:table-cell>
          <table:table-cell office:value-type="float" office:value="158774">
            <text:p>158774</text:p>
          </table:table-cell>
          <table:table-cell office:value-type="float" office:value="14924046">
            <text:p>14924046</text:p>
          </table:table-cell>
          <table:table-cell office:value-type="float" office:value="317874">
            <text:p>317874</text:p>
          </table:table-cell>
          <table:table-cell office:value-type="float" office:value="369466">
            <text:p>369466</text:p>
          </table:table-cell>
          <table:table-cell office:value-type="float" office:value="13177253919">
            <text:p>13177253919</text:p>
          </table:table-cell>
          <table:table-cell office:value-type="float" office:value="271298">
            <text:p>271298</text:p>
          </table:table-cell>
          <table:table-cell office:value-type="float" office:value="204771">
            <text:p>204771</text:p>
          </table:table-cell>
          <table:table-cell office:value-type="float" office:value="477726">
            <text:p>477726</text:p>
          </table:table-cell>
          <table:table-cell office:value-type="float" office:value="5851084">
            <text:p>5851084</text:p>
          </table:table-cell>
          <table:table-cell office:value-type="float" office:value="297082">
            <text:p>297082</text:p>
          </table:table-cell>
          <table:table-cell office:value-type="float" office:value="281712">
            <text:p>281712</text:p>
          </table:table-cell>
          <table:table-cell office:value-type="float" office:value="14852475635">
            <text:p>14852475635</text:p>
          </table:table-cell>
          <table:table-cell office:value-type="float" office:value="203324">
            <text:p>203324</text:p>
          </table:table-cell>
          <table:table-cell office:value-type="float" office:value="215007">
            <text:p>215007</text:p>
          </table:table-cell>
          <table:table-cell office:value-type="float" office:value="165400">
            <text:p>165400</text:p>
          </table:table-cell>
          <table:table-cell office:value-type="float" office:value="689638">
            <text:p>689638</text:p>
          </table:table-cell>
          <table:table-cell office:value-type="float" office:value="274824">
            <text:p>274824</text:p>
          </table:table-cell>
          <table:table-cell office:value-type="float" office:value="309187">
            <text:p>309187</text:p>
          </table:table-cell>
        </table:table-row>
        <table:table-row table:style-name="ro1">
          <table:table-cell office:value-type="float" office:value="594114202">
            <text:p>594114202</text:p>
          </table:table-cell>
          <table:table-cell office:value-type="float" office:value="194628">
            <text:p>194628</text:p>
          </table:table-cell>
          <table:table-cell office:value-type="float" office:value="158094">
            <text:p>158094</text:p>
          </table:table-cell>
          <table:table-cell office:value-type="float" office:value="151570">
            <text:p>151570</text:p>
          </table:table-cell>
          <table:table-cell office:value-type="float" office:value="74752493">
            <text:p>74752493</text:p>
          </table:table-cell>
          <table:table-cell office:value-type="float" office:value="287972">
            <text:p>287972</text:p>
          </table:table-cell>
          <table:table-cell office:value-type="float" office:value="234840">
            <text:p>234840</text:p>
          </table:table-cell>
          <table:table-cell office:value-type="float" office:value="3490037686">
            <text:p>3490037686</text:p>
          </table:table-cell>
          <table:table-cell office:value-type="float" office:value="223966">
            <text:p>223966</text:p>
          </table:table-cell>
          <table:table-cell office:value-type="float" office:value="169002">
            <text:p>169002</text:p>
          </table:table-cell>
          <table:table-cell office:value-type="float" office:value="228018">
            <text:p>228018</text:p>
          </table:table-cell>
          <table:table-cell office:value-type="float" office:value="21935121">
            <text:p>21935121</text:p>
          </table:table-cell>
          <table:table-cell office:value-type="float" office:value="444837">
            <text:p>444837</text:p>
          </table:table-cell>
          <table:table-cell office:value-type="float" office:value="322567">
            <text:p>322567</text:p>
          </table:table-cell>
          <table:table-cell office:value-type="float" office:value="2383688456">
            <text:p>2383688456</text:p>
          </table:table-cell>
          <table:table-cell office:value-type="float" office:value="362392">
            <text:p>362392</text:p>
          </table:table-cell>
          <table:table-cell office:value-type="float" office:value="282748">
            <text:p>282748</text:p>
          </table:table-cell>
          <table:table-cell office:value-type="float" office:value="166422">
            <text:p>166422</text:p>
          </table:table-cell>
          <table:table-cell office:value-type="float" office:value="250286">
            <text:p>250286</text:p>
          </table:table-cell>
          <table:table-cell office:value-type="float" office:value="441955">
            <text:p>441955</text:p>
          </table:table-cell>
          <table:table-cell office:value-type="float" office:value="302269">
            <text:p>302269</text:p>
          </table:table-cell>
        </table:table-row>
        <table:table-row table:style-name="ro1">
          <table:table-cell office:value-type="float" office:value="16466873997">
            <text:p>16466873997</text:p>
          </table:table-cell>
          <table:table-cell office:value-type="float" office:value="205488">
            <text:p>205488</text:p>
          </table:table-cell>
          <table:table-cell office:value-type="float" office:value="299697">
            <text:p>299697</text:p>
          </table:table-cell>
          <table:table-cell office:value-type="float" office:value="152654">
            <text:p>152654</text:p>
          </table:table-cell>
          <table:table-cell office:value-type="float" office:value="10762805">
            <text:p>10762805</text:p>
          </table:table-cell>
          <table:table-cell office:value-type="float" office:value="366850">
            <text:p>366850</text:p>
          </table:table-cell>
          <table:table-cell office:value-type="float" office:value="284472">
            <text:p>284472</text:p>
          </table:table-cell>
          <table:table-cell office:value-type="float" office:value="2967833025">
            <text:p>2967833025</text:p>
          </table:table-cell>
          <table:table-cell office:value-type="float" office:value="254745">
            <text:p>254745</text:p>
          </table:table-cell>
          <table:table-cell office:value-type="float" office:value="254802">
            <text:p>254802</text:p>
          </table:table-cell>
          <table:table-cell office:value-type="float" office:value="179110">
            <text:p>179110</text:p>
          </table:table-cell>
          <table:table-cell office:value-type="float" office:value="945005">
            <text:p>945005</text:p>
          </table:table-cell>
          <table:table-cell office:value-type="float" office:value="289224">
            <text:p>289224</text:p>
          </table:table-cell>
          <table:table-cell office:value-type="float" office:value="316380">
            <text:p>316380</text:p>
          </table:table-cell>
          <table:table-cell office:value-type="float" office:value="1993608397">
            <text:p>1993608397</text:p>
          </table:table-cell>
          <table:table-cell office:value-type="float" office:value="204614">
            <text:p>204614</text:p>
          </table:table-cell>
          <table:table-cell office:value-type="float" office:value="186919">
            <text:p>186919</text:p>
          </table:table-cell>
          <table:table-cell office:value-type="float" office:value="203718">
            <text:p>203718</text:p>
          </table:table-cell>
          <table:table-cell office:value-type="float" office:value="4069750">
            <text:p>4069750</text:p>
          </table:table-cell>
          <table:table-cell office:value-type="float" office:value="383006">
            <text:p>383006</text:p>
          </table:table-cell>
          <table:table-cell office:value-type="float" office:value="269224">
            <text:p>269224</text:p>
          </table:table-cell>
        </table:table-row>
        <table:table-row table:style-name="ro1">
          <table:table-cell office:value-type="float" office:value="8345074647">
            <text:p>8345074647</text:p>
          </table:table-cell>
          <table:table-cell office:value-type="float" office:value="196420">
            <text:p>196420</text:p>
          </table:table-cell>
          <table:table-cell office:value-type="float" office:value="201490">
            <text:p>201490</text:p>
          </table:table-cell>
          <table:table-cell office:value-type="float" office:value="167206">
            <text:p>167206</text:p>
          </table:table-cell>
          <table:table-cell office:value-type="float" office:value="19990012">
            <text:p>19990012</text:p>
          </table:table-cell>
          <table:table-cell office:value-type="float" office:value="281642">
            <text:p>281642</text:p>
          </table:table-cell>
          <table:table-cell office:value-type="float" office:value="258256">
            <text:p>258256</text:p>
          </table:table-cell>
          <table:table-cell office:value-type="float" office:value="719429555">
            <text:p>719429555</text:p>
          </table:table-cell>
          <table:table-cell office:value-type="float" office:value="216528">
            <text:p>216528</text:p>
          </table:table-cell>
          <table:table-cell office:value-type="float" office:value="203923">
            <text:p>203923</text:p>
          </table:table-cell>
          <table:table-cell office:value-type="float" office:value="205485">
            <text:p>205485</text:p>
          </table:table-cell>
          <table:table-cell office:value-type="float" office:value="5471140">
            <text:p>5471140</text:p>
          </table:table-cell>
          <table:table-cell office:value-type="float" office:value="290568">
            <text:p>290568</text:p>
          </table:table-cell>
          <table:table-cell office:value-type="float" office:value="311682">
            <text:p>311682</text:p>
          </table:table-cell>
          <table:table-cell office:value-type="float" office:value="7526161957">
            <text:p>7526161957</text:p>
          </table:table-cell>
          <table:table-cell office:value-type="float" office:value="233559">
            <text:p>233559</text:p>
          </table:table-cell>
          <table:table-cell office:value-type="float" office:value="233814">
            <text:p>233814</text:p>
          </table:table-cell>
          <table:table-cell office:value-type="float" office:value="162802">
            <text:p>162802</text:p>
          </table:table-cell>
          <table:table-cell office:value-type="float" office:value="8861552">
            <text:p>8861552</text:p>
          </table:table-cell>
          <table:table-cell office:value-type="float" office:value="292788">
            <text:p>292788</text:p>
          </table:table-cell>
          <table:table-cell office:value-type="float" office:value="286180">
            <text:p>286180</text:p>
          </table:table-cell>
        </table:table-row>
        <table:table-row table:style-name="ro1">
          <table:table-cell office:value-type="float" office:value="1758731711">
            <text:p>1758731711</text:p>
          </table:table-cell>
          <table:table-cell office:value-type="float" office:value="197418">
            <text:p>197418</text:p>
          </table:table-cell>
          <table:table-cell office:value-type="float" office:value="150570">
            <text:p>150570</text:p>
          </table:table-cell>
          <table:table-cell office:value-type="float" office:value="153354">
            <text:p>153354</text:p>
          </table:table-cell>
          <table:table-cell office:value-type="float" office:value="4740170">
            <text:p>4740170</text:p>
          </table:table-cell>
          <table:table-cell office:value-type="float" office:value="289416">
            <text:p>289416</text:p>
          </table:table-cell>
          <table:table-cell office:value-type="float" office:value="660429">
            <text:p>660429</text:p>
          </table:table-cell>
          <table:table-cell office:value-type="float" office:value="1258742970">
            <text:p>1258742970</text:p>
          </table:table-cell>
          <table:table-cell office:value-type="float" office:value="335580">
            <text:p>335580</text:p>
          </table:table-cell>
          <table:table-cell office:value-type="float" office:value="177470">
            <text:p>177470</text:p>
          </table:table-cell>
          <table:table-cell office:value-type="float" office:value="164298">
            <text:p>164298</text:p>
          </table:table-cell>
          <table:table-cell office:value-type="float" office:value="55789387">
            <text:p>55789387</text:p>
          </table:table-cell>
          <table:table-cell office:value-type="float" office:value="291156">
            <text:p>291156</text:p>
          </table:table-cell>
          <table:table-cell office:value-type="float" office:value="236832">
            <text:p>236832</text:p>
          </table:table-cell>
          <table:table-cell office:value-type="float" office:value="16714834767">
            <text:p>16714834767</text:p>
          </table:table-cell>
          <table:table-cell office:value-type="float" office:value="201532">
            <text:p>201532</text:p>
          </table:table-cell>
          <table:table-cell office:value-type="float" office:value="263181">
            <text:p>263181</text:p>
          </table:table-cell>
          <table:table-cell office:value-type="float" office:value="229786">
            <text:p>229786</text:p>
          </table:table-cell>
          <table:table-cell office:value-type="float" office:value="3200772">
            <text:p>3200772</text:p>
          </table:table-cell>
          <table:table-cell office:value-type="float" office:value="329343">
            <text:p>329343</text:p>
          </table:table-cell>
          <table:table-cell office:value-type="float" office:value="282124">
            <text:p>282124</text:p>
          </table:table-cell>
        </table:table-row>
        <table:table-row table:style-name="ro1">
          <table:table-cell office:value-type="float" office:value="3746931091">
            <text:p>3746931091</text:p>
          </table:table-cell>
          <table:table-cell office:value-type="float" office:value="193698">
            <text:p>193698</text:p>
          </table:table-cell>
          <table:table-cell office:value-type="float" office:value="156060">
            <text:p>156060</text:p>
          </table:table-cell>
          <table:table-cell office:value-type="float" office:value="251822">
            <text:p>251822</text:p>
          </table:table-cell>
          <table:table-cell office:value-type="float" office:value="24073951">
            <text:p>24073951</text:p>
          </table:table-cell>
          <table:table-cell office:value-type="float" office:value="292736">
            <text:p>292736</text:p>
          </table:table-cell>
          <table:table-cell office:value-type="float" office:value="227440">
            <text:p>227440</text:p>
          </table:table-cell>
          <table:table-cell office:value-type="float" office:value="6357588861">
            <text:p>6357588861</text:p>
          </table:table-cell>
          <table:table-cell office:value-type="float" office:value="975834">
            <text:p>975834</text:p>
          </table:table-cell>
          <table:table-cell office:value-type="float" office:value="178842">
            <text:p>178842</text:p>
          </table:table-cell>
          <table:table-cell office:value-type="float" office:value="185651">
            <text:p>185651</text:p>
          </table:table-cell>
          <table:table-cell office:value-type="float" office:value="7292029">
            <text:p>7292029</text:p>
          </table:table-cell>
          <table:table-cell office:value-type="float" office:value="374559">
            <text:p>374559</text:p>
          </table:table-cell>
          <table:table-cell office:value-type="float" office:value="256112">
            <text:p>256112</text:p>
          </table:table-cell>
          <table:table-cell office:value-type="float" office:value="15135164979">
            <text:p>15135164979</text:p>
          </table:table-cell>
          <table:table-cell office:value-type="float" office:value="200542">
            <text:p>200542</text:p>
          </table:table-cell>
          <table:table-cell office:value-type="float" office:value="170130">
            <text:p>170130</text:p>
          </table:table-cell>
          <table:table-cell office:value-type="float" office:value="253416">
            <text:p>253416</text:p>
          </table:table-cell>
          <table:table-cell office:value-type="float" office:value="2723068">
            <text:p>2723068</text:p>
          </table:table-cell>
          <table:table-cell office:value-type="float" office:value="440582">
            <text:p>440582</text:p>
          </table:table-cell>
          <table:table-cell office:value-type="float" office:value="245226">
            <text:p>245226</text:p>
          </table:table-cell>
        </table:table-row>
        <table:table-row table:style-name="ro1">
          <table:table-cell office:value-type="float" office:value="7557786846">
            <text:p>7557786846</text:p>
          </table:table-cell>
          <table:table-cell office:value-type="float" office:value="309429">
            <text:p>309429</text:p>
          </table:table-cell>
          <table:table-cell office:value-type="float" office:value="155526">
            <text:p>155526</text:p>
          </table:table-cell>
          <table:table-cell office:value-type="float" office:value="153578">
            <text:p>153578</text:p>
          </table:table-cell>
          <table:table-cell office:value-type="float" office:value="7290690">
            <text:p>7290690</text:p>
          </table:table-cell>
          <table:table-cell office:value-type="float" office:value="284396">
            <text:p>284396</text:p>
          </table:table-cell>
          <table:table-cell office:value-type="float" office:value="234646">
            <text:p>234646</text:p>
          </table:table-cell>
          <table:table-cell office:value-type="float" office:value="7107026872">
            <text:p>7107026872</text:p>
          </table:table-cell>
          <table:table-cell office:value-type="float" office:value="205770">
            <text:p>205770</text:p>
          </table:table-cell>
          <table:table-cell office:value-type="float" office:value="166028">
            <text:p>166028</text:p>
          </table:table-cell>
          <table:table-cell office:value-type="float" office:value="338557">
            <text:p>338557</text:p>
          </table:table-cell>
          <table:table-cell office:value-type="float" office:value="5469633">
            <text:p>5469633</text:p>
          </table:table-cell>
          <table:table-cell office:value-type="float" office:value="310337">
            <text:p>310337</text:p>
          </table:table-cell>
          <table:table-cell office:value-type="float" office:value="262778">
            <text:p>262778</text:p>
          </table:table-cell>
          <table:table-cell office:value-type="float" office:value="2953421591">
            <text:p>2953421591</text:p>
          </table:table-cell>
          <table:table-cell office:value-type="float" office:value="321064">
            <text:p>321064</text:p>
          </table:table-cell>
          <table:table-cell office:value-type="float" office:value="169194">
            <text:p>169194</text:p>
          </table:table-cell>
          <table:table-cell office:value-type="float" office:value="184843">
            <text:p>184843</text:p>
          </table:table-cell>
          <table:table-cell office:value-type="float" office:value="43769627">
            <text:p>43769627</text:p>
          </table:table-cell>
          <table:table-cell office:value-type="float" office:value="408781">
            <text:p>408781</text:p>
          </table:table-cell>
          <table:table-cell office:value-type="float" office:value="312858">
            <text:p>312858</text:p>
          </table:table-cell>
        </table:table-row>
        <table:table-row table:style-name="ro1">
          <table:table-cell office:value-type="float" office:value="1669420167">
            <text:p>1669420167</text:p>
          </table:table-cell>
          <table:table-cell office:value-type="float" office:value="239500">
            <text:p>239500</text:p>
          </table:table-cell>
          <table:table-cell office:value-type="float" office:value="261743">
            <text:p>261743</text:p>
          </table:table-cell>
          <table:table-cell office:value-type="float" office:value="250129">
            <text:p>250129</text:p>
          </table:table-cell>
          <table:table-cell office:value-type="float" office:value="97277886">
            <text:p>97277886</text:p>
          </table:table-cell>
          <table:table-cell office:value-type="float" office:value="578546">
            <text:p>578546</text:p>
          </table:table-cell>
          <table:table-cell office:value-type="float" office:value="447795">
            <text:p>447795</text:p>
          </table:table-cell>
          <table:table-cell office:value-type="float" office:value="2673912243">
            <text:p>2673912243</text:p>
          </table:table-cell>
          <table:table-cell office:value-type="float" office:value="234761">
            <text:p>234761</text:p>
          </table:table-cell>
          <table:table-cell office:value-type="float" office:value="266811">
            <text:p>266811</text:p>
          </table:table-cell>
          <table:table-cell office:value-type="float" office:value="171680">
            <text:p>171680</text:p>
          </table:table-cell>
          <table:table-cell office:value-type="float" office:value="1739138">
            <text:p>1739138</text:p>
          </table:table-cell>
          <table:table-cell office:value-type="float" office:value="296510">
            <text:p>296510</text:p>
          </table:table-cell>
          <table:table-cell office:value-type="float" office:value="263236">
            <text:p>263236</text:p>
          </table:table-cell>
          <table:table-cell office:value-type="float" office:value="4634856792">
            <text:p>4634856792</text:p>
          </table:table-cell>
          <table:table-cell office:value-type="float" office:value="205804">
            <text:p>205804</text:p>
          </table:table-cell>
          <table:table-cell office:value-type="float" office:value="172396">
            <text:p>172396</text:p>
          </table:table-cell>
          <table:table-cell office:value-type="float" office:value="162042">
            <text:p>162042</text:p>
          </table:table-cell>
          <table:table-cell office:value-type="float" office:value="7000090">
            <text:p>7000090</text:p>
          </table:table-cell>
          <table:table-cell office:value-type="float" office:value="268174">
            <text:p>268174</text:p>
          </table:table-cell>
          <table:table-cell office:value-type="float" office:value="230052">
            <text:p>230052</text:p>
          </table:table-cell>
        </table:table-row>
        <table:table-row table:style-name="ro1">
          <table:table-cell office:value-type="float" office:value="24725411189">
            <text:p>24725411189</text:p>
          </table:table-cell>
          <table:table-cell office:value-type="float" office:value="193152">
            <text:p>193152</text:p>
          </table:table-cell>
          <table:table-cell office:value-type="float" office:value="157060">
            <text:p>157060</text:p>
          </table:table-cell>
          <table:table-cell office:value-type="float" office:value="184471">
            <text:p>184471</text:p>
          </table:table-cell>
          <table:table-cell office:value-type="float" office:value="250960">
            <text:p>250960</text:p>
          </table:table-cell>
          <table:table-cell office:value-type="float" office:value="340152">
            <text:p>340152</text:p>
          </table:table-cell>
          <table:table-cell office:value-type="float" office:value="239562">
            <text:p>239562</text:p>
          </table:table-cell>
          <table:table-cell office:value-type="float" office:value="7530800130">
            <text:p>7530800130</text:p>
          </table:table-cell>
          <table:table-cell office:value-type="float" office:value="278504">
            <text:p>278504</text:p>
          </table:table-cell>
          <table:table-cell office:value-type="float" office:value="167600">
            <text:p>167600</text:p>
          </table:table-cell>
          <table:table-cell office:value-type="float" office:value="172950">
            <text:p>172950</text:p>
          </table:table-cell>
          <table:table-cell office:value-type="float" office:value="14714468">
            <text:p>14714468</text:p>
          </table:table-cell>
          <table:table-cell office:value-type="float" office:value="350693">
            <text:p>350693</text:p>
          </table:table-cell>
          <table:table-cell office:value-type="float" office:value="254524">
            <text:p>254524</text:p>
          </table:table-cell>
          <table:table-cell office:value-type="float" office:value="20801548976">
            <text:p>20801548976</text:p>
          </table:table-cell>
          <table:table-cell office:value-type="float" office:value="336439">
            <text:p>336439</text:p>
          </table:table-cell>
          <table:table-cell office:value-type="float" office:value="171816">
            <text:p>171816</text:p>
          </table:table-cell>
          <table:table-cell office:value-type="float" office:value="211848">
            <text:p>211848</text:p>
          </table:table-cell>
          <table:table-cell office:value-type="float" office:value="3477051">
            <text:p>3477051</text:p>
          </table:table-cell>
          <table:table-cell office:value-type="float" office:value="1536102">
            <text:p>1536102</text:p>
          </table:table-cell>
          <table:table-cell office:value-type="float" office:value="288996">
            <text:p>288996</text:p>
          </table:table-cell>
        </table:table-row>
        <table:table-row table:style-name="ro1">
          <table:table-cell office:value-type="float" office:value="13088287931">
            <text:p>13088287931</text:p>
          </table:table-cell>
          <table:table-cell office:value-type="float" office:value="299570">
            <text:p>299570</text:p>
          </table:table-cell>
          <table:table-cell office:value-type="float" office:value="161602">
            <text:p>161602</text:p>
          </table:table-cell>
          <table:table-cell office:value-type="float" office:value="166268">
            <text:p>166268</text:p>
          </table:table-cell>
          <table:table-cell office:value-type="float" office:value="33203990">
            <text:p>33203990</text:p>
          </table:table-cell>
          <table:table-cell office:value-type="float" office:value="388381">
            <text:p>388381</text:p>
          </table:table-cell>
          <table:table-cell office:value-type="float" office:value="395135">
            <text:p>395135</text:p>
          </table:table-cell>
          <table:table-cell office:value-type="float" office:value="3364525944">
            <text:p>3364525944</text:p>
          </table:table-cell>
          <table:table-cell office:value-type="float" office:value="204088">
            <text:p>204088</text:p>
          </table:table-cell>
          <table:table-cell office:value-type="float" office:value="400507">
            <text:p>400507</text:p>
          </table:table-cell>
          <table:table-cell office:value-type="float" office:value="172056">
            <text:p>172056</text:p>
          </table:table-cell>
          <table:table-cell office:value-type="float" office:value="22813806">
            <text:p>22813806</text:p>
          </table:table-cell>
          <table:table-cell office:value-type="float" office:value="414857">
            <text:p>414857</text:p>
          </table:table-cell>
          <table:table-cell office:value-type="float" office:value="302570">
            <text:p>302570</text:p>
          </table:table-cell>
          <table:table-cell office:value-type="float" office:value="4944170714">
            <text:p>4944170714</text:p>
          </table:table-cell>
          <table:table-cell office:value-type="float" office:value="325091">
            <text:p>325091</text:p>
          </table:table-cell>
          <table:table-cell office:value-type="float" office:value="169350">
            <text:p>169350</text:p>
          </table:table-cell>
          <table:table-cell office:value-type="float" office:value="157198">
            <text:p>157198</text:p>
          </table:table-cell>
          <table:table-cell office:value-type="float" office:value="5118074">
            <text:p>5118074</text:p>
          </table:table-cell>
          <table:table-cell office:value-type="float" office:value="383307">
            <text:p>383307</text:p>
          </table:table-cell>
          <table:table-cell office:value-type="float" office:value="287230">
            <text:p>287230</text:p>
          </table:table-cell>
        </table:table-row>
        <table:table-row table:style-name="ro1">
          <table:table-cell office:value-type="float" office:value="20397369523">
            <text:p>20397369523</text:p>
          </table:table-cell>
          <table:table-cell office:value-type="float" office:value="193590">
            <text:p>193590</text:p>
          </table:table-cell>
          <table:table-cell office:value-type="float" office:value="191511">
            <text:p>191511</text:p>
          </table:table-cell>
          <table:table-cell office:value-type="float" office:value="151860">
            <text:p>151860</text:p>
          </table:table-cell>
          <table:table-cell office:value-type="float" office:value="3291081">
            <text:p>3291081</text:p>
          </table:table-cell>
          <table:table-cell office:value-type="float" office:value="269672">
            <text:p>269672</text:p>
          </table:table-cell>
          <table:table-cell office:value-type="float" office:value="339853">
            <text:p>339853</text:p>
          </table:table-cell>
          <table:table-cell office:value-type="float" office:value="35177632201">
            <text:p>35177632201</text:p>
          </table:table-cell>
          <table:table-cell office:value-type="float" office:value="255440">
            <text:p>255440</text:p>
          </table:table-cell>
          <table:table-cell office:value-type="float" office:value="284871">
            <text:p>284871</text:p>
          </table:table-cell>
          <table:table-cell office:value-type="float" office:value="212785">
            <text:p>212785</text:p>
          </table:table-cell>
          <table:table-cell office:value-type="float" office:value="17051587">
            <text:p>17051587</text:p>
          </table:table-cell>
          <table:table-cell office:value-type="float" office:value="495329">
            <text:p>495329</text:p>
          </table:table-cell>
          <table:table-cell office:value-type="float" office:value="522962">
            <text:p>522962</text:p>
          </table:table-cell>
          <table:table-cell office:value-type="float" office:value="12614186742">
            <text:p>12614186742</text:p>
          </table:table-cell>
          <table:table-cell office:value-type="float" office:value="325244">
            <text:p>325244</text:p>
          </table:table-cell>
          <table:table-cell office:value-type="float" office:value="282164">
            <text:p>282164</text:p>
          </table:table-cell>
          <table:table-cell office:value-type="float" office:value="272989">
            <text:p>272989</text:p>
          </table:table-cell>
          <table:table-cell office:value-type="float" office:value="8023581">
            <text:p>8023581</text:p>
          </table:table-cell>
          <table:table-cell office:value-type="float" office:value="335958">
            <text:p>335958</text:p>
          </table:table-cell>
          <table:table-cell office:value-type="float" office:value="519404">
            <text:p>519404</text:p>
          </table:table-cell>
        </table:table-row>
        <table:table-row table:style-name="ro1">
          <table:table-cell office:value-type="float" office:value="31539215428">
            <text:p>31539215428</text:p>
          </table:table-cell>
          <table:table-cell office:value-type="float" office:value="194474">
            <text:p>194474</text:p>
          </table:table-cell>
          <table:table-cell office:value-type="float" office:value="177612">
            <text:p>177612</text:p>
          </table:table-cell>
          <table:table-cell office:value-type="float" office:value="160558">
            <text:p>160558</text:p>
          </table:table-cell>
          <table:table-cell office:value-type="float" office:value="7887309">
            <text:p>7887309</text:p>
          </table:table-cell>
          <table:table-cell office:value-type="float" office:value="327509">
            <text:p>327509</text:p>
          </table:table-cell>
          <table:table-cell office:value-type="float" office:value="516512">
            <text:p>516512</text:p>
          </table:table-cell>
          <table:table-cell office:value-type="float" office:value="25897211864">
            <text:p>25897211864</text:p>
          </table:table-cell>
          <table:table-cell office:value-type="float" office:value="311680">
            <text:p>311680</text:p>
          </table:table-cell>
          <table:table-cell office:value-type="float" office:value="203018">
            <text:p>203018</text:p>
          </table:table-cell>
          <table:table-cell office:value-type="float" office:value="195687">
            <text:p>195687</text:p>
          </table:table-cell>
          <table:table-cell office:value-type="float" office:value="8157756">
            <text:p>8157756</text:p>
          </table:table-cell>
          <table:table-cell office:value-type="float" office:value="324291">
            <text:p>324291</text:p>
          </table:table-cell>
          <table:table-cell office:value-type="float" office:value="284038">
            <text:p>284038</text:p>
          </table:table-cell>
          <table:table-cell office:value-type="float" office:value="2187234821">
            <text:p>2187234821</text:p>
          </table:table-cell>
          <table:table-cell office:value-type="float" office:value="314989">
            <text:p>314989</text:p>
          </table:table-cell>
          <table:table-cell office:value-type="float" office:value="199047">
            <text:p>199047</text:p>
          </table:table-cell>
          <table:table-cell office:value-type="float" office:value="162782">
            <text:p>162782</text:p>
          </table:table-cell>
          <table:table-cell office:value-type="float" office:value="400726">
            <text:p>400726</text:p>
          </table:table-cell>
          <table:table-cell office:value-type="float" office:value="273360">
            <text:p>273360</text:p>
          </table:table-cell>
          <table:table-cell office:value-type="float" office:value="288475">
            <text:p>288475</text:p>
          </table:table-cell>
        </table:table-row>
        <table:table-row table:style-name="ro1">
          <table:table-cell office:value-type="float" office:value="10322156763">
            <text:p>10322156763</text:p>
          </table:table-cell>
          <table:table-cell office:value-type="float" office:value="296847">
            <text:p>296847</text:p>
          </table:table-cell>
          <table:table-cell office:value-type="float" office:value="203469">
            <text:p>203469</text:p>
          </table:table-cell>
          <table:table-cell office:value-type="float" office:value="184219">
            <text:p>184219</text:p>
          </table:table-cell>
          <table:table-cell office:value-type="float" office:value="4623724">
            <text:p>4623724</text:p>
          </table:table-cell>
          <table:table-cell office:value-type="float" office:value="434116">
            <text:p>434116</text:p>
          </table:table-cell>
          <table:table-cell office:value-type="float" office:value="340625">
            <text:p>340625</text:p>
          </table:table-cell>
          <table:table-cell office:value-type="float" office:value="10358590911">
            <text:p>10358590911</text:p>
          </table:table-cell>
          <table:table-cell office:value-type="float" office:value="241400">
            <text:p>241400</text:p>
          </table:table-cell>
          <table:table-cell office:value-type="float" office:value="196131">
            <text:p>196131</text:p>
          </table:table-cell>
          <table:table-cell office:value-type="float" office:value="168988">
            <text:p>168988</text:p>
          </table:table-cell>
          <table:table-cell office:value-type="float" office:value="30205208">
            <text:p>30205208</text:p>
          </table:table-cell>
          <table:table-cell office:value-type="float" office:value="275470">
            <text:p>275470</text:p>
          </table:table-cell>
          <table:table-cell office:value-type="float" office:value="222858">
            <text:p>222858</text:p>
          </table:table-cell>
          <table:table-cell office:value-type="float" office:value="11447913310">
            <text:p>11447913310</text:p>
          </table:table-cell>
          <table:table-cell office:value-type="float" office:value="256619">
            <text:p>256619</text:p>
          </table:table-cell>
          <table:table-cell office:value-type="float" office:value="170216">
            <text:p>170216</text:p>
          </table:table-cell>
          <table:table-cell office:value-type="float" office:value="191618">
            <text:p>191618</text:p>
          </table:table-cell>
          <table:table-cell office:value-type="float" office:value="295870">
            <text:p>295870</text:p>
          </table:table-cell>
          <table:table-cell office:value-type="float" office:value="328425">
            <text:p>328425</text:p>
          </table:table-cell>
          <table:table-cell office:value-type="float" office:value="303817">
            <text:p>303817</text:p>
          </table:table-cell>
        </table:table-row>
        <table:table-row table:style-name="ro1">
          <table:table-cell office:value-type="float" office:value="2006505577">
            <text:p>2006505577</text:p>
          </table:table-cell>
          <table:table-cell office:value-type="float" office:value="213958">
            <text:p>213958</text:p>
          </table:table-cell>
          <table:table-cell office:value-type="float" office:value="185939">
            <text:p>185939</text:p>
          </table:table-cell>
          <table:table-cell office:value-type="float" office:value="194716">
            <text:p>194716</text:p>
          </table:table-cell>
          <table:table-cell office:value-type="float" office:value="15986395">
            <text:p>15986395</text:p>
          </table:table-cell>
          <table:table-cell office:value-type="float" office:value="340299">
            <text:p>340299</text:p>
          </table:table-cell>
          <table:table-cell office:value-type="float" office:value="285324">
            <text:p>285324</text:p>
          </table:table-cell>
          <table:table-cell office:value-type="float" office:value="4541777440">
            <text:p>4541777440</text:p>
          </table:table-cell>
          <table:table-cell office:value-type="float" office:value="241022">
            <text:p>241022</text:p>
          </table:table-cell>
          <table:table-cell office:value-type="float" office:value="282453">
            <text:p>282453</text:p>
          </table:table-cell>
          <table:table-cell office:value-type="float" office:value="249036">
            <text:p>249036</text:p>
          </table:table-cell>
          <table:table-cell office:value-type="float" office:value="43704242">
            <text:p>43704242</text:p>
          </table:table-cell>
          <table:table-cell office:value-type="float" office:value="402906">
            <text:p>402906</text:p>
          </table:table-cell>
          <table:table-cell office:value-type="float" office:value="346454">
            <text:p>346454</text:p>
          </table:table-cell>
          <table:table-cell office:value-type="float" office:value="32467877678">
            <text:p>32467877678</text:p>
          </table:table-cell>
          <table:table-cell office:value-type="float" office:value="261813">
            <text:p>261813</text:p>
          </table:table-cell>
          <table:table-cell office:value-type="float" office:value="167464">
            <text:p>167464</text:p>
          </table:table-cell>
          <table:table-cell office:value-type="float" office:value="171198">
            <text:p>171198</text:p>
          </table:table-cell>
          <table:table-cell office:value-type="float" office:value="8728928">
            <text:p>8728928</text:p>
          </table:table-cell>
          <table:table-cell office:value-type="float" office:value="513134">
            <text:p>513134</text:p>
          </table:table-cell>
          <table:table-cell office:value-type="float" office:value="385048">
            <text:p>385048</text:p>
          </table:table-cell>
        </table:table-row>
        <table:table-row table:style-name="ro1">
          <table:table-cell office:value-type="float" office:value="3342886307">
            <text:p>3342886307</text:p>
          </table:table-cell>
          <table:table-cell office:value-type="float" office:value="421822">
            <text:p>421822</text:p>
          </table:table-cell>
          <table:table-cell office:value-type="float" office:value="178124">
            <text:p>178124</text:p>
          </table:table-cell>
          <table:table-cell office:value-type="float" office:value="154804">
            <text:p>154804</text:p>
          </table:table-cell>
          <table:table-cell office:value-type="float" office:value="10891670">
            <text:p>10891670</text:p>
          </table:table-cell>
          <table:table-cell office:value-type="float" office:value="380622">
            <text:p>380622</text:p>
          </table:table-cell>
          <table:table-cell office:value-type="float" office:value="453285">
            <text:p>453285</text:p>
          </table:table-cell>
          <table:table-cell office:value-type="float" office:value="4910036300">
            <text:p>4910036300</text:p>
          </table:table-cell>
          <table:table-cell office:value-type="float" office:value="318712">
            <text:p>318712</text:p>
          </table:table-cell>
          <table:table-cell office:value-type="float" office:value="209680">
            <text:p>209680</text:p>
          </table:table-cell>
          <table:table-cell office:value-type="float" office:value="188643">
            <text:p>188643</text:p>
          </table:table-cell>
          <table:table-cell office:value-type="float" office:value="364682">
            <text:p>364682</text:p>
          </table:table-cell>
          <table:table-cell office:value-type="float" office:value="281414">
            <text:p>281414</text:p>
          </table:table-cell>
          <table:table-cell office:value-type="float" office:value="638854">
            <text:p>638854</text:p>
          </table:table-cell>
          <table:table-cell office:value-type="float" office:value="767031377">
            <text:p>767031377</text:p>
          </table:table-cell>
          <table:table-cell office:value-type="float" office:value="325181">
            <text:p>325181</text:p>
          </table:table-cell>
          <table:table-cell office:value-type="float" office:value="281465">
            <text:p>281465</text:p>
          </table:table-cell>
          <table:table-cell office:value-type="float" office:value="194801">
            <text:p>194801</text:p>
          </table:table-cell>
          <table:table-cell office:value-type="float" office:value="9228550">
            <text:p>9228550</text:p>
          </table:table-cell>
          <table:table-cell office:value-type="float" office:value="381601">
            <text:p>381601</text:p>
          </table:table-cell>
          <table:table-cell office:value-type="float" office:value="401522">
            <text:p>401522</text:p>
          </table:table-cell>
        </table:table-row>
        <table:table-row table:style-name="ro1">
          <table:table-cell office:value-type="float" office:value="6044066157">
            <text:p>6044066157</text:p>
          </table:table-cell>
          <table:table-cell office:value-type="float" office:value="260414">
            <text:p>260414</text:p>
          </table:table-cell>
          <table:table-cell office:value-type="float" office:value="156874">
            <text:p>156874</text:p>
          </table:table-cell>
          <table:table-cell office:value-type="float" office:value="255459">
            <text:p>255459</text:p>
          </table:table-cell>
          <table:table-cell office:value-type="float" office:value="1728624">
            <text:p>1728624</text:p>
          </table:table-cell>
          <table:table-cell office:value-type="float" office:value="278860">
            <text:p>278860</text:p>
          </table:table-cell>
          <table:table-cell office:value-type="float" office:value="278987">
            <text:p>278987</text:p>
          </table:table-cell>
          <table:table-cell office:value-type="float" office:value="14325141652">
            <text:p>14325141652</text:p>
          </table:table-cell>
          <table:table-cell office:value-type="float" office:value="206444">
            <text:p>206444</text:p>
          </table:table-cell>
          <table:table-cell office:value-type="float" office:value="166534">
            <text:p>166534</text:p>
          </table:table-cell>
          <table:table-cell office:value-type="float" office:value="160642">
            <text:p>160642</text:p>
          </table:table-cell>
          <table:table-cell office:value-type="float" office:value="7122826">
            <text:p>7122826</text:p>
          </table:table-cell>
          <table:table-cell office:value-type="float" office:value="428285">
            <text:p>428285</text:p>
          </table:table-cell>
          <table:table-cell office:value-type="float" office:value="296027">
            <text:p>296027</text:p>
          </table:table-cell>
          <table:table-cell office:value-type="float" office:value="2866478980">
            <text:p>2866478980</text:p>
          </table:table-cell>
          <table:table-cell office:value-type="float" office:value="244710">
            <text:p>244710</text:p>
          </table:table-cell>
          <table:table-cell office:value-type="float" office:value="162760">
            <text:p>162760</text:p>
          </table:table-cell>
          <table:table-cell office:value-type="float" office:value="274779">
            <text:p>274779</text:p>
          </table:table-cell>
          <table:table-cell office:value-type="float" office:value="18947434">
            <text:p>18947434</text:p>
          </table:table-cell>
          <table:table-cell office:value-type="float" office:value="333385">
            <text:p>333385</text:p>
          </table:table-cell>
          <table:table-cell office:value-type="float" office:value="297162">
            <text:p>297162</text:p>
          </table:table-cell>
        </table:table-row>
        <table:table-row table:style-name="ro1">
          <table:table-cell office:value-type="float" office:value="6073208504">
            <text:p>6073208504</text:p>
          </table:table-cell>
          <table:table-cell office:value-type="float" office:value="270232">
            <text:p>270232</text:p>
          </table:table-cell>
          <table:table-cell office:value-type="float" office:value="182366">
            <text:p>182366</text:p>
          </table:table-cell>
          <table:table-cell office:value-type="float" office:value="265189">
            <text:p>265189</text:p>
          </table:table-cell>
          <table:table-cell office:value-type="float" office:value="103688383">
            <text:p>103688383</text:p>
          </table:table-cell>
          <table:table-cell office:value-type="float" office:value="344801">
            <text:p>344801</text:p>
          </table:table-cell>
          <table:table-cell office:value-type="float" office:value="312037">
            <text:p>312037</text:p>
          </table:table-cell>
          <table:table-cell office:value-type="float" office:value="5874997293">
            <text:p>5874997293</text:p>
          </table:table-cell>
          <table:table-cell office:value-type="float" office:value="210178">
            <text:p>210178</text:p>
          </table:table-cell>
          <table:table-cell office:value-type="float" office:value="177846">
            <text:p>177846</text:p>
          </table:table-cell>
          <table:table-cell office:value-type="float" office:value="159112">
            <text:p>159112</text:p>
          </table:table-cell>
          <table:table-cell office:value-type="float" office:value="6535148">
            <text:p>6535148</text:p>
          </table:table-cell>
          <table:table-cell office:value-type="float" office:value="334363">
            <text:p>334363</text:p>
          </table:table-cell>
          <table:table-cell office:value-type="float" office:value="251090">
            <text:p>251090</text:p>
          </table:table-cell>
          <table:table-cell office:value-type="float" office:value="2307857317">
            <text:p>2307857317</text:p>
          </table:table-cell>
          <table:table-cell office:value-type="float" office:value="246925">
            <text:p>246925</text:p>
          </table:table-cell>
          <table:table-cell office:value-type="float" office:value="247892">
            <text:p>247892</text:p>
          </table:table-cell>
          <table:table-cell office:value-type="float" office:value="161164">
            <text:p>161164</text:p>
          </table:table-cell>
          <table:table-cell office:value-type="float" office:value="80990107">
            <text:p>80990107</text:p>
          </table:table-cell>
          <table:table-cell office:value-type="float" office:value="398554">
            <text:p>398554</text:p>
          </table:table-cell>
          <table:table-cell office:value-type="float" office:value="414150">
            <text:p>414150</text:p>
          </table:table-cell>
        </table:table-row>
        <table:table-row table:style-name="ro1">
          <table:table-cell office:value-type="float" office:value="5281361674">
            <text:p>5281361674</text:p>
          </table:table-cell>
          <table:table-cell office:value-type="float" office:value="191812">
            <text:p>191812</text:p>
          </table:table-cell>
          <table:table-cell office:value-type="float" office:value="151984">
            <text:p>151984</text:p>
          </table:table-cell>
          <table:table-cell office:value-type="float" office:value="414572">
            <text:p>414572</text:p>
          </table:table-cell>
          <table:table-cell office:value-type="float" office:value="12989210">
            <text:p>12989210</text:p>
          </table:table-cell>
          <table:table-cell office:value-type="float" office:value="290304">
            <text:p>290304</text:p>
          </table:table-cell>
          <table:table-cell office:value-type="float" office:value="313161">
            <text:p>313161</text:p>
          </table:table-cell>
          <table:table-cell office:value-type="float" office:value="7075394728">
            <text:p>7075394728</text:p>
          </table:table-cell>
          <table:table-cell office:value-type="float" office:value="298386">
            <text:p>298386</text:p>
          </table:table-cell>
          <table:table-cell office:value-type="float" office:value="201059">
            <text:p>201059</text:p>
          </table:table-cell>
          <table:table-cell office:value-type="float" office:value="199363">
            <text:p>199363</text:p>
          </table:table-cell>
          <table:table-cell office:value-type="float" office:value="5756374">
            <text:p>5756374</text:p>
          </table:table-cell>
          <table:table-cell office:value-type="float" office:value="461306">
            <text:p>461306</text:p>
          </table:table-cell>
          <table:table-cell office:value-type="float" office:value="412698">
            <text:p>412698</text:p>
          </table:table-cell>
          <table:table-cell office:value-type="float" office:value="2509397491">
            <text:p>2509397491</text:p>
          </table:table-cell>
          <table:table-cell office:value-type="float" office:value="260946">
            <text:p>260946</text:p>
          </table:table-cell>
          <table:table-cell office:value-type="float" office:value="286650">
            <text:p>286650</text:p>
          </table:table-cell>
          <table:table-cell office:value-type="float" office:value="219253">
            <text:p>219253</text:p>
          </table:table-cell>
          <table:table-cell office:value-type="float" office:value="24137300">
            <text:p>24137300</text:p>
          </table:table-cell>
          <table:table-cell office:value-type="float" office:value="304680">
            <text:p>304680</text:p>
          </table:table-cell>
          <table:table-cell office:value-type="float" office:value="342900">
            <text:p>342900</text:p>
          </table:table-cell>
        </table:table-row>
        <table:table-row table:style-name="ro1">
          <table:table-cell office:value-type="float" office:value="21932730041">
            <text:p>21932730041</text:p>
          </table:table-cell>
          <table:table-cell office:value-type="float" office:value="222615">
            <text:p>222615</text:p>
          </table:table-cell>
          <table:table-cell office:value-type="float" office:value="183774">
            <text:p>183774</text:p>
          </table:table-cell>
          <table:table-cell office:value-type="float" office:value="155336">
            <text:p>155336</text:p>
          </table:table-cell>
          <table:table-cell office:value-type="float" office:value="799635">
            <text:p>799635</text:p>
          </table:table-cell>
          <table:table-cell office:value-type="float" office:value="372395">
            <text:p>372395</text:p>
          </table:table-cell>
          <table:table-cell office:value-type="float" office:value="272377">
            <text:p>272377</text:p>
          </table:table-cell>
          <table:table-cell office:value-type="float" office:value="2620380234">
            <text:p>2620380234</text:p>
          </table:table-cell>
          <table:table-cell office:value-type="float" office:value="313874">
            <text:p>313874</text:p>
          </table:table-cell>
          <table:table-cell office:value-type="float" office:value="202555">
            <text:p>202555</text:p>
          </table:table-cell>
          <table:table-cell office:value-type="float" office:value="166232">
            <text:p>166232</text:p>
          </table:table-cell>
          <table:table-cell office:value-type="float" office:value="9331196">
            <text:p>9331196</text:p>
          </table:table-cell>
          <table:table-cell office:value-type="float" office:value="432106">
            <text:p>432106</text:p>
          </table:table-cell>
          <table:table-cell office:value-type="float" office:value="328610">
            <text:p>328610</text:p>
          </table:table-cell>
          <table:table-cell office:value-type="float" office:value="40566241698">
            <text:p>40566241698</text:p>
          </table:table-cell>
          <table:table-cell office:value-type="float" office:value="208278">
            <text:p>208278</text:p>
          </table:table-cell>
          <table:table-cell office:value-type="float" office:value="283084">
            <text:p>283084</text:p>
          </table:table-cell>
          <table:table-cell office:value-type="float" office:value="168910">
            <text:p>168910</text:p>
          </table:table-cell>
          <table:table-cell office:value-type="float" office:value="1852977">
            <text:p>1852977</text:p>
          </table:table-cell>
          <table:table-cell office:value-type="float" office:value="420839">
            <text:p>420839</text:p>
          </table:table-cell>
          <table:table-cell office:value-type="float" office:value="490905">
            <text:p>490905</text:p>
          </table:table-cell>
        </table:table-row>
        <table:table-row table:style-name="ro1">
          <table:table-cell office:value-type="float" office:value="12568774657">
            <text:p>12568774657</text:p>
          </table:table-cell>
          <table:table-cell office:value-type="float" office:value="193594">
            <text:p>193594</text:p>
          </table:table-cell>
          <table:table-cell office:value-type="float" office:value="156912">
            <text:p>156912</text:p>
          </table:table-cell>
          <table:table-cell office:value-type="float" office:value="159840">
            <text:p>159840</text:p>
          </table:table-cell>
          <table:table-cell office:value-type="float" office:value="83140947">
            <text:p>83140947</text:p>
          </table:table-cell>
          <table:table-cell office:value-type="float" office:value="282046">
            <text:p>282046</text:p>
          </table:table-cell>
          <table:table-cell office:value-type="float" office:value="274274">
            <text:p>274274</text:p>
          </table:table-cell>
          <table:table-cell office:value-type="float" office:value="21777439037">
            <text:p>21777439037</text:p>
          </table:table-cell>
          <table:table-cell office:value-type="float" office:value="244394">
            <text:p>244394</text:p>
          </table:table-cell>
          <table:table-cell office:value-type="float" office:value="178016">
            <text:p>178016</text:p>
          </table:table-cell>
          <table:table-cell office:value-type="float" office:value="194701">
            <text:p>194701</text:p>
          </table:table-cell>
          <table:table-cell office:value-type="float" office:value="6288319">
            <text:p>6288319</text:p>
          </table:table-cell>
          <table:table-cell office:value-type="float" office:value="287450">
            <text:p>287450</text:p>
          </table:table-cell>
          <table:table-cell office:value-type="float" office:value="1021057">
            <text:p>1021057</text:p>
          </table:table-cell>
          <table:table-cell office:value-type="float" office:value="2307357728">
            <text:p>2307357728</text:p>
          </table:table-cell>
          <table:table-cell office:value-type="float" office:value="203650">
            <text:p>203650</text:p>
          </table:table-cell>
          <table:table-cell office:value-type="float" office:value="336841">
            <text:p>336841</text:p>
          </table:table-cell>
          <table:table-cell office:value-type="float" office:value="173596">
            <text:p>173596</text:p>
          </table:table-cell>
          <table:table-cell office:value-type="float" office:value="67382606">
            <text:p>67382606</text:p>
          </table:table-cell>
          <table:table-cell office:value-type="float" office:value="329547">
            <text:p>329547</text:p>
          </table:table-cell>
          <table:table-cell office:value-type="float" office:value="281101">
            <text:p>281101</text:p>
          </table:table-cell>
        </table:table-row>
        <table:table-row table:style-name="ro1">
          <table:table-cell office:value-type="float" office:value="10055012392">
            <text:p>10055012392</text:p>
          </table:table-cell>
          <table:table-cell office:value-type="float" office:value="306169">
            <text:p>306169</text:p>
          </table:table-cell>
          <table:table-cell office:value-type="float" office:value="176286">
            <text:p>176286</text:p>
          </table:table-cell>
          <table:table-cell office:value-type="float" office:value="178935">
            <text:p>178935</text:p>
          </table:table-cell>
          <table:table-cell office:value-type="float" office:value="250684815">
            <text:p>250684815</text:p>
          </table:table-cell>
          <table:table-cell office:value-type="float" office:value="306644">
            <text:p>306644</text:p>
          </table:table-cell>
          <table:table-cell office:value-type="float" office:value="304257">
            <text:p>304257</text:p>
          </table:table-cell>
          <table:table-cell office:value-type="float" office:value="1362871998">
            <text:p>1362871998</text:p>
          </table:table-cell>
          <table:table-cell office:value-type="float" office:value="208484">
            <text:p>208484</text:p>
          </table:table-cell>
          <table:table-cell office:value-type="float" office:value="172220">
            <text:p>172220</text:p>
          </table:table-cell>
          <table:table-cell office:value-type="float" office:value="255944">
            <text:p>255944</text:p>
          </table:table-cell>
          <table:table-cell office:value-type="float" office:value="618182">
            <text:p>618182</text:p>
          </table:table-cell>
          <table:table-cell office:value-type="float" office:value="315295">
            <text:p>315295</text:p>
          </table:table-cell>
          <table:table-cell office:value-type="float" office:value="288870">
            <text:p>288870</text:p>
          </table:table-cell>
          <table:table-cell office:value-type="float" office:value="1543037400">
            <text:p>1543037400</text:p>
          </table:table-cell>
          <table:table-cell office:value-type="float" office:value="287490">
            <text:p>287490</text:p>
          </table:table-cell>
          <table:table-cell office:value-type="float" office:value="196811">
            <text:p>196811</text:p>
          </table:table-cell>
          <table:table-cell office:value-type="float" office:value="165716">
            <text:p>165716</text:p>
          </table:table-cell>
          <table:table-cell office:value-type="float" office:value="567530">
            <text:p>567530</text:p>
          </table:table-cell>
          <table:table-cell office:value-type="float" office:value="337348">
            <text:p>337348</text:p>
          </table:table-cell>
          <table:table-cell office:value-type="float" office:value="249752">
            <text:p>249752</text:p>
          </table:table-cell>
        </table:table-row>
        <table:table-row table:style-name="ro1">
          <table:table-cell office:value-type="float" office:value="15954890284">
            <text:p>15954890284</text:p>
          </table:table-cell>
          <table:table-cell office:value-type="float" office:value="281802">
            <text:p>281802</text:p>
          </table:table-cell>
          <table:table-cell office:value-type="float" office:value="3074884">
            <text:p>3074884</text:p>
          </table:table-cell>
          <table:table-cell office:value-type="float" office:value="185170">
            <text:p>185170</text:p>
          </table:table-cell>
          <table:table-cell office:value-type="float" office:value="3217716">
            <text:p>3217716</text:p>
          </table:table-cell>
          <table:table-cell office:value-type="float" office:value="329530">
            <text:p>329530</text:p>
          </table:table-cell>
          <table:table-cell office:value-type="float" office:value="1661767">
            <text:p>1661767</text:p>
          </table:table-cell>
          <table:table-cell office:value-type="float" office:value="6538933749">
            <text:p>6538933749</text:p>
          </table:table-cell>
          <table:table-cell office:value-type="float" office:value="246867">
            <text:p>246867</text:p>
          </table:table-cell>
          <table:table-cell office:value-type="float" office:value="173238">
            <text:p>173238</text:p>
          </table:table-cell>
          <table:table-cell office:value-type="float" office:value="173012">
            <text:p>173012</text:p>
          </table:table-cell>
          <table:table-cell office:value-type="float" office:value="2280656">
            <text:p>2280656</text:p>
          </table:table-cell>
          <table:table-cell office:value-type="float" office:value="328655">
            <text:p>328655</text:p>
          </table:table-cell>
          <table:table-cell office:value-type="float" office:value="246708">
            <text:p>246708</text:p>
          </table:table-cell>
          <table:table-cell office:value-type="float" office:value="18515433393">
            <text:p>18515433393</text:p>
          </table:table-cell>
          <table:table-cell office:value-type="float" office:value="204082">
            <text:p>204082</text:p>
          </table:table-cell>
          <table:table-cell office:value-type="float" office:value="166844">
            <text:p>166844</text:p>
          </table:table-cell>
          <table:table-cell office:value-type="float" office:value="215294">
            <text:p>215294</text:p>
          </table:table-cell>
          <table:table-cell office:value-type="float" office:value="477548">
            <text:p>477548</text:p>
          </table:table-cell>
          <table:table-cell office:value-type="float" office:value="304231">
            <text:p>304231</text:p>
          </table:table-cell>
          <table:table-cell office:value-type="float" office:value="269675">
            <text:p>269675</text:p>
          </table:table-cell>
        </table:table-row>
        <table:table-row table:style-name="ro1">
          <table:table-cell office:value-type="float" office:value="21435593503">
            <text:p>21435593503</text:p>
          </table:table-cell>
          <table:table-cell office:value-type="float" office:value="215507">
            <text:p>215507</text:p>
          </table:table-cell>
          <table:table-cell office:value-type="float" office:value="169927">
            <text:p>169927</text:p>
          </table:table-cell>
          <table:table-cell office:value-type="float" office:value="206252">
            <text:p>206252</text:p>
          </table:table-cell>
          <table:table-cell office:value-type="float" office:value="7305195">
            <text:p>7305195</text:p>
          </table:table-cell>
          <table:table-cell office:value-type="float" office:value="298986">
            <text:p>298986</text:p>
          </table:table-cell>
          <table:table-cell office:value-type="float" office:value="231678">
            <text:p>231678</text:p>
          </table:table-cell>
          <table:table-cell office:value-type="float" office:value="29985892582">
            <text:p>29985892582</text:p>
          </table:table-cell>
          <table:table-cell office:value-type="float" office:value="207980">
            <text:p>207980</text:p>
          </table:table-cell>
          <table:table-cell office:value-type="float" office:value="166104">
            <text:p>166104</text:p>
          </table:table-cell>
          <table:table-cell office:value-type="float" office:value="168508">
            <text:p>168508</text:p>
          </table:table-cell>
          <table:table-cell office:value-type="float" office:value="5224364">
            <text:p>5224364</text:p>
          </table:table-cell>
          <table:table-cell office:value-type="float" office:value="348528">
            <text:p>348528</text:p>
          </table:table-cell>
          <table:table-cell office:value-type="float" office:value="276534">
            <text:p>276534</text:p>
          </table:table-cell>
          <table:table-cell office:value-type="float" office:value="12139438963">
            <text:p>12139438963</text:p>
          </table:table-cell>
          <table:table-cell office:value-type="float" office:value="205248">
            <text:p>205248</text:p>
          </table:table-cell>
          <table:table-cell office:value-type="float" office:value="267584">
            <text:p>267584</text:p>
          </table:table-cell>
          <table:table-cell office:value-type="float" office:value="161890">
            <text:p>161890</text:p>
          </table:table-cell>
          <table:table-cell office:value-type="float" office:value="68794304">
            <text:p>68794304</text:p>
          </table:table-cell>
          <table:table-cell office:value-type="float" office:value="298422">
            <text:p>298422</text:p>
          </table:table-cell>
          <table:table-cell office:value-type="float" office:value="265502">
            <text:p>265502</text:p>
          </table:table-cell>
        </table:table-row>
        <table:table-row table:style-name="ro1">
          <table:table-cell office:value-type="float" office:value="2408389175">
            <text:p>2408389175</text:p>
          </table:table-cell>
          <table:table-cell office:value-type="float" office:value="221355">
            <text:p>221355</text:p>
          </table:table-cell>
          <table:table-cell office:value-type="float" office:value="154094">
            <text:p>154094</text:p>
          </table:table-cell>
          <table:table-cell office:value-type="float" office:value="180334">
            <text:p>180334</text:p>
          </table:table-cell>
          <table:table-cell office:value-type="float" office:value="4765522">
            <text:p>4765522</text:p>
          </table:table-cell>
          <table:table-cell office:value-type="float" office:value="275694">
            <text:p>275694</text:p>
          </table:table-cell>
          <table:table-cell office:value-type="float" office:value="244636">
            <text:p>244636</text:p>
          </table:table-cell>
          <table:table-cell office:value-type="float" office:value="1921563523">
            <text:p>1921563523</text:p>
          </table:table-cell>
          <table:table-cell office:value-type="float" office:value="204186">
            <text:p>204186</text:p>
          </table:table-cell>
          <table:table-cell office:value-type="float" office:value="176502">
            <text:p>176502</text:p>
          </table:table-cell>
          <table:table-cell office:value-type="float" office:value="166204">
            <text:p>166204</text:p>
          </table:table-cell>
          <table:table-cell office:value-type="float" office:value="12389122">
            <text:p>12389122</text:p>
          </table:table-cell>
          <table:table-cell office:value-type="float" office:value="286610">
            <text:p>286610</text:p>
          </table:table-cell>
          <table:table-cell office:value-type="float" office:value="239086">
            <text:p>239086</text:p>
          </table:table-cell>
          <table:table-cell office:value-type="float" office:value="1067235599">
            <text:p>1067235599</text:p>
          </table:table-cell>
          <table:table-cell office:value-type="float" office:value="200536">
            <text:p>200536</text:p>
          </table:table-cell>
          <table:table-cell office:value-type="float" office:value="212765">
            <text:p>212765</text:p>
          </table:table-cell>
          <table:table-cell office:value-type="float" office:value="178440">
            <text:p>178440</text:p>
          </table:table-cell>
          <table:table-cell office:value-type="float" office:value="10353876">
            <text:p>10353876</text:p>
          </table:table-cell>
          <table:table-cell office:value-type="float" office:value="296584">
            <text:p>296584</text:p>
          </table:table-cell>
          <table:table-cell office:value-type="float" office:value="228010">
            <text:p>228010</text:p>
          </table:table-cell>
        </table:table-row>
        <table:table-row table:style-name="ro1">
          <table:table-cell office:value-type="float" office:value="7651630253">
            <text:p>7651630253</text:p>
          </table:table-cell>
          <table:table-cell office:value-type="float" office:value="235855">
            <text:p>235855</text:p>
          </table:table-cell>
          <table:table-cell office:value-type="float" office:value="155662">
            <text:p>155662</text:p>
          </table:table-cell>
          <table:table-cell office:value-type="float" office:value="226967">
            <text:p>226967</text:p>
          </table:table-cell>
          <table:table-cell office:value-type="float" office:value="18318318">
            <text:p>18318318</text:p>
          </table:table-cell>
          <table:table-cell office:value-type="float" office:value="290598">
            <text:p>290598</text:p>
          </table:table-cell>
          <table:table-cell office:value-type="float" office:value="230464">
            <text:p>230464</text:p>
          </table:table-cell>
          <table:table-cell office:value-type="float" office:value="2568426718">
            <text:p>2568426718</text:p>
          </table:table-cell>
          <table:table-cell office:value-type="float" office:value="216966">
            <text:p>216966</text:p>
          </table:table-cell>
          <table:table-cell office:value-type="float" office:value="168460">
            <text:p>168460</text:p>
          </table:table-cell>
          <table:table-cell office:value-type="float" office:value="163864">
            <text:p>163864</text:p>
          </table:table-cell>
          <table:table-cell office:value-type="float" office:value="22453670">
            <text:p>22453670</text:p>
          </table:table-cell>
          <table:table-cell office:value-type="float" office:value="283194">
            <text:p>283194</text:p>
          </table:table-cell>
          <table:table-cell office:value-type="float" office:value="258904">
            <text:p>258904</text:p>
          </table:table-cell>
          <table:table-cell office:value-type="float" office:value="6332152118">
            <text:p>6332152118</text:p>
          </table:table-cell>
          <table:table-cell office:value-type="float" office:value="201970">
            <text:p>201970</text:p>
          </table:table-cell>
          <table:table-cell office:value-type="float" office:value="185619">
            <text:p>185619</text:p>
          </table:table-cell>
          <table:table-cell office:value-type="float" office:value="165394">
            <text:p>165394</text:p>
          </table:table-cell>
          <table:table-cell office:value-type="float" office:value="3039834">
            <text:p>3039834</text:p>
          </table:table-cell>
          <table:table-cell office:value-type="float" office:value="287140">
            <text:p>287140</text:p>
          </table:table-cell>
          <table:table-cell office:value-type="float" office:value="267154">
            <text:p>267154</text:p>
          </table:table-cell>
        </table:table-row>
        <table:table-row table:style-name="ro1">
          <table:table-cell office:value-type="float" office:value="2871694847">
            <text:p>2871694847</text:p>
          </table:table-cell>
          <table:table-cell office:value-type="float" office:value="303115">
            <text:p>303115</text:p>
          </table:table-cell>
          <table:table-cell office:value-type="float" office:value="248878">
            <text:p>248878</text:p>
          </table:table-cell>
          <table:table-cell office:value-type="float" office:value="154994">
            <text:p>154994</text:p>
          </table:table-cell>
          <table:table-cell office:value-type="float" office:value="28143694">
            <text:p>28143694</text:p>
          </table:table-cell>
          <table:table-cell office:value-type="float" office:value="279786">
            <text:p>279786</text:p>
          </table:table-cell>
          <table:table-cell office:value-type="float" office:value="260408">
            <text:p>260408</text:p>
          </table:table-cell>
          <table:table-cell office:value-type="float" office:value="9934045808">
            <text:p>9934045808</text:p>
          </table:table-cell>
          <table:table-cell office:value-type="float" office:value="238565">
            <text:p>238565</text:p>
          </table:table-cell>
          <table:table-cell office:value-type="float" office:value="233797">
            <text:p>233797</text:p>
          </table:table-cell>
          <table:table-cell office:value-type="float" office:value="235127">
            <text:p>235127</text:p>
          </table:table-cell>
          <table:table-cell office:value-type="float" office:value="18758715">
            <text:p>18758715</text:p>
          </table:table-cell>
          <table:table-cell office:value-type="float" office:value="438968">
            <text:p>438968</text:p>
          </table:table-cell>
          <table:table-cell office:value-type="float" office:value="263007">
            <text:p>263007</text:p>
          </table:table-cell>
          <table:table-cell office:value-type="float" office:value="1811277184">
            <text:p>1811277184</text:p>
          </table:table-cell>
          <table:table-cell office:value-type="float" office:value="211912">
            <text:p>211912</text:p>
          </table:table-cell>
          <table:table-cell office:value-type="float" office:value="164500">
            <text:p>164500</text:p>
          </table:table-cell>
          <table:table-cell office:value-type="float" office:value="162630">
            <text:p>162630</text:p>
          </table:table-cell>
          <table:table-cell office:value-type="float" office:value="10171586">
            <text:p>10171586</text:p>
          </table:table-cell>
          <table:table-cell office:value-type="float" office:value="291062">
            <text:p>291062</text:p>
          </table:table-cell>
          <table:table-cell office:value-type="float" office:value="237790">
            <text:p>237790</text:p>
          </table:table-cell>
        </table:table-row>
        <table:table-row table:style-name="ro1">
          <table:table-cell office:value-type="float" office:value="2613125974">
            <text:p>2613125974</text:p>
          </table:table-cell>
          <table:table-cell office:value-type="float" office:value="259984">
            <text:p>259984</text:p>
          </table:table-cell>
          <table:table-cell office:value-type="float" office:value="193800">
            <text:p>193800</text:p>
          </table:table-cell>
          <table:table-cell office:value-type="float" office:value="163620">
            <text:p>163620</text:p>
          </table:table-cell>
          <table:table-cell office:value-type="float" office:value="69213542">
            <text:p>69213542</text:p>
          </table:table-cell>
          <table:table-cell office:value-type="float" office:value="376368">
            <text:p>376368</text:p>
          </table:table-cell>
          <table:table-cell office:value-type="float" office:value="280245">
            <text:p>280245</text:p>
          </table:table-cell>
          <table:table-cell office:value-type="float" office:value="25723587132">
            <text:p>25723587132</text:p>
          </table:table-cell>
          <table:table-cell office:value-type="float" office:value="205624">
            <text:p>205624</text:p>
          </table:table-cell>
          <table:table-cell office:value-type="float" office:value="168358">
            <text:p>168358</text:p>
          </table:table-cell>
          <table:table-cell office:value-type="float" office:value="162560">
            <text:p>162560</text:p>
          </table:table-cell>
          <table:table-cell office:value-type="float" office:value="1047554">
            <text:p>1047554</text:p>
          </table:table-cell>
          <table:table-cell office:value-type="float" office:value="349265">
            <text:p>349265</text:p>
          </table:table-cell>
          <table:table-cell office:value-type="float" office:value="255772">
            <text:p>255772</text:p>
          </table:table-cell>
          <table:table-cell office:value-type="float" office:value="24669914164">
            <text:p>24669914164</text:p>
          </table:table-cell>
          <table:table-cell office:value-type="float" office:value="204390">
            <text:p>204390</text:p>
          </table:table-cell>
          <table:table-cell office:value-type="float" office:value="196698">
            <text:p>196698</text:p>
          </table:table-cell>
          <table:table-cell office:value-type="float" office:value="157664">
            <text:p>157664</text:p>
          </table:table-cell>
          <table:table-cell office:value-type="float" office:value="8052402">
            <text:p>8052402</text:p>
          </table:table-cell>
          <table:table-cell office:value-type="float" office:value="269712">
            <text:p>269712</text:p>
          </table:table-cell>
          <table:table-cell office:value-type="float" office:value="322651">
            <text:p>322651</text:p>
          </table:table-cell>
        </table:table-row>
        <table:table-row table:style-name="ro1">
          <table:table-cell office:value-type="float" office:value="8423050097">
            <text:p>8423050097</text:p>
          </table:table-cell>
          <table:table-cell office:value-type="float" office:value="216121">
            <text:p>216121</text:p>
          </table:table-cell>
          <table:table-cell office:value-type="float" office:value="171232">
            <text:p>171232</text:p>
          </table:table-cell>
          <table:table-cell office:value-type="float" office:value="171328">
            <text:p>171328</text:p>
          </table:table-cell>
          <table:table-cell office:value-type="float" office:value="8000859">
            <text:p>8000859</text:p>
          </table:table-cell>
          <table:table-cell office:value-type="float" office:value="427897">
            <text:p>427897</text:p>
          </table:table-cell>
          <table:table-cell office:value-type="float" office:value="265606">
            <text:p>265606</text:p>
          </table:table-cell>
          <table:table-cell office:value-type="float" office:value="894260264">
            <text:p>894260264</text:p>
          </table:table-cell>
          <table:table-cell office:value-type="float" office:value="252794">
            <text:p>252794</text:p>
          </table:table-cell>
          <table:table-cell office:value-type="float" office:value="166106">
            <text:p>166106</text:p>
          </table:table-cell>
          <table:table-cell office:value-type="float" office:value="192678">
            <text:p>192678</text:p>
          </table:table-cell>
          <table:table-cell office:value-type="float" office:value="7962802">
            <text:p>7962802</text:p>
          </table:table-cell>
          <table:table-cell office:value-type="float" office:value="312579">
            <text:p>312579</text:p>
          </table:table-cell>
          <table:table-cell office:value-type="float" office:value="273985">
            <text:p>273985</text:p>
          </table:table-cell>
          <table:table-cell office:value-type="float" office:value="2635259922">
            <text:p>2635259922</text:p>
          </table:table-cell>
          <table:table-cell office:value-type="float" office:value="589232">
            <text:p>589232</text:p>
          </table:table-cell>
          <table:table-cell office:value-type="float" office:value="189480">
            <text:p>189480</text:p>
          </table:table-cell>
          <table:table-cell office:value-type="float" office:value="190919">
            <text:p>190919</text:p>
          </table:table-cell>
          <table:table-cell office:value-type="float" office:value="36619140">
            <text:p>36619140</text:p>
          </table:table-cell>
          <table:table-cell office:value-type="float" office:value="341547">
            <text:p>341547</text:p>
          </table:table-cell>
          <table:table-cell office:value-type="float" office:value="287345">
            <text:p>287345</text:p>
          </table:table-cell>
        </table:table-row>
        <table:table-row table:style-name="ro1">
          <table:table-cell office:value-type="float" office:value="4287137280">
            <text:p>4287137280</text:p>
          </table:table-cell>
          <table:table-cell office:value-type="float" office:value="215497">
            <text:p>215497</text:p>
          </table:table-cell>
          <table:table-cell office:value-type="float" office:value="150484">
            <text:p>150484</text:p>
          </table:table-cell>
          <table:table-cell office:value-type="float" office:value="206466">
            <text:p>206466</text:p>
          </table:table-cell>
          <table:table-cell office:value-type="float" office:value="513542">
            <text:p>513542</text:p>
          </table:table-cell>
          <table:table-cell office:value-type="float" office:value="416225">
            <text:p>416225</text:p>
          </table:table-cell>
          <table:table-cell office:value-type="float" office:value="365237">
            <text:p>365237</text:p>
          </table:table-cell>
          <table:table-cell office:value-type="float" office:value="1144886028">
            <text:p>1144886028</text:p>
          </table:table-cell>
          <table:table-cell office:value-type="float" office:value="204758">
            <text:p>204758</text:p>
          </table:table-cell>
          <table:table-cell office:value-type="float" office:value="168098">
            <text:p>168098</text:p>
          </table:table-cell>
          <table:table-cell office:value-type="float" office:value="169854">
            <text:p>169854</text:p>
          </table:table-cell>
          <table:table-cell office:value-type="float" office:value="24586135">
            <text:p>24586135</text:p>
          </table:table-cell>
          <table:table-cell office:value-type="float" office:value="436844">
            <text:p>436844</text:p>
          </table:table-cell>
          <table:table-cell office:value-type="float" office:value="269788">
            <text:p>269788</text:p>
          </table:table-cell>
          <table:table-cell office:value-type="float" office:value="8056066411">
            <text:p>8056066411</text:p>
          </table:table-cell>
          <table:table-cell office:value-type="float" office:value="204898">
            <text:p>204898</text:p>
          </table:table-cell>
          <table:table-cell office:value-type="float" office:value="165876">
            <text:p>165876</text:p>
          </table:table-cell>
          <table:table-cell office:value-type="float" office:value="159994">
            <text:p>159994</text:p>
          </table:table-cell>
          <table:table-cell office:value-type="float" office:value="8070082">
            <text:p>8070082</text:p>
          </table:table-cell>
          <table:table-cell office:value-type="float" office:value="267664">
            <text:p>267664</text:p>
          </table:table-cell>
          <table:table-cell office:value-type="float" office:value="226924">
            <text:p>226924</text:p>
          </table:table-cell>
        </table:table-row>
        <table:table-row table:style-name="ro1">
          <table:table-cell office:value-type="float" office:value="4016157825">
            <text:p>4016157825</text:p>
          </table:table-cell>
          <table:table-cell office:value-type="float" office:value="220771">
            <text:p>220771</text:p>
          </table:table-cell>
          <table:table-cell office:value-type="float" office:value="177726">
            <text:p>177726</text:p>
          </table:table-cell>
          <table:table-cell office:value-type="float" office:value="252762">
            <text:p>252762</text:p>
          </table:table-cell>
          <table:table-cell office:value-type="float" office:value="25424161">
            <text:p>25424161</text:p>
          </table:table-cell>
          <table:table-cell office:value-type="float" office:value="280150">
            <text:p>280150</text:p>
          </table:table-cell>
          <table:table-cell office:value-type="float" office:value="223598">
            <text:p>223598</text:p>
          </table:table-cell>
          <table:table-cell office:value-type="float" office:value="2319624544">
            <text:p>2319624544</text:p>
          </table:table-cell>
          <table:table-cell office:value-type="float" office:value="204482">
            <text:p>204482</text:p>
          </table:table-cell>
          <table:table-cell office:value-type="float" office:value="165142">
            <text:p>165142</text:p>
          </table:table-cell>
          <table:table-cell office:value-type="float" office:value="162144">
            <text:p>162144</text:p>
          </table:table-cell>
          <table:table-cell office:value-type="float" office:value="1388586">
            <text:p>1388586</text:p>
          </table:table-cell>
          <table:table-cell office:value-type="float" office:value="299013">
            <text:p>299013</text:p>
          </table:table-cell>
          <table:table-cell office:value-type="float" office:value="240786">
            <text:p>240786</text:p>
          </table:table-cell>
          <table:table-cell office:value-type="float" office:value="11169109383">
            <text:p>11169109383</text:p>
          </table:table-cell>
          <table:table-cell office:value-type="float" office:value="202782">
            <text:p>202782</text:p>
          </table:table-cell>
          <table:table-cell office:value-type="float" office:value="165132">
            <text:p>165132</text:p>
          </table:table-cell>
          <table:table-cell office:value-type="float" office:value="167078">
            <text:p>167078</text:p>
          </table:table-cell>
          <table:table-cell office:value-type="float" office:value="28681902">
            <text:p>28681902</text:p>
          </table:table-cell>
          <table:table-cell office:value-type="float" office:value="290989">
            <text:p>290989</text:p>
          </table:table-cell>
          <table:table-cell office:value-type="float" office:value="229430">
            <text:p>229430</text:p>
          </table:table-cell>
        </table:table-row>
        <table:table-row table:style-name="ro1">
          <table:table-cell office:value-type="float" office:value="1748256895">
            <text:p>1748256895</text:p>
          </table:table-cell>
          <table:table-cell office:value-type="float" office:value="196410">
            <text:p>196410</text:p>
          </table:table-cell>
          <table:table-cell office:value-type="float" office:value="154224">
            <text:p>154224</text:p>
          </table:table-cell>
          <table:table-cell office:value-type="float" office:value="182318">
            <text:p>182318</text:p>
          </table:table-cell>
          <table:table-cell office:value-type="float" office:value="515779">
            <text:p>515779</text:p>
          </table:table-cell>
          <table:table-cell office:value-type="float" office:value="257606">
            <text:p>257606</text:p>
          </table:table-cell>
          <table:table-cell office:value-type="float" office:value="219304">
            <text:p>219304</text:p>
          </table:table-cell>
          <table:table-cell office:value-type="float" office:value="1458751675">
            <text:p>1458751675</text:p>
          </table:table-cell>
          <table:table-cell office:value-type="float" office:value="223454">
            <text:p>223454</text:p>
          </table:table-cell>
          <table:table-cell office:value-type="float" office:value="185217">
            <text:p>185217</text:p>
          </table:table-cell>
          <table:table-cell office:value-type="float" office:value="181118">
            <text:p>181118</text:p>
          </table:table-cell>
          <table:table-cell office:value-type="float" office:value="5172777">
            <text:p>5172777</text:p>
          </table:table-cell>
          <table:table-cell office:value-type="float" office:value="328493">
            <text:p>328493</text:p>
          </table:table-cell>
          <table:table-cell office:value-type="float" office:value="237826">
            <text:p>237826</text:p>
          </table:table-cell>
          <table:table-cell office:value-type="float" office:value="2275530260">
            <text:p>2275530260</text:p>
          </table:table-cell>
          <table:table-cell office:value-type="float" office:value="335808">
            <text:p>335808</text:p>
          </table:table-cell>
          <table:table-cell office:value-type="float" office:value="162442">
            <text:p>162442</text:p>
          </table:table-cell>
          <table:table-cell office:value-type="float" office:value="163788">
            <text:p>163788</text:p>
          </table:table-cell>
          <table:table-cell office:value-type="float" office:value="3946584">
            <text:p>3946584</text:p>
          </table:table-cell>
          <table:table-cell office:value-type="float" office:value="279227">
            <text:p>279227</text:p>
          </table:table-cell>
          <table:table-cell office:value-type="float" office:value="321499">
            <text:p>321499</text:p>
          </table:table-cell>
        </table:table-row>
        <table:table-row table:style-name="ro1">
          <table:table-cell office:value-type="float" office:value="3678659413">
            <text:p>3678659413</text:p>
          </table:table-cell>
          <table:table-cell office:value-type="float" office:value="191832">
            <text:p>191832</text:p>
          </table:table-cell>
          <table:table-cell office:value-type="float" office:value="153050">
            <text:p>153050</text:p>
          </table:table-cell>
          <table:table-cell office:value-type="float" office:value="151334">
            <text:p>151334</text:p>
          </table:table-cell>
          <table:table-cell office:value-type="float" office:value="6673682">
            <text:p>6673682</text:p>
          </table:table-cell>
          <table:table-cell office:value-type="float" office:value="266666">
            <text:p>266666</text:p>
          </table:table-cell>
          <table:table-cell office:value-type="float" office:value="229638">
            <text:p>229638</text:p>
          </table:table-cell>
          <table:table-cell office:value-type="float" office:value="19864114080">
            <text:p>19864114080</text:p>
          </table:table-cell>
          <table:table-cell office:value-type="float" office:value="207978">
            <text:p>207978</text:p>
          </table:table-cell>
          <table:table-cell office:value-type="float" office:value="181415">
            <text:p>181415</text:p>
          </table:table-cell>
          <table:table-cell office:value-type="float" office:value="160494">
            <text:p>160494</text:p>
          </table:table-cell>
          <table:table-cell office:value-type="float" office:value="8002597">
            <text:p>8002597</text:p>
          </table:table-cell>
          <table:table-cell office:value-type="float" office:value="288652">
            <text:p>288652</text:p>
          </table:table-cell>
          <table:table-cell office:value-type="float" office:value="599403">
            <text:p>599403</text:p>
          </table:table-cell>
          <table:table-cell office:value-type="float" office:value="4915421401">
            <text:p>4915421401</text:p>
          </table:table-cell>
          <table:table-cell office:value-type="float" office:value="225374">
            <text:p>225374</text:p>
          </table:table-cell>
          <table:table-cell office:value-type="float" office:value="184427">
            <text:p>184427</text:p>
          </table:table-cell>
          <table:table-cell office:value-type="float" office:value="177407">
            <text:p>177407</text:p>
          </table:table-cell>
          <table:table-cell office:value-type="float" office:value="29645726">
            <text:p>29645726</text:p>
          </table:table-cell>
          <table:table-cell office:value-type="float" office:value="350523">
            <text:p>350523</text:p>
          </table:table-cell>
          <table:table-cell office:value-type="float" office:value="284498">
            <text:p>284498</text:p>
          </table:table-cell>
        </table:table-row>
        <table:table-row table:style-name="ro1">
          <table:table-cell office:value-type="float" office:value="11407876667">
            <text:p>11407876667</text:p>
          </table:table-cell>
          <table:table-cell office:value-type="float" office:value="191776">
            <text:p>191776</text:p>
          </table:table-cell>
          <table:table-cell office:value-type="float" office:value="210125">
            <text:p>210125</text:p>
          </table:table-cell>
          <table:table-cell office:value-type="float" office:value="191933">
            <text:p>191933</text:p>
          </table:table-cell>
          <table:table-cell office:value-type="float" office:value="9186725">
            <text:p>9186725</text:p>
          </table:table-cell>
          <table:table-cell office:value-type="float" office:value="266282">
            <text:p>266282</text:p>
          </table:table-cell>
          <table:table-cell office:value-type="float" office:value="295495">
            <text:p>295495</text:p>
          </table:table-cell>
          <table:table-cell office:value-type="float" office:value="29480442914">
            <text:p>29480442914</text:p>
          </table:table-cell>
          <table:table-cell office:value-type="float" office:value="204990">
            <text:p>204990</text:p>
          </table:table-cell>
          <table:table-cell office:value-type="float" office:value="167622">
            <text:p>167622</text:p>
          </table:table-cell>
          <table:table-cell office:value-type="float" office:value="181046">
            <text:p>181046</text:p>
          </table:table-cell>
          <table:table-cell office:value-type="float" office:value="280987">
            <text:p>280987</text:p>
          </table:table-cell>
          <table:table-cell office:value-type="float" office:value="264044">
            <text:p>264044</text:p>
          </table:table-cell>
          <table:table-cell office:value-type="float" office:value="226962">
            <text:p>226962</text:p>
          </table:table-cell>
          <table:table-cell office:value-type="float" office:value="1657806749">
            <text:p>1657806749</text:p>
          </table:table-cell>
          <table:table-cell office:value-type="float" office:value="202458">
            <text:p>202458</text:p>
          </table:table-cell>
          <table:table-cell office:value-type="float" office:value="161568">
            <text:p>161568</text:p>
          </table:table-cell>
          <table:table-cell office:value-type="float" office:value="157486">
            <text:p>157486</text:p>
          </table:table-cell>
          <table:table-cell office:value-type="float" office:value="473130">
            <text:p>473130</text:p>
          </table:table-cell>
          <table:table-cell office:value-type="float" office:value="315952">
            <text:p>315952</text:p>
          </table:table-cell>
          <table:table-cell office:value-type="float" office:value="235544">
            <text:p>235544</text:p>
          </table:table-cell>
        </table:table-row>
        <table:table-row table:style-name="ro1">
          <table:table-cell office:value-type="float" office:value="24839752692">
            <text:p>24839752692</text:p>
          </table:table-cell>
          <table:table-cell office:value-type="float" office:value="193764">
            <text:p>193764</text:p>
          </table:table-cell>
          <table:table-cell office:value-type="float" office:value="184471">
            <text:p>184471</text:p>
          </table:table-cell>
          <table:table-cell office:value-type="float" office:value="153374">
            <text:p>153374</text:p>
          </table:table-cell>
          <table:table-cell office:value-type="float" office:value="3494992">
            <text:p>3494992</text:p>
          </table:table-cell>
          <table:table-cell office:value-type="float" office:value="261052">
            <text:p>261052</text:p>
          </table:table-cell>
          <table:table-cell office:value-type="float" office:value="221804">
            <text:p>221804</text:p>
          </table:table-cell>
          <table:table-cell office:value-type="float" office:value="2182626763">
            <text:p>2182626763</text:p>
          </table:table-cell>
          <table:table-cell office:value-type="float" office:value="206436">
            <text:p>206436</text:p>
          </table:table-cell>
          <table:table-cell office:value-type="float" office:value="182131">
            <text:p>182131</text:p>
          </table:table-cell>
          <table:table-cell office:value-type="float" office:value="168140">
            <text:p>168140</text:p>
          </table:table-cell>
          <table:table-cell office:value-type="float" office:value="10662002">
            <text:p>10662002</text:p>
          </table:table-cell>
          <table:table-cell office:value-type="float" office:value="309278">
            <text:p>309278</text:p>
          </table:table-cell>
          <table:table-cell office:value-type="float" office:value="567562">
            <text:p>567562</text:p>
          </table:table-cell>
          <table:table-cell office:value-type="float" office:value="1617474833">
            <text:p>1617474833</text:p>
          </table:table-cell>
          <table:table-cell office:value-type="float" office:value="204198">
            <text:p>204198</text:p>
          </table:table-cell>
          <table:table-cell office:value-type="float" office:value="198216">
            <text:p>198216</text:p>
          </table:table-cell>
          <table:table-cell office:value-type="float" office:value="185815">
            <text:p>185815</text:p>
          </table:table-cell>
          <table:table-cell office:value-type="float" office:value="38290640">
            <text:p>38290640</text:p>
          </table:table-cell>
          <table:table-cell office:value-type="float" office:value="269708">
            <text:p>269708</text:p>
          </table:table-cell>
          <table:table-cell office:value-type="float" office:value="229504">
            <text:p>229504</text:p>
          </table:table-cell>
        </table:table-row>
        <table:table-row table:style-name="ro1">
          <table:table-cell office:value-type="float" office:value="25069775354">
            <text:p>25069775354</text:p>
          </table:table-cell>
          <table:table-cell office:value-type="float" office:value="217498">
            <text:p>217498</text:p>
          </table:table-cell>
          <table:table-cell office:value-type="float" office:value="154128">
            <text:p>154128</text:p>
          </table:table-cell>
          <table:table-cell office:value-type="float" office:value="152528">
            <text:p>152528</text:p>
          </table:table-cell>
          <table:table-cell office:value-type="float" office:value="4418487">
            <text:p>4418487</text:p>
          </table:table-cell>
          <table:table-cell office:value-type="float" office:value="264596">
            <text:p>264596</text:p>
          </table:table-cell>
          <table:table-cell office:value-type="float" office:value="226102">
            <text:p>226102</text:p>
          </table:table-cell>
          <table:table-cell office:value-type="float" office:value="11220835992">
            <text:p>11220835992</text:p>
          </table:table-cell>
          <table:table-cell office:value-type="float" office:value="214674">
            <text:p>214674</text:p>
          </table:table-cell>
          <table:table-cell office:value-type="float" office:value="180242">
            <text:p>180242</text:p>
          </table:table-cell>
          <table:table-cell office:value-type="float" office:value="208248">
            <text:p>208248</text:p>
          </table:table-cell>
          <table:table-cell office:value-type="float" office:value="29865343">
            <text:p>29865343</text:p>
          </table:table-cell>
          <table:table-cell office:value-type="float" office:value="387496">
            <text:p>387496</text:p>
          </table:table-cell>
          <table:table-cell office:value-type="float" office:value="251522">
            <text:p>251522</text:p>
          </table:table-cell>
          <table:table-cell office:value-type="float" office:value="4265088448">
            <text:p>4265088448</text:p>
          </table:table-cell>
          <table:table-cell office:value-type="float" office:value="206464">
            <text:p>206464</text:p>
          </table:table-cell>
          <table:table-cell office:value-type="float" office:value="219194">
            <text:p>219194</text:p>
          </table:table-cell>
          <table:table-cell office:value-type="float" office:value="297209">
            <text:p>297209</text:p>
          </table:table-cell>
          <table:table-cell office:value-type="float" office:value="7704053">
            <text:p>7704053</text:p>
          </table:table-cell>
          <table:table-cell office:value-type="float" office:value="393140">
            <text:p>393140</text:p>
          </table:table-cell>
          <table:table-cell office:value-type="float" office:value="420064">
            <text:p>420064</text:p>
          </table:table-cell>
        </table:table-row>
        <table:table-row table:style-name="ro1">
          <table:table-cell office:value-type="float" office:value="2478794245">
            <text:p>2478794245</text:p>
          </table:table-cell>
          <table:table-cell office:value-type="float" office:value="226995">
            <text:p>226995</text:p>
          </table:table-cell>
          <table:table-cell office:value-type="float" office:value="202270">
            <text:p>202270</text:p>
          </table:table-cell>
          <table:table-cell office:value-type="float" office:value="185912">
            <text:p>185912</text:p>
          </table:table-cell>
          <table:table-cell office:value-type="float" office:value="4305739">
            <text:p>4305739</text:p>
          </table:table-cell>
          <table:table-cell office:value-type="float" office:value="339711">
            <text:p>339711</text:p>
          </table:table-cell>
          <table:table-cell office:value-type="float" office:value="313155">
            <text:p>313155</text:p>
          </table:table-cell>
          <table:table-cell office:value-type="float" office:value="1983090884">
            <text:p>1983090884</text:p>
          </table:table-cell>
          <table:table-cell office:value-type="float" office:value="295152">
            <text:p>295152</text:p>
          </table:table-cell>
          <table:table-cell office:value-type="float" office:value="189550">
            <text:p>189550</text:p>
          </table:table-cell>
          <table:table-cell office:value-type="float" office:value="230358">
            <text:p>230358</text:p>
          </table:table-cell>
          <table:table-cell office:value-type="float" office:value="681454">
            <text:p>681454</text:p>
          </table:table-cell>
          <table:table-cell office:value-type="float" office:value="281798">
            <text:p>281798</text:p>
          </table:table-cell>
          <table:table-cell office:value-type="float" office:value="249879">
            <text:p>249879</text:p>
          </table:table-cell>
          <table:table-cell office:value-type="float" office:value="2130159510">
            <text:p>2130159510</text:p>
          </table:table-cell>
          <table:table-cell office:value-type="float" office:value="201618">
            <text:p>201618</text:p>
          </table:table-cell>
          <table:table-cell office:value-type="float" office:value="162360">
            <text:p>162360</text:p>
          </table:table-cell>
          <table:table-cell office:value-type="float" office:value="156920">
            <text:p>156920</text:p>
          </table:table-cell>
          <table:table-cell office:value-type="float" office:value="41632161">
            <text:p>41632161</text:p>
          </table:table-cell>
          <table:table-cell office:value-type="float" office:value="287198">
            <text:p>287198</text:p>
          </table:table-cell>
          <table:table-cell office:value-type="float" office:value="235964">
            <text:p>235964</text:p>
          </table:table-cell>
        </table:table-row>
        <table:table-row table:style-name="ro1">
          <table:table-cell office:value-type="float" office:value="26649833252">
            <text:p>26649833252</text:p>
          </table:table-cell>
          <table:table-cell office:value-type="float" office:value="197818">
            <text:p>197818</text:p>
          </table:table-cell>
          <table:table-cell office:value-type="float" office:value="153438">
            <text:p>153438</text:p>
          </table:table-cell>
          <table:table-cell office:value-type="float" office:value="151274">
            <text:p>151274</text:p>
          </table:table-cell>
          <table:table-cell office:value-type="float" office:value="2905474">
            <text:p>2905474</text:p>
          </table:table-cell>
          <table:table-cell office:value-type="float" office:value="258960">
            <text:p>258960</text:p>
          </table:table-cell>
          <table:table-cell office:value-type="float" office:value="306291">
            <text:p>306291</text:p>
          </table:table-cell>
          <table:table-cell office:value-type="float" office:value="3254300697">
            <text:p>3254300697</text:p>
          </table:table-cell>
          <table:table-cell office:value-type="float" office:value="203024">
            <text:p>203024</text:p>
          </table:table-cell>
          <table:table-cell office:value-type="float" office:value="165280">
            <text:p>165280</text:p>
          </table:table-cell>
          <table:table-cell office:value-type="float" office:value="161706">
            <text:p>161706</text:p>
          </table:table-cell>
          <table:table-cell office:value-type="float" office:value="4402595">
            <text:p>4402595</text:p>
          </table:table-cell>
          <table:table-cell office:value-type="float" office:value="272988">
            <text:p>272988</text:p>
          </table:table-cell>
          <table:table-cell office:value-type="float" office:value="265675">
            <text:p>265675</text:p>
          </table:table-cell>
          <table:table-cell office:value-type="float" office:value="5834253028">
            <text:p>5834253028</text:p>
          </table:table-cell>
          <table:table-cell office:value-type="float" office:value="203010">
            <text:p>203010</text:p>
          </table:table-cell>
          <table:table-cell office:value-type="float" office:value="182865">
            <text:p>182865</text:p>
          </table:table-cell>
          <table:table-cell office:value-type="float" office:value="163384">
            <text:p>163384</text:p>
          </table:table-cell>
          <table:table-cell office:value-type="float" office:value="1021430">
            <text:p>1021430</text:p>
          </table:table-cell>
          <table:table-cell office:value-type="float" office:value="264220">
            <text:p>264220</text:p>
          </table:table-cell>
          <table:table-cell office:value-type="float" office:value="249014">
            <text:p>249014</text:p>
          </table:table-cell>
        </table:table-row>
        <table:table-row table:style-name="ro1">
          <table:table-cell office:value-type="float" office:value="17157618687">
            <text:p>17157618687</text:p>
          </table:table-cell>
          <table:table-cell office:value-type="float" office:value="193788">
            <text:p>193788</text:p>
          </table:table-cell>
          <table:table-cell office:value-type="float" office:value="151066">
            <text:p>151066</text:p>
          </table:table-cell>
          <table:table-cell office:value-type="float" office:value="155598">
            <text:p>155598</text:p>
          </table:table-cell>
          <table:table-cell office:value-type="float" office:value="64393651">
            <text:p>64393651</text:p>
          </table:table-cell>
          <table:table-cell office:value-type="float" office:value="275516">
            <text:p>275516</text:p>
          </table:table-cell>
          <table:table-cell office:value-type="float" office:value="224784">
            <text:p>224784</text:p>
          </table:table-cell>
          <table:table-cell office:value-type="float" office:value="9020288151">
            <text:p>9020288151</text:p>
          </table:table-cell>
          <table:table-cell office:value-type="float" office:value="205216">
            <text:p>205216</text:p>
          </table:table-cell>
          <table:table-cell office:value-type="float" office:value="193783">
            <text:p>193783</text:p>
          </table:table-cell>
          <table:table-cell office:value-type="float" office:value="166576">
            <text:p>166576</text:p>
          </table:table-cell>
          <table:table-cell office:value-type="float" office:value="913924">
            <text:p>913924</text:p>
          </table:table-cell>
          <table:table-cell office:value-type="float" office:value="290198">
            <text:p>290198</text:p>
          </table:table-cell>
          <table:table-cell office:value-type="float" office:value="231776">
            <text:p>231776</text:p>
          </table:table-cell>
          <table:table-cell office:value-type="float" office:value="1884206853">
            <text:p>1884206853</text:p>
          </table:table-cell>
          <table:table-cell office:value-type="float" office:value="291399">
            <text:p>291399</text:p>
          </table:table-cell>
          <table:table-cell office:value-type="float" office:value="162796">
            <text:p>162796</text:p>
          </table:table-cell>
          <table:table-cell office:value-type="float" office:value="161260">
            <text:p>161260</text:p>
          </table:table-cell>
          <table:table-cell office:value-type="float" office:value="755844">
            <text:p>755844</text:p>
          </table:table-cell>
          <table:table-cell office:value-type="float" office:value="265118">
            <text:p>265118</text:p>
          </table:table-cell>
          <table:table-cell office:value-type="float" office:value="228982">
            <text:p>228982</text:p>
          </table:table-cell>
        </table:table-row>
        <table:table-row table:style-name="ro1">
          <table:table-cell office:value-type="float" office:value="2842625506">
            <text:p>2842625506</text:p>
          </table:table-cell>
          <table:table-cell office:value-type="float" office:value="218141">
            <text:p>218141</text:p>
          </table:table-cell>
          <table:table-cell office:value-type="float" office:value="185895">
            <text:p>185895</text:p>
          </table:table-cell>
          <table:table-cell office:value-type="float" office:value="171136">
            <text:p>171136</text:p>
          </table:table-cell>
          <table:table-cell office:value-type="float" office:value="495529">
            <text:p>495529</text:p>
          </table:table-cell>
          <table:table-cell office:value-type="float" office:value="369083">
            <text:p>369083</text:p>
          </table:table-cell>
          <table:table-cell office:value-type="float" office:value="313510">
            <text:p>313510</text:p>
          </table:table-cell>
          <table:table-cell office:value-type="float" office:value="5534772322">
            <text:p>5534772322</text:p>
          </table:table-cell>
          <table:table-cell office:value-type="float" office:value="204476">
            <text:p>204476</text:p>
          </table:table-cell>
          <table:table-cell office:value-type="float" office:value="169012">
            <text:p>169012</text:p>
          </table:table-cell>
          <table:table-cell office:value-type="float" office:value="163910">
            <text:p>163910</text:p>
          </table:table-cell>
          <table:table-cell office:value-type="float" office:value="467804">
            <text:p>467804</text:p>
          </table:table-cell>
          <table:table-cell office:value-type="float" office:value="332582">
            <text:p>332582</text:p>
          </table:table-cell>
          <table:table-cell office:value-type="float" office:value="232476">
            <text:p>232476</text:p>
          </table:table-cell>
          <table:table-cell office:value-type="float" office:value="3332776229">
            <text:p>3332776229</text:p>
          </table:table-cell>
          <table:table-cell office:value-type="float" office:value="201270">
            <text:p>201270</text:p>
          </table:table-cell>
          <table:table-cell office:value-type="float" office:value="185589">
            <text:p>185589</text:p>
          </table:table-cell>
          <table:table-cell office:value-type="float" office:value="192144">
            <text:p>192144</text:p>
          </table:table-cell>
          <table:table-cell office:value-type="float" office:value="15491005">
            <text:p>15491005</text:p>
          </table:table-cell>
          <table:table-cell office:value-type="float" office:value="300310">
            <text:p>300310</text:p>
          </table:table-cell>
          <table:table-cell office:value-type="float" office:value="446522">
            <text:p>446522</text:p>
          </table:table-cell>
        </table:table-row>
        <table:table-row table:style-name="ro1">
          <table:table-cell office:value-type="float" office:value="7157167353">
            <text:p>7157167353</text:p>
          </table:table-cell>
          <table:table-cell office:value-type="float" office:value="192490">
            <text:p>192490</text:p>
          </table:table-cell>
          <table:table-cell office:value-type="float" office:value="154234">
            <text:p>154234</text:p>
          </table:table-cell>
          <table:table-cell office:value-type="float" office:value="151564">
            <text:p>151564</text:p>
          </table:table-cell>
          <table:table-cell office:value-type="float" office:value="20975314">
            <text:p>20975314</text:p>
          </table:table-cell>
          <table:table-cell office:value-type="float" office:value="298626">
            <text:p>298626</text:p>
          </table:table-cell>
          <table:table-cell office:value-type="float" office:value="230296">
            <text:p>230296</text:p>
          </table:table-cell>
          <table:table-cell office:value-type="float" office:value="2284935119">
            <text:p>2284935119</text:p>
          </table:table-cell>
          <table:table-cell office:value-type="float" office:value="206212">
            <text:p>206212</text:p>
          </table:table-cell>
          <table:table-cell office:value-type="float" office:value="168726">
            <text:p>168726</text:p>
          </table:table-cell>
          <table:table-cell office:value-type="float" office:value="158608">
            <text:p>158608</text:p>
          </table:table-cell>
          <table:table-cell office:value-type="float" office:value="9993446">
            <text:p>9993446</text:p>
          </table:table-cell>
          <table:table-cell office:value-type="float" office:value="308679">
            <text:p>308679</text:p>
          </table:table-cell>
          <table:table-cell office:value-type="float" office:value="238764">
            <text:p>238764</text:p>
          </table:table-cell>
          <table:table-cell office:value-type="float" office:value="2445923777">
            <text:p>2445923777</text:p>
          </table:table-cell>
          <table:table-cell office:value-type="float" office:value="281597">
            <text:p>281597</text:p>
          </table:table-cell>
          <table:table-cell office:value-type="float" office:value="195339">
            <text:p>195339</text:p>
          </table:table-cell>
          <table:table-cell office:value-type="float" office:value="186713">
            <text:p>186713</text:p>
          </table:table-cell>
          <table:table-cell office:value-type="float" office:value="16089987">
            <text:p>16089987</text:p>
          </table:table-cell>
          <table:table-cell office:value-type="float" office:value="273632">
            <text:p>273632</text:p>
          </table:table-cell>
          <table:table-cell office:value-type="float" office:value="263778">
            <text:p>263778</text:p>
          </table:table-cell>
        </table:table-row>
        <table:table-row table:style-name="ro1">
          <table:table-cell office:value-type="float" office:value="3519463505">
            <text:p>3519463505</text:p>
          </table:table-cell>
          <table:table-cell office:value-type="float" office:value="192296">
            <text:p>192296</text:p>
          </table:table-cell>
          <table:table-cell office:value-type="float" office:value="151606">
            <text:p>151606</text:p>
          </table:table-cell>
          <table:table-cell office:value-type="float" office:value="149324">
            <text:p>149324</text:p>
          </table:table-cell>
          <table:table-cell office:value-type="float" office:value="55500077">
            <text:p>55500077</text:p>
          </table:table-cell>
          <table:table-cell office:value-type="float" office:value="274916">
            <text:p>274916</text:p>
          </table:table-cell>
          <table:table-cell office:value-type="float" office:value="228430">
            <text:p>228430</text:p>
          </table:table-cell>
          <table:table-cell office:value-type="float" office:value="1405087711">
            <text:p>1405087711</text:p>
          </table:table-cell>
          <table:table-cell office:value-type="float" office:value="229274">
            <text:p>229274</text:p>
          </table:table-cell>
          <table:table-cell office:value-type="float" office:value="169066">
            <text:p>169066</text:p>
          </table:table-cell>
          <table:table-cell office:value-type="float" office:value="160672">
            <text:p>160672</text:p>
          </table:table-cell>
          <table:table-cell office:value-type="float" office:value="12633461">
            <text:p>12633461</text:p>
          </table:table-cell>
          <table:table-cell office:value-type="float" office:value="283046">
            <text:p>283046</text:p>
          </table:table-cell>
          <table:table-cell office:value-type="float" office:value="349908">
            <text:p>349908</text:p>
          </table:table-cell>
          <table:table-cell office:value-type="float" office:value="26750786465">
            <text:p>26750786465</text:p>
          </table:table-cell>
          <table:table-cell office:value-type="float" office:value="234438">
            <text:p>234438</text:p>
          </table:table-cell>
          <table:table-cell office:value-type="float" office:value="183504">
            <text:p>183504</text:p>
          </table:table-cell>
          <table:table-cell office:value-type="float" office:value="160350">
            <text:p>160350</text:p>
          </table:table-cell>
          <table:table-cell office:value-type="float" office:value="7042242">
            <text:p>7042242</text:p>
          </table:table-cell>
          <table:table-cell office:value-type="float" office:value="312538">
            <text:p>312538</text:p>
          </table:table-cell>
          <table:table-cell office:value-type="float" office:value="217394">
            <text:p>217394</text:p>
          </table:table-cell>
        </table:table-row>
        <table:table-row table:style-name="ro1">
          <table:table-cell office:value-type="float" office:value="4534804742">
            <text:p>4534804742</text:p>
          </table:table-cell>
          <table:table-cell office:value-type="float" office:value="192458">
            <text:p>192458</text:p>
          </table:table-cell>
          <table:table-cell office:value-type="float" office:value="154162">
            <text:p>154162</text:p>
          </table:table-cell>
          <table:table-cell office:value-type="float" office:value="150234">
            <text:p>150234</text:p>
          </table:table-cell>
          <table:table-cell office:value-type="float" office:value="48157389">
            <text:p>48157389</text:p>
          </table:table-cell>
          <table:table-cell office:value-type="float" office:value="276502">
            <text:p>276502</text:p>
          </table:table-cell>
          <table:table-cell office:value-type="float" office:value="218246">
            <text:p>218246</text:p>
          </table:table-cell>
          <table:table-cell office:value-type="float" office:value="7722410024">
            <text:p>7722410024</text:p>
          </table:table-cell>
          <table:table-cell office:value-type="float" office:value="204002">
            <text:p>204002</text:p>
          </table:table-cell>
          <table:table-cell office:value-type="float" office:value="218408">
            <text:p>218408</text:p>
          </table:table-cell>
          <table:table-cell office:value-type="float" office:value="302839">
            <text:p>302839</text:p>
          </table:table-cell>
          <table:table-cell office:value-type="float" office:value="12138718">
            <text:p>12138718</text:p>
          </table:table-cell>
          <table:table-cell office:value-type="float" office:value="262726">
            <text:p>262726</text:p>
          </table:table-cell>
          <table:table-cell office:value-type="float" office:value="222948">
            <text:p>222948</text:p>
          </table:table-cell>
          <table:table-cell office:value-type="float" office:value="2279368085">
            <text:p>2279368085</text:p>
          </table:table-cell>
          <table:table-cell office:value-type="float" office:value="204496">
            <text:p>204496</text:p>
          </table:table-cell>
          <table:table-cell office:value-type="float" office:value="164858">
            <text:p>164858</text:p>
          </table:table-cell>
          <table:table-cell office:value-type="float" office:value="186578">
            <text:p>186578</text:p>
          </table:table-cell>
          <table:table-cell office:value-type="float" office:value="1305385">
            <text:p>1305385</text:p>
          </table:table-cell>
          <table:table-cell office:value-type="float" office:value="270594">
            <text:p>270594</text:p>
          </table:table-cell>
          <table:table-cell office:value-type="float" office:value="226244">
            <text:p>226244</text:p>
          </table:table-cell>
        </table:table-row>
        <table:table-row table:style-name="ro1">
          <table:table-cell office:value-type="float" office:value="4994262507">
            <text:p>4994262507</text:p>
          </table:table-cell>
          <table:table-cell office:value-type="float" office:value="191844">
            <text:p>191844</text:p>
          </table:table-cell>
          <table:table-cell office:value-type="float" office:value="151098">
            <text:p>151098</text:p>
          </table:table-cell>
          <table:table-cell office:value-type="float" office:value="150800">
            <text:p>150800</text:p>
          </table:table-cell>
          <table:table-cell office:value-type="float" office:value="1172012">
            <text:p>1172012</text:p>
          </table:table-cell>
          <table:table-cell office:value-type="float" office:value="259652">
            <text:p>259652</text:p>
          </table:table-cell>
          <table:table-cell office:value-type="float" office:value="216758">
            <text:p>216758</text:p>
          </table:table-cell>
          <table:table-cell office:value-type="float" office:value="8097919060">
            <text:p>8097919060</text:p>
          </table:table-cell>
          <table:table-cell office:value-type="float" office:value="205110">
            <text:p>205110</text:p>
          </table:table-cell>
          <table:table-cell office:value-type="float" office:value="166410">
            <text:p>166410</text:p>
          </table:table-cell>
          <table:table-cell office:value-type="float" office:value="171250">
            <text:p>171250</text:p>
          </table:table-cell>
          <table:table-cell office:value-type="float" office:value="13052506">
            <text:p>13052506</text:p>
          </table:table-cell>
          <table:table-cell office:value-type="float" office:value="272672">
            <text:p>272672</text:p>
          </table:table-cell>
          <table:table-cell office:value-type="float" office:value="254857">
            <text:p>254857</text:p>
          </table:table-cell>
          <table:table-cell office:value-type="float" office:value="1361183070">
            <text:p>1361183070</text:p>
          </table:table-cell>
          <table:table-cell office:value-type="float" office:value="204530">
            <text:p>204530</text:p>
          </table:table-cell>
          <table:table-cell office:value-type="float" office:value="160720">
            <text:p>160720</text:p>
          </table:table-cell>
          <table:table-cell office:value-type="float" office:value="160058">
            <text:p>160058</text:p>
          </table:table-cell>
          <table:table-cell office:value-type="float" office:value="6769938">
            <text:p>6769938</text:p>
          </table:table-cell>
          <table:table-cell office:value-type="float" office:value="281994">
            <text:p>281994</text:p>
          </table:table-cell>
          <table:table-cell office:value-type="float" office:value="235136">
            <text:p>235136</text:p>
          </table:table-cell>
        </table:table-row>
        <table:table-row table:style-name="ro1">
          <table:table-cell office:value-type="float" office:value="29997481095">
            <text:p>29997481095</text:p>
          </table:table-cell>
          <table:table-cell office:value-type="float" office:value="255570">
            <text:p>255570</text:p>
          </table:table-cell>
          <table:table-cell office:value-type="float" office:value="190959">
            <text:p>190959</text:p>
          </table:table-cell>
          <table:table-cell office:value-type="float" office:value="188766">
            <text:p>188766</text:p>
          </table:table-cell>
          <table:table-cell office:value-type="float" office:value="38739496">
            <text:p>38739496</text:p>
          </table:table-cell>
          <table:table-cell office:value-type="float" office:value="340363">
            <text:p>340363</text:p>
          </table:table-cell>
          <table:table-cell office:value-type="float" office:value="295543">
            <text:p>295543</text:p>
          </table:table-cell>
          <table:table-cell office:value-type="float" office:value="9067300057">
            <text:p>9067300057</text:p>
          </table:table-cell>
          <table:table-cell office:value-type="float" office:value="328897">
            <text:p>328897</text:p>
          </table:table-cell>
          <table:table-cell office:value-type="float" office:value="205851">
            <text:p>205851</text:p>
          </table:table-cell>
          <table:table-cell office:value-type="float" office:value="167236">
            <text:p>167236</text:p>
          </table:table-cell>
          <table:table-cell office:value-type="float" office:value="4751692">
            <text:p>4751692</text:p>
          </table:table-cell>
          <table:table-cell office:value-type="float" office:value="305140">
            <text:p>305140</text:p>
          </table:table-cell>
          <table:table-cell office:value-type="float" office:value="220044">
            <text:p>220044</text:p>
          </table:table-cell>
          <table:table-cell office:value-type="float" office:value="2489535088">
            <text:p>2489535088</text:p>
          </table:table-cell>
          <table:table-cell office:value-type="float" office:value="200224">
            <text:p>200224</text:p>
          </table:table-cell>
          <table:table-cell office:value-type="float" office:value="164202">
            <text:p>164202</text:p>
          </table:table-cell>
          <table:table-cell office:value-type="float" office:value="454386">
            <text:p>454386</text:p>
          </table:table-cell>
          <table:table-cell office:value-type="float" office:value="8279858">
            <text:p>8279858</text:p>
          </table:table-cell>
          <table:table-cell office:value-type="float" office:value="271696">
            <text:p>271696</text:p>
          </table:table-cell>
          <table:table-cell office:value-type="float" office:value="224010">
            <text:p>224010</text:p>
          </table:table-cell>
        </table:table-row>
        <table:table-row table:style-name="ro1">
          <table:table-cell office:value-type="float" office:value="23482292943">
            <text:p>23482292943</text:p>
          </table:table-cell>
          <table:table-cell office:value-type="float" office:value="228833">
            <text:p>228833</text:p>
          </table:table-cell>
          <table:table-cell office:value-type="float" office:value="410079">
            <text:p>410079</text:p>
          </table:table-cell>
          <table:table-cell office:value-type="float" office:value="216652">
            <text:p>216652</text:p>
          </table:table-cell>
          <table:table-cell office:value-type="float" office:value="3078775">
            <text:p>3078775</text:p>
          </table:table-cell>
          <table:table-cell office:value-type="float" office:value="377460">
            <text:p>377460</text:p>
          </table:table-cell>
          <table:table-cell office:value-type="float" office:value="692444">
            <text:p>692444</text:p>
          </table:table-cell>
          <table:table-cell office:value-type="float" office:value="2219866946">
            <text:p>2219866946</text:p>
          </table:table-cell>
          <table:table-cell office:value-type="float" office:value="267922">
            <text:p>267922</text:p>
          </table:table-cell>
          <table:table-cell office:value-type="float" office:value="184824">
            <text:p>184824</text:p>
          </table:table-cell>
          <table:table-cell office:value-type="float" office:value="211042">
            <text:p>211042</text:p>
          </table:table-cell>
          <table:table-cell office:value-type="float" office:value="1142153">
            <text:p>1142153</text:p>
          </table:table-cell>
          <table:table-cell office:value-type="float" office:value="531433">
            <text:p>531433</text:p>
          </table:table-cell>
          <table:table-cell office:value-type="float" office:value="300450">
            <text:p>300450</text:p>
          </table:table-cell>
          <table:table-cell office:value-type="float" office:value="31548117267">
            <text:p>31548117267</text:p>
          </table:table-cell>
          <table:table-cell office:value-type="float" office:value="203770">
            <text:p>203770</text:p>
          </table:table-cell>
          <table:table-cell office:value-type="float" office:value="190423">
            <text:p>190423</text:p>
          </table:table-cell>
          <table:table-cell office:value-type="float" office:value="435843">
            <text:p>435843</text:p>
          </table:table-cell>
          <table:table-cell office:value-type="float" office:value="13605489">
            <text:p>13605489</text:p>
          </table:table-cell>
          <table:table-cell office:value-type="float" office:value="454362">
            <text:p>454362</text:p>
          </table:table-cell>
          <table:table-cell office:value-type="float" office:value="362420">
            <text:p>362420</text:p>
          </table:table-cell>
        </table:table-row>
        <table:table-row table:style-name="ro1">
          <table:table-cell office:value-type="float" office:value="2131698710">
            <text:p>2131698710</text:p>
          </table:table-cell>
          <table:table-cell office:value-type="float" office:value="273556">
            <text:p>273556</text:p>
          </table:table-cell>
          <table:table-cell office:value-type="float" office:value="215514">
            <text:p>215514</text:p>
          </table:table-cell>
          <table:table-cell office:value-type="float" office:value="231651">
            <text:p>231651</text:p>
          </table:table-cell>
          <table:table-cell office:value-type="float" office:value="7223249">
            <text:p>7223249</text:p>
          </table:table-cell>
          <table:table-cell office:value-type="float" office:value="316192">
            <text:p>316192</text:p>
          </table:table-cell>
          <table:table-cell office:value-type="float" office:value="347644">
            <text:p>347644</text:p>
          </table:table-cell>
          <table:table-cell office:value-type="float" office:value="20186843373">
            <text:p>20186843373</text:p>
          </table:table-cell>
          <table:table-cell office:value-type="float" office:value="307060">
            <text:p>307060</text:p>
          </table:table-cell>
          <table:table-cell office:value-type="float" office:value="262042">
            <text:p>262042</text:p>
          </table:table-cell>
          <table:table-cell office:value-type="float" office:value="198451">
            <text:p>198451</text:p>
          </table:table-cell>
          <table:table-cell office:value-type="float" office:value="321047">
            <text:p>321047</text:p>
          </table:table-cell>
          <table:table-cell office:value-type="float" office:value="379257">
            <text:p>379257</text:p>
          </table:table-cell>
          <table:table-cell office:value-type="float" office:value="306448">
            <text:p>306448</text:p>
          </table:table-cell>
          <table:table-cell office:value-type="float" office:value="4325990258">
            <text:p>4325990258</text:p>
          </table:table-cell>
          <table:table-cell office:value-type="float" office:value="363640">
            <text:p>363640</text:p>
          </table:table-cell>
          <table:table-cell office:value-type="float" office:value="346413">
            <text:p>346413</text:p>
          </table:table-cell>
          <table:table-cell office:value-type="float" office:value="317583">
            <text:p>317583</text:p>
          </table:table-cell>
          <table:table-cell office:value-type="float" office:value="6203073">
            <text:p>6203073</text:p>
          </table:table-cell>
          <table:table-cell office:value-type="float" office:value="343077">
            <text:p>343077</text:p>
          </table:table-cell>
          <table:table-cell office:value-type="float" office:value="356422">
            <text:p>356422</text:p>
          </table:table-cell>
        </table:table-row>
        <table:table-row table:style-name="ro1">
          <table:table-cell office:value-type="float" office:value="1108384308">
            <text:p>1108384308</text:p>
          </table:table-cell>
          <table:table-cell office:value-type="float" office:value="296726">
            <text:p>296726</text:p>
          </table:table-cell>
          <table:table-cell office:value-type="float" office:value="222538">
            <text:p>222538</text:p>
          </table:table-cell>
          <table:table-cell office:value-type="float" office:value="231657">
            <text:p>231657</text:p>
          </table:table-cell>
          <table:table-cell office:value-type="float" office:value="764652">
            <text:p>764652</text:p>
          </table:table-cell>
          <table:table-cell office:value-type="float" office:value="1018968">
            <text:p>1018968</text:p>
          </table:table-cell>
          <table:table-cell office:value-type="float" office:value="309644">
            <text:p>309644</text:p>
          </table:table-cell>
          <table:table-cell office:value-type="float" office:value="5696033574">
            <text:p>5696033574</text:p>
          </table:table-cell>
          <table:table-cell office:value-type="float" office:value="364529">
            <text:p>364529</text:p>
          </table:table-cell>
          <table:table-cell office:value-type="float" office:value="211618">
            <text:p>211618</text:p>
          </table:table-cell>
          <table:table-cell office:value-type="float" office:value="510707">
            <text:p>510707</text:p>
          </table:table-cell>
          <table:table-cell office:value-type="float" office:value="6530792">
            <text:p>6530792</text:p>
          </table:table-cell>
          <table:table-cell office:value-type="float" office:value="543505">
            <text:p>543505</text:p>
          </table:table-cell>
          <table:table-cell office:value-type="float" office:value="424345">
            <text:p>424345</text:p>
          </table:table-cell>
          <table:table-cell office:value-type="float" office:value="9285690466">
            <text:p>9285690466</text:p>
          </table:table-cell>
          <table:table-cell office:value-type="float" office:value="251925">
            <text:p>251925</text:p>
          </table:table-cell>
          <table:table-cell office:value-type="float" office:value="328529">
            <text:p>328529</text:p>
          </table:table-cell>
          <table:table-cell office:value-type="float" office:value="781657">
            <text:p>781657</text:p>
          </table:table-cell>
          <table:table-cell office:value-type="float" office:value="15192987">
            <text:p>15192987</text:p>
          </table:table-cell>
          <table:table-cell office:value-type="float" office:value="429327">
            <text:p>429327</text:p>
          </table:table-cell>
          <table:table-cell office:value-type="float" office:value="240758">
            <text:p>240758</text:p>
          </table:table-cell>
        </table:table-row>
        <table:table-row table:style-name="ro1">
          <table:table-cell office:value-type="float" office:value="15193726237">
            <text:p>15193726237</text:p>
          </table:table-cell>
          <table:table-cell office:value-type="float" office:value="236392">
            <text:p>236392</text:p>
          </table:table-cell>
          <table:table-cell office:value-type="float" office:value="250924">
            <text:p>250924</text:p>
          </table:table-cell>
          <table:table-cell office:value-type="float" office:value="224400">
            <text:p>224400</text:p>
          </table:table-cell>
          <table:table-cell office:value-type="float" office:value="2529953">
            <text:p>2529953</text:p>
          </table:table-cell>
          <table:table-cell office:value-type="float" office:value="312745">
            <text:p>312745</text:p>
          </table:table-cell>
          <table:table-cell office:value-type="float" office:value="330232">
            <text:p>330232</text:p>
          </table:table-cell>
          <table:table-cell office:value-type="float" office:value="3997809394">
            <text:p>3997809394</text:p>
          </table:table-cell>
          <table:table-cell office:value-type="float" office:value="298620">
            <text:p>298620</text:p>
          </table:table-cell>
          <table:table-cell office:value-type="float" office:value="243266">
            <text:p>243266</text:p>
          </table:table-cell>
          <table:table-cell office:value-type="float" office:value="236202">
            <text:p>236202</text:p>
          </table:table-cell>
          <table:table-cell office:value-type="float" office:value="10893996">
            <text:p>10893996</text:p>
          </table:table-cell>
          <table:table-cell office:value-type="float" office:value="498087">
            <text:p>498087</text:p>
          </table:table-cell>
          <table:table-cell office:value-type="float" office:value="903401">
            <text:p>903401</text:p>
          </table:table-cell>
          <table:table-cell office:value-type="float" office:value="2815810246">
            <text:p>2815810246</text:p>
          </table:table-cell>
          <table:table-cell office:value-type="float" office:value="243387">
            <text:p>243387</text:p>
          </table:table-cell>
          <table:table-cell office:value-type="float" office:value="201340">
            <text:p>201340</text:p>
          </table:table-cell>
          <table:table-cell office:value-type="float" office:value="181156">
            <text:p>181156</text:p>
          </table:table-cell>
          <table:table-cell office:value-type="float" office:value="53078116">
            <text:p>53078116</text:p>
          </table:table-cell>
          <table:table-cell office:value-type="float" office:value="322411">
            <text:p>322411</text:p>
          </table:table-cell>
          <table:table-cell office:value-type="float" office:value="363902">
            <text:p>363902</text:p>
          </table:table-cell>
        </table:table-row>
        <table:table-row table:style-name="ro1">
          <table:table-cell office:value-type="float" office:value="17839080023">
            <text:p>17839080023</text:p>
          </table:table-cell>
          <table:table-cell office:value-type="float" office:value="273714">
            <text:p>273714</text:p>
          </table:table-cell>
          <table:table-cell office:value-type="float" office:value="177795">
            <text:p>177795</text:p>
          </table:table-cell>
          <table:table-cell office:value-type="float" office:value="633438">
            <text:p>633438</text:p>
          </table:table-cell>
          <table:table-cell office:value-type="float" office:value="1170082">
            <text:p>1170082</text:p>
          </table:table-cell>
          <table:table-cell office:value-type="float" office:value="732026">
            <text:p>732026</text:p>
          </table:table-cell>
          <table:table-cell office:value-type="float" office:value="274111">
            <text:p>274111</text:p>
          </table:table-cell>
          <table:table-cell office:value-type="float" office:value="5930255015">
            <text:p>5930255015</text:p>
          </table:table-cell>
          <table:table-cell office:value-type="float" office:value="295853">
            <text:p>295853</text:p>
          </table:table-cell>
          <table:table-cell office:value-type="float" office:value="194036">
            <text:p>194036</text:p>
          </table:table-cell>
          <table:table-cell office:value-type="float" office:value="229946">
            <text:p>229946</text:p>
          </table:table-cell>
          <table:table-cell office:value-type="float" office:value="813790">
            <text:p>813790</text:p>
          </table:table-cell>
          <table:table-cell office:value-type="float" office:value="474876">
            <text:p>474876</text:p>
          </table:table-cell>
          <table:table-cell office:value-type="float" office:value="532079">
            <text:p>532079</text:p>
          </table:table-cell>
          <table:table-cell office:value-type="float" office:value="8381500115">
            <text:p>8381500115</text:p>
          </table:table-cell>
          <table:table-cell office:value-type="float" office:value="329003">
            <text:p>329003</text:p>
          </table:table-cell>
          <table:table-cell office:value-type="float" office:value="291852">
            <text:p>291852</text:p>
          </table:table-cell>
          <table:table-cell office:value-type="float" office:value="526790">
            <text:p>526790</text:p>
          </table:table-cell>
          <table:table-cell office:value-type="float" office:value="33170743">
            <text:p>33170743</text:p>
          </table:table-cell>
          <table:table-cell office:value-type="float" office:value="422427">
            <text:p>422427</text:p>
          </table:table-cell>
          <table:table-cell office:value-type="float" office:value="244418">
            <text:p>244418</text:p>
          </table:table-cell>
        </table:table-row>
        <table:table-row table:style-name="ro1">
          <table:table-cell office:value-type="float" office:value="6841113457">
            <text:p>6841113457</text:p>
          </table:table-cell>
          <table:table-cell office:value-type="float" office:value="232284">
            <text:p>232284</text:p>
          </table:table-cell>
          <table:table-cell office:value-type="float" office:value="152900">
            <text:p>152900</text:p>
          </table:table-cell>
          <table:table-cell office:value-type="float" office:value="149122">
            <text:p>149122</text:p>
          </table:table-cell>
          <table:table-cell office:value-type="float" office:value="2396256">
            <text:p>2396256</text:p>
          </table:table-cell>
          <table:table-cell office:value-type="float" office:value="335978">
            <text:p>335978</text:p>
          </table:table-cell>
          <table:table-cell office:value-type="float" office:value="482061">
            <text:p>482061</text:p>
          </table:table-cell>
          <table:table-cell office:value-type="float" office:value="3796911211">
            <text:p>3796911211</text:p>
          </table:table-cell>
          <table:table-cell office:value-type="float" office:value="355744">
            <text:p>355744</text:p>
          </table:table-cell>
          <table:table-cell office:value-type="float" office:value="218412">
            <text:p>218412</text:p>
          </table:table-cell>
          <table:table-cell office:value-type="float" office:value="218424">
            <text:p>218424</text:p>
          </table:table-cell>
          <table:table-cell office:value-type="float" office:value="22352234">
            <text:p>22352234</text:p>
          </table:table-cell>
          <table:table-cell office:value-type="float" office:value="564492">
            <text:p>564492</text:p>
          </table:table-cell>
          <table:table-cell office:value-type="float" office:value="370398">
            <text:p>370398</text:p>
          </table:table-cell>
          <table:table-cell office:value-type="float" office:value="29931419740">
            <text:p>29931419740</text:p>
          </table:table-cell>
          <table:table-cell office:value-type="float" office:value="367326">
            <text:p>367326</text:p>
          </table:table-cell>
          <table:table-cell office:value-type="float" office:value="257486">
            <text:p>257486</text:p>
          </table:table-cell>
          <table:table-cell office:value-type="float" office:value="268449">
            <text:p>268449</text:p>
          </table:table-cell>
          <table:table-cell office:value-type="float" office:value="3599960">
            <text:p>3599960</text:p>
          </table:table-cell>
          <table:table-cell office:value-type="float" office:value="992525">
            <text:p>992525</text:p>
          </table:table-cell>
          <table:table-cell office:value-type="float" office:value="432089">
            <text:p>432089</text:p>
          </table:table-cell>
        </table:table-row>
        <table:table-row table:style-name="ro1">
          <table:table-cell office:value-type="float" office:value="27996962679">
            <text:p>27996962679</text:p>
          </table:table-cell>
          <table:table-cell office:value-type="float" office:value="195556">
            <text:p>195556</text:p>
          </table:table-cell>
          <table:table-cell office:value-type="float" office:value="151332">
            <text:p>151332</text:p>
          </table:table-cell>
          <table:table-cell office:value-type="float" office:value="174891">
            <text:p>174891</text:p>
          </table:table-cell>
          <table:table-cell office:value-type="float" office:value="53629408">
            <text:p>53629408</text:p>
          </table:table-cell>
          <table:table-cell office:value-type="float" office:value="307585">
            <text:p>307585</text:p>
          </table:table-cell>
          <table:table-cell office:value-type="float" office:value="234296">
            <text:p>234296</text:p>
          </table:table-cell>
          <table:table-cell office:value-type="float" office:value="2007480773">
            <text:p>2007480773</text:p>
          </table:table-cell>
          <table:table-cell office:value-type="float" office:value="201752">
            <text:p>201752</text:p>
          </table:table-cell>
          <table:table-cell office:value-type="float" office:value="167088">
            <text:p>167088</text:p>
          </table:table-cell>
          <table:table-cell office:value-type="float" office:value="161538">
            <text:p>161538</text:p>
          </table:table-cell>
          <table:table-cell office:value-type="float" office:value="22196752">
            <text:p>22196752</text:p>
          </table:table-cell>
          <table:table-cell office:value-type="float" office:value="278944">
            <text:p>278944</text:p>
          </table:table-cell>
          <table:table-cell office:value-type="float" office:value="244530">
            <text:p>244530</text:p>
          </table:table-cell>
          <table:table-cell office:value-type="float" office:value="19939231152">
            <text:p>19939231152</text:p>
          </table:table-cell>
          <table:table-cell office:value-type="float" office:value="226372">
            <text:p>226372</text:p>
          </table:table-cell>
          <table:table-cell office:value-type="float" office:value="166876">
            <text:p>166876</text:p>
          </table:table-cell>
          <table:table-cell office:value-type="float" office:value="157734">
            <text:p>157734</text:p>
          </table:table-cell>
          <table:table-cell office:value-type="float" office:value="4241733">
            <text:p>4241733</text:p>
          </table:table-cell>
          <table:table-cell office:value-type="float" office:value="284572">
            <text:p>284572</text:p>
          </table:table-cell>
          <table:table-cell office:value-type="float" office:value="247882">
            <text:p>247882</text:p>
          </table:table-cell>
        </table:table-row>
        <table:table-row table:style-name="ro1">
          <table:table-cell office:value-type="float" office:value="478254292">
            <text:p>478254292</text:p>
          </table:table-cell>
          <table:table-cell office:value-type="float" office:value="191516">
            <text:p>191516</text:p>
          </table:table-cell>
          <table:table-cell office:value-type="float" office:value="155446">
            <text:p>155446</text:p>
          </table:table-cell>
          <table:table-cell office:value-type="float" office:value="153990">
            <text:p>153990</text:p>
          </table:table-cell>
          <table:table-cell office:value-type="float" office:value="699438">
            <text:p>699438</text:p>
          </table:table-cell>
          <table:table-cell office:value-type="float" office:value="278862">
            <text:p>278862</text:p>
          </table:table-cell>
          <table:table-cell office:value-type="float" office:value="230124">
            <text:p>230124</text:p>
          </table:table-cell>
          <table:table-cell office:value-type="float" office:value="2745238556">
            <text:p>2745238556</text:p>
          </table:table-cell>
          <table:table-cell office:value-type="float" office:value="205022">
            <text:p>205022</text:p>
          </table:table-cell>
          <table:table-cell office:value-type="float" office:value="166338">
            <text:p>166338</text:p>
          </table:table-cell>
          <table:table-cell office:value-type="float" office:value="164438">
            <text:p>164438</text:p>
          </table:table-cell>
          <table:table-cell office:value-type="float" office:value="2124336">
            <text:p>2124336</text:p>
          </table:table-cell>
          <table:table-cell office:value-type="float" office:value="285666">
            <text:p>285666</text:p>
          </table:table-cell>
          <table:table-cell office:value-type="float" office:value="361662">
            <text:p>361662</text:p>
          </table:table-cell>
          <table:table-cell office:value-type="float" office:value="28682190976">
            <text:p>28682190976</text:p>
          </table:table-cell>
          <table:table-cell office:value-type="float" office:value="231736">
            <text:p>231736</text:p>
          </table:table-cell>
          <table:table-cell office:value-type="float" office:value="162478">
            <text:p>162478</text:p>
          </table:table-cell>
          <table:table-cell office:value-type="float" office:value="613388">
            <text:p>613388</text:p>
          </table:table-cell>
          <table:table-cell office:value-type="float" office:value="6548622">
            <text:p>6548622</text:p>
          </table:table-cell>
          <table:table-cell office:value-type="float" office:value="306746">
            <text:p>306746</text:p>
          </table:table-cell>
          <table:table-cell office:value-type="float" office:value="232968">
            <text:p>232968</text:p>
          </table:table-cell>
        </table:table-row>
        <table:table-row table:style-name="ro1">
          <table:table-cell office:value-type="float" office:value="10038694652">
            <text:p>10038694652</text:p>
          </table:table-cell>
          <table:table-cell office:value-type="float" office:value="195188">
            <text:p>195188</text:p>
          </table:table-cell>
          <table:table-cell office:value-type="float" office:value="151642">
            <text:p>151642</text:p>
          </table:table-cell>
          <table:table-cell office:value-type="float" office:value="150882">
            <text:p>150882</text:p>
          </table:table-cell>
          <table:table-cell office:value-type="float" office:value="9253934">
            <text:p>9253934</text:p>
          </table:table-cell>
          <table:table-cell office:value-type="float" office:value="487499">
            <text:p>487499</text:p>
          </table:table-cell>
          <table:table-cell office:value-type="float" office:value="237222">
            <text:p>237222</text:p>
          </table:table-cell>
          <table:table-cell office:value-type="float" office:value="7170540260">
            <text:p>7170540260</text:p>
          </table:table-cell>
          <table:table-cell office:value-type="float" office:value="238593">
            <text:p>238593</text:p>
          </table:table-cell>
          <table:table-cell office:value-type="float" office:value="198841">
            <text:p>198841</text:p>
          </table:table-cell>
          <table:table-cell office:value-type="float" office:value="183753">
            <text:p>183753</text:p>
          </table:table-cell>
          <table:table-cell office:value-type="float" office:value="42273113">
            <text:p>42273113</text:p>
          </table:table-cell>
          <table:table-cell office:value-type="float" office:value="387647">
            <text:p>387647</text:p>
          </table:table-cell>
          <table:table-cell office:value-type="float" office:value="289036">
            <text:p>289036</text:p>
          </table:table-cell>
          <table:table-cell office:value-type="float" office:value="5315333331">
            <text:p>5315333331</text:p>
          </table:table-cell>
          <table:table-cell office:value-type="float" office:value="202090">
            <text:p>202090</text:p>
          </table:table-cell>
          <table:table-cell office:value-type="float" office:value="162516">
            <text:p>162516</text:p>
          </table:table-cell>
          <table:table-cell office:value-type="float" office:value="160002">
            <text:p>160002</text:p>
          </table:table-cell>
          <table:table-cell office:value-type="float" office:value="461184">
            <text:p>461184</text:p>
          </table:table-cell>
          <table:table-cell office:value-type="float" office:value="266982">
            <text:p>266982</text:p>
          </table:table-cell>
          <table:table-cell office:value-type="float" office:value="223004">
            <text:p>223004</text:p>
          </table:table-cell>
        </table:table-row>
        <table:table-row table:style-name="ro1">
          <table:table-cell office:value-type="float" office:value="2419736317">
            <text:p>2419736317</text:p>
          </table:table-cell>
          <table:table-cell office:value-type="float" office:value="193890">
            <text:p>193890</text:p>
          </table:table-cell>
          <table:table-cell office:value-type="float" office:value="155254">
            <text:p>155254</text:p>
          </table:table-cell>
          <table:table-cell office:value-type="float" office:value="151564">
            <text:p>151564</text:p>
          </table:table-cell>
          <table:table-cell office:value-type="float" office:value="6245416">
            <text:p>6245416</text:p>
          </table:table-cell>
          <table:table-cell office:value-type="float" office:value="275290">
            <text:p>275290</text:p>
          </table:table-cell>
          <table:table-cell office:value-type="float" office:value="229794">
            <text:p>229794</text:p>
          </table:table-cell>
          <table:table-cell office:value-type="float" office:value="7152217682">
            <text:p>7152217682</text:p>
          </table:table-cell>
          <table:table-cell office:value-type="float" office:value="207820">
            <text:p>207820</text:p>
          </table:table-cell>
          <table:table-cell office:value-type="float" office:value="213440">
            <text:p>213440</text:p>
          </table:table-cell>
          <table:table-cell office:value-type="float" office:value="161728">
            <text:p>161728</text:p>
          </table:table-cell>
          <table:table-cell office:value-type="float" office:value="15510621">
            <text:p>15510621</text:p>
          </table:table-cell>
          <table:table-cell office:value-type="float" office:value="277542">
            <text:p>277542</text:p>
          </table:table-cell>
          <table:table-cell office:value-type="float" office:value="228696">
            <text:p>228696</text:p>
          </table:table-cell>
          <table:table-cell office:value-type="float" office:value="4252885064">
            <text:p>4252885064</text:p>
          </table:table-cell>
          <table:table-cell office:value-type="float" office:value="202732">
            <text:p>202732</text:p>
          </table:table-cell>
          <table:table-cell office:value-type="float" office:value="163546">
            <text:p>163546</text:p>
          </table:table-cell>
          <table:table-cell office:value-type="float" office:value="157864">
            <text:p>157864</text:p>
          </table:table-cell>
          <table:table-cell office:value-type="float" office:value="20133417">
            <text:p>20133417</text:p>
          </table:table-cell>
          <table:table-cell office:value-type="float" office:value="280270">
            <text:p>280270</text:p>
          </table:table-cell>
          <table:table-cell office:value-type="float" office:value="234928">
            <text:p>234928</text:p>
          </table:table-cell>
        </table:table-row>
        <table:table-row table:style-name="ro1">
          <table:table-cell office:value-type="float" office:value="1994398104">
            <text:p>1994398104</text:p>
          </table:table-cell>
          <table:table-cell office:value-type="float" office:value="197142">
            <text:p>197142</text:p>
          </table:table-cell>
          <table:table-cell office:value-type="float" office:value="183577">
            <text:p>183577</text:p>
          </table:table-cell>
          <table:table-cell office:value-type="float" office:value="150322">
            <text:p>150322</text:p>
          </table:table-cell>
          <table:table-cell office:value-type="float" office:value="14624936">
            <text:p>14624936</text:p>
          </table:table-cell>
          <table:table-cell office:value-type="float" office:value="275630">
            <text:p>275630</text:p>
          </table:table-cell>
          <table:table-cell office:value-type="float" office:value="280200">
            <text:p>280200</text:p>
          </table:table-cell>
          <table:table-cell office:value-type="float" office:value="1452650327">
            <text:p>1452650327</text:p>
          </table:table-cell>
          <table:table-cell office:value-type="float" office:value="203854">
            <text:p>203854</text:p>
          </table:table-cell>
          <table:table-cell office:value-type="float" office:value="164448">
            <text:p>164448</text:p>
          </table:table-cell>
          <table:table-cell office:value-type="float" office:value="159306">
            <text:p>159306</text:p>
          </table:table-cell>
          <table:table-cell office:value-type="float" office:value="5364326">
            <text:p>5364326</text:p>
          </table:table-cell>
          <table:table-cell office:value-type="float" office:value="280002">
            <text:p>280002</text:p>
          </table:table-cell>
          <table:table-cell office:value-type="float" office:value="232130">
            <text:p>232130</text:p>
          </table:table-cell>
          <table:table-cell office:value-type="float" office:value="8612426020">
            <text:p>8612426020</text:p>
          </table:table-cell>
          <table:table-cell office:value-type="float" office:value="282731">
            <text:p>282731</text:p>
          </table:table-cell>
          <table:table-cell office:value-type="float" office:value="161164">
            <text:p>161164</text:p>
          </table:table-cell>
          <table:table-cell office:value-type="float" office:value="157400">
            <text:p>157400</text:p>
          </table:table-cell>
          <table:table-cell office:value-type="float" office:value="23496672">
            <text:p>23496672</text:p>
          </table:table-cell>
          <table:table-cell office:value-type="float" office:value="270366">
            <text:p>270366</text:p>
          </table:table-cell>
          <table:table-cell office:value-type="float" office:value="216998">
            <text:p>216998</text:p>
          </table:table-cell>
        </table:table-row>
        <table:table-row table:style-name="ro1">
          <table:table-cell office:value-type="float" office:value="25034353884">
            <text:p>25034353884</text:p>
          </table:table-cell>
          <table:table-cell office:value-type="float" office:value="218535">
            <text:p>218535</text:p>
          </table:table-cell>
          <table:table-cell office:value-type="float" office:value="178124">
            <text:p>178124</text:p>
          </table:table-cell>
          <table:table-cell office:value-type="float" office:value="189847">
            <text:p>189847</text:p>
          </table:table-cell>
          <table:table-cell office:value-type="float" office:value="14145301">
            <text:p>14145301</text:p>
          </table:table-cell>
          <table:table-cell office:value-type="float" office:value="454580">
            <text:p>454580</text:p>
          </table:table-cell>
          <table:table-cell office:value-type="float" office:value="353676">
            <text:p>353676</text:p>
          </table:table-cell>
          <table:table-cell office:value-type="float" office:value="1739310414">
            <text:p>1739310414</text:p>
          </table:table-cell>
          <table:table-cell office:value-type="float" office:value="233482">
            <text:p>233482</text:p>
          </table:table-cell>
          <table:table-cell office:value-type="float" office:value="173682">
            <text:p>173682</text:p>
          </table:table-cell>
          <table:table-cell office:value-type="float" office:value="160218">
            <text:p>160218</text:p>
          </table:table-cell>
          <table:table-cell office:value-type="float" office:value="3616394">
            <text:p>3616394</text:p>
          </table:table-cell>
          <table:table-cell office:value-type="float" office:value="275286">
            <text:p>275286</text:p>
          </table:table-cell>
          <table:table-cell office:value-type="float" office:value="274448">
            <text:p>274448</text:p>
          </table:table-cell>
          <table:table-cell office:value-type="float" office:value="2605638961">
            <text:p>2605638961</text:p>
          </table:table-cell>
          <table:table-cell office:value-type="float" office:value="203004">
            <text:p>203004</text:p>
          </table:table-cell>
          <table:table-cell office:value-type="float" office:value="182522">
            <text:p>182522</text:p>
          </table:table-cell>
          <table:table-cell office:value-type="float" office:value="179835">
            <text:p>179835</text:p>
          </table:table-cell>
          <table:table-cell office:value-type="float" office:value="6155018">
            <text:p>6155018</text:p>
          </table:table-cell>
          <table:table-cell office:value-type="float" office:value="262824">
            <text:p>262824</text:p>
          </table:table-cell>
          <table:table-cell office:value-type="float" office:value="221234">
            <text:p>221234</text:p>
          </table:table-cell>
        </table:table-row>
        <table:table-row table:style-name="ro1">
          <table:table-cell office:value-type="float" office:value="5321463820">
            <text:p>5321463820</text:p>
          </table:table-cell>
          <table:table-cell office:value-type="float" office:value="213829">
            <text:p>213829</text:p>
          </table:table-cell>
          <table:table-cell office:value-type="float" office:value="152450">
            <text:p>152450</text:p>
          </table:table-cell>
          <table:table-cell office:value-type="float" office:value="153036">
            <text:p>153036</text:p>
          </table:table-cell>
          <table:table-cell office:value-type="float" office:value="4991438">
            <text:p>4991438</text:p>
          </table:table-cell>
          <table:table-cell office:value-type="float" office:value="310475">
            <text:p>310475</text:p>
          </table:table-cell>
          <table:table-cell office:value-type="float" office:value="254180">
            <text:p>254180</text:p>
          </table:table-cell>
          <table:table-cell office:value-type="float" office:value="2323675435">
            <text:p>2323675435</text:p>
          </table:table-cell>
          <table:table-cell office:value-type="float" office:value="244273">
            <text:p>244273</text:p>
          </table:table-cell>
          <table:table-cell office:value-type="float" office:value="209172">
            <text:p>209172</text:p>
          </table:table-cell>
          <table:table-cell office:value-type="float" office:value="199867">
            <text:p>199867</text:p>
          </table:table-cell>
          <table:table-cell office:value-type="float" office:value="27412009">
            <text:p>27412009</text:p>
          </table:table-cell>
          <table:table-cell office:value-type="float" office:value="325217">
            <text:p>325217</text:p>
          </table:table-cell>
          <table:table-cell office:value-type="float" office:value="306861">
            <text:p>306861</text:p>
          </table:table-cell>
          <table:table-cell office:value-type="float" office:value="11500696729">
            <text:p>11500696729</text:p>
          </table:table-cell>
          <table:table-cell office:value-type="float" office:value="279890">
            <text:p>279890</text:p>
          </table:table-cell>
          <table:table-cell office:value-type="float" office:value="186969">
            <text:p>186969</text:p>
          </table:table-cell>
          <table:table-cell office:value-type="float" office:value="159852">
            <text:p>159852</text:p>
          </table:table-cell>
          <table:table-cell office:value-type="float" office:value="6996758">
            <text:p>6996758</text:p>
          </table:table-cell>
          <table:table-cell office:value-type="float" office:value="254060">
            <text:p>254060</text:p>
          </table:table-cell>
          <table:table-cell office:value-type="float" office:value="222774">
            <text:p>222774</text:p>
          </table:table-cell>
        </table:table-row>
        <table:table-row table:style-name="ro1">
          <table:table-cell office:value-type="float" office:value="15036582653">
            <text:p>15036582653</text:p>
          </table:table-cell>
          <table:table-cell office:value-type="float" office:value="192732">
            <text:p>192732</text:p>
          </table:table-cell>
          <table:table-cell office:value-type="float" office:value="154668">
            <text:p>154668</text:p>
          </table:table-cell>
          <table:table-cell office:value-type="float" office:value="149854">
            <text:p>149854</text:p>
          </table:table-cell>
          <table:table-cell office:value-type="float" office:value="40640566">
            <text:p>40640566</text:p>
          </table:table-cell>
          <table:table-cell office:value-type="float" office:value="276384">
            <text:p>276384</text:p>
          </table:table-cell>
          <table:table-cell office:value-type="float" office:value="290082">
            <text:p>290082</text:p>
          </table:table-cell>
          <table:table-cell office:value-type="float" office:value="3364605429">
            <text:p>3364605429</text:p>
          </table:table-cell>
          <table:table-cell office:value-type="float" office:value="204002">
            <text:p>204002</text:p>
          </table:table-cell>
          <table:table-cell office:value-type="float" office:value="163684">
            <text:p>163684</text:p>
          </table:table-cell>
          <table:table-cell office:value-type="float" office:value="161248">
            <text:p>161248</text:p>
          </table:table-cell>
          <table:table-cell office:value-type="float" office:value="25024964">
            <text:p>25024964</text:p>
          </table:table-cell>
          <table:table-cell office:value-type="float" office:value="308350">
            <text:p>308350</text:p>
          </table:table-cell>
          <table:table-cell office:value-type="float" office:value="234620">
            <text:p>234620</text:p>
          </table:table-cell>
          <table:table-cell office:value-type="float" office:value="4350856070">
            <text:p>4350856070</text:p>
          </table:table-cell>
          <table:table-cell office:value-type="float" office:value="203252">
            <text:p>203252</text:p>
          </table:table-cell>
          <table:table-cell office:value-type="float" office:value="163660">
            <text:p>163660</text:p>
          </table:table-cell>
          <table:table-cell office:value-type="float" office:value="160514">
            <text:p>160514</text:p>
          </table:table-cell>
          <table:table-cell office:value-type="float" office:value="26016110">
            <text:p>26016110</text:p>
          </table:table-cell>
          <table:table-cell office:value-type="float" office:value="262878">
            <text:p>262878</text:p>
          </table:table-cell>
          <table:table-cell office:value-type="float" office:value="221496">
            <text:p>221496</text:p>
          </table:table-cell>
        </table:table-row>
        <table:table-row table:style-name="ro1">
          <table:table-cell office:value-type="float" office:value="1135902744">
            <text:p>1135902744</text:p>
          </table:table-cell>
          <table:table-cell office:value-type="float" office:value="193622">
            <text:p>193622</text:p>
          </table:table-cell>
          <table:table-cell office:value-type="float" office:value="154178">
            <text:p>154178</text:p>
          </table:table-cell>
          <table:table-cell office:value-type="float" office:value="170227">
            <text:p>170227</text:p>
          </table:table-cell>
          <table:table-cell office:value-type="float" office:value="11488318">
            <text:p>11488318</text:p>
          </table:table-cell>
          <table:table-cell office:value-type="float" office:value="261184">
            <text:p>261184</text:p>
          </table:table-cell>
          <table:table-cell office:value-type="float" office:value="217806">
            <text:p>217806</text:p>
          </table:table-cell>
          <table:table-cell office:value-type="float" office:value="3853026465">
            <text:p>3853026465</text:p>
          </table:table-cell>
          <table:table-cell office:value-type="float" office:value="203868">
            <text:p>203868</text:p>
          </table:table-cell>
          <table:table-cell office:value-type="float" office:value="183592">
            <text:p>183592</text:p>
          </table:table-cell>
          <table:table-cell office:value-type="float" office:value="160068">
            <text:p>160068</text:p>
          </table:table-cell>
          <table:table-cell office:value-type="float" office:value="176299571">
            <text:p>176299571</text:p>
          </table:table-cell>
          <table:table-cell office:value-type="float" office:value="286170">
            <text:p>286170</text:p>
          </table:table-cell>
          <table:table-cell office:value-type="float" office:value="241750">
            <text:p>241750</text:p>
          </table:table-cell>
          <table:table-cell office:value-type="float" office:value="8329964158">
            <text:p>8329964158</text:p>
          </table:table-cell>
          <table:table-cell office:value-type="float" office:value="204614">
            <text:p>204614</text:p>
          </table:table-cell>
          <table:table-cell office:value-type="float" office:value="163008">
            <text:p>163008</text:p>
          </table:table-cell>
          <table:table-cell office:value-type="float" office:value="160016">
            <text:p>160016</text:p>
          </table:table-cell>
          <table:table-cell office:value-type="float" office:value="495028">
            <text:p>495028</text:p>
          </table:table-cell>
          <table:table-cell office:value-type="float" office:value="277678">
            <text:p>277678</text:p>
          </table:table-cell>
          <table:table-cell office:value-type="float" office:value="239506">
            <text:p>239506</text:p>
          </table:table-cell>
        </table:table-row>
        <table:table-row table:style-name="ro1">
          <table:table-cell office:value-type="float" office:value="1291807495">
            <text:p>1291807495</text:p>
          </table:table-cell>
          <table:table-cell office:value-type="float" office:value="192468">
            <text:p>192468</text:p>
          </table:table-cell>
          <table:table-cell office:value-type="float" office:value="152016">
            <text:p>152016</text:p>
          </table:table-cell>
          <table:table-cell office:value-type="float" office:value="152532">
            <text:p>152532</text:p>
          </table:table-cell>
          <table:table-cell office:value-type="float" office:value="7399326">
            <text:p>7399326</text:p>
          </table:table-cell>
          <table:table-cell office:value-type="float" office:value="264028">
            <text:p>264028</text:p>
          </table:table-cell>
          <table:table-cell office:value-type="float" office:value="226172">
            <text:p>226172</text:p>
          </table:table-cell>
          <table:table-cell office:value-type="float" office:value="9969877841">
            <text:p>9969877841</text:p>
          </table:table-cell>
          <table:table-cell office:value-type="float" office:value="202724">
            <text:p>202724</text:p>
          </table:table-cell>
          <table:table-cell office:value-type="float" office:value="167648">
            <text:p>167648</text:p>
          </table:table-cell>
          <table:table-cell office:value-type="float" office:value="160530">
            <text:p>160530</text:p>
          </table:table-cell>
          <table:table-cell office:value-type="float" office:value="6046882">
            <text:p>6046882</text:p>
          </table:table-cell>
          <table:table-cell office:value-type="float" office:value="294660">
            <text:p>294660</text:p>
          </table:table-cell>
          <table:table-cell office:value-type="float" office:value="241048">
            <text:p>241048</text:p>
          </table:table-cell>
          <table:table-cell office:value-type="float" office:value="26693007645">
            <text:p>26693007645</text:p>
          </table:table-cell>
          <table:table-cell office:value-type="float" office:value="199902">
            <text:p>199902</text:p>
          </table:table-cell>
          <table:table-cell office:value-type="float" office:value="160958">
            <text:p>160958</text:p>
          </table:table-cell>
          <table:table-cell office:value-type="float" office:value="159614">
            <text:p>159614</text:p>
          </table:table-cell>
          <table:table-cell office:value-type="float" office:value="9668487">
            <text:p>9668487</text:p>
          </table:table-cell>
          <table:table-cell office:value-type="float" office:value="308070">
            <text:p>308070</text:p>
          </table:table-cell>
          <table:table-cell office:value-type="float" office:value="221742">
            <text:p>221742</text:p>
          </table:table-cell>
        </table:table-row>
        <table:table-row table:style-name="ro1">
          <table:table-cell office:value-type="float" office:value="1430626089">
            <text:p>1430626089</text:p>
          </table:table-cell>
          <table:table-cell office:value-type="float" office:value="191698">
            <text:p>191698</text:p>
          </table:table-cell>
          <table:table-cell office:value-type="float" office:value="152256">
            <text:p>152256</text:p>
          </table:table-cell>
          <table:table-cell office:value-type="float" office:value="153560">
            <text:p>153560</text:p>
          </table:table-cell>
          <table:table-cell office:value-type="float" office:value="15710751">
            <text:p>15710751</text:p>
          </table:table-cell>
          <table:table-cell office:value-type="float" office:value="277652">
            <text:p>277652</text:p>
          </table:table-cell>
          <table:table-cell office:value-type="float" office:value="231144">
            <text:p>231144</text:p>
          </table:table-cell>
          <table:table-cell office:value-type="float" office:value="10169251792">
            <text:p>10169251792</text:p>
          </table:table-cell>
          <table:table-cell office:value-type="float" office:value="201024">
            <text:p>201024</text:p>
          </table:table-cell>
          <table:table-cell office:value-type="float" office:value="165980">
            <text:p>165980</text:p>
          </table:table-cell>
          <table:table-cell office:value-type="float" office:value="160268">
            <text:p>160268</text:p>
          </table:table-cell>
          <table:table-cell office:value-type="float" office:value="9825238">
            <text:p>9825238</text:p>
          </table:table-cell>
          <table:table-cell office:value-type="float" office:value="264218">
            <text:p>264218</text:p>
          </table:table-cell>
          <table:table-cell office:value-type="float" office:value="220408">
            <text:p>220408</text:p>
          </table:table-cell>
          <table:table-cell office:value-type="float" office:value="5093855853">
            <text:p>5093855853</text:p>
          </table:table-cell>
          <table:table-cell office:value-type="float" office:value="224019">
            <text:p>224019</text:p>
          </table:table-cell>
          <table:table-cell office:value-type="float" office:value="163338">
            <text:p>163338</text:p>
          </table:table-cell>
          <table:table-cell office:value-type="float" office:value="161380">
            <text:p>161380</text:p>
          </table:table-cell>
          <table:table-cell office:value-type="float" office:value="8646903">
            <text:p>8646903</text:p>
          </table:table-cell>
          <table:table-cell office:value-type="float" office:value="270502">
            <text:p>270502</text:p>
          </table:table-cell>
          <table:table-cell office:value-type="float" office:value="237398">
            <text:p>237398</text:p>
          </table:table-cell>
        </table:table-row>
        <table:table-row table:style-name="ro1">
          <table:table-cell office:value-type="float" office:value="1207992258">
            <text:p>1207992258</text:p>
          </table:table-cell>
          <table:table-cell office:value-type="float" office:value="195214">
            <text:p>195214</text:p>
          </table:table-cell>
          <table:table-cell office:value-type="float" office:value="170566">
            <text:p>170566</text:p>
          </table:table-cell>
          <table:table-cell office:value-type="float" office:value="151012">
            <text:p>151012</text:p>
          </table:table-cell>
          <table:table-cell office:value-type="float" office:value="26311104">
            <text:p>26311104</text:p>
          </table:table-cell>
          <table:table-cell office:value-type="float" office:value="282038">
            <text:p>282038</text:p>
          </table:table-cell>
          <table:table-cell office:value-type="float" office:value="228494">
            <text:p>228494</text:p>
          </table:table-cell>
          <table:table-cell office:value-type="float" office:value="1875475728">
            <text:p>1875475728</text:p>
          </table:table-cell>
          <table:table-cell office:value-type="float" office:value="277010">
            <text:p>277010</text:p>
          </table:table-cell>
          <table:table-cell office:value-type="float" office:value="169390">
            <text:p>169390</text:p>
          </table:table-cell>
          <table:table-cell office:value-type="float" office:value="161420">
            <text:p>161420</text:p>
          </table:table-cell>
          <table:table-cell office:value-type="float" office:value="3564500">
            <text:p>3564500</text:p>
          </table:table-cell>
          <table:table-cell office:value-type="float" office:value="265090">
            <text:p>265090</text:p>
          </table:table-cell>
          <table:table-cell office:value-type="float" office:value="221252">
            <text:p>221252</text:p>
          </table:table-cell>
          <table:table-cell office:value-type="float" office:value="6217701328">
            <text:p>6217701328</text:p>
          </table:table-cell>
          <table:table-cell office:value-type="float" office:value="236783">
            <text:p>236783</text:p>
          </table:table-cell>
          <table:table-cell office:value-type="float" office:value="162558">
            <text:p>162558</text:p>
          </table:table-cell>
          <table:table-cell office:value-type="float" office:value="157046">
            <text:p>157046</text:p>
          </table:table-cell>
          <table:table-cell office:value-type="float" office:value="15014450">
            <text:p>15014450</text:p>
          </table:table-cell>
          <table:table-cell office:value-type="float" office:value="260532">
            <text:p>260532</text:p>
          </table:table-cell>
          <table:table-cell office:value-type="float" office:value="219806">
            <text:p>219806</text:p>
          </table:table-cell>
        </table:table-row>
        <table:table-row table:style-name="ro1">
          <table:table-cell office:value-type="float" office:value="7824954951">
            <text:p>7824954951</text:p>
          </table:table-cell>
          <table:table-cell office:value-type="float" office:value="192102">
            <text:p>192102</text:p>
          </table:table-cell>
          <table:table-cell office:value-type="float" office:value="153656">
            <text:p>153656</text:p>
          </table:table-cell>
          <table:table-cell office:value-type="float" office:value="157486">
            <text:p>157486</text:p>
          </table:table-cell>
          <table:table-cell office:value-type="float" office:value="14063883">
            <text:p>14063883</text:p>
          </table:table-cell>
          <table:table-cell office:value-type="float" office:value="272776">
            <text:p>272776</text:p>
          </table:table-cell>
          <table:table-cell office:value-type="float" office:value="225130">
            <text:p>225130</text:p>
          </table:table-cell>
          <table:table-cell office:value-type="float" office:value="4092549726">
            <text:p>4092549726</text:p>
          </table:table-cell>
          <table:table-cell office:value-type="float" office:value="206896">
            <text:p>206896</text:p>
          </table:table-cell>
          <table:table-cell office:value-type="float" office:value="168222">
            <text:p>168222</text:p>
          </table:table-cell>
          <table:table-cell office:value-type="float" office:value="161016">
            <text:p>161016</text:p>
          </table:table-cell>
          <table:table-cell office:value-type="float" office:value="470946">
            <text:p>470946</text:p>
          </table:table-cell>
          <table:table-cell office:value-type="float" office:value="274606">
            <text:p>274606</text:p>
          </table:table-cell>
          <table:table-cell office:value-type="float" office:value="228342">
            <text:p>228342</text:p>
          </table:table-cell>
          <table:table-cell office:value-type="float" office:value="5432359774">
            <text:p>5432359774</text:p>
          </table:table-cell>
          <table:table-cell office:value-type="float" office:value="201398">
            <text:p>201398</text:p>
          </table:table-cell>
          <table:table-cell office:value-type="float" office:value="164098">
            <text:p>164098</text:p>
          </table:table-cell>
          <table:table-cell office:value-type="float" office:value="158850">
            <text:p>158850</text:p>
          </table:table-cell>
          <table:table-cell office:value-type="float" office:value="6240848">
            <text:p>6240848</text:p>
          </table:table-cell>
          <table:table-cell office:value-type="float" office:value="346496">
            <text:p>346496</text:p>
          </table:table-cell>
          <table:table-cell office:value-type="float" office:value="239882">
            <text:p>239882</text:p>
          </table:table-cell>
        </table:table-row>
        <table:table-row table:style-name="ro1">
          <table:table-cell office:value-type="float" office:value="2298192171">
            <text:p>2298192171</text:p>
          </table:table-cell>
          <table:table-cell office:value-type="float" office:value="216430">
            <text:p>216430</text:p>
          </table:table-cell>
          <table:table-cell office:value-type="float" office:value="171001">
            <text:p>171001</text:p>
          </table:table-cell>
          <table:table-cell office:value-type="float" office:value="170587">
            <text:p>170587</text:p>
          </table:table-cell>
          <table:table-cell office:value-type="float" office:value="31530560">
            <text:p>31530560</text:p>
          </table:table-cell>
          <table:table-cell office:value-type="float" office:value="278406">
            <text:p>278406</text:p>
          </table:table-cell>
          <table:table-cell office:value-type="float" office:value="232718">
            <text:p>232718</text:p>
          </table:table-cell>
          <table:table-cell office:value-type="float" office:value="1861303855">
            <text:p>1861303855</text:p>
          </table:table-cell>
          <table:table-cell office:value-type="float" office:value="236809">
            <text:p>236809</text:p>
          </table:table-cell>
          <table:table-cell office:value-type="float" office:value="166944">
            <text:p>166944</text:p>
          </table:table-cell>
          <table:table-cell office:value-type="float" office:value="161516">
            <text:p>161516</text:p>
          </table:table-cell>
          <table:table-cell office:value-type="float" office:value="8124933">
            <text:p>8124933</text:p>
          </table:table-cell>
          <table:table-cell office:value-type="float" office:value="265328">
            <text:p>265328</text:p>
          </table:table-cell>
          <table:table-cell office:value-type="float" office:value="228478">
            <text:p>228478</text:p>
          </table:table-cell>
          <table:table-cell office:value-type="float" office:value="2952306476">
            <text:p>2952306476</text:p>
          </table:table-cell>
          <table:table-cell office:value-type="float" office:value="243036">
            <text:p>243036</text:p>
          </table:table-cell>
          <table:table-cell office:value-type="float" office:value="164612">
            <text:p>164612</text:p>
          </table:table-cell>
          <table:table-cell office:value-type="float" office:value="160054">
            <text:p>160054</text:p>
          </table:table-cell>
          <table:table-cell office:value-type="float" office:value="2444236">
            <text:p>2444236</text:p>
          </table:table-cell>
          <table:table-cell office:value-type="float" office:value="323827">
            <text:p>323827</text:p>
          </table:table-cell>
          <table:table-cell office:value-type="float" office:value="230514">
            <text:p>230514</text:p>
          </table:table-cell>
        </table:table-row>
        <table:table-row table:style-name="ro1">
          <table:table-cell office:value-type="float" office:value="2152105125">
            <text:p>2152105125</text:p>
          </table:table-cell>
          <table:table-cell office:value-type="float" office:value="193808">
            <text:p>193808</text:p>
          </table:table-cell>
          <table:table-cell office:value-type="float" office:value="170783">
            <text:p>170783</text:p>
          </table:table-cell>
          <table:table-cell office:value-type="float" office:value="155228">
            <text:p>155228</text:p>
          </table:table-cell>
          <table:table-cell office:value-type="float" office:value="33938791">
            <text:p>33938791</text:p>
          </table:table-cell>
          <table:table-cell office:value-type="float" office:value="276550">
            <text:p>276550</text:p>
          </table:table-cell>
          <table:table-cell office:value-type="float" office:value="268528">
            <text:p>268528</text:p>
          </table:table-cell>
          <table:table-cell office:value-type="float" office:value="3483292405">
            <text:p>3483292405</text:p>
          </table:table-cell>
          <table:table-cell office:value-type="float" office:value="248148">
            <text:p>248148</text:p>
          </table:table-cell>
          <table:table-cell office:value-type="float" office:value="165706">
            <text:p>165706</text:p>
          </table:table-cell>
          <table:table-cell office:value-type="float" office:value="160280">
            <text:p>160280</text:p>
          </table:table-cell>
          <table:table-cell office:value-type="float" office:value="10011636">
            <text:p>10011636</text:p>
          </table:table-cell>
          <table:table-cell office:value-type="float" office:value="282276">
            <text:p>282276</text:p>
          </table:table-cell>
          <table:table-cell office:value-type="float" office:value="240916">
            <text:p>240916</text:p>
          </table:table-cell>
          <table:table-cell office:value-type="float" office:value="2169699272">
            <text:p>2169699272</text:p>
          </table:table-cell>
          <table:table-cell office:value-type="float" office:value="202640">
            <text:p>202640</text:p>
          </table:table-cell>
          <table:table-cell office:value-type="float" office:value="162150">
            <text:p>162150</text:p>
          </table:table-cell>
          <table:table-cell office:value-type="float" office:value="158528">
            <text:p>158528</text:p>
          </table:table-cell>
          <table:table-cell office:value-type="float" office:value="12016848">
            <text:p>12016848</text:p>
          </table:table-cell>
          <table:table-cell office:value-type="float" office:value="264102">
            <text:p>264102</text:p>
          </table:table-cell>
          <table:table-cell office:value-type="float" office:value="221884">
            <text:p>221884</text:p>
          </table:table-cell>
        </table:table-row>
        <table:table-row table:style-name="ro1">
          <table:table-cell office:value-type="float" office:value="3245963326">
            <text:p>3245963326</text:p>
          </table:table-cell>
          <table:table-cell office:value-type="float" office:value="217655">
            <text:p>217655</text:p>
          </table:table-cell>
          <table:table-cell office:value-type="float" office:value="153216">
            <text:p>153216</text:p>
          </table:table-cell>
          <table:table-cell office:value-type="float" office:value="149116">
            <text:p>149116</text:p>
          </table:table-cell>
          <table:table-cell office:value-type="float" office:value="24128282">
            <text:p>24128282</text:p>
          </table:table-cell>
          <table:table-cell office:value-type="float" office:value="267298">
            <text:p>267298</text:p>
          </table:table-cell>
          <table:table-cell office:value-type="float" office:value="228878">
            <text:p>228878</text:p>
          </table:table-cell>
          <table:table-cell office:value-type="float" office:value="3793607569">
            <text:p>3793607569</text:p>
          </table:table-cell>
          <table:table-cell office:value-type="float" office:value="211880">
            <text:p>211880</text:p>
          </table:table-cell>
          <table:table-cell office:value-type="float" office:value="165836">
            <text:p>165836</text:p>
          </table:table-cell>
          <table:table-cell office:value-type="float" office:value="161698">
            <text:p>161698</text:p>
          </table:table-cell>
          <table:table-cell office:value-type="float" office:value="4490308">
            <text:p>4490308</text:p>
          </table:table-cell>
          <table:table-cell office:value-type="float" office:value="294020">
            <text:p>294020</text:p>
          </table:table-cell>
          <table:table-cell office:value-type="float" office:value="250905">
            <text:p>250905</text:p>
          </table:table-cell>
          <table:table-cell office:value-type="float" office:value="3238460967">
            <text:p>3238460967</text:p>
          </table:table-cell>
          <table:table-cell office:value-type="float" office:value="205162">
            <text:p>205162</text:p>
          </table:table-cell>
          <table:table-cell office:value-type="float" office:value="162198">
            <text:p>162198</text:p>
          </table:table-cell>
          <table:table-cell office:value-type="float" office:value="160024">
            <text:p>160024</text:p>
          </table:table-cell>
          <table:table-cell office:value-type="float" office:value="7103888">
            <text:p>7103888</text:p>
          </table:table-cell>
          <table:table-cell office:value-type="float" office:value="275194">
            <text:p>275194</text:p>
          </table:table-cell>
          <table:table-cell office:value-type="float" office:value="237502">
            <text:p>237502</text:p>
          </table:table-cell>
        </table:table-row>
        <table:table-row table:style-name="ro1">
          <table:table-cell office:value-type="float" office:value="2312053972">
            <text:p>2312053972</text:p>
          </table:table-cell>
          <table:table-cell office:value-type="float" office:value="193882">
            <text:p>193882</text:p>
          </table:table-cell>
          <table:table-cell office:value-type="float" office:value="153516">
            <text:p>153516</text:p>
          </table:table-cell>
          <table:table-cell office:value-type="float" office:value="152280">
            <text:p>152280</text:p>
          </table:table-cell>
          <table:table-cell office:value-type="float" office:value="35882622">
            <text:p>35882622</text:p>
          </table:table-cell>
          <table:table-cell office:value-type="float" office:value="261632">
            <text:p>261632</text:p>
          </table:table-cell>
          <table:table-cell office:value-type="float" office:value="218256">
            <text:p>218256</text:p>
          </table:table-cell>
          <table:table-cell office:value-type="float" office:value="2528278753">
            <text:p>2528278753</text:p>
          </table:table-cell>
          <table:table-cell office:value-type="float" office:value="204646">
            <text:p>204646</text:p>
          </table:table-cell>
          <table:table-cell office:value-type="float" office:value="165262">
            <text:p>165262</text:p>
          </table:table-cell>
          <table:table-cell office:value-type="float" office:value="181843">
            <text:p>181843</text:p>
          </table:table-cell>
          <table:table-cell office:value-type="float" office:value="7100096">
            <text:p>7100096</text:p>
          </table:table-cell>
          <table:table-cell office:value-type="float" office:value="282254">
            <text:p>282254</text:p>
          </table:table-cell>
          <table:table-cell office:value-type="float" office:value="238208">
            <text:p>238208</text:p>
          </table:table-cell>
          <table:table-cell office:value-type="float" office:value="9153425631">
            <text:p>9153425631</text:p>
          </table:table-cell>
          <table:table-cell office:value-type="float" office:value="201468">
            <text:p>201468</text:p>
          </table:table-cell>
          <table:table-cell office:value-type="float" office:value="162370">
            <text:p>162370</text:p>
          </table:table-cell>
          <table:table-cell office:value-type="float" office:value="160272">
            <text:p>160272</text:p>
          </table:table-cell>
          <table:table-cell office:value-type="float" office:value="23884823">
            <text:p>23884823</text:p>
          </table:table-cell>
          <table:table-cell office:value-type="float" office:value="310807">
            <text:p>310807</text:p>
          </table:table-cell>
          <table:table-cell office:value-type="float" office:value="240804">
            <text:p>240804</text:p>
          </table:table-cell>
        </table:table-row>
        <table:table-row table:style-name="ro1">
          <table:table-cell office:value-type="float" office:value="2866729153">
            <text:p>2866729153</text:p>
          </table:table-cell>
          <table:table-cell office:value-type="float" office:value="192826">
            <text:p>192826</text:p>
          </table:table-cell>
          <table:table-cell office:value-type="float" office:value="151520">
            <text:p>151520</text:p>
          </table:table-cell>
          <table:table-cell office:value-type="float" office:value="151002">
            <text:p>151002</text:p>
          </table:table-cell>
          <table:table-cell office:value-type="float" office:value="4867450">
            <text:p>4867450</text:p>
          </table:table-cell>
          <table:table-cell office:value-type="float" office:value="265216">
            <text:p>265216</text:p>
          </table:table-cell>
          <table:table-cell office:value-type="float" office:value="249882">
            <text:p>249882</text:p>
          </table:table-cell>
          <table:table-cell office:value-type="float" office:value="2722924450">
            <text:p>2722924450</text:p>
          </table:table-cell>
          <table:table-cell office:value-type="float" office:value="204192">
            <text:p>204192</text:p>
          </table:table-cell>
          <table:table-cell office:value-type="float" office:value="187825">
            <text:p>187825</text:p>
          </table:table-cell>
          <table:table-cell office:value-type="float" office:value="161248">
            <text:p>161248</text:p>
          </table:table-cell>
          <table:table-cell office:value-type="float" office:value="247786">
            <text:p>247786</text:p>
          </table:table-cell>
          <table:table-cell office:value-type="float" office:value="307594">
            <text:p>307594</text:p>
          </table:table-cell>
          <table:table-cell office:value-type="float" office:value="228696">
            <text:p>228696</text:p>
          </table:table-cell>
          <table:table-cell office:value-type="float" office:value="6599862358">
            <text:p>6599862358</text:p>
          </table:table-cell>
          <table:table-cell office:value-type="float" office:value="204808">
            <text:p>204808</text:p>
          </table:table-cell>
          <table:table-cell office:value-type="float" office:value="164810">
            <text:p>164810</text:p>
          </table:table-cell>
          <table:table-cell office:value-type="float" office:value="156876">
            <text:p>156876</text:p>
          </table:table-cell>
          <table:table-cell office:value-type="float" office:value="701896">
            <text:p>701896</text:p>
          </table:table-cell>
          <table:table-cell office:value-type="float" office:value="268482">
            <text:p>268482</text:p>
          </table:table-cell>
          <table:table-cell office:value-type="float" office:value="222864">
            <text:p>222864</text:p>
          </table:table-cell>
        </table:table-row>
        <table:table-row table:style-name="ro1">
          <table:table-cell office:value-type="float" office:value="20924355862">
            <text:p>20924355862</text:p>
          </table:table-cell>
          <table:table-cell office:value-type="float" office:value="192042">
            <text:p>192042</text:p>
          </table:table-cell>
          <table:table-cell office:value-type="float" office:value="151216">
            <text:p>151216</text:p>
          </table:table-cell>
          <table:table-cell office:value-type="float" office:value="150126">
            <text:p>150126</text:p>
          </table:table-cell>
          <table:table-cell office:value-type="float" office:value="779688">
            <text:p>779688</text:p>
          </table:table-cell>
          <table:table-cell office:value-type="float" office:value="255640">
            <text:p>255640</text:p>
          </table:table-cell>
          <table:table-cell office:value-type="float" office:value="214880">
            <text:p>214880</text:p>
          </table:table-cell>
          <table:table-cell office:value-type="float" office:value="23218768636">
            <text:p>23218768636</text:p>
          </table:table-cell>
          <table:table-cell office:value-type="float" office:value="206186">
            <text:p>206186</text:p>
          </table:table-cell>
          <table:table-cell office:value-type="float" office:value="165018">
            <text:p>165018</text:p>
          </table:table-cell>
          <table:table-cell office:value-type="float" office:value="163468">
            <text:p>163468</text:p>
          </table:table-cell>
          <table:table-cell office:value-type="float" office:value="34902788">
            <text:p>34902788</text:p>
          </table:table-cell>
          <table:table-cell office:value-type="float" office:value="288626">
            <text:p>288626</text:p>
          </table:table-cell>
          <table:table-cell office:value-type="float" office:value="262297">
            <text:p>262297</text:p>
          </table:table-cell>
          <table:table-cell office:value-type="float" office:value="9853074422">
            <text:p>9853074422</text:p>
          </table:table-cell>
          <table:table-cell office:value-type="float" office:value="201076">
            <text:p>201076</text:p>
          </table:table-cell>
          <table:table-cell office:value-type="float" office:value="161836">
            <text:p>161836</text:p>
          </table:table-cell>
          <table:table-cell office:value-type="float" office:value="157808">
            <text:p>157808</text:p>
          </table:table-cell>
          <table:table-cell office:value-type="float" office:value="14153789">
            <text:p>14153789</text:p>
          </table:table-cell>
          <table:table-cell office:value-type="float" office:value="268794">
            <text:p>268794</text:p>
          </table:table-cell>
          <table:table-cell office:value-type="float" office:value="227390">
            <text:p>227390</text:p>
          </table:table-cell>
        </table:table-row>
        <table:table-row table:style-name="ro1">
          <table:table-cell office:value-type="float" office:value="5760111583">
            <text:p>5760111583</text:p>
          </table:table-cell>
          <table:table-cell office:value-type="float" office:value="195692">
            <text:p>195692</text:p>
          </table:table-cell>
          <table:table-cell office:value-type="float" office:value="151772">
            <text:p>151772</text:p>
          </table:table-cell>
          <table:table-cell office:value-type="float" office:value="149130">
            <text:p>149130</text:p>
          </table:table-cell>
          <table:table-cell office:value-type="float" office:value="2648967">
            <text:p>2648967</text:p>
          </table:table-cell>
          <table:table-cell office:value-type="float" office:value="270540">
            <text:p>270540</text:p>
          </table:table-cell>
          <table:table-cell office:value-type="float" office:value="226224">
            <text:p>226224</text:p>
          </table:table-cell>
          <table:table-cell office:value-type="float" office:value="13736738447">
            <text:p>13736738447</text:p>
          </table:table-cell>
          <table:table-cell office:value-type="float" office:value="204976">
            <text:p>204976</text:p>
          </table:table-cell>
          <table:table-cell office:value-type="float" office:value="166318">
            <text:p>166318</text:p>
          </table:table-cell>
          <table:table-cell office:value-type="float" office:value="160590">
            <text:p>160590</text:p>
          </table:table-cell>
          <table:table-cell office:value-type="float" office:value="8532074">
            <text:p>8532074</text:p>
          </table:table-cell>
          <table:table-cell office:value-type="float" office:value="294518">
            <text:p>294518</text:p>
          </table:table-cell>
          <table:table-cell office:value-type="float" office:value="217794">
            <text:p>217794</text:p>
          </table:table-cell>
          <table:table-cell office:value-type="float" office:value="544076300">
            <text:p>544076300</text:p>
          </table:table-cell>
          <table:table-cell office:value-type="float" office:value="202876">
            <text:p>202876</text:p>
          </table:table-cell>
          <table:table-cell office:value-type="float" office:value="161392">
            <text:p>161392</text:p>
          </table:table-cell>
          <table:table-cell office:value-type="float" office:value="164168">
            <text:p>164168</text:p>
          </table:table-cell>
          <table:table-cell office:value-type="float" office:value="1452172">
            <text:p>1452172</text:p>
          </table:table-cell>
          <table:table-cell office:value-type="float" office:value="285828">
            <text:p>285828</text:p>
          </table:table-cell>
          <table:table-cell office:value-type="float" office:value="231948">
            <text:p>231948</text:p>
          </table:table-cell>
        </table:table-row>
        <table:table-row table:style-name="ro1">
          <table:table-cell office:value-type="float" office:value="8812002281">
            <text:p>8812002281</text:p>
          </table:table-cell>
          <table:table-cell office:value-type="float" office:value="192950">
            <text:p>192950</text:p>
          </table:table-cell>
          <table:table-cell office:value-type="float" office:value="153734">
            <text:p>153734</text:p>
          </table:table-cell>
          <table:table-cell office:value-type="float" office:value="150376">
            <text:p>150376</text:p>
          </table:table-cell>
          <table:table-cell office:value-type="float" office:value="2619699">
            <text:p>2619699</text:p>
          </table:table-cell>
          <table:table-cell office:value-type="float" office:value="271798">
            <text:p>271798</text:p>
          </table:table-cell>
          <table:table-cell office:value-type="float" office:value="228242">
            <text:p>228242</text:p>
          </table:table-cell>
          <table:table-cell office:value-type="float" office:value="16107433099">
            <text:p>16107433099</text:p>
          </table:table-cell>
          <table:table-cell office:value-type="float" office:value="399531">
            <text:p>399531</text:p>
          </table:table-cell>
          <table:table-cell office:value-type="float" office:value="170678">
            <text:p>170678</text:p>
          </table:table-cell>
          <table:table-cell office:value-type="float" office:value="161314">
            <text:p>161314</text:p>
          </table:table-cell>
          <table:table-cell office:value-type="float" office:value="10568059">
            <text:p>10568059</text:p>
          </table:table-cell>
          <table:table-cell office:value-type="float" office:value="282374">
            <text:p>282374</text:p>
          </table:table-cell>
          <table:table-cell office:value-type="float" office:value="300243">
            <text:p>300243</text:p>
          </table:table-cell>
          <table:table-cell office:value-type="float" office:value="19509499540">
            <text:p>19509499540</text:p>
          </table:table-cell>
          <table:table-cell office:value-type="float" office:value="251936">
            <text:p>251936</text:p>
          </table:table-cell>
          <table:table-cell office:value-type="float" office:value="300067">
            <text:p>300067</text:p>
          </table:table-cell>
          <table:table-cell office:value-type="float" office:value="283749">
            <text:p>283749</text:p>
          </table:table-cell>
          <table:table-cell office:value-type="float" office:value="15680864">
            <text:p>15680864</text:p>
          </table:table-cell>
          <table:table-cell office:value-type="float" office:value="620467">
            <text:p>620467</text:p>
          </table:table-cell>
          <table:table-cell office:value-type="float" office:value="753786">
            <text:p>753786</text:p>
          </table:table-cell>
        </table:table-row>
        <table:table-row table:style-name="ro1">
          <table:table-cell office:value-type="float" office:value="20960332688">
            <text:p>20960332688</text:p>
          </table:table-cell>
          <table:table-cell office:value-type="float" office:value="190102">
            <text:p>190102</text:p>
          </table:table-cell>
          <table:table-cell office:value-type="float" office:value="152018">
            <text:p>152018</text:p>
          </table:table-cell>
          <table:table-cell office:value-type="float" office:value="151464">
            <text:p>151464</text:p>
          </table:table-cell>
          <table:table-cell office:value-type="float" office:value="6459295">
            <text:p>6459295</text:p>
          </table:table-cell>
          <table:table-cell office:value-type="float" office:value="253690">
            <text:p>253690</text:p>
          </table:table-cell>
          <table:table-cell office:value-type="float" office:value="214282">
            <text:p>214282</text:p>
          </table:table-cell>
          <table:table-cell office:value-type="float" office:value="7569056075">
            <text:p>7569056075</text:p>
          </table:table-cell>
          <table:table-cell office:value-type="float" office:value="258714">
            <text:p>258714</text:p>
          </table:table-cell>
          <table:table-cell office:value-type="float" office:value="167674">
            <text:p>167674</text:p>
          </table:table-cell>
          <table:table-cell office:value-type="float" office:value="159254">
            <text:p>159254</text:p>
          </table:table-cell>
          <table:table-cell office:value-type="float" office:value="466238">
            <text:p>466238</text:p>
          </table:table-cell>
          <table:table-cell office:value-type="float" office:value="368362">
            <text:p>368362</text:p>
          </table:table-cell>
          <table:table-cell office:value-type="float" office:value="382632">
            <text:p>382632</text:p>
          </table:table-cell>
          <table:table-cell office:value-type="float" office:value="3974904387">
            <text:p>3974904387</text:p>
          </table:table-cell>
          <table:table-cell office:value-type="float" office:value="203354">
            <text:p>203354</text:p>
          </table:table-cell>
          <table:table-cell office:value-type="float" office:value="164324">
            <text:p>164324</text:p>
          </table:table-cell>
          <table:table-cell office:value-type="float" office:value="193178">
            <text:p>193178</text:p>
          </table:table-cell>
          <table:table-cell office:value-type="float" office:value="4815676">
            <text:p>4815676</text:p>
          </table:table-cell>
          <table:table-cell office:value-type="float" office:value="274152">
            <text:p>274152</text:p>
          </table:table-cell>
          <table:table-cell office:value-type="float" office:value="232074">
            <text:p>232074</text:p>
          </table:table-cell>
        </table:table-row>
        <table:table-row table:style-name="ro1">
          <table:table-cell office:value-type="float" office:value="30829348072">
            <text:p>30829348072</text:p>
          </table:table-cell>
          <table:table-cell office:value-type="float" office:value="231270">
            <text:p>231270</text:p>
          </table:table-cell>
          <table:table-cell office:value-type="float" office:value="187125">
            <text:p>187125</text:p>
          </table:table-cell>
          <table:table-cell office:value-type="float" office:value="151118">
            <text:p>151118</text:p>
          </table:table-cell>
          <table:table-cell office:value-type="float" office:value="13800554">
            <text:p>13800554</text:p>
          </table:table-cell>
          <table:table-cell office:value-type="float" office:value="272600">
            <text:p>272600</text:p>
          </table:table-cell>
          <table:table-cell office:value-type="float" office:value="260195">
            <text:p>260195</text:p>
          </table:table-cell>
          <table:table-cell office:value-type="float" office:value="2219736632">
            <text:p>2219736632</text:p>
          </table:table-cell>
          <table:table-cell office:value-type="float" office:value="204732">
            <text:p>204732</text:p>
          </table:table-cell>
          <table:table-cell office:value-type="float" office:value="165372">
            <text:p>165372</text:p>
          </table:table-cell>
          <table:table-cell office:value-type="float" office:value="159856">
            <text:p>159856</text:p>
          </table:table-cell>
          <table:table-cell office:value-type="float" office:value="250956">
            <text:p>250956</text:p>
          </table:table-cell>
          <table:table-cell office:value-type="float" office:value="270088">
            <text:p>270088</text:p>
          </table:table-cell>
          <table:table-cell office:value-type="float" office:value="230328">
            <text:p>230328</text:p>
          </table:table-cell>
          <table:table-cell office:value-type="float" office:value="2704944037">
            <text:p>2704944037</text:p>
          </table:table-cell>
          <table:table-cell office:value-type="float" office:value="203516">
            <text:p>203516</text:p>
          </table:table-cell>
          <table:table-cell office:value-type="float" office:value="165544">
            <text:p>165544</text:p>
          </table:table-cell>
          <table:table-cell office:value-type="float" office:value="160088">
            <text:p>160088</text:p>
          </table:table-cell>
          <table:table-cell office:value-type="float" office:value="1156474">
            <text:p>1156474</text:p>
          </table:table-cell>
          <table:table-cell office:value-type="float" office:value="277328">
            <text:p>277328</text:p>
          </table:table-cell>
          <table:table-cell office:value-type="float" office:value="233418">
            <text:p>233418</text:p>
          </table:table-cell>
        </table:table-row>
        <table:table-row table:style-name="ro1">
          <table:table-cell office:value-type="float" office:value="9674242473">
            <text:p>9674242473</text:p>
          </table:table-cell>
          <table:table-cell office:value-type="float" office:value="192044">
            <text:p>192044</text:p>
          </table:table-cell>
          <table:table-cell office:value-type="float" office:value="150640">
            <text:p>150640</text:p>
          </table:table-cell>
          <table:table-cell office:value-type="float" office:value="152408">
            <text:p>152408</text:p>
          </table:table-cell>
          <table:table-cell office:value-type="float" office:value="3334754">
            <text:p>3334754</text:p>
          </table:table-cell>
          <table:table-cell office:value-type="float" office:value="275932">
            <text:p>275932</text:p>
          </table:table-cell>
          <table:table-cell office:value-type="float" office:value="213824">
            <text:p>213824</text:p>
          </table:table-cell>
          <table:table-cell office:value-type="float" office:value="5124563014">
            <text:p>5124563014</text:p>
          </table:table-cell>
          <table:table-cell office:value-type="float" office:value="204594">
            <text:p>204594</text:p>
          </table:table-cell>
          <table:table-cell office:value-type="float" office:value="164936">
            <text:p>164936</text:p>
          </table:table-cell>
          <table:table-cell office:value-type="float" office:value="160676">
            <text:p>160676</text:p>
          </table:table-cell>
          <table:table-cell office:value-type="float" office:value="23008006">
            <text:p>23008006</text:p>
          </table:table-cell>
          <table:table-cell office:value-type="float" office:value="351404">
            <text:p>351404</text:p>
          </table:table-cell>
          <table:table-cell office:value-type="float" office:value="245134">
            <text:p>245134</text:p>
          </table:table-cell>
          <table:table-cell office:value-type="float" office:value="4777902833">
            <text:p>4777902833</text:p>
          </table:table-cell>
          <table:table-cell office:value-type="float" office:value="250353">
            <text:p>250353</text:p>
          </table:table-cell>
          <table:table-cell office:value-type="float" office:value="207007">
            <text:p>207007</text:p>
          </table:table-cell>
          <table:table-cell office:value-type="float" office:value="202978">
            <text:p>202978</text:p>
          </table:table-cell>
          <table:table-cell office:value-type="float" office:value="9155208">
            <text:p>9155208</text:p>
          </table:table-cell>
          <table:table-cell office:value-type="float" office:value="354909">
            <text:p>354909</text:p>
          </table:table-cell>
          <table:table-cell office:value-type="float" office:value="241476">
            <text:p>241476</text:p>
          </table:table-cell>
        </table:table-row>
        <table:table-row table:style-name="ro1">
          <table:table-cell office:value-type="float" office:value="3684373676">
            <text:p>3684373676</text:p>
          </table:table-cell>
          <table:table-cell office:value-type="float" office:value="227280">
            <text:p>227280</text:p>
          </table:table-cell>
          <table:table-cell office:value-type="float" office:value="151588">
            <text:p>151588</text:p>
          </table:table-cell>
          <table:table-cell office:value-type="float" office:value="150232">
            <text:p>150232</text:p>
          </table:table-cell>
          <table:table-cell office:value-type="float" office:value="3354941">
            <text:p>3354941</text:p>
          </table:table-cell>
          <table:table-cell office:value-type="float" office:value="271160">
            <text:p>271160</text:p>
          </table:table-cell>
          <table:table-cell office:value-type="float" office:value="229144">
            <text:p>229144</text:p>
          </table:table-cell>
          <table:table-cell office:value-type="float" office:value="23963784078">
            <text:p>23963784078</text:p>
          </table:table-cell>
          <table:table-cell office:value-type="float" office:value="204012">
            <text:p>204012</text:p>
          </table:table-cell>
          <table:table-cell office:value-type="float" office:value="167830">
            <text:p>167830</text:p>
          </table:table-cell>
          <table:table-cell office:value-type="float" office:value="161448">
            <text:p>161448</text:p>
          </table:table-cell>
          <table:table-cell office:value-type="float" office:value="926534">
            <text:p>926534</text:p>
          </table:table-cell>
          <table:table-cell office:value-type="float" office:value="279212">
            <text:p>279212</text:p>
          </table:table-cell>
          <table:table-cell office:value-type="float" office:value="245962">
            <text:p>245962</text:p>
          </table:table-cell>
          <table:table-cell office:value-type="float" office:value="5188909372">
            <text:p>5188909372</text:p>
          </table:table-cell>
          <table:table-cell office:value-type="float" office:value="201416">
            <text:p>201416</text:p>
          </table:table-cell>
          <table:table-cell office:value-type="float" office:value="164610">
            <text:p>164610</text:p>
          </table:table-cell>
          <table:table-cell office:value-type="float" office:value="157824">
            <text:p>157824</text:p>
          </table:table-cell>
          <table:table-cell office:value-type="float" office:value="8486233">
            <text:p>8486233</text:p>
          </table:table-cell>
          <table:table-cell office:value-type="float" office:value="278770">
            <text:p>278770</text:p>
          </table:table-cell>
          <table:table-cell office:value-type="float" office:value="227626">
            <text:p>227626</text:p>
          </table:table-cell>
        </table:table-row>
        <table:table-row table:style-name="ro1">
          <table:table-cell office:value-type="float" office:value="4711816995">
            <text:p>4711816995</text:p>
          </table:table-cell>
          <table:table-cell office:value-type="float" office:value="225056">
            <text:p>225056</text:p>
          </table:table-cell>
          <table:table-cell office:value-type="float" office:value="169590">
            <text:p>169590</text:p>
          </table:table-cell>
          <table:table-cell office:value-type="float" office:value="180506">
            <text:p>180506</text:p>
          </table:table-cell>
          <table:table-cell office:value-type="float" office:value="38497902">
            <text:p>38497902</text:p>
          </table:table-cell>
          <table:table-cell office:value-type="float" office:value="271778">
            <text:p>271778</text:p>
          </table:table-cell>
          <table:table-cell office:value-type="float" office:value="268602">
            <text:p>268602</text:p>
          </table:table-cell>
          <table:table-cell office:value-type="float" office:value="4624444124">
            <text:p>4624444124</text:p>
          </table:table-cell>
          <table:table-cell office:value-type="float" office:value="202850">
            <text:p>202850</text:p>
          </table:table-cell>
          <table:table-cell office:value-type="float" office:value="163212">
            <text:p>163212</text:p>
          </table:table-cell>
          <table:table-cell office:value-type="float" office:value="161140">
            <text:p>161140</text:p>
          </table:table-cell>
          <table:table-cell office:value-type="float" office:value="9405788">
            <text:p>9405788</text:p>
          </table:table-cell>
          <table:table-cell office:value-type="float" office:value="264648">
            <text:p>264648</text:p>
          </table:table-cell>
          <table:table-cell office:value-type="float" office:value="222406">
            <text:p>222406</text:p>
          </table:table-cell>
          <table:table-cell office:value-type="float" office:value="4581490242">
            <text:p>4581490242</text:p>
          </table:table-cell>
          <table:table-cell office:value-type="float" office:value="201986">
            <text:p>201986</text:p>
          </table:table-cell>
          <table:table-cell office:value-type="float" office:value="164372">
            <text:p>164372</text:p>
          </table:table-cell>
          <table:table-cell office:value-type="float" office:value="159520">
            <text:p>159520</text:p>
          </table:table-cell>
          <table:table-cell office:value-type="float" office:value="247330">
            <text:p>247330</text:p>
          </table:table-cell>
          <table:table-cell office:value-type="float" office:value="269678">
            <text:p>269678</text:p>
          </table:table-cell>
          <table:table-cell office:value-type="float" office:value="233106">
            <text:p>233106</text:p>
          </table:table-cell>
        </table:table-row>
        <table:table-row table:style-name="ro1">
          <table:table-cell office:value-type="float" office:value="8449481943">
            <text:p>8449481943</text:p>
          </table:table-cell>
          <table:table-cell office:value-type="float" office:value="237730">
            <text:p>237730</text:p>
          </table:table-cell>
          <table:table-cell office:value-type="float" office:value="184055">
            <text:p>184055</text:p>
          </table:table-cell>
          <table:table-cell office:value-type="float" office:value="153068">
            <text:p>153068</text:p>
          </table:table-cell>
          <table:table-cell office:value-type="float" office:value="1999516">
            <text:p>1999516</text:p>
          </table:table-cell>
          <table:table-cell office:value-type="float" office:value="251274">
            <text:p>251274</text:p>
          </table:table-cell>
          <table:table-cell office:value-type="float" office:value="210576">
            <text:p>210576</text:p>
          </table:table-cell>
          <table:table-cell office:value-type="float" office:value="24449164533">
            <text:p>24449164533</text:p>
          </table:table-cell>
          <table:table-cell office:value-type="float" office:value="208662">
            <text:p>208662</text:p>
          </table:table-cell>
          <table:table-cell office:value-type="float" office:value="166226">
            <text:p>166226</text:p>
          </table:table-cell>
          <table:table-cell office:value-type="float" office:value="160720">
            <text:p>160720</text:p>
          </table:table-cell>
          <table:table-cell office:value-type="float" office:value="709176">
            <text:p>709176</text:p>
          </table:table-cell>
          <table:table-cell office:value-type="float" office:value="278900">
            <text:p>278900</text:p>
          </table:table-cell>
          <table:table-cell office:value-type="float" office:value="240300">
            <text:p>240300</text:p>
          </table:table-cell>
          <table:table-cell office:value-type="float" office:value="2893098086">
            <text:p>2893098086</text:p>
          </table:table-cell>
          <table:table-cell office:value-type="float" office:value="294694">
            <text:p>294694</text:p>
          </table:table-cell>
          <table:table-cell office:value-type="float" office:value="206063">
            <text:p>206063</text:p>
          </table:table-cell>
          <table:table-cell office:value-type="float" office:value="178052">
            <text:p>178052</text:p>
          </table:table-cell>
          <table:table-cell office:value-type="float" office:value="471787">
            <text:p>471787</text:p>
          </table:table-cell>
          <table:table-cell office:value-type="float" office:value="260406">
            <text:p>260406</text:p>
          </table:table-cell>
          <table:table-cell office:value-type="float" office:value="223522">
            <text:p>223522</text:p>
          </table:table-cell>
        </table:table-row>
        <table:table-row table:style-name="ro1">
          <table:table-cell office:value-type="float" office:value="21258626354">
            <text:p>21258626354</text:p>
          </table:table-cell>
          <table:table-cell office:value-type="float" office:value="200582">
            <text:p>200582</text:p>
          </table:table-cell>
          <table:table-cell office:value-type="float" office:value="149716">
            <text:p>149716</text:p>
          </table:table-cell>
          <table:table-cell office:value-type="float" office:value="150214">
            <text:p>150214</text:p>
          </table:table-cell>
          <table:table-cell office:value-type="float" office:value="242652">
            <text:p>242652</text:p>
          </table:table-cell>
          <table:table-cell office:value-type="float" office:value="257054">
            <text:p>257054</text:p>
          </table:table-cell>
          <table:table-cell office:value-type="float" office:value="221798">
            <text:p>221798</text:p>
          </table:table-cell>
          <table:table-cell office:value-type="float" office:value="2847919804">
            <text:p>2847919804</text:p>
          </table:table-cell>
          <table:table-cell office:value-type="float" office:value="204890">
            <text:p>204890</text:p>
          </table:table-cell>
          <table:table-cell office:value-type="float" office:value="168168">
            <text:p>168168</text:p>
          </table:table-cell>
          <table:table-cell office:value-type="float" office:value="161002">
            <text:p>161002</text:p>
          </table:table-cell>
          <table:table-cell office:value-type="float" office:value="18993194">
            <text:p>18993194</text:p>
          </table:table-cell>
          <table:table-cell office:value-type="float" office:value="267940">
            <text:p>267940</text:p>
          </table:table-cell>
          <table:table-cell office:value-type="float" office:value="262041">
            <text:p>262041</text:p>
          </table:table-cell>
          <table:table-cell office:value-type="float" office:value="10595017225">
            <text:p>10595017225</text:p>
          </table:table-cell>
          <table:table-cell office:value-type="float" office:value="201170">
            <text:p>201170</text:p>
          </table:table-cell>
          <table:table-cell office:value-type="float" office:value="161150">
            <text:p>161150</text:p>
          </table:table-cell>
          <table:table-cell office:value-type="float" office:value="162836">
            <text:p>162836</text:p>
          </table:table-cell>
          <table:table-cell office:value-type="float" office:value="28208776">
            <text:p>28208776</text:p>
          </table:table-cell>
          <table:table-cell office:value-type="float" office:value="274884">
            <text:p>274884</text:p>
          </table:table-cell>
          <table:table-cell office:value-type="float" office:value="235242">
            <text:p>235242</text:p>
          </table:table-cell>
        </table:table-row>
        <table:table-row table:style-name="ro1">
          <table:table-cell office:value-type="float" office:value="3690533592">
            <text:p>3690533592</text:p>
          </table:table-cell>
          <table:table-cell office:value-type="float" office:value="192984">
            <text:p>192984</text:p>
          </table:table-cell>
          <table:table-cell office:value-type="float" office:value="151986">
            <text:p>151986</text:p>
          </table:table-cell>
          <table:table-cell office:value-type="float" office:value="148106">
            <text:p>148106</text:p>
          </table:table-cell>
          <table:table-cell office:value-type="float" office:value="2040826">
            <text:p>2040826</text:p>
          </table:table-cell>
          <table:table-cell office:value-type="float" office:value="258460">
            <text:p>258460</text:p>
          </table:table-cell>
          <table:table-cell office:value-type="float" office:value="214844">
            <text:p>214844</text:p>
          </table:table-cell>
          <table:table-cell office:value-type="float" office:value="17549784511">
            <text:p>17549784511</text:p>
          </table:table-cell>
          <table:table-cell office:value-type="float" office:value="206172">
            <text:p>206172</text:p>
          </table:table-cell>
          <table:table-cell office:value-type="float" office:value="165978">
            <text:p>165978</text:p>
          </table:table-cell>
          <table:table-cell office:value-type="float" office:value="161774">
            <text:p>161774</text:p>
          </table:table-cell>
          <table:table-cell office:value-type="float" office:value="247492">
            <text:p>247492</text:p>
          </table:table-cell>
          <table:table-cell office:value-type="float" office:value="263570">
            <text:p>263570</text:p>
          </table:table-cell>
          <table:table-cell office:value-type="float" office:value="221354">
            <text:p>221354</text:p>
          </table:table-cell>
          <table:table-cell office:value-type="float" office:value="1780670378">
            <text:p>1780670378</text:p>
          </table:table-cell>
          <table:table-cell office:value-type="float" office:value="201040">
            <text:p>201040</text:p>
          </table:table-cell>
          <table:table-cell office:value-type="float" office:value="163920">
            <text:p>163920</text:p>
          </table:table-cell>
          <table:table-cell office:value-type="float" office:value="157924">
            <text:p>157924</text:p>
          </table:table-cell>
          <table:table-cell office:value-type="float" office:value="14008909">
            <text:p>14008909</text:p>
          </table:table-cell>
          <table:table-cell office:value-type="float" office:value="273608">
            <text:p>273608</text:p>
          </table:table-cell>
          <table:table-cell office:value-type="float" office:value="233198">
            <text:p>233198</text:p>
          </table:table-cell>
        </table:table-row>
        <table:table-row table:style-name="ro1">
          <table:table-cell office:value-type="float" office:value="5109346333">
            <text:p>5109346333</text:p>
          </table:table-cell>
          <table:table-cell office:value-type="float" office:value="192410">
            <text:p>192410</text:p>
          </table:table-cell>
          <table:table-cell office:value-type="float" office:value="153914">
            <text:p>153914</text:p>
          </table:table-cell>
          <table:table-cell office:value-type="float" office:value="150626">
            <text:p>150626</text:p>
          </table:table-cell>
          <table:table-cell office:value-type="float" office:value="11184651">
            <text:p>11184651</text:p>
          </table:table-cell>
          <table:table-cell office:value-type="float" office:value="267938">
            <text:p>267938</text:p>
          </table:table-cell>
          <table:table-cell office:value-type="float" office:value="235280">
            <text:p>235280</text:p>
          </table:table-cell>
          <table:table-cell office:value-type="float" office:value="952702173">
            <text:p>952702173</text:p>
          </table:table-cell>
          <table:table-cell office:value-type="float" office:value="203788">
            <text:p>203788</text:p>
          </table:table-cell>
          <table:table-cell office:value-type="float" office:value="166472">
            <text:p>166472</text:p>
          </table:table-cell>
          <table:table-cell office:value-type="float" office:value="169502">
            <text:p>169502</text:p>
          </table:table-cell>
          <table:table-cell office:value-type="float" office:value="15985627">
            <text:p>15985627</text:p>
          </table:table-cell>
          <table:table-cell office:value-type="float" office:value="281594">
            <text:p>281594</text:p>
          </table:table-cell>
          <table:table-cell office:value-type="float" office:value="240434">
            <text:p>240434</text:p>
          </table:table-cell>
          <table:table-cell office:value-type="float" office:value="3395022541">
            <text:p>3395022541</text:p>
          </table:table-cell>
          <table:table-cell office:value-type="float" office:value="201036">
            <text:p>201036</text:p>
          </table:table-cell>
          <table:table-cell office:value-type="float" office:value="160168">
            <text:p>160168</text:p>
          </table:table-cell>
          <table:table-cell office:value-type="float" office:value="158922">
            <text:p>158922</text:p>
          </table:table-cell>
          <table:table-cell office:value-type="float" office:value="12019681">
            <text:p>12019681</text:p>
          </table:table-cell>
          <table:table-cell office:value-type="float" office:value="334960">
            <text:p>334960</text:p>
          </table:table-cell>
          <table:table-cell office:value-type="float" office:value="558533">
            <text:p>558533</text:p>
          </table:table-cell>
        </table:table-row>
        <table:table-row table:style-name="ro1">
          <table:table-cell office:value-type="float" office:value="10613114882">
            <text:p>10613114882</text:p>
          </table:table-cell>
          <table:table-cell office:value-type="float" office:value="198246">
            <text:p>198246</text:p>
          </table:table-cell>
          <table:table-cell office:value-type="float" office:value="152546">
            <text:p>152546</text:p>
          </table:table-cell>
          <table:table-cell office:value-type="float" office:value="152340">
            <text:p>152340</text:p>
          </table:table-cell>
          <table:table-cell office:value-type="float" office:value="20541144">
            <text:p>20541144</text:p>
          </table:table-cell>
          <table:table-cell office:value-type="float" office:value="268400">
            <text:p>268400</text:p>
          </table:table-cell>
          <table:table-cell office:value-type="float" office:value="228886">
            <text:p>228886</text:p>
          </table:table-cell>
          <table:table-cell office:value-type="float" office:value="5154867529">
            <text:p>5154867529</text:p>
          </table:table-cell>
          <table:table-cell office:value-type="float" office:value="277661">
            <text:p>277661</text:p>
          </table:table-cell>
          <table:table-cell office:value-type="float" office:value="168560">
            <text:p>168560</text:p>
          </table:table-cell>
          <table:table-cell office:value-type="float" office:value="158654">
            <text:p>158654</text:p>
          </table:table-cell>
          <table:table-cell office:value-type="float" office:value="1809326">
            <text:p>1809326</text:p>
          </table:table-cell>
          <table:table-cell office:value-type="float" office:value="275830">
            <text:p>275830</text:p>
          </table:table-cell>
          <table:table-cell office:value-type="float" office:value="250739">
            <text:p>250739</text:p>
          </table:table-cell>
          <table:table-cell office:value-type="float" office:value="3312664006">
            <text:p>3312664006</text:p>
          </table:table-cell>
          <table:table-cell office:value-type="float" office:value="200656">
            <text:p>200656</text:p>
          </table:table-cell>
          <table:table-cell office:value-type="float" office:value="163354">
            <text:p>163354</text:p>
          </table:table-cell>
          <table:table-cell office:value-type="float" office:value="165104">
            <text:p>165104</text:p>
          </table:table-cell>
          <table:table-cell office:value-type="float" office:value="6013722">
            <text:p>6013722</text:p>
          </table:table-cell>
          <table:table-cell office:value-type="float" office:value="254390">
            <text:p>254390</text:p>
          </table:table-cell>
          <table:table-cell office:value-type="float" office:value="219268">
            <text:p>219268</text:p>
          </table:table-cell>
        </table:table-row>
        <table:table-row table:style-name="ro1">
          <table:table-cell office:value-type="float" office:value="1667700150">
            <text:p>1667700150</text:p>
          </table:table-cell>
          <table:table-cell office:value-type="float" office:value="193120">
            <text:p>193120</text:p>
          </table:table-cell>
          <table:table-cell office:value-type="float" office:value="153754">
            <text:p>153754</text:p>
          </table:table-cell>
          <table:table-cell office:value-type="float" office:value="152618">
            <text:p>152618</text:p>
          </table:table-cell>
          <table:table-cell office:value-type="float" office:value="17507591">
            <text:p>17507591</text:p>
          </table:table-cell>
          <table:table-cell office:value-type="float" office:value="269824">
            <text:p>269824</text:p>
          </table:table-cell>
          <table:table-cell office:value-type="float" office:value="232664">
            <text:p>232664</text:p>
          </table:table-cell>
          <table:table-cell office:value-type="float" office:value="2463846564">
            <text:p>2463846564</text:p>
          </table:table-cell>
          <table:table-cell office:value-type="float" office:value="205812">
            <text:p>205812</text:p>
          </table:table-cell>
          <table:table-cell office:value-type="float" office:value="166296">
            <text:p>166296</text:p>
          </table:table-cell>
          <table:table-cell office:value-type="float" office:value="165796">
            <text:p>165796</text:p>
          </table:table-cell>
          <table:table-cell office:value-type="float" office:value="6148498">
            <text:p>6148498</text:p>
          </table:table-cell>
          <table:table-cell office:value-type="float" office:value="272618">
            <text:p>272618</text:p>
          </table:table-cell>
          <table:table-cell office:value-type="float" office:value="247596">
            <text:p>247596</text:p>
          </table:table-cell>
          <table:table-cell office:value-type="float" office:value="3497500499">
            <text:p>3497500499</text:p>
          </table:table-cell>
          <table:table-cell office:value-type="float" office:value="201116">
            <text:p>201116</text:p>
          </table:table-cell>
          <table:table-cell office:value-type="float" office:value="163632">
            <text:p>163632</text:p>
          </table:table-cell>
          <table:table-cell office:value-type="float" office:value="158338">
            <text:p>158338</text:p>
          </table:table-cell>
          <table:table-cell office:value-type="float" office:value="2458214">
            <text:p>2458214</text:p>
          </table:table-cell>
          <table:table-cell office:value-type="float" office:value="268862">
            <text:p>268862</text:p>
          </table:table-cell>
          <table:table-cell office:value-type="float" office:value="225516">
            <text:p>225516</text:p>
          </table:table-cell>
        </table:table-row>
        <table:table-row table:style-name="ro1">
          <table:table-cell office:value-type="float" office:value="2495656165">
            <text:p>2495656165</text:p>
          </table:table-cell>
          <table:table-cell office:value-type="float" office:value="214829">
            <text:p>214829</text:p>
          </table:table-cell>
          <table:table-cell office:value-type="float" office:value="181058">
            <text:p>181058</text:p>
          </table:table-cell>
          <table:table-cell office:value-type="float" office:value="150942">
            <text:p>150942</text:p>
          </table:table-cell>
          <table:table-cell office:value-type="float" office:value="15574198">
            <text:p>15574198</text:p>
          </table:table-cell>
          <table:table-cell office:value-type="float" office:value="265204">
            <text:p>265204</text:p>
          </table:table-cell>
          <table:table-cell office:value-type="float" office:value="272534">
            <text:p>272534</text:p>
          </table:table-cell>
          <table:table-cell office:value-type="float" office:value="3139144274">
            <text:p>3139144274</text:p>
          </table:table-cell>
          <table:table-cell office:value-type="float" office:value="202026">
            <text:p>202026</text:p>
          </table:table-cell>
          <table:table-cell office:value-type="float" office:value="165966">
            <text:p>165966</text:p>
          </table:table-cell>
          <table:table-cell office:value-type="float" office:value="180591">
            <text:p>180591</text:p>
          </table:table-cell>
          <table:table-cell office:value-type="float" office:value="41405869">
            <text:p>41405869</text:p>
          </table:table-cell>
          <table:table-cell office:value-type="float" office:value="280310">
            <text:p>280310</text:p>
          </table:table-cell>
          <table:table-cell office:value-type="float" office:value="233588">
            <text:p>233588</text:p>
          </table:table-cell>
          <table:table-cell office:value-type="float" office:value="2632053937">
            <text:p>2632053937</text:p>
          </table:table-cell>
          <table:table-cell office:value-type="float" office:value="200120">
            <text:p>200120</text:p>
          </table:table-cell>
          <table:table-cell office:value-type="float" office:value="165136">
            <text:p>165136</text:p>
          </table:table-cell>
          <table:table-cell office:value-type="float" office:value="159922">
            <text:p>159922</text:p>
          </table:table-cell>
          <table:table-cell office:value-type="float" office:value="25911162">
            <text:p>25911162</text:p>
          </table:table-cell>
          <table:table-cell office:value-type="float" office:value="287592">
            <text:p>287592</text:p>
          </table:table-cell>
          <table:table-cell office:value-type="float" office:value="240012">
            <text:p>240012</text:p>
          </table:table-cell>
        </table:table-row>
        <table:table-row table:style-name="ro1">
          <table:table-cell office:value-type="float" office:value="1106321280">
            <text:p>1106321280</text:p>
          </table:table-cell>
          <table:table-cell office:value-type="float" office:value="194072">
            <text:p>194072</text:p>
          </table:table-cell>
          <table:table-cell office:value-type="float" office:value="152802">
            <text:p>152802</text:p>
          </table:table-cell>
          <table:table-cell office:value-type="float" office:value="198185">
            <text:p>198185</text:p>
          </table:table-cell>
          <table:table-cell office:value-type="float" office:value="20903439">
            <text:p>20903439</text:p>
          </table:table-cell>
          <table:table-cell office:value-type="float" office:value="294196">
            <text:p>294196</text:p>
          </table:table-cell>
          <table:table-cell office:value-type="float" office:value="223544">
            <text:p>223544</text:p>
          </table:table-cell>
          <table:table-cell office:value-type="float" office:value="11699767510">
            <text:p>11699767510</text:p>
          </table:table-cell>
          <table:table-cell office:value-type="float" office:value="203788">
            <text:p>203788</text:p>
          </table:table-cell>
          <table:table-cell office:value-type="float" office:value="166034">
            <text:p>166034</text:p>
          </table:table-cell>
          <table:table-cell office:value-type="float" office:value="163040">
            <text:p>163040</text:p>
          </table:table-cell>
          <table:table-cell office:value-type="float" office:value="7968181">
            <text:p>7968181</text:p>
          </table:table-cell>
          <table:table-cell office:value-type="float" office:value="276502">
            <text:p>276502</text:p>
          </table:table-cell>
          <table:table-cell office:value-type="float" office:value="268625">
            <text:p>268625</text:p>
          </table:table-cell>
          <table:table-cell office:value-type="float" office:value="26124624998">
            <text:p>26124624998</text:p>
          </table:table-cell>
          <table:table-cell office:value-type="float" office:value="203058">
            <text:p>203058</text:p>
          </table:table-cell>
          <table:table-cell office:value-type="float" office:value="161986">
            <text:p>161986</text:p>
          </table:table-cell>
          <table:table-cell office:value-type="float" office:value="184779">
            <text:p>184779</text:p>
          </table:table-cell>
          <table:table-cell office:value-type="float" office:value="5891114">
            <text:p>5891114</text:p>
          </table:table-cell>
          <table:table-cell office:value-type="float" office:value="258916">
            <text:p>258916</text:p>
          </table:table-cell>
          <table:table-cell office:value-type="float" office:value="220524">
            <text:p>220524</text:p>
          </table:table-cell>
        </table:table-row>
        <table:table-row table:style-name="ro1">
          <table:table-cell office:value-type="float" office:value="6100407857">
            <text:p>6100407857</text:p>
          </table:table-cell>
          <table:table-cell office:value-type="float" office:value="193040">
            <text:p>193040</text:p>
          </table:table-cell>
          <table:table-cell office:value-type="float" office:value="151252">
            <text:p>151252</text:p>
          </table:table-cell>
          <table:table-cell office:value-type="float" office:value="150136">
            <text:p>150136</text:p>
          </table:table-cell>
          <table:table-cell office:value-type="float" office:value="8427208">
            <text:p>8427208</text:p>
          </table:table-cell>
          <table:table-cell office:value-type="float" office:value="271714">
            <text:p>271714</text:p>
          </table:table-cell>
          <table:table-cell office:value-type="float" office:value="228104">
            <text:p>228104</text:p>
          </table:table-cell>
          <table:table-cell office:value-type="float" office:value="8468670408">
            <text:p>8468670408</text:p>
          </table:table-cell>
          <table:table-cell office:value-type="float" office:value="205302">
            <text:p>205302</text:p>
          </table:table-cell>
          <table:table-cell office:value-type="float" office:value="167736">
            <text:p>167736</text:p>
          </table:table-cell>
          <table:table-cell office:value-type="float" office:value="162436">
            <text:p>162436</text:p>
          </table:table-cell>
          <table:table-cell office:value-type="float" office:value="9223410">
            <text:p>9223410</text:p>
          </table:table-cell>
          <table:table-cell office:value-type="float" office:value="268078">
            <text:p>268078</text:p>
          </table:table-cell>
          <table:table-cell office:value-type="float" office:value="257028">
            <text:p>257028</text:p>
          </table:table-cell>
          <table:table-cell office:value-type="float" office:value="2156274524">
            <text:p>2156274524</text:p>
          </table:table-cell>
          <table:table-cell office:value-type="float" office:value="201980">
            <text:p>201980</text:p>
          </table:table-cell>
          <table:table-cell office:value-type="float" office:value="164882">
            <text:p>164882</text:p>
          </table:table-cell>
          <table:table-cell office:value-type="float" office:value="160822">
            <text:p>160822</text:p>
          </table:table-cell>
          <table:table-cell office:value-type="float" office:value="4784369">
            <text:p>4784369</text:p>
          </table:table-cell>
          <table:table-cell office:value-type="float" office:value="273908">
            <text:p>273908</text:p>
          </table:table-cell>
          <table:table-cell office:value-type="float" office:value="233136">
            <text:p>233136</text:p>
          </table:table-cell>
        </table:table-row>
        <table:table-row table:style-name="ro1">
          <table:table-cell office:value-type="float" office:value="6206411119">
            <text:p>6206411119</text:p>
          </table:table-cell>
          <table:table-cell office:value-type="float" office:value="195344">
            <text:p>195344</text:p>
          </table:table-cell>
          <table:table-cell office:value-type="float" office:value="150282">
            <text:p>150282</text:p>
          </table:table-cell>
          <table:table-cell office:value-type="float" office:value="151574">
            <text:p>151574</text:p>
          </table:table-cell>
          <table:table-cell office:value-type="float" office:value="1068140">
            <text:p>1068140</text:p>
          </table:table-cell>
          <table:table-cell office:value-type="float" office:value="290571">
            <text:p>290571</text:p>
          </table:table-cell>
          <table:table-cell office:value-type="float" office:value="221526">
            <text:p>221526</text:p>
          </table:table-cell>
          <table:table-cell office:value-type="float" office:value="8616080615">
            <text:p>8616080615</text:p>
          </table:table-cell>
          <table:table-cell office:value-type="float" office:value="235892">
            <text:p>235892</text:p>
          </table:table-cell>
          <table:table-cell office:value-type="float" office:value="168862">
            <text:p>168862</text:p>
          </table:table-cell>
          <table:table-cell office:value-type="float" office:value="159588">
            <text:p>159588</text:p>
          </table:table-cell>
          <table:table-cell office:value-type="float" office:value="761645">
            <text:p>761645</text:p>
          </table:table-cell>
          <table:table-cell office:value-type="float" office:value="275272">
            <text:p>275272</text:p>
          </table:table-cell>
          <table:table-cell office:value-type="float" office:value="234600">
            <text:p>234600</text:p>
          </table:table-cell>
          <table:table-cell office:value-type="float" office:value="1305775724">
            <text:p>1305775724</text:p>
          </table:table-cell>
          <table:table-cell office:value-type="float" office:value="199890">
            <text:p>199890</text:p>
          </table:table-cell>
          <table:table-cell office:value-type="float" office:value="162504">
            <text:p>162504</text:p>
          </table:table-cell>
          <table:table-cell office:value-type="float" office:value="157582">
            <text:p>157582</text:p>
          </table:table-cell>
          <table:table-cell office:value-type="float" office:value="255552">
            <text:p>255552</text:p>
          </table:table-cell>
          <table:table-cell office:value-type="float" office:value="294575">
            <text:p>294575</text:p>
          </table:table-cell>
          <table:table-cell office:value-type="float" office:value="260701">
            <text:p>260701</text:p>
          </table:table-cell>
        </table:table-row>
        <table:table-row table:style-name="ro1">
          <table:table-cell office:value-type="float" office:value="4559479844">
            <text:p>4559479844</text:p>
          </table:table-cell>
          <table:table-cell office:value-type="float" office:value="191924">
            <text:p>191924</text:p>
          </table:table-cell>
          <table:table-cell office:value-type="float" office:value="152942">
            <text:p>152942</text:p>
          </table:table-cell>
          <table:table-cell office:value-type="float" office:value="150780">
            <text:p>150780</text:p>
          </table:table-cell>
          <table:table-cell office:value-type="float" office:value="24672717">
            <text:p>24672717</text:p>
          </table:table-cell>
          <table:table-cell office:value-type="float" office:value="261566">
            <text:p>261566</text:p>
          </table:table-cell>
          <table:table-cell office:value-type="float" office:value="246069">
            <text:p>246069</text:p>
          </table:table-cell>
          <table:table-cell office:value-type="float" office:value="4395140321">
            <text:p>4395140321</text:p>
          </table:table-cell>
          <table:table-cell office:value-type="float" office:value="205078">
            <text:p>205078</text:p>
          </table:table-cell>
          <table:table-cell office:value-type="float" office:value="182664">
            <text:p>182664</text:p>
          </table:table-cell>
          <table:table-cell office:value-type="float" office:value="162556">
            <text:p>162556</text:p>
          </table:table-cell>
          <table:table-cell office:value-type="float" office:value="17070692">
            <text:p>17070692</text:p>
          </table:table-cell>
          <table:table-cell office:value-type="float" office:value="281256">
            <text:p>281256</text:p>
          </table:table-cell>
          <table:table-cell office:value-type="float" office:value="242218">
            <text:p>242218</text:p>
          </table:table-cell>
          <table:table-cell office:value-type="float" office:value="5294480239">
            <text:p>5294480239</text:p>
          </table:table-cell>
          <table:table-cell office:value-type="float" office:value="203296">
            <text:p>203296</text:p>
          </table:table-cell>
          <table:table-cell office:value-type="float" office:value="166622">
            <text:p>166622</text:p>
          </table:table-cell>
          <table:table-cell office:value-type="float" office:value="158786">
            <text:p>158786</text:p>
          </table:table-cell>
          <table:table-cell office:value-type="float" office:value="14000903">
            <text:p>14000903</text:p>
          </table:table-cell>
          <table:table-cell office:value-type="float" office:value="284792">
            <text:p>284792</text:p>
          </table:table-cell>
          <table:table-cell office:value-type="float" office:value="239478">
            <text:p>239478</text:p>
          </table:table-cell>
        </table:table-row>
        <table:table-row table:style-name="ro1">
          <table:table-cell office:value-type="float" office:value="2533556208">
            <text:p>2533556208</text:p>
          </table:table-cell>
          <table:table-cell office:value-type="float" office:value="196720">
            <text:p>196720</text:p>
          </table:table-cell>
          <table:table-cell office:value-type="float" office:value="151778">
            <text:p>151778</text:p>
          </table:table-cell>
          <table:table-cell office:value-type="float" office:value="174822">
            <text:p>174822</text:p>
          </table:table-cell>
          <table:table-cell office:value-type="float" office:value="247442">
            <text:p>247442</text:p>
          </table:table-cell>
          <table:table-cell office:value-type="float" office:value="420571">
            <text:p>420571</text:p>
          </table:table-cell>
          <table:table-cell office:value-type="float" office:value="215972">
            <text:p>215972</text:p>
          </table:table-cell>
          <table:table-cell office:value-type="float" office:value="26420775951">
            <text:p>26420775951</text:p>
          </table:table-cell>
          <table:table-cell office:value-type="float" office:value="220588">
            <text:p>220588</text:p>
          </table:table-cell>
          <table:table-cell office:value-type="float" office:value="226717">
            <text:p>226717</text:p>
          </table:table-cell>
          <table:table-cell office:value-type="float" office:value="167668">
            <text:p>167668</text:p>
          </table:table-cell>
          <table:table-cell office:value-type="float" office:value="1101590">
            <text:p>1101590</text:p>
          </table:table-cell>
          <table:table-cell office:value-type="float" office:value="277502">
            <text:p>277502</text:p>
          </table:table-cell>
          <table:table-cell office:value-type="float" office:value="232044">
            <text:p>232044</text:p>
          </table:table-cell>
          <table:table-cell office:value-type="float" office:value="27222266595">
            <text:p>27222266595</text:p>
          </table:table-cell>
          <table:table-cell office:value-type="float" office:value="204786">
            <text:p>204786</text:p>
          </table:table-cell>
          <table:table-cell office:value-type="float" office:value="165670">
            <text:p>165670</text:p>
          </table:table-cell>
          <table:table-cell office:value-type="float" office:value="159212">
            <text:p>159212</text:p>
          </table:table-cell>
          <table:table-cell office:value-type="float" office:value="2194460">
            <text:p>2194460</text:p>
          </table:table-cell>
          <table:table-cell office:value-type="float" office:value="262548">
            <text:p>262548</text:p>
          </table:table-cell>
          <table:table-cell office:value-type="float" office:value="222152">
            <text:p>222152</text:p>
          </table:table-cell>
        </table:table-row>
        <table:table-row table:style-name="ro1">
          <table:table-cell office:value-type="float" office:value="5500091696">
            <text:p>5500091696</text:p>
          </table:table-cell>
          <table:table-cell office:value-type="float" office:value="192470">
            <text:p>192470</text:p>
          </table:table-cell>
          <table:table-cell office:value-type="float" office:value="153202">
            <text:p>153202</text:p>
          </table:table-cell>
          <table:table-cell office:value-type="float" office:value="149194">
            <text:p>149194</text:p>
          </table:table-cell>
          <table:table-cell office:value-type="float" office:value="13759402">
            <text:p>13759402</text:p>
          </table:table-cell>
          <table:table-cell office:value-type="float" office:value="259972">
            <text:p>259972</text:p>
          </table:table-cell>
          <table:table-cell office:value-type="float" office:value="210432">
            <text:p>210432</text:p>
          </table:table-cell>
          <table:table-cell office:value-type="float" office:value="11492009992">
            <text:p>11492009992</text:p>
          </table:table-cell>
          <table:table-cell office:value-type="float" office:value="204232">
            <text:p>204232</text:p>
          </table:table-cell>
          <table:table-cell office:value-type="float" office:value="171222">
            <text:p>171222</text:p>
          </table:table-cell>
          <table:table-cell office:value-type="float" office:value="161926">
            <text:p>161926</text:p>
          </table:table-cell>
          <table:table-cell office:value-type="float" office:value="3420588">
            <text:p>3420588</text:p>
          </table:table-cell>
          <table:table-cell office:value-type="float" office:value="273902">
            <text:p>273902</text:p>
          </table:table-cell>
          <table:table-cell office:value-type="float" office:value="221466">
            <text:p>221466</text:p>
          </table:table-cell>
          <table:table-cell office:value-type="float" office:value="5800847582">
            <text:p>5800847582</text:p>
          </table:table-cell>
          <table:table-cell office:value-type="float" office:value="205452">
            <text:p>205452</text:p>
          </table:table-cell>
          <table:table-cell office:value-type="float" office:value="163448">
            <text:p>163448</text:p>
          </table:table-cell>
          <table:table-cell office:value-type="float" office:value="161152">
            <text:p>161152</text:p>
          </table:table-cell>
          <table:table-cell office:value-type="float" office:value="48094676">
            <text:p>48094676</text:p>
          </table:table-cell>
          <table:table-cell office:value-type="float" office:value="278750">
            <text:p>278750</text:p>
          </table:table-cell>
          <table:table-cell office:value-type="float" office:value="231124">
            <text:p>231124</text:p>
          </table:table-cell>
        </table:table-row>
        <table:table-row table:style-name="ro1">
          <table:table-cell office:value-type="float" office:value="23136397883">
            <text:p>23136397883</text:p>
          </table:table-cell>
          <table:table-cell office:value-type="float" office:value="191618">
            <text:p>191618</text:p>
          </table:table-cell>
          <table:table-cell office:value-type="float" office:value="157160">
            <text:p>157160</text:p>
          </table:table-cell>
          <table:table-cell office:value-type="float" office:value="152684">
            <text:p>152684</text:p>
          </table:table-cell>
          <table:table-cell office:value-type="float" office:value="1791491">
            <text:p>1791491</text:p>
          </table:table-cell>
          <table:table-cell office:value-type="float" office:value="262456">
            <text:p>262456</text:p>
          </table:table-cell>
          <table:table-cell office:value-type="float" office:value="217280">
            <text:p>217280</text:p>
          </table:table-cell>
          <table:table-cell office:value-type="float" office:value="4700536605">
            <text:p>4700536605</text:p>
          </table:table-cell>
          <table:table-cell office:value-type="float" office:value="241020">
            <text:p>241020</text:p>
          </table:table-cell>
          <table:table-cell office:value-type="float" office:value="168426">
            <text:p>168426</text:p>
          </table:table-cell>
          <table:table-cell office:value-type="float" office:value="161152">
            <text:p>161152</text:p>
          </table:table-cell>
          <table:table-cell office:value-type="float" office:value="11902746">
            <text:p>11902746</text:p>
          </table:table-cell>
          <table:table-cell office:value-type="float" office:value="278544">
            <text:p>278544</text:p>
          </table:table-cell>
          <table:table-cell office:value-type="float" office:value="242538">
            <text:p>242538</text:p>
          </table:table-cell>
          <table:table-cell office:value-type="float" office:value="2133304683">
            <text:p>2133304683</text:p>
          </table:table-cell>
          <table:table-cell office:value-type="float" office:value="202424">
            <text:p>202424</text:p>
          </table:table-cell>
          <table:table-cell office:value-type="float" office:value="160890">
            <text:p>160890</text:p>
          </table:table-cell>
          <table:table-cell office:value-type="float" office:value="159402">
            <text:p>159402</text:p>
          </table:table-cell>
          <table:table-cell office:value-type="float" office:value="1674450">
            <text:p>1674450</text:p>
          </table:table-cell>
          <table:table-cell office:value-type="float" office:value="306676">
            <text:p>306676</text:p>
          </table:table-cell>
          <table:table-cell office:value-type="float" office:value="225738">
            <text:p>225738</text:p>
          </table:table-cell>
        </table:table-row>
        <table:table-row table:style-name="ro1">
          <table:table-cell office:value-type="float" office:value="3807132854">
            <text:p>3807132854</text:p>
          </table:table-cell>
          <table:table-cell office:value-type="float" office:value="214249">
            <text:p>214249</text:p>
          </table:table-cell>
          <table:table-cell office:value-type="float" office:value="152588">
            <text:p>152588</text:p>
          </table:table-cell>
          <table:table-cell office:value-type="float" office:value="152838">
            <text:p>152838</text:p>
          </table:table-cell>
          <table:table-cell office:value-type="float" office:value="20517496">
            <text:p>20517496</text:p>
          </table:table-cell>
          <table:table-cell office:value-type="float" office:value="288355">
            <text:p>288355</text:p>
          </table:table-cell>
          <table:table-cell office:value-type="float" office:value="234749">
            <text:p>234749</text:p>
          </table:table-cell>
          <table:table-cell office:value-type="float" office:value="6518040453">
            <text:p>6518040453</text:p>
          </table:table-cell>
          <table:table-cell office:value-type="float" office:value="204238">
            <text:p>204238</text:p>
          </table:table-cell>
          <table:table-cell office:value-type="float" office:value="164830">
            <text:p>164830</text:p>
          </table:table-cell>
          <table:table-cell office:value-type="float" office:value="160234">
            <text:p>160234</text:p>
          </table:table-cell>
          <table:table-cell office:value-type="float" office:value="1225708">
            <text:p>1225708</text:p>
          </table:table-cell>
          <table:table-cell office:value-type="float" office:value="276526">
            <text:p>276526</text:p>
          </table:table-cell>
          <table:table-cell office:value-type="float" office:value="218314">
            <text:p>218314</text:p>
          </table:table-cell>
          <table:table-cell office:value-type="float" office:value="542822740">
            <text:p>542822740</text:p>
          </table:table-cell>
          <table:table-cell office:value-type="float" office:value="202872">
            <text:p>202872</text:p>
          </table:table-cell>
          <table:table-cell office:value-type="float" office:value="184450">
            <text:p>184450</text:p>
          </table:table-cell>
          <table:table-cell office:value-type="float" office:value="182179">
            <text:p>182179</text:p>
          </table:table-cell>
          <table:table-cell office:value-type="float" office:value="5259216">
            <text:p>5259216</text:p>
          </table:table-cell>
          <table:table-cell office:value-type="float" office:value="284434">
            <text:p>284434</text:p>
          </table:table-cell>
          <table:table-cell office:value-type="float" office:value="240174">
            <text:p>240174</text:p>
          </table:table-cell>
        </table:table-row>
        <table:table-row table:style-name="ro1">
          <table:table-cell office:value-type="float" office:value="6259223679">
            <text:p>6259223679</text:p>
          </table:table-cell>
          <table:table-cell office:value-type="float" office:value="195362">
            <text:p>195362</text:p>
          </table:table-cell>
          <table:table-cell office:value-type="float" office:value="151384">
            <text:p>151384</text:p>
          </table:table-cell>
          <table:table-cell office:value-type="float" office:value="150826">
            <text:p>150826</text:p>
          </table:table-cell>
          <table:table-cell office:value-type="float" office:value="450020">
            <text:p>450020</text:p>
          </table:table-cell>
          <table:table-cell office:value-type="float" office:value="251134">
            <text:p>251134</text:p>
          </table:table-cell>
          <table:table-cell office:value-type="float" office:value="216816">
            <text:p>216816</text:p>
          </table:table-cell>
          <table:table-cell office:value-type="float" office:value="1114095408">
            <text:p>1114095408</text:p>
          </table:table-cell>
          <table:table-cell office:value-type="float" office:value="203054">
            <text:p>203054</text:p>
          </table:table-cell>
          <table:table-cell office:value-type="float" office:value="164980">
            <text:p>164980</text:p>
          </table:table-cell>
          <table:table-cell office:value-type="float" office:value="159290">
            <text:p>159290</text:p>
          </table:table-cell>
          <table:table-cell office:value-type="float" office:value="9931463">
            <text:p>9931463</text:p>
          </table:table-cell>
          <table:table-cell office:value-type="float" office:value="276920">
            <text:p>276920</text:p>
          </table:table-cell>
          <table:table-cell office:value-type="float" office:value="235366">
            <text:p>235366</text:p>
          </table:table-cell>
          <table:table-cell office:value-type="float" office:value="2474964090">
            <text:p>2474964090</text:p>
          </table:table-cell>
          <table:table-cell office:value-type="float" office:value="202424">
            <text:p>202424</text:p>
          </table:table-cell>
          <table:table-cell office:value-type="float" office:value="166994">
            <text:p>166994</text:p>
          </table:table-cell>
          <table:table-cell office:value-type="float" office:value="158722">
            <text:p>158722</text:p>
          </table:table-cell>
          <table:table-cell office:value-type="float" office:value="21154124">
            <text:p>21154124</text:p>
          </table:table-cell>
          <table:table-cell office:value-type="float" office:value="279696">
            <text:p>279696</text:p>
          </table:table-cell>
          <table:table-cell office:value-type="float" office:value="233548">
            <text:p>233548</text:p>
          </table:table-cell>
        </table:table-row>
        <table:table-row table:style-name="ro1">
          <table:table-cell office:value-type="float" office:value="3028723498">
            <text:p>3028723498</text:p>
          </table:table-cell>
          <table:table-cell office:value-type="float" office:value="193968">
            <text:p>193968</text:p>
          </table:table-cell>
          <table:table-cell office:value-type="float" office:value="151914">
            <text:p>151914</text:p>
          </table:table-cell>
          <table:table-cell office:value-type="float" office:value="150124">
            <text:p>150124</text:p>
          </table:table-cell>
          <table:table-cell office:value-type="float" office:value="1120502">
            <text:p>1120502</text:p>
          </table:table-cell>
          <table:table-cell office:value-type="float" office:value="284435">
            <text:p>284435</text:p>
          </table:table-cell>
          <table:table-cell office:value-type="float" office:value="301042">
            <text:p>301042</text:p>
          </table:table-cell>
          <table:table-cell office:value-type="float" office:value="2319741048">
            <text:p>2319741048</text:p>
          </table:table-cell>
          <table:table-cell office:value-type="float" office:value="206956">
            <text:p>206956</text:p>
          </table:table-cell>
          <table:table-cell office:value-type="float" office:value="182683">
            <text:p>182683</text:p>
          </table:table-cell>
          <table:table-cell office:value-type="float" office:value="196329">
            <text:p>196329</text:p>
          </table:table-cell>
          <table:table-cell office:value-type="float" office:value="34957329">
            <text:p>34957329</text:p>
          </table:table-cell>
          <table:table-cell office:value-type="float" office:value="420846">
            <text:p>420846</text:p>
          </table:table-cell>
          <table:table-cell office:value-type="float" office:value="274890">
            <text:p>274890</text:p>
          </table:table-cell>
          <table:table-cell office:value-type="float" office:value="26163611738">
            <text:p>26163611738</text:p>
          </table:table-cell>
          <table:table-cell office:value-type="float" office:value="201818">
            <text:p>201818</text:p>
          </table:table-cell>
          <table:table-cell office:value-type="float" office:value="163696">
            <text:p>163696</text:p>
          </table:table-cell>
          <table:table-cell office:value-type="float" office:value="185659">
            <text:p>185659</text:p>
          </table:table-cell>
          <table:table-cell office:value-type="float" office:value="14815326">
            <text:p>14815326</text:p>
          </table:table-cell>
          <table:table-cell office:value-type="float" office:value="298122">
            <text:p>298122</text:p>
          </table:table-cell>
          <table:table-cell office:value-type="float" office:value="235452">
            <text:p>235452</text:p>
          </table:table-cell>
        </table:table-row>
        <table:table-row table:style-name="ro1">
          <table:table-cell office:value-type="float" office:value="1880086416">
            <text:p>1880086416</text:p>
          </table:table-cell>
          <table:table-cell office:value-type="float" office:value="195674">
            <text:p>195674</text:p>
          </table:table-cell>
          <table:table-cell office:value-type="float" office:value="155562">
            <text:p>155562</text:p>
          </table:table-cell>
          <table:table-cell office:value-type="float" office:value="150274">
            <text:p>150274</text:p>
          </table:table-cell>
          <table:table-cell office:value-type="float" office:value="33126249">
            <text:p>33126249</text:p>
          </table:table-cell>
          <table:table-cell office:value-type="float" office:value="259768">
            <text:p>259768</text:p>
          </table:table-cell>
          <table:table-cell office:value-type="float" office:value="216436">
            <text:p>216436</text:p>
          </table:table-cell>
          <table:table-cell office:value-type="float" office:value="2611239366">
            <text:p>2611239366</text:p>
          </table:table-cell>
          <table:table-cell office:value-type="float" office:value="236172">
            <text:p>236172</text:p>
          </table:table-cell>
          <table:table-cell office:value-type="float" office:value="171564">
            <text:p>171564</text:p>
          </table:table-cell>
          <table:table-cell office:value-type="float" office:value="162184">
            <text:p>162184</text:p>
          </table:table-cell>
          <table:table-cell office:value-type="float" office:value="4735963">
            <text:p>4735963</text:p>
          </table:table-cell>
          <table:table-cell office:value-type="float" office:value="266856">
            <text:p>266856</text:p>
          </table:table-cell>
          <table:table-cell office:value-type="float" office:value="219094">
            <text:p>219094</text:p>
          </table:table-cell>
          <table:table-cell office:value-type="float" office:value="5462165201">
            <text:p>5462165201</text:p>
          </table:table-cell>
          <table:table-cell office:value-type="float" office:value="200888">
            <text:p>200888</text:p>
          </table:table-cell>
          <table:table-cell office:value-type="float" office:value="164380">
            <text:p>164380</text:p>
          </table:table-cell>
          <table:table-cell office:value-type="float" office:value="158390">
            <text:p>158390</text:p>
          </table:table-cell>
          <table:table-cell office:value-type="float" office:value="10809219">
            <text:p>10809219</text:p>
          </table:table-cell>
          <table:table-cell office:value-type="float" office:value="274238">
            <text:p>274238</text:p>
          </table:table-cell>
          <table:table-cell office:value-type="float" office:value="273411">
            <text:p>273411</text:p>
          </table:table-cell>
        </table:table-row>
        <table:table-row table:style-name="ro1">
          <table:table-cell office:value-type="float" office:value="7605066070">
            <text:p>7605066070</text:p>
          </table:table-cell>
          <table:table-cell office:value-type="float" office:value="190930">
            <text:p>190930</text:p>
          </table:table-cell>
          <table:table-cell office:value-type="float" office:value="152294">
            <text:p>152294</text:p>
          </table:table-cell>
          <table:table-cell office:value-type="float" office:value="153562">
            <text:p>153562</text:p>
          </table:table-cell>
          <table:table-cell office:value-type="float" office:value="2064476">
            <text:p>2064476</text:p>
          </table:table-cell>
          <table:table-cell office:value-type="float" office:value="269592">
            <text:p>269592</text:p>
          </table:table-cell>
          <table:table-cell office:value-type="float" office:value="230400">
            <text:p>230400</text:p>
          </table:table-cell>
          <table:table-cell office:value-type="float" office:value="3346456958">
            <text:p>3346456958</text:p>
          </table:table-cell>
          <table:table-cell office:value-type="float" office:value="233710">
            <text:p>233710</text:p>
          </table:table-cell>
          <table:table-cell office:value-type="float" office:value="169762">
            <text:p>169762</text:p>
          </table:table-cell>
          <table:table-cell office:value-type="float" office:value="162322">
            <text:p>162322</text:p>
          </table:table-cell>
          <table:table-cell office:value-type="float" office:value="255678">
            <text:p>255678</text:p>
          </table:table-cell>
          <table:table-cell office:value-type="float" office:value="277438">
            <text:p>277438</text:p>
          </table:table-cell>
          <table:table-cell office:value-type="float" office:value="304314">
            <text:p>304314</text:p>
          </table:table-cell>
          <table:table-cell office:value-type="float" office:value="8758325230">
            <text:p>8758325230</text:p>
          </table:table-cell>
          <table:table-cell office:value-type="float" office:value="204186">
            <text:p>204186</text:p>
          </table:table-cell>
          <table:table-cell office:value-type="float" office:value="166514">
            <text:p>166514</text:p>
          </table:table-cell>
          <table:table-cell office:value-type="float" office:value="165196">
            <text:p>165196</text:p>
          </table:table-cell>
          <table:table-cell office:value-type="float" office:value="23175111">
            <text:p>23175111</text:p>
          </table:table-cell>
          <table:table-cell office:value-type="float" office:value="337214">
            <text:p>337214</text:p>
          </table:table-cell>
          <table:table-cell office:value-type="float" office:value="237256">
            <text:p>237256</text:p>
          </table:table-cell>
        </table:table-row>
        <table:table-row table:style-name="ro1">
          <table:table-cell office:value-type="float" office:value="1709943791">
            <text:p>1709943791</text:p>
          </table:table-cell>
          <table:table-cell office:value-type="float" office:value="193848">
            <text:p>193848</text:p>
          </table:table-cell>
          <table:table-cell office:value-type="float" office:value="151230">
            <text:p>151230</text:p>
          </table:table-cell>
          <table:table-cell office:value-type="float" office:value="152332">
            <text:p>152332</text:p>
          </table:table-cell>
          <table:table-cell office:value-type="float" office:value="5696970">
            <text:p>5696970</text:p>
          </table:table-cell>
          <table:table-cell office:value-type="float" office:value="263418">
            <text:p>263418</text:p>
          </table:table-cell>
          <table:table-cell office:value-type="float" office:value="224902">
            <text:p>224902</text:p>
          </table:table-cell>
          <table:table-cell office:value-type="float" office:value="938086030">
            <text:p>938086030</text:p>
          </table:table-cell>
          <table:table-cell office:value-type="float" office:value="235947">
            <text:p>235947</text:p>
          </table:table-cell>
          <table:table-cell office:value-type="float" office:value="167132">
            <text:p>167132</text:p>
          </table:table-cell>
          <table:table-cell office:value-type="float" office:value="160920">
            <text:p>160920</text:p>
          </table:table-cell>
          <table:table-cell office:value-type="float" office:value="21106764">
            <text:p>21106764</text:p>
          </table:table-cell>
          <table:table-cell office:value-type="float" office:value="271248">
            <text:p>271248</text:p>
          </table:table-cell>
          <table:table-cell office:value-type="float" office:value="265503">
            <text:p>265503</text:p>
          </table:table-cell>
          <table:table-cell office:value-type="float" office:value="3874974094">
            <text:p>3874974094</text:p>
          </table:table-cell>
          <table:table-cell office:value-type="float" office:value="201376">
            <text:p>201376</text:p>
          </table:table-cell>
          <table:table-cell office:value-type="float" office:value="163528">
            <text:p>163528</text:p>
          </table:table-cell>
          <table:table-cell office:value-type="float" office:value="161970">
            <text:p>161970</text:p>
          </table:table-cell>
          <table:table-cell office:value-type="float" office:value="6025266">
            <text:p>6025266</text:p>
          </table:table-cell>
          <table:table-cell office:value-type="float" office:value="280772">
            <text:p>280772</text:p>
          </table:table-cell>
          <table:table-cell office:value-type="float" office:value="230844">
            <text:p>230844</text:p>
          </table:table-cell>
        </table:table-row>
        <table:table-row table:style-name="ro1">
          <table:table-cell office:value-type="float" office:value="4032300787">
            <text:p>4032300787</text:p>
          </table:table-cell>
          <table:table-cell office:value-type="float" office:value="193216">
            <text:p>193216</text:p>
          </table:table-cell>
          <table:table-cell office:value-type="float" office:value="151098">
            <text:p>151098</text:p>
          </table:table-cell>
          <table:table-cell office:value-type="float" office:value="150398">
            <text:p>150398</text:p>
          </table:table-cell>
          <table:table-cell office:value-type="float" office:value="15728721">
            <text:p>15728721</text:p>
          </table:table-cell>
          <table:table-cell office:value-type="float" office:value="323085">
            <text:p>323085</text:p>
          </table:table-cell>
          <table:table-cell office:value-type="float" office:value="226732">
            <text:p>226732</text:p>
          </table:table-cell>
          <table:table-cell office:value-type="float" office:value="2121075372">
            <text:p>2121075372</text:p>
          </table:table-cell>
          <table:table-cell office:value-type="float" office:value="203464">
            <text:p>203464</text:p>
          </table:table-cell>
          <table:table-cell office:value-type="float" office:value="165176">
            <text:p>165176</text:p>
          </table:table-cell>
          <table:table-cell office:value-type="float" office:value="162456">
            <text:p>162456</text:p>
          </table:table-cell>
          <table:table-cell office:value-type="float" office:value="486608">
            <text:p>486608</text:p>
          </table:table-cell>
          <table:table-cell office:value-type="float" office:value="274452">
            <text:p>274452</text:p>
          </table:table-cell>
          <table:table-cell office:value-type="float" office:value="290922">
            <text:p>290922</text:p>
          </table:table-cell>
          <table:table-cell office:value-type="float" office:value="7943656344">
            <text:p>7943656344</text:p>
          </table:table-cell>
          <table:table-cell office:value-type="float" office:value="203806">
            <text:p>203806</text:p>
          </table:table-cell>
          <table:table-cell office:value-type="float" office:value="181811">
            <text:p>181811</text:p>
          </table:table-cell>
          <table:table-cell office:value-type="float" office:value="162242">
            <text:p>162242</text:p>
          </table:table-cell>
          <table:table-cell office:value-type="float" office:value="3334200">
            <text:p>3334200</text:p>
          </table:table-cell>
          <table:table-cell office:value-type="float" office:value="273850">
            <text:p>273850</text:p>
          </table:table-cell>
          <table:table-cell office:value-type="float" office:value="256451">
            <text:p>256451</text:p>
          </table:table-cell>
        </table:table-row>
        <table:table-row table:style-name="ro1">
          <table:table-cell office:value-type="float" office:value="19255074879">
            <text:p>19255074879</text:p>
          </table:table-cell>
          <table:table-cell office:value-type="float" office:value="195648">
            <text:p>195648</text:p>
          </table:table-cell>
          <table:table-cell office:value-type="float" office:value="153764">
            <text:p>153764</text:p>
          </table:table-cell>
          <table:table-cell office:value-type="float" office:value="152020">
            <text:p>152020</text:p>
          </table:table-cell>
          <table:table-cell office:value-type="float" office:value="1620504">
            <text:p>1620504</text:p>
          </table:table-cell>
          <table:table-cell office:value-type="float" office:value="319022">
            <text:p>319022</text:p>
          </table:table-cell>
          <table:table-cell office:value-type="float" office:value="230718">
            <text:p>230718</text:p>
          </table:table-cell>
          <table:table-cell office:value-type="float" office:value="1344019317">
            <text:p>1344019317</text:p>
          </table:table-cell>
          <table:table-cell office:value-type="float" office:value="205452">
            <text:p>205452</text:p>
          </table:table-cell>
          <table:table-cell office:value-type="float" office:value="166030">
            <text:p>166030</text:p>
          </table:table-cell>
          <table:table-cell office:value-type="float" office:value="161068">
            <text:p>161068</text:p>
          </table:table-cell>
          <table:table-cell office:value-type="float" office:value="24526334">
            <text:p>24526334</text:p>
          </table:table-cell>
          <table:table-cell office:value-type="float" office:value="306506">
            <text:p>306506</text:p>
          </table:table-cell>
          <table:table-cell office:value-type="float" office:value="237920">
            <text:p>237920</text:p>
          </table:table-cell>
          <table:table-cell office:value-type="float" office:value="3735198738">
            <text:p>3735198738</text:p>
          </table:table-cell>
          <table:table-cell office:value-type="float" office:value="202586">
            <text:p>202586</text:p>
          </table:table-cell>
          <table:table-cell office:value-type="float" office:value="163844">
            <text:p>163844</text:p>
          </table:table-cell>
          <table:table-cell office:value-type="float" office:value="189434">
            <text:p>189434</text:p>
          </table:table-cell>
          <table:table-cell office:value-type="float" office:value="608152">
            <text:p>608152</text:p>
          </table:table-cell>
          <table:table-cell office:value-type="float" office:value="268338">
            <text:p>268338</text:p>
          </table:table-cell>
          <table:table-cell office:value-type="float" office:value="227550">
            <text:p>227550</text:p>
          </table:table-cell>
        </table:table-row>
        <table:table-row table:style-name="ro1">
          <table:table-cell office:value-type="float" office:value="3423873339">
            <text:p>3423873339</text:p>
          </table:table-cell>
          <table:table-cell office:value-type="float" office:value="191412">
            <text:p>191412</text:p>
          </table:table-cell>
          <table:table-cell office:value-type="float" office:value="154058">
            <text:p>154058</text:p>
          </table:table-cell>
          <table:table-cell office:value-type="float" office:value="151312">
            <text:p>151312</text:p>
          </table:table-cell>
          <table:table-cell office:value-type="float" office:value="9513678">
            <text:p>9513678</text:p>
          </table:table-cell>
          <table:table-cell office:value-type="float" office:value="266228">
            <text:p>266228</text:p>
          </table:table-cell>
          <table:table-cell office:value-type="float" office:value="224874">
            <text:p>224874</text:p>
          </table:table-cell>
          <table:table-cell office:value-type="float" office:value="1077581732">
            <text:p>1077581732</text:p>
          </table:table-cell>
          <table:table-cell office:value-type="float" office:value="204626">
            <text:p>204626</text:p>
          </table:table-cell>
          <table:table-cell office:value-type="float" office:value="185989">
            <text:p>185989</text:p>
          </table:table-cell>
          <table:table-cell office:value-type="float" office:value="159384">
            <text:p>159384</text:p>
          </table:table-cell>
          <table:table-cell office:value-type="float" office:value="33133797">
            <text:p>33133797</text:p>
          </table:table-cell>
          <table:table-cell office:value-type="float" office:value="281162">
            <text:p>281162</text:p>
          </table:table-cell>
          <table:table-cell office:value-type="float" office:value="257182">
            <text:p>257182</text:p>
          </table:table-cell>
          <table:table-cell office:value-type="float" office:value="5206575471">
            <text:p>5206575471</text:p>
          </table:table-cell>
          <table:table-cell office:value-type="float" office:value="239809">
            <text:p>239809</text:p>
          </table:table-cell>
          <table:table-cell office:value-type="float" office:value="197059">
            <text:p>197059</text:p>
          </table:table-cell>
          <table:table-cell office:value-type="float" office:value="159706">
            <text:p>159706</text:p>
          </table:table-cell>
          <table:table-cell office:value-type="float" office:value="15725921">
            <text:p>15725921</text:p>
          </table:table-cell>
          <table:table-cell office:value-type="float" office:value="273494">
            <text:p>273494</text:p>
          </table:table-cell>
          <table:table-cell office:value-type="float" office:value="231340">
            <text:p>231340</text:p>
          </table:table-cell>
        </table:table-row>
        <table:table-row table:style-name="ro1">
          <table:table-cell office:value-type="float" office:value="9762214010">
            <text:p>9762214010</text:p>
          </table:table-cell>
          <table:table-cell office:value-type="float" office:value="191582">
            <text:p>191582</text:p>
          </table:table-cell>
          <table:table-cell office:value-type="float" office:value="153538">
            <text:p>153538</text:p>
          </table:table-cell>
          <table:table-cell office:value-type="float" office:value="150732">
            <text:p>150732</text:p>
          </table:table-cell>
          <table:table-cell office:value-type="float" office:value="6996344">
            <text:p>6996344</text:p>
          </table:table-cell>
          <table:table-cell office:value-type="float" office:value="274454">
            <text:p>274454</text:p>
          </table:table-cell>
          <table:table-cell office:value-type="float" office:value="229984">
            <text:p>229984</text:p>
          </table:table-cell>
          <table:table-cell office:value-type="float" office:value="4369298807">
            <text:p>4369298807</text:p>
          </table:table-cell>
          <table:table-cell office:value-type="float" office:value="203840">
            <text:p>203840</text:p>
          </table:table-cell>
          <table:table-cell office:value-type="float" office:value="189580">
            <text:p>189580</text:p>
          </table:table-cell>
          <table:table-cell office:value-type="float" office:value="161644">
            <text:p>161644</text:p>
          </table:table-cell>
          <table:table-cell office:value-type="float" office:value="20364500">
            <text:p>20364500</text:p>
          </table:table-cell>
          <table:table-cell office:value-type="float" office:value="280538">
            <text:p>280538</text:p>
          </table:table-cell>
          <table:table-cell office:value-type="float" office:value="235888">
            <text:p>235888</text:p>
          </table:table-cell>
          <table:table-cell office:value-type="float" office:value="2725911551">
            <text:p>2725911551</text:p>
          </table:table-cell>
          <table:table-cell office:value-type="float" office:value="203418">
            <text:p>203418</text:p>
          </table:table-cell>
          <table:table-cell office:value-type="float" office:value="163872">
            <text:p>163872</text:p>
          </table:table-cell>
          <table:table-cell office:value-type="float" office:value="157826">
            <text:p>157826</text:p>
          </table:table-cell>
          <table:table-cell office:value-type="float" office:value="6657410">
            <text:p>6657410</text:p>
          </table:table-cell>
          <table:table-cell office:value-type="float" office:value="260272">
            <text:p>260272</text:p>
          </table:table-cell>
          <table:table-cell office:value-type="float" office:value="222058">
            <text:p>222058</text:p>
          </table:table-cell>
        </table:table-row>
        <table:table-row table:style-name="ro1">
          <table:table-cell office:value-type="float" office:value="3595135012">
            <text:p>3595135012</text:p>
          </table:table-cell>
          <table:table-cell office:value-type="float" office:value="194080">
            <text:p>194080</text:p>
          </table:table-cell>
          <table:table-cell office:value-type="float" office:value="155292">
            <text:p>155292</text:p>
          </table:table-cell>
          <table:table-cell office:value-type="float" office:value="151276">
            <text:p>151276</text:p>
          </table:table-cell>
          <table:table-cell office:value-type="float" office:value="7089258">
            <text:p>7089258</text:p>
          </table:table-cell>
          <table:table-cell office:value-type="float" office:value="273520">
            <text:p>273520</text:p>
          </table:table-cell>
          <table:table-cell office:value-type="float" office:value="225416">
            <text:p>225416</text:p>
          </table:table-cell>
          <table:table-cell office:value-type="float" office:value="3232658872">
            <text:p>3232658872</text:p>
          </table:table-cell>
          <table:table-cell office:value-type="float" office:value="202634">
            <text:p>202634</text:p>
          </table:table-cell>
          <table:table-cell office:value-type="float" office:value="166748">
            <text:p>166748</text:p>
          </table:table-cell>
          <table:table-cell office:value-type="float" office:value="162214">
            <text:p>162214</text:p>
          </table:table-cell>
          <table:table-cell office:value-type="float" office:value="13514506">
            <text:p>13514506</text:p>
          </table:table-cell>
          <table:table-cell office:value-type="float" office:value="270442">
            <text:p>270442</text:p>
          </table:table-cell>
          <table:table-cell office:value-type="float" office:value="226236">
            <text:p>226236</text:p>
          </table:table-cell>
          <table:table-cell office:value-type="float" office:value="3726620904">
            <text:p>3726620904</text:p>
          </table:table-cell>
          <table:table-cell office:value-type="float" office:value="201944">
            <text:p>201944</text:p>
          </table:table-cell>
          <table:table-cell office:value-type="float" office:value="162252">
            <text:p>162252</text:p>
          </table:table-cell>
          <table:table-cell office:value-type="float" office:value="158056">
            <text:p>158056</text:p>
          </table:table-cell>
          <table:table-cell office:value-type="float" office:value="37897585">
            <text:p>37897585</text:p>
          </table:table-cell>
          <table:table-cell office:value-type="float" office:value="276476">
            <text:p>276476</text:p>
          </table:table-cell>
          <table:table-cell office:value-type="float" office:value="226606">
            <text:p>226606</text:p>
          </table:table-cell>
        </table:table-row>
        <table:table-row table:style-name="ro1">
          <table:table-cell office:value-type="float" office:value="6834103376">
            <text:p>6834103376</text:p>
          </table:table-cell>
          <table:table-cell office:value-type="float" office:value="195210">
            <text:p>195210</text:p>
          </table:table-cell>
          <table:table-cell office:value-type="float" office:value="150626">
            <text:p>150626</text:p>
          </table:table-cell>
          <table:table-cell office:value-type="float" office:value="152626">
            <text:p>152626</text:p>
          </table:table-cell>
          <table:table-cell office:value-type="float" office:value="27675137">
            <text:p>27675137</text:p>
          </table:table-cell>
          <table:table-cell office:value-type="float" office:value="261282">
            <text:p>261282</text:p>
          </table:table-cell>
          <table:table-cell office:value-type="float" office:value="231850">
            <text:p>231850</text:p>
          </table:table-cell>
          <table:table-cell office:value-type="float" office:value="4610457296">
            <text:p>4610457296</text:p>
          </table:table-cell>
          <table:table-cell office:value-type="float" office:value="205832">
            <text:p>205832</text:p>
          </table:table-cell>
          <table:table-cell office:value-type="float" office:value="166962">
            <text:p>166962</text:p>
          </table:table-cell>
          <table:table-cell office:value-type="float" office:value="163000">
            <text:p>163000</text:p>
          </table:table-cell>
          <table:table-cell office:value-type="float" office:value="39305045">
            <text:p>39305045</text:p>
          </table:table-cell>
          <table:table-cell office:value-type="float" office:value="278500">
            <text:p>278500</text:p>
          </table:table-cell>
          <table:table-cell office:value-type="float" office:value="222862">
            <text:p>222862</text:p>
          </table:table-cell>
          <table:table-cell office:value-type="float" office:value="3079884427">
            <text:p>3079884427</text:p>
          </table:table-cell>
          <table:table-cell office:value-type="float" office:value="205012">
            <text:p>205012</text:p>
          </table:table-cell>
          <table:table-cell office:value-type="float" office:value="162416">
            <text:p>162416</text:p>
          </table:table-cell>
          <table:table-cell office:value-type="float" office:value="157384">
            <text:p>157384</text:p>
          </table:table-cell>
          <table:table-cell office:value-type="float" office:value="10811708">
            <text:p>10811708</text:p>
          </table:table-cell>
          <table:table-cell office:value-type="float" office:value="280630">
            <text:p>280630</text:p>
          </table:table-cell>
          <table:table-cell office:value-type="float" office:value="311678">
            <text:p>311678</text:p>
          </table:table-cell>
        </table:table-row>
        <table:table-row table:style-name="ro1">
          <table:table-cell office:value-type="float" office:value="1998410156">
            <text:p>1998410156</text:p>
          </table:table-cell>
          <table:table-cell office:value-type="float" office:value="188942">
            <text:p>188942</text:p>
          </table:table-cell>
          <table:table-cell office:value-type="float" office:value="245571">
            <text:p>245571</text:p>
          </table:table-cell>
          <table:table-cell office:value-type="float" office:value="151244">
            <text:p>151244</text:p>
          </table:table-cell>
          <table:table-cell office:value-type="float" office:value="2976429">
            <text:p>2976429</text:p>
          </table:table-cell>
          <table:table-cell office:value-type="float" office:value="250114">
            <text:p>250114</text:p>
          </table:table-cell>
          <table:table-cell office:value-type="float" office:value="205546">
            <text:p>205546</text:p>
          </table:table-cell>
          <table:table-cell office:value-type="float" office:value="5584323707">
            <text:p>5584323707</text:p>
          </table:table-cell>
          <table:table-cell office:value-type="float" office:value="202612">
            <text:p>202612</text:p>
          </table:table-cell>
          <table:table-cell office:value-type="float" office:value="165020">
            <text:p>165020</text:p>
          </table:table-cell>
          <table:table-cell office:value-type="float" office:value="161004">
            <text:p>161004</text:p>
          </table:table-cell>
          <table:table-cell office:value-type="float" office:value="2041451">
            <text:p>2041451</text:p>
          </table:table-cell>
          <table:table-cell office:value-type="float" office:value="275388">
            <text:p>275388</text:p>
          </table:table-cell>
          <table:table-cell office:value-type="float" office:value="232918">
            <text:p>232918</text:p>
          </table:table-cell>
          <table:table-cell office:value-type="float" office:value="5856045342">
            <text:p>5856045342</text:p>
          </table:table-cell>
          <table:table-cell office:value-type="float" office:value="203040">
            <text:p>203040</text:p>
          </table:table-cell>
          <table:table-cell office:value-type="float" office:value="163914">
            <text:p>163914</text:p>
          </table:table-cell>
          <table:table-cell office:value-type="float" office:value="161128">
            <text:p>161128</text:p>
          </table:table-cell>
          <table:table-cell office:value-type="float" office:value="691086">
            <text:p>691086</text:p>
          </table:table-cell>
          <table:table-cell office:value-type="float" office:value="274772">
            <text:p>274772</text:p>
          </table:table-cell>
          <table:table-cell office:value-type="float" office:value="271554">
            <text:p>271554</text:p>
          </table:table-cell>
        </table:table-row>
        <table:table-row table:style-name="ro1">
          <table:table-cell office:value-type="float" office:value="2768621402">
            <text:p>2768621402</text:p>
          </table:table-cell>
          <table:table-cell office:value-type="float" office:value="261474">
            <text:p>261474</text:p>
          </table:table-cell>
          <table:table-cell office:value-type="float" office:value="153182">
            <text:p>153182</text:p>
          </table:table-cell>
          <table:table-cell office:value-type="float" office:value="151048">
            <text:p>151048</text:p>
          </table:table-cell>
          <table:table-cell office:value-type="float" office:value="25322086">
            <text:p>25322086</text:p>
          </table:table-cell>
          <table:table-cell office:value-type="float" office:value="303006">
            <text:p>303006</text:p>
          </table:table-cell>
          <table:table-cell office:value-type="float" office:value="228034">
            <text:p>228034</text:p>
          </table:table-cell>
          <table:table-cell office:value-type="float" office:value="2413384484">
            <text:p>2413384484</text:p>
          </table:table-cell>
          <table:table-cell office:value-type="float" office:value="205196">
            <text:p>205196</text:p>
          </table:table-cell>
          <table:table-cell office:value-type="float" office:value="167272">
            <text:p>167272</text:p>
          </table:table-cell>
          <table:table-cell office:value-type="float" office:value="164102">
            <text:p>164102</text:p>
          </table:table-cell>
          <table:table-cell office:value-type="float" office:value="703116">
            <text:p>703116</text:p>
          </table:table-cell>
          <table:table-cell office:value-type="float" office:value="309607">
            <text:p>309607</text:p>
          </table:table-cell>
          <table:table-cell office:value-type="float" office:value="226510">
            <text:p>226510</text:p>
          </table:table-cell>
          <table:table-cell office:value-type="float" office:value="11167202323">
            <text:p>11167202323</text:p>
          </table:table-cell>
          <table:table-cell office:value-type="float" office:value="203804">
            <text:p>203804</text:p>
          </table:table-cell>
          <table:table-cell office:value-type="float" office:value="162852">
            <text:p>162852</text:p>
          </table:table-cell>
          <table:table-cell office:value-type="float" office:value="160494">
            <text:p>160494</text:p>
          </table:table-cell>
          <table:table-cell office:value-type="float" office:value="249216">
            <text:p>249216</text:p>
          </table:table-cell>
          <table:table-cell office:value-type="float" office:value="268230">
            <text:p>268230</text:p>
          </table:table-cell>
          <table:table-cell office:value-type="float" office:value="315203">
            <text:p>315203</text:p>
          </table:table-cell>
        </table:table-row>
        <table:table-row table:style-name="ro1">
          <table:table-cell office:value-type="float" office:value="8860841064">
            <text:p>8860841064</text:p>
          </table:table-cell>
          <table:table-cell office:value-type="float" office:value="193080">
            <text:p>193080</text:p>
          </table:table-cell>
          <table:table-cell office:value-type="float" office:value="154022">
            <text:p>154022</text:p>
          </table:table-cell>
          <table:table-cell office:value-type="float" office:value="151054">
            <text:p>151054</text:p>
          </table:table-cell>
          <table:table-cell office:value-type="float" office:value="870376">
            <text:p>870376</text:p>
          </table:table-cell>
          <table:table-cell office:value-type="float" office:value="277712">
            <text:p>277712</text:p>
          </table:table-cell>
          <table:table-cell office:value-type="float" office:value="230108">
            <text:p>230108</text:p>
          </table:table-cell>
          <table:table-cell office:value-type="float" office:value="27418020470">
            <text:p>27418020470</text:p>
          </table:table-cell>
          <table:table-cell office:value-type="float" office:value="206540">
            <text:p>206540</text:p>
          </table:table-cell>
          <table:table-cell office:value-type="float" office:value="296103">
            <text:p>296103</text:p>
          </table:table-cell>
          <table:table-cell office:value-type="float" office:value="160800">
            <text:p>160800</text:p>
          </table:table-cell>
          <table:table-cell office:value-type="float" office:value="3292047">
            <text:p>3292047</text:p>
          </table:table-cell>
          <table:table-cell office:value-type="float" office:value="496041">
            <text:p>496041</text:p>
          </table:table-cell>
          <table:table-cell office:value-type="float" office:value="302746">
            <text:p>302746</text:p>
          </table:table-cell>
          <table:table-cell office:value-type="float" office:value="2584832356">
            <text:p>2584832356</text:p>
          </table:table-cell>
          <table:table-cell office:value-type="float" office:value="201680">
            <text:p>201680</text:p>
          </table:table-cell>
          <table:table-cell office:value-type="float" office:value="163158">
            <text:p>163158</text:p>
          </table:table-cell>
          <table:table-cell office:value-type="float" office:value="161142">
            <text:p>161142</text:p>
          </table:table-cell>
          <table:table-cell office:value-type="float" office:value="2952641">
            <text:p>2952641</text:p>
          </table:table-cell>
          <table:table-cell office:value-type="float" office:value="269694">
            <text:p>269694</text:p>
          </table:table-cell>
          <table:table-cell office:value-type="float" office:value="231150">
            <text:p>231150</text:p>
          </table:table-cell>
        </table:table-row>
        <table:table-row table:style-name="ro1">
          <table:table-cell office:value-type="float" office:value="2382151071">
            <text:p>2382151071</text:p>
          </table:table-cell>
          <table:table-cell office:value-type="float" office:value="190064">
            <text:p>190064</text:p>
          </table:table-cell>
          <table:table-cell office:value-type="float" office:value="152494">
            <text:p>152494</text:p>
          </table:table-cell>
          <table:table-cell office:value-type="float" office:value="152584">
            <text:p>152584</text:p>
          </table:table-cell>
          <table:table-cell office:value-type="float" office:value="7288066">
            <text:p>7288066</text:p>
          </table:table-cell>
          <table:table-cell office:value-type="float" office:value="263676">
            <text:p>263676</text:p>
          </table:table-cell>
          <table:table-cell office:value-type="float" office:value="226834">
            <text:p>226834</text:p>
          </table:table-cell>
          <table:table-cell office:value-type="float" office:value="16266065475">
            <text:p>16266065475</text:p>
          </table:table-cell>
          <table:table-cell office:value-type="float" office:value="204542">
            <text:p>204542</text:p>
          </table:table-cell>
          <table:table-cell office:value-type="float" office:value="167426">
            <text:p>167426</text:p>
          </table:table-cell>
          <table:table-cell office:value-type="float" office:value="161916">
            <text:p>161916</text:p>
          </table:table-cell>
          <table:table-cell office:value-type="float" office:value="7433139">
            <text:p>7433139</text:p>
          </table:table-cell>
          <table:table-cell office:value-type="float" office:value="280348">
            <text:p>280348</text:p>
          </table:table-cell>
          <table:table-cell office:value-type="float" office:value="224604">
            <text:p>224604</text:p>
          </table:table-cell>
          <table:table-cell office:value-type="float" office:value="22884643534">
            <text:p>22884643534</text:p>
          </table:table-cell>
          <table:table-cell office:value-type="float" office:value="200688">
            <text:p>200688</text:p>
          </table:table-cell>
          <table:table-cell office:value-type="float" office:value="162494">
            <text:p>162494</text:p>
          </table:table-cell>
          <table:table-cell office:value-type="float" office:value="158158">
            <text:p>158158</text:p>
          </table:table-cell>
          <table:table-cell office:value-type="float" office:value="23186172">
            <text:p>23186172</text:p>
          </table:table-cell>
          <table:table-cell office:value-type="float" office:value="303484">
            <text:p>303484</text:p>
          </table:table-cell>
          <table:table-cell office:value-type="float" office:value="222428">
            <text:p>222428</text:p>
          </table:table-cell>
        </table:table-row>
        <table:table-row table:style-name="ro1">
          <table:table-cell office:value-type="float" office:value="8749921802">
            <text:p>8749921802</text:p>
          </table:table-cell>
          <table:table-cell office:value-type="float" office:value="196068">
            <text:p>196068</text:p>
          </table:table-cell>
          <table:table-cell office:value-type="float" office:value="154270">
            <text:p>154270</text:p>
          </table:table-cell>
          <table:table-cell office:value-type="float" office:value="461929">
            <text:p>461929</text:p>
          </table:table-cell>
          <table:table-cell office:value-type="float" office:value="61979996">
            <text:p>61979996</text:p>
          </table:table-cell>
          <table:table-cell office:value-type="float" office:value="317623">
            <text:p>317623</text:p>
          </table:table-cell>
          <table:table-cell office:value-type="float" office:value="228354">
            <text:p>228354</text:p>
          </table:table-cell>
          <table:table-cell office:value-type="float" office:value="1871115783">
            <text:p>1871115783</text:p>
          </table:table-cell>
          <table:table-cell office:value-type="float" office:value="209776">
            <text:p>209776</text:p>
          </table:table-cell>
          <table:table-cell office:value-type="float" office:value="165596">
            <text:p>165596</text:p>
          </table:table-cell>
          <table:table-cell office:value-type="float" office:value="176547">
            <text:p>176547</text:p>
          </table:table-cell>
          <table:table-cell office:value-type="float" office:value="13361377">
            <text:p>13361377</text:p>
          </table:table-cell>
          <table:table-cell office:value-type="float" office:value="260444">
            <text:p>260444</text:p>
          </table:table-cell>
          <table:table-cell office:value-type="float" office:value="246695">
            <text:p>246695</text:p>
          </table:table-cell>
          <table:table-cell office:value-type="float" office:value="18640936241">
            <text:p>18640936241</text:p>
          </table:table-cell>
          <table:table-cell office:value-type="float" office:value="235478">
            <text:p>235478</text:p>
          </table:table-cell>
          <table:table-cell office:value-type="float" office:value="182628">
            <text:p>182628</text:p>
          </table:table-cell>
          <table:table-cell office:value-type="float" office:value="160152">
            <text:p>160152</text:p>
          </table:table-cell>
          <table:table-cell office:value-type="float" office:value="4171356">
            <text:p>4171356</text:p>
          </table:table-cell>
          <table:table-cell office:value-type="float" office:value="312922">
            <text:p>312922</text:p>
          </table:table-cell>
          <table:table-cell office:value-type="float" office:value="240052">
            <text:p>240052</text:p>
          </table:table-cell>
        </table:table-row>
        <table:table-row table:style-name="ro1">
          <table:table-cell office:value-type="float" office:value="979395104">
            <text:p>979395104</text:p>
          </table:table-cell>
          <table:table-cell office:value-type="float" office:value="194340">
            <text:p>194340</text:p>
          </table:table-cell>
          <table:table-cell office:value-type="float" office:value="154676">
            <text:p>154676</text:p>
          </table:table-cell>
          <table:table-cell office:value-type="float" office:value="149734">
            <text:p>149734</text:p>
          </table:table-cell>
          <table:table-cell office:value-type="float" office:value="18313317">
            <text:p>18313317</text:p>
          </table:table-cell>
          <table:table-cell office:value-type="float" office:value="360190">
            <text:p>360190</text:p>
          </table:table-cell>
          <table:table-cell office:value-type="float" office:value="240735">
            <text:p>240735</text:p>
          </table:table-cell>
          <table:table-cell office:value-type="float" office:value="5038511258">
            <text:p>5038511258</text:p>
          </table:table-cell>
          <table:table-cell office:value-type="float" office:value="202670">
            <text:p>202670</text:p>
          </table:table-cell>
          <table:table-cell office:value-type="float" office:value="186387">
            <text:p>186387</text:p>
          </table:table-cell>
          <table:table-cell office:value-type="float" office:value="160606">
            <text:p>160606</text:p>
          </table:table-cell>
          <table:table-cell office:value-type="float" office:value="12248775">
            <text:p>12248775</text:p>
          </table:table-cell>
          <table:table-cell office:value-type="float" office:value="292915">
            <text:p>292915</text:p>
          </table:table-cell>
          <table:table-cell office:value-type="float" office:value="224322">
            <text:p>224322</text:p>
          </table:table-cell>
          <table:table-cell office:value-type="float" office:value="15003008999">
            <text:p>15003008999</text:p>
          </table:table-cell>
          <table:table-cell office:value-type="float" office:value="202490">
            <text:p>202490</text:p>
          </table:table-cell>
          <table:table-cell office:value-type="float" office:value="198019">
            <text:p>198019</text:p>
          </table:table-cell>
          <table:table-cell office:value-type="float" office:value="191210">
            <text:p>191210</text:p>
          </table:table-cell>
          <table:table-cell office:value-type="float" office:value="24239968">
            <text:p>24239968</text:p>
          </table:table-cell>
          <table:table-cell office:value-type="float" office:value="274174">
            <text:p>274174</text:p>
          </table:table-cell>
          <table:table-cell office:value-type="float" office:value="235588">
            <text:p>235588</text:p>
          </table:table-cell>
        </table:table-row>
        <table:table-row table:style-name="ro1">
          <table:table-cell office:value-type="float" office:value="1680054353">
            <text:p>1680054353</text:p>
          </table:table-cell>
          <table:table-cell office:value-type="float" office:value="192086">
            <text:p>192086</text:p>
          </table:table-cell>
          <table:table-cell office:value-type="float" office:value="153336">
            <text:p>153336</text:p>
          </table:table-cell>
          <table:table-cell office:value-type="float" office:value="150474">
            <text:p>150474</text:p>
          </table:table-cell>
          <table:table-cell office:value-type="float" office:value="9115057">
            <text:p>9115057</text:p>
          </table:table-cell>
          <table:table-cell office:value-type="float" office:value="255612">
            <text:p>255612</text:p>
          </table:table-cell>
          <table:table-cell office:value-type="float" office:value="215040">
            <text:p>215040</text:p>
          </table:table-cell>
          <table:table-cell office:value-type="float" office:value="3109693221">
            <text:p>3109693221</text:p>
          </table:table-cell>
          <table:table-cell office:value-type="float" office:value="207252">
            <text:p>207252</text:p>
          </table:table-cell>
          <table:table-cell office:value-type="float" office:value="166502">
            <text:p>166502</text:p>
          </table:table-cell>
          <table:table-cell office:value-type="float" office:value="163926">
            <text:p>163926</text:p>
          </table:table-cell>
          <table:table-cell office:value-type="float" office:value="51136772">
            <text:p>51136772</text:p>
          </table:table-cell>
          <table:table-cell office:value-type="float" office:value="273624">
            <text:p>273624</text:p>
          </table:table-cell>
          <table:table-cell office:value-type="float" office:value="230258">
            <text:p>230258</text:p>
          </table:table-cell>
          <table:table-cell office:value-type="float" office:value="952865623">
            <text:p>952865623</text:p>
          </table:table-cell>
          <table:table-cell office:value-type="float" office:value="259556">
            <text:p>259556</text:p>
          </table:table-cell>
          <table:table-cell office:value-type="float" office:value="182814">
            <text:p>182814</text:p>
          </table:table-cell>
          <table:table-cell office:value-type="float" office:value="305520">
            <text:p>305520</text:p>
          </table:table-cell>
          <table:table-cell office:value-type="float" office:value="2617747">
            <text:p>2617747</text:p>
          </table:table-cell>
          <table:table-cell office:value-type="float" office:value="270652">
            <text:p>270652</text:p>
          </table:table-cell>
          <table:table-cell office:value-type="float" office:value="232492">
            <text:p>232492</text:p>
          </table:table-cell>
        </table:table-row>
        <table:table-row table:style-name="ro1">
          <table:table-cell office:value-type="float" office:value="4097420571">
            <text:p>4097420571</text:p>
          </table:table-cell>
          <table:table-cell office:value-type="float" office:value="194892">
            <text:p>194892</text:p>
          </table:table-cell>
          <table:table-cell office:value-type="float" office:value="151426">
            <text:p>151426</text:p>
          </table:table-cell>
          <table:table-cell office:value-type="float" office:value="149610">
            <text:p>149610</text:p>
          </table:table-cell>
          <table:table-cell office:value-type="float" office:value="40581336">
            <text:p>40581336</text:p>
          </table:table-cell>
          <table:table-cell office:value-type="float" office:value="335566">
            <text:p>335566</text:p>
          </table:table-cell>
          <table:table-cell office:value-type="float" office:value="249545">
            <text:p>249545</text:p>
          </table:table-cell>
          <table:table-cell office:value-type="float" office:value="17786105956">
            <text:p>17786105956</text:p>
          </table:table-cell>
          <table:table-cell office:value-type="float" office:value="233881">
            <text:p>233881</text:p>
          </table:table-cell>
          <table:table-cell office:value-type="float" office:value="167570">
            <text:p>167570</text:p>
          </table:table-cell>
          <table:table-cell office:value-type="float" office:value="161060">
            <text:p>161060</text:p>
          </table:table-cell>
          <table:table-cell office:value-type="float" office:value="14022539">
            <text:p>14022539</text:p>
          </table:table-cell>
          <table:table-cell office:value-type="float" office:value="275236">
            <text:p>275236</text:p>
          </table:table-cell>
          <table:table-cell office:value-type="float" office:value="240830">
            <text:p>240830</text:p>
          </table:table-cell>
          <table:table-cell office:value-type="float" office:value="14800153210">
            <text:p>14800153210</text:p>
          </table:table-cell>
          <table:table-cell office:value-type="float" office:value="227859">
            <text:p>227859</text:p>
          </table:table-cell>
          <table:table-cell office:value-type="float" office:value="165306">
            <text:p>165306</text:p>
          </table:table-cell>
          <table:table-cell office:value-type="float" office:value="182816">
            <text:p>182816</text:p>
          </table:table-cell>
          <table:table-cell office:value-type="float" office:value="24738906">
            <text:p>24738906</text:p>
          </table:table-cell>
          <table:table-cell office:value-type="float" office:value="272164">
            <text:p>272164</text:p>
          </table:table-cell>
          <table:table-cell office:value-type="float" office:value="224168">
            <text:p>224168</text:p>
          </table:table-cell>
        </table:table-row>
        <table:table-row table:style-name="ro1">
          <table:table-cell office:value-type="float" office:value="2917179480">
            <text:p>2917179480</text:p>
          </table:table-cell>
          <table:table-cell office:value-type="float" office:value="191976">
            <text:p>191976</text:p>
          </table:table-cell>
          <table:table-cell office:value-type="float" office:value="151266">
            <text:p>151266</text:p>
          </table:table-cell>
          <table:table-cell office:value-type="float" office:value="151912">
            <text:p>151912</text:p>
          </table:table-cell>
          <table:table-cell office:value-type="float" office:value="10870596">
            <text:p>10870596</text:p>
          </table:table-cell>
          <table:table-cell office:value-type="float" office:value="351033">
            <text:p>351033</text:p>
          </table:table-cell>
          <table:table-cell office:value-type="float" office:value="244537">
            <text:p>244537</text:p>
          </table:table-cell>
          <table:table-cell office:value-type="float" office:value="11625283509">
            <text:p>11625283509</text:p>
          </table:table-cell>
          <table:table-cell office:value-type="float" office:value="206152">
            <text:p>206152</text:p>
          </table:table-cell>
          <table:table-cell office:value-type="float" office:value="164166">
            <text:p>164166</text:p>
          </table:table-cell>
          <table:table-cell office:value-type="float" office:value="162852">
            <text:p>162852</text:p>
          </table:table-cell>
          <table:table-cell office:value-type="float" office:value="5803252">
            <text:p>5803252</text:p>
          </table:table-cell>
          <table:table-cell office:value-type="float" office:value="300936">
            <text:p>300936</text:p>
          </table:table-cell>
          <table:table-cell office:value-type="float" office:value="221190">
            <text:p>221190</text:p>
          </table:table-cell>
          <table:table-cell office:value-type="float" office:value="3587949906">
            <text:p>3587949906</text:p>
          </table:table-cell>
          <table:table-cell office:value-type="float" office:value="201212">
            <text:p>201212</text:p>
          </table:table-cell>
          <table:table-cell office:value-type="float" office:value="163682">
            <text:p>163682</text:p>
          </table:table-cell>
          <table:table-cell office:value-type="float" office:value="156382">
            <text:p>156382</text:p>
          </table:table-cell>
          <table:table-cell office:value-type="float" office:value="15765357">
            <text:p>15765357</text:p>
          </table:table-cell>
          <table:table-cell office:value-type="float" office:value="262890">
            <text:p>262890</text:p>
          </table:table-cell>
          <table:table-cell office:value-type="float" office:value="221344">
            <text:p>221344</text:p>
          </table:table-cell>
        </table:table-row>
        <table:table-row table:style-name="ro1">
          <table:table-cell office:value-type="float" office:value="4360265450">
            <text:p>4360265450</text:p>
          </table:table-cell>
          <table:table-cell office:value-type="float" office:value="217819">
            <text:p>217819</text:p>
          </table:table-cell>
          <table:table-cell office:value-type="float" office:value="183928">
            <text:p>183928</text:p>
          </table:table-cell>
          <table:table-cell office:value-type="float" office:value="179203">
            <text:p>179203</text:p>
          </table:table-cell>
          <table:table-cell office:value-type="float" office:value="9077894">
            <text:p>9077894</text:p>
          </table:table-cell>
          <table:table-cell office:value-type="float" office:value="268280">
            <text:p>268280</text:p>
          </table:table-cell>
          <table:table-cell office:value-type="float" office:value="230888">
            <text:p>230888</text:p>
          </table:table-cell>
          <table:table-cell office:value-type="float" office:value="2468024050">
            <text:p>2468024050</text:p>
          </table:table-cell>
          <table:table-cell office:value-type="float" office:value="202770">
            <text:p>202770</text:p>
          </table:table-cell>
          <table:table-cell office:value-type="float" office:value="165960">
            <text:p>165960</text:p>
          </table:table-cell>
          <table:table-cell office:value-type="float" office:value="181641">
            <text:p>181641</text:p>
          </table:table-cell>
          <table:table-cell office:value-type="float" office:value="9064131">
            <text:p>9064131</text:p>
          </table:table-cell>
          <table:table-cell office:value-type="float" office:value="276712">
            <text:p>276712</text:p>
          </table:table-cell>
          <table:table-cell office:value-type="float" office:value="271743">
            <text:p>271743</text:p>
          </table:table-cell>
          <table:table-cell office:value-type="float" office:value="3110360130">
            <text:p>3110360130</text:p>
          </table:table-cell>
          <table:table-cell office:value-type="float" office:value="226008">
            <text:p>226008</text:p>
          </table:table-cell>
          <table:table-cell office:value-type="float" office:value="163328">
            <text:p>163328</text:p>
          </table:table-cell>
          <table:table-cell office:value-type="float" office:value="159048">
            <text:p>159048</text:p>
          </table:table-cell>
          <table:table-cell office:value-type="float" office:value="4072862">
            <text:p>4072862</text:p>
          </table:table-cell>
          <table:table-cell office:value-type="float" office:value="267548">
            <text:p>267548</text:p>
          </table:table-cell>
          <table:table-cell office:value-type="float" office:value="220928">
            <text:p>220928</text:p>
          </table:table-cell>
        </table:table-row>
        <table:table-row table:style-name="ro1">
          <table:table-cell office:value-type="float" office:value="13696419938">
            <text:p>13696419938</text:p>
          </table:table-cell>
          <table:table-cell office:value-type="float" office:value="191890">
            <text:p>191890</text:p>
          </table:table-cell>
          <table:table-cell office:value-type="float" office:value="150884">
            <text:p>150884</text:p>
          </table:table-cell>
          <table:table-cell office:value-type="float" office:value="155140">
            <text:p>155140</text:p>
          </table:table-cell>
          <table:table-cell office:value-type="float" office:value="20951828">
            <text:p>20951828</text:p>
          </table:table-cell>
          <table:table-cell office:value-type="float" office:value="270978">
            <text:p>270978</text:p>
          </table:table-cell>
          <table:table-cell office:value-type="float" office:value="229806">
            <text:p>229806</text:p>
          </table:table-cell>
          <table:table-cell office:value-type="float" office:value="2722684533">
            <text:p>2722684533</text:p>
          </table:table-cell>
          <table:table-cell office:value-type="float" office:value="227551">
            <text:p>227551</text:p>
          </table:table-cell>
          <table:table-cell office:value-type="float" office:value="212574">
            <text:p>212574</text:p>
          </table:table-cell>
          <table:table-cell office:value-type="float" office:value="188289">
            <text:p>188289</text:p>
          </table:table-cell>
          <table:table-cell office:value-type="float" office:value="23626305">
            <text:p>23626305</text:p>
          </table:table-cell>
          <table:table-cell office:value-type="float" office:value="261290">
            <text:p>261290</text:p>
          </table:table-cell>
          <table:table-cell office:value-type="float" office:value="250304">
            <text:p>250304</text:p>
          </table:table-cell>
          <table:table-cell office:value-type="float" office:value="9468001649">
            <text:p>9468001649</text:p>
          </table:table-cell>
          <table:table-cell office:value-type="float" office:value="203102">
            <text:p>203102</text:p>
          </table:table-cell>
          <table:table-cell office:value-type="float" office:value="164066">
            <text:p>164066</text:p>
          </table:table-cell>
          <table:table-cell office:value-type="float" office:value="158324">
            <text:p>158324</text:p>
          </table:table-cell>
          <table:table-cell office:value-type="float" office:value="5382236">
            <text:p>5382236</text:p>
          </table:table-cell>
          <table:table-cell office:value-type="float" office:value="273646">
            <text:p>273646</text:p>
          </table:table-cell>
          <table:table-cell office:value-type="float" office:value="234526">
            <text:p>234526</text:p>
          </table:table-cell>
        </table:table-row>
        <table:table-row table:style-name="ro1">
          <table:table-cell office:value-type="float" office:value="5158841985">
            <text:p>5158841985</text:p>
          </table:table-cell>
          <table:table-cell office:value-type="float" office:value="192588">
            <text:p>192588</text:p>
          </table:table-cell>
          <table:table-cell office:value-type="float" office:value="150228">
            <text:p>150228</text:p>
          </table:table-cell>
          <table:table-cell office:value-type="float" office:value="150770">
            <text:p>150770</text:p>
          </table:table-cell>
          <table:table-cell office:value-type="float" office:value="3628602">
            <text:p>3628602</text:p>
          </table:table-cell>
          <table:table-cell office:value-type="float" office:value="263288">
            <text:p>263288</text:p>
          </table:table-cell>
          <table:table-cell office:value-type="float" office:value="222462">
            <text:p>222462</text:p>
          </table:table-cell>
          <table:table-cell office:value-type="float" office:value="12509201573">
            <text:p>12509201573</text:p>
          </table:table-cell>
          <table:table-cell office:value-type="float" office:value="206480">
            <text:p>206480</text:p>
          </table:table-cell>
          <table:table-cell office:value-type="float" office:value="168290">
            <text:p>168290</text:p>
          </table:table-cell>
          <table:table-cell office:value-type="float" office:value="164334">
            <text:p>164334</text:p>
          </table:table-cell>
          <table:table-cell office:value-type="float" office:value="5031988">
            <text:p>5031988</text:p>
          </table:table-cell>
          <table:table-cell office:value-type="float" office:value="299157">
            <text:p>299157</text:p>
          </table:table-cell>
          <table:table-cell office:value-type="float" office:value="231544">
            <text:p>231544</text:p>
          </table:table-cell>
          <table:table-cell office:value-type="float" office:value="6393906106">
            <text:p>6393906106</text:p>
          </table:table-cell>
          <table:table-cell office:value-type="float" office:value="201616">
            <text:p>201616</text:p>
          </table:table-cell>
          <table:table-cell office:value-type="float" office:value="166024">
            <text:p>166024</text:p>
          </table:table-cell>
          <table:table-cell office:value-type="float" office:value="158532">
            <text:p>158532</text:p>
          </table:table-cell>
          <table:table-cell office:value-type="float" office:value="450650">
            <text:p>450650</text:p>
          </table:table-cell>
          <table:table-cell office:value-type="float" office:value="311480">
            <text:p>311480</text:p>
          </table:table-cell>
          <table:table-cell office:value-type="float" office:value="235955">
            <text:p>235955</text:p>
          </table:table-cell>
        </table:table-row>
        <table:table-row table:style-name="ro1">
          <table:table-cell office:value-type="float" office:value="1456435288">
            <text:p>1456435288</text:p>
          </table:table-cell>
          <table:table-cell office:value-type="float" office:value="191420">
            <text:p>191420</text:p>
          </table:table-cell>
          <table:table-cell office:value-type="float" office:value="150670">
            <text:p>150670</text:p>
          </table:table-cell>
          <table:table-cell office:value-type="float" office:value="150296">
            <text:p>150296</text:p>
          </table:table-cell>
          <table:table-cell office:value-type="float" office:value="3599606">
            <text:p>3599606</text:p>
          </table:table-cell>
          <table:table-cell office:value-type="float" office:value="266338">
            <text:p>266338</text:p>
          </table:table-cell>
          <table:table-cell office:value-type="float" office:value="226352">
            <text:p>226352</text:p>
          </table:table-cell>
          <table:table-cell office:value-type="float" office:value="1732130131">
            <text:p>1732130131</text:p>
          </table:table-cell>
          <table:table-cell office:value-type="float" office:value="207494">
            <text:p>207494</text:p>
          </table:table-cell>
          <table:table-cell office:value-type="float" office:value="166226">
            <text:p>166226</text:p>
          </table:table-cell>
          <table:table-cell office:value-type="float" office:value="162554">
            <text:p>162554</text:p>
          </table:table-cell>
          <table:table-cell office:value-type="float" office:value="8849175">
            <text:p>8849175</text:p>
          </table:table-cell>
          <table:table-cell office:value-type="float" office:value="297018">
            <text:p>297018</text:p>
          </table:table-cell>
          <table:table-cell office:value-type="float" office:value="231462">
            <text:p>231462</text:p>
          </table:table-cell>
          <table:table-cell office:value-type="float" office:value="1312518752">
            <text:p>1312518752</text:p>
          </table:table-cell>
          <table:table-cell office:value-type="float" office:value="203844">
            <text:p>203844</text:p>
          </table:table-cell>
          <table:table-cell office:value-type="float" office:value="163628">
            <text:p>163628</text:p>
          </table:table-cell>
          <table:table-cell office:value-type="float" office:value="157594">
            <text:p>157594</text:p>
          </table:table-cell>
          <table:table-cell office:value-type="float" office:value="8812558">
            <text:p>8812558</text:p>
          </table:table-cell>
          <table:table-cell office:value-type="float" office:value="303483">
            <text:p>303483</text:p>
          </table:table-cell>
          <table:table-cell office:value-type="float" office:value="231556">
            <text:p>231556</text:p>
          </table:table-cell>
        </table:table-row>
        <table:table-row table:style-name="ro1">
          <table:table-cell office:value-type="float" office:value="1764580291">
            <text:p>1764580291</text:p>
          </table:table-cell>
          <table:table-cell office:value-type="float" office:value="194458">
            <text:p>194458</text:p>
          </table:table-cell>
          <table:table-cell office:value-type="float" office:value="153502">
            <text:p>153502</text:p>
          </table:table-cell>
          <table:table-cell office:value-type="float" office:value="151950">
            <text:p>151950</text:p>
          </table:table-cell>
          <table:table-cell office:value-type="float" office:value="4785129">
            <text:p>4785129</text:p>
          </table:table-cell>
          <table:table-cell office:value-type="float" office:value="297931">
            <text:p>297931</text:p>
          </table:table-cell>
          <table:table-cell office:value-type="float" office:value="291852">
            <text:p>291852</text:p>
          </table:table-cell>
          <table:table-cell office:value-type="float" office:value="23961045963">
            <text:p>23961045963</text:p>
          </table:table-cell>
          <table:table-cell office:value-type="float" office:value="204998">
            <text:p>204998</text:p>
          </table:table-cell>
          <table:table-cell office:value-type="float" office:value="165822">
            <text:p>165822</text:p>
          </table:table-cell>
          <table:table-cell office:value-type="float" office:value="161318">
            <text:p>161318</text:p>
          </table:table-cell>
          <table:table-cell office:value-type="float" office:value="19012945">
            <text:p>19012945</text:p>
          </table:table-cell>
          <table:table-cell office:value-type="float" office:value="261348">
            <text:p>261348</text:p>
          </table:table-cell>
          <table:table-cell office:value-type="float" office:value="236198">
            <text:p>236198</text:p>
          </table:table-cell>
          <table:table-cell office:value-type="float" office:value="2560577359">
            <text:p>2560577359</text:p>
          </table:table-cell>
          <table:table-cell office:value-type="float" office:value="204254">
            <text:p>204254</text:p>
          </table:table-cell>
          <table:table-cell office:value-type="float" office:value="165946">
            <text:p>165946</text:p>
          </table:table-cell>
          <table:table-cell office:value-type="float" office:value="159264">
            <text:p>159264</text:p>
          </table:table-cell>
          <table:table-cell office:value-type="float" office:value="12717714">
            <text:p>12717714</text:p>
          </table:table-cell>
          <table:table-cell office:value-type="float" office:value="321989">
            <text:p>321989</text:p>
          </table:table-cell>
          <table:table-cell office:value-type="float" office:value="232964">
            <text:p>232964</text:p>
          </table:table-cell>
        </table:table-row>
        <table:table-row table:style-name="ro1">
          <table:table-cell office:value-type="float" office:value="3420130941">
            <text:p>3420130941</text:p>
          </table:table-cell>
          <table:table-cell office:value-type="float" office:value="225943">
            <text:p>225943</text:p>
          </table:table-cell>
          <table:table-cell office:value-type="float" office:value="151674">
            <text:p>151674</text:p>
          </table:table-cell>
          <table:table-cell office:value-type="float" office:value="150642">
            <text:p>150642</text:p>
          </table:table-cell>
          <table:table-cell office:value-type="float" office:value="686796">
            <text:p>686796</text:p>
          </table:table-cell>
          <table:table-cell office:value-type="float" office:value="310810">
            <text:p>310810</text:p>
          </table:table-cell>
          <table:table-cell office:value-type="float" office:value="228694">
            <text:p>228694</text:p>
          </table:table-cell>
          <table:table-cell office:value-type="float" office:value="2751286986">
            <text:p>2751286986</text:p>
          </table:table-cell>
          <table:table-cell office:value-type="float" office:value="205776">
            <text:p>205776</text:p>
          </table:table-cell>
          <table:table-cell office:value-type="float" office:value="167102">
            <text:p>167102</text:p>
          </table:table-cell>
          <table:table-cell office:value-type="float" office:value="159204">
            <text:p>159204</text:p>
          </table:table-cell>
          <table:table-cell office:value-type="float" office:value="10036443">
            <text:p>10036443</text:p>
          </table:table-cell>
          <table:table-cell office:value-type="float" office:value="362203">
            <text:p>362203</text:p>
          </table:table-cell>
          <table:table-cell office:value-type="float" office:value="238770">
            <text:p>238770</text:p>
          </table:table-cell>
          <table:table-cell office:value-type="float" office:value="2120310791">
            <text:p>2120310791</text:p>
          </table:table-cell>
          <table:table-cell office:value-type="float" office:value="202950">
            <text:p>202950</text:p>
          </table:table-cell>
          <table:table-cell office:value-type="float" office:value="188959">
            <text:p>188959</text:p>
          </table:table-cell>
          <table:table-cell office:value-type="float" office:value="163080">
            <text:p>163080</text:p>
          </table:table-cell>
          <table:table-cell office:value-type="float" office:value="3399484">
            <text:p>3399484</text:p>
          </table:table-cell>
          <table:table-cell office:value-type="float" office:value="267880">
            <text:p>267880</text:p>
          </table:table-cell>
          <table:table-cell office:value-type="float" office:value="223210">
            <text:p>223210</text:p>
          </table:table-cell>
        </table:table-row>
        <table:table-row table:style-name="ro1">
          <table:table-cell office:value-type="float" office:value="2263811679">
            <text:p>2263811679</text:p>
          </table:table-cell>
          <table:table-cell office:value-type="float" office:value="190712">
            <text:p>190712</text:p>
          </table:table-cell>
          <table:table-cell office:value-type="float" office:value="156038">
            <text:p>156038</text:p>
          </table:table-cell>
          <table:table-cell office:value-type="float" office:value="151188">
            <text:p>151188</text:p>
          </table:table-cell>
          <table:table-cell office:value-type="float" office:value="80964702">
            <text:p>80964702</text:p>
          </table:table-cell>
          <table:table-cell office:value-type="float" office:value="268582">
            <text:p>268582</text:p>
          </table:table-cell>
          <table:table-cell office:value-type="float" office:value="219522">
            <text:p>219522</text:p>
          </table:table-cell>
          <table:table-cell office:value-type="float" office:value="6174385278">
            <text:p>6174385278</text:p>
          </table:table-cell>
          <table:table-cell office:value-type="float" office:value="233092">
            <text:p>233092</text:p>
          </table:table-cell>
          <table:table-cell office:value-type="float" office:value="197744">
            <text:p>197744</text:p>
          </table:table-cell>
          <table:table-cell office:value-type="float" office:value="161908">
            <text:p>161908</text:p>
          </table:table-cell>
          <table:table-cell office:value-type="float" office:value="5526523">
            <text:p>5526523</text:p>
          </table:table-cell>
          <table:table-cell office:value-type="float" office:value="268518">
            <text:p>268518</text:p>
          </table:table-cell>
          <table:table-cell office:value-type="float" office:value="234030">
            <text:p>234030</text:p>
          </table:table-cell>
          <table:table-cell office:value-type="float" office:value="6046136429">
            <text:p>6046136429</text:p>
          </table:table-cell>
          <table:table-cell office:value-type="float" office:value="203174">
            <text:p>203174</text:p>
          </table:table-cell>
          <table:table-cell office:value-type="float" office:value="162470">
            <text:p>162470</text:p>
          </table:table-cell>
          <table:table-cell office:value-type="float" office:value="159496">
            <text:p>159496</text:p>
          </table:table-cell>
          <table:table-cell office:value-type="float" office:value="450506">
            <text:p>450506</text:p>
          </table:table-cell>
          <table:table-cell office:value-type="float" office:value="263772">
            <text:p>263772</text:p>
          </table:table-cell>
          <table:table-cell office:value-type="float" office:value="226198">
            <text:p>226198</text:p>
          </table:table-cell>
        </table:table-row>
        <table:table-row table:style-name="ro1">
          <table:table-cell office:value-type="float" office:value="4599965419">
            <text:p>4599965419</text:p>
          </table:table-cell>
          <table:table-cell office:value-type="float" office:value="214776">
            <text:p>214776</text:p>
          </table:table-cell>
          <table:table-cell office:value-type="float" office:value="155806">
            <text:p>155806</text:p>
          </table:table-cell>
          <table:table-cell office:value-type="float" office:value="152742">
            <text:p>152742</text:p>
          </table:table-cell>
          <table:table-cell office:value-type="float" office:value="3929314">
            <text:p>3929314</text:p>
          </table:table-cell>
          <table:table-cell office:value-type="float" office:value="270030">
            <text:p>270030</text:p>
          </table:table-cell>
          <table:table-cell office:value-type="float" office:value="217410">
            <text:p>217410</text:p>
          </table:table-cell>
          <table:table-cell office:value-type="float" office:value="1588920291">
            <text:p>1588920291</text:p>
          </table:table-cell>
          <table:table-cell office:value-type="float" office:value="206196">
            <text:p>206196</text:p>
          </table:table-cell>
          <table:table-cell office:value-type="float" office:value="164614">
            <text:p>164614</text:p>
          </table:table-cell>
          <table:table-cell office:value-type="float" office:value="160516">
            <text:p>160516</text:p>
          </table:table-cell>
          <table:table-cell office:value-type="float" office:value="31974739">
            <text:p>31974739</text:p>
          </table:table-cell>
          <table:table-cell office:value-type="float" office:value="278010">
            <text:p>278010</text:p>
          </table:table-cell>
          <table:table-cell office:value-type="float" office:value="235766">
            <text:p>235766</text:p>
          </table:table-cell>
          <table:table-cell office:value-type="float" office:value="27735973482">
            <text:p>27735973482</text:p>
          </table:table-cell>
          <table:table-cell office:value-type="float" office:value="266487">
            <text:p>266487</text:p>
          </table:table-cell>
          <table:table-cell office:value-type="float" office:value="164476">
            <text:p>164476</text:p>
          </table:table-cell>
          <table:table-cell office:value-type="float" office:value="162774">
            <text:p>162774</text:p>
          </table:table-cell>
          <table:table-cell office:value-type="float" office:value="242118">
            <text:p>242118</text:p>
          </table:table-cell>
          <table:table-cell office:value-type="float" office:value="346497">
            <text:p>346497</text:p>
          </table:table-cell>
          <table:table-cell office:value-type="float" office:value="255803">
            <text:p>255803</text:p>
          </table:table-cell>
        </table:table-row>
        <table:table-row table:style-name="ro1">
          <table:table-cell office:value-type="float" office:value="6622345015">
            <text:p>6622345015</text:p>
          </table:table-cell>
          <table:table-cell office:value-type="float" office:value="194716">
            <text:p>194716</text:p>
          </table:table-cell>
          <table:table-cell office:value-type="float" office:value="153176">
            <text:p>153176</text:p>
          </table:table-cell>
          <table:table-cell office:value-type="float" office:value="150478">
            <text:p>150478</text:p>
          </table:table-cell>
          <table:table-cell office:value-type="float" office:value="19989984">
            <text:p>19989984</text:p>
          </table:table-cell>
          <table:table-cell office:value-type="float" office:value="256394">
            <text:p>256394</text:p>
          </table:table-cell>
          <table:table-cell office:value-type="float" office:value="214090">
            <text:p>214090</text:p>
          </table:table-cell>
          <table:table-cell office:value-type="float" office:value="5275271262">
            <text:p>5275271262</text:p>
          </table:table-cell>
          <table:table-cell office:value-type="float" office:value="203074">
            <text:p>203074</text:p>
          </table:table-cell>
          <table:table-cell office:value-type="float" office:value="165246">
            <text:p>165246</text:p>
          </table:table-cell>
          <table:table-cell office:value-type="float" office:value="197172">
            <text:p>197172</text:p>
          </table:table-cell>
          <table:table-cell office:value-type="float" office:value="19948307">
            <text:p>19948307</text:p>
          </table:table-cell>
          <table:table-cell office:value-type="float" office:value="276682">
            <text:p>276682</text:p>
          </table:table-cell>
          <table:table-cell office:value-type="float" office:value="238616">
            <text:p>238616</text:p>
          </table:table-cell>
          <table:table-cell office:value-type="float" office:value="1831026517">
            <text:p>1831026517</text:p>
          </table:table-cell>
          <table:table-cell office:value-type="float" office:value="199656">
            <text:p>199656</text:p>
          </table:table-cell>
          <table:table-cell office:value-type="float" office:value="162342">
            <text:p>162342</text:p>
          </table:table-cell>
          <table:table-cell office:value-type="float" office:value="180070">
            <text:p>180070</text:p>
          </table:table-cell>
          <table:table-cell office:value-type="float" office:value="704264">
            <text:p>704264</text:p>
          </table:table-cell>
          <table:table-cell office:value-type="float" office:value="267954">
            <text:p>267954</text:p>
          </table:table-cell>
          <table:table-cell office:value-type="float" office:value="228614">
            <text:p>228614</text:p>
          </table:table-cell>
        </table:table-row>
        <table:table-row table:style-name="ro1">
          <table:table-cell office:value-type="float" office:value="4593256840">
            <text:p>4593256840</text:p>
          </table:table-cell>
          <table:table-cell office:value-type="float" office:value="193820">
            <text:p>193820</text:p>
          </table:table-cell>
          <table:table-cell office:value-type="float" office:value="151772">
            <text:p>151772</text:p>
          </table:table-cell>
          <table:table-cell office:value-type="float" office:value="154118">
            <text:p>154118</text:p>
          </table:table-cell>
          <table:table-cell office:value-type="float" office:value="4777908">
            <text:p>4777908</text:p>
          </table:table-cell>
          <table:table-cell office:value-type="float" office:value="281128">
            <text:p>281128</text:p>
          </table:table-cell>
          <table:table-cell office:value-type="float" office:value="232700">
            <text:p>232700</text:p>
          </table:table-cell>
          <table:table-cell office:value-type="float" office:value="24551270040">
            <text:p>24551270040</text:p>
          </table:table-cell>
          <table:table-cell office:value-type="float" office:value="206498">
            <text:p>206498</text:p>
          </table:table-cell>
          <table:table-cell office:value-type="float" office:value="167498">
            <text:p>167498</text:p>
          </table:table-cell>
          <table:table-cell office:value-type="float" office:value="158450">
            <text:p>158450</text:p>
          </table:table-cell>
          <table:table-cell office:value-type="float" office:value="13847177">
            <text:p>13847177</text:p>
          </table:table-cell>
          <table:table-cell office:value-type="float" office:value="272480">
            <text:p>272480</text:p>
          </table:table-cell>
          <table:table-cell office:value-type="float" office:value="223622">
            <text:p>223622</text:p>
          </table:table-cell>
          <table:table-cell office:value-type="float" office:value="4799007514">
            <text:p>4799007514</text:p>
          </table:table-cell>
          <table:table-cell office:value-type="float" office:value="200516">
            <text:p>200516</text:p>
          </table:table-cell>
          <table:table-cell office:value-type="float" office:value="164958">
            <text:p>164958</text:p>
          </table:table-cell>
          <table:table-cell office:value-type="float" office:value="158968">
            <text:p>158968</text:p>
          </table:table-cell>
          <table:table-cell office:value-type="float" office:value="14398670">
            <text:p>14398670</text:p>
          </table:table-cell>
          <table:table-cell office:value-type="float" office:value="278206">
            <text:p>278206</text:p>
          </table:table-cell>
          <table:table-cell office:value-type="float" office:value="238814">
            <text:p>238814</text:p>
          </table:table-cell>
        </table:table-row>
        <table:table-row table:style-name="ro1">
          <table:table-cell office:value-type="float" office:value="5941297521">
            <text:p>5941297521</text:p>
          </table:table-cell>
          <table:table-cell office:value-type="float" office:value="195780">
            <text:p>195780</text:p>
          </table:table-cell>
          <table:table-cell office:value-type="float" office:value="152542">
            <text:p>152542</text:p>
          </table:table-cell>
          <table:table-cell office:value-type="float" office:value="152708">
            <text:p>152708</text:p>
          </table:table-cell>
          <table:table-cell office:value-type="float" office:value="18484871">
            <text:p>18484871</text:p>
          </table:table-cell>
          <table:table-cell office:value-type="float" office:value="273494">
            <text:p>273494</text:p>
          </table:table-cell>
          <table:table-cell office:value-type="float" office:value="227644">
            <text:p>227644</text:p>
          </table:table-cell>
          <table:table-cell office:value-type="float" office:value="8987105743">
            <text:p>8987105743</text:p>
          </table:table-cell>
          <table:table-cell office:value-type="float" office:value="232141">
            <text:p>232141</text:p>
          </table:table-cell>
          <table:table-cell office:value-type="float" office:value="164186">
            <text:p>164186</text:p>
          </table:table-cell>
          <table:table-cell office:value-type="float" office:value="161066">
            <text:p>161066</text:p>
          </table:table-cell>
          <table:table-cell office:value-type="float" office:value="7399480">
            <text:p>7399480</text:p>
          </table:table-cell>
          <table:table-cell office:value-type="float" office:value="262732">
            <text:p>262732</text:p>
          </table:table-cell>
          <table:table-cell office:value-type="float" office:value="231038">
            <text:p>231038</text:p>
          </table:table-cell>
          <table:table-cell office:value-type="float" office:value="2295235583">
            <text:p>2295235583</text:p>
          </table:table-cell>
          <table:table-cell office:value-type="float" office:value="199642">
            <text:p>199642</text:p>
          </table:table-cell>
          <table:table-cell office:value-type="float" office:value="164528">
            <text:p>164528</text:p>
          </table:table-cell>
          <table:table-cell office:value-type="float" office:value="161218">
            <text:p>161218</text:p>
          </table:table-cell>
          <table:table-cell office:value-type="float" office:value="769755">
            <text:p>769755</text:p>
          </table:table-cell>
          <table:table-cell office:value-type="float" office:value="274182">
            <text:p>274182</text:p>
          </table:table-cell>
          <table:table-cell office:value-type="float" office:value="237296">
            <text:p>237296</text:p>
          </table:table-cell>
        </table:table-row>
        <table:table-row table:style-name="ro1">
          <table:table-cell office:value-type="float" office:value="23988320226">
            <text:p>23988320226</text:p>
          </table:table-cell>
          <table:table-cell office:value-type="float" office:value="192772">
            <text:p>192772</text:p>
          </table:table-cell>
          <table:table-cell office:value-type="float" office:value="153436">
            <text:p>153436</text:p>
          </table:table-cell>
          <table:table-cell office:value-type="float" office:value="152642">
            <text:p>152642</text:p>
          </table:table-cell>
          <table:table-cell office:value-type="float" office:value="10822824">
            <text:p>10822824</text:p>
          </table:table-cell>
          <table:table-cell office:value-type="float" office:value="303701">
            <text:p>303701</text:p>
          </table:table-cell>
          <table:table-cell office:value-type="float" office:value="261639">
            <text:p>261639</text:p>
          </table:table-cell>
          <table:table-cell office:value-type="float" office:value="1336938215">
            <text:p>1336938215</text:p>
          </table:table-cell>
          <table:table-cell office:value-type="float" office:value="203042">
            <text:p>203042</text:p>
          </table:table-cell>
          <table:table-cell office:value-type="float" office:value="166904">
            <text:p>166904</text:p>
          </table:table-cell>
          <table:table-cell office:value-type="float" office:value="161270">
            <text:p>161270</text:p>
          </table:table-cell>
          <table:table-cell office:value-type="float" office:value="14505447">
            <text:p>14505447</text:p>
          </table:table-cell>
          <table:table-cell office:value-type="float" office:value="301705">
            <text:p>301705</text:p>
          </table:table-cell>
          <table:table-cell office:value-type="float" office:value="237942">
            <text:p>237942</text:p>
          </table:table-cell>
          <table:table-cell office:value-type="float" office:value="1686313380">
            <text:p>1686313380</text:p>
          </table:table-cell>
          <table:table-cell office:value-type="float" office:value="201694">
            <text:p>201694</text:p>
          </table:table-cell>
          <table:table-cell office:value-type="float" office:value="163480">
            <text:p>163480</text:p>
          </table:table-cell>
          <table:table-cell office:value-type="float" office:value="158562">
            <text:p>158562</text:p>
          </table:table-cell>
          <table:table-cell office:value-type="float" office:value="6012998">
            <text:p>6012998</text:p>
          </table:table-cell>
          <table:table-cell office:value-type="float" office:value="278148">
            <text:p>278148</text:p>
          </table:table-cell>
          <table:table-cell office:value-type="float" office:value="233150">
            <text:p>233150</text:p>
          </table:table-cell>
        </table:table-row>
        <table:table-row table:style-name="ro1">
          <table:table-cell office:value-type="float" office:value="3357335983">
            <text:p>3357335983</text:p>
          </table:table-cell>
          <table:table-cell office:value-type="float" office:value="215977">
            <text:p>215977</text:p>
          </table:table-cell>
          <table:table-cell office:value-type="float" office:value="153746">
            <text:p>153746</text:p>
          </table:table-cell>
          <table:table-cell office:value-type="float" office:value="149956">
            <text:p>149956</text:p>
          </table:table-cell>
          <table:table-cell office:value-type="float" office:value="25022231">
            <text:p>25022231</text:p>
          </table:table-cell>
          <table:table-cell office:value-type="float" office:value="272670">
            <text:p>272670</text:p>
          </table:table-cell>
          <table:table-cell office:value-type="float" office:value="229806">
            <text:p>229806</text:p>
          </table:table-cell>
          <table:table-cell office:value-type="float" office:value="3911235652">
            <text:p>3911235652</text:p>
          </table:table-cell>
          <table:table-cell office:value-type="float" office:value="431860">
            <text:p>431860</text:p>
          </table:table-cell>
          <table:table-cell office:value-type="float" office:value="188209">
            <text:p>188209</text:p>
          </table:table-cell>
          <table:table-cell office:value-type="float" office:value="161268">
            <text:p>161268</text:p>
          </table:table-cell>
          <table:table-cell office:value-type="float" office:value="8442608">
            <text:p>8442608</text:p>
          </table:table-cell>
          <table:table-cell office:value-type="float" office:value="277836">
            <text:p>277836</text:p>
          </table:table-cell>
          <table:table-cell office:value-type="float" office:value="244124">
            <text:p>244124</text:p>
          </table:table-cell>
          <table:table-cell office:value-type="float" office:value="4257131321">
            <text:p>4257131321</text:p>
          </table:table-cell>
          <table:table-cell office:value-type="float" office:value="225346">
            <text:p>225346</text:p>
          </table:table-cell>
          <table:table-cell office:value-type="float" office:value="176039">
            <text:p>176039</text:p>
          </table:table-cell>
          <table:table-cell office:value-type="float" office:value="160912">
            <text:p>160912</text:p>
          </table:table-cell>
          <table:table-cell office:value-type="float" office:value="10110735">
            <text:p>10110735</text:p>
          </table:table-cell>
          <table:table-cell office:value-type="float" office:value="273308">
            <text:p>273308</text:p>
          </table:table-cell>
          <table:table-cell office:value-type="float" office:value="263406">
            <text:p>263406</text:p>
          </table:table-cell>
        </table:table-row>
        <table:table-row table:style-name="ro1">
          <table:table-cell office:value-type="float" office:value="1370774928">
            <text:p>1370774928</text:p>
          </table:table-cell>
          <table:table-cell office:value-type="float" office:value="191826">
            <text:p>191826</text:p>
          </table:table-cell>
          <table:table-cell office:value-type="float" office:value="151700">
            <text:p>151700</text:p>
          </table:table-cell>
          <table:table-cell office:value-type="float" office:value="266044">
            <text:p>266044</text:p>
          </table:table-cell>
          <table:table-cell office:value-type="float" office:value="64696047">
            <text:p>64696047</text:p>
          </table:table-cell>
          <table:table-cell office:value-type="float" office:value="262788">
            <text:p>262788</text:p>
          </table:table-cell>
          <table:table-cell office:value-type="float" office:value="225340">
            <text:p>225340</text:p>
          </table:table-cell>
          <table:table-cell office:value-type="float" office:value="4680302157">
            <text:p>4680302157</text:p>
          </table:table-cell>
          <table:table-cell office:value-type="float" office:value="205694">
            <text:p>205694</text:p>
          </table:table-cell>
          <table:table-cell office:value-type="float" office:value="168730">
            <text:p>168730</text:p>
          </table:table-cell>
          <table:table-cell office:value-type="float" office:value="182070">
            <text:p>182070</text:p>
          </table:table-cell>
          <table:table-cell office:value-type="float" office:value="537786">
            <text:p>537786</text:p>
          </table:table-cell>
          <table:table-cell office:value-type="float" office:value="287162">
            <text:p>287162</text:p>
          </table:table-cell>
          <table:table-cell office:value-type="float" office:value="249008">
            <text:p>249008</text:p>
          </table:table-cell>
          <table:table-cell office:value-type="float" office:value="3422869748">
            <text:p>3422869748</text:p>
          </table:table-cell>
          <table:table-cell office:value-type="float" office:value="204902">
            <text:p>204902</text:p>
          </table:table-cell>
          <table:table-cell office:value-type="float" office:value="161734">
            <text:p>161734</text:p>
          </table:table-cell>
          <table:table-cell office:value-type="float" office:value="157920">
            <text:p>157920</text:p>
          </table:table-cell>
          <table:table-cell office:value-type="float" office:value="5723529">
            <text:p>5723529</text:p>
          </table:table-cell>
          <table:table-cell office:value-type="float" office:value="307581">
            <text:p>307581</text:p>
          </table:table-cell>
          <table:table-cell office:value-type="float" office:value="252655">
            <text:p>252655</text:p>
          </table:table-cell>
        </table:table-row>
        <table:table-row table:style-name="ro1">
          <table:table-cell office:value-type="float" office:value="1452207061">
            <text:p>1452207061</text:p>
          </table:table-cell>
          <table:table-cell office:value-type="float" office:value="251861">
            <text:p>251861</text:p>
          </table:table-cell>
          <table:table-cell office:value-type="float" office:value="182453">
            <text:p>182453</text:p>
          </table:table-cell>
          <table:table-cell office:value-type="float" office:value="235148">
            <text:p>235148</text:p>
          </table:table-cell>
          <table:table-cell office:value-type="float" office:value="7598160">
            <text:p>7598160</text:p>
          </table:table-cell>
          <table:table-cell office:value-type="float" office:value="263884">
            <text:p>263884</text:p>
          </table:table-cell>
          <table:table-cell office:value-type="float" office:value="223236">
            <text:p>223236</text:p>
          </table:table-cell>
          <table:table-cell office:value-type="float" office:value="4478666986">
            <text:p>4478666986</text:p>
          </table:table-cell>
          <table:table-cell office:value-type="float" office:value="207954">
            <text:p>207954</text:p>
          </table:table-cell>
          <table:table-cell office:value-type="float" office:value="165576">
            <text:p>165576</text:p>
          </table:table-cell>
          <table:table-cell office:value-type="float" office:value="166044">
            <text:p>166044</text:p>
          </table:table-cell>
          <table:table-cell office:value-type="float" office:value="911591">
            <text:p>911591</text:p>
          </table:table-cell>
          <table:table-cell office:value-type="float" office:value="267304">
            <text:p>267304</text:p>
          </table:table-cell>
          <table:table-cell office:value-type="float" office:value="224954">
            <text:p>224954</text:p>
          </table:table-cell>
          <table:table-cell office:value-type="float" office:value="3094171833">
            <text:p>3094171833</text:p>
          </table:table-cell>
          <table:table-cell office:value-type="float" office:value="201346">
            <text:p>201346</text:p>
          </table:table-cell>
          <table:table-cell office:value-type="float" office:value="164042">
            <text:p>164042</text:p>
          </table:table-cell>
          <table:table-cell office:value-type="float" office:value="161372">
            <text:p>161372</text:p>
          </table:table-cell>
          <table:table-cell office:value-type="float" office:value="2484613">
            <text:p>2484613</text:p>
          </table:table-cell>
          <table:table-cell office:value-type="float" office:value="264768">
            <text:p>264768</text:p>
          </table:table-cell>
          <table:table-cell office:value-type="float" office:value="224850">
            <text:p>224850</text:p>
          </table:table-cell>
        </table:table-row>
        <table:table-row table:style-name="ro1">
          <table:table-cell office:value-type="float" office:value="2689782886">
            <text:p>2689782886</text:p>
          </table:table-cell>
          <table:table-cell office:value-type="float" office:value="197138">
            <text:p>197138</text:p>
          </table:table-cell>
          <table:table-cell office:value-type="float" office:value="152754">
            <text:p>152754</text:p>
          </table:table-cell>
          <table:table-cell office:value-type="float" office:value="151826">
            <text:p>151826</text:p>
          </table:table-cell>
          <table:table-cell office:value-type="float" office:value="249028">
            <text:p>249028</text:p>
          </table:table-cell>
          <table:table-cell office:value-type="float" office:value="347590">
            <text:p>347590</text:p>
          </table:table-cell>
          <table:table-cell office:value-type="float" office:value="230452">
            <text:p>230452</text:p>
          </table:table-cell>
          <table:table-cell office:value-type="float" office:value="10113442027">
            <text:p>10113442027</text:p>
          </table:table-cell>
          <table:table-cell office:value-type="float" office:value="232128">
            <text:p>232128</text:p>
          </table:table-cell>
          <table:table-cell office:value-type="float" office:value="213697">
            <text:p>213697</text:p>
          </table:table-cell>
          <table:table-cell office:value-type="float" office:value="213906">
            <text:p>213906</text:p>
          </table:table-cell>
          <table:table-cell office:value-type="float" office:value="6118846">
            <text:p>6118846</text:p>
          </table:table-cell>
          <table:table-cell office:value-type="float" office:value="292793">
            <text:p>292793</text:p>
          </table:table-cell>
          <table:table-cell office:value-type="float" office:value="246571">
            <text:p>246571</text:p>
          </table:table-cell>
          <table:table-cell office:value-type="float" office:value="4721396272">
            <text:p>4721396272</text:p>
          </table:table-cell>
          <table:table-cell office:value-type="float" office:value="201136">
            <text:p>201136</text:p>
          </table:table-cell>
          <table:table-cell office:value-type="float" office:value="165782">
            <text:p>165782</text:p>
          </table:table-cell>
          <table:table-cell office:value-type="float" office:value="158620">
            <text:p>158620</text:p>
          </table:table-cell>
          <table:table-cell office:value-type="float" office:value="3667916">
            <text:p>3667916</text:p>
          </table:table-cell>
          <table:table-cell office:value-type="float" office:value="272598">
            <text:p>272598</text:p>
          </table:table-cell>
          <table:table-cell office:value-type="float" office:value="271834">
            <text:p>271834</text:p>
          </table:table-cell>
        </table:table-row>
        <table:table-row table:style-name="ro1">
          <table:table-cell office:value-type="float" office:value="1862118146">
            <text:p>1862118146</text:p>
          </table:table-cell>
          <table:table-cell office:value-type="float" office:value="192810">
            <text:p>192810</text:p>
          </table:table-cell>
          <table:table-cell office:value-type="float" office:value="154126">
            <text:p>154126</text:p>
          </table:table-cell>
          <table:table-cell office:value-type="float" office:value="152664">
            <text:p>152664</text:p>
          </table:table-cell>
          <table:table-cell office:value-type="float" office:value="5483616">
            <text:p>5483616</text:p>
          </table:table-cell>
          <table:table-cell office:value-type="float" office:value="260270">
            <text:p>260270</text:p>
          </table:table-cell>
          <table:table-cell office:value-type="float" office:value="221520">
            <text:p>221520</text:p>
          </table:table-cell>
          <table:table-cell office:value-type="float" office:value="2335216152">
            <text:p>2335216152</text:p>
          </table:table-cell>
          <table:table-cell office:value-type="float" office:value="204346">
            <text:p>204346</text:p>
          </table:table-cell>
          <table:table-cell office:value-type="float" office:value="166296">
            <text:p>166296</text:p>
          </table:table-cell>
          <table:table-cell office:value-type="float" office:value="190712">
            <text:p>190712</text:p>
          </table:table-cell>
          <table:table-cell office:value-type="float" office:value="6585428">
            <text:p>6585428</text:p>
          </table:table-cell>
          <table:table-cell office:value-type="float" office:value="262678">
            <text:p>262678</text:p>
          </table:table-cell>
          <table:table-cell office:value-type="float" office:value="225216">
            <text:p>225216</text:p>
          </table:table-cell>
          <table:table-cell office:value-type="float" office:value="26782496676">
            <text:p>26782496676</text:p>
          </table:table-cell>
          <table:table-cell office:value-type="float" office:value="203850">
            <text:p>203850</text:p>
          </table:table-cell>
          <table:table-cell office:value-type="float" office:value="163054">
            <text:p>163054</text:p>
          </table:table-cell>
          <table:table-cell office:value-type="float" office:value="158870">
            <text:p>158870</text:p>
          </table:table-cell>
          <table:table-cell office:value-type="float" office:value="954012">
            <text:p>954012</text:p>
          </table:table-cell>
          <table:table-cell office:value-type="float" office:value="274456">
            <text:p>274456</text:p>
          </table:table-cell>
          <table:table-cell office:value-type="float" office:value="237802">
            <text:p>237802</text:p>
          </table:table-cell>
        </table:table-row>
        <table:table-row table:style-name="ro1">
          <table:table-cell office:value-type="float" office:value="5487079169">
            <text:p>5487079169</text:p>
          </table:table-cell>
          <table:table-cell office:value-type="float" office:value="193044">
            <text:p>193044</text:p>
          </table:table-cell>
          <table:table-cell office:value-type="float" office:value="153502">
            <text:p>153502</text:p>
          </table:table-cell>
          <table:table-cell office:value-type="float" office:value="151240">
            <text:p>151240</text:p>
          </table:table-cell>
          <table:table-cell office:value-type="float" office:value="6803957">
            <text:p>6803957</text:p>
          </table:table-cell>
          <table:table-cell office:value-type="float" office:value="272086">
            <text:p>272086</text:p>
          </table:table-cell>
          <table:table-cell office:value-type="float" office:value="232622">
            <text:p>232622</text:p>
          </table:table-cell>
          <table:table-cell office:value-type="float" office:value="434797029">
            <text:p>434797029</text:p>
          </table:table-cell>
          <table:table-cell office:value-type="float" office:value="206762">
            <text:p>206762</text:p>
          </table:table-cell>
          <table:table-cell office:value-type="float" office:value="164780">
            <text:p>164780</text:p>
          </table:table-cell>
          <table:table-cell office:value-type="float" office:value="182312">
            <text:p>182312</text:p>
          </table:table-cell>
          <table:table-cell office:value-type="float" office:value="246760">
            <text:p>246760</text:p>
          </table:table-cell>
          <table:table-cell office:value-type="float" office:value="266288">
            <text:p>266288</text:p>
          </table:table-cell>
          <table:table-cell office:value-type="float" office:value="218628">
            <text:p>218628</text:p>
          </table:table-cell>
          <table:table-cell office:value-type="float" office:value="299159339">
            <text:p>299159339</text:p>
          </table:table-cell>
          <table:table-cell office:value-type="float" office:value="202424">
            <text:p>202424</text:p>
          </table:table-cell>
          <table:table-cell office:value-type="float" office:value="166412">
            <text:p>166412</text:p>
          </table:table-cell>
          <table:table-cell office:value-type="float" office:value="157412">
            <text:p>157412</text:p>
          </table:table-cell>
          <table:table-cell office:value-type="float" office:value="15568082">
            <text:p>15568082</text:p>
          </table:table-cell>
          <table:table-cell office:value-type="float" office:value="258276">
            <text:p>258276</text:p>
          </table:table-cell>
          <table:table-cell office:value-type="float" office:value="227070">
            <text:p>227070</text:p>
          </table:table-cell>
        </table:table-row>
        <table:table-row table:style-name="ro1">
          <table:table-cell office:value-type="float" office:value="2811996317">
            <text:p>2811996317</text:p>
          </table:table-cell>
          <table:table-cell office:value-type="float" office:value="191732">
            <text:p>191732</text:p>
          </table:table-cell>
          <table:table-cell office:value-type="float" office:value="172081">
            <text:p>172081</text:p>
          </table:table-cell>
          <table:table-cell office:value-type="float" office:value="151068">
            <text:p>151068</text:p>
          </table:table-cell>
          <table:table-cell office:value-type="float" office:value="37376483">
            <text:p>37376483</text:p>
          </table:table-cell>
          <table:table-cell office:value-type="float" office:value="328413">
            <text:p>328413</text:p>
          </table:table-cell>
          <table:table-cell office:value-type="float" office:value="231180">
            <text:p>231180</text:p>
          </table:table-cell>
          <table:table-cell office:value-type="float" office:value="2905433870">
            <text:p>2905433870</text:p>
          </table:table-cell>
          <table:table-cell office:value-type="float" office:value="205836">
            <text:p>205836</text:p>
          </table:table-cell>
          <table:table-cell office:value-type="float" office:value="187988">
            <text:p>187988</text:p>
          </table:table-cell>
          <table:table-cell office:value-type="float" office:value="161508">
            <text:p>161508</text:p>
          </table:table-cell>
          <table:table-cell office:value-type="float" office:value="5725254">
            <text:p>5725254</text:p>
          </table:table-cell>
          <table:table-cell office:value-type="float" office:value="456146">
            <text:p>456146</text:p>
          </table:table-cell>
          <table:table-cell office:value-type="float" office:value="256018">
            <text:p>256018</text:p>
          </table:table-cell>
          <table:table-cell office:value-type="float" office:value="3191497108">
            <text:p>3191497108</text:p>
          </table:table-cell>
          <table:table-cell office:value-type="float" office:value="203850">
            <text:p>203850</text:p>
          </table:table-cell>
          <table:table-cell office:value-type="float" office:value="162768">
            <text:p>162768</text:p>
          </table:table-cell>
          <table:table-cell office:value-type="float" office:value="187725">
            <text:p>187725</text:p>
          </table:table-cell>
          <table:table-cell office:value-type="float" office:value="875234">
            <text:p>875234</text:p>
          </table:table-cell>
          <table:table-cell office:value-type="float" office:value="262462">
            <text:p>262462</text:p>
          </table:table-cell>
          <table:table-cell office:value-type="float" office:value="225122">
            <text:p>225122</text:p>
          </table:table-cell>
        </table:table-row>
        <table:table-row table:style-name="ro1">
          <table:table-cell office:value-type="float" office:value="1664547126">
            <text:p>1664547126</text:p>
          </table:table-cell>
          <table:table-cell office:value-type="float" office:value="191928">
            <text:p>191928</text:p>
          </table:table-cell>
          <table:table-cell office:value-type="float" office:value="150878">
            <text:p>150878</text:p>
          </table:table-cell>
          <table:table-cell office:value-type="float" office:value="151496">
            <text:p>151496</text:p>
          </table:table-cell>
          <table:table-cell office:value-type="float" office:value="24325721">
            <text:p>24325721</text:p>
          </table:table-cell>
          <table:table-cell office:value-type="float" office:value="281832">
            <text:p>281832</text:p>
          </table:table-cell>
          <table:table-cell office:value-type="float" office:value="230762">
            <text:p>230762</text:p>
          </table:table-cell>
          <table:table-cell office:value-type="float" office:value="1695983485">
            <text:p>1695983485</text:p>
          </table:table-cell>
          <table:table-cell office:value-type="float" office:value="203630">
            <text:p>203630</text:p>
          </table:table-cell>
          <table:table-cell office:value-type="float" office:value="166332">
            <text:p>166332</text:p>
          </table:table-cell>
          <table:table-cell office:value-type="float" office:value="162464">
            <text:p>162464</text:p>
          </table:table-cell>
          <table:table-cell office:value-type="float" office:value="20447182">
            <text:p>20447182</text:p>
          </table:table-cell>
          <table:table-cell office:value-type="float" office:value="329057">
            <text:p>329057</text:p>
          </table:table-cell>
          <table:table-cell office:value-type="float" office:value="221270">
            <text:p>221270</text:p>
          </table:table-cell>
          <table:table-cell office:value-type="float" office:value="2118070592">
            <text:p>2118070592</text:p>
          </table:table-cell>
          <table:table-cell office:value-type="float" office:value="226987">
            <text:p>226987</text:p>
          </table:table-cell>
          <table:table-cell office:value-type="float" office:value="168366">
            <text:p>168366</text:p>
          </table:table-cell>
          <table:table-cell office:value-type="float" office:value="162460">
            <text:p>162460</text:p>
          </table:table-cell>
          <table:table-cell office:value-type="float" office:value="1059292">
            <text:p>1059292</text:p>
          </table:table-cell>
          <table:table-cell office:value-type="float" office:value="268018">
            <text:p>268018</text:p>
          </table:table-cell>
          <table:table-cell office:value-type="float" office:value="224904">
            <text:p>224904</text:p>
          </table:table-cell>
        </table:table-row>
        <table:table-row table:style-name="ro1">
          <table:table-cell office:value-type="float" office:value="5347679366">
            <text:p>5347679366</text:p>
          </table:table-cell>
          <table:table-cell office:value-type="float" office:value="191120">
            <text:p>191120</text:p>
          </table:table-cell>
          <table:table-cell office:value-type="float" office:value="152842">
            <text:p>152842</text:p>
          </table:table-cell>
          <table:table-cell office:value-type="float" office:value="152444">
            <text:p>152444</text:p>
          </table:table-cell>
          <table:table-cell office:value-type="float" office:value="19571774">
            <text:p>19571774</text:p>
          </table:table-cell>
          <table:table-cell office:value-type="float" office:value="281292">
            <text:p>281292</text:p>
          </table:table-cell>
          <table:table-cell office:value-type="float" office:value="227888">
            <text:p>227888</text:p>
          </table:table-cell>
          <table:table-cell office:value-type="float" office:value="24592159820">
            <text:p>24592159820</text:p>
          </table:table-cell>
          <table:table-cell office:value-type="float" office:value="206646">
            <text:p>206646</text:p>
          </table:table-cell>
          <table:table-cell office:value-type="float" office:value="167692">
            <text:p>167692</text:p>
          </table:table-cell>
          <table:table-cell office:value-type="float" office:value="163290">
            <text:p>163290</text:p>
          </table:table-cell>
          <table:table-cell office:value-type="float" office:value="5352469">
            <text:p>5352469</text:p>
          </table:table-cell>
          <table:table-cell office:value-type="float" office:value="287006">
            <text:p>287006</text:p>
          </table:table-cell>
          <table:table-cell office:value-type="float" office:value="248886">
            <text:p>248886</text:p>
          </table:table-cell>
          <table:table-cell office:value-type="float" office:value="22112470648">
            <text:p>22112470648</text:p>
          </table:table-cell>
          <table:table-cell office:value-type="float" office:value="249777">
            <text:p>249777</text:p>
          </table:table-cell>
          <table:table-cell office:value-type="float" office:value="164504">
            <text:p>164504</text:p>
          </table:table-cell>
          <table:table-cell office:value-type="float" office:value="179424">
            <text:p>179424</text:p>
          </table:table-cell>
          <table:table-cell office:value-type="float" office:value="1594446">
            <text:p>1594446</text:p>
          </table:table-cell>
          <table:table-cell office:value-type="float" office:value="268878">
            <text:p>268878</text:p>
          </table:table-cell>
          <table:table-cell office:value-type="float" office:value="223918">
            <text:p>223918</text:p>
          </table:table-cell>
        </table:table-row>
        <table:table-row table:style-name="ro1">
          <table:table-cell office:value-type="float" office:value="1897874415">
            <text:p>1897874415</text:p>
          </table:table-cell>
          <table:table-cell office:value-type="float" office:value="193046">
            <text:p>193046</text:p>
          </table:table-cell>
          <table:table-cell office:value-type="float" office:value="151260">
            <text:p>151260</text:p>
          </table:table-cell>
          <table:table-cell office:value-type="float" office:value="151504">
            <text:p>151504</text:p>
          </table:table-cell>
          <table:table-cell office:value-type="float" office:value="5139882">
            <text:p>5139882</text:p>
          </table:table-cell>
          <table:table-cell office:value-type="float" office:value="253048">
            <text:p>253048</text:p>
          </table:table-cell>
          <table:table-cell office:value-type="float" office:value="215972">
            <text:p>215972</text:p>
          </table:table-cell>
          <table:table-cell office:value-type="float" office:value="24694770071">
            <text:p>24694770071</text:p>
          </table:table-cell>
          <table:table-cell office:value-type="float" office:value="371238">
            <text:p>371238</text:p>
          </table:table-cell>
          <table:table-cell office:value-type="float" office:value="215005">
            <text:p>215005</text:p>
          </table:table-cell>
          <table:table-cell office:value-type="float" office:value="162864">
            <text:p>162864</text:p>
          </table:table-cell>
          <table:table-cell office:value-type="float" office:value="12054803">
            <text:p>12054803</text:p>
          </table:table-cell>
          <table:table-cell office:value-type="float" office:value="267810">
            <text:p>267810</text:p>
          </table:table-cell>
          <table:table-cell office:value-type="float" office:value="234888">
            <text:p>234888</text:p>
          </table:table-cell>
          <table:table-cell office:value-type="float" office:value="4529748523">
            <text:p>4529748523</text:p>
          </table:table-cell>
          <table:table-cell office:value-type="float" office:value="205164">
            <text:p>205164</text:p>
          </table:table-cell>
          <table:table-cell office:value-type="float" office:value="167400">
            <text:p>167400</text:p>
          </table:table-cell>
          <table:table-cell office:value-type="float" office:value="164482">
            <text:p>164482</text:p>
          </table:table-cell>
          <table:table-cell office:value-type="float" office:value="51293572">
            <text:p>51293572</text:p>
          </table:table-cell>
          <table:table-cell office:value-type="float" office:value="279398">
            <text:p>279398</text:p>
          </table:table-cell>
          <table:table-cell office:value-type="float" office:value="235134">
            <text:p>235134</text:p>
          </table:table-cell>
        </table:table-row>
        <table:table-row table:style-name="ro1">
          <table:table-cell office:value-type="float" office:value="8100786947">
            <text:p>8100786947</text:p>
          </table:table-cell>
          <table:table-cell office:value-type="float" office:value="195514">
            <text:p>195514</text:p>
          </table:table-cell>
          <table:table-cell office:value-type="float" office:value="152440">
            <text:p>152440</text:p>
          </table:table-cell>
          <table:table-cell office:value-type="float" office:value="151010">
            <text:p>151010</text:p>
          </table:table-cell>
          <table:table-cell office:value-type="float" office:value="1641971">
            <text:p>1641971</text:p>
          </table:table-cell>
          <table:table-cell office:value-type="float" office:value="266626">
            <text:p>266626</text:p>
          </table:table-cell>
          <table:table-cell office:value-type="float" office:value="227734">
            <text:p>227734</text:p>
          </table:table-cell>
          <table:table-cell office:value-type="float" office:value="3257437978">
            <text:p>3257437978</text:p>
          </table:table-cell>
          <table:table-cell office:value-type="float" office:value="204900">
            <text:p>204900</text:p>
          </table:table-cell>
          <table:table-cell office:value-type="float" office:value="171364">
            <text:p>171364</text:p>
          </table:table-cell>
          <table:table-cell office:value-type="float" office:value="163188">
            <text:p>163188</text:p>
          </table:table-cell>
          <table:table-cell office:value-type="float" office:value="17067312">
            <text:p>17067312</text:p>
          </table:table-cell>
          <table:table-cell office:value-type="float" office:value="315603">
            <text:p>315603</text:p>
          </table:table-cell>
          <table:table-cell office:value-type="float" office:value="250469">
            <text:p>250469</text:p>
          </table:table-cell>
          <table:table-cell office:value-type="float" office:value="1068811540">
            <text:p>1068811540</text:p>
          </table:table-cell>
          <table:table-cell office:value-type="float" office:value="226941">
            <text:p>226941</text:p>
          </table:table-cell>
          <table:table-cell office:value-type="float" office:value="165774">
            <text:p>165774</text:p>
          </table:table-cell>
          <table:table-cell office:value-type="float" office:value="157810">
            <text:p>157810</text:p>
          </table:table-cell>
          <table:table-cell office:value-type="float" office:value="1449616">
            <text:p>1449616</text:p>
          </table:table-cell>
          <table:table-cell office:value-type="float" office:value="315726">
            <text:p>315726</text:p>
          </table:table-cell>
          <table:table-cell office:value-type="float" office:value="322285">
            <text:p>322285</text:p>
          </table:table-cell>
        </table:table-row>
        <table:table-row table:style-name="ro1">
          <table:table-cell office:value-type="float" office:value="1107134144">
            <text:p>1107134144</text:p>
          </table:table-cell>
          <table:table-cell office:value-type="float" office:value="214490">
            <text:p>214490</text:p>
          </table:table-cell>
          <table:table-cell office:value-type="float" office:value="226476">
            <text:p>226476</text:p>
          </table:table-cell>
          <table:table-cell office:value-type="float" office:value="263542">
            <text:p>263542</text:p>
          </table:table-cell>
          <table:table-cell office:value-type="float" office:value="7352260">
            <text:p>7352260</text:p>
          </table:table-cell>
          <table:table-cell office:value-type="float" office:value="340610">
            <text:p>340610</text:p>
          </table:table-cell>
          <table:table-cell office:value-type="float" office:value="308274">
            <text:p>308274</text:p>
          </table:table-cell>
          <table:table-cell office:value-type="float" office:value="2281049261">
            <text:p>2281049261</text:p>
          </table:table-cell>
          <table:table-cell office:value-type="float" office:value="207632">
            <text:p>207632</text:p>
          </table:table-cell>
          <table:table-cell office:value-type="float" office:value="166442">
            <text:p>166442</text:p>
          </table:table-cell>
          <table:table-cell office:value-type="float" office:value="161550">
            <text:p>161550</text:p>
          </table:table-cell>
          <table:table-cell office:value-type="float" office:value="98450894">
            <text:p>98450894</text:p>
          </table:table-cell>
          <table:table-cell office:value-type="float" office:value="285468">
            <text:p>285468</text:p>
          </table:table-cell>
          <table:table-cell office:value-type="float" office:value="253747">
            <text:p>253747</text:p>
          </table:table-cell>
          <table:table-cell office:value-type="float" office:value="7969121488">
            <text:p>7969121488</text:p>
          </table:table-cell>
          <table:table-cell office:value-type="float" office:value="200478">
            <text:p>200478</text:p>
          </table:table-cell>
          <table:table-cell office:value-type="float" office:value="164542">
            <text:p>164542</text:p>
          </table:table-cell>
          <table:table-cell office:value-type="float" office:value="156294">
            <text:p>156294</text:p>
          </table:table-cell>
          <table:table-cell office:value-type="float" office:value="17377214">
            <text:p>17377214</text:p>
          </table:table-cell>
          <table:table-cell office:value-type="float" office:value="275412">
            <text:p>275412</text:p>
          </table:table-cell>
          <table:table-cell office:value-type="float" office:value="228236">
            <text:p>228236</text:p>
          </table:table-cell>
        </table:table-row>
        <table:table-row table:style-name="ro1">
          <table:table-cell office:value-type="float" office:value="2290690283">
            <text:p>2290690283</text:p>
          </table:table-cell>
          <table:table-cell office:value-type="float" office:value="191050">
            <text:p>191050</text:p>
          </table:table-cell>
          <table:table-cell office:value-type="float" office:value="153680">
            <text:p>153680</text:p>
          </table:table-cell>
          <table:table-cell office:value-type="float" office:value="150082">
            <text:p>150082</text:p>
          </table:table-cell>
          <table:table-cell office:value-type="float" office:value="6247090">
            <text:p>6247090</text:p>
          </table:table-cell>
          <table:table-cell office:value-type="float" office:value="268854">
            <text:p>268854</text:p>
          </table:table-cell>
          <table:table-cell office:value-type="float" office:value="217232">
            <text:p>217232</text:p>
          </table:table-cell>
          <table:table-cell office:value-type="float" office:value="4509339386">
            <text:p>4509339386</text:p>
          </table:table-cell>
          <table:table-cell office:value-type="float" office:value="202972">
            <text:p>202972</text:p>
          </table:table-cell>
          <table:table-cell office:value-type="float" office:value="166122">
            <text:p>166122</text:p>
          </table:table-cell>
          <table:table-cell office:value-type="float" office:value="160910">
            <text:p>160910</text:p>
          </table:table-cell>
          <table:table-cell office:value-type="float" office:value="471470">
            <text:p>471470</text:p>
          </table:table-cell>
          <table:table-cell office:value-type="float" office:value="302717">
            <text:p>302717</text:p>
          </table:table-cell>
          <table:table-cell office:value-type="float" office:value="224280">
            <text:p>224280</text:p>
          </table:table-cell>
          <table:table-cell office:value-type="float" office:value="8422819867">
            <text:p>8422819867</text:p>
          </table:table-cell>
          <table:table-cell office:value-type="float" office:value="205398">
            <text:p>205398</text:p>
          </table:table-cell>
          <table:table-cell office:value-type="float" office:value="164226">
            <text:p>164226</text:p>
          </table:table-cell>
          <table:table-cell office:value-type="float" office:value="157286">
            <text:p>157286</text:p>
          </table:table-cell>
          <table:table-cell office:value-type="float" office:value="17281320">
            <text:p>17281320</text:p>
          </table:table-cell>
          <table:table-cell office:value-type="float" office:value="275026">
            <text:p>275026</text:p>
          </table:table-cell>
          <table:table-cell office:value-type="float" office:value="233930">
            <text:p>233930</text:p>
          </table:table-cell>
        </table:table-row>
        <table:table-row table:style-name="ro1">
          <table:table-cell office:value-type="float" office:value="1417803584">
            <text:p>1417803584</text:p>
          </table:table-cell>
          <table:table-cell office:value-type="float" office:value="194958">
            <text:p>194958</text:p>
          </table:table-cell>
          <table:table-cell office:value-type="float" office:value="154144">
            <text:p>154144</text:p>
          </table:table-cell>
          <table:table-cell office:value-type="float" office:value="152900">
            <text:p>152900</text:p>
          </table:table-cell>
          <table:table-cell office:value-type="float" office:value="6632499">
            <text:p>6632499</text:p>
          </table:table-cell>
          <table:table-cell office:value-type="float" office:value="269732">
            <text:p>269732</text:p>
          </table:table-cell>
          <table:table-cell office:value-type="float" office:value="226662">
            <text:p>226662</text:p>
          </table:table-cell>
          <table:table-cell office:value-type="float" office:value="856381257">
            <text:p>856381257</text:p>
          </table:table-cell>
          <table:table-cell office:value-type="float" office:value="205816">
            <text:p>205816</text:p>
          </table:table-cell>
          <table:table-cell office:value-type="float" office:value="167030">
            <text:p>167030</text:p>
          </table:table-cell>
          <table:table-cell office:value-type="float" office:value="162616">
            <text:p>162616</text:p>
          </table:table-cell>
          <table:table-cell office:value-type="float" office:value="8266456">
            <text:p>8266456</text:p>
          </table:table-cell>
          <table:table-cell office:value-type="float" office:value="283875">
            <text:p>283875</text:p>
          </table:table-cell>
          <table:table-cell office:value-type="float" office:value="231152">
            <text:p>231152</text:p>
          </table:table-cell>
          <table:table-cell office:value-type="float" office:value="2433786392">
            <text:p>2433786392</text:p>
          </table:table-cell>
          <table:table-cell office:value-type="float" office:value="200688">
            <text:p>200688</text:p>
          </table:table-cell>
          <table:table-cell office:value-type="float" office:value="164240">
            <text:p>164240</text:p>
          </table:table-cell>
          <table:table-cell office:value-type="float" office:value="159892">
            <text:p>159892</text:p>
          </table:table-cell>
          <table:table-cell office:value-type="float" office:value="29641372">
            <text:p>29641372</text:p>
          </table:table-cell>
          <table:table-cell office:value-type="float" office:value="278640">
            <text:p>278640</text:p>
          </table:table-cell>
          <table:table-cell office:value-type="float" office:value="231792">
            <text:p>231792</text:p>
          </table:table-cell>
        </table:table-row>
        <table:table-row table:style-name="ro1">
          <table:table-cell office:value-type="float" office:value="5017062446">
            <text:p>5017062446</text:p>
          </table:table-cell>
          <table:table-cell office:value-type="float" office:value="192436">
            <text:p>192436</text:p>
          </table:table-cell>
          <table:table-cell office:value-type="float" office:value="173676">
            <text:p>173676</text:p>
          </table:table-cell>
          <table:table-cell office:value-type="float" office:value="151044">
            <text:p>151044</text:p>
          </table:table-cell>
          <table:table-cell office:value-type="float" office:value="11225117">
            <text:p>11225117</text:p>
          </table:table-cell>
          <table:table-cell office:value-type="float" office:value="275174">
            <text:p>275174</text:p>
          </table:table-cell>
          <table:table-cell office:value-type="float" office:value="216066">
            <text:p>216066</text:p>
          </table:table-cell>
          <table:table-cell office:value-type="float" office:value="1862047035">
            <text:p>1862047035</text:p>
          </table:table-cell>
          <table:table-cell office:value-type="float" office:value="204622">
            <text:p>204622</text:p>
          </table:table-cell>
          <table:table-cell office:value-type="float" office:value="165782">
            <text:p>165782</text:p>
          </table:table-cell>
          <table:table-cell office:value-type="float" office:value="162294">
            <text:p>162294</text:p>
          </table:table-cell>
          <table:table-cell office:value-type="float" office:value="735672">
            <text:p>735672</text:p>
          </table:table-cell>
          <table:table-cell office:value-type="float" office:value="273812">
            <text:p>273812</text:p>
          </table:table-cell>
          <table:table-cell office:value-type="float" office:value="234262">
            <text:p>234262</text:p>
          </table:table-cell>
          <table:table-cell office:value-type="float" office:value="5434357469">
            <text:p>5434357469</text:p>
          </table:table-cell>
          <table:table-cell office:value-type="float" office:value="1654588">
            <text:p>1654588</text:p>
          </table:table-cell>
          <table:table-cell office:value-type="float" office:value="163748">
            <text:p>163748</text:p>
          </table:table-cell>
          <table:table-cell office:value-type="float" office:value="158930">
            <text:p>158930</text:p>
          </table:table-cell>
          <table:table-cell office:value-type="float" office:value="460936">
            <text:p>460936</text:p>
          </table:table-cell>
          <table:table-cell office:value-type="float" office:value="260916">
            <text:p>260916</text:p>
          </table:table-cell>
          <table:table-cell office:value-type="float" office:value="221416">
            <text:p>221416</text:p>
          </table:table-cell>
        </table:table-row>
        <table:table-row table:style-name="ro1">
          <table:table-cell office:value-type="float" office:value="4120173160">
            <text:p>4120173160</text:p>
          </table:table-cell>
          <table:table-cell office:value-type="float" office:value="217611">
            <text:p>217611</text:p>
          </table:table-cell>
          <table:table-cell office:value-type="float" office:value="157282">
            <text:p>157282</text:p>
          </table:table-cell>
          <table:table-cell office:value-type="float" office:value="173317">
            <text:p>173317</text:p>
          </table:table-cell>
          <table:table-cell office:value-type="float" office:value="18690496">
            <text:p>18690496</text:p>
          </table:table-cell>
          <table:table-cell office:value-type="float" office:value="279994">
            <text:p>279994</text:p>
          </table:table-cell>
          <table:table-cell office:value-type="float" office:value="221788">
            <text:p>221788</text:p>
          </table:table-cell>
          <table:table-cell office:value-type="float" office:value="2319919603">
            <text:p>2319919603</text:p>
          </table:table-cell>
          <table:table-cell office:value-type="float" office:value="235221">
            <text:p>235221</text:p>
          </table:table-cell>
          <table:table-cell office:value-type="float" office:value="170312">
            <text:p>170312</text:p>
          </table:table-cell>
          <table:table-cell office:value-type="float" office:value="179159">
            <text:p>179159</text:p>
          </table:table-cell>
          <table:table-cell office:value-type="float" office:value="5082466">
            <text:p>5082466</text:p>
          </table:table-cell>
          <table:table-cell office:value-type="float" office:value="278220">
            <text:p>278220</text:p>
          </table:table-cell>
          <table:table-cell office:value-type="float" office:value="233642">
            <text:p>233642</text:p>
          </table:table-cell>
          <table:table-cell office:value-type="float" office:value="4818879278">
            <text:p>4818879278</text:p>
          </table:table-cell>
          <table:table-cell office:value-type="float" office:value="204770">
            <text:p>204770</text:p>
          </table:table-cell>
          <table:table-cell office:value-type="float" office:value="183162">
            <text:p>183162</text:p>
          </table:table-cell>
          <table:table-cell office:value-type="float" office:value="185946">
            <text:p>185946</text:p>
          </table:table-cell>
          <table:table-cell office:value-type="float" office:value="5770866">
            <text:p>5770866</text:p>
          </table:table-cell>
          <table:table-cell office:value-type="float" office:value="284948">
            <text:p>284948</text:p>
          </table:table-cell>
          <table:table-cell office:value-type="float" office:value="243976">
            <text:p>243976</text:p>
          </table:table-cell>
        </table:table-row>
        <table:table-row table:style-name="ro1">
          <table:table-cell office:value-type="float" office:value="6684042968">
            <text:p>6684042968</text:p>
          </table:table-cell>
          <table:table-cell office:value-type="float" office:value="192642">
            <text:p>192642</text:p>
          </table:table-cell>
          <table:table-cell office:value-type="float" office:value="151994">
            <text:p>151994</text:p>
          </table:table-cell>
          <table:table-cell office:value-type="float" office:value="150898">
            <text:p>150898</text:p>
          </table:table-cell>
          <table:table-cell office:value-type="float" office:value="10706318">
            <text:p>10706318</text:p>
          </table:table-cell>
          <table:table-cell office:value-type="float" office:value="296203">
            <text:p>296203</text:p>
          </table:table-cell>
          <table:table-cell office:value-type="float" office:value="243274">
            <text:p>243274</text:p>
          </table:table-cell>
          <table:table-cell office:value-type="float" office:value="2631312103">
            <text:p>2631312103</text:p>
          </table:table-cell>
          <table:table-cell office:value-type="float" office:value="204192">
            <text:p>204192</text:p>
          </table:table-cell>
          <table:table-cell office:value-type="float" office:value="165984">
            <text:p>165984</text:p>
          </table:table-cell>
          <table:table-cell office:value-type="float" office:value="159890">
            <text:p>159890</text:p>
          </table:table-cell>
          <table:table-cell office:value-type="float" office:value="1485362">
            <text:p>1485362</text:p>
          </table:table-cell>
          <table:table-cell office:value-type="float" office:value="339879">
            <text:p>339879</text:p>
          </table:table-cell>
          <table:table-cell office:value-type="float" office:value="243408">
            <text:p>243408</text:p>
          </table:table-cell>
          <table:table-cell office:value-type="float" office:value="2946182132">
            <text:p>2946182132</text:p>
          </table:table-cell>
          <table:table-cell office:value-type="float" office:value="399637">
            <text:p>399637</text:p>
          </table:table-cell>
          <table:table-cell office:value-type="float" office:value="163432">
            <text:p>163432</text:p>
          </table:table-cell>
          <table:table-cell office:value-type="float" office:value="160616">
            <text:p>160616</text:p>
          </table:table-cell>
          <table:table-cell office:value-type="float" office:value="17046334">
            <text:p>17046334</text:p>
          </table:table-cell>
          <table:table-cell office:value-type="float" office:value="265542">
            <text:p>265542</text:p>
          </table:table-cell>
          <table:table-cell office:value-type="float" office:value="245420">
            <text:p>245420</text:p>
          </table:table-cell>
        </table:table-row>
        <table:table-row table:style-name="ro1">
          <table:table-cell office:value-type="float" office:value="4271789896">
            <text:p>4271789896</text:p>
          </table:table-cell>
          <table:table-cell office:value-type="float" office:value="214154">
            <text:p>214154</text:p>
          </table:table-cell>
          <table:table-cell office:value-type="float" office:value="154944">
            <text:p>154944</text:p>
          </table:table-cell>
          <table:table-cell office:value-type="float" office:value="151798">
            <text:p>151798</text:p>
          </table:table-cell>
          <table:table-cell office:value-type="float" office:value="6226784">
            <text:p>6226784</text:p>
          </table:table-cell>
          <table:table-cell office:value-type="float" office:value="268056">
            <text:p>268056</text:p>
          </table:table-cell>
          <table:table-cell office:value-type="float" office:value="229914">
            <text:p>229914</text:p>
          </table:table-cell>
          <table:table-cell office:value-type="float" office:value="4655849139">
            <text:p>4655849139</text:p>
          </table:table-cell>
          <table:table-cell office:value-type="float" office:value="203260">
            <text:p>203260</text:p>
          </table:table-cell>
          <table:table-cell office:value-type="float" office:value="166468">
            <text:p>166468</text:p>
          </table:table-cell>
          <table:table-cell office:value-type="float" office:value="160690">
            <text:p>160690</text:p>
          </table:table-cell>
          <table:table-cell office:value-type="float" office:value="14904889">
            <text:p>14904889</text:p>
          </table:table-cell>
          <table:table-cell office:value-type="float" office:value="275116">
            <text:p>275116</text:p>
          </table:table-cell>
          <table:table-cell office:value-type="float" office:value="230652">
            <text:p>230652</text:p>
          </table:table-cell>
          <table:table-cell office:value-type="float" office:value="1568776881">
            <text:p>1568776881</text:p>
          </table:table-cell>
          <table:table-cell office:value-type="float" office:value="278721">
            <text:p>278721</text:p>
          </table:table-cell>
          <table:table-cell office:value-type="float" office:value="159900">
            <text:p>159900</text:p>
          </table:table-cell>
          <table:table-cell office:value-type="float" office:value="185174">
            <text:p>185174</text:p>
          </table:table-cell>
          <table:table-cell office:value-type="float" office:value="3492614">
            <text:p>3492614</text:p>
          </table:table-cell>
          <table:table-cell office:value-type="float" office:value="304810">
            <text:p>304810</text:p>
          </table:table-cell>
          <table:table-cell office:value-type="float" office:value="260122">
            <text:p>260122</text:p>
          </table:table-cell>
        </table:table-row>
        <table:table-row table:style-name="ro1">
          <table:table-cell office:value-type="float" office:value="2372034439">
            <text:p>2372034439</text:p>
          </table:table-cell>
          <table:table-cell office:value-type="float" office:value="192640">
            <text:p>192640</text:p>
          </table:table-cell>
          <table:table-cell office:value-type="float" office:value="155070">
            <text:p>155070</text:p>
          </table:table-cell>
          <table:table-cell office:value-type="float" office:value="171970">
            <text:p>171970</text:p>
          </table:table-cell>
          <table:table-cell office:value-type="float" office:value="5707878">
            <text:p>5707878</text:p>
          </table:table-cell>
          <table:table-cell office:value-type="float" office:value="285857">
            <text:p>285857</text:p>
          </table:table-cell>
          <table:table-cell office:value-type="float" office:value="218492">
            <text:p>218492</text:p>
          </table:table-cell>
          <table:table-cell office:value-type="float" office:value="2061378898">
            <text:p>2061378898</text:p>
          </table:table-cell>
          <table:table-cell office:value-type="float" office:value="277379">
            <text:p>277379</text:p>
          </table:table-cell>
          <table:table-cell office:value-type="float" office:value="164790">
            <text:p>164790</text:p>
          </table:table-cell>
          <table:table-cell office:value-type="float" office:value="160296">
            <text:p>160296</text:p>
          </table:table-cell>
          <table:table-cell office:value-type="float" office:value="5097490">
            <text:p>5097490</text:p>
          </table:table-cell>
          <table:table-cell office:value-type="float" office:value="298992">
            <text:p>298992</text:p>
          </table:table-cell>
          <table:table-cell office:value-type="float" office:value="260544">
            <text:p>260544</text:p>
          </table:table-cell>
          <table:table-cell office:value-type="float" office:value="1015026323">
            <text:p>1015026323</text:p>
          </table:table-cell>
          <table:table-cell office:value-type="float" office:value="202186">
            <text:p>202186</text:p>
          </table:table-cell>
          <table:table-cell office:value-type="float" office:value="161670">
            <text:p>161670</text:p>
          </table:table-cell>
          <table:table-cell office:value-type="float" office:value="159462">
            <text:p>159462</text:p>
          </table:table-cell>
          <table:table-cell office:value-type="float" office:value="254672">
            <text:p>254672</text:p>
          </table:table-cell>
          <table:table-cell office:value-type="float" office:value="281672">
            <text:p>281672</text:p>
          </table:table-cell>
          <table:table-cell office:value-type="float" office:value="220880">
            <text:p>220880</text:p>
          </table:table-cell>
        </table:table-row>
        <table:table-row table:style-name="ro1">
          <table:table-cell office:value-type="float" office:value="3381419989">
            <text:p>3381419989</text:p>
          </table:table-cell>
          <table:table-cell office:value-type="float" office:value="192278">
            <text:p>192278</text:p>
          </table:table-cell>
          <table:table-cell office:value-type="float" office:value="152732">
            <text:p>152732</text:p>
          </table:table-cell>
          <table:table-cell office:value-type="float" office:value="169384">
            <text:p>169384</text:p>
          </table:table-cell>
          <table:table-cell office:value-type="float" office:value="7061743">
            <text:p>7061743</text:p>
          </table:table-cell>
          <table:table-cell office:value-type="float" office:value="273986">
            <text:p>273986</text:p>
          </table:table-cell>
          <table:table-cell office:value-type="float" office:value="265550">
            <text:p>265550</text:p>
          </table:table-cell>
          <table:table-cell office:value-type="float" office:value="27377550021">
            <text:p>27377550021</text:p>
          </table:table-cell>
          <table:table-cell office:value-type="float" office:value="204834">
            <text:p>204834</text:p>
          </table:table-cell>
          <table:table-cell office:value-type="float" office:value="169776">
            <text:p>169776</text:p>
          </table:table-cell>
          <table:table-cell office:value-type="float" office:value="162876">
            <text:p>162876</text:p>
          </table:table-cell>
          <table:table-cell office:value-type="float" office:value="472708">
            <text:p>472708</text:p>
          </table:table-cell>
          <table:table-cell office:value-type="float" office:value="264310">
            <text:p>264310</text:p>
          </table:table-cell>
          <table:table-cell office:value-type="float" office:value="228982">
            <text:p>228982</text:p>
          </table:table-cell>
          <table:table-cell office:value-type="float" office:value="2062005681">
            <text:p>2062005681</text:p>
          </table:table-cell>
          <table:table-cell office:value-type="float" office:value="224904">
            <text:p>224904</text:p>
          </table:table-cell>
          <table:table-cell office:value-type="float" office:value="161824">
            <text:p>161824</text:p>
          </table:table-cell>
          <table:table-cell office:value-type="float" office:value="192007">
            <text:p>192007</text:p>
          </table:table-cell>
          <table:table-cell office:value-type="float" office:value="6980582">
            <text:p>6980582</text:p>
          </table:table-cell>
          <table:table-cell office:value-type="float" office:value="300741">
            <text:p>300741</text:p>
          </table:table-cell>
          <table:table-cell office:value-type="float" office:value="235914">
            <text:p>235914</text:p>
          </table:table-cell>
        </table:table-row>
        <table:table-row table:style-name="ro1">
          <table:table-cell office:value-type="float" office:value="10162964612">
            <text:p>10162964612</text:p>
          </table:table-cell>
          <table:table-cell office:value-type="float" office:value="215197">
            <text:p>215197</text:p>
          </table:table-cell>
          <table:table-cell office:value-type="float" office:value="1323281">
            <text:p>1323281</text:p>
          </table:table-cell>
          <table:table-cell office:value-type="float" office:value="169681">
            <text:p>169681</text:p>
          </table:table-cell>
          <table:table-cell office:value-type="float" office:value="4532538">
            <text:p>4532538</text:p>
          </table:table-cell>
          <table:table-cell office:value-type="float" office:value="271402">
            <text:p>271402</text:p>
          </table:table-cell>
          <table:table-cell office:value-type="float" office:value="230412">
            <text:p>230412</text:p>
          </table:table-cell>
          <table:table-cell office:value-type="float" office:value="10016697878">
            <text:p>10016697878</text:p>
          </table:table-cell>
          <table:table-cell office:value-type="float" office:value="205658">
            <text:p>205658</text:p>
          </table:table-cell>
          <table:table-cell office:value-type="float" office:value="165784">
            <text:p>165784</text:p>
          </table:table-cell>
          <table:table-cell office:value-type="float" office:value="160002">
            <text:p>160002</text:p>
          </table:table-cell>
          <table:table-cell office:value-type="float" office:value="29380111">
            <text:p>29380111</text:p>
          </table:table-cell>
          <table:table-cell office:value-type="float" office:value="274930">
            <text:p>274930</text:p>
          </table:table-cell>
          <table:table-cell office:value-type="float" office:value="242780">
            <text:p>242780</text:p>
          </table:table-cell>
          <table:table-cell office:value-type="float" office:value="27615420175">
            <text:p>27615420175</text:p>
          </table:table-cell>
          <table:table-cell office:value-type="float" office:value="207208">
            <text:p>207208</text:p>
          </table:table-cell>
          <table:table-cell office:value-type="float" office:value="165916">
            <text:p>165916</text:p>
          </table:table-cell>
          <table:table-cell office:value-type="float" office:value="160390">
            <text:p>160390</text:p>
          </table:table-cell>
          <table:table-cell office:value-type="float" office:value="27352235">
            <text:p>27352235</text:p>
          </table:table-cell>
          <table:table-cell office:value-type="float" office:value="279012">
            <text:p>279012</text:p>
          </table:table-cell>
          <table:table-cell office:value-type="float" office:value="239812">
            <text:p>239812</text:p>
          </table:table-cell>
        </table:table-row>
        <table:table-row table:style-name="ro1">
          <table:table-cell office:value-type="float" office:value="14394821929">
            <text:p>14394821929</text:p>
          </table:table-cell>
          <table:table-cell office:value-type="float" office:value="202584">
            <text:p>202584</text:p>
          </table:table-cell>
          <table:table-cell office:value-type="float" office:value="152698">
            <text:p>152698</text:p>
          </table:table-cell>
          <table:table-cell office:value-type="float" office:value="150412">
            <text:p>150412</text:p>
          </table:table-cell>
          <table:table-cell office:value-type="float" office:value="869983">
            <text:p>869983</text:p>
          </table:table-cell>
          <table:table-cell office:value-type="float" office:value="253190">
            <text:p>253190</text:p>
          </table:table-cell>
          <table:table-cell office:value-type="float" office:value="218648">
            <text:p>218648</text:p>
          </table:table-cell>
          <table:table-cell office:value-type="float" office:value="3492228164">
            <text:p>3492228164</text:p>
          </table:table-cell>
          <table:table-cell office:value-type="float" office:value="220327">
            <text:p>220327</text:p>
          </table:table-cell>
          <table:table-cell office:value-type="float" office:value="165100">
            <text:p>165100</text:p>
          </table:table-cell>
          <table:table-cell office:value-type="float" office:value="161870">
            <text:p>161870</text:p>
          </table:table-cell>
          <table:table-cell office:value-type="float" office:value="13602385">
            <text:p>13602385</text:p>
          </table:table-cell>
          <table:table-cell office:value-type="float" office:value="278966">
            <text:p>278966</text:p>
          </table:table-cell>
          <table:table-cell office:value-type="float" office:value="234856">
            <text:p>234856</text:p>
          </table:table-cell>
          <table:table-cell office:value-type="float" office:value="2036768381">
            <text:p>2036768381</text:p>
          </table:table-cell>
          <table:table-cell office:value-type="float" office:value="203868">
            <text:p>203868</text:p>
          </table:table-cell>
          <table:table-cell office:value-type="float" office:value="164264">
            <text:p>164264</text:p>
          </table:table-cell>
          <table:table-cell office:value-type="float" office:value="160838">
            <text:p>160838</text:p>
          </table:table-cell>
          <table:table-cell office:value-type="float" office:value="10899104">
            <text:p>10899104</text:p>
          </table:table-cell>
          <table:table-cell office:value-type="float" office:value="278358">
            <text:p>278358</text:p>
          </table:table-cell>
          <table:table-cell office:value-type="float" office:value="243424">
            <text:p>243424</text:p>
          </table:table-cell>
        </table:table-row>
        <table:table-row table:style-name="ro1">
          <table:table-cell office:value-type="float" office:value="5820371275">
            <text:p>5820371275</text:p>
          </table:table-cell>
          <table:table-cell office:value-type="float" office:value="191962">
            <text:p>191962</text:p>
          </table:table-cell>
          <table:table-cell office:value-type="float" office:value="150662">
            <text:p>150662</text:p>
          </table:table-cell>
          <table:table-cell office:value-type="float" office:value="150896">
            <text:p>150896</text:p>
          </table:table-cell>
          <table:table-cell office:value-type="float" office:value="175241661">
            <text:p>175241661</text:p>
          </table:table-cell>
          <table:table-cell office:value-type="float" office:value="371189">
            <text:p>371189</text:p>
          </table:table-cell>
          <table:table-cell office:value-type="float" office:value="231492">
            <text:p>231492</text:p>
          </table:table-cell>
          <table:table-cell office:value-type="float" office:value="1749331186">
            <text:p>1749331186</text:p>
          </table:table-cell>
          <table:table-cell office:value-type="float" office:value="206020">
            <text:p>206020</text:p>
          </table:table-cell>
          <table:table-cell office:value-type="float" office:value="165484">
            <text:p>165484</text:p>
          </table:table-cell>
          <table:table-cell office:value-type="float" office:value="159836">
            <text:p>159836</text:p>
          </table:table-cell>
          <table:table-cell office:value-type="float" office:value="6108940">
            <text:p>6108940</text:p>
          </table:table-cell>
          <table:table-cell office:value-type="float" office:value="270776">
            <text:p>270776</text:p>
          </table:table-cell>
          <table:table-cell office:value-type="float" office:value="226796">
            <text:p>226796</text:p>
          </table:table-cell>
          <table:table-cell office:value-type="float" office:value="6759693041">
            <text:p>6759693041</text:p>
          </table:table-cell>
          <table:table-cell office:value-type="float" office:value="205464">
            <text:p>205464</text:p>
          </table:table-cell>
          <table:table-cell office:value-type="float" office:value="163824">
            <text:p>163824</text:p>
          </table:table-cell>
          <table:table-cell office:value-type="float" office:value="163958">
            <text:p>163958</text:p>
          </table:table-cell>
          <table:table-cell office:value-type="float" office:value="8498287">
            <text:p>8498287</text:p>
          </table:table-cell>
          <table:table-cell office:value-type="float" office:value="261898">
            <text:p>261898</text:p>
          </table:table-cell>
          <table:table-cell office:value-type="float" office:value="221100">
            <text:p>221100</text:p>
          </table:table-cell>
        </table:table-row>
        <table:table-row table:style-name="ro1">
          <table:table-cell office:value-type="float" office:value="2889794819">
            <text:p>2889794819</text:p>
          </table:table-cell>
          <table:table-cell office:value-type="float" office:value="193594">
            <text:p>193594</text:p>
          </table:table-cell>
          <table:table-cell office:value-type="float" office:value="151004">
            <text:p>151004</text:p>
          </table:table-cell>
          <table:table-cell office:value-type="float" office:value="151426">
            <text:p>151426</text:p>
          </table:table-cell>
          <table:table-cell office:value-type="float" office:value="12806728">
            <text:p>12806728</text:p>
          </table:table-cell>
          <table:table-cell office:value-type="float" office:value="306206">
            <text:p>306206</text:p>
          </table:table-cell>
          <table:table-cell office:value-type="float" office:value="232748">
            <text:p>232748</text:p>
          </table:table-cell>
          <table:table-cell office:value-type="float" office:value="22948084870">
            <text:p>22948084870</text:p>
          </table:table-cell>
          <table:table-cell office:value-type="float" office:value="206858">
            <text:p>206858</text:p>
          </table:table-cell>
          <table:table-cell office:value-type="float" office:value="168792">
            <text:p>168792</text:p>
          </table:table-cell>
          <table:table-cell office:value-type="float" office:value="164130">
            <text:p>164130</text:p>
          </table:table-cell>
          <table:table-cell office:value-type="float" office:value="5992757">
            <text:p>5992757</text:p>
          </table:table-cell>
          <table:table-cell office:value-type="float" office:value="277148">
            <text:p>277148</text:p>
          </table:table-cell>
          <table:table-cell office:value-type="float" office:value="237844">
            <text:p>237844</text:p>
          </table:table-cell>
          <table:table-cell office:value-type="float" office:value="2996122395">
            <text:p>2996122395</text:p>
          </table:table-cell>
          <table:table-cell office:value-type="float" office:value="231268">
            <text:p>231268</text:p>
          </table:table-cell>
          <table:table-cell office:value-type="float" office:value="163748">
            <text:p>163748</text:p>
          </table:table-cell>
          <table:table-cell office:value-type="float" office:value="163302">
            <text:p>163302</text:p>
          </table:table-cell>
          <table:table-cell office:value-type="float" office:value="41098494">
            <text:p>41098494</text:p>
          </table:table-cell>
          <table:table-cell office:value-type="float" office:value="306077">
            <text:p>306077</text:p>
          </table:table-cell>
          <table:table-cell office:value-type="float" office:value="259949">
            <text:p>259949</text:p>
          </table:table-cell>
        </table:table-row>
        <table:table-row table:style-name="ro1">
          <table:table-cell office:value-type="float" office:value="1096199066">
            <text:p>1096199066</text:p>
          </table:table-cell>
          <table:table-cell office:value-type="float" office:value="193698">
            <text:p>193698</text:p>
          </table:table-cell>
          <table:table-cell office:value-type="float" office:value="172341">
            <text:p>172341</text:p>
          </table:table-cell>
          <table:table-cell office:value-type="float" office:value="154910">
            <text:p>154910</text:p>
          </table:table-cell>
          <table:table-cell office:value-type="float" office:value="41857168">
            <text:p>41857168</text:p>
          </table:table-cell>
          <table:table-cell office:value-type="float" office:value="278256">
            <text:p>278256</text:p>
          </table:table-cell>
          <table:table-cell office:value-type="float" office:value="233068">
            <text:p>233068</text:p>
          </table:table-cell>
          <table:table-cell office:value-type="float" office:value="3175756879">
            <text:p>3175756879</text:p>
          </table:table-cell>
          <table:table-cell office:value-type="float" office:value="204662">
            <text:p>204662</text:p>
          </table:table-cell>
          <table:table-cell office:value-type="float" office:value="167806">
            <text:p>167806</text:p>
          </table:table-cell>
          <table:table-cell office:value-type="float" office:value="162838">
            <text:p>162838</text:p>
          </table:table-cell>
          <table:table-cell office:value-type="float" office:value="9965189">
            <text:p>9965189</text:p>
          </table:table-cell>
          <table:table-cell office:value-type="float" office:value="317049">
            <text:p>317049</text:p>
          </table:table-cell>
          <table:table-cell office:value-type="float" office:value="233228">
            <text:p>233228</text:p>
          </table:table-cell>
          <table:table-cell office:value-type="float" office:value="10188564916">
            <text:p>10188564916</text:p>
          </table:table-cell>
          <table:table-cell office:value-type="float" office:value="202698">
            <text:p>202698</text:p>
          </table:table-cell>
          <table:table-cell office:value-type="float" office:value="181828">
            <text:p>181828</text:p>
          </table:table-cell>
          <table:table-cell office:value-type="float" office:value="484706">
            <text:p>484706</text:p>
          </table:table-cell>
          <table:table-cell office:value-type="float" office:value="19341615">
            <text:p>19341615</text:p>
          </table:table-cell>
          <table:table-cell office:value-type="float" office:value="273720">
            <text:p>273720</text:p>
          </table:table-cell>
          <table:table-cell office:value-type="float" office:value="352742">
            <text:p>352742</text:p>
          </table:table-cell>
        </table:table-row>
        <table:table-row table:style-name="ro1">
          <table:table-cell office:value-type="float" office:value="1979263330">
            <text:p>1979263330</text:p>
          </table:table-cell>
          <table:table-cell office:value-type="float" office:value="195976">
            <text:p>195976</text:p>
          </table:table-cell>
          <table:table-cell office:value-type="float" office:value="152526">
            <text:p>152526</text:p>
          </table:table-cell>
          <table:table-cell office:value-type="float" office:value="153090">
            <text:p>153090</text:p>
          </table:table-cell>
          <table:table-cell office:value-type="float" office:value="2783946">
            <text:p>2783946</text:p>
          </table:table-cell>
          <table:table-cell office:value-type="float" office:value="264682">
            <text:p>264682</text:p>
          </table:table-cell>
          <table:table-cell office:value-type="float" office:value="218436">
            <text:p>218436</text:p>
          </table:table-cell>
          <table:table-cell office:value-type="float" office:value="1253500011">
            <text:p>1253500011</text:p>
          </table:table-cell>
          <table:table-cell office:value-type="float" office:value="205974">
            <text:p>205974</text:p>
          </table:table-cell>
          <table:table-cell office:value-type="float" office:value="167838">
            <text:p>167838</text:p>
          </table:table-cell>
          <table:table-cell office:value-type="float" office:value="159492">
            <text:p>159492</text:p>
          </table:table-cell>
          <table:table-cell office:value-type="float" office:value="4687667">
            <text:p>4687667</text:p>
          </table:table-cell>
          <table:table-cell office:value-type="float" office:value="283022">
            <text:p>283022</text:p>
          </table:table-cell>
          <table:table-cell office:value-type="float" office:value="259158">
            <text:p>259158</text:p>
          </table:table-cell>
          <table:table-cell office:value-type="float" office:value="3495814207">
            <text:p>3495814207</text:p>
          </table:table-cell>
          <table:table-cell office:value-type="float" office:value="203622">
            <text:p>203622</text:p>
          </table:table-cell>
          <table:table-cell office:value-type="float" office:value="166210">
            <text:p>166210</text:p>
          </table:table-cell>
          <table:table-cell office:value-type="float" office:value="159518">
            <text:p>159518</text:p>
          </table:table-cell>
          <table:table-cell office:value-type="float" office:value="4857394">
            <text:p>4857394</text:p>
          </table:table-cell>
          <table:table-cell office:value-type="float" office:value="275434">
            <text:p>275434</text:p>
          </table:table-cell>
          <table:table-cell office:value-type="float" office:value="232222">
            <text:p>232222</text:p>
          </table:table-cell>
        </table:table-row>
        <table:table-row table:style-name="ro1">
          <table:table-cell office:value-type="float" office:value="7082672368">
            <text:p>7082672368</text:p>
          </table:table-cell>
          <table:table-cell office:value-type="float" office:value="217154">
            <text:p>217154</text:p>
          </table:table-cell>
          <table:table-cell office:value-type="float" office:value="174111">
            <text:p>174111</text:p>
          </table:table-cell>
          <table:table-cell office:value-type="float" office:value="152908">
            <text:p>152908</text:p>
          </table:table-cell>
          <table:table-cell office:value-type="float" office:value="17072003">
            <text:p>17072003</text:p>
          </table:table-cell>
          <table:table-cell office:value-type="float" office:value="264636">
            <text:p>264636</text:p>
          </table:table-cell>
          <table:table-cell office:value-type="float" office:value="221838">
            <text:p>221838</text:p>
          </table:table-cell>
          <table:table-cell office:value-type="float" office:value="805461054">
            <text:p>805461054</text:p>
          </table:table-cell>
          <table:table-cell office:value-type="float" office:value="206790">
            <text:p>206790</text:p>
          </table:table-cell>
          <table:table-cell office:value-type="float" office:value="240710">
            <text:p>240710</text:p>
          </table:table-cell>
          <table:table-cell office:value-type="float" office:value="178106">
            <text:p>178106</text:p>
          </table:table-cell>
          <table:table-cell office:value-type="float" office:value="16733315">
            <text:p>16733315</text:p>
          </table:table-cell>
          <table:table-cell office:value-type="float" office:value="267850">
            <text:p>267850</text:p>
          </table:table-cell>
          <table:table-cell office:value-type="float" office:value="233376">
            <text:p>233376</text:p>
          </table:table-cell>
          <table:table-cell office:value-type="float" office:value="6194295505">
            <text:p>6194295505</text:p>
          </table:table-cell>
          <table:table-cell office:value-type="float" office:value="201746">
            <text:p>201746</text:p>
          </table:table-cell>
          <table:table-cell office:value-type="float" office:value="162514">
            <text:p>162514</text:p>
          </table:table-cell>
          <table:table-cell office:value-type="float" office:value="159356">
            <text:p>159356</text:p>
          </table:table-cell>
          <table:table-cell office:value-type="float" office:value="9947520">
            <text:p>9947520</text:p>
          </table:table-cell>
          <table:table-cell office:value-type="float" office:value="323837">
            <text:p>323837</text:p>
          </table:table-cell>
          <table:table-cell office:value-type="float" office:value="245510">
            <text:p>245510</text:p>
          </table:table-cell>
        </table:table-row>
        <table:table-row table:style-name="ro1">
          <table:table-cell office:value-type="float" office:value="559961369">
            <text:p>559961369</text:p>
          </table:table-cell>
          <table:table-cell office:value-type="float" office:value="216901">
            <text:p>216901</text:p>
          </table:table-cell>
          <table:table-cell office:value-type="float" office:value="154476">
            <text:p>154476</text:p>
          </table:table-cell>
          <table:table-cell office:value-type="float" office:value="190425">
            <text:p>190425</text:p>
          </table:table-cell>
          <table:table-cell office:value-type="float" office:value="8151024">
            <text:p>8151024</text:p>
          </table:table-cell>
          <table:table-cell office:value-type="float" office:value="303005">
            <text:p>303005</text:p>
          </table:table-cell>
          <table:table-cell office:value-type="float" office:value="227034">
            <text:p>227034</text:p>
          </table:table-cell>
          <table:table-cell office:value-type="float" office:value="5491275162">
            <text:p>5491275162</text:p>
          </table:table-cell>
          <table:table-cell office:value-type="float" office:value="203752">
            <text:p>203752</text:p>
          </table:table-cell>
          <table:table-cell office:value-type="float" office:value="165210">
            <text:p>165210</text:p>
          </table:table-cell>
          <table:table-cell office:value-type="float" office:value="180591">
            <text:p>180591</text:p>
          </table:table-cell>
          <table:table-cell office:value-type="float" office:value="953998">
            <text:p>953998</text:p>
          </table:table-cell>
          <table:table-cell office:value-type="float" office:value="269554">
            <text:p>269554</text:p>
          </table:table-cell>
          <table:table-cell office:value-type="float" office:value="227454">
            <text:p>227454</text:p>
          </table:table-cell>
          <table:table-cell office:value-type="float" office:value="4687196407">
            <text:p>4687196407</text:p>
          </table:table-cell>
          <table:table-cell office:value-type="float" office:value="201168">
            <text:p>201168</text:p>
          </table:table-cell>
          <table:table-cell office:value-type="float" office:value="162866">
            <text:p>162866</text:p>
          </table:table-cell>
          <table:table-cell office:value-type="float" office:value="160198">
            <text:p>160198</text:p>
          </table:table-cell>
          <table:table-cell office:value-type="float" office:value="39648513">
            <text:p>39648513</text:p>
          </table:table-cell>
          <table:table-cell office:value-type="float" office:value="278872">
            <text:p>278872</text:p>
          </table:table-cell>
          <table:table-cell office:value-type="float" office:value="269336">
            <text:p>269336</text:p>
          </table:table-cell>
        </table:table-row>
        <table:table-row table:style-name="ro1">
          <table:table-cell office:value-type="float" office:value="2836032526">
            <text:p>2836032526</text:p>
          </table:table-cell>
          <table:table-cell office:value-type="float" office:value="199174">
            <text:p>199174</text:p>
          </table:table-cell>
          <table:table-cell office:value-type="float" office:value="173817">
            <text:p>173817</text:p>
          </table:table-cell>
          <table:table-cell office:value-type="float" office:value="188732">
            <text:p>188732</text:p>
          </table:table-cell>
          <table:table-cell office:value-type="float" office:value="24705189">
            <text:p>24705189</text:p>
          </table:table-cell>
          <table:table-cell office:value-type="float" office:value="256896">
            <text:p>256896</text:p>
          </table:table-cell>
          <table:table-cell office:value-type="float" office:value="212670">
            <text:p>212670</text:p>
          </table:table-cell>
          <table:table-cell office:value-type="float" office:value="3300427329">
            <text:p>3300427329</text:p>
          </table:table-cell>
          <table:table-cell office:value-type="float" office:value="228973">
            <text:p>228973</text:p>
          </table:table-cell>
          <table:table-cell office:value-type="float" office:value="166748">
            <text:p>166748</text:p>
          </table:table-cell>
          <table:table-cell office:value-type="float" office:value="163840">
            <text:p>163840</text:p>
          </table:table-cell>
          <table:table-cell office:value-type="float" office:value="60215218">
            <text:p>60215218</text:p>
          </table:table-cell>
          <table:table-cell office:value-type="float" office:value="283924">
            <text:p>283924</text:p>
          </table:table-cell>
          <table:table-cell office:value-type="float" office:value="232486">
            <text:p>232486</text:p>
          </table:table-cell>
          <table:table-cell office:value-type="float" office:value="21802857449">
            <text:p>21802857449</text:p>
          </table:table-cell>
          <table:table-cell office:value-type="float" office:value="205314">
            <text:p>205314</text:p>
          </table:table-cell>
          <table:table-cell office:value-type="float" office:value="163644">
            <text:p>163644</text:p>
          </table:table-cell>
          <table:table-cell office:value-type="float" office:value="159468">
            <text:p>159468</text:p>
          </table:table-cell>
          <table:table-cell office:value-type="float" office:value="948072">
            <text:p>948072</text:p>
          </table:table-cell>
          <table:table-cell office:value-type="float" office:value="272974">
            <text:p>272974</text:p>
          </table:table-cell>
          <table:table-cell office:value-type="float" office:value="233330">
            <text:p>233330</text:p>
          </table:table-cell>
        </table:table-row>
        <table:table-row table:style-name="ro1">
          <table:table-cell office:value-type="float" office:value="1473281020">
            <text:p>1473281020</text:p>
          </table:table-cell>
          <table:table-cell office:value-type="float" office:value="192822">
            <text:p>192822</text:p>
          </table:table-cell>
          <table:table-cell office:value-type="float" office:value="154388">
            <text:p>154388</text:p>
          </table:table-cell>
          <table:table-cell office:value-type="float" office:value="152038">
            <text:p>152038</text:p>
          </table:table-cell>
          <table:table-cell office:value-type="float" office:value="461610">
            <text:p>461610</text:p>
          </table:table-cell>
          <table:table-cell office:value-type="float" office:value="308125">
            <text:p>308125</text:p>
          </table:table-cell>
          <table:table-cell office:value-type="float" office:value="232122">
            <text:p>232122</text:p>
          </table:table-cell>
          <table:table-cell office:value-type="float" office:value="9996626090">
            <text:p>9996626090</text:p>
          </table:table-cell>
          <table:table-cell office:value-type="float" office:value="204748">
            <text:p>204748</text:p>
          </table:table-cell>
          <table:table-cell office:value-type="float" office:value="194723">
            <text:p>194723</text:p>
          </table:table-cell>
          <table:table-cell office:value-type="float" office:value="247792">
            <text:p>247792</text:p>
          </table:table-cell>
          <table:table-cell office:value-type="float" office:value="504518">
            <text:p>504518</text:p>
          </table:table-cell>
          <table:table-cell office:value-type="float" office:value="271976">
            <text:p>271976</text:p>
          </table:table-cell>
          <table:table-cell office:value-type="float" office:value="229550">
            <text:p>229550</text:p>
          </table:table-cell>
          <table:table-cell office:value-type="float" office:value="26206325493">
            <text:p>26206325493</text:p>
          </table:table-cell>
          <table:table-cell office:value-type="float" office:value="210286">
            <text:p>210286</text:p>
          </table:table-cell>
          <table:table-cell office:value-type="float" office:value="164360">
            <text:p>164360</text:p>
          </table:table-cell>
          <table:table-cell office:value-type="float" office:value="162520">
            <text:p>162520</text:p>
          </table:table-cell>
          <table:table-cell office:value-type="float" office:value="2135384">
            <text:p>2135384</text:p>
          </table:table-cell>
          <table:table-cell office:value-type="float" office:value="318217">
            <text:p>318217</text:p>
          </table:table-cell>
          <table:table-cell office:value-type="float" office:value="260337">
            <text:p>260337</text:p>
          </table:table-cell>
        </table:table-row>
        <table:table-row table:style-name="ro1">
          <table:table-cell office:value-type="float" office:value="5545159018">
            <text:p>5545159018</text:p>
          </table:table-cell>
          <table:table-cell office:value-type="float" office:value="220252">
            <text:p>220252</text:p>
          </table:table-cell>
          <table:table-cell office:value-type="float" office:value="223284">
            <text:p>223284</text:p>
          </table:table-cell>
          <table:table-cell office:value-type="float" office:value="267773">
            <text:p>267773</text:p>
          </table:table-cell>
          <table:table-cell office:value-type="float" office:value="485148">
            <text:p>485148</text:p>
          </table:table-cell>
          <table:table-cell office:value-type="float" office:value="267746">
            <text:p>267746</text:p>
          </table:table-cell>
          <table:table-cell office:value-type="float" office:value="221580">
            <text:p>221580</text:p>
          </table:table-cell>
          <table:table-cell office:value-type="float" office:value="2396527272">
            <text:p>2396527272</text:p>
          </table:table-cell>
          <table:table-cell office:value-type="float" office:value="205546">
            <text:p>205546</text:p>
          </table:table-cell>
          <table:table-cell office:value-type="float" office:value="164762">
            <text:p>164762</text:p>
          </table:table-cell>
          <table:table-cell office:value-type="float" office:value="162804">
            <text:p>162804</text:p>
          </table:table-cell>
          <table:table-cell office:value-type="float" office:value="4879869">
            <text:p>4879869</text:p>
          </table:table-cell>
          <table:table-cell office:value-type="float" office:value="261132">
            <text:p>261132</text:p>
          </table:table-cell>
          <table:table-cell office:value-type="float" office:value="249007">
            <text:p>249007</text:p>
          </table:table-cell>
          <table:table-cell office:value-type="float" office:value="992819053">
            <text:p>992819053</text:p>
          </table:table-cell>
          <table:table-cell office:value-type="float" office:value="204750">
            <text:p>204750</text:p>
          </table:table-cell>
          <table:table-cell office:value-type="float" office:value="163830">
            <text:p>163830</text:p>
          </table:table-cell>
          <table:table-cell office:value-type="float" office:value="162542">
            <text:p>162542</text:p>
          </table:table-cell>
          <table:table-cell office:value-type="float" office:value="4985012">
            <text:p>4985012</text:p>
          </table:table-cell>
          <table:table-cell office:value-type="float" office:value="306736">
            <text:p>306736</text:p>
          </table:table-cell>
          <table:table-cell office:value-type="float" office:value="238866">
            <text:p>238866</text:p>
          </table:table-cell>
        </table:table-row>
        <table:table-row table:style-name="ro1">
          <table:table-cell office:value-type="float" office:value="1837599858">
            <text:p>1837599858</text:p>
          </table:table-cell>
          <table:table-cell office:value-type="float" office:value="195184">
            <text:p>195184</text:p>
          </table:table-cell>
          <table:table-cell office:value-type="float" office:value="152010">
            <text:p>152010</text:p>
          </table:table-cell>
          <table:table-cell office:value-type="float" office:value="150986">
            <text:p>150986</text:p>
          </table:table-cell>
          <table:table-cell office:value-type="float" office:value="3032514">
            <text:p>3032514</text:p>
          </table:table-cell>
          <table:table-cell office:value-type="float" office:value="274628">
            <text:p>274628</text:p>
          </table:table-cell>
          <table:table-cell office:value-type="float" office:value="235124">
            <text:p>235124</text:p>
          </table:table-cell>
          <table:table-cell office:value-type="float" office:value="2039663130">
            <text:p>2039663130</text:p>
          </table:table-cell>
          <table:table-cell office:value-type="float" office:value="205480">
            <text:p>205480</text:p>
          </table:table-cell>
          <table:table-cell office:value-type="float" office:value="167662">
            <text:p>167662</text:p>
          </table:table-cell>
          <table:table-cell office:value-type="float" office:value="160230">
            <text:p>160230</text:p>
          </table:table-cell>
          <table:table-cell office:value-type="float" office:value="31586738">
            <text:p>31586738</text:p>
          </table:table-cell>
          <table:table-cell office:value-type="float" office:value="365982">
            <text:p>365982</text:p>
          </table:table-cell>
          <table:table-cell office:value-type="float" office:value="316658">
            <text:p>316658</text:p>
          </table:table-cell>
          <table:table-cell office:value-type="float" office:value="20702394013">
            <text:p>20702394013</text:p>
          </table:table-cell>
          <table:table-cell office:value-type="float" office:value="203662">
            <text:p>203662</text:p>
          </table:table-cell>
          <table:table-cell office:value-type="float" office:value="163630">
            <text:p>163630</text:p>
          </table:table-cell>
          <table:table-cell office:value-type="float" office:value="158358">
            <text:p>158358</text:p>
          </table:table-cell>
          <table:table-cell office:value-type="float" office:value="45031780">
            <text:p>45031780</text:p>
          </table:table-cell>
          <table:table-cell office:value-type="float" office:value="291520">
            <text:p>291520</text:p>
          </table:table-cell>
          <table:table-cell office:value-type="float" office:value="242174">
            <text:p>242174</text:p>
          </table:table-cell>
        </table:table-row>
        <table:table-row table:style-name="ro1">
          <table:table-cell office:value-type="float" office:value="2808847895">
            <text:p>2808847895</text:p>
          </table:table-cell>
          <table:table-cell office:value-type="float" office:value="191452">
            <text:p>191452</text:p>
          </table:table-cell>
          <table:table-cell office:value-type="float" office:value="152034">
            <text:p>152034</text:p>
          </table:table-cell>
          <table:table-cell office:value-type="float" office:value="150632">
            <text:p>150632</text:p>
          </table:table-cell>
          <table:table-cell office:value-type="float" office:value="6828260">
            <text:p>6828260</text:p>
          </table:table-cell>
          <table:table-cell office:value-type="float" office:value="261878">
            <text:p>261878</text:p>
          </table:table-cell>
          <table:table-cell office:value-type="float" office:value="224222">
            <text:p>224222</text:p>
          </table:table-cell>
          <table:table-cell office:value-type="float" office:value="11466189985">
            <text:p>11466189985</text:p>
          </table:table-cell>
          <table:table-cell office:value-type="float" office:value="203198">
            <text:p>203198</text:p>
          </table:table-cell>
          <table:table-cell office:value-type="float" office:value="167700">
            <text:p>167700</text:p>
          </table:table-cell>
          <table:table-cell office:value-type="float" office:value="160972">
            <text:p>160972</text:p>
          </table:table-cell>
          <table:table-cell office:value-type="float" office:value="1756575">
            <text:p>1756575</text:p>
          </table:table-cell>
          <table:table-cell office:value-type="float" office:value="263902">
            <text:p>263902</text:p>
          </table:table-cell>
          <table:table-cell office:value-type="float" office:value="220122">
            <text:p>220122</text:p>
          </table:table-cell>
          <table:table-cell office:value-type="float" office:value="20295129620">
            <text:p>20295129620</text:p>
          </table:table-cell>
          <table:table-cell office:value-type="float" office:value="205582">
            <text:p>205582</text:p>
          </table:table-cell>
          <table:table-cell office:value-type="float" office:value="181746">
            <text:p>181746</text:p>
          </table:table-cell>
          <table:table-cell office:value-type="float" office:value="158644">
            <text:p>158644</text:p>
          </table:table-cell>
          <table:table-cell office:value-type="float" office:value="5042414">
            <text:p>5042414</text:p>
          </table:table-cell>
          <table:table-cell office:value-type="float" office:value="276162">
            <text:p>276162</text:p>
          </table:table-cell>
          <table:table-cell office:value-type="float" office:value="234714">
            <text:p>234714</text:p>
          </table:table-cell>
        </table:table-row>
        <table:table-row table:style-name="ro1">
          <table:table-cell office:value-type="float" office:value="2806270162">
            <text:p>2806270162</text:p>
          </table:table-cell>
          <table:table-cell office:value-type="float" office:value="194244">
            <text:p>194244</text:p>
          </table:table-cell>
          <table:table-cell office:value-type="float" office:value="154234">
            <text:p>154234</text:p>
          </table:table-cell>
          <table:table-cell office:value-type="float" office:value="152320">
            <text:p>152320</text:p>
          </table:table-cell>
          <table:table-cell office:value-type="float" office:value="29010887">
            <text:p>29010887</text:p>
          </table:table-cell>
          <table:table-cell office:value-type="float" office:value="262494">
            <text:p>262494</text:p>
          </table:table-cell>
          <table:table-cell office:value-type="float" office:value="218610">
            <text:p>218610</text:p>
          </table:table-cell>
          <table:table-cell office:value-type="float" office:value="5903224623">
            <text:p>5903224623</text:p>
          </table:table-cell>
          <table:table-cell office:value-type="float" office:value="202310">
            <text:p>202310</text:p>
          </table:table-cell>
          <table:table-cell office:value-type="float" office:value="169312">
            <text:p>169312</text:p>
          </table:table-cell>
          <table:table-cell office:value-type="float" office:value="161364">
            <text:p>161364</text:p>
          </table:table-cell>
          <table:table-cell office:value-type="float" office:value="457716">
            <text:p>457716</text:p>
          </table:table-cell>
          <table:table-cell office:value-type="float" office:value="261932">
            <text:p>261932</text:p>
          </table:table-cell>
          <table:table-cell office:value-type="float" office:value="226900">
            <text:p>226900</text:p>
          </table:table-cell>
          <table:table-cell office:value-type="float" office:value="19347934958">
            <text:p>19347934958</text:p>
          </table:table-cell>
          <table:table-cell office:value-type="float" office:value="201702">
            <text:p>201702</text:p>
          </table:table-cell>
          <table:table-cell office:value-type="float" office:value="166000">
            <text:p>166000</text:p>
          </table:table-cell>
          <table:table-cell office:value-type="float" office:value="160060">
            <text:p>160060</text:p>
          </table:table-cell>
          <table:table-cell office:value-type="float" office:value="4163152">
            <text:p>4163152</text:p>
          </table:table-cell>
          <table:table-cell office:value-type="float" office:value="276688">
            <text:p>276688</text:p>
          </table:table-cell>
          <table:table-cell office:value-type="float" office:value="237210">
            <text:p>237210</text:p>
          </table:table-cell>
        </table:table-row>
        <table:table-row table:style-name="ro1">
          <table:table-cell office:value-type="float" office:value="12039469570">
            <text:p>12039469570</text:p>
          </table:table-cell>
          <table:table-cell office:value-type="float" office:value="195414">
            <text:p>195414</text:p>
          </table:table-cell>
          <table:table-cell office:value-type="float" office:value="154286">
            <text:p>154286</text:p>
          </table:table-cell>
          <table:table-cell office:value-type="float" office:value="149122">
            <text:p>149122</text:p>
          </table:table-cell>
          <table:table-cell office:value-type="float" office:value="613064">
            <text:p>613064</text:p>
          </table:table-cell>
          <table:table-cell office:value-type="float" office:value="269008">
            <text:p>269008</text:p>
          </table:table-cell>
          <table:table-cell office:value-type="float" office:value="227152">
            <text:p>227152</text:p>
          </table:table-cell>
          <table:table-cell office:value-type="float" office:value="896090777">
            <text:p>896090777</text:p>
          </table:table-cell>
          <table:table-cell office:value-type="float" office:value="203136">
            <text:p>203136</text:p>
          </table:table-cell>
          <table:table-cell office:value-type="float" office:value="166634">
            <text:p>166634</text:p>
          </table:table-cell>
          <table:table-cell office:value-type="float" office:value="160062">
            <text:p>160062</text:p>
          </table:table-cell>
          <table:table-cell office:value-type="float" office:value="935138">
            <text:p>935138</text:p>
          </table:table-cell>
          <table:table-cell office:value-type="float" office:value="263676">
            <text:p>263676</text:p>
          </table:table-cell>
          <table:table-cell office:value-type="float" office:value="227716">
            <text:p>227716</text:p>
          </table:table-cell>
          <table:table-cell office:value-type="float" office:value="3085302304">
            <text:p>3085302304</text:p>
          </table:table-cell>
          <table:table-cell office:value-type="float" office:value="239257">
            <text:p>239257</text:p>
          </table:table-cell>
          <table:table-cell office:value-type="float" office:value="162270">
            <text:p>162270</text:p>
          </table:table-cell>
          <table:table-cell office:value-type="float" office:value="160242">
            <text:p>160242</text:p>
          </table:table-cell>
          <table:table-cell office:value-type="float" office:value="8588450">
            <text:p>8588450</text:p>
          </table:table-cell>
          <table:table-cell office:value-type="float" office:value="305221">
            <text:p>305221</text:p>
          </table:table-cell>
          <table:table-cell office:value-type="float" office:value="237192">
            <text:p>237192</text:p>
          </table:table-cell>
        </table:table-row>
        <table:table-row table:style-name="ro1">
          <table:table-cell office:value-type="float" office:value="5733575963">
            <text:p>5733575963</text:p>
          </table:table-cell>
          <table:table-cell office:value-type="float" office:value="191604">
            <text:p>191604</text:p>
          </table:table-cell>
          <table:table-cell office:value-type="float" office:value="151130">
            <text:p>151130</text:p>
          </table:table-cell>
          <table:table-cell office:value-type="float" office:value="150820">
            <text:p>150820</text:p>
          </table:table-cell>
          <table:table-cell office:value-type="float" office:value="21279939">
            <text:p>21279939</text:p>
          </table:table-cell>
          <table:table-cell office:value-type="float" office:value="268398">
            <text:p>268398</text:p>
          </table:table-cell>
          <table:table-cell office:value-type="float" office:value="246999">
            <text:p>246999</text:p>
          </table:table-cell>
          <table:table-cell office:value-type="float" office:value="2125775941">
            <text:p>2125775941</text:p>
          </table:table-cell>
          <table:table-cell office:value-type="float" office:value="206542">
            <text:p>206542</text:p>
          </table:table-cell>
          <table:table-cell office:value-type="float" office:value="184408">
            <text:p>184408</text:p>
          </table:table-cell>
          <table:table-cell office:value-type="float" office:value="164636">
            <text:p>164636</text:p>
          </table:table-cell>
          <table:table-cell office:value-type="float" office:value="4673002">
            <text:p>4673002</text:p>
          </table:table-cell>
          <table:table-cell office:value-type="float" office:value="287787">
            <text:p>287787</text:p>
          </table:table-cell>
          <table:table-cell office:value-type="float" office:value="226482">
            <text:p>226482</text:p>
          </table:table-cell>
          <table:table-cell office:value-type="float" office:value="4751691122">
            <text:p>4751691122</text:p>
          </table:table-cell>
          <table:table-cell office:value-type="float" office:value="199604">
            <text:p>199604</text:p>
          </table:table-cell>
          <table:table-cell office:value-type="float" office:value="164788">
            <text:p>164788</text:p>
          </table:table-cell>
          <table:table-cell office:value-type="float" office:value="158238">
            <text:p>158238</text:p>
          </table:table-cell>
          <table:table-cell office:value-type="float" office:value="1914312">
            <text:p>1914312</text:p>
          </table:table-cell>
          <table:table-cell office:value-type="float" office:value="276718">
            <text:p>276718</text:p>
          </table:table-cell>
          <table:table-cell office:value-type="float" office:value="237074">
            <text:p>237074</text:p>
          </table:table-cell>
        </table:table-row>
        <table:table-row table:style-name="ro1">
          <table:table-cell office:value-type="float" office:value="2003449569">
            <text:p>2003449569</text:p>
          </table:table-cell>
          <table:table-cell office:value-type="float" office:value="192972">
            <text:p>192972</text:p>
          </table:table-cell>
          <table:table-cell office:value-type="float" office:value="171256">
            <text:p>171256</text:p>
          </table:table-cell>
          <table:table-cell office:value-type="float" office:value="149562">
            <text:p>149562</text:p>
          </table:table-cell>
          <table:table-cell office:value-type="float" office:value="3726474">
            <text:p>3726474</text:p>
          </table:table-cell>
          <table:table-cell office:value-type="float" office:value="298192">
            <text:p>298192</text:p>
          </table:table-cell>
          <table:table-cell office:value-type="float" office:value="220418">
            <text:p>220418</text:p>
          </table:table-cell>
          <table:table-cell office:value-type="float" office:value="3164748512">
            <text:p>3164748512</text:p>
          </table:table-cell>
          <table:table-cell office:value-type="float" office:value="203244">
            <text:p>203244</text:p>
          </table:table-cell>
          <table:table-cell office:value-type="float" office:value="171362">
            <text:p>171362</text:p>
          </table:table-cell>
          <table:table-cell office:value-type="float" office:value="160518">
            <text:p>160518</text:p>
          </table:table-cell>
          <table:table-cell office:value-type="float" office:value="18181992">
            <text:p>18181992</text:p>
          </table:table-cell>
          <table:table-cell office:value-type="float" office:value="276898">
            <text:p>276898</text:p>
          </table:table-cell>
          <table:table-cell office:value-type="float" office:value="236828">
            <text:p>236828</text:p>
          </table:table-cell>
          <table:table-cell office:value-type="float" office:value="27101985124">
            <text:p>27101985124</text:p>
          </table:table-cell>
          <table:table-cell office:value-type="float" office:value="204806">
            <text:p>204806</text:p>
          </table:table-cell>
          <table:table-cell office:value-type="float" office:value="165742">
            <text:p>165742</text:p>
          </table:table-cell>
          <table:table-cell office:value-type="float" office:value="160620">
            <text:p>160620</text:p>
          </table:table-cell>
          <table:table-cell office:value-type="float" office:value="529604">
            <text:p>529604</text:p>
          </table:table-cell>
          <table:table-cell office:value-type="float" office:value="278690">
            <text:p>278690</text:p>
          </table:table-cell>
          <table:table-cell office:value-type="float" office:value="239776">
            <text:p>239776</text:p>
          </table:table-cell>
        </table:table-row>
        <table:table-row table:style-name="ro1">
          <table:table-cell office:value-type="float" office:value="1781036258">
            <text:p>1781036258</text:p>
          </table:table-cell>
          <table:table-cell office:value-type="float" office:value="192466">
            <text:p>192466</text:p>
          </table:table-cell>
          <table:table-cell office:value-type="float" office:value="170901">
            <text:p>170901</text:p>
          </table:table-cell>
          <table:table-cell office:value-type="float" office:value="152598">
            <text:p>152598</text:p>
          </table:table-cell>
          <table:table-cell office:value-type="float" office:value="1474808">
            <text:p>1474808</text:p>
          </table:table-cell>
          <table:table-cell office:value-type="float" office:value="260408">
            <text:p>260408</text:p>
          </table:table-cell>
          <table:table-cell office:value-type="float" office:value="216816">
            <text:p>216816</text:p>
          </table:table-cell>
          <table:table-cell office:value-type="float" office:value="4538145820">
            <text:p>4538145820</text:p>
          </table:table-cell>
          <table:table-cell office:value-type="float" office:value="204782">
            <text:p>204782</text:p>
          </table:table-cell>
          <table:table-cell office:value-type="float" office:value="170136">
            <text:p>170136</text:p>
          </table:table-cell>
          <table:table-cell office:value-type="float" office:value="162056">
            <text:p>162056</text:p>
          </table:table-cell>
          <table:table-cell office:value-type="float" office:value="3483959">
            <text:p>3483959</text:p>
          </table:table-cell>
          <table:table-cell office:value-type="float" office:value="264134">
            <text:p>264134</text:p>
          </table:table-cell>
          <table:table-cell office:value-type="float" office:value="221640">
            <text:p>221640</text:p>
          </table:table-cell>
          <table:table-cell office:value-type="float" office:value="4349628643">
            <text:p>4349628643</text:p>
          </table:table-cell>
          <table:table-cell office:value-type="float" office:value="199922">
            <text:p>199922</text:p>
          </table:table-cell>
          <table:table-cell office:value-type="float" office:value="163456">
            <text:p>163456</text:p>
          </table:table-cell>
          <table:table-cell office:value-type="float" office:value="158240">
            <text:p>158240</text:p>
          </table:table-cell>
          <table:table-cell office:value-type="float" office:value="8184706">
            <text:p>8184706</text:p>
          </table:table-cell>
          <table:table-cell office:value-type="float" office:value="312892">
            <text:p>312892</text:p>
          </table:table-cell>
          <table:table-cell office:value-type="float" office:value="422502">
            <text:p>422502</text:p>
          </table:table-cell>
        </table:table-row>
        <table:table-row table:style-name="ro1">
          <table:table-cell office:value-type="float" office:value="3377032880">
            <text:p>3377032880</text:p>
          </table:table-cell>
          <table:table-cell office:value-type="float" office:value="191080">
            <text:p>191080</text:p>
          </table:table-cell>
          <table:table-cell office:value-type="float" office:value="152730">
            <text:p>152730</text:p>
          </table:table-cell>
          <table:table-cell office:value-type="float" office:value="150848">
            <text:p>150848</text:p>
          </table:table-cell>
          <table:table-cell office:value-type="float" office:value="2237913">
            <text:p>2237913</text:p>
          </table:table-cell>
          <table:table-cell office:value-type="float" office:value="263828">
            <text:p>263828</text:p>
          </table:table-cell>
          <table:table-cell office:value-type="float" office:value="254832">
            <text:p>254832</text:p>
          </table:table-cell>
          <table:table-cell office:value-type="float" office:value="4512487189">
            <text:p>4512487189</text:p>
          </table:table-cell>
          <table:table-cell office:value-type="float" office:value="205536">
            <text:p>205536</text:p>
          </table:table-cell>
          <table:table-cell office:value-type="float" office:value="167488">
            <text:p>167488</text:p>
          </table:table-cell>
          <table:table-cell office:value-type="float" office:value="163892">
            <text:p>163892</text:p>
          </table:table-cell>
          <table:table-cell office:value-type="float" office:value="5206921">
            <text:p>5206921</text:p>
          </table:table-cell>
          <table:table-cell office:value-type="float" office:value="288578">
            <text:p>288578</text:p>
          </table:table-cell>
          <table:table-cell office:value-type="float" office:value="245386">
            <text:p>245386</text:p>
          </table:table-cell>
          <table:table-cell office:value-type="float" office:value="25052970003">
            <text:p>25052970003</text:p>
          </table:table-cell>
          <table:table-cell office:value-type="float" office:value="229995">
            <text:p>229995</text:p>
          </table:table-cell>
          <table:table-cell office:value-type="float" office:value="162982">
            <text:p>162982</text:p>
          </table:table-cell>
          <table:table-cell office:value-type="float" office:value="182479">
            <text:p>182479</text:p>
          </table:table-cell>
          <table:table-cell office:value-type="float" office:value="16286063">
            <text:p>16286063</text:p>
          </table:table-cell>
          <table:table-cell office:value-type="float" office:value="267108">
            <text:p>267108</text:p>
          </table:table-cell>
          <table:table-cell office:value-type="float" office:value="231820">
            <text:p>231820</text:p>
          </table:table-cell>
        </table:table-row>
        <table:table-row table:style-name="ro1">
          <table:table-cell office:value-type="float" office:value="3891059794">
            <text:p>3891059794</text:p>
          </table:table-cell>
          <table:table-cell office:value-type="float" office:value="193010">
            <text:p>193010</text:p>
          </table:table-cell>
          <table:table-cell office:value-type="float" office:value="153634">
            <text:p>153634</text:p>
          </table:table-cell>
          <table:table-cell office:value-type="float" office:value="151790">
            <text:p>151790</text:p>
          </table:table-cell>
          <table:table-cell office:value-type="float" office:value="13902827">
            <text:p>13902827</text:p>
          </table:table-cell>
          <table:table-cell office:value-type="float" office:value="552328">
            <text:p>552328</text:p>
          </table:table-cell>
          <table:table-cell office:value-type="float" office:value="221510">
            <text:p>221510</text:p>
          </table:table-cell>
          <table:table-cell office:value-type="float" office:value="6093067109">
            <text:p>6093067109</text:p>
          </table:table-cell>
          <table:table-cell office:value-type="float" office:value="259555">
            <text:p>259555</text:p>
          </table:table-cell>
          <table:table-cell office:value-type="float" office:value="167480">
            <text:p>167480</text:p>
          </table:table-cell>
          <table:table-cell office:value-type="float" office:value="163868">
            <text:p>163868</text:p>
          </table:table-cell>
          <table:table-cell office:value-type="float" office:value="716486">
            <text:p>716486</text:p>
          </table:table-cell>
          <table:table-cell office:value-type="float" office:value="282756">
            <text:p>282756</text:p>
          </table:table-cell>
          <table:table-cell office:value-type="float" office:value="239802">
            <text:p>239802</text:p>
          </table:table-cell>
          <table:table-cell office:value-type="float" office:value="4068245430">
            <text:p>4068245430</text:p>
          </table:table-cell>
          <table:table-cell office:value-type="float" office:value="204148">
            <text:p>204148</text:p>
          </table:table-cell>
          <table:table-cell office:value-type="float" office:value="162692">
            <text:p>162692</text:p>
          </table:table-cell>
          <table:table-cell office:value-type="float" office:value="157964">
            <text:p>157964</text:p>
          </table:table-cell>
          <table:table-cell office:value-type="float" office:value="244114">
            <text:p>244114</text:p>
          </table:table-cell>
          <table:table-cell office:value-type="float" office:value="299122">
            <text:p>299122</text:p>
          </table:table-cell>
          <table:table-cell office:value-type="float" office:value="224320">
            <text:p>224320</text:p>
          </table:table-cell>
        </table:table-row>
        <table:table-row table:style-name="ro1">
          <table:table-cell office:value-type="float" office:value="1946153532">
            <text:p>1946153532</text:p>
          </table:table-cell>
          <table:table-cell office:value-type="float" office:value="193230">
            <text:p>193230</text:p>
          </table:table-cell>
          <table:table-cell office:value-type="float" office:value="153884">
            <text:p>153884</text:p>
          </table:table-cell>
          <table:table-cell office:value-type="float" office:value="154042">
            <text:p>154042</text:p>
          </table:table-cell>
          <table:table-cell office:value-type="float" office:value="2291426">
            <text:p>2291426</text:p>
          </table:table-cell>
          <table:table-cell office:value-type="float" office:value="376688">
            <text:p>376688</text:p>
          </table:table-cell>
          <table:table-cell office:value-type="float" office:value="229181">
            <text:p>229181</text:p>
          </table:table-cell>
          <table:table-cell office:value-type="float" office:value="20887884300">
            <text:p>20887884300</text:p>
          </table:table-cell>
          <table:table-cell office:value-type="float" office:value="207356">
            <text:p>207356</text:p>
          </table:table-cell>
          <table:table-cell office:value-type="float" office:value="164330">
            <text:p>164330</text:p>
          </table:table-cell>
          <table:table-cell office:value-type="float" office:value="162450">
            <text:p>162450</text:p>
          </table:table-cell>
          <table:table-cell office:value-type="float" office:value="61525228">
            <text:p>61525228</text:p>
          </table:table-cell>
          <table:table-cell office:value-type="float" office:value="311193">
            <text:p>311193</text:p>
          </table:table-cell>
          <table:table-cell office:value-type="float" office:value="223616">
            <text:p>223616</text:p>
          </table:table-cell>
          <table:table-cell office:value-type="float" office:value="3021619771">
            <text:p>3021619771</text:p>
          </table:table-cell>
          <table:table-cell office:value-type="float" office:value="202204">
            <text:p>202204</text:p>
          </table:table-cell>
          <table:table-cell office:value-type="float" office:value="163418">
            <text:p>163418</text:p>
          </table:table-cell>
          <table:table-cell office:value-type="float" office:value="159830">
            <text:p>159830</text:p>
          </table:table-cell>
          <table:table-cell office:value-type="float" office:value="2118898">
            <text:p>2118898</text:p>
          </table:table-cell>
          <table:table-cell office:value-type="float" office:value="274926">
            <text:p>274926</text:p>
          </table:table-cell>
          <table:table-cell office:value-type="float" office:value="236274">
            <text:p>236274</text:p>
          </table:table-cell>
        </table:table-row>
        <table:table-row table:style-name="ro1">
          <table:table-cell office:value-type="float" office:value="6199395803">
            <text:p>6199395803</text:p>
          </table:table-cell>
          <table:table-cell office:value-type="float" office:value="192444">
            <text:p>192444</text:p>
          </table:table-cell>
          <table:table-cell office:value-type="float" office:value="169813">
            <text:p>169813</text:p>
          </table:table-cell>
          <table:table-cell office:value-type="float" office:value="169459">
            <text:p>169459</text:p>
          </table:table-cell>
          <table:table-cell office:value-type="float" office:value="22467038">
            <text:p>22467038</text:p>
          </table:table-cell>
          <table:table-cell office:value-type="float" office:value="304096">
            <text:p>304096</text:p>
          </table:table-cell>
          <table:table-cell office:value-type="float" office:value="275009">
            <text:p>275009</text:p>
          </table:table-cell>
          <table:table-cell office:value-type="float" office:value="4484309497">
            <text:p>4484309497</text:p>
          </table:table-cell>
          <table:table-cell office:value-type="float" office:value="208444">
            <text:p>208444</text:p>
          </table:table-cell>
          <table:table-cell office:value-type="float" office:value="165942">
            <text:p>165942</text:p>
          </table:table-cell>
          <table:table-cell office:value-type="float" office:value="160274">
            <text:p>160274</text:p>
          </table:table-cell>
          <table:table-cell office:value-type="float" office:value="10225983">
            <text:p>10225983</text:p>
          </table:table-cell>
          <table:table-cell office:value-type="float" office:value="348988">
            <text:p>348988</text:p>
          </table:table-cell>
          <table:table-cell office:value-type="float" office:value="238570">
            <text:p>238570</text:p>
          </table:table-cell>
          <table:table-cell office:value-type="float" office:value="2492308959">
            <text:p>2492308959</text:p>
          </table:table-cell>
          <table:table-cell office:value-type="float" office:value="202444">
            <text:p>202444</text:p>
          </table:table-cell>
          <table:table-cell office:value-type="float" office:value="162894">
            <text:p>162894</text:p>
          </table:table-cell>
          <table:table-cell office:value-type="float" office:value="159742">
            <text:p>159742</text:p>
          </table:table-cell>
          <table:table-cell office:value-type="float" office:value="44000066">
            <text:p>44000066</text:p>
          </table:table-cell>
          <table:table-cell office:value-type="float" office:value="370208">
            <text:p>370208</text:p>
          </table:table-cell>
          <table:table-cell office:value-type="float" office:value="262180">
            <text:p>262180</text:p>
          </table:table-cell>
        </table:table-row>
        <table:table-row table:style-name="ro1">
          <table:table-cell office:value-type="float" office:value="4176159361">
            <text:p>4176159361</text:p>
          </table:table-cell>
          <table:table-cell office:value-type="float" office:value="278235">
            <text:p>278235</text:p>
          </table:table-cell>
          <table:table-cell office:value-type="float" office:value="240909">
            <text:p>240909</text:p>
          </table:table-cell>
          <table:table-cell office:value-type="float" office:value="527973">
            <text:p>527973</text:p>
          </table:table-cell>
          <table:table-cell office:value-type="float" office:value="71645778">
            <text:p>71645778</text:p>
          </table:table-cell>
          <table:table-cell office:value-type="float" office:value="264642">
            <text:p>264642</text:p>
          </table:table-cell>
          <table:table-cell office:value-type="float" office:value="220806">
            <text:p>220806</text:p>
          </table:table-cell>
          <table:table-cell office:value-type="float" office:value="678606261">
            <text:p>678606261</text:p>
          </table:table-cell>
          <table:table-cell office:value-type="float" office:value="228382">
            <text:p>228382</text:p>
          </table:table-cell>
          <table:table-cell office:value-type="float" office:value="166476">
            <text:p>166476</text:p>
          </table:table-cell>
          <table:table-cell office:value-type="float" office:value="161006">
            <text:p>161006</text:p>
          </table:table-cell>
          <table:table-cell office:value-type="float" office:value="1444586">
            <text:p>1444586</text:p>
          </table:table-cell>
          <table:table-cell office:value-type="float" office:value="310579">
            <text:p>310579</text:p>
          </table:table-cell>
          <table:table-cell office:value-type="float" office:value="236460">
            <text:p>236460</text:p>
          </table:table-cell>
          <table:table-cell office:value-type="float" office:value="658786445">
            <text:p>658786445</text:p>
          </table:table-cell>
          <table:table-cell office:value-type="float" office:value="205244">
            <text:p>205244</text:p>
          </table:table-cell>
          <table:table-cell office:value-type="float" office:value="163134">
            <text:p>163134</text:p>
          </table:table-cell>
          <table:table-cell office:value-type="float" office:value="156512">
            <text:p>156512</text:p>
          </table:table-cell>
          <table:table-cell office:value-type="float" office:value="12445733">
            <text:p>12445733</text:p>
          </table:table-cell>
          <table:table-cell office:value-type="float" office:value="344870">
            <text:p>344870</text:p>
          </table:table-cell>
          <table:table-cell office:value-type="float" office:value="228190">
            <text:p>228190</text:p>
          </table:table-cell>
        </table:table-row>
        <table:table-row table:style-name="ro1">
          <table:table-cell office:value-type="float" office:value="5700152714">
            <text:p>5700152714</text:p>
          </table:table-cell>
          <table:table-cell office:value-type="float" office:value="192290">
            <text:p>192290</text:p>
          </table:table-cell>
          <table:table-cell office:value-type="float" office:value="153004">
            <text:p>153004</text:p>
          </table:table-cell>
          <table:table-cell office:value-type="float" office:value="152176">
            <text:p>152176</text:p>
          </table:table-cell>
          <table:table-cell office:value-type="float" office:value="5465988">
            <text:p>5465988</text:p>
          </table:table-cell>
          <table:table-cell office:value-type="float" office:value="262356">
            <text:p>262356</text:p>
          </table:table-cell>
          <table:table-cell office:value-type="float" office:value="220886">
            <text:p>220886</text:p>
          </table:table-cell>
          <table:table-cell office:value-type="float" office:value="5991932559">
            <text:p>5991932559</text:p>
          </table:table-cell>
          <table:table-cell office:value-type="float" office:value="204080">
            <text:p>204080</text:p>
          </table:table-cell>
          <table:table-cell office:value-type="float" office:value="165632">
            <text:p>165632</text:p>
          </table:table-cell>
          <table:table-cell office:value-type="float" office:value="159540">
            <text:p>159540</text:p>
          </table:table-cell>
          <table:table-cell office:value-type="float" office:value="20582028">
            <text:p>20582028</text:p>
          </table:table-cell>
          <table:table-cell office:value-type="float" office:value="279386">
            <text:p>279386</text:p>
          </table:table-cell>
          <table:table-cell office:value-type="float" office:value="241298">
            <text:p>241298</text:p>
          </table:table-cell>
          <table:table-cell office:value-type="float" office:value="5069168305">
            <text:p>5069168305</text:p>
          </table:table-cell>
          <table:table-cell office:value-type="float" office:value="201410">
            <text:p>201410</text:p>
          </table:table-cell>
          <table:table-cell office:value-type="float" office:value="162240">
            <text:p>162240</text:p>
          </table:table-cell>
          <table:table-cell office:value-type="float" office:value="161286">
            <text:p>161286</text:p>
          </table:table-cell>
          <table:table-cell office:value-type="float" office:value="2410620">
            <text:p>2410620</text:p>
          </table:table-cell>
          <table:table-cell office:value-type="float" office:value="263336">
            <text:p>263336</text:p>
          </table:table-cell>
          <table:table-cell office:value-type="float" office:value="221094">
            <text:p>221094</text:p>
          </table:table-cell>
        </table:table-row>
        <table:table-row table:style-name="ro1">
          <table:table-cell office:value-type="float" office:value="11173260316">
            <text:p>11173260316</text:p>
          </table:table-cell>
          <table:table-cell office:value-type="float" office:value="191118">
            <text:p>191118</text:p>
          </table:table-cell>
          <table:table-cell office:value-type="float" office:value="180304">
            <text:p>180304</text:p>
          </table:table-cell>
          <table:table-cell office:value-type="float" office:value="150766">
            <text:p>150766</text:p>
          </table:table-cell>
          <table:table-cell office:value-type="float" office:value="291318">
            <text:p>291318</text:p>
          </table:table-cell>
          <table:table-cell office:value-type="float" office:value="271744">
            <text:p>271744</text:p>
          </table:table-cell>
          <table:table-cell office:value-type="float" office:value="225444">
            <text:p>225444</text:p>
          </table:table-cell>
          <table:table-cell office:value-type="float" office:value="4351839597">
            <text:p>4351839597</text:p>
          </table:table-cell>
          <table:table-cell office:value-type="float" office:value="237912">
            <text:p>237912</text:p>
          </table:table-cell>
          <table:table-cell office:value-type="float" office:value="193791">
            <text:p>193791</text:p>
          </table:table-cell>
          <table:table-cell office:value-type="float" office:value="162176">
            <text:p>162176</text:p>
          </table:table-cell>
          <table:table-cell office:value-type="float" office:value="2138982">
            <text:p>2138982</text:p>
          </table:table-cell>
          <table:table-cell office:value-type="float" office:value="290006">
            <text:p>290006</text:p>
          </table:table-cell>
          <table:table-cell office:value-type="float" office:value="230042">
            <text:p>230042</text:p>
          </table:table-cell>
          <table:table-cell office:value-type="float" office:value="12678570609">
            <text:p>12678570609</text:p>
          </table:table-cell>
          <table:table-cell office:value-type="float" office:value="203224">
            <text:p>203224</text:p>
          </table:table-cell>
          <table:table-cell office:value-type="float" office:value="161538">
            <text:p>161538</text:p>
          </table:table-cell>
          <table:table-cell office:value-type="float" office:value="158910">
            <text:p>158910</text:p>
          </table:table-cell>
          <table:table-cell office:value-type="float" office:value="18977657">
            <text:p>18977657</text:p>
          </table:table-cell>
          <table:table-cell office:value-type="float" office:value="280358">
            <text:p>280358</text:p>
          </table:table-cell>
          <table:table-cell office:value-type="float" office:value="238848">
            <text:p>238848</text:p>
          </table:table-cell>
        </table:table-row>
        <table:table-row table:style-name="ro1">
          <table:table-cell office:value-type="float" office:value="2843744446">
            <text:p>2843744446</text:p>
          </table:table-cell>
          <table:table-cell office:value-type="float" office:value="191994">
            <text:p>191994</text:p>
          </table:table-cell>
          <table:table-cell office:value-type="float" office:value="152376">
            <text:p>152376</text:p>
          </table:table-cell>
          <table:table-cell office:value-type="float" office:value="152416">
            <text:p>152416</text:p>
          </table:table-cell>
          <table:table-cell office:value-type="float" office:value="27662905">
            <text:p>27662905</text:p>
          </table:table-cell>
          <table:table-cell office:value-type="float" office:value="264870">
            <text:p>264870</text:p>
          </table:table-cell>
          <table:table-cell office:value-type="float" office:value="215270">
            <text:p>215270</text:p>
          </table:table-cell>
          <table:table-cell office:value-type="float" office:value="4189693603">
            <text:p>4189693603</text:p>
          </table:table-cell>
          <table:table-cell office:value-type="float" office:value="203396">
            <text:p>203396</text:p>
          </table:table-cell>
          <table:table-cell office:value-type="float" office:value="168206">
            <text:p>168206</text:p>
          </table:table-cell>
          <table:table-cell office:value-type="float" office:value="160218">
            <text:p>160218</text:p>
          </table:table-cell>
          <table:table-cell office:value-type="float" office:value="22193274">
            <text:p>22193274</text:p>
          </table:table-cell>
          <table:table-cell office:value-type="float" office:value="279414">
            <text:p>279414</text:p>
          </table:table-cell>
          <table:table-cell office:value-type="float" office:value="299999">
            <text:p>299999</text:p>
          </table:table-cell>
          <table:table-cell office:value-type="float" office:value="1993648230">
            <text:p>1993648230</text:p>
          </table:table-cell>
          <table:table-cell office:value-type="float" office:value="200466">
            <text:p>200466</text:p>
          </table:table-cell>
          <table:table-cell office:value-type="float" office:value="166002">
            <text:p>166002</text:p>
          </table:table-cell>
          <table:table-cell office:value-type="float" office:value="158752">
            <text:p>158752</text:p>
          </table:table-cell>
          <table:table-cell office:value-type="float" office:value="16477585">
            <text:p>16477585</text:p>
          </table:table-cell>
          <table:table-cell office:value-type="float" office:value="273022">
            <text:p>273022</text:p>
          </table:table-cell>
          <table:table-cell office:value-type="float" office:value="223150">
            <text:p>223150</text:p>
          </table:table-cell>
        </table:table-row>
        <table:table-row table:style-name="ro1">
          <table:table-cell office:value-type="float" office:value="4790626039">
            <text:p>4790626039</text:p>
          </table:table-cell>
          <table:table-cell office:value-type="float" office:value="192124">
            <text:p>192124</text:p>
          </table:table-cell>
          <table:table-cell office:value-type="float" office:value="153656">
            <text:p>153656</text:p>
          </table:table-cell>
          <table:table-cell office:value-type="float" office:value="152324">
            <text:p>152324</text:p>
          </table:table-cell>
          <table:table-cell office:value-type="float" office:value="458528">
            <text:p>458528</text:p>
          </table:table-cell>
          <table:table-cell office:value-type="float" office:value="263012">
            <text:p>263012</text:p>
          </table:table-cell>
          <table:table-cell office:value-type="float" office:value="358654">
            <text:p>358654</text:p>
          </table:table-cell>
          <table:table-cell office:value-type="float" office:value="2397758737">
            <text:p>2397758737</text:p>
          </table:table-cell>
          <table:table-cell office:value-type="float" office:value="203080">
            <text:p>203080</text:p>
          </table:table-cell>
          <table:table-cell office:value-type="float" office:value="166182">
            <text:p>166182</text:p>
          </table:table-cell>
          <table:table-cell office:value-type="float" office:value="160624">
            <text:p>160624</text:p>
          </table:table-cell>
          <table:table-cell office:value-type="float" office:value="4249512">
            <text:p>4249512</text:p>
          </table:table-cell>
          <table:table-cell office:value-type="float" office:value="297845">
            <text:p>297845</text:p>
          </table:table-cell>
          <table:table-cell office:value-type="float" office:value="234106">
            <text:p>234106</text:p>
          </table:table-cell>
          <table:table-cell office:value-type="float" office:value="4113844665">
            <text:p>4113844665</text:p>
          </table:table-cell>
          <table:table-cell office:value-type="float" office:value="232018">
            <text:p>232018</text:p>
          </table:table-cell>
          <table:table-cell office:value-type="float" office:value="163232">
            <text:p>163232</text:p>
          </table:table-cell>
          <table:table-cell office:value-type="float" office:value="159412">
            <text:p>159412</text:p>
          </table:table-cell>
          <table:table-cell office:value-type="float" office:value="21153223">
            <text:p>21153223</text:p>
          </table:table-cell>
          <table:table-cell office:value-type="float" office:value="319587">
            <text:p>319587</text:p>
          </table:table-cell>
          <table:table-cell office:value-type="float" office:value="224340">
            <text:p>224340</text:p>
          </table:table-cell>
        </table:table-row>
        <table:table-row table:style-name="ro1">
          <table:table-cell office:value-type="float" office:value="4292456374">
            <text:p>4292456374</text:p>
          </table:table-cell>
          <table:table-cell office:value-type="float" office:value="193400">
            <text:p>193400</text:p>
          </table:table-cell>
          <table:table-cell office:value-type="float" office:value="201669">
            <text:p>201669</text:p>
          </table:table-cell>
          <table:table-cell office:value-type="float" office:value="287660">
            <text:p>287660</text:p>
          </table:table-cell>
          <table:table-cell office:value-type="float" office:value="23878171">
            <text:p>23878171</text:p>
          </table:table-cell>
          <table:table-cell office:value-type="float" office:value="273372">
            <text:p>273372</text:p>
          </table:table-cell>
          <table:table-cell office:value-type="float" office:value="232056">
            <text:p>232056</text:p>
          </table:table-cell>
          <table:table-cell office:value-type="float" office:value="10547910163">
            <text:p>10547910163</text:p>
          </table:table-cell>
          <table:table-cell office:value-type="float" office:value="205614">
            <text:p>205614</text:p>
          </table:table-cell>
          <table:table-cell office:value-type="float" office:value="198526">
            <text:p>198526</text:p>
          </table:table-cell>
          <table:table-cell office:value-type="float" office:value="162422">
            <text:p>162422</text:p>
          </table:table-cell>
          <table:table-cell office:value-type="float" office:value="7681485">
            <text:p>7681485</text:p>
          </table:table-cell>
          <table:table-cell office:value-type="float" office:value="280584">
            <text:p>280584</text:p>
          </table:table-cell>
          <table:table-cell office:value-type="float" office:value="513169">
            <text:p>513169</text:p>
          </table:table-cell>
          <table:table-cell office:value-type="float" office:value="905990602">
            <text:p>905990602</text:p>
          </table:table-cell>
          <table:table-cell office:value-type="float" office:value="204412">
            <text:p>204412</text:p>
          </table:table-cell>
          <table:table-cell office:value-type="float" office:value="164104">
            <text:p>164104</text:p>
          </table:table-cell>
          <table:table-cell office:value-type="float" office:value="158510">
            <text:p>158510</text:p>
          </table:table-cell>
          <table:table-cell office:value-type="float" office:value="6333507">
            <text:p>6333507</text:p>
          </table:table-cell>
          <table:table-cell office:value-type="float" office:value="259676">
            <text:p>259676</text:p>
          </table:table-cell>
          <table:table-cell office:value-type="float" office:value="225016">
            <text:p>225016</text:p>
          </table:table-cell>
        </table:table-row>
        <table:table-row table:style-name="ro1">
          <table:table-cell office:value-type="float" office:value="5360466648">
            <text:p>5360466648</text:p>
          </table:table-cell>
          <table:table-cell office:value-type="float" office:value="192852">
            <text:p>192852</text:p>
          </table:table-cell>
          <table:table-cell office:value-type="float" office:value="153710">
            <text:p>153710</text:p>
          </table:table-cell>
          <table:table-cell office:value-type="float" office:value="151382">
            <text:p>151382</text:p>
          </table:table-cell>
          <table:table-cell office:value-type="float" office:value="5819722">
            <text:p>5819722</text:p>
          </table:table-cell>
          <table:table-cell office:value-type="float" office:value="262858">
            <text:p>262858</text:p>
          </table:table-cell>
          <table:table-cell office:value-type="float" office:value="249700">
            <text:p>249700</text:p>
          </table:table-cell>
          <table:table-cell office:value-type="float" office:value="12486129437">
            <text:p>12486129437</text:p>
          </table:table-cell>
          <table:table-cell office:value-type="float" office:value="224611">
            <text:p>224611</text:p>
          </table:table-cell>
          <table:table-cell office:value-type="float" office:value="163778">
            <text:p>163778</text:p>
          </table:table-cell>
          <table:table-cell office:value-type="float" office:value="161022">
            <text:p>161022</text:p>
          </table:table-cell>
          <table:table-cell office:value-type="float" office:value="2302512">
            <text:p>2302512</text:p>
          </table:table-cell>
          <table:table-cell office:value-type="float" office:value="256016">
            <text:p>256016</text:p>
          </table:table-cell>
          <table:table-cell office:value-type="float" office:value="218414">
            <text:p>218414</text:p>
          </table:table-cell>
          <table:table-cell office:value-type="float" office:value="793322356">
            <text:p>793322356</text:p>
          </table:table-cell>
          <table:table-cell office:value-type="float" office:value="276708">
            <text:p>276708</text:p>
          </table:table-cell>
          <table:table-cell office:value-type="float" office:value="165392">
            <text:p>165392</text:p>
          </table:table-cell>
          <table:table-cell office:value-type="float" office:value="157388">
            <text:p>157388</text:p>
          </table:table-cell>
          <table:table-cell office:value-type="float" office:value="12681430">
            <text:p>12681430</text:p>
          </table:table-cell>
          <table:table-cell office:value-type="float" office:value="262290">
            <text:p>262290</text:p>
          </table:table-cell>
          <table:table-cell office:value-type="float" office:value="263686">
            <text:p>263686</text:p>
          </table:table-cell>
        </table:table-row>
        <table:table-row table:style-name="ro1">
          <table:table-cell office:value-type="float" office:value="3208259263">
            <text:p>3208259263</text:p>
          </table:table-cell>
          <table:table-cell office:value-type="float" office:value="191150">
            <text:p>191150</text:p>
          </table:table-cell>
          <table:table-cell office:value-type="float" office:value="152122">
            <text:p>152122</text:p>
          </table:table-cell>
          <table:table-cell office:value-type="float" office:value="149870">
            <text:p>149870</text:p>
          </table:table-cell>
          <table:table-cell office:value-type="float" office:value="338277">
            <text:p>338277</text:p>
          </table:table-cell>
          <table:table-cell office:value-type="float" office:value="270802">
            <text:p>270802</text:p>
          </table:table-cell>
          <table:table-cell office:value-type="float" office:value="222924">
            <text:p>222924</text:p>
          </table:table-cell>
          <table:table-cell office:value-type="float" office:value="6585665805">
            <text:p>6585665805</text:p>
          </table:table-cell>
          <table:table-cell office:value-type="float" office:value="204384">
            <text:p>204384</text:p>
          </table:table-cell>
          <table:table-cell office:value-type="float" office:value="165554">
            <text:p>165554</text:p>
          </table:table-cell>
          <table:table-cell office:value-type="float" office:value="161036">
            <text:p>161036</text:p>
          </table:table-cell>
          <table:table-cell office:value-type="float" office:value="9194604">
            <text:p>9194604</text:p>
          </table:table-cell>
          <table:table-cell office:value-type="float" office:value="275044">
            <text:p>275044</text:p>
          </table:table-cell>
          <table:table-cell office:value-type="float" office:value="238122">
            <text:p>238122</text:p>
          </table:table-cell>
          <table:table-cell office:value-type="float" office:value="10784220942">
            <text:p>10784220942</text:p>
          </table:table-cell>
          <table:table-cell office:value-type="float" office:value="205830">
            <text:p>205830</text:p>
          </table:table-cell>
          <table:table-cell office:value-type="float" office:value="161524">
            <text:p>161524</text:p>
          </table:table-cell>
          <table:table-cell office:value-type="float" office:value="159214">
            <text:p>159214</text:p>
          </table:table-cell>
          <table:table-cell office:value-type="float" office:value="6127980">
            <text:p>6127980</text:p>
          </table:table-cell>
          <table:table-cell office:value-type="float" office:value="264296">
            <text:p>264296</text:p>
          </table:table-cell>
          <table:table-cell office:value-type="float" office:value="223874">
            <text:p>223874</text:p>
          </table:table-cell>
        </table:table-row>
        <table:table-row table:style-name="ro1">
          <table:table-cell office:value-type="float" office:value="23602549989">
            <text:p>23602549989</text:p>
          </table:table-cell>
          <table:table-cell office:value-type="float" office:value="193142">
            <text:p>193142</text:p>
          </table:table-cell>
          <table:table-cell office:value-type="float" office:value="221300">
            <text:p>221300</text:p>
          </table:table-cell>
          <table:table-cell office:value-type="float" office:value="152554">
            <text:p>152554</text:p>
          </table:table-cell>
          <table:table-cell office:value-type="float" office:value="3458463">
            <text:p>3458463</text:p>
          </table:table-cell>
          <table:table-cell office:value-type="float" office:value="274694">
            <text:p>274694</text:p>
          </table:table-cell>
          <table:table-cell office:value-type="float" office:value="240483">
            <text:p>240483</text:p>
          </table:table-cell>
          <table:table-cell office:value-type="float" office:value="9111357163">
            <text:p>9111357163</text:p>
          </table:table-cell>
          <table:table-cell office:value-type="float" office:value="204836">
            <text:p>204836</text:p>
          </table:table-cell>
          <table:table-cell office:value-type="float" office:value="166092">
            <text:p>166092</text:p>
          </table:table-cell>
          <table:table-cell office:value-type="float" office:value="161196">
            <text:p>161196</text:p>
          </table:table-cell>
          <table:table-cell office:value-type="float" office:value="19821622">
            <text:p>19821622</text:p>
          </table:table-cell>
          <table:table-cell office:value-type="float" office:value="273786">
            <text:p>273786</text:p>
          </table:table-cell>
          <table:table-cell office:value-type="float" office:value="227816">
            <text:p>227816</text:p>
          </table:table-cell>
          <table:table-cell office:value-type="float" office:value="4037935465">
            <text:p>4037935465</text:p>
          </table:table-cell>
          <table:table-cell office:value-type="float" office:value="202238">
            <text:p>202238</text:p>
          </table:table-cell>
          <table:table-cell office:value-type="float" office:value="162996">
            <text:p>162996</text:p>
          </table:table-cell>
          <table:table-cell office:value-type="float" office:value="160818">
            <text:p>160818</text:p>
          </table:table-cell>
          <table:table-cell office:value-type="float" office:value="1502626">
            <text:p>1502626</text:p>
          </table:table-cell>
          <table:table-cell office:value-type="float" office:value="279542">
            <text:p>279542</text:p>
          </table:table-cell>
          <table:table-cell office:value-type="float" office:value="233244">
            <text:p>233244</text:p>
          </table:table-cell>
        </table:table-row>
        <table:table-row table:style-name="ro1">
          <table:table-cell office:value-type="float" office:value="12530661332">
            <text:p>12530661332</text:p>
          </table:table-cell>
          <table:table-cell office:value-type="float" office:value="196658">
            <text:p>196658</text:p>
          </table:table-cell>
          <table:table-cell office:value-type="float" office:value="151084">
            <text:p>151084</text:p>
          </table:table-cell>
          <table:table-cell office:value-type="float" office:value="150188">
            <text:p>150188</text:p>
          </table:table-cell>
          <table:table-cell office:value-type="float" office:value="31018825">
            <text:p>31018825</text:p>
          </table:table-cell>
          <table:table-cell office:value-type="float" office:value="274576">
            <text:p>274576</text:p>
          </table:table-cell>
          <table:table-cell office:value-type="float" office:value="228882">
            <text:p>228882</text:p>
          </table:table-cell>
          <table:table-cell office:value-type="float" office:value="6437013854">
            <text:p>6437013854</text:p>
          </table:table-cell>
          <table:table-cell office:value-type="float" office:value="205598">
            <text:p>205598</text:p>
          </table:table-cell>
          <table:table-cell office:value-type="float" office:value="168002">
            <text:p>168002</text:p>
          </table:table-cell>
          <table:table-cell office:value-type="float" office:value="162018">
            <text:p>162018</text:p>
          </table:table-cell>
          <table:table-cell office:value-type="float" office:value="18434748">
            <text:p>18434748</text:p>
          </table:table-cell>
          <table:table-cell office:value-type="float" office:value="274656">
            <text:p>274656</text:p>
          </table:table-cell>
          <table:table-cell office:value-type="float" office:value="230530">
            <text:p>230530</text:p>
          </table:table-cell>
          <table:table-cell office:value-type="float" office:value="23825788516">
            <text:p>23825788516</text:p>
          </table:table-cell>
          <table:table-cell office:value-type="float" office:value="214268">
            <text:p>214268</text:p>
          </table:table-cell>
          <table:table-cell office:value-type="float" office:value="163926">
            <text:p>163926</text:p>
          </table:table-cell>
          <table:table-cell office:value-type="float" office:value="158536">
            <text:p>158536</text:p>
          </table:table-cell>
          <table:table-cell office:value-type="float" office:value="1432864">
            <text:p>1432864</text:p>
          </table:table-cell>
          <table:table-cell office:value-type="float" office:value="269860">
            <text:p>269860</text:p>
          </table:table-cell>
          <table:table-cell office:value-type="float" office:value="235584">
            <text:p>235584</text:p>
          </table:table-cell>
        </table:table-row>
        <table:table-row table:style-name="ro1">
          <table:table-cell office:value-type="float" office:value="3432277288">
            <text:p>3432277288</text:p>
          </table:table-cell>
          <table:table-cell office:value-type="float" office:value="193354">
            <text:p>193354</text:p>
          </table:table-cell>
          <table:table-cell office:value-type="float" office:value="151418">
            <text:p>151418</text:p>
          </table:table-cell>
          <table:table-cell office:value-type="float" office:value="152836">
            <text:p>152836</text:p>
          </table:table-cell>
          <table:table-cell office:value-type="float" office:value="1739260">
            <text:p>1739260</text:p>
          </table:table-cell>
          <table:table-cell office:value-type="float" office:value="269434">
            <text:p>269434</text:p>
          </table:table-cell>
          <table:table-cell office:value-type="float" office:value="276960">
            <text:p>276960</text:p>
          </table:table-cell>
          <table:table-cell office:value-type="float" office:value="26060237992">
            <text:p>26060237992</text:p>
          </table:table-cell>
          <table:table-cell office:value-type="float" office:value="204202">
            <text:p>204202</text:p>
          </table:table-cell>
          <table:table-cell office:value-type="float" office:value="167596">
            <text:p>167596</text:p>
          </table:table-cell>
          <table:table-cell office:value-type="float" office:value="161986">
            <text:p>161986</text:p>
          </table:table-cell>
          <table:table-cell office:value-type="float" office:value="21867108">
            <text:p>21867108</text:p>
          </table:table-cell>
          <table:table-cell office:value-type="float" office:value="276698">
            <text:p>276698</text:p>
          </table:table-cell>
          <table:table-cell office:value-type="float" office:value="258133">
            <text:p>258133</text:p>
          </table:table-cell>
          <table:table-cell office:value-type="float" office:value="5208201412">
            <text:p>5208201412</text:p>
          </table:table-cell>
          <table:table-cell office:value-type="float" office:value="202086">
            <text:p>202086</text:p>
          </table:table-cell>
          <table:table-cell office:value-type="float" office:value="164022">
            <text:p>164022</text:p>
          </table:table-cell>
          <table:table-cell office:value-type="float" office:value="157826">
            <text:p>157826</text:p>
          </table:table-cell>
          <table:table-cell office:value-type="float" office:value="23103184">
            <text:p>23103184</text:p>
          </table:table-cell>
          <table:table-cell office:value-type="float" office:value="270668">
            <text:p>270668</text:p>
          </table:table-cell>
          <table:table-cell office:value-type="float" office:value="254201">
            <text:p>254201</text:p>
          </table:table-cell>
        </table:table-row>
        <table:table-row table:style-name="ro1">
          <table:table-cell office:value-type="float" office:value="6540902386">
            <text:p>6540902386</text:p>
          </table:table-cell>
          <table:table-cell office:value-type="float" office:value="193984">
            <text:p>193984</text:p>
          </table:table-cell>
          <table:table-cell office:value-type="float" office:value="151742">
            <text:p>151742</text:p>
          </table:table-cell>
          <table:table-cell office:value-type="float" office:value="150710">
            <text:p>150710</text:p>
          </table:table-cell>
          <table:table-cell office:value-type="float" office:value="21388211">
            <text:p>21388211</text:p>
          </table:table-cell>
          <table:table-cell office:value-type="float" office:value="254998">
            <text:p>254998</text:p>
          </table:table-cell>
          <table:table-cell office:value-type="float" office:value="213198">
            <text:p>213198</text:p>
          </table:table-cell>
          <table:table-cell office:value-type="float" office:value="1826844941">
            <text:p>1826844941</text:p>
          </table:table-cell>
          <table:table-cell office:value-type="float" office:value="205826">
            <text:p>205826</text:p>
          </table:table-cell>
          <table:table-cell office:value-type="float" office:value="167174">
            <text:p>167174</text:p>
          </table:table-cell>
          <table:table-cell office:value-type="float" office:value="161750">
            <text:p>161750</text:p>
          </table:table-cell>
          <table:table-cell office:value-type="float" office:value="13063001">
            <text:p>13063001</text:p>
          </table:table-cell>
          <table:table-cell office:value-type="float" office:value="277928">
            <text:p>277928</text:p>
          </table:table-cell>
          <table:table-cell office:value-type="float" office:value="237966">
            <text:p>237966</text:p>
          </table:table-cell>
          <table:table-cell office:value-type="float" office:value="2063534006">
            <text:p>2063534006</text:p>
          </table:table-cell>
          <table:table-cell office:value-type="float" office:value="201916">
            <text:p>201916</text:p>
          </table:table-cell>
          <table:table-cell office:value-type="float" office:value="193570">
            <text:p>193570</text:p>
          </table:table-cell>
          <table:table-cell office:value-type="float" office:value="212835">
            <text:p>212835</text:p>
          </table:table-cell>
          <table:table-cell office:value-type="float" office:value="3454423">
            <text:p>3454423</text:p>
          </table:table-cell>
          <table:table-cell office:value-type="float" office:value="289852">
            <text:p>289852</text:p>
          </table:table-cell>
          <table:table-cell office:value-type="float" office:value="225358">
            <text:p>225358</text:p>
          </table:table-cell>
        </table:table-row>
        <table:table-row table:style-name="ro1">
          <table:table-cell office:value-type="float" office:value="9702877240">
            <text:p>9702877240</text:p>
          </table:table-cell>
          <table:table-cell office:value-type="float" office:value="192112">
            <text:p>192112</text:p>
          </table:table-cell>
          <table:table-cell office:value-type="float" office:value="160958">
            <text:p>160958</text:p>
          </table:table-cell>
          <table:table-cell office:value-type="float" office:value="153666">
            <text:p>153666</text:p>
          </table:table-cell>
          <table:table-cell office:value-type="float" office:value="20643940">
            <text:p>20643940</text:p>
          </table:table-cell>
          <table:table-cell office:value-type="float" office:value="277778">
            <text:p>277778</text:p>
          </table:table-cell>
          <table:table-cell office:value-type="float" office:value="228282">
            <text:p>228282</text:p>
          </table:table-cell>
          <table:table-cell office:value-type="float" office:value="9233108836">
            <text:p>9233108836</text:p>
          </table:table-cell>
          <table:table-cell office:value-type="float" office:value="206204">
            <text:p>206204</text:p>
          </table:table-cell>
          <table:table-cell office:value-type="float" office:value="167116">
            <text:p>167116</text:p>
          </table:table-cell>
          <table:table-cell office:value-type="float" office:value="164148">
            <text:p>164148</text:p>
          </table:table-cell>
          <table:table-cell office:value-type="float" office:value="3996885">
            <text:p>3996885</text:p>
          </table:table-cell>
          <table:table-cell office:value-type="float" office:value="280322">
            <text:p>280322</text:p>
          </table:table-cell>
          <table:table-cell office:value-type="float" office:value="227374">
            <text:p>227374</text:p>
          </table:table-cell>
          <table:table-cell office:value-type="float" office:value="8200393238">
            <text:p>8200393238</text:p>
          </table:table-cell>
          <table:table-cell office:value-type="float" office:value="224957">
            <text:p>224957</text:p>
          </table:table-cell>
          <table:table-cell office:value-type="float" office:value="168528">
            <text:p>168528</text:p>
          </table:table-cell>
          <table:table-cell office:value-type="float" office:value="161506">
            <text:p>161506</text:p>
          </table:table-cell>
          <table:table-cell office:value-type="float" office:value="248858">
            <text:p>248858</text:p>
          </table:table-cell>
          <table:table-cell office:value-type="float" office:value="259352">
            <text:p>259352</text:p>
          </table:table-cell>
          <table:table-cell office:value-type="float" office:value="223078">
            <text:p>223078</text:p>
          </table:table-cell>
        </table:table-row>
        <table:table-row table:style-name="ro1">
          <table:table-cell office:value-type="float" office:value="26980580811">
            <text:p>26980580811</text:p>
          </table:table-cell>
          <table:table-cell office:value-type="float" office:value="193680">
            <text:p>193680</text:p>
          </table:table-cell>
          <table:table-cell office:value-type="float" office:value="230533">
            <text:p>230533</text:p>
          </table:table-cell>
          <table:table-cell office:value-type="float" office:value="152534">
            <text:p>152534</text:p>
          </table:table-cell>
          <table:table-cell office:value-type="float" office:value="971818">
            <text:p>971818</text:p>
          </table:table-cell>
          <table:table-cell office:value-type="float" office:value="262296">
            <text:p>262296</text:p>
          </table:table-cell>
          <table:table-cell office:value-type="float" office:value="219524">
            <text:p>219524</text:p>
          </table:table-cell>
          <table:table-cell office:value-type="float" office:value="733262855">
            <text:p>733262855</text:p>
          </table:table-cell>
          <table:table-cell office:value-type="float" office:value="203056">
            <text:p>203056</text:p>
          </table:table-cell>
          <table:table-cell office:value-type="float" office:value="167630">
            <text:p>167630</text:p>
          </table:table-cell>
          <table:table-cell office:value-type="float" office:value="158580">
            <text:p>158580</text:p>
          </table:table-cell>
          <table:table-cell office:value-type="float" office:value="449676">
            <text:p>449676</text:p>
          </table:table-cell>
          <table:table-cell office:value-type="float" office:value="259990">
            <text:p>259990</text:p>
          </table:table-cell>
          <table:table-cell office:value-type="float" office:value="309629">
            <text:p>309629</text:p>
          </table:table-cell>
          <table:table-cell office:value-type="float" office:value="5036050713">
            <text:p>5036050713</text:p>
          </table:table-cell>
          <table:table-cell office:value-type="float" office:value="204230">
            <text:p>204230</text:p>
          </table:table-cell>
          <table:table-cell office:value-type="float" office:value="161426">
            <text:p>161426</text:p>
          </table:table-cell>
          <table:table-cell office:value-type="float" office:value="161282">
            <text:p>161282</text:p>
          </table:table-cell>
          <table:table-cell office:value-type="float" office:value="8673891">
            <text:p>8673891</text:p>
          </table:table-cell>
          <table:table-cell office:value-type="float" office:value="268498">
            <text:p>268498</text:p>
          </table:table-cell>
          <table:table-cell office:value-type="float" office:value="223122">
            <text:p>223122</text:p>
          </table:table-cell>
        </table:table-row>
        <table:table-row table:style-name="ro1">
          <table:table-cell office:value-type="float" office:value="1346008141">
            <text:p>1346008141</text:p>
          </table:table-cell>
          <table:table-cell office:value-type="float" office:value="216297">
            <text:p>216297</text:p>
          </table:table-cell>
          <table:table-cell office:value-type="float" office:value="154212">
            <text:p>154212</text:p>
          </table:table-cell>
          <table:table-cell office:value-type="float" office:value="150880">
            <text:p>150880</text:p>
          </table:table-cell>
          <table:table-cell office:value-type="float" office:value="44886403">
            <text:p>44886403</text:p>
          </table:table-cell>
          <table:table-cell office:value-type="float" office:value="276028">
            <text:p>276028</text:p>
          </table:table-cell>
          <table:table-cell office:value-type="float" office:value="212424">
            <text:p>212424</text:p>
          </table:table-cell>
          <table:table-cell office:value-type="float" office:value="22918063710">
            <text:p>22918063710</text:p>
          </table:table-cell>
          <table:table-cell office:value-type="float" office:value="328237">
            <text:p>328237</text:p>
          </table:table-cell>
          <table:table-cell office:value-type="float" office:value="164916">
            <text:p>164916</text:p>
          </table:table-cell>
          <table:table-cell office:value-type="float" office:value="166758">
            <text:p>166758</text:p>
          </table:table-cell>
          <table:table-cell office:value-type="float" office:value="3001942">
            <text:p>3001942</text:p>
          </table:table-cell>
          <table:table-cell office:value-type="float" office:value="385992">
            <text:p>385992</text:p>
          </table:table-cell>
          <table:table-cell office:value-type="float" office:value="222650">
            <text:p>222650</text:p>
          </table:table-cell>
          <table:table-cell office:value-type="float" office:value="20352136100">
            <text:p>20352136100</text:p>
          </table:table-cell>
          <table:table-cell office:value-type="float" office:value="202992">
            <text:p>202992</text:p>
          </table:table-cell>
          <table:table-cell office:value-type="float" office:value="249202">
            <text:p>249202</text:p>
          </table:table-cell>
          <table:table-cell office:value-type="float" office:value="158424">
            <text:p>158424</text:p>
          </table:table-cell>
          <table:table-cell office:value-type="float" office:value="2843042">
            <text:p>2843042</text:p>
          </table:table-cell>
          <table:table-cell office:value-type="float" office:value="267376">
            <text:p>267376</text:p>
          </table:table-cell>
          <table:table-cell office:value-type="float" office:value="222690">
            <text:p>222690</text:p>
          </table:table-cell>
        </table:table-row>
        <table:table-row table:style-name="ro1">
          <table:table-cell office:value-type="float" office:value="3870270267">
            <text:p>3870270267</text:p>
          </table:table-cell>
          <table:table-cell office:value-type="float" office:value="212192">
            <text:p>212192</text:p>
          </table:table-cell>
          <table:table-cell office:value-type="float" office:value="151580">
            <text:p>151580</text:p>
          </table:table-cell>
          <table:table-cell office:value-type="float" office:value="149870">
            <text:p>149870</text:p>
          </table:table-cell>
          <table:table-cell office:value-type="float" office:value="17008336">
            <text:p>17008336</text:p>
          </table:table-cell>
          <table:table-cell office:value-type="float" office:value="257672">
            <text:p>257672</text:p>
          </table:table-cell>
          <table:table-cell office:value-type="float" office:value="222172">
            <text:p>222172</text:p>
          </table:table-cell>
          <table:table-cell office:value-type="float" office:value="2613944513">
            <text:p>2613944513</text:p>
          </table:table-cell>
          <table:table-cell office:value-type="float" office:value="207866">
            <text:p>207866</text:p>
          </table:table-cell>
          <table:table-cell office:value-type="float" office:value="165666">
            <text:p>165666</text:p>
          </table:table-cell>
          <table:table-cell office:value-type="float" office:value="160852">
            <text:p>160852</text:p>
          </table:table-cell>
          <table:table-cell office:value-type="float" office:value="4101733">
            <text:p>4101733</text:p>
          </table:table-cell>
          <table:table-cell office:value-type="float" office:value="287164">
            <text:p>287164</text:p>
          </table:table-cell>
          <table:table-cell office:value-type="float" office:value="245660">
            <text:p>245660</text:p>
          </table:table-cell>
          <table:table-cell office:value-type="float" office:value="21585466462">
            <text:p>21585466462</text:p>
          </table:table-cell>
          <table:table-cell office:value-type="float" office:value="203248">
            <text:p>203248</text:p>
          </table:table-cell>
          <table:table-cell office:value-type="float" office:value="164110">
            <text:p>164110</text:p>
          </table:table-cell>
          <table:table-cell office:value-type="float" office:value="158146">
            <text:p>158146</text:p>
          </table:table-cell>
          <table:table-cell office:value-type="float" office:value="5393438">
            <text:p>5393438</text:p>
          </table:table-cell>
          <table:table-cell office:value-type="float" office:value="306520">
            <text:p>306520</text:p>
          </table:table-cell>
          <table:table-cell office:value-type="float" office:value="231312">
            <text:p>231312</text:p>
          </table:table-cell>
        </table:table-row>
        <table:table-row table:style-name="ro1">
          <table:table-cell office:value-type="float" office:value="9347521858">
            <text:p>9347521858</text:p>
          </table:table-cell>
          <table:table-cell office:value-type="float" office:value="191600">
            <text:p>191600</text:p>
          </table:table-cell>
          <table:table-cell office:value-type="float" office:value="151808">
            <text:p>151808</text:p>
          </table:table-cell>
          <table:table-cell office:value-type="float" office:value="154854">
            <text:p>154854</text:p>
          </table:table-cell>
          <table:table-cell office:value-type="float" office:value="22117231">
            <text:p>22117231</text:p>
          </table:table-cell>
          <table:table-cell office:value-type="float" office:value="270434">
            <text:p>270434</text:p>
          </table:table-cell>
          <table:table-cell office:value-type="float" office:value="288487">
            <text:p>288487</text:p>
          </table:table-cell>
          <table:table-cell office:value-type="float" office:value="3717810973">
            <text:p>3717810973</text:p>
          </table:table-cell>
          <table:table-cell office:value-type="float" office:value="205810">
            <text:p>205810</text:p>
          </table:table-cell>
          <table:table-cell office:value-type="float" office:value="214903">
            <text:p>214903</text:p>
          </table:table-cell>
          <table:table-cell office:value-type="float" office:value="162224">
            <text:p>162224</text:p>
          </table:table-cell>
          <table:table-cell office:value-type="float" office:value="13317199">
            <text:p>13317199</text:p>
          </table:table-cell>
          <table:table-cell office:value-type="float" office:value="278564">
            <text:p>278564</text:p>
          </table:table-cell>
          <table:table-cell office:value-type="float" office:value="241522">
            <text:p>241522</text:p>
          </table:table-cell>
          <table:table-cell office:value-type="float" office:value="28115289550">
            <text:p>28115289550</text:p>
          </table:table-cell>
          <table:table-cell office:value-type="float" office:value="205920">
            <text:p>205920</text:p>
          </table:table-cell>
          <table:table-cell office:value-type="float" office:value="163740">
            <text:p>163740</text:p>
          </table:table-cell>
          <table:table-cell office:value-type="float" office:value="164292">
            <text:p>164292</text:p>
          </table:table-cell>
          <table:table-cell office:value-type="float" office:value="19687220">
            <text:p>19687220</text:p>
          </table:table-cell>
          <table:table-cell office:value-type="float" office:value="265418">
            <text:p>265418</text:p>
          </table:table-cell>
          <table:table-cell office:value-type="float" office:value="220110">
            <text:p>220110</text:p>
          </table:table-cell>
        </table:table-row>
        <table:table-row table:style-name="ro1">
          <table:table-cell office:value-type="float" office:value="16149148805">
            <text:p>16149148805</text:p>
          </table:table-cell>
          <table:table-cell office:value-type="float" office:value="191706">
            <text:p>191706</text:p>
          </table:table-cell>
          <table:table-cell office:value-type="float" office:value="152206">
            <text:p>152206</text:p>
          </table:table-cell>
          <table:table-cell office:value-type="float" office:value="151600">
            <text:p>151600</text:p>
          </table:table-cell>
          <table:table-cell office:value-type="float" office:value="7904106">
            <text:p>7904106</text:p>
          </table:table-cell>
          <table:table-cell office:value-type="float" office:value="305104">
            <text:p>305104</text:p>
          </table:table-cell>
          <table:table-cell office:value-type="float" office:value="228122">
            <text:p>228122</text:p>
          </table:table-cell>
          <table:table-cell office:value-type="float" office:value="2421334862">
            <text:p>2421334862</text:p>
          </table:table-cell>
          <table:table-cell office:value-type="float" office:value="308317">
            <text:p>308317</text:p>
          </table:table-cell>
          <table:table-cell office:value-type="float" office:value="194652">
            <text:p>194652</text:p>
          </table:table-cell>
          <table:table-cell office:value-type="float" office:value="185379">
            <text:p>185379</text:p>
          </table:table-cell>
          <table:table-cell office:value-type="float" office:value="1570868">
            <text:p>1570868</text:p>
          </table:table-cell>
          <table:table-cell office:value-type="float" office:value="272258">
            <text:p>272258</text:p>
          </table:table-cell>
          <table:table-cell office:value-type="float" office:value="229156">
            <text:p>229156</text:p>
          </table:table-cell>
          <table:table-cell office:value-type="float" office:value="2589793369">
            <text:p>2589793369</text:p>
          </table:table-cell>
          <table:table-cell office:value-type="float" office:value="201508">
            <text:p>201508</text:p>
          </table:table-cell>
          <table:table-cell office:value-type="float" office:value="162956">
            <text:p>162956</text:p>
          </table:table-cell>
          <table:table-cell office:value-type="float" office:value="158700">
            <text:p>158700</text:p>
          </table:table-cell>
          <table:table-cell office:value-type="float" office:value="247422">
            <text:p>247422</text:p>
          </table:table-cell>
          <table:table-cell office:value-type="float" office:value="257934">
            <text:p>257934</text:p>
          </table:table-cell>
          <table:table-cell office:value-type="float" office:value="245355">
            <text:p>245355</text:p>
          </table:table-cell>
        </table:table-row>
        <table:table-row table:style-name="ro1">
          <table:table-cell office:value-type="float" office:value="6192367456">
            <text:p>6192367456</text:p>
          </table:table-cell>
          <table:table-cell office:value-type="float" office:value="193078">
            <text:p>193078</text:p>
          </table:table-cell>
          <table:table-cell office:value-type="float" office:value="152248">
            <text:p>152248</text:p>
          </table:table-cell>
          <table:table-cell office:value-type="float" office:value="153748">
            <text:p>153748</text:p>
          </table:table-cell>
          <table:table-cell office:value-type="float" office:value="2604602">
            <text:p>2604602</text:p>
          </table:table-cell>
          <table:table-cell office:value-type="float" office:value="297710">
            <text:p>297710</text:p>
          </table:table-cell>
          <table:table-cell office:value-type="float" office:value="227228">
            <text:p>227228</text:p>
          </table:table-cell>
          <table:table-cell office:value-type="float" office:value="5656145128">
            <text:p>5656145128</text:p>
          </table:table-cell>
          <table:table-cell office:value-type="float" office:value="225664">
            <text:p>225664</text:p>
          </table:table-cell>
          <table:table-cell office:value-type="float" office:value="168612">
            <text:p>168612</text:p>
          </table:table-cell>
          <table:table-cell office:value-type="float" office:value="159874">
            <text:p>159874</text:p>
          </table:table-cell>
          <table:table-cell office:value-type="float" office:value="250716">
            <text:p>250716</text:p>
          </table:table-cell>
          <table:table-cell office:value-type="float" office:value="296536">
            <text:p>296536</text:p>
          </table:table-cell>
          <table:table-cell office:value-type="float" office:value="220180">
            <text:p>220180</text:p>
          </table:table-cell>
          <table:table-cell office:value-type="float" office:value="1154436119">
            <text:p>1154436119</text:p>
          </table:table-cell>
          <table:table-cell office:value-type="float" office:value="205400">
            <text:p>205400</text:p>
          </table:table-cell>
          <table:table-cell office:value-type="float" office:value="163030">
            <text:p>163030</text:p>
          </table:table-cell>
          <table:table-cell office:value-type="float" office:value="158728">
            <text:p>158728</text:p>
          </table:table-cell>
          <table:table-cell office:value-type="float" office:value="504764">
            <text:p>504764</text:p>
          </table:table-cell>
          <table:table-cell office:value-type="float" office:value="291118">
            <text:p>291118</text:p>
          </table:table-cell>
          <table:table-cell office:value-type="float" office:value="228534">
            <text:p>228534</text:p>
          </table:table-cell>
        </table:table-row>
        <table:table-row table:style-name="ro1">
          <table:table-cell office:value-type="float" office:value="4200048880">
            <text:p>4200048880</text:p>
          </table:table-cell>
          <table:table-cell office:value-type="float" office:value="192682">
            <text:p>192682</text:p>
          </table:table-cell>
          <table:table-cell office:value-type="float" office:value="153254">
            <text:p>153254</text:p>
          </table:table-cell>
          <table:table-cell office:value-type="float" office:value="151706">
            <text:p>151706</text:p>
          </table:table-cell>
          <table:table-cell office:value-type="float" office:value="6971053">
            <text:p>6971053</text:p>
          </table:table-cell>
          <table:table-cell office:value-type="float" office:value="288191">
            <text:p>288191</text:p>
          </table:table-cell>
          <table:table-cell office:value-type="float" office:value="248898">
            <text:p>248898</text:p>
          </table:table-cell>
          <table:table-cell office:value-type="float" office:value="2348552052">
            <text:p>2348552052</text:p>
          </table:table-cell>
          <table:table-cell office:value-type="float" office:value="205062">
            <text:p>205062</text:p>
          </table:table-cell>
          <table:table-cell office:value-type="float" office:value="169264">
            <text:p>169264</text:p>
          </table:table-cell>
          <table:table-cell office:value-type="float" office:value="162730">
            <text:p>162730</text:p>
          </table:table-cell>
          <table:table-cell office:value-type="float" office:value="5303513">
            <text:p>5303513</text:p>
          </table:table-cell>
          <table:table-cell office:value-type="float" office:value="274559">
            <text:p>274559</text:p>
          </table:table-cell>
          <table:table-cell office:value-type="float" office:value="238742">
            <text:p>238742</text:p>
          </table:table-cell>
          <table:table-cell office:value-type="float" office:value="1964945733">
            <text:p>1964945733</text:p>
          </table:table-cell>
          <table:table-cell office:value-type="float" office:value="202790">
            <text:p>202790</text:p>
          </table:table-cell>
          <table:table-cell office:value-type="float" office:value="166884">
            <text:p>166884</text:p>
          </table:table-cell>
          <table:table-cell office:value-type="float" office:value="159686">
            <text:p>159686</text:p>
          </table:table-cell>
          <table:table-cell office:value-type="float" office:value="514220">
            <text:p>514220</text:p>
          </table:table-cell>
          <table:table-cell office:value-type="float" office:value="290240">
            <text:p>290240</text:p>
          </table:table-cell>
          <table:table-cell office:value-type="float" office:value="266480">
            <text:p>266480</text:p>
          </table:table-cell>
        </table:table-row>
        <table:table-row table:style-name="ro1">
          <table:table-cell office:value-type="float" office:value="2059257442">
            <text:p>2059257442</text:p>
          </table:table-cell>
          <table:table-cell office:value-type="float" office:value="195768">
            <text:p>195768</text:p>
          </table:table-cell>
          <table:table-cell office:value-type="float" office:value="155012">
            <text:p>155012</text:p>
          </table:table-cell>
          <table:table-cell office:value-type="float" office:value="152248">
            <text:p>152248</text:p>
          </table:table-cell>
          <table:table-cell office:value-type="float" office:value="111631668">
            <text:p>111631668</text:p>
          </table:table-cell>
          <table:table-cell office:value-type="float" office:value="294102">
            <text:p>294102</text:p>
          </table:table-cell>
          <table:table-cell office:value-type="float" office:value="230624">
            <text:p>230624</text:p>
          </table:table-cell>
          <table:table-cell office:value-type="float" office:value="800731534">
            <text:p>800731534</text:p>
          </table:table-cell>
          <table:table-cell office:value-type="float" office:value="204116">
            <text:p>204116</text:p>
          </table:table-cell>
          <table:table-cell office:value-type="float" office:value="170114">
            <text:p>170114</text:p>
          </table:table-cell>
          <table:table-cell office:value-type="float" office:value="159670">
            <text:p>159670</text:p>
          </table:table-cell>
          <table:table-cell office:value-type="float" office:value="960320">
            <text:p>960320</text:p>
          </table:table-cell>
          <table:table-cell office:value-type="float" office:value="258728">
            <text:p>258728</text:p>
          </table:table-cell>
          <table:table-cell office:value-type="float" office:value="225074">
            <text:p>225074</text:p>
          </table:table-cell>
          <table:table-cell office:value-type="float" office:value="2076667877">
            <text:p>2076667877</text:p>
          </table:table-cell>
          <table:table-cell office:value-type="float" office:value="201408">
            <text:p>201408</text:p>
          </table:table-cell>
          <table:table-cell office:value-type="float" office:value="192642">
            <text:p>192642</text:p>
          </table:table-cell>
          <table:table-cell office:value-type="float" office:value="184286">
            <text:p>184286</text:p>
          </table:table-cell>
          <table:table-cell office:value-type="float" office:value="7666407">
            <text:p>7666407</text:p>
          </table:table-cell>
          <table:table-cell office:value-type="float" office:value="278754">
            <text:p>278754</text:p>
          </table:table-cell>
          <table:table-cell office:value-type="float" office:value="235930">
            <text:p>235930</text:p>
          </table:table-cell>
        </table:table-row>
        <table:table-row table:style-name="ro1">
          <table:table-cell office:value-type="float" office:value="7043587628">
            <text:p>7043587628</text:p>
          </table:table-cell>
          <table:table-cell office:value-type="float" office:value="190692">
            <text:p>190692</text:p>
          </table:table-cell>
          <table:table-cell office:value-type="float" office:value="152914">
            <text:p>152914</text:p>
          </table:table-cell>
          <table:table-cell office:value-type="float" office:value="152626">
            <text:p>152626</text:p>
          </table:table-cell>
          <table:table-cell office:value-type="float" office:value="241378">
            <text:p>241378</text:p>
          </table:table-cell>
          <table:table-cell office:value-type="float" office:value="311868">
            <text:p>311868</text:p>
          </table:table-cell>
          <table:table-cell office:value-type="float" office:value="213472">
            <text:p>213472</text:p>
          </table:table-cell>
          <table:table-cell office:value-type="float" office:value="1470416048">
            <text:p>1470416048</text:p>
          </table:table-cell>
          <table:table-cell office:value-type="float" office:value="227411">
            <text:p>227411</text:p>
          </table:table-cell>
          <table:table-cell office:value-type="float" office:value="166674">
            <text:p>166674</text:p>
          </table:table-cell>
          <table:table-cell office:value-type="float" office:value="161072">
            <text:p>161072</text:p>
          </table:table-cell>
          <table:table-cell office:value-type="float" office:value="5466499">
            <text:p>5466499</text:p>
          </table:table-cell>
          <table:table-cell office:value-type="float" office:value="273126">
            <text:p>273126</text:p>
          </table:table-cell>
          <table:table-cell office:value-type="float" office:value="242948">
            <text:p>242948</text:p>
          </table:table-cell>
          <table:table-cell office:value-type="float" office:value="5797786595">
            <text:p>5797786595</text:p>
          </table:table-cell>
          <table:table-cell office:value-type="float" office:value="226068">
            <text:p>226068</text:p>
          </table:table-cell>
          <table:table-cell office:value-type="float" office:value="162710">
            <text:p>162710</text:p>
          </table:table-cell>
          <table:table-cell office:value-type="float" office:value="161030">
            <text:p>161030</text:p>
          </table:table-cell>
          <table:table-cell office:value-type="float" office:value="527120">
            <text:p>527120</text:p>
          </table:table-cell>
          <table:table-cell office:value-type="float" office:value="296674">
            <text:p>296674</text:p>
          </table:table-cell>
          <table:table-cell office:value-type="float" office:value="256459">
            <text:p>256459</text:p>
          </table:table-cell>
        </table:table-row>
        <table:table-row table:style-name="ro1">
          <table:table-cell office:value-type="float" office:value="9223761478">
            <text:p>9223761478</text:p>
          </table:table-cell>
          <table:table-cell office:value-type="float" office:value="192432">
            <text:p>192432</text:p>
          </table:table-cell>
          <table:table-cell office:value-type="float" office:value="152424">
            <text:p>152424</text:p>
          </table:table-cell>
          <table:table-cell office:value-type="float" office:value="149852">
            <text:p>149852</text:p>
          </table:table-cell>
          <table:table-cell office:value-type="float" office:value="20863804">
            <text:p>20863804</text:p>
          </table:table-cell>
          <table:table-cell office:value-type="float" office:value="261476">
            <text:p>261476</text:p>
          </table:table-cell>
          <table:table-cell office:value-type="float" office:value="219058">
            <text:p>219058</text:p>
          </table:table-cell>
          <table:table-cell office:value-type="float" office:value="4021439415">
            <text:p>4021439415</text:p>
          </table:table-cell>
          <table:table-cell office:value-type="float" office:value="203740">
            <text:p>203740</text:p>
          </table:table-cell>
          <table:table-cell office:value-type="float" office:value="189542">
            <text:p>189542</text:p>
          </table:table-cell>
          <table:table-cell office:value-type="float" office:value="161034">
            <text:p>161034</text:p>
          </table:table-cell>
          <table:table-cell office:value-type="float" office:value="249192">
            <text:p>249192</text:p>
          </table:table-cell>
          <table:table-cell office:value-type="float" office:value="275169">
            <text:p>275169</text:p>
          </table:table-cell>
          <table:table-cell office:value-type="float" office:value="249256">
            <text:p>249256</text:p>
          </table:table-cell>
          <table:table-cell office:value-type="float" office:value="5802876360">
            <text:p>5802876360</text:p>
          </table:table-cell>
          <table:table-cell office:value-type="float" office:value="201352">
            <text:p>201352</text:p>
          </table:table-cell>
          <table:table-cell office:value-type="float" office:value="163244">
            <text:p>163244</text:p>
          </table:table-cell>
          <table:table-cell office:value-type="float" office:value="352126">
            <text:p>352126</text:p>
          </table:table-cell>
          <table:table-cell office:value-type="float" office:value="1153610">
            <text:p>1153610</text:p>
          </table:table-cell>
          <table:table-cell office:value-type="float" office:value="274820">
            <text:p>274820</text:p>
          </table:table-cell>
          <table:table-cell office:value-type="float" office:value="306676">
            <text:p>306676</text:p>
          </table:table-cell>
        </table:table-row>
        <table:table-row table:style-name="ro1">
          <table:table-cell office:value-type="float" office:value="5000661723">
            <text:p>5000661723</text:p>
          </table:table-cell>
          <table:table-cell office:value-type="float" office:value="191484">
            <text:p>191484</text:p>
          </table:table-cell>
          <table:table-cell office:value-type="float" office:value="153486">
            <text:p>153486</text:p>
          </table:table-cell>
          <table:table-cell office:value-type="float" office:value="154208">
            <text:p>154208</text:p>
          </table:table-cell>
          <table:table-cell office:value-type="float" office:value="1774948">
            <text:p>1774948</text:p>
          </table:table-cell>
          <table:table-cell office:value-type="float" office:value="257650">
            <text:p>257650</text:p>
          </table:table-cell>
          <table:table-cell office:value-type="float" office:value="219318">
            <text:p>219318</text:p>
          </table:table-cell>
          <table:table-cell office:value-type="float" office:value="1965433791">
            <text:p>1965433791</text:p>
          </table:table-cell>
          <table:table-cell office:value-type="float" office:value="204842">
            <text:p>204842</text:p>
          </table:table-cell>
          <table:table-cell office:value-type="float" office:value="165936">
            <text:p>165936</text:p>
          </table:table-cell>
          <table:table-cell office:value-type="float" office:value="160880">
            <text:p>160880</text:p>
          </table:table-cell>
          <table:table-cell office:value-type="float" office:value="8896235">
            <text:p>8896235</text:p>
          </table:table-cell>
          <table:table-cell office:value-type="float" office:value="254618">
            <text:p>254618</text:p>
          </table:table-cell>
          <table:table-cell office:value-type="float" office:value="270010">
            <text:p>270010</text:p>
          </table:table-cell>
          <table:table-cell office:value-type="float" office:value="4252755457">
            <text:p>4252755457</text:p>
          </table:table-cell>
          <table:table-cell office:value-type="float" office:value="201212">
            <text:p>201212</text:p>
          </table:table-cell>
          <table:table-cell office:value-type="float" office:value="165410">
            <text:p>165410</text:p>
          </table:table-cell>
          <table:table-cell office:value-type="float" office:value="158870">
            <text:p>158870</text:p>
          </table:table-cell>
          <table:table-cell office:value-type="float" office:value="6458731">
            <text:p>6458731</text:p>
          </table:table-cell>
          <table:table-cell office:value-type="float" office:value="264754">
            <text:p>264754</text:p>
          </table:table-cell>
          <table:table-cell office:value-type="float" office:value="227550">
            <text:p>227550</text:p>
          </table:table-cell>
        </table:table-row>
        <table:table-row table:style-name="ro1">
          <table:table-cell office:value-type="float" office:value="932015386">
            <text:p>932015386</text:p>
          </table:table-cell>
          <table:table-cell office:value-type="float" office:value="195994">
            <text:p>195994</text:p>
          </table:table-cell>
          <table:table-cell office:value-type="float" office:value="156192">
            <text:p>156192</text:p>
          </table:table-cell>
          <table:table-cell office:value-type="float" office:value="149714">
            <text:p>149714</text:p>
          </table:table-cell>
          <table:table-cell office:value-type="float" office:value="5358977">
            <text:p>5358977</text:p>
          </table:table-cell>
          <table:table-cell office:value-type="float" office:value="263292">
            <text:p>263292</text:p>
          </table:table-cell>
          <table:table-cell office:value-type="float" office:value="233528">
            <text:p>233528</text:p>
          </table:table-cell>
          <table:table-cell office:value-type="float" office:value="5523461673">
            <text:p>5523461673</text:p>
          </table:table-cell>
          <table:table-cell office:value-type="float" office:value="203756">
            <text:p>203756</text:p>
          </table:table-cell>
          <table:table-cell office:value-type="float" office:value="168032">
            <text:p>168032</text:p>
          </table:table-cell>
          <table:table-cell office:value-type="float" office:value="161590">
            <text:p>161590</text:p>
          </table:table-cell>
          <table:table-cell office:value-type="float" office:value="16869301">
            <text:p>16869301</text:p>
          </table:table-cell>
          <table:table-cell office:value-type="float" office:value="290852">
            <text:p>290852</text:p>
          </table:table-cell>
          <table:table-cell office:value-type="float" office:value="242450">
            <text:p>242450</text:p>
          </table:table-cell>
          <table:table-cell office:value-type="float" office:value="1390041557">
            <text:p>1390041557</text:p>
          </table:table-cell>
          <table:table-cell office:value-type="float" office:value="204282">
            <text:p>204282</text:p>
          </table:table-cell>
          <table:table-cell office:value-type="float" office:value="160958">
            <text:p>160958</text:p>
          </table:table-cell>
          <table:table-cell office:value-type="float" office:value="161230">
            <text:p>161230</text:p>
          </table:table-cell>
          <table:table-cell office:value-type="float" office:value="15368868">
            <text:p>15368868</text:p>
          </table:table-cell>
          <table:table-cell office:value-type="float" office:value="273278">
            <text:p>273278</text:p>
          </table:table-cell>
          <table:table-cell office:value-type="float" office:value="305283">
            <text:p>305283</text:p>
          </table:table-cell>
        </table:table-row>
        <table:table-row table:style-name="ro1">
          <table:table-cell office:value-type="float" office:value="7737310448">
            <text:p>7737310448</text:p>
          </table:table-cell>
          <table:table-cell office:value-type="float" office:value="194774">
            <text:p>194774</text:p>
          </table:table-cell>
          <table:table-cell office:value-type="float" office:value="154162">
            <text:p>154162</text:p>
          </table:table-cell>
          <table:table-cell office:value-type="float" office:value="151066">
            <text:p>151066</text:p>
          </table:table-cell>
          <table:table-cell office:value-type="float" office:value="5911558">
            <text:p>5911558</text:p>
          </table:table-cell>
          <table:table-cell office:value-type="float" office:value="255518">
            <text:p>255518</text:p>
          </table:table-cell>
          <table:table-cell office:value-type="float" office:value="217872">
            <text:p>217872</text:p>
          </table:table-cell>
          <table:table-cell office:value-type="float" office:value="3371071960">
            <text:p>3371071960</text:p>
          </table:table-cell>
          <table:table-cell office:value-type="float" office:value="203456">
            <text:p>203456</text:p>
          </table:table-cell>
          <table:table-cell office:value-type="float" office:value="166486">
            <text:p>166486</text:p>
          </table:table-cell>
          <table:table-cell office:value-type="float" office:value="162680">
            <text:p>162680</text:p>
          </table:table-cell>
          <table:table-cell office:value-type="float" office:value="32714414">
            <text:p>32714414</text:p>
          </table:table-cell>
          <table:table-cell office:value-type="float" office:value="281956">
            <text:p>281956</text:p>
          </table:table-cell>
          <table:table-cell office:value-type="float" office:value="239944">
            <text:p>239944</text:p>
          </table:table-cell>
          <table:table-cell office:value-type="float" office:value="4293076068">
            <text:p>4293076068</text:p>
          </table:table-cell>
          <table:table-cell office:value-type="float" office:value="220313">
            <text:p>220313</text:p>
          </table:table-cell>
          <table:table-cell office:value-type="float" office:value="163696">
            <text:p>163696</text:p>
          </table:table-cell>
          <table:table-cell office:value-type="float" office:value="156664">
            <text:p>156664</text:p>
          </table:table-cell>
          <table:table-cell office:value-type="float" office:value="25078362">
            <text:p>25078362</text:p>
          </table:table-cell>
          <table:table-cell office:value-type="float" office:value="280978">
            <text:p>280978</text:p>
          </table:table-cell>
          <table:table-cell office:value-type="float" office:value="257877">
            <text:p>257877</text:p>
          </table:table-cell>
        </table:table-row>
        <table:table-row table:style-name="ro1">
          <table:table-cell office:value-type="float" office:value="3680251555">
            <text:p>3680251555</text:p>
          </table:table-cell>
          <table:table-cell office:value-type="float" office:value="235408">
            <text:p>235408</text:p>
          </table:table-cell>
          <table:table-cell office:value-type="float" office:value="151340">
            <text:p>151340</text:p>
          </table:table-cell>
          <table:table-cell office:value-type="float" office:value="150580">
            <text:p>150580</text:p>
          </table:table-cell>
          <table:table-cell office:value-type="float" office:value="5906145">
            <text:p>5906145</text:p>
          </table:table-cell>
          <table:table-cell office:value-type="float" office:value="295156">
            <text:p>295156</text:p>
          </table:table-cell>
          <table:table-cell office:value-type="float" office:value="224342">
            <text:p>224342</text:p>
          </table:table-cell>
          <table:table-cell office:value-type="float" office:value="3147480287">
            <text:p>3147480287</text:p>
          </table:table-cell>
          <table:table-cell office:value-type="float" office:value="207200">
            <text:p>207200</text:p>
          </table:table-cell>
          <table:table-cell office:value-type="float" office:value="166374">
            <text:p>166374</text:p>
          </table:table-cell>
          <table:table-cell office:value-type="float" office:value="160704">
            <text:p>160704</text:p>
          </table:table-cell>
          <table:table-cell office:value-type="float" office:value="3396904">
            <text:p>3396904</text:p>
          </table:table-cell>
          <table:table-cell office:value-type="float" office:value="275188">
            <text:p>275188</text:p>
          </table:table-cell>
          <table:table-cell office:value-type="float" office:value="236456">
            <text:p>236456</text:p>
          </table:table-cell>
          <table:table-cell office:value-type="float" office:value="6180105823">
            <text:p>6180105823</text:p>
          </table:table-cell>
          <table:table-cell office:value-type="float" office:value="204790">
            <text:p>204790</text:p>
          </table:table-cell>
          <table:table-cell office:value-type="float" office:value="168058">
            <text:p>168058</text:p>
          </table:table-cell>
          <table:table-cell office:value-type="float" office:value="159254">
            <text:p>159254</text:p>
          </table:table-cell>
          <table:table-cell office:value-type="float" office:value="46957907">
            <text:p>46957907</text:p>
          </table:table-cell>
          <table:table-cell office:value-type="float" office:value="278748">
            <text:p>278748</text:p>
          </table:table-cell>
          <table:table-cell office:value-type="float" office:value="225600">
            <text:p>225600</text:p>
          </table:table-cell>
        </table:table-row>
        <table:table-row table:style-name="ro1">
          <table:table-cell office:value-type="float" office:value="3215654119">
            <text:p>3215654119</text:p>
          </table:table-cell>
          <table:table-cell office:value-type="float" office:value="190634">
            <text:p>190634</text:p>
          </table:table-cell>
          <table:table-cell office:value-type="float" office:value="172552">
            <text:p>172552</text:p>
          </table:table-cell>
          <table:table-cell office:value-type="float" office:value="150686">
            <text:p>150686</text:p>
          </table:table-cell>
          <table:table-cell office:value-type="float" office:value="4946881">
            <text:p>4946881</text:p>
          </table:table-cell>
          <table:table-cell office:value-type="float" office:value="366159">
            <text:p>366159</text:p>
          </table:table-cell>
          <table:table-cell office:value-type="float" office:value="268963">
            <text:p>268963</text:p>
          </table:table-cell>
          <table:table-cell office:value-type="float" office:value="913783413">
            <text:p>913783413</text:p>
          </table:table-cell>
          <table:table-cell office:value-type="float" office:value="206526">
            <text:p>206526</text:p>
          </table:table-cell>
          <table:table-cell office:value-type="float" office:value="205673">
            <text:p>205673</text:p>
          </table:table-cell>
          <table:table-cell office:value-type="float" office:value="162386">
            <text:p>162386</text:p>
          </table:table-cell>
          <table:table-cell office:value-type="float" office:value="1546350">
            <text:p>1546350</text:p>
          </table:table-cell>
          <table:table-cell office:value-type="float" office:value="299061">
            <text:p>299061</text:p>
          </table:table-cell>
          <table:table-cell office:value-type="float" office:value="235936">
            <text:p>235936</text:p>
          </table:table-cell>
          <table:table-cell office:value-type="float" office:value="4466595015">
            <text:p>4466595015</text:p>
          </table:table-cell>
          <table:table-cell office:value-type="float" office:value="202792">
            <text:p>202792</text:p>
          </table:table-cell>
          <table:table-cell office:value-type="float" office:value="163708">
            <text:p>163708</text:p>
          </table:table-cell>
          <table:table-cell office:value-type="float" office:value="160140">
            <text:p>160140</text:p>
          </table:table-cell>
          <table:table-cell office:value-type="float" office:value="2459978">
            <text:p>2459978</text:p>
          </table:table-cell>
          <table:table-cell office:value-type="float" office:value="316377">
            <text:p>316377</text:p>
          </table:table-cell>
          <table:table-cell office:value-type="float" office:value="338518">
            <text:p>338518</text:p>
          </table:table-cell>
        </table:table-row>
        <table:table-row table:style-name="ro1">
          <table:table-cell office:value-type="float" office:value="1188386527">
            <text:p>1188386527</text:p>
          </table:table-cell>
          <table:table-cell office:value-type="float" office:value="192716">
            <text:p>192716</text:p>
          </table:table-cell>
          <table:table-cell office:value-type="float" office:value="154288">
            <text:p>154288</text:p>
          </table:table-cell>
          <table:table-cell office:value-type="float" office:value="152460">
            <text:p>152460</text:p>
          </table:table-cell>
          <table:table-cell office:value-type="float" office:value="7634503">
            <text:p>7634503</text:p>
          </table:table-cell>
          <table:table-cell office:value-type="float" office:value="295280">
            <text:p>295280</text:p>
          </table:table-cell>
          <table:table-cell office:value-type="float" office:value="220714">
            <text:p>220714</text:p>
          </table:table-cell>
          <table:table-cell office:value-type="float" office:value="1893291204">
            <text:p>1893291204</text:p>
          </table:table-cell>
          <table:table-cell office:value-type="float" office:value="206368">
            <text:p>206368</text:p>
          </table:table-cell>
          <table:table-cell office:value-type="float" office:value="166708">
            <text:p>166708</text:p>
          </table:table-cell>
          <table:table-cell office:value-type="float" office:value="176294">
            <text:p>176294</text:p>
          </table:table-cell>
          <table:table-cell office:value-type="float" office:value="1315496">
            <text:p>1315496</text:p>
          </table:table-cell>
          <table:table-cell office:value-type="float" office:value="259448">
            <text:p>259448</text:p>
          </table:table-cell>
          <table:table-cell office:value-type="float" office:value="222240">
            <text:p>222240</text:p>
          </table:table-cell>
          <table:table-cell office:value-type="float" office:value="1239463660">
            <text:p>1239463660</text:p>
          </table:table-cell>
          <table:table-cell office:value-type="float" office:value="203556">
            <text:p>203556</text:p>
          </table:table-cell>
          <table:table-cell office:value-type="float" office:value="164756">
            <text:p>164756</text:p>
          </table:table-cell>
          <table:table-cell office:value-type="float" office:value="158672">
            <text:p>158672</text:p>
          </table:table-cell>
          <table:table-cell office:value-type="float" office:value="14214066">
            <text:p>14214066</text:p>
          </table:table-cell>
          <table:table-cell office:value-type="float" office:value="270507">
            <text:p>270507</text:p>
          </table:table-cell>
          <table:table-cell office:value-type="float" office:value="218348">
            <text:p>218348</text:p>
          </table:table-cell>
        </table:table-row>
        <table:table-row table:style-name="ro1">
          <table:table-cell office:value-type="float" office:value="4171179610">
            <text:p>4171179610</text:p>
          </table:table-cell>
          <table:table-cell office:value-type="float" office:value="196572">
            <text:p>196572</text:p>
          </table:table-cell>
          <table:table-cell office:value-type="float" office:value="152930">
            <text:p>152930</text:p>
          </table:table-cell>
          <table:table-cell office:value-type="float" office:value="176269">
            <text:p>176269</text:p>
          </table:table-cell>
          <table:table-cell office:value-type="float" office:value="247658">
            <text:p>247658</text:p>
          </table:table-cell>
          <table:table-cell office:value-type="float" office:value="267973">
            <text:p>267973</text:p>
          </table:table-cell>
          <table:table-cell office:value-type="float" office:value="217450">
            <text:p>217450</text:p>
          </table:table-cell>
          <table:table-cell office:value-type="float" office:value="3723100946">
            <text:p>3723100946</text:p>
          </table:table-cell>
          <table:table-cell office:value-type="float" office:value="204694">
            <text:p>204694</text:p>
          </table:table-cell>
          <table:table-cell office:value-type="float" office:value="166096">
            <text:p>166096</text:p>
          </table:table-cell>
          <table:table-cell office:value-type="float" office:value="195163">
            <text:p>195163</text:p>
          </table:table-cell>
          <table:table-cell office:value-type="float" office:value="30487235">
            <text:p>30487235</text:p>
          </table:table-cell>
          <table:table-cell office:value-type="float" office:value="262582">
            <text:p>262582</text:p>
          </table:table-cell>
          <table:table-cell office:value-type="float" office:value="223174">
            <text:p>223174</text:p>
          </table:table-cell>
          <table:table-cell office:value-type="float" office:value="3934240977">
            <text:p>3934240977</text:p>
          </table:table-cell>
          <table:table-cell office:value-type="float" office:value="204486">
            <text:p>204486</text:p>
          </table:table-cell>
          <table:table-cell office:value-type="float" office:value="164434">
            <text:p>164434</text:p>
          </table:table-cell>
          <table:table-cell office:value-type="float" office:value="160100">
            <text:p>160100</text:p>
          </table:table-cell>
          <table:table-cell office:value-type="float" office:value="32954689">
            <text:p>32954689</text:p>
          </table:table-cell>
          <table:table-cell office:value-type="float" office:value="278048">
            <text:p>278048</text:p>
          </table:table-cell>
          <table:table-cell office:value-type="float" office:value="246552">
            <text:p>246552</text:p>
          </table:table-cell>
        </table:table-row>
        <table:table-row table:style-name="ro1">
          <table:table-cell office:value-type="float" office:value="7347628026">
            <text:p>7347628026</text:p>
          </table:table-cell>
          <table:table-cell office:value-type="float" office:value="192952">
            <text:p>192952</text:p>
          </table:table-cell>
          <table:table-cell office:value-type="float" office:value="154490">
            <text:p>154490</text:p>
          </table:table-cell>
          <table:table-cell office:value-type="float" office:value="174537">
            <text:p>174537</text:p>
          </table:table-cell>
          <table:table-cell office:value-type="float" office:value="5168804">
            <text:p>5168804</text:p>
          </table:table-cell>
          <table:table-cell office:value-type="float" office:value="268802">
            <text:p>268802</text:p>
          </table:table-cell>
          <table:table-cell office:value-type="float" office:value="254073">
            <text:p>254073</text:p>
          </table:table-cell>
          <table:table-cell office:value-type="float" office:value="4023656018">
            <text:p>4023656018</text:p>
          </table:table-cell>
          <table:table-cell office:value-type="float" office:value="206714">
            <text:p>206714</text:p>
          </table:table-cell>
          <table:table-cell office:value-type="float" office:value="186475">
            <text:p>186475</text:p>
          </table:table-cell>
          <table:table-cell office:value-type="float" office:value="158918">
            <text:p>158918</text:p>
          </table:table-cell>
          <table:table-cell office:value-type="float" office:value="126692010">
            <text:p>126692010</text:p>
          </table:table-cell>
          <table:table-cell office:value-type="float" office:value="290264">
            <text:p>290264</text:p>
          </table:table-cell>
          <table:table-cell office:value-type="float" office:value="238122">
            <text:p>238122</text:p>
          </table:table-cell>
          <table:table-cell office:value-type="float" office:value="1372854262">
            <text:p>1372854262</text:p>
          </table:table-cell>
          <table:table-cell office:value-type="float" office:value="203424">
            <text:p>203424</text:p>
          </table:table-cell>
          <table:table-cell office:value-type="float" office:value="162664">
            <text:p>162664</text:p>
          </table:table-cell>
          <table:table-cell office:value-type="float" office:value="158702">
            <text:p>158702</text:p>
          </table:table-cell>
          <table:table-cell office:value-type="float" office:value="244816">
            <text:p>244816</text:p>
          </table:table-cell>
          <table:table-cell office:value-type="float" office:value="264080">
            <text:p>264080</text:p>
          </table:table-cell>
          <table:table-cell office:value-type="float" office:value="226346">
            <text:p>226346</text:p>
          </table:table-cell>
        </table:table-row>
        <table:table-row table:style-name="ro1">
          <table:table-cell office:value-type="float" office:value="13728353269">
            <text:p>13728353269</text:p>
          </table:table-cell>
          <table:table-cell office:value-type="float" office:value="194374">
            <text:p>194374</text:p>
          </table:table-cell>
          <table:table-cell office:value-type="float" office:value="153816">
            <text:p>153816</text:p>
          </table:table-cell>
          <table:table-cell office:value-type="float" office:value="150202">
            <text:p>150202</text:p>
          </table:table-cell>
          <table:table-cell office:value-type="float" office:value="24708784">
            <text:p>24708784</text:p>
          </table:table-cell>
          <table:table-cell office:value-type="float" office:value="317241">
            <text:p>317241</text:p>
          </table:table-cell>
          <table:table-cell office:value-type="float" office:value="234816">
            <text:p>234816</text:p>
          </table:table-cell>
          <table:table-cell office:value-type="float" office:value="3261373398">
            <text:p>3261373398</text:p>
          </table:table-cell>
          <table:table-cell office:value-type="float" office:value="204142">
            <text:p>204142</text:p>
          </table:table-cell>
          <table:table-cell office:value-type="float" office:value="163638">
            <text:p>163638</text:p>
          </table:table-cell>
          <table:table-cell office:value-type="float" office:value="164692">
            <text:p>164692</text:p>
          </table:table-cell>
          <table:table-cell office:value-type="float" office:value="12834319">
            <text:p>12834319</text:p>
          </table:table-cell>
          <table:table-cell office:value-type="float" office:value="277708">
            <text:p>277708</text:p>
          </table:table-cell>
          <table:table-cell office:value-type="float" office:value="269677">
            <text:p>269677</text:p>
          </table:table-cell>
          <table:table-cell office:value-type="float" office:value="6052125176">
            <text:p>6052125176</text:p>
          </table:table-cell>
          <table:table-cell office:value-type="float" office:value="228546">
            <text:p>228546</text:p>
          </table:table-cell>
          <table:table-cell office:value-type="float" office:value="161514">
            <text:p>161514</text:p>
          </table:table-cell>
          <table:table-cell office:value-type="float" office:value="156700">
            <text:p>156700</text:p>
          </table:table-cell>
          <table:table-cell office:value-type="float" office:value="280127">
            <text:p>280127</text:p>
          </table:table-cell>
          <table:table-cell office:value-type="float" office:value="271498">
            <text:p>271498</text:p>
          </table:table-cell>
          <table:table-cell office:value-type="float" office:value="234552">
            <text:p>234552</text:p>
          </table:table-cell>
        </table:table-row>
        <table:table-row table:style-name="ro1">
          <table:table-cell office:value-type="float" office:value="26418260202">
            <text:p>26418260202</text:p>
          </table:table-cell>
          <table:table-cell office:value-type="float" office:value="195464">
            <text:p>195464</text:p>
          </table:table-cell>
          <table:table-cell office:value-type="float" office:value="153140">
            <text:p>153140</text:p>
          </table:table-cell>
          <table:table-cell office:value-type="float" office:value="150308">
            <text:p>150308</text:p>
          </table:table-cell>
          <table:table-cell office:value-type="float" office:value="35642243">
            <text:p>35642243</text:p>
          </table:table-cell>
          <table:table-cell office:value-type="float" office:value="271604">
            <text:p>271604</text:p>
          </table:table-cell>
          <table:table-cell office:value-type="float" office:value="233576">
            <text:p>233576</text:p>
          </table:table-cell>
          <table:table-cell office:value-type="float" office:value="2979610046">
            <text:p>2979610046</text:p>
          </table:table-cell>
          <table:table-cell office:value-type="float" office:value="205026">
            <text:p>205026</text:p>
          </table:table-cell>
          <table:table-cell office:value-type="float" office:value="166344">
            <text:p>166344</text:p>
          </table:table-cell>
          <table:table-cell office:value-type="float" office:value="161374">
            <text:p>161374</text:p>
          </table:table-cell>
          <table:table-cell office:value-type="float" office:value="2007376">
            <text:p>2007376</text:p>
          </table:table-cell>
          <table:table-cell office:value-type="float" office:value="278048">
            <text:p>278048</text:p>
          </table:table-cell>
          <table:table-cell office:value-type="float" office:value="238754">
            <text:p>238754</text:p>
          </table:table-cell>
          <table:table-cell office:value-type="float" office:value="27022224872">
            <text:p>27022224872</text:p>
          </table:table-cell>
          <table:table-cell office:value-type="float" office:value="206924">
            <text:p>206924</text:p>
          </table:table-cell>
          <table:table-cell office:value-type="float" office:value="180076">
            <text:p>180076</text:p>
          </table:table-cell>
          <table:table-cell office:value-type="float" office:value="159322">
            <text:p>159322</text:p>
          </table:table-cell>
          <table:table-cell office:value-type="float" office:value="55345176">
            <text:p>55345176</text:p>
          </table:table-cell>
          <table:table-cell office:value-type="float" office:value="278352">
            <text:p>278352</text:p>
          </table:table-cell>
          <table:table-cell office:value-type="float" office:value="240524">
            <text:p>240524</text:p>
          </table:table-cell>
        </table:table-row>
        <table:table-row table:style-name="ro1">
          <table:table-cell office:value-type="float" office:value="15702902772">
            <text:p>15702902772</text:p>
          </table:table-cell>
          <table:table-cell office:value-type="float" office:value="192924">
            <text:p>192924</text:p>
          </table:table-cell>
          <table:table-cell office:value-type="float" office:value="150520">
            <text:p>150520</text:p>
          </table:table-cell>
          <table:table-cell office:value-type="float" office:value="152118">
            <text:p>152118</text:p>
          </table:table-cell>
          <table:table-cell office:value-type="float" office:value="9732676">
            <text:p>9732676</text:p>
          </table:table-cell>
          <table:table-cell office:value-type="float" office:value="321994">
            <text:p>321994</text:p>
          </table:table-cell>
          <table:table-cell office:value-type="float" office:value="251666">
            <text:p>251666</text:p>
          </table:table-cell>
          <table:table-cell office:value-type="float" office:value="891443787">
            <text:p>891443787</text:p>
          </table:table-cell>
          <table:table-cell office:value-type="float" office:value="206754">
            <text:p>206754</text:p>
          </table:table-cell>
          <table:table-cell office:value-type="float" office:value="165636">
            <text:p>165636</text:p>
          </table:table-cell>
          <table:table-cell office:value-type="float" office:value="161278">
            <text:p>161278</text:p>
          </table:table-cell>
          <table:table-cell office:value-type="float" office:value="5160817">
            <text:p>5160817</text:p>
          </table:table-cell>
          <table:table-cell office:value-type="float" office:value="280178">
            <text:p>280178</text:p>
          </table:table-cell>
          <table:table-cell office:value-type="float" office:value="326014">
            <text:p>326014</text:p>
          </table:table-cell>
          <table:table-cell office:value-type="float" office:value="9841163814">
            <text:p>9841163814</text:p>
          </table:table-cell>
          <table:table-cell office:value-type="float" office:value="204544">
            <text:p>204544</text:p>
          </table:table-cell>
          <table:table-cell office:value-type="float" office:value="163798">
            <text:p>163798</text:p>
          </table:table-cell>
          <table:table-cell office:value-type="float" office:value="158904">
            <text:p>158904</text:p>
          </table:table-cell>
          <table:table-cell office:value-type="float" office:value="950880">
            <text:p>950880</text:p>
          </table:table-cell>
          <table:table-cell office:value-type="float" office:value="273738">
            <text:p>273738</text:p>
          </table:table-cell>
          <table:table-cell office:value-type="float" office:value="236450">
            <text:p>236450</text:p>
          </table:table-cell>
        </table:table-row>
        <table:table-row table:style-name="ro1">
          <table:table-cell office:value-type="float" office:value="4704682409">
            <text:p>4704682409</text:p>
          </table:table-cell>
          <table:table-cell office:value-type="float" office:value="193106">
            <text:p>193106</text:p>
          </table:table-cell>
          <table:table-cell office:value-type="float" office:value="171375">
            <text:p>171375</text:p>
          </table:table-cell>
          <table:table-cell office:value-type="float" office:value="150994">
            <text:p>150994</text:p>
          </table:table-cell>
          <table:table-cell office:value-type="float" office:value="252138">
            <text:p>252138</text:p>
          </table:table-cell>
          <table:table-cell office:value-type="float" office:value="306401">
            <text:p>306401</text:p>
          </table:table-cell>
          <table:table-cell office:value-type="float" office:value="230908">
            <text:p>230908</text:p>
          </table:table-cell>
          <table:table-cell office:value-type="float" office:value="3198883314">
            <text:p>3198883314</text:p>
          </table:table-cell>
          <table:table-cell office:value-type="float" office:value="204524">
            <text:p>204524</text:p>
          </table:table-cell>
          <table:table-cell office:value-type="float" office:value="167106">
            <text:p>167106</text:p>
          </table:table-cell>
          <table:table-cell office:value-type="float" office:value="162408">
            <text:p>162408</text:p>
          </table:table-cell>
          <table:table-cell office:value-type="float" office:value="10583612">
            <text:p>10583612</text:p>
          </table:table-cell>
          <table:table-cell office:value-type="float" office:value="276256">
            <text:p>276256</text:p>
          </table:table-cell>
          <table:table-cell office:value-type="float" office:value="235162">
            <text:p>235162</text:p>
          </table:table-cell>
          <table:table-cell office:value-type="float" office:value="2803296799">
            <text:p>2803296799</text:p>
          </table:table-cell>
          <table:table-cell office:value-type="float" office:value="221788">
            <text:p>221788</text:p>
          </table:table-cell>
          <table:table-cell office:value-type="float" office:value="176978">
            <text:p>176978</text:p>
          </table:table-cell>
          <table:table-cell office:value-type="float" office:value="160984">
            <text:p>160984</text:p>
          </table:table-cell>
          <table:table-cell office:value-type="float" office:value="482618">
            <text:p>482618</text:p>
          </table:table-cell>
          <table:table-cell office:value-type="float" office:value="292760">
            <text:p>292760</text:p>
          </table:table-cell>
          <table:table-cell office:value-type="float" office:value="231318">
            <text:p>231318</text:p>
          </table:table-cell>
        </table:table-row>
        <table:table-row table:style-name="ro1">
          <table:table-cell office:value-type="float" office:value="19950365097">
            <text:p>19950365097</text:p>
          </table:table-cell>
          <table:table-cell office:value-type="float" office:value="194590">
            <text:p>194590</text:p>
          </table:table-cell>
          <table:table-cell office:value-type="float" office:value="152016">
            <text:p>152016</text:p>
          </table:table-cell>
          <table:table-cell office:value-type="float" office:value="150658">
            <text:p>150658</text:p>
          </table:table-cell>
          <table:table-cell office:value-type="float" office:value="41722658">
            <text:p>41722658</text:p>
          </table:table-cell>
          <table:table-cell office:value-type="float" office:value="276214">
            <text:p>276214</text:p>
          </table:table-cell>
          <table:table-cell office:value-type="float" office:value="236454">
            <text:p>236454</text:p>
          </table:table-cell>
          <table:table-cell office:value-type="float" office:value="2196724523">
            <text:p>2196724523</text:p>
          </table:table-cell>
          <table:table-cell office:value-type="float" office:value="204250">
            <text:p>204250</text:p>
          </table:table-cell>
          <table:table-cell office:value-type="float" office:value="168030">
            <text:p>168030</text:p>
          </table:table-cell>
          <table:table-cell office:value-type="float" office:value="178616">
            <text:p>178616</text:p>
          </table:table-cell>
          <table:table-cell office:value-type="float" office:value="2345834">
            <text:p>2345834</text:p>
          </table:table-cell>
          <table:table-cell office:value-type="float" office:value="268490">
            <text:p>268490</text:p>
          </table:table-cell>
          <table:table-cell office:value-type="float" office:value="230370">
            <text:p>230370</text:p>
          </table:table-cell>
          <table:table-cell office:value-type="float" office:value="1496242175">
            <text:p>1496242175</text:p>
          </table:table-cell>
          <table:table-cell office:value-type="float" office:value="202956">
            <text:p>202956</text:p>
          </table:table-cell>
          <table:table-cell office:value-type="float" office:value="163064">
            <text:p>163064</text:p>
          </table:table-cell>
          <table:table-cell office:value-type="float" office:value="161786">
            <text:p>161786</text:p>
          </table:table-cell>
          <table:table-cell office:value-type="float" office:value="9652799">
            <text:p>9652799</text:p>
          </table:table-cell>
          <table:table-cell office:value-type="float" office:value="273216">
            <text:p>273216</text:p>
          </table:table-cell>
          <table:table-cell office:value-type="float" office:value="232844">
            <text:p>232844</text:p>
          </table:table-cell>
        </table:table-row>
        <table:table-row table:style-name="ro1">
          <table:table-cell office:value-type="float" office:value="28027344421">
            <text:p>28027344421</text:p>
          </table:table-cell>
          <table:table-cell office:value-type="float" office:value="218626">
            <text:p>218626</text:p>
          </table:table-cell>
          <table:table-cell office:value-type="float" office:value="152714">
            <text:p>152714</text:p>
          </table:table-cell>
          <table:table-cell office:value-type="float" office:value="152186">
            <text:p>152186</text:p>
          </table:table-cell>
          <table:table-cell office:value-type="float" office:value="41591222">
            <text:p>41591222</text:p>
          </table:table-cell>
          <table:table-cell office:value-type="float" office:value="262840">
            <text:p>262840</text:p>
          </table:table-cell>
          <table:table-cell office:value-type="float" office:value="218516">
            <text:p>218516</text:p>
          </table:table-cell>
          <table:table-cell office:value-type="float" office:value="2020339765">
            <text:p>2020339765</text:p>
          </table:table-cell>
          <table:table-cell office:value-type="float" office:value="205310">
            <text:p>205310</text:p>
          </table:table-cell>
          <table:table-cell office:value-type="float" office:value="164580">
            <text:p>164580</text:p>
          </table:table-cell>
          <table:table-cell office:value-type="float" office:value="160638">
            <text:p>160638</text:p>
          </table:table-cell>
          <table:table-cell office:value-type="float" office:value="14263386">
            <text:p>14263386</text:p>
          </table:table-cell>
          <table:table-cell office:value-type="float" office:value="274634">
            <text:p>274634</text:p>
          </table:table-cell>
          <table:table-cell office:value-type="float" office:value="238800">
            <text:p>238800</text:p>
          </table:table-cell>
          <table:table-cell office:value-type="float" office:value="11924443111">
            <text:p>11924443111</text:p>
          </table:table-cell>
          <table:table-cell office:value-type="float" office:value="203270">
            <text:p>203270</text:p>
          </table:table-cell>
          <table:table-cell office:value-type="float" office:value="161208">
            <text:p>161208</text:p>
          </table:table-cell>
          <table:table-cell office:value-type="float" office:value="158816">
            <text:p>158816</text:p>
          </table:table-cell>
          <table:table-cell office:value-type="float" office:value="2189210">
            <text:p>2189210</text:p>
          </table:table-cell>
          <table:table-cell office:value-type="float" office:value="277482">
            <text:p>277482</text:p>
          </table:table-cell>
          <table:table-cell office:value-type="float" office:value="238486">
            <text:p>238486</text:p>
          </table:table-cell>
        </table:table-row>
        <table:table-row table:style-name="ro1">
          <table:table-cell office:value-type="float" office:value="15256897215">
            <text:p>15256897215</text:p>
          </table:table-cell>
          <table:table-cell office:value-type="float" office:value="194982">
            <text:p>194982</text:p>
          </table:table-cell>
          <table:table-cell office:value-type="float" office:value="153302">
            <text:p>153302</text:p>
          </table:table-cell>
          <table:table-cell office:value-type="float" office:value="151536">
            <text:p>151536</text:p>
          </table:table-cell>
          <table:table-cell office:value-type="float" office:value="14128863">
            <text:p>14128863</text:p>
          </table:table-cell>
          <table:table-cell office:value-type="float" office:value="270106">
            <text:p>270106</text:p>
          </table:table-cell>
          <table:table-cell office:value-type="float" office:value="258899">
            <text:p>258899</text:p>
          </table:table-cell>
          <table:table-cell office:value-type="float" office:value="6605813207">
            <text:p>6605813207</text:p>
          </table:table-cell>
          <table:table-cell office:value-type="float" office:value="204210">
            <text:p>204210</text:p>
          </table:table-cell>
          <table:table-cell office:value-type="float" office:value="166574">
            <text:p>166574</text:p>
          </table:table-cell>
          <table:table-cell office:value-type="float" office:value="161800">
            <text:p>161800</text:p>
          </table:table-cell>
          <table:table-cell office:value-type="float" office:value="6919614">
            <text:p>6919614</text:p>
          </table:table-cell>
          <table:table-cell office:value-type="float" office:value="275264">
            <text:p>275264</text:p>
          </table:table-cell>
          <table:table-cell office:value-type="float" office:value="252488">
            <text:p>252488</text:p>
          </table:table-cell>
          <table:table-cell office:value-type="float" office:value="3108481777">
            <text:p>3108481777</text:p>
          </table:table-cell>
          <table:table-cell office:value-type="float" office:value="206706">
            <text:p>206706</text:p>
          </table:table-cell>
          <table:table-cell office:value-type="float" office:value="166794">
            <text:p>166794</text:p>
          </table:table-cell>
          <table:table-cell office:value-type="float" office:value="157786">
            <text:p>157786</text:p>
          </table:table-cell>
          <table:table-cell office:value-type="float" office:value="480036">
            <text:p>480036</text:p>
          </table:table-cell>
          <table:table-cell office:value-type="float" office:value="276318">
            <text:p>276318</text:p>
          </table:table-cell>
          <table:table-cell office:value-type="float" office:value="266443">
            <text:p>266443</text:p>
          </table:table-cell>
        </table:table-row>
        <table:table-row table:style-name="ro1">
          <table:table-cell office:value-type="float" office:value="2612067609">
            <text:p>2612067609</text:p>
          </table:table-cell>
          <table:table-cell office:value-type="float" office:value="194024">
            <text:p>194024</text:p>
          </table:table-cell>
          <table:table-cell office:value-type="float" office:value="179921">
            <text:p>179921</text:p>
          </table:table-cell>
          <table:table-cell office:value-type="float" office:value="151188">
            <text:p>151188</text:p>
          </table:table-cell>
          <table:table-cell office:value-type="float" office:value="238986">
            <text:p>238986</text:p>
          </table:table-cell>
          <table:table-cell office:value-type="float" office:value="255962">
            <text:p>255962</text:p>
          </table:table-cell>
          <table:table-cell office:value-type="float" office:value="217826">
            <text:p>217826</text:p>
          </table:table-cell>
          <table:table-cell office:value-type="float" office:value="2800214609">
            <text:p>2800214609</text:p>
          </table:table-cell>
          <table:table-cell office:value-type="float" office:value="208876">
            <text:p>208876</text:p>
          </table:table-cell>
          <table:table-cell office:value-type="float" office:value="294877">
            <text:p>294877</text:p>
          </table:table-cell>
          <table:table-cell office:value-type="float" office:value="161030">
            <text:p>161030</text:p>
          </table:table-cell>
          <table:table-cell office:value-type="float" office:value="3707740">
            <text:p>3707740</text:p>
          </table:table-cell>
          <table:table-cell office:value-type="float" office:value="265442">
            <text:p>265442</text:p>
          </table:table-cell>
          <table:table-cell office:value-type="float" office:value="252784">
            <text:p>252784</text:p>
          </table:table-cell>
          <table:table-cell office:value-type="float" office:value="5871303124">
            <text:p>5871303124</text:p>
          </table:table-cell>
          <table:table-cell office:value-type="float" office:value="207304">
            <text:p>207304</text:p>
          </table:table-cell>
          <table:table-cell office:value-type="float" office:value="164778">
            <text:p>164778</text:p>
          </table:table-cell>
          <table:table-cell office:value-type="float" office:value="159120">
            <text:p>159120</text:p>
          </table:table-cell>
          <table:table-cell office:value-type="float" office:value="4670116">
            <text:p>4670116</text:p>
          </table:table-cell>
          <table:table-cell office:value-type="float" office:value="275398">
            <text:p>275398</text:p>
          </table:table-cell>
          <table:table-cell office:value-type="float" office:value="234438">
            <text:p>234438</text:p>
          </table:table-cell>
        </table:table-row>
        <table:table-row table:style-name="ro1">
          <table:table-cell office:value-type="float" office:value="2351623774">
            <text:p>2351623774</text:p>
          </table:table-cell>
          <table:table-cell office:value-type="float" office:value="195112">
            <text:p>195112</text:p>
          </table:table-cell>
          <table:table-cell office:value-type="float" office:value="152960">
            <text:p>152960</text:p>
          </table:table-cell>
          <table:table-cell office:value-type="float" office:value="151724">
            <text:p>151724</text:p>
          </table:table-cell>
          <table:table-cell office:value-type="float" office:value="20385547">
            <text:p>20385547</text:p>
          </table:table-cell>
          <table:table-cell office:value-type="float" office:value="275092">
            <text:p>275092</text:p>
          </table:table-cell>
          <table:table-cell office:value-type="float" office:value="231970">
            <text:p>231970</text:p>
          </table:table-cell>
          <table:table-cell office:value-type="float" office:value="2876046405">
            <text:p>2876046405</text:p>
          </table:table-cell>
          <table:table-cell office:value-type="float" office:value="205390">
            <text:p>205390</text:p>
          </table:table-cell>
          <table:table-cell office:value-type="float" office:value="166478">
            <text:p>166478</text:p>
          </table:table-cell>
          <table:table-cell office:value-type="float" office:value="159858">
            <text:p>159858</text:p>
          </table:table-cell>
          <table:table-cell office:value-type="float" office:value="11878255">
            <text:p>11878255</text:p>
          </table:table-cell>
          <table:table-cell office:value-type="float" office:value="273424">
            <text:p>273424</text:p>
          </table:table-cell>
          <table:table-cell office:value-type="float" office:value="229470">
            <text:p>229470</text:p>
          </table:table-cell>
          <table:table-cell office:value-type="float" office:value="6153076689">
            <text:p>6153076689</text:p>
          </table:table-cell>
          <table:table-cell office:value-type="float" office:value="203554">
            <text:p>203554</text:p>
          </table:table-cell>
          <table:table-cell office:value-type="float" office:value="162366">
            <text:p>162366</text:p>
          </table:table-cell>
          <table:table-cell office:value-type="float" office:value="159334">
            <text:p>159334</text:p>
          </table:table-cell>
          <table:table-cell office:value-type="float" office:value="5348222">
            <text:p>5348222</text:p>
          </table:table-cell>
          <table:table-cell office:value-type="float" office:value="270422">
            <text:p>270422</text:p>
          </table:table-cell>
          <table:table-cell office:value-type="float" office:value="223422">
            <text:p>223422</text:p>
          </table:table-cell>
        </table:table-row>
        <table:table-row table:style-name="ro1">
          <table:table-cell office:value-type="float" office:value="2067957638">
            <text:p>2067957638</text:p>
          </table:table-cell>
          <table:table-cell office:value-type="float" office:value="192994">
            <text:p>192994</text:p>
          </table:table-cell>
          <table:table-cell office:value-type="float" office:value="173740">
            <text:p>173740</text:p>
          </table:table-cell>
          <table:table-cell office:value-type="float" office:value="150306">
            <text:p>150306</text:p>
          </table:table-cell>
          <table:table-cell office:value-type="float" office:value="44792892">
            <text:p>44792892</text:p>
          </table:table-cell>
          <table:table-cell office:value-type="float" office:value="276118">
            <text:p>276118</text:p>
          </table:table-cell>
          <table:table-cell office:value-type="float" office:value="229098">
            <text:p>229098</text:p>
          </table:table-cell>
          <table:table-cell office:value-type="float" office:value="2515133335">
            <text:p>2515133335</text:p>
          </table:table-cell>
          <table:table-cell office:value-type="float" office:value="204508">
            <text:p>204508</text:p>
          </table:table-cell>
          <table:table-cell office:value-type="float" office:value="198010">
            <text:p>198010</text:p>
          </table:table-cell>
          <table:table-cell office:value-type="float" office:value="161744">
            <text:p>161744</text:p>
          </table:table-cell>
          <table:table-cell office:value-type="float" office:value="805012">
            <text:p>805012</text:p>
          </table:table-cell>
          <table:table-cell office:value-type="float" office:value="272850">
            <text:p>272850</text:p>
          </table:table-cell>
          <table:table-cell office:value-type="float" office:value="230292">
            <text:p>230292</text:p>
          </table:table-cell>
          <table:table-cell office:value-type="float" office:value="1135058692">
            <text:p>1135058692</text:p>
          </table:table-cell>
          <table:table-cell office:value-type="float" office:value="204162">
            <text:p>204162</text:p>
          </table:table-cell>
          <table:table-cell office:value-type="float" office:value="161522">
            <text:p>161522</text:p>
          </table:table-cell>
          <table:table-cell office:value-type="float" office:value="160602">
            <text:p>160602</text:p>
          </table:table-cell>
          <table:table-cell office:value-type="float" office:value="5344202">
            <text:p>5344202</text:p>
          </table:table-cell>
          <table:table-cell office:value-type="float" office:value="268494">
            <text:p>268494</text:p>
          </table:table-cell>
          <table:table-cell office:value-type="float" office:value="225160">
            <text:p>225160</text:p>
          </table:table-cell>
        </table:table-row>
        <table:table-row table:style-name="ro1">
          <table:table-cell office:value-type="float" office:value="4560439748">
            <text:p>4560439748</text:p>
          </table:table-cell>
          <table:table-cell office:value-type="float" office:value="195214">
            <text:p>195214</text:p>
          </table:table-cell>
          <table:table-cell office:value-type="float" office:value="152344">
            <text:p>152344</text:p>
          </table:table-cell>
          <table:table-cell office:value-type="float" office:value="151216">
            <text:p>151216</text:p>
          </table:table-cell>
          <table:table-cell office:value-type="float" office:value="18989441">
            <text:p>18989441</text:p>
          </table:table-cell>
          <table:table-cell office:value-type="float" office:value="260502">
            <text:p>260502</text:p>
          </table:table-cell>
          <table:table-cell office:value-type="float" office:value="220404">
            <text:p>220404</text:p>
          </table:table-cell>
          <table:table-cell office:value-type="float" office:value="25627373116">
            <text:p>25627373116</text:p>
          </table:table-cell>
          <table:table-cell office:value-type="float" office:value="206790">
            <text:p>206790</text:p>
          </table:table-cell>
          <table:table-cell office:value-type="float" office:value="167264">
            <text:p>167264</text:p>
          </table:table-cell>
          <table:table-cell office:value-type="float" office:value="162596">
            <text:p>162596</text:p>
          </table:table-cell>
          <table:table-cell office:value-type="float" office:value="475908">
            <text:p>475908</text:p>
          </table:table-cell>
          <table:table-cell office:value-type="float" office:value="316283">
            <text:p>316283</text:p>
          </table:table-cell>
          <table:table-cell office:value-type="float" office:value="219876">
            <text:p>219876</text:p>
          </table:table-cell>
          <table:table-cell office:value-type="float" office:value="22879203491">
            <text:p>22879203491</text:p>
          </table:table-cell>
          <table:table-cell office:value-type="float" office:value="202234">
            <text:p>202234</text:p>
          </table:table-cell>
          <table:table-cell office:value-type="float" office:value="162232">
            <text:p>162232</text:p>
          </table:table-cell>
          <table:table-cell office:value-type="float" office:value="159060">
            <text:p>159060</text:p>
          </table:table-cell>
          <table:table-cell office:value-type="float" office:value="1892944">
            <text:p>1892944</text:p>
          </table:table-cell>
          <table:table-cell office:value-type="float" office:value="297411">
            <text:p>297411</text:p>
          </table:table-cell>
          <table:table-cell office:value-type="float" office:value="242020">
            <text:p>242020</text:p>
          </table:table-cell>
        </table:table-row>
        <table:table-row table:style-name="ro1">
          <table:table-cell office:value-type="float" office:value="2715790029">
            <text:p>2715790029</text:p>
          </table:table-cell>
          <table:table-cell office:value-type="float" office:value="195178">
            <text:p>195178</text:p>
          </table:table-cell>
          <table:table-cell office:value-type="float" office:value="240119">
            <text:p>240119</text:p>
          </table:table-cell>
          <table:table-cell office:value-type="float" office:value="154872">
            <text:p>154872</text:p>
          </table:table-cell>
          <table:table-cell office:value-type="float" office:value="1683952">
            <text:p>1683952</text:p>
          </table:table-cell>
          <table:table-cell office:value-type="float" office:value="274018">
            <text:p>274018</text:p>
          </table:table-cell>
          <table:table-cell office:value-type="float" office:value="226558">
            <text:p>226558</text:p>
          </table:table-cell>
          <table:table-cell office:value-type="float" office:value="1493581948">
            <text:p>1493581948</text:p>
          </table:table-cell>
          <table:table-cell office:value-type="float" office:value="205300">
            <text:p>205300</text:p>
          </table:table-cell>
          <table:table-cell office:value-type="float" office:value="168794">
            <text:p>168794</text:p>
          </table:table-cell>
          <table:table-cell office:value-type="float" office:value="168324">
            <text:p>168324</text:p>
          </table:table-cell>
          <table:table-cell office:value-type="float" office:value="1867565">
            <text:p>1867565</text:p>
          </table:table-cell>
          <table:table-cell office:value-type="float" office:value="341584">
            <text:p>341584</text:p>
          </table:table-cell>
          <table:table-cell office:value-type="float" office:value="224270">
            <text:p>224270</text:p>
          </table:table-cell>
          <table:table-cell office:value-type="float" office:value="26816254313">
            <text:p>26816254313</text:p>
          </table:table-cell>
          <table:table-cell office:value-type="float" office:value="236495">
            <text:p>236495</text:p>
          </table:table-cell>
          <table:table-cell office:value-type="float" office:value="169602">
            <text:p>169602</text:p>
          </table:table-cell>
          <table:table-cell office:value-type="float" office:value="161336">
            <text:p>161336</text:p>
          </table:table-cell>
          <table:table-cell office:value-type="float" office:value="12584622">
            <text:p>12584622</text:p>
          </table:table-cell>
          <table:table-cell office:value-type="float" office:value="568837">
            <text:p>568837</text:p>
          </table:table-cell>
          <table:table-cell office:value-type="float" office:value="232180">
            <text:p>232180</text:p>
          </table:table-cell>
        </table:table-row>
        <table:table-row table:style-name="ro1">
          <table:table-cell office:value-type="float" office:value="6518741656">
            <text:p>6518741656</text:p>
          </table:table-cell>
          <table:table-cell office:value-type="float" office:value="194148">
            <text:p>194148</text:p>
          </table:table-cell>
          <table:table-cell office:value-type="float" office:value="197045">
            <text:p>197045</text:p>
          </table:table-cell>
          <table:table-cell office:value-type="float" office:value="152758">
            <text:p>152758</text:p>
          </table:table-cell>
          <table:table-cell office:value-type="float" office:value="2842402">
            <text:p>2842402</text:p>
          </table:table-cell>
          <table:table-cell office:value-type="float" office:value="320073">
            <text:p>320073</text:p>
          </table:table-cell>
          <table:table-cell office:value-type="float" office:value="231136">
            <text:p>231136</text:p>
          </table:table-cell>
          <table:table-cell office:value-type="float" office:value="5518237690">
            <text:p>5518237690</text:p>
          </table:table-cell>
          <table:table-cell office:value-type="float" office:value="210934">
            <text:p>210934</text:p>
          </table:table-cell>
          <table:table-cell office:value-type="float" office:value="200521">
            <text:p>200521</text:p>
          </table:table-cell>
          <table:table-cell office:value-type="float" office:value="162656">
            <text:p>162656</text:p>
          </table:table-cell>
          <table:table-cell office:value-type="float" office:value="8151429">
            <text:p>8151429</text:p>
          </table:table-cell>
          <table:table-cell office:value-type="float" office:value="266492">
            <text:p>266492</text:p>
          </table:table-cell>
          <table:table-cell office:value-type="float" office:value="222192">
            <text:p>222192</text:p>
          </table:table-cell>
          <table:table-cell office:value-type="float" office:value="2407101542">
            <text:p>2407101542</text:p>
          </table:table-cell>
          <table:table-cell office:value-type="float" office:value="224823">
            <text:p>224823</text:p>
          </table:table-cell>
          <table:table-cell office:value-type="float" office:value="165210">
            <text:p>165210</text:p>
          </table:table-cell>
          <table:table-cell office:value-type="float" office:value="158792">
            <text:p>158792</text:p>
          </table:table-cell>
          <table:table-cell office:value-type="float" office:value="7072897">
            <text:p>7072897</text:p>
          </table:table-cell>
          <table:table-cell office:value-type="float" office:value="269796">
            <text:p>269796</text:p>
          </table:table-cell>
          <table:table-cell office:value-type="float" office:value="224482">
            <text:p>224482</text:p>
          </table:table-cell>
        </table:table-row>
        <table:table-row table:style-name="ro1">
          <table:table-cell office:value-type="float" office:value="6184641325">
            <text:p>6184641325</text:p>
          </table:table-cell>
          <table:table-cell office:value-type="float" office:value="193372">
            <text:p>193372</text:p>
          </table:table-cell>
          <table:table-cell office:value-type="float" office:value="152350">
            <text:p>152350</text:p>
          </table:table-cell>
          <table:table-cell office:value-type="float" office:value="190050">
            <text:p>190050</text:p>
          </table:table-cell>
          <table:table-cell office:value-type="float" office:value="19522585">
            <text:p>19522585</text:p>
          </table:table-cell>
          <table:table-cell office:value-type="float" office:value="269662">
            <text:p>269662</text:p>
          </table:table-cell>
          <table:table-cell office:value-type="float" office:value="218620">
            <text:p>218620</text:p>
          </table:table-cell>
          <table:table-cell office:value-type="float" office:value="3154118735">
            <text:p>3154118735</text:p>
          </table:table-cell>
          <table:table-cell office:value-type="float" office:value="276460">
            <text:p>276460</text:p>
          </table:table-cell>
          <table:table-cell office:value-type="float" office:value="190825">
            <text:p>190825</text:p>
          </table:table-cell>
          <table:table-cell office:value-type="float" office:value="269225">
            <text:p>269225</text:p>
          </table:table-cell>
          <table:table-cell office:value-type="float" office:value="15453126">
            <text:p>15453126</text:p>
          </table:table-cell>
          <table:table-cell office:value-type="float" office:value="288172">
            <text:p>288172</text:p>
          </table:table-cell>
          <table:table-cell office:value-type="float" office:value="295662">
            <text:p>295662</text:p>
          </table:table-cell>
          <table:table-cell office:value-type="float" office:value="4237902963">
            <text:p>4237902963</text:p>
          </table:table-cell>
          <table:table-cell office:value-type="float" office:value="207114">
            <text:p>207114</text:p>
          </table:table-cell>
          <table:table-cell office:value-type="float" office:value="163904">
            <text:p>163904</text:p>
          </table:table-cell>
          <table:table-cell office:value-type="float" office:value="156732">
            <text:p>156732</text:p>
          </table:table-cell>
          <table:table-cell office:value-type="float" office:value="6124968">
            <text:p>6124968</text:p>
          </table:table-cell>
          <table:table-cell office:value-type="float" office:value="257832">
            <text:p>257832</text:p>
          </table:table-cell>
          <table:table-cell office:value-type="float" office:value="236058">
            <text:p>236058</text:p>
          </table:table-cell>
        </table:table-row>
        <table:table-row table:style-name="ro1">
          <table:table-cell office:value-type="float" office:value="4026862396">
            <text:p>4026862396</text:p>
          </table:table-cell>
          <table:table-cell office:value-type="float" office:value="192644">
            <text:p>192644</text:p>
          </table:table-cell>
          <table:table-cell office:value-type="float" office:value="154674">
            <text:p>154674</text:p>
          </table:table-cell>
          <table:table-cell office:value-type="float" office:value="152194">
            <text:p>152194</text:p>
          </table:table-cell>
          <table:table-cell office:value-type="float" office:value="642916">
            <text:p>642916</text:p>
          </table:table-cell>
          <table:table-cell office:value-type="float" office:value="252550">
            <text:p>252550</text:p>
          </table:table-cell>
          <table:table-cell office:value-type="float" office:value="213616">
            <text:p>213616</text:p>
          </table:table-cell>
          <table:table-cell office:value-type="float" office:value="4289454511">
            <text:p>4289454511</text:p>
          </table:table-cell>
          <table:table-cell office:value-type="float" office:value="221150">
            <text:p>221150</text:p>
          </table:table-cell>
          <table:table-cell office:value-type="float" office:value="192647">
            <text:p>192647</text:p>
          </table:table-cell>
          <table:table-cell office:value-type="float" office:value="192615">
            <text:p>192615</text:p>
          </table:table-cell>
          <table:table-cell office:value-type="float" office:value="27969208">
            <text:p>27969208</text:p>
          </table:table-cell>
          <table:table-cell office:value-type="float" office:value="275108">
            <text:p>275108</text:p>
          </table:table-cell>
          <table:table-cell office:value-type="float" office:value="230720">
            <text:p>230720</text:p>
          </table:table-cell>
          <table:table-cell office:value-type="float" office:value="5394114996">
            <text:p>5394114996</text:p>
          </table:table-cell>
          <table:table-cell office:value-type="float" office:value="204126">
            <text:p>204126</text:p>
          </table:table-cell>
          <table:table-cell office:value-type="float" office:value="166196">
            <text:p>166196</text:p>
          </table:table-cell>
          <table:table-cell office:value-type="float" office:value="181761">
            <text:p>181761</text:p>
          </table:table-cell>
          <table:table-cell office:value-type="float" office:value="255174">
            <text:p>255174</text:p>
          </table:table-cell>
          <table:table-cell office:value-type="float" office:value="259720">
            <text:p>259720</text:p>
          </table:table-cell>
          <table:table-cell office:value-type="float" office:value="235896">
            <text:p>235896</text:p>
          </table:table-cell>
        </table:table-row>
        <table:table-row table:style-name="ro1">
          <table:table-cell office:value-type="float" office:value="7474691113">
            <text:p>7474691113</text:p>
          </table:table-cell>
          <table:table-cell office:value-type="float" office:value="194280">
            <text:p>194280</text:p>
          </table:table-cell>
          <table:table-cell office:value-type="float" office:value="172871">
            <text:p>172871</text:p>
          </table:table-cell>
          <table:table-cell office:value-type="float" office:value="150688">
            <text:p>150688</text:p>
          </table:table-cell>
          <table:table-cell office:value-type="float" office:value="49961185">
            <text:p>49961185</text:p>
          </table:table-cell>
          <table:table-cell office:value-type="float" office:value="276494">
            <text:p>276494</text:p>
          </table:table-cell>
          <table:table-cell office:value-type="float" office:value="229658">
            <text:p>229658</text:p>
          </table:table-cell>
          <table:table-cell office:value-type="float" office:value="1224872853">
            <text:p>1224872853</text:p>
          </table:table-cell>
          <table:table-cell office:value-type="float" office:value="213952">
            <text:p>213952</text:p>
          </table:table-cell>
          <table:table-cell office:value-type="float" office:value="166520">
            <text:p>166520</text:p>
          </table:table-cell>
          <table:table-cell office:value-type="float" office:value="160102">
            <text:p>160102</text:p>
          </table:table-cell>
          <table:table-cell office:value-type="float" office:value="26377232">
            <text:p>26377232</text:p>
          </table:table-cell>
          <table:table-cell office:value-type="float" office:value="310524">
            <text:p>310524</text:p>
          </table:table-cell>
          <table:table-cell office:value-type="float" office:value="283027">
            <text:p>283027</text:p>
          </table:table-cell>
          <table:table-cell office:value-type="float" office:value="2232046376">
            <text:p>2232046376</text:p>
          </table:table-cell>
          <table:table-cell office:value-type="float" office:value="205664">
            <text:p>205664</text:p>
          </table:table-cell>
          <table:table-cell office:value-type="float" office:value="163784">
            <text:p>163784</text:p>
          </table:table-cell>
          <table:table-cell office:value-type="float" office:value="158082">
            <text:p>158082</text:p>
          </table:table-cell>
          <table:table-cell office:value-type="float" office:value="251348">
            <text:p>251348</text:p>
          </table:table-cell>
          <table:table-cell office:value-type="float" office:value="272952">
            <text:p>272952</text:p>
          </table:table-cell>
          <table:table-cell office:value-type="float" office:value="233564">
            <text:p>233564</text:p>
          </table:table-cell>
        </table:table-row>
        <table:table-row table:style-name="ro1">
          <table:table-cell office:value-type="float" office:value="4606727544">
            <text:p>4606727544</text:p>
          </table:table-cell>
          <table:table-cell office:value-type="float" office:value="193320">
            <text:p>193320</text:p>
          </table:table-cell>
          <table:table-cell office:value-type="float" office:value="152618">
            <text:p>152618</text:p>
          </table:table-cell>
          <table:table-cell office:value-type="float" office:value="151100">
            <text:p>151100</text:p>
          </table:table-cell>
          <table:table-cell office:value-type="float" office:value="247626">
            <text:p>247626</text:p>
          </table:table-cell>
          <table:table-cell office:value-type="float" office:value="271958">
            <text:p>271958</text:p>
          </table:table-cell>
          <table:table-cell office:value-type="float" office:value="248225">
            <text:p>248225</text:p>
          </table:table-cell>
          <table:table-cell office:value-type="float" office:value="10415795674">
            <text:p>10415795674</text:p>
          </table:table-cell>
          <table:table-cell office:value-type="float" office:value="224029">
            <text:p>224029</text:p>
          </table:table-cell>
          <table:table-cell office:value-type="float" office:value="166484">
            <text:p>166484</text:p>
          </table:table-cell>
          <table:table-cell office:value-type="float" office:value="163234">
            <text:p>163234</text:p>
          </table:table-cell>
          <table:table-cell office:value-type="float" office:value="14099117">
            <text:p>14099117</text:p>
          </table:table-cell>
          <table:table-cell office:value-type="float" office:value="283522">
            <text:p>283522</text:p>
          </table:table-cell>
          <table:table-cell office:value-type="float" office:value="250188">
            <text:p>250188</text:p>
          </table:table-cell>
          <table:table-cell office:value-type="float" office:value="9361278077">
            <text:p>9361278077</text:p>
          </table:table-cell>
          <table:table-cell office:value-type="float" office:value="230501">
            <text:p>230501</text:p>
          </table:table-cell>
          <table:table-cell office:value-type="float" office:value="163450">
            <text:p>163450</text:p>
          </table:table-cell>
          <table:table-cell office:value-type="float" office:value="160246">
            <text:p>160246</text:p>
          </table:table-cell>
          <table:table-cell office:value-type="float" office:value="16312065">
            <text:p>16312065</text:p>
          </table:table-cell>
          <table:table-cell office:value-type="float" office:value="269894">
            <text:p>269894</text:p>
          </table:table-cell>
          <table:table-cell office:value-type="float" office:value="219992">
            <text:p>219992</text:p>
          </table:table-cell>
        </table:table-row>
        <table:table-row table:style-name="ro1">
          <table:table-cell office:value-type="float" office:value="27887610241">
            <text:p>27887610241</text:p>
          </table:table-cell>
          <table:table-cell office:value-type="float" office:value="197252">
            <text:p>197252</text:p>
          </table:table-cell>
          <table:table-cell office:value-type="float" office:value="194701">
            <text:p>194701</text:p>
          </table:table-cell>
          <table:table-cell office:value-type="float" office:value="168600">
            <text:p>168600</text:p>
          </table:table-cell>
          <table:table-cell office:value-type="float" office:value="34675237">
            <text:p>34675237</text:p>
          </table:table-cell>
          <table:table-cell office:value-type="float" office:value="282862">
            <text:p>282862</text:p>
          </table:table-cell>
          <table:table-cell office:value-type="float" office:value="306956">
            <text:p>306956</text:p>
          </table:table-cell>
          <table:table-cell office:value-type="float" office:value="2338390125">
            <text:p>2338390125</text:p>
          </table:table-cell>
          <table:table-cell office:value-type="float" office:value="230516">
            <text:p>230516</text:p>
          </table:table-cell>
          <table:table-cell office:value-type="float" office:value="169476">
            <text:p>169476</text:p>
          </table:table-cell>
          <table:table-cell office:value-type="float" office:value="159616">
            <text:p>159616</text:p>
          </table:table-cell>
          <table:table-cell office:value-type="float" office:value="10837376">
            <text:p>10837376</text:p>
          </table:table-cell>
          <table:table-cell office:value-type="float" office:value="283228">
            <text:p>283228</text:p>
          </table:table-cell>
          <table:table-cell office:value-type="float" office:value="242114">
            <text:p>242114</text:p>
          </table:table-cell>
          <table:table-cell office:value-type="float" office:value="2334396900">
            <text:p>2334396900</text:p>
          </table:table-cell>
          <table:table-cell office:value-type="float" office:value="204800">
            <text:p>204800</text:p>
          </table:table-cell>
          <table:table-cell office:value-type="float" office:value="183261">
            <text:p>183261</text:p>
          </table:table-cell>
          <table:table-cell office:value-type="float" office:value="160586">
            <text:p>160586</text:p>
          </table:table-cell>
          <table:table-cell office:value-type="float" office:value="2810374">
            <text:p>2810374</text:p>
          </table:table-cell>
          <table:table-cell office:value-type="float" office:value="325142">
            <text:p>325142</text:p>
          </table:table-cell>
          <table:table-cell office:value-type="float" office:value="270719">
            <text:p>270719</text:p>
          </table:table-cell>
        </table:table-row>
        <table:table-row table:style-name="ro1">
          <table:table-cell office:value-type="float" office:value="5233652295">
            <text:p>5233652295</text:p>
          </table:table-cell>
          <table:table-cell office:value-type="float" office:value="258934">
            <text:p>258934</text:p>
          </table:table-cell>
          <table:table-cell office:value-type="float" office:value="228556">
            <text:p>228556</text:p>
          </table:table-cell>
          <table:table-cell office:value-type="float" office:value="155168">
            <text:p>155168</text:p>
          </table:table-cell>
          <table:table-cell office:value-type="float" office:value="44012742">
            <text:p>44012742</text:p>
          </table:table-cell>
          <table:table-cell office:value-type="float" office:value="275628">
            <text:p>275628</text:p>
          </table:table-cell>
          <table:table-cell office:value-type="float" office:value="231504">
            <text:p>231504</text:p>
          </table:table-cell>
          <table:table-cell office:value-type="float" office:value="23001536266">
            <text:p>23001536266</text:p>
          </table:table-cell>
          <table:table-cell office:value-type="float" office:value="205424">
            <text:p>205424</text:p>
          </table:table-cell>
          <table:table-cell office:value-type="float" office:value="192809">
            <text:p>192809</text:p>
          </table:table-cell>
          <table:table-cell office:value-type="float" office:value="162362">
            <text:p>162362</text:p>
          </table:table-cell>
          <table:table-cell office:value-type="float" office:value="726359">
            <text:p>726359</text:p>
          </table:table-cell>
          <table:table-cell office:value-type="float" office:value="313414">
            <text:p>313414</text:p>
          </table:table-cell>
          <table:table-cell office:value-type="float" office:value="235910">
            <text:p>235910</text:p>
          </table:table-cell>
          <table:table-cell office:value-type="float" office:value="10002287884">
            <text:p>10002287884</text:p>
          </table:table-cell>
          <table:table-cell office:value-type="float" office:value="205588">
            <text:p>205588</text:p>
          </table:table-cell>
          <table:table-cell office:value-type="float" office:value="160920">
            <text:p>160920</text:p>
          </table:table-cell>
          <table:table-cell office:value-type="float" office:value="182269">
            <text:p>182269</text:p>
          </table:table-cell>
          <table:table-cell office:value-type="float" office:value="896151">
            <text:p>896151</text:p>
          </table:table-cell>
          <table:table-cell office:value-type="float" office:value="257142">
            <text:p>257142</text:p>
          </table:table-cell>
          <table:table-cell office:value-type="float" office:value="230172">
            <text:p>230172</text:p>
          </table:table-cell>
        </table:table-row>
        <table:table-row table:style-name="ro1">
          <table:table-cell office:value-type="float" office:value="26112195810">
            <text:p>26112195810</text:p>
          </table:table-cell>
          <table:table-cell office:value-type="float" office:value="192122">
            <text:p>192122</text:p>
          </table:table-cell>
          <table:table-cell office:value-type="float" office:value="155862">
            <text:p>155862</text:p>
          </table:table-cell>
          <table:table-cell office:value-type="float" office:value="152452">
            <text:p>152452</text:p>
          </table:table-cell>
          <table:table-cell office:value-type="float" office:value="447022">
            <text:p>447022</text:p>
          </table:table-cell>
          <table:table-cell office:value-type="float" office:value="264010">
            <text:p>264010</text:p>
          </table:table-cell>
          <table:table-cell office:value-type="float" office:value="216196">
            <text:p>216196</text:p>
          </table:table-cell>
          <table:table-cell office:value-type="float" office:value="21448626203">
            <text:p>21448626203</text:p>
          </table:table-cell>
          <table:table-cell office:value-type="float" office:value="202918">
            <text:p>202918</text:p>
          </table:table-cell>
          <table:table-cell office:value-type="float" office:value="168540">
            <text:p>168540</text:p>
          </table:table-cell>
          <table:table-cell office:value-type="float" office:value="163286">
            <text:p>163286</text:p>
          </table:table-cell>
          <table:table-cell office:value-type="float" office:value="43293586">
            <text:p>43293586</text:p>
          </table:table-cell>
          <table:table-cell office:value-type="float" office:value="296862">
            <text:p>296862</text:p>
          </table:table-cell>
          <table:table-cell office:value-type="float" office:value="243962">
            <text:p>243962</text:p>
          </table:table-cell>
          <table:table-cell office:value-type="float" office:value="18909409161">
            <text:p>18909409161</text:p>
          </table:table-cell>
          <table:table-cell office:value-type="float" office:value="203174">
            <text:p>203174</text:p>
          </table:table-cell>
          <table:table-cell office:value-type="float" office:value="161208">
            <text:p>161208</text:p>
          </table:table-cell>
          <table:table-cell office:value-type="float" office:value="159292">
            <text:p>159292</text:p>
          </table:table-cell>
          <table:table-cell office:value-type="float" office:value="5632207">
            <text:p>5632207</text:p>
          </table:table-cell>
          <table:table-cell office:value-type="float" office:value="274958">
            <text:p>274958</text:p>
          </table:table-cell>
          <table:table-cell office:value-type="float" office:value="226334">
            <text:p>226334</text:p>
          </table:table-cell>
        </table:table-row>
        <table:table-row table:style-name="ro1">
          <table:table-cell office:value-type="float" office:value="2270342971">
            <text:p>2270342971</text:p>
          </table:table-cell>
          <table:table-cell office:value-type="float" office:value="193394">
            <text:p>193394</text:p>
          </table:table-cell>
          <table:table-cell office:value-type="float" office:value="151886">
            <text:p>151886</text:p>
          </table:table-cell>
          <table:table-cell office:value-type="float" office:value="152212">
            <text:p>152212</text:p>
          </table:table-cell>
          <table:table-cell office:value-type="float" office:value="15920816">
            <text:p>15920816</text:p>
          </table:table-cell>
          <table:table-cell office:value-type="float" office:value="308247">
            <text:p>308247</text:p>
          </table:table-cell>
          <table:table-cell office:value-type="float" office:value="221780">
            <text:p>221780</text:p>
          </table:table-cell>
          <table:table-cell office:value-type="float" office:value="4123374077">
            <text:p>4123374077</text:p>
          </table:table-cell>
          <table:table-cell office:value-type="float" office:value="206692">
            <text:p>206692</text:p>
          </table:table-cell>
          <table:table-cell office:value-type="float" office:value="195736">
            <text:p>195736</text:p>
          </table:table-cell>
          <table:table-cell office:value-type="float" office:value="162698">
            <text:p>162698</text:p>
          </table:table-cell>
          <table:table-cell office:value-type="float" office:value="714704">
            <text:p>714704</text:p>
          </table:table-cell>
          <table:table-cell office:value-type="float" office:value="322713">
            <text:p>322713</text:p>
          </table:table-cell>
          <table:table-cell office:value-type="float" office:value="244522">
            <text:p>244522</text:p>
          </table:table-cell>
          <table:table-cell office:value-type="float" office:value="2135513513">
            <text:p>2135513513</text:p>
          </table:table-cell>
          <table:table-cell office:value-type="float" office:value="227951">
            <text:p>227951</text:p>
          </table:table-cell>
          <table:table-cell office:value-type="float" office:value="169644">
            <text:p>169644</text:p>
          </table:table-cell>
          <table:table-cell office:value-type="float" office:value="158652">
            <text:p>158652</text:p>
          </table:table-cell>
          <table:table-cell office:value-type="float" office:value="2884121">
            <text:p>2884121</text:p>
          </table:table-cell>
          <table:table-cell office:value-type="float" office:value="265440">
            <text:p>265440</text:p>
          </table:table-cell>
          <table:table-cell office:value-type="float" office:value="324406">
            <text:p>324406</text:p>
          </table:table-cell>
        </table:table-row>
        <table:table-row table:style-name="ro1">
          <table:table-cell office:value-type="float" office:value="2054519724">
            <text:p>2054519724</text:p>
          </table:table-cell>
          <table:table-cell office:value-type="float" office:value="193244">
            <text:p>193244</text:p>
          </table:table-cell>
          <table:table-cell office:value-type="float" office:value="152446">
            <text:p>152446</text:p>
          </table:table-cell>
          <table:table-cell office:value-type="float" office:value="150436">
            <text:p>150436</text:p>
          </table:table-cell>
          <table:table-cell office:value-type="float" office:value="7358221">
            <text:p>7358221</text:p>
          </table:table-cell>
          <table:table-cell office:value-type="float" office:value="310433">
            <text:p>310433</text:p>
          </table:table-cell>
          <table:table-cell office:value-type="float" office:value="241182">
            <text:p>241182</text:p>
          </table:table-cell>
          <table:table-cell office:value-type="float" office:value="15082212460">
            <text:p>15082212460</text:p>
          </table:table-cell>
          <table:table-cell office:value-type="float" office:value="205284">
            <text:p>205284</text:p>
          </table:table-cell>
          <table:table-cell office:value-type="float" office:value="165546">
            <text:p>165546</text:p>
          </table:table-cell>
          <table:table-cell office:value-type="float" office:value="162602">
            <text:p>162602</text:p>
          </table:table-cell>
          <table:table-cell office:value-type="float" office:value="22738415">
            <text:p>22738415</text:p>
          </table:table-cell>
          <table:table-cell office:value-type="float" office:value="291044">
            <text:p>291044</text:p>
          </table:table-cell>
          <table:table-cell office:value-type="float" office:value="239148">
            <text:p>239148</text:p>
          </table:table-cell>
          <table:table-cell office:value-type="float" office:value="8051713961">
            <text:p>8051713961</text:p>
          </table:table-cell>
          <table:table-cell office:value-type="float" office:value="204240">
            <text:p>204240</text:p>
          </table:table-cell>
          <table:table-cell office:value-type="float" office:value="161648">
            <text:p>161648</text:p>
          </table:table-cell>
          <table:table-cell office:value-type="float" office:value="164004">
            <text:p>164004</text:p>
          </table:table-cell>
          <table:table-cell office:value-type="float" office:value="54941242">
            <text:p>54941242</text:p>
          </table:table-cell>
          <table:table-cell office:value-type="float" office:value="344484">
            <text:p>344484</text:p>
          </table:table-cell>
          <table:table-cell office:value-type="float" office:value="235390">
            <text:p>235390</text:p>
          </table:table-cell>
        </table:table-row>
        <table:table-row table:style-name="ro1">
          <table:table-cell office:value-type="float" office:value="2983785449">
            <text:p>2983785449</text:p>
          </table:table-cell>
          <table:table-cell office:value-type="float" office:value="198968">
            <text:p>198968</text:p>
          </table:table-cell>
          <table:table-cell office:value-type="float" office:value="152264">
            <text:p>152264</text:p>
          </table:table-cell>
          <table:table-cell office:value-type="float" office:value="149518">
            <text:p>149518</text:p>
          </table:table-cell>
          <table:table-cell office:value-type="float" office:value="9016981">
            <text:p>9016981</text:p>
          </table:table-cell>
          <table:table-cell office:value-type="float" office:value="271116">
            <text:p>271116</text:p>
          </table:table-cell>
          <table:table-cell office:value-type="float" office:value="227718">
            <text:p>227718</text:p>
          </table:table-cell>
          <table:table-cell office:value-type="float" office:value="3191846817">
            <text:p>3191846817</text:p>
          </table:table-cell>
          <table:table-cell office:value-type="float" office:value="236334">
            <text:p>236334</text:p>
          </table:table-cell>
          <table:table-cell office:value-type="float" office:value="165564">
            <text:p>165564</text:p>
          </table:table-cell>
          <table:table-cell office:value-type="float" office:value="165196">
            <text:p>165196</text:p>
          </table:table-cell>
          <table:table-cell office:value-type="float" office:value="5309279">
            <text:p>5309279</text:p>
          </table:table-cell>
          <table:table-cell office:value-type="float" office:value="266286">
            <text:p>266286</text:p>
          </table:table-cell>
          <table:table-cell office:value-type="float" office:value="221250">
            <text:p>221250</text:p>
          </table:table-cell>
          <table:table-cell office:value-type="float" office:value="16614398718">
            <text:p>16614398718</text:p>
          </table:table-cell>
          <table:table-cell office:value-type="float" office:value="229230">
            <text:p>229230</text:p>
          </table:table-cell>
          <table:table-cell office:value-type="float" office:value="164190">
            <text:p>164190</text:p>
          </table:table-cell>
          <table:table-cell office:value-type="float" office:value="200798">
            <text:p>200798</text:p>
          </table:table-cell>
          <table:table-cell office:value-type="float" office:value="1118874">
            <text:p>1118874</text:p>
          </table:table-cell>
          <table:table-cell office:value-type="float" office:value="257136">
            <text:p>257136</text:p>
          </table:table-cell>
          <table:table-cell office:value-type="float" office:value="222002">
            <text:p>222002</text:p>
          </table:table-cell>
        </table:table-row>
        <table:table-row table:style-name="ro1">
          <table:table-cell office:value-type="float" office:value="1398262516">
            <text:p>1398262516</text:p>
          </table:table-cell>
          <table:table-cell office:value-type="float" office:value="194162">
            <text:p>194162</text:p>
          </table:table-cell>
          <table:table-cell office:value-type="float" office:value="155186">
            <text:p>155186</text:p>
          </table:table-cell>
          <table:table-cell office:value-type="float" office:value="153696">
            <text:p>153696</text:p>
          </table:table-cell>
          <table:table-cell office:value-type="float" office:value="2759477">
            <text:p>2759477</text:p>
          </table:table-cell>
          <table:table-cell office:value-type="float" office:value="265972">
            <text:p>265972</text:p>
          </table:table-cell>
          <table:table-cell office:value-type="float" office:value="392698">
            <text:p>392698</text:p>
          </table:table-cell>
          <table:table-cell office:value-type="float" office:value="16173243320">
            <text:p>16173243320</text:p>
          </table:table-cell>
          <table:table-cell office:value-type="float" office:value="204350">
            <text:p>204350</text:p>
          </table:table-cell>
          <table:table-cell office:value-type="float" office:value="167256">
            <text:p>167256</text:p>
          </table:table-cell>
          <table:table-cell office:value-type="float" office:value="162706">
            <text:p>162706</text:p>
          </table:table-cell>
          <table:table-cell office:value-type="float" office:value="533018">
            <text:p>533018</text:p>
          </table:table-cell>
          <table:table-cell office:value-type="float" office:value="275924">
            <text:p>275924</text:p>
          </table:table-cell>
          <table:table-cell office:value-type="float" office:value="225352">
            <text:p>225352</text:p>
          </table:table-cell>
          <table:table-cell office:value-type="float" office:value="6541075158">
            <text:p>6541075158</text:p>
          </table:table-cell>
          <table:table-cell office:value-type="float" office:value="202342">
            <text:p>202342</text:p>
          </table:table-cell>
          <table:table-cell office:value-type="float" office:value="167232">
            <text:p>167232</text:p>
          </table:table-cell>
          <table:table-cell office:value-type="float" office:value="165322">
            <text:p>165322</text:p>
          </table:table-cell>
          <table:table-cell office:value-type="float" office:value="30627021">
            <text:p>30627021</text:p>
          </table:table-cell>
          <table:table-cell office:value-type="float" office:value="274158">
            <text:p>274158</text:p>
          </table:table-cell>
          <table:table-cell office:value-type="float" office:value="224616">
            <text:p>224616</text:p>
          </table:table-cell>
        </table:table-row>
        <table:table-row table:style-name="ro1">
          <table:table-cell office:value-type="float" office:value="4228863924">
            <text:p>4228863924</text:p>
          </table:table-cell>
          <table:table-cell office:value-type="float" office:value="194870">
            <text:p>194870</text:p>
          </table:table-cell>
          <table:table-cell office:value-type="float" office:value="154996">
            <text:p>154996</text:p>
          </table:table-cell>
          <table:table-cell office:value-type="float" office:value="153924">
            <text:p>153924</text:p>
          </table:table-cell>
          <table:table-cell office:value-type="float" office:value="83437323">
            <text:p>83437323</text:p>
          </table:table-cell>
          <table:table-cell office:value-type="float" office:value="262334">
            <text:p>262334</text:p>
          </table:table-cell>
          <table:table-cell office:value-type="float" office:value="217782">
            <text:p>217782</text:p>
          </table:table-cell>
          <table:table-cell office:value-type="float" office:value="6848931513">
            <text:p>6848931513</text:p>
          </table:table-cell>
          <table:table-cell office:value-type="float" office:value="497065">
            <text:p>497065</text:p>
          </table:table-cell>
          <table:table-cell office:value-type="float" office:value="167880">
            <text:p>167880</text:p>
          </table:table-cell>
          <table:table-cell office:value-type="float" office:value="163074">
            <text:p>163074</text:p>
          </table:table-cell>
          <table:table-cell office:value-type="float" office:value="15812364">
            <text:p>15812364</text:p>
          </table:table-cell>
          <table:table-cell office:value-type="float" office:value="281358">
            <text:p>281358</text:p>
          </table:table-cell>
          <table:table-cell office:value-type="float" office:value="236986">
            <text:p>236986</text:p>
          </table:table-cell>
          <table:table-cell office:value-type="float" office:value="10457673481">
            <text:p>10457673481</text:p>
          </table:table-cell>
          <table:table-cell office:value-type="float" office:value="204174">
            <text:p>204174</text:p>
          </table:table-cell>
          <table:table-cell office:value-type="float" office:value="162528">
            <text:p>162528</text:p>
          </table:table-cell>
          <table:table-cell office:value-type="float" office:value="157454">
            <text:p>157454</text:p>
          </table:table-cell>
          <table:table-cell office:value-type="float" office:value="501774">
            <text:p>501774</text:p>
          </table:table-cell>
          <table:table-cell office:value-type="float" office:value="336785">
            <text:p>336785</text:p>
          </table:table-cell>
          <table:table-cell office:value-type="float" office:value="275950">
            <text:p>275950</text:p>
          </table:table-cell>
        </table:table-row>
        <table:table-row table:style-name="ro1">
          <table:table-cell office:value-type="float" office:value="1709587942">
            <text:p>1709587942</text:p>
          </table:table-cell>
          <table:table-cell office:value-type="float" office:value="198780">
            <text:p>198780</text:p>
          </table:table-cell>
          <table:table-cell office:value-type="float" office:value="155034">
            <text:p>155034</text:p>
          </table:table-cell>
          <table:table-cell office:value-type="float" office:value="171381">
            <text:p>171381</text:p>
          </table:table-cell>
          <table:table-cell office:value-type="float" office:value="38874977">
            <text:p>38874977</text:p>
          </table:table-cell>
          <table:table-cell office:value-type="float" office:value="275730">
            <text:p>275730</text:p>
          </table:table-cell>
          <table:table-cell office:value-type="float" office:value="221880">
            <text:p>221880</text:p>
          </table:table-cell>
          <table:table-cell office:value-type="float" office:value="1950756044">
            <text:p>1950756044</text:p>
          </table:table-cell>
          <table:table-cell office:value-type="float" office:value="208588">
            <text:p>208588</text:p>
          </table:table-cell>
          <table:table-cell office:value-type="float" office:value="167260">
            <text:p>167260</text:p>
          </table:table-cell>
          <table:table-cell office:value-type="float" office:value="162454">
            <text:p>162454</text:p>
          </table:table-cell>
          <table:table-cell office:value-type="float" office:value="256732">
            <text:p>256732</text:p>
          </table:table-cell>
          <table:table-cell office:value-type="float" office:value="264748">
            <text:p>264748</text:p>
          </table:table-cell>
          <table:table-cell office:value-type="float" office:value="225734">
            <text:p>225734</text:p>
          </table:table-cell>
          <table:table-cell office:value-type="float" office:value="10655628836">
            <text:p>10655628836</text:p>
          </table:table-cell>
          <table:table-cell office:value-type="float" office:value="204560">
            <text:p>204560</text:p>
          </table:table-cell>
          <table:table-cell office:value-type="float" office:value="161006">
            <text:p>161006</text:p>
          </table:table-cell>
          <table:table-cell office:value-type="float" office:value="160832">
            <text:p>160832</text:p>
          </table:table-cell>
          <table:table-cell office:value-type="float" office:value="250774">
            <text:p>250774</text:p>
          </table:table-cell>
          <table:table-cell office:value-type="float" office:value="292593">
            <text:p>292593</text:p>
          </table:table-cell>
          <table:table-cell office:value-type="float" office:value="221542">
            <text:p>221542</text:p>
          </table:table-cell>
        </table:table-row>
        <table:table-row table:style-name="ro1">
          <table:table-cell office:value-type="float" office:value="19705185364">
            <text:p>19705185364</text:p>
          </table:table-cell>
          <table:table-cell office:value-type="float" office:value="198002">
            <text:p>198002</text:p>
          </table:table-cell>
          <table:table-cell office:value-type="float" office:value="154110">
            <text:p>154110</text:p>
          </table:table-cell>
          <table:table-cell office:value-type="float" office:value="153192">
            <text:p>153192</text:p>
          </table:table-cell>
          <table:table-cell office:value-type="float" office:value="18433541">
            <text:p>18433541</text:p>
          </table:table-cell>
          <table:table-cell office:value-type="float" office:value="270394">
            <text:p>270394</text:p>
          </table:table-cell>
          <table:table-cell office:value-type="float" office:value="251423">
            <text:p>251423</text:p>
          </table:table-cell>
          <table:table-cell office:value-type="float" office:value="6811306672">
            <text:p>6811306672</text:p>
          </table:table-cell>
          <table:table-cell office:value-type="float" office:value="205934">
            <text:p>205934</text:p>
          </table:table-cell>
          <table:table-cell office:value-type="float" office:value="166718">
            <text:p>166718</text:p>
          </table:table-cell>
          <table:table-cell office:value-type="float" office:value="162988">
            <text:p>162988</text:p>
          </table:table-cell>
          <table:table-cell office:value-type="float" office:value="255572">
            <text:p>255572</text:p>
          </table:table-cell>
          <table:table-cell office:value-type="float" office:value="538257">
            <text:p>538257</text:p>
          </table:table-cell>
          <table:table-cell office:value-type="float" office:value="245182">
            <text:p>245182</text:p>
          </table:table-cell>
          <table:table-cell office:value-type="float" office:value="2125057445">
            <text:p>2125057445</text:p>
          </table:table-cell>
          <table:table-cell office:value-type="float" office:value="270863">
            <text:p>270863</text:p>
          </table:table-cell>
          <table:table-cell office:value-type="float" office:value="161896">
            <text:p>161896</text:p>
          </table:table-cell>
          <table:table-cell office:value-type="float" office:value="192288">
            <text:p>192288</text:p>
          </table:table-cell>
          <table:table-cell office:value-type="float" office:value="7615352">
            <text:p>7615352</text:p>
          </table:table-cell>
          <table:table-cell office:value-type="float" office:value="297444">
            <text:p>297444</text:p>
          </table:table-cell>
          <table:table-cell office:value-type="float" office:value="256103">
            <text:p>256103</text:p>
          </table:table-cell>
        </table:table-row>
        <table:table-row table:style-name="ro1">
          <table:table-cell office:value-type="float" office:value="6287673632">
            <text:p>6287673632</text:p>
          </table:table-cell>
          <table:table-cell office:value-type="float" office:value="192484">
            <text:p>192484</text:p>
          </table:table-cell>
          <table:table-cell office:value-type="float" office:value="153736">
            <text:p>153736</text:p>
          </table:table-cell>
          <table:table-cell office:value-type="float" office:value="153636">
            <text:p>153636</text:p>
          </table:table-cell>
          <table:table-cell office:value-type="float" office:value="5432700">
            <text:p>5432700</text:p>
          </table:table-cell>
          <table:table-cell office:value-type="float" office:value="306937">
            <text:p>306937</text:p>
          </table:table-cell>
          <table:table-cell office:value-type="float" office:value="312431">
            <text:p>312431</text:p>
          </table:table-cell>
          <table:table-cell office:value-type="float" office:value="2381462826">
            <text:p>2381462826</text:p>
          </table:table-cell>
          <table:table-cell office:value-type="float" office:value="212190">
            <text:p>212190</text:p>
          </table:table-cell>
          <table:table-cell office:value-type="float" office:value="197200">
            <text:p>197200</text:p>
          </table:table-cell>
          <table:table-cell office:value-type="float" office:value="164130">
            <text:p>164130</text:p>
          </table:table-cell>
          <table:table-cell office:value-type="float" office:value="727870">
            <text:p>727870</text:p>
          </table:table-cell>
          <table:table-cell office:value-type="float" office:value="290412">
            <text:p>290412</text:p>
          </table:table-cell>
          <table:table-cell office:value-type="float" office:value="278534">
            <text:p>278534</text:p>
          </table:table-cell>
          <table:table-cell office:value-type="float" office:value="1959090042">
            <text:p>1959090042</text:p>
          </table:table-cell>
          <table:table-cell office:value-type="float" office:value="235768">
            <text:p>235768</text:p>
          </table:table-cell>
          <table:table-cell office:value-type="float" office:value="167316">
            <text:p>167316</text:p>
          </table:table-cell>
          <table:table-cell office:value-type="float" office:value="178358">
            <text:p>178358</text:p>
          </table:table-cell>
          <table:table-cell office:value-type="float" office:value="2828065">
            <text:p>2828065</text:p>
          </table:table-cell>
          <table:table-cell office:value-type="float" office:value="311564">
            <text:p>311564</text:p>
          </table:table-cell>
          <table:table-cell office:value-type="float" office:value="239030">
            <text:p>239030</text:p>
          </table:table-cell>
        </table:table-row>
        <table:table-row table:style-name="ro1">
          <table:table-cell office:value-type="float" office:value="11638150558">
            <text:p>11638150558</text:p>
          </table:table-cell>
          <table:table-cell office:value-type="float" office:value="192446">
            <text:p>192446</text:p>
          </table:table-cell>
          <table:table-cell office:value-type="float" office:value="154112">
            <text:p>154112</text:p>
          </table:table-cell>
          <table:table-cell office:value-type="float" office:value="148258">
            <text:p>148258</text:p>
          </table:table-cell>
          <table:table-cell office:value-type="float" office:value="5120722">
            <text:p>5120722</text:p>
          </table:table-cell>
          <table:table-cell office:value-type="float" office:value="259204">
            <text:p>259204</text:p>
          </table:table-cell>
          <table:table-cell office:value-type="float" office:value="215694">
            <text:p>215694</text:p>
          </table:table-cell>
          <table:table-cell office:value-type="float" office:value="2113124949">
            <text:p>2113124949</text:p>
          </table:table-cell>
          <table:table-cell office:value-type="float" office:value="206126">
            <text:p>206126</text:p>
          </table:table-cell>
          <table:table-cell office:value-type="float" office:value="167678">
            <text:p>167678</text:p>
          </table:table-cell>
          <table:table-cell office:value-type="float" office:value="162466">
            <text:p>162466</text:p>
          </table:table-cell>
          <table:table-cell office:value-type="float" office:value="4888132">
            <text:p>4888132</text:p>
          </table:table-cell>
          <table:table-cell office:value-type="float" office:value="278854">
            <text:p>278854</text:p>
          </table:table-cell>
          <table:table-cell office:value-type="float" office:value="237666">
            <text:p>237666</text:p>
          </table:table-cell>
          <table:table-cell office:value-type="float" office:value="25382054187">
            <text:p>25382054187</text:p>
          </table:table-cell>
          <table:table-cell office:value-type="float" office:value="248852">
            <text:p>248852</text:p>
          </table:table-cell>
          <table:table-cell office:value-type="float" office:value="255023">
            <text:p>255023</text:p>
          </table:table-cell>
          <table:table-cell office:value-type="float" office:value="219275">
            <text:p>219275</text:p>
          </table:table-cell>
          <table:table-cell office:value-type="float" office:value="95258458">
            <text:p>95258458</text:p>
          </table:table-cell>
          <table:table-cell office:value-type="float" office:value="288754">
            <text:p>288754</text:p>
          </table:table-cell>
          <table:table-cell office:value-type="float" office:value="306498">
            <text:p>306498</text:p>
          </table:table-cell>
        </table:table-row>
        <table:table-row table:style-name="ro1">
          <table:table-cell office:value-type="float" office:value="2079930860">
            <text:p>2079930860</text:p>
          </table:table-cell>
          <table:table-cell office:value-type="float" office:value="194814">
            <text:p>194814</text:p>
          </table:table-cell>
          <table:table-cell office:value-type="float" office:value="151778">
            <text:p>151778</text:p>
          </table:table-cell>
          <table:table-cell office:value-type="float" office:value="152660">
            <text:p>152660</text:p>
          </table:table-cell>
          <table:table-cell office:value-type="float" office:value="12112497">
            <text:p>12112497</text:p>
          </table:table-cell>
          <table:table-cell office:value-type="float" office:value="309194">
            <text:p>309194</text:p>
          </table:table-cell>
          <table:table-cell office:value-type="float" office:value="225622">
            <text:p>225622</text:p>
          </table:table-cell>
          <table:table-cell office:value-type="float" office:value="6483046194">
            <text:p>6483046194</text:p>
          </table:table-cell>
          <table:table-cell office:value-type="float" office:value="220316">
            <text:p>220316</text:p>
          </table:table-cell>
          <table:table-cell office:value-type="float" office:value="169192">
            <text:p>169192</text:p>
          </table:table-cell>
          <table:table-cell office:value-type="float" office:value="161126">
            <text:p>161126</text:p>
          </table:table-cell>
          <table:table-cell office:value-type="float" office:value="13677279">
            <text:p>13677279</text:p>
          </table:table-cell>
          <table:table-cell office:value-type="float" office:value="326944">
            <text:p>326944</text:p>
          </table:table-cell>
          <table:table-cell office:value-type="float" office:value="280211">
            <text:p>280211</text:p>
          </table:table-cell>
          <table:table-cell office:value-type="float" office:value="1629095342">
            <text:p>1629095342</text:p>
          </table:table-cell>
          <table:table-cell office:value-type="float" office:value="203960">
            <text:p>203960</text:p>
          </table:table-cell>
          <table:table-cell office:value-type="float" office:value="195620">
            <text:p>195620</text:p>
          </table:table-cell>
          <table:table-cell office:value-type="float" office:value="181594">
            <text:p>181594</text:p>
          </table:table-cell>
          <table:table-cell office:value-type="float" office:value="38764209">
            <text:p>38764209</text:p>
          </table:table-cell>
          <table:table-cell office:value-type="float" office:value="291944">
            <text:p>291944</text:p>
          </table:table-cell>
          <table:table-cell office:value-type="float" office:value="235400">
            <text:p>235400</text:p>
          </table:table-cell>
        </table:table-row>
        <table:table-row table:style-name="ro1">
          <table:table-cell office:value-type="float" office:value="7335400070">
            <text:p>7335400070</text:p>
          </table:table-cell>
          <table:table-cell office:value-type="float" office:value="191750">
            <text:p>191750</text:p>
          </table:table-cell>
          <table:table-cell office:value-type="float" office:value="194349">
            <text:p>194349</text:p>
          </table:table-cell>
          <table:table-cell office:value-type="float" office:value="304181">
            <text:p>304181</text:p>
          </table:table-cell>
          <table:table-cell office:value-type="float" office:value="45333274">
            <text:p>45333274</text:p>
          </table:table-cell>
          <table:table-cell office:value-type="float" office:value="337202">
            <text:p>337202</text:p>
          </table:table-cell>
          <table:table-cell office:value-type="float" office:value="233742">
            <text:p>233742</text:p>
          </table:table-cell>
          <table:table-cell office:value-type="float" office:value="4545593805">
            <text:p>4545593805</text:p>
          </table:table-cell>
          <table:table-cell office:value-type="float" office:value="209318">
            <text:p>209318</text:p>
          </table:table-cell>
          <table:table-cell office:value-type="float" office:value="196535">
            <text:p>196535</text:p>
          </table:table-cell>
          <table:table-cell office:value-type="float" office:value="160766">
            <text:p>160766</text:p>
          </table:table-cell>
          <table:table-cell office:value-type="float" office:value="13193837">
            <text:p>13193837</text:p>
          </table:table-cell>
          <table:table-cell office:value-type="float" office:value="300063">
            <text:p>300063</text:p>
          </table:table-cell>
          <table:table-cell office:value-type="float" office:value="261086">
            <text:p>261086</text:p>
          </table:table-cell>
          <table:table-cell office:value-type="float" office:value="4909541825">
            <text:p>4909541825</text:p>
          </table:table-cell>
          <table:table-cell office:value-type="float" office:value="277813">
            <text:p>277813</text:p>
          </table:table-cell>
          <table:table-cell office:value-type="float" office:value="164798">
            <text:p>164798</text:p>
          </table:table-cell>
          <table:table-cell office:value-type="float" office:value="158420">
            <text:p>158420</text:p>
          </table:table-cell>
          <table:table-cell office:value-type="float" office:value="11745650">
            <text:p>11745650</text:p>
          </table:table-cell>
          <table:table-cell office:value-type="float" office:value="298862">
            <text:p>298862</text:p>
          </table:table-cell>
          <table:table-cell office:value-type="float" office:value="240348">
            <text:p>240348</text:p>
          </table:table-cell>
        </table:table-row>
        <table:table-row table:style-name="ro1">
          <table:table-cell office:value-type="float" office:value="2697441062">
            <text:p>2697441062</text:p>
          </table:table-cell>
          <table:table-cell office:value-type="float" office:value="194940">
            <text:p>194940</text:p>
          </table:table-cell>
          <table:table-cell office:value-type="float" office:value="155492">
            <text:p>155492</text:p>
          </table:table-cell>
          <table:table-cell office:value-type="float" office:value="152186">
            <text:p>152186</text:p>
          </table:table-cell>
          <table:table-cell office:value-type="float" office:value="5021311">
            <text:p>5021311</text:p>
          </table:table-cell>
          <table:table-cell office:value-type="float" office:value="321460">
            <text:p>321460</text:p>
          </table:table-cell>
          <table:table-cell office:value-type="float" office:value="232658">
            <text:p>232658</text:p>
          </table:table-cell>
          <table:table-cell office:value-type="float" office:value="22718883327">
            <text:p>22718883327</text:p>
          </table:table-cell>
          <table:table-cell office:value-type="float" office:value="205202">
            <text:p>205202</text:p>
          </table:table-cell>
          <table:table-cell office:value-type="float" office:value="167444">
            <text:p>167444</text:p>
          </table:table-cell>
          <table:table-cell office:value-type="float" office:value="160896">
            <text:p>160896</text:p>
          </table:table-cell>
          <table:table-cell office:value-type="float" office:value="12251342">
            <text:p>12251342</text:p>
          </table:table-cell>
          <table:table-cell office:value-type="float" office:value="317126">
            <text:p>317126</text:p>
          </table:table-cell>
          <table:table-cell office:value-type="float" office:value="275876">
            <text:p>275876</text:p>
          </table:table-cell>
          <table:table-cell office:value-type="float" office:value="1876706538">
            <text:p>1876706538</text:p>
          </table:table-cell>
          <table:table-cell office:value-type="float" office:value="205938">
            <text:p>205938</text:p>
          </table:table-cell>
          <table:table-cell office:value-type="float" office:value="163244">
            <text:p>163244</text:p>
          </table:table-cell>
          <table:table-cell office:value-type="float" office:value="158158">
            <text:p>158158</text:p>
          </table:table-cell>
          <table:table-cell office:value-type="float" office:value="13013153">
            <text:p>13013153</text:p>
          </table:table-cell>
          <table:table-cell office:value-type="float" office:value="276906">
            <text:p>276906</text:p>
          </table:table-cell>
          <table:table-cell office:value-type="float" office:value="274448">
            <text:p>274448</text:p>
          </table:table-cell>
        </table:table-row>
        <table:table-row table:style-name="ro1">
          <table:table-cell office:value-type="float" office:value="25267845401">
            <text:p>25267845401</text:p>
          </table:table-cell>
          <table:table-cell office:value-type="float" office:value="218561">
            <text:p>218561</text:p>
          </table:table-cell>
          <table:table-cell office:value-type="float" office:value="154564">
            <text:p>154564</text:p>
          </table:table-cell>
          <table:table-cell office:value-type="float" office:value="149392">
            <text:p>149392</text:p>
          </table:table-cell>
          <table:table-cell office:value-type="float" office:value="11750409">
            <text:p>11750409</text:p>
          </table:table-cell>
          <table:table-cell office:value-type="float" office:value="261610">
            <text:p>261610</text:p>
          </table:table-cell>
          <table:table-cell office:value-type="float" office:value="224736">
            <text:p>224736</text:p>
          </table:table-cell>
          <table:table-cell office:value-type="float" office:value="2876645772">
            <text:p>2876645772</text:p>
          </table:table-cell>
          <table:table-cell office:value-type="float" office:value="205888">
            <text:p>205888</text:p>
          </table:table-cell>
          <table:table-cell office:value-type="float" office:value="166042">
            <text:p>166042</text:p>
          </table:table-cell>
          <table:table-cell office:value-type="float" office:value="192121">
            <text:p>192121</text:p>
          </table:table-cell>
          <table:table-cell office:value-type="float" office:value="1337180">
            <text:p>1337180</text:p>
          </table:table-cell>
          <table:table-cell office:value-type="float" office:value="262288">
            <text:p>262288</text:p>
          </table:table-cell>
          <table:table-cell office:value-type="float" office:value="246924">
            <text:p>246924</text:p>
          </table:table-cell>
          <table:table-cell office:value-type="float" office:value="15761927209">
            <text:p>15761927209</text:p>
          </table:table-cell>
          <table:table-cell office:value-type="float" office:value="200950">
            <text:p>200950</text:p>
          </table:table-cell>
          <table:table-cell office:value-type="float" office:value="164064">
            <text:p>164064</text:p>
          </table:table-cell>
          <table:table-cell office:value-type="float" office:value="158664">
            <text:p>158664</text:p>
          </table:table-cell>
          <table:table-cell office:value-type="float" office:value="18496376">
            <text:p>18496376</text:p>
          </table:table-cell>
          <table:table-cell office:value-type="float" office:value="274478">
            <text:p>274478</text:p>
          </table:table-cell>
          <table:table-cell office:value-type="float" office:value="227344">
            <text:p>227344</text:p>
          </table:table-cell>
        </table:table-row>
        <table:table-row table:style-name="ro1">
          <table:table-cell office:value-type="float" office:value="7746237801">
            <text:p>7746237801</text:p>
          </table:table-cell>
          <table:table-cell office:value-type="float" office:value="222884">
            <text:p>222884</text:p>
          </table:table-cell>
          <table:table-cell office:value-type="float" office:value="191933">
            <text:p>191933</text:p>
          </table:table-cell>
          <table:table-cell office:value-type="float" office:value="172161">
            <text:p>172161</text:p>
          </table:table-cell>
          <table:table-cell office:value-type="float" office:value="22885226">
            <text:p>22885226</text:p>
          </table:table-cell>
          <table:table-cell office:value-type="float" office:value="277976">
            <text:p>277976</text:p>
          </table:table-cell>
          <table:table-cell office:value-type="float" office:value="228258">
            <text:p>228258</text:p>
          </table:table-cell>
          <table:table-cell office:value-type="float" office:value="4060858775">
            <text:p>4060858775</text:p>
          </table:table-cell>
          <table:table-cell office:value-type="float" office:value="206622">
            <text:p>206622</text:p>
          </table:table-cell>
          <table:table-cell office:value-type="float" office:value="167488">
            <text:p>167488</text:p>
          </table:table-cell>
          <table:table-cell office:value-type="float" office:value="163826">
            <text:p>163826</text:p>
          </table:table-cell>
          <table:table-cell office:value-type="float" office:value="16317013">
            <text:p>16317013</text:p>
          </table:table-cell>
          <table:table-cell office:value-type="float" office:value="279474">
            <text:p>279474</text:p>
          </table:table-cell>
          <table:table-cell office:value-type="float" office:value="263616">
            <text:p>263616</text:p>
          </table:table-cell>
          <table:table-cell office:value-type="float" office:value="4747200422">
            <text:p>4747200422</text:p>
          </table:table-cell>
          <table:table-cell office:value-type="float" office:value="200712">
            <text:p>200712</text:p>
          </table:table-cell>
          <table:table-cell office:value-type="float" office:value="161528">
            <text:p>161528</text:p>
          </table:table-cell>
          <table:table-cell office:value-type="float" office:value="320327">
            <text:p>320327</text:p>
          </table:table-cell>
          <table:table-cell office:value-type="float" office:value="721134">
            <text:p>721134</text:p>
          </table:table-cell>
          <table:table-cell office:value-type="float" office:value="312340">
            <text:p>312340</text:p>
          </table:table-cell>
          <table:table-cell office:value-type="float" office:value="232730">
            <text:p>232730</text:p>
          </table:table-cell>
        </table:table-row>
        <table:table-row table:style-name="ro1">
          <table:table-cell office:value-type="float" office:value="2585903332">
            <text:p>2585903332</text:p>
          </table:table-cell>
          <table:table-cell office:value-type="float" office:value="194294">
            <text:p>194294</text:p>
          </table:table-cell>
          <table:table-cell office:value-type="float" office:value="162038">
            <text:p>162038</text:p>
          </table:table-cell>
          <table:table-cell office:value-type="float" office:value="154054">
            <text:p>154054</text:p>
          </table:table-cell>
          <table:table-cell office:value-type="float" office:value="6228558">
            <text:p>6228558</text:p>
          </table:table-cell>
          <table:table-cell office:value-type="float" office:value="309532">
            <text:p>309532</text:p>
          </table:table-cell>
          <table:table-cell office:value-type="float" office:value="250918">
            <text:p>250918</text:p>
          </table:table-cell>
          <table:table-cell office:value-type="float" office:value="6663564529">
            <text:p>6663564529</text:p>
          </table:table-cell>
          <table:table-cell office:value-type="float" office:value="205552">
            <text:p>205552</text:p>
          </table:table-cell>
          <table:table-cell office:value-type="float" office:value="168058">
            <text:p>168058</text:p>
          </table:table-cell>
          <table:table-cell office:value-type="float" office:value="165574">
            <text:p>165574</text:p>
          </table:table-cell>
          <table:table-cell office:value-type="float" office:value="1232914">
            <text:p>1232914</text:p>
          </table:table-cell>
          <table:table-cell office:value-type="float" office:value="279628">
            <text:p>279628</text:p>
          </table:table-cell>
          <table:table-cell office:value-type="float" office:value="267372">
            <text:p>267372</text:p>
          </table:table-cell>
          <table:table-cell office:value-type="float" office:value="3239774999">
            <text:p>3239774999</text:p>
          </table:table-cell>
          <table:table-cell office:value-type="float" office:value="203738">
            <text:p>203738</text:p>
          </table:table-cell>
          <table:table-cell office:value-type="float" office:value="164230">
            <text:p>164230</text:p>
          </table:table-cell>
          <table:table-cell office:value-type="float" office:value="159864">
            <text:p>159864</text:p>
          </table:table-cell>
          <table:table-cell office:value-type="float" office:value="17051537">
            <text:p>17051537</text:p>
          </table:table-cell>
          <table:table-cell office:value-type="float" office:value="388401">
            <text:p>388401</text:p>
          </table:table-cell>
          <table:table-cell office:value-type="float" office:value="252114">
            <text:p>252114</text:p>
          </table:table-cell>
        </table:table-row>
        <table:table-row table:style-name="ro1">
          <table:table-cell office:value-type="float" office:value="981555284">
            <text:p>981555284</text:p>
          </table:table-cell>
          <table:table-cell office:value-type="float" office:value="196452">
            <text:p>196452</text:p>
          </table:table-cell>
          <table:table-cell office:value-type="float" office:value="152452">
            <text:p>152452</text:p>
          </table:table-cell>
          <table:table-cell office:value-type="float" office:value="152970">
            <text:p>152970</text:p>
          </table:table-cell>
          <table:table-cell office:value-type="float" office:value="6050816">
            <text:p>6050816</text:p>
          </table:table-cell>
          <table:table-cell office:value-type="float" office:value="285366">
            <text:p>285366</text:p>
          </table:table-cell>
          <table:table-cell office:value-type="float" office:value="232462">
            <text:p>232462</text:p>
          </table:table-cell>
          <table:table-cell office:value-type="float" office:value="11509789910">
            <text:p>11509789910</text:p>
          </table:table-cell>
          <table:table-cell office:value-type="float" office:value="204408">
            <text:p>204408</text:p>
          </table:table-cell>
          <table:table-cell office:value-type="float" office:value="165710">
            <text:p>165710</text:p>
          </table:table-cell>
          <table:table-cell office:value-type="float" office:value="159578">
            <text:p>159578</text:p>
          </table:table-cell>
          <table:table-cell office:value-type="float" office:value="9802859">
            <text:p>9802859</text:p>
          </table:table-cell>
          <table:table-cell office:value-type="float" office:value="290894">
            <text:p>290894</text:p>
          </table:table-cell>
          <table:table-cell office:value-type="float" office:value="241816">
            <text:p>241816</text:p>
          </table:table-cell>
          <table:table-cell office:value-type="float" office:value="1295289471">
            <text:p>1295289471</text:p>
          </table:table-cell>
          <table:table-cell office:value-type="float" office:value="203128">
            <text:p>203128</text:p>
          </table:table-cell>
          <table:table-cell office:value-type="float" office:value="163830">
            <text:p>163830</text:p>
          </table:table-cell>
          <table:table-cell office:value-type="float" office:value="161158">
            <text:p>161158</text:p>
          </table:table-cell>
          <table:table-cell office:value-type="float" office:value="2715708">
            <text:p>2715708</text:p>
          </table:table-cell>
          <table:table-cell office:value-type="float" office:value="278564">
            <text:p>278564</text:p>
          </table:table-cell>
          <table:table-cell office:value-type="float" office:value="235912">
            <text:p>235912</text:p>
          </table:table-cell>
        </table:table-row>
        <table:table-row table:style-name="ro1">
          <table:table-cell office:value-type="float" office:value="20158164496">
            <text:p>20158164496</text:p>
          </table:table-cell>
          <table:table-cell office:value-type="float" office:value="195336">
            <text:p>195336</text:p>
          </table:table-cell>
          <table:table-cell office:value-type="float" office:value="153252">
            <text:p>153252</text:p>
          </table:table-cell>
          <table:table-cell office:value-type="float" office:value="169564">
            <text:p>169564</text:p>
          </table:table-cell>
          <table:table-cell office:value-type="float" office:value="14682577">
            <text:p>14682577</text:p>
          </table:table-cell>
          <table:table-cell office:value-type="float" office:value="277876">
            <text:p>277876</text:p>
          </table:table-cell>
          <table:table-cell office:value-type="float" office:value="234788">
            <text:p>234788</text:p>
          </table:table-cell>
          <table:table-cell office:value-type="float" office:value="4303004039">
            <text:p>4303004039</text:p>
          </table:table-cell>
          <table:table-cell office:value-type="float" office:value="203128">
            <text:p>203128</text:p>
          </table:table-cell>
          <table:table-cell office:value-type="float" office:value="167930">
            <text:p>167930</text:p>
          </table:table-cell>
          <table:table-cell office:value-type="float" office:value="160132">
            <text:p>160132</text:p>
          </table:table-cell>
          <table:table-cell office:value-type="float" office:value="2274498">
            <text:p>2274498</text:p>
          </table:table-cell>
          <table:table-cell office:value-type="float" office:value="319617">
            <text:p>319617</text:p>
          </table:table-cell>
          <table:table-cell office:value-type="float" office:value="246654">
            <text:p>246654</text:p>
          </table:table-cell>
          <table:table-cell office:value-type="float" office:value="5809609767">
            <text:p>5809609767</text:p>
          </table:table-cell>
          <table:table-cell office:value-type="float" office:value="203410">
            <text:p>203410</text:p>
          </table:table-cell>
          <table:table-cell office:value-type="float" office:value="165170">
            <text:p>165170</text:p>
          </table:table-cell>
          <table:table-cell office:value-type="float" office:value="179506">
            <text:p>179506</text:p>
          </table:table-cell>
          <table:table-cell office:value-type="float" office:value="14465820">
            <text:p>14465820</text:p>
          </table:table-cell>
          <table:table-cell office:value-type="float" office:value="266378">
            <text:p>266378</text:p>
          </table:table-cell>
          <table:table-cell office:value-type="float" office:value="566223">
            <text:p>566223</text:p>
          </table:table-cell>
        </table:table-row>
        <table:table-row table:style-name="ro1">
          <table:table-cell office:value-type="float" office:value="3550103100">
            <text:p>3550103100</text:p>
          </table:table-cell>
          <table:table-cell office:value-type="float" office:value="192854">
            <text:p>192854</text:p>
          </table:table-cell>
          <table:table-cell office:value-type="float" office:value="153108">
            <text:p>153108</text:p>
          </table:table-cell>
          <table:table-cell office:value-type="float" office:value="152736">
            <text:p>152736</text:p>
          </table:table-cell>
          <table:table-cell office:value-type="float" office:value="5390134">
            <text:p>5390134</text:p>
          </table:table-cell>
          <table:table-cell office:value-type="float" office:value="268112">
            <text:p>268112</text:p>
          </table:table-cell>
          <table:table-cell office:value-type="float" office:value="231260">
            <text:p>231260</text:p>
          </table:table-cell>
          <table:table-cell office:value-type="float" office:value="3631973227">
            <text:p>3631973227</text:p>
          </table:table-cell>
          <table:table-cell office:value-type="float" office:value="223600">
            <text:p>223600</text:p>
          </table:table-cell>
          <table:table-cell office:value-type="float" office:value="166054">
            <text:p>166054</text:p>
          </table:table-cell>
          <table:table-cell office:value-type="float" office:value="164000">
            <text:p>164000</text:p>
          </table:table-cell>
          <table:table-cell office:value-type="float" office:value="17048785">
            <text:p>17048785</text:p>
          </table:table-cell>
          <table:table-cell office:value-type="float" office:value="269352">
            <text:p>269352</text:p>
          </table:table-cell>
          <table:table-cell office:value-type="float" office:value="305720">
            <text:p>305720</text:p>
          </table:table-cell>
          <table:table-cell office:value-type="float" office:value="3178872001">
            <text:p>3178872001</text:p>
          </table:table-cell>
          <table:table-cell office:value-type="float" office:value="204186">
            <text:p>204186</text:p>
          </table:table-cell>
          <table:table-cell office:value-type="float" office:value="164868">
            <text:p>164868</text:p>
          </table:table-cell>
          <table:table-cell office:value-type="float" office:value="156734">
            <text:p>156734</text:p>
          </table:table-cell>
          <table:table-cell office:value-type="float" office:value="28618730">
            <text:p>28618730</text:p>
          </table:table-cell>
          <table:table-cell office:value-type="float" office:value="282576">
            <text:p>282576</text:p>
          </table:table-cell>
          <table:table-cell office:value-type="float" office:value="261940">
            <text:p>261940</text:p>
          </table:table-cell>
        </table:table-row>
        <table:table-row table:style-name="ro1">
          <table:table-cell office:value-type="float" office:value="6805232484">
            <text:p>6805232484</text:p>
          </table:table-cell>
          <table:table-cell office:value-type="float" office:value="192358">
            <text:p>192358</text:p>
          </table:table-cell>
          <table:table-cell office:value-type="float" office:value="152716">
            <text:p>152716</text:p>
          </table:table-cell>
          <table:table-cell office:value-type="float" office:value="151022">
            <text:p>151022</text:p>
          </table:table-cell>
          <table:table-cell office:value-type="float" office:value="971377">
            <text:p>971377</text:p>
          </table:table-cell>
          <table:table-cell office:value-type="float" office:value="294688">
            <text:p>294688</text:p>
          </table:table-cell>
          <table:table-cell office:value-type="float" office:value="242456">
            <text:p>242456</text:p>
          </table:table-cell>
          <table:table-cell office:value-type="float" office:value="11185612927">
            <text:p>11185612927</text:p>
          </table:table-cell>
          <table:table-cell office:value-type="float" office:value="203990">
            <text:p>203990</text:p>
          </table:table-cell>
          <table:table-cell office:value-type="float" office:value="167190">
            <text:p>167190</text:p>
          </table:table-cell>
          <table:table-cell office:value-type="float" office:value="162284">
            <text:p>162284</text:p>
          </table:table-cell>
          <table:table-cell office:value-type="float" office:value="12110114">
            <text:p>12110114</text:p>
          </table:table-cell>
          <table:table-cell office:value-type="float" office:value="316032">
            <text:p>316032</text:p>
          </table:table-cell>
          <table:table-cell office:value-type="float" office:value="247964">
            <text:p>247964</text:p>
          </table:table-cell>
          <table:table-cell office:value-type="float" office:value="5863979420">
            <text:p>5863979420</text:p>
          </table:table-cell>
          <table:table-cell office:value-type="float" office:value="206726">
            <text:p>206726</text:p>
          </table:table-cell>
          <table:table-cell office:value-type="float" office:value="168342">
            <text:p>168342</text:p>
          </table:table-cell>
          <table:table-cell office:value-type="float" office:value="217995">
            <text:p>217995</text:p>
          </table:table-cell>
          <table:table-cell office:value-type="float" office:value="13224079">
            <text:p>13224079</text:p>
          </table:table-cell>
          <table:table-cell office:value-type="float" office:value="276894">
            <text:p>276894</text:p>
          </table:table-cell>
          <table:table-cell office:value-type="float" office:value="229320">
            <text:p>229320</text:p>
          </table:table-cell>
        </table:table-row>
        <table:table-row table:style-name="ro1">
          <table:table-cell office:value-type="float" office:value="3746806622">
            <text:p>3746806622</text:p>
          </table:table-cell>
          <table:table-cell office:value-type="float" office:value="196048">
            <text:p>196048</text:p>
          </table:table-cell>
          <table:table-cell office:value-type="float" office:value="150528">
            <text:p>150528</text:p>
          </table:table-cell>
          <table:table-cell office:value-type="float" office:value="179696">
            <text:p>179696</text:p>
          </table:table-cell>
          <table:table-cell office:value-type="float" office:value="9229831">
            <text:p>9229831</text:p>
          </table:table-cell>
          <table:table-cell office:value-type="float" office:value="276110">
            <text:p>276110</text:p>
          </table:table-cell>
          <table:table-cell office:value-type="float" office:value="229656">
            <text:p>229656</text:p>
          </table:table-cell>
          <table:table-cell office:value-type="float" office:value="2913598652">
            <text:p>2913598652</text:p>
          </table:table-cell>
          <table:table-cell office:value-type="float" office:value="205470">
            <text:p>205470</text:p>
          </table:table-cell>
          <table:table-cell office:value-type="float" office:value="168232">
            <text:p>168232</text:p>
          </table:table-cell>
          <table:table-cell office:value-type="float" office:value="162048">
            <text:p>162048</text:p>
          </table:table-cell>
          <table:table-cell office:value-type="float" office:value="3366913">
            <text:p>3366913</text:p>
          </table:table-cell>
          <table:table-cell office:value-type="float" office:value="269580">
            <text:p>269580</text:p>
          </table:table-cell>
          <table:table-cell office:value-type="float" office:value="232026">
            <text:p>232026</text:p>
          </table:table-cell>
          <table:table-cell office:value-type="float" office:value="3070513445">
            <text:p>3070513445</text:p>
          </table:table-cell>
          <table:table-cell office:value-type="float" office:value="202810">
            <text:p>202810</text:p>
          </table:table-cell>
          <table:table-cell office:value-type="float" office:value="164240">
            <text:p>164240</text:p>
          </table:table-cell>
          <table:table-cell office:value-type="float" office:value="161082">
            <text:p>161082</text:p>
          </table:table-cell>
          <table:table-cell office:value-type="float" office:value="14593774">
            <text:p>14593774</text:p>
          </table:table-cell>
          <table:table-cell office:value-type="float" office:value="264318">
            <text:p>264318</text:p>
          </table:table-cell>
          <table:table-cell office:value-type="float" office:value="232956">
            <text:p>232956</text:p>
          </table:table-cell>
        </table:table-row>
        <table:table-row table:style-name="ro1">
          <table:table-cell office:value-type="float" office:value="10275273594">
            <text:p>10275273594</text:p>
          </table:table-cell>
          <table:table-cell office:value-type="float" office:value="194160">
            <text:p>194160</text:p>
          </table:table-cell>
          <table:table-cell office:value-type="float" office:value="155730">
            <text:p>155730</text:p>
          </table:table-cell>
          <table:table-cell office:value-type="float" office:value="155794">
            <text:p>155794</text:p>
          </table:table-cell>
          <table:table-cell office:value-type="float" office:value="11973344">
            <text:p>11973344</text:p>
          </table:table-cell>
          <table:table-cell office:value-type="float" office:value="283858">
            <text:p>283858</text:p>
          </table:table-cell>
          <table:table-cell office:value-type="float" office:value="229292">
            <text:p>229292</text:p>
          </table:table-cell>
          <table:table-cell office:value-type="float" office:value="3510498061">
            <text:p>3510498061</text:p>
          </table:table-cell>
          <table:table-cell office:value-type="float" office:value="261899">
            <text:p>261899</text:p>
          </table:table-cell>
          <table:table-cell office:value-type="float" office:value="172592">
            <text:p>172592</text:p>
          </table:table-cell>
          <table:table-cell office:value-type="float" office:value="206350">
            <text:p>206350</text:p>
          </table:table-cell>
          <table:table-cell office:value-type="float" office:value="589101">
            <text:p>589101</text:p>
          </table:table-cell>
          <table:table-cell office:value-type="float" office:value="278222">
            <text:p>278222</text:p>
          </table:table-cell>
          <table:table-cell office:value-type="float" office:value="234946">
            <text:p>234946</text:p>
          </table:table-cell>
          <table:table-cell office:value-type="float" office:value="7129163109">
            <text:p>7129163109</text:p>
          </table:table-cell>
          <table:table-cell office:value-type="float" office:value="205436">
            <text:p>205436</text:p>
          </table:table-cell>
          <table:table-cell office:value-type="float" office:value="161680">
            <text:p>161680</text:p>
          </table:table-cell>
          <table:table-cell office:value-type="float" office:value="212430">
            <text:p>212430</text:p>
          </table:table-cell>
          <table:table-cell office:value-type="float" office:value="18647290">
            <text:p>18647290</text:p>
          </table:table-cell>
          <table:table-cell office:value-type="float" office:value="286832">
            <text:p>286832</text:p>
          </table:table-cell>
          <table:table-cell office:value-type="float" office:value="239806">
            <text:p>239806</text:p>
          </table:table-cell>
        </table:table-row>
        <table:table-row table:style-name="ro1">
          <table:table-cell office:value-type="float" office:value="934026308">
            <text:p>934026308</text:p>
          </table:table-cell>
          <table:table-cell office:value-type="float" office:value="217378">
            <text:p>217378</text:p>
          </table:table-cell>
          <table:table-cell office:value-type="float" office:value="181259">
            <text:p>181259</text:p>
          </table:table-cell>
          <table:table-cell office:value-type="float" office:value="151658">
            <text:p>151658</text:p>
          </table:table-cell>
          <table:table-cell office:value-type="float" office:value="1777760">
            <text:p>1777760</text:p>
          </table:table-cell>
          <table:table-cell office:value-type="float" office:value="260096">
            <text:p>260096</text:p>
          </table:table-cell>
          <table:table-cell office:value-type="float" office:value="222008">
            <text:p>222008</text:p>
          </table:table-cell>
          <table:table-cell office:value-type="float" office:value="2089274456">
            <text:p>2089274456</text:p>
          </table:table-cell>
          <table:table-cell office:value-type="float" office:value="204596">
            <text:p>204596</text:p>
          </table:table-cell>
          <table:table-cell office:value-type="float" office:value="167412">
            <text:p>167412</text:p>
          </table:table-cell>
          <table:table-cell office:value-type="float" office:value="161610">
            <text:p>161610</text:p>
          </table:table-cell>
          <table:table-cell office:value-type="float" office:value="840593">
            <text:p>840593</text:p>
          </table:table-cell>
          <table:table-cell office:value-type="float" office:value="277692">
            <text:p>277692</text:p>
          </table:table-cell>
          <table:table-cell office:value-type="float" office:value="234064">
            <text:p>234064</text:p>
          </table:table-cell>
          <table:table-cell office:value-type="float" office:value="2025867529">
            <text:p>2025867529</text:p>
          </table:table-cell>
          <table:table-cell office:value-type="float" office:value="201576">
            <text:p>201576</text:p>
          </table:table-cell>
          <table:table-cell office:value-type="float" office:value="163832">
            <text:p>163832</text:p>
          </table:table-cell>
          <table:table-cell office:value-type="float" office:value="160574">
            <text:p>160574</text:p>
          </table:table-cell>
          <table:table-cell office:value-type="float" office:value="4874356">
            <text:p>4874356</text:p>
          </table:table-cell>
          <table:table-cell office:value-type="float" office:value="307415">
            <text:p>307415</text:p>
          </table:table-cell>
          <table:table-cell office:value-type="float" office:value="277225">
            <text:p>277225</text:p>
          </table:table-cell>
        </table:table-row>
        <table:table-row table:style-name="ro1">
          <table:table-cell office:value-type="float" office:value="20895399688">
            <text:p>20895399688</text:p>
          </table:table-cell>
          <table:table-cell office:value-type="float" office:value="191430">
            <text:p>191430</text:p>
          </table:table-cell>
          <table:table-cell office:value-type="float" office:value="169339">
            <text:p>169339</text:p>
          </table:table-cell>
          <table:table-cell office:value-type="float" office:value="168687">
            <text:p>168687</text:p>
          </table:table-cell>
          <table:table-cell office:value-type="float" office:value="18394270">
            <text:p>18394270</text:p>
          </table:table-cell>
          <table:table-cell office:value-type="float" office:value="264646">
            <text:p>264646</text:p>
          </table:table-cell>
          <table:table-cell office:value-type="float" office:value="216104">
            <text:p>216104</text:p>
          </table:table-cell>
          <table:table-cell office:value-type="float" office:value="4487251456">
            <text:p>4487251456</text:p>
          </table:table-cell>
          <table:table-cell office:value-type="float" office:value="207326">
            <text:p>207326</text:p>
          </table:table-cell>
          <table:table-cell office:value-type="float" office:value="173114">
            <text:p>173114</text:p>
          </table:table-cell>
          <table:table-cell office:value-type="float" office:value="159852">
            <text:p>159852</text:p>
          </table:table-cell>
          <table:table-cell office:value-type="float" office:value="248502">
            <text:p>248502</text:p>
          </table:table-cell>
          <table:table-cell office:value-type="float" office:value="263668">
            <text:p>263668</text:p>
          </table:table-cell>
          <table:table-cell office:value-type="float" office:value="220968">
            <text:p>220968</text:p>
          </table:table-cell>
          <table:table-cell office:value-type="float" office:value="26840724628">
            <text:p>26840724628</text:p>
          </table:table-cell>
          <table:table-cell office:value-type="float" office:value="240436">
            <text:p>240436</text:p>
          </table:table-cell>
          <table:table-cell office:value-type="float" office:value="161956">
            <text:p>161956</text:p>
          </table:table-cell>
          <table:table-cell office:value-type="float" office:value="160080">
            <text:p>160080</text:p>
          </table:table-cell>
          <table:table-cell office:value-type="float" office:value="1849624">
            <text:p>1849624</text:p>
          </table:table-cell>
          <table:table-cell office:value-type="float" office:value="274584">
            <text:p>274584</text:p>
          </table:table-cell>
          <table:table-cell office:value-type="float" office:value="238192">
            <text:p>238192</text:p>
          </table:table-cell>
        </table:table-row>
        <table:table-row table:style-name="ro1">
          <table:table-cell office:value-type="float" office:value="2273889220">
            <text:p>2273889220</text:p>
          </table:table-cell>
          <table:table-cell office:value-type="float" office:value="194890">
            <text:p>194890</text:p>
          </table:table-cell>
          <table:table-cell office:value-type="float" office:value="154980">
            <text:p>154980</text:p>
          </table:table-cell>
          <table:table-cell office:value-type="float" office:value="172499">
            <text:p>172499</text:p>
          </table:table-cell>
          <table:table-cell office:value-type="float" office:value="758456">
            <text:p>758456</text:p>
          </table:table-cell>
          <table:table-cell office:value-type="float" office:value="256602">
            <text:p>256602</text:p>
          </table:table-cell>
          <table:table-cell office:value-type="float" office:value="213182">
            <text:p>213182</text:p>
          </table:table-cell>
          <table:table-cell office:value-type="float" office:value="3423576283">
            <text:p>3423576283</text:p>
          </table:table-cell>
          <table:table-cell office:value-type="float" office:value="205162">
            <text:p>205162</text:p>
          </table:table-cell>
          <table:table-cell office:value-type="float" office:value="214236">
            <text:p>214236</text:p>
          </table:table-cell>
          <table:table-cell office:value-type="float" office:value="162024">
            <text:p>162024</text:p>
          </table:table-cell>
          <table:table-cell office:value-type="float" office:value="7417716">
            <text:p>7417716</text:p>
          </table:table-cell>
          <table:table-cell office:value-type="float" office:value="263900">
            <text:p>263900</text:p>
          </table:table-cell>
          <table:table-cell office:value-type="float" office:value="229338">
            <text:p>229338</text:p>
          </table:table-cell>
          <table:table-cell office:value-type="float" office:value="4628138853">
            <text:p>4628138853</text:p>
          </table:table-cell>
          <table:table-cell office:value-type="float" office:value="202386">
            <text:p>202386</text:p>
          </table:table-cell>
          <table:table-cell office:value-type="float" office:value="161500">
            <text:p>161500</text:p>
          </table:table-cell>
          <table:table-cell office:value-type="float" office:value="161158">
            <text:p>161158</text:p>
          </table:table-cell>
          <table:table-cell office:value-type="float" office:value="802615">
            <text:p>802615</text:p>
          </table:table-cell>
          <table:table-cell office:value-type="float" office:value="268350">
            <text:p>268350</text:p>
          </table:table-cell>
          <table:table-cell office:value-type="float" office:value="222664">
            <text:p>222664</text:p>
          </table:table-cell>
        </table:table-row>
        <table:table-row table:style-name="ro1">
          <table:table-cell office:value-type="float" office:value="22739477802">
            <text:p>22739477802</text:p>
          </table:table-cell>
          <table:table-cell office:value-type="float" office:value="245439">
            <text:p>245439</text:p>
          </table:table-cell>
          <table:table-cell office:value-type="float" office:value="266805">
            <text:p>266805</text:p>
          </table:table-cell>
          <table:table-cell office:value-type="float" office:value="267342">
            <text:p>267342</text:p>
          </table:table-cell>
          <table:table-cell office:value-type="float" office:value="7175819">
            <text:p>7175819</text:p>
          </table:table-cell>
          <table:table-cell office:value-type="float" office:value="445523">
            <text:p>445523</text:p>
          </table:table-cell>
          <table:table-cell office:value-type="float" office:value="381349">
            <text:p>381349</text:p>
          </table:table-cell>
          <table:table-cell office:value-type="float" office:value="1112408613">
            <text:p>1112408613</text:p>
          </table:table-cell>
          <table:table-cell office:value-type="float" office:value="205988">
            <text:p>205988</text:p>
          </table:table-cell>
          <table:table-cell office:value-type="float" office:value="164468">
            <text:p>164468</text:p>
          </table:table-cell>
          <table:table-cell office:value-type="float" office:value="163756">
            <text:p>163756</text:p>
          </table:table-cell>
          <table:table-cell office:value-type="float" office:value="456660">
            <text:p>456660</text:p>
          </table:table-cell>
          <table:table-cell office:value-type="float" office:value="322356">
            <text:p>322356</text:p>
          </table:table-cell>
          <table:table-cell office:value-type="float" office:value="243492">
            <text:p>243492</text:p>
          </table:table-cell>
          <table:table-cell office:value-type="float" office:value="4831187199">
            <text:p>4831187199</text:p>
          </table:table-cell>
          <table:table-cell office:value-type="float" office:value="203356">
            <text:p>203356</text:p>
          </table:table-cell>
          <table:table-cell office:value-type="float" office:value="183288">
            <text:p>183288</text:p>
          </table:table-cell>
          <table:table-cell office:value-type="float" office:value="186996">
            <text:p>186996</text:p>
          </table:table-cell>
          <table:table-cell office:value-type="float" office:value="14822389">
            <text:p>14822389</text:p>
          </table:table-cell>
          <table:table-cell office:value-type="float" office:value="280526">
            <text:p>280526</text:p>
          </table:table-cell>
          <table:table-cell office:value-type="float" office:value="331823">
            <text:p>331823</text:p>
          </table:table-cell>
        </table:table-row>
        <table:table-row table:style-name="ro1">
          <table:table-cell office:value-type="float" office:value="1329540461">
            <text:p>1329540461</text:p>
          </table:table-cell>
          <table:table-cell office:value-type="float" office:value="192934">
            <text:p>192934</text:p>
          </table:table-cell>
          <table:table-cell office:value-type="float" office:value="160804">
            <text:p>160804</text:p>
          </table:table-cell>
          <table:table-cell office:value-type="float" office:value="150454">
            <text:p>150454</text:p>
          </table:table-cell>
          <table:table-cell office:value-type="float" office:value="723135">
            <text:p>723135</text:p>
          </table:table-cell>
          <table:table-cell office:value-type="float" office:value="276858">
            <text:p>276858</text:p>
          </table:table-cell>
          <table:table-cell office:value-type="float" office:value="259760">
            <text:p>259760</text:p>
          </table:table-cell>
          <table:table-cell office:value-type="float" office:value="3594834751">
            <text:p>3594834751</text:p>
          </table:table-cell>
          <table:table-cell office:value-type="float" office:value="220286">
            <text:p>220286</text:p>
          </table:table-cell>
          <table:table-cell office:value-type="float" office:value="165846">
            <text:p>165846</text:p>
          </table:table-cell>
          <table:table-cell office:value-type="float" office:value="162332">
            <text:p>162332</text:p>
          </table:table-cell>
          <table:table-cell office:value-type="float" office:value="4640506">
            <text:p>4640506</text:p>
          </table:table-cell>
          <table:table-cell office:value-type="float" office:value="261712">
            <text:p>261712</text:p>
          </table:table-cell>
          <table:table-cell office:value-type="float" office:value="332524">
            <text:p>332524</text:p>
          </table:table-cell>
          <table:table-cell office:value-type="float" office:value="2459134908">
            <text:p>2459134908</text:p>
          </table:table-cell>
          <table:table-cell office:value-type="float" office:value="206356">
            <text:p>206356</text:p>
          </table:table-cell>
          <table:table-cell office:value-type="float" office:value="164080">
            <text:p>164080</text:p>
          </table:table-cell>
          <table:table-cell office:value-type="float" office:value="187578">
            <text:p>187578</text:p>
          </table:table-cell>
          <table:table-cell office:value-type="float" office:value="8376032">
            <text:p>8376032</text:p>
          </table:table-cell>
          <table:table-cell office:value-type="float" office:value="302645">
            <text:p>302645</text:p>
          </table:table-cell>
          <table:table-cell office:value-type="float" office:value="225636">
            <text:p>225636</text:p>
          </table:table-cell>
        </table:table-row>
        <table:table-row table:style-name="ro1">
          <table:table-cell office:value-type="float" office:value="3802015788">
            <text:p>3802015788</text:p>
          </table:table-cell>
          <table:table-cell office:value-type="float" office:value="195768">
            <text:p>195768</text:p>
          </table:table-cell>
          <table:table-cell office:value-type="float" office:value="153640">
            <text:p>153640</text:p>
          </table:table-cell>
          <table:table-cell office:value-type="float" office:value="180944">
            <text:p>180944</text:p>
          </table:table-cell>
          <table:table-cell office:value-type="float" office:value="13067165">
            <text:p>13067165</text:p>
          </table:table-cell>
          <table:table-cell office:value-type="float" office:value="262884">
            <text:p>262884</text:p>
          </table:table-cell>
          <table:table-cell office:value-type="float" office:value="222676">
            <text:p>222676</text:p>
          </table:table-cell>
          <table:table-cell office:value-type="float" office:value="2742795550">
            <text:p>2742795550</text:p>
          </table:table-cell>
          <table:table-cell office:value-type="float" office:value="206386">
            <text:p>206386</text:p>
          </table:table-cell>
          <table:table-cell office:value-type="float" office:value="167700">
            <text:p>167700</text:p>
          </table:table-cell>
          <table:table-cell office:value-type="float" office:value="186543">
            <text:p>186543</text:p>
          </table:table-cell>
          <table:table-cell office:value-type="float" office:value="2653530">
            <text:p>2653530</text:p>
          </table:table-cell>
          <table:table-cell office:value-type="float" office:value="272170">
            <text:p>272170</text:p>
          </table:table-cell>
          <table:table-cell office:value-type="float" office:value="216780">
            <text:p>216780</text:p>
          </table:table-cell>
          <table:table-cell office:value-type="float" office:value="2318621688">
            <text:p>2318621688</text:p>
          </table:table-cell>
          <table:table-cell office:value-type="float" office:value="202452">
            <text:p>202452</text:p>
          </table:table-cell>
          <table:table-cell office:value-type="float" office:value="160922">
            <text:p>160922</text:p>
          </table:table-cell>
          <table:table-cell office:value-type="float" office:value="183313">
            <text:p>183313</text:p>
          </table:table-cell>
          <table:table-cell office:value-type="float" office:value="293915">
            <text:p>293915</text:p>
          </table:table-cell>
          <table:table-cell office:value-type="float" office:value="323397">
            <text:p>323397</text:p>
          </table:table-cell>
          <table:table-cell office:value-type="float" office:value="229528">
            <text:p>229528</text:p>
          </table:table-cell>
        </table:table-row>
        <table:table-row table:style-name="ro1">
          <table:table-cell office:value-type="float" office:value="2571828452">
            <text:p>2571828452</text:p>
          </table:table-cell>
          <table:table-cell office:value-type="float" office:value="192872">
            <text:p>192872</text:p>
          </table:table-cell>
          <table:table-cell office:value-type="float" office:value="193968">
            <text:p>193968</text:p>
          </table:table-cell>
          <table:table-cell office:value-type="float" office:value="152860">
            <text:p>152860</text:p>
          </table:table-cell>
          <table:table-cell office:value-type="float" office:value="12534494">
            <text:p>12534494</text:p>
          </table:table-cell>
          <table:table-cell office:value-type="float" office:value="274802">
            <text:p>274802</text:p>
          </table:table-cell>
          <table:table-cell office:value-type="float" office:value="224442">
            <text:p>224442</text:p>
          </table:table-cell>
          <table:table-cell office:value-type="float" office:value="2268156400">
            <text:p>2268156400</text:p>
          </table:table-cell>
          <table:table-cell office:value-type="float" office:value="209030">
            <text:p>209030</text:p>
          </table:table-cell>
          <table:table-cell office:value-type="float" office:value="166950">
            <text:p>166950</text:p>
          </table:table-cell>
          <table:table-cell office:value-type="float" office:value="161168">
            <text:p>161168</text:p>
          </table:table-cell>
          <table:table-cell office:value-type="float" office:value="70172437">
            <text:p>70172437</text:p>
          </table:table-cell>
          <table:table-cell office:value-type="float" office:value="292964">
            <text:p>292964</text:p>
          </table:table-cell>
          <table:table-cell office:value-type="float" office:value="237902">
            <text:p>237902</text:p>
          </table:table-cell>
          <table:table-cell office:value-type="float" office:value="5948093478">
            <text:p>5948093478</text:p>
          </table:table-cell>
          <table:table-cell office:value-type="float" office:value="206768">
            <text:p>206768</text:p>
          </table:table-cell>
          <table:table-cell office:value-type="float" office:value="163542">
            <text:p>163542</text:p>
          </table:table-cell>
          <table:table-cell office:value-type="float" office:value="158680">
            <text:p>158680</text:p>
          </table:table-cell>
          <table:table-cell office:value-type="float" office:value="2113536">
            <text:p>2113536</text:p>
          </table:table-cell>
          <table:table-cell office:value-type="float" office:value="357221">
            <text:p>357221</text:p>
          </table:table-cell>
          <table:table-cell office:value-type="float" office:value="423424">
            <text:p>423424</text:p>
          </table:table-cell>
        </table:table-row>
        <table:table-row table:style-name="ro1">
          <table:table-cell office:value-type="float" office:value="3082147823">
            <text:p>3082147823</text:p>
          </table:table-cell>
          <table:table-cell office:value-type="float" office:value="220949">
            <text:p>220949</text:p>
          </table:table-cell>
          <table:table-cell office:value-type="float" office:value="150740">
            <text:p>150740</text:p>
          </table:table-cell>
          <table:table-cell office:value-type="float" office:value="151740">
            <text:p>151740</text:p>
          </table:table-cell>
          <table:table-cell office:value-type="float" office:value="7293362">
            <text:p>7293362</text:p>
          </table:table-cell>
          <table:table-cell office:value-type="float" office:value="628424">
            <text:p>628424</text:p>
          </table:table-cell>
          <table:table-cell office:value-type="float" office:value="218418">
            <text:p>218418</text:p>
          </table:table-cell>
          <table:table-cell office:value-type="float" office:value="2919595952">
            <text:p>2919595952</text:p>
          </table:table-cell>
          <table:table-cell office:value-type="float" office:value="250376">
            <text:p>250376</text:p>
          </table:table-cell>
          <table:table-cell office:value-type="float" office:value="174460">
            <text:p>174460</text:p>
          </table:table-cell>
          <table:table-cell office:value-type="float" office:value="184380">
            <text:p>184380</text:p>
          </table:table-cell>
          <table:table-cell office:value-type="float" office:value="33254176">
            <text:p>33254176</text:p>
          </table:table-cell>
          <table:table-cell office:value-type="float" office:value="351948">
            <text:p>351948</text:p>
          </table:table-cell>
          <table:table-cell office:value-type="float" office:value="235984">
            <text:p>235984</text:p>
          </table:table-cell>
          <table:table-cell office:value-type="float" office:value="3108749614">
            <text:p>3108749614</text:p>
          </table:table-cell>
          <table:table-cell office:value-type="float" office:value="208320">
            <text:p>208320</text:p>
          </table:table-cell>
          <table:table-cell office:value-type="float" office:value="168174">
            <text:p>168174</text:p>
          </table:table-cell>
          <table:table-cell office:value-type="float" office:value="195820">
            <text:p>195820</text:p>
          </table:table-cell>
          <table:table-cell office:value-type="float" office:value="11763463">
            <text:p>11763463</text:p>
          </table:table-cell>
          <table:table-cell office:value-type="float" office:value="274138">
            <text:p>274138</text:p>
          </table:table-cell>
          <table:table-cell office:value-type="float" office:value="297311">
            <text:p>297311</text:p>
          </table:table-cell>
        </table:table-row>
        <table:table-row table:style-name="ro1">
          <table:table-cell office:value-type="float" office:value="19990606084">
            <text:p>19990606084</text:p>
          </table:table-cell>
          <table:table-cell office:value-type="float" office:value="193112">
            <text:p>193112</text:p>
          </table:table-cell>
          <table:table-cell office:value-type="float" office:value="179949">
            <text:p>179949</text:p>
          </table:table-cell>
          <table:table-cell office:value-type="float" office:value="154238">
            <text:p>154238</text:p>
          </table:table-cell>
          <table:table-cell office:value-type="float" office:value="39633706">
            <text:p>39633706</text:p>
          </table:table-cell>
          <table:table-cell office:value-type="float" office:value="279712">
            <text:p>279712</text:p>
          </table:table-cell>
          <table:table-cell office:value-type="float" office:value="313302">
            <text:p>313302</text:p>
          </table:table-cell>
          <table:table-cell office:value-type="float" office:value="1629165066">
            <text:p>1629165066</text:p>
          </table:table-cell>
          <table:table-cell office:value-type="float" office:value="206418">
            <text:p>206418</text:p>
          </table:table-cell>
          <table:table-cell office:value-type="float" office:value="216908">
            <text:p>216908</text:p>
          </table:table-cell>
          <table:table-cell office:value-type="float" office:value="163044">
            <text:p>163044</text:p>
          </table:table-cell>
          <table:table-cell office:value-type="float" office:value="2141689">
            <text:p>2141689</text:p>
          </table:table-cell>
          <table:table-cell office:value-type="float" office:value="274484">
            <text:p>274484</text:p>
          </table:table-cell>
          <table:table-cell office:value-type="float" office:value="227284">
            <text:p>227284</text:p>
          </table:table-cell>
          <table:table-cell office:value-type="float" office:value="5043954885">
            <text:p>5043954885</text:p>
          </table:table-cell>
          <table:table-cell office:value-type="float" office:value="201690">
            <text:p>201690</text:p>
          </table:table-cell>
          <table:table-cell office:value-type="float" office:value="162638">
            <text:p>162638</text:p>
          </table:table-cell>
          <table:table-cell office:value-type="float" office:value="161684">
            <text:p>161684</text:p>
          </table:table-cell>
          <table:table-cell office:value-type="float" office:value="12398601">
            <text:p>12398601</text:p>
          </table:table-cell>
          <table:table-cell office:value-type="float" office:value="284502">
            <text:p>284502</text:p>
          </table:table-cell>
          <table:table-cell office:value-type="float" office:value="233334">
            <text:p>233334</text:p>
          </table:table-cell>
        </table:table-row>
        <table:table-row table:style-name="ro1">
          <table:table-cell office:value-type="float" office:value="27543063480">
            <text:p>27543063480</text:p>
          </table:table-cell>
          <table:table-cell office:value-type="float" office:value="210500">
            <text:p>210500</text:p>
          </table:table-cell>
          <table:table-cell office:value-type="float" office:value="152308">
            <text:p>152308</text:p>
          </table:table-cell>
          <table:table-cell office:value-type="float" office:value="152650">
            <text:p>152650</text:p>
          </table:table-cell>
          <table:table-cell office:value-type="float" office:value="13331016">
            <text:p>13331016</text:p>
          </table:table-cell>
          <table:table-cell office:value-type="float" office:value="309132">
            <text:p>309132</text:p>
          </table:table-cell>
          <table:table-cell office:value-type="float" office:value="221414">
            <text:p>221414</text:p>
          </table:table-cell>
          <table:table-cell office:value-type="float" office:value="3318867119">
            <text:p>3318867119</text:p>
          </table:table-cell>
          <table:table-cell office:value-type="float" office:value="206314">
            <text:p>206314</text:p>
          </table:table-cell>
          <table:table-cell office:value-type="float" office:value="167620">
            <text:p>167620</text:p>
          </table:table-cell>
          <table:table-cell office:value-type="float" office:value="162046">
            <text:p>162046</text:p>
          </table:table-cell>
          <table:table-cell office:value-type="float" office:value="546206">
            <text:p>546206</text:p>
          </table:table-cell>
          <table:table-cell office:value-type="float" office:value="287132">
            <text:p>287132</text:p>
          </table:table-cell>
          <table:table-cell office:value-type="float" office:value="242220">
            <text:p>242220</text:p>
          </table:table-cell>
          <table:table-cell office:value-type="float" office:value="3906648007">
            <text:p>3906648007</text:p>
          </table:table-cell>
          <table:table-cell office:value-type="float" office:value="202358">
            <text:p>202358</text:p>
          </table:table-cell>
          <table:table-cell office:value-type="float" office:value="162706">
            <text:p>162706</text:p>
          </table:table-cell>
          <table:table-cell office:value-type="float" office:value="158802">
            <text:p>158802</text:p>
          </table:table-cell>
          <table:table-cell office:value-type="float" office:value="47637730">
            <text:p>47637730</text:p>
          </table:table-cell>
          <table:table-cell office:value-type="float" office:value="292616">
            <text:p>292616</text:p>
          </table:table-cell>
          <table:table-cell office:value-type="float" office:value="251878">
            <text:p>251878</text:p>
          </table:table-cell>
        </table:table-row>
        <table:table-row table:style-name="ro1">
          <table:table-cell office:value-type="float" office:value="2068735367">
            <text:p>2068735367</text:p>
          </table:table-cell>
          <table:table-cell office:value-type="float" office:value="195504">
            <text:p>195504</text:p>
          </table:table-cell>
          <table:table-cell office:value-type="float" office:value="151688">
            <text:p>151688</text:p>
          </table:table-cell>
          <table:table-cell office:value-type="float" office:value="152776">
            <text:p>152776</text:p>
          </table:table-cell>
          <table:table-cell office:value-type="float" office:value="10889231">
            <text:p>10889231</text:p>
          </table:table-cell>
          <table:table-cell office:value-type="float" office:value="271136">
            <text:p>271136</text:p>
          </table:table-cell>
          <table:table-cell office:value-type="float" office:value="220672">
            <text:p>220672</text:p>
          </table:table-cell>
          <table:table-cell office:value-type="float" office:value="3275694045">
            <text:p>3275694045</text:p>
          </table:table-cell>
          <table:table-cell office:value-type="float" office:value="207232">
            <text:p>207232</text:p>
          </table:table-cell>
          <table:table-cell office:value-type="float" office:value="170172">
            <text:p>170172</text:p>
          </table:table-cell>
          <table:table-cell office:value-type="float" office:value="161516">
            <text:p>161516</text:p>
          </table:table-cell>
          <table:table-cell office:value-type="float" office:value="1520190">
            <text:p>1520190</text:p>
          </table:table-cell>
          <table:table-cell office:value-type="float" office:value="268668">
            <text:p>268668</text:p>
          </table:table-cell>
          <table:table-cell office:value-type="float" office:value="226092">
            <text:p>226092</text:p>
          </table:table-cell>
          <table:table-cell office:value-type="float" office:value="6371621564">
            <text:p>6371621564</text:p>
          </table:table-cell>
          <table:table-cell office:value-type="float" office:value="200340">
            <text:p>200340</text:p>
          </table:table-cell>
          <table:table-cell office:value-type="float" office:value="166108">
            <text:p>166108</text:p>
          </table:table-cell>
          <table:table-cell office:value-type="float" office:value="159618">
            <text:p>159618</text:p>
          </table:table-cell>
          <table:table-cell office:value-type="float" office:value="33853998">
            <text:p>33853998</text:p>
          </table:table-cell>
          <table:table-cell office:value-type="float" office:value="297068">
            <text:p>297068</text:p>
          </table:table-cell>
          <table:table-cell office:value-type="float" office:value="245812">
            <text:p>245812</text:p>
          </table:table-cell>
        </table:table-row>
        <table:table-row table:style-name="ro1">
          <table:table-cell office:value-type="float" office:value="3269237365">
            <text:p>3269237365</text:p>
          </table:table-cell>
          <table:table-cell office:value-type="float" office:value="192682">
            <text:p>192682</text:p>
          </table:table-cell>
          <table:table-cell office:value-type="float" office:value="153310">
            <text:p>153310</text:p>
          </table:table-cell>
          <table:table-cell office:value-type="float" office:value="152420">
            <text:p>152420</text:p>
          </table:table-cell>
          <table:table-cell office:value-type="float" office:value="1520134">
            <text:p>1520134</text:p>
          </table:table-cell>
          <table:table-cell office:value-type="float" office:value="286412">
            <text:p>286412</text:p>
          </table:table-cell>
          <table:table-cell office:value-type="float" office:value="276318">
            <text:p>276318</text:p>
          </table:table-cell>
          <table:table-cell office:value-type="float" office:value="6113397044">
            <text:p>6113397044</text:p>
          </table:table-cell>
          <table:table-cell office:value-type="float" office:value="209596">
            <text:p>209596</text:p>
          </table:table-cell>
          <table:table-cell office:value-type="float" office:value="165718">
            <text:p>165718</text:p>
          </table:table-cell>
          <table:table-cell office:value-type="float" office:value="163444">
            <text:p>163444</text:p>
          </table:table-cell>
          <table:table-cell office:value-type="float" office:value="14240057">
            <text:p>14240057</text:p>
          </table:table-cell>
          <table:table-cell office:value-type="float" office:value="272466">
            <text:p>272466</text:p>
          </table:table-cell>
          <table:table-cell office:value-type="float" office:value="270655">
            <text:p>270655</text:p>
          </table:table-cell>
          <table:table-cell office:value-type="float" office:value="5978236565">
            <text:p>5978236565</text:p>
          </table:table-cell>
          <table:table-cell office:value-type="float" office:value="203608">
            <text:p>203608</text:p>
          </table:table-cell>
          <table:table-cell office:value-type="float" office:value="165968">
            <text:p>165968</text:p>
          </table:table-cell>
          <table:table-cell office:value-type="float" office:value="162400">
            <text:p>162400</text:p>
          </table:table-cell>
          <table:table-cell office:value-type="float" office:value="7069316">
            <text:p>7069316</text:p>
          </table:table-cell>
          <table:table-cell office:value-type="float" office:value="280708">
            <text:p>280708</text:p>
          </table:table-cell>
          <table:table-cell office:value-type="float" office:value="252920">
            <text:p>252920</text:p>
          </table:table-cell>
        </table:table-row>
        <table:table-row table:style-name="ro1">
          <table:table-cell office:value-type="float" office:value="25937658340">
            <text:p>25937658340</text:p>
          </table:table-cell>
          <table:table-cell office:value-type="float" office:value="285412">
            <text:p>285412</text:p>
          </table:table-cell>
          <table:table-cell office:value-type="float" office:value="219910">
            <text:p>219910</text:p>
          </table:table-cell>
          <table:table-cell office:value-type="float" office:value="216448">
            <text:p>216448</text:p>
          </table:table-cell>
          <table:table-cell office:value-type="float" office:value="245848592">
            <text:p>245848592</text:p>
          </table:table-cell>
          <table:table-cell office:value-type="float" office:value="539459">
            <text:p>539459</text:p>
          </table:table-cell>
          <table:table-cell office:value-type="float" office:value="423385">
            <text:p>423385</text:p>
          </table:table-cell>
          <table:table-cell office:value-type="float" office:value="9165770447">
            <text:p>9165770447</text:p>
          </table:table-cell>
          <table:table-cell office:value-type="float" office:value="206872">
            <text:p>206872</text:p>
          </table:table-cell>
          <table:table-cell office:value-type="float" office:value="166504">
            <text:p>166504</text:p>
          </table:table-cell>
          <table:table-cell office:value-type="float" office:value="162624">
            <text:p>162624</text:p>
          </table:table-cell>
          <table:table-cell office:value-type="float" office:value="8780816">
            <text:p>8780816</text:p>
          </table:table-cell>
          <table:table-cell office:value-type="float" office:value="446633">
            <text:p>446633</text:p>
          </table:table-cell>
          <table:table-cell office:value-type="float" office:value="241316">
            <text:p>241316</text:p>
          </table:table-cell>
          <table:table-cell office:value-type="float" office:value="3314217547">
            <text:p>3314217547</text:p>
          </table:table-cell>
          <table:table-cell office:value-type="float" office:value="233990">
            <text:p>233990</text:p>
          </table:table-cell>
          <table:table-cell office:value-type="float" office:value="167704">
            <text:p>167704</text:p>
          </table:table-cell>
          <table:table-cell office:value-type="float" office:value="159792">
            <text:p>159792</text:p>
          </table:table-cell>
          <table:table-cell office:value-type="float" office:value="251914">
            <text:p>251914</text:p>
          </table:table-cell>
          <table:table-cell office:value-type="float" office:value="264786">
            <text:p>264786</text:p>
          </table:table-cell>
          <table:table-cell office:value-type="float" office:value="220766">
            <text:p>220766</text:p>
          </table:table-cell>
        </table:table-row>
        <table:table-row table:style-name="ro1">
          <table:table-cell office:value-type="float" office:value="3635393901">
            <text:p>3635393901</text:p>
          </table:table-cell>
          <table:table-cell office:value-type="float" office:value="197402">
            <text:p>197402</text:p>
          </table:table-cell>
          <table:table-cell office:value-type="float" office:value="154054">
            <text:p>154054</text:p>
          </table:table-cell>
          <table:table-cell office:value-type="float" office:value="150316">
            <text:p>150316</text:p>
          </table:table-cell>
          <table:table-cell office:value-type="float" office:value="10680658">
            <text:p>10680658</text:p>
          </table:table-cell>
          <table:table-cell office:value-type="float" office:value="281962">
            <text:p>281962</text:p>
          </table:table-cell>
          <table:table-cell office:value-type="float" office:value="267744">
            <text:p>267744</text:p>
          </table:table-cell>
          <table:table-cell office:value-type="float" office:value="1077977759">
            <text:p>1077977759</text:p>
          </table:table-cell>
          <table:table-cell office:value-type="float" office:value="297608">
            <text:p>297608</text:p>
          </table:table-cell>
          <table:table-cell office:value-type="float" office:value="257122">
            <text:p>257122</text:p>
          </table:table-cell>
          <table:table-cell office:value-type="float" office:value="234836">
            <text:p>234836</text:p>
          </table:table-cell>
          <table:table-cell office:value-type="float" office:value="5822053">
            <text:p>5822053</text:p>
          </table:table-cell>
          <table:table-cell office:value-type="float" office:value="492677">
            <text:p>492677</text:p>
          </table:table-cell>
          <table:table-cell office:value-type="float" office:value="425678">
            <text:p>425678</text:p>
          </table:table-cell>
          <table:table-cell office:value-type="float" office:value="5518985061">
            <text:p>5518985061</text:p>
          </table:table-cell>
          <table:table-cell office:value-type="float" office:value="204690">
            <text:p>204690</text:p>
          </table:table-cell>
          <table:table-cell office:value-type="float" office:value="161154">
            <text:p>161154</text:p>
          </table:table-cell>
          <table:table-cell office:value-type="float" office:value="159320">
            <text:p>159320</text:p>
          </table:table-cell>
          <table:table-cell office:value-type="float" office:value="71832827">
            <text:p>71832827</text:p>
          </table:table-cell>
          <table:table-cell office:value-type="float" office:value="321777">
            <text:p>321777</text:p>
          </table:table-cell>
          <table:table-cell office:value-type="float" office:value="242572">
            <text:p>242572</text:p>
          </table:table-cell>
        </table:table-row>
        <table:table-row table:style-name="ro1">
          <table:table-cell office:value-type="float" office:value="4526579051">
            <text:p>4526579051</text:p>
          </table:table-cell>
          <table:table-cell office:value-type="float" office:value="192996">
            <text:p>192996</text:p>
          </table:table-cell>
          <table:table-cell office:value-type="float" office:value="150114">
            <text:p>150114</text:p>
          </table:table-cell>
          <table:table-cell office:value-type="float" office:value="158484">
            <text:p>158484</text:p>
          </table:table-cell>
          <table:table-cell office:value-type="float" office:value="7631793">
            <text:p>7631793</text:p>
          </table:table-cell>
          <table:table-cell office:value-type="float" office:value="261626">
            <text:p>261626</text:p>
          </table:table-cell>
          <table:table-cell office:value-type="float" office:value="212198">
            <text:p>212198</text:p>
          </table:table-cell>
          <table:table-cell office:value-type="float" office:value="4292171213">
            <text:p>4292171213</text:p>
          </table:table-cell>
          <table:table-cell office:value-type="float" office:value="208582">
            <text:p>208582</text:p>
          </table:table-cell>
          <table:table-cell office:value-type="float" office:value="166090">
            <text:p>166090</text:p>
          </table:table-cell>
          <table:table-cell office:value-type="float" office:value="159638">
            <text:p>159638</text:p>
          </table:table-cell>
          <table:table-cell office:value-type="float" office:value="26692338">
            <text:p>26692338</text:p>
          </table:table-cell>
          <table:table-cell office:value-type="float" office:value="276232">
            <text:p>276232</text:p>
          </table:table-cell>
          <table:table-cell office:value-type="float" office:value="226694">
            <text:p>226694</text:p>
          </table:table-cell>
          <table:table-cell office:value-type="float" office:value="2641445375">
            <text:p>2641445375</text:p>
          </table:table-cell>
          <table:table-cell office:value-type="float" office:value="290512">
            <text:p>290512</text:p>
          </table:table-cell>
          <table:table-cell office:value-type="float" office:value="188557">
            <text:p>188557</text:p>
          </table:table-cell>
          <table:table-cell office:value-type="float" office:value="164822">
            <text:p>164822</text:p>
          </table:table-cell>
          <table:table-cell office:value-type="float" office:value="22909781">
            <text:p>22909781</text:p>
          </table:table-cell>
          <table:table-cell office:value-type="float" office:value="317683">
            <text:p>317683</text:p>
          </table:table-cell>
          <table:table-cell office:value-type="float" office:value="289744">
            <text:p>289744</text:p>
          </table:table-cell>
        </table:table-row>
        <table:table-row table:style-name="ro1">
          <table:table-cell office:value-type="float" office:value="2023445032">
            <text:p>2023445032</text:p>
          </table:table-cell>
          <table:table-cell office:value-type="float" office:value="195408">
            <text:p>195408</text:p>
          </table:table-cell>
          <table:table-cell office:value-type="float" office:value="172052">
            <text:p>172052</text:p>
          </table:table-cell>
          <table:table-cell office:value-type="float" office:value="152502">
            <text:p>152502</text:p>
          </table:table-cell>
          <table:table-cell office:value-type="float" office:value="555770">
            <text:p>555770</text:p>
          </table:table-cell>
          <table:table-cell office:value-type="float" office:value="277738">
            <text:p>277738</text:p>
          </table:table-cell>
          <table:table-cell office:value-type="float" office:value="228578">
            <text:p>228578</text:p>
          </table:table-cell>
          <table:table-cell office:value-type="float" office:value="9175516897">
            <text:p>9175516897</text:p>
          </table:table-cell>
          <table:table-cell office:value-type="float" office:value="202272">
            <text:p>202272</text:p>
          </table:table-cell>
          <table:table-cell office:value-type="float" office:value="169858">
            <text:p>169858</text:p>
          </table:table-cell>
          <table:table-cell office:value-type="float" office:value="160776">
            <text:p>160776</text:p>
          </table:table-cell>
          <table:table-cell office:value-type="float" office:value="246870">
            <text:p>246870</text:p>
          </table:table-cell>
          <table:table-cell office:value-type="float" office:value="257298">
            <text:p>257298</text:p>
          </table:table-cell>
          <table:table-cell office:value-type="float" office:value="218780">
            <text:p>218780</text:p>
          </table:table-cell>
          <table:table-cell office:value-type="float" office:value="4409729226">
            <text:p>4409729226</text:p>
          </table:table-cell>
          <table:table-cell office:value-type="float" office:value="225870">
            <text:p>225870</text:p>
          </table:table-cell>
          <table:table-cell office:value-type="float" office:value="189512">
            <text:p>189512</text:p>
          </table:table-cell>
          <table:table-cell office:value-type="float" office:value="202315">
            <text:p>202315</text:p>
          </table:table-cell>
          <table:table-cell office:value-type="float" office:value="10019374">
            <text:p>10019374</text:p>
          </table:table-cell>
          <table:table-cell office:value-type="float" office:value="332932">
            <text:p>332932</text:p>
          </table:table-cell>
          <table:table-cell office:value-type="float" office:value="256900">
            <text:p>256900</text:p>
          </table:table-cell>
        </table:table-row>
        <table:table-row table:style-name="ro1">
          <table:table-cell office:value-type="float" office:value="7593186516">
            <text:p>7593186516</text:p>
          </table:table-cell>
          <table:table-cell office:value-type="float" office:value="257130">
            <text:p>257130</text:p>
          </table:table-cell>
          <table:table-cell office:value-type="float" office:value="151286">
            <text:p>151286</text:p>
          </table:table-cell>
          <table:table-cell office:value-type="float" office:value="149482">
            <text:p>149482</text:p>
          </table:table-cell>
          <table:table-cell office:value-type="float" office:value="2590020">
            <text:p>2590020</text:p>
          </table:table-cell>
          <table:table-cell office:value-type="float" office:value="275802">
            <text:p>275802</text:p>
          </table:table-cell>
          <table:table-cell office:value-type="float" office:value="308603">
            <text:p>308603</text:p>
          </table:table-cell>
          <table:table-cell office:value-type="float" office:value="1925376910">
            <text:p>1925376910</text:p>
          </table:table-cell>
          <table:table-cell office:value-type="float" office:value="228229">
            <text:p>228229</text:p>
          </table:table-cell>
          <table:table-cell office:value-type="float" office:value="235386">
            <text:p>235386</text:p>
          </table:table-cell>
          <table:table-cell office:value-type="float" office:value="163332">
            <text:p>163332</text:p>
          </table:table-cell>
          <table:table-cell office:value-type="float" office:value="1172830">
            <text:p>1172830</text:p>
          </table:table-cell>
          <table:table-cell office:value-type="float" office:value="274592">
            <text:p>274592</text:p>
          </table:table-cell>
          <table:table-cell office:value-type="float" office:value="304534">
            <text:p>304534</text:p>
          </table:table-cell>
          <table:table-cell office:value-type="float" office:value="21812629195">
            <text:p>21812629195</text:p>
          </table:table-cell>
          <table:table-cell office:value-type="float" office:value="206130">
            <text:p>206130</text:p>
          </table:table-cell>
          <table:table-cell office:value-type="float" office:value="164132">
            <text:p>164132</text:p>
          </table:table-cell>
          <table:table-cell office:value-type="float" office:value="160892">
            <text:p>160892</text:p>
          </table:table-cell>
          <table:table-cell office:value-type="float" office:value="37465715">
            <text:p>37465715</text:p>
          </table:table-cell>
          <table:table-cell office:value-type="float" office:value="281998">
            <text:p>281998</text:p>
          </table:table-cell>
          <table:table-cell office:value-type="float" office:value="236892">
            <text:p>236892</text:p>
          </table:table-cell>
        </table:table-row>
        <table:table-row table:style-name="ro1">
          <table:table-cell office:value-type="float" office:value="2298497643">
            <text:p>2298497643</text:p>
          </table:table-cell>
          <table:table-cell office:value-type="float" office:value="267033">
            <text:p>267033</text:p>
          </table:table-cell>
          <table:table-cell office:value-type="float" office:value="158252">
            <text:p>158252</text:p>
          </table:table-cell>
          <table:table-cell office:value-type="float" office:value="151644">
            <text:p>151644</text:p>
          </table:table-cell>
          <table:table-cell office:value-type="float" office:value="31669159">
            <text:p>31669159</text:p>
          </table:table-cell>
          <table:table-cell office:value-type="float" office:value="325468">
            <text:p>325468</text:p>
          </table:table-cell>
          <table:table-cell office:value-type="float" office:value="228418">
            <text:p>228418</text:p>
          </table:table-cell>
          <table:table-cell office:value-type="float" office:value="2667589912">
            <text:p>2667589912</text:p>
          </table:table-cell>
          <table:table-cell office:value-type="float" office:value="247374">
            <text:p>247374</text:p>
          </table:table-cell>
          <table:table-cell office:value-type="float" office:value="170484">
            <text:p>170484</text:p>
          </table:table-cell>
          <table:table-cell office:value-type="float" office:value="162656">
            <text:p>162656</text:p>
          </table:table-cell>
          <table:table-cell office:value-type="float" office:value="20605199">
            <text:p>20605199</text:p>
          </table:table-cell>
          <table:table-cell office:value-type="float" office:value="272568">
            <text:p>272568</text:p>
          </table:table-cell>
          <table:table-cell office:value-type="float" office:value="225886">
            <text:p>225886</text:p>
          </table:table-cell>
          <table:table-cell office:value-type="float" office:value="4814807523">
            <text:p>4814807523</text:p>
          </table:table-cell>
          <table:table-cell office:value-type="float" office:value="227222">
            <text:p>227222</text:p>
          </table:table-cell>
          <table:table-cell office:value-type="float" office:value="161826">
            <text:p>161826</text:p>
          </table:table-cell>
          <table:table-cell office:value-type="float" office:value="192895">
            <text:p>192895</text:p>
          </table:table-cell>
          <table:table-cell office:value-type="float" office:value="615587">
            <text:p>615587</text:p>
          </table:table-cell>
          <table:table-cell office:value-type="float" office:value="350456">
            <text:p>350456</text:p>
          </table:table-cell>
          <table:table-cell office:value-type="float" office:value="294542">
            <text:p>294542</text:p>
          </table:table-cell>
        </table:table-row>
        <table:table-row table:style-name="ro1">
          <table:table-cell office:value-type="float" office:value="13900028551">
            <text:p>13900028551</text:p>
          </table:table-cell>
          <table:table-cell office:value-type="float" office:value="291862">
            <text:p>291862</text:p>
          </table:table-cell>
          <table:table-cell office:value-type="float" office:value="176734">
            <text:p>176734</text:p>
          </table:table-cell>
          <table:table-cell office:value-type="float" office:value="172278">
            <text:p>172278</text:p>
          </table:table-cell>
          <table:table-cell office:value-type="float" office:value="22360954">
            <text:p>22360954</text:p>
          </table:table-cell>
          <table:table-cell office:value-type="float" office:value="307173">
            <text:p>307173</text:p>
          </table:table-cell>
          <table:table-cell office:value-type="float" office:value="231424">
            <text:p>231424</text:p>
          </table:table-cell>
          <table:table-cell office:value-type="float" office:value="3862596981">
            <text:p>3862596981</text:p>
          </table:table-cell>
          <table:table-cell office:value-type="float" office:value="228374">
            <text:p>228374</text:p>
          </table:table-cell>
          <table:table-cell office:value-type="float" office:value="166924">
            <text:p>166924</text:p>
          </table:table-cell>
          <table:table-cell office:value-type="float" office:value="163950">
            <text:p>163950</text:p>
          </table:table-cell>
          <table:table-cell office:value-type="float" office:value="281970">
            <text:p>281970</text:p>
          </table:table-cell>
          <table:table-cell office:value-type="float" office:value="299916">
            <text:p>299916</text:p>
          </table:table-cell>
          <table:table-cell office:value-type="float" office:value="225100">
            <text:p>225100</text:p>
          </table:table-cell>
          <table:table-cell office:value-type="float" office:value="1570285760">
            <text:p>1570285760</text:p>
          </table:table-cell>
          <table:table-cell office:value-type="float" office:value="204648">
            <text:p>204648</text:p>
          </table:table-cell>
          <table:table-cell office:value-type="float" office:value="162594">
            <text:p>162594</text:p>
          </table:table-cell>
          <table:table-cell office:value-type="float" office:value="160008">
            <text:p>160008</text:p>
          </table:table-cell>
          <table:table-cell office:value-type="float" office:value="20912870">
            <text:p>20912870</text:p>
          </table:table-cell>
          <table:table-cell office:value-type="float" office:value="282912">
            <text:p>282912</text:p>
          </table:table-cell>
          <table:table-cell office:value-type="float" office:value="237900">
            <text:p>237900</text:p>
          </table:table-cell>
        </table:table-row>
        <table:table-row table:style-name="ro1">
          <table:table-cell office:value-type="float" office:value="1388876362">
            <text:p>1388876362</text:p>
          </table:table-cell>
          <table:table-cell office:value-type="float" office:value="194654">
            <text:p>194654</text:p>
          </table:table-cell>
          <table:table-cell office:value-type="float" office:value="152440">
            <text:p>152440</text:p>
          </table:table-cell>
          <table:table-cell office:value-type="float" office:value="154090">
            <text:p>154090</text:p>
          </table:table-cell>
          <table:table-cell office:value-type="float" office:value="7214568">
            <text:p>7214568</text:p>
          </table:table-cell>
          <table:table-cell office:value-type="float" office:value="273092">
            <text:p>273092</text:p>
          </table:table-cell>
          <table:table-cell office:value-type="float" office:value="228682">
            <text:p>228682</text:p>
          </table:table-cell>
          <table:table-cell office:value-type="float" office:value="2533270580">
            <text:p>2533270580</text:p>
          </table:table-cell>
          <table:table-cell office:value-type="float" office:value="203068">
            <text:p>203068</text:p>
          </table:table-cell>
          <table:table-cell office:value-type="float" office:value="209865">
            <text:p>209865</text:p>
          </table:table-cell>
          <table:table-cell office:value-type="float" office:value="169044">
            <text:p>169044</text:p>
          </table:table-cell>
          <table:table-cell office:value-type="float" office:value="433424">
            <text:p>433424</text:p>
          </table:table-cell>
          <table:table-cell office:value-type="float" office:value="261234">
            <text:p>261234</text:p>
          </table:table-cell>
          <table:table-cell office:value-type="float" office:value="219930">
            <text:p>219930</text:p>
          </table:table-cell>
          <table:table-cell office:value-type="float" office:value="1965217515">
            <text:p>1965217515</text:p>
          </table:table-cell>
          <table:table-cell office:value-type="float" office:value="203320">
            <text:p>203320</text:p>
          </table:table-cell>
          <table:table-cell office:value-type="float" office:value="164528">
            <text:p>164528</text:p>
          </table:table-cell>
          <table:table-cell office:value-type="float" office:value="162518">
            <text:p>162518</text:p>
          </table:table-cell>
          <table:table-cell office:value-type="float" office:value="244858">
            <text:p>244858</text:p>
          </table:table-cell>
          <table:table-cell office:value-type="float" office:value="358566">
            <text:p>358566</text:p>
          </table:table-cell>
          <table:table-cell office:value-type="float" office:value="226382">
            <text:p>226382</text:p>
          </table:table-cell>
        </table:table-row>
        <table:table-row table:style-name="ro1">
          <table:table-cell office:value-type="float" office:value="5218592191">
            <text:p>5218592191</text:p>
          </table:table-cell>
          <table:table-cell office:value-type="float" office:value="191656">
            <text:p>191656</text:p>
          </table:table-cell>
          <table:table-cell office:value-type="float" office:value="174043">
            <text:p>174043</text:p>
          </table:table-cell>
          <table:table-cell office:value-type="float" office:value="245688">
            <text:p>245688</text:p>
          </table:table-cell>
          <table:table-cell office:value-type="float" office:value="833540">
            <text:p>833540</text:p>
          </table:table-cell>
          <table:table-cell office:value-type="float" office:value="363904">
            <text:p>363904</text:p>
          </table:table-cell>
          <table:table-cell office:value-type="float" office:value="507212">
            <text:p>507212</text:p>
          </table:table-cell>
          <table:table-cell office:value-type="float" office:value="1602231860">
            <text:p>1602231860</text:p>
          </table:table-cell>
          <table:table-cell office:value-type="float" office:value="241660">
            <text:p>241660</text:p>
          </table:table-cell>
          <table:table-cell office:value-type="float" office:value="166222">
            <text:p>166222</text:p>
          </table:table-cell>
          <table:table-cell office:value-type="float" office:value="160670">
            <text:p>160670</text:p>
          </table:table-cell>
          <table:table-cell office:value-type="float" office:value="6025740">
            <text:p>6025740</text:p>
          </table:table-cell>
          <table:table-cell office:value-type="float" office:value="316266">
            <text:p>316266</text:p>
          </table:table-cell>
          <table:table-cell office:value-type="float" office:value="231434">
            <text:p>231434</text:p>
          </table:table-cell>
          <table:table-cell office:value-type="float" office:value="5775711119">
            <text:p>5775711119</text:p>
          </table:table-cell>
          <table:table-cell office:value-type="float" office:value="202484">
            <text:p>202484</text:p>
          </table:table-cell>
          <table:table-cell office:value-type="float" office:value="165602">
            <text:p>165602</text:p>
          </table:table-cell>
          <table:table-cell office:value-type="float" office:value="158936">
            <text:p>158936</text:p>
          </table:table-cell>
          <table:table-cell office:value-type="float" office:value="241560">
            <text:p>241560</text:p>
          </table:table-cell>
          <table:table-cell office:value-type="float" office:value="251894">
            <text:p>251894</text:p>
          </table:table-cell>
          <table:table-cell office:value-type="float" office:value="215812">
            <text:p>215812</text:p>
          </table:table-cell>
        </table:table-row>
        <table:table-row table:style-name="ro1">
          <table:table-cell office:value-type="float" office:value="20722148523">
            <text:p>20722148523</text:p>
          </table:table-cell>
          <table:table-cell office:value-type="float" office:value="191196">
            <text:p>191196</text:p>
          </table:table-cell>
          <table:table-cell office:value-type="float" office:value="152074">
            <text:p>152074</text:p>
          </table:table-cell>
          <table:table-cell office:value-type="float" office:value="151386">
            <text:p>151386</text:p>
          </table:table-cell>
          <table:table-cell office:value-type="float" office:value="38339743">
            <text:p>38339743</text:p>
          </table:table-cell>
          <table:table-cell office:value-type="float" office:value="309525">
            <text:p>309525</text:p>
          </table:table-cell>
          <table:table-cell office:value-type="float" office:value="287746">
            <text:p>287746</text:p>
          </table:table-cell>
          <table:table-cell office:value-type="float" office:value="1846027114">
            <text:p>1846027114</text:p>
          </table:table-cell>
          <table:table-cell office:value-type="float" office:value="364906">
            <text:p>364906</text:p>
          </table:table-cell>
          <table:table-cell office:value-type="float" office:value="239314">
            <text:p>239314</text:p>
          </table:table-cell>
          <table:table-cell office:value-type="float" office:value="243276">
            <text:p>243276</text:p>
          </table:table-cell>
          <table:table-cell office:value-type="float" office:value="5673585">
            <text:p>5673585</text:p>
          </table:table-cell>
          <table:table-cell office:value-type="float" office:value="397596">
            <text:p>397596</text:p>
          </table:table-cell>
          <table:table-cell office:value-type="float" office:value="378652">
            <text:p>378652</text:p>
          </table:table-cell>
          <table:table-cell office:value-type="float" office:value="2115628734">
            <text:p>2115628734</text:p>
          </table:table-cell>
          <table:table-cell office:value-type="float" office:value="226498">
            <text:p>226498</text:p>
          </table:table-cell>
          <table:table-cell office:value-type="float" office:value="180689">
            <text:p>180689</text:p>
          </table:table-cell>
          <table:table-cell office:value-type="float" office:value="178623">
            <text:p>178623</text:p>
          </table:table-cell>
          <table:table-cell office:value-type="float" office:value="30447935">
            <text:p>30447935</text:p>
          </table:table-cell>
          <table:table-cell office:value-type="float" office:value="302088">
            <text:p>302088</text:p>
          </table:table-cell>
          <table:table-cell office:value-type="float" office:value="306686">
            <text:p>306686</text:p>
          </table:table-cell>
        </table:table-row>
        <table:table-row table:style-name="ro1">
          <table:table-cell office:value-type="float" office:value="2643304727">
            <text:p>2643304727</text:p>
          </table:table-cell>
          <table:table-cell office:value-type="float" office:value="216578">
            <text:p>216578</text:p>
          </table:table-cell>
          <table:table-cell office:value-type="float" office:value="214340">
            <text:p>214340</text:p>
          </table:table-cell>
          <table:table-cell office:value-type="float" office:value="213670">
            <text:p>213670</text:p>
          </table:table-cell>
          <table:table-cell office:value-type="float" office:value="6158501">
            <text:p>6158501</text:p>
          </table:table-cell>
          <table:table-cell office:value-type="float" office:value="325731">
            <text:p>325731</text:p>
          </table:table-cell>
          <table:table-cell office:value-type="float" office:value="264220">
            <text:p>264220</text:p>
          </table:table-cell>
          <table:table-cell office:value-type="float" office:value="13949130417">
            <text:p>13949130417</text:p>
          </table:table-cell>
          <table:table-cell office:value-type="float" office:value="254815">
            <text:p>254815</text:p>
          </table:table-cell>
          <table:table-cell office:value-type="float" office:value="200615">
            <text:p>200615</text:p>
          </table:table-cell>
          <table:table-cell office:value-type="float" office:value="192531">
            <text:p>192531</text:p>
          </table:table-cell>
          <table:table-cell office:value-type="float" office:value="6297618">
            <text:p>6297618</text:p>
          </table:table-cell>
          <table:table-cell office:value-type="float" office:value="372691">
            <text:p>372691</text:p>
          </table:table-cell>
          <table:table-cell office:value-type="float" office:value="298035">
            <text:p>298035</text:p>
          </table:table-cell>
          <table:table-cell office:value-type="float" office:value="8893096177">
            <text:p>8893096177</text:p>
          </table:table-cell>
          <table:table-cell office:value-type="float" office:value="360640">
            <text:p>360640</text:p>
          </table:table-cell>
          <table:table-cell office:value-type="float" office:value="282396">
            <text:p>282396</text:p>
          </table:table-cell>
          <table:table-cell office:value-type="float" office:value="234602">
            <text:p>234602</text:p>
          </table:table-cell>
          <table:table-cell office:value-type="float" office:value="14599871">
            <text:p>14599871</text:p>
          </table:table-cell>
          <table:table-cell office:value-type="float" office:value="315790">
            <text:p>315790</text:p>
          </table:table-cell>
          <table:table-cell office:value-type="float" office:value="293860">
            <text:p>293860</text:p>
          </table:table-cell>
        </table:table-row>
        <table:table-row table:style-name="ro1">
          <table:table-cell office:value-type="float" office:value="1065246101">
            <text:p>1065246101</text:p>
          </table:table-cell>
          <table:table-cell office:value-type="float" office:value="222974">
            <text:p>222974</text:p>
          </table:table-cell>
          <table:table-cell office:value-type="float" office:value="225038">
            <text:p>225038</text:p>
          </table:table-cell>
          <table:table-cell office:value-type="float" office:value="224282">
            <text:p>224282</text:p>
          </table:table-cell>
          <table:table-cell office:value-type="float" office:value="13278569">
            <text:p>13278569</text:p>
          </table:table-cell>
          <table:table-cell office:value-type="float" office:value="380734">
            <text:p>380734</text:p>
          </table:table-cell>
          <table:table-cell office:value-type="float" office:value="367572">
            <text:p>367572</text:p>
          </table:table-cell>
          <table:table-cell office:value-type="float" office:value="15280915027">
            <text:p>15280915027</text:p>
          </table:table-cell>
          <table:table-cell office:value-type="float" office:value="204954">
            <text:p>204954</text:p>
          </table:table-cell>
          <table:table-cell office:value-type="float" office:value="199954">
            <text:p>199954</text:p>
          </table:table-cell>
          <table:table-cell office:value-type="float" office:value="185452">
            <text:p>185452</text:p>
          </table:table-cell>
          <table:table-cell office:value-type="float" office:value="15139649">
            <text:p>15139649</text:p>
          </table:table-cell>
          <table:table-cell office:value-type="float" office:value="428825">
            <text:p>428825</text:p>
          </table:table-cell>
          <table:table-cell office:value-type="float" office:value="239536">
            <text:p>239536</text:p>
          </table:table-cell>
          <table:table-cell office:value-type="float" office:value="20595339634">
            <text:p>20595339634</text:p>
          </table:table-cell>
          <table:table-cell office:value-type="float" office:value="207480">
            <text:p>207480</text:p>
          </table:table-cell>
          <table:table-cell office:value-type="float" office:value="162772">
            <text:p>162772</text:p>
          </table:table-cell>
          <table:table-cell office:value-type="float" office:value="207408">
            <text:p>207408</text:p>
          </table:table-cell>
          <table:table-cell office:value-type="float" office:value="24590718">
            <text:p>24590718</text:p>
          </table:table-cell>
          <table:table-cell office:value-type="float" office:value="287102">
            <text:p>287102</text:p>
          </table:table-cell>
          <table:table-cell office:value-type="float" office:value="361896">
            <text:p>361896</text:p>
          </table:table-cell>
        </table:table-row>
        <table:table-row table:style-name="ro1">
          <table:table-cell office:value-type="float" office:value="3217032749">
            <text:p>3217032749</text:p>
          </table:table-cell>
          <table:table-cell office:value-type="float" office:value="194808">
            <text:p>194808</text:p>
          </table:table-cell>
          <table:table-cell office:value-type="float" office:value="150398">
            <text:p>150398</text:p>
          </table:table-cell>
          <table:table-cell office:value-type="float" office:value="153338">
            <text:p>153338</text:p>
          </table:table-cell>
          <table:table-cell office:value-type="float" office:value="415988">
            <text:p>415988</text:p>
          </table:table-cell>
          <table:table-cell office:value-type="float" office:value="339886">
            <text:p>339886</text:p>
          </table:table-cell>
          <table:table-cell office:value-type="float" office:value="234100">
            <text:p>234100</text:p>
          </table:table-cell>
          <table:table-cell office:value-type="float" office:value="9726121580">
            <text:p>9726121580</text:p>
          </table:table-cell>
          <table:table-cell office:value-type="float" office:value="235932">
            <text:p>235932</text:p>
          </table:table-cell>
          <table:table-cell office:value-type="float" office:value="217606">
            <text:p>217606</text:p>
          </table:table-cell>
          <table:table-cell office:value-type="float" office:value="161874">
            <text:p>161874</text:p>
          </table:table-cell>
          <table:table-cell office:value-type="float" office:value="252278">
            <text:p>252278</text:p>
          </table:table-cell>
          <table:table-cell office:value-type="float" office:value="329598">
            <text:p>329598</text:p>
          </table:table-cell>
          <table:table-cell office:value-type="float" office:value="227494">
            <text:p>227494</text:p>
          </table:table-cell>
          <table:table-cell office:value-type="float" office:value="3596639223">
            <text:p>3596639223</text:p>
          </table:table-cell>
          <table:table-cell office:value-type="float" office:value="232544">
            <text:p>232544</text:p>
          </table:table-cell>
          <table:table-cell office:value-type="float" office:value="165576">
            <text:p>165576</text:p>
          </table:table-cell>
          <table:table-cell office:value-type="float" office:value="189707">
            <text:p>189707</text:p>
          </table:table-cell>
          <table:table-cell office:value-type="float" office:value="79602214">
            <text:p>79602214</text:p>
          </table:table-cell>
          <table:table-cell office:value-type="float" office:value="334473">
            <text:p>334473</text:p>
          </table:table-cell>
          <table:table-cell office:value-type="float" office:value="346255">
            <text:p>346255</text:p>
          </table:table-cell>
        </table:table-row>
        <table:table-row table:style-name="ro1">
          <table:table-cell office:value-type="float" office:value="31656513212">
            <text:p>31656513212</text:p>
          </table:table-cell>
          <table:table-cell office:value-type="float" office:value="202330">
            <text:p>202330</text:p>
          </table:table-cell>
          <table:table-cell office:value-type="float" office:value="217500">
            <text:p>217500</text:p>
          </table:table-cell>
          <table:table-cell office:value-type="float" office:value="154624">
            <text:p>154624</text:p>
          </table:table-cell>
          <table:table-cell office:value-type="float" office:value="11117621">
            <text:p>11117621</text:p>
          </table:table-cell>
          <table:table-cell office:value-type="float" office:value="286336">
            <text:p>286336</text:p>
          </table:table-cell>
          <table:table-cell office:value-type="float" office:value="273500">
            <text:p>273500</text:p>
          </table:table-cell>
          <table:table-cell office:value-type="float" office:value="3661472803">
            <text:p>3661472803</text:p>
          </table:table-cell>
          <table:table-cell office:value-type="float" office:value="208686">
            <text:p>208686</text:p>
          </table:table-cell>
          <table:table-cell office:value-type="float" office:value="169016">
            <text:p>169016</text:p>
          </table:table-cell>
          <table:table-cell office:value-type="float" office:value="210270">
            <text:p>210270</text:p>
          </table:table-cell>
          <table:table-cell office:value-type="float" office:value="28588918">
            <text:p>28588918</text:p>
          </table:table-cell>
          <table:table-cell office:value-type="float" office:value="285206">
            <text:p>285206</text:p>
          </table:table-cell>
          <table:table-cell office:value-type="float" office:value="282387">
            <text:p>282387</text:p>
          </table:table-cell>
          <table:table-cell office:value-type="float" office:value="866958367">
            <text:p>866958367</text:p>
          </table:table-cell>
          <table:table-cell office:value-type="float" office:value="213392">
            <text:p>213392</text:p>
          </table:table-cell>
          <table:table-cell office:value-type="float" office:value="166936">
            <text:p>166936</text:p>
          </table:table-cell>
          <table:table-cell office:value-type="float" office:value="161406">
            <text:p>161406</text:p>
          </table:table-cell>
          <table:table-cell office:value-type="float" office:value="5900103">
            <text:p>5900103</text:p>
          </table:table-cell>
          <table:table-cell office:value-type="float" office:value="275084">
            <text:p>275084</text:p>
          </table:table-cell>
          <table:table-cell office:value-type="float" office:value="353064">
            <text:p>353064</text:p>
          </table:table-cell>
        </table:table-row>
        <table:table-row table:style-name="ro1">
          <table:table-cell office:value-type="float" office:value="2453726553">
            <text:p>2453726553</text:p>
          </table:table-cell>
          <table:table-cell office:value-type="float" office:value="192722">
            <text:p>192722</text:p>
          </table:table-cell>
          <table:table-cell office:value-type="float" office:value="196860">
            <text:p>196860</text:p>
          </table:table-cell>
          <table:table-cell office:value-type="float" office:value="446499">
            <text:p>446499</text:p>
          </table:table-cell>
          <table:table-cell office:value-type="float" office:value="10099264">
            <text:p>10099264</text:p>
          </table:table-cell>
          <table:table-cell office:value-type="float" office:value="291514">
            <text:p>291514</text:p>
          </table:table-cell>
          <table:table-cell office:value-type="float" office:value="235506">
            <text:p>235506</text:p>
          </table:table-cell>
          <table:table-cell office:value-type="float" office:value="12715239680">
            <text:p>12715239680</text:p>
          </table:table-cell>
          <table:table-cell office:value-type="float" office:value="241185">
            <text:p>241185</text:p>
          </table:table-cell>
          <table:table-cell office:value-type="float" office:value="258553">
            <text:p>258553</text:p>
          </table:table-cell>
          <table:table-cell office:value-type="float" office:value="194409">
            <text:p>194409</text:p>
          </table:table-cell>
          <table:table-cell office:value-type="float" office:value="1013535">
            <text:p>1013535</text:p>
          </table:table-cell>
          <table:table-cell office:value-type="float" office:value="367901">
            <text:p>367901</text:p>
          </table:table-cell>
          <table:table-cell office:value-type="float" office:value="268264">
            <text:p>268264</text:p>
          </table:table-cell>
          <table:table-cell office:value-type="float" office:value="4294025745">
            <text:p>4294025745</text:p>
          </table:table-cell>
          <table:table-cell office:value-type="float" office:value="209736">
            <text:p>209736</text:p>
          </table:table-cell>
          <table:table-cell office:value-type="float" office:value="166304">
            <text:p>166304</text:p>
          </table:table-cell>
          <table:table-cell office:value-type="float" office:value="238478">
            <text:p>238478</text:p>
          </table:table-cell>
          <table:table-cell office:value-type="float" office:value="31336250">
            <text:p>31336250</text:p>
          </table:table-cell>
          <table:table-cell office:value-type="float" office:value="319097">
            <text:p>319097</text:p>
          </table:table-cell>
          <table:table-cell office:value-type="float" office:value="373575">
            <text:p>373575</text:p>
          </table:table-cell>
        </table:table-row>
        <table:table-row table:style-name="ro1">
          <table:table-cell office:value-type="float" office:value="2641109141">
            <text:p>2641109141</text:p>
          </table:table-cell>
          <table:table-cell office:value-type="float" office:value="198658">
            <text:p>198658</text:p>
          </table:table-cell>
          <table:table-cell office:value-type="float" office:value="153470">
            <text:p>153470</text:p>
          </table:table-cell>
          <table:table-cell office:value-type="float" office:value="154862">
            <text:p>154862</text:p>
          </table:table-cell>
          <table:table-cell office:value-type="float" office:value="21556679">
            <text:p>21556679</text:p>
          </table:table-cell>
          <table:table-cell office:value-type="float" office:value="318892">
            <text:p>318892</text:p>
          </table:table-cell>
          <table:table-cell office:value-type="float" office:value="269348">
            <text:p>269348</text:p>
          </table:table-cell>
          <table:table-cell office:value-type="float" office:value="3610603060">
            <text:p>3610603060</text:p>
          </table:table-cell>
          <table:table-cell office:value-type="float" office:value="206700">
            <text:p>206700</text:p>
          </table:table-cell>
          <table:table-cell office:value-type="float" office:value="180226">
            <text:p>180226</text:p>
          </table:table-cell>
          <table:table-cell office:value-type="float" office:value="170504">
            <text:p>170504</text:p>
          </table:table-cell>
          <table:table-cell office:value-type="float" office:value="13351021">
            <text:p>13351021</text:p>
          </table:table-cell>
          <table:table-cell office:value-type="float" office:value="288716">
            <text:p>288716</text:p>
          </table:table-cell>
          <table:table-cell office:value-type="float" office:value="367191">
            <text:p>367191</text:p>
          </table:table-cell>
          <table:table-cell office:value-type="float" office:value="21915282551">
            <text:p>21915282551</text:p>
          </table:table-cell>
          <table:table-cell office:value-type="float" office:value="206840">
            <text:p>206840</text:p>
          </table:table-cell>
          <table:table-cell office:value-type="float" office:value="169224">
            <text:p>169224</text:p>
          </table:table-cell>
          <table:table-cell office:value-type="float" office:value="174484">
            <text:p>174484</text:p>
          </table:table-cell>
          <table:table-cell office:value-type="float" office:value="1789354">
            <text:p>1789354</text:p>
          </table:table-cell>
          <table:table-cell office:value-type="float" office:value="279286">
            <text:p>279286</text:p>
          </table:table-cell>
          <table:table-cell office:value-type="float" office:value="242732">
            <text:p>242732</text:p>
          </table:table-cell>
        </table:table-row>
        <table:table-row table:style-name="ro1">
          <table:table-cell office:value-type="float" office:value="2988908030">
            <text:p>2988908030</text:p>
          </table:table-cell>
          <table:table-cell office:value-type="float" office:value="295842">
            <text:p>295842</text:p>
          </table:table-cell>
          <table:table-cell office:value-type="float" office:value="152588">
            <text:p>152588</text:p>
          </table:table-cell>
          <table:table-cell office:value-type="float" office:value="157324">
            <text:p>157324</text:p>
          </table:table-cell>
          <table:table-cell office:value-type="float" office:value="1040106">
            <text:p>1040106</text:p>
          </table:table-cell>
          <table:table-cell office:value-type="float" office:value="317016">
            <text:p>317016</text:p>
          </table:table-cell>
          <table:table-cell office:value-type="float" office:value="265846">
            <text:p>265846</text:p>
          </table:table-cell>
          <table:table-cell office:value-type="float" office:value="3311137459">
            <text:p>3311137459</text:p>
          </table:table-cell>
          <table:table-cell office:value-type="float" office:value="234126">
            <text:p>234126</text:p>
          </table:table-cell>
          <table:table-cell office:value-type="float" office:value="180956">
            <text:p>180956</text:p>
          </table:table-cell>
          <table:table-cell office:value-type="float" office:value="162764">
            <text:p>162764</text:p>
          </table:table-cell>
          <table:table-cell office:value-type="float" office:value="4226568">
            <text:p>4226568</text:p>
          </table:table-cell>
          <table:table-cell office:value-type="float" office:value="278608">
            <text:p>278608</text:p>
          </table:table-cell>
          <table:table-cell office:value-type="float" office:value="313765">
            <text:p>313765</text:p>
          </table:table-cell>
          <table:table-cell office:value-type="float" office:value="11159938239">
            <text:p>11159938239</text:p>
          </table:table-cell>
          <table:table-cell office:value-type="float" office:value="214894">
            <text:p>214894</text:p>
          </table:table-cell>
          <table:table-cell office:value-type="float" office:value="217409">
            <text:p>217409</text:p>
          </table:table-cell>
          <table:table-cell office:value-type="float" office:value="160978">
            <text:p>160978</text:p>
          </table:table-cell>
          <table:table-cell office:value-type="float" office:value="35964223">
            <text:p>35964223</text:p>
          </table:table-cell>
          <table:table-cell office:value-type="float" office:value="286646">
            <text:p>286646</text:p>
          </table:table-cell>
          <table:table-cell office:value-type="float" office:value="446962">
            <text:p>446962</text:p>
          </table:table-cell>
        </table:table-row>
        <table:table-row table:style-name="ro1">
          <table:table-cell office:value-type="float" office:value="13914627733">
            <text:p>13914627733</text:p>
          </table:table-cell>
          <table:table-cell office:value-type="float" office:value="281794">
            <text:p>281794</text:p>
          </table:table-cell>
          <table:table-cell office:value-type="float" office:value="223482">
            <text:p>223482</text:p>
          </table:table-cell>
          <table:table-cell office:value-type="float" office:value="217322">
            <text:p>217322</text:p>
          </table:table-cell>
          <table:table-cell office:value-type="float" office:value="20251133">
            <text:p>20251133</text:p>
          </table:table-cell>
          <table:table-cell office:value-type="float" office:value="373429">
            <text:p>373429</text:p>
          </table:table-cell>
          <table:table-cell office:value-type="float" office:value="394608">
            <text:p>394608</text:p>
          </table:table-cell>
          <table:table-cell office:value-type="float" office:value="2388300313">
            <text:p>2388300313</text:p>
          </table:table-cell>
          <table:table-cell office:value-type="float" office:value="206102">
            <text:p>206102</text:p>
          </table:table-cell>
          <table:table-cell office:value-type="float" office:value="168056">
            <text:p>168056</text:p>
          </table:table-cell>
          <table:table-cell office:value-type="float" office:value="167538">
            <text:p>167538</text:p>
          </table:table-cell>
          <table:table-cell office:value-type="float" office:value="4163851">
            <text:p>4163851</text:p>
          </table:table-cell>
          <table:table-cell office:value-type="float" office:value="323595">
            <text:p>323595</text:p>
          </table:table-cell>
          <table:table-cell office:value-type="float" office:value="290945">
            <text:p>290945</text:p>
          </table:table-cell>
          <table:table-cell office:value-type="float" office:value="12996501265">
            <text:p>12996501265</text:p>
          </table:table-cell>
          <table:table-cell office:value-type="float" office:value="316589">
            <text:p>316589</text:p>
          </table:table-cell>
          <table:table-cell office:value-type="float" office:value="216597">
            <text:p>216597</text:p>
          </table:table-cell>
          <table:table-cell office:value-type="float" office:value="649633">
            <text:p>649633</text:p>
          </table:table-cell>
          <table:table-cell office:value-type="float" office:value="29341557">
            <text:p>29341557</text:p>
          </table:table-cell>
          <table:table-cell office:value-type="float" office:value="433130">
            <text:p>433130</text:p>
          </table:table-cell>
          <table:table-cell office:value-type="float" office:value="247498">
            <text:p>247498</text:p>
          </table:table-cell>
        </table:table-row>
        <table:table-row table:style-name="ro1">
          <table:table-cell office:value-type="float" office:value="4339085062">
            <text:p>4339085062</text:p>
          </table:table-cell>
          <table:table-cell office:value-type="float" office:value="233842">
            <text:p>233842</text:p>
          </table:table-cell>
          <table:table-cell office:value-type="float" office:value="157514">
            <text:p>157514</text:p>
          </table:table-cell>
          <table:table-cell office:value-type="float" office:value="250251">
            <text:p>250251</text:p>
          </table:table-cell>
          <table:table-cell office:value-type="float" office:value="7964917">
            <text:p>7964917</text:p>
          </table:table-cell>
          <table:table-cell office:value-type="float" office:value="272404">
            <text:p>272404</text:p>
          </table:table-cell>
          <table:table-cell office:value-type="float" office:value="278970">
            <text:p>278970</text:p>
          </table:table-cell>
          <table:table-cell office:value-type="float" office:value="866794544">
            <text:p>866794544</text:p>
          </table:table-cell>
          <table:table-cell office:value-type="float" office:value="258414">
            <text:p>258414</text:p>
          </table:table-cell>
          <table:table-cell office:value-type="float" office:value="176748">
            <text:p>176748</text:p>
          </table:table-cell>
          <table:table-cell office:value-type="float" office:value="161600">
            <text:p>161600</text:p>
          </table:table-cell>
          <table:table-cell office:value-type="float" office:value="1582894">
            <text:p>1582894</text:p>
          </table:table-cell>
          <table:table-cell office:value-type="float" office:value="284186">
            <text:p>284186</text:p>
          </table:table-cell>
          <table:table-cell office:value-type="float" office:value="232698">
            <text:p>232698</text:p>
          </table:table-cell>
          <table:table-cell office:value-type="float" office:value="5200390260">
            <text:p>5200390260</text:p>
          </table:table-cell>
          <table:table-cell office:value-type="float" office:value="290042">
            <text:p>290042</text:p>
          </table:table-cell>
          <table:table-cell office:value-type="float" office:value="236402">
            <text:p>236402</text:p>
          </table:table-cell>
          <table:table-cell office:value-type="float" office:value="261288">
            <text:p>261288</text:p>
          </table:table-cell>
          <table:table-cell office:value-type="float" office:value="722642">
            <text:p>722642</text:p>
          </table:table-cell>
          <table:table-cell office:value-type="float" office:value="323510">
            <text:p>323510</text:p>
          </table:table-cell>
          <table:table-cell office:value-type="float" office:value="344760">
            <text:p>344760</text:p>
          </table:table-cell>
        </table:table-row>
        <table:table-row table:style-name="ro1">
          <table:table-cell office:value-type="float" office:value="20765268407">
            <text:p>20765268407</text:p>
          </table:table-cell>
          <table:table-cell office:value-type="float" office:value="740509">
            <text:p>740509</text:p>
          </table:table-cell>
          <table:table-cell office:value-type="float" office:value="302875">
            <text:p>302875</text:p>
          </table:table-cell>
          <table:table-cell office:value-type="float" office:value="222960">
            <text:p>222960</text:p>
          </table:table-cell>
          <table:table-cell office:value-type="float" office:value="32179957">
            <text:p>32179957</text:p>
          </table:table-cell>
          <table:table-cell office:value-type="float" office:value="286096">
            <text:p>286096</text:p>
          </table:table-cell>
          <table:table-cell office:value-type="float" office:value="220336">
            <text:p>220336</text:p>
          </table:table-cell>
          <table:table-cell office:value-type="float" office:value="8798553213">
            <text:p>8798553213</text:p>
          </table:table-cell>
          <table:table-cell office:value-type="float" office:value="248210">
            <text:p>248210</text:p>
          </table:table-cell>
          <table:table-cell office:value-type="float" office:value="226582">
            <text:p>226582</text:p>
          </table:table-cell>
          <table:table-cell office:value-type="float" office:value="165042">
            <text:p>165042</text:p>
          </table:table-cell>
          <table:table-cell office:value-type="float" office:value="2093456">
            <text:p>2093456</text:p>
          </table:table-cell>
          <table:table-cell office:value-type="float" office:value="274092">
            <text:p>274092</text:p>
          </table:table-cell>
          <table:table-cell office:value-type="float" office:value="234552">
            <text:p>234552</text:p>
          </table:table-cell>
          <table:table-cell office:value-type="float" office:value="3793872795">
            <text:p>3793872795</text:p>
          </table:table-cell>
          <table:table-cell office:value-type="float" office:value="201520">
            <text:p>201520</text:p>
          </table:table-cell>
          <table:table-cell office:value-type="float" office:value="165768">
            <text:p>165768</text:p>
          </table:table-cell>
          <table:table-cell office:value-type="float" office:value="157518">
            <text:p>157518</text:p>
          </table:table-cell>
          <table:table-cell office:value-type="float" office:value="17577153">
            <text:p>17577153</text:p>
          </table:table-cell>
          <table:table-cell office:value-type="float" office:value="335720">
            <text:p>335720</text:p>
          </table:table-cell>
          <table:table-cell office:value-type="float" office:value="248554">
            <text:p>248554</text:p>
          </table:table-cell>
        </table:table-row>
        <table:table-row table:style-name="ro1">
          <table:table-cell office:value-type="float" office:value="3053800151">
            <text:p>3053800151</text:p>
          </table:table-cell>
          <table:table-cell office:value-type="float" office:value="287923">
            <text:p>287923</text:p>
          </table:table-cell>
          <table:table-cell office:value-type="float" office:value="155654">
            <text:p>155654</text:p>
          </table:table-cell>
          <table:table-cell office:value-type="float" office:value="151458">
            <text:p>151458</text:p>
          </table:table-cell>
          <table:table-cell office:value-type="float" office:value="8453316">
            <text:p>8453316</text:p>
          </table:table-cell>
          <table:table-cell office:value-type="float" office:value="264236">
            <text:p>264236</text:p>
          </table:table-cell>
          <table:table-cell office:value-type="float" office:value="215188">
            <text:p>215188</text:p>
          </table:table-cell>
          <table:table-cell office:value-type="float" office:value="1240639532">
            <text:p>1240639532</text:p>
          </table:table-cell>
          <table:table-cell office:value-type="float" office:value="208434">
            <text:p>208434</text:p>
          </table:table-cell>
          <table:table-cell office:value-type="float" office:value="270640">
            <text:p>270640</text:p>
          </table:table-cell>
          <table:table-cell office:value-type="float" office:value="190348">
            <text:p>190348</text:p>
          </table:table-cell>
          <table:table-cell office:value-type="float" office:value="40806904">
            <text:p>40806904</text:p>
          </table:table-cell>
          <table:table-cell office:value-type="float" office:value="280836">
            <text:p>280836</text:p>
          </table:table-cell>
          <table:table-cell office:value-type="float" office:value="229786">
            <text:p>229786</text:p>
          </table:table-cell>
          <table:table-cell office:value-type="float" office:value="13181851372">
            <text:p>13181851372</text:p>
          </table:table-cell>
          <table:table-cell office:value-type="float" office:value="200786">
            <text:p>200786</text:p>
          </table:table-cell>
          <table:table-cell office:value-type="float" office:value="174602">
            <text:p>174602</text:p>
          </table:table-cell>
          <table:table-cell office:value-type="float" office:value="225717">
            <text:p>225717</text:p>
          </table:table-cell>
          <table:table-cell office:value-type="float" office:value="1715204">
            <text:p>1715204</text:p>
          </table:table-cell>
          <table:table-cell office:value-type="float" office:value="269528">
            <text:p>269528</text:p>
          </table:table-cell>
          <table:table-cell office:value-type="float" office:value="228266">
            <text:p>228266</text:p>
          </table:table-cell>
        </table:table-row>
        <table:table-row table:style-name="ro1">
          <table:table-cell office:value-type="float" office:value="25773015866">
            <text:p>25773015866</text:p>
          </table:table-cell>
          <table:table-cell office:value-type="float" office:value="264764">
            <text:p>264764</text:p>
          </table:table-cell>
          <table:table-cell office:value-type="float" office:value="228679">
            <text:p>228679</text:p>
          </table:table-cell>
          <table:table-cell office:value-type="float" office:value="275105">
            <text:p>275105</text:p>
          </table:table-cell>
          <table:table-cell office:value-type="float" office:value="8961163">
            <text:p>8961163</text:p>
          </table:table-cell>
          <table:table-cell office:value-type="float" office:value="279944">
            <text:p>279944</text:p>
          </table:table-cell>
          <table:table-cell office:value-type="float" office:value="227482">
            <text:p>227482</text:p>
          </table:table-cell>
          <table:table-cell office:value-type="float" office:value="21810792460">
            <text:p>21810792460</text:p>
          </table:table-cell>
          <table:table-cell office:value-type="float" office:value="327052">
            <text:p>327052</text:p>
          </table:table-cell>
          <table:table-cell office:value-type="float" office:value="206061">
            <text:p>206061</text:p>
          </table:table-cell>
          <table:table-cell office:value-type="float" office:value="182246">
            <text:p>182246</text:p>
          </table:table-cell>
          <table:table-cell office:value-type="float" office:value="553028">
            <text:p>553028</text:p>
          </table:table-cell>
          <table:table-cell office:value-type="float" office:value="324020">
            <text:p>324020</text:p>
          </table:table-cell>
          <table:table-cell office:value-type="float" office:value="387334">
            <text:p>387334</text:p>
          </table:table-cell>
          <table:table-cell office:value-type="float" office:value="8081336245">
            <text:p>8081336245</text:p>
          </table:table-cell>
          <table:table-cell office:value-type="float" office:value="202086">
            <text:p>202086</text:p>
          </table:table-cell>
          <table:table-cell office:value-type="float" office:value="224792">
            <text:p>224792</text:p>
          </table:table-cell>
          <table:table-cell office:value-type="float" office:value="166482">
            <text:p>166482</text:p>
          </table:table-cell>
          <table:table-cell office:value-type="float" office:value="9630657">
            <text:p>9630657</text:p>
          </table:table-cell>
          <table:table-cell office:value-type="float" office:value="288402">
            <text:p>288402</text:p>
          </table:table-cell>
          <table:table-cell office:value-type="float" office:value="232996">
            <text:p>232996</text:p>
          </table:table-cell>
        </table:table-row>
        <table:table-row table:style-name="ro1">
          <table:table-cell office:value-type="float" office:value="1075873293">
            <text:p>1075873293</text:p>
          </table:table-cell>
          <table:table-cell office:value-type="float" office:value="312632">
            <text:p>312632</text:p>
          </table:table-cell>
          <table:table-cell office:value-type="float" office:value="156074">
            <text:p>156074</text:p>
          </table:table-cell>
          <table:table-cell office:value-type="float" office:value="233602">
            <text:p>233602</text:p>
          </table:table-cell>
          <table:table-cell office:value-type="float" office:value="8623833">
            <text:p>8623833</text:p>
          </table:table-cell>
          <table:table-cell office:value-type="float" office:value="284344">
            <text:p>284344</text:p>
          </table:table-cell>
          <table:table-cell office:value-type="float" office:value="278424">
            <text:p>278424</text:p>
          </table:table-cell>
          <table:table-cell office:value-type="float" office:value="1507111856">
            <text:p>1507111856</text:p>
          </table:table-cell>
          <table:table-cell office:value-type="float" office:value="272701">
            <text:p>272701</text:p>
          </table:table-cell>
          <table:table-cell office:value-type="float" office:value="169648">
            <text:p>169648</text:p>
          </table:table-cell>
          <table:table-cell office:value-type="float" office:value="164150">
            <text:p>164150</text:p>
          </table:table-cell>
          <table:table-cell office:value-type="float" office:value="16024945">
            <text:p>16024945</text:p>
          </table:table-cell>
          <table:table-cell office:value-type="float" office:value="283220">
            <text:p>283220</text:p>
          </table:table-cell>
          <table:table-cell office:value-type="float" office:value="302511">
            <text:p>302511</text:p>
          </table:table-cell>
          <table:table-cell office:value-type="float" office:value="5734226462">
            <text:p>5734226462</text:p>
          </table:table-cell>
          <table:table-cell office:value-type="float" office:value="206402">
            <text:p>206402</text:p>
          </table:table-cell>
          <table:table-cell office:value-type="float" office:value="190122">
            <text:p>190122</text:p>
          </table:table-cell>
          <table:table-cell office:value-type="float" office:value="162292">
            <text:p>162292</text:p>
          </table:table-cell>
          <table:table-cell office:value-type="float" office:value="3304783">
            <text:p>3304783</text:p>
          </table:table-cell>
          <table:table-cell office:value-type="float" office:value="330608">
            <text:p>330608</text:p>
          </table:table-cell>
          <table:table-cell office:value-type="float" office:value="587650">
            <text:p>587650</text:p>
          </table:table-cell>
        </table:table-row>
        <table:table-row table:style-name="ro1">
          <table:table-cell office:value-type="float" office:value="9146222675">
            <text:p>9146222675</text:p>
          </table:table-cell>
          <table:table-cell office:value-type="float" office:value="193442">
            <text:p>193442</text:p>
          </table:table-cell>
          <table:table-cell office:value-type="float" office:value="174590">
            <text:p>174590</text:p>
          </table:table-cell>
          <table:table-cell office:value-type="float" office:value="152598">
            <text:p>152598</text:p>
          </table:table-cell>
          <table:table-cell office:value-type="float" office:value="23504960">
            <text:p>23504960</text:p>
          </table:table-cell>
          <table:table-cell office:value-type="float" office:value="276368">
            <text:p>276368</text:p>
          </table:table-cell>
          <table:table-cell office:value-type="float" office:value="269975">
            <text:p>269975</text:p>
          </table:table-cell>
          <table:table-cell office:value-type="float" office:value="4065960755">
            <text:p>4065960755</text:p>
          </table:table-cell>
          <table:table-cell office:value-type="float" office:value="268647">
            <text:p>268647</text:p>
          </table:table-cell>
          <table:table-cell office:value-type="float" office:value="514342">
            <text:p>514342</text:p>
          </table:table-cell>
          <table:table-cell office:value-type="float" office:value="195974">
            <text:p>195974</text:p>
          </table:table-cell>
          <table:table-cell office:value-type="float" office:value="12757921">
            <text:p>12757921</text:p>
          </table:table-cell>
          <table:table-cell office:value-type="float" office:value="585530">
            <text:p>585530</text:p>
          </table:table-cell>
          <table:table-cell office:value-type="float" office:value="316620">
            <text:p>316620</text:p>
          </table:table-cell>
          <table:table-cell office:value-type="float" office:value="1858203548">
            <text:p>1858203548</text:p>
          </table:table-cell>
          <table:table-cell office:value-type="float" office:value="239489">
            <text:p>239489</text:p>
          </table:table-cell>
          <table:table-cell office:value-type="float" office:value="186424">
            <text:p>186424</text:p>
          </table:table-cell>
          <table:table-cell office:value-type="float" office:value="163040">
            <text:p>163040</text:p>
          </table:table-cell>
          <table:table-cell office:value-type="float" office:value="3552438">
            <text:p>3552438</text:p>
          </table:table-cell>
          <table:table-cell office:value-type="float" office:value="273898">
            <text:p>273898</text:p>
          </table:table-cell>
          <table:table-cell office:value-type="float" office:value="273145">
            <text:p>273145</text:p>
          </table:table-cell>
        </table:table-row>
        <table:table-row table:style-name="ro1">
          <table:table-cell office:value-type="float" office:value="5909447289">
            <text:p>5909447289</text:p>
          </table:table-cell>
          <table:table-cell office:value-type="float" office:value="193908">
            <text:p>193908</text:p>
          </table:table-cell>
          <table:table-cell office:value-type="float" office:value="221901">
            <text:p>221901</text:p>
          </table:table-cell>
          <table:table-cell office:value-type="float" office:value="182229">
            <text:p>182229</text:p>
          </table:table-cell>
          <table:table-cell office:value-type="float" office:value="527888">
            <text:p>527888</text:p>
          </table:table-cell>
          <table:table-cell office:value-type="float" office:value="306390">
            <text:p>306390</text:p>
          </table:table-cell>
          <table:table-cell office:value-type="float" office:value="313395">
            <text:p>313395</text:p>
          </table:table-cell>
          <table:table-cell office:value-type="float" office:value="16670929014">
            <text:p>16670929014</text:p>
          </table:table-cell>
          <table:table-cell office:value-type="float" office:value="344042">
            <text:p>344042</text:p>
          </table:table-cell>
          <table:table-cell office:value-type="float" office:value="177498">
            <text:p>177498</text:p>
          </table:table-cell>
          <table:table-cell office:value-type="float" office:value="163722">
            <text:p>163722</text:p>
          </table:table-cell>
          <table:table-cell office:value-type="float" office:value="11701133">
            <text:p>11701133</text:p>
          </table:table-cell>
          <table:table-cell office:value-type="float" office:value="329177">
            <text:p>329177</text:p>
          </table:table-cell>
          <table:table-cell office:value-type="float" office:value="263880">
            <text:p>263880</text:p>
          </table:table-cell>
          <table:table-cell office:value-type="float" office:value="31580855807">
            <text:p>31580855807</text:p>
          </table:table-cell>
          <table:table-cell office:value-type="float" office:value="310305">
            <text:p>310305</text:p>
          </table:table-cell>
          <table:table-cell office:value-type="float" office:value="170510">
            <text:p>170510</text:p>
          </table:table-cell>
          <table:table-cell office:value-type="float" office:value="165922">
            <text:p>165922</text:p>
          </table:table-cell>
          <table:table-cell office:value-type="float" office:value="22709144">
            <text:p>22709144</text:p>
          </table:table-cell>
          <table:table-cell office:value-type="float" office:value="280010">
            <text:p>280010</text:p>
          </table:table-cell>
          <table:table-cell office:value-type="float" office:value="227298">
            <text:p>227298</text:p>
          </table:table-cell>
        </table:table-row>
        <table:table-row table:style-name="ro1">
          <table:table-cell office:value-type="float" office:value="1888308189">
            <text:p>1888308189</text:p>
          </table:table-cell>
          <table:table-cell office:value-type="float" office:value="194402">
            <text:p>194402</text:p>
          </table:table-cell>
          <table:table-cell office:value-type="float" office:value="197038">
            <text:p>197038</text:p>
          </table:table-cell>
          <table:table-cell office:value-type="float" office:value="163492">
            <text:p>163492</text:p>
          </table:table-cell>
          <table:table-cell office:value-type="float" office:value="14740645">
            <text:p>14740645</text:p>
          </table:table-cell>
          <table:table-cell office:value-type="float" office:value="285438">
            <text:p>285438</text:p>
          </table:table-cell>
          <table:table-cell office:value-type="float" office:value="274159">
            <text:p>274159</text:p>
          </table:table-cell>
          <table:table-cell office:value-type="float" office:value="1327730401">
            <text:p>1327730401</text:p>
          </table:table-cell>
          <table:table-cell office:value-type="float" office:value="207326">
            <text:p>207326</text:p>
          </table:table-cell>
          <table:table-cell office:value-type="float" office:value="286670">
            <text:p>286670</text:p>
          </table:table-cell>
          <table:table-cell office:value-type="float" office:value="222134">
            <text:p>222134</text:p>
          </table:table-cell>
          <table:table-cell office:value-type="float" office:value="11774080">
            <text:p>11774080</text:p>
          </table:table-cell>
          <table:table-cell office:value-type="float" office:value="317192">
            <text:p>317192</text:p>
          </table:table-cell>
          <table:table-cell office:value-type="float" office:value="225354">
            <text:p>225354</text:p>
          </table:table-cell>
          <table:table-cell office:value-type="float" office:value="2656325364">
            <text:p>2656325364</text:p>
          </table:table-cell>
          <table:table-cell office:value-type="float" office:value="202854">
            <text:p>202854</text:p>
          </table:table-cell>
          <table:table-cell office:value-type="float" office:value="193505">
            <text:p>193505</text:p>
          </table:table-cell>
          <table:table-cell office:value-type="float" office:value="164874">
            <text:p>164874</text:p>
          </table:table-cell>
          <table:table-cell office:value-type="float" office:value="41440113">
            <text:p>41440113</text:p>
          </table:table-cell>
          <table:table-cell office:value-type="float" office:value="342374">
            <text:p>342374</text:p>
          </table:table-cell>
          <table:table-cell office:value-type="float" office:value="247198">
            <text:p>247198</text:p>
          </table:table-cell>
        </table:table-row>
        <table:table-row table:style-name="ro1">
          <table:table-cell office:value-type="float" office:value="3593891029">
            <text:p>3593891029</text:p>
          </table:table-cell>
          <table:table-cell office:value-type="float" office:value="234808">
            <text:p>234808</text:p>
          </table:table-cell>
          <table:table-cell office:value-type="float" office:value="188887">
            <text:p>188887</text:p>
          </table:table-cell>
          <table:table-cell office:value-type="float" office:value="179535">
            <text:p>179535</text:p>
          </table:table-cell>
          <table:table-cell office:value-type="float" office:value="256298">
            <text:p>256298</text:p>
          </table:table-cell>
          <table:table-cell office:value-type="float" office:value="316617">
            <text:p>316617</text:p>
          </table:table-cell>
          <table:table-cell office:value-type="float" office:value="254537">
            <text:p>254537</text:p>
          </table:table-cell>
          <table:table-cell office:value-type="float" office:value="3659862909">
            <text:p>3659862909</text:p>
          </table:table-cell>
          <table:table-cell office:value-type="float" office:value="347371">
            <text:p>347371</text:p>
          </table:table-cell>
          <table:table-cell office:value-type="float" office:value="178792">
            <text:p>178792</text:p>
          </table:table-cell>
          <table:table-cell office:value-type="float" office:value="228858">
            <text:p>228858</text:p>
          </table:table-cell>
          <table:table-cell office:value-type="float" office:value="9243080">
            <text:p>9243080</text:p>
          </table:table-cell>
          <table:table-cell office:value-type="float" office:value="318306">
            <text:p>318306</text:p>
          </table:table-cell>
          <table:table-cell office:value-type="float" office:value="427061">
            <text:p>427061</text:p>
          </table:table-cell>
          <table:table-cell office:value-type="float" office:value="3429857587">
            <text:p>3429857587</text:p>
          </table:table-cell>
          <table:table-cell office:value-type="float" office:value="202836">
            <text:p>202836</text:p>
          </table:table-cell>
          <table:table-cell office:value-type="float" office:value="271212">
            <text:p>271212</text:p>
          </table:table-cell>
          <table:table-cell office:value-type="float" office:value="171256">
            <text:p>171256</text:p>
          </table:table-cell>
          <table:table-cell office:value-type="float" office:value="7525876">
            <text:p>7525876</text:p>
          </table:table-cell>
          <table:table-cell office:value-type="float" office:value="345676">
            <text:p>345676</text:p>
          </table:table-cell>
          <table:table-cell office:value-type="float" office:value="248314">
            <text:p>248314</text:p>
          </table:table-cell>
        </table:table-row>
        <table:table-row table:style-name="ro1">
          <table:table-cell office:value-type="float" office:value="5905579184">
            <text:p>5905579184</text:p>
          </table:table-cell>
          <table:table-cell office:value-type="float" office:value="195758">
            <text:p>195758</text:p>
          </table:table-cell>
          <table:table-cell office:value-type="float" office:value="152134">
            <text:p>152134</text:p>
          </table:table-cell>
          <table:table-cell office:value-type="float" office:value="190859">
            <text:p>190859</text:p>
          </table:table-cell>
          <table:table-cell office:value-type="float" office:value="8231339">
            <text:p>8231339</text:p>
          </table:table-cell>
          <table:table-cell office:value-type="float" office:value="284270">
            <text:p>284270</text:p>
          </table:table-cell>
          <table:table-cell office:value-type="float" office:value="233714">
            <text:p>233714</text:p>
          </table:table-cell>
          <table:table-cell office:value-type="float" office:value="2343780533">
            <text:p>2343780533</text:p>
          </table:table-cell>
          <table:table-cell office:value-type="float" office:value="312764">
            <text:p>312764</text:p>
          </table:table-cell>
          <table:table-cell office:value-type="float" office:value="173042">
            <text:p>173042</text:p>
          </table:table-cell>
          <table:table-cell office:value-type="float" office:value="223087">
            <text:p>223087</text:p>
          </table:table-cell>
          <table:table-cell office:value-type="float" office:value="1278490">
            <text:p>1278490</text:p>
          </table:table-cell>
          <table:table-cell office:value-type="float" office:value="328151">
            <text:p>328151</text:p>
          </table:table-cell>
          <table:table-cell office:value-type="float" office:value="295035">
            <text:p>295035</text:p>
          </table:table-cell>
          <table:table-cell office:value-type="float" office:value="30250773121">
            <text:p>30250773121</text:p>
          </table:table-cell>
          <table:table-cell office:value-type="float" office:value="209484">
            <text:p>209484</text:p>
          </table:table-cell>
          <table:table-cell office:value-type="float" office:value="194690">
            <text:p>194690</text:p>
          </table:table-cell>
          <table:table-cell office:value-type="float" office:value="161270">
            <text:p>161270</text:p>
          </table:table-cell>
          <table:table-cell office:value-type="float" office:value="9113328">
            <text:p>9113328</text:p>
          </table:table-cell>
          <table:table-cell office:value-type="float" office:value="394889">
            <text:p>394889</text:p>
          </table:table-cell>
          <table:table-cell office:value-type="float" office:value="252148">
            <text:p>252148</text:p>
          </table:table-cell>
        </table:table-row>
        <table:table-row table:style-name="ro1">
          <table:table-cell office:value-type="float" office:value="4331135102">
            <text:p>4331135102</text:p>
          </table:table-cell>
          <table:table-cell office:value-type="float" office:value="192006">
            <text:p>192006</text:p>
          </table:table-cell>
          <table:table-cell office:value-type="float" office:value="152948">
            <text:p>152948</text:p>
          </table:table-cell>
          <table:table-cell office:value-type="float" office:value="176885">
            <text:p>176885</text:p>
          </table:table-cell>
          <table:table-cell office:value-type="float" office:value="20924841">
            <text:p>20924841</text:p>
          </table:table-cell>
          <table:table-cell office:value-type="float" office:value="272968">
            <text:p>272968</text:p>
          </table:table-cell>
          <table:table-cell office:value-type="float" office:value="334136">
            <text:p>334136</text:p>
          </table:table-cell>
          <table:table-cell office:value-type="float" office:value="2959912624">
            <text:p>2959912624</text:p>
          </table:table-cell>
          <table:table-cell office:value-type="float" office:value="259290">
            <text:p>259290</text:p>
          </table:table-cell>
          <table:table-cell office:value-type="float" office:value="171866">
            <text:p>171866</text:p>
          </table:table-cell>
          <table:table-cell office:value-type="float" office:value="159286">
            <text:p>159286</text:p>
          </table:table-cell>
          <table:table-cell office:value-type="float" office:value="24968832">
            <text:p>24968832</text:p>
          </table:table-cell>
          <table:table-cell office:value-type="float" office:value="276954">
            <text:p>276954</text:p>
          </table:table-cell>
          <table:table-cell office:value-type="float" office:value="250328">
            <text:p>250328</text:p>
          </table:table-cell>
          <table:table-cell office:value-type="float" office:value="6407033701">
            <text:p>6407033701</text:p>
          </table:table-cell>
          <table:table-cell office:value-type="float" office:value="230150">
            <text:p>230150</text:p>
          </table:table-cell>
          <table:table-cell office:value-type="float" office:value="253136">
            <text:p>253136</text:p>
          </table:table-cell>
          <table:table-cell office:value-type="float" office:value="225156">
            <text:p>225156</text:p>
          </table:table-cell>
          <table:table-cell office:value-type="float" office:value="18318463">
            <text:p>18318463</text:p>
          </table:table-cell>
          <table:table-cell office:value-type="float" office:value="287164">
            <text:p>287164</text:p>
          </table:table-cell>
          <table:table-cell office:value-type="float" office:value="285794">
            <text:p>285794</text:p>
          </table:table-cell>
        </table:table-row>
        <table:table-row table:style-name="ro1">
          <table:table-cell office:value-type="float" office:value="17525748374">
            <text:p>17525748374</text:p>
          </table:table-cell>
          <table:table-cell office:value-type="float" office:value="264703">
            <text:p>264703</text:p>
          </table:table-cell>
          <table:table-cell office:value-type="float" office:value="156800">
            <text:p>156800</text:p>
          </table:table-cell>
          <table:table-cell office:value-type="float" office:value="186352">
            <text:p>186352</text:p>
          </table:table-cell>
          <table:table-cell office:value-type="float" office:value="45917071">
            <text:p>45917071</text:p>
          </table:table-cell>
          <table:table-cell office:value-type="float" office:value="333032">
            <text:p>333032</text:p>
          </table:table-cell>
          <table:table-cell office:value-type="float" office:value="235414">
            <text:p>235414</text:p>
          </table:table-cell>
          <table:table-cell office:value-type="float" office:value="2567733594">
            <text:p>2567733594</text:p>
          </table:table-cell>
          <table:table-cell office:value-type="float" office:value="254507">
            <text:p>254507</text:p>
          </table:table-cell>
          <table:table-cell office:value-type="float" office:value="207117">
            <text:p>207117</text:p>
          </table:table-cell>
          <table:table-cell office:value-type="float" office:value="166142">
            <text:p>166142</text:p>
          </table:table-cell>
          <table:table-cell office:value-type="float" office:value="15792845">
            <text:p>15792845</text:p>
          </table:table-cell>
          <table:table-cell office:value-type="float" office:value="277476">
            <text:p>277476</text:p>
          </table:table-cell>
          <table:table-cell office:value-type="float" office:value="262325">
            <text:p>262325</text:p>
          </table:table-cell>
          <table:table-cell office:value-type="float" office:value="1673318977">
            <text:p>1673318977</text:p>
          </table:table-cell>
          <table:table-cell office:value-type="float" office:value="235528">
            <text:p>235528</text:p>
          </table:table-cell>
          <table:table-cell office:value-type="float" office:value="169524">
            <text:p>169524</text:p>
          </table:table-cell>
          <table:table-cell office:value-type="float" office:value="848141">
            <text:p>848141</text:p>
          </table:table-cell>
          <table:table-cell office:value-type="float" office:value="2731253">
            <text:p>2731253</text:p>
          </table:table-cell>
          <table:table-cell office:value-type="float" office:value="426160">
            <text:p>426160</text:p>
          </table:table-cell>
          <table:table-cell office:value-type="float" office:value="252318">
            <text:p>252318</text:p>
          </table:table-cell>
        </table:table-row>
        <table:table-row table:style-name="ro1">
          <table:table-cell office:value-type="float" office:value="26937560323">
            <text:p>26937560323</text:p>
          </table:table-cell>
          <table:table-cell office:value-type="float" office:value="231136">
            <text:p>231136</text:p>
          </table:table-cell>
          <table:table-cell office:value-type="float" office:value="182721">
            <text:p>182721</text:p>
          </table:table-cell>
          <table:table-cell office:value-type="float" office:value="207750">
            <text:p>207750</text:p>
          </table:table-cell>
          <table:table-cell office:value-type="float" office:value="9503260">
            <text:p>9503260</text:p>
          </table:table-cell>
          <table:table-cell office:value-type="float" office:value="324707">
            <text:p>324707</text:p>
          </table:table-cell>
          <table:table-cell office:value-type="float" office:value="285717">
            <text:p>285717</text:p>
          </table:table-cell>
          <table:table-cell office:value-type="float" office:value="3314226756">
            <text:p>3314226756</text:p>
          </table:table-cell>
          <table:table-cell office:value-type="float" office:value="277501">
            <text:p>277501</text:p>
          </table:table-cell>
          <table:table-cell office:value-type="float" office:value="202440">
            <text:p>202440</text:p>
          </table:table-cell>
          <table:table-cell office:value-type="float" office:value="197449">
            <text:p>197449</text:p>
          </table:table-cell>
          <table:table-cell office:value-type="float" office:value="12664553">
            <text:p>12664553</text:p>
          </table:table-cell>
          <table:table-cell office:value-type="float" office:value="340650">
            <text:p>340650</text:p>
          </table:table-cell>
          <table:table-cell office:value-type="float" office:value="239900">
            <text:p>239900</text:p>
          </table:table-cell>
          <table:table-cell office:value-type="float" office:value="6034065975">
            <text:p>6034065975</text:p>
          </table:table-cell>
          <table:table-cell office:value-type="float" office:value="244675">
            <text:p>244675</text:p>
          </table:table-cell>
          <table:table-cell office:value-type="float" office:value="167258">
            <text:p>167258</text:p>
          </table:table-cell>
          <table:table-cell office:value-type="float" office:value="180780">
            <text:p>180780</text:p>
          </table:table-cell>
          <table:table-cell office:value-type="float" office:value="15783066">
            <text:p>15783066</text:p>
          </table:table-cell>
          <table:table-cell office:value-type="float" office:value="359487">
            <text:p>359487</text:p>
          </table:table-cell>
          <table:table-cell office:value-type="float" office:value="240842">
            <text:p>240842</text:p>
          </table:table-cell>
        </table:table-row>
        <table:table-row table:style-name="ro1">
          <table:table-cell office:value-type="float" office:value="7834598068">
            <text:p>7834598068</text:p>
          </table:table-cell>
          <table:table-cell office:value-type="float" office:value="194160">
            <text:p>194160</text:p>
          </table:table-cell>
          <table:table-cell office:value-type="float" office:value="157364">
            <text:p>157364</text:p>
          </table:table-cell>
          <table:table-cell office:value-type="float" office:value="191314">
            <text:p>191314</text:p>
          </table:table-cell>
          <table:table-cell office:value-type="float" office:value="273624">
            <text:p>273624</text:p>
          </table:table-cell>
          <table:table-cell office:value-type="float" office:value="314751">
            <text:p>314751</text:p>
          </table:table-cell>
          <table:table-cell office:value-type="float" office:value="270122">
            <text:p>270122</text:p>
          </table:table-cell>
          <table:table-cell office:value-type="float" office:value="7048533984">
            <text:p>7048533984</text:p>
          </table:table-cell>
          <table:table-cell office:value-type="float" office:value="403643">
            <text:p>403643</text:p>
          </table:table-cell>
          <table:table-cell office:value-type="float" office:value="215638">
            <text:p>215638</text:p>
          </table:table-cell>
          <table:table-cell office:value-type="float" office:value="166826">
            <text:p>166826</text:p>
          </table:table-cell>
          <table:table-cell office:value-type="float" office:value="667886">
            <text:p>667886</text:p>
          </table:table-cell>
          <table:table-cell office:value-type="float" office:value="277444">
            <text:p>277444</text:p>
          </table:table-cell>
          <table:table-cell office:value-type="float" office:value="355143">
            <text:p>355143</text:p>
          </table:table-cell>
          <table:table-cell office:value-type="float" office:value="3517022209">
            <text:p>3517022209</text:p>
          </table:table-cell>
          <table:table-cell office:value-type="float" office:value="238346">
            <text:p>238346</text:p>
          </table:table-cell>
          <table:table-cell office:value-type="float" office:value="201174">
            <text:p>201174</text:p>
          </table:table-cell>
          <table:table-cell office:value-type="float" office:value="160298">
            <text:p>160298</text:p>
          </table:table-cell>
          <table:table-cell office:value-type="float" office:value="5014314">
            <text:p>5014314</text:p>
          </table:table-cell>
          <table:table-cell office:value-type="float" office:value="313561">
            <text:p>313561</text:p>
          </table:table-cell>
          <table:table-cell office:value-type="float" office:value="381397">
            <text:p>381397</text:p>
          </table:table-cell>
        </table:table-row>
        <table:table-row table:style-name="ro1">
          <table:table-cell office:value-type="float" office:value="8458568077">
            <text:p>8458568077</text:p>
          </table:table-cell>
          <table:table-cell office:value-type="float" office:value="192666">
            <text:p>192666</text:p>
          </table:table-cell>
          <table:table-cell office:value-type="float" office:value="196707">
            <text:p>196707</text:p>
          </table:table-cell>
          <table:table-cell office:value-type="float" office:value="176562">
            <text:p>176562</text:p>
          </table:table-cell>
          <table:table-cell office:value-type="float" office:value="9923657">
            <text:p>9923657</text:p>
          </table:table-cell>
          <table:table-cell office:value-type="float" office:value="289440">
            <text:p>289440</text:p>
          </table:table-cell>
          <table:table-cell office:value-type="float" office:value="234486">
            <text:p>234486</text:p>
          </table:table-cell>
          <table:table-cell office:value-type="float" office:value="31153920851">
            <text:p>31153920851</text:p>
          </table:table-cell>
          <table:table-cell office:value-type="float" office:value="207176">
            <text:p>207176</text:p>
          </table:table-cell>
          <table:table-cell office:value-type="float" office:value="169472">
            <text:p>169472</text:p>
          </table:table-cell>
          <table:table-cell office:value-type="float" office:value="166266">
            <text:p>166266</text:p>
          </table:table-cell>
          <table:table-cell office:value-type="float" office:value="740300">
            <text:p>740300</text:p>
          </table:table-cell>
          <table:table-cell office:value-type="float" office:value="280910">
            <text:p>280910</text:p>
          </table:table-cell>
          <table:table-cell office:value-type="float" office:value="243006">
            <text:p>243006</text:p>
          </table:table-cell>
          <table:table-cell office:value-type="float" office:value="2654037901">
            <text:p>2654037901</text:p>
          </table:table-cell>
          <table:table-cell office:value-type="float" office:value="202226">
            <text:p>202226</text:p>
          </table:table-cell>
          <table:table-cell office:value-type="float" office:value="172028">
            <text:p>172028</text:p>
          </table:table-cell>
          <table:table-cell office:value-type="float" office:value="191103">
            <text:p>191103</text:p>
          </table:table-cell>
          <table:table-cell office:value-type="float" office:value="250030">
            <text:p>250030</text:p>
          </table:table-cell>
          <table:table-cell office:value-type="float" office:value="341888">
            <text:p>341888</text:p>
          </table:table-cell>
          <table:table-cell office:value-type="float" office:value="233858">
            <text:p>233858</text:p>
          </table:table-cell>
        </table:table-row>
        <table:table-row table:style-name="ro1">
          <table:table-cell office:value-type="float" office:value="6344386487">
            <text:p>6344386487</text:p>
          </table:table-cell>
          <table:table-cell office:value-type="float" office:value="220520">
            <text:p>220520</text:p>
          </table:table-cell>
          <table:table-cell office:value-type="float" office:value="153754">
            <text:p>153754</text:p>
          </table:table-cell>
          <table:table-cell office:value-type="float" office:value="153718">
            <text:p>153718</text:p>
          </table:table-cell>
          <table:table-cell office:value-type="float" office:value="38089739">
            <text:p>38089739</text:p>
          </table:table-cell>
          <table:table-cell office:value-type="float" office:value="285038">
            <text:p>285038</text:p>
          </table:table-cell>
          <table:table-cell office:value-type="float" office:value="230254">
            <text:p>230254</text:p>
          </table:table-cell>
          <table:table-cell office:value-type="float" office:value="3950223046">
            <text:p>3950223046</text:p>
          </table:table-cell>
          <table:table-cell office:value-type="float" office:value="205422">
            <text:p>205422</text:p>
          </table:table-cell>
          <table:table-cell office:value-type="float" office:value="166974">
            <text:p>166974</text:p>
          </table:table-cell>
          <table:table-cell office:value-type="float" office:value="172958">
            <text:p>172958</text:p>
          </table:table-cell>
          <table:table-cell office:value-type="float" office:value="35910557">
            <text:p>35910557</text:p>
          </table:table-cell>
          <table:table-cell office:value-type="float" office:value="287252">
            <text:p>287252</text:p>
          </table:table-cell>
          <table:table-cell office:value-type="float" office:value="242920">
            <text:p>242920</text:p>
          </table:table-cell>
          <table:table-cell office:value-type="float" office:value="4696563306">
            <text:p>4696563306</text:p>
          </table:table-cell>
          <table:table-cell office:value-type="float" office:value="235452">
            <text:p>235452</text:p>
          </table:table-cell>
          <table:table-cell office:value-type="float" office:value="188273">
            <text:p>188273</text:p>
          </table:table-cell>
          <table:table-cell office:value-type="float" office:value="197143">
            <text:p>197143</text:p>
          </table:table-cell>
          <table:table-cell office:value-type="float" office:value="17286140">
            <text:p>17286140</text:p>
          </table:table-cell>
          <table:table-cell office:value-type="float" office:value="326832">
            <text:p>326832</text:p>
          </table:table-cell>
          <table:table-cell office:value-type="float" office:value="295443">
            <text:p>295443</text:p>
          </table:table-cell>
        </table:table-row>
        <table:table-row table:style-name="ro1">
          <table:table-cell office:value-type="float" office:value="1402653237">
            <text:p>1402653237</text:p>
          </table:table-cell>
          <table:table-cell office:value-type="float" office:value="216119">
            <text:p>216119</text:p>
          </table:table-cell>
          <table:table-cell office:value-type="float" office:value="153882">
            <text:p>153882</text:p>
          </table:table-cell>
          <table:table-cell office:value-type="float" office:value="181084">
            <text:p>181084</text:p>
          </table:table-cell>
          <table:table-cell office:value-type="float" office:value="13896948">
            <text:p>13896948</text:p>
          </table:table-cell>
          <table:table-cell office:value-type="float" office:value="279644">
            <text:p>279644</text:p>
          </table:table-cell>
          <table:table-cell office:value-type="float" office:value="228954">
            <text:p>228954</text:p>
          </table:table-cell>
          <table:table-cell office:value-type="float" office:value="3215856949">
            <text:p>3215856949</text:p>
          </table:table-cell>
          <table:table-cell office:value-type="float" office:value="208150">
            <text:p>208150</text:p>
          </table:table-cell>
          <table:table-cell office:value-type="float" office:value="177734">
            <text:p>177734</text:p>
          </table:table-cell>
          <table:table-cell office:value-type="float" office:value="171304">
            <text:p>171304</text:p>
          </table:table-cell>
          <table:table-cell office:value-type="float" office:value="4410975">
            <text:p>4410975</text:p>
          </table:table-cell>
          <table:table-cell office:value-type="float" office:value="337660">
            <text:p>337660</text:p>
          </table:table-cell>
          <table:table-cell office:value-type="float" office:value="244922">
            <text:p>244922</text:p>
          </table:table-cell>
          <table:table-cell office:value-type="float" office:value="4744763696">
            <text:p>4744763696</text:p>
          </table:table-cell>
          <table:table-cell office:value-type="float" office:value="304970">
            <text:p>304970</text:p>
          </table:table-cell>
          <table:table-cell office:value-type="float" office:value="209032">
            <text:p>209032</text:p>
          </table:table-cell>
          <table:table-cell office:value-type="float" office:value="194886">
            <text:p>194886</text:p>
          </table:table-cell>
          <table:table-cell office:value-type="float" office:value="10577530">
            <text:p>10577530</text:p>
          </table:table-cell>
          <table:table-cell office:value-type="float" office:value="626436">
            <text:p>626436</text:p>
          </table:table-cell>
          <table:table-cell office:value-type="float" office:value="290243">
            <text:p>290243</text:p>
          </table:table-cell>
        </table:table-row>
        <table:table-row table:style-name="ro1">
          <table:table-cell office:value-type="float" office:value="12096402452">
            <text:p>12096402452</text:p>
          </table:table-cell>
          <table:table-cell office:value-type="float" office:value="220535">
            <text:p>220535</text:p>
          </table:table-cell>
          <table:table-cell office:value-type="float" office:value="156316">
            <text:p>156316</text:p>
          </table:table-cell>
          <table:table-cell office:value-type="float" office:value="196263">
            <text:p>196263</text:p>
          </table:table-cell>
          <table:table-cell office:value-type="float" office:value="6162864">
            <text:p>6162864</text:p>
          </table:table-cell>
          <table:table-cell office:value-type="float" office:value="671772">
            <text:p>671772</text:p>
          </table:table-cell>
          <table:table-cell office:value-type="float" office:value="289667">
            <text:p>289667</text:p>
          </table:table-cell>
          <table:table-cell office:value-type="float" office:value="1500786322">
            <text:p>1500786322</text:p>
          </table:table-cell>
          <table:table-cell office:value-type="float" office:value="205928">
            <text:p>205928</text:p>
          </table:table-cell>
          <table:table-cell office:value-type="float" office:value="173486">
            <text:p>173486</text:p>
          </table:table-cell>
          <table:table-cell office:value-type="float" office:value="179155">
            <text:p>179155</text:p>
          </table:table-cell>
          <table:table-cell office:value-type="float" office:value="32604137">
            <text:p>32604137</text:p>
          </table:table-cell>
          <table:table-cell office:value-type="float" office:value="509233">
            <text:p>509233</text:p>
          </table:table-cell>
          <table:table-cell office:value-type="float" office:value="490461">
            <text:p>490461</text:p>
          </table:table-cell>
          <table:table-cell office:value-type="float" office:value="9588540561">
            <text:p>9588540561</text:p>
          </table:table-cell>
          <table:table-cell office:value-type="float" office:value="208702">
            <text:p>208702</text:p>
          </table:table-cell>
          <table:table-cell office:value-type="float" office:value="238980">
            <text:p>238980</text:p>
          </table:table-cell>
          <table:table-cell office:value-type="float" office:value="204693">
            <text:p>204693</text:p>
          </table:table-cell>
          <table:table-cell office:value-type="float" office:value="1126640">
            <text:p>1126640</text:p>
          </table:table-cell>
          <table:table-cell office:value-type="float" office:value="277138">
            <text:p>277138</text:p>
          </table:table-cell>
          <table:table-cell office:value-type="float" office:value="381437">
            <text:p>381437</text:p>
          </table:table-cell>
        </table:table-row>
        <table:table-row table:style-name="ro1">
          <table:table-cell office:value-type="float" office:value="17984777870">
            <text:p>17984777870</text:p>
          </table:table-cell>
          <table:table-cell office:value-type="float" office:value="300954">
            <text:p>300954</text:p>
          </table:table-cell>
          <table:table-cell office:value-type="float" office:value="159194">
            <text:p>159194</text:p>
          </table:table-cell>
          <table:table-cell office:value-type="float" office:value="201348">
            <text:p>201348</text:p>
          </table:table-cell>
          <table:table-cell office:value-type="float" office:value="367003">
            <text:p>367003</text:p>
          </table:table-cell>
          <table:table-cell office:value-type="float" office:value="268436">
            <text:p>268436</text:p>
          </table:table-cell>
          <table:table-cell office:value-type="float" office:value="218350">
            <text:p>218350</text:p>
          </table:table-cell>
          <table:table-cell office:value-type="float" office:value="1031446329">
            <text:p>1031446329</text:p>
          </table:table-cell>
          <table:table-cell office:value-type="float" office:value="244719">
            <text:p>244719</text:p>
          </table:table-cell>
          <table:table-cell office:value-type="float" office:value="170280">
            <text:p>170280</text:p>
          </table:table-cell>
          <table:table-cell office:value-type="float" office:value="166316">
            <text:p>166316</text:p>
          </table:table-cell>
          <table:table-cell office:value-type="float" office:value="3432191">
            <text:p>3432191</text:p>
          </table:table-cell>
          <table:table-cell office:value-type="float" office:value="298060">
            <text:p>298060</text:p>
          </table:table-cell>
          <table:table-cell office:value-type="float" office:value="297603">
            <text:p>297603</text:p>
          </table:table-cell>
          <table:table-cell office:value-type="float" office:value="4085392372">
            <text:p>4085392372</text:p>
          </table:table-cell>
          <table:table-cell office:value-type="float" office:value="214164">
            <text:p>214164</text:p>
          </table:table-cell>
          <table:table-cell office:value-type="float" office:value="165386">
            <text:p>165386</text:p>
          </table:table-cell>
          <table:table-cell office:value-type="float" office:value="161122">
            <text:p>161122</text:p>
          </table:table-cell>
          <table:table-cell office:value-type="float" office:value="7904189">
            <text:p>7904189</text:p>
          </table:table-cell>
          <table:table-cell office:value-type="float" office:value="349430">
            <text:p>349430</text:p>
          </table:table-cell>
          <table:table-cell office:value-type="float" office:value="253920">
            <text:p>253920</text:p>
          </table:table-cell>
        </table:table-row>
        <table:table-row table:style-name="ro1">
          <table:table-cell office:value-type="float" office:value="7509735367">
            <text:p>7509735367</text:p>
          </table:table-cell>
          <table:table-cell office:value-type="float" office:value="326768">
            <text:p>326768</text:p>
          </table:table-cell>
          <table:table-cell office:value-type="float" office:value="153744">
            <text:p>153744</text:p>
          </table:table-cell>
          <table:table-cell office:value-type="float" office:value="193180">
            <text:p>193180</text:p>
          </table:table-cell>
          <table:table-cell office:value-type="float" office:value="604463">
            <text:p>604463</text:p>
          </table:table-cell>
          <table:table-cell office:value-type="float" office:value="269286">
            <text:p>269286</text:p>
          </table:table-cell>
          <table:table-cell office:value-type="float" office:value="329640">
            <text:p>329640</text:p>
          </table:table-cell>
          <table:table-cell office:value-type="float" office:value="2375156026">
            <text:p>2375156026</text:p>
          </table:table-cell>
          <table:table-cell office:value-type="float" office:value="243245">
            <text:p>243245</text:p>
          </table:table-cell>
          <table:table-cell office:value-type="float" office:value="243684">
            <text:p>243684</text:p>
          </table:table-cell>
          <table:table-cell office:value-type="float" office:value="178490">
            <text:p>178490</text:p>
          </table:table-cell>
          <table:table-cell office:value-type="float" office:value="54018665">
            <text:p>54018665</text:p>
          </table:table-cell>
          <table:table-cell office:value-type="float" office:value="318557">
            <text:p>318557</text:p>
          </table:table-cell>
          <table:table-cell office:value-type="float" office:value="289639">
            <text:p>289639</text:p>
          </table:table-cell>
          <table:table-cell office:value-type="float" office:value="9588561031">
            <text:p>9588561031</text:p>
          </table:table-cell>
          <table:table-cell office:value-type="float" office:value="203944">
            <text:p>203944</text:p>
          </table:table-cell>
          <table:table-cell office:value-type="float" office:value="169860">
            <text:p>169860</text:p>
          </table:table-cell>
          <table:table-cell office:value-type="float" office:value="201945">
            <text:p>201945</text:p>
          </table:table-cell>
          <table:table-cell office:value-type="float" office:value="7235635">
            <text:p>7235635</text:p>
          </table:table-cell>
          <table:table-cell office:value-type="float" office:value="329419">
            <text:p>329419</text:p>
          </table:table-cell>
          <table:table-cell office:value-type="float" office:value="270396">
            <text:p>270396</text:p>
          </table:table-cell>
        </table:table-row>
        <table:table-row table:style-name="ro1">
          <table:table-cell office:value-type="float" office:value="15256056732">
            <text:p>15256056732</text:p>
          </table:table-cell>
          <table:table-cell office:value-type="float" office:value="204256">
            <text:p>204256</text:p>
          </table:table-cell>
          <table:table-cell office:value-type="float" office:value="154352">
            <text:p>154352</text:p>
          </table:table-cell>
          <table:table-cell office:value-type="float" office:value="164492">
            <text:p>164492</text:p>
          </table:table-cell>
          <table:table-cell office:value-type="float" office:value="14533797">
            <text:p>14533797</text:p>
          </table:table-cell>
          <table:table-cell office:value-type="float" office:value="428215">
            <text:p>428215</text:p>
          </table:table-cell>
          <table:table-cell office:value-type="float" office:value="238356">
            <text:p>238356</text:p>
          </table:table-cell>
          <table:table-cell office:value-type="float" office:value="2257130916">
            <text:p>2257130916</text:p>
          </table:table-cell>
          <table:table-cell office:value-type="float" office:value="207062">
            <text:p>207062</text:p>
          </table:table-cell>
          <table:table-cell office:value-type="float" office:value="284869">
            <text:p>284869</text:p>
          </table:table-cell>
          <table:table-cell office:value-type="float" office:value="180028">
            <text:p>180028</text:p>
          </table:table-cell>
          <table:table-cell office:value-type="float" office:value="5317475">
            <text:p>5317475</text:p>
          </table:table-cell>
          <table:table-cell office:value-type="float" office:value="300448">
            <text:p>300448</text:p>
          </table:table-cell>
          <table:table-cell office:value-type="float" office:value="290294">
            <text:p>290294</text:p>
          </table:table-cell>
          <table:table-cell office:value-type="float" office:value="30244474187">
            <text:p>30244474187</text:p>
          </table:table-cell>
          <table:table-cell office:value-type="float" office:value="244800">
            <text:p>244800</text:p>
          </table:table-cell>
          <table:table-cell office:value-type="float" office:value="173244">
            <text:p>173244</text:p>
          </table:table-cell>
          <table:table-cell office:value-type="float" office:value="161788">
            <text:p>161788</text:p>
          </table:table-cell>
          <table:table-cell office:value-type="float" office:value="656098">
            <text:p>656098</text:p>
          </table:table-cell>
          <table:table-cell office:value-type="float" office:value="384768">
            <text:p>384768</text:p>
          </table:table-cell>
          <table:table-cell office:value-type="float" office:value="268360">
            <text:p>268360</text:p>
          </table:table-cell>
        </table:table-row>
        <table:table-row table:style-name="ro1">
          <table:table-cell office:value-type="float" office:value="8945504118">
            <text:p>8945504118</text:p>
          </table:table-cell>
          <table:table-cell office:value-type="float" office:value="196084">
            <text:p>196084</text:p>
          </table:table-cell>
          <table:table-cell office:value-type="float" office:value="184239">
            <text:p>184239</text:p>
          </table:table-cell>
          <table:table-cell office:value-type="float" office:value="153660">
            <text:p>153660</text:p>
          </table:table-cell>
          <table:table-cell office:value-type="float" office:value="9926782">
            <text:p>9926782</text:p>
          </table:table-cell>
          <table:table-cell office:value-type="float" office:value="284372">
            <text:p>284372</text:p>
          </table:table-cell>
          <table:table-cell office:value-type="float" office:value="275272">
            <text:p>275272</text:p>
          </table:table-cell>
          <table:table-cell office:value-type="float" office:value="5450804343">
            <text:p>5450804343</text:p>
          </table:table-cell>
          <table:table-cell office:value-type="float" office:value="438864">
            <text:p>438864</text:p>
          </table:table-cell>
          <table:table-cell office:value-type="float" office:value="169782">
            <text:p>169782</text:p>
          </table:table-cell>
          <table:table-cell office:value-type="float" office:value="164274">
            <text:p>164274</text:p>
          </table:table-cell>
          <table:table-cell office:value-type="float" office:value="2409948">
            <text:p>2409948</text:p>
          </table:table-cell>
          <table:table-cell office:value-type="float" office:value="301106">
            <text:p>301106</text:p>
          </table:table-cell>
          <table:table-cell office:value-type="float" office:value="248088">
            <text:p>248088</text:p>
          </table:table-cell>
          <table:table-cell office:value-type="float" office:value="2992841339">
            <text:p>2992841339</text:p>
          </table:table-cell>
          <table:table-cell office:value-type="float" office:value="208030">
            <text:p>208030</text:p>
          </table:table-cell>
          <table:table-cell office:value-type="float" office:value="162326">
            <text:p>162326</text:p>
          </table:table-cell>
          <table:table-cell office:value-type="float" office:value="193387">
            <text:p>193387</text:p>
          </table:table-cell>
          <table:table-cell office:value-type="float" office:value="3211213">
            <text:p>3211213</text:p>
          </table:table-cell>
          <table:table-cell office:value-type="float" office:value="267200">
            <text:p>267200</text:p>
          </table:table-cell>
          <table:table-cell office:value-type="float" office:value="250274">
            <text:p>250274</text:p>
          </table:table-cell>
        </table:table-row>
        <table:table-row table:style-name="ro1">
          <table:table-cell office:value-type="float" office:value="2524492688">
            <text:p>2524492688</text:p>
          </table:table-cell>
          <table:table-cell office:value-type="float" office:value="202066">
            <text:p>202066</text:p>
          </table:table-cell>
          <table:table-cell office:value-type="float" office:value="154266">
            <text:p>154266</text:p>
          </table:table-cell>
          <table:table-cell office:value-type="float" office:value="152300">
            <text:p>152300</text:p>
          </table:table-cell>
          <table:table-cell office:value-type="float" office:value="302693">
            <text:p>302693</text:p>
          </table:table-cell>
          <table:table-cell office:value-type="float" office:value="298730">
            <text:p>298730</text:p>
          </table:table-cell>
          <table:table-cell office:value-type="float" office:value="278594">
            <text:p>278594</text:p>
          </table:table-cell>
          <table:table-cell office:value-type="float" office:value="5740511211">
            <text:p>5740511211</text:p>
          </table:table-cell>
          <table:table-cell office:value-type="float" office:value="306634">
            <text:p>306634</text:p>
          </table:table-cell>
          <table:table-cell office:value-type="float" office:value="176592">
            <text:p>176592</text:p>
          </table:table-cell>
          <table:table-cell office:value-type="float" office:value="160688">
            <text:p>160688</text:p>
          </table:table-cell>
          <table:table-cell office:value-type="float" office:value="2278494">
            <text:p>2278494</text:p>
          </table:table-cell>
          <table:table-cell office:value-type="float" office:value="279298">
            <text:p>279298</text:p>
          </table:table-cell>
          <table:table-cell office:value-type="float" office:value="225702">
            <text:p>225702</text:p>
          </table:table-cell>
          <table:table-cell office:value-type="float" office:value="1111117431">
            <text:p>1111117431</text:p>
          </table:table-cell>
          <table:table-cell office:value-type="float" office:value="204874">
            <text:p>204874</text:p>
          </table:table-cell>
          <table:table-cell office:value-type="float" office:value="175912">
            <text:p>175912</text:p>
          </table:table-cell>
          <table:table-cell office:value-type="float" office:value="187639">
            <text:p>187639</text:p>
          </table:table-cell>
          <table:table-cell office:value-type="float" office:value="9729813">
            <text:p>9729813</text:p>
          </table:table-cell>
          <table:table-cell office:value-type="float" office:value="322658">
            <text:p>322658</text:p>
          </table:table-cell>
          <table:table-cell office:value-type="float" office:value="239428">
            <text:p>239428</text:p>
          </table:table-cell>
        </table:table-row>
        <table:table-row table:style-name="ro1">
          <table:table-cell office:value-type="float" office:value="7278851567">
            <text:p>7278851567</text:p>
          </table:table-cell>
          <table:table-cell office:value-type="float" office:value="191540">
            <text:p>191540</text:p>
          </table:table-cell>
          <table:table-cell office:value-type="float" office:value="158848">
            <text:p>158848</text:p>
          </table:table-cell>
          <table:table-cell office:value-type="float" office:value="152042">
            <text:p>152042</text:p>
          </table:table-cell>
          <table:table-cell office:value-type="float" office:value="28779794">
            <text:p>28779794</text:p>
          </table:table-cell>
          <table:table-cell office:value-type="float" office:value="285232">
            <text:p>285232</text:p>
          </table:table-cell>
          <table:table-cell office:value-type="float" office:value="235280">
            <text:p>235280</text:p>
          </table:table-cell>
          <table:table-cell office:value-type="float" office:value="2908024739">
            <text:p>2908024739</text:p>
          </table:table-cell>
          <table:table-cell office:value-type="float" office:value="205656">
            <text:p>205656</text:p>
          </table:table-cell>
          <table:table-cell office:value-type="float" office:value="176846">
            <text:p>176846</text:p>
          </table:table-cell>
          <table:table-cell office:value-type="float" office:value="167134">
            <text:p>167134</text:p>
          </table:table-cell>
          <table:table-cell office:value-type="float" office:value="17848540">
            <text:p>17848540</text:p>
          </table:table-cell>
          <table:table-cell office:value-type="float" office:value="317664">
            <text:p>317664</text:p>
          </table:table-cell>
          <table:table-cell office:value-type="float" office:value="279199">
            <text:p>279199</text:p>
          </table:table-cell>
          <table:table-cell office:value-type="float" office:value="21996189754">
            <text:p>21996189754</text:p>
          </table:table-cell>
          <table:table-cell office:value-type="float" office:value="216660">
            <text:p>216660</text:p>
          </table:table-cell>
          <table:table-cell office:value-type="float" office:value="161052">
            <text:p>161052</text:p>
          </table:table-cell>
          <table:table-cell office:value-type="float" office:value="189660">
            <text:p>189660</text:p>
          </table:table-cell>
          <table:table-cell office:value-type="float" office:value="8174354">
            <text:p>8174354</text:p>
          </table:table-cell>
          <table:table-cell office:value-type="float" office:value="341561">
            <text:p>341561</text:p>
          </table:table-cell>
          <table:table-cell office:value-type="float" office:value="229252">
            <text:p>229252</text:p>
          </table:table-cell>
        </table:table-row>
        <table:table-row table:style-name="ro1">
          <table:table-cell office:value-type="float" office:value="1362296747">
            <text:p>1362296747</text:p>
          </table:table-cell>
          <table:table-cell office:value-type="float" office:value="192354">
            <text:p>192354</text:p>
          </table:table-cell>
          <table:table-cell office:value-type="float" office:value="151388">
            <text:p>151388</text:p>
          </table:table-cell>
          <table:table-cell office:value-type="float" office:value="151084">
            <text:p>151084</text:p>
          </table:table-cell>
          <table:table-cell office:value-type="float" office:value="24021600">
            <text:p>24021600</text:p>
          </table:table-cell>
          <table:table-cell office:value-type="float" office:value="290102">
            <text:p>290102</text:p>
          </table:table-cell>
          <table:table-cell office:value-type="float" office:value="239288">
            <text:p>239288</text:p>
          </table:table-cell>
          <table:table-cell office:value-type="float" office:value="4103138861">
            <text:p>4103138861</text:p>
          </table:table-cell>
          <table:table-cell office:value-type="float" office:value="272652">
            <text:p>272652</text:p>
          </table:table-cell>
          <table:table-cell office:value-type="float" office:value="200232">
            <text:p>200232</text:p>
          </table:table-cell>
          <table:table-cell office:value-type="float" office:value="171510">
            <text:p>171510</text:p>
          </table:table-cell>
          <table:table-cell office:value-type="float" office:value="3846744">
            <text:p>3846744</text:p>
          </table:table-cell>
          <table:table-cell office:value-type="float" office:value="461572">
            <text:p>461572</text:p>
          </table:table-cell>
          <table:table-cell office:value-type="float" office:value="273224">
            <text:p>273224</text:p>
          </table:table-cell>
          <table:table-cell office:value-type="float" office:value="4327353887">
            <text:p>4327353887</text:p>
          </table:table-cell>
          <table:table-cell office:value-type="float" office:value="203264">
            <text:p>203264</text:p>
          </table:table-cell>
          <table:table-cell office:value-type="float" office:value="166092">
            <text:p>166092</text:p>
          </table:table-cell>
          <table:table-cell office:value-type="float" office:value="157560">
            <text:p>157560</text:p>
          </table:table-cell>
          <table:table-cell office:value-type="float" office:value="4368824">
            <text:p>4368824</text:p>
          </table:table-cell>
          <table:table-cell office:value-type="float" office:value="268984">
            <text:p>268984</text:p>
          </table:table-cell>
          <table:table-cell office:value-type="float" office:value="225892">
            <text:p>225892</text:p>
          </table:table-cell>
        </table:table-row>
        <table:table-row table:style-name="ro1">
          <table:table-cell office:value-type="float" office:value="9551335691">
            <text:p>9551335691</text:p>
          </table:table-cell>
          <table:table-cell office:value-type="float" office:value="197580">
            <text:p>197580</text:p>
          </table:table-cell>
          <table:table-cell office:value-type="float" office:value="152132">
            <text:p>152132</text:p>
          </table:table-cell>
          <table:table-cell office:value-type="float" office:value="182346">
            <text:p>182346</text:p>
          </table:table-cell>
          <table:table-cell office:value-type="float" office:value="26099735">
            <text:p>26099735</text:p>
          </table:table-cell>
          <table:table-cell office:value-type="float" office:value="288932">
            <text:p>288932</text:p>
          </table:table-cell>
          <table:table-cell office:value-type="float" office:value="241948">
            <text:p>241948</text:p>
          </table:table-cell>
          <table:table-cell office:value-type="float" office:value="7185469280">
            <text:p>7185469280</text:p>
          </table:table-cell>
          <table:table-cell office:value-type="float" office:value="234285">
            <text:p>234285</text:p>
          </table:table-cell>
          <table:table-cell office:value-type="float" office:value="172066">
            <text:p>172066</text:p>
          </table:table-cell>
          <table:table-cell office:value-type="float" office:value="201828">
            <text:p>201828</text:p>
          </table:table-cell>
          <table:table-cell office:value-type="float" office:value="305324">
            <text:p>305324</text:p>
          </table:table-cell>
          <table:table-cell office:value-type="float" office:value="279498">
            <text:p>279498</text:p>
          </table:table-cell>
          <table:table-cell office:value-type="float" office:value="344537">
            <text:p>344537</text:p>
          </table:table-cell>
          <table:table-cell office:value-type="float" office:value="8353360865">
            <text:p>8353360865</text:p>
          </table:table-cell>
          <table:table-cell office:value-type="float" office:value="267660">
            <text:p>267660</text:p>
          </table:table-cell>
          <table:table-cell office:value-type="float" office:value="192000">
            <text:p>192000</text:p>
          </table:table-cell>
          <table:table-cell office:value-type="float" office:value="197073">
            <text:p>197073</text:p>
          </table:table-cell>
          <table:table-cell office:value-type="float" office:value="4638651">
            <text:p>4638651</text:p>
          </table:table-cell>
          <table:table-cell office:value-type="float" office:value="313552">
            <text:p>313552</text:p>
          </table:table-cell>
          <table:table-cell office:value-type="float" office:value="261400">
            <text:p>261400</text:p>
          </table:table-cell>
        </table:table-row>
        <table:table-row table:style-name="ro1">
          <table:table-cell office:value-type="float" office:value="4734994442">
            <text:p>4734994442</text:p>
          </table:table-cell>
          <table:table-cell office:value-type="float" office:value="196440">
            <text:p>196440</text:p>
          </table:table-cell>
          <table:table-cell office:value-type="float" office:value="161142">
            <text:p>161142</text:p>
          </table:table-cell>
          <table:table-cell office:value-type="float" office:value="217473">
            <text:p>217473</text:p>
          </table:table-cell>
          <table:table-cell office:value-type="float" office:value="13737438">
            <text:p>13737438</text:p>
          </table:table-cell>
          <table:table-cell office:value-type="float" office:value="288642">
            <text:p>288642</text:p>
          </table:table-cell>
          <table:table-cell office:value-type="float" office:value="228902">
            <text:p>228902</text:p>
          </table:table-cell>
          <table:table-cell office:value-type="float" office:value="3401283944">
            <text:p>3401283944</text:p>
          </table:table-cell>
          <table:table-cell office:value-type="float" office:value="209412">
            <text:p>209412</text:p>
          </table:table-cell>
          <table:table-cell office:value-type="float" office:value="225713">
            <text:p>225713</text:p>
          </table:table-cell>
          <table:table-cell office:value-type="float" office:value="172076">
            <text:p>172076</text:p>
          </table:table-cell>
          <table:table-cell office:value-type="float" office:value="125275009">
            <text:p>125275009</text:p>
          </table:table-cell>
          <table:table-cell office:value-type="float" office:value="335111">
            <text:p>335111</text:p>
          </table:table-cell>
          <table:table-cell office:value-type="float" office:value="248852">
            <text:p>248852</text:p>
          </table:table-cell>
          <table:table-cell office:value-type="float" office:value="26367984086">
            <text:p>26367984086</text:p>
          </table:table-cell>
          <table:table-cell office:value-type="float" office:value="202484">
            <text:p>202484</text:p>
          </table:table-cell>
          <table:table-cell office:value-type="float" office:value="175916">
            <text:p>175916</text:p>
          </table:table-cell>
          <table:table-cell office:value-type="float" office:value="178299">
            <text:p>178299</text:p>
          </table:table-cell>
          <table:table-cell office:value-type="float" office:value="9272086">
            <text:p>9272086</text:p>
          </table:table-cell>
          <table:table-cell office:value-type="float" office:value="346354">
            <text:p>346354</text:p>
          </table:table-cell>
          <table:table-cell office:value-type="float" office:value="286815">
            <text:p>286815</text:p>
          </table:table-cell>
        </table:table-row>
        <table:table-row table:style-name="ro1">
          <table:table-cell office:value-type="float" office:value="2617100750">
            <text:p>2617100750</text:p>
          </table:table-cell>
          <table:table-cell office:value-type="float" office:value="217575">
            <text:p>217575</text:p>
          </table:table-cell>
          <table:table-cell office:value-type="float" office:value="164110">
            <text:p>164110</text:p>
          </table:table-cell>
          <table:table-cell office:value-type="float" office:value="189688">
            <text:p>189688</text:p>
          </table:table-cell>
          <table:table-cell office:value-type="float" office:value="4180560">
            <text:p>4180560</text:p>
          </table:table-cell>
          <table:table-cell office:value-type="float" office:value="274448">
            <text:p>274448</text:p>
          </table:table-cell>
          <table:table-cell office:value-type="float" office:value="227490">
            <text:p>227490</text:p>
          </table:table-cell>
          <table:table-cell office:value-type="float" office:value="7187145249">
            <text:p>7187145249</text:p>
          </table:table-cell>
          <table:table-cell office:value-type="float" office:value="321460">
            <text:p>321460</text:p>
          </table:table-cell>
          <table:table-cell office:value-type="float" office:value="169976">
            <text:p>169976</text:p>
          </table:table-cell>
          <table:table-cell office:value-type="float" office:value="183482">
            <text:p>183482</text:p>
          </table:table-cell>
          <table:table-cell office:value-type="float" office:value="9946397">
            <text:p>9946397</text:p>
          </table:table-cell>
          <table:table-cell office:value-type="float" office:value="287536">
            <text:p>287536</text:p>
          </table:table-cell>
          <table:table-cell office:value-type="float" office:value="295097">
            <text:p>295097</text:p>
          </table:table-cell>
          <table:table-cell office:value-type="float" office:value="5564077442">
            <text:p>5564077442</text:p>
          </table:table-cell>
          <table:table-cell office:value-type="float" office:value="281575">
            <text:p>281575</text:p>
          </table:table-cell>
          <table:table-cell office:value-type="float" office:value="195018">
            <text:p>195018</text:p>
          </table:table-cell>
          <table:table-cell office:value-type="float" office:value="170944">
            <text:p>170944</text:p>
          </table:table-cell>
          <table:table-cell office:value-type="float" office:value="18852150">
            <text:p>18852150</text:p>
          </table:table-cell>
          <table:table-cell office:value-type="float" office:value="281014">
            <text:p>281014</text:p>
          </table:table-cell>
          <table:table-cell office:value-type="float" office:value="255934">
            <text:p>255934</text:p>
          </table:table-cell>
        </table:table-row>
        <table:table-row table:style-name="ro1">
          <table:table-cell office:value-type="float" office:value="23056232415">
            <text:p>23056232415</text:p>
          </table:table-cell>
          <table:table-cell office:value-type="float" office:value="237388">
            <text:p>237388</text:p>
          </table:table-cell>
          <table:table-cell office:value-type="float" office:value="155462">
            <text:p>155462</text:p>
          </table:table-cell>
          <table:table-cell office:value-type="float" office:value="165162">
            <text:p>165162</text:p>
          </table:table-cell>
          <table:table-cell office:value-type="float" office:value="16302464">
            <text:p>16302464</text:p>
          </table:table-cell>
          <table:table-cell office:value-type="float" office:value="285698">
            <text:p>285698</text:p>
          </table:table-cell>
          <table:table-cell office:value-type="float" office:value="340214">
            <text:p>340214</text:p>
          </table:table-cell>
          <table:table-cell office:value-type="float" office:value="1350647496">
            <text:p>1350647496</text:p>
          </table:table-cell>
          <table:table-cell office:value-type="float" office:value="208718">
            <text:p>208718</text:p>
          </table:table-cell>
          <table:table-cell office:value-type="float" office:value="164740">
            <text:p>164740</text:p>
          </table:table-cell>
          <table:table-cell office:value-type="float" office:value="170484">
            <text:p>170484</text:p>
          </table:table-cell>
          <table:table-cell office:value-type="float" office:value="676474">
            <text:p>676474</text:p>
          </table:table-cell>
          <table:table-cell office:value-type="float" office:value="314738">
            <text:p>314738</text:p>
          </table:table-cell>
          <table:table-cell office:value-type="float" office:value="276048">
            <text:p>276048</text:p>
          </table:table-cell>
          <table:table-cell office:value-type="float" office:value="30577312785">
            <text:p>30577312785</text:p>
          </table:table-cell>
          <table:table-cell office:value-type="float" office:value="281601">
            <text:p>281601</text:p>
          </table:table-cell>
          <table:table-cell office:value-type="float" office:value="252521">
            <text:p>252521</text:p>
          </table:table-cell>
          <table:table-cell office:value-type="float" office:value="166254">
            <text:p>166254</text:p>
          </table:table-cell>
          <table:table-cell office:value-type="float" office:value="291420">
            <text:p>291420</text:p>
          </table:table-cell>
          <table:table-cell office:value-type="float" office:value="287290">
            <text:p>287290</text:p>
          </table:table-cell>
          <table:table-cell office:value-type="float" office:value="282075">
            <text:p>282075</text:p>
          </table:table-cell>
        </table:table-row>
        <table:table-row table:style-name="ro1">
          <table:table-cell office:value-type="float" office:value="1466634740">
            <text:p>1466634740</text:p>
          </table:table-cell>
          <table:table-cell office:value-type="float" office:value="253667">
            <text:p>253667</text:p>
          </table:table-cell>
          <table:table-cell office:value-type="float" office:value="159686">
            <text:p>159686</text:p>
          </table:table-cell>
          <table:table-cell office:value-type="float" office:value="152040">
            <text:p>152040</text:p>
          </table:table-cell>
          <table:table-cell office:value-type="float" office:value="9885463">
            <text:p>9885463</text:p>
          </table:table-cell>
          <table:table-cell office:value-type="float" office:value="281292">
            <text:p>281292</text:p>
          </table:table-cell>
          <table:table-cell office:value-type="float" office:value="241650">
            <text:p>241650</text:p>
          </table:table-cell>
          <table:table-cell office:value-type="float" office:value="5056713585">
            <text:p>5056713585</text:p>
          </table:table-cell>
          <table:table-cell office:value-type="float" office:value="205428">
            <text:p>205428</text:p>
          </table:table-cell>
          <table:table-cell office:value-type="float" office:value="272219">
            <text:p>272219</text:p>
          </table:table-cell>
          <table:table-cell office:value-type="float" office:value="191254">
            <text:p>191254</text:p>
          </table:table-cell>
          <table:table-cell office:value-type="float" office:value="883804">
            <text:p>883804</text:p>
          </table:table-cell>
          <table:table-cell office:value-type="float" office:value="391281">
            <text:p>391281</text:p>
          </table:table-cell>
          <table:table-cell office:value-type="float" office:value="249084">
            <text:p>249084</text:p>
          </table:table-cell>
          <table:table-cell office:value-type="float" office:value="1348864976">
            <text:p>1348864976</text:p>
          </table:table-cell>
          <table:table-cell office:value-type="float" office:value="205200">
            <text:p>205200</text:p>
          </table:table-cell>
          <table:table-cell office:value-type="float" office:value="245244">
            <text:p>245244</text:p>
          </table:table-cell>
          <table:table-cell office:value-type="float" office:value="166672">
            <text:p>166672</text:p>
          </table:table-cell>
          <table:table-cell office:value-type="float" office:value="10257500">
            <text:p>10257500</text:p>
          </table:table-cell>
          <table:table-cell office:value-type="float" office:value="360630">
            <text:p>360630</text:p>
          </table:table-cell>
          <table:table-cell office:value-type="float" office:value="239232">
            <text:p>239232</text:p>
          </table:table-cell>
        </table:table-row>
        <table:table-row table:style-name="ro1">
          <table:table-cell office:value-type="float" office:value="1110813796">
            <text:p>1110813796</text:p>
          </table:table-cell>
          <table:table-cell office:value-type="float" office:value="221572">
            <text:p>221572</text:p>
          </table:table-cell>
          <table:table-cell office:value-type="float" office:value="176940">
            <text:p>176940</text:p>
          </table:table-cell>
          <table:table-cell office:value-type="float" office:value="168806">
            <text:p>168806</text:p>
          </table:table-cell>
          <table:table-cell office:value-type="float" office:value="3443132">
            <text:p>3443132</text:p>
          </table:table-cell>
          <table:table-cell office:value-type="float" office:value="439832">
            <text:p>439832</text:p>
          </table:table-cell>
          <table:table-cell office:value-type="float" office:value="244450">
            <text:p>244450</text:p>
          </table:table-cell>
          <table:table-cell office:value-type="float" office:value="5548293741">
            <text:p>5548293741</text:p>
          </table:table-cell>
          <table:table-cell office:value-type="float" office:value="236272">
            <text:p>236272</text:p>
          </table:table-cell>
          <table:table-cell office:value-type="float" office:value="166410">
            <text:p>166410</text:p>
          </table:table-cell>
          <table:table-cell office:value-type="float" office:value="160014">
            <text:p>160014</text:p>
          </table:table-cell>
          <table:table-cell office:value-type="float" office:value="397141">
            <text:p>397141</text:p>
          </table:table-cell>
          <table:table-cell office:value-type="float" office:value="320670">
            <text:p>320670</text:p>
          </table:table-cell>
          <table:table-cell office:value-type="float" office:value="232420">
            <text:p>232420</text:p>
          </table:table-cell>
          <table:table-cell office:value-type="float" office:value="2815820207">
            <text:p>2815820207</text:p>
          </table:table-cell>
          <table:table-cell office:value-type="float" office:value="235692">
            <text:p>235692</text:p>
          </table:table-cell>
          <table:table-cell office:value-type="float" office:value="284990">
            <text:p>284990</text:p>
          </table:table-cell>
          <table:table-cell office:value-type="float" office:value="173206">
            <text:p>173206</text:p>
          </table:table-cell>
          <table:table-cell office:value-type="float" office:value="17073301">
            <text:p>17073301</text:p>
          </table:table-cell>
          <table:table-cell office:value-type="float" office:value="325732">
            <text:p>325732</text:p>
          </table:table-cell>
          <table:table-cell office:value-type="float" office:value="255388">
            <text:p>255388</text:p>
          </table:table-cell>
        </table:table-row>
        <table:table-row table:style-name="ro1">
          <table:table-cell office:value-type="float" office:value="2118342786">
            <text:p>2118342786</text:p>
          </table:table-cell>
          <table:table-cell office:value-type="float" office:value="233106">
            <text:p>233106</text:p>
          </table:table-cell>
          <table:table-cell office:value-type="float" office:value="157760">
            <text:p>157760</text:p>
          </table:table-cell>
          <table:table-cell office:value-type="float" office:value="205614">
            <text:p>205614</text:p>
          </table:table-cell>
          <table:table-cell office:value-type="float" office:value="7272088">
            <text:p>7272088</text:p>
          </table:table-cell>
          <table:table-cell office:value-type="float" office:value="277742">
            <text:p>277742</text:p>
          </table:table-cell>
          <table:table-cell office:value-type="float" office:value="279183">
            <text:p>279183</text:p>
          </table:table-cell>
          <table:table-cell office:value-type="float" office:value="10245173168">
            <text:p>10245173168</text:p>
          </table:table-cell>
          <table:table-cell office:value-type="float" office:value="804111">
            <text:p>804111</text:p>
          </table:table-cell>
          <table:table-cell office:value-type="float" office:value="190872">
            <text:p>190872</text:p>
          </table:table-cell>
          <table:table-cell office:value-type="float" office:value="196078">
            <text:p>196078</text:p>
          </table:table-cell>
          <table:table-cell office:value-type="float" office:value="7781223">
            <text:p>7781223</text:p>
          </table:table-cell>
          <table:table-cell office:value-type="float" office:value="297284">
            <text:p>297284</text:p>
          </table:table-cell>
          <table:table-cell office:value-type="float" office:value="277467">
            <text:p>277467</text:p>
          </table:table-cell>
          <table:table-cell office:value-type="float" office:value="5073179798">
            <text:p>5073179798</text:p>
          </table:table-cell>
          <table:table-cell office:value-type="float" office:value="205418">
            <text:p>205418</text:p>
          </table:table-cell>
          <table:table-cell office:value-type="float" office:value="163950">
            <text:p>163950</text:p>
          </table:table-cell>
          <table:table-cell office:value-type="float" office:value="259099">
            <text:p>259099</text:p>
          </table:table-cell>
          <table:table-cell office:value-type="float" office:value="4290452">
            <text:p>4290452</text:p>
          </table:table-cell>
          <table:table-cell office:value-type="float" office:value="358061">
            <text:p>358061</text:p>
          </table:table-cell>
          <table:table-cell office:value-type="float" office:value="309910">
            <text:p>309910</text:p>
          </table:table-cell>
        </table:table-row>
        <table:table-row table:style-name="ro1">
          <table:table-cell office:value-type="float" office:value="4429325895">
            <text:p>4429325895</text:p>
          </table:table-cell>
          <table:table-cell office:value-type="float" office:value="238489">
            <text:p>238489</text:p>
          </table:table-cell>
          <table:table-cell office:value-type="float" office:value="175180">
            <text:p>175180</text:p>
          </table:table-cell>
          <table:table-cell office:value-type="float" office:value="159812">
            <text:p>159812</text:p>
          </table:table-cell>
          <table:table-cell office:value-type="float" office:value="450564">
            <text:p>450564</text:p>
          </table:table-cell>
          <table:table-cell office:value-type="float" office:value="339063">
            <text:p>339063</text:p>
          </table:table-cell>
          <table:table-cell office:value-type="float" office:value="237098">
            <text:p>237098</text:p>
          </table:table-cell>
          <table:table-cell office:value-type="float" office:value="1433605211">
            <text:p>1433605211</text:p>
          </table:table-cell>
          <table:table-cell office:value-type="float" office:value="213216">
            <text:p>213216</text:p>
          </table:table-cell>
          <table:table-cell office:value-type="float" office:value="192760">
            <text:p>192760</text:p>
          </table:table-cell>
          <table:table-cell office:value-type="float" office:value="161432">
            <text:p>161432</text:p>
          </table:table-cell>
          <table:table-cell office:value-type="float" office:value="17216518">
            <text:p>17216518</text:p>
          </table:table-cell>
          <table:table-cell office:value-type="float" office:value="338181">
            <text:p>338181</text:p>
          </table:table-cell>
          <table:table-cell office:value-type="float" office:value="250394">
            <text:p>250394</text:p>
          </table:table-cell>
          <table:table-cell office:value-type="float" office:value="2411899894">
            <text:p>2411899894</text:p>
          </table:table-cell>
          <table:table-cell office:value-type="float" office:value="239866">
            <text:p>239866</text:p>
          </table:table-cell>
          <table:table-cell office:value-type="float" office:value="193949">
            <text:p>193949</text:p>
          </table:table-cell>
          <table:table-cell office:value-type="float" office:value="266624">
            <text:p>266624</text:p>
          </table:table-cell>
          <table:table-cell office:value-type="float" office:value="39329862">
            <text:p>39329862</text:p>
          </table:table-cell>
          <table:table-cell office:value-type="float" office:value="288442">
            <text:p>288442</text:p>
          </table:table-cell>
          <table:table-cell office:value-type="float" office:value="365330">
            <text:p>365330</text:p>
          </table:table-cell>
        </table:table-row>
        <table:table-row table:style-name="ro1">
          <table:table-cell office:value-type="float" office:value="7479623856">
            <text:p>7479623856</text:p>
          </table:table-cell>
          <table:table-cell office:value-type="float" office:value="250217">
            <text:p>250217</text:p>
          </table:table-cell>
          <table:table-cell office:value-type="float" office:value="159636">
            <text:p>159636</text:p>
          </table:table-cell>
          <table:table-cell office:value-type="float" office:value="158976">
            <text:p>158976</text:p>
          </table:table-cell>
          <table:table-cell office:value-type="float" office:value="137783278">
            <text:p>137783278</text:p>
          </table:table-cell>
          <table:table-cell office:value-type="float" office:value="270728">
            <text:p>270728</text:p>
          </table:table-cell>
          <table:table-cell office:value-type="float" office:value="277240">
            <text:p>277240</text:p>
          </table:table-cell>
          <table:table-cell office:value-type="float" office:value="8600949798">
            <text:p>8600949798</text:p>
          </table:table-cell>
          <table:table-cell office:value-type="float" office:value="336394">
            <text:p>336394</text:p>
          </table:table-cell>
          <table:table-cell office:value-type="float" office:value="176632">
            <text:p>176632</text:p>
          </table:table-cell>
          <table:table-cell office:value-type="float" office:value="166588">
            <text:p>166588</text:p>
          </table:table-cell>
          <table:table-cell office:value-type="float" office:value="2214112">
            <text:p>2214112</text:p>
          </table:table-cell>
          <table:table-cell office:value-type="float" office:value="272926">
            <text:p>272926</text:p>
          </table:table-cell>
          <table:table-cell office:value-type="float" office:value="223574">
            <text:p>223574</text:p>
          </table:table-cell>
          <table:table-cell office:value-type="float" office:value="2452430340">
            <text:p>2452430340</text:p>
          </table:table-cell>
          <table:table-cell office:value-type="float" office:value="214812">
            <text:p>214812</text:p>
          </table:table-cell>
          <table:table-cell office:value-type="float" office:value="165644">
            <text:p>165644</text:p>
          </table:table-cell>
          <table:table-cell office:value-type="float" office:value="253523">
            <text:p>253523</text:p>
          </table:table-cell>
          <table:table-cell office:value-type="float" office:value="20225261">
            <text:p>20225261</text:p>
          </table:table-cell>
          <table:table-cell office:value-type="float" office:value="294490">
            <text:p>294490</text:p>
          </table:table-cell>
          <table:table-cell office:value-type="float" office:value="289474">
            <text:p>289474</text:p>
          </table:table-cell>
        </table:table-row>
        <table:table-row table:style-name="ro1">
          <table:table-cell office:value-type="float" office:value="4945771210">
            <text:p>4945771210</text:p>
          </table:table-cell>
          <table:table-cell office:value-type="float" office:value="223312">
            <text:p>223312</text:p>
          </table:table-cell>
          <table:table-cell office:value-type="float" office:value="249611">
            <text:p>249611</text:p>
          </table:table-cell>
          <table:table-cell office:value-type="float" office:value="158402">
            <text:p>158402</text:p>
          </table:table-cell>
          <table:table-cell office:value-type="float" office:value="3098038">
            <text:p>3098038</text:p>
          </table:table-cell>
          <table:table-cell office:value-type="float" office:value="277062">
            <text:p>277062</text:p>
          </table:table-cell>
          <table:table-cell office:value-type="float" office:value="217074">
            <text:p>217074</text:p>
          </table:table-cell>
          <table:table-cell office:value-type="float" office:value="28928589482">
            <text:p>28928589482</text:p>
          </table:table-cell>
          <table:table-cell office:value-type="float" office:value="213070">
            <text:p>213070</text:p>
          </table:table-cell>
          <table:table-cell office:value-type="float" office:value="168788">
            <text:p>168788</text:p>
          </table:table-cell>
          <table:table-cell office:value-type="float" office:value="165098">
            <text:p>165098</text:p>
          </table:table-cell>
          <table:table-cell office:value-type="float" office:value="727910">
            <text:p>727910</text:p>
          </table:table-cell>
          <table:table-cell office:value-type="float" office:value="425580">
            <text:p>425580</text:p>
          </table:table-cell>
          <table:table-cell office:value-type="float" office:value="261058">
            <text:p>261058</text:p>
          </table:table-cell>
          <table:table-cell office:value-type="float" office:value="6912415301">
            <text:p>6912415301</text:p>
          </table:table-cell>
          <table:table-cell office:value-type="float" office:value="242254">
            <text:p>242254</text:p>
          </table:table-cell>
          <table:table-cell office:value-type="float" office:value="286947">
            <text:p>286947</text:p>
          </table:table-cell>
          <table:table-cell office:value-type="float" office:value="188993">
            <text:p>188993</text:p>
          </table:table-cell>
          <table:table-cell office:value-type="float" office:value="24159525">
            <text:p>24159525</text:p>
          </table:table-cell>
          <table:table-cell office:value-type="float" office:value="279806">
            <text:p>279806</text:p>
          </table:table-cell>
          <table:table-cell office:value-type="float" office:value="225834">
            <text:p>225834</text:p>
          </table:table-cell>
        </table:table-row>
        <table:table-row table:style-name="ro1">
          <table:table-cell office:value-type="float" office:value="27118980224">
            <text:p>27118980224</text:p>
          </table:table-cell>
          <table:table-cell office:value-type="float" office:value="222235">
            <text:p>222235</text:p>
          </table:table-cell>
          <table:table-cell office:value-type="float" office:value="207868">
            <text:p>207868</text:p>
          </table:table-cell>
          <table:table-cell office:value-type="float" office:value="157658">
            <text:p>157658</text:p>
          </table:table-cell>
          <table:table-cell office:value-type="float" office:value="320242">
            <text:p>320242</text:p>
          </table:table-cell>
          <table:table-cell office:value-type="float" office:value="299686">
            <text:p>299686</text:p>
          </table:table-cell>
          <table:table-cell office:value-type="float" office:value="340174">
            <text:p>340174</text:p>
          </table:table-cell>
          <table:table-cell office:value-type="float" office:value="23233863653">
            <text:p>23233863653</text:p>
          </table:table-cell>
          <table:table-cell office:value-type="float" office:value="298252">
            <text:p>298252</text:p>
          </table:table-cell>
          <table:table-cell office:value-type="float" office:value="178366">
            <text:p>178366</text:p>
          </table:table-cell>
          <table:table-cell office:value-type="float" office:value="237682">
            <text:p>237682</text:p>
          </table:table-cell>
          <table:table-cell office:value-type="float" office:value="1927926">
            <text:p>1927926</text:p>
          </table:table-cell>
          <table:table-cell office:value-type="float" office:value="270346">
            <text:p>270346</text:p>
          </table:table-cell>
          <table:table-cell office:value-type="float" office:value="218862">
            <text:p>218862</text:p>
          </table:table-cell>
          <table:table-cell office:value-type="float" office:value="2809200737">
            <text:p>2809200737</text:p>
          </table:table-cell>
          <table:table-cell office:value-type="float" office:value="302041">
            <text:p>302041</text:p>
          </table:table-cell>
          <table:table-cell office:value-type="float" office:value="172086">
            <text:p>172086</text:p>
          </table:table-cell>
          <table:table-cell office:value-type="float" office:value="158280">
            <text:p>158280</text:p>
          </table:table-cell>
          <table:table-cell office:value-type="float" office:value="295377">
            <text:p>295377</text:p>
          </table:table-cell>
          <table:table-cell office:value-type="float" office:value="329334">
            <text:p>329334</text:p>
          </table:table-cell>
          <table:table-cell office:value-type="float" office:value="319295">
            <text:p>319295</text:p>
          </table:table-cell>
        </table:table-row>
        <table:table-row table:style-name="ro1">
          <table:table-cell office:value-type="float" office:value="20434557398">
            <text:p>20434557398</text:p>
          </table:table-cell>
          <table:table-cell office:value-type="float" office:value="220740">
            <text:p>220740</text:p>
          </table:table-cell>
          <table:table-cell office:value-type="float" office:value="158826">
            <text:p>158826</text:p>
          </table:table-cell>
          <table:table-cell office:value-type="float" office:value="175437">
            <text:p>175437</text:p>
          </table:table-cell>
          <table:table-cell office:value-type="float" office:value="248184">
            <text:p>248184</text:p>
          </table:table-cell>
          <table:table-cell office:value-type="float" office:value="298259">
            <text:p>298259</text:p>
          </table:table-cell>
          <table:table-cell office:value-type="float" office:value="240907">
            <text:p>240907</text:p>
          </table:table-cell>
          <table:table-cell office:value-type="float" office:value="8398841933">
            <text:p>8398841933</text:p>
          </table:table-cell>
          <table:table-cell office:value-type="float" office:value="325575">
            <text:p>325575</text:p>
          </table:table-cell>
          <table:table-cell office:value-type="float" office:value="170266">
            <text:p>170266</text:p>
          </table:table-cell>
          <table:table-cell office:value-type="float" office:value="195712">
            <text:p>195712</text:p>
          </table:table-cell>
          <table:table-cell office:value-type="float" office:value="21730372">
            <text:p>21730372</text:p>
          </table:table-cell>
          <table:table-cell office:value-type="float" office:value="283430">
            <text:p>283430</text:p>
          </table:table-cell>
          <table:table-cell office:value-type="float" office:value="260262">
            <text:p>260262</text:p>
          </table:table-cell>
          <table:table-cell office:value-type="float" office:value="2735795567">
            <text:p>2735795567</text:p>
          </table:table-cell>
          <table:table-cell office:value-type="float" office:value="201646">
            <text:p>201646</text:p>
          </table:table-cell>
          <table:table-cell office:value-type="float" office:value="199348">
            <text:p>199348</text:p>
          </table:table-cell>
          <table:table-cell office:value-type="float" office:value="164258">
            <text:p>164258</text:p>
          </table:table-cell>
          <table:table-cell office:value-type="float" office:value="5985850">
            <text:p>5985850</text:p>
          </table:table-cell>
          <table:table-cell office:value-type="float" office:value="302399">
            <text:p>302399</text:p>
          </table:table-cell>
          <table:table-cell office:value-type="float" office:value="284402">
            <text:p>284402</text:p>
          </table:table-cell>
        </table:table-row>
        <table:table-row table:style-name="ro1">
          <table:table-cell office:value-type="float" office:value="1970928612">
            <text:p>1970928612</text:p>
          </table:table-cell>
          <table:table-cell office:value-type="float" office:value="194414">
            <text:p>194414</text:p>
          </table:table-cell>
          <table:table-cell office:value-type="float" office:value="164188">
            <text:p>164188</text:p>
          </table:table-cell>
          <table:table-cell office:value-type="float" office:value="154578">
            <text:p>154578</text:p>
          </table:table-cell>
          <table:table-cell office:value-type="float" office:value="12418965">
            <text:p>12418965</text:p>
          </table:table-cell>
          <table:table-cell office:value-type="float" office:value="335324">
            <text:p>335324</text:p>
          </table:table-cell>
          <table:table-cell office:value-type="float" office:value="234554">
            <text:p>234554</text:p>
          </table:table-cell>
          <table:table-cell office:value-type="float" office:value="28897356966">
            <text:p>28897356966</text:p>
          </table:table-cell>
          <table:table-cell office:value-type="float" office:value="209206">
            <text:p>209206</text:p>
          </table:table-cell>
          <table:table-cell office:value-type="float" office:value="166848">
            <text:p>166848</text:p>
          </table:table-cell>
          <table:table-cell office:value-type="float" office:value="209828">
            <text:p>209828</text:p>
          </table:table-cell>
          <table:table-cell office:value-type="float" office:value="8484378">
            <text:p>8484378</text:p>
          </table:table-cell>
          <table:table-cell office:value-type="float" office:value="340302">
            <text:p>340302</text:p>
          </table:table-cell>
          <table:table-cell office:value-type="float" office:value="315836">
            <text:p>315836</text:p>
          </table:table-cell>
          <table:table-cell office:value-type="float" office:value="2410335480">
            <text:p>2410335480</text:p>
          </table:table-cell>
          <table:table-cell office:value-type="float" office:value="237177">
            <text:p>237177</text:p>
          </table:table-cell>
          <table:table-cell office:value-type="float" office:value="189820">
            <text:p>189820</text:p>
          </table:table-cell>
          <table:table-cell office:value-type="float" office:value="183439">
            <text:p>183439</text:p>
          </table:table-cell>
          <table:table-cell office:value-type="float" office:value="37742370">
            <text:p>37742370</text:p>
          </table:table-cell>
          <table:table-cell office:value-type="float" office:value="286722">
            <text:p>286722</text:p>
          </table:table-cell>
          <table:table-cell office:value-type="float" office:value="231514">
            <text:p>231514</text:p>
          </table:table-cell>
        </table:table-row>
        <table:table-row table:style-name="ro1">
          <table:table-cell office:value-type="float" office:value="2711370476">
            <text:p>2711370476</text:p>
          </table:table-cell>
          <table:table-cell office:value-type="float" office:value="241623">
            <text:p>241623</text:p>
          </table:table-cell>
          <table:table-cell office:value-type="float" office:value="191796">
            <text:p>191796</text:p>
          </table:table-cell>
          <table:table-cell office:value-type="float" office:value="202729">
            <text:p>202729</text:p>
          </table:table-cell>
          <table:table-cell office:value-type="float" office:value="283352">
            <text:p>283352</text:p>
          </table:table-cell>
          <table:table-cell office:value-type="float" office:value="339078">
            <text:p>339078</text:p>
          </table:table-cell>
          <table:table-cell office:value-type="float" office:value="299183">
            <text:p>299183</text:p>
          </table:table-cell>
          <table:table-cell office:value-type="float" office:value="10028537019">
            <text:p>10028537019</text:p>
          </table:table-cell>
          <table:table-cell office:value-type="float" office:value="207700">
            <text:p>207700</text:p>
          </table:table-cell>
          <table:table-cell office:value-type="float" office:value="225604">
            <text:p>225604</text:p>
          </table:table-cell>
          <table:table-cell office:value-type="float" office:value="167674">
            <text:p>167674</text:p>
          </table:table-cell>
          <table:table-cell office:value-type="float" office:value="13472242">
            <text:p>13472242</text:p>
          </table:table-cell>
          <table:table-cell office:value-type="float" office:value="286530">
            <text:p>286530</text:p>
          </table:table-cell>
          <table:table-cell office:value-type="float" office:value="268330">
            <text:p>268330</text:p>
          </table:table-cell>
          <table:table-cell office:value-type="float" office:value="2698927403">
            <text:p>2698927403</text:p>
          </table:table-cell>
          <table:table-cell office:value-type="float" office:value="204454">
            <text:p>204454</text:p>
          </table:table-cell>
          <table:table-cell office:value-type="float" office:value="163180">
            <text:p>163180</text:p>
          </table:table-cell>
          <table:table-cell office:value-type="float" office:value="160354">
            <text:p>160354</text:p>
          </table:table-cell>
          <table:table-cell office:value-type="float" office:value="26980767">
            <text:p>26980767</text:p>
          </table:table-cell>
          <table:table-cell office:value-type="float" office:value="379341">
            <text:p>379341</text:p>
          </table:table-cell>
          <table:table-cell office:value-type="float" office:value="249520">
            <text:p>249520</text:p>
          </table:table-cell>
        </table:table-row>
        <table:table-row table:style-name="ro1">
          <table:table-cell office:value-type="float" office:value="30142343988">
            <text:p>30142343988</text:p>
          </table:table-cell>
          <table:table-cell office:value-type="float" office:value="197712">
            <text:p>197712</text:p>
          </table:table-cell>
          <table:table-cell office:value-type="float" office:value="154732">
            <text:p>154732</text:p>
          </table:table-cell>
          <table:table-cell office:value-type="float" office:value="185178">
            <text:p>185178</text:p>
          </table:table-cell>
          <table:table-cell office:value-type="float" office:value="5952741">
            <text:p>5952741</text:p>
          </table:table-cell>
          <table:table-cell office:value-type="float" office:value="261116">
            <text:p>261116</text:p>
          </table:table-cell>
          <table:table-cell office:value-type="float" office:value="371481">
            <text:p>371481</text:p>
          </table:table-cell>
          <table:table-cell office:value-type="float" office:value="880093082">
            <text:p>880093082</text:p>
          </table:table-cell>
          <table:table-cell office:value-type="float" office:value="206658">
            <text:p>206658</text:p>
          </table:table-cell>
          <table:table-cell office:value-type="float" office:value="174362">
            <text:p>174362</text:p>
          </table:table-cell>
          <table:table-cell office:value-type="float" office:value="162908">
            <text:p>162908</text:p>
          </table:table-cell>
          <table:table-cell office:value-type="float" office:value="23293836">
            <text:p>23293836</text:p>
          </table:table-cell>
          <table:table-cell office:value-type="float" office:value="368802">
            <text:p>368802</text:p>
          </table:table-cell>
          <table:table-cell office:value-type="float" office:value="234632">
            <text:p>234632</text:p>
          </table:table-cell>
          <table:table-cell office:value-type="float" office:value="3697026606">
            <text:p>3697026606</text:p>
          </table:table-cell>
          <table:table-cell office:value-type="float" office:value="204268">
            <text:p>204268</text:p>
          </table:table-cell>
          <table:table-cell office:value-type="float" office:value="233799">
            <text:p>233799</text:p>
          </table:table-cell>
          <table:table-cell office:value-type="float" office:value="251825">
            <text:p>251825</text:p>
          </table:table-cell>
          <table:table-cell office:value-type="float" office:value="12412753">
            <text:p>12412753</text:p>
          </table:table-cell>
          <table:table-cell office:value-type="float" office:value="315826">
            <text:p>315826</text:p>
          </table:table-cell>
          <table:table-cell office:value-type="float" office:value="248752">
            <text:p>248752</text:p>
          </table:table-cell>
        </table:table-row>
        <table:table-row table:style-name="ro1">
          <table:table-cell office:value-type="float" office:value="28608537187">
            <text:p>28608537187</text:p>
          </table:table-cell>
          <table:table-cell office:value-type="float" office:value="219066">
            <text:p>219066</text:p>
          </table:table-cell>
          <table:table-cell office:value-type="float" office:value="178241">
            <text:p>178241</text:p>
          </table:table-cell>
          <table:table-cell office:value-type="float" office:value="184843">
            <text:p>184843</text:p>
          </table:table-cell>
          <table:table-cell office:value-type="float" office:value="36164966">
            <text:p>36164966</text:p>
          </table:table-cell>
          <table:table-cell office:value-type="float" office:value="288078">
            <text:p>288078</text:p>
          </table:table-cell>
          <table:table-cell office:value-type="float" office:value="246616">
            <text:p>246616</text:p>
          </table:table-cell>
          <table:table-cell office:value-type="float" office:value="6879043961">
            <text:p>6879043961</text:p>
          </table:table-cell>
          <table:table-cell office:value-type="float" office:value="205854">
            <text:p>205854</text:p>
          </table:table-cell>
          <table:table-cell office:value-type="float" office:value="402882">
            <text:p>402882</text:p>
          </table:table-cell>
          <table:table-cell office:value-type="float" office:value="174816">
            <text:p>174816</text:p>
          </table:table-cell>
          <table:table-cell office:value-type="float" office:value="8613263">
            <text:p>8613263</text:p>
          </table:table-cell>
          <table:table-cell office:value-type="float" office:value="292766">
            <text:p>292766</text:p>
          </table:table-cell>
          <table:table-cell office:value-type="float" office:value="753124">
            <text:p>753124</text:p>
          </table:table-cell>
          <table:table-cell office:value-type="float" office:value="1294195184">
            <text:p>1294195184</text:p>
          </table:table-cell>
          <table:table-cell office:value-type="float" office:value="360901">
            <text:p>360901</text:p>
          </table:table-cell>
          <table:table-cell office:value-type="float" office:value="176830">
            <text:p>176830</text:p>
          </table:table-cell>
          <table:table-cell office:value-type="float" office:value="160226">
            <text:p>160226</text:p>
          </table:table-cell>
          <table:table-cell office:value-type="float" office:value="22871971">
            <text:p>22871971</text:p>
          </table:table-cell>
          <table:table-cell office:value-type="float" office:value="377897">
            <text:p>377897</text:p>
          </table:table-cell>
          <table:table-cell office:value-type="float" office:value="252564">
            <text:p>252564</text:p>
          </table:table-cell>
        </table:table-row>
        <table:table-row table:style-name="ro1">
          <table:table-cell office:value-type="float" office:value="712410199">
            <text:p>712410199</text:p>
          </table:table-cell>
          <table:table-cell office:value-type="float" office:value="269613">
            <text:p>269613</text:p>
          </table:table-cell>
          <table:table-cell office:value-type="float" office:value="159078">
            <text:p>159078</text:p>
          </table:table-cell>
          <table:table-cell office:value-type="float" office:value="158778">
            <text:p>158778</text:p>
          </table:table-cell>
          <table:table-cell office:value-type="float" office:value="311323">
            <text:p>311323</text:p>
          </table:table-cell>
          <table:table-cell office:value-type="float" office:value="263716">
            <text:p>263716</text:p>
          </table:table-cell>
          <table:table-cell office:value-type="float" office:value="215502">
            <text:p>215502</text:p>
          </table:table-cell>
          <table:table-cell office:value-type="float" office:value="9683712979">
            <text:p>9683712979</text:p>
          </table:table-cell>
          <table:table-cell office:value-type="float" office:value="228939">
            <text:p>228939</text:p>
          </table:table-cell>
          <table:table-cell office:value-type="float" office:value="187710">
            <text:p>187710</text:p>
          </table:table-cell>
          <table:table-cell office:value-type="float" office:value="470193">
            <text:p>470193</text:p>
          </table:table-cell>
          <table:table-cell office:value-type="float" office:value="826358">
            <text:p>826358</text:p>
          </table:table-cell>
          <table:table-cell office:value-type="float" office:value="411230">
            <text:p>411230</text:p>
          </table:table-cell>
          <table:table-cell office:value-type="float" office:value="257134">
            <text:p>257134</text:p>
          </table:table-cell>
          <table:table-cell office:value-type="float" office:value="6668057775">
            <text:p>6668057775</text:p>
          </table:table-cell>
          <table:table-cell office:value-type="float" office:value="201308">
            <text:p>201308</text:p>
          </table:table-cell>
          <table:table-cell office:value-type="float" office:value="194382">
            <text:p>194382</text:p>
          </table:table-cell>
          <table:table-cell office:value-type="float" office:value="166354">
            <text:p>166354</text:p>
          </table:table-cell>
          <table:table-cell office:value-type="float" office:value="18193268">
            <text:p>18193268</text:p>
          </table:table-cell>
          <table:table-cell office:value-type="float" office:value="374235">
            <text:p>374235</text:p>
          </table:table-cell>
          <table:table-cell office:value-type="float" office:value="247688">
            <text:p>247688</text:p>
          </table:table-cell>
        </table:table-row>
        <table:table-row table:style-name="ro1">
          <table:table-cell office:value-type="float" office:value="11666241537">
            <text:p>11666241537</text:p>
          </table:table-cell>
          <table:table-cell office:value-type="float" office:value="193786">
            <text:p>193786</text:p>
          </table:table-cell>
          <table:table-cell office:value-type="float" office:value="182472">
            <text:p>182472</text:p>
          </table:table-cell>
          <table:table-cell office:value-type="float" office:value="156178">
            <text:p>156178</text:p>
          </table:table-cell>
          <table:table-cell office:value-type="float" office:value="10936800">
            <text:p>10936800</text:p>
          </table:table-cell>
          <table:table-cell office:value-type="float" office:value="306406">
            <text:p>306406</text:p>
          </table:table-cell>
          <table:table-cell office:value-type="float" office:value="287731">
            <text:p>287731</text:p>
          </table:table-cell>
          <table:table-cell office:value-type="float" office:value="3495594332">
            <text:p>3495594332</text:p>
          </table:table-cell>
          <table:table-cell office:value-type="float" office:value="315520">
            <text:p>315520</text:p>
          </table:table-cell>
          <table:table-cell office:value-type="float" office:value="174540">
            <text:p>174540</text:p>
          </table:table-cell>
          <table:table-cell office:value-type="float" office:value="229396">
            <text:p>229396</text:p>
          </table:table-cell>
          <table:table-cell office:value-type="float" office:value="7504430">
            <text:p>7504430</text:p>
          </table:table-cell>
          <table:table-cell office:value-type="float" office:value="442478">
            <text:p>442478</text:p>
          </table:table-cell>
          <table:table-cell office:value-type="float" office:value="250920">
            <text:p>250920</text:p>
          </table:table-cell>
          <table:table-cell office:value-type="float" office:value="2560119911">
            <text:p>2560119911</text:p>
          </table:table-cell>
          <table:table-cell office:value-type="float" office:value="244284">
            <text:p>244284</text:p>
          </table:table-cell>
          <table:table-cell office:value-type="float" office:value="233096">
            <text:p>233096</text:p>
          </table:table-cell>
          <table:table-cell office:value-type="float" office:value="251003">
            <text:p>251003</text:p>
          </table:table-cell>
          <table:table-cell office:value-type="float" office:value="7953595">
            <text:p>7953595</text:p>
          </table:table-cell>
          <table:table-cell office:value-type="float" office:value="442697">
            <text:p>442697</text:p>
          </table:table-cell>
          <table:table-cell office:value-type="float" office:value="287117">
            <text:p>287117</text:p>
          </table:table-cell>
        </table:table-row>
        <table:table-row table:style-name="ro1">
          <table:table-cell office:value-type="float" office:value="24187544633">
            <text:p>24187544633</text:p>
          </table:table-cell>
          <table:table-cell office:value-type="float" office:value="290698">
            <text:p>290698</text:p>
          </table:table-cell>
          <table:table-cell office:value-type="float" office:value="186817">
            <text:p>186817</text:p>
          </table:table-cell>
          <table:table-cell office:value-type="float" office:value="152530">
            <text:p>152530</text:p>
          </table:table-cell>
          <table:table-cell office:value-type="float" office:value="8545528">
            <text:p>8545528</text:p>
          </table:table-cell>
          <table:table-cell office:value-type="float" office:value="584091">
            <text:p>584091</text:p>
          </table:table-cell>
          <table:table-cell office:value-type="float" office:value="365423">
            <text:p>365423</text:p>
          </table:table-cell>
          <table:table-cell office:value-type="float" office:value="11808218040">
            <text:p>11808218040</text:p>
          </table:table-cell>
          <table:table-cell office:value-type="float" office:value="258054">
            <text:p>258054</text:p>
          </table:table-cell>
          <table:table-cell office:value-type="float" office:value="224485">
            <text:p>224485</text:p>
          </table:table-cell>
          <table:table-cell office:value-type="float" office:value="171586">
            <text:p>171586</text:p>
          </table:table-cell>
          <table:table-cell office:value-type="float" office:value="30574673">
            <text:p>30574673</text:p>
          </table:table-cell>
          <table:table-cell office:value-type="float" office:value="321893">
            <text:p>321893</text:p>
          </table:table-cell>
          <table:table-cell office:value-type="float" office:value="258436">
            <text:p>258436</text:p>
          </table:table-cell>
          <table:table-cell office:value-type="float" office:value="4244753549">
            <text:p>4244753549</text:p>
          </table:table-cell>
          <table:table-cell office:value-type="float" office:value="235286">
            <text:p>235286</text:p>
          </table:table-cell>
          <table:table-cell office:value-type="float" office:value="233497">
            <text:p>233497</text:p>
          </table:table-cell>
          <table:table-cell office:value-type="float" office:value="170186">
            <text:p>170186</text:p>
          </table:table-cell>
          <table:table-cell office:value-type="float" office:value="79584280">
            <text:p>79584280</text:p>
          </table:table-cell>
          <table:table-cell office:value-type="float" office:value="276738">
            <text:p>276738</text:p>
          </table:table-cell>
          <table:table-cell office:value-type="float" office:value="268226">
            <text:p>268226</text:p>
          </table:table-cell>
        </table:table-row>
        <table:table-row table:style-name="ro1">
          <table:table-cell office:value-type="float" office:value="21900762368">
            <text:p>21900762368</text:p>
          </table:table-cell>
          <table:table-cell office:value-type="float" office:value="245648">
            <text:p>245648</text:p>
          </table:table-cell>
          <table:table-cell office:value-type="float" office:value="262429">
            <text:p>262429</text:p>
          </table:table-cell>
          <table:table-cell office:value-type="float" office:value="235686">
            <text:p>235686</text:p>
          </table:table-cell>
          <table:table-cell office:value-type="float" office:value="1443409">
            <text:p>1443409</text:p>
          </table:table-cell>
          <table:table-cell office:value-type="float" office:value="553872">
            <text:p>553872</text:p>
          </table:table-cell>
          <table:table-cell office:value-type="float" office:value="409422">
            <text:p>409422</text:p>
          </table:table-cell>
          <table:table-cell office:value-type="float" office:value="7793767437">
            <text:p>7793767437</text:p>
          </table:table-cell>
          <table:table-cell office:value-type="float" office:value="234079">
            <text:p>234079</text:p>
          </table:table-cell>
          <table:table-cell office:value-type="float" office:value="220634">
            <text:p>220634</text:p>
          </table:table-cell>
          <table:table-cell office:value-type="float" office:value="193184">
            <text:p>193184</text:p>
          </table:table-cell>
          <table:table-cell office:value-type="float" office:value="8159197">
            <text:p>8159197</text:p>
          </table:table-cell>
          <table:table-cell office:value-type="float" office:value="330665">
            <text:p>330665</text:p>
          </table:table-cell>
          <table:table-cell office:value-type="float" office:value="305898">
            <text:p>305898</text:p>
          </table:table-cell>
          <table:table-cell office:value-type="float" office:value="7256072245">
            <text:p>7256072245</text:p>
          </table:table-cell>
          <table:table-cell office:value-type="float" office:value="227783">
            <text:p>227783</text:p>
          </table:table-cell>
          <table:table-cell office:value-type="float" office:value="197634">
            <text:p>197634</text:p>
          </table:table-cell>
          <table:table-cell office:value-type="float" office:value="166232">
            <text:p>166232</text:p>
          </table:table-cell>
          <table:table-cell office:value-type="float" office:value="18758593">
            <text:p>18758593</text:p>
          </table:table-cell>
          <table:table-cell office:value-type="float" office:value="329764">
            <text:p>329764</text:p>
          </table:table-cell>
          <table:table-cell office:value-type="float" office:value="273453">
            <text:p>273453</text:p>
          </table:table-cell>
        </table:table-row>
        <table:table-row table:style-name="ro1">
          <table:table-cell office:value-type="float" office:value="3454389862">
            <text:p>3454389862</text:p>
          </table:table-cell>
          <table:table-cell office:value-type="float" office:value="192270">
            <text:p>192270</text:p>
          </table:table-cell>
          <table:table-cell office:value-type="float" office:value="252556">
            <text:p>252556</text:p>
          </table:table-cell>
          <table:table-cell office:value-type="float" office:value="155378">
            <text:p>155378</text:p>
          </table:table-cell>
          <table:table-cell office:value-type="float" office:value="8706460">
            <text:p>8706460</text:p>
          </table:table-cell>
          <table:table-cell office:value-type="float" office:value="847035">
            <text:p>847035</text:p>
          </table:table-cell>
          <table:table-cell office:value-type="float" office:value="241864">
            <text:p>241864</text:p>
          </table:table-cell>
          <table:table-cell office:value-type="float" office:value="2987682506">
            <text:p>2987682506</text:p>
          </table:table-cell>
          <table:table-cell office:value-type="float" office:value="216038">
            <text:p>216038</text:p>
          </table:table-cell>
          <table:table-cell office:value-type="float" office:value="249305">
            <text:p>249305</text:p>
          </table:table-cell>
          <table:table-cell office:value-type="float" office:value="164898">
            <text:p>164898</text:p>
          </table:table-cell>
          <table:table-cell office:value-type="float" office:value="15128381">
            <text:p>15128381</text:p>
          </table:table-cell>
          <table:table-cell office:value-type="float" office:value="287518">
            <text:p>287518</text:p>
          </table:table-cell>
          <table:table-cell office:value-type="float" office:value="405976">
            <text:p>405976</text:p>
          </table:table-cell>
          <table:table-cell office:value-type="float" office:value="2094516330">
            <text:p>2094516330</text:p>
          </table:table-cell>
          <table:table-cell office:value-type="float" office:value="202550">
            <text:p>202550</text:p>
          </table:table-cell>
          <table:table-cell office:value-type="float" office:value="212733">
            <text:p>212733</text:p>
          </table:table-cell>
          <table:table-cell office:value-type="float" office:value="217258">
            <text:p>217258</text:p>
          </table:table-cell>
          <table:table-cell office:value-type="float" office:value="3141120">
            <text:p>3141120</text:p>
          </table:table-cell>
          <table:table-cell office:value-type="float" office:value="591596">
            <text:p>591596</text:p>
          </table:table-cell>
          <table:table-cell office:value-type="float" office:value="277608">
            <text:p>277608</text:p>
          </table:table-cell>
        </table:table-row>
        <table:table-row table:style-name="ro1">
          <table:table-cell office:value-type="float" office:value="7170369763">
            <text:p>7170369763</text:p>
          </table:table-cell>
          <table:table-cell office:value-type="float" office:value="191294">
            <text:p>191294</text:p>
          </table:table-cell>
          <table:table-cell office:value-type="float" office:value="152076">
            <text:p>152076</text:p>
          </table:table-cell>
          <table:table-cell office:value-type="float" office:value="196541">
            <text:p>196541</text:p>
          </table:table-cell>
          <table:table-cell office:value-type="float" office:value="286773">
            <text:p>286773</text:p>
          </table:table-cell>
          <table:table-cell office:value-type="float" office:value="278012">
            <text:p>278012</text:p>
          </table:table-cell>
          <table:table-cell office:value-type="float" office:value="290130">
            <text:p>290130</text:p>
          </table:table-cell>
          <table:table-cell office:value-type="float" office:value="5384041833">
            <text:p>5384041833</text:p>
          </table:table-cell>
          <table:table-cell office:value-type="float" office:value="205124">
            <text:p>205124</text:p>
          </table:table-cell>
          <table:table-cell office:value-type="float" office:value="212290">
            <text:p>212290</text:p>
          </table:table-cell>
          <table:table-cell office:value-type="float" office:value="164238">
            <text:p>164238</text:p>
          </table:table-cell>
          <table:table-cell office:value-type="float" office:value="636631">
            <text:p>636631</text:p>
          </table:table-cell>
          <table:table-cell office:value-type="float" office:value="408144">
            <text:p>408144</text:p>
          </table:table-cell>
          <table:table-cell office:value-type="float" office:value="322692">
            <text:p>322692</text:p>
          </table:table-cell>
          <table:table-cell office:value-type="float" office:value="8020677945">
            <text:p>8020677945</text:p>
          </table:table-cell>
          <table:table-cell office:value-type="float" office:value="203120">
            <text:p>203120</text:p>
          </table:table-cell>
          <table:table-cell office:value-type="float" office:value="196541">
            <text:p>196541</text:p>
          </table:table-cell>
          <table:table-cell office:value-type="float" office:value="160964">
            <text:p>160964</text:p>
          </table:table-cell>
          <table:table-cell office:value-type="float" office:value="20954819">
            <text:p>20954819</text:p>
          </table:table-cell>
          <table:table-cell office:value-type="float" office:value="333049">
            <text:p>333049</text:p>
          </table:table-cell>
          <table:table-cell office:value-type="float" office:value="267448">
            <text:p>267448</text:p>
          </table:table-cell>
        </table:table-row>
        <table:table-row table:style-name="ro1">
          <table:table-cell office:value-type="float" office:value="26786673682">
            <text:p>26786673682</text:p>
          </table:table-cell>
          <table:table-cell office:value-type="float" office:value="196406">
            <text:p>196406</text:p>
          </table:table-cell>
          <table:table-cell office:value-type="float" office:value="154904">
            <text:p>154904</text:p>
          </table:table-cell>
          <table:table-cell office:value-type="float" office:value="172422">
            <text:p>172422</text:p>
          </table:table-cell>
          <table:table-cell office:value-type="float" office:value="8523066">
            <text:p>8523066</text:p>
          </table:table-cell>
          <table:table-cell office:value-type="float" office:value="332027">
            <text:p>332027</text:p>
          </table:table-cell>
          <table:table-cell office:value-type="float" office:value="266541">
            <text:p>266541</text:p>
          </table:table-cell>
          <table:table-cell office:value-type="float" office:value="15206824539">
            <text:p>15206824539</text:p>
          </table:table-cell>
          <table:table-cell office:value-type="float" office:value="206252">
            <text:p>206252</text:p>
          </table:table-cell>
          <table:table-cell office:value-type="float" office:value="167146">
            <text:p>167146</text:p>
          </table:table-cell>
          <table:table-cell office:value-type="float" office:value="169266">
            <text:p>169266</text:p>
          </table:table-cell>
          <table:table-cell office:value-type="float" office:value="37273387">
            <text:p>37273387</text:p>
          </table:table-cell>
          <table:table-cell office:value-type="float" office:value="290850">
            <text:p>290850</text:p>
          </table:table-cell>
          <table:table-cell office:value-type="float" office:value="282986">
            <text:p>282986</text:p>
          </table:table-cell>
          <table:table-cell office:value-type="float" office:value="15447567376">
            <text:p>15447567376</text:p>
          </table:table-cell>
          <table:table-cell office:value-type="float" office:value="216554">
            <text:p>216554</text:p>
          </table:table-cell>
          <table:table-cell office:value-type="float" office:value="179816">
            <text:p>179816</text:p>
          </table:table-cell>
          <table:table-cell office:value-type="float" office:value="350559">
            <text:p>350559</text:p>
          </table:table-cell>
          <table:table-cell office:value-type="float" office:value="7190923">
            <text:p>7190923</text:p>
          </table:table-cell>
          <table:table-cell office:value-type="float" office:value="417184">
            <text:p>417184</text:p>
          </table:table-cell>
          <table:table-cell office:value-type="float" office:value="244184">
            <text:p>244184</text:p>
          </table:table-cell>
        </table:table-row>
        <table:table-row table:style-name="ro1">
          <table:table-cell office:value-type="float" office:value="7267594715">
            <text:p>7267594715</text:p>
          </table:table-cell>
          <table:table-cell office:value-type="float" office:value="215220">
            <text:p>215220</text:p>
          </table:table-cell>
          <table:table-cell office:value-type="float" office:value="179231">
            <text:p>179231</text:p>
          </table:table-cell>
          <table:table-cell office:value-type="float" office:value="173956">
            <text:p>173956</text:p>
          </table:table-cell>
          <table:table-cell office:value-type="float" office:value="70817058">
            <text:p>70817058</text:p>
          </table:table-cell>
          <table:table-cell office:value-type="float" office:value="489011">
            <text:p>489011</text:p>
          </table:table-cell>
          <table:table-cell office:value-type="float" office:value="259704">
            <text:p>259704</text:p>
          </table:table-cell>
          <table:table-cell office:value-type="float" office:value="1611233123">
            <text:p>1611233123</text:p>
          </table:table-cell>
          <table:table-cell office:value-type="float" office:value="256511">
            <text:p>256511</text:p>
          </table:table-cell>
          <table:table-cell office:value-type="float" office:value="178258">
            <text:p>178258</text:p>
          </table:table-cell>
          <table:table-cell office:value-type="float" office:value="163912">
            <text:p>163912</text:p>
          </table:table-cell>
          <table:table-cell office:value-type="float" office:value="25654859">
            <text:p>25654859</text:p>
          </table:table-cell>
          <table:table-cell office:value-type="float" office:value="303567">
            <text:p>303567</text:p>
          </table:table-cell>
          <table:table-cell office:value-type="float" office:value="266821">
            <text:p>266821</text:p>
          </table:table-cell>
          <table:table-cell office:value-type="float" office:value="30418531789">
            <text:p>30418531789</text:p>
          </table:table-cell>
          <table:table-cell office:value-type="float" office:value="234015">
            <text:p>234015</text:p>
          </table:table-cell>
          <table:table-cell office:value-type="float" office:value="174298">
            <text:p>174298</text:p>
          </table:table-cell>
          <table:table-cell office:value-type="float" office:value="169910">
            <text:p>169910</text:p>
          </table:table-cell>
          <table:table-cell office:value-type="float" office:value="1464288">
            <text:p>1464288</text:p>
          </table:table-cell>
          <table:table-cell office:value-type="float" office:value="280112">
            <text:p>280112</text:p>
          </table:table-cell>
          <table:table-cell office:value-type="float" office:value="223122">
            <text:p>223122</text:p>
          </table:table-cell>
        </table:table-row>
        <table:table-row table:style-name="ro1">
          <table:table-cell office:value-type="float" office:value="2445049149">
            <text:p>2445049149</text:p>
          </table:table-cell>
          <table:table-cell office:value-type="float" office:value="197598">
            <text:p>197598</text:p>
          </table:table-cell>
          <table:table-cell office:value-type="float" office:value="153756">
            <text:p>153756</text:p>
          </table:table-cell>
          <table:table-cell office:value-type="float" office:value="152862">
            <text:p>152862</text:p>
          </table:table-cell>
          <table:table-cell office:value-type="float" office:value="6652832">
            <text:p>6652832</text:p>
          </table:table-cell>
          <table:table-cell office:value-type="float" office:value="262864">
            <text:p>262864</text:p>
          </table:table-cell>
          <table:table-cell office:value-type="float" office:value="227888">
            <text:p>227888</text:p>
          </table:table-cell>
          <table:table-cell office:value-type="float" office:value="3136309105">
            <text:p>3136309105</text:p>
          </table:table-cell>
          <table:table-cell office:value-type="float" office:value="250019">
            <text:p>250019</text:p>
          </table:table-cell>
          <table:table-cell office:value-type="float" office:value="211203">
            <text:p>211203</text:p>
          </table:table-cell>
          <table:table-cell office:value-type="float" office:value="168424">
            <text:p>168424</text:p>
          </table:table-cell>
          <table:table-cell office:value-type="float" office:value="10095111">
            <text:p>10095111</text:p>
          </table:table-cell>
          <table:table-cell office:value-type="float" office:value="288890">
            <text:p>288890</text:p>
          </table:table-cell>
          <table:table-cell office:value-type="float" office:value="425331">
            <text:p>425331</text:p>
          </table:table-cell>
          <table:table-cell office:value-type="float" office:value="1997371590">
            <text:p>1997371590</text:p>
          </table:table-cell>
          <table:table-cell office:value-type="float" office:value="201258">
            <text:p>201258</text:p>
          </table:table-cell>
          <table:table-cell office:value-type="float" office:value="189924">
            <text:p>189924</text:p>
          </table:table-cell>
          <table:table-cell office:value-type="float" office:value="177046">
            <text:p>177046</text:p>
          </table:table-cell>
          <table:table-cell office:value-type="float" office:value="12479056">
            <text:p>12479056</text:p>
          </table:table-cell>
          <table:table-cell office:value-type="float" office:value="321508">
            <text:p>321508</text:p>
          </table:table-cell>
          <table:table-cell office:value-type="float" office:value="292921">
            <text:p>292921</text:p>
          </table:table-cell>
        </table:table-row>
        <table:table-row table:style-name="ro1">
          <table:table-cell office:value-type="float" office:value="4118842880">
            <text:p>4118842880</text:p>
          </table:table-cell>
          <table:table-cell office:value-type="float" office:value="281094">
            <text:p>281094</text:p>
          </table:table-cell>
          <table:table-cell office:value-type="float" office:value="155140">
            <text:p>155140</text:p>
          </table:table-cell>
          <table:table-cell office:value-type="float" office:value="158442">
            <text:p>158442</text:p>
          </table:table-cell>
          <table:table-cell office:value-type="float" office:value="19584002">
            <text:p>19584002</text:p>
          </table:table-cell>
          <table:table-cell office:value-type="float" office:value="296125">
            <text:p>296125</text:p>
          </table:table-cell>
          <table:table-cell office:value-type="float" office:value="265219">
            <text:p>265219</text:p>
          </table:table-cell>
          <table:table-cell office:value-type="float" office:value="2386373079">
            <text:p>2386373079</text:p>
          </table:table-cell>
          <table:table-cell office:value-type="float" office:value="303123">
            <text:p>303123</text:p>
          </table:table-cell>
          <table:table-cell office:value-type="float" office:value="305758">
            <text:p>305758</text:p>
          </table:table-cell>
          <table:table-cell office:value-type="float" office:value="203400">
            <text:p>203400</text:p>
          </table:table-cell>
          <table:table-cell office:value-type="float" office:value="5837278">
            <text:p>5837278</text:p>
          </table:table-cell>
          <table:table-cell office:value-type="float" office:value="303154">
            <text:p>303154</text:p>
          </table:table-cell>
          <table:table-cell office:value-type="float" office:value="291784">
            <text:p>291784</text:p>
          </table:table-cell>
          <table:table-cell office:value-type="float" office:value="726868925">
            <text:p>726868925</text:p>
          </table:table-cell>
          <table:table-cell office:value-type="float" office:value="237193">
            <text:p>237193</text:p>
          </table:table-cell>
          <table:table-cell office:value-type="float" office:value="169586">
            <text:p>169586</text:p>
          </table:table-cell>
          <table:table-cell office:value-type="float" office:value="215862">
            <text:p>215862</text:p>
          </table:table-cell>
          <table:table-cell office:value-type="float" office:value="8179366">
            <text:p>8179366</text:p>
          </table:table-cell>
          <table:table-cell office:value-type="float" office:value="323055">
            <text:p>323055</text:p>
          </table:table-cell>
          <table:table-cell office:value-type="float" office:value="250504">
            <text:p>250504</text:p>
          </table:table-cell>
        </table:table-row>
        <table:table-row table:style-name="ro1">
          <table:table-cell office:value-type="float" office:value="9575872267">
            <text:p>9575872267</text:p>
          </table:table-cell>
          <table:table-cell office:value-type="float" office:value="196382">
            <text:p>196382</text:p>
          </table:table-cell>
          <table:table-cell office:value-type="float" office:value="165800">
            <text:p>165800</text:p>
          </table:table-cell>
          <table:table-cell office:value-type="float" office:value="172792">
            <text:p>172792</text:p>
          </table:table-cell>
          <table:table-cell office:value-type="float" office:value="14931790">
            <text:p>14931790</text:p>
          </table:table-cell>
          <table:table-cell office:value-type="float" office:value="333706">
            <text:p>333706</text:p>
          </table:table-cell>
          <table:table-cell office:value-type="float" office:value="258218">
            <text:p>258218</text:p>
          </table:table-cell>
          <table:table-cell office:value-type="float" office:value="9565207805">
            <text:p>9565207805</text:p>
          </table:table-cell>
          <table:table-cell office:value-type="float" office:value="204522">
            <text:p>204522</text:p>
          </table:table-cell>
          <table:table-cell office:value-type="float" office:value="202073">
            <text:p>202073</text:p>
          </table:table-cell>
          <table:table-cell office:value-type="float" office:value="190893">
            <text:p>190893</text:p>
          </table:table-cell>
          <table:table-cell office:value-type="float" office:value="297259">
            <text:p>297259</text:p>
          </table:table-cell>
          <table:table-cell office:value-type="float" office:value="734924">
            <text:p>734924</text:p>
          </table:table-cell>
          <table:table-cell office:value-type="float" office:value="244142">
            <text:p>244142</text:p>
          </table:table-cell>
          <table:table-cell office:value-type="float" office:value="2017984882">
            <text:p>2017984882</text:p>
          </table:table-cell>
          <table:table-cell office:value-type="float" office:value="232375">
            <text:p>232375</text:p>
          </table:table-cell>
          <table:table-cell office:value-type="float" office:value="165406">
            <text:p>165406</text:p>
          </table:table-cell>
          <table:table-cell office:value-type="float" office:value="159350">
            <text:p>159350</text:p>
          </table:table-cell>
          <table:table-cell office:value-type="float" office:value="84049681">
            <text:p>84049681</text:p>
          </table:table-cell>
          <table:table-cell office:value-type="float" office:value="338131">
            <text:p>338131</text:p>
          </table:table-cell>
          <table:table-cell office:value-type="float" office:value="241434">
            <text:p>241434</text:p>
          </table:table-cell>
        </table:table-row>
        <table:table-row table:style-name="ro1">
          <table:table-cell office:value-type="float" office:value="20812336246">
            <text:p>20812336246</text:p>
          </table:table-cell>
          <table:table-cell office:value-type="float" office:value="197784">
            <text:p>197784</text:p>
          </table:table-cell>
          <table:table-cell office:value-type="float" office:value="154778">
            <text:p>154778</text:p>
          </table:table-cell>
          <table:table-cell office:value-type="float" office:value="175568">
            <text:p>175568</text:p>
          </table:table-cell>
          <table:table-cell office:value-type="float" office:value="486013">
            <text:p>486013</text:p>
          </table:table-cell>
          <table:table-cell office:value-type="float" office:value="262572">
            <text:p>262572</text:p>
          </table:table-cell>
          <table:table-cell office:value-type="float" office:value="257580">
            <text:p>257580</text:p>
          </table:table-cell>
          <table:table-cell office:value-type="float" office:value="9369171412">
            <text:p>9369171412</text:p>
          </table:table-cell>
          <table:table-cell office:value-type="float" office:value="308510">
            <text:p>308510</text:p>
          </table:table-cell>
          <table:table-cell office:value-type="float" office:value="228447">
            <text:p>228447</text:p>
          </table:table-cell>
          <table:table-cell office:value-type="float" office:value="199597">
            <text:p>199597</text:p>
          </table:table-cell>
          <table:table-cell office:value-type="float" office:value="5202172">
            <text:p>5202172</text:p>
          </table:table-cell>
          <table:table-cell office:value-type="float" office:value="525942">
            <text:p>525942</text:p>
          </table:table-cell>
          <table:table-cell office:value-type="float" office:value="248778">
            <text:p>248778</text:p>
          </table:table-cell>
          <table:table-cell office:value-type="float" office:value="8020002245">
            <text:p>8020002245</text:p>
          </table:table-cell>
          <table:table-cell office:value-type="float" office:value="289596">
            <text:p>289596</text:p>
          </table:table-cell>
          <table:table-cell office:value-type="float" office:value="160460">
            <text:p>160460</text:p>
          </table:table-cell>
          <table:table-cell office:value-type="float" office:value="168574">
            <text:p>168574</text:p>
          </table:table-cell>
          <table:table-cell office:value-type="float" office:value="159894069">
            <text:p>159894069</text:p>
          </table:table-cell>
          <table:table-cell office:value-type="float" office:value="311789">
            <text:p>311789</text:p>
          </table:table-cell>
          <table:table-cell office:value-type="float" office:value="232790">
            <text:p>232790</text:p>
          </table:table-cell>
        </table:table-row>
        <table:table-row table:style-name="ro1">
          <table:table-cell office:value-type="float" office:value="5056120253">
            <text:p>5056120253</text:p>
          </table:table-cell>
          <table:table-cell office:value-type="float" office:value="340882">
            <text:p>340882</text:p>
          </table:table-cell>
          <table:table-cell office:value-type="float" office:value="234026">
            <text:p>234026</text:p>
          </table:table-cell>
          <table:table-cell office:value-type="float" office:value="192886">
            <text:p>192886</text:p>
          </table:table-cell>
          <table:table-cell office:value-type="float" office:value="18864540">
            <text:p>18864540</text:p>
          </table:table-cell>
          <table:table-cell office:value-type="float" office:value="501478">
            <text:p>501478</text:p>
          </table:table-cell>
          <table:table-cell office:value-type="float" office:value="375065">
            <text:p>375065</text:p>
          </table:table-cell>
          <table:table-cell office:value-type="float" office:value="5283362122">
            <text:p>5283362122</text:p>
          </table:table-cell>
          <table:table-cell office:value-type="float" office:value="208428">
            <text:p>208428</text:p>
          </table:table-cell>
          <table:table-cell office:value-type="float" office:value="174138">
            <text:p>174138</text:p>
          </table:table-cell>
          <table:table-cell office:value-type="float" office:value="164338">
            <text:p>164338</text:p>
          </table:table-cell>
          <table:table-cell office:value-type="float" office:value="11359016">
            <text:p>11359016</text:p>
          </table:table-cell>
          <table:table-cell office:value-type="float" office:value="280104">
            <text:p>280104</text:p>
          </table:table-cell>
          <table:table-cell office:value-type="float" office:value="298631">
            <text:p>298631</text:p>
          </table:table-cell>
          <table:table-cell office:value-type="float" office:value="7568289345">
            <text:p>7568289345</text:p>
          </table:table-cell>
          <table:table-cell office:value-type="float" office:value="325142">
            <text:p>325142</text:p>
          </table:table-cell>
          <table:table-cell office:value-type="float" office:value="206052">
            <text:p>206052</text:p>
          </table:table-cell>
          <table:table-cell office:value-type="float" office:value="159462">
            <text:p>159462</text:p>
          </table:table-cell>
          <table:table-cell office:value-type="float" office:value="16978078">
            <text:p>16978078</text:p>
          </table:table-cell>
          <table:table-cell office:value-type="float" office:value="293792">
            <text:p>293792</text:p>
          </table:table-cell>
          <table:table-cell office:value-type="float" office:value="245834">
            <text:p>245834</text:p>
          </table:table-cell>
        </table:table-row>
        <table:table-row table:style-name="ro1">
          <table:table-cell office:value-type="float" office:value="19624445617">
            <text:p>19624445617</text:p>
          </table:table-cell>
          <table:table-cell office:value-type="float" office:value="334020">
            <text:p>334020</text:p>
          </table:table-cell>
          <table:table-cell office:value-type="float" office:value="156646">
            <text:p>156646</text:p>
          </table:table-cell>
          <table:table-cell office:value-type="float" office:value="152584">
            <text:p>152584</text:p>
          </table:table-cell>
          <table:table-cell office:value-type="float" office:value="6635089">
            <text:p>6635089</text:p>
          </table:table-cell>
          <table:table-cell office:value-type="float" office:value="302332">
            <text:p>302332</text:p>
          </table:table-cell>
          <table:table-cell office:value-type="float" office:value="228424">
            <text:p>228424</text:p>
          </table:table-cell>
          <table:table-cell office:value-type="float" office:value="13015613473">
            <text:p>13015613473</text:p>
          </table:table-cell>
          <table:table-cell office:value-type="float" office:value="209450">
            <text:p>209450</text:p>
          </table:table-cell>
          <table:table-cell office:value-type="float" office:value="245596">
            <text:p>245596</text:p>
          </table:table-cell>
          <table:table-cell office:value-type="float" office:value="191913">
            <text:p>191913</text:p>
          </table:table-cell>
          <table:table-cell office:value-type="float" office:value="1827176">
            <text:p>1827176</text:p>
          </table:table-cell>
          <table:table-cell office:value-type="float" office:value="289334">
            <text:p>289334</text:p>
          </table:table-cell>
          <table:table-cell office:value-type="float" office:value="244834">
            <text:p>244834</text:p>
          </table:table-cell>
          <table:table-cell office:value-type="float" office:value="4725607794">
            <text:p>4725607794</text:p>
          </table:table-cell>
          <table:table-cell office:value-type="float" office:value="208564">
            <text:p>208564</text:p>
          </table:table-cell>
          <table:table-cell office:value-type="float" office:value="266577">
            <text:p>266577</text:p>
          </table:table-cell>
          <table:table-cell office:value-type="float" office:value="163502">
            <text:p>163502</text:p>
          </table:table-cell>
          <table:table-cell office:value-type="float" office:value="29512072">
            <text:p>29512072</text:p>
          </table:table-cell>
          <table:table-cell office:value-type="float" office:value="289868">
            <text:p>289868</text:p>
          </table:table-cell>
          <table:table-cell office:value-type="float" office:value="303629">
            <text:p>303629</text:p>
          </table:table-cell>
        </table:table-row>
        <table:table-row table:style-name="ro1">
          <table:table-cell office:value-type="float" office:value="3060206499">
            <text:p>3060206499</text:p>
          </table:table-cell>
          <table:table-cell office:value-type="float" office:value="197616">
            <text:p>197616</text:p>
          </table:table-cell>
          <table:table-cell office:value-type="float" office:value="151970">
            <text:p>151970</text:p>
          </table:table-cell>
          <table:table-cell office:value-type="float" office:value="172105">
            <text:p>172105</text:p>
          </table:table-cell>
          <table:table-cell office:value-type="float" office:value="16318952">
            <text:p>16318952</text:p>
          </table:table-cell>
          <table:table-cell office:value-type="float" office:value="352333">
            <text:p>352333</text:p>
          </table:table-cell>
          <table:table-cell office:value-type="float" office:value="261201">
            <text:p>261201</text:p>
          </table:table-cell>
          <table:table-cell office:value-type="float" office:value="2487096584">
            <text:p>2487096584</text:p>
          </table:table-cell>
          <table:table-cell office:value-type="float" office:value="203890">
            <text:p>203890</text:p>
          </table:table-cell>
          <table:table-cell office:value-type="float" office:value="164920">
            <text:p>164920</text:p>
          </table:table-cell>
          <table:table-cell office:value-type="float" office:value="205362">
            <text:p>205362</text:p>
          </table:table-cell>
          <table:table-cell office:value-type="float" office:value="3226833">
            <text:p>3226833</text:p>
          </table:table-cell>
          <table:table-cell office:value-type="float" office:value="312158">
            <text:p>312158</text:p>
          </table:table-cell>
          <table:table-cell office:value-type="float" office:value="235740">
            <text:p>235740</text:p>
          </table:table-cell>
          <table:table-cell office:value-type="float" office:value="3489395662">
            <text:p>3489395662</text:p>
          </table:table-cell>
          <table:table-cell office:value-type="float" office:value="230333">
            <text:p>230333</text:p>
          </table:table-cell>
          <table:table-cell office:value-type="float" office:value="189652">
            <text:p>189652</text:p>
          </table:table-cell>
          <table:table-cell office:value-type="float" office:value="1359610">
            <text:p>1359610</text:p>
          </table:table-cell>
          <table:table-cell office:value-type="float" office:value="26706119">
            <text:p>26706119</text:p>
          </table:table-cell>
          <table:table-cell office:value-type="float" office:value="396846">
            <text:p>396846</text:p>
          </table:table-cell>
          <table:table-cell office:value-type="float" office:value="337331">
            <text:p>337331</text:p>
          </table:table-cell>
        </table:table-row>
        <table:table-row table:style-name="ro1">
          <table:table-cell office:value-type="float" office:value="3971608151">
            <text:p>3971608151</text:p>
          </table:table-cell>
          <table:table-cell office:value-type="float" office:value="194030">
            <text:p>194030</text:p>
          </table:table-cell>
          <table:table-cell office:value-type="float" office:value="178802">
            <text:p>178802</text:p>
          </table:table-cell>
          <table:table-cell office:value-type="float" office:value="156390">
            <text:p>156390</text:p>
          </table:table-cell>
          <table:table-cell office:value-type="float" office:value="248100">
            <text:p>248100</text:p>
          </table:table-cell>
          <table:table-cell office:value-type="float" office:value="263592">
            <text:p>263592</text:p>
          </table:table-cell>
          <table:table-cell office:value-type="float" office:value="266502">
            <text:p>266502</text:p>
          </table:table-cell>
          <table:table-cell office:value-type="float" office:value="7440706321">
            <text:p>7440706321</text:p>
          </table:table-cell>
          <table:table-cell office:value-type="float" office:value="208064">
            <text:p>208064</text:p>
          </table:table-cell>
          <table:table-cell office:value-type="float" office:value="201760">
            <text:p>201760</text:p>
          </table:table-cell>
          <table:table-cell office:value-type="float" office:value="379075">
            <text:p>379075</text:p>
          </table:table-cell>
          <table:table-cell office:value-type="float" office:value="12343410">
            <text:p>12343410</text:p>
          </table:table-cell>
          <table:table-cell office:value-type="float" office:value="367640">
            <text:p>367640</text:p>
          </table:table-cell>
          <table:table-cell office:value-type="float" office:value="239098">
            <text:p>239098</text:p>
          </table:table-cell>
          <table:table-cell office:value-type="float" office:value="4108564035">
            <text:p>4108564035</text:p>
          </table:table-cell>
          <table:table-cell office:value-type="float" office:value="201416">
            <text:p>201416</text:p>
          </table:table-cell>
          <table:table-cell office:value-type="float" office:value="219717">
            <text:p>219717</text:p>
          </table:table-cell>
          <table:table-cell office:value-type="float" office:value="170252">
            <text:p>170252</text:p>
          </table:table-cell>
          <table:table-cell office:value-type="float" office:value="8136214">
            <text:p>8136214</text:p>
          </table:table-cell>
          <table:table-cell office:value-type="float" office:value="262552">
            <text:p>262552</text:p>
          </table:table-cell>
          <table:table-cell office:value-type="float" office:value="214676">
            <text:p>214676</text:p>
          </table:table-cell>
        </table:table-row>
        <table:table-row table:style-name="ro1">
          <table:table-cell office:value-type="float" office:value="5542606713">
            <text:p>5542606713</text:p>
          </table:table-cell>
          <table:table-cell office:value-type="float" office:value="224931">
            <text:p>224931</text:p>
          </table:table-cell>
          <table:table-cell office:value-type="float" office:value="211862">
            <text:p>211862</text:p>
          </table:table-cell>
          <table:table-cell office:value-type="float" office:value="187993">
            <text:p>187993</text:p>
          </table:table-cell>
          <table:table-cell office:value-type="float" office:value="13186622">
            <text:p>13186622</text:p>
          </table:table-cell>
          <table:table-cell office:value-type="float" office:value="263238">
            <text:p>263238</text:p>
          </table:table-cell>
          <table:table-cell office:value-type="float" office:value="318375">
            <text:p>318375</text:p>
          </table:table-cell>
          <table:table-cell office:value-type="float" office:value="6658006043">
            <text:p>6658006043</text:p>
          </table:table-cell>
          <table:table-cell office:value-type="float" office:value="207172">
            <text:p>207172</text:p>
          </table:table-cell>
          <table:table-cell office:value-type="float" office:value="196869">
            <text:p>196869</text:p>
          </table:table-cell>
          <table:table-cell office:value-type="float" office:value="190636">
            <text:p>190636</text:p>
          </table:table-cell>
          <table:table-cell office:value-type="float" office:value="12383207">
            <text:p>12383207</text:p>
          </table:table-cell>
          <table:table-cell office:value-type="float" office:value="346020">
            <text:p>346020</text:p>
          </table:table-cell>
          <table:table-cell office:value-type="float" office:value="297923">
            <text:p>297923</text:p>
          </table:table-cell>
          <table:table-cell office:value-type="float" office:value="2468634748">
            <text:p>2468634748</text:p>
          </table:table-cell>
          <table:table-cell office:value-type="float" office:value="210966">
            <text:p>210966</text:p>
          </table:table-cell>
          <table:table-cell office:value-type="float" office:value="206915">
            <text:p>206915</text:p>
          </table:table-cell>
          <table:table-cell office:value-type="float" office:value="162358">
            <text:p>162358</text:p>
          </table:table-cell>
          <table:table-cell office:value-type="float" office:value="5506478">
            <text:p>5506478</text:p>
          </table:table-cell>
          <table:table-cell office:value-type="float" office:value="381366">
            <text:p>381366</text:p>
          </table:table-cell>
          <table:table-cell office:value-type="float" office:value="248896">
            <text:p>248896</text:p>
          </table:table-cell>
        </table:table-row>
        <table:table-row table:style-name="ro1">
          <table:table-cell office:value-type="float" office:value="29009193007">
            <text:p>29009193007</text:p>
          </table:table-cell>
          <table:table-cell office:value-type="float" office:value="194060">
            <text:p>194060</text:p>
          </table:table-cell>
          <table:table-cell office:value-type="float" office:value="158450">
            <text:p>158450</text:p>
          </table:table-cell>
          <table:table-cell office:value-type="float" office:value="158572">
            <text:p>158572</text:p>
          </table:table-cell>
          <table:table-cell office:value-type="float" office:value="1078214">
            <text:p>1078214</text:p>
          </table:table-cell>
          <table:table-cell office:value-type="float" office:value="312686">
            <text:p>312686</text:p>
          </table:table-cell>
          <table:table-cell office:value-type="float" office:value="225738">
            <text:p>225738</text:p>
          </table:table-cell>
          <table:table-cell office:value-type="float" office:value="4805388930">
            <text:p>4805388930</text:p>
          </table:table-cell>
          <table:table-cell office:value-type="float" office:value="234863">
            <text:p>234863</text:p>
          </table:table-cell>
          <table:table-cell office:value-type="float" office:value="192976">
            <text:p>192976</text:p>
          </table:table-cell>
          <table:table-cell office:value-type="float" office:value="201773">
            <text:p>201773</text:p>
          </table:table-cell>
          <table:table-cell office:value-type="float" office:value="5218904">
            <text:p>5218904</text:p>
          </table:table-cell>
          <table:table-cell office:value-type="float" office:value="296430">
            <text:p>296430</text:p>
          </table:table-cell>
          <table:table-cell office:value-type="float" office:value="272576">
            <text:p>272576</text:p>
          </table:table-cell>
          <table:table-cell office:value-type="float" office:value="3083562745">
            <text:p>3083562745</text:p>
          </table:table-cell>
          <table:table-cell office:value-type="float" office:value="269036">
            <text:p>269036</text:p>
          </table:table-cell>
          <table:table-cell office:value-type="float" office:value="275515">
            <text:p>275515</text:p>
          </table:table-cell>
          <table:table-cell office:value-type="float" office:value="164074">
            <text:p>164074</text:p>
          </table:table-cell>
          <table:table-cell office:value-type="float" office:value="12132279">
            <text:p>12132279</text:p>
          </table:table-cell>
          <table:table-cell office:value-type="float" office:value="286808">
            <text:p>286808</text:p>
          </table:table-cell>
          <table:table-cell office:value-type="float" office:value="260439">
            <text:p>260439</text:p>
          </table:table-cell>
        </table:table-row>
        <table:table-row table:style-name="ro1">
          <table:table-cell office:value-type="float" office:value="3326344970">
            <text:p>3326344970</text:p>
          </table:table-cell>
          <table:table-cell office:value-type="float" office:value="193244">
            <text:p>193244</text:p>
          </table:table-cell>
          <table:table-cell office:value-type="float" office:value="175045">
            <text:p>175045</text:p>
          </table:table-cell>
          <table:table-cell office:value-type="float" office:value="151950">
            <text:p>151950</text:p>
          </table:table-cell>
          <table:table-cell office:value-type="float" office:value="16781921">
            <text:p>16781921</text:p>
          </table:table-cell>
          <table:table-cell office:value-type="float" office:value="402086">
            <text:p>402086</text:p>
          </table:table-cell>
          <table:table-cell office:value-type="float" office:value="363921">
            <text:p>363921</text:p>
          </table:table-cell>
          <table:table-cell office:value-type="float" office:value="8801938121">
            <text:p>8801938121</text:p>
          </table:table-cell>
          <table:table-cell office:value-type="float" office:value="233106">
            <text:p>233106</text:p>
          </table:table-cell>
          <table:table-cell office:value-type="float" office:value="197053">
            <text:p>197053</text:p>
          </table:table-cell>
          <table:table-cell office:value-type="float" office:value="190700">
            <text:p>190700</text:p>
          </table:table-cell>
          <table:table-cell office:value-type="float" office:value="1918552">
            <text:p>1918552</text:p>
          </table:table-cell>
          <table:table-cell office:value-type="float" office:value="285298">
            <text:p>285298</text:p>
          </table:table-cell>
          <table:table-cell office:value-type="float" office:value="233568">
            <text:p>233568</text:p>
          </table:table-cell>
          <table:table-cell office:value-type="float" office:value="6662216939">
            <text:p>6662216939</text:p>
          </table:table-cell>
          <table:table-cell office:value-type="float" office:value="207026">
            <text:p>207026</text:p>
          </table:table-cell>
          <table:table-cell office:value-type="float" office:value="206721">
            <text:p>206721</text:p>
          </table:table-cell>
          <table:table-cell office:value-type="float" office:value="201600">
            <text:p>201600</text:p>
          </table:table-cell>
          <table:table-cell office:value-type="float" office:value="7354871">
            <text:p>7354871</text:p>
          </table:table-cell>
          <table:table-cell office:value-type="float" office:value="285170">
            <text:p>285170</text:p>
          </table:table-cell>
          <table:table-cell office:value-type="float" office:value="237960">
            <text:p>237960</text:p>
          </table:table-cell>
        </table:table-row>
        <table:table-row table:style-name="ro1">
          <table:table-cell office:value-type="float" office:value="10723821180">
            <text:p>10723821180</text:p>
          </table:table-cell>
          <table:table-cell office:value-type="float" office:value="241553">
            <text:p>241553</text:p>
          </table:table-cell>
          <table:table-cell office:value-type="float" office:value="155302">
            <text:p>155302</text:p>
          </table:table-cell>
          <table:table-cell office:value-type="float" office:value="151742">
            <text:p>151742</text:p>
          </table:table-cell>
          <table:table-cell office:value-type="float" office:value="2507143">
            <text:p>2507143</text:p>
          </table:table-cell>
          <table:table-cell office:value-type="float" office:value="281770">
            <text:p>281770</text:p>
          </table:table-cell>
          <table:table-cell office:value-type="float" office:value="277304">
            <text:p>277304</text:p>
          </table:table-cell>
          <table:table-cell office:value-type="float" office:value="4939589375">
            <text:p>4939589375</text:p>
          </table:table-cell>
          <table:table-cell office:value-type="float" office:value="213882">
            <text:p>213882</text:p>
          </table:table-cell>
          <table:table-cell office:value-type="float" office:value="167680">
            <text:p>167680</text:p>
          </table:table-cell>
          <table:table-cell office:value-type="float" office:value="166568">
            <text:p>166568</text:p>
          </table:table-cell>
          <table:table-cell office:value-type="float" office:value="32831162">
            <text:p>32831162</text:p>
          </table:table-cell>
          <table:table-cell office:value-type="float" office:value="383890">
            <text:p>383890</text:p>
          </table:table-cell>
          <table:table-cell office:value-type="float" office:value="233508">
            <text:p>233508</text:p>
          </table:table-cell>
          <table:table-cell office:value-type="float" office:value="8736000696">
            <text:p>8736000696</text:p>
          </table:table-cell>
          <table:table-cell office:value-type="float" office:value="218896">
            <text:p>218896</text:p>
          </table:table-cell>
          <table:table-cell office:value-type="float" office:value="242491">
            <text:p>242491</text:p>
          </table:table-cell>
          <table:table-cell office:value-type="float" office:value="173696">
            <text:p>173696</text:p>
          </table:table-cell>
          <table:table-cell office:value-type="float" office:value="39314600">
            <text:p>39314600</text:p>
          </table:table-cell>
          <table:table-cell office:value-type="float" office:value="353702">
            <text:p>353702</text:p>
          </table:table-cell>
          <table:table-cell office:value-type="float" office:value="329968">
            <text:p>329968</text:p>
          </table:table-cell>
        </table:table-row>
        <table:table-row table:style-name="ro1">
          <table:table-cell office:value-type="float" office:value="5587324026">
            <text:p>5587324026</text:p>
          </table:table-cell>
          <table:table-cell office:value-type="float" office:value="194526">
            <text:p>194526</text:p>
          </table:table-cell>
          <table:table-cell office:value-type="float" office:value="223478">
            <text:p>223478</text:p>
          </table:table-cell>
          <table:table-cell office:value-type="float" office:value="186678">
            <text:p>186678</text:p>
          </table:table-cell>
          <table:table-cell office:value-type="float" office:value="6778956">
            <text:p>6778956</text:p>
          </table:table-cell>
          <table:table-cell office:value-type="float" office:value="271214">
            <text:p>271214</text:p>
          </table:table-cell>
          <table:table-cell office:value-type="float" office:value="239590">
            <text:p>239590</text:p>
          </table:table-cell>
          <table:table-cell office:value-type="float" office:value="3246887703">
            <text:p>3246887703</text:p>
          </table:table-cell>
          <table:table-cell office:value-type="float" office:value="217132">
            <text:p>217132</text:p>
          </table:table-cell>
          <table:table-cell office:value-type="float" office:value="179062">
            <text:p>179062</text:p>
          </table:table-cell>
          <table:table-cell office:value-type="float" office:value="235811">
            <text:p>235811</text:p>
          </table:table-cell>
          <table:table-cell office:value-type="float" office:value="952036">
            <text:p>952036</text:p>
          </table:table-cell>
          <table:table-cell office:value-type="float" office:value="276290">
            <text:p>276290</text:p>
          </table:table-cell>
          <table:table-cell office:value-type="float" office:value="252820">
            <text:p>252820</text:p>
          </table:table-cell>
          <table:table-cell office:value-type="float" office:value="1206631404">
            <text:p>1206631404</text:p>
          </table:table-cell>
          <table:table-cell office:value-type="float" office:value="204258">
            <text:p>204258</text:p>
          </table:table-cell>
          <table:table-cell office:value-type="float" office:value="183638">
            <text:p>183638</text:p>
          </table:table-cell>
          <table:table-cell office:value-type="float" office:value="191407">
            <text:p>191407</text:p>
          </table:table-cell>
          <table:table-cell office:value-type="float" office:value="14781720">
            <text:p>14781720</text:p>
          </table:table-cell>
          <table:table-cell office:value-type="float" office:value="291702">
            <text:p>291702</text:p>
          </table:table-cell>
          <table:table-cell office:value-type="float" office:value="387915">
            <text:p>387915</text:p>
          </table:table-cell>
        </table:table-row>
        <table:table-row table:style-name="ro1">
          <table:table-cell office:value-type="float" office:value="27178537350">
            <text:p>27178537350</text:p>
          </table:table-cell>
          <table:table-cell office:value-type="float" office:value="296458">
            <text:p>296458</text:p>
          </table:table-cell>
          <table:table-cell office:value-type="float" office:value="164516">
            <text:p>164516</text:p>
          </table:table-cell>
          <table:table-cell office:value-type="float" office:value="231536">
            <text:p>231536</text:p>
          </table:table-cell>
          <table:table-cell office:value-type="float" office:value="2306297">
            <text:p>2306297</text:p>
          </table:table-cell>
          <table:table-cell office:value-type="float" office:value="296644">
            <text:p>296644</text:p>
          </table:table-cell>
          <table:table-cell office:value-type="float" office:value="243654">
            <text:p>243654</text:p>
          </table:table-cell>
          <table:table-cell office:value-type="float" office:value="3719756553">
            <text:p>3719756553</text:p>
          </table:table-cell>
          <table:table-cell office:value-type="float" office:value="292119">
            <text:p>292119</text:p>
          </table:table-cell>
          <table:table-cell office:value-type="float" office:value="200623">
            <text:p>200623</text:p>
          </table:table-cell>
          <table:table-cell office:value-type="float" office:value="162496">
            <text:p>162496</text:p>
          </table:table-cell>
          <table:table-cell office:value-type="float" office:value="2347842">
            <text:p>2347842</text:p>
          </table:table-cell>
          <table:table-cell office:value-type="float" office:value="316402">
            <text:p>316402</text:p>
          </table:table-cell>
          <table:table-cell office:value-type="float" office:value="288462">
            <text:p>288462</text:p>
          </table:table-cell>
          <table:table-cell office:value-type="float" office:value="2385729750">
            <text:p>2385729750</text:p>
          </table:table-cell>
          <table:table-cell office:value-type="float" office:value="268528">
            <text:p>268528</text:p>
          </table:table-cell>
          <table:table-cell office:value-type="float" office:value="207551">
            <text:p>207551</text:p>
          </table:table-cell>
          <table:table-cell office:value-type="float" office:value="212723">
            <text:p>212723</text:p>
          </table:table-cell>
          <table:table-cell office:value-type="float" office:value="2257027">
            <text:p>2257027</text:p>
          </table:table-cell>
          <table:table-cell office:value-type="float" office:value="311933">
            <text:p>311933</text:p>
          </table:table-cell>
          <table:table-cell office:value-type="float" office:value="289304">
            <text:p>289304</text:p>
          </table:table-cell>
        </table:table-row>
        <table:table-row table:style-name="ro1">
          <table:table-cell office:value-type="float" office:value="8075409513">
            <text:p>8075409513</text:p>
          </table:table-cell>
          <table:table-cell office:value-type="float" office:value="193476">
            <text:p>193476</text:p>
          </table:table-cell>
          <table:table-cell office:value-type="float" office:value="153586">
            <text:p>153586</text:p>
          </table:table-cell>
          <table:table-cell office:value-type="float" office:value="244103">
            <text:p>244103</text:p>
          </table:table-cell>
          <table:table-cell office:value-type="float" office:value="7115867">
            <text:p>7115867</text:p>
          </table:table-cell>
          <table:table-cell office:value-type="float" office:value="465581">
            <text:p>465581</text:p>
          </table:table-cell>
          <table:table-cell office:value-type="float" office:value="296010">
            <text:p>296010</text:p>
          </table:table-cell>
          <table:table-cell office:value-type="float" office:value="3443746874">
            <text:p>3443746874</text:p>
          </table:table-cell>
          <table:table-cell office:value-type="float" office:value="212138">
            <text:p>212138</text:p>
          </table:table-cell>
          <table:table-cell office:value-type="float" office:value="174512">
            <text:p>174512</text:p>
          </table:table-cell>
          <table:table-cell office:value-type="float" office:value="161798">
            <text:p>161798</text:p>
          </table:table-cell>
          <table:table-cell office:value-type="float" office:value="21157012">
            <text:p>21157012</text:p>
          </table:table-cell>
          <table:table-cell office:value-type="float" office:value="333665">
            <text:p>333665</text:p>
          </table:table-cell>
          <table:table-cell office:value-type="float" office:value="387135">
            <text:p>387135</text:p>
          </table:table-cell>
          <table:table-cell office:value-type="float" office:value="13332268743">
            <text:p>13332268743</text:p>
          </table:table-cell>
          <table:table-cell office:value-type="float" office:value="234090">
            <text:p>234090</text:p>
          </table:table-cell>
          <table:table-cell office:value-type="float" office:value="161146">
            <text:p>161146</text:p>
          </table:table-cell>
          <table:table-cell office:value-type="float" office:value="185793">
            <text:p>185793</text:p>
          </table:table-cell>
          <table:table-cell office:value-type="float" office:value="2567163">
            <text:p>2567163</text:p>
          </table:table-cell>
          <table:table-cell office:value-type="float" office:value="348169">
            <text:p>348169</text:p>
          </table:table-cell>
          <table:table-cell office:value-type="float" office:value="278505">
            <text:p>278505</text:p>
          </table:table-cell>
        </table:table-row>
        <table:table-row table:style-name="ro1">
          <table:table-cell office:value-type="float" office:value="10126618605">
            <text:p>10126618605</text:p>
          </table:table-cell>
          <table:table-cell office:value-type="float" office:value="193604">
            <text:p>193604</text:p>
          </table:table-cell>
          <table:table-cell office:value-type="float" office:value="188377">
            <text:p>188377</text:p>
          </table:table-cell>
          <table:table-cell office:value-type="float" office:value="436319">
            <text:p>436319</text:p>
          </table:table-cell>
          <table:table-cell office:value-type="float" office:value="11156940">
            <text:p>11156940</text:p>
          </table:table-cell>
          <table:table-cell office:value-type="float" office:value="430479">
            <text:p>430479</text:p>
          </table:table-cell>
          <table:table-cell office:value-type="float" office:value="235466">
            <text:p>235466</text:p>
          </table:table-cell>
          <table:table-cell office:value-type="float" office:value="30635072059">
            <text:p>30635072059</text:p>
          </table:table-cell>
          <table:table-cell office:value-type="float" office:value="338052">
            <text:p>338052</text:p>
          </table:table-cell>
          <table:table-cell office:value-type="float" office:value="207834">
            <text:p>207834</text:p>
          </table:table-cell>
          <table:table-cell office:value-type="float" office:value="203375">
            <text:p>203375</text:p>
          </table:table-cell>
          <table:table-cell office:value-type="float" office:value="9865478">
            <text:p>9865478</text:p>
          </table:table-cell>
          <table:table-cell office:value-type="float" office:value="316334">
            <text:p>316334</text:p>
          </table:table-cell>
          <table:table-cell office:value-type="float" office:value="239022">
            <text:p>239022</text:p>
          </table:table-cell>
          <table:table-cell office:value-type="float" office:value="7962243233">
            <text:p>7962243233</text:p>
          </table:table-cell>
          <table:table-cell office:value-type="float" office:value="402443">
            <text:p>402443</text:p>
          </table:table-cell>
          <table:table-cell office:value-type="float" office:value="176976">
            <text:p>176976</text:p>
          </table:table-cell>
          <table:table-cell office:value-type="float" office:value="160396">
            <text:p>160396</text:p>
          </table:table-cell>
          <table:table-cell office:value-type="float" office:value="8091865">
            <text:p>8091865</text:p>
          </table:table-cell>
          <table:table-cell office:value-type="float" office:value="299898">
            <text:p>299898</text:p>
          </table:table-cell>
          <table:table-cell office:value-type="float" office:value="363702">
            <text:p>363702</text:p>
          </table:table-cell>
        </table:table-row>
        <table:table-row table:style-name="ro1">
          <table:table-cell office:value-type="float" office:value="16609147915">
            <text:p>16609147915</text:p>
          </table:table-cell>
          <table:table-cell office:value-type="float" office:value="294402">
            <text:p>294402</text:p>
          </table:table-cell>
          <table:table-cell office:value-type="float" office:value="265551">
            <text:p>265551</text:p>
          </table:table-cell>
          <table:table-cell office:value-type="float" office:value="226263">
            <text:p>226263</text:p>
          </table:table-cell>
          <table:table-cell office:value-type="float" office:value="3086960">
            <text:p>3086960</text:p>
          </table:table-cell>
          <table:table-cell office:value-type="float" office:value="375369">
            <text:p>375369</text:p>
          </table:table-cell>
          <table:table-cell office:value-type="float" office:value="240638">
            <text:p>240638</text:p>
          </table:table-cell>
          <table:table-cell office:value-type="float" office:value="1771063270">
            <text:p>1771063270</text:p>
          </table:table-cell>
          <table:table-cell office:value-type="float" office:value="205910">
            <text:p>205910</text:p>
          </table:table-cell>
          <table:table-cell office:value-type="float" office:value="358373">
            <text:p>358373</text:p>
          </table:table-cell>
          <table:table-cell office:value-type="float" office:value="186014">
            <text:p>186014</text:p>
          </table:table-cell>
          <table:table-cell office:value-type="float" office:value="4905208">
            <text:p>4905208</text:p>
          </table:table-cell>
          <table:table-cell office:value-type="float" office:value="344136">
            <text:p>344136</text:p>
          </table:table-cell>
          <table:table-cell office:value-type="float" office:value="235838">
            <text:p>235838</text:p>
          </table:table-cell>
          <table:table-cell office:value-type="float" office:value="17505781401">
            <text:p>17505781401</text:p>
          </table:table-cell>
          <table:table-cell office:value-type="float" office:value="376877">
            <text:p>376877</text:p>
          </table:table-cell>
          <table:table-cell office:value-type="float" office:value="174234">
            <text:p>174234</text:p>
          </table:table-cell>
          <table:table-cell office:value-type="float" office:value="188260">
            <text:p>188260</text:p>
          </table:table-cell>
          <table:table-cell office:value-type="float" office:value="17228892">
            <text:p>17228892</text:p>
          </table:table-cell>
          <table:table-cell office:value-type="float" office:value="314292">
            <text:p>314292</text:p>
          </table:table-cell>
          <table:table-cell office:value-type="float" office:value="372532">
            <text:p>372532</text:p>
          </table:table-cell>
        </table:table-row>
        <table:table-row table:style-name="ro1">
          <table:table-cell office:value-type="float" office:value="3032363317">
            <text:p>3032363317</text:p>
          </table:table-cell>
          <table:table-cell office:value-type="float" office:value="222574">
            <text:p>222574</text:p>
          </table:table-cell>
          <table:table-cell office:value-type="float" office:value="204484">
            <text:p>204484</text:p>
          </table:table-cell>
          <table:table-cell office:value-type="float" office:value="187773">
            <text:p>187773</text:p>
          </table:table-cell>
          <table:table-cell office:value-type="float" office:value="3900604">
            <text:p>3900604</text:p>
          </table:table-cell>
          <table:table-cell office:value-type="float" office:value="274762">
            <text:p>274762</text:p>
          </table:table-cell>
          <table:table-cell office:value-type="float" office:value="211936">
            <text:p>211936</text:p>
          </table:table-cell>
          <table:table-cell office:value-type="float" office:value="3373205256">
            <text:p>3373205256</text:p>
          </table:table-cell>
          <table:table-cell office:value-type="float" office:value="204186">
            <text:p>204186</text:p>
          </table:table-cell>
          <table:table-cell office:value-type="float" office:value="166102">
            <text:p>166102</text:p>
          </table:table-cell>
          <table:table-cell office:value-type="float" office:value="178798">
            <text:p>178798</text:p>
          </table:table-cell>
          <table:table-cell office:value-type="float" office:value="2262127">
            <text:p>2262127</text:p>
          </table:table-cell>
          <table:table-cell office:value-type="float" office:value="272900">
            <text:p>272900</text:p>
          </table:table-cell>
          <table:table-cell office:value-type="float" office:value="218164">
            <text:p>218164</text:p>
          </table:table-cell>
          <table:table-cell office:value-type="float" office:value="2636640891">
            <text:p>2636640891</text:p>
          </table:table-cell>
          <table:table-cell office:value-type="float" office:value="338211">
            <text:p>338211</text:p>
          </table:table-cell>
          <table:table-cell office:value-type="float" office:value="166800">
            <text:p>166800</text:p>
          </table:table-cell>
          <table:table-cell office:value-type="float" office:value="183098">
            <text:p>183098</text:p>
          </table:table-cell>
          <table:table-cell office:value-type="float" office:value="28382975">
            <text:p>28382975</text:p>
          </table:table-cell>
          <table:table-cell office:value-type="float" office:value="289218">
            <text:p>289218</text:p>
          </table:table-cell>
          <table:table-cell office:value-type="float" office:value="326829">
            <text:p>326829</text:p>
          </table:table-cell>
        </table:table-row>
        <table:table-row table:style-name="ro1">
          <table:table-cell office:value-type="float" office:value="5343918258">
            <text:p>5343918258</text:p>
          </table:table-cell>
          <table:table-cell office:value-type="float" office:value="195222">
            <text:p>195222</text:p>
          </table:table-cell>
          <table:table-cell office:value-type="float" office:value="205685">
            <text:p>205685</text:p>
          </table:table-cell>
          <table:table-cell office:value-type="float" office:value="186889">
            <text:p>186889</text:p>
          </table:table-cell>
          <table:table-cell office:value-type="float" office:value="123669622">
            <text:p>123669622</text:p>
          </table:table-cell>
          <table:table-cell office:value-type="float" office:value="289084">
            <text:p>289084</text:p>
          </table:table-cell>
          <table:table-cell office:value-type="float" office:value="282459">
            <text:p>282459</text:p>
          </table:table-cell>
          <table:table-cell office:value-type="float" office:value="26847582015">
            <text:p>26847582015</text:p>
          </table:table-cell>
          <table:table-cell office:value-type="float" office:value="210216">
            <text:p>210216</text:p>
          </table:table-cell>
          <table:table-cell office:value-type="float" office:value="265115">
            <text:p>265115</text:p>
          </table:table-cell>
          <table:table-cell office:value-type="float" office:value="195317">
            <text:p>195317</text:p>
          </table:table-cell>
          <table:table-cell office:value-type="float" office:value="17025037">
            <text:p>17025037</text:p>
          </table:table-cell>
          <table:table-cell office:value-type="float" office:value="287606">
            <text:p>287606</text:p>
          </table:table-cell>
          <table:table-cell office:value-type="float" office:value="263698">
            <text:p>263698</text:p>
          </table:table-cell>
          <table:table-cell office:value-type="float" office:value="4688859427">
            <text:p>4688859427</text:p>
          </table:table-cell>
          <table:table-cell office:value-type="float" office:value="208644">
            <text:p>208644</text:p>
          </table:table-cell>
          <table:table-cell office:value-type="float" office:value="163132">
            <text:p>163132</text:p>
          </table:table-cell>
          <table:table-cell office:value-type="float" office:value="157104">
            <text:p>157104</text:p>
          </table:table-cell>
          <table:table-cell office:value-type="float" office:value="9718265">
            <text:p>9718265</text:p>
          </table:table-cell>
          <table:table-cell office:value-type="float" office:value="312577">
            <text:p>312577</text:p>
          </table:table-cell>
          <table:table-cell office:value-type="float" office:value="274600">
            <text:p>274600</text:p>
          </table:table-cell>
        </table:table-row>
        <table:table-row table:style-name="ro1">
          <table:table-cell office:value-type="float" office:value="3299319019">
            <text:p>3299319019</text:p>
          </table:table-cell>
          <table:table-cell office:value-type="float" office:value="236393">
            <text:p>236393</text:p>
          </table:table-cell>
          <table:table-cell office:value-type="float" office:value="153724">
            <text:p>153724</text:p>
          </table:table-cell>
          <table:table-cell office:value-type="float" office:value="152250">
            <text:p>152250</text:p>
          </table:table-cell>
          <table:table-cell office:value-type="float" office:value="63430133">
            <text:p>63430133</text:p>
          </table:table-cell>
          <table:table-cell office:value-type="float" office:value="275332">
            <text:p>275332</text:p>
          </table:table-cell>
          <table:table-cell office:value-type="float" office:value="263776">
            <text:p>263776</text:p>
          </table:table-cell>
          <table:table-cell office:value-type="float" office:value="17112889278">
            <text:p>17112889278</text:p>
          </table:table-cell>
          <table:table-cell office:value-type="float" office:value="208822">
            <text:p>208822</text:p>
          </table:table-cell>
          <table:table-cell office:value-type="float" office:value="197119">
            <text:p>197119</text:p>
          </table:table-cell>
          <table:table-cell office:value-type="float" office:value="164802">
            <text:p>164802</text:p>
          </table:table-cell>
          <table:table-cell office:value-type="float" office:value="17550517">
            <text:p>17550517</text:p>
          </table:table-cell>
          <table:table-cell office:value-type="float" office:value="315104">
            <text:p>315104</text:p>
          </table:table-cell>
          <table:table-cell office:value-type="float" office:value="240790">
            <text:p>240790</text:p>
          </table:table-cell>
          <table:table-cell office:value-type="float" office:value="28809690099">
            <text:p>28809690099</text:p>
          </table:table-cell>
          <table:table-cell office:value-type="float" office:value="245393">
            <text:p>245393</text:p>
          </table:table-cell>
          <table:table-cell office:value-type="float" office:value="184722">
            <text:p>184722</text:p>
          </table:table-cell>
          <table:table-cell office:value-type="float" office:value="181632">
            <text:p>181632</text:p>
          </table:table-cell>
          <table:table-cell office:value-type="float" office:value="12963062">
            <text:p>12963062</text:p>
          </table:table-cell>
          <table:table-cell office:value-type="float" office:value="279890">
            <text:p>279890</text:p>
          </table:table-cell>
          <table:table-cell office:value-type="float" office:value="223460">
            <text:p>223460</text:p>
          </table:table-cell>
        </table:table-row>
        <table:table-row table:style-name="ro1">
          <table:table-cell office:value-type="float" office:value="2984498362">
            <text:p>2984498362</text:p>
          </table:table-cell>
          <table:table-cell office:value-type="float" office:value="222058">
            <text:p>222058</text:p>
          </table:table-cell>
          <table:table-cell office:value-type="float" office:value="184223">
            <text:p>184223</text:p>
          </table:table-cell>
          <table:table-cell office:value-type="float" office:value="249721">
            <text:p>249721</text:p>
          </table:table-cell>
          <table:table-cell office:value-type="float" office:value="8149837">
            <text:p>8149837</text:p>
          </table:table-cell>
          <table:table-cell office:value-type="float" office:value="339541">
            <text:p>339541</text:p>
          </table:table-cell>
          <table:table-cell office:value-type="float" office:value="263934">
            <text:p>263934</text:p>
          </table:table-cell>
          <table:table-cell office:value-type="float" office:value="1433455487">
            <text:p>1433455487</text:p>
          </table:table-cell>
          <table:table-cell office:value-type="float" office:value="218274">
            <text:p>218274</text:p>
          </table:table-cell>
          <table:table-cell office:value-type="float" office:value="175988">
            <text:p>175988</text:p>
          </table:table-cell>
          <table:table-cell office:value-type="float" office:value="186533">
            <text:p>186533</text:p>
          </table:table-cell>
          <table:table-cell office:value-type="float" office:value="7711218">
            <text:p>7711218</text:p>
          </table:table-cell>
          <table:table-cell office:value-type="float" office:value="280008">
            <text:p>280008</text:p>
          </table:table-cell>
          <table:table-cell office:value-type="float" office:value="281954">
            <text:p>281954</text:p>
          </table:table-cell>
          <table:table-cell office:value-type="float" office:value="11944547036">
            <text:p>11944547036</text:p>
          </table:table-cell>
          <table:table-cell office:value-type="float" office:value="207614">
            <text:p>207614</text:p>
          </table:table-cell>
          <table:table-cell office:value-type="float" office:value="201211">
            <text:p>201211</text:p>
          </table:table-cell>
          <table:table-cell office:value-type="float" office:value="160010">
            <text:p>160010</text:p>
          </table:table-cell>
          <table:table-cell office:value-type="float" office:value="14762406">
            <text:p>14762406</text:p>
          </table:table-cell>
          <table:table-cell office:value-type="float" office:value="270966">
            <text:p>270966</text:p>
          </table:table-cell>
          <table:table-cell office:value-type="float" office:value="530401">
            <text:p>530401</text:p>
          </table:table-cell>
        </table:table-row>
        <table:table-row table:style-name="ro1">
          <table:table-cell office:value-type="float" office:value="968463619">
            <text:p>968463619</text:p>
          </table:table-cell>
          <table:table-cell office:value-type="float" office:value="211777">
            <text:p>211777</text:p>
          </table:table-cell>
          <table:table-cell office:value-type="float" office:value="172397">
            <text:p>172397</text:p>
          </table:table-cell>
          <table:table-cell office:value-type="float" office:value="199260">
            <text:p>199260</text:p>
          </table:table-cell>
          <table:table-cell office:value-type="float" office:value="12426505">
            <text:p>12426505</text:p>
          </table:table-cell>
          <table:table-cell office:value-type="float" office:value="290960">
            <text:p>290960</text:p>
          </table:table-cell>
          <table:table-cell office:value-type="float" office:value="288380">
            <text:p>288380</text:p>
          </table:table-cell>
          <table:table-cell office:value-type="float" office:value="3610418786">
            <text:p>3610418786</text:p>
          </table:table-cell>
          <table:table-cell office:value-type="float" office:value="232942">
            <text:p>232942</text:p>
          </table:table-cell>
          <table:table-cell office:value-type="float" office:value="194495">
            <text:p>194495</text:p>
          </table:table-cell>
          <table:table-cell office:value-type="float" office:value="192540">
            <text:p>192540</text:p>
          </table:table-cell>
          <table:table-cell office:value-type="float" office:value="6184165">
            <text:p>6184165</text:p>
          </table:table-cell>
          <table:table-cell office:value-type="float" office:value="350328">
            <text:p>350328</text:p>
          </table:table-cell>
          <table:table-cell office:value-type="float" office:value="250688">
            <text:p>250688</text:p>
          </table:table-cell>
          <table:table-cell office:value-type="float" office:value="1117185920">
            <text:p>1117185920</text:p>
          </table:table-cell>
          <table:table-cell office:value-type="float" office:value="207348">
            <text:p>207348</text:p>
          </table:table-cell>
          <table:table-cell office:value-type="float" office:value="193724">
            <text:p>193724</text:p>
          </table:table-cell>
          <table:table-cell office:value-type="float" office:value="186203">
            <text:p>186203</text:p>
          </table:table-cell>
          <table:table-cell office:value-type="float" office:value="8773849">
            <text:p>8773849</text:p>
          </table:table-cell>
          <table:table-cell office:value-type="float" office:value="319900">
            <text:p>319900</text:p>
          </table:table-cell>
          <table:table-cell office:value-type="float" office:value="367130">
            <text:p>367130</text:p>
          </table:table-cell>
        </table:table-row>
        <table:table-row table:style-name="ro1">
          <table:table-cell office:value-type="float" office:value="2465741171">
            <text:p>2465741171</text:p>
          </table:table-cell>
          <table:table-cell office:value-type="float" office:value="192890">
            <text:p>192890</text:p>
          </table:table-cell>
          <table:table-cell office:value-type="float" office:value="177384">
            <text:p>177384</text:p>
          </table:table-cell>
          <table:table-cell office:value-type="float" office:value="150694">
            <text:p>150694</text:p>
          </table:table-cell>
          <table:table-cell office:value-type="float" office:value="4430022">
            <text:p>4430022</text:p>
          </table:table-cell>
          <table:table-cell office:value-type="float" office:value="328165">
            <text:p>328165</text:p>
          </table:table-cell>
          <table:table-cell office:value-type="float" office:value="351057">
            <text:p>351057</text:p>
          </table:table-cell>
          <table:table-cell office:value-type="float" office:value="4317944912">
            <text:p>4317944912</text:p>
          </table:table-cell>
          <table:table-cell office:value-type="float" office:value="206348">
            <text:p>206348</text:p>
          </table:table-cell>
          <table:table-cell office:value-type="float" office:value="313964">
            <text:p>313964</text:p>
          </table:table-cell>
          <table:table-cell office:value-type="float" office:value="226652">
            <text:p>226652</text:p>
          </table:table-cell>
          <table:table-cell office:value-type="float" office:value="842082">
            <text:p>842082</text:p>
          </table:table-cell>
          <table:table-cell office:value-type="float" office:value="289606">
            <text:p>289606</text:p>
          </table:table-cell>
          <table:table-cell office:value-type="float" office:value="256096">
            <text:p>256096</text:p>
          </table:table-cell>
          <table:table-cell office:value-type="float" office:value="4321928081">
            <text:p>4321928081</text:p>
          </table:table-cell>
          <table:table-cell office:value-type="float" office:value="245844">
            <text:p>245844</text:p>
          </table:table-cell>
          <table:table-cell office:value-type="float" office:value="165984">
            <text:p>165984</text:p>
          </table:table-cell>
          <table:table-cell office:value-type="float" office:value="185018">
            <text:p>185018</text:p>
          </table:table-cell>
          <table:table-cell office:value-type="float" office:value="5517705">
            <text:p>5517705</text:p>
          </table:table-cell>
          <table:table-cell office:value-type="float" office:value="336177">
            <text:p>336177</text:p>
          </table:table-cell>
          <table:table-cell office:value-type="float" office:value="217194">
            <text:p>217194</text:p>
          </table:table-cell>
        </table:table-row>
        <table:table-row table:style-name="ro1">
          <table:table-cell office:value-type="float" office:value="2398036855">
            <text:p>2398036855</text:p>
          </table:table-cell>
          <table:table-cell office:value-type="float" office:value="277837">
            <text:p>277837</text:p>
          </table:table-cell>
          <table:table-cell office:value-type="float" office:value="195141">
            <text:p>195141</text:p>
          </table:table-cell>
          <table:table-cell office:value-type="float" office:value="163830">
            <text:p>163830</text:p>
          </table:table-cell>
          <table:table-cell office:value-type="float" office:value="5271180">
            <text:p>5271180</text:p>
          </table:table-cell>
          <table:table-cell office:value-type="float" office:value="319630">
            <text:p>319630</text:p>
          </table:table-cell>
          <table:table-cell office:value-type="float" office:value="223052">
            <text:p>223052</text:p>
          </table:table-cell>
          <table:table-cell office:value-type="float" office:value="5643095066">
            <text:p>5643095066</text:p>
          </table:table-cell>
          <table:table-cell office:value-type="float" office:value="205686">
            <text:p>205686</text:p>
          </table:table-cell>
          <table:table-cell office:value-type="float" office:value="200451">
            <text:p>200451</text:p>
          </table:table-cell>
          <table:table-cell office:value-type="float" office:value="773441">
            <text:p>773441</text:p>
          </table:table-cell>
          <table:table-cell office:value-type="float" office:value="11974001">
            <text:p>11974001</text:p>
          </table:table-cell>
          <table:table-cell office:value-type="float" office:value="280436">
            <text:p>280436</text:p>
          </table:table-cell>
          <table:table-cell office:value-type="float" office:value="225348">
            <text:p>225348</text:p>
          </table:table-cell>
          <table:table-cell office:value-type="float" office:value="1254272820">
            <text:p>1254272820</text:p>
          </table:table-cell>
          <table:table-cell office:value-type="float" office:value="228038">
            <text:p>228038</text:p>
          </table:table-cell>
          <table:table-cell office:value-type="float" office:value="172940">
            <text:p>172940</text:p>
          </table:table-cell>
          <table:table-cell office:value-type="float" office:value="236481">
            <text:p>236481</text:p>
          </table:table-cell>
          <table:table-cell office:value-type="float" office:value="22982644">
            <text:p>22982644</text:p>
          </table:table-cell>
          <table:table-cell office:value-type="float" office:value="286660">
            <text:p>286660</text:p>
          </table:table-cell>
          <table:table-cell office:value-type="float" office:value="313353">
            <text:p>313353</text:p>
          </table:table-cell>
        </table:table-row>
        <table:table-row table:style-name="ro1">
          <table:table-cell office:value-type="float" office:value="31729856443">
            <text:p>31729856443</text:p>
          </table:table-cell>
          <table:table-cell office:value-type="float" office:value="303930">
            <text:p>303930</text:p>
          </table:table-cell>
          <table:table-cell office:value-type="float" office:value="151734">
            <text:p>151734</text:p>
          </table:table-cell>
          <table:table-cell office:value-type="float" office:value="188813">
            <text:p>188813</text:p>
          </table:table-cell>
          <table:table-cell office:value-type="float" office:value="19804045">
            <text:p>19804045</text:p>
          </table:table-cell>
          <table:table-cell office:value-type="float" office:value="284256">
            <text:p>284256</text:p>
          </table:table-cell>
          <table:table-cell office:value-type="float" office:value="325958">
            <text:p>325958</text:p>
          </table:table-cell>
          <table:table-cell office:value-type="float" office:value="9191767436">
            <text:p>9191767436</text:p>
          </table:table-cell>
          <table:table-cell office:value-type="float" office:value="326749">
            <text:p>326749</text:p>
          </table:table-cell>
          <table:table-cell office:value-type="float" office:value="190493">
            <text:p>190493</text:p>
          </table:table-cell>
          <table:table-cell office:value-type="float" office:value="170710">
            <text:p>170710</text:p>
          </table:table-cell>
          <table:table-cell office:value-type="float" office:value="7655680">
            <text:p>7655680</text:p>
          </table:table-cell>
          <table:table-cell office:value-type="float" office:value="298782">
            <text:p>298782</text:p>
          </table:table-cell>
          <table:table-cell office:value-type="float" office:value="280814">
            <text:p>280814</text:p>
          </table:table-cell>
          <table:table-cell office:value-type="float" office:value="4187169249">
            <text:p>4187169249</text:p>
          </table:table-cell>
          <table:table-cell office:value-type="float" office:value="203928">
            <text:p>203928</text:p>
          </table:table-cell>
          <table:table-cell office:value-type="float" office:value="162740">
            <text:p>162740</text:p>
          </table:table-cell>
          <table:table-cell office:value-type="float" office:value="164570">
            <text:p>164570</text:p>
          </table:table-cell>
          <table:table-cell office:value-type="float" office:value="13402273">
            <text:p>13402273</text:p>
          </table:table-cell>
          <table:table-cell office:value-type="float" office:value="357417">
            <text:p>357417</text:p>
          </table:table-cell>
          <table:table-cell office:value-type="float" office:value="276180">
            <text:p>276180</text:p>
          </table:table-cell>
        </table:table-row>
        <table:table-row table:style-name="ro1">
          <table:table-cell office:value-type="float" office:value="1986373738">
            <text:p>1986373738</text:p>
          </table:table-cell>
          <table:table-cell office:value-type="float" office:value="198826">
            <text:p>198826</text:p>
          </table:table-cell>
          <table:table-cell office:value-type="float" office:value="178356">
            <text:p>178356</text:p>
          </table:table-cell>
          <table:table-cell office:value-type="float" office:value="165422">
            <text:p>165422</text:p>
          </table:table-cell>
          <table:table-cell office:value-type="float" office:value="270306">
            <text:p>270306</text:p>
          </table:table-cell>
          <table:table-cell office:value-type="float" office:value="261982">
            <text:p>261982</text:p>
          </table:table-cell>
          <table:table-cell office:value-type="float" office:value="593597">
            <text:p>593597</text:p>
          </table:table-cell>
          <table:table-cell office:value-type="float" office:value="10275409489">
            <text:p>10275409489</text:p>
          </table:table-cell>
          <table:table-cell office:value-type="float" office:value="341874">
            <text:p>341874</text:p>
          </table:table-cell>
          <table:table-cell office:value-type="float" office:value="174092">
            <text:p>174092</text:p>
          </table:table-cell>
          <table:table-cell office:value-type="float" office:value="201352">
            <text:p>201352</text:p>
          </table:table-cell>
          <table:table-cell office:value-type="float" office:value="31953757">
            <text:p>31953757</text:p>
          </table:table-cell>
          <table:table-cell office:value-type="float" office:value="290006">
            <text:p>290006</text:p>
          </table:table-cell>
          <table:table-cell office:value-type="float" office:value="239714">
            <text:p>239714</text:p>
          </table:table-cell>
          <table:table-cell office:value-type="float" office:value="5963807251">
            <text:p>5963807251</text:p>
          </table:table-cell>
          <table:table-cell office:value-type="float" office:value="249086">
            <text:p>249086</text:p>
          </table:table-cell>
          <table:table-cell office:value-type="float" office:value="166194">
            <text:p>166194</text:p>
          </table:table-cell>
          <table:table-cell office:value-type="float" office:value="188551">
            <text:p>188551</text:p>
          </table:table-cell>
          <table:table-cell office:value-type="float" office:value="298044">
            <text:p>298044</text:p>
          </table:table-cell>
          <table:table-cell office:value-type="float" office:value="319156">
            <text:p>319156</text:p>
          </table:table-cell>
          <table:table-cell office:value-type="float" office:value="272078">
            <text:p>272078</text:p>
          </table:table-cell>
        </table:table-row>
        <table:table-row table:style-name="ro1">
          <table:table-cell office:value-type="float" office:value="2058506472">
            <text:p>2058506472</text:p>
          </table:table-cell>
          <table:table-cell office:value-type="float" office:value="194554">
            <text:p>194554</text:p>
          </table:table-cell>
          <table:table-cell office:value-type="float" office:value="154584">
            <text:p>154584</text:p>
          </table:table-cell>
          <table:table-cell office:value-type="float" office:value="149432">
            <text:p>149432</text:p>
          </table:table-cell>
          <table:table-cell office:value-type="float" office:value="4193619">
            <text:p>4193619</text:p>
          </table:table-cell>
          <table:table-cell office:value-type="float" office:value="278538">
            <text:p>278538</text:p>
          </table:table-cell>
          <table:table-cell office:value-type="float" office:value="243796">
            <text:p>243796</text:p>
          </table:table-cell>
          <table:table-cell office:value-type="float" office:value="8594332207">
            <text:p>8594332207</text:p>
          </table:table-cell>
          <table:table-cell office:value-type="float" office:value="225593">
            <text:p>225593</text:p>
          </table:table-cell>
          <table:table-cell office:value-type="float" office:value="270553">
            <text:p>270553</text:p>
          </table:table-cell>
          <table:table-cell office:value-type="float" office:value="172858">
            <text:p>172858</text:p>
          </table:table-cell>
          <table:table-cell office:value-type="float" office:value="13337594">
            <text:p>13337594</text:p>
          </table:table-cell>
          <table:table-cell office:value-type="float" office:value="832693">
            <text:p>832693</text:p>
          </table:table-cell>
          <table:table-cell office:value-type="float" office:value="250164">
            <text:p>250164</text:p>
          </table:table-cell>
          <table:table-cell office:value-type="float" office:value="8550885284">
            <text:p>8550885284</text:p>
          </table:table-cell>
          <table:table-cell office:value-type="float" office:value="280300">
            <text:p>280300</text:p>
          </table:table-cell>
          <table:table-cell office:value-type="float" office:value="589167">
            <text:p>589167</text:p>
          </table:table-cell>
          <table:table-cell office:value-type="float" office:value="162948">
            <text:p>162948</text:p>
          </table:table-cell>
          <table:table-cell office:value-type="float" office:value="13602268">
            <text:p>13602268</text:p>
          </table:table-cell>
          <table:table-cell office:value-type="float" office:value="410010">
            <text:p>410010</text:p>
          </table:table-cell>
          <table:table-cell office:value-type="float" office:value="488928">
            <text:p>488928</text:p>
          </table:table-cell>
        </table:table-row>
        <table:table-row table:style-name="ro1">
          <table:table-cell office:value-type="float" office:value="7796595547">
            <text:p>7796595547</text:p>
          </table:table-cell>
          <table:table-cell office:value-type="float" office:value="204062">
            <text:p>204062</text:p>
          </table:table-cell>
          <table:table-cell office:value-type="float" office:value="157416">
            <text:p>157416</text:p>
          </table:table-cell>
          <table:table-cell office:value-type="float" office:value="190820">
            <text:p>190820</text:p>
          </table:table-cell>
          <table:table-cell office:value-type="float" office:value="251398">
            <text:p>251398</text:p>
          </table:table-cell>
          <table:table-cell office:value-type="float" office:value="301087">
            <text:p>301087</text:p>
          </table:table-cell>
          <table:table-cell office:value-type="float" office:value="254766">
            <text:p>254766</text:p>
          </table:table-cell>
          <table:table-cell office:value-type="float" office:value="1227881651">
            <text:p>1227881651</text:p>
          </table:table-cell>
          <table:table-cell office:value-type="float" office:value="217834">
            <text:p>217834</text:p>
          </table:table-cell>
          <table:table-cell office:value-type="float" office:value="195976">
            <text:p>195976</text:p>
          </table:table-cell>
          <table:table-cell office:value-type="float" office:value="175948">
            <text:p>175948</text:p>
          </table:table-cell>
          <table:table-cell office:value-type="float" office:value="28033802">
            <text:p>28033802</text:p>
          </table:table-cell>
          <table:table-cell office:value-type="float" office:value="288200">
            <text:p>288200</text:p>
          </table:table-cell>
          <table:table-cell office:value-type="float" office:value="306780">
            <text:p>306780</text:p>
          </table:table-cell>
          <table:table-cell office:value-type="float" office:value="2199096708">
            <text:p>2199096708</text:p>
          </table:table-cell>
          <table:table-cell office:value-type="float" office:value="237041">
            <text:p>237041</text:p>
          </table:table-cell>
          <table:table-cell office:value-type="float" office:value="348689">
            <text:p>348689</text:p>
          </table:table-cell>
          <table:table-cell office:value-type="float" office:value="189805">
            <text:p>189805</text:p>
          </table:table-cell>
          <table:table-cell office:value-type="float" office:value="15408823">
            <text:p>15408823</text:p>
          </table:table-cell>
          <table:table-cell office:value-type="float" office:value="286768">
            <text:p>286768</text:p>
          </table:table-cell>
          <table:table-cell office:value-type="float" office:value="359643">
            <text:p>359643</text:p>
          </table:table-cell>
        </table:table-row>
        <table:table-row table:style-name="ro1">
          <table:table-cell office:value-type="float" office:value="3910735721">
            <text:p>3910735721</text:p>
          </table:table-cell>
          <table:table-cell office:value-type="float" office:value="622077">
            <text:p>622077</text:p>
          </table:table-cell>
          <table:table-cell office:value-type="float" office:value="223206">
            <text:p>223206</text:p>
          </table:table-cell>
          <table:table-cell office:value-type="float" office:value="292221">
            <text:p>292221</text:p>
          </table:table-cell>
          <table:table-cell office:value-type="float" office:value="6170863">
            <text:p>6170863</text:p>
          </table:table-cell>
          <table:table-cell office:value-type="float" office:value="523489">
            <text:p>523489</text:p>
          </table:table-cell>
          <table:table-cell office:value-type="float" office:value="324383">
            <text:p>324383</text:p>
          </table:table-cell>
          <table:table-cell office:value-type="float" office:value="3949929677">
            <text:p>3949929677</text:p>
          </table:table-cell>
          <table:table-cell office:value-type="float" office:value="250357">
            <text:p>250357</text:p>
          </table:table-cell>
          <table:table-cell office:value-type="float" office:value="202540">
            <text:p>202540</text:p>
          </table:table-cell>
          <table:table-cell office:value-type="float" office:value="163204">
            <text:p>163204</text:p>
          </table:table-cell>
          <table:table-cell office:value-type="float" office:value="59487035">
            <text:p>59487035</text:p>
          </table:table-cell>
          <table:table-cell office:value-type="float" office:value="362282">
            <text:p>362282</text:p>
          </table:table-cell>
          <table:table-cell office:value-type="float" office:value="230098">
            <text:p>230098</text:p>
          </table:table-cell>
          <table:table-cell office:value-type="float" office:value="1647923816">
            <text:p>1647923816</text:p>
          </table:table-cell>
          <table:table-cell office:value-type="float" office:value="204314">
            <text:p>204314</text:p>
          </table:table-cell>
          <table:table-cell office:value-type="float" office:value="197149">
            <text:p>197149</text:p>
          </table:table-cell>
          <table:table-cell office:value-type="float" office:value="226365">
            <text:p>226365</text:p>
          </table:table-cell>
          <table:table-cell office:value-type="float" office:value="18192015">
            <text:p>18192015</text:p>
          </table:table-cell>
          <table:table-cell office:value-type="float" office:value="379228">
            <text:p>379228</text:p>
          </table:table-cell>
          <table:table-cell office:value-type="float" office:value="291522">
            <text:p>291522</text:p>
          </table:table-cell>
        </table:table-row>
        <table:table-row table:style-name="ro1">
          <table:table-cell office:value-type="float" office:value="2561912739">
            <text:p>2561912739</text:p>
          </table:table-cell>
          <table:table-cell office:value-type="float" office:value="198436">
            <text:p>198436</text:p>
          </table:table-cell>
          <table:table-cell office:value-type="float" office:value="158260">
            <text:p>158260</text:p>
          </table:table-cell>
          <table:table-cell office:value-type="float" office:value="151100">
            <text:p>151100</text:p>
          </table:table-cell>
          <table:table-cell office:value-type="float" office:value="17403475">
            <text:p>17403475</text:p>
          </table:table-cell>
          <table:table-cell office:value-type="float" office:value="310868">
            <text:p>310868</text:p>
          </table:table-cell>
          <table:table-cell office:value-type="float" office:value="235462">
            <text:p>235462</text:p>
          </table:table-cell>
          <table:table-cell office:value-type="float" office:value="4382427830">
            <text:p>4382427830</text:p>
          </table:table-cell>
          <table:table-cell office:value-type="float" office:value="205678">
            <text:p>205678</text:p>
          </table:table-cell>
          <table:table-cell office:value-type="float" office:value="261976">
            <text:p>261976</text:p>
          </table:table-cell>
          <table:table-cell office:value-type="float" office:value="168568">
            <text:p>168568</text:p>
          </table:table-cell>
          <table:table-cell office:value-type="float" office:value="10094855">
            <text:p>10094855</text:p>
          </table:table-cell>
          <table:table-cell office:value-type="float" office:value="300142">
            <text:p>300142</text:p>
          </table:table-cell>
          <table:table-cell office:value-type="float" office:value="250668">
            <text:p>250668</text:p>
          </table:table-cell>
          <table:table-cell office:value-type="float" office:value="5621116868">
            <text:p>5621116868</text:p>
          </table:table-cell>
          <table:table-cell office:value-type="float" office:value="202164">
            <text:p>202164</text:p>
          </table:table-cell>
          <table:table-cell office:value-type="float" office:value="164534">
            <text:p>164534</text:p>
          </table:table-cell>
          <table:table-cell office:value-type="float" office:value="193679">
            <text:p>193679</text:p>
          </table:table-cell>
          <table:table-cell office:value-type="float" office:value="3914528">
            <text:p>3914528</text:p>
          </table:table-cell>
          <table:table-cell office:value-type="float" office:value="369406">
            <text:p>369406</text:p>
          </table:table-cell>
          <table:table-cell office:value-type="float" office:value="232866">
            <text:p>232866</text:p>
          </table:table-cell>
        </table:table-row>
        <table:table-row table:style-name="ro1">
          <table:table-cell office:value-type="float" office:value="6012858955">
            <text:p>6012858955</text:p>
          </table:table-cell>
          <table:table-cell office:value-type="float" office:value="217687">
            <text:p>217687</text:p>
          </table:table-cell>
          <table:table-cell office:value-type="float" office:value="162152">
            <text:p>162152</text:p>
          </table:table-cell>
          <table:table-cell office:value-type="float" office:value="152930">
            <text:p>152930</text:p>
          </table:table-cell>
          <table:table-cell office:value-type="float" office:value="1085722">
            <text:p>1085722</text:p>
          </table:table-cell>
          <table:table-cell office:value-type="float" office:value="405496">
            <text:p>405496</text:p>
          </table:table-cell>
          <table:table-cell office:value-type="float" office:value="283384">
            <text:p>283384</text:p>
          </table:table-cell>
          <table:table-cell office:value-type="float" office:value="27999497504">
            <text:p>27999497504</text:p>
          </table:table-cell>
          <table:table-cell office:value-type="float" office:value="225828">
            <text:p>225828</text:p>
          </table:table-cell>
          <table:table-cell office:value-type="float" office:value="214138">
            <text:p>214138</text:p>
          </table:table-cell>
          <table:table-cell office:value-type="float" office:value="189008">
            <text:p>189008</text:p>
          </table:table-cell>
          <table:table-cell office:value-type="float" office:value="20957932">
            <text:p>20957932</text:p>
          </table:table-cell>
          <table:table-cell office:value-type="float" office:value="279192">
            <text:p>279192</text:p>
          </table:table-cell>
          <table:table-cell office:value-type="float" office:value="226562">
            <text:p>226562</text:p>
          </table:table-cell>
          <table:table-cell office:value-type="float" office:value="8004444633">
            <text:p>8004444633</text:p>
          </table:table-cell>
          <table:table-cell office:value-type="float" office:value="203392">
            <text:p>203392</text:p>
          </table:table-cell>
          <table:table-cell office:value-type="float" office:value="197476">
            <text:p>197476</text:p>
          </table:table-cell>
          <table:table-cell office:value-type="float" office:value="160210">
            <text:p>160210</text:p>
          </table:table-cell>
          <table:table-cell office:value-type="float" office:value="13741954">
            <text:p>13741954</text:p>
          </table:table-cell>
          <table:table-cell office:value-type="float" office:value="272826">
            <text:p>272826</text:p>
          </table:table-cell>
          <table:table-cell office:value-type="float" office:value="274212">
            <text:p>274212</text:p>
          </table:table-cell>
        </table:table-row>
        <table:table-row table:style-name="ro1">
          <table:table-cell office:value-type="float" office:value="16714646147">
            <text:p>16714646147</text:p>
          </table:table-cell>
          <table:table-cell office:value-type="float" office:value="258832">
            <text:p>258832</text:p>
          </table:table-cell>
          <table:table-cell office:value-type="float" office:value="172928">
            <text:p>172928</text:p>
          </table:table-cell>
          <table:table-cell office:value-type="float" office:value="151640">
            <text:p>151640</text:p>
          </table:table-cell>
          <table:table-cell office:value-type="float" office:value="6815897">
            <text:p>6815897</text:p>
          </table:table-cell>
          <table:table-cell office:value-type="float" office:value="312115">
            <text:p>312115</text:p>
          </table:table-cell>
          <table:table-cell office:value-type="float" office:value="279401">
            <text:p>279401</text:p>
          </table:table-cell>
          <table:table-cell office:value-type="float" office:value="3838704432">
            <text:p>3838704432</text:p>
          </table:table-cell>
          <table:table-cell office:value-type="float" office:value="227878">
            <text:p>227878</text:p>
          </table:table-cell>
          <table:table-cell office:value-type="float" office:value="207442">
            <text:p>207442</text:p>
          </table:table-cell>
          <table:table-cell office:value-type="float" office:value="192750">
            <text:p>192750</text:p>
          </table:table-cell>
          <table:table-cell office:value-type="float" office:value="2452200">
            <text:p>2452200</text:p>
          </table:table-cell>
          <table:table-cell office:value-type="float" office:value="261508">
            <text:p>261508</text:p>
          </table:table-cell>
          <table:table-cell office:value-type="float" office:value="271590">
            <text:p>271590</text:p>
          </table:table-cell>
          <table:table-cell office:value-type="float" office:value="2664888327">
            <text:p>2664888327</text:p>
          </table:table-cell>
          <table:table-cell office:value-type="float" office:value="205160">
            <text:p>205160</text:p>
          </table:table-cell>
          <table:table-cell office:value-type="float" office:value="226072">
            <text:p>226072</text:p>
          </table:table-cell>
          <table:table-cell office:value-type="float" office:value="195026">
            <text:p>195026</text:p>
          </table:table-cell>
          <table:table-cell office:value-type="float" office:value="7285482">
            <text:p>7285482</text:p>
          </table:table-cell>
          <table:table-cell office:value-type="float" office:value="276270">
            <text:p>276270</text:p>
          </table:table-cell>
          <table:table-cell office:value-type="float" office:value="229886">
            <text:p>229886</text:p>
          </table:table-cell>
        </table:table-row>
        <table:table-row table:style-name="ro1">
          <table:table-cell office:value-type="float" office:value="3417367805">
            <text:p>3417367805</text:p>
          </table:table-cell>
          <table:table-cell office:value-type="float" office:value="331712">
            <text:p>331712</text:p>
          </table:table-cell>
          <table:table-cell office:value-type="float" office:value="193307">
            <text:p>193307</text:p>
          </table:table-cell>
          <table:table-cell office:value-type="float" office:value="163776">
            <text:p>163776</text:p>
          </table:table-cell>
          <table:table-cell office:value-type="float" office:value="3219918">
            <text:p>3219918</text:p>
          </table:table-cell>
          <table:table-cell office:value-type="float" office:value="449778">
            <text:p>449778</text:p>
          </table:table-cell>
          <table:table-cell office:value-type="float" office:value="238994">
            <text:p>238994</text:p>
          </table:table-cell>
          <table:table-cell office:value-type="float" office:value="10272672536">
            <text:p>10272672536</text:p>
          </table:table-cell>
          <table:table-cell office:value-type="float" office:value="271823">
            <text:p>271823</text:p>
          </table:table-cell>
          <table:table-cell office:value-type="float" office:value="208197">
            <text:p>208197</text:p>
          </table:table-cell>
          <table:table-cell office:value-type="float" office:value="174100">
            <text:p>174100</text:p>
          </table:table-cell>
          <table:table-cell office:value-type="float" office:value="14854033">
            <text:p>14854033</text:p>
          </table:table-cell>
          <table:table-cell office:value-type="float" office:value="286152">
            <text:p>286152</text:p>
          </table:table-cell>
          <table:table-cell office:value-type="float" office:value="257836">
            <text:p>257836</text:p>
          </table:table-cell>
          <table:table-cell office:value-type="float" office:value="1001571455">
            <text:p>1001571455</text:p>
          </table:table-cell>
          <table:table-cell office:value-type="float" office:value="203354">
            <text:p>203354</text:p>
          </table:table-cell>
          <table:table-cell office:value-type="float" office:value="209574">
            <text:p>209574</text:p>
          </table:table-cell>
          <table:table-cell office:value-type="float" office:value="184433">
            <text:p>184433</text:p>
          </table:table-cell>
          <table:table-cell office:value-type="float" office:value="2007905">
            <text:p>2007905</text:p>
          </table:table-cell>
          <table:table-cell office:value-type="float" office:value="601022">
            <text:p>601022</text:p>
          </table:table-cell>
          <table:table-cell office:value-type="float" office:value="356865">
            <text:p>356865</text:p>
          </table:table-cell>
        </table:table-row>
        <table:table-row table:style-name="ro1">
          <table:table-cell office:value-type="float" office:value="1896422829">
            <text:p>1896422829</text:p>
          </table:table-cell>
          <table:table-cell office:value-type="float" office:value="195420">
            <text:p>195420</text:p>
          </table:table-cell>
          <table:table-cell office:value-type="float" office:value="737751">
            <text:p>737751</text:p>
          </table:table-cell>
          <table:table-cell office:value-type="float" office:value="157182">
            <text:p>157182</text:p>
          </table:table-cell>
          <table:table-cell office:value-type="float" office:value="267882">
            <text:p>267882</text:p>
          </table:table-cell>
          <table:table-cell office:value-type="float" office:value="270434">
            <text:p>270434</text:p>
          </table:table-cell>
          <table:table-cell office:value-type="float" office:value="240988">
            <text:p>240988</text:p>
          </table:table-cell>
          <table:table-cell office:value-type="float" office:value="11765568579">
            <text:p>11765568579</text:p>
          </table:table-cell>
          <table:table-cell office:value-type="float" office:value="245831">
            <text:p>245831</text:p>
          </table:table-cell>
          <table:table-cell office:value-type="float" office:value="191930">
            <text:p>191930</text:p>
          </table:table-cell>
          <table:table-cell office:value-type="float" office:value="164942">
            <text:p>164942</text:p>
          </table:table-cell>
          <table:table-cell office:value-type="float" office:value="23500101">
            <text:p>23500101</text:p>
          </table:table-cell>
          <table:table-cell office:value-type="float" office:value="271994">
            <text:p>271994</text:p>
          </table:table-cell>
          <table:table-cell office:value-type="float" office:value="264554">
            <text:p>264554</text:p>
          </table:table-cell>
          <table:table-cell office:value-type="float" office:value="2825849908">
            <text:p>2825849908</text:p>
          </table:table-cell>
          <table:table-cell office:value-type="float" office:value="250796">
            <text:p>250796</text:p>
          </table:table-cell>
          <table:table-cell office:value-type="float" office:value="192729">
            <text:p>192729</text:p>
          </table:table-cell>
          <table:table-cell office:value-type="float" office:value="188936">
            <text:p>188936</text:p>
          </table:table-cell>
          <table:table-cell office:value-type="float" office:value="4278446">
            <text:p>4278446</text:p>
          </table:table-cell>
          <table:table-cell office:value-type="float" office:value="463159">
            <text:p>463159</text:p>
          </table:table-cell>
          <table:table-cell office:value-type="float" office:value="314345">
            <text:p>314345</text:p>
          </table:table-cell>
        </table:table-row>
        <table:table-row table:style-name="ro1">
          <table:table-cell office:value-type="float" office:value="12950890551">
            <text:p>12950890551</text:p>
          </table:table-cell>
          <table:table-cell office:value-type="float" office:value="320195">
            <text:p>320195</text:p>
          </table:table-cell>
          <table:table-cell office:value-type="float" office:value="159796">
            <text:p>159796</text:p>
          </table:table-cell>
          <table:table-cell office:value-type="float" office:value="151746">
            <text:p>151746</text:p>
          </table:table-cell>
          <table:table-cell office:value-type="float" office:value="33678116">
            <text:p>33678116</text:p>
          </table:table-cell>
          <table:table-cell office:value-type="float" office:value="313444">
            <text:p>313444</text:p>
          </table:table-cell>
          <table:table-cell office:value-type="float" office:value="241674">
            <text:p>241674</text:p>
          </table:table-cell>
          <table:table-cell office:value-type="float" office:value="27929610575">
            <text:p>27929610575</text:p>
          </table:table-cell>
          <table:table-cell office:value-type="float" office:value="676487">
            <text:p>676487</text:p>
          </table:table-cell>
          <table:table-cell office:value-type="float" office:value="194799">
            <text:p>194799</text:p>
          </table:table-cell>
          <table:table-cell office:value-type="float" office:value="203302">
            <text:p>203302</text:p>
          </table:table-cell>
          <table:table-cell office:value-type="float" office:value="13393301">
            <text:p>13393301</text:p>
          </table:table-cell>
          <table:table-cell office:value-type="float" office:value="460077">
            <text:p>460077</text:p>
          </table:table-cell>
          <table:table-cell office:value-type="float" office:value="260970">
            <text:p>260970</text:p>
          </table:table-cell>
          <table:table-cell office:value-type="float" office:value="3850124085">
            <text:p>3850124085</text:p>
          </table:table-cell>
          <table:table-cell office:value-type="float" office:value="230324">
            <text:p>230324</text:p>
          </table:table-cell>
          <table:table-cell office:value-type="float" office:value="187306">
            <text:p>187306</text:p>
          </table:table-cell>
          <table:table-cell office:value-type="float" office:value="165010">
            <text:p>165010</text:p>
          </table:table-cell>
          <table:table-cell office:value-type="float" office:value="291010">
            <text:p>291010</text:p>
          </table:table-cell>
          <table:table-cell office:value-type="float" office:value="271160">
            <text:p>271160</text:p>
          </table:table-cell>
          <table:table-cell office:value-type="float" office:value="276309">
            <text:p>276309</text:p>
          </table:table-cell>
        </table:table-row>
        <table:table-row table:style-name="ro1">
          <table:table-cell office:value-type="float" office:value="13617141717">
            <text:p>13617141717</text:p>
          </table:table-cell>
          <table:table-cell office:value-type="float" office:value="731073">
            <text:p>731073</text:p>
          </table:table-cell>
          <table:table-cell office:value-type="float" office:value="159880">
            <text:p>159880</text:p>
          </table:table-cell>
          <table:table-cell office:value-type="float" office:value="153796">
            <text:p>153796</text:p>
          </table:table-cell>
          <table:table-cell office:value-type="float" office:value="7741813">
            <text:p>7741813</text:p>
          </table:table-cell>
          <table:table-cell office:value-type="float" office:value="268436">
            <text:p>268436</text:p>
          </table:table-cell>
          <table:table-cell office:value-type="float" office:value="241714">
            <text:p>241714</text:p>
          </table:table-cell>
          <table:table-cell office:value-type="float" office:value="15710378544">
            <text:p>15710378544</text:p>
          </table:table-cell>
          <table:table-cell office:value-type="float" office:value="252168">
            <text:p>252168</text:p>
          </table:table-cell>
          <table:table-cell office:value-type="float" office:value="207684">
            <text:p>207684</text:p>
          </table:table-cell>
          <table:table-cell office:value-type="float" office:value="193173">
            <text:p>193173</text:p>
          </table:table-cell>
          <table:table-cell office:value-type="float" office:value="59770123">
            <text:p>59770123</text:p>
          </table:table-cell>
          <table:table-cell office:value-type="float" office:value="380604">
            <text:p>380604</text:p>
          </table:table-cell>
          <table:table-cell office:value-type="float" office:value="248618">
            <text:p>248618</text:p>
          </table:table-cell>
          <table:table-cell office:value-type="float" office:value="4828275809">
            <text:p>4828275809</text:p>
          </table:table-cell>
          <table:table-cell office:value-type="float" office:value="279275">
            <text:p>279275</text:p>
          </table:table-cell>
          <table:table-cell office:value-type="float" office:value="210992">
            <text:p>210992</text:p>
          </table:table-cell>
          <table:table-cell office:value-type="float" office:value="190993">
            <text:p>190993</text:p>
          </table:table-cell>
          <table:table-cell office:value-type="float" office:value="7718099">
            <text:p>7718099</text:p>
          </table:table-cell>
          <table:table-cell office:value-type="float" office:value="302237">
            <text:p>302237</text:p>
          </table:table-cell>
          <table:table-cell office:value-type="float" office:value="309508">
            <text:p>309508</text:p>
          </table:table-cell>
        </table:table-row>
        <table:table-row table:style-name="ro1">
          <table:table-cell office:value-type="float" office:value="6044288364">
            <text:p>6044288364</text:p>
          </table:table-cell>
          <table:table-cell office:value-type="float" office:value="310898">
            <text:p>310898</text:p>
          </table:table-cell>
          <table:table-cell office:value-type="float" office:value="179818">
            <text:p>179818</text:p>
          </table:table-cell>
          <table:table-cell office:value-type="float" office:value="175748">
            <text:p>175748</text:p>
          </table:table-cell>
          <table:table-cell office:value-type="float" office:value="11351079">
            <text:p>11351079</text:p>
          </table:table-cell>
          <table:table-cell office:value-type="float" office:value="357637">
            <text:p>357637</text:p>
          </table:table-cell>
          <table:table-cell office:value-type="float" office:value="213090">
            <text:p>213090</text:p>
          </table:table-cell>
          <table:table-cell office:value-type="float" office:value="1898496035">
            <text:p>1898496035</text:p>
          </table:table-cell>
          <table:table-cell office:value-type="float" office:value="227224">
            <text:p>227224</text:p>
          </table:table-cell>
          <table:table-cell office:value-type="float" office:value="193826">
            <text:p>193826</text:p>
          </table:table-cell>
          <table:table-cell office:value-type="float" office:value="170254">
            <text:p>170254</text:p>
          </table:table-cell>
          <table:table-cell office:value-type="float" office:value="528847">
            <text:p>528847</text:p>
          </table:table-cell>
          <table:table-cell office:value-type="float" office:value="325884">
            <text:p>325884</text:p>
          </table:table-cell>
          <table:table-cell office:value-type="float" office:value="336885">
            <text:p>336885</text:p>
          </table:table-cell>
          <table:table-cell office:value-type="float" office:value="13701249913">
            <text:p>13701249913</text:p>
          </table:table-cell>
          <table:table-cell office:value-type="float" office:value="225497">
            <text:p>225497</text:p>
          </table:table-cell>
          <table:table-cell office:value-type="float" office:value="210082">
            <text:p>210082</text:p>
          </table:table-cell>
          <table:table-cell office:value-type="float" office:value="166090">
            <text:p>166090</text:p>
          </table:table-cell>
          <table:table-cell office:value-type="float" office:value="3483239">
            <text:p>3483239</text:p>
          </table:table-cell>
          <table:table-cell office:value-type="float" office:value="270284">
            <text:p>270284</text:p>
          </table:table-cell>
          <table:table-cell office:value-type="float" office:value="230342">
            <text:p>230342</text:p>
          </table:table-cell>
        </table:table-row>
        <table:table-row table:style-name="ro1">
          <table:table-cell office:value-type="float" office:value="26778488295">
            <text:p>26778488295</text:p>
          </table:table-cell>
          <table:table-cell office:value-type="float" office:value="194752">
            <text:p>194752</text:p>
          </table:table-cell>
          <table:table-cell office:value-type="float" office:value="190351">
            <text:p>190351</text:p>
          </table:table-cell>
          <table:table-cell office:value-type="float" office:value="150238">
            <text:p>150238</text:p>
          </table:table-cell>
          <table:table-cell office:value-type="float" office:value="70722232">
            <text:p>70722232</text:p>
          </table:table-cell>
          <table:table-cell office:value-type="float" office:value="400716">
            <text:p>400716</text:p>
          </table:table-cell>
          <table:table-cell office:value-type="float" office:value="311153">
            <text:p>311153</text:p>
          </table:table-cell>
          <table:table-cell office:value-type="float" office:value="26831020554">
            <text:p>26831020554</text:p>
          </table:table-cell>
          <table:table-cell office:value-type="float" office:value="208170">
            <text:p>208170</text:p>
          </table:table-cell>
          <table:table-cell office:value-type="float" office:value="254014">
            <text:p>254014</text:p>
          </table:table-cell>
          <table:table-cell office:value-type="float" office:value="162486">
            <text:p>162486</text:p>
          </table:table-cell>
          <table:table-cell office:value-type="float" office:value="2771301">
            <text:p>2771301</text:p>
          </table:table-cell>
          <table:table-cell office:value-type="float" office:value="284322">
            <text:p>284322</text:p>
          </table:table-cell>
          <table:table-cell office:value-type="float" office:value="247454">
            <text:p>247454</text:p>
          </table:table-cell>
          <table:table-cell office:value-type="float" office:value="5584796425">
            <text:p>5584796425</text:p>
          </table:table-cell>
          <table:table-cell office:value-type="float" office:value="205602">
            <text:p>205602</text:p>
          </table:table-cell>
          <table:table-cell office:value-type="float" office:value="163682">
            <text:p>163682</text:p>
          </table:table-cell>
          <table:table-cell office:value-type="float" office:value="193749">
            <text:p>193749</text:p>
          </table:table-cell>
          <table:table-cell office:value-type="float" office:value="39498251">
            <text:p>39498251</text:p>
          </table:table-cell>
          <table:table-cell office:value-type="float" office:value="324587">
            <text:p>324587</text:p>
          </table:table-cell>
          <table:table-cell office:value-type="float" office:value="292177">
            <text:p>292177</text:p>
          </table:table-cell>
        </table:table-row>
        <table:table-row table:style-name="ro1">
          <table:table-cell office:value-type="float" office:value="5008998170">
            <text:p>5008998170</text:p>
          </table:table-cell>
          <table:table-cell office:value-type="float" office:value="193608">
            <text:p>193608</text:p>
          </table:table-cell>
          <table:table-cell office:value-type="float" office:value="159310">
            <text:p>159310</text:p>
          </table:table-cell>
          <table:table-cell office:value-type="float" office:value="175822">
            <text:p>175822</text:p>
          </table:table-cell>
          <table:table-cell office:value-type="float" office:value="52647534">
            <text:p>52647534</text:p>
          </table:table-cell>
          <table:table-cell office:value-type="float" office:value="331201">
            <text:p>331201</text:p>
          </table:table-cell>
          <table:table-cell office:value-type="float" office:value="268950">
            <text:p>268950</text:p>
          </table:table-cell>
          <table:table-cell office:value-type="float" office:value="7382009722">
            <text:p>7382009722</text:p>
          </table:table-cell>
          <table:table-cell office:value-type="float" office:value="206384">
            <text:p>206384</text:p>
          </table:table-cell>
          <table:table-cell office:value-type="float" office:value="265380">
            <text:p>265380</text:p>
          </table:table-cell>
          <table:table-cell office:value-type="float" office:value="166520">
            <text:p>166520</text:p>
          </table:table-cell>
          <table:table-cell office:value-type="float" office:value="107650045">
            <text:p>107650045</text:p>
          </table:table-cell>
          <table:table-cell office:value-type="float" office:value="327130">
            <text:p>327130</text:p>
          </table:table-cell>
          <table:table-cell office:value-type="float" office:value="294799">
            <text:p>294799</text:p>
          </table:table-cell>
          <table:table-cell office:value-type="float" office:value="4117129307">
            <text:p>4117129307</text:p>
          </table:table-cell>
          <table:table-cell office:value-type="float" office:value="205028">
            <text:p>205028</text:p>
          </table:table-cell>
          <table:table-cell office:value-type="float" office:value="190708">
            <text:p>190708</text:p>
          </table:table-cell>
          <table:table-cell office:value-type="float" office:value="182157">
            <text:p>182157</text:p>
          </table:table-cell>
          <table:table-cell office:value-type="float" office:value="275649">
            <text:p>275649</text:p>
          </table:table-cell>
          <table:table-cell office:value-type="float" office:value="334989">
            <text:p>334989</text:p>
          </table:table-cell>
          <table:table-cell office:value-type="float" office:value="295958">
            <text:p>295958</text:p>
          </table:table-cell>
        </table:table-row>
        <table:table-row table:style-name="ro1">
          <table:table-cell office:value-type="float" office:value="3986936120">
            <text:p>3986936120</text:p>
          </table:table-cell>
          <table:table-cell office:value-type="float" office:value="214678">
            <text:p>214678</text:p>
          </table:table-cell>
          <table:table-cell office:value-type="float" office:value="154110">
            <text:p>154110</text:p>
          </table:table-cell>
          <table:table-cell office:value-type="float" office:value="161606">
            <text:p>161606</text:p>
          </table:table-cell>
          <table:table-cell office:value-type="float" office:value="393631">
            <text:p>393631</text:p>
          </table:table-cell>
          <table:table-cell office:value-type="float" office:value="319258">
            <text:p>319258</text:p>
          </table:table-cell>
          <table:table-cell office:value-type="float" office:value="231500">
            <text:p>231500</text:p>
          </table:table-cell>
          <table:table-cell office:value-type="float" office:value="4570197174">
            <text:p>4570197174</text:p>
          </table:table-cell>
          <table:table-cell office:value-type="float" office:value="283143">
            <text:p>283143</text:p>
          </table:table-cell>
          <table:table-cell office:value-type="float" office:value="168982">
            <text:p>168982</text:p>
          </table:table-cell>
          <table:table-cell office:value-type="float" office:value="160256">
            <text:p>160256</text:p>
          </table:table-cell>
          <table:table-cell office:value-type="float" office:value="6653619">
            <text:p>6653619</text:p>
          </table:table-cell>
          <table:table-cell office:value-type="float" office:value="366406">
            <text:p>366406</text:p>
          </table:table-cell>
          <table:table-cell office:value-type="float" office:value="237676">
            <text:p>237676</text:p>
          </table:table-cell>
          <table:table-cell office:value-type="float" office:value="3693655928">
            <text:p>3693655928</text:p>
          </table:table-cell>
          <table:table-cell office:value-type="float" office:value="204926">
            <text:p>204926</text:p>
          </table:table-cell>
          <table:table-cell office:value-type="float" office:value="243021">
            <text:p>243021</text:p>
          </table:table-cell>
          <table:table-cell office:value-type="float" office:value="308681">
            <text:p>308681</text:p>
          </table:table-cell>
          <table:table-cell office:value-type="float" office:value="2263694">
            <text:p>2263694</text:p>
          </table:table-cell>
          <table:table-cell office:value-type="float" office:value="302294">
            <text:p>302294</text:p>
          </table:table-cell>
          <table:table-cell office:value-type="float" office:value="290199">
            <text:p>290199</text:p>
          </table:table-cell>
        </table:table-row>
        <table:table-row table:style-name="ro1">
          <table:table-cell office:value-type="float" office:value="2723212811">
            <text:p>2723212811</text:p>
          </table:table-cell>
          <table:table-cell office:value-type="float" office:value="215377">
            <text:p>215377</text:p>
          </table:table-cell>
          <table:table-cell office:value-type="float" office:value="170438">
            <text:p>170438</text:p>
          </table:table-cell>
          <table:table-cell office:value-type="float" office:value="156178">
            <text:p>156178</text:p>
          </table:table-cell>
          <table:table-cell office:value-type="float" office:value="13090335">
            <text:p>13090335</text:p>
          </table:table-cell>
          <table:table-cell office:value-type="float" office:value="273244">
            <text:p>273244</text:p>
          </table:table-cell>
          <table:table-cell office:value-type="float" office:value="252820">
            <text:p>252820</text:p>
          </table:table-cell>
          <table:table-cell office:value-type="float" office:value="10935995811">
            <text:p>10935995811</text:p>
          </table:table-cell>
          <table:table-cell office:value-type="float" office:value="207274">
            <text:p>207274</text:p>
          </table:table-cell>
          <table:table-cell office:value-type="float" office:value="174620">
            <text:p>174620</text:p>
          </table:table-cell>
          <table:table-cell office:value-type="float" office:value="191868">
            <text:p>191868</text:p>
          </table:table-cell>
          <table:table-cell office:value-type="float" office:value="47382234">
            <text:p>47382234</text:p>
          </table:table-cell>
          <table:table-cell office:value-type="float" office:value="300212">
            <text:p>300212</text:p>
          </table:table-cell>
          <table:table-cell office:value-type="float" office:value="227486">
            <text:p>227486</text:p>
          </table:table-cell>
          <table:table-cell office:value-type="float" office:value="2860302383">
            <text:p>2860302383</text:p>
          </table:table-cell>
          <table:table-cell office:value-type="float" office:value="204264">
            <text:p>204264</text:p>
          </table:table-cell>
          <table:table-cell office:value-type="float" office:value="174392">
            <text:p>174392</text:p>
          </table:table-cell>
          <table:table-cell office:value-type="float" office:value="162908">
            <text:p>162908</text:p>
          </table:table-cell>
          <table:table-cell office:value-type="float" office:value="820766">
            <text:p>820766</text:p>
          </table:table-cell>
          <table:table-cell office:value-type="float" office:value="326841">
            <text:p>326841</text:p>
          </table:table-cell>
          <table:table-cell office:value-type="float" office:value="268419">
            <text:p>268419</text:p>
          </table:table-cell>
        </table:table-row>
        <table:table-row table:style-name="ro1">
          <table:table-cell office:value-type="float" office:value="5251872437">
            <text:p>5251872437</text:p>
          </table:table-cell>
          <table:table-cell office:value-type="float" office:value="322040">
            <text:p>322040</text:p>
          </table:table-cell>
          <table:table-cell office:value-type="float" office:value="157612">
            <text:p>157612</text:p>
          </table:table-cell>
          <table:table-cell office:value-type="float" office:value="184027">
            <text:p>184027</text:p>
          </table:table-cell>
          <table:table-cell office:value-type="float" office:value="11992119">
            <text:p>11992119</text:p>
          </table:table-cell>
          <table:table-cell office:value-type="float" office:value="332460">
            <text:p>332460</text:p>
          </table:table-cell>
          <table:table-cell office:value-type="float" office:value="240382">
            <text:p>240382</text:p>
          </table:table-cell>
          <table:table-cell office:value-type="float" office:value="4798134648">
            <text:p>4798134648</text:p>
          </table:table-cell>
          <table:table-cell office:value-type="float" office:value="203578">
            <text:p>203578</text:p>
          </table:table-cell>
          <table:table-cell office:value-type="float" office:value="174644">
            <text:p>174644</text:p>
          </table:table-cell>
          <table:table-cell office:value-type="float" office:value="195751">
            <text:p>195751</text:p>
          </table:table-cell>
          <table:table-cell office:value-type="float" office:value="4361827">
            <text:p>4361827</text:p>
          </table:table-cell>
          <table:table-cell office:value-type="float" office:value="342839">
            <text:p>342839</text:p>
          </table:table-cell>
          <table:table-cell office:value-type="float" office:value="239286">
            <text:p>239286</text:p>
          </table:table-cell>
          <table:table-cell office:value-type="float" office:value="2890672054">
            <text:p>2890672054</text:p>
          </table:table-cell>
          <table:table-cell office:value-type="float" office:value="247877">
            <text:p>247877</text:p>
          </table:table-cell>
          <table:table-cell office:value-type="float" office:value="163824">
            <text:p>163824</text:p>
          </table:table-cell>
          <table:table-cell office:value-type="float" office:value="186815">
            <text:p>186815</text:p>
          </table:table-cell>
          <table:table-cell office:value-type="float" office:value="15654669">
            <text:p>15654669</text:p>
          </table:table-cell>
          <table:table-cell office:value-type="float" office:value="285270">
            <text:p>285270</text:p>
          </table:table-cell>
          <table:table-cell office:value-type="float" office:value="300679">
            <text:p>300679</text:p>
          </table:table-cell>
        </table:table-row>
        <table:table-row table:style-name="ro1">
          <table:table-cell office:value-type="float" office:value="20695900869">
            <text:p>20695900869</text:p>
          </table:table-cell>
          <table:table-cell office:value-type="float" office:value="196548">
            <text:p>196548</text:p>
          </table:table-cell>
          <table:table-cell office:value-type="float" office:value="151808">
            <text:p>151808</text:p>
          </table:table-cell>
          <table:table-cell office:value-type="float" office:value="192646">
            <text:p>192646</text:p>
          </table:table-cell>
          <table:table-cell office:value-type="float" office:value="27400877">
            <text:p>27400877</text:p>
          </table:table-cell>
          <table:table-cell office:value-type="float" office:value="285744">
            <text:p>285744</text:p>
          </table:table-cell>
          <table:table-cell office:value-type="float" office:value="228004">
            <text:p>228004</text:p>
          </table:table-cell>
          <table:table-cell office:value-type="float" office:value="1082726227">
            <text:p>1082726227</text:p>
          </table:table-cell>
          <table:table-cell office:value-type="float" office:value="233236">
            <text:p>233236</text:p>
          </table:table-cell>
          <table:table-cell office:value-type="float" office:value="195581">
            <text:p>195581</text:p>
          </table:table-cell>
          <table:table-cell office:value-type="float" office:value="164838">
            <text:p>164838</text:p>
          </table:table-cell>
          <table:table-cell office:value-type="float" office:value="4764859">
            <text:p>4764859</text:p>
          </table:table-cell>
          <table:table-cell office:value-type="float" office:value="355806">
            <text:p>355806</text:p>
          </table:table-cell>
          <table:table-cell office:value-type="float" office:value="263436">
            <text:p>263436</text:p>
          </table:table-cell>
          <table:table-cell office:value-type="float" office:value="12836155506">
            <text:p>12836155506</text:p>
          </table:table-cell>
          <table:table-cell office:value-type="float" office:value="229192">
            <text:p>229192</text:p>
          </table:table-cell>
          <table:table-cell office:value-type="float" office:value="196473">
            <text:p>196473</text:p>
          </table:table-cell>
          <table:table-cell office:value-type="float" office:value="168820">
            <text:p>168820</text:p>
          </table:table-cell>
          <table:table-cell office:value-type="float" office:value="60922089">
            <text:p>60922089</text:p>
          </table:table-cell>
          <table:table-cell office:value-type="float" office:value="285208">
            <text:p>285208</text:p>
          </table:table-cell>
          <table:table-cell office:value-type="float" office:value="252484">
            <text:p>252484</text:p>
          </table:table-cell>
        </table:table-row>
        <table:table-row table:style-name="ro1">
          <table:table-cell office:value-type="float" office:value="6162438049">
            <text:p>6162438049</text:p>
          </table:table-cell>
          <table:table-cell office:value-type="float" office:value="193980">
            <text:p>193980</text:p>
          </table:table-cell>
          <table:table-cell office:value-type="float" office:value="150938">
            <text:p>150938</text:p>
          </table:table-cell>
          <table:table-cell office:value-type="float" office:value="229403">
            <text:p>229403</text:p>
          </table:table-cell>
          <table:table-cell office:value-type="float" office:value="6459963">
            <text:p>6459963</text:p>
          </table:table-cell>
          <table:table-cell office:value-type="float" office:value="285274">
            <text:p>285274</text:p>
          </table:table-cell>
          <table:table-cell office:value-type="float" office:value="341777">
            <text:p>341777</text:p>
          </table:table-cell>
          <table:table-cell office:value-type="float" office:value="23418241942">
            <text:p>23418241942</text:p>
          </table:table-cell>
          <table:table-cell office:value-type="float" office:value="248211">
            <text:p>248211</text:p>
          </table:table-cell>
          <table:table-cell office:value-type="float" office:value="175782">
            <text:p>175782</text:p>
          </table:table-cell>
          <table:table-cell office:value-type="float" office:value="163388">
            <text:p>163388</text:p>
          </table:table-cell>
          <table:table-cell office:value-type="float" office:value="21130061">
            <text:p>21130061</text:p>
          </table:table-cell>
          <table:table-cell office:value-type="float" office:value="299054">
            <text:p>299054</text:p>
          </table:table-cell>
          <table:table-cell office:value-type="float" office:value="242600">
            <text:p>242600</text:p>
          </table:table-cell>
          <table:table-cell office:value-type="float" office:value="2026525895">
            <text:p>2026525895</text:p>
          </table:table-cell>
          <table:table-cell office:value-type="float" office:value="201204">
            <text:p>201204</text:p>
          </table:table-cell>
          <table:table-cell office:value-type="float" office:value="168866">
            <text:p>168866</text:p>
          </table:table-cell>
          <table:table-cell office:value-type="float" office:value="162696">
            <text:p>162696</text:p>
          </table:table-cell>
          <table:table-cell office:value-type="float" office:value="7084654">
            <text:p>7084654</text:p>
          </table:table-cell>
          <table:table-cell office:value-type="float" office:value="284848">
            <text:p>284848</text:p>
          </table:table-cell>
          <table:table-cell office:value-type="float" office:value="285974">
            <text:p>285974</text:p>
          </table:table-cell>
        </table:table-row>
        <table:table-row table:style-name="ro1">
          <table:table-cell office:value-type="float" office:value="15606090679">
            <text:p>15606090679</text:p>
          </table:table-cell>
          <table:table-cell office:value-type="float" office:value="238349">
            <text:p>238349</text:p>
          </table:table-cell>
          <table:table-cell office:value-type="float" office:value="156362">
            <text:p>156362</text:p>
          </table:table-cell>
          <table:table-cell office:value-type="float" office:value="157900">
            <text:p>157900</text:p>
          </table:table-cell>
          <table:table-cell office:value-type="float" office:value="6645290">
            <text:p>6645290</text:p>
          </table:table-cell>
          <table:table-cell office:value-type="float" office:value="494660">
            <text:p>494660</text:p>
          </table:table-cell>
          <table:table-cell office:value-type="float" office:value="282345">
            <text:p>282345</text:p>
          </table:table-cell>
          <table:table-cell office:value-type="float" office:value="1402285077">
            <text:p>1402285077</text:p>
          </table:table-cell>
          <table:table-cell office:value-type="float" office:value="209810">
            <text:p>209810</text:p>
          </table:table-cell>
          <table:table-cell office:value-type="float" office:value="228292">
            <text:p>228292</text:p>
          </table:table-cell>
          <table:table-cell office:value-type="float" office:value="163848">
            <text:p>163848</text:p>
          </table:table-cell>
          <table:table-cell office:value-type="float" office:value="90228722">
            <text:p>90228722</text:p>
          </table:table-cell>
          <table:table-cell office:value-type="float" office:value="299470">
            <text:p>299470</text:p>
          </table:table-cell>
          <table:table-cell office:value-type="float" office:value="285485">
            <text:p>285485</text:p>
          </table:table-cell>
          <table:table-cell office:value-type="float" office:value="4160819187">
            <text:p>4160819187</text:p>
          </table:table-cell>
          <table:table-cell office:value-type="float" office:value="247703">
            <text:p>247703</text:p>
          </table:table-cell>
          <table:table-cell office:value-type="float" office:value="172352">
            <text:p>172352</text:p>
          </table:table-cell>
          <table:table-cell office:value-type="float" office:value="160534">
            <text:p>160534</text:p>
          </table:table-cell>
          <table:table-cell office:value-type="float" office:value="3287413">
            <text:p>3287413</text:p>
          </table:table-cell>
          <table:table-cell office:value-type="float" office:value="282048">
            <text:p>282048</text:p>
          </table:table-cell>
          <table:table-cell office:value-type="float" office:value="227822">
            <text:p>227822</text:p>
          </table:table-cell>
        </table:table-row>
        <table:table-row table:style-name="ro1">
          <table:table-cell office:value-type="float" office:value="27115623174">
            <text:p>27115623174</text:p>
          </table:table-cell>
          <table:table-cell office:value-type="float" office:value="195570">
            <text:p>195570</text:p>
          </table:table-cell>
          <table:table-cell office:value-type="float" office:value="166776">
            <text:p>166776</text:p>
          </table:table-cell>
          <table:table-cell office:value-type="float" office:value="183294">
            <text:p>183294</text:p>
          </table:table-cell>
          <table:table-cell office:value-type="float" office:value="307445">
            <text:p>307445</text:p>
          </table:table-cell>
          <table:table-cell office:value-type="float" office:value="311574">
            <text:p>311574</text:p>
          </table:table-cell>
          <table:table-cell office:value-type="float" office:value="272582">
            <text:p>272582</text:p>
          </table:table-cell>
          <table:table-cell office:value-type="float" office:value="6614955965">
            <text:p>6614955965</text:p>
          </table:table-cell>
          <table:table-cell office:value-type="float" office:value="238459">
            <text:p>238459</text:p>
          </table:table-cell>
          <table:table-cell office:value-type="float" office:value="164246">
            <text:p>164246</text:p>
          </table:table-cell>
          <table:table-cell office:value-type="float" office:value="198286">
            <text:p>198286</text:p>
          </table:table-cell>
          <table:table-cell office:value-type="float" office:value="14677111">
            <text:p>14677111</text:p>
          </table:table-cell>
          <table:table-cell office:value-type="float" office:value="295110">
            <text:p>295110</text:p>
          </table:table-cell>
          <table:table-cell office:value-type="float" office:value="265906">
            <text:p>265906</text:p>
          </table:table-cell>
          <table:table-cell office:value-type="float" office:value="7038441269">
            <text:p>7038441269</text:p>
          </table:table-cell>
          <table:table-cell office:value-type="float" office:value="207346">
            <text:p>207346</text:p>
          </table:table-cell>
          <table:table-cell office:value-type="float" office:value="169682">
            <text:p>169682</text:p>
          </table:table-cell>
          <table:table-cell office:value-type="float" office:value="159100">
            <text:p>159100</text:p>
          </table:table-cell>
          <table:table-cell office:value-type="float" office:value="246340">
            <text:p>246340</text:p>
          </table:table-cell>
          <table:table-cell office:value-type="float" office:value="317097">
            <text:p>317097</text:p>
          </table:table-cell>
          <table:table-cell office:value-type="float" office:value="279206">
            <text:p>279206</text:p>
          </table:table-cell>
        </table:table-row>
        <table:table-row table:style-name="ro1">
          <table:table-cell office:value-type="float" office:value="5202662237">
            <text:p>5202662237</text:p>
          </table:table-cell>
          <table:table-cell office:value-type="float" office:value="196162">
            <text:p>196162</text:p>
          </table:table-cell>
          <table:table-cell office:value-type="float" office:value="155908">
            <text:p>155908</text:p>
          </table:table-cell>
          <table:table-cell office:value-type="float" office:value="227059">
            <text:p>227059</text:p>
          </table:table-cell>
          <table:table-cell office:value-type="float" office:value="2520550">
            <text:p>2520550</text:p>
          </table:table-cell>
          <table:table-cell office:value-type="float" office:value="262514">
            <text:p>262514</text:p>
          </table:table-cell>
          <table:table-cell office:value-type="float" office:value="305896">
            <text:p>305896</text:p>
          </table:table-cell>
          <table:table-cell office:value-type="float" office:value="1098044612">
            <text:p>1098044612</text:p>
          </table:table-cell>
          <table:table-cell office:value-type="float" office:value="297494">
            <text:p>297494</text:p>
          </table:table-cell>
          <table:table-cell office:value-type="float" office:value="170170">
            <text:p>170170</text:p>
          </table:table-cell>
          <table:table-cell office:value-type="float" office:value="192978">
            <text:p>192978</text:p>
          </table:table-cell>
          <table:table-cell office:value-type="float" office:value="731044">
            <text:p>731044</text:p>
          </table:table-cell>
          <table:table-cell office:value-type="float" office:value="300541">
            <text:p>300541</text:p>
          </table:table-cell>
          <table:table-cell office:value-type="float" office:value="226310">
            <text:p>226310</text:p>
          </table:table-cell>
          <table:table-cell office:value-type="float" office:value="6621946514">
            <text:p>6621946514</text:p>
          </table:table-cell>
          <table:table-cell office:value-type="float" office:value="235222">
            <text:p>235222</text:p>
          </table:table-cell>
          <table:table-cell office:value-type="float" office:value="191543">
            <text:p>191543</text:p>
          </table:table-cell>
          <table:table-cell office:value-type="float" office:value="167584">
            <text:p>167584</text:p>
          </table:table-cell>
          <table:table-cell office:value-type="float" office:value="10831643">
            <text:p>10831643</text:p>
          </table:table-cell>
          <table:table-cell office:value-type="float" office:value="335416">
            <text:p>335416</text:p>
          </table:table-cell>
          <table:table-cell office:value-type="float" office:value="231596">
            <text:p>231596</text:p>
          </table:table-cell>
        </table:table-row>
        <table:table-row table:style-name="ro1">
          <table:table-cell office:value-type="float" office:value="3094438118">
            <text:p>3094438118</text:p>
          </table:table-cell>
          <table:table-cell office:value-type="float" office:value="206742">
            <text:p>206742</text:p>
          </table:table-cell>
          <table:table-cell office:value-type="float" office:value="221519">
            <text:p>221519</text:p>
          </table:table-cell>
          <table:table-cell office:value-type="float" office:value="174490">
            <text:p>174490</text:p>
          </table:table-cell>
          <table:table-cell office:value-type="float" office:value="19809662">
            <text:p>19809662</text:p>
          </table:table-cell>
          <table:table-cell office:value-type="float" office:value="313268">
            <text:p>313268</text:p>
          </table:table-cell>
          <table:table-cell office:value-type="float" office:value="277025">
            <text:p>277025</text:p>
          </table:table-cell>
          <table:table-cell office:value-type="float" office:value="12550413438">
            <text:p>12550413438</text:p>
          </table:table-cell>
          <table:table-cell office:value-type="float" office:value="207952">
            <text:p>207952</text:p>
          </table:table-cell>
          <table:table-cell office:value-type="float" office:value="226890">
            <text:p>226890</text:p>
          </table:table-cell>
          <table:table-cell office:value-type="float" office:value="202345">
            <text:p>202345</text:p>
          </table:table-cell>
          <table:table-cell office:value-type="float" office:value="2682658">
            <text:p>2682658</text:p>
          </table:table-cell>
          <table:table-cell office:value-type="float" office:value="274378">
            <text:p>274378</text:p>
          </table:table-cell>
          <table:table-cell office:value-type="float" office:value="270478">
            <text:p>270478</text:p>
          </table:table-cell>
          <table:table-cell office:value-type="float" office:value="4718914922">
            <text:p>4718914922</text:p>
          </table:table-cell>
          <table:table-cell office:value-type="float" office:value="235227">
            <text:p>235227</text:p>
          </table:table-cell>
          <table:table-cell office:value-type="float" office:value="192661">
            <text:p>192661</text:p>
          </table:table-cell>
          <table:table-cell office:value-type="float" office:value="160320">
            <text:p>160320</text:p>
          </table:table-cell>
          <table:table-cell office:value-type="float" office:value="7306515">
            <text:p>7306515</text:p>
          </table:table-cell>
          <table:table-cell office:value-type="float" office:value="304251">
            <text:p>304251</text:p>
          </table:table-cell>
          <table:table-cell office:value-type="float" office:value="268101">
            <text:p>268101</text:p>
          </table:table-cell>
        </table:table-row>
        <table:table-row table:style-name="ro1">
          <table:table-cell office:value-type="float" office:value="16437046535">
            <text:p>16437046535</text:p>
          </table:table-cell>
          <table:table-cell office:value-type="float" office:value="231374">
            <text:p>231374</text:p>
          </table:table-cell>
          <table:table-cell office:value-type="float" office:value="216492">
            <text:p>216492</text:p>
          </table:table-cell>
          <table:table-cell office:value-type="float" office:value="461167">
            <text:p>461167</text:p>
          </table:table-cell>
          <table:table-cell office:value-type="float" office:value="16121237">
            <text:p>16121237</text:p>
          </table:table-cell>
          <table:table-cell office:value-type="float" office:value="287726">
            <text:p>287726</text:p>
          </table:table-cell>
          <table:table-cell office:value-type="float" office:value="332990">
            <text:p>332990</text:p>
          </table:table-cell>
          <table:table-cell office:value-type="float" office:value="1593313555">
            <text:p>1593313555</text:p>
          </table:table-cell>
          <table:table-cell office:value-type="float" office:value="207430">
            <text:p>207430</text:p>
          </table:table-cell>
          <table:table-cell office:value-type="float" office:value="169550">
            <text:p>169550</text:p>
          </table:table-cell>
          <table:table-cell office:value-type="float" office:value="198887">
            <text:p>198887</text:p>
          </table:table-cell>
          <table:table-cell office:value-type="float" office:value="1738077">
            <text:p>1738077</text:p>
          </table:table-cell>
          <table:table-cell office:value-type="float" office:value="412669">
            <text:p>412669</text:p>
          </table:table-cell>
          <table:table-cell office:value-type="float" office:value="243918">
            <text:p>243918</text:p>
          </table:table-cell>
          <table:table-cell office:value-type="float" office:value="8862946508">
            <text:p>8862946508</text:p>
          </table:table-cell>
          <table:table-cell office:value-type="float" office:value="240978">
            <text:p>240978</text:p>
          </table:table-cell>
          <table:table-cell office:value-type="float" office:value="290136">
            <text:p>290136</text:p>
          </table:table-cell>
          <table:table-cell office:value-type="float" office:value="198063">
            <text:p>198063</text:p>
          </table:table-cell>
          <table:table-cell office:value-type="float" office:value="17306062">
            <text:p>17306062</text:p>
          </table:table-cell>
          <table:table-cell office:value-type="float" office:value="294122">
            <text:p>294122</text:p>
          </table:table-cell>
          <table:table-cell office:value-type="float" office:value="239582">
            <text:p>239582</text:p>
          </table:table-cell>
        </table:table-row>
        <table:table-row table:style-name="ro1">
          <table:table-cell office:value-type="float" office:value="4798246017">
            <text:p>4798246017</text:p>
          </table:table-cell>
          <table:table-cell office:value-type="float" office:value="316897">
            <text:p>316897</text:p>
          </table:table-cell>
          <table:table-cell office:value-type="float" office:value="185043">
            <text:p>185043</text:p>
          </table:table-cell>
          <table:table-cell office:value-type="float" office:value="400328">
            <text:p>400328</text:p>
          </table:table-cell>
          <table:table-cell office:value-type="float" office:value="5643409">
            <text:p>5643409</text:p>
          </table:table-cell>
          <table:table-cell office:value-type="float" office:value="355982">
            <text:p>355982</text:p>
          </table:table-cell>
          <table:table-cell office:value-type="float" office:value="296731">
            <text:p>296731</text:p>
          </table:table-cell>
          <table:table-cell office:value-type="float" office:value="5745791744">
            <text:p>5745791744</text:p>
          </table:table-cell>
          <table:table-cell office:value-type="float" office:value="215060">
            <text:p>215060</text:p>
          </table:table-cell>
          <table:table-cell office:value-type="float" office:value="164796">
            <text:p>164796</text:p>
          </table:table-cell>
          <table:table-cell office:value-type="float" office:value="263825">
            <text:p>263825</text:p>
          </table:table-cell>
          <table:table-cell office:value-type="float" office:value="546202">
            <text:p>546202</text:p>
          </table:table-cell>
          <table:table-cell office:value-type="float" office:value="290198">
            <text:p>290198</text:p>
          </table:table-cell>
          <table:table-cell office:value-type="float" office:value="769742">
            <text:p>769742</text:p>
          </table:table-cell>
          <table:table-cell office:value-type="float" office:value="13136664045">
            <text:p>13136664045</text:p>
          </table:table-cell>
          <table:table-cell office:value-type="float" office:value="209394">
            <text:p>209394</text:p>
          </table:table-cell>
          <table:table-cell office:value-type="float" office:value="198101">
            <text:p>198101</text:p>
          </table:table-cell>
          <table:table-cell office:value-type="float" office:value="162536">
            <text:p>162536</text:p>
          </table:table-cell>
          <table:table-cell office:value-type="float" office:value="580057">
            <text:p>580057</text:p>
          </table:table-cell>
          <table:table-cell office:value-type="float" office:value="275552">
            <text:p>275552</text:p>
          </table:table-cell>
          <table:table-cell office:value-type="float" office:value="263056">
            <text:p>263056</text:p>
          </table:table-cell>
        </table:table-row>
        <table:table-row table:style-name="ro1">
          <table:table-cell office:value-type="float" office:value="3918918915">
            <text:p>3918918915</text:p>
          </table:table-cell>
          <table:table-cell office:value-type="float" office:value="195778">
            <text:p>195778</text:p>
          </table:table-cell>
          <table:table-cell office:value-type="float" office:value="156748">
            <text:p>156748</text:p>
          </table:table-cell>
          <table:table-cell office:value-type="float" office:value="184969">
            <text:p>184969</text:p>
          </table:table-cell>
          <table:table-cell office:value-type="float" office:value="8066037">
            <text:p>8066037</text:p>
          </table:table-cell>
          <table:table-cell office:value-type="float" office:value="648378">
            <text:p>648378</text:p>
          </table:table-cell>
          <table:table-cell office:value-type="float" office:value="241126">
            <text:p>241126</text:p>
          </table:table-cell>
          <table:table-cell office:value-type="float" office:value="4779856034">
            <text:p>4779856034</text:p>
          </table:table-cell>
          <table:table-cell office:value-type="float" office:value="211956">
            <text:p>211956</text:p>
          </table:table-cell>
          <table:table-cell office:value-type="float" office:value="199074">
            <text:p>199074</text:p>
          </table:table-cell>
          <table:table-cell office:value-type="float" office:value="191404">
            <text:p>191404</text:p>
          </table:table-cell>
          <table:table-cell office:value-type="float" office:value="1965824">
            <text:p>1965824</text:p>
          </table:table-cell>
          <table:table-cell office:value-type="float" office:value="412304">
            <text:p>412304</text:p>
          </table:table-cell>
          <table:table-cell office:value-type="float" office:value="293384">
            <text:p>293384</text:p>
          </table:table-cell>
          <table:table-cell office:value-type="float" office:value="3103872145">
            <text:p>3103872145</text:p>
          </table:table-cell>
          <table:table-cell office:value-type="float" office:value="237826">
            <text:p>237826</text:p>
          </table:table-cell>
          <table:table-cell office:value-type="float" office:value="205022">
            <text:p>205022</text:p>
          </table:table-cell>
          <table:table-cell office:value-type="float" office:value="162924">
            <text:p>162924</text:p>
          </table:table-cell>
          <table:table-cell office:value-type="float" office:value="563591">
            <text:p>563591</text:p>
          </table:table-cell>
          <table:table-cell office:value-type="float" office:value="275360">
            <text:p>275360</text:p>
          </table:table-cell>
          <table:table-cell office:value-type="float" office:value="256246">
            <text:p>256246</text:p>
          </table:table-cell>
        </table:table-row>
        <table:table-row table:style-name="ro1">
          <table:table-cell office:value-type="float" office:value="1669873256">
            <text:p>1669873256</text:p>
          </table:table-cell>
          <table:table-cell office:value-type="float" office:value="253865">
            <text:p>253865</text:p>
          </table:table-cell>
          <table:table-cell office:value-type="float" office:value="189914">
            <text:p>189914</text:p>
          </table:table-cell>
          <table:table-cell office:value-type="float" office:value="161500">
            <text:p>161500</text:p>
          </table:table-cell>
          <table:table-cell office:value-type="float" office:value="280540">
            <text:p>280540</text:p>
          </table:table-cell>
          <table:table-cell office:value-type="float" office:value="278304">
            <text:p>278304</text:p>
          </table:table-cell>
          <table:table-cell office:value-type="float" office:value="225610">
            <text:p>225610</text:p>
          </table:table-cell>
          <table:table-cell office:value-type="float" office:value="3642401358">
            <text:p>3642401358</text:p>
          </table:table-cell>
          <table:table-cell office:value-type="float" office:value="210534">
            <text:p>210534</text:p>
          </table:table-cell>
          <table:table-cell office:value-type="float" office:value="250193">
            <text:p>250193</text:p>
          </table:table-cell>
          <table:table-cell office:value-type="float" office:value="163000">
            <text:p>163000</text:p>
          </table:table-cell>
          <table:table-cell office:value-type="float" office:value="739721">
            <text:p>739721</text:p>
          </table:table-cell>
          <table:table-cell office:value-type="float" office:value="287490">
            <text:p>287490</text:p>
          </table:table-cell>
          <table:table-cell office:value-type="float" office:value="234424">
            <text:p>234424</text:p>
          </table:table-cell>
          <table:table-cell office:value-type="float" office:value="1937292488">
            <text:p>1937292488</text:p>
          </table:table-cell>
          <table:table-cell office:value-type="float" office:value="766018">
            <text:p>766018</text:p>
          </table:table-cell>
          <table:table-cell office:value-type="float" office:value="193711">
            <text:p>193711</text:p>
          </table:table-cell>
          <table:table-cell office:value-type="float" office:value="183420">
            <text:p>183420</text:p>
          </table:table-cell>
          <table:table-cell office:value-type="float" office:value="28711039">
            <text:p>28711039</text:p>
          </table:table-cell>
          <table:table-cell office:value-type="float" office:value="288682">
            <text:p>288682</text:p>
          </table:table-cell>
          <table:table-cell office:value-type="float" office:value="440714">
            <text:p>440714</text:p>
          </table:table-cell>
        </table:table-row>
        <table:table-row table:style-name="ro1">
          <table:table-cell office:value-type="float" office:value="3082961906">
            <text:p>3082961906</text:p>
          </table:table-cell>
          <table:table-cell office:value-type="float" office:value="299274">
            <text:p>299274</text:p>
          </table:table-cell>
          <table:table-cell office:value-type="float" office:value="190172">
            <text:p>190172</text:p>
          </table:table-cell>
          <table:table-cell office:value-type="float" office:value="157016">
            <text:p>157016</text:p>
          </table:table-cell>
          <table:table-cell office:value-type="float" office:value="8585294">
            <text:p>8585294</text:p>
          </table:table-cell>
          <table:table-cell office:value-type="float" office:value="282298">
            <text:p>282298</text:p>
          </table:table-cell>
          <table:table-cell office:value-type="float" office:value="260134">
            <text:p>260134</text:p>
          </table:table-cell>
          <table:table-cell office:value-type="float" office:value="1301531724">
            <text:p>1301531724</text:p>
          </table:table-cell>
          <table:table-cell office:value-type="float" office:value="204284">
            <text:p>204284</text:p>
          </table:table-cell>
          <table:table-cell office:value-type="float" office:value="438349">
            <text:p>438349</text:p>
          </table:table-cell>
          <table:table-cell office:value-type="float" office:value="176242">
            <text:p>176242</text:p>
          </table:table-cell>
          <table:table-cell office:value-type="float" office:value="13493185">
            <text:p>13493185</text:p>
          </table:table-cell>
          <table:table-cell office:value-type="float" office:value="284494">
            <text:p>284494</text:p>
          </table:table-cell>
          <table:table-cell office:value-type="float" office:value="404551">
            <text:p>404551</text:p>
          </table:table-cell>
          <table:table-cell office:value-type="float" office:value="25194624798">
            <text:p>25194624798</text:p>
          </table:table-cell>
          <table:table-cell office:value-type="float" office:value="204402">
            <text:p>204402</text:p>
          </table:table-cell>
          <table:table-cell office:value-type="float" office:value="234195">
            <text:p>234195</text:p>
          </table:table-cell>
          <table:table-cell office:value-type="float" office:value="171948">
            <text:p>171948</text:p>
          </table:table-cell>
          <table:table-cell office:value-type="float" office:value="9329582">
            <text:p>9329582</text:p>
          </table:table-cell>
          <table:table-cell office:value-type="float" office:value="288788">
            <text:p>288788</text:p>
          </table:table-cell>
          <table:table-cell office:value-type="float" office:value="233254">
            <text:p>233254</text:p>
          </table:table-cell>
        </table:table-row>
        <table:table-row table:style-name="ro1">
          <table:table-cell office:value-type="float" office:value="1651732261">
            <text:p>1651732261</text:p>
          </table:table-cell>
          <table:table-cell office:value-type="float" office:value="199376">
            <text:p>199376</text:p>
          </table:table-cell>
          <table:table-cell office:value-type="float" office:value="186237">
            <text:p>186237</text:p>
          </table:table-cell>
          <table:table-cell office:value-type="float" office:value="158382">
            <text:p>158382</text:p>
          </table:table-cell>
          <table:table-cell office:value-type="float" office:value="295904">
            <text:p>295904</text:p>
          </table:table-cell>
          <table:table-cell office:value-type="float" office:value="303078">
            <text:p>303078</text:p>
          </table:table-cell>
          <table:table-cell office:value-type="float" office:value="228200">
            <text:p>228200</text:p>
          </table:table-cell>
          <table:table-cell office:value-type="float" office:value="3307874373">
            <text:p>3307874373</text:p>
          </table:table-cell>
          <table:table-cell office:value-type="float" office:value="323289">
            <text:p>323289</text:p>
          </table:table-cell>
          <table:table-cell office:value-type="float" office:value="262266">
            <text:p>262266</text:p>
          </table:table-cell>
          <table:table-cell office:value-type="float" office:value="170750">
            <text:p>170750</text:p>
          </table:table-cell>
          <table:table-cell office:value-type="float" office:value="8288210">
            <text:p>8288210</text:p>
          </table:table-cell>
          <table:table-cell office:value-type="float" office:value="330123">
            <text:p>330123</text:p>
          </table:table-cell>
          <table:table-cell office:value-type="float" office:value="249580">
            <text:p>249580</text:p>
          </table:table-cell>
          <table:table-cell office:value-type="float" office:value="22910479917">
            <text:p>22910479917</text:p>
          </table:table-cell>
          <table:table-cell office:value-type="float" office:value="208932">
            <text:p>208932</text:p>
          </table:table-cell>
          <table:table-cell office:value-type="float" office:value="169752">
            <text:p>169752</text:p>
          </table:table-cell>
          <table:table-cell office:value-type="float" office:value="574823">
            <text:p>574823</text:p>
          </table:table-cell>
          <table:table-cell office:value-type="float" office:value="567549">
            <text:p>567549</text:p>
          </table:table-cell>
          <table:table-cell office:value-type="float" office:value="275960">
            <text:p>275960</text:p>
          </table:table-cell>
          <table:table-cell office:value-type="float" office:value="223060">
            <text:p>223060</text:p>
          </table:table-cell>
        </table:table-row>
        <table:table-row table:style-name="ro1">
          <table:table-cell office:value-type="float" office:value="2985200478">
            <text:p>2985200478</text:p>
          </table:table-cell>
          <table:table-cell office:value-type="float" office:value="226325">
            <text:p>226325</text:p>
          </table:table-cell>
          <table:table-cell office:value-type="float" office:value="224704">
            <text:p>224704</text:p>
          </table:table-cell>
          <table:table-cell office:value-type="float" office:value="183288">
            <text:p>183288</text:p>
          </table:table-cell>
          <table:table-cell office:value-type="float" office:value="15827603">
            <text:p>15827603</text:p>
          </table:table-cell>
          <table:table-cell office:value-type="float" office:value="273946">
            <text:p>273946</text:p>
          </table:table-cell>
          <table:table-cell office:value-type="float" office:value="264307">
            <text:p>264307</text:p>
          </table:table-cell>
          <table:table-cell office:value-type="float" office:value="5982773597">
            <text:p>5982773597</text:p>
          </table:table-cell>
          <table:table-cell office:value-type="float" office:value="268361">
            <text:p>268361</text:p>
          </table:table-cell>
          <table:table-cell office:value-type="float" office:value="197823">
            <text:p>197823</text:p>
          </table:table-cell>
          <table:table-cell office:value-type="float" office:value="342272">
            <text:p>342272</text:p>
          </table:table-cell>
          <table:table-cell office:value-type="float" office:value="46527597">
            <text:p>46527597</text:p>
          </table:table-cell>
          <table:table-cell office:value-type="float" office:value="297850">
            <text:p>297850</text:p>
          </table:table-cell>
          <table:table-cell office:value-type="float" office:value="387870">
            <text:p>387870</text:p>
          </table:table-cell>
          <table:table-cell office:value-type="float" office:value="5558797922">
            <text:p>5558797922</text:p>
          </table:table-cell>
          <table:table-cell office:value-type="float" office:value="204652">
            <text:p>204652</text:p>
          </table:table-cell>
          <table:table-cell office:value-type="float" office:value="184482">
            <text:p>184482</text:p>
          </table:table-cell>
          <table:table-cell office:value-type="float" office:value="161698">
            <text:p>161698</text:p>
          </table:table-cell>
          <table:table-cell office:value-type="float" office:value="5955953">
            <text:p>5955953</text:p>
          </table:table-cell>
          <table:table-cell office:value-type="float" office:value="341105">
            <text:p>341105</text:p>
          </table:table-cell>
          <table:table-cell office:value-type="float" office:value="324296">
            <text:p>324296</text:p>
          </table:table-cell>
        </table:table-row>
        <table:table-row table:style-name="ro1">
          <table:table-cell office:value-type="float" office:value="32363895230">
            <text:p>32363895230</text:p>
          </table:table-cell>
          <table:table-cell office:value-type="float" office:value="217628">
            <text:p>217628</text:p>
          </table:table-cell>
          <table:table-cell office:value-type="float" office:value="177238">
            <text:p>177238</text:p>
          </table:table-cell>
          <table:table-cell office:value-type="float" office:value="171708">
            <text:p>171708</text:p>
          </table:table-cell>
          <table:table-cell office:value-type="float" office:value="10347346">
            <text:p>10347346</text:p>
          </table:table-cell>
          <table:table-cell office:value-type="float" office:value="397094">
            <text:p>397094</text:p>
          </table:table-cell>
          <table:table-cell office:value-type="float" office:value="280969">
            <text:p>280969</text:p>
          </table:table-cell>
          <table:table-cell office:value-type="float" office:value="2627430955">
            <text:p>2627430955</text:p>
          </table:table-cell>
          <table:table-cell office:value-type="float" office:value="208852">
            <text:p>208852</text:p>
          </table:table-cell>
          <table:table-cell office:value-type="float" office:value="250758">
            <text:p>250758</text:p>
          </table:table-cell>
          <table:table-cell office:value-type="float" office:value="170004">
            <text:p>170004</text:p>
          </table:table-cell>
          <table:table-cell office:value-type="float" office:value="27426671">
            <text:p>27426671</text:p>
          </table:table-cell>
          <table:table-cell office:value-type="float" office:value="297866">
            <text:p>297866</text:p>
          </table:table-cell>
          <table:table-cell office:value-type="float" office:value="374102">
            <text:p>374102</text:p>
          </table:table-cell>
          <table:table-cell office:value-type="float" office:value="1664843541">
            <text:p>1664843541</text:p>
          </table:table-cell>
          <table:table-cell office:value-type="float" office:value="215866">
            <text:p>215866</text:p>
          </table:table-cell>
          <table:table-cell office:value-type="float" office:value="204748">
            <text:p>204748</text:p>
          </table:table-cell>
          <table:table-cell office:value-type="float" office:value="161390">
            <text:p>161390</text:p>
          </table:table-cell>
          <table:table-cell office:value-type="float" office:value="10598506">
            <text:p>10598506</text:p>
          </table:table-cell>
          <table:table-cell office:value-type="float" office:value="342147">
            <text:p>342147</text:p>
          </table:table-cell>
          <table:table-cell office:value-type="float" office:value="337802">
            <text:p>337802</text:p>
          </table:table-cell>
        </table:table-row>
        <table:table-row table:style-name="ro1">
          <table:table-cell office:value-type="float" office:value="2069880472">
            <text:p>2069880472</text:p>
          </table:table-cell>
          <table:table-cell office:value-type="float" office:value="190770">
            <text:p>190770</text:p>
          </table:table-cell>
          <table:table-cell office:value-type="float" office:value="153374">
            <text:p>153374</text:p>
          </table:table-cell>
          <table:table-cell office:value-type="float" office:value="262192">
            <text:p>262192</text:p>
          </table:table-cell>
          <table:table-cell office:value-type="float" office:value="7720171">
            <text:p>7720171</text:p>
          </table:table-cell>
          <table:table-cell office:value-type="float" office:value="278052">
            <text:p>278052</text:p>
          </table:table-cell>
          <table:table-cell office:value-type="float" office:value="225826">
            <text:p>225826</text:p>
          </table:table-cell>
          <table:table-cell office:value-type="float" office:value="17208410289">
            <text:p>17208410289</text:p>
          </table:table-cell>
          <table:table-cell office:value-type="float" office:value="214562">
            <text:p>214562</text:p>
          </table:table-cell>
          <table:table-cell office:value-type="float" office:value="384828">
            <text:p>384828</text:p>
          </table:table-cell>
          <table:table-cell office:value-type="float" office:value="262610">
            <text:p>262610</text:p>
          </table:table-cell>
          <table:table-cell office:value-type="float" office:value="2684829">
            <text:p>2684829</text:p>
          </table:table-cell>
          <table:table-cell office:value-type="float" office:value="350549">
            <text:p>350549</text:p>
          </table:table-cell>
          <table:table-cell office:value-type="float" office:value="254494">
            <text:p>254494</text:p>
          </table:table-cell>
          <table:table-cell office:value-type="float" office:value="21495415861">
            <text:p>21495415861</text:p>
          </table:table-cell>
          <table:table-cell office:value-type="float" office:value="433677">
            <text:p>433677</text:p>
          </table:table-cell>
          <table:table-cell office:value-type="float" office:value="291106">
            <text:p>291106</text:p>
          </table:table-cell>
          <table:table-cell office:value-type="float" office:value="319284">
            <text:p>319284</text:p>
          </table:table-cell>
          <table:table-cell office:value-type="float" office:value="30552179">
            <text:p>30552179</text:p>
          </table:table-cell>
          <table:table-cell office:value-type="float" office:value="287442">
            <text:p>287442</text:p>
          </table:table-cell>
          <table:table-cell office:value-type="float" office:value="411185">
            <text:p>411185</text:p>
          </table:table-cell>
        </table:table-row>
        <table:table-row table:style-name="ro1">
          <table:table-cell office:value-type="float" office:value="23367438214">
            <text:p>23367438214</text:p>
          </table:table-cell>
          <table:table-cell office:value-type="float" office:value="305898">
            <text:p>305898</text:p>
          </table:table-cell>
          <table:table-cell office:value-type="float" office:value="167498">
            <text:p>167498</text:p>
          </table:table-cell>
          <table:table-cell office:value-type="float" office:value="155486">
            <text:p>155486</text:p>
          </table:table-cell>
          <table:table-cell office:value-type="float" office:value="1052254">
            <text:p>1052254</text:p>
          </table:table-cell>
          <table:table-cell office:value-type="float" office:value="425969">
            <text:p>425969</text:p>
          </table:table-cell>
          <table:table-cell office:value-type="float" office:value="371788">
            <text:p>371788</text:p>
          </table:table-cell>
          <table:table-cell office:value-type="float" office:value="3045624146">
            <text:p>3045624146</text:p>
          </table:table-cell>
          <table:table-cell office:value-type="float" office:value="266366">
            <text:p>266366</text:p>
          </table:table-cell>
          <table:table-cell office:value-type="float" office:value="172622">
            <text:p>172622</text:p>
          </table:table-cell>
          <table:table-cell office:value-type="float" office:value="190485">
            <text:p>190485</text:p>
          </table:table-cell>
          <table:table-cell office:value-type="float" office:value="6640763">
            <text:p>6640763</text:p>
          </table:table-cell>
          <table:table-cell office:value-type="float" office:value="468765">
            <text:p>468765</text:p>
          </table:table-cell>
          <table:table-cell office:value-type="float" office:value="353923">
            <text:p>353923</text:p>
          </table:table-cell>
          <table:table-cell office:value-type="float" office:value="12121023128">
            <text:p>12121023128</text:p>
          </table:table-cell>
          <table:table-cell office:value-type="float" office:value="214064">
            <text:p>214064</text:p>
          </table:table-cell>
          <table:table-cell office:value-type="float" office:value="262538">
            <text:p>262538</text:p>
          </table:table-cell>
          <table:table-cell office:value-type="float" office:value="163044">
            <text:p>163044</text:p>
          </table:table-cell>
          <table:table-cell office:value-type="float" office:value="20718259">
            <text:p>20718259</text:p>
          </table:table-cell>
          <table:table-cell office:value-type="float" office:value="411128">
            <text:p>411128</text:p>
          </table:table-cell>
          <table:table-cell office:value-type="float" office:value="228462">
            <text:p>228462</text:p>
          </table:table-cell>
        </table:table-row>
        <table:table-row table:style-name="ro1">
          <table:table-cell office:value-type="float" office:value="3612590056">
            <text:p>3612590056</text:p>
          </table:table-cell>
          <table:table-cell office:value-type="float" office:value="199300">
            <text:p>199300</text:p>
          </table:table-cell>
          <table:table-cell office:value-type="float" office:value="157798">
            <text:p>157798</text:p>
          </table:table-cell>
          <table:table-cell office:value-type="float" office:value="175988">
            <text:p>175988</text:p>
          </table:table-cell>
          <table:table-cell office:value-type="float" office:value="21399775">
            <text:p>21399775</text:p>
          </table:table-cell>
          <table:table-cell office:value-type="float" office:value="271588">
            <text:p>271588</text:p>
          </table:table-cell>
          <table:table-cell office:value-type="float" office:value="245976">
            <text:p>245976</text:p>
          </table:table-cell>
          <table:table-cell office:value-type="float" office:value="2901202339">
            <text:p>2901202339</text:p>
          </table:table-cell>
          <table:table-cell office:value-type="float" office:value="291474">
            <text:p>291474</text:p>
          </table:table-cell>
          <table:table-cell office:value-type="float" office:value="260092">
            <text:p>260092</text:p>
          </table:table-cell>
          <table:table-cell office:value-type="float" office:value="562711">
            <text:p>562711</text:p>
          </table:table-cell>
          <table:table-cell office:value-type="float" office:value="10885141">
            <text:p>10885141</text:p>
          </table:table-cell>
          <table:table-cell office:value-type="float" office:value="381614">
            <text:p>381614</text:p>
          </table:table-cell>
          <table:table-cell office:value-type="float" office:value="304780">
            <text:p>304780</text:p>
          </table:table-cell>
          <table:table-cell office:value-type="float" office:value="2463464305">
            <text:p>2463464305</text:p>
          </table:table-cell>
          <table:table-cell office:value-type="float" office:value="231359">
            <text:p>231359</text:p>
          </table:table-cell>
          <table:table-cell office:value-type="float" office:value="191690">
            <text:p>191690</text:p>
          </table:table-cell>
          <table:table-cell office:value-type="float" office:value="162934">
            <text:p>162934</text:p>
          </table:table-cell>
          <table:table-cell office:value-type="float" office:value="30689727">
            <text:p>30689727</text:p>
          </table:table-cell>
          <table:table-cell office:value-type="float" office:value="282060">
            <text:p>282060</text:p>
          </table:table-cell>
          <table:table-cell office:value-type="float" office:value="410414">
            <text:p>410414</text:p>
          </table:table-cell>
        </table:table-row>
        <table:table-row table:style-name="ro1">
          <table:table-cell office:value-type="float" office:value="1183691020">
            <text:p>1183691020</text:p>
          </table:table-cell>
          <table:table-cell office:value-type="float" office:value="231117">
            <text:p>231117</text:p>
          </table:table-cell>
          <table:table-cell office:value-type="float" office:value="180884">
            <text:p>180884</text:p>
          </table:table-cell>
          <table:table-cell office:value-type="float" office:value="178126">
            <text:p>178126</text:p>
          </table:table-cell>
          <table:table-cell office:value-type="float" office:value="2016483">
            <text:p>2016483</text:p>
          </table:table-cell>
          <table:table-cell office:value-type="float" office:value="380014">
            <text:p>380014</text:p>
          </table:table-cell>
          <table:table-cell office:value-type="float" office:value="256388">
            <text:p>256388</text:p>
          </table:table-cell>
          <table:table-cell office:value-type="float" office:value="8534832871">
            <text:p>8534832871</text:p>
          </table:table-cell>
          <table:table-cell office:value-type="float" office:value="205846">
            <text:p>205846</text:p>
          </table:table-cell>
          <table:table-cell office:value-type="float" office:value="219351">
            <text:p>219351</text:p>
          </table:table-cell>
          <table:table-cell office:value-type="float" office:value="172884">
            <text:p>172884</text:p>
          </table:table-cell>
          <table:table-cell office:value-type="float" office:value="18570380">
            <text:p>18570380</text:p>
          </table:table-cell>
          <table:table-cell office:value-type="float" office:value="283062">
            <text:p>283062</text:p>
          </table:table-cell>
          <table:table-cell office:value-type="float" office:value="332594">
            <text:p>332594</text:p>
          </table:table-cell>
          <table:table-cell office:value-type="float" office:value="6997137201">
            <text:p>6997137201</text:p>
          </table:table-cell>
          <table:table-cell office:value-type="float" office:value="202566">
            <text:p>202566</text:p>
          </table:table-cell>
          <table:table-cell office:value-type="float" office:value="187532">
            <text:p>187532</text:p>
          </table:table-cell>
          <table:table-cell office:value-type="float" office:value="165482">
            <text:p>165482</text:p>
          </table:table-cell>
          <table:table-cell office:value-type="float" office:value="24340666">
            <text:p>24340666</text:p>
          </table:table-cell>
          <table:table-cell office:value-type="float" office:value="335139">
            <text:p>335139</text:p>
          </table:table-cell>
          <table:table-cell office:value-type="float" office:value="236604">
            <text:p>236604</text:p>
          </table:table-cell>
        </table:table-row>
        <table:table-row table:style-name="ro1">
          <table:table-cell office:value-type="float" office:value="15579238286">
            <text:p>15579238286</text:p>
          </table:table-cell>
          <table:table-cell office:value-type="float" office:value="224970">
            <text:p>224970</text:p>
          </table:table-cell>
          <table:table-cell office:value-type="float" office:value="172637">
            <text:p>172637</text:p>
          </table:table-cell>
          <table:table-cell office:value-type="float" office:value="189070">
            <text:p>189070</text:p>
          </table:table-cell>
          <table:table-cell office:value-type="float" office:value="255132">
            <text:p>255132</text:p>
          </table:table-cell>
          <table:table-cell office:value-type="float" office:value="499610">
            <text:p>499610</text:p>
          </table:table-cell>
          <table:table-cell office:value-type="float" office:value="241150">
            <text:p>241150</text:p>
          </table:table-cell>
          <table:table-cell office:value-type="float" office:value="8324324374">
            <text:p>8324324374</text:p>
          </table:table-cell>
          <table:table-cell office:value-type="float" office:value="241973">
            <text:p>241973</text:p>
          </table:table-cell>
          <table:table-cell office:value-type="float" office:value="173020">
            <text:p>173020</text:p>
          </table:table-cell>
          <table:table-cell office:value-type="float" office:value="183260">
            <text:p>183260</text:p>
          </table:table-cell>
          <table:table-cell office:value-type="float" office:value="11893760">
            <text:p>11893760</text:p>
          </table:table-cell>
          <table:table-cell office:value-type="float" office:value="367108">
            <text:p>367108</text:p>
          </table:table-cell>
          <table:table-cell office:value-type="float" office:value="253710">
            <text:p>253710</text:p>
          </table:table-cell>
          <table:table-cell office:value-type="float" office:value="3811871152">
            <text:p>3811871152</text:p>
          </table:table-cell>
          <table:table-cell office:value-type="float" office:value="241894">
            <text:p>241894</text:p>
          </table:table-cell>
          <table:table-cell office:value-type="float" office:value="169474">
            <text:p>169474</text:p>
          </table:table-cell>
          <table:table-cell office:value-type="float" office:value="166046">
            <text:p>166046</text:p>
          </table:table-cell>
          <table:table-cell office:value-type="float" office:value="12422130">
            <text:p>12422130</text:p>
          </table:table-cell>
          <table:table-cell office:value-type="float" office:value="336332">
            <text:p>336332</text:p>
          </table:table-cell>
          <table:table-cell office:value-type="float" office:value="269340">
            <text:p>269340</text:p>
          </table:table-cell>
        </table:table-row>
        <table:table-row table:style-name="ro1">
          <table:table-cell office:value-type="float" office:value="2997019522">
            <text:p>2997019522</text:p>
          </table:table-cell>
          <table:table-cell office:value-type="float" office:value="213813">
            <text:p>213813</text:p>
          </table:table-cell>
          <table:table-cell office:value-type="float" office:value="161200">
            <text:p>161200</text:p>
          </table:table-cell>
          <table:table-cell office:value-type="float" office:value="153002">
            <text:p>153002</text:p>
          </table:table-cell>
          <table:table-cell office:value-type="float" office:value="10752623">
            <text:p>10752623</text:p>
          </table:table-cell>
          <table:table-cell office:value-type="float" office:value="283518">
            <text:p>283518</text:p>
          </table:table-cell>
          <table:table-cell office:value-type="float" office:value="861887">
            <text:p>861887</text:p>
          </table:table-cell>
          <table:table-cell office:value-type="float" office:value="1205135013">
            <text:p>1205135013</text:p>
          </table:table-cell>
          <table:table-cell office:value-type="float" office:value="270060">
            <text:p>270060</text:p>
          </table:table-cell>
          <table:table-cell office:value-type="float" office:value="170598">
            <text:p>170598</text:p>
          </table:table-cell>
          <table:table-cell office:value-type="float" office:value="181233">
            <text:p>181233</text:p>
          </table:table-cell>
          <table:table-cell office:value-type="float" office:value="4950744">
            <text:p>4950744</text:p>
          </table:table-cell>
          <table:table-cell office:value-type="float" office:value="287532">
            <text:p>287532</text:p>
          </table:table-cell>
          <table:table-cell office:value-type="float" office:value="234278">
            <text:p>234278</text:p>
          </table:table-cell>
          <table:table-cell office:value-type="float" office:value="2354615192">
            <text:p>2354615192</text:p>
          </table:table-cell>
          <table:table-cell office:value-type="float" office:value="244781">
            <text:p>244781</text:p>
          </table:table-cell>
          <table:table-cell office:value-type="float" office:value="201697">
            <text:p>201697</text:p>
          </table:table-cell>
          <table:table-cell office:value-type="float" office:value="166596">
            <text:p>166596</text:p>
          </table:table-cell>
          <table:table-cell office:value-type="float" office:value="3390267">
            <text:p>3390267</text:p>
          </table:table-cell>
          <table:table-cell office:value-type="float" office:value="270398">
            <text:p>270398</text:p>
          </table:table-cell>
          <table:table-cell office:value-type="float" office:value="745742">
            <text:p>745742</text:p>
          </table:table-cell>
        </table:table-row>
        <table:table-row table:style-name="ro1">
          <table:table-cell office:value-type="float" office:value="3587793167">
            <text:p>3587793167</text:p>
          </table:table-cell>
          <table:table-cell office:value-type="float" office:value="222464">
            <text:p>222464</text:p>
          </table:table-cell>
          <table:table-cell office:value-type="float" office:value="181500">
            <text:p>181500</text:p>
          </table:table-cell>
          <table:table-cell office:value-type="float" office:value="182157">
            <text:p>182157</text:p>
          </table:table-cell>
          <table:table-cell office:value-type="float" office:value="19628033">
            <text:p>19628033</text:p>
          </table:table-cell>
          <table:table-cell office:value-type="float" office:value="340340">
            <text:p>340340</text:p>
          </table:table-cell>
          <table:table-cell office:value-type="float" office:value="234518">
            <text:p>234518</text:p>
          </table:table-cell>
          <table:table-cell office:value-type="float" office:value="18283364137">
            <text:p>18283364137</text:p>
          </table:table-cell>
          <table:table-cell office:value-type="float" office:value="204676">
            <text:p>204676</text:p>
          </table:table-cell>
          <table:table-cell office:value-type="float" office:value="209068">
            <text:p>209068</text:p>
          </table:table-cell>
          <table:table-cell office:value-type="float" office:value="165960">
            <text:p>165960</text:p>
          </table:table-cell>
          <table:table-cell office:value-type="float" office:value="11468727">
            <text:p>11468727</text:p>
          </table:table-cell>
          <table:table-cell office:value-type="float" office:value="343380">
            <text:p>343380</text:p>
          </table:table-cell>
          <table:table-cell office:value-type="float" office:value="242416">
            <text:p>242416</text:p>
          </table:table-cell>
          <table:table-cell office:value-type="float" office:value="17222207192">
            <text:p>17222207192</text:p>
          </table:table-cell>
          <table:table-cell office:value-type="float" office:value="206052">
            <text:p>206052</text:p>
          </table:table-cell>
          <table:table-cell office:value-type="float" office:value="192276">
            <text:p>192276</text:p>
          </table:table-cell>
          <table:table-cell office:value-type="float" office:value="189501">
            <text:p>189501</text:p>
          </table:table-cell>
          <table:table-cell office:value-type="float" office:value="5110591">
            <text:p>5110591</text:p>
          </table:table-cell>
          <table:table-cell office:value-type="float" office:value="413789">
            <text:p>413789</text:p>
          </table:table-cell>
          <table:table-cell office:value-type="float" office:value="630506">
            <text:p>630506</text:p>
          </table:table-cell>
        </table:table-row>
        <table:table-row table:style-name="ro1">
          <table:table-cell office:value-type="float" office:value="5882759348">
            <text:p>5882759348</text:p>
          </table:table-cell>
          <table:table-cell office:value-type="float" office:value="196542">
            <text:p>196542</text:p>
          </table:table-cell>
          <table:table-cell office:value-type="float" office:value="159692">
            <text:p>159692</text:p>
          </table:table-cell>
          <table:table-cell office:value-type="float" office:value="152208">
            <text:p>152208</text:p>
          </table:table-cell>
          <table:table-cell office:value-type="float" office:value="18040285">
            <text:p>18040285</text:p>
          </table:table-cell>
          <table:table-cell office:value-type="float" office:value="405424">
            <text:p>405424</text:p>
          </table:table-cell>
          <table:table-cell office:value-type="float" office:value="260362">
            <text:p>260362</text:p>
          </table:table-cell>
          <table:table-cell office:value-type="float" office:value="1942431089">
            <text:p>1942431089</text:p>
          </table:table-cell>
          <table:table-cell office:value-type="float" office:value="209926">
            <text:p>209926</text:p>
          </table:table-cell>
          <table:table-cell office:value-type="float" office:value="167828">
            <text:p>167828</text:p>
          </table:table-cell>
          <table:table-cell office:value-type="float" office:value="244765">
            <text:p>244765</text:p>
          </table:table-cell>
          <table:table-cell office:value-type="float" office:value="6859296">
            <text:p>6859296</text:p>
          </table:table-cell>
          <table:table-cell office:value-type="float" office:value="390418">
            <text:p>390418</text:p>
          </table:table-cell>
          <table:table-cell office:value-type="float" office:value="252314">
            <text:p>252314</text:p>
          </table:table-cell>
          <table:table-cell office:value-type="float" office:value="4853701953">
            <text:p>4853701953</text:p>
          </table:table-cell>
          <table:table-cell office:value-type="float" office:value="308066">
            <text:p>308066</text:p>
          </table:table-cell>
          <table:table-cell office:value-type="float" office:value="180268">
            <text:p>180268</text:p>
          </table:table-cell>
          <table:table-cell office:value-type="float" office:value="170778">
            <text:p>170778</text:p>
          </table:table-cell>
          <table:table-cell office:value-type="float" office:value="26652555">
            <text:p>26652555</text:p>
          </table:table-cell>
          <table:table-cell office:value-type="float" office:value="315830">
            <text:p>315830</text:p>
          </table:table-cell>
          <table:table-cell office:value-type="float" office:value="262841">
            <text:p>262841</text:p>
          </table:table-cell>
        </table:table-row>
        <table:table-row table:style-name="ro1">
          <table:table-cell office:value-type="float" office:value="8931265093">
            <text:p>8931265093</text:p>
          </table:table-cell>
          <table:table-cell office:value-type="float" office:value="193728">
            <text:p>193728</text:p>
          </table:table-cell>
          <table:table-cell office:value-type="float" office:value="183730">
            <text:p>183730</text:p>
          </table:table-cell>
          <table:table-cell office:value-type="float" office:value="225281">
            <text:p>225281</text:p>
          </table:table-cell>
          <table:table-cell office:value-type="float" office:value="2619223">
            <text:p>2619223</text:p>
          </table:table-cell>
          <table:table-cell office:value-type="float" office:value="279422">
            <text:p>279422</text:p>
          </table:table-cell>
          <table:table-cell office:value-type="float" office:value="229272">
            <text:p>229272</text:p>
          </table:table-cell>
          <table:table-cell office:value-type="float" office:value="18664728482">
            <text:p>18664728482</text:p>
          </table:table-cell>
          <table:table-cell office:value-type="float" office:value="275377">
            <text:p>275377</text:p>
          </table:table-cell>
          <table:table-cell office:value-type="float" office:value="194667">
            <text:p>194667</text:p>
          </table:table-cell>
          <table:table-cell office:value-type="float" office:value="167528">
            <text:p>167528</text:p>
          </table:table-cell>
          <table:table-cell office:value-type="float" office:value="394109">
            <text:p>394109</text:p>
          </table:table-cell>
          <table:table-cell office:value-type="float" office:value="328094">
            <text:p>328094</text:p>
          </table:table-cell>
          <table:table-cell office:value-type="float" office:value="241920">
            <text:p>241920</text:p>
          </table:table-cell>
          <table:table-cell office:value-type="float" office:value="5775883911">
            <text:p>5775883911</text:p>
          </table:table-cell>
          <table:table-cell office:value-type="float" office:value="242909">
            <text:p>242909</text:p>
          </table:table-cell>
          <table:table-cell office:value-type="float" office:value="167914">
            <text:p>167914</text:p>
          </table:table-cell>
          <table:table-cell office:value-type="float" office:value="474205">
            <text:p>474205</text:p>
          </table:table-cell>
          <table:table-cell office:value-type="float" office:value="10065220">
            <text:p>10065220</text:p>
          </table:table-cell>
          <table:table-cell office:value-type="float" office:value="317930">
            <text:p>317930</text:p>
          </table:table-cell>
          <table:table-cell office:value-type="float" office:value="311291">
            <text:p>311291</text:p>
          </table:table-cell>
        </table:table-row>
        <table:table-row table:style-name="ro1">
          <table:table-cell office:value-type="float" office:value="3508797372">
            <text:p>3508797372</text:p>
          </table:table-cell>
          <table:table-cell office:value-type="float" office:value="230888">
            <text:p>230888</text:p>
          </table:table-cell>
          <table:table-cell office:value-type="float" office:value="183549">
            <text:p>183549</text:p>
          </table:table-cell>
          <table:table-cell office:value-type="float" office:value="152590">
            <text:p>152590</text:p>
          </table:table-cell>
          <table:table-cell office:value-type="float" office:value="21220877">
            <text:p>21220877</text:p>
          </table:table-cell>
          <table:table-cell office:value-type="float" office:value="285526">
            <text:p>285526</text:p>
          </table:table-cell>
          <table:table-cell office:value-type="float" office:value="234134">
            <text:p>234134</text:p>
          </table:table-cell>
          <table:table-cell office:value-type="float" office:value="9077356041">
            <text:p>9077356041</text:p>
          </table:table-cell>
          <table:table-cell office:value-type="float" office:value="201258">
            <text:p>201258</text:p>
          </table:table-cell>
          <table:table-cell office:value-type="float" office:value="194100">
            <text:p>194100</text:p>
          </table:table-cell>
          <table:table-cell office:value-type="float" office:value="166564">
            <text:p>166564</text:p>
          </table:table-cell>
          <table:table-cell office:value-type="float" office:value="14674057">
            <text:p>14674057</text:p>
          </table:table-cell>
          <table:table-cell office:value-type="float" office:value="339966">
            <text:p>339966</text:p>
          </table:table-cell>
          <table:table-cell office:value-type="float" office:value="312139">
            <text:p>312139</text:p>
          </table:table-cell>
          <table:table-cell office:value-type="float" office:value="31064237566">
            <text:p>31064237566</text:p>
          </table:table-cell>
          <table:table-cell office:value-type="float" office:value="219730">
            <text:p>219730</text:p>
          </table:table-cell>
          <table:table-cell office:value-type="float" office:value="198794">
            <text:p>198794</text:p>
          </table:table-cell>
          <table:table-cell office:value-type="float" office:value="160810">
            <text:p>160810</text:p>
          </table:table-cell>
          <table:table-cell office:value-type="float" office:value="13182084">
            <text:p>13182084</text:p>
          </table:table-cell>
          <table:table-cell office:value-type="float" office:value="286320">
            <text:p>286320</text:p>
          </table:table-cell>
          <table:table-cell office:value-type="float" office:value="296926">
            <text:p>296926</text:p>
          </table:table-cell>
        </table:table-row>
        <table:table-row table:style-name="ro1">
          <table:table-cell office:value-type="float" office:value="1108070819">
            <text:p>1108070819</text:p>
          </table:table-cell>
          <table:table-cell office:value-type="float" office:value="225252">
            <text:p>225252</text:p>
          </table:table-cell>
          <table:table-cell office:value-type="float" office:value="176252">
            <text:p>176252</text:p>
          </table:table-cell>
          <table:table-cell office:value-type="float" office:value="155118">
            <text:p>155118</text:p>
          </table:table-cell>
          <table:table-cell office:value-type="float" office:value="821405">
            <text:p>821405</text:p>
          </table:table-cell>
          <table:table-cell office:value-type="float" office:value="266314">
            <text:p>266314</text:p>
          </table:table-cell>
          <table:table-cell office:value-type="float" office:value="266422">
            <text:p>266422</text:p>
          </table:table-cell>
          <table:table-cell office:value-type="float" office:value="6275914171">
            <text:p>6275914171</text:p>
          </table:table-cell>
          <table:table-cell office:value-type="float" office:value="204748">
            <text:p>204748</text:p>
          </table:table-cell>
          <table:table-cell office:value-type="float" office:value="209472">
            <text:p>209472</text:p>
          </table:table-cell>
          <table:table-cell office:value-type="float" office:value="165420">
            <text:p>165420</text:p>
          </table:table-cell>
          <table:table-cell office:value-type="float" office:value="26340625">
            <text:p>26340625</text:p>
          </table:table-cell>
          <table:table-cell office:value-type="float" office:value="359477">
            <text:p>359477</text:p>
          </table:table-cell>
          <table:table-cell office:value-type="float" office:value="387598">
            <text:p>387598</text:p>
          </table:table-cell>
          <table:table-cell office:value-type="float" office:value="1768012287">
            <text:p>1768012287</text:p>
          </table:table-cell>
          <table:table-cell office:value-type="float" office:value="292905">
            <text:p>292905</text:p>
          </table:table-cell>
          <table:table-cell office:value-type="float" office:value="167676">
            <text:p>167676</text:p>
          </table:table-cell>
          <table:table-cell office:value-type="float" office:value="161896">
            <text:p>161896</text:p>
          </table:table-cell>
          <table:table-cell office:value-type="float" office:value="7443800">
            <text:p>7443800</text:p>
          </table:table-cell>
          <table:table-cell office:value-type="float" office:value="286158">
            <text:p>286158</text:p>
          </table:table-cell>
          <table:table-cell office:value-type="float" office:value="246772">
            <text:p>246772</text:p>
          </table:table-cell>
        </table:table-row>
        <table:table-row table:style-name="ro1">
          <table:table-cell office:value-type="float" office:value="21690445047">
            <text:p>21690445047</text:p>
          </table:table-cell>
          <table:table-cell office:value-type="float" office:value="227741">
            <text:p>227741</text:p>
          </table:table-cell>
          <table:table-cell office:value-type="float" office:value="247267">
            <text:p>247267</text:p>
          </table:table-cell>
          <table:table-cell office:value-type="float" office:value="159424">
            <text:p>159424</text:p>
          </table:table-cell>
          <table:table-cell office:value-type="float" office:value="19493728">
            <text:p>19493728</text:p>
          </table:table-cell>
          <table:table-cell office:value-type="float" office:value="333236">
            <text:p>333236</text:p>
          </table:table-cell>
          <table:table-cell office:value-type="float" office:value="367996">
            <text:p>367996</text:p>
          </table:table-cell>
          <table:table-cell office:value-type="float" office:value="19685505060">
            <text:p>19685505060</text:p>
          </table:table-cell>
          <table:table-cell office:value-type="float" office:value="239262">
            <text:p>239262</text:p>
          </table:table-cell>
          <table:table-cell office:value-type="float" office:value="215620">
            <text:p>215620</text:p>
          </table:table-cell>
          <table:table-cell office:value-type="float" office:value="188060">
            <text:p>188060</text:p>
          </table:table-cell>
          <table:table-cell office:value-type="float" office:value="3124972">
            <text:p>3124972</text:p>
          </table:table-cell>
          <table:table-cell office:value-type="float" office:value="279834">
            <text:p>279834</text:p>
          </table:table-cell>
          <table:table-cell office:value-type="float" office:value="272019">
            <text:p>272019</text:p>
          </table:table-cell>
          <table:table-cell office:value-type="float" office:value="1315532568">
            <text:p>1315532568</text:p>
          </table:table-cell>
          <table:table-cell office:value-type="float" office:value="202580">
            <text:p>202580</text:p>
          </table:table-cell>
          <table:table-cell office:value-type="float" office:value="189108">
            <text:p>189108</text:p>
          </table:table-cell>
          <table:table-cell office:value-type="float" office:value="167460">
            <text:p>167460</text:p>
          </table:table-cell>
          <table:table-cell office:value-type="float" office:value="3057712">
            <text:p>3057712</text:p>
          </table:table-cell>
          <table:table-cell office:value-type="float" office:value="283570">
            <text:p>283570</text:p>
          </table:table-cell>
          <table:table-cell office:value-type="float" office:value="320448">
            <text:p>320448</text:p>
          </table:table-cell>
        </table:table-row>
        <table:table-row table:style-name="ro1">
          <table:table-cell office:value-type="float" office:value="3466625604">
            <text:p>3466625604</text:p>
          </table:table-cell>
          <table:table-cell office:value-type="float" office:value="192956">
            <text:p>192956</text:p>
          </table:table-cell>
          <table:table-cell office:value-type="float" office:value="184074">
            <text:p>184074</text:p>
          </table:table-cell>
          <table:table-cell office:value-type="float" office:value="156058">
            <text:p>156058</text:p>
          </table:table-cell>
          <table:table-cell office:value-type="float" office:value="49679076">
            <text:p>49679076</text:p>
          </table:table-cell>
          <table:table-cell office:value-type="float" office:value="282634">
            <text:p>282634</text:p>
          </table:table-cell>
          <table:table-cell office:value-type="float" office:value="228240">
            <text:p>228240</text:p>
          </table:table-cell>
          <table:table-cell office:value-type="float" office:value="7302868952">
            <text:p>7302868952</text:p>
          </table:table-cell>
          <table:table-cell office:value-type="float" office:value="220704">
            <text:p>220704</text:p>
          </table:table-cell>
          <table:table-cell office:value-type="float" office:value="318710">
            <text:p>318710</text:p>
          </table:table-cell>
          <table:table-cell office:value-type="float" office:value="160678">
            <text:p>160678</text:p>
          </table:table-cell>
          <table:table-cell office:value-type="float" office:value="18483468">
            <text:p>18483468</text:p>
          </table:table-cell>
          <table:table-cell office:value-type="float" office:value="336980">
            <text:p>336980</text:p>
          </table:table-cell>
          <table:table-cell office:value-type="float" office:value="252404">
            <text:p>252404</text:p>
          </table:table-cell>
          <table:table-cell office:value-type="float" office:value="10214853996">
            <text:p>10214853996</text:p>
          </table:table-cell>
          <table:table-cell office:value-type="float" office:value="207590">
            <text:p>207590</text:p>
          </table:table-cell>
          <table:table-cell office:value-type="float" office:value="165544">
            <text:p>165544</text:p>
          </table:table-cell>
          <table:table-cell office:value-type="float" office:value="171770">
            <text:p>171770</text:p>
          </table:table-cell>
          <table:table-cell office:value-type="float" office:value="14934946">
            <text:p>14934946</text:p>
          </table:table-cell>
          <table:table-cell office:value-type="float" office:value="270614">
            <text:p>270614</text:p>
          </table:table-cell>
          <table:table-cell office:value-type="float" office:value="273434">
            <text:p>273434</text:p>
          </table:table-cell>
        </table:table-row>
        <table:table-row table:style-name="ro1">
          <table:table-cell office:value-type="float" office:value="3612343598">
            <text:p>3612343598</text:p>
          </table:table-cell>
          <table:table-cell office:value-type="float" office:value="195816">
            <text:p>195816</text:p>
          </table:table-cell>
          <table:table-cell office:value-type="float" office:value="155450">
            <text:p>155450</text:p>
          </table:table-cell>
          <table:table-cell office:value-type="float" office:value="177748">
            <text:p>177748</text:p>
          </table:table-cell>
          <table:table-cell office:value-type="float" office:value="30605581">
            <text:p>30605581</text:p>
          </table:table-cell>
          <table:table-cell office:value-type="float" office:value="296148">
            <text:p>296148</text:p>
          </table:table-cell>
          <table:table-cell office:value-type="float" office:value="315786">
            <text:p>315786</text:p>
          </table:table-cell>
          <table:table-cell office:value-type="float" office:value="6945457094">
            <text:p>6945457094</text:p>
          </table:table-cell>
          <table:table-cell office:value-type="float" office:value="234224">
            <text:p>234224</text:p>
          </table:table-cell>
          <table:table-cell office:value-type="float" office:value="167232">
            <text:p>167232</text:p>
          </table:table-cell>
          <table:table-cell office:value-type="float" office:value="202836">
            <text:p>202836</text:p>
          </table:table-cell>
          <table:table-cell office:value-type="float" office:value="4584233">
            <text:p>4584233</text:p>
          </table:table-cell>
          <table:table-cell office:value-type="float" office:value="353098">
            <text:p>353098</text:p>
          </table:table-cell>
          <table:table-cell office:value-type="float" office:value="248176">
            <text:p>248176</text:p>
          </table:table-cell>
          <table:table-cell office:value-type="float" office:value="1159481970">
            <text:p>1159481970</text:p>
          </table:table-cell>
          <table:table-cell office:value-type="float" office:value="204198">
            <text:p>204198</text:p>
          </table:table-cell>
          <table:table-cell office:value-type="float" office:value="207338">
            <text:p>207338</text:p>
          </table:table-cell>
          <table:table-cell office:value-type="float" office:value="157790">
            <text:p>157790</text:p>
          </table:table-cell>
          <table:table-cell office:value-type="float" office:value="3904214">
            <text:p>3904214</text:p>
          </table:table-cell>
          <table:table-cell office:value-type="float" office:value="293575">
            <text:p>293575</text:p>
          </table:table-cell>
          <table:table-cell office:value-type="float" office:value="276222">
            <text:p>276222</text:p>
          </table:table-cell>
        </table:table-row>
        <table:table-row table:style-name="ro1">
          <table:table-cell office:value-type="float" office:value="4164952944">
            <text:p>4164952944</text:p>
          </table:table-cell>
          <table:table-cell office:value-type="float" office:value="205856">
            <text:p>205856</text:p>
          </table:table-cell>
          <table:table-cell office:value-type="float" office:value="153140">
            <text:p>153140</text:p>
          </table:table-cell>
          <table:table-cell office:value-type="float" office:value="170291">
            <text:p>170291</text:p>
          </table:table-cell>
          <table:table-cell office:value-type="float" office:value="22565461">
            <text:p>22565461</text:p>
          </table:table-cell>
          <table:table-cell office:value-type="float" office:value="338308">
            <text:p>338308</text:p>
          </table:table-cell>
          <table:table-cell office:value-type="float" office:value="275863">
            <text:p>275863</text:p>
          </table:table-cell>
          <table:table-cell office:value-type="float" office:value="3110437804">
            <text:p>3110437804</text:p>
          </table:table-cell>
          <table:table-cell office:value-type="float" office:value="334120">
            <text:p>334120</text:p>
          </table:table-cell>
          <table:table-cell office:value-type="float" office:value="201482">
            <text:p>201482</text:p>
          </table:table-cell>
          <table:table-cell office:value-type="float" office:value="265075">
            <text:p>265075</text:p>
          </table:table-cell>
          <table:table-cell office:value-type="float" office:value="3727440">
            <text:p>3727440</text:p>
          </table:table-cell>
          <table:table-cell office:value-type="float" office:value="374502">
            <text:p>374502</text:p>
          </table:table-cell>
          <table:table-cell office:value-type="float" office:value="352920">
            <text:p>352920</text:p>
          </table:table-cell>
          <table:table-cell office:value-type="float" office:value="5846502412">
            <text:p>5846502412</text:p>
          </table:table-cell>
          <table:table-cell office:value-type="float" office:value="235542">
            <text:p>235542</text:p>
          </table:table-cell>
          <table:table-cell office:value-type="float" office:value="196384">
            <text:p>196384</text:p>
          </table:table-cell>
          <table:table-cell office:value-type="float" office:value="166010">
            <text:p>166010</text:p>
          </table:table-cell>
          <table:table-cell office:value-type="float" office:value="28174712">
            <text:p>28174712</text:p>
          </table:table-cell>
          <table:table-cell office:value-type="float" office:value="382359">
            <text:p>382359</text:p>
          </table:table-cell>
          <table:table-cell office:value-type="float" office:value="390900">
            <text:p>390900</text:p>
          </table:table-cell>
        </table:table-row>
        <table:table-row table:style-name="ro1">
          <table:table-cell office:value-type="float" office:value="5200234879">
            <text:p>5200234879</text:p>
          </table:table-cell>
          <table:table-cell office:value-type="float" office:value="229730">
            <text:p>229730</text:p>
          </table:table-cell>
          <table:table-cell office:value-type="float" office:value="153494">
            <text:p>153494</text:p>
          </table:table-cell>
          <table:table-cell office:value-type="float" office:value="183256">
            <text:p>183256</text:p>
          </table:table-cell>
          <table:table-cell office:value-type="float" office:value="82291978">
            <text:p>82291978</text:p>
          </table:table-cell>
          <table:table-cell office:value-type="float" office:value="285178">
            <text:p>285178</text:p>
          </table:table-cell>
          <table:table-cell office:value-type="float" office:value="248742">
            <text:p>248742</text:p>
          </table:table-cell>
          <table:table-cell office:value-type="float" office:value="23965080855">
            <text:p>23965080855</text:p>
          </table:table-cell>
          <table:table-cell office:value-type="float" office:value="205064">
            <text:p>205064</text:p>
          </table:table-cell>
          <table:table-cell office:value-type="float" office:value="170662">
            <text:p>170662</text:p>
          </table:table-cell>
          <table:table-cell office:value-type="float" office:value="164366">
            <text:p>164366</text:p>
          </table:table-cell>
          <table:table-cell office:value-type="float" office:value="6233340">
            <text:p>6233340</text:p>
          </table:table-cell>
          <table:table-cell office:value-type="float" office:value="286226">
            <text:p>286226</text:p>
          </table:table-cell>
          <table:table-cell office:value-type="float" office:value="296431">
            <text:p>296431</text:p>
          </table:table-cell>
          <table:table-cell office:value-type="float" office:value="28239875173">
            <text:p>28239875173</text:p>
          </table:table-cell>
          <table:table-cell office:value-type="float" office:value="246921">
            <text:p>246921</text:p>
          </table:table-cell>
          <table:table-cell office:value-type="float" office:value="195732">
            <text:p>195732</text:p>
          </table:table-cell>
          <table:table-cell office:value-type="float" office:value="158396">
            <text:p>158396</text:p>
          </table:table-cell>
          <table:table-cell office:value-type="float" office:value="55431600">
            <text:p>55431600</text:p>
          </table:table-cell>
          <table:table-cell office:value-type="float" office:value="341859">
            <text:p>341859</text:p>
          </table:table-cell>
          <table:table-cell office:value-type="float" office:value="235774">
            <text:p>235774</text:p>
          </table:table-cell>
        </table:table-row>
        <table:table-row table:style-name="ro1">
          <table:table-cell office:value-type="float" office:value="1584177549">
            <text:p>1584177549</text:p>
          </table:table-cell>
          <table:table-cell office:value-type="float" office:value="190496">
            <text:p>190496</text:p>
          </table:table-cell>
          <table:table-cell office:value-type="float" office:value="188683">
            <text:p>188683</text:p>
          </table:table-cell>
          <table:table-cell office:value-type="float" office:value="155452">
            <text:p>155452</text:p>
          </table:table-cell>
          <table:table-cell office:value-type="float" office:value="29723700">
            <text:p>29723700</text:p>
          </table:table-cell>
          <table:table-cell office:value-type="float" office:value="283140">
            <text:p>283140</text:p>
          </table:table-cell>
          <table:table-cell office:value-type="float" office:value="236200">
            <text:p>236200</text:p>
          </table:table-cell>
          <table:table-cell office:value-type="float" office:value="4010208840">
            <text:p>4010208840</text:p>
          </table:table-cell>
          <table:table-cell office:value-type="float" office:value="202106">
            <text:p>202106</text:p>
          </table:table-cell>
          <table:table-cell office:value-type="float" office:value="165140">
            <text:p>165140</text:p>
          </table:table-cell>
          <table:table-cell office:value-type="float" office:value="161224">
            <text:p>161224</text:p>
          </table:table-cell>
          <table:table-cell office:value-type="float" office:value="295981">
            <text:p>295981</text:p>
          </table:table-cell>
          <table:table-cell office:value-type="float" office:value="264588">
            <text:p>264588</text:p>
          </table:table-cell>
          <table:table-cell office:value-type="float" office:value="215812">
            <text:p>215812</text:p>
          </table:table-cell>
          <table:table-cell office:value-type="float" office:value="1025320191">
            <text:p>1025320191</text:p>
          </table:table-cell>
          <table:table-cell office:value-type="float" office:value="239286">
            <text:p>239286</text:p>
          </table:table-cell>
          <table:table-cell office:value-type="float" office:value="169066">
            <text:p>169066</text:p>
          </table:table-cell>
          <table:table-cell office:value-type="float" office:value="160328">
            <text:p>160328</text:p>
          </table:table-cell>
          <table:table-cell office:value-type="float" office:value="42763237">
            <text:p>42763237</text:p>
          </table:table-cell>
          <table:table-cell office:value-type="float" office:value="287772">
            <text:p>287772</text:p>
          </table:table-cell>
          <table:table-cell office:value-type="float" office:value="239888">
            <text:p>239888</text:p>
          </table:table-cell>
        </table:table-row>
        <table:table-row table:style-name="ro1">
          <table:table-cell office:value-type="float" office:value="2992007523">
            <text:p>2992007523</text:p>
          </table:table-cell>
          <table:table-cell office:value-type="float" office:value="193356">
            <text:p>193356</text:p>
          </table:table-cell>
          <table:table-cell office:value-type="float" office:value="154432">
            <text:p>154432</text:p>
          </table:table-cell>
          <table:table-cell office:value-type="float" office:value="208580">
            <text:p>208580</text:p>
          </table:table-cell>
          <table:table-cell office:value-type="float" office:value="38548085">
            <text:p>38548085</text:p>
          </table:table-cell>
          <table:table-cell office:value-type="float" office:value="292382">
            <text:p>292382</text:p>
          </table:table-cell>
          <table:table-cell office:value-type="float" office:value="348997">
            <text:p>348997</text:p>
          </table:table-cell>
          <table:table-cell office:value-type="float" office:value="2450764258">
            <text:p>2450764258</text:p>
          </table:table-cell>
          <table:table-cell office:value-type="float" office:value="221272">
            <text:p>221272</text:p>
          </table:table-cell>
          <table:table-cell office:value-type="float" office:value="178772">
            <text:p>178772</text:p>
          </table:table-cell>
          <table:table-cell office:value-type="float" office:value="165040">
            <text:p>165040</text:p>
          </table:table-cell>
          <table:table-cell office:value-type="float" office:value="5788760">
            <text:p>5788760</text:p>
          </table:table-cell>
          <table:table-cell office:value-type="float" office:value="285054">
            <text:p>285054</text:p>
          </table:table-cell>
          <table:table-cell office:value-type="float" office:value="377230">
            <text:p>377230</text:p>
          </table:table-cell>
          <table:table-cell office:value-type="float" office:value="2489748580">
            <text:p>2489748580</text:p>
          </table:table-cell>
          <table:table-cell office:value-type="float" office:value="258440">
            <text:p>258440</text:p>
          </table:table-cell>
          <table:table-cell office:value-type="float" office:value="186785">
            <text:p>186785</text:p>
          </table:table-cell>
          <table:table-cell office:value-type="float" office:value="157398">
            <text:p>157398</text:p>
          </table:table-cell>
          <table:table-cell office:value-type="float" office:value="256496">
            <text:p>256496</text:p>
          </table:table-cell>
          <table:table-cell office:value-type="float" office:value="371998">
            <text:p>371998</text:p>
          </table:table-cell>
          <table:table-cell office:value-type="float" office:value="261032">
            <text:p>261032</text:p>
          </table:table-cell>
        </table:table-row>
        <table:table-row table:style-name="ro1">
          <table:table-cell office:value-type="float" office:value="26947002589">
            <text:p>26947002589</text:p>
          </table:table-cell>
          <table:table-cell office:value-type="float" office:value="231202">
            <text:p>231202</text:p>
          </table:table-cell>
          <table:table-cell office:value-type="float" office:value="158472">
            <text:p>158472</text:p>
          </table:table-cell>
          <table:table-cell office:value-type="float" office:value="171572">
            <text:p>171572</text:p>
          </table:table-cell>
          <table:table-cell office:value-type="float" office:value="249844">
            <text:p>249844</text:p>
          </table:table-cell>
          <table:table-cell office:value-type="float" office:value="323465">
            <text:p>323465</text:p>
          </table:table-cell>
          <table:table-cell office:value-type="float" office:value="274911">
            <text:p>274911</text:p>
          </table:table-cell>
          <table:table-cell office:value-type="float" office:value="630186113">
            <text:p>630186113</text:p>
          </table:table-cell>
          <table:table-cell office:value-type="float" office:value="207412">
            <text:p>207412</text:p>
          </table:table-cell>
          <table:table-cell office:value-type="float" office:value="214028">
            <text:p>214028</text:p>
          </table:table-cell>
          <table:table-cell office:value-type="float" office:value="170950">
            <text:p>170950</text:p>
          </table:table-cell>
          <table:table-cell office:value-type="float" office:value="8664302">
            <text:p>8664302</text:p>
          </table:table-cell>
          <table:table-cell office:value-type="float" office:value="290824">
            <text:p>290824</text:p>
          </table:table-cell>
          <table:table-cell office:value-type="float" office:value="273963">
            <text:p>273963</text:p>
          </table:table-cell>
          <table:table-cell office:value-type="float" office:value="33860748217">
            <text:p>33860748217</text:p>
          </table:table-cell>
          <table:table-cell office:value-type="float" office:value="357444">
            <text:p>357444</text:p>
          </table:table-cell>
          <table:table-cell office:value-type="float" office:value="305758">
            <text:p>305758</text:p>
          </table:table-cell>
          <table:table-cell office:value-type="float" office:value="258126">
            <text:p>258126</text:p>
          </table:table-cell>
          <table:table-cell office:value-type="float" office:value="19044549">
            <text:p>19044549</text:p>
          </table:table-cell>
          <table:table-cell office:value-type="float" office:value="472318">
            <text:p>472318</text:p>
          </table:table-cell>
          <table:table-cell office:value-type="float" office:value="448666">
            <text:p>448666</text:p>
          </table:table-cell>
        </table:table-row>
        <table:table-row table:style-name="ro1">
          <table:table-cell office:value-type="float" office:value="1968224476">
            <text:p>1968224476</text:p>
          </table:table-cell>
          <table:table-cell office:value-type="float" office:value="220076">
            <text:p>220076</text:p>
          </table:table-cell>
          <table:table-cell office:value-type="float" office:value="197387">
            <text:p>197387</text:p>
          </table:table-cell>
          <table:table-cell office:value-type="float" office:value="161406">
            <text:p>161406</text:p>
          </table:table-cell>
          <table:table-cell office:value-type="float" office:value="23794792">
            <text:p>23794792</text:p>
          </table:table-cell>
          <table:table-cell office:value-type="float" office:value="436131">
            <text:p>436131</text:p>
          </table:table-cell>
          <table:table-cell office:value-type="float" office:value="237692">
            <text:p>237692</text:p>
          </table:table-cell>
          <table:table-cell office:value-type="float" office:value="4468796684">
            <text:p>4468796684</text:p>
          </table:table-cell>
          <table:table-cell office:value-type="float" office:value="319072">
            <text:p>319072</text:p>
          </table:table-cell>
          <table:table-cell office:value-type="float" office:value="186806">
            <text:p>186806</text:p>
          </table:table-cell>
          <table:table-cell office:value-type="float" office:value="233624">
            <text:p>233624</text:p>
          </table:table-cell>
          <table:table-cell office:value-type="float" office:value="5304206">
            <text:p>5304206</text:p>
          </table:table-cell>
          <table:table-cell office:value-type="float" office:value="354034">
            <text:p>354034</text:p>
          </table:table-cell>
          <table:table-cell office:value-type="float" office:value="295738">
            <text:p>295738</text:p>
          </table:table-cell>
          <table:table-cell office:value-type="float" office:value="6199899838">
            <text:p>6199899838</text:p>
          </table:table-cell>
          <table:table-cell office:value-type="float" office:value="205308">
            <text:p>205308</text:p>
          </table:table-cell>
          <table:table-cell office:value-type="float" office:value="225632">
            <text:p>225632</text:p>
          </table:table-cell>
          <table:table-cell office:value-type="float" office:value="167418">
            <text:p>167418</text:p>
          </table:table-cell>
          <table:table-cell office:value-type="float" office:value="253720">
            <text:p>253720</text:p>
          </table:table-cell>
          <table:table-cell office:value-type="float" office:value="298095">
            <text:p>298095</text:p>
          </table:table-cell>
          <table:table-cell office:value-type="float" office:value="314627">
            <text:p>314627</text:p>
          </table:table-cell>
        </table:table-row>
        <table:table-row table:style-name="ro1">
          <table:table-cell office:value-type="float" office:value="3654794877">
            <text:p>3654794877</text:p>
          </table:table-cell>
          <table:table-cell office:value-type="float" office:value="195880">
            <text:p>195880</text:p>
          </table:table-cell>
          <table:table-cell office:value-type="float" office:value="205124">
            <text:p>205124</text:p>
          </table:table-cell>
          <table:table-cell office:value-type="float" office:value="158776">
            <text:p>158776</text:p>
          </table:table-cell>
          <table:table-cell office:value-type="float" office:value="35679807">
            <text:p>35679807</text:p>
          </table:table-cell>
          <table:table-cell office:value-type="float" office:value="327271">
            <text:p>327271</text:p>
          </table:table-cell>
          <table:table-cell office:value-type="float" office:value="362085">
            <text:p>362085</text:p>
          </table:table-cell>
          <table:table-cell office:value-type="float" office:value="4865268741">
            <text:p>4865268741</text:p>
          </table:table-cell>
          <table:table-cell office:value-type="float" office:value="219126">
            <text:p>219126</text:p>
          </table:table-cell>
          <table:table-cell office:value-type="float" office:value="203316">
            <text:p>203316</text:p>
          </table:table-cell>
          <table:table-cell office:value-type="float" office:value="199884">
            <text:p>199884</text:p>
          </table:table-cell>
          <table:table-cell office:value-type="float" office:value="4168819">
            <text:p>4168819</text:p>
          </table:table-cell>
          <table:table-cell office:value-type="float" office:value="417298">
            <text:p>417298</text:p>
          </table:table-cell>
          <table:table-cell office:value-type="float" office:value="253364">
            <text:p>253364</text:p>
          </table:table-cell>
          <table:table-cell office:value-type="float" office:value="13705038740">
            <text:p>13705038740</text:p>
          </table:table-cell>
          <table:table-cell office:value-type="float" office:value="313443">
            <text:p>313443</text:p>
          </table:table-cell>
          <table:table-cell office:value-type="float" office:value="173860">
            <text:p>173860</text:p>
          </table:table-cell>
          <table:table-cell office:value-type="float" office:value="204327">
            <text:p>204327</text:p>
          </table:table-cell>
          <table:table-cell office:value-type="float" office:value="39132139">
            <text:p>39132139</text:p>
          </table:table-cell>
          <table:table-cell office:value-type="float" office:value="313355">
            <text:p>313355</text:p>
          </table:table-cell>
          <table:table-cell office:value-type="float" office:value="278099">
            <text:p>278099</text:p>
          </table:table-cell>
        </table:table-row>
        <table:table-row table:style-name="ro1">
          <table:table-cell office:value-type="float" office:value="2337154350">
            <text:p>2337154350</text:p>
          </table:table-cell>
          <table:table-cell office:value-type="float" office:value="375711">
            <text:p>375711</text:p>
          </table:table-cell>
          <table:table-cell office:value-type="float" office:value="213522">
            <text:p>213522</text:p>
          </table:table-cell>
          <table:table-cell office:value-type="float" office:value="170110">
            <text:p>170110</text:p>
          </table:table-cell>
          <table:table-cell office:value-type="float" office:value="11996115">
            <text:p>11996115</text:p>
          </table:table-cell>
          <table:table-cell office:value-type="float" office:value="277230">
            <text:p>277230</text:p>
          </table:table-cell>
          <table:table-cell office:value-type="float" office:value="252174">
            <text:p>252174</text:p>
          </table:table-cell>
          <table:table-cell office:value-type="float" office:value="1155569125">
            <text:p>1155569125</text:p>
          </table:table-cell>
          <table:table-cell office:value-type="float" office:value="244654">
            <text:p>244654</text:p>
          </table:table-cell>
          <table:table-cell office:value-type="float" office:value="256351">
            <text:p>256351</text:p>
          </table:table-cell>
          <table:table-cell office:value-type="float" office:value="268215">
            <text:p>268215</text:p>
          </table:table-cell>
          <table:table-cell office:value-type="float" office:value="28429881">
            <text:p>28429881</text:p>
          </table:table-cell>
          <table:table-cell office:value-type="float" office:value="326921">
            <text:p>326921</text:p>
          </table:table-cell>
          <table:table-cell office:value-type="float" office:value="230338">
            <text:p>230338</text:p>
          </table:table-cell>
          <table:table-cell office:value-type="float" office:value="8502489795">
            <text:p>8502489795</text:p>
          </table:table-cell>
          <table:table-cell office:value-type="float" office:value="248232">
            <text:p>248232</text:p>
          </table:table-cell>
          <table:table-cell office:value-type="float" office:value="167464">
            <text:p>167464</text:p>
          </table:table-cell>
          <table:table-cell office:value-type="float" office:value="244817">
            <text:p>244817</text:p>
          </table:table-cell>
          <table:table-cell office:value-type="float" office:value="4915143">
            <text:p>4915143</text:p>
          </table:table-cell>
          <table:table-cell office:value-type="float" office:value="328074">
            <text:p>328074</text:p>
          </table:table-cell>
          <table:table-cell office:value-type="float" office:value="411264">
            <text:p>411264</text:p>
          </table:table-cell>
        </table:table-row>
        <table:table-row table:style-name="ro1">
          <table:table-cell office:value-type="float" office:value="8020668320">
            <text:p>8020668320</text:p>
          </table:table-cell>
          <table:table-cell office:value-type="float" office:value="193442">
            <text:p>193442</text:p>
          </table:table-cell>
          <table:table-cell office:value-type="float" office:value="172778">
            <text:p>172778</text:p>
          </table:table-cell>
          <table:table-cell office:value-type="float" office:value="420249">
            <text:p>420249</text:p>
          </table:table-cell>
          <table:table-cell office:value-type="float" office:value="62618698">
            <text:p>62618698</text:p>
          </table:table-cell>
          <table:table-cell office:value-type="float" office:value="329594">
            <text:p>329594</text:p>
          </table:table-cell>
          <table:table-cell office:value-type="float" office:value="238742">
            <text:p>238742</text:p>
          </table:table-cell>
          <table:table-cell office:value-type="float" office:value="3735239699">
            <text:p>3735239699</text:p>
          </table:table-cell>
          <table:table-cell office:value-type="float" office:value="233631">
            <text:p>233631</text:p>
          </table:table-cell>
          <table:table-cell office:value-type="float" office:value="168494">
            <text:p>168494</text:p>
          </table:table-cell>
          <table:table-cell office:value-type="float" office:value="162672">
            <text:p>162672</text:p>
          </table:table-cell>
          <table:table-cell office:value-type="float" office:value="3855661">
            <text:p>3855661</text:p>
          </table:table-cell>
          <table:table-cell office:value-type="float" office:value="279168">
            <text:p>279168</text:p>
          </table:table-cell>
          <table:table-cell office:value-type="float" office:value="229610">
            <text:p>229610</text:p>
          </table:table-cell>
          <table:table-cell office:value-type="float" office:value="6313802411">
            <text:p>6313802411</text:p>
          </table:table-cell>
          <table:table-cell office:value-type="float" office:value="203648">
            <text:p>203648</text:p>
          </table:table-cell>
          <table:table-cell office:value-type="float" office:value="188281">
            <text:p>188281</text:p>
          </table:table-cell>
          <table:table-cell office:value-type="float" office:value="248417">
            <text:p>248417</text:p>
          </table:table-cell>
          <table:table-cell office:value-type="float" office:value="263990">
            <text:p>263990</text:p>
          </table:table-cell>
          <table:table-cell office:value-type="float" office:value="378032">
            <text:p>378032</text:p>
          </table:table-cell>
          <table:table-cell office:value-type="float" office:value="359440">
            <text:p>359440</text:p>
          </table:table-cell>
        </table:table-row>
        <table:table-row table:style-name="ro1">
          <table:table-cell office:value-type="float" office:value="29273185115">
            <text:p>29273185115</text:p>
          </table:table-cell>
          <table:table-cell office:value-type="float" office:value="200462">
            <text:p>200462</text:p>
          </table:table-cell>
          <table:table-cell office:value-type="float" office:value="155492">
            <text:p>155492</text:p>
          </table:table-cell>
          <table:table-cell office:value-type="float" office:value="158010">
            <text:p>158010</text:p>
          </table:table-cell>
          <table:table-cell office:value-type="float" office:value="6280367">
            <text:p>6280367</text:p>
          </table:table-cell>
          <table:table-cell office:value-type="float" office:value="267474">
            <text:p>267474</text:p>
          </table:table-cell>
          <table:table-cell office:value-type="float" office:value="246808">
            <text:p>246808</text:p>
          </table:table-cell>
          <table:table-cell office:value-type="float" office:value="4641504157">
            <text:p>4641504157</text:p>
          </table:table-cell>
          <table:table-cell office:value-type="float" office:value="206238">
            <text:p>206238</text:p>
          </table:table-cell>
          <table:table-cell office:value-type="float" office:value="290426">
            <text:p>290426</text:p>
          </table:table-cell>
          <table:table-cell office:value-type="float" office:value="231703">
            <text:p>231703</text:p>
          </table:table-cell>
          <table:table-cell office:value-type="float" office:value="6126491">
            <text:p>6126491</text:p>
          </table:table-cell>
          <table:table-cell office:value-type="float" office:value="279006">
            <text:p>279006</text:p>
          </table:table-cell>
          <table:table-cell office:value-type="float" office:value="309096">
            <text:p>309096</text:p>
          </table:table-cell>
          <table:table-cell office:value-type="float" office:value="13066714005">
            <text:p>13066714005</text:p>
          </table:table-cell>
          <table:table-cell office:value-type="float" office:value="204434">
            <text:p>204434</text:p>
          </table:table-cell>
          <table:table-cell office:value-type="float" office:value="187017">
            <text:p>187017</text:p>
          </table:table-cell>
          <table:table-cell office:value-type="float" office:value="194049">
            <text:p>194049</text:p>
          </table:table-cell>
          <table:table-cell office:value-type="float" office:value="4225568">
            <text:p>4225568</text:p>
          </table:table-cell>
          <table:table-cell office:value-type="float" office:value="399612">
            <text:p>399612</text:p>
          </table:table-cell>
          <table:table-cell office:value-type="float" office:value="286042">
            <text:p>286042</text:p>
          </table:table-cell>
        </table:table-row>
        <table:table-row table:style-name="ro1">
          <table:table-cell office:value-type="float" office:value="6121995074">
            <text:p>6121995074</text:p>
          </table:table-cell>
          <table:table-cell office:value-type="float" office:value="192846">
            <text:p>192846</text:p>
          </table:table-cell>
          <table:table-cell office:value-type="float" office:value="254628">
            <text:p>254628</text:p>
          </table:table-cell>
          <table:table-cell office:value-type="float" office:value="174029">
            <text:p>174029</text:p>
          </table:table-cell>
          <table:table-cell office:value-type="float" office:value="902726">
            <text:p>902726</text:p>
          </table:table-cell>
          <table:table-cell office:value-type="float" office:value="274602">
            <text:p>274602</text:p>
          </table:table-cell>
          <table:table-cell office:value-type="float" office:value="252118">
            <text:p>252118</text:p>
          </table:table-cell>
          <table:table-cell office:value-type="float" office:value="2848874486">
            <text:p>2848874486</text:p>
          </table:table-cell>
          <table:table-cell office:value-type="float" office:value="325906">
            <text:p>325906</text:p>
          </table:table-cell>
          <table:table-cell office:value-type="float" office:value="174906">
            <text:p>174906</text:p>
          </table:table-cell>
          <table:table-cell office:value-type="float" office:value="200819">
            <text:p>200819</text:p>
          </table:table-cell>
          <table:table-cell office:value-type="float" office:value="1411559">
            <text:p>1411559</text:p>
          </table:table-cell>
          <table:table-cell office:value-type="float" office:value="274114">
            <text:p>274114</text:p>
          </table:table-cell>
          <table:table-cell office:value-type="float" office:value="223994">
            <text:p>223994</text:p>
          </table:table-cell>
          <table:table-cell office:value-type="float" office:value="1420599523">
            <text:p>1420599523</text:p>
          </table:table-cell>
          <table:table-cell office:value-type="float" office:value="213182">
            <text:p>213182</text:p>
          </table:table-cell>
          <table:table-cell office:value-type="float" office:value="171578">
            <text:p>171578</text:p>
          </table:table-cell>
          <table:table-cell office:value-type="float" office:value="241665">
            <text:p>241665</text:p>
          </table:table-cell>
          <table:table-cell office:value-type="float" office:value="7002104">
            <text:p>7002104</text:p>
          </table:table-cell>
          <table:table-cell office:value-type="float" office:value="415580">
            <text:p>415580</text:p>
          </table:table-cell>
          <table:table-cell office:value-type="float" office:value="259206">
            <text:p>259206</text:p>
          </table:table-cell>
        </table:table-row>
        <table:table-row table:style-name="ro1">
          <table:table-cell office:value-type="float" office:value="3892982123">
            <text:p>3892982123</text:p>
          </table:table-cell>
          <table:table-cell office:value-type="float" office:value="195022">
            <text:p>195022</text:p>
          </table:table-cell>
          <table:table-cell office:value-type="float" office:value="239082">
            <text:p>239082</text:p>
          </table:table-cell>
          <table:table-cell office:value-type="float" office:value="180455">
            <text:p>180455</text:p>
          </table:table-cell>
          <table:table-cell office:value-type="float" office:value="20424312">
            <text:p>20424312</text:p>
          </table:table-cell>
          <table:table-cell office:value-type="float" office:value="324458">
            <text:p>324458</text:p>
          </table:table-cell>
          <table:table-cell office:value-type="float" office:value="284886">
            <text:p>284886</text:p>
          </table:table-cell>
          <table:table-cell office:value-type="float" office:value="4554485497">
            <text:p>4554485497</text:p>
          </table:table-cell>
          <table:table-cell office:value-type="float" office:value="204156">
            <text:p>204156</text:p>
          </table:table-cell>
          <table:table-cell office:value-type="float" office:value="178574">
            <text:p>178574</text:p>
          </table:table-cell>
          <table:table-cell office:value-type="float" office:value="191501">
            <text:p>191501</text:p>
          </table:table-cell>
          <table:table-cell office:value-type="float" office:value="6310763">
            <text:p>6310763</text:p>
          </table:table-cell>
          <table:table-cell office:value-type="float" office:value="411850">
            <text:p>411850</text:p>
          </table:table-cell>
          <table:table-cell office:value-type="float" office:value="246476">
            <text:p>246476</text:p>
          </table:table-cell>
          <table:table-cell office:value-type="float" office:value="5674366524">
            <text:p>5674366524</text:p>
          </table:table-cell>
          <table:table-cell office:value-type="float" office:value="239131">
            <text:p>239131</text:p>
          </table:table-cell>
          <table:table-cell office:value-type="float" office:value="169160">
            <text:p>169160</text:p>
          </table:table-cell>
          <table:table-cell office:value-type="float" office:value="158304">
            <text:p>158304</text:p>
          </table:table-cell>
          <table:table-cell office:value-type="float" office:value="28099625">
            <text:p>28099625</text:p>
          </table:table-cell>
          <table:table-cell office:value-type="float" office:value="307479">
            <text:p>307479</text:p>
          </table:table-cell>
          <table:table-cell office:value-type="float" office:value="268071">
            <text:p>268071</text:p>
          </table:table-cell>
        </table:table-row>
        <table:table-row table:style-name="ro1">
          <table:table-cell office:value-type="float" office:value="14826700565">
            <text:p>14826700565</text:p>
          </table:table-cell>
          <table:table-cell office:value-type="float" office:value="328750">
            <text:p>328750</text:p>
          </table:table-cell>
          <table:table-cell office:value-type="float" office:value="182372">
            <text:p>182372</text:p>
          </table:table-cell>
          <table:table-cell office:value-type="float" office:value="186983">
            <text:p>186983</text:p>
          </table:table-cell>
          <table:table-cell office:value-type="float" office:value="9176644">
            <text:p>9176644</text:p>
          </table:table-cell>
          <table:table-cell office:value-type="float" office:value="346583">
            <text:p>346583</text:p>
          </table:table-cell>
          <table:table-cell office:value-type="float" office:value="262058">
            <text:p>262058</text:p>
          </table:table-cell>
          <table:table-cell office:value-type="float" office:value="13095901249">
            <text:p>13095901249</text:p>
          </table:table-cell>
          <table:table-cell office:value-type="float" office:value="258576">
            <text:p>258576</text:p>
          </table:table-cell>
          <table:table-cell office:value-type="float" office:value="192416">
            <text:p>192416</text:p>
          </table:table-cell>
          <table:table-cell office:value-type="float" office:value="186022">
            <text:p>186022</text:p>
          </table:table-cell>
          <table:table-cell office:value-type="float" office:value="21436652">
            <text:p>21436652</text:p>
          </table:table-cell>
          <table:table-cell office:value-type="float" office:value="324222">
            <text:p>324222</text:p>
          </table:table-cell>
          <table:table-cell office:value-type="float" office:value="286416">
            <text:p>286416</text:p>
          </table:table-cell>
          <table:table-cell office:value-type="float" office:value="3428879431">
            <text:p>3428879431</text:p>
          </table:table-cell>
          <table:table-cell office:value-type="float" office:value="256124">
            <text:p>256124</text:p>
          </table:table-cell>
          <table:table-cell office:value-type="float" office:value="232382">
            <text:p>232382</text:p>
          </table:table-cell>
          <table:table-cell office:value-type="float" office:value="266930">
            <text:p>266930</text:p>
          </table:table-cell>
          <table:table-cell office:value-type="float" office:value="9117668">
            <text:p>9117668</text:p>
          </table:table-cell>
          <table:table-cell office:value-type="float" office:value="385209">
            <text:p>385209</text:p>
          </table:table-cell>
          <table:table-cell office:value-type="float" office:value="294423">
            <text:p>294423</text:p>
          </table:table-cell>
        </table:table-row>
        <table:table-row table:style-name="ro1">
          <table:table-cell office:value-type="float" office:value="1387943641">
            <text:p>1387943641</text:p>
          </table:table-cell>
          <table:table-cell office:value-type="float" office:value="193034">
            <text:p>193034</text:p>
          </table:table-cell>
          <table:table-cell office:value-type="float" office:value="178866">
            <text:p>178866</text:p>
          </table:table-cell>
          <table:table-cell office:value-type="float" office:value="183090">
            <text:p>183090</text:p>
          </table:table-cell>
          <table:table-cell office:value-type="float" office:value="1320578">
            <text:p>1320578</text:p>
          </table:table-cell>
          <table:table-cell office:value-type="float" office:value="332975">
            <text:p>332975</text:p>
          </table:table-cell>
          <table:table-cell office:value-type="float" office:value="249590">
            <text:p>249590</text:p>
          </table:table-cell>
          <table:table-cell office:value-type="float" office:value="1458509921">
            <text:p>1458509921</text:p>
          </table:table-cell>
          <table:table-cell office:value-type="float" office:value="206110">
            <text:p>206110</text:p>
          </table:table-cell>
          <table:table-cell office:value-type="float" office:value="264184">
            <text:p>264184</text:p>
          </table:table-cell>
          <table:table-cell office:value-type="float" office:value="165852">
            <text:p>165852</text:p>
          </table:table-cell>
          <table:table-cell office:value-type="float" office:value="666138">
            <text:p>666138</text:p>
          </table:table-cell>
          <table:table-cell office:value-type="float" office:value="325592">
            <text:p>325592</text:p>
          </table:table-cell>
          <table:table-cell office:value-type="float" office:value="264463">
            <text:p>264463</text:p>
          </table:table-cell>
          <table:table-cell office:value-type="float" office:value="1861684303">
            <text:p>1861684303</text:p>
          </table:table-cell>
          <table:table-cell office:value-type="float" office:value="288531">
            <text:p>288531</text:p>
          </table:table-cell>
          <table:table-cell office:value-type="float" office:value="166628">
            <text:p>166628</text:p>
          </table:table-cell>
          <table:table-cell office:value-type="float" office:value="161662">
            <text:p>161662</text:p>
          </table:table-cell>
          <table:table-cell office:value-type="float" office:value="8280930">
            <text:p>8280930</text:p>
          </table:table-cell>
          <table:table-cell office:value-type="float" office:value="315402">
            <text:p>315402</text:p>
          </table:table-cell>
          <table:table-cell office:value-type="float" office:value="265883">
            <text:p>265883</text:p>
          </table:table-cell>
        </table:table-row>
        <table:table-row table:style-name="ro1">
          <table:table-cell office:value-type="float" office:value="7621256851">
            <text:p>7621256851</text:p>
          </table:table-cell>
          <table:table-cell office:value-type="float" office:value="193640">
            <text:p>193640</text:p>
          </table:table-cell>
          <table:table-cell office:value-type="float" office:value="153934">
            <text:p>153934</text:p>
          </table:table-cell>
          <table:table-cell office:value-type="float" office:value="197157">
            <text:p>197157</text:p>
          </table:table-cell>
          <table:table-cell office:value-type="float" office:value="2550943">
            <text:p>2550943</text:p>
          </table:table-cell>
          <table:table-cell office:value-type="float" office:value="287094">
            <text:p>287094</text:p>
          </table:table-cell>
          <table:table-cell office:value-type="float" office:value="221952">
            <text:p>221952</text:p>
          </table:table-cell>
          <table:table-cell office:value-type="float" office:value="16314706388">
            <text:p>16314706388</text:p>
          </table:table-cell>
          <table:table-cell office:value-type="float" office:value="205672">
            <text:p>205672</text:p>
          </table:table-cell>
          <table:table-cell office:value-type="float" office:value="218860">
            <text:p>218860</text:p>
          </table:table-cell>
          <table:table-cell office:value-type="float" office:value="206344">
            <text:p>206344</text:p>
          </table:table-cell>
          <table:table-cell office:value-type="float" office:value="15421593">
            <text:p>15421593</text:p>
          </table:table-cell>
          <table:table-cell office:value-type="float" office:value="316844">
            <text:p>316844</text:p>
          </table:table-cell>
          <table:table-cell office:value-type="float" office:value="247490">
            <text:p>247490</text:p>
          </table:table-cell>
          <table:table-cell office:value-type="float" office:value="11620121888">
            <text:p>11620121888</text:p>
          </table:table-cell>
          <table:table-cell office:value-type="float" office:value="205170">
            <text:p>205170</text:p>
          </table:table-cell>
          <table:table-cell office:value-type="float" office:value="164484">
            <text:p>164484</text:p>
          </table:table-cell>
          <table:table-cell office:value-type="float" office:value="159484">
            <text:p>159484</text:p>
          </table:table-cell>
          <table:table-cell office:value-type="float" office:value="4043243">
            <text:p>4043243</text:p>
          </table:table-cell>
          <table:table-cell office:value-type="float" office:value="272372">
            <text:p>272372</text:p>
          </table:table-cell>
          <table:table-cell office:value-type="float" office:value="225114">
            <text:p>225114</text:p>
          </table:table-cell>
        </table:table-row>
        <table:table-row table:style-name="ro1">
          <table:table-cell office:value-type="float" office:value="7522953192">
            <text:p>7522953192</text:p>
          </table:table-cell>
          <table:table-cell office:value-type="float" office:value="305056">
            <text:p>305056</text:p>
          </table:table-cell>
          <table:table-cell office:value-type="float" office:value="164902">
            <text:p>164902</text:p>
          </table:table-cell>
          <table:table-cell office:value-type="float" office:value="157576">
            <text:p>157576</text:p>
          </table:table-cell>
          <table:table-cell office:value-type="float" office:value="7902530">
            <text:p>7902530</text:p>
          </table:table-cell>
          <table:table-cell office:value-type="float" office:value="272922">
            <text:p>272922</text:p>
          </table:table-cell>
          <table:table-cell office:value-type="float" office:value="240192">
            <text:p>240192</text:p>
          </table:table-cell>
          <table:table-cell office:value-type="float" office:value="5129546372">
            <text:p>5129546372</text:p>
          </table:table-cell>
          <table:table-cell office:value-type="float" office:value="231125">
            <text:p>231125</text:p>
          </table:table-cell>
          <table:table-cell office:value-type="float" office:value="267486">
            <text:p>267486</text:p>
          </table:table-cell>
          <table:table-cell office:value-type="float" office:value="262597">
            <text:p>262597</text:p>
          </table:table-cell>
          <table:table-cell office:value-type="float" office:value="4046786">
            <text:p>4046786</text:p>
          </table:table-cell>
          <table:table-cell office:value-type="float" office:value="301362">
            <text:p>301362</text:p>
          </table:table-cell>
          <table:table-cell office:value-type="float" office:value="243154">
            <text:p>243154</text:p>
          </table:table-cell>
          <table:table-cell office:value-type="float" office:value="20942930282">
            <text:p>20942930282</text:p>
          </table:table-cell>
          <table:table-cell office:value-type="float" office:value="248064">
            <text:p>248064</text:p>
          </table:table-cell>
          <table:table-cell office:value-type="float" office:value="195823">
            <text:p>195823</text:p>
          </table:table-cell>
          <table:table-cell office:value-type="float" office:value="164812">
            <text:p>164812</text:p>
          </table:table-cell>
          <table:table-cell office:value-type="float" office:value="10512936">
            <text:p>10512936</text:p>
          </table:table-cell>
          <table:table-cell office:value-type="float" office:value="277898">
            <text:p>277898</text:p>
          </table:table-cell>
          <table:table-cell office:value-type="float" office:value="235142">
            <text:p>235142</text:p>
          </table:table-cell>
        </table:table-row>
        <table:table-row table:style-name="ro1">
          <table:table-cell office:value-type="float" office:value="5995358973">
            <text:p>5995358973</text:p>
          </table:table-cell>
          <table:table-cell office:value-type="float" office:value="193816">
            <text:p>193816</text:p>
          </table:table-cell>
          <table:table-cell office:value-type="float" office:value="153022">
            <text:p>153022</text:p>
          </table:table-cell>
          <table:table-cell office:value-type="float" office:value="155512">
            <text:p>155512</text:p>
          </table:table-cell>
          <table:table-cell office:value-type="float" office:value="7552573">
            <text:p>7552573</text:p>
          </table:table-cell>
          <table:table-cell office:value-type="float" office:value="271726">
            <text:p>271726</text:p>
          </table:table-cell>
          <table:table-cell office:value-type="float" office:value="257308">
            <text:p>257308</text:p>
          </table:table-cell>
          <table:table-cell office:value-type="float" office:value="5292378788">
            <text:p>5292378788</text:p>
          </table:table-cell>
          <table:table-cell office:value-type="float" office:value="469346">
            <text:p>469346</text:p>
          </table:table-cell>
          <table:table-cell office:value-type="float" office:value="175372">
            <text:p>175372</text:p>
          </table:table-cell>
          <table:table-cell office:value-type="float" office:value="176550">
            <text:p>176550</text:p>
          </table:table-cell>
          <table:table-cell office:value-type="float" office:value="8699711">
            <text:p>8699711</text:p>
          </table:table-cell>
          <table:table-cell office:value-type="float" office:value="284124">
            <text:p>284124</text:p>
          </table:table-cell>
          <table:table-cell office:value-type="float" office:value="602737">
            <text:p>602737</text:p>
          </table:table-cell>
          <table:table-cell office:value-type="float" office:value="14792549670">
            <text:p>14792549670</text:p>
          </table:table-cell>
          <table:table-cell office:value-type="float" office:value="204026">
            <text:p>204026</text:p>
          </table:table-cell>
          <table:table-cell office:value-type="float" office:value="165216">
            <text:p>165216</text:p>
          </table:table-cell>
          <table:table-cell office:value-type="float" office:value="175950">
            <text:p>175950</text:p>
          </table:table-cell>
          <table:table-cell office:value-type="float" office:value="250466">
            <text:p>250466</text:p>
          </table:table-cell>
          <table:table-cell office:value-type="float" office:value="270686">
            <text:p>270686</text:p>
          </table:table-cell>
          <table:table-cell office:value-type="float" office:value="267040">
            <text:p>267040</text:p>
          </table:table-cell>
        </table:table-row>
        <table:table-row table:style-name="ro1">
          <table:table-cell office:value-type="float" office:value="2615662006">
            <text:p>2615662006</text:p>
          </table:table-cell>
          <table:table-cell office:value-type="float" office:value="196486">
            <text:p>196486</text:p>
          </table:table-cell>
          <table:table-cell office:value-type="float" office:value="153412">
            <text:p>153412</text:p>
          </table:table-cell>
          <table:table-cell office:value-type="float" office:value="150612">
            <text:p>150612</text:p>
          </table:table-cell>
          <table:table-cell office:value-type="float" office:value="1060806">
            <text:p>1060806</text:p>
          </table:table-cell>
          <table:table-cell office:value-type="float" office:value="293080">
            <text:p>293080</text:p>
          </table:table-cell>
          <table:table-cell office:value-type="float" office:value="237670">
            <text:p>237670</text:p>
          </table:table-cell>
          <table:table-cell office:value-type="float" office:value="1769436015">
            <text:p>1769436015</text:p>
          </table:table-cell>
          <table:table-cell office:value-type="float" office:value="222178">
            <text:p>222178</text:p>
          </table:table-cell>
          <table:table-cell office:value-type="float" office:value="264508">
            <text:p>264508</text:p>
          </table:table-cell>
          <table:table-cell office:value-type="float" office:value="174626">
            <text:p>174626</text:p>
          </table:table-cell>
          <table:table-cell office:value-type="float" office:value="10871046">
            <text:p>10871046</text:p>
          </table:table-cell>
          <table:table-cell office:value-type="float" office:value="598624">
            <text:p>598624</text:p>
          </table:table-cell>
          <table:table-cell office:value-type="float" office:value="235642">
            <text:p>235642</text:p>
          </table:table-cell>
          <table:table-cell office:value-type="float" office:value="2908932237">
            <text:p>2908932237</text:p>
          </table:table-cell>
          <table:table-cell office:value-type="float" office:value="243974">
            <text:p>243974</text:p>
          </table:table-cell>
          <table:table-cell office:value-type="float" office:value="188784">
            <text:p>188784</text:p>
          </table:table-cell>
          <table:table-cell office:value-type="float" office:value="161378">
            <text:p>161378</text:p>
          </table:table-cell>
          <table:table-cell office:value-type="float" office:value="33489966">
            <text:p>33489966</text:p>
          </table:table-cell>
          <table:table-cell office:value-type="float" office:value="289616">
            <text:p>289616</text:p>
          </table:table-cell>
          <table:table-cell office:value-type="float" office:value="338442">
            <text:p>338442</text:p>
          </table:table-cell>
        </table:table-row>
        <table:table-row table:style-name="ro1">
          <table:table-cell office:value-type="float" office:value="4299331448">
            <text:p>4299331448</text:p>
          </table:table-cell>
          <table:table-cell office:value-type="float" office:value="246498">
            <text:p>246498</text:p>
          </table:table-cell>
          <table:table-cell office:value-type="float" office:value="194976">
            <text:p>194976</text:p>
          </table:table-cell>
          <table:table-cell office:value-type="float" office:value="164832">
            <text:p>164832</text:p>
          </table:table-cell>
          <table:table-cell office:value-type="float" office:value="22696045">
            <text:p>22696045</text:p>
          </table:table-cell>
          <table:table-cell office:value-type="float" office:value="282350">
            <text:p>282350</text:p>
          </table:table-cell>
          <table:table-cell office:value-type="float" office:value="283914">
            <text:p>283914</text:p>
          </table:table-cell>
          <table:table-cell office:value-type="float" office:value="3866579146">
            <text:p>3866579146</text:p>
          </table:table-cell>
          <table:table-cell office:value-type="float" office:value="249065">
            <text:p>249065</text:p>
          </table:table-cell>
          <table:table-cell office:value-type="float" office:value="174818">
            <text:p>174818</text:p>
          </table:table-cell>
          <table:table-cell office:value-type="float" office:value="162630">
            <text:p>162630</text:p>
          </table:table-cell>
          <table:table-cell office:value-type="float" office:value="1932136">
            <text:p>1932136</text:p>
          </table:table-cell>
          <table:table-cell office:value-type="float" office:value="327091">
            <text:p>327091</text:p>
          </table:table-cell>
          <table:table-cell office:value-type="float" office:value="229332">
            <text:p>229332</text:p>
          </table:table-cell>
          <table:table-cell office:value-type="float" office:value="2747208906">
            <text:p>2747208906</text:p>
          </table:table-cell>
          <table:table-cell office:value-type="float" office:value="202680">
            <text:p>202680</text:p>
          </table:table-cell>
          <table:table-cell office:value-type="float" office:value="186299">
            <text:p>186299</text:p>
          </table:table-cell>
          <table:table-cell office:value-type="float" office:value="230206">
            <text:p>230206</text:p>
          </table:table-cell>
          <table:table-cell office:value-type="float" office:value="4543893">
            <text:p>4543893</text:p>
          </table:table-cell>
          <table:table-cell office:value-type="float" office:value="418331">
            <text:p>418331</text:p>
          </table:table-cell>
          <table:table-cell office:value-type="float" office:value="232246">
            <text:p>232246</text:p>
          </table:table-cell>
        </table:table-row>
        <table:table-row table:style-name="ro1">
          <table:table-cell office:value-type="float" office:value="1876008201">
            <text:p>1876008201</text:p>
          </table:table-cell>
          <table:table-cell office:value-type="float" office:value="194784">
            <text:p>194784</text:p>
          </table:table-cell>
          <table:table-cell office:value-type="float" office:value="195343">
            <text:p>195343</text:p>
          </table:table-cell>
          <table:table-cell office:value-type="float" office:value="157604">
            <text:p>157604</text:p>
          </table:table-cell>
          <table:table-cell office:value-type="float" office:value="2361593">
            <text:p>2361593</text:p>
          </table:table-cell>
          <table:table-cell office:value-type="float" office:value="396894">
            <text:p>396894</text:p>
          </table:table-cell>
          <table:table-cell office:value-type="float" office:value="221876">
            <text:p>221876</text:p>
          </table:table-cell>
          <table:table-cell office:value-type="float" office:value="3176224219">
            <text:p>3176224219</text:p>
          </table:table-cell>
          <table:table-cell office:value-type="float" office:value="210792">
            <text:p>210792</text:p>
          </table:table-cell>
          <table:table-cell office:value-type="float" office:value="169728">
            <text:p>169728</text:p>
          </table:table-cell>
          <table:table-cell office:value-type="float" office:value="160394">
            <text:p>160394</text:p>
          </table:table-cell>
          <table:table-cell office:value-type="float" office:value="15410099">
            <text:p>15410099</text:p>
          </table:table-cell>
          <table:table-cell office:value-type="float" office:value="280964">
            <text:p>280964</text:p>
          </table:table-cell>
          <table:table-cell office:value-type="float" office:value="358495">
            <text:p>358495</text:p>
          </table:table-cell>
          <table:table-cell office:value-type="float" office:value="7364456506">
            <text:p>7364456506</text:p>
          </table:table-cell>
          <table:table-cell office:value-type="float" office:value="229398">
            <text:p>229398</text:p>
          </table:table-cell>
          <table:table-cell office:value-type="float" office:value="181692">
            <text:p>181692</text:p>
          </table:table-cell>
          <table:table-cell office:value-type="float" office:value="169698">
            <text:p>169698</text:p>
          </table:table-cell>
          <table:table-cell office:value-type="float" office:value="66516605">
            <text:p>66516605</text:p>
          </table:table-cell>
          <table:table-cell office:value-type="float" office:value="291710">
            <text:p>291710</text:p>
          </table:table-cell>
          <table:table-cell office:value-type="float" office:value="245290">
            <text:p>245290</text:p>
          </table:table-cell>
        </table:table-row>
        <table:table-row table:style-name="ro1">
          <table:table-cell office:value-type="float" office:value="7298681476">
            <text:p>7298681476</text:p>
          </table:table-cell>
          <table:table-cell office:value-type="float" office:value="233236">
            <text:p>233236</text:p>
          </table:table-cell>
          <table:table-cell office:value-type="float" office:value="170120">
            <text:p>170120</text:p>
          </table:table-cell>
          <table:table-cell office:value-type="float" office:value="211699">
            <text:p>211699</text:p>
          </table:table-cell>
          <table:table-cell office:value-type="float" office:value="16461299">
            <text:p>16461299</text:p>
          </table:table-cell>
          <table:table-cell office:value-type="float" office:value="319131">
            <text:p>319131</text:p>
          </table:table-cell>
          <table:table-cell office:value-type="float" office:value="267802">
            <text:p>267802</text:p>
          </table:table-cell>
          <table:table-cell office:value-type="float" office:value="5885062546">
            <text:p>5885062546</text:p>
          </table:table-cell>
          <table:table-cell office:value-type="float" office:value="210596">
            <text:p>210596</text:p>
          </table:table-cell>
          <table:table-cell office:value-type="float" office:value="170126">
            <text:p>170126</text:p>
          </table:table-cell>
          <table:table-cell office:value-type="float" office:value="161562">
            <text:p>161562</text:p>
          </table:table-cell>
          <table:table-cell office:value-type="float" office:value="3548805">
            <text:p>3548805</text:p>
          </table:table-cell>
          <table:table-cell office:value-type="float" office:value="274746">
            <text:p>274746</text:p>
          </table:table-cell>
          <table:table-cell office:value-type="float" office:value="279788">
            <text:p>279788</text:p>
          </table:table-cell>
          <table:table-cell office:value-type="float" office:value="5828402336">
            <text:p>5828402336</text:p>
          </table:table-cell>
          <table:table-cell office:value-type="float" office:value="202062">
            <text:p>202062</text:p>
          </table:table-cell>
          <table:table-cell office:value-type="float" office:value="172932">
            <text:p>172932</text:p>
          </table:table-cell>
          <table:table-cell office:value-type="float" office:value="197232">
            <text:p>197232</text:p>
          </table:table-cell>
          <table:table-cell office:value-type="float" office:value="19208058">
            <text:p>19208058</text:p>
          </table:table-cell>
          <table:table-cell office:value-type="float" office:value="309090">
            <text:p>309090</text:p>
          </table:table-cell>
          <table:table-cell office:value-type="float" office:value="270391">
            <text:p>270391</text:p>
          </table:table-cell>
        </table:table-row>
        <table:table-row table:style-name="ro1">
          <table:table-cell office:value-type="float" office:value="27290427273">
            <text:p>27290427273</text:p>
          </table:table-cell>
          <table:table-cell office:value-type="float" office:value="196446">
            <text:p>196446</text:p>
          </table:table-cell>
          <table:table-cell office:value-type="float" office:value="157966">
            <text:p>157966</text:p>
          </table:table-cell>
          <table:table-cell office:value-type="float" office:value="245791">
            <text:p>245791</text:p>
          </table:table-cell>
          <table:table-cell office:value-type="float" office:value="3245218">
            <text:p>3245218</text:p>
          </table:table-cell>
          <table:table-cell office:value-type="float" office:value="318918">
            <text:p>318918</text:p>
          </table:table-cell>
          <table:table-cell office:value-type="float" office:value="259647">
            <text:p>259647</text:p>
          </table:table-cell>
          <table:table-cell office:value-type="float" office:value="4291749751">
            <text:p>4291749751</text:p>
          </table:table-cell>
          <table:table-cell office:value-type="float" office:value="203272">
            <text:p>203272</text:p>
          </table:table-cell>
          <table:table-cell office:value-type="float" office:value="168372">
            <text:p>168372</text:p>
          </table:table-cell>
          <table:table-cell office:value-type="float" office:value="250563">
            <text:p>250563</text:p>
          </table:table-cell>
          <table:table-cell office:value-type="float" office:value="88709112">
            <text:p>88709112</text:p>
          </table:table-cell>
          <table:table-cell office:value-type="float" office:value="288972">
            <text:p>288972</text:p>
          </table:table-cell>
          <table:table-cell office:value-type="float" office:value="334964">
            <text:p>334964</text:p>
          </table:table-cell>
          <table:table-cell office:value-type="float" office:value="3180971749">
            <text:p>3180971749</text:p>
          </table:table-cell>
          <table:table-cell office:value-type="float" office:value="204478">
            <text:p>204478</text:p>
          </table:table-cell>
          <table:table-cell office:value-type="float" office:value="162366">
            <text:p>162366</text:p>
          </table:table-cell>
          <table:table-cell office:value-type="float" office:value="159606">
            <text:p>159606</text:p>
          </table:table-cell>
          <table:table-cell office:value-type="float" office:value="4923067">
            <text:p>4923067</text:p>
          </table:table-cell>
          <table:table-cell office:value-type="float" office:value="273176">
            <text:p>273176</text:p>
          </table:table-cell>
          <table:table-cell office:value-type="float" office:value="335037">
            <text:p>335037</text:p>
          </table:table-cell>
        </table:table-row>
        <table:table-row table:style-name="ro1">
          <table:table-cell office:value-type="float" office:value="2655526507">
            <text:p>2655526507</text:p>
          </table:table-cell>
          <table:table-cell office:value-type="float" office:value="237309">
            <text:p>237309</text:p>
          </table:table-cell>
          <table:table-cell office:value-type="float" office:value="196374">
            <text:p>196374</text:p>
          </table:table-cell>
          <table:table-cell office:value-type="float" office:value="181065">
            <text:p>181065</text:p>
          </table:table-cell>
          <table:table-cell office:value-type="float" office:value="293853">
            <text:p>293853</text:p>
          </table:table-cell>
          <table:table-cell office:value-type="float" office:value="271236">
            <text:p>271236</text:p>
          </table:table-cell>
          <table:table-cell office:value-type="float" office:value="276891">
            <text:p>276891</text:p>
          </table:table-cell>
          <table:table-cell office:value-type="float" office:value="2158988207">
            <text:p>2158988207</text:p>
          </table:table-cell>
          <table:table-cell office:value-type="float" office:value="204820">
            <text:p>204820</text:p>
          </table:table-cell>
          <table:table-cell office:value-type="float" office:value="165640">
            <text:p>165640</text:p>
          </table:table-cell>
          <table:table-cell office:value-type="float" office:value="192317">
            <text:p>192317</text:p>
          </table:table-cell>
          <table:table-cell office:value-type="float" office:value="489512">
            <text:p>489512</text:p>
          </table:table-cell>
          <table:table-cell office:value-type="float" office:value="313365">
            <text:p>313365</text:p>
          </table:table-cell>
          <table:table-cell office:value-type="float" office:value="382576">
            <text:p>382576</text:p>
          </table:table-cell>
          <table:table-cell office:value-type="float" office:value="2681697609">
            <text:p>2681697609</text:p>
          </table:table-cell>
          <table:table-cell office:value-type="float" office:value="230254">
            <text:p>230254</text:p>
          </table:table-cell>
          <table:table-cell office:value-type="float" office:value="170192">
            <text:p>170192</text:p>
          </table:table-cell>
          <table:table-cell office:value-type="float" office:value="161236">
            <text:p>161236</text:p>
          </table:table-cell>
          <table:table-cell office:value-type="float" office:value="458958">
            <text:p>458958</text:p>
          </table:table-cell>
          <table:table-cell office:value-type="float" office:value="269108">
            <text:p>269108</text:p>
          </table:table-cell>
          <table:table-cell office:value-type="float" office:value="233976">
            <text:p>233976</text:p>
          </table:table-cell>
        </table:table-row>
        <table:table-row table:style-name="ro1">
          <table:table-cell office:value-type="float" office:value="2975805167">
            <text:p>2975805167</text:p>
          </table:table-cell>
          <table:table-cell office:value-type="float" office:value="248997">
            <text:p>248997</text:p>
          </table:table-cell>
          <table:table-cell office:value-type="float" office:value="163934">
            <text:p>163934</text:p>
          </table:table-cell>
          <table:table-cell office:value-type="float" office:value="156158">
            <text:p>156158</text:p>
          </table:table-cell>
          <table:table-cell office:value-type="float" office:value="42735888">
            <text:p>42735888</text:p>
          </table:table-cell>
          <table:table-cell office:value-type="float" office:value="330625">
            <text:p>330625</text:p>
          </table:table-cell>
          <table:table-cell office:value-type="float" office:value="230362">
            <text:p>230362</text:p>
          </table:table-cell>
          <table:table-cell office:value-type="float" office:value="3795734402">
            <text:p>3795734402</text:p>
          </table:table-cell>
          <table:table-cell office:value-type="float" office:value="274364">
            <text:p>274364</text:p>
          </table:table-cell>
          <table:table-cell office:value-type="float" office:value="247842">
            <text:p>247842</text:p>
          </table:table-cell>
          <table:table-cell office:value-type="float" office:value="235816">
            <text:p>235816</text:p>
          </table:table-cell>
          <table:table-cell office:value-type="float" office:value="5172250">
            <text:p>5172250</text:p>
          </table:table-cell>
          <table:table-cell office:value-type="float" office:value="366059">
            <text:p>366059</text:p>
          </table:table-cell>
          <table:table-cell office:value-type="float" office:value="271471">
            <text:p>271471</text:p>
          </table:table-cell>
          <table:table-cell office:value-type="float" office:value="2585576771">
            <text:p>2585576771</text:p>
          </table:table-cell>
          <table:table-cell office:value-type="float" office:value="347935">
            <text:p>347935</text:p>
          </table:table-cell>
          <table:table-cell office:value-type="float" office:value="195436">
            <text:p>195436</text:p>
          </table:table-cell>
          <table:table-cell office:value-type="float" office:value="179562">
            <text:p>179562</text:p>
          </table:table-cell>
          <table:table-cell office:value-type="float" office:value="31991243">
            <text:p>31991243</text:p>
          </table:table-cell>
          <table:table-cell office:value-type="float" office:value="445559">
            <text:p>445559</text:p>
          </table:table-cell>
          <table:table-cell office:value-type="float" office:value="253046">
            <text:p>253046</text:p>
          </table:table-cell>
        </table:table-row>
        <table:table-row table:style-name="ro1">
          <table:table-cell office:value-type="float" office:value="12674442695">
            <text:p>12674442695</text:p>
          </table:table-cell>
          <table:table-cell office:value-type="float" office:value="191004">
            <text:p>191004</text:p>
          </table:table-cell>
          <table:table-cell office:value-type="float" office:value="152458">
            <text:p>152458</text:p>
          </table:table-cell>
          <table:table-cell office:value-type="float" office:value="153514">
            <text:p>153514</text:p>
          </table:table-cell>
          <table:table-cell office:value-type="float" office:value="1551984">
            <text:p>1551984</text:p>
          </table:table-cell>
          <table:table-cell office:value-type="float" office:value="282282">
            <text:p>282282</text:p>
          </table:table-cell>
          <table:table-cell office:value-type="float" office:value="221846">
            <text:p>221846</text:p>
          </table:table-cell>
          <table:table-cell office:value-type="float" office:value="16096447983">
            <text:p>16096447983</text:p>
          </table:table-cell>
          <table:table-cell office:value-type="float" office:value="205612">
            <text:p>205612</text:p>
          </table:table-cell>
          <table:table-cell office:value-type="float" office:value="172290">
            <text:p>172290</text:p>
          </table:table-cell>
          <table:table-cell office:value-type="float" office:value="159412">
            <text:p>159412</text:p>
          </table:table-cell>
          <table:table-cell office:value-type="float" office:value="514143">
            <text:p>514143</text:p>
          </table:table-cell>
          <table:table-cell office:value-type="float" office:value="348362">
            <text:p>348362</text:p>
          </table:table-cell>
          <table:table-cell office:value-type="float" office:value="226050">
            <text:p>226050</text:p>
          </table:table-cell>
          <table:table-cell office:value-type="float" office:value="2476274349">
            <text:p>2476274349</text:p>
          </table:table-cell>
          <table:table-cell office:value-type="float" office:value="227033">
            <text:p>227033</text:p>
          </table:table-cell>
          <table:table-cell office:value-type="float" office:value="199417">
            <text:p>199417</text:p>
          </table:table-cell>
          <table:table-cell office:value-type="float" office:value="163712">
            <text:p>163712</text:p>
          </table:table-cell>
          <table:table-cell office:value-type="float" office:value="466940">
            <text:p>466940</text:p>
          </table:table-cell>
          <table:table-cell office:value-type="float" office:value="271914">
            <text:p>271914</text:p>
          </table:table-cell>
          <table:table-cell office:value-type="float" office:value="224976">
            <text:p>224976</text:p>
          </table:table-cell>
        </table:table-row>
        <table:table-row table:style-name="ro1">
          <table:table-cell office:value-type="float" office:value="1945492789">
            <text:p>1945492789</text:p>
          </table:table-cell>
          <table:table-cell office:value-type="float" office:value="220063">
            <text:p>220063</text:p>
          </table:table-cell>
          <table:table-cell office:value-type="float" office:value="155172">
            <text:p>155172</text:p>
          </table:table-cell>
          <table:table-cell office:value-type="float" office:value="150506">
            <text:p>150506</text:p>
          </table:table-cell>
          <table:table-cell office:value-type="float" office:value="20686552">
            <text:p>20686552</text:p>
          </table:table-cell>
          <table:table-cell office:value-type="float" office:value="338390">
            <text:p>338390</text:p>
          </table:table-cell>
          <table:table-cell office:value-type="float" office:value="222638">
            <text:p>222638</text:p>
          </table:table-cell>
          <table:table-cell office:value-type="float" office:value="1375532644">
            <text:p>1375532644</text:p>
          </table:table-cell>
          <table:table-cell office:value-type="float" office:value="215874">
            <text:p>215874</text:p>
          </table:table-cell>
          <table:table-cell office:value-type="float" office:value="170928">
            <text:p>170928</text:p>
          </table:table-cell>
          <table:table-cell office:value-type="float" office:value="159838">
            <text:p>159838</text:p>
          </table:table-cell>
          <table:table-cell office:value-type="float" office:value="2463470">
            <text:p>2463470</text:p>
          </table:table-cell>
          <table:table-cell office:value-type="float" office:value="319230">
            <text:p>319230</text:p>
          </table:table-cell>
          <table:table-cell office:value-type="float" office:value="237954">
            <text:p>237954</text:p>
          </table:table-cell>
          <table:table-cell office:value-type="float" office:value="3001565657">
            <text:p>3001565657</text:p>
          </table:table-cell>
          <table:table-cell office:value-type="float" office:value="206928">
            <text:p>206928</text:p>
          </table:table-cell>
          <table:table-cell office:value-type="float" office:value="272748">
            <text:p>272748</text:p>
          </table:table-cell>
          <table:table-cell office:value-type="float" office:value="162404">
            <text:p>162404</text:p>
          </table:table-cell>
          <table:table-cell office:value-type="float" office:value="20427147">
            <text:p>20427147</text:p>
          </table:table-cell>
          <table:table-cell office:value-type="float" office:value="292764">
            <text:p>292764</text:p>
          </table:table-cell>
          <table:table-cell office:value-type="float" office:value="254026">
            <text:p>254026</text:p>
          </table:table-cell>
        </table:table-row>
        <table:table-row table:style-name="ro1">
          <table:table-cell office:value-type="float" office:value="27361915120">
            <text:p>27361915120</text:p>
          </table:table-cell>
          <table:table-cell office:value-type="float" office:value="198618">
            <text:p>198618</text:p>
          </table:table-cell>
          <table:table-cell office:value-type="float" office:value="158168">
            <text:p>158168</text:p>
          </table:table-cell>
          <table:table-cell office:value-type="float" office:value="150686">
            <text:p>150686</text:p>
          </table:table-cell>
          <table:table-cell office:value-type="float" office:value="9844584">
            <text:p>9844584</text:p>
          </table:table-cell>
          <table:table-cell office:value-type="float" office:value="280470">
            <text:p>280470</text:p>
          </table:table-cell>
          <table:table-cell office:value-type="float" office:value="277483">
            <text:p>277483</text:p>
          </table:table-cell>
          <table:table-cell office:value-type="float" office:value="3993012109">
            <text:p>3993012109</text:p>
          </table:table-cell>
          <table:table-cell office:value-type="float" office:value="205600">
            <text:p>205600</text:p>
          </table:table-cell>
          <table:table-cell office:value-type="float" office:value="166640">
            <text:p>166640</text:p>
          </table:table-cell>
          <table:table-cell office:value-type="float" office:value="166000">
            <text:p>166000</text:p>
          </table:table-cell>
          <table:table-cell office:value-type="float" office:value="3914974">
            <text:p>3914974</text:p>
          </table:table-cell>
          <table:table-cell office:value-type="float" office:value="270864">
            <text:p>270864</text:p>
          </table:table-cell>
          <table:table-cell office:value-type="float" office:value="270040">
            <text:p>270040</text:p>
          </table:table-cell>
          <table:table-cell office:value-type="float" office:value="1060778236">
            <text:p>1060778236</text:p>
          </table:table-cell>
          <table:table-cell office:value-type="float" office:value="243019">
            <text:p>243019</text:p>
          </table:table-cell>
          <table:table-cell office:value-type="float" office:value="166208">
            <text:p>166208</text:p>
          </table:table-cell>
          <table:table-cell office:value-type="float" office:value="160424">
            <text:p>160424</text:p>
          </table:table-cell>
          <table:table-cell office:value-type="float" office:value="43062579">
            <text:p>43062579</text:p>
          </table:table-cell>
          <table:table-cell office:value-type="float" office:value="273528">
            <text:p>273528</text:p>
          </table:table-cell>
          <table:table-cell office:value-type="float" office:value="270623">
            <text:p>270623</text:p>
          </table:table-cell>
        </table:table-row>
        <table:table-row table:style-name="ro1">
          <table:table-cell office:value-type="float" office:value="5653194381">
            <text:p>5653194381</text:p>
          </table:table-cell>
          <table:table-cell office:value-type="float" office:value="194008">
            <text:p>194008</text:p>
          </table:table-cell>
          <table:table-cell office:value-type="float" office:value="154776">
            <text:p>154776</text:p>
          </table:table-cell>
          <table:table-cell office:value-type="float" office:value="176099">
            <text:p>176099</text:p>
          </table:table-cell>
          <table:table-cell office:value-type="float" office:value="10313676">
            <text:p>10313676</text:p>
          </table:table-cell>
          <table:table-cell office:value-type="float" office:value="277822">
            <text:p>277822</text:p>
          </table:table-cell>
          <table:table-cell office:value-type="float" office:value="226012">
            <text:p>226012</text:p>
          </table:table-cell>
          <table:table-cell office:value-type="float" office:value="7530928384">
            <text:p>7530928384</text:p>
          </table:table-cell>
          <table:table-cell office:value-type="float" office:value="205152">
            <text:p>205152</text:p>
          </table:table-cell>
          <table:table-cell office:value-type="float" office:value="189227">
            <text:p>189227</text:p>
          </table:table-cell>
          <table:table-cell office:value-type="float" office:value="277569">
            <text:p>277569</text:p>
          </table:table-cell>
          <table:table-cell office:value-type="float" office:value="29963304">
            <text:p>29963304</text:p>
          </table:table-cell>
          <table:table-cell office:value-type="float" office:value="300646">
            <text:p>300646</text:p>
          </table:table-cell>
          <table:table-cell office:value-type="float" office:value="280550">
            <text:p>280550</text:p>
          </table:table-cell>
          <table:table-cell office:value-type="float" office:value="4469418686">
            <text:p>4469418686</text:p>
          </table:table-cell>
          <table:table-cell office:value-type="float" office:value="346148">
            <text:p>346148</text:p>
          </table:table-cell>
          <table:table-cell office:value-type="float" office:value="190083">
            <text:p>190083</text:p>
          </table:table-cell>
          <table:table-cell office:value-type="float" office:value="182625">
            <text:p>182625</text:p>
          </table:table-cell>
          <table:table-cell office:value-type="float" office:value="48905958">
            <text:p>48905958</text:p>
          </table:table-cell>
          <table:table-cell office:value-type="float" office:value="409492">
            <text:p>409492</text:p>
          </table:table-cell>
          <table:table-cell office:value-type="float" office:value="290906">
            <text:p>290906</text:p>
          </table:table-cell>
        </table:table-row>
        <table:table-row table:style-name="ro1">
          <table:table-cell office:value-type="float" office:value="11293669299">
            <text:p>11293669299</text:p>
          </table:table-cell>
          <table:table-cell office:value-type="float" office:value="235350">
            <text:p>235350</text:p>
          </table:table-cell>
          <table:table-cell office:value-type="float" office:value="180453">
            <text:p>180453</text:p>
          </table:table-cell>
          <table:table-cell office:value-type="float" office:value="256273">
            <text:p>256273</text:p>
          </table:table-cell>
          <table:table-cell office:value-type="float" office:value="22665522">
            <text:p>22665522</text:p>
          </table:table-cell>
          <table:table-cell office:value-type="float" office:value="395248">
            <text:p>395248</text:p>
          </table:table-cell>
          <table:table-cell office:value-type="float" office:value="342114">
            <text:p>342114</text:p>
          </table:table-cell>
          <table:table-cell office:value-type="float" office:value="27990454795">
            <text:p>27990454795</text:p>
          </table:table-cell>
          <table:table-cell office:value-type="float" office:value="236300">
            <text:p>236300</text:p>
          </table:table-cell>
          <table:table-cell office:value-type="float" office:value="174772">
            <text:p>174772</text:p>
          </table:table-cell>
          <table:table-cell office:value-type="float" office:value="206316">
            <text:p>206316</text:p>
          </table:table-cell>
          <table:table-cell office:value-type="float" office:value="8593644">
            <text:p>8593644</text:p>
          </table:table-cell>
          <table:table-cell office:value-type="float" office:value="671343">
            <text:p>671343</text:p>
          </table:table-cell>
          <table:table-cell office:value-type="float" office:value="231992">
            <text:p>231992</text:p>
          </table:table-cell>
          <table:table-cell office:value-type="float" office:value="1158015551">
            <text:p>1158015551</text:p>
          </table:table-cell>
          <table:table-cell office:value-type="float" office:value="233688">
            <text:p>233688</text:p>
          </table:table-cell>
          <table:table-cell office:value-type="float" office:value="164016">
            <text:p>164016</text:p>
          </table:table-cell>
          <table:table-cell office:value-type="float" office:value="212749">
            <text:p>212749</text:p>
          </table:table-cell>
          <table:table-cell office:value-type="float" office:value="292198">
            <text:p>292198</text:p>
          </table:table-cell>
          <table:table-cell office:value-type="float" office:value="264792">
            <text:p>264792</text:p>
          </table:table-cell>
          <table:table-cell office:value-type="float" office:value="255782">
            <text:p>255782</text:p>
          </table:table-cell>
        </table:table-row>
        <table:table-row table:style-name="ro1">
          <table:table-cell office:value-type="float" office:value="2056932486">
            <text:p>2056932486</text:p>
          </table:table-cell>
          <table:table-cell office:value-type="float" office:value="270442">
            <text:p>270442</text:p>
          </table:table-cell>
          <table:table-cell office:value-type="float" office:value="174945">
            <text:p>174945</text:p>
          </table:table-cell>
          <table:table-cell office:value-type="float" office:value="173925">
            <text:p>173925</text:p>
          </table:table-cell>
          <table:table-cell office:value-type="float" office:value="7877919">
            <text:p>7877919</text:p>
          </table:table-cell>
          <table:table-cell office:value-type="float" office:value="270420">
            <text:p>270420</text:p>
          </table:table-cell>
          <table:table-cell office:value-type="float" office:value="228950">
            <text:p>228950</text:p>
          </table:table-cell>
          <table:table-cell office:value-type="float" office:value="1759692123">
            <text:p>1759692123</text:p>
          </table:table-cell>
          <table:table-cell office:value-type="float" office:value="259106">
            <text:p>259106</text:p>
          </table:table-cell>
          <table:table-cell office:value-type="float" office:value="172012">
            <text:p>172012</text:p>
          </table:table-cell>
          <table:table-cell office:value-type="float" office:value="164282">
            <text:p>164282</text:p>
          </table:table-cell>
          <table:table-cell office:value-type="float" office:value="250408">
            <text:p>250408</text:p>
          </table:table-cell>
          <table:table-cell office:value-type="float" office:value="389825">
            <text:p>389825</text:p>
          </table:table-cell>
          <table:table-cell office:value-type="float" office:value="242430">
            <text:p>242430</text:p>
          </table:table-cell>
          <table:table-cell office:value-type="float" office:value="12651849508">
            <text:p>12651849508</text:p>
          </table:table-cell>
          <table:table-cell office:value-type="float" office:value="208512">
            <text:p>208512</text:p>
          </table:table-cell>
          <table:table-cell office:value-type="float" office:value="162032">
            <text:p>162032</text:p>
          </table:table-cell>
          <table:table-cell office:value-type="float" office:value="160624">
            <text:p>160624</text:p>
          </table:table-cell>
          <table:table-cell office:value-type="float" office:value="1193456">
            <text:p>1193456</text:p>
          </table:table-cell>
          <table:table-cell office:value-type="float" office:value="293968">
            <text:p>293968</text:p>
          </table:table-cell>
          <table:table-cell office:value-type="float" office:value="225836">
            <text:p>225836</text:p>
          </table:table-cell>
        </table:table-row>
        <table:table-row table:style-name="ro1">
          <table:table-cell office:value-type="float" office:value="983781938">
            <text:p>983781938</text:p>
          </table:table-cell>
          <table:table-cell office:value-type="float" office:value="191726">
            <text:p>191726</text:p>
          </table:table-cell>
          <table:table-cell office:value-type="float" office:value="173827">
            <text:p>173827</text:p>
          </table:table-cell>
          <table:table-cell office:value-type="float" office:value="152250">
            <text:p>152250</text:p>
          </table:table-cell>
          <table:table-cell office:value-type="float" office:value="8263630">
            <text:p>8263630</text:p>
          </table:table-cell>
          <table:table-cell office:value-type="float" office:value="269224">
            <text:p>269224</text:p>
          </table:table-cell>
          <table:table-cell office:value-type="float" office:value="230208">
            <text:p>230208</text:p>
          </table:table-cell>
          <table:table-cell office:value-type="float" office:value="11198954079">
            <text:p>11198954079</text:p>
          </table:table-cell>
          <table:table-cell office:value-type="float" office:value="386044">
            <text:p>386044</text:p>
          </table:table-cell>
          <table:table-cell office:value-type="float" office:value="327335">
            <text:p>327335</text:p>
          </table:table-cell>
          <table:table-cell office:value-type="float" office:value="265632">
            <text:p>265632</text:p>
          </table:table-cell>
          <table:table-cell office:value-type="float" office:value="823804">
            <text:p>823804</text:p>
          </table:table-cell>
          <table:table-cell office:value-type="float" office:value="349875">
            <text:p>349875</text:p>
          </table:table-cell>
          <table:table-cell office:value-type="float" office:value="280851">
            <text:p>280851</text:p>
          </table:table-cell>
          <table:table-cell office:value-type="float" office:value="4388888853">
            <text:p>4388888853</text:p>
          </table:table-cell>
          <table:table-cell office:value-type="float" office:value="272170">
            <text:p>272170</text:p>
          </table:table-cell>
          <table:table-cell office:value-type="float" office:value="197976">
            <text:p>197976</text:p>
          </table:table-cell>
          <table:table-cell office:value-type="float" office:value="203912">
            <text:p>203912</text:p>
          </table:table-cell>
          <table:table-cell office:value-type="float" office:value="177576172">
            <text:p>177576172</text:p>
          </table:table-cell>
          <table:table-cell office:value-type="float" office:value="335582">
            <text:p>335582</text:p>
          </table:table-cell>
          <table:table-cell office:value-type="float" office:value="377043">
            <text:p>377043</text:p>
          </table:table-cell>
        </table:table-row>
        <table:table-row table:style-name="ro1">
          <table:table-cell office:value-type="float" office:value="15621032924">
            <text:p>15621032924</text:p>
          </table:table-cell>
          <table:table-cell office:value-type="float" office:value="232702">
            <text:p>232702</text:p>
          </table:table-cell>
          <table:table-cell office:value-type="float" office:value="165570">
            <text:p>165570</text:p>
          </table:table-cell>
          <table:table-cell office:value-type="float" office:value="198466">
            <text:p>198466</text:p>
          </table:table-cell>
          <table:table-cell office:value-type="float" office:value="1001689">
            <text:p>1001689</text:p>
          </table:table-cell>
          <table:table-cell office:value-type="float" office:value="335366">
            <text:p>335366</text:p>
          </table:table-cell>
          <table:table-cell office:value-type="float" office:value="224048">
            <text:p>224048</text:p>
          </table:table-cell>
          <table:table-cell office:value-type="float" office:value="4736210187">
            <text:p>4736210187</text:p>
          </table:table-cell>
          <table:table-cell office:value-type="float" office:value="206924">
            <text:p>206924</text:p>
          </table:table-cell>
          <table:table-cell office:value-type="float" office:value="166870">
            <text:p>166870</text:p>
          </table:table-cell>
          <table:table-cell office:value-type="float" office:value="186647">
            <text:p>186647</text:p>
          </table:table-cell>
          <table:table-cell office:value-type="float" office:value="8329467">
            <text:p>8329467</text:p>
          </table:table-cell>
          <table:table-cell office:value-type="float" office:value="333657">
            <text:p>333657</text:p>
          </table:table-cell>
          <table:table-cell office:value-type="float" office:value="275569">
            <text:p>275569</text:p>
          </table:table-cell>
          <table:table-cell office:value-type="float" office:value="4771754011">
            <text:p>4771754011</text:p>
          </table:table-cell>
          <table:table-cell office:value-type="float" office:value="204368">
            <text:p>204368</text:p>
          </table:table-cell>
          <table:table-cell office:value-type="float" office:value="202564">
            <text:p>202564</text:p>
          </table:table-cell>
          <table:table-cell office:value-type="float" office:value="169698">
            <text:p>169698</text:p>
          </table:table-cell>
          <table:table-cell office:value-type="float" office:value="5081587">
            <text:p>5081587</text:p>
          </table:table-cell>
          <table:table-cell office:value-type="float" office:value="287282">
            <text:p>287282</text:p>
          </table:table-cell>
          <table:table-cell office:value-type="float" office:value="238980">
            <text:p>238980</text:p>
          </table:table-cell>
        </table:table-row>
        <table:table-row table:style-name="ro1">
          <table:table-cell office:value-type="float" office:value="4186369274">
            <text:p>4186369274</text:p>
          </table:table-cell>
          <table:table-cell office:value-type="float" office:value="301214">
            <text:p>301214</text:p>
          </table:table-cell>
          <table:table-cell office:value-type="float" office:value="214409">
            <text:p>214409</text:p>
          </table:table-cell>
          <table:table-cell office:value-type="float" office:value="207973">
            <text:p>207973</text:p>
          </table:table-cell>
          <table:table-cell office:value-type="float" office:value="30958243">
            <text:p>30958243</text:p>
          </table:table-cell>
          <table:table-cell office:value-type="float" office:value="317347">
            <text:p>317347</text:p>
          </table:table-cell>
          <table:table-cell office:value-type="float" office:value="343532">
            <text:p>343532</text:p>
          </table:table-cell>
          <table:table-cell office:value-type="float" office:value="9193828748">
            <text:p>9193828748</text:p>
          </table:table-cell>
          <table:table-cell office:value-type="float" office:value="245733">
            <text:p>245733</text:p>
          </table:table-cell>
          <table:table-cell office:value-type="float" office:value="199144">
            <text:p>199144</text:p>
          </table:table-cell>
          <table:table-cell office:value-type="float" office:value="201356">
            <text:p>201356</text:p>
          </table:table-cell>
          <table:table-cell office:value-type="float" office:value="23416376">
            <text:p>23416376</text:p>
          </table:table-cell>
          <table:table-cell office:value-type="float" office:value="344055">
            <text:p>344055</text:p>
          </table:table-cell>
          <table:table-cell office:value-type="float" office:value="390101">
            <text:p>390101</text:p>
          </table:table-cell>
          <table:table-cell office:value-type="float" office:value="1988791834">
            <text:p>1988791834</text:p>
          </table:table-cell>
          <table:table-cell office:value-type="float" office:value="325816">
            <text:p>325816</text:p>
          </table:table-cell>
          <table:table-cell office:value-type="float" office:value="172380">
            <text:p>172380</text:p>
          </table:table-cell>
          <table:table-cell office:value-type="float" office:value="165276">
            <text:p>165276</text:p>
          </table:table-cell>
          <table:table-cell office:value-type="float" office:value="24301801">
            <text:p>24301801</text:p>
          </table:table-cell>
          <table:table-cell office:value-type="float" office:value="268412">
            <text:p>268412</text:p>
          </table:table-cell>
          <table:table-cell office:value-type="float" office:value="308128">
            <text:p>308128</text:p>
          </table:table-cell>
        </table:table-row>
        <table:table-row table:style-name="ro1">
          <table:table-cell office:value-type="float" office:value="5239110441">
            <text:p>5239110441</text:p>
          </table:table-cell>
          <table:table-cell office:value-type="float" office:value="295672">
            <text:p>295672</text:p>
          </table:table-cell>
          <table:table-cell office:value-type="float" office:value="183173">
            <text:p>183173</text:p>
          </table:table-cell>
          <table:table-cell office:value-type="float" office:value="155976">
            <text:p>155976</text:p>
          </table:table-cell>
          <table:table-cell office:value-type="float" office:value="281607">
            <text:p>281607</text:p>
          </table:table-cell>
          <table:table-cell office:value-type="float" office:value="438798">
            <text:p>438798</text:p>
          </table:table-cell>
          <table:table-cell office:value-type="float" office:value="234502">
            <text:p>234502</text:p>
          </table:table-cell>
          <table:table-cell office:value-type="float" office:value="23829110337">
            <text:p>23829110337</text:p>
          </table:table-cell>
          <table:table-cell office:value-type="float" office:value="209632">
            <text:p>209632</text:p>
          </table:table-cell>
          <table:table-cell office:value-type="float" office:value="288758">
            <text:p>288758</text:p>
          </table:table-cell>
          <table:table-cell office:value-type="float" office:value="186554">
            <text:p>186554</text:p>
          </table:table-cell>
          <table:table-cell office:value-type="float" office:value="20701620">
            <text:p>20701620</text:p>
          </table:table-cell>
          <table:table-cell office:value-type="float" office:value="411332">
            <text:p>411332</text:p>
          </table:table-cell>
          <table:table-cell office:value-type="float" office:value="319685">
            <text:p>319685</text:p>
          </table:table-cell>
          <table:table-cell office:value-type="float" office:value="5059320870">
            <text:p>5059320870</text:p>
          </table:table-cell>
          <table:table-cell office:value-type="float" office:value="353984">
            <text:p>353984</text:p>
          </table:table-cell>
          <table:table-cell office:value-type="float" office:value="166980">
            <text:p>166980</text:p>
          </table:table-cell>
          <table:table-cell office:value-type="float" office:value="160660">
            <text:p>160660</text:p>
          </table:table-cell>
          <table:table-cell office:value-type="float" office:value="17917288">
            <text:p>17917288</text:p>
          </table:table-cell>
          <table:table-cell office:value-type="float" office:value="406314">
            <text:p>406314</text:p>
          </table:table-cell>
          <table:table-cell office:value-type="float" office:value="228008">
            <text:p>228008</text:p>
          </table:table-cell>
        </table:table-row>
        <table:table-row table:style-name="ro1">
          <table:table-cell office:value-type="float" office:value="3216322812">
            <text:p>3216322812</text:p>
          </table:table-cell>
          <table:table-cell office:value-type="float" office:value="224088">
            <text:p>224088</text:p>
          </table:table-cell>
          <table:table-cell office:value-type="float" office:value="159324">
            <text:p>159324</text:p>
          </table:table-cell>
          <table:table-cell office:value-type="float" office:value="193161">
            <text:p>193161</text:p>
          </table:table-cell>
          <table:table-cell office:value-type="float" office:value="23709252">
            <text:p>23709252</text:p>
          </table:table-cell>
          <table:table-cell office:value-type="float" office:value="279260">
            <text:p>279260</text:p>
          </table:table-cell>
          <table:table-cell office:value-type="float" office:value="246426">
            <text:p>246426</text:p>
          </table:table-cell>
          <table:table-cell office:value-type="float" office:value="3649033471">
            <text:p>3649033471</text:p>
          </table:table-cell>
          <table:table-cell office:value-type="float" office:value="210426">
            <text:p>210426</text:p>
          </table:table-cell>
          <table:table-cell office:value-type="float" office:value="171494">
            <text:p>171494</text:p>
          </table:table-cell>
          <table:table-cell office:value-type="float" office:value="162516">
            <text:p>162516</text:p>
          </table:table-cell>
          <table:table-cell office:value-type="float" office:value="12506063">
            <text:p>12506063</text:p>
          </table:table-cell>
          <table:table-cell office:value-type="float" office:value="322764">
            <text:p>322764</text:p>
          </table:table-cell>
          <table:table-cell office:value-type="float" office:value="262429">
            <text:p>262429</text:p>
          </table:table-cell>
          <table:table-cell office:value-type="float" office:value="38077051981">
            <text:p>38077051981</text:p>
          </table:table-cell>
          <table:table-cell office:value-type="float" office:value="364763">
            <text:p>364763</text:p>
          </table:table-cell>
          <table:table-cell office:value-type="float" office:value="195449">
            <text:p>195449</text:p>
          </table:table-cell>
          <table:table-cell office:value-type="float" office:value="169616">
            <text:p>169616</text:p>
          </table:table-cell>
          <table:table-cell office:value-type="float" office:value="176801830">
            <text:p>176801830</text:p>
          </table:table-cell>
          <table:table-cell office:value-type="float" office:value="356968">
            <text:p>356968</text:p>
          </table:table-cell>
          <table:table-cell office:value-type="float" office:value="295439">
            <text:p>295439</text:p>
          </table:table-cell>
        </table:table-row>
        <table:table-row table:style-name="ro1">
          <table:table-cell office:value-type="float" office:value="37459891338">
            <text:p>37459891338</text:p>
          </table:table-cell>
          <table:table-cell office:value-type="float" office:value="266450">
            <text:p>266450</text:p>
          </table:table-cell>
          <table:table-cell office:value-type="float" office:value="161928">
            <text:p>161928</text:p>
          </table:table-cell>
          <table:table-cell office:value-type="float" office:value="183315">
            <text:p>183315</text:p>
          </table:table-cell>
          <table:table-cell office:value-type="float" office:value="12467684">
            <text:p>12467684</text:p>
          </table:table-cell>
          <table:table-cell office:value-type="float" office:value="297476">
            <text:p>297476</text:p>
          </table:table-cell>
          <table:table-cell office:value-type="float" office:value="268339">
            <text:p>268339</text:p>
          </table:table-cell>
          <table:table-cell office:value-type="float" office:value="9708048481">
            <text:p>9708048481</text:p>
          </table:table-cell>
          <table:table-cell office:value-type="float" office:value="266010">
            <text:p>266010</text:p>
          </table:table-cell>
          <table:table-cell office:value-type="float" office:value="214377">
            <text:p>214377</text:p>
          </table:table-cell>
          <table:table-cell office:value-type="float" office:value="169674">
            <text:p>169674</text:p>
          </table:table-cell>
          <table:table-cell office:value-type="float" office:value="5395359">
            <text:p>5395359</text:p>
          </table:table-cell>
          <table:table-cell office:value-type="float" office:value="331696">
            <text:p>331696</text:p>
          </table:table-cell>
          <table:table-cell office:value-type="float" office:value="278562">
            <text:p>278562</text:p>
          </table:table-cell>
          <table:table-cell office:value-type="float" office:value="5014528638">
            <text:p>5014528638</text:p>
          </table:table-cell>
          <table:table-cell office:value-type="float" office:value="231253">
            <text:p>231253</text:p>
          </table:table-cell>
          <table:table-cell office:value-type="float" office:value="192017">
            <text:p>192017</text:p>
          </table:table-cell>
          <table:table-cell office:value-type="float" office:value="197954">
            <text:p>197954</text:p>
          </table:table-cell>
          <table:table-cell office:value-type="float" office:value="7682078">
            <text:p>7682078</text:p>
          </table:table-cell>
          <table:table-cell office:value-type="float" office:value="299196">
            <text:p>299196</text:p>
          </table:table-cell>
          <table:table-cell office:value-type="float" office:value="384713">
            <text:p>384713</text:p>
          </table:table-cell>
        </table:table-row>
        <table:table-row table:style-name="ro1">
          <table:table-cell office:value-type="float" office:value="2020803430">
            <text:p>2020803430</text:p>
          </table:table-cell>
          <table:table-cell office:value-type="float" office:value="217207">
            <text:p>217207</text:p>
          </table:table-cell>
          <table:table-cell office:value-type="float" office:value="169983">
            <text:p>169983</text:p>
          </table:table-cell>
          <table:table-cell office:value-type="float" office:value="241196">
            <text:p>241196</text:p>
          </table:table-cell>
          <table:table-cell office:value-type="float" office:value="4899970">
            <text:p>4899970</text:p>
          </table:table-cell>
          <table:table-cell office:value-type="float" office:value="301416">
            <text:p>301416</text:p>
          </table:table-cell>
          <table:table-cell office:value-type="float" office:value="227604">
            <text:p>227604</text:p>
          </table:table-cell>
          <table:table-cell office:value-type="float" office:value="3715787657">
            <text:p>3715787657</text:p>
          </table:table-cell>
          <table:table-cell office:value-type="float" office:value="214692">
            <text:p>214692</text:p>
          </table:table-cell>
          <table:table-cell office:value-type="float" office:value="199251">
            <text:p>199251</text:p>
          </table:table-cell>
          <table:table-cell office:value-type="float" office:value="419471">
            <text:p>419471</text:p>
          </table:table-cell>
          <table:table-cell office:value-type="float" office:value="35226641">
            <text:p>35226641</text:p>
          </table:table-cell>
          <table:table-cell office:value-type="float" office:value="2667385">
            <text:p>2667385</text:p>
          </table:table-cell>
          <table:table-cell office:value-type="float" office:value="286338">
            <text:p>286338</text:p>
          </table:table-cell>
          <table:table-cell office:value-type="float" office:value="3695507702">
            <text:p>3695507702</text:p>
          </table:table-cell>
          <table:table-cell office:value-type="float" office:value="302307">
            <text:p>302307</text:p>
          </table:table-cell>
          <table:table-cell office:value-type="float" office:value="195375">
            <text:p>195375</text:p>
          </table:table-cell>
          <table:table-cell office:value-type="float" office:value="194375">
            <text:p>194375</text:p>
          </table:table-cell>
          <table:table-cell office:value-type="float" office:value="5770073">
            <text:p>5770073</text:p>
          </table:table-cell>
          <table:table-cell office:value-type="float" office:value="465728">
            <text:p>465728</text:p>
          </table:table-cell>
          <table:table-cell office:value-type="float" office:value="292987">
            <text:p>292987</text:p>
          </table:table-cell>
        </table:table-row>
        <table:table-row table:style-name="ro1">
          <table:table-cell office:value-type="float" office:value="8017482551">
            <text:p>8017482551</text:p>
          </table:table-cell>
          <table:table-cell office:value-type="float" office:value="215274">
            <text:p>215274</text:p>
          </table:table-cell>
          <table:table-cell office:value-type="float" office:value="187337">
            <text:p>187337</text:p>
          </table:table-cell>
          <table:table-cell office:value-type="float" office:value="159260">
            <text:p>159260</text:p>
          </table:table-cell>
          <table:table-cell office:value-type="float" office:value="7413105">
            <text:p>7413105</text:p>
          </table:table-cell>
          <table:table-cell office:value-type="float" office:value="336292">
            <text:p>336292</text:p>
          </table:table-cell>
          <table:table-cell office:value-type="float" office:value="287374">
            <text:p>287374</text:p>
          </table:table-cell>
          <table:table-cell office:value-type="float" office:value="3101477910">
            <text:p>3101477910</text:p>
          </table:table-cell>
          <table:table-cell office:value-type="float" office:value="229438">
            <text:p>229438</text:p>
          </table:table-cell>
          <table:table-cell office:value-type="float" office:value="243474">
            <text:p>243474</text:p>
          </table:table-cell>
          <table:table-cell office:value-type="float" office:value="187054">
            <text:p>187054</text:p>
          </table:table-cell>
          <table:table-cell office:value-type="float" office:value="18095563">
            <text:p>18095563</text:p>
          </table:table-cell>
          <table:table-cell office:value-type="float" office:value="331147">
            <text:p>331147</text:p>
          </table:table-cell>
          <table:table-cell office:value-type="float" office:value="265650">
            <text:p>265650</text:p>
          </table:table-cell>
          <table:table-cell office:value-type="float" office:value="2943835871">
            <text:p>2943835871</text:p>
          </table:table-cell>
          <table:table-cell office:value-type="float" office:value="222575">
            <text:p>222575</text:p>
          </table:table-cell>
          <table:table-cell office:value-type="float" office:value="187087">
            <text:p>187087</text:p>
          </table:table-cell>
          <table:table-cell office:value-type="float" office:value="214287">
            <text:p>214287</text:p>
          </table:table-cell>
          <table:table-cell office:value-type="float" office:value="313149">
            <text:p>313149</text:p>
          </table:table-cell>
          <table:table-cell office:value-type="float" office:value="362805">
            <text:p>362805</text:p>
          </table:table-cell>
          <table:table-cell office:value-type="float" office:value="265442">
            <text:p>265442</text:p>
          </table:table-cell>
        </table:table-row>
        <table:table-row table:style-name="ro1">
          <table:table-cell office:value-type="float" office:value="7279341934">
            <text:p>7279341934</text:p>
          </table:table-cell>
          <table:table-cell office:value-type="float" office:value="210680">
            <text:p>210680</text:p>
          </table:table-cell>
          <table:table-cell office:value-type="float" office:value="164272">
            <text:p>164272</text:p>
          </table:table-cell>
          <table:table-cell office:value-type="float" office:value="191790">
            <text:p>191790</text:p>
          </table:table-cell>
          <table:table-cell office:value-type="float" office:value="264620">
            <text:p>264620</text:p>
          </table:table-cell>
          <table:table-cell office:value-type="float" office:value="323110">
            <text:p>323110</text:p>
          </table:table-cell>
          <table:table-cell office:value-type="float" office:value="260434">
            <text:p>260434</text:p>
          </table:table-cell>
          <table:table-cell office:value-type="float" office:value="3685877509">
            <text:p>3685877509</text:p>
          </table:table-cell>
          <table:table-cell office:value-type="float" office:value="291342">
            <text:p>291342</text:p>
          </table:table-cell>
          <table:table-cell office:value-type="float" office:value="199716">
            <text:p>199716</text:p>
          </table:table-cell>
          <table:table-cell office:value-type="float" office:value="194002">
            <text:p>194002</text:p>
          </table:table-cell>
          <table:table-cell office:value-type="float" office:value="15410542">
            <text:p>15410542</text:p>
          </table:table-cell>
          <table:table-cell office:value-type="float" office:value="479832">
            <text:p>479832</text:p>
          </table:table-cell>
          <table:table-cell office:value-type="float" office:value="293127">
            <text:p>293127</text:p>
          </table:table-cell>
          <table:table-cell office:value-type="float" office:value="4651549088">
            <text:p>4651549088</text:p>
          </table:table-cell>
          <table:table-cell office:value-type="float" office:value="201444">
            <text:p>201444</text:p>
          </table:table-cell>
          <table:table-cell office:value-type="float" office:value="163474">
            <text:p>163474</text:p>
          </table:table-cell>
          <table:table-cell office:value-type="float" office:value="181919">
            <text:p>181919</text:p>
          </table:table-cell>
          <table:table-cell office:value-type="float" office:value="266530">
            <text:p>266530</text:p>
          </table:table-cell>
          <table:table-cell office:value-type="float" office:value="283048">
            <text:p>283048</text:p>
          </table:table-cell>
          <table:table-cell office:value-type="float" office:value="430918">
            <text:p>430918</text:p>
          </table:table-cell>
        </table:table-row>
        <table:table-row table:style-name="ro1">
          <table:table-cell office:value-type="float" office:value="1907556765">
            <text:p>1907556765</text:p>
          </table:table-cell>
          <table:table-cell office:value-type="float" office:value="231429">
            <text:p>231429</text:p>
          </table:table-cell>
          <table:table-cell office:value-type="float" office:value="154046">
            <text:p>154046</text:p>
          </table:table-cell>
          <table:table-cell office:value-type="float" office:value="150436">
            <text:p>150436</text:p>
          </table:table-cell>
          <table:table-cell office:value-type="float" office:value="11549078">
            <text:p>11549078</text:p>
          </table:table-cell>
          <table:table-cell office:value-type="float" office:value="291248">
            <text:p>291248</text:p>
          </table:table-cell>
          <table:table-cell office:value-type="float" office:value="249364">
            <text:p>249364</text:p>
          </table:table-cell>
          <table:table-cell office:value-type="float" office:value="14158579177">
            <text:p>14158579177</text:p>
          </table:table-cell>
          <table:table-cell office:value-type="float" office:value="236540">
            <text:p>236540</text:p>
          </table:table-cell>
          <table:table-cell office:value-type="float" office:value="277627">
            <text:p>277627</text:p>
          </table:table-cell>
          <table:table-cell office:value-type="float" office:value="182603">
            <text:p>182603</text:p>
          </table:table-cell>
          <table:table-cell office:value-type="float" office:value="26607045">
            <text:p>26607045</text:p>
          </table:table-cell>
          <table:table-cell office:value-type="float" office:value="301082">
            <text:p>301082</text:p>
          </table:table-cell>
          <table:table-cell office:value-type="float" office:value="296520">
            <text:p>296520</text:p>
          </table:table-cell>
          <table:table-cell office:value-type="float" office:value="2010020111">
            <text:p>2010020111</text:p>
          </table:table-cell>
          <table:table-cell office:value-type="float" office:value="216916">
            <text:p>216916</text:p>
          </table:table-cell>
          <table:table-cell office:value-type="float" office:value="277574">
            <text:p>277574</text:p>
          </table:table-cell>
          <table:table-cell office:value-type="float" office:value="189546">
            <text:p>189546</text:p>
          </table:table-cell>
          <table:table-cell office:value-type="float" office:value="51805608">
            <text:p>51805608</text:p>
          </table:table-cell>
          <table:table-cell office:value-type="float" office:value="356875">
            <text:p>356875</text:p>
          </table:table-cell>
          <table:table-cell office:value-type="float" office:value="290685">
            <text:p>290685</text:p>
          </table:table-cell>
        </table:table-row>
        <table:table-row table:style-name="ro1">
          <table:table-cell office:value-type="float" office:value="8095718131">
            <text:p>8095718131</text:p>
          </table:table-cell>
          <table:table-cell office:value-type="float" office:value="345385">
            <text:p>345385</text:p>
          </table:table-cell>
          <table:table-cell office:value-type="float" office:value="155156">
            <text:p>155156</text:p>
          </table:table-cell>
          <table:table-cell office:value-type="float" office:value="249225">
            <text:p>249225</text:p>
          </table:table-cell>
          <table:table-cell office:value-type="float" office:value="10608691">
            <text:p>10608691</text:p>
          </table:table-cell>
          <table:table-cell office:value-type="float" office:value="622835">
            <text:p>622835</text:p>
          </table:table-cell>
          <table:table-cell office:value-type="float" office:value="244284">
            <text:p>244284</text:p>
          </table:table-cell>
          <table:table-cell office:value-type="float" office:value="23435261595">
            <text:p>23435261595</text:p>
          </table:table-cell>
          <table:table-cell office:value-type="float" office:value="209770">
            <text:p>209770</text:p>
          </table:table-cell>
          <table:table-cell office:value-type="float" office:value="212043">
            <text:p>212043</text:p>
          </table:table-cell>
          <table:table-cell office:value-type="float" office:value="163804">
            <text:p>163804</text:p>
          </table:table-cell>
          <table:table-cell office:value-type="float" office:value="2715110">
            <text:p>2715110</text:p>
          </table:table-cell>
          <table:table-cell office:value-type="float" office:value="274168">
            <text:p>274168</text:p>
          </table:table-cell>
          <table:table-cell office:value-type="float" office:value="244879">
            <text:p>244879</text:p>
          </table:table-cell>
          <table:table-cell office:value-type="float" office:value="17486028631">
            <text:p>17486028631</text:p>
          </table:table-cell>
          <table:table-cell office:value-type="float" office:value="238884">
            <text:p>238884</text:p>
          </table:table-cell>
          <table:table-cell office:value-type="float" office:value="166698">
            <text:p>166698</text:p>
          </table:table-cell>
          <table:table-cell office:value-type="float" office:value="157070">
            <text:p>157070</text:p>
          </table:table-cell>
          <table:table-cell office:value-type="float" office:value="1628024">
            <text:p>1628024</text:p>
          </table:table-cell>
          <table:table-cell office:value-type="float" office:value="287366">
            <text:p>287366</text:p>
          </table:table-cell>
          <table:table-cell office:value-type="float" office:value="291756">
            <text:p>291756</text:p>
          </table:table-cell>
        </table:table-row>
        <table:table-row table:style-name="ro1">
          <table:table-cell office:value-type="float" office:value="26122874492">
            <text:p>26122874492</text:p>
          </table:table-cell>
          <table:table-cell office:value-type="float" office:value="191558">
            <text:p>191558</text:p>
          </table:table-cell>
          <table:table-cell office:value-type="float" office:value="154336">
            <text:p>154336</text:p>
          </table:table-cell>
          <table:table-cell office:value-type="float" office:value="151952">
            <text:p>151952</text:p>
          </table:table-cell>
          <table:table-cell office:value-type="float" office:value="1961676">
            <text:p>1961676</text:p>
          </table:table-cell>
          <table:table-cell office:value-type="float" office:value="276813">
            <text:p>276813</text:p>
          </table:table-cell>
          <table:table-cell office:value-type="float" office:value="243725">
            <text:p>243725</text:p>
          </table:table-cell>
          <table:table-cell office:value-type="float" office:value="3219830879">
            <text:p>3219830879</text:p>
          </table:table-cell>
          <table:table-cell office:value-type="float" office:value="205284">
            <text:p>205284</text:p>
          </table:table-cell>
          <table:table-cell office:value-type="float" office:value="167048">
            <text:p>167048</text:p>
          </table:table-cell>
          <table:table-cell office:value-type="float" office:value="392926">
            <text:p>392926</text:p>
          </table:table-cell>
          <table:table-cell office:value-type="float" office:value="30589528">
            <text:p>30589528</text:p>
          </table:table-cell>
          <table:table-cell office:value-type="float" office:value="278784">
            <text:p>278784</text:p>
          </table:table-cell>
          <table:table-cell office:value-type="float" office:value="234862">
            <text:p>234862</text:p>
          </table:table-cell>
          <table:table-cell office:value-type="float" office:value="3205480771">
            <text:p>3205480771</text:p>
          </table:table-cell>
          <table:table-cell office:value-type="float" office:value="201454">
            <text:p>201454</text:p>
          </table:table-cell>
          <table:table-cell office:value-type="float" office:value="197679">
            <text:p>197679</text:p>
          </table:table-cell>
          <table:table-cell office:value-type="float" office:value="198927">
            <text:p>198927</text:p>
          </table:table-cell>
          <table:table-cell office:value-type="float" office:value="10930930">
            <text:p>10930930</text:p>
          </table:table-cell>
          <table:table-cell office:value-type="float" office:value="271792">
            <text:p>271792</text:p>
          </table:table-cell>
          <table:table-cell office:value-type="float" office:value="233976">
            <text:p>233976</text:p>
          </table:table-cell>
        </table:table-row>
        <table:table-row table:style-name="ro1">
          <table:table-cell office:value-type="float" office:value="2984560182">
            <text:p>2984560182</text:p>
          </table:table-cell>
          <table:table-cell office:value-type="float" office:value="196618">
            <text:p>196618</text:p>
          </table:table-cell>
          <table:table-cell office:value-type="float" office:value="184136">
            <text:p>184136</text:p>
          </table:table-cell>
          <table:table-cell office:value-type="float" office:value="158960">
            <text:p>158960</text:p>
          </table:table-cell>
          <table:table-cell office:value-type="float" office:value="11874174">
            <text:p>11874174</text:p>
          </table:table-cell>
          <table:table-cell office:value-type="float" office:value="267676">
            <text:p>267676</text:p>
          </table:table-cell>
          <table:table-cell office:value-type="float" office:value="278409">
            <text:p>278409</text:p>
          </table:table-cell>
          <table:table-cell office:value-type="float" office:value="3563434967">
            <text:p>3563434967</text:p>
          </table:table-cell>
          <table:table-cell office:value-type="float" office:value="204728">
            <text:p>204728</text:p>
          </table:table-cell>
          <table:table-cell office:value-type="float" office:value="168010">
            <text:p>168010</text:p>
          </table:table-cell>
          <table:table-cell office:value-type="float" office:value="163136">
            <text:p>163136</text:p>
          </table:table-cell>
          <table:table-cell office:value-type="float" office:value="3072363">
            <text:p>3072363</text:p>
          </table:table-cell>
          <table:table-cell office:value-type="float" office:value="272764">
            <text:p>272764</text:p>
          </table:table-cell>
          <table:table-cell office:value-type="float" office:value="224738">
            <text:p>224738</text:p>
          </table:table-cell>
          <table:table-cell office:value-type="float" office:value="22843105686">
            <text:p>22843105686</text:p>
          </table:table-cell>
          <table:table-cell office:value-type="float" office:value="331678">
            <text:p>331678</text:p>
          </table:table-cell>
          <table:table-cell office:value-type="float" office:value="244495">
            <text:p>244495</text:p>
          </table:table-cell>
          <table:table-cell office:value-type="float" office:value="169146">
            <text:p>169146</text:p>
          </table:table-cell>
          <table:table-cell office:value-type="float" office:value="34004507">
            <text:p>34004507</text:p>
          </table:table-cell>
          <table:table-cell office:value-type="float" office:value="279604">
            <text:p>279604</text:p>
          </table:table-cell>
          <table:table-cell office:value-type="float" office:value="324489">
            <text:p>324489</text:p>
          </table:table-cell>
        </table:table-row>
        <table:table-row table:style-name="ro1">
          <table:table-cell office:value-type="float" office:value="14044035009">
            <text:p>14044035009</text:p>
          </table:table-cell>
          <table:table-cell office:value-type="float" office:value="257684">
            <text:p>257684</text:p>
          </table:table-cell>
          <table:table-cell office:value-type="float" office:value="179881">
            <text:p>179881</text:p>
          </table:table-cell>
          <table:table-cell office:value-type="float" office:value="177384">
            <text:p>177384</text:p>
          </table:table-cell>
          <table:table-cell office:value-type="float" office:value="29758542">
            <text:p>29758542</text:p>
          </table:table-cell>
          <table:table-cell office:value-type="float" office:value="343498">
            <text:p>343498</text:p>
          </table:table-cell>
          <table:table-cell office:value-type="float" office:value="286654">
            <text:p>286654</text:p>
          </table:table-cell>
          <table:table-cell office:value-type="float" office:value="4267808026">
            <text:p>4267808026</text:p>
          </table:table-cell>
          <table:table-cell office:value-type="float" office:value="709045">
            <text:p>709045</text:p>
          </table:table-cell>
          <table:table-cell office:value-type="float" office:value="168408">
            <text:p>168408</text:p>
          </table:table-cell>
          <table:table-cell office:value-type="float" office:value="165620">
            <text:p>165620</text:p>
          </table:table-cell>
          <table:table-cell office:value-type="float" office:value="460614">
            <text:p>460614</text:p>
          </table:table-cell>
          <table:table-cell office:value-type="float" office:value="265220">
            <text:p>265220</text:p>
          </table:table-cell>
          <table:table-cell office:value-type="float" office:value="249868">
            <text:p>249868</text:p>
          </table:table-cell>
          <table:table-cell office:value-type="float" office:value="5748177436">
            <text:p>5748177436</text:p>
          </table:table-cell>
          <table:table-cell office:value-type="float" office:value="234859">
            <text:p>234859</text:p>
          </table:table-cell>
          <table:table-cell office:value-type="float" office:value="193970">
            <text:p>193970</text:p>
          </table:table-cell>
          <table:table-cell office:value-type="float" office:value="186962">
            <text:p>186962</text:p>
          </table:table-cell>
          <table:table-cell office:value-type="float" office:value="14883270">
            <text:p>14883270</text:p>
          </table:table-cell>
          <table:table-cell office:value-type="float" office:value="325877">
            <text:p>325877</text:p>
          </table:table-cell>
          <table:table-cell office:value-type="float" office:value="262524">
            <text:p>262524</text:p>
          </table:table-cell>
        </table:table-row>
        <table:table-row table:style-name="ro1">
          <table:table-cell office:value-type="float" office:value="3484398635">
            <text:p>3484398635</text:p>
          </table:table-cell>
          <table:table-cell office:value-type="float" office:value="198728">
            <text:p>198728</text:p>
          </table:table-cell>
          <table:table-cell office:value-type="float" office:value="154452">
            <text:p>154452</text:p>
          </table:table-cell>
          <table:table-cell office:value-type="float" office:value="152316">
            <text:p>152316</text:p>
          </table:table-cell>
          <table:table-cell office:value-type="float" office:value="11016182">
            <text:p>11016182</text:p>
          </table:table-cell>
          <table:table-cell office:value-type="float" office:value="273998">
            <text:p>273998</text:p>
          </table:table-cell>
          <table:table-cell office:value-type="float" office:value="306194">
            <text:p>306194</text:p>
          </table:table-cell>
          <table:table-cell office:value-type="float" office:value="5420882286">
            <text:p>5420882286</text:p>
          </table:table-cell>
          <table:table-cell office:value-type="float" office:value="204408">
            <text:p>204408</text:p>
          </table:table-cell>
          <table:table-cell office:value-type="float" office:value="185800">
            <text:p>185800</text:p>
          </table:table-cell>
          <table:table-cell office:value-type="float" office:value="180378">
            <text:p>180378</text:p>
          </table:table-cell>
          <table:table-cell office:value-type="float" office:value="8946064">
            <text:p>8946064</text:p>
          </table:table-cell>
          <table:table-cell office:value-type="float" office:value="306637">
            <text:p>306637</text:p>
          </table:table-cell>
          <table:table-cell office:value-type="float" office:value="226520">
            <text:p>226520</text:p>
          </table:table-cell>
          <table:table-cell office:value-type="float" office:value="2729017714">
            <text:p>2729017714</text:p>
          </table:table-cell>
          <table:table-cell office:value-type="float" office:value="331921">
            <text:p>331921</text:p>
          </table:table-cell>
          <table:table-cell office:value-type="float" office:value="238204">
            <text:p>238204</text:p>
          </table:table-cell>
          <table:table-cell office:value-type="float" office:value="277865">
            <text:p>277865</text:p>
          </table:table-cell>
          <table:table-cell office:value-type="float" office:value="789142">
            <text:p>789142</text:p>
          </table:table-cell>
          <table:table-cell office:value-type="float" office:value="416122">
            <text:p>416122</text:p>
          </table:table-cell>
          <table:table-cell office:value-type="float" office:value="353940">
            <text:p>353940</text:p>
          </table:table-cell>
        </table:table-row>
        <table:table-row table:style-name="ro1">
          <table:table-cell office:value-type="float" office:value="4232997207">
            <text:p>4232997207</text:p>
          </table:table-cell>
          <table:table-cell office:value-type="float" office:value="215938">
            <text:p>215938</text:p>
          </table:table-cell>
          <table:table-cell office:value-type="float" office:value="269376">
            <text:p>269376</text:p>
          </table:table-cell>
          <table:table-cell office:value-type="float" office:value="284285">
            <text:p>284285</text:p>
          </table:table-cell>
          <table:table-cell office:value-type="float" office:value="373324">
            <text:p>373324</text:p>
          </table:table-cell>
          <table:table-cell office:value-type="float" office:value="484315">
            <text:p>484315</text:p>
          </table:table-cell>
          <table:table-cell office:value-type="float" office:value="350043">
            <text:p>350043</text:p>
          </table:table-cell>
          <table:table-cell office:value-type="float" office:value="26956944373">
            <text:p>26956944373</text:p>
          </table:table-cell>
          <table:table-cell office:value-type="float" office:value="506643">
            <text:p>506643</text:p>
          </table:table-cell>
          <table:table-cell office:value-type="float" office:value="281386">
            <text:p>281386</text:p>
          </table:table-cell>
          <table:table-cell office:value-type="float" office:value="213050">
            <text:p>213050</text:p>
          </table:table-cell>
          <table:table-cell office:value-type="float" office:value="2988417">
            <text:p>2988417</text:p>
          </table:table-cell>
          <table:table-cell office:value-type="float" office:value="532844">
            <text:p>532844</text:p>
          </table:table-cell>
          <table:table-cell office:value-type="float" office:value="367618">
            <text:p>367618</text:p>
          </table:table-cell>
          <table:table-cell office:value-type="float" office:value="3525221412">
            <text:p>3525221412</text:p>
          </table:table-cell>
          <table:table-cell office:value-type="float" office:value="234715">
            <text:p>234715</text:p>
          </table:table-cell>
          <table:table-cell office:value-type="float" office:value="168160">
            <text:p>168160</text:p>
          </table:table-cell>
          <table:table-cell office:value-type="float" office:value="159742">
            <text:p>159742</text:p>
          </table:table-cell>
          <table:table-cell office:value-type="float" office:value="1120687">
            <text:p>1120687</text:p>
          </table:table-cell>
          <table:table-cell office:value-type="float" office:value="266024">
            <text:p>266024</text:p>
          </table:table-cell>
          <table:table-cell office:value-type="float" office:value="431078">
            <text:p>431078</text:p>
          </table:table-cell>
        </table:table-row>
        <table:table-row table:style-name="ro1">
          <table:table-cell office:value-type="float" office:value="5322540982">
            <text:p>5322540982</text:p>
          </table:table-cell>
          <table:table-cell office:value-type="float" office:value="352155">
            <text:p>352155</text:p>
          </table:table-cell>
          <table:table-cell office:value-type="float" office:value="236869">
            <text:p>236869</text:p>
          </table:table-cell>
          <table:table-cell office:value-type="float" office:value="250702">
            <text:p>250702</text:p>
          </table:table-cell>
          <table:table-cell office:value-type="float" office:value="12459427">
            <text:p>12459427</text:p>
          </table:table-cell>
          <table:table-cell office:value-type="float" office:value="483975">
            <text:p>483975</text:p>
          </table:table-cell>
          <table:table-cell office:value-type="float" office:value="364658">
            <text:p>364658</text:p>
          </table:table-cell>
          <table:table-cell office:value-type="float" office:value="11451867368">
            <text:p>11451867368</text:p>
          </table:table-cell>
          <table:table-cell office:value-type="float" office:value="240569">
            <text:p>240569</text:p>
          </table:table-cell>
          <table:table-cell office:value-type="float" office:value="174378">
            <text:p>174378</text:p>
          </table:table-cell>
          <table:table-cell office:value-type="float" office:value="162816">
            <text:p>162816</text:p>
          </table:table-cell>
          <table:table-cell office:value-type="float" office:value="30741486">
            <text:p>30741486</text:p>
          </table:table-cell>
          <table:table-cell office:value-type="float" office:value="286582">
            <text:p>286582</text:p>
          </table:table-cell>
          <table:table-cell office:value-type="float" office:value="289740">
            <text:p>289740</text:p>
          </table:table-cell>
          <table:table-cell office:value-type="float" office:value="3694322450">
            <text:p>3694322450</text:p>
          </table:table-cell>
          <table:table-cell office:value-type="float" office:value="255691">
            <text:p>255691</text:p>
          </table:table-cell>
          <table:table-cell office:value-type="float" office:value="165748">
            <text:p>165748</text:p>
          </table:table-cell>
          <table:table-cell office:value-type="float" office:value="159908">
            <text:p>159908</text:p>
          </table:table-cell>
          <table:table-cell office:value-type="float" office:value="2130954">
            <text:p>2130954</text:p>
          </table:table-cell>
          <table:table-cell office:value-type="float" office:value="395517">
            <text:p>395517</text:p>
          </table:table-cell>
          <table:table-cell office:value-type="float" office:value="254446">
            <text:p>254446</text:p>
          </table:table-cell>
        </table:table-row>
        <table:table-row table:style-name="ro1">
          <table:table-cell office:value-type="float" office:value="28966052103">
            <text:p>28966052103</text:p>
          </table:table-cell>
          <table:table-cell office:value-type="float" office:value="196102">
            <text:p>196102</text:p>
          </table:table-cell>
          <table:table-cell office:value-type="float" office:value="153502">
            <text:p>153502</text:p>
          </table:table-cell>
          <table:table-cell office:value-type="float" office:value="151370">
            <text:p>151370</text:p>
          </table:table-cell>
          <table:table-cell office:value-type="float" office:value="18028329">
            <text:p>18028329</text:p>
          </table:table-cell>
          <table:table-cell office:value-type="float" office:value="376391">
            <text:p>376391</text:p>
          </table:table-cell>
          <table:table-cell office:value-type="float" office:value="229152">
            <text:p>229152</text:p>
          </table:table-cell>
          <table:table-cell office:value-type="float" office:value="2028727143">
            <text:p>2028727143</text:p>
          </table:table-cell>
          <table:table-cell office:value-type="float" office:value="387333">
            <text:p>387333</text:p>
          </table:table-cell>
          <table:table-cell office:value-type="float" office:value="198583">
            <text:p>198583</text:p>
          </table:table-cell>
          <table:table-cell office:value-type="float" office:value="158494">
            <text:p>158494</text:p>
          </table:table-cell>
          <table:table-cell office:value-type="float" office:value="5990234">
            <text:p>5990234</text:p>
          </table:table-cell>
          <table:table-cell office:value-type="float" office:value="291338">
            <text:p>291338</text:p>
          </table:table-cell>
          <table:table-cell office:value-type="float" office:value="243896">
            <text:p>243896</text:p>
          </table:table-cell>
          <table:table-cell office:value-type="float" office:value="1541531189">
            <text:p>1541531189</text:p>
          </table:table-cell>
          <table:table-cell office:value-type="float" office:value="305341">
            <text:p>305341</text:p>
          </table:table-cell>
          <table:table-cell office:value-type="float" office:value="162618">
            <text:p>162618</text:p>
          </table:table-cell>
          <table:table-cell office:value-type="float" office:value="158336">
            <text:p>158336</text:p>
          </table:table-cell>
          <table:table-cell office:value-type="float" office:value="11285776">
            <text:p>11285776</text:p>
          </table:table-cell>
          <table:table-cell office:value-type="float" office:value="290946">
            <text:p>290946</text:p>
          </table:table-cell>
          <table:table-cell office:value-type="float" office:value="242454">
            <text:p>242454</text:p>
          </table:table-cell>
        </table:table-row>
        <table:table-row table:style-name="ro1">
          <table:table-cell office:value-type="float" office:value="1279767260">
            <text:p>1279767260</text:p>
          </table:table-cell>
          <table:table-cell office:value-type="float" office:value="217105">
            <text:p>217105</text:p>
          </table:table-cell>
          <table:table-cell office:value-type="float" office:value="177276">
            <text:p>177276</text:p>
          </table:table-cell>
          <table:table-cell office:value-type="float" office:value="152700">
            <text:p>152700</text:p>
          </table:table-cell>
          <table:table-cell office:value-type="float" office:value="727338">
            <text:p>727338</text:p>
          </table:table-cell>
          <table:table-cell office:value-type="float" office:value="260198">
            <text:p>260198</text:p>
          </table:table-cell>
          <table:table-cell office:value-type="float" office:value="215794">
            <text:p>215794</text:p>
          </table:table-cell>
          <table:table-cell office:value-type="float" office:value="2954723356">
            <text:p>2954723356</text:p>
          </table:table-cell>
          <table:table-cell office:value-type="float" office:value="204008">
            <text:p>204008</text:p>
          </table:table-cell>
          <table:table-cell office:value-type="float" office:value="170168">
            <text:p>170168</text:p>
          </table:table-cell>
          <table:table-cell office:value-type="float" office:value="166464">
            <text:p>166464</text:p>
          </table:table-cell>
          <table:table-cell office:value-type="float" office:value="16194486">
            <text:p>16194486</text:p>
          </table:table-cell>
          <table:table-cell office:value-type="float" office:value="276014">
            <text:p>276014</text:p>
          </table:table-cell>
          <table:table-cell office:value-type="float" office:value="229162">
            <text:p>229162</text:p>
          </table:table-cell>
          <table:table-cell office:value-type="float" office:value="26000227009">
            <text:p>26000227009</text:p>
          </table:table-cell>
          <table:table-cell office:value-type="float" office:value="203948">
            <text:p>203948</text:p>
          </table:table-cell>
          <table:table-cell office:value-type="float" office:value="162466">
            <text:p>162466</text:p>
          </table:table-cell>
          <table:table-cell office:value-type="float" office:value="158826">
            <text:p>158826</text:p>
          </table:table-cell>
          <table:table-cell office:value-type="float" office:value="25612562">
            <text:p>25612562</text:p>
          </table:table-cell>
          <table:table-cell office:value-type="float" office:value="282072">
            <text:p>282072</text:p>
          </table:table-cell>
          <table:table-cell office:value-type="float" office:value="272677">
            <text:p>272677</text:p>
          </table:table-cell>
        </table:table-row>
        <table:table-row table:style-name="ro1">
          <table:table-cell office:value-type="float" office:value="6183120312">
            <text:p>6183120312</text:p>
          </table:table-cell>
          <table:table-cell office:value-type="float" office:value="194878">
            <text:p>194878</text:p>
          </table:table-cell>
          <table:table-cell office:value-type="float" office:value="157166">
            <text:p>157166</text:p>
          </table:table-cell>
          <table:table-cell office:value-type="float" office:value="154090">
            <text:p>154090</text:p>
          </table:table-cell>
          <table:table-cell office:value-type="float" office:value="18203674">
            <text:p>18203674</text:p>
          </table:table-cell>
          <table:table-cell office:value-type="float" office:value="269830">
            <text:p>269830</text:p>
          </table:table-cell>
          <table:table-cell office:value-type="float" office:value="229804">
            <text:p>229804</text:p>
          </table:table-cell>
          <table:table-cell office:value-type="float" office:value="4381039596">
            <text:p>4381039596</text:p>
          </table:table-cell>
          <table:table-cell office:value-type="float" office:value="204192">
            <text:p>204192</text:p>
          </table:table-cell>
          <table:table-cell office:value-type="float" office:value="165490">
            <text:p>165490</text:p>
          </table:table-cell>
          <table:table-cell office:value-type="float" office:value="159512">
            <text:p>159512</text:p>
          </table:table-cell>
          <table:table-cell office:value-type="float" office:value="1634460">
            <text:p>1634460</text:p>
          </table:table-cell>
          <table:table-cell office:value-type="float" office:value="285526">
            <text:p>285526</text:p>
          </table:table-cell>
          <table:table-cell office:value-type="float" office:value="234670">
            <text:p>234670</text:p>
          </table:table-cell>
          <table:table-cell office:value-type="float" office:value="7811358565">
            <text:p>7811358565</text:p>
          </table:table-cell>
          <table:table-cell office:value-type="float" office:value="232525">
            <text:p>232525</text:p>
          </table:table-cell>
          <table:table-cell office:value-type="float" office:value="163150">
            <text:p>163150</text:p>
          </table:table-cell>
          <table:table-cell office:value-type="float" office:value="159964">
            <text:p>159964</text:p>
          </table:table-cell>
          <table:table-cell office:value-type="float" office:value="11864622">
            <text:p>11864622</text:p>
          </table:table-cell>
          <table:table-cell office:value-type="float" office:value="289812">
            <text:p>289812</text:p>
          </table:table-cell>
          <table:table-cell office:value-type="float" office:value="242702">
            <text:p>242702</text:p>
          </table:table-cell>
        </table:table-row>
        <table:table-row table:style-name="ro1">
          <table:table-cell office:value-type="float" office:value="2157908090">
            <text:p>2157908090</text:p>
          </table:table-cell>
          <table:table-cell office:value-type="float" office:value="268857">
            <text:p>268857</text:p>
          </table:table-cell>
          <table:table-cell office:value-type="float" office:value="172728">
            <text:p>172728</text:p>
          </table:table-cell>
          <table:table-cell office:value-type="float" office:value="150636">
            <text:p>150636</text:p>
          </table:table-cell>
          <table:table-cell office:value-type="float" office:value="12900377">
            <text:p>12900377</text:p>
          </table:table-cell>
          <table:table-cell office:value-type="float" office:value="272520">
            <text:p>272520</text:p>
          </table:table-cell>
          <table:table-cell office:value-type="float" office:value="222524">
            <text:p>222524</text:p>
          </table:table-cell>
          <table:table-cell office:value-type="float" office:value="1509450655">
            <text:p>1509450655</text:p>
          </table:table-cell>
          <table:table-cell office:value-type="float" office:value="203578">
            <text:p>203578</text:p>
          </table:table-cell>
          <table:table-cell office:value-type="float" office:value="167622">
            <text:p>167622</text:p>
          </table:table-cell>
          <table:table-cell office:value-type="float" office:value="167168">
            <text:p>167168</text:p>
          </table:table-cell>
          <table:table-cell office:value-type="float" office:value="18016546">
            <text:p>18016546</text:p>
          </table:table-cell>
          <table:table-cell office:value-type="float" office:value="267448">
            <text:p>267448</text:p>
          </table:table-cell>
          <table:table-cell office:value-type="float" office:value="229500">
            <text:p>229500</text:p>
          </table:table-cell>
          <table:table-cell office:value-type="float" office:value="9762830754">
            <text:p>9762830754</text:p>
          </table:table-cell>
          <table:table-cell office:value-type="float" office:value="201922">
            <text:p>201922</text:p>
          </table:table-cell>
          <table:table-cell office:value-type="float" office:value="161962">
            <text:p>161962</text:p>
          </table:table-cell>
          <table:table-cell office:value-type="float" office:value="161174">
            <text:p>161174</text:p>
          </table:table-cell>
          <table:table-cell office:value-type="float" office:value="971224">
            <text:p>971224</text:p>
          </table:table-cell>
          <table:table-cell office:value-type="float" office:value="272494">
            <text:p>272494</text:p>
          </table:table-cell>
          <table:table-cell office:value-type="float" office:value="372904">
            <text:p>372904</text:p>
          </table:table-cell>
        </table:table-row>
        <table:table-row table:style-name="ro1">
          <table:table-cell office:value-type="float" office:value="3571197759">
            <text:p>3571197759</text:p>
          </table:table-cell>
          <table:table-cell office:value-type="float" office:value="222282">
            <text:p>222282</text:p>
          </table:table-cell>
          <table:table-cell office:value-type="float" office:value="153408">
            <text:p>153408</text:p>
          </table:table-cell>
          <table:table-cell office:value-type="float" office:value="149746">
            <text:p>149746</text:p>
          </table:table-cell>
          <table:table-cell office:value-type="float" office:value="2797186">
            <text:p>2797186</text:p>
          </table:table-cell>
          <table:table-cell office:value-type="float" office:value="273484">
            <text:p>273484</text:p>
          </table:table-cell>
          <table:table-cell office:value-type="float" office:value="226846">
            <text:p>226846</text:p>
          </table:table-cell>
          <table:table-cell office:value-type="float" office:value="4095763044">
            <text:p>4095763044</text:p>
          </table:table-cell>
          <table:table-cell office:value-type="float" office:value="209616">
            <text:p>209616</text:p>
          </table:table-cell>
          <table:table-cell office:value-type="float" office:value="187994">
            <text:p>187994</text:p>
          </table:table-cell>
          <table:table-cell office:value-type="float" office:value="160098">
            <text:p>160098</text:p>
          </table:table-cell>
          <table:table-cell office:value-type="float" office:value="28904417">
            <text:p>28904417</text:p>
          </table:table-cell>
          <table:table-cell office:value-type="float" office:value="320792">
            <text:p>320792</text:p>
          </table:table-cell>
          <table:table-cell office:value-type="float" office:value="235008">
            <text:p>235008</text:p>
          </table:table-cell>
          <table:table-cell office:value-type="float" office:value="5113751139">
            <text:p>5113751139</text:p>
          </table:table-cell>
          <table:table-cell office:value-type="float" office:value="202326">
            <text:p>202326</text:p>
          </table:table-cell>
          <table:table-cell office:value-type="float" office:value="180977">
            <text:p>180977</text:p>
          </table:table-cell>
          <table:table-cell office:value-type="float" office:value="163390">
            <text:p>163390</text:p>
          </table:table-cell>
          <table:table-cell office:value-type="float" office:value="3272367">
            <text:p>3272367</text:p>
          </table:table-cell>
          <table:table-cell office:value-type="float" office:value="311338">
            <text:p>311338</text:p>
          </table:table-cell>
          <table:table-cell office:value-type="float" office:value="235366">
            <text:p>235366</text:p>
          </table:table-cell>
        </table:table-row>
        <table:table-row table:style-name="ro1">
          <table:table-cell office:value-type="float" office:value="2199689688">
            <text:p>2199689688</text:p>
          </table:table-cell>
          <table:table-cell office:value-type="float" office:value="193716">
            <text:p>193716</text:p>
          </table:table-cell>
          <table:table-cell office:value-type="float" office:value="152756">
            <text:p>152756</text:p>
          </table:table-cell>
          <table:table-cell office:value-type="float" office:value="152594">
            <text:p>152594</text:p>
          </table:table-cell>
          <table:table-cell office:value-type="float" office:value="16236129">
            <text:p>16236129</text:p>
          </table:table-cell>
          <table:table-cell office:value-type="float" office:value="300875">
            <text:p>300875</text:p>
          </table:table-cell>
          <table:table-cell office:value-type="float" office:value="245229">
            <text:p>245229</text:p>
          </table:table-cell>
          <table:table-cell office:value-type="float" office:value="7635576180">
            <text:p>7635576180</text:p>
          </table:table-cell>
          <table:table-cell office:value-type="float" office:value="209158">
            <text:p>209158</text:p>
          </table:table-cell>
          <table:table-cell office:value-type="float" office:value="223178">
            <text:p>223178</text:p>
          </table:table-cell>
          <table:table-cell office:value-type="float" office:value="162036">
            <text:p>162036</text:p>
          </table:table-cell>
          <table:table-cell office:value-type="float" office:value="7398434">
            <text:p>7398434</text:p>
          </table:table-cell>
          <table:table-cell office:value-type="float" office:value="284484">
            <text:p>284484</text:p>
          </table:table-cell>
          <table:table-cell office:value-type="float" office:value="266415">
            <text:p>266415</text:p>
          </table:table-cell>
          <table:table-cell office:value-type="float" office:value="1285951253">
            <text:p>1285951253</text:p>
          </table:table-cell>
          <table:table-cell office:value-type="float" office:value="202190">
            <text:p>202190</text:p>
          </table:table-cell>
          <table:table-cell office:value-type="float" office:value="249302">
            <text:p>249302</text:p>
          </table:table-cell>
          <table:table-cell office:value-type="float" office:value="158036">
            <text:p>158036</text:p>
          </table:table-cell>
          <table:table-cell office:value-type="float" office:value="29508638">
            <text:p>29508638</text:p>
          </table:table-cell>
          <table:table-cell office:value-type="float" office:value="279316">
            <text:p>279316</text:p>
          </table:table-cell>
          <table:table-cell office:value-type="float" office:value="317794">
            <text:p>317794</text:p>
          </table:table-cell>
        </table:table-row>
        <table:table-row table:style-name="ro1">
          <table:table-cell office:value-type="float" office:value="9482423223">
            <text:p>9482423223</text:p>
          </table:table-cell>
          <table:table-cell office:value-type="float" office:value="196242">
            <text:p>196242</text:p>
          </table:table-cell>
          <table:table-cell office:value-type="float" office:value="154198">
            <text:p>154198</text:p>
          </table:table-cell>
          <table:table-cell office:value-type="float" office:value="152154">
            <text:p>152154</text:p>
          </table:table-cell>
          <table:table-cell office:value-type="float" office:value="245116">
            <text:p>245116</text:p>
          </table:table-cell>
          <table:table-cell office:value-type="float" office:value="297432">
            <text:p>297432</text:p>
          </table:table-cell>
          <table:table-cell office:value-type="float" office:value="221764">
            <text:p>221764</text:p>
          </table:table-cell>
          <table:table-cell office:value-type="float" office:value="11056494874">
            <text:p>11056494874</text:p>
          </table:table-cell>
          <table:table-cell office:value-type="float" office:value="205032">
            <text:p>205032</text:p>
          </table:table-cell>
          <table:table-cell office:value-type="float" office:value="169514">
            <text:p>169514</text:p>
          </table:table-cell>
          <table:table-cell office:value-type="float" office:value="163862">
            <text:p>163862</text:p>
          </table:table-cell>
          <table:table-cell office:value-type="float" office:value="12455856">
            <text:p>12455856</text:p>
          </table:table-cell>
          <table:table-cell office:value-type="float" office:value="277452">
            <text:p>277452</text:p>
          </table:table-cell>
          <table:table-cell office:value-type="float" office:value="239404">
            <text:p>239404</text:p>
          </table:table-cell>
          <table:table-cell office:value-type="float" office:value="2514291033">
            <text:p>2514291033</text:p>
          </table:table-cell>
          <table:table-cell office:value-type="float" office:value="203532">
            <text:p>203532</text:p>
          </table:table-cell>
          <table:table-cell office:value-type="float" office:value="163086">
            <text:p>163086</text:p>
          </table:table-cell>
          <table:table-cell office:value-type="float" office:value="162448">
            <text:p>162448</text:p>
          </table:table-cell>
          <table:table-cell office:value-type="float" office:value="13700280">
            <text:p>13700280</text:p>
          </table:table-cell>
          <table:table-cell office:value-type="float" office:value="276044">
            <text:p>276044</text:p>
          </table:table-cell>
          <table:table-cell office:value-type="float" office:value="238124">
            <text:p>238124</text:p>
          </table:table-cell>
        </table:table-row>
        <table:table-row table:style-name="ro1">
          <table:table-cell office:value-type="float" office:value="1865798944">
            <text:p>1865798944</text:p>
          </table:table-cell>
          <table:table-cell office:value-type="float" office:value="193572">
            <text:p>193572</text:p>
          </table:table-cell>
          <table:table-cell office:value-type="float" office:value="253729">
            <text:p>253729</text:p>
          </table:table-cell>
          <table:table-cell office:value-type="float" office:value="152900">
            <text:p>152900</text:p>
          </table:table-cell>
          <table:table-cell office:value-type="float" office:value="32112358">
            <text:p>32112358</text:p>
          </table:table-cell>
          <table:table-cell office:value-type="float" office:value="279208">
            <text:p>279208</text:p>
          </table:table-cell>
          <table:table-cell office:value-type="float" office:value="229064">
            <text:p>229064</text:p>
          </table:table-cell>
          <table:table-cell office:value-type="float" office:value="5859267557">
            <text:p>5859267557</text:p>
          </table:table-cell>
          <table:table-cell office:value-type="float" office:value="202088">
            <text:p>202088</text:p>
          </table:table-cell>
          <table:table-cell office:value-type="float" office:value="188568">
            <text:p>188568</text:p>
          </table:table-cell>
          <table:table-cell office:value-type="float" office:value="190707">
            <text:p>190707</text:p>
          </table:table-cell>
          <table:table-cell office:value-type="float" office:value="109787415">
            <text:p>109787415</text:p>
          </table:table-cell>
          <table:table-cell office:value-type="float" office:value="280894">
            <text:p>280894</text:p>
          </table:table-cell>
          <table:table-cell office:value-type="float" office:value="282111">
            <text:p>282111</text:p>
          </table:table-cell>
          <table:table-cell office:value-type="float" office:value="25918685266">
            <text:p>25918685266</text:p>
          </table:table-cell>
          <table:table-cell office:value-type="float" office:value="209832">
            <text:p>209832</text:p>
          </table:table-cell>
          <table:table-cell office:value-type="float" office:value="170184">
            <text:p>170184</text:p>
          </table:table-cell>
          <table:table-cell office:value-type="float" office:value="163870">
            <text:p>163870</text:p>
          </table:table-cell>
          <table:table-cell office:value-type="float" office:value="252468">
            <text:p>252468</text:p>
          </table:table-cell>
          <table:table-cell office:value-type="float" office:value="354450">
            <text:p>354450</text:p>
          </table:table-cell>
          <table:table-cell office:value-type="float" office:value="329940">
            <text:p>329940</text:p>
          </table:table-cell>
        </table:table-row>
        <table:table-row table:style-name="ro1">
          <table:table-cell office:value-type="float" office:value="3318227023">
            <text:p>3318227023</text:p>
          </table:table-cell>
          <table:table-cell office:value-type="float" office:value="219493">
            <text:p>219493</text:p>
          </table:table-cell>
          <table:table-cell office:value-type="float" office:value="155718">
            <text:p>155718</text:p>
          </table:table-cell>
          <table:table-cell office:value-type="float" office:value="171855">
            <text:p>171855</text:p>
          </table:table-cell>
          <table:table-cell office:value-type="float" office:value="6084659">
            <text:p>6084659</text:p>
          </table:table-cell>
          <table:table-cell office:value-type="float" office:value="269550">
            <text:p>269550</text:p>
          </table:table-cell>
          <table:table-cell office:value-type="float" office:value="228276">
            <text:p>228276</text:p>
          </table:table-cell>
          <table:table-cell office:value-type="float" office:value="11102496684">
            <text:p>11102496684</text:p>
          </table:table-cell>
          <table:table-cell office:value-type="float" office:value="204508">
            <text:p>204508</text:p>
          </table:table-cell>
          <table:table-cell office:value-type="float" office:value="166276">
            <text:p>166276</text:p>
          </table:table-cell>
          <table:table-cell office:value-type="float" office:value="165420">
            <text:p>165420</text:p>
          </table:table-cell>
          <table:table-cell office:value-type="float" office:value="7803602">
            <text:p>7803602</text:p>
          </table:table-cell>
          <table:table-cell office:value-type="float" office:value="268786">
            <text:p>268786</text:p>
          </table:table-cell>
          <table:table-cell office:value-type="float" office:value="233926">
            <text:p>233926</text:p>
          </table:table-cell>
          <table:table-cell office:value-type="float" office:value="21668603937">
            <text:p>21668603937</text:p>
          </table:table-cell>
          <table:table-cell office:value-type="float" office:value="206142">
            <text:p>206142</text:p>
          </table:table-cell>
          <table:table-cell office:value-type="float" office:value="208442">
            <text:p>208442</text:p>
          </table:table-cell>
          <table:table-cell office:value-type="float" office:value="188037">
            <text:p>188037</text:p>
          </table:table-cell>
          <table:table-cell office:value-type="float" office:value="12087903">
            <text:p>12087903</text:p>
          </table:table-cell>
          <table:table-cell office:value-type="float" office:value="302307">
            <text:p>302307</text:p>
          </table:table-cell>
          <table:table-cell office:value-type="float" office:value="233348">
            <text:p>233348</text:p>
          </table:table-cell>
        </table:table-row>
        <table:table-row table:style-name="ro1">
          <table:table-cell office:value-type="float" office:value="7620984759">
            <text:p>7620984759</text:p>
          </table:table-cell>
          <table:table-cell office:value-type="float" office:value="192128">
            <text:p>192128</text:p>
          </table:table-cell>
          <table:table-cell office:value-type="float" office:value="174061">
            <text:p>174061</text:p>
          </table:table-cell>
          <table:table-cell office:value-type="float" office:value="152232">
            <text:p>152232</text:p>
          </table:table-cell>
          <table:table-cell office:value-type="float" office:value="23050798">
            <text:p>23050798</text:p>
          </table:table-cell>
          <table:table-cell office:value-type="float" office:value="262834">
            <text:p>262834</text:p>
          </table:table-cell>
          <table:table-cell office:value-type="float" office:value="215376">
            <text:p>215376</text:p>
          </table:table-cell>
          <table:table-cell office:value-type="float" office:value="1562291751">
            <text:p>1562291751</text:p>
          </table:table-cell>
          <table:table-cell office:value-type="float" office:value="236946">
            <text:p>236946</text:p>
          </table:table-cell>
          <table:table-cell office:value-type="float" office:value="202733">
            <text:p>202733</text:p>
          </table:table-cell>
          <table:table-cell office:value-type="float" office:value="196683">
            <text:p>196683</text:p>
          </table:table-cell>
          <table:table-cell office:value-type="float" office:value="22723729">
            <text:p>22723729</text:p>
          </table:table-cell>
          <table:table-cell office:value-type="float" office:value="285424">
            <text:p>285424</text:p>
          </table:table-cell>
          <table:table-cell office:value-type="float" office:value="286312">
            <text:p>286312</text:p>
          </table:table-cell>
          <table:table-cell office:value-type="float" office:value="4584328456">
            <text:p>4584328456</text:p>
          </table:table-cell>
          <table:table-cell office:value-type="float" office:value="202968">
            <text:p>202968</text:p>
          </table:table-cell>
          <table:table-cell office:value-type="float" office:value="165624">
            <text:p>165624</text:p>
          </table:table-cell>
          <table:table-cell office:value-type="float" office:value="160416">
            <text:p>160416</text:p>
          </table:table-cell>
          <table:table-cell office:value-type="float" office:value="83909422">
            <text:p>83909422</text:p>
          </table:table-cell>
          <table:table-cell office:value-type="float" office:value="283762">
            <text:p>283762</text:p>
          </table:table-cell>
          <table:table-cell office:value-type="float" office:value="234224">
            <text:p>234224</text:p>
          </table:table-cell>
        </table:table-row>
        <table:table-row table:style-name="ro1">
          <table:table-cell office:value-type="float" office:value="15908878925">
            <text:p>15908878925</text:p>
          </table:table-cell>
          <table:table-cell office:value-type="float" office:value="193596">
            <text:p>193596</text:p>
          </table:table-cell>
          <table:table-cell office:value-type="float" office:value="154682">
            <text:p>154682</text:p>
          </table:table-cell>
          <table:table-cell office:value-type="float" office:value="152210">
            <text:p>152210</text:p>
          </table:table-cell>
          <table:table-cell office:value-type="float" office:value="1629492">
            <text:p>1629492</text:p>
          </table:table-cell>
          <table:table-cell office:value-type="float" office:value="303080">
            <text:p>303080</text:p>
          </table:table-cell>
          <table:table-cell office:value-type="float" office:value="231202">
            <text:p>231202</text:p>
          </table:table-cell>
          <table:table-cell office:value-type="float" office:value="2607075325">
            <text:p>2607075325</text:p>
          </table:table-cell>
          <table:table-cell office:value-type="float" office:value="203890">
            <text:p>203890</text:p>
          </table:table-cell>
          <table:table-cell office:value-type="float" office:value="168528">
            <text:p>168528</text:p>
          </table:table-cell>
          <table:table-cell office:value-type="float" office:value="160730">
            <text:p>160730</text:p>
          </table:table-cell>
          <table:table-cell office:value-type="float" office:value="6847674">
            <text:p>6847674</text:p>
          </table:table-cell>
          <table:table-cell office:value-type="float" office:value="269134">
            <text:p>269134</text:p>
          </table:table-cell>
          <table:table-cell office:value-type="float" office:value="227034">
            <text:p>227034</text:p>
          </table:table-cell>
          <table:table-cell office:value-type="float" office:value="6134066475">
            <text:p>6134066475</text:p>
          </table:table-cell>
          <table:table-cell office:value-type="float" office:value="231070">
            <text:p>231070</text:p>
          </table:table-cell>
          <table:table-cell office:value-type="float" office:value="190647">
            <text:p>190647</text:p>
          </table:table-cell>
          <table:table-cell office:value-type="float" office:value="159296">
            <text:p>159296</text:p>
          </table:table-cell>
          <table:table-cell office:value-type="float" office:value="6059931">
            <text:p>6059931</text:p>
          </table:table-cell>
          <table:table-cell office:value-type="float" office:value="260862">
            <text:p>260862</text:p>
          </table:table-cell>
          <table:table-cell office:value-type="float" office:value="222742">
            <text:p>222742</text:p>
          </table:table-cell>
        </table:table-row>
        <table:table-row table:style-name="ro1">
          <table:table-cell office:value-type="float" office:value="3666221163">
            <text:p>3666221163</text:p>
          </table:table-cell>
          <table:table-cell office:value-type="float" office:value="223681">
            <text:p>223681</text:p>
          </table:table-cell>
          <table:table-cell office:value-type="float" office:value="151428">
            <text:p>151428</text:p>
          </table:table-cell>
          <table:table-cell office:value-type="float" office:value="175489">
            <text:p>175489</text:p>
          </table:table-cell>
          <table:table-cell office:value-type="float" office:value="21383757">
            <text:p>21383757</text:p>
          </table:table-cell>
          <table:table-cell office:value-type="float" office:value="374669">
            <text:p>374669</text:p>
          </table:table-cell>
          <table:table-cell office:value-type="float" office:value="369118">
            <text:p>369118</text:p>
          </table:table-cell>
          <table:table-cell office:value-type="float" office:value="4296428826">
            <text:p>4296428826</text:p>
          </table:table-cell>
          <table:table-cell office:value-type="float" office:value="261124">
            <text:p>261124</text:p>
          </table:table-cell>
          <table:table-cell office:value-type="float" office:value="170640">
            <text:p>170640</text:p>
          </table:table-cell>
          <table:table-cell office:value-type="float" office:value="162190">
            <text:p>162190</text:p>
          </table:table-cell>
          <table:table-cell office:value-type="float" office:value="3527546">
            <text:p>3527546</text:p>
          </table:table-cell>
          <table:table-cell office:value-type="float" office:value="281926">
            <text:p>281926</text:p>
          </table:table-cell>
          <table:table-cell office:value-type="float" office:value="233898">
            <text:p>233898</text:p>
          </table:table-cell>
          <table:table-cell office:value-type="float" office:value="4888604151">
            <text:p>4888604151</text:p>
          </table:table-cell>
          <table:table-cell office:value-type="float" office:value="305507">
            <text:p>305507</text:p>
          </table:table-cell>
          <table:table-cell office:value-type="float" office:value="166746">
            <text:p>166746</text:p>
          </table:table-cell>
          <table:table-cell office:value-type="float" office:value="161590">
            <text:p>161590</text:p>
          </table:table-cell>
          <table:table-cell office:value-type="float" office:value="279788">
            <text:p>279788</text:p>
          </table:table-cell>
          <table:table-cell office:value-type="float" office:value="267452">
            <text:p>267452</text:p>
          </table:table-cell>
          <table:table-cell office:value-type="float" office:value="221472">
            <text:p>221472</text:p>
          </table:table-cell>
        </table:table-row>
        <table:table-row table:style-name="ro1">
          <table:table-cell office:value-type="float" office:value="2418228884">
            <text:p>2418228884</text:p>
          </table:table-cell>
          <table:table-cell office:value-type="float" office:value="223194">
            <text:p>223194</text:p>
          </table:table-cell>
          <table:table-cell office:value-type="float" office:value="162568">
            <text:p>162568</text:p>
          </table:table-cell>
          <table:table-cell office:value-type="float" office:value="185240">
            <text:p>185240</text:p>
          </table:table-cell>
          <table:table-cell office:value-type="float" office:value="49714387">
            <text:p>49714387</text:p>
          </table:table-cell>
          <table:table-cell office:value-type="float" office:value="263728">
            <text:p>263728</text:p>
          </table:table-cell>
          <table:table-cell office:value-type="float" office:value="305252">
            <text:p>305252</text:p>
          </table:table-cell>
          <table:table-cell office:value-type="float" office:value="3840447717">
            <text:p>3840447717</text:p>
          </table:table-cell>
          <table:table-cell office:value-type="float" office:value="206092">
            <text:p>206092</text:p>
          </table:table-cell>
          <table:table-cell office:value-type="float" office:value="186134">
            <text:p>186134</text:p>
          </table:table-cell>
          <table:table-cell office:value-type="float" office:value="162234">
            <text:p>162234</text:p>
          </table:table-cell>
          <table:table-cell office:value-type="float" office:value="2159723">
            <text:p>2159723</text:p>
          </table:table-cell>
          <table:table-cell office:value-type="float" office:value="273422">
            <text:p>273422</text:p>
          </table:table-cell>
          <table:table-cell office:value-type="float" office:value="237970">
            <text:p>237970</text:p>
          </table:table-cell>
          <table:table-cell office:value-type="float" office:value="873488548">
            <text:p>873488548</text:p>
          </table:table-cell>
          <table:table-cell office:value-type="float" office:value="202598">
            <text:p>202598</text:p>
          </table:table-cell>
          <table:table-cell office:value-type="float" office:value="163794">
            <text:p>163794</text:p>
          </table:table-cell>
          <table:table-cell office:value-type="float" office:value="162572">
            <text:p>162572</text:p>
          </table:table-cell>
          <table:table-cell office:value-type="float" office:value="258622">
            <text:p>258622</text:p>
          </table:table-cell>
          <table:table-cell office:value-type="float" office:value="324735">
            <text:p>324735</text:p>
          </table:table-cell>
          <table:table-cell office:value-type="float" office:value="276515">
            <text:p>276515</text:p>
          </table:table-cell>
        </table:table-row>
        <table:table-row table:style-name="ro1">
          <table:table-cell office:value-type="float" office:value="1831513024">
            <text:p>1831513024</text:p>
          </table:table-cell>
          <table:table-cell office:value-type="float" office:value="195510">
            <text:p>195510</text:p>
          </table:table-cell>
          <table:table-cell office:value-type="float" office:value="153342">
            <text:p>153342</text:p>
          </table:table-cell>
          <table:table-cell office:value-type="float" office:value="155806">
            <text:p>155806</text:p>
          </table:table-cell>
          <table:table-cell office:value-type="float" office:value="6683052">
            <text:p>6683052</text:p>
          </table:table-cell>
          <table:table-cell office:value-type="float" office:value="297358">
            <text:p>297358</text:p>
          </table:table-cell>
          <table:table-cell office:value-type="float" office:value="230792">
            <text:p>230792</text:p>
          </table:table-cell>
          <table:table-cell office:value-type="float" office:value="6010669906">
            <text:p>6010669906</text:p>
          </table:table-cell>
          <table:table-cell office:value-type="float" office:value="206270">
            <text:p>206270</text:p>
          </table:table-cell>
          <table:table-cell office:value-type="float" office:value="167002">
            <text:p>167002</text:p>
          </table:table-cell>
          <table:table-cell office:value-type="float" office:value="161764">
            <text:p>161764</text:p>
          </table:table-cell>
          <table:table-cell office:value-type="float" office:value="40798689">
            <text:p>40798689</text:p>
          </table:table-cell>
          <table:table-cell office:value-type="float" office:value="284882">
            <text:p>284882</text:p>
          </table:table-cell>
          <table:table-cell office:value-type="float" office:value="244502">
            <text:p>244502</text:p>
          </table:table-cell>
          <table:table-cell office:value-type="float" office:value="1886557194">
            <text:p>1886557194</text:p>
          </table:table-cell>
          <table:table-cell office:value-type="float" office:value="203376">
            <text:p>203376</text:p>
          </table:table-cell>
          <table:table-cell office:value-type="float" office:value="169068">
            <text:p>169068</text:p>
          </table:table-cell>
          <table:table-cell office:value-type="float" office:value="159920">
            <text:p>159920</text:p>
          </table:table-cell>
          <table:table-cell office:value-type="float" office:value="17848804">
            <text:p>17848804</text:p>
          </table:table-cell>
          <table:table-cell office:value-type="float" office:value="371325">
            <text:p>371325</text:p>
          </table:table-cell>
          <table:table-cell office:value-type="float" office:value="225626">
            <text:p>225626</text:p>
          </table:table-cell>
        </table:table-row>
        <table:table-row table:style-name="ro1">
          <table:table-cell office:value-type="float" office:value="26278219206">
            <text:p>26278219206</text:p>
          </table:table-cell>
          <table:table-cell office:value-type="float" office:value="221814">
            <text:p>221814</text:p>
          </table:table-cell>
          <table:table-cell office:value-type="float" office:value="153860">
            <text:p>153860</text:p>
          </table:table-cell>
          <table:table-cell office:value-type="float" office:value="156308">
            <text:p>156308</text:p>
          </table:table-cell>
          <table:table-cell office:value-type="float" office:value="5590070">
            <text:p>5590070</text:p>
          </table:table-cell>
          <table:table-cell office:value-type="float" office:value="305288">
            <text:p>305288</text:p>
          </table:table-cell>
          <table:table-cell office:value-type="float" office:value="254947">
            <text:p>254947</text:p>
          </table:table-cell>
          <table:table-cell office:value-type="float" office:value="2204832790">
            <text:p>2204832790</text:p>
          </table:table-cell>
          <table:table-cell office:value-type="float" office:value="228880">
            <text:p>228880</text:p>
          </table:table-cell>
          <table:table-cell office:value-type="float" office:value="244537">
            <text:p>244537</text:p>
          </table:table-cell>
          <table:table-cell office:value-type="float" office:value="174352">
            <text:p>174352</text:p>
          </table:table-cell>
          <table:table-cell office:value-type="float" office:value="7809472">
            <text:p>7809472</text:p>
          </table:table-cell>
          <table:table-cell office:value-type="float" office:value="401772">
            <text:p>401772</text:p>
          </table:table-cell>
          <table:table-cell office:value-type="float" office:value="248944">
            <text:p>248944</text:p>
          </table:table-cell>
          <table:table-cell office:value-type="float" office:value="6057283816">
            <text:p>6057283816</text:p>
          </table:table-cell>
          <table:table-cell office:value-type="float" office:value="222008">
            <text:p>222008</text:p>
          </table:table-cell>
          <table:table-cell office:value-type="float" office:value="165582">
            <text:p>165582</text:p>
          </table:table-cell>
          <table:table-cell office:value-type="float" office:value="160090">
            <text:p>160090</text:p>
          </table:table-cell>
          <table:table-cell office:value-type="float" office:value="468096">
            <text:p>468096</text:p>
          </table:table-cell>
          <table:table-cell office:value-type="float" office:value="280260">
            <text:p>280260</text:p>
          </table:table-cell>
          <table:table-cell office:value-type="float" office:value="257941">
            <text:p>257941</text:p>
          </table:table-cell>
        </table:table-row>
        <table:table-row table:style-name="ro1">
          <table:table-cell office:value-type="float" office:value="16581374861">
            <text:p>16581374861</text:p>
          </table:table-cell>
          <table:table-cell office:value-type="float" office:value="194242">
            <text:p>194242</text:p>
          </table:table-cell>
          <table:table-cell office:value-type="float" office:value="168408">
            <text:p>168408</text:p>
          </table:table-cell>
          <table:table-cell office:value-type="float" office:value="173321">
            <text:p>173321</text:p>
          </table:table-cell>
          <table:table-cell office:value-type="float" office:value="1971868">
            <text:p>1971868</text:p>
          </table:table-cell>
          <table:table-cell office:value-type="float" office:value="395664">
            <text:p>395664</text:p>
          </table:table-cell>
          <table:table-cell office:value-type="float" office:value="248045">
            <text:p>248045</text:p>
          </table:table-cell>
          <table:table-cell office:value-type="float" office:value="3891304553">
            <text:p>3891304553</text:p>
          </table:table-cell>
          <table:table-cell office:value-type="float" office:value="203158">
            <text:p>203158</text:p>
          </table:table-cell>
          <table:table-cell office:value-type="float" office:value="197865">
            <text:p>197865</text:p>
          </table:table-cell>
          <table:table-cell office:value-type="float" office:value="163208">
            <text:p>163208</text:p>
          </table:table-cell>
          <table:table-cell office:value-type="float" office:value="16718431">
            <text:p>16718431</text:p>
          </table:table-cell>
          <table:table-cell office:value-type="float" office:value="282236">
            <text:p>282236</text:p>
          </table:table-cell>
          <table:table-cell office:value-type="float" office:value="237796">
            <text:p>237796</text:p>
          </table:table-cell>
          <table:table-cell office:value-type="float" office:value="573636047">
            <text:p>573636047</text:p>
          </table:table-cell>
          <table:table-cell office:value-type="float" office:value="201394">
            <text:p>201394</text:p>
          </table:table-cell>
          <table:table-cell office:value-type="float" office:value="164630">
            <text:p>164630</text:p>
          </table:table-cell>
          <table:table-cell office:value-type="float" office:value="160202">
            <text:p>160202</text:p>
          </table:table-cell>
          <table:table-cell office:value-type="float" office:value="4178484">
            <text:p>4178484</text:p>
          </table:table-cell>
          <table:table-cell office:value-type="float" office:value="268382">
            <text:p>268382</text:p>
          </table:table-cell>
          <table:table-cell office:value-type="float" office:value="264847">
            <text:p>264847</text:p>
          </table:table-cell>
        </table:table-row>
        <table:table-row table:style-name="ro1">
          <table:table-cell office:value-type="float" office:value="7732640832">
            <text:p>7732640832</text:p>
          </table:table-cell>
          <table:table-cell office:value-type="float" office:value="192300">
            <text:p>192300</text:p>
          </table:table-cell>
          <table:table-cell office:value-type="float" office:value="181634">
            <text:p>181634</text:p>
          </table:table-cell>
          <table:table-cell office:value-type="float" office:value="250917">
            <text:p>250917</text:p>
          </table:table-cell>
          <table:table-cell office:value-type="float" office:value="678098">
            <text:p>678098</text:p>
          </table:table-cell>
          <table:table-cell office:value-type="float" office:value="267278">
            <text:p>267278</text:p>
          </table:table-cell>
          <table:table-cell office:value-type="float" office:value="226364">
            <text:p>226364</text:p>
          </table:table-cell>
          <table:table-cell office:value-type="float" office:value="2460447618">
            <text:p>2460447618</text:p>
          </table:table-cell>
          <table:table-cell office:value-type="float" office:value="202836">
            <text:p>202836</text:p>
          </table:table-cell>
          <table:table-cell office:value-type="float" office:value="252197">
            <text:p>252197</text:p>
          </table:table-cell>
          <table:table-cell office:value-type="float" office:value="182769">
            <text:p>182769</text:p>
          </table:table-cell>
          <table:table-cell office:value-type="float" office:value="7412884">
            <text:p>7412884</text:p>
          </table:table-cell>
          <table:table-cell office:value-type="float" office:value="277206">
            <text:p>277206</text:p>
          </table:table-cell>
          <table:table-cell office:value-type="float" office:value="225358">
            <text:p>225358</text:p>
          </table:table-cell>
          <table:table-cell office:value-type="float" office:value="1808608790">
            <text:p>1808608790</text:p>
          </table:table-cell>
          <table:table-cell office:value-type="float" office:value="201942">
            <text:p>201942</text:p>
          </table:table-cell>
          <table:table-cell office:value-type="float" office:value="163542">
            <text:p>163542</text:p>
          </table:table-cell>
          <table:table-cell office:value-type="float" office:value="158508">
            <text:p>158508</text:p>
          </table:table-cell>
          <table:table-cell office:value-type="float" office:value="4370196">
            <text:p>4370196</text:p>
          </table:table-cell>
          <table:table-cell office:value-type="float" office:value="260288">
            <text:p>260288</text:p>
          </table:table-cell>
          <table:table-cell office:value-type="float" office:value="312996">
            <text:p>312996</text:p>
          </table:table-cell>
        </table:table-row>
        <table:table-row table:style-name="ro1">
          <table:table-cell office:value-type="float" office:value="1551116815">
            <text:p>1551116815</text:p>
          </table:table-cell>
          <table:table-cell office:value-type="float" office:value="196106">
            <text:p>196106</text:p>
          </table:table-cell>
          <table:table-cell office:value-type="float" office:value="152202">
            <text:p>152202</text:p>
          </table:table-cell>
          <table:table-cell office:value-type="float" office:value="151280">
            <text:p>151280</text:p>
          </table:table-cell>
          <table:table-cell office:value-type="float" office:value="250596">
            <text:p>250596</text:p>
          </table:table-cell>
          <table:table-cell office:value-type="float" office:value="262828">
            <text:p>262828</text:p>
          </table:table-cell>
          <table:table-cell office:value-type="float" office:value="219258">
            <text:p>219258</text:p>
          </table:table-cell>
          <table:table-cell office:value-type="float" office:value="15826807567">
            <text:p>15826807567</text:p>
          </table:table-cell>
          <table:table-cell office:value-type="float" office:value="310907">
            <text:p>310907</text:p>
          </table:table-cell>
          <table:table-cell office:value-type="float" office:value="253989">
            <text:p>253989</text:p>
          </table:table-cell>
          <table:table-cell office:value-type="float" office:value="250202">
            <text:p>250202</text:p>
          </table:table-cell>
          <table:table-cell office:value-type="float" office:value="9257402">
            <text:p>9257402</text:p>
          </table:table-cell>
          <table:table-cell office:value-type="float" office:value="431343">
            <text:p>431343</text:p>
          </table:table-cell>
          <table:table-cell office:value-type="float" office:value="482136">
            <text:p>482136</text:p>
          </table:table-cell>
          <table:table-cell office:value-type="float" office:value="28711581566">
            <text:p>28711581566</text:p>
          </table:table-cell>
          <table:table-cell office:value-type="float" office:value="208076">
            <text:p>208076</text:p>
          </table:table-cell>
          <table:table-cell office:value-type="float" office:value="162586">
            <text:p>162586</text:p>
          </table:table-cell>
          <table:table-cell office:value-type="float" office:value="159424">
            <text:p>159424</text:p>
          </table:table-cell>
          <table:table-cell office:value-type="float" office:value="23500678">
            <text:p>23500678</text:p>
          </table:table-cell>
          <table:table-cell office:value-type="float" office:value="272326">
            <text:p>272326</text:p>
          </table:table-cell>
          <table:table-cell office:value-type="float" office:value="223874">
            <text:p>223874</text:p>
          </table:table-cell>
        </table:table-row>
        <table:table-row table:style-name="ro1">
          <table:table-cell office:value-type="float" office:value="1890389358">
            <text:p>1890389358</text:p>
          </table:table-cell>
          <table:table-cell office:value-type="float" office:value="231916">
            <text:p>231916</text:p>
          </table:table-cell>
          <table:table-cell office:value-type="float" office:value="156510">
            <text:p>156510</text:p>
          </table:table-cell>
          <table:table-cell office:value-type="float" office:value="150578">
            <text:p>150578</text:p>
          </table:table-cell>
          <table:table-cell office:value-type="float" office:value="3280406">
            <text:p>3280406</text:p>
          </table:table-cell>
          <table:table-cell office:value-type="float" office:value="288027">
            <text:p>288027</text:p>
          </table:table-cell>
          <table:table-cell office:value-type="float" office:value="214068">
            <text:p>214068</text:p>
          </table:table-cell>
          <table:table-cell office:value-type="float" office:value="1640357303">
            <text:p>1640357303</text:p>
          </table:table-cell>
          <table:table-cell office:value-type="float" office:value="206528">
            <text:p>206528</text:p>
          </table:table-cell>
          <table:table-cell office:value-type="float" office:value="167206">
            <text:p>167206</text:p>
          </table:table-cell>
          <table:table-cell office:value-type="float" office:value="160052">
            <text:p>160052</text:p>
          </table:table-cell>
          <table:table-cell office:value-type="float" office:value="475660">
            <text:p>475660</text:p>
          </table:table-cell>
          <table:table-cell office:value-type="float" office:value="277296">
            <text:p>277296</text:p>
          </table:table-cell>
          <table:table-cell office:value-type="float" office:value="319456">
            <text:p>319456</text:p>
          </table:table-cell>
          <table:table-cell office:value-type="float" office:value="26710967823">
            <text:p>26710967823</text:p>
          </table:table-cell>
          <table:table-cell office:value-type="float" office:value="282264">
            <text:p>282264</text:p>
          </table:table-cell>
          <table:table-cell office:value-type="float" office:value="243895">
            <text:p>243895</text:p>
          </table:table-cell>
          <table:table-cell office:value-type="float" office:value="282106">
            <text:p>282106</text:p>
          </table:table-cell>
          <table:table-cell office:value-type="float" office:value="25975262">
            <text:p>25975262</text:p>
          </table:table-cell>
          <table:table-cell office:value-type="float" office:value="276274">
            <text:p>276274</text:p>
          </table:table-cell>
          <table:table-cell office:value-type="float" office:value="241604">
            <text:p>241604</text:p>
          </table:table-cell>
        </table:table-row>
        <table:table-row table:style-name="ro1">
          <table:table-cell office:value-type="float" office:value="2109336966">
            <text:p>2109336966</text:p>
          </table:table-cell>
          <table:table-cell office:value-type="float" office:value="194606">
            <text:p>194606</text:p>
          </table:table-cell>
          <table:table-cell office:value-type="float" office:value="155652">
            <text:p>155652</text:p>
          </table:table-cell>
          <table:table-cell office:value-type="float" office:value="153768">
            <text:p>153768</text:p>
          </table:table-cell>
          <table:table-cell office:value-type="float" office:value="16651029">
            <text:p>16651029</text:p>
          </table:table-cell>
          <table:table-cell office:value-type="float" office:value="265638">
            <text:p>265638</text:p>
          </table:table-cell>
          <table:table-cell office:value-type="float" office:value="216382">
            <text:p>216382</text:p>
          </table:table-cell>
          <table:table-cell office:value-type="float" office:value="6550574130">
            <text:p>6550574130</text:p>
          </table:table-cell>
          <table:table-cell office:value-type="float" office:value="204550">
            <text:p>204550</text:p>
          </table:table-cell>
          <table:table-cell office:value-type="float" office:value="167282">
            <text:p>167282</text:p>
          </table:table-cell>
          <table:table-cell office:value-type="float" office:value="187799">
            <text:p>187799</text:p>
          </table:table-cell>
          <table:table-cell office:value-type="float" office:value="10059021">
            <text:p>10059021</text:p>
          </table:table-cell>
          <table:table-cell office:value-type="float" office:value="263928">
            <text:p>263928</text:p>
          </table:table-cell>
          <table:table-cell office:value-type="float" office:value="222318">
            <text:p>222318</text:p>
          </table:table-cell>
          <table:table-cell office:value-type="float" office:value="3810917335">
            <text:p>3810917335</text:p>
          </table:table-cell>
          <table:table-cell office:value-type="float" office:value="222462">
            <text:p>222462</text:p>
          </table:table-cell>
          <table:table-cell office:value-type="float" office:value="224618">
            <text:p>224618</text:p>
          </table:table-cell>
          <table:table-cell office:value-type="float" office:value="165220">
            <text:p>165220</text:p>
          </table:table-cell>
          <table:table-cell office:value-type="float" office:value="3879284">
            <text:p>3879284</text:p>
          </table:table-cell>
          <table:table-cell office:value-type="float" office:value="264704">
            <text:p>264704</text:p>
          </table:table-cell>
          <table:table-cell office:value-type="float" office:value="299366">
            <text:p>299366</text:p>
          </table:table-cell>
        </table:table-row>
        <table:table-row table:style-name="ro1">
          <table:table-cell office:value-type="float" office:value="5375052747">
            <text:p>5375052747</text:p>
          </table:table-cell>
          <table:table-cell office:value-type="float" office:value="223039">
            <text:p>223039</text:p>
          </table:table-cell>
          <table:table-cell office:value-type="float" office:value="301257">
            <text:p>301257</text:p>
          </table:table-cell>
          <table:table-cell office:value-type="float" office:value="152272">
            <text:p>152272</text:p>
          </table:table-cell>
          <table:table-cell office:value-type="float" office:value="242082">
            <text:p>242082</text:p>
          </table:table-cell>
          <table:table-cell office:value-type="float" office:value="258130">
            <text:p>258130</text:p>
          </table:table-cell>
          <table:table-cell office:value-type="float" office:value="216400">
            <text:p>216400</text:p>
          </table:table-cell>
          <table:table-cell office:value-type="float" office:value="1188234172">
            <text:p>1188234172</text:p>
          </table:table-cell>
          <table:table-cell office:value-type="float" office:value="226143">
            <text:p>226143</text:p>
          </table:table-cell>
          <table:table-cell office:value-type="float" office:value="170552">
            <text:p>170552</text:p>
          </table:table-cell>
          <table:table-cell office:value-type="float" office:value="162326">
            <text:p>162326</text:p>
          </table:table-cell>
          <table:table-cell office:value-type="float" office:value="30959652">
            <text:p>30959652</text:p>
          </table:table-cell>
          <table:table-cell office:value-type="float" office:value="272270">
            <text:p>272270</text:p>
          </table:table-cell>
          <table:table-cell office:value-type="float" office:value="232456">
            <text:p>232456</text:p>
          </table:table-cell>
          <table:table-cell office:value-type="float" office:value="27240836459">
            <text:p>27240836459</text:p>
          </table:table-cell>
          <table:table-cell office:value-type="float" office:value="317262">
            <text:p>317262</text:p>
          </table:table-cell>
          <table:table-cell office:value-type="float" office:value="256647">
            <text:p>256647</text:p>
          </table:table-cell>
          <table:table-cell office:value-type="float" office:value="253020">
            <text:p>253020</text:p>
          </table:table-cell>
          <table:table-cell office:value-type="float" office:value="6759944">
            <text:p>6759944</text:p>
          </table:table-cell>
          <table:table-cell office:value-type="float" office:value="458796">
            <text:p>458796</text:p>
          </table:table-cell>
          <table:table-cell office:value-type="float" office:value="387088">
            <text:p>387088</text:p>
          </table:table-cell>
        </table:table-row>
        <table:table-row table:style-name="ro1">
          <table:table-cell office:value-type="float" office:value="4094286423">
            <text:p>4094286423</text:p>
          </table:table-cell>
          <table:table-cell office:value-type="float" office:value="214570">
            <text:p>214570</text:p>
          </table:table-cell>
          <table:table-cell office:value-type="float" office:value="153014">
            <text:p>153014</text:p>
          </table:table-cell>
          <table:table-cell office:value-type="float" office:value="151594">
            <text:p>151594</text:p>
          </table:table-cell>
          <table:table-cell office:value-type="float" office:value="7046874">
            <text:p>7046874</text:p>
          </table:table-cell>
          <table:table-cell office:value-type="float" office:value="272036">
            <text:p>272036</text:p>
          </table:table-cell>
          <table:table-cell office:value-type="float" office:value="268332">
            <text:p>268332</text:p>
          </table:table-cell>
          <table:table-cell office:value-type="float" office:value="21562203157">
            <text:p>21562203157</text:p>
          </table:table-cell>
          <table:table-cell office:value-type="float" office:value="203602">
            <text:p>203602</text:p>
          </table:table-cell>
          <table:table-cell office:value-type="float" office:value="165182">
            <text:p>165182</text:p>
          </table:table-cell>
          <table:table-cell office:value-type="float" office:value="159432">
            <text:p>159432</text:p>
          </table:table-cell>
          <table:table-cell office:value-type="float" office:value="20216603">
            <text:p>20216603</text:p>
          </table:table-cell>
          <table:table-cell office:value-type="float" office:value="287808">
            <text:p>287808</text:p>
          </table:table-cell>
          <table:table-cell office:value-type="float" office:value="246548">
            <text:p>246548</text:p>
          </table:table-cell>
          <table:table-cell office:value-type="float" office:value="6600295905">
            <text:p>6600295905</text:p>
          </table:table-cell>
          <table:table-cell office:value-type="float" office:value="201440">
            <text:p>201440</text:p>
          </table:table-cell>
          <table:table-cell office:value-type="float" office:value="195316">
            <text:p>195316</text:p>
          </table:table-cell>
          <table:table-cell office:value-type="float" office:value="159868">
            <text:p>159868</text:p>
          </table:table-cell>
          <table:table-cell office:value-type="float" office:value="55408757">
            <text:p>55408757</text:p>
          </table:table-cell>
          <table:table-cell office:value-type="float" office:value="287508">
            <text:p>287508</text:p>
          </table:table-cell>
          <table:table-cell office:value-type="float" office:value="237998">
            <text:p>237998</text:p>
          </table:table-cell>
        </table:table-row>
        <table:table-row table:style-name="ro1">
          <table:table-cell office:value-type="float" office:value="14304343706">
            <text:p>14304343706</text:p>
          </table:table-cell>
          <table:table-cell office:value-type="float" office:value="191410">
            <text:p>191410</text:p>
          </table:table-cell>
          <table:table-cell office:value-type="float" office:value="156166">
            <text:p>156166</text:p>
          </table:table-cell>
          <table:table-cell office:value-type="float" office:value="152656">
            <text:p>152656</text:p>
          </table:table-cell>
          <table:table-cell office:value-type="float" office:value="481001">
            <text:p>481001</text:p>
          </table:table-cell>
          <table:table-cell office:value-type="float" office:value="372873">
            <text:p>372873</text:p>
          </table:table-cell>
          <table:table-cell office:value-type="float" office:value="215122">
            <text:p>215122</text:p>
          </table:table-cell>
          <table:table-cell office:value-type="float" office:value="4331691296">
            <text:p>4331691296</text:p>
          </table:table-cell>
          <table:table-cell office:value-type="float" office:value="206898">
            <text:p>206898</text:p>
          </table:table-cell>
          <table:table-cell office:value-type="float" office:value="167144">
            <text:p>167144</text:p>
          </table:table-cell>
          <table:table-cell office:value-type="float" office:value="159796">
            <text:p>159796</text:p>
          </table:table-cell>
          <table:table-cell office:value-type="float" office:value="3644642">
            <text:p>3644642</text:p>
          </table:table-cell>
          <table:table-cell office:value-type="float" office:value="270216">
            <text:p>270216</text:p>
          </table:table-cell>
          <table:table-cell office:value-type="float" office:value="236820">
            <text:p>236820</text:p>
          </table:table-cell>
          <table:table-cell office:value-type="float" office:value="6426383982">
            <text:p>6426383982</text:p>
          </table:table-cell>
          <table:table-cell office:value-type="float" office:value="205722">
            <text:p>205722</text:p>
          </table:table-cell>
          <table:table-cell office:value-type="float" office:value="166798">
            <text:p>166798</text:p>
          </table:table-cell>
          <table:table-cell office:value-type="float" office:value="160712">
            <text:p>160712</text:p>
          </table:table-cell>
          <table:table-cell office:value-type="float" office:value="5867329">
            <text:p>5867329</text:p>
          </table:table-cell>
          <table:table-cell office:value-type="float" office:value="276466">
            <text:p>276466</text:p>
          </table:table-cell>
          <table:table-cell office:value-type="float" office:value="237192">
            <text:p>237192</text:p>
          </table:table-cell>
        </table:table-row>
        <table:table-row table:style-name="ro1">
          <table:table-cell office:value-type="float" office:value="14529350145">
            <text:p>14529350145</text:p>
          </table:table-cell>
          <table:table-cell office:value-type="float" office:value="198372">
            <text:p>198372</text:p>
          </table:table-cell>
          <table:table-cell office:value-type="float" office:value="153254">
            <text:p>153254</text:p>
          </table:table-cell>
          <table:table-cell office:value-type="float" office:value="175159">
            <text:p>175159</text:p>
          </table:table-cell>
          <table:table-cell office:value-type="float" office:value="12442444">
            <text:p>12442444</text:p>
          </table:table-cell>
          <table:table-cell office:value-type="float" office:value="271306">
            <text:p>271306</text:p>
          </table:table-cell>
          <table:table-cell office:value-type="float" office:value="230322">
            <text:p>230322</text:p>
          </table:table-cell>
          <table:table-cell office:value-type="float" office:value="4542380440">
            <text:p>4542380440</text:p>
          </table:table-cell>
          <table:table-cell office:value-type="float" office:value="273778">
            <text:p>273778</text:p>
          </table:table-cell>
          <table:table-cell office:value-type="float" office:value="164076">
            <text:p>164076</text:p>
          </table:table-cell>
          <table:table-cell office:value-type="float" office:value="161958">
            <text:p>161958</text:p>
          </table:table-cell>
          <table:table-cell office:value-type="float" office:value="9794111">
            <text:p>9794111</text:p>
          </table:table-cell>
          <table:table-cell office:value-type="float" office:value="303300">
            <text:p>303300</text:p>
          </table:table-cell>
          <table:table-cell office:value-type="float" office:value="222500">
            <text:p>222500</text:p>
          </table:table-cell>
          <table:table-cell office:value-type="float" office:value="6389492451">
            <text:p>6389492451</text:p>
          </table:table-cell>
          <table:table-cell office:value-type="float" office:value="203556">
            <text:p>203556</text:p>
          </table:table-cell>
          <table:table-cell office:value-type="float" office:value="160760">
            <text:p>160760</text:p>
          </table:table-cell>
          <table:table-cell office:value-type="float" office:value="164514">
            <text:p>164514</text:p>
          </table:table-cell>
          <table:table-cell office:value-type="float" office:value="4087560">
            <text:p>4087560</text:p>
          </table:table-cell>
          <table:table-cell office:value-type="float" office:value="278637">
            <text:p>278637</text:p>
          </table:table-cell>
          <table:table-cell office:value-type="float" office:value="217244">
            <text:p>217244</text:p>
          </table:table-cell>
        </table:table-row>
        <table:table-row table:style-name="ro1">
          <table:table-cell office:value-type="float" office:value="4792321458">
            <text:p>4792321458</text:p>
          </table:table-cell>
          <table:table-cell office:value-type="float" office:value="192110">
            <text:p>192110</text:p>
          </table:table-cell>
          <table:table-cell office:value-type="float" office:value="154298">
            <text:p>154298</text:p>
          </table:table-cell>
          <table:table-cell office:value-type="float" office:value="149328">
            <text:p>149328</text:p>
          </table:table-cell>
          <table:table-cell office:value-type="float" office:value="3981498">
            <text:p>3981498</text:p>
          </table:table-cell>
          <table:table-cell office:value-type="float" office:value="260854">
            <text:p>260854</text:p>
          </table:table-cell>
          <table:table-cell office:value-type="float" office:value="250021">
            <text:p>250021</text:p>
          </table:table-cell>
          <table:table-cell office:value-type="float" office:value="586680653">
            <text:p>586680653</text:p>
          </table:table-cell>
          <table:table-cell office:value-type="float" office:value="203236">
            <text:p>203236</text:p>
          </table:table-cell>
          <table:table-cell office:value-type="float" office:value="163464">
            <text:p>163464</text:p>
          </table:table-cell>
          <table:table-cell office:value-type="float" office:value="160996">
            <text:p>160996</text:p>
          </table:table-cell>
          <table:table-cell office:value-type="float" office:value="473574">
            <text:p>473574</text:p>
          </table:table-cell>
          <table:table-cell office:value-type="float" office:value="274676">
            <text:p>274676</text:p>
          </table:table-cell>
          <table:table-cell office:value-type="float" office:value="250862">
            <text:p>250862</text:p>
          </table:table-cell>
          <table:table-cell office:value-type="float" office:value="23861872703">
            <text:p>23861872703</text:p>
          </table:table-cell>
          <table:table-cell office:value-type="float" office:value="203582">
            <text:p>203582</text:p>
          </table:table-cell>
          <table:table-cell office:value-type="float" office:value="164248">
            <text:p>164248</text:p>
          </table:table-cell>
          <table:table-cell office:value-type="float" office:value="160272">
            <text:p>160272</text:p>
          </table:table-cell>
          <table:table-cell office:value-type="float" office:value="520729">
            <text:p>520729</text:p>
          </table:table-cell>
          <table:table-cell office:value-type="float" office:value="272472">
            <text:p>272472</text:p>
          </table:table-cell>
          <table:table-cell office:value-type="float" office:value="231616">
            <text:p>231616</text:p>
          </table:table-cell>
        </table:table-row>
        <table:table-row table:style-name="ro1">
          <table:table-cell office:value-type="float" office:value="687447512">
            <text:p>687447512</text:p>
          </table:table-cell>
          <table:table-cell office:value-type="float" office:value="194094">
            <text:p>194094</text:p>
          </table:table-cell>
          <table:table-cell office:value-type="float" office:value="150706">
            <text:p>150706</text:p>
          </table:table-cell>
          <table:table-cell office:value-type="float" office:value="150294">
            <text:p>150294</text:p>
          </table:table-cell>
          <table:table-cell office:value-type="float" office:value="9105341">
            <text:p>9105341</text:p>
          </table:table-cell>
          <table:table-cell office:value-type="float" office:value="366167">
            <text:p>366167</text:p>
          </table:table-cell>
          <table:table-cell office:value-type="float" office:value="235756">
            <text:p>235756</text:p>
          </table:table-cell>
          <table:table-cell office:value-type="float" office:value="2482065875">
            <text:p>2482065875</text:p>
          </table:table-cell>
          <table:table-cell office:value-type="float" office:value="206876">
            <text:p>206876</text:p>
          </table:table-cell>
          <table:table-cell office:value-type="float" office:value="166120">
            <text:p>166120</text:p>
          </table:table-cell>
          <table:table-cell office:value-type="float" office:value="166994">
            <text:p>166994</text:p>
          </table:table-cell>
          <table:table-cell office:value-type="float" office:value="7753008">
            <text:p>7753008</text:p>
          </table:table-cell>
          <table:table-cell office:value-type="float" office:value="272210">
            <text:p>272210</text:p>
          </table:table-cell>
          <table:table-cell office:value-type="float" office:value="222976">
            <text:p>222976</text:p>
          </table:table-cell>
          <table:table-cell office:value-type="float" office:value="6616162889">
            <text:p>6616162889</text:p>
          </table:table-cell>
          <table:table-cell office:value-type="float" office:value="203190">
            <text:p>203190</text:p>
          </table:table-cell>
          <table:table-cell office:value-type="float" office:value="183054">
            <text:p>183054</text:p>
          </table:table-cell>
          <table:table-cell office:value-type="float" office:value="159328">
            <text:p>159328</text:p>
          </table:table-cell>
          <table:table-cell office:value-type="float" office:value="6638419">
            <text:p>6638419</text:p>
          </table:table-cell>
          <table:table-cell office:value-type="float" office:value="275062">
            <text:p>275062</text:p>
          </table:table-cell>
          <table:table-cell office:value-type="float" office:value="233128">
            <text:p>233128</text:p>
          </table:table-cell>
        </table:table-row>
        <table:table-row table:style-name="ro1">
          <table:table-cell office:value-type="float" office:value="1618712892">
            <text:p>1618712892</text:p>
          </table:table-cell>
          <table:table-cell office:value-type="float" office:value="194808">
            <text:p>194808</text:p>
          </table:table-cell>
          <table:table-cell office:value-type="float" office:value="176294">
            <text:p>176294</text:p>
          </table:table-cell>
          <table:table-cell office:value-type="float" office:value="153562">
            <text:p>153562</text:p>
          </table:table-cell>
          <table:table-cell office:value-type="float" office:value="4758414">
            <text:p>4758414</text:p>
          </table:table-cell>
          <table:table-cell office:value-type="float" office:value="305913">
            <text:p>305913</text:p>
          </table:table-cell>
          <table:table-cell office:value-type="float" office:value="230974">
            <text:p>230974</text:p>
          </table:table-cell>
          <table:table-cell office:value-type="float" office:value="6225847078">
            <text:p>6225847078</text:p>
          </table:table-cell>
          <table:table-cell office:value-type="float" office:value="207360">
            <text:p>207360</text:p>
          </table:table-cell>
          <table:table-cell office:value-type="float" office:value="168598">
            <text:p>168598</text:p>
          </table:table-cell>
          <table:table-cell office:value-type="float" office:value="161566">
            <text:p>161566</text:p>
          </table:table-cell>
          <table:table-cell office:value-type="float" office:value="3207170">
            <text:p>3207170</text:p>
          </table:table-cell>
          <table:table-cell office:value-type="float" office:value="265588">
            <text:p>265588</text:p>
          </table:table-cell>
          <table:table-cell office:value-type="float" office:value="223580">
            <text:p>223580</text:p>
          </table:table-cell>
          <table:table-cell office:value-type="float" office:value="7077072537">
            <text:p>7077072537</text:p>
          </table:table-cell>
          <table:table-cell office:value-type="float" office:value="203304">
            <text:p>203304</text:p>
          </table:table-cell>
          <table:table-cell office:value-type="float" office:value="164020">
            <text:p>164020</text:p>
          </table:table-cell>
          <table:table-cell office:value-type="float" office:value="158654">
            <text:p>158654</text:p>
          </table:table-cell>
          <table:table-cell office:value-type="float" office:value="6412507">
            <text:p>6412507</text:p>
          </table:table-cell>
          <table:table-cell office:value-type="float" office:value="310268">
            <text:p>310268</text:p>
          </table:table-cell>
          <table:table-cell office:value-type="float" office:value="228832">
            <text:p>228832</text:p>
          </table:table-cell>
        </table:table-row>
        <table:table-row table:style-name="ro1">
          <table:table-cell office:value-type="float" office:value="27240417644">
            <text:p>27240417644</text:p>
          </table:table-cell>
          <table:table-cell office:value-type="float" office:value="192344">
            <text:p>192344</text:p>
          </table:table-cell>
          <table:table-cell office:value-type="float" office:value="153174">
            <text:p>153174</text:p>
          </table:table-cell>
          <table:table-cell office:value-type="float" office:value="149318">
            <text:p>149318</text:p>
          </table:table-cell>
          <table:table-cell office:value-type="float" office:value="15342183">
            <text:p>15342183</text:p>
          </table:table-cell>
          <table:table-cell office:value-type="float" office:value="271568">
            <text:p>271568</text:p>
          </table:table-cell>
          <table:table-cell office:value-type="float" office:value="267502">
            <text:p>267502</text:p>
          </table:table-cell>
          <table:table-cell office:value-type="float" office:value="1088757135">
            <text:p>1088757135</text:p>
          </table:table-cell>
          <table:table-cell office:value-type="float" office:value="204972">
            <text:p>204972</text:p>
          </table:table-cell>
          <table:table-cell office:value-type="float" office:value="163744">
            <text:p>163744</text:p>
          </table:table-cell>
          <table:table-cell office:value-type="float" office:value="181951">
            <text:p>181951</text:p>
          </table:table-cell>
          <table:table-cell office:value-type="float" office:value="7852541">
            <text:p>7852541</text:p>
          </table:table-cell>
          <table:table-cell office:value-type="float" office:value="265728">
            <text:p>265728</text:p>
          </table:table-cell>
          <table:table-cell office:value-type="float" office:value="229160">
            <text:p>229160</text:p>
          </table:table-cell>
          <table:table-cell office:value-type="float" office:value="17566981241">
            <text:p>17566981241</text:p>
          </table:table-cell>
          <table:table-cell office:value-type="float" office:value="219598">
            <text:p>219598</text:p>
          </table:table-cell>
          <table:table-cell office:value-type="float" office:value="160688">
            <text:p>160688</text:p>
          </table:table-cell>
          <table:table-cell office:value-type="float" office:value="159308">
            <text:p>159308</text:p>
          </table:table-cell>
          <table:table-cell office:value-type="float" office:value="26155203">
            <text:p>26155203</text:p>
          </table:table-cell>
          <table:table-cell office:value-type="float" office:value="281018">
            <text:p>281018</text:p>
          </table:table-cell>
          <table:table-cell office:value-type="float" office:value="240652">
            <text:p>240652</text:p>
          </table:table-cell>
        </table:table-row>
        <table:table-row table:style-name="ro1">
          <table:table-cell office:value-type="float" office:value="26400426247">
            <text:p>26400426247</text:p>
          </table:table-cell>
          <table:table-cell office:value-type="float" office:value="194090">
            <text:p>194090</text:p>
          </table:table-cell>
          <table:table-cell office:value-type="float" office:value="181997">
            <text:p>181997</text:p>
          </table:table-cell>
          <table:table-cell office:value-type="float" office:value="150068">
            <text:p>150068</text:p>
          </table:table-cell>
          <table:table-cell office:value-type="float" office:value="10045146">
            <text:p>10045146</text:p>
          </table:table-cell>
          <table:table-cell office:value-type="float" office:value="259846">
            <text:p>259846</text:p>
          </table:table-cell>
          <table:table-cell office:value-type="float" office:value="328869">
            <text:p>328869</text:p>
          </table:table-cell>
          <table:table-cell office:value-type="float" office:value="5824150724">
            <text:p>5824150724</text:p>
          </table:table-cell>
          <table:table-cell office:value-type="float" office:value="202536">
            <text:p>202536</text:p>
          </table:table-cell>
          <table:table-cell office:value-type="float" office:value="187926">
            <text:p>187926</text:p>
          </table:table-cell>
          <table:table-cell office:value-type="float" office:value="189386">
            <text:p>189386</text:p>
          </table:table-cell>
          <table:table-cell office:value-type="float" office:value="30804309">
            <text:p>30804309</text:p>
          </table:table-cell>
          <table:table-cell office:value-type="float" office:value="273720">
            <text:p>273720</text:p>
          </table:table-cell>
          <table:table-cell office:value-type="float" office:value="233982">
            <text:p>233982</text:p>
          </table:table-cell>
          <table:table-cell office:value-type="float" office:value="1976955151">
            <text:p>1976955151</text:p>
          </table:table-cell>
          <table:table-cell office:value-type="float" office:value="207234">
            <text:p>207234</text:p>
          </table:table-cell>
          <table:table-cell office:value-type="float" office:value="164394">
            <text:p>164394</text:p>
          </table:table-cell>
          <table:table-cell office:value-type="float" office:value="159828">
            <text:p>159828</text:p>
          </table:table-cell>
          <table:table-cell office:value-type="float" office:value="67769590">
            <text:p>67769590</text:p>
          </table:table-cell>
          <table:table-cell office:value-type="float" office:value="278806">
            <text:p>278806</text:p>
          </table:table-cell>
          <table:table-cell office:value-type="float" office:value="233194">
            <text:p>233194</text:p>
          </table:table-cell>
        </table:table-row>
        <table:table-row table:style-name="ro1">
          <table:table-cell office:value-type="float" office:value="22358174728">
            <text:p>22358174728</text:p>
          </table:table-cell>
          <table:table-cell office:value-type="float" office:value="196130">
            <text:p>196130</text:p>
          </table:table-cell>
          <table:table-cell office:value-type="float" office:value="153744">
            <text:p>153744</text:p>
          </table:table-cell>
          <table:table-cell office:value-type="float" office:value="151418">
            <text:p>151418</text:p>
          </table:table-cell>
          <table:table-cell office:value-type="float" office:value="15596120">
            <text:p>15596120</text:p>
          </table:table-cell>
          <table:table-cell office:value-type="float" office:value="273640">
            <text:p>273640</text:p>
          </table:table-cell>
          <table:table-cell office:value-type="float" office:value="227156">
            <text:p>227156</text:p>
          </table:table-cell>
          <table:table-cell office:value-type="float" office:value="1865915641">
            <text:p>1865915641</text:p>
          </table:table-cell>
          <table:table-cell office:value-type="float" office:value="204972">
            <text:p>204972</text:p>
          </table:table-cell>
          <table:table-cell office:value-type="float" office:value="165616">
            <text:p>165616</text:p>
          </table:table-cell>
          <table:table-cell office:value-type="float" office:value="162278">
            <text:p>162278</text:p>
          </table:table-cell>
          <table:table-cell office:value-type="float" office:value="31046643">
            <text:p>31046643</text:p>
          </table:table-cell>
          <table:table-cell office:value-type="float" office:value="282232">
            <text:p>282232</text:p>
          </table:table-cell>
          <table:table-cell office:value-type="float" office:value="233242">
            <text:p>233242</text:p>
          </table:table-cell>
          <table:table-cell office:value-type="float" office:value="9560429090">
            <text:p>9560429090</text:p>
          </table:table-cell>
          <table:table-cell office:value-type="float" office:value="201288">
            <text:p>201288</text:p>
          </table:table-cell>
          <table:table-cell office:value-type="float" office:value="164278">
            <text:p>164278</text:p>
          </table:table-cell>
          <table:table-cell office:value-type="float" office:value="161998">
            <text:p>161998</text:p>
          </table:table-cell>
          <table:table-cell office:value-type="float" office:value="5967614">
            <text:p>5967614</text:p>
          </table:table-cell>
          <table:table-cell office:value-type="float" office:value="261086">
            <text:p>261086</text:p>
          </table:table-cell>
          <table:table-cell office:value-type="float" office:value="227732">
            <text:p>227732</text:p>
          </table:table-cell>
        </table:table-row>
        <table:table-row table:style-name="ro1">
          <table:table-cell office:value-type="float" office:value="3383327557">
            <text:p>3383327557</text:p>
          </table:table-cell>
          <table:table-cell office:value-type="float" office:value="198586">
            <text:p>198586</text:p>
          </table:table-cell>
          <table:table-cell office:value-type="float" office:value="156000">
            <text:p>156000</text:p>
          </table:table-cell>
          <table:table-cell office:value-type="float" office:value="271781">
            <text:p>271781</text:p>
          </table:table-cell>
          <table:table-cell office:value-type="float" office:value="9746899">
            <text:p>9746899</text:p>
          </table:table-cell>
          <table:table-cell office:value-type="float" office:value="259074">
            <text:p>259074</text:p>
          </table:table-cell>
          <table:table-cell office:value-type="float" office:value="517431">
            <text:p>517431</text:p>
          </table:table-cell>
          <table:table-cell office:value-type="float" office:value="3024750768">
            <text:p>3024750768</text:p>
          </table:table-cell>
          <table:table-cell office:value-type="float" office:value="238970">
            <text:p>238970</text:p>
          </table:table-cell>
          <table:table-cell office:value-type="float" office:value="167438">
            <text:p>167438</text:p>
          </table:table-cell>
          <table:table-cell office:value-type="float" office:value="164196">
            <text:p>164196</text:p>
          </table:table-cell>
          <table:table-cell office:value-type="float" office:value="12690354">
            <text:p>12690354</text:p>
          </table:table-cell>
          <table:table-cell office:value-type="float" office:value="270314">
            <text:p>270314</text:p>
          </table:table-cell>
          <table:table-cell office:value-type="float" office:value="576126">
            <text:p>576126</text:p>
          </table:table-cell>
          <table:table-cell office:value-type="float" office:value="617467631">
            <text:p>617467631</text:p>
          </table:table-cell>
          <table:table-cell office:value-type="float" office:value="237186">
            <text:p>237186</text:p>
          </table:table-cell>
          <table:table-cell office:value-type="float" office:value="189338">
            <text:p>189338</text:p>
          </table:table-cell>
          <table:table-cell office:value-type="float" office:value="161370">
            <text:p>161370</text:p>
          </table:table-cell>
          <table:table-cell office:value-type="float" office:value="2639098">
            <text:p>2639098</text:p>
          </table:table-cell>
          <table:table-cell office:value-type="float" office:value="255156">
            <text:p>255156</text:p>
          </table:table-cell>
          <table:table-cell office:value-type="float" office:value="215714">
            <text:p>215714</text:p>
          </table:table-cell>
        </table:table-row>
        <table:table-row table:style-name="ro1">
          <table:table-cell office:value-type="float" office:value="5663076008">
            <text:p>5663076008</text:p>
          </table:table-cell>
          <table:table-cell office:value-type="float" office:value="192716">
            <text:p>192716</text:p>
          </table:table-cell>
          <table:table-cell office:value-type="float" office:value="151940">
            <text:p>151940</text:p>
          </table:table-cell>
          <table:table-cell office:value-type="float" office:value="152924">
            <text:p>152924</text:p>
          </table:table-cell>
          <table:table-cell office:value-type="float" office:value="2271487">
            <text:p>2271487</text:p>
          </table:table-cell>
          <table:table-cell office:value-type="float" office:value="271726">
            <text:p>271726</text:p>
          </table:table-cell>
          <table:table-cell office:value-type="float" office:value="225920">
            <text:p>225920</text:p>
          </table:table-cell>
          <table:table-cell office:value-type="float" office:value="7388543274">
            <text:p>7388543274</text:p>
          </table:table-cell>
          <table:table-cell office:value-type="float" office:value="206976">
            <text:p>206976</text:p>
          </table:table-cell>
          <table:table-cell office:value-type="float" office:value="168162">
            <text:p>168162</text:p>
          </table:table-cell>
          <table:table-cell office:value-type="float" office:value="161212">
            <text:p>161212</text:p>
          </table:table-cell>
          <table:table-cell office:value-type="float" office:value="250720">
            <text:p>250720</text:p>
          </table:table-cell>
          <table:table-cell office:value-type="float" office:value="264536">
            <text:p>264536</text:p>
          </table:table-cell>
          <table:table-cell office:value-type="float" office:value="221270">
            <text:p>221270</text:p>
          </table:table-cell>
          <table:table-cell office:value-type="float" office:value="7886941015">
            <text:p>7886941015</text:p>
          </table:table-cell>
          <table:table-cell office:value-type="float" office:value="203294">
            <text:p>203294</text:p>
          </table:table-cell>
          <table:table-cell office:value-type="float" office:value="164490">
            <text:p>164490</text:p>
          </table:table-cell>
          <table:table-cell office:value-type="float" office:value="161432">
            <text:p>161432</text:p>
          </table:table-cell>
          <table:table-cell office:value-type="float" office:value="3843156">
            <text:p>3843156</text:p>
          </table:table-cell>
          <table:table-cell office:value-type="float" office:value="270838">
            <text:p>270838</text:p>
          </table:table-cell>
          <table:table-cell office:value-type="float" office:value="229684">
            <text:p>229684</text:p>
          </table:table-cell>
        </table:table-row>
        <table:table-row table:style-name="ro1">
          <table:table-cell office:value-type="float" office:value="3693352379">
            <text:p>3693352379</text:p>
          </table:table-cell>
          <table:table-cell office:value-type="float" office:value="193860">
            <text:p>193860</text:p>
          </table:table-cell>
          <table:table-cell office:value-type="float" office:value="151318">
            <text:p>151318</text:p>
          </table:table-cell>
          <table:table-cell office:value-type="float" office:value="167865">
            <text:p>167865</text:p>
          </table:table-cell>
          <table:table-cell office:value-type="float" office:value="449742">
            <text:p>449742</text:p>
          </table:table-cell>
          <table:table-cell office:value-type="float" office:value="294135">
            <text:p>294135</text:p>
          </table:table-cell>
          <table:table-cell office:value-type="float" office:value="222658">
            <text:p>222658</text:p>
          </table:table-cell>
          <table:table-cell office:value-type="float" office:value="4214120772">
            <text:p>4214120772</text:p>
          </table:table-cell>
          <table:table-cell office:value-type="float" office:value="204794">
            <text:p>204794</text:p>
          </table:table-cell>
          <table:table-cell office:value-type="float" office:value="165820">
            <text:p>165820</text:p>
          </table:table-cell>
          <table:table-cell office:value-type="float" office:value="162306">
            <text:p>162306</text:p>
          </table:table-cell>
          <table:table-cell office:value-type="float" office:value="87662907">
            <text:p>87662907</text:p>
          </table:table-cell>
          <table:table-cell office:value-type="float" office:value="336169">
            <text:p>336169</text:p>
          </table:table-cell>
          <table:table-cell office:value-type="float" office:value="236150">
            <text:p>236150</text:p>
          </table:table-cell>
          <table:table-cell office:value-type="float" office:value="2950902552">
            <text:p>2950902552</text:p>
          </table:table-cell>
          <table:table-cell office:value-type="float" office:value="202924">
            <text:p>202924</text:p>
          </table:table-cell>
          <table:table-cell office:value-type="float" office:value="162690">
            <text:p>162690</text:p>
          </table:table-cell>
          <table:table-cell office:value-type="float" office:value="156762">
            <text:p>156762</text:p>
          </table:table-cell>
          <table:table-cell office:value-type="float" office:value="3882778">
            <text:p>3882778</text:p>
          </table:table-cell>
          <table:table-cell office:value-type="float" office:value="273170">
            <text:p>273170</text:p>
          </table:table-cell>
          <table:table-cell office:value-type="float" office:value="250124">
            <text:p>250124</text:p>
          </table:table-cell>
        </table:table-row>
        <table:table-row table:style-name="ro1">
          <table:table-cell office:value-type="float" office:value="10620871019">
            <text:p>10620871019</text:p>
          </table:table-cell>
          <table:table-cell office:value-type="float" office:value="192810">
            <text:p>192810</text:p>
          </table:table-cell>
          <table:table-cell office:value-type="float" office:value="152328">
            <text:p>152328</text:p>
          </table:table-cell>
          <table:table-cell office:value-type="float" office:value="149886">
            <text:p>149886</text:p>
          </table:table-cell>
          <table:table-cell office:value-type="float" office:value="4991386">
            <text:p>4991386</text:p>
          </table:table-cell>
          <table:table-cell office:value-type="float" office:value="356333">
            <text:p>356333</text:p>
          </table:table-cell>
          <table:table-cell office:value-type="float" office:value="224494">
            <text:p>224494</text:p>
          </table:table-cell>
          <table:table-cell office:value-type="float" office:value="11413552379">
            <text:p>11413552379</text:p>
          </table:table-cell>
          <table:table-cell office:value-type="float" office:value="204878">
            <text:p>204878</text:p>
          </table:table-cell>
          <table:table-cell office:value-type="float" office:value="166584">
            <text:p>166584</text:p>
          </table:table-cell>
          <table:table-cell office:value-type="float" office:value="162162">
            <text:p>162162</text:p>
          </table:table-cell>
          <table:table-cell office:value-type="float" office:value="511002">
            <text:p>511002</text:p>
          </table:table-cell>
          <table:table-cell office:value-type="float" office:value="268518">
            <text:p>268518</text:p>
          </table:table-cell>
          <table:table-cell office:value-type="float" office:value="232418">
            <text:p>232418</text:p>
          </table:table-cell>
          <table:table-cell office:value-type="float" office:value="13036189747">
            <text:p>13036189747</text:p>
          </table:table-cell>
          <table:table-cell office:value-type="float" office:value="201948">
            <text:p>201948</text:p>
          </table:table-cell>
          <table:table-cell office:value-type="float" office:value="167410">
            <text:p>167410</text:p>
          </table:table-cell>
          <table:table-cell office:value-type="float" office:value="162810">
            <text:p>162810</text:p>
          </table:table-cell>
          <table:table-cell office:value-type="float" office:value="2218738">
            <text:p>2218738</text:p>
          </table:table-cell>
          <table:table-cell office:value-type="float" office:value="275892">
            <text:p>275892</text:p>
          </table:table-cell>
          <table:table-cell office:value-type="float" office:value="270469">
            <text:p>270469</text:p>
          </table:table-cell>
        </table:table-row>
        <table:table-row table:style-name="ro1">
          <table:table-cell office:value-type="float" office:value="3409050043">
            <text:p>3409050043</text:p>
          </table:table-cell>
          <table:table-cell office:value-type="float" office:value="193880">
            <text:p>193880</text:p>
          </table:table-cell>
          <table:table-cell office:value-type="float" office:value="151536">
            <text:p>151536</text:p>
          </table:table-cell>
          <table:table-cell office:value-type="float" office:value="154530">
            <text:p>154530</text:p>
          </table:table-cell>
          <table:table-cell office:value-type="float" office:value="2828574">
            <text:p>2828574</text:p>
          </table:table-cell>
          <table:table-cell office:value-type="float" office:value="294570">
            <text:p>294570</text:p>
          </table:table-cell>
          <table:table-cell office:value-type="float" office:value="223922">
            <text:p>223922</text:p>
          </table:table-cell>
          <table:table-cell office:value-type="float" office:value="2118179880">
            <text:p>2118179880</text:p>
          </table:table-cell>
          <table:table-cell office:value-type="float" office:value="313246">
            <text:p>313246</text:p>
          </table:table-cell>
          <table:table-cell office:value-type="float" office:value="186602">
            <text:p>186602</text:p>
          </table:table-cell>
          <table:table-cell office:value-type="float" office:value="212453">
            <text:p>212453</text:p>
          </table:table-cell>
          <table:table-cell office:value-type="float" office:value="260564">
            <text:p>260564</text:p>
          </table:table-cell>
          <table:table-cell office:value-type="float" office:value="273980">
            <text:p>273980</text:p>
          </table:table-cell>
          <table:table-cell office:value-type="float" office:value="228656">
            <text:p>228656</text:p>
          </table:table-cell>
          <table:table-cell office:value-type="float" office:value="6228971567">
            <text:p>6228971567</text:p>
          </table:table-cell>
          <table:table-cell office:value-type="float" office:value="272376">
            <text:p>272376</text:p>
          </table:table-cell>
          <table:table-cell office:value-type="float" office:value="242471">
            <text:p>242471</text:p>
          </table:table-cell>
          <table:table-cell office:value-type="float" office:value="181851">
            <text:p>181851</text:p>
          </table:table-cell>
          <table:table-cell office:value-type="float" office:value="3897830">
            <text:p>3897830</text:p>
          </table:table-cell>
          <table:table-cell office:value-type="float" office:value="313225">
            <text:p>313225</text:p>
          </table:table-cell>
          <table:table-cell office:value-type="float" office:value="306931">
            <text:p>306931</text:p>
          </table:table-cell>
        </table:table-row>
        <table:table-row table:style-name="ro1">
          <table:table-cell office:value-type="float" office:value="6184981271">
            <text:p>6184981271</text:p>
          </table:table-cell>
          <table:table-cell office:value-type="float" office:value="193890">
            <text:p>193890</text:p>
          </table:table-cell>
          <table:table-cell office:value-type="float" office:value="153320">
            <text:p>153320</text:p>
          </table:table-cell>
          <table:table-cell office:value-type="float" office:value="194944">
            <text:p>194944</text:p>
          </table:table-cell>
          <table:table-cell office:value-type="float" office:value="21233761">
            <text:p>21233761</text:p>
          </table:table-cell>
          <table:table-cell office:value-type="float" office:value="286174">
            <text:p>286174</text:p>
          </table:table-cell>
          <table:table-cell office:value-type="float" office:value="243880">
            <text:p>243880</text:p>
          </table:table-cell>
          <table:table-cell office:value-type="float" office:value="2622068839">
            <text:p>2622068839</text:p>
          </table:table-cell>
          <table:table-cell office:value-type="float" office:value="244184">
            <text:p>244184</text:p>
          </table:table-cell>
          <table:table-cell office:value-type="float" office:value="170830">
            <text:p>170830</text:p>
          </table:table-cell>
          <table:table-cell office:value-type="float" office:value="164560">
            <text:p>164560</text:p>
          </table:table-cell>
          <table:table-cell office:value-type="float" office:value="921046">
            <text:p>921046</text:p>
          </table:table-cell>
          <table:table-cell office:value-type="float" office:value="276604">
            <text:p>276604</text:p>
          </table:table-cell>
          <table:table-cell office:value-type="float" office:value="232070">
            <text:p>232070</text:p>
          </table:table-cell>
          <table:table-cell office:value-type="float" office:value="1355679496">
            <text:p>1355679496</text:p>
          </table:table-cell>
          <table:table-cell office:value-type="float" office:value="204134">
            <text:p>204134</text:p>
          </table:table-cell>
          <table:table-cell office:value-type="float" office:value="162312">
            <text:p>162312</text:p>
          </table:table-cell>
          <table:table-cell office:value-type="float" office:value="160142">
            <text:p>160142</text:p>
          </table:table-cell>
          <table:table-cell office:value-type="float" office:value="257470">
            <text:p>257470</text:p>
          </table:table-cell>
          <table:table-cell office:value-type="float" office:value="260406">
            <text:p>260406</text:p>
          </table:table-cell>
          <table:table-cell office:value-type="float" office:value="223462">
            <text:p>223462</text:p>
          </table:table-cell>
        </table:table-row>
        <table:table-row table:style-name="ro1">
          <table:table-cell office:value-type="float" office:value="1280849707">
            <text:p>1280849707</text:p>
          </table:table-cell>
          <table:table-cell office:value-type="float" office:value="203288">
            <text:p>203288</text:p>
          </table:table-cell>
          <table:table-cell office:value-type="float" office:value="155006">
            <text:p>155006</text:p>
          </table:table-cell>
          <table:table-cell office:value-type="float" office:value="155608">
            <text:p>155608</text:p>
          </table:table-cell>
          <table:table-cell office:value-type="float" office:value="27719562">
            <text:p>27719562</text:p>
          </table:table-cell>
          <table:table-cell office:value-type="float" office:value="275252">
            <text:p>275252</text:p>
          </table:table-cell>
          <table:table-cell office:value-type="float" office:value="231718">
            <text:p>231718</text:p>
          </table:table-cell>
          <table:table-cell office:value-type="float" office:value="4161449682">
            <text:p>4161449682</text:p>
          </table:table-cell>
          <table:table-cell office:value-type="float" office:value="203056">
            <text:p>203056</text:p>
          </table:table-cell>
          <table:table-cell office:value-type="float" office:value="164800">
            <text:p>164800</text:p>
          </table:table-cell>
          <table:table-cell office:value-type="float" office:value="163064">
            <text:p>163064</text:p>
          </table:table-cell>
          <table:table-cell office:value-type="float" office:value="1759979">
            <text:p>1759979</text:p>
          </table:table-cell>
          <table:table-cell office:value-type="float" office:value="272984">
            <text:p>272984</text:p>
          </table:table-cell>
          <table:table-cell office:value-type="float" office:value="229314">
            <text:p>229314</text:p>
          </table:table-cell>
          <table:table-cell office:value-type="float" office:value="2639157934">
            <text:p>2639157934</text:p>
          </table:table-cell>
          <table:table-cell office:value-type="float" office:value="223680">
            <text:p>223680</text:p>
          </table:table-cell>
          <table:table-cell office:value-type="float" office:value="187711">
            <text:p>187711</text:p>
          </table:table-cell>
          <table:table-cell office:value-type="float" office:value="162930">
            <text:p>162930</text:p>
          </table:table-cell>
          <table:table-cell office:value-type="float" office:value="17109976">
            <text:p>17109976</text:p>
          </table:table-cell>
          <table:table-cell office:value-type="float" office:value="272576">
            <text:p>272576</text:p>
          </table:table-cell>
          <table:table-cell office:value-type="float" office:value="231850">
            <text:p>231850</text:p>
          </table:table-cell>
        </table:table-row>
        <table:table-row table:style-name="ro1">
          <table:table-cell office:value-type="float" office:value="8628511471">
            <text:p>8628511471</text:p>
          </table:table-cell>
          <table:table-cell office:value-type="float" office:value="194482">
            <text:p>194482</text:p>
          </table:table-cell>
          <table:table-cell office:value-type="float" office:value="152090">
            <text:p>152090</text:p>
          </table:table-cell>
          <table:table-cell office:value-type="float" office:value="158196">
            <text:p>158196</text:p>
          </table:table-cell>
          <table:table-cell office:value-type="float" office:value="6320479">
            <text:p>6320479</text:p>
          </table:table-cell>
          <table:table-cell office:value-type="float" office:value="269788">
            <text:p>269788</text:p>
          </table:table-cell>
          <table:table-cell office:value-type="float" office:value="222374">
            <text:p>222374</text:p>
          </table:table-cell>
          <table:table-cell office:value-type="float" office:value="3374104874">
            <text:p>3374104874</text:p>
          </table:table-cell>
          <table:table-cell office:value-type="float" office:value="206194">
            <text:p>206194</text:p>
          </table:table-cell>
          <table:table-cell office:value-type="float" office:value="172118">
            <text:p>172118</text:p>
          </table:table-cell>
          <table:table-cell office:value-type="float" office:value="161944">
            <text:p>161944</text:p>
          </table:table-cell>
          <table:table-cell office:value-type="float" office:value="1569392">
            <text:p>1569392</text:p>
          </table:table-cell>
          <table:table-cell office:value-type="float" office:value="311497">
            <text:p>311497</text:p>
          </table:table-cell>
          <table:table-cell office:value-type="float" office:value="227432">
            <text:p>227432</text:p>
          </table:table-cell>
          <table:table-cell office:value-type="float" office:value="3468367872">
            <text:p>3468367872</text:p>
          </table:table-cell>
          <table:table-cell office:value-type="float" office:value="203554">
            <text:p>203554</text:p>
          </table:table-cell>
          <table:table-cell office:value-type="float" office:value="161930">
            <text:p>161930</text:p>
          </table:table-cell>
          <table:table-cell office:value-type="float" office:value="162774">
            <text:p>162774</text:p>
          </table:table-cell>
          <table:table-cell office:value-type="float" office:value="12966674">
            <text:p>12966674</text:p>
          </table:table-cell>
          <table:table-cell office:value-type="float" office:value="265242">
            <text:p>265242</text:p>
          </table:table-cell>
          <table:table-cell office:value-type="float" office:value="224536">
            <text:p>224536</text:p>
          </table:table-cell>
        </table:table-row>
        <table:table-row table:style-name="ro1">
          <table:table-cell office:value-type="float" office:value="1691768779">
            <text:p>1691768779</text:p>
          </table:table-cell>
          <table:table-cell office:value-type="float" office:value="220121">
            <text:p>220121</text:p>
          </table:table-cell>
          <table:table-cell office:value-type="float" office:value="153570">
            <text:p>153570</text:p>
          </table:table-cell>
          <table:table-cell office:value-type="float" office:value="333187">
            <text:p>333187</text:p>
          </table:table-cell>
          <table:table-cell office:value-type="float" office:value="857638">
            <text:p>857638</text:p>
          </table:table-cell>
          <table:table-cell office:value-type="float" office:value="279388">
            <text:p>279388</text:p>
          </table:table-cell>
          <table:table-cell office:value-type="float" office:value="271345">
            <text:p>271345</text:p>
          </table:table-cell>
          <table:table-cell office:value-type="float" office:value="3760593553">
            <text:p>3760593553</text:p>
          </table:table-cell>
          <table:table-cell office:value-type="float" office:value="204800">
            <text:p>204800</text:p>
          </table:table-cell>
          <table:table-cell office:value-type="float" office:value="168890">
            <text:p>168890</text:p>
          </table:table-cell>
          <table:table-cell office:value-type="float" office:value="163502">
            <text:p>163502</text:p>
          </table:table-cell>
          <table:table-cell office:value-type="float" office:value="4572752">
            <text:p>4572752</text:p>
          </table:table-cell>
          <table:table-cell office:value-type="float" office:value="310947">
            <text:p>310947</text:p>
          </table:table-cell>
          <table:table-cell office:value-type="float" office:value="238782">
            <text:p>238782</text:p>
          </table:table-cell>
          <table:table-cell office:value-type="float" office:value="3642629665">
            <text:p>3642629665</text:p>
          </table:table-cell>
          <table:table-cell office:value-type="float" office:value="202532">
            <text:p>202532</text:p>
          </table:table-cell>
          <table:table-cell office:value-type="float" office:value="193422">
            <text:p>193422</text:p>
          </table:table-cell>
          <table:table-cell office:value-type="float" office:value="160368">
            <text:p>160368</text:p>
          </table:table-cell>
          <table:table-cell office:value-type="float" office:value="291271">
            <text:p>291271</text:p>
          </table:table-cell>
          <table:table-cell office:value-type="float" office:value="268600">
            <text:p>268600</text:p>
          </table:table-cell>
          <table:table-cell office:value-type="float" office:value="230588">
            <text:p>230588</text:p>
          </table:table-cell>
        </table:table-row>
        <table:table-row table:style-name="ro1">
          <table:table-cell office:value-type="float" office:value="3829815120">
            <text:p>3829815120</text:p>
          </table:table-cell>
          <table:table-cell office:value-type="float" office:value="212732">
            <text:p>212732</text:p>
          </table:table-cell>
          <table:table-cell office:value-type="float" office:value="152320">
            <text:p>152320</text:p>
          </table:table-cell>
          <table:table-cell office:value-type="float" office:value="149824">
            <text:p>149824</text:p>
          </table:table-cell>
          <table:table-cell office:value-type="float" office:value="474916">
            <text:p>474916</text:p>
          </table:table-cell>
          <table:table-cell office:value-type="float" office:value="293965">
            <text:p>293965</text:p>
          </table:table-cell>
          <table:table-cell office:value-type="float" office:value="266243">
            <text:p>266243</text:p>
          </table:table-cell>
          <table:table-cell office:value-type="float" office:value="22379957289">
            <text:p>22379957289</text:p>
          </table:table-cell>
          <table:table-cell office:value-type="float" office:value="203600">
            <text:p>203600</text:p>
          </table:table-cell>
          <table:table-cell office:value-type="float" office:value="167312">
            <text:p>167312</text:p>
          </table:table-cell>
          <table:table-cell office:value-type="float" office:value="159760">
            <text:p>159760</text:p>
          </table:table-cell>
          <table:table-cell office:value-type="float" office:value="8600877">
            <text:p>8600877</text:p>
          </table:table-cell>
          <table:table-cell office:value-type="float" office:value="277962">
            <text:p>277962</text:p>
          </table:table-cell>
          <table:table-cell office:value-type="float" office:value="239744">
            <text:p>239744</text:p>
          </table:table-cell>
          <table:table-cell office:value-type="float" office:value="466048241">
            <text:p>466048241</text:p>
          </table:table-cell>
          <table:table-cell office:value-type="float" office:value="231697">
            <text:p>231697</text:p>
          </table:table-cell>
          <table:table-cell office:value-type="float" office:value="164106">
            <text:p>164106</text:p>
          </table:table-cell>
          <table:table-cell office:value-type="float" office:value="161872">
            <text:p>161872</text:p>
          </table:table-cell>
          <table:table-cell office:value-type="float" office:value="53539722">
            <text:p>53539722</text:p>
          </table:table-cell>
          <table:table-cell office:value-type="float" office:value="286630">
            <text:p>286630</text:p>
          </table:table-cell>
          <table:table-cell office:value-type="float" office:value="247194">
            <text:p>247194</text:p>
          </table:table-cell>
        </table:table-row>
        <table:table-row table:style-name="ro1">
          <table:table-cell office:value-type="float" office:value="1325494667">
            <text:p>1325494667</text:p>
          </table:table-cell>
          <table:table-cell office:value-type="float" office:value="193598">
            <text:p>193598</text:p>
          </table:table-cell>
          <table:table-cell office:value-type="float" office:value="153380">
            <text:p>153380</text:p>
          </table:table-cell>
          <table:table-cell office:value-type="float" office:value="152938">
            <text:p>152938</text:p>
          </table:table-cell>
          <table:table-cell office:value-type="float" office:value="990942">
            <text:p>990942</text:p>
          </table:table-cell>
          <table:table-cell office:value-type="float" office:value="309780">
            <text:p>309780</text:p>
          </table:table-cell>
          <table:table-cell office:value-type="float" office:value="233984">
            <text:p>233984</text:p>
          </table:table-cell>
          <table:table-cell office:value-type="float" office:value="1894581844">
            <text:p>1894581844</text:p>
          </table:table-cell>
          <table:table-cell office:value-type="float" office:value="208148">
            <text:p>208148</text:p>
          </table:table-cell>
          <table:table-cell office:value-type="float" office:value="167858">
            <text:p>167858</text:p>
          </table:table-cell>
          <table:table-cell office:value-type="float" office:value="160736">
            <text:p>160736</text:p>
          </table:table-cell>
          <table:table-cell office:value-type="float" office:value="124076709">
            <text:p>124076709</text:p>
          </table:table-cell>
          <table:table-cell office:value-type="float" office:value="290206">
            <text:p>290206</text:p>
          </table:table-cell>
          <table:table-cell office:value-type="float" office:value="245372">
            <text:p>245372</text:p>
          </table:table-cell>
          <table:table-cell office:value-type="float" office:value="1979923189">
            <text:p>1979923189</text:p>
          </table:table-cell>
          <table:table-cell office:value-type="float" office:value="203372">
            <text:p>203372</text:p>
          </table:table-cell>
          <table:table-cell office:value-type="float" office:value="163500">
            <text:p>163500</text:p>
          </table:table-cell>
          <table:table-cell office:value-type="float" office:value="188670">
            <text:p>188670</text:p>
          </table:table-cell>
          <table:table-cell office:value-type="float" office:value="10484247">
            <text:p>10484247</text:p>
          </table:table-cell>
          <table:table-cell office:value-type="float" office:value="271576">
            <text:p>271576</text:p>
          </table:table-cell>
          <table:table-cell office:value-type="float" office:value="227554">
            <text:p>227554</text:p>
          </table:table-cell>
        </table:table-row>
        <table:table-row table:style-name="ro1">
          <table:table-cell office:value-type="float" office:value="4992617748">
            <text:p>4992617748</text:p>
          </table:table-cell>
          <table:table-cell office:value-type="float" office:value="194076">
            <text:p>194076</text:p>
          </table:table-cell>
          <table:table-cell office:value-type="float" office:value="152440">
            <text:p>152440</text:p>
          </table:table-cell>
          <table:table-cell office:value-type="float" office:value="151562">
            <text:p>151562</text:p>
          </table:table-cell>
          <table:table-cell office:value-type="float" office:value="4433659">
            <text:p>4433659</text:p>
          </table:table-cell>
          <table:table-cell office:value-type="float" office:value="339973">
            <text:p>339973</text:p>
          </table:table-cell>
          <table:table-cell office:value-type="float" office:value="219858">
            <text:p>219858</text:p>
          </table:table-cell>
          <table:table-cell office:value-type="float" office:value="3010397550">
            <text:p>3010397550</text:p>
          </table:table-cell>
          <table:table-cell office:value-type="float" office:value="273418">
            <text:p>273418</text:p>
          </table:table-cell>
          <table:table-cell office:value-type="float" office:value="172374">
            <text:p>172374</text:p>
          </table:table-cell>
          <table:table-cell office:value-type="float" office:value="163500">
            <text:p>163500</text:p>
          </table:table-cell>
          <table:table-cell office:value-type="float" office:value="29355898">
            <text:p>29355898</text:p>
          </table:table-cell>
          <table:table-cell office:value-type="float" office:value="274596">
            <text:p>274596</text:p>
          </table:table-cell>
          <table:table-cell office:value-type="float" office:value="228616">
            <text:p>228616</text:p>
          </table:table-cell>
          <table:table-cell office:value-type="float" office:value="10394839389">
            <text:p>10394839389</text:p>
          </table:table-cell>
          <table:table-cell office:value-type="float" office:value="205486">
            <text:p>205486</text:p>
          </table:table-cell>
          <table:table-cell office:value-type="float" office:value="162358">
            <text:p>162358</text:p>
          </table:table-cell>
          <table:table-cell office:value-type="float" office:value="159234">
            <text:p>159234</text:p>
          </table:table-cell>
          <table:table-cell office:value-type="float" office:value="19568449">
            <text:p>19568449</text:p>
          </table:table-cell>
          <table:table-cell office:value-type="float" office:value="297870">
            <text:p>297870</text:p>
          </table:table-cell>
          <table:table-cell office:value-type="float" office:value="233028">
            <text:p>233028</text:p>
          </table:table-cell>
        </table:table-row>
        <table:table-row table:style-name="ro1">
          <table:table-cell office:value-type="float" office:value="16787532945">
            <text:p>16787532945</text:p>
          </table:table-cell>
          <table:table-cell office:value-type="float" office:value="196028">
            <text:p>196028</text:p>
          </table:table-cell>
          <table:table-cell office:value-type="float" office:value="190670">
            <text:p>190670</text:p>
          </table:table-cell>
          <table:table-cell office:value-type="float" office:value="150756">
            <text:p>150756</text:p>
          </table:table-cell>
          <table:table-cell office:value-type="float" office:value="3611498">
            <text:p>3611498</text:p>
          </table:table-cell>
          <table:table-cell office:value-type="float" office:value="267296">
            <text:p>267296</text:p>
          </table:table-cell>
          <table:table-cell office:value-type="float" office:value="225118">
            <text:p>225118</text:p>
          </table:table-cell>
          <table:table-cell office:value-type="float" office:value="1105216645">
            <text:p>1105216645</text:p>
          </table:table-cell>
          <table:table-cell office:value-type="float" office:value="204314">
            <text:p>204314</text:p>
          </table:table-cell>
          <table:table-cell office:value-type="float" office:value="165034">
            <text:p>165034</text:p>
          </table:table-cell>
          <table:table-cell office:value-type="float" office:value="163244">
            <text:p>163244</text:p>
          </table:table-cell>
          <table:table-cell office:value-type="float" office:value="474755">
            <text:p>474755</text:p>
          </table:table-cell>
          <table:table-cell office:value-type="float" office:value="266204">
            <text:p>266204</text:p>
          </table:table-cell>
          <table:table-cell office:value-type="float" office:value="223970">
            <text:p>223970</text:p>
          </table:table-cell>
          <table:table-cell office:value-type="float" office:value="2477327838">
            <text:p>2477327838</text:p>
          </table:table-cell>
          <table:table-cell office:value-type="float" office:value="200718">
            <text:p>200718</text:p>
          </table:table-cell>
          <table:table-cell office:value-type="float" office:value="162882">
            <text:p>162882</text:p>
          </table:table-cell>
          <table:table-cell office:value-type="float" office:value="161296">
            <text:p>161296</text:p>
          </table:table-cell>
          <table:table-cell office:value-type="float" office:value="484962">
            <text:p>484962</text:p>
          </table:table-cell>
          <table:table-cell office:value-type="float" office:value="278822">
            <text:p>278822</text:p>
          </table:table-cell>
          <table:table-cell office:value-type="float" office:value="284585">
            <text:p>284585</text:p>
          </table:table-cell>
        </table:table-row>
        <table:table-row table:style-name="ro1">
          <table:table-cell office:value-type="float" office:value="3201293884">
            <text:p>3201293884</text:p>
          </table:table-cell>
          <table:table-cell office:value-type="float" office:value="193792">
            <text:p>193792</text:p>
          </table:table-cell>
          <table:table-cell office:value-type="float" office:value="153668">
            <text:p>153668</text:p>
          </table:table-cell>
          <table:table-cell office:value-type="float" office:value="149920">
            <text:p>149920</text:p>
          </table:table-cell>
          <table:table-cell office:value-type="float" office:value="35512121">
            <text:p>35512121</text:p>
          </table:table-cell>
          <table:table-cell office:value-type="float" office:value="291852">
            <text:p>291852</text:p>
          </table:table-cell>
          <table:table-cell office:value-type="float" office:value="227642">
            <text:p>227642</text:p>
          </table:table-cell>
          <table:table-cell office:value-type="float" office:value="5190416932">
            <text:p>5190416932</text:p>
          </table:table-cell>
          <table:table-cell office:value-type="float" office:value="207232">
            <text:p>207232</text:p>
          </table:table-cell>
          <table:table-cell office:value-type="float" office:value="188043">
            <text:p>188043</text:p>
          </table:table-cell>
          <table:table-cell office:value-type="float" office:value="162162">
            <text:p>162162</text:p>
          </table:table-cell>
          <table:table-cell office:value-type="float" office:value="7766316">
            <text:p>7766316</text:p>
          </table:table-cell>
          <table:table-cell office:value-type="float" office:value="255322">
            <text:p>255322</text:p>
          </table:table-cell>
          <table:table-cell office:value-type="float" office:value="232722">
            <text:p>232722</text:p>
          </table:table-cell>
          <table:table-cell office:value-type="float" office:value="4569837619">
            <text:p>4569837619</text:p>
          </table:table-cell>
          <table:table-cell office:value-type="float" office:value="204072">
            <text:p>204072</text:p>
          </table:table-cell>
          <table:table-cell office:value-type="float" office:value="160350">
            <text:p>160350</text:p>
          </table:table-cell>
          <table:table-cell office:value-type="float" office:value="274222">
            <text:p>274222</text:p>
          </table:table-cell>
          <table:table-cell office:value-type="float" office:value="6644140">
            <text:p>6644140</text:p>
          </table:table-cell>
          <table:table-cell office:value-type="float" office:value="280536">
            <text:p>280536</text:p>
          </table:table-cell>
          <table:table-cell office:value-type="float" office:value="258974">
            <text:p>258974</text:p>
          </table:table-cell>
        </table:table-row>
        <table:table-row table:style-name="ro1">
          <table:table-cell office:value-type="float" office:value="4658502596">
            <text:p>4658502596</text:p>
          </table:table-cell>
          <table:table-cell office:value-type="float" office:value="192028">
            <text:p>192028</text:p>
          </table:table-cell>
          <table:table-cell office:value-type="float" office:value="151688">
            <text:p>151688</text:p>
          </table:table-cell>
          <table:table-cell office:value-type="float" office:value="150412">
            <text:p>150412</text:p>
          </table:table-cell>
          <table:table-cell office:value-type="float" office:value="32869550">
            <text:p>32869550</text:p>
          </table:table-cell>
          <table:table-cell office:value-type="float" office:value="271656">
            <text:p>271656</text:p>
          </table:table-cell>
          <table:table-cell office:value-type="float" office:value="226126">
            <text:p>226126</text:p>
          </table:table-cell>
          <table:table-cell office:value-type="float" office:value="3958672763">
            <text:p>3958672763</text:p>
          </table:table-cell>
          <table:table-cell office:value-type="float" office:value="204118">
            <text:p>204118</text:p>
          </table:table-cell>
          <table:table-cell office:value-type="float" office:value="163900">
            <text:p>163900</text:p>
          </table:table-cell>
          <table:table-cell office:value-type="float" office:value="163620">
            <text:p>163620</text:p>
          </table:table-cell>
          <table:table-cell office:value-type="float" office:value="1036231">
            <text:p>1036231</text:p>
          </table:table-cell>
          <table:table-cell office:value-type="float" office:value="280760">
            <text:p>280760</text:p>
          </table:table-cell>
          <table:table-cell office:value-type="float" office:value="241868">
            <text:p>241868</text:p>
          </table:table-cell>
          <table:table-cell office:value-type="float" office:value="3481428048">
            <text:p>3481428048</text:p>
          </table:table-cell>
          <table:table-cell office:value-type="float" office:value="200208">
            <text:p>200208</text:p>
          </table:table-cell>
          <table:table-cell office:value-type="float" office:value="164362">
            <text:p>164362</text:p>
          </table:table-cell>
          <table:table-cell office:value-type="float" office:value="158038">
            <text:p>158038</text:p>
          </table:table-cell>
          <table:table-cell office:value-type="float" office:value="10804645">
            <text:p>10804645</text:p>
          </table:table-cell>
          <table:table-cell office:value-type="float" office:value="279338">
            <text:p>279338</text:p>
          </table:table-cell>
          <table:table-cell office:value-type="float" office:value="235284">
            <text:p>235284</text:p>
          </table:table-cell>
        </table:table-row>
        <table:table-row table:style-name="ro1">
          <table:table-cell office:value-type="float" office:value="3851019210">
            <text:p>3851019210</text:p>
          </table:table-cell>
          <table:table-cell office:value-type="float" office:value="193354">
            <text:p>193354</text:p>
          </table:table-cell>
          <table:table-cell office:value-type="float" office:value="151428">
            <text:p>151428</text:p>
          </table:table-cell>
          <table:table-cell office:value-type="float" office:value="152688">
            <text:p>152688</text:p>
          </table:table-cell>
          <table:table-cell office:value-type="float" office:value="18174404">
            <text:p>18174404</text:p>
          </table:table-cell>
          <table:table-cell office:value-type="float" office:value="271004">
            <text:p>271004</text:p>
          </table:table-cell>
          <table:table-cell office:value-type="float" office:value="233382">
            <text:p>233382</text:p>
          </table:table-cell>
          <table:table-cell office:value-type="float" office:value="1404075403">
            <text:p>1404075403</text:p>
          </table:table-cell>
          <table:table-cell office:value-type="float" office:value="243038">
            <text:p>243038</text:p>
          </table:table-cell>
          <table:table-cell office:value-type="float" office:value="197859">
            <text:p>197859</text:p>
          </table:table-cell>
          <table:table-cell office:value-type="float" office:value="179911">
            <text:p>179911</text:p>
          </table:table-cell>
          <table:table-cell office:value-type="float" office:value="3080546">
            <text:p>3080546</text:p>
          </table:table-cell>
          <table:table-cell office:value-type="float" office:value="259960">
            <text:p>259960</text:p>
          </table:table-cell>
          <table:table-cell office:value-type="float" office:value="223576">
            <text:p>223576</text:p>
          </table:table-cell>
          <table:table-cell office:value-type="float" office:value="4140834457">
            <text:p>4140834457</text:p>
          </table:table-cell>
          <table:table-cell office:value-type="float" office:value="201948">
            <text:p>201948</text:p>
          </table:table-cell>
          <table:table-cell office:value-type="float" office:value="161838">
            <text:p>161838</text:p>
          </table:table-cell>
          <table:table-cell office:value-type="float" office:value="160058">
            <text:p>160058</text:p>
          </table:table-cell>
          <table:table-cell office:value-type="float" office:value="11288078">
            <text:p>11288078</text:p>
          </table:table-cell>
          <table:table-cell office:value-type="float" office:value="278888">
            <text:p>278888</text:p>
          </table:table-cell>
          <table:table-cell office:value-type="float" office:value="267541">
            <text:p>267541</text:p>
          </table:table-cell>
        </table:table-row>
        <table:table-row table:style-name="ro1">
          <table:table-cell office:value-type="float" office:value="4366655619">
            <text:p>4366655619</text:p>
          </table:table-cell>
          <table:table-cell office:value-type="float" office:value="193310">
            <text:p>193310</text:p>
          </table:table-cell>
          <table:table-cell office:value-type="float" office:value="151024">
            <text:p>151024</text:p>
          </table:table-cell>
          <table:table-cell office:value-type="float" office:value="150482">
            <text:p>150482</text:p>
          </table:table-cell>
          <table:table-cell office:value-type="float" office:value="6093938">
            <text:p>6093938</text:p>
          </table:table-cell>
          <table:table-cell office:value-type="float" office:value="258502">
            <text:p>258502</text:p>
          </table:table-cell>
          <table:table-cell office:value-type="float" office:value="239968">
            <text:p>239968</text:p>
          </table:table-cell>
          <table:table-cell office:value-type="float" office:value="11346056334">
            <text:p>11346056334</text:p>
          </table:table-cell>
          <table:table-cell office:value-type="float" office:value="206062">
            <text:p>206062</text:p>
          </table:table-cell>
          <table:table-cell office:value-type="float" office:value="167172">
            <text:p>167172</text:p>
          </table:table-cell>
          <table:table-cell office:value-type="float" office:value="160982">
            <text:p>160982</text:p>
          </table:table-cell>
          <table:table-cell office:value-type="float" office:value="1953200">
            <text:p>1953200</text:p>
          </table:table-cell>
          <table:table-cell office:value-type="float" office:value="311712">
            <text:p>311712</text:p>
          </table:table-cell>
          <table:table-cell office:value-type="float" office:value="229858">
            <text:p>229858</text:p>
          </table:table-cell>
          <table:table-cell office:value-type="float" office:value="3463599045">
            <text:p>3463599045</text:p>
          </table:table-cell>
          <table:table-cell office:value-type="float" office:value="199426">
            <text:p>199426</text:p>
          </table:table-cell>
          <table:table-cell office:value-type="float" office:value="164234">
            <text:p>164234</text:p>
          </table:table-cell>
          <table:table-cell office:value-type="float" office:value="159386">
            <text:p>159386</text:p>
          </table:table-cell>
          <table:table-cell office:value-type="float" office:value="10181965">
            <text:p>10181965</text:p>
          </table:table-cell>
          <table:table-cell office:value-type="float" office:value="381344">
            <text:p>381344</text:p>
          </table:table-cell>
          <table:table-cell office:value-type="float" office:value="228926">
            <text:p>228926</text:p>
          </table:table-cell>
        </table:table-row>
        <table:table-row table:style-name="ro1">
          <table:table-cell office:value-type="float" office:value="2380238577">
            <text:p>2380238577</text:p>
          </table:table-cell>
          <table:table-cell office:value-type="float" office:value="359316">
            <text:p>359316</text:p>
          </table:table-cell>
          <table:table-cell office:value-type="float" office:value="296213">
            <text:p>296213</text:p>
          </table:table-cell>
          <table:table-cell office:value-type="float" office:value="262767">
            <text:p>262767</text:p>
          </table:table-cell>
          <table:table-cell office:value-type="float" office:value="1187116">
            <text:p>1187116</text:p>
          </table:table-cell>
          <table:table-cell office:value-type="float" office:value="476780">
            <text:p>476780</text:p>
          </table:table-cell>
          <table:table-cell office:value-type="float" office:value="388008">
            <text:p>388008</text:p>
          </table:table-cell>
          <table:table-cell office:value-type="float" office:value="27153805414">
            <text:p>27153805414</text:p>
          </table:table-cell>
          <table:table-cell office:value-type="float" office:value="323650">
            <text:p>323650</text:p>
          </table:table-cell>
          <table:table-cell office:value-type="float" office:value="218378">
            <text:p>218378</text:p>
          </table:table-cell>
          <table:table-cell office:value-type="float" office:value="218204">
            <text:p>218204</text:p>
          </table:table-cell>
          <table:table-cell office:value-type="float" office:value="4853318">
            <text:p>4853318</text:p>
          </table:table-cell>
          <table:table-cell office:value-type="float" office:value="350958">
            <text:p>350958</text:p>
          </table:table-cell>
          <table:table-cell office:value-type="float" office:value="307551">
            <text:p>307551</text:p>
          </table:table-cell>
          <table:table-cell office:value-type="float" office:value="24366165956">
            <text:p>24366165956</text:p>
          </table:table-cell>
          <table:table-cell office:value-type="float" office:value="204500">
            <text:p>204500</text:p>
          </table:table-cell>
          <table:table-cell office:value-type="float" office:value="164086">
            <text:p>164086</text:p>
          </table:table-cell>
          <table:table-cell office:value-type="float" office:value="158446">
            <text:p>158446</text:p>
          </table:table-cell>
          <table:table-cell office:value-type="float" office:value="466622">
            <text:p>466622</text:p>
          </table:table-cell>
          <table:table-cell office:value-type="float" office:value="268556">
            <text:p>268556</text:p>
          </table:table-cell>
          <table:table-cell office:value-type="float" office:value="226066">
            <text:p>226066</text:p>
          </table:table-cell>
        </table:table-row>
        <table:table-row table:style-name="ro1">
          <table:table-cell office:value-type="float" office:value="2037338662">
            <text:p>2037338662</text:p>
          </table:table-cell>
          <table:table-cell office:value-type="float" office:value="191992">
            <text:p>191992</text:p>
          </table:table-cell>
          <table:table-cell office:value-type="float" office:value="154444">
            <text:p>154444</text:p>
          </table:table-cell>
          <table:table-cell office:value-type="float" office:value="151364">
            <text:p>151364</text:p>
          </table:table-cell>
          <table:table-cell office:value-type="float" office:value="244922">
            <text:p>244922</text:p>
          </table:table-cell>
          <table:table-cell office:value-type="float" office:value="260218">
            <text:p>260218</text:p>
          </table:table-cell>
          <table:table-cell office:value-type="float" office:value="222682">
            <text:p>222682</text:p>
          </table:table-cell>
          <table:table-cell office:value-type="float" office:value="20947873766">
            <text:p>20947873766</text:p>
          </table:table-cell>
          <table:table-cell office:value-type="float" office:value="208276">
            <text:p>208276</text:p>
          </table:table-cell>
          <table:table-cell office:value-type="float" office:value="169882">
            <text:p>169882</text:p>
          </table:table-cell>
          <table:table-cell office:value-type="float" office:value="164628">
            <text:p>164628</text:p>
          </table:table-cell>
          <table:table-cell office:value-type="float" office:value="254464">
            <text:p>254464</text:p>
          </table:table-cell>
          <table:table-cell office:value-type="float" office:value="275260">
            <text:p>275260</text:p>
          </table:table-cell>
          <table:table-cell office:value-type="float" office:value="239452">
            <text:p>239452</text:p>
          </table:table-cell>
          <table:table-cell office:value-type="float" office:value="24663925858">
            <text:p>24663925858</text:p>
          </table:table-cell>
          <table:table-cell office:value-type="float" office:value="207740">
            <text:p>207740</text:p>
          </table:table-cell>
          <table:table-cell office:value-type="float" office:value="163488">
            <text:p>163488</text:p>
          </table:table-cell>
          <table:table-cell office:value-type="float" office:value="161020">
            <text:p>161020</text:p>
          </table:table-cell>
          <table:table-cell office:value-type="float" office:value="24682303">
            <text:p>24682303</text:p>
          </table:table-cell>
          <table:table-cell office:value-type="float" office:value="285566">
            <text:p>285566</text:p>
          </table:table-cell>
          <table:table-cell office:value-type="float" office:value="339759">
            <text:p>339759</text:p>
          </table:table-cell>
        </table:table-row>
        <table:table-row table:style-name="ro1">
          <table:table-cell office:value-type="float" office:value="366975474">
            <text:p>366975474</text:p>
          </table:table-cell>
          <table:table-cell office:value-type="float" office:value="346364">
            <text:p>346364</text:p>
          </table:table-cell>
          <table:table-cell office:value-type="float" office:value="270967">
            <text:p>270967</text:p>
          </table:table-cell>
          <table:table-cell office:value-type="float" office:value="318338">
            <text:p>318338</text:p>
          </table:table-cell>
          <table:table-cell office:value-type="float" office:value="3456806">
            <text:p>3456806</text:p>
          </table:table-cell>
          <table:table-cell office:value-type="float" office:value="475607">
            <text:p>475607</text:p>
          </table:table-cell>
          <table:table-cell office:value-type="float" office:value="400339">
            <text:p>400339</text:p>
          </table:table-cell>
          <table:table-cell office:value-type="float" office:value="2884223530">
            <text:p>2884223530</text:p>
          </table:table-cell>
          <table:table-cell office:value-type="float" office:value="208006">
            <text:p>208006</text:p>
          </table:table-cell>
          <table:table-cell office:value-type="float" office:value="167676">
            <text:p>167676</text:p>
          </table:table-cell>
          <table:table-cell office:value-type="float" office:value="161126">
            <text:p>161126</text:p>
          </table:table-cell>
          <table:table-cell office:value-type="float" office:value="7403020">
            <text:p>7403020</text:p>
          </table:table-cell>
          <table:table-cell office:value-type="float" office:value="284814">
            <text:p>284814</text:p>
          </table:table-cell>
          <table:table-cell office:value-type="float" office:value="247196">
            <text:p>247196</text:p>
          </table:table-cell>
          <table:table-cell office:value-type="float" office:value="18851130112">
            <text:p>18851130112</text:p>
          </table:table-cell>
          <table:table-cell office:value-type="float" office:value="204482">
            <text:p>204482</text:p>
          </table:table-cell>
          <table:table-cell office:value-type="float" office:value="162962">
            <text:p>162962</text:p>
          </table:table-cell>
          <table:table-cell office:value-type="float" office:value="160544">
            <text:p>160544</text:p>
          </table:table-cell>
          <table:table-cell office:value-type="float" office:value="244328">
            <text:p>244328</text:p>
          </table:table-cell>
          <table:table-cell office:value-type="float" office:value="257110">
            <text:p>257110</text:p>
          </table:table-cell>
          <table:table-cell office:value-type="float" office:value="216700">
            <text:p>216700</text:p>
          </table:table-cell>
        </table:table-row>
        <table:table-row table:style-name="ro1">
          <table:table-cell office:value-type="float" office:value="4426961428">
            <text:p>4426961428</text:p>
          </table:table-cell>
          <table:table-cell office:value-type="float" office:value="223843">
            <text:p>223843</text:p>
          </table:table-cell>
          <table:table-cell office:value-type="float" office:value="155850">
            <text:p>155850</text:p>
          </table:table-cell>
          <table:table-cell office:value-type="float" office:value="150232">
            <text:p>150232</text:p>
          </table:table-cell>
          <table:table-cell office:value-type="float" office:value="464106">
            <text:p>464106</text:p>
          </table:table-cell>
          <table:table-cell office:value-type="float" office:value="258180">
            <text:p>258180</text:p>
          </table:table-cell>
          <table:table-cell office:value-type="float" office:value="221230">
            <text:p>221230</text:p>
          </table:table-cell>
          <table:table-cell office:value-type="float" office:value="11986221653">
            <text:p>11986221653</text:p>
          </table:table-cell>
          <table:table-cell office:value-type="float" office:value="203390">
            <text:p>203390</text:p>
          </table:table-cell>
          <table:table-cell office:value-type="float" office:value="199449">
            <text:p>199449</text:p>
          </table:table-cell>
          <table:table-cell office:value-type="float" office:value="161020">
            <text:p>161020</text:p>
          </table:table-cell>
          <table:table-cell office:value-type="float" office:value="15978782">
            <text:p>15978782</text:p>
          </table:table-cell>
          <table:table-cell office:value-type="float" office:value="271604">
            <text:p>271604</text:p>
          </table:table-cell>
          <table:table-cell office:value-type="float" office:value="230332">
            <text:p>230332</text:p>
          </table:table-cell>
          <table:table-cell office:value-type="float" office:value="12374463695">
            <text:p>12374463695</text:p>
          </table:table-cell>
          <table:table-cell office:value-type="float" office:value="222976">
            <text:p>222976</text:p>
          </table:table-cell>
          <table:table-cell office:value-type="float" office:value="163350">
            <text:p>163350</text:p>
          </table:table-cell>
          <table:table-cell office:value-type="float" office:value="158246">
            <text:p>158246</text:p>
          </table:table-cell>
          <table:table-cell office:value-type="float" office:value="6094041">
            <text:p>6094041</text:p>
          </table:table-cell>
          <table:table-cell office:value-type="float" office:value="311155">
            <text:p>311155</text:p>
          </table:table-cell>
          <table:table-cell office:value-type="float" office:value="231736">
            <text:p>231736</text:p>
          </table:table-cell>
        </table:table-row>
        <table:table-row table:style-name="ro1">
          <table:table-cell office:value-type="float" office:value="2599905612">
            <text:p>2599905612</text:p>
          </table:table-cell>
          <table:table-cell office:value-type="float" office:value="221450">
            <text:p>221450</text:p>
          </table:table-cell>
          <table:table-cell office:value-type="float" office:value="151848">
            <text:p>151848</text:p>
          </table:table-cell>
          <table:table-cell office:value-type="float" office:value="169783">
            <text:p>169783</text:p>
          </table:table-cell>
          <table:table-cell office:value-type="float" office:value="2967078">
            <text:p>2967078</text:p>
          </table:table-cell>
          <table:table-cell office:value-type="float" office:value="257414">
            <text:p>257414</text:p>
          </table:table-cell>
          <table:table-cell office:value-type="float" office:value="220344">
            <text:p>220344</text:p>
          </table:table-cell>
          <table:table-cell office:value-type="float" office:value="9687594560">
            <text:p>9687594560</text:p>
          </table:table-cell>
          <table:table-cell office:value-type="float" office:value="226330">
            <text:p>226330</text:p>
          </table:table-cell>
          <table:table-cell office:value-type="float" office:value="188864">
            <text:p>188864</text:p>
          </table:table-cell>
          <table:table-cell office:value-type="float" office:value="163708">
            <text:p>163708</text:p>
          </table:table-cell>
          <table:table-cell office:value-type="float" office:value="249824">
            <text:p>249824</text:p>
          </table:table-cell>
          <table:table-cell office:value-type="float" office:value="273394">
            <text:p>273394</text:p>
          </table:table-cell>
          <table:table-cell office:value-type="float" office:value="245736">
            <text:p>245736</text:p>
          </table:table-cell>
          <table:table-cell office:value-type="float" office:value="11110413947">
            <text:p>11110413947</text:p>
          </table:table-cell>
          <table:table-cell office:value-type="float" office:value="206090">
            <text:p>206090</text:p>
          </table:table-cell>
          <table:table-cell office:value-type="float" office:value="164382">
            <text:p>164382</text:p>
          </table:table-cell>
          <table:table-cell office:value-type="float" office:value="163850">
            <text:p>163850</text:p>
          </table:table-cell>
          <table:table-cell office:value-type="float" office:value="4991518">
            <text:p>4991518</text:p>
          </table:table-cell>
          <table:table-cell office:value-type="float" office:value="264066">
            <text:p>264066</text:p>
          </table:table-cell>
          <table:table-cell office:value-type="float" office:value="227334">
            <text:p>227334</text:p>
          </table:table-cell>
        </table:table-row>
        <table:table-row table:style-name="ro1">
          <table:table-cell office:value-type="float" office:value="3014471530">
            <text:p>3014471530</text:p>
          </table:table-cell>
          <table:table-cell office:value-type="float" office:value="190178">
            <text:p>190178</text:p>
          </table:table-cell>
          <table:table-cell office:value-type="float" office:value="153192">
            <text:p>153192</text:p>
          </table:table-cell>
          <table:table-cell office:value-type="float" office:value="152526">
            <text:p>152526</text:p>
          </table:table-cell>
          <table:table-cell office:value-type="float" office:value="1284008">
            <text:p>1284008</text:p>
          </table:table-cell>
          <table:table-cell office:value-type="float" office:value="365920">
            <text:p>365920</text:p>
          </table:table-cell>
          <table:table-cell office:value-type="float" office:value="286684">
            <text:p>286684</text:p>
          </table:table-cell>
          <table:table-cell office:value-type="float" office:value="1470269093">
            <text:p>1470269093</text:p>
          </table:table-cell>
          <table:table-cell office:value-type="float" office:value="203170">
            <text:p>203170</text:p>
          </table:table-cell>
          <table:table-cell office:value-type="float" office:value="169378">
            <text:p>169378</text:p>
          </table:table-cell>
          <table:table-cell office:value-type="float" office:value="159414">
            <text:p>159414</text:p>
          </table:table-cell>
          <table:table-cell office:value-type="float" office:value="1045608">
            <text:p>1045608</text:p>
          </table:table-cell>
          <table:table-cell office:value-type="float" office:value="262406">
            <text:p>262406</text:p>
          </table:table-cell>
          <table:table-cell office:value-type="float" office:value="221322">
            <text:p>221322</text:p>
          </table:table-cell>
          <table:table-cell office:value-type="float" office:value="7859375964">
            <text:p>7859375964</text:p>
          </table:table-cell>
          <table:table-cell office:value-type="float" office:value="200826">
            <text:p>200826</text:p>
          </table:table-cell>
          <table:table-cell office:value-type="float" office:value="169356">
            <text:p>169356</text:p>
          </table:table-cell>
          <table:table-cell office:value-type="float" office:value="158754">
            <text:p>158754</text:p>
          </table:table-cell>
          <table:table-cell office:value-type="float" office:value="3132698">
            <text:p>3132698</text:p>
          </table:table-cell>
          <table:table-cell office:value-type="float" office:value="296284">
            <text:p>296284</text:p>
          </table:table-cell>
          <table:table-cell office:value-type="float" office:value="323217">
            <text:p>323217</text:p>
          </table:table-cell>
        </table:table-row>
        <table:table-row table:style-name="ro1">
          <table:table-cell office:value-type="float" office:value="1504164524">
            <text:p>1504164524</text:p>
          </table:table-cell>
          <table:table-cell office:value-type="float" office:value="192182">
            <text:p>192182</text:p>
          </table:table-cell>
          <table:table-cell office:value-type="float" office:value="154302">
            <text:p>154302</text:p>
          </table:table-cell>
          <table:table-cell office:value-type="float" office:value="150204">
            <text:p>150204</text:p>
          </table:table-cell>
          <table:table-cell office:value-type="float" office:value="5993429">
            <text:p>5993429</text:p>
          </table:table-cell>
          <table:table-cell office:value-type="float" office:value="259288">
            <text:p>259288</text:p>
          </table:table-cell>
          <table:table-cell office:value-type="float" office:value="220792">
            <text:p>220792</text:p>
          </table:table-cell>
          <table:table-cell office:value-type="float" office:value="12799843478">
            <text:p>12799843478</text:p>
          </table:table-cell>
          <table:table-cell office:value-type="float" office:value="227194">
            <text:p>227194</text:p>
          </table:table-cell>
          <table:table-cell office:value-type="float" office:value="165762">
            <text:p>165762</text:p>
          </table:table-cell>
          <table:table-cell office:value-type="float" office:value="159216">
            <text:p>159216</text:p>
          </table:table-cell>
          <table:table-cell office:value-type="float" office:value="29382031">
            <text:p>29382031</text:p>
          </table:table-cell>
          <table:table-cell office:value-type="float" office:value="281856">
            <text:p>281856</text:p>
          </table:table-cell>
          <table:table-cell office:value-type="float" office:value="235258">
            <text:p>235258</text:p>
          </table:table-cell>
          <table:table-cell office:value-type="float" office:value="21325398946">
            <text:p>21325398946</text:p>
          </table:table-cell>
          <table:table-cell office:value-type="float" office:value="202310">
            <text:p>202310</text:p>
          </table:table-cell>
          <table:table-cell office:value-type="float" office:value="164040">
            <text:p>164040</text:p>
          </table:table-cell>
          <table:table-cell office:value-type="float" office:value="159378">
            <text:p>159378</text:p>
          </table:table-cell>
          <table:table-cell office:value-type="float" office:value="245832">
            <text:p>245832</text:p>
          </table:table-cell>
          <table:table-cell office:value-type="float" office:value="262076">
            <text:p>262076</text:p>
          </table:table-cell>
          <table:table-cell office:value-type="float" office:value="227230">
            <text:p>227230</text:p>
          </table:table-cell>
        </table:table-row>
        <table:table-row table:style-name="ro1">
          <table:table-cell office:value-type="float" office:value="388469236">
            <text:p>388469236</text:p>
          </table:table-cell>
          <table:table-cell office:value-type="float" office:value="192764">
            <text:p>192764</text:p>
          </table:table-cell>
          <table:table-cell office:value-type="float" office:value="153086">
            <text:p>153086</text:p>
          </table:table-cell>
          <table:table-cell office:value-type="float" office:value="150424">
            <text:p>150424</text:p>
          </table:table-cell>
          <table:table-cell office:value-type="float" office:value="15447763">
            <text:p>15447763</text:p>
          </table:table-cell>
          <table:table-cell office:value-type="float" office:value="299640">
            <text:p>299640</text:p>
          </table:table-cell>
          <table:table-cell office:value-type="float" office:value="268691">
            <text:p>268691</text:p>
          </table:table-cell>
          <table:table-cell office:value-type="float" office:value="5131028276">
            <text:p>5131028276</text:p>
          </table:table-cell>
          <table:table-cell office:value-type="float" office:value="205834">
            <text:p>205834</text:p>
          </table:table-cell>
          <table:table-cell office:value-type="float" office:value="167348">
            <text:p>167348</text:p>
          </table:table-cell>
          <table:table-cell office:value-type="float" office:value="161740">
            <text:p>161740</text:p>
          </table:table-cell>
          <table:table-cell office:value-type="float" office:value="25272526">
            <text:p>25272526</text:p>
          </table:table-cell>
          <table:table-cell office:value-type="float" office:value="265678">
            <text:p>265678</text:p>
          </table:table-cell>
          <table:table-cell office:value-type="float" office:value="223396">
            <text:p>223396</text:p>
          </table:table-cell>
          <table:table-cell office:value-type="float" office:value="3342750769">
            <text:p>3342750769</text:p>
          </table:table-cell>
          <table:table-cell office:value-type="float" office:value="226246">
            <text:p>226246</text:p>
          </table:table-cell>
          <table:table-cell office:value-type="float" office:value="161652">
            <text:p>161652</text:p>
          </table:table-cell>
          <table:table-cell office:value-type="float" office:value="159110">
            <text:p>159110</text:p>
          </table:table-cell>
          <table:table-cell office:value-type="float" office:value="11414882">
            <text:p>11414882</text:p>
          </table:table-cell>
          <table:table-cell office:value-type="float" office:value="275486">
            <text:p>275486</text:p>
          </table:table-cell>
          <table:table-cell office:value-type="float" office:value="233040">
            <text:p>233040</text:p>
          </table:table-cell>
        </table:table-row>
        <table:table-row table:style-name="ro1">
          <table:table-cell office:value-type="float" office:value="2646112407">
            <text:p>2646112407</text:p>
          </table:table-cell>
          <table:table-cell office:value-type="float" office:value="192598">
            <text:p>192598</text:p>
          </table:table-cell>
          <table:table-cell office:value-type="float" office:value="154422">
            <text:p>154422</text:p>
          </table:table-cell>
          <table:table-cell office:value-type="float" office:value="152514">
            <text:p>152514</text:p>
          </table:table-cell>
          <table:table-cell office:value-type="float" office:value="3125434">
            <text:p>3125434</text:p>
          </table:table-cell>
          <table:table-cell office:value-type="float" office:value="262668">
            <text:p>262668</text:p>
          </table:table-cell>
          <table:table-cell office:value-type="float" office:value="222414">
            <text:p>222414</text:p>
          </table:table-cell>
          <table:table-cell office:value-type="float" office:value="3411896208">
            <text:p>3411896208</text:p>
          </table:table-cell>
          <table:table-cell office:value-type="float" office:value="203462">
            <text:p>203462</text:p>
          </table:table-cell>
          <table:table-cell office:value-type="float" office:value="165446">
            <text:p>165446</text:p>
          </table:table-cell>
          <table:table-cell office:value-type="float" office:value="160234">
            <text:p>160234</text:p>
          </table:table-cell>
          <table:table-cell office:value-type="float" office:value="4532684">
            <text:p>4532684</text:p>
          </table:table-cell>
          <table:table-cell office:value-type="float" office:value="262216">
            <text:p>262216</text:p>
          </table:table-cell>
          <table:table-cell office:value-type="float" office:value="369592">
            <text:p>369592</text:p>
          </table:table-cell>
          <table:table-cell office:value-type="float" office:value="695137315">
            <text:p>695137315</text:p>
          </table:table-cell>
          <table:table-cell office:value-type="float" office:value="242001">
            <text:p>242001</text:p>
          </table:table-cell>
          <table:table-cell office:value-type="float" office:value="194268">
            <text:p>194268</text:p>
          </table:table-cell>
          <table:table-cell office:value-type="float" office:value="200972">
            <text:p>200972</text:p>
          </table:table-cell>
          <table:table-cell office:value-type="float" office:value="15202100">
            <text:p>15202100</text:p>
          </table:table-cell>
          <table:table-cell office:value-type="float" office:value="282272">
            <text:p>282272</text:p>
          </table:table-cell>
          <table:table-cell office:value-type="float" office:value="261811">
            <text:p>261811</text:p>
          </table:table-cell>
        </table:table-row>
        <table:table-row table:style-name="ro1">
          <table:table-cell office:value-type="float" office:value="4419184140">
            <text:p>4419184140</text:p>
          </table:table-cell>
          <table:table-cell office:value-type="float" office:value="192892">
            <text:p>192892</text:p>
          </table:table-cell>
          <table:table-cell office:value-type="float" office:value="152978">
            <text:p>152978</text:p>
          </table:table-cell>
          <table:table-cell office:value-type="float" office:value="151318">
            <text:p>151318</text:p>
          </table:table-cell>
          <table:table-cell office:value-type="float" office:value="28438778">
            <text:p>28438778</text:p>
          </table:table-cell>
          <table:table-cell office:value-type="float" office:value="258462">
            <text:p>258462</text:p>
          </table:table-cell>
          <table:table-cell office:value-type="float" office:value="314681">
            <text:p>314681</text:p>
          </table:table-cell>
          <table:table-cell office:value-type="float" office:value="1544261267">
            <text:p>1544261267</text:p>
          </table:table-cell>
          <table:table-cell office:value-type="float" office:value="205526">
            <text:p>205526</text:p>
          </table:table-cell>
          <table:table-cell office:value-type="float" office:value="167808">
            <text:p>167808</text:p>
          </table:table-cell>
          <table:table-cell office:value-type="float" office:value="161702">
            <text:p>161702</text:p>
          </table:table-cell>
          <table:table-cell office:value-type="float" office:value="97799766">
            <text:p>97799766</text:p>
          </table:table-cell>
          <table:table-cell office:value-type="float" office:value="292452">
            <text:p>292452</text:p>
          </table:table-cell>
          <table:table-cell office:value-type="float" office:value="238474">
            <text:p>238474</text:p>
          </table:table-cell>
          <table:table-cell office:value-type="float" office:value="4904397970">
            <text:p>4904397970</text:p>
          </table:table-cell>
          <table:table-cell office:value-type="float" office:value="218754">
            <text:p>218754</text:p>
          </table:table-cell>
          <table:table-cell office:value-type="float" office:value="161900">
            <text:p>161900</text:p>
          </table:table-cell>
          <table:table-cell office:value-type="float" office:value="157966">
            <text:p>157966</text:p>
          </table:table-cell>
          <table:table-cell office:value-type="float" office:value="10460129">
            <text:p>10460129</text:p>
          </table:table-cell>
          <table:table-cell office:value-type="float" office:value="294445">
            <text:p>294445</text:p>
          </table:table-cell>
          <table:table-cell office:value-type="float" office:value="233060">
            <text:p>233060</text:p>
          </table:table-cell>
        </table:table-row>
        <table:table-row table:style-name="ro1">
          <table:table-cell office:value-type="float" office:value="1292891232">
            <text:p>1292891232</text:p>
          </table:table-cell>
          <table:table-cell office:value-type="float" office:value="194454">
            <text:p>194454</text:p>
          </table:table-cell>
          <table:table-cell office:value-type="float" office:value="153278">
            <text:p>153278</text:p>
          </table:table-cell>
          <table:table-cell office:value-type="float" office:value="152112">
            <text:p>152112</text:p>
          </table:table-cell>
          <table:table-cell office:value-type="float" office:value="8397384">
            <text:p>8397384</text:p>
          </table:table-cell>
          <table:table-cell office:value-type="float" office:value="555724">
            <text:p>555724</text:p>
          </table:table-cell>
          <table:table-cell office:value-type="float" office:value="300881">
            <text:p>300881</text:p>
          </table:table-cell>
          <table:table-cell office:value-type="float" office:value="4998565030">
            <text:p>4998565030</text:p>
          </table:table-cell>
          <table:table-cell office:value-type="float" office:value="230743">
            <text:p>230743</text:p>
          </table:table-cell>
          <table:table-cell office:value-type="float" office:value="165772">
            <text:p>165772</text:p>
          </table:table-cell>
          <table:table-cell office:value-type="float" office:value="181394">
            <text:p>181394</text:p>
          </table:table-cell>
          <table:table-cell office:value-type="float" office:value="246598">
            <text:p>246598</text:p>
          </table:table-cell>
          <table:table-cell office:value-type="float" office:value="262678">
            <text:p>262678</text:p>
          </table:table-cell>
          <table:table-cell office:value-type="float" office:value="226942">
            <text:p>226942</text:p>
          </table:table-cell>
          <table:table-cell office:value-type="float" office:value="13121170484">
            <text:p>13121170484</text:p>
          </table:table-cell>
          <table:table-cell office:value-type="float" office:value="228289">
            <text:p>228289</text:p>
          </table:table-cell>
          <table:table-cell office:value-type="float" office:value="164814">
            <text:p>164814</text:p>
          </table:table-cell>
          <table:table-cell office:value-type="float" office:value="214739">
            <text:p>214739</text:p>
          </table:table-cell>
          <table:table-cell office:value-type="float" office:value="3105873">
            <text:p>3105873</text:p>
          </table:table-cell>
          <table:table-cell office:value-type="float" office:value="264730">
            <text:p>264730</text:p>
          </table:table-cell>
          <table:table-cell office:value-type="float" office:value="228808">
            <text:p>228808</text:p>
          </table:table-cell>
        </table:table-row>
        <table:table-row table:style-name="ro1">
          <table:table-cell office:value-type="float" office:value="1483282156">
            <text:p>1483282156</text:p>
          </table:table-cell>
          <table:table-cell office:value-type="float" office:value="266006">
            <text:p>266006</text:p>
          </table:table-cell>
          <table:table-cell office:value-type="float" office:value="270898">
            <text:p>270898</text:p>
          </table:table-cell>
          <table:table-cell office:value-type="float" office:value="169248">
            <text:p>169248</text:p>
          </table:table-cell>
          <table:table-cell office:value-type="float" office:value="11912948">
            <text:p>11912948</text:p>
          </table:table-cell>
          <table:table-cell office:value-type="float" office:value="262806">
            <text:p>262806</text:p>
          </table:table-cell>
          <table:table-cell office:value-type="float" office:value="227970">
            <text:p>227970</text:p>
          </table:table-cell>
          <table:table-cell office:value-type="float" office:value="2292669741">
            <text:p>2292669741</text:p>
          </table:table-cell>
          <table:table-cell office:value-type="float" office:value="303936">
            <text:p>303936</text:p>
          </table:table-cell>
          <table:table-cell office:value-type="float" office:value="201193">
            <text:p>201193</text:p>
          </table:table-cell>
          <table:table-cell office:value-type="float" office:value="172698">
            <text:p>172698</text:p>
          </table:table-cell>
          <table:table-cell office:value-type="float" office:value="19971008">
            <text:p>19971008</text:p>
          </table:table-cell>
          <table:table-cell office:value-type="float" office:value="278578">
            <text:p>278578</text:p>
          </table:table-cell>
          <table:table-cell office:value-type="float" office:value="333874">
            <text:p>333874</text:p>
          </table:table-cell>
          <table:table-cell office:value-type="float" office:value="2333773848">
            <text:p>2333773848</text:p>
          </table:table-cell>
          <table:table-cell office:value-type="float" office:value="206436">
            <text:p>206436</text:p>
          </table:table-cell>
          <table:table-cell office:value-type="float" office:value="163152">
            <text:p>163152</text:p>
          </table:table-cell>
          <table:table-cell office:value-type="float" office:value="272606">
            <text:p>272606</text:p>
          </table:table-cell>
          <table:table-cell office:value-type="float" office:value="38044499">
            <text:p>38044499</text:p>
          </table:table-cell>
          <table:table-cell office:value-type="float" office:value="367150">
            <text:p>367150</text:p>
          </table:table-cell>
          <table:table-cell office:value-type="float" office:value="260539">
            <text:p>260539</text:p>
          </table:table-cell>
        </table:table-row>
        <table:table-row table:style-name="ro1">
          <table:table-cell office:value-type="float" office:value="12916643225">
            <text:p>12916643225</text:p>
          </table:table-cell>
          <table:table-cell office:value-type="float" office:value="193102">
            <text:p>193102</text:p>
          </table:table-cell>
          <table:table-cell office:value-type="float" office:value="151704">
            <text:p>151704</text:p>
          </table:table-cell>
          <table:table-cell office:value-type="float" office:value="176549">
            <text:p>176549</text:p>
          </table:table-cell>
          <table:table-cell office:value-type="float" office:value="4109748">
            <text:p>4109748</text:p>
          </table:table-cell>
          <table:table-cell office:value-type="float" office:value="266840">
            <text:p>266840</text:p>
          </table:table-cell>
          <table:table-cell office:value-type="float" office:value="264335">
            <text:p>264335</text:p>
          </table:table-cell>
          <table:table-cell office:value-type="float" office:value="27700452341">
            <text:p>27700452341</text:p>
          </table:table-cell>
          <table:table-cell office:value-type="float" office:value="208434">
            <text:p>208434</text:p>
          </table:table-cell>
          <table:table-cell office:value-type="float" office:value="167140">
            <text:p>167140</text:p>
          </table:table-cell>
          <table:table-cell office:value-type="float" office:value="163706">
            <text:p>163706</text:p>
          </table:table-cell>
          <table:table-cell office:value-type="float" office:value="869068">
            <text:p>869068</text:p>
          </table:table-cell>
          <table:table-cell office:value-type="float" office:value="334114">
            <text:p>334114</text:p>
          </table:table-cell>
          <table:table-cell office:value-type="float" office:value="226790">
            <text:p>226790</text:p>
          </table:table-cell>
          <table:table-cell office:value-type="float" office:value="10637569062">
            <text:p>10637569062</text:p>
          </table:table-cell>
          <table:table-cell office:value-type="float" office:value="202872">
            <text:p>202872</text:p>
          </table:table-cell>
          <table:table-cell office:value-type="float" office:value="162988">
            <text:p>162988</text:p>
          </table:table-cell>
          <table:table-cell office:value-type="float" office:value="160564">
            <text:p>160564</text:p>
          </table:table-cell>
          <table:table-cell office:value-type="float" office:value="33913883">
            <text:p>33913883</text:p>
          </table:table-cell>
          <table:table-cell office:value-type="float" office:value="278596">
            <text:p>278596</text:p>
          </table:table-cell>
          <table:table-cell office:value-type="float" office:value="234990">
            <text:p>234990</text:p>
          </table:table-cell>
        </table:table-row>
        <table:table-row table:style-name="ro1">
          <table:table-cell office:value-type="float" office:value="361235790">
            <text:p>361235790</text:p>
          </table:table-cell>
          <table:table-cell office:value-type="float" office:value="191988">
            <text:p>191988</text:p>
          </table:table-cell>
          <table:table-cell office:value-type="float" office:value="154244">
            <text:p>154244</text:p>
          </table:table-cell>
          <table:table-cell office:value-type="float" office:value="193150">
            <text:p>193150</text:p>
          </table:table-cell>
          <table:table-cell office:value-type="float" office:value="24437557">
            <text:p>24437557</text:p>
          </table:table-cell>
          <table:table-cell office:value-type="float" office:value="380381">
            <text:p>380381</text:p>
          </table:table-cell>
          <table:table-cell office:value-type="float" office:value="237128">
            <text:p>237128</text:p>
          </table:table-cell>
          <table:table-cell office:value-type="float" office:value="19411657398">
            <text:p>19411657398</text:p>
          </table:table-cell>
          <table:table-cell office:value-type="float" office:value="232294">
            <text:p>232294</text:p>
          </table:table-cell>
          <table:table-cell office:value-type="float" office:value="169466">
            <text:p>169466</text:p>
          </table:table-cell>
          <table:table-cell office:value-type="float" office:value="161404">
            <text:p>161404</text:p>
          </table:table-cell>
          <table:table-cell office:value-type="float" office:value="3685425">
            <text:p>3685425</text:p>
          </table:table-cell>
          <table:table-cell office:value-type="float" office:value="275610">
            <text:p>275610</text:p>
          </table:table-cell>
          <table:table-cell office:value-type="float" office:value="338955">
            <text:p>338955</text:p>
          </table:table-cell>
          <table:table-cell office:value-type="float" office:value="25519556154">
            <text:p>25519556154</text:p>
          </table:table-cell>
          <table:table-cell office:value-type="float" office:value="204022">
            <text:p>204022</text:p>
          </table:table-cell>
          <table:table-cell office:value-type="float" office:value="164126">
            <text:p>164126</text:p>
          </table:table-cell>
          <table:table-cell office:value-type="float" office:value="160272">
            <text:p>160272</text:p>
          </table:table-cell>
          <table:table-cell office:value-type="float" office:value="24082401">
            <text:p>24082401</text:p>
          </table:table-cell>
          <table:table-cell office:value-type="float" office:value="256762">
            <text:p>256762</text:p>
          </table:table-cell>
          <table:table-cell office:value-type="float" office:value="213668">
            <text:p>213668</text:p>
          </table:table-cell>
        </table:table-row>
        <table:table-row table:style-name="ro1">
          <table:table-cell office:value-type="float" office:value="2060544807">
            <text:p>2060544807</text:p>
          </table:table-cell>
          <table:table-cell office:value-type="float" office:value="190942">
            <text:p>190942</text:p>
          </table:table-cell>
          <table:table-cell office:value-type="float" office:value="152536">
            <text:p>152536</text:p>
          </table:table-cell>
          <table:table-cell office:value-type="float" office:value="178434">
            <text:p>178434</text:p>
          </table:table-cell>
          <table:table-cell office:value-type="float" office:value="4943779">
            <text:p>4943779</text:p>
          </table:table-cell>
          <table:table-cell office:value-type="float" office:value="259700">
            <text:p>259700</text:p>
          </table:table-cell>
          <table:table-cell office:value-type="float" office:value="218806">
            <text:p>218806</text:p>
          </table:table-cell>
          <table:table-cell office:value-type="float" office:value="3807484555">
            <text:p>3807484555</text:p>
          </table:table-cell>
          <table:table-cell office:value-type="float" office:value="269344">
            <text:p>269344</text:p>
          </table:table-cell>
          <table:table-cell office:value-type="float" office:value="165146">
            <text:p>165146</text:p>
          </table:table-cell>
          <table:table-cell office:value-type="float" office:value="163008">
            <text:p>163008</text:p>
          </table:table-cell>
          <table:table-cell office:value-type="float" office:value="11548775">
            <text:p>11548775</text:p>
          </table:table-cell>
          <table:table-cell office:value-type="float" office:value="313363">
            <text:p>313363</text:p>
          </table:table-cell>
          <table:table-cell office:value-type="float" office:value="512144">
            <text:p>512144</text:p>
          </table:table-cell>
          <table:table-cell office:value-type="float" office:value="7161140256">
            <text:p>7161140256</text:p>
          </table:table-cell>
          <table:table-cell office:value-type="float" office:value="202070">
            <text:p>202070</text:p>
          </table:table-cell>
          <table:table-cell office:value-type="float" office:value="163496">
            <text:p>163496</text:p>
          </table:table-cell>
          <table:table-cell office:value-type="float" office:value="156784">
            <text:p>156784</text:p>
          </table:table-cell>
          <table:table-cell office:value-type="float" office:value="4635578">
            <text:p>4635578</text:p>
          </table:table-cell>
          <table:table-cell office:value-type="float" office:value="284194">
            <text:p>284194</text:p>
          </table:table-cell>
          <table:table-cell office:value-type="float" office:value="231584">
            <text:p>231584</text:p>
          </table:table-cell>
        </table:table-row>
        <table:table-row table:style-name="ro1">
          <table:table-cell office:value-type="float" office:value="1689671360">
            <text:p>1689671360</text:p>
          </table:table-cell>
          <table:table-cell office:value-type="float" office:value="193024">
            <text:p>193024</text:p>
          </table:table-cell>
          <table:table-cell office:value-type="float" office:value="156384">
            <text:p>156384</text:p>
          </table:table-cell>
          <table:table-cell office:value-type="float" office:value="152464">
            <text:p>152464</text:p>
          </table:table-cell>
          <table:table-cell office:value-type="float" office:value="12486226">
            <text:p>12486226</text:p>
          </table:table-cell>
          <table:table-cell office:value-type="float" office:value="306985">
            <text:p>306985</text:p>
          </table:table-cell>
          <table:table-cell office:value-type="float" office:value="228820">
            <text:p>228820</text:p>
          </table:table-cell>
          <table:table-cell office:value-type="float" office:value="24885841220">
            <text:p>24885841220</text:p>
          </table:table-cell>
          <table:table-cell office:value-type="float" office:value="206510">
            <text:p>206510</text:p>
          </table:table-cell>
          <table:table-cell office:value-type="float" office:value="168962">
            <text:p>168962</text:p>
          </table:table-cell>
          <table:table-cell office:value-type="float" office:value="162362">
            <text:p>162362</text:p>
          </table:table-cell>
          <table:table-cell office:value-type="float" office:value="2353926">
            <text:p>2353926</text:p>
          </table:table-cell>
          <table:table-cell office:value-type="float" office:value="260700">
            <text:p>260700</text:p>
          </table:table-cell>
          <table:table-cell office:value-type="float" office:value="215930">
            <text:p>215930</text:p>
          </table:table-cell>
          <table:table-cell office:value-type="float" office:value="3873845855">
            <text:p>3873845855</text:p>
          </table:table-cell>
          <table:table-cell office:value-type="float" office:value="203842">
            <text:p>203842</text:p>
          </table:table-cell>
          <table:table-cell office:value-type="float" office:value="181726">
            <text:p>181726</text:p>
          </table:table-cell>
          <table:table-cell office:value-type="float" office:value="159060">
            <text:p>159060</text:p>
          </table:table-cell>
          <table:table-cell office:value-type="float" office:value="2958592">
            <text:p>2958592</text:p>
          </table:table-cell>
          <table:table-cell office:value-type="float" office:value="264652">
            <text:p>264652</text:p>
          </table:table-cell>
          <table:table-cell office:value-type="float" office:value="218422">
            <text:p>218422</text:p>
          </table:table-cell>
        </table:table-row>
        <table:table-row table:style-name="ro1">
          <table:table-cell office:value-type="float" office:value="4158153996">
            <text:p>4158153996</text:p>
          </table:table-cell>
          <table:table-cell office:value-type="float" office:value="194148">
            <text:p>194148</text:p>
          </table:table-cell>
          <table:table-cell office:value-type="float" office:value="153374">
            <text:p>153374</text:p>
          </table:table-cell>
          <table:table-cell office:value-type="float" office:value="153332">
            <text:p>153332</text:p>
          </table:table-cell>
          <table:table-cell office:value-type="float" office:value="3905787">
            <text:p>3905787</text:p>
          </table:table-cell>
          <table:table-cell office:value-type="float" office:value="286712">
            <text:p>286712</text:p>
          </table:table-cell>
          <table:table-cell office:value-type="float" office:value="265925">
            <text:p>265925</text:p>
          </table:table-cell>
          <table:table-cell office:value-type="float" office:value="524626206">
            <text:p>524626206</text:p>
          </table:table-cell>
          <table:table-cell office:value-type="float" office:value="243098">
            <text:p>243098</text:p>
          </table:table-cell>
          <table:table-cell office:value-type="float" office:value="164078">
            <text:p>164078</text:p>
          </table:table-cell>
          <table:table-cell office:value-type="float" office:value="165170">
            <text:p>165170</text:p>
          </table:table-cell>
          <table:table-cell office:value-type="float" office:value="10710546">
            <text:p>10710546</text:p>
          </table:table-cell>
          <table:table-cell office:value-type="float" office:value="282890">
            <text:p>282890</text:p>
          </table:table-cell>
          <table:table-cell office:value-type="float" office:value="234554">
            <text:p>234554</text:p>
          </table:table-cell>
          <table:table-cell office:value-type="float" office:value="14328886111">
            <text:p>14328886111</text:p>
          </table:table-cell>
          <table:table-cell office:value-type="float" office:value="202640">
            <text:p>202640</text:p>
          </table:table-cell>
          <table:table-cell office:value-type="float" office:value="164018">
            <text:p>164018</text:p>
          </table:table-cell>
          <table:table-cell office:value-type="float" office:value="210487">
            <text:p>210487</text:p>
          </table:table-cell>
          <table:table-cell office:value-type="float" office:value="2763436">
            <text:p>2763436</text:p>
          </table:table-cell>
          <table:table-cell office:value-type="float" office:value="274318">
            <text:p>274318</text:p>
          </table:table-cell>
          <table:table-cell office:value-type="float" office:value="233810">
            <text:p>233810</text:p>
          </table:table-cell>
        </table:table-row>
        <table:table-row table:style-name="ro1">
          <table:table-cell office:value-type="float" office:value="23638210401">
            <text:p>23638210401</text:p>
          </table:table-cell>
          <table:table-cell office:value-type="float" office:value="250534">
            <text:p>250534</text:p>
          </table:table-cell>
          <table:table-cell office:value-type="float" office:value="174820">
            <text:p>174820</text:p>
          </table:table-cell>
          <table:table-cell office:value-type="float" office:value="149496">
            <text:p>149496</text:p>
          </table:table-cell>
          <table:table-cell office:value-type="float" office:value="5260645">
            <text:p>5260645</text:p>
          </table:table-cell>
          <table:table-cell office:value-type="float" office:value="266068">
            <text:p>266068</text:p>
          </table:table-cell>
          <table:table-cell office:value-type="float" office:value="304614">
            <text:p>304614</text:p>
          </table:table-cell>
          <table:table-cell office:value-type="float" office:value="3082204147">
            <text:p>3082204147</text:p>
          </table:table-cell>
          <table:table-cell office:value-type="float" office:value="203854">
            <text:p>203854</text:p>
          </table:table-cell>
          <table:table-cell office:value-type="float" office:value="168324">
            <text:p>168324</text:p>
          </table:table-cell>
          <table:table-cell office:value-type="float" office:value="160802">
            <text:p>160802</text:p>
          </table:table-cell>
          <table:table-cell office:value-type="float" office:value="19413379">
            <text:p>19413379</text:p>
          </table:table-cell>
          <table:table-cell office:value-type="float" office:value="280510">
            <text:p>280510</text:p>
          </table:table-cell>
          <table:table-cell office:value-type="float" office:value="527759">
            <text:p>527759</text:p>
          </table:table-cell>
          <table:table-cell office:value-type="float" office:value="2541596213">
            <text:p>2541596213</text:p>
          </table:table-cell>
          <table:table-cell office:value-type="float" office:value="205118">
            <text:p>205118</text:p>
          </table:table-cell>
          <table:table-cell office:value-type="float" office:value="166948">
            <text:p>166948</text:p>
          </table:table-cell>
          <table:table-cell office:value-type="float" office:value="160268">
            <text:p>160268</text:p>
          </table:table-cell>
          <table:table-cell office:value-type="float" office:value="13101913">
            <text:p>13101913</text:p>
          </table:table-cell>
          <table:table-cell office:value-type="float" office:value="272826">
            <text:p>272826</text:p>
          </table:table-cell>
          <table:table-cell office:value-type="float" office:value="226252">
            <text:p>226252</text:p>
          </table:table-cell>
        </table:table-row>
        <table:table-row table:style-name="ro1">
          <table:table-cell office:value-type="float" office:value="3676923669">
            <text:p>3676923669</text:p>
          </table:table-cell>
          <table:table-cell office:value-type="float" office:value="192692">
            <text:p>192692</text:p>
          </table:table-cell>
          <table:table-cell office:value-type="float" office:value="196319">
            <text:p>196319</text:p>
          </table:table-cell>
          <table:table-cell office:value-type="float" office:value="155882">
            <text:p>155882</text:p>
          </table:table-cell>
          <table:table-cell office:value-type="float" office:value="10844310">
            <text:p>10844310</text:p>
          </table:table-cell>
          <table:table-cell office:value-type="float" office:value="271562">
            <text:p>271562</text:p>
          </table:table-cell>
          <table:table-cell office:value-type="float" office:value="234326">
            <text:p>234326</text:p>
          </table:table-cell>
          <table:table-cell office:value-type="float" office:value="25106705617">
            <text:p>25106705617</text:p>
          </table:table-cell>
          <table:table-cell office:value-type="float" office:value="206944">
            <text:p>206944</text:p>
          </table:table-cell>
          <table:table-cell office:value-type="float" office:value="171152">
            <text:p>171152</text:p>
          </table:table-cell>
          <table:table-cell office:value-type="float" office:value="164302">
            <text:p>164302</text:p>
          </table:table-cell>
          <table:table-cell office:value-type="float" office:value="247550">
            <text:p>247550</text:p>
          </table:table-cell>
          <table:table-cell office:value-type="float" office:value="265396">
            <text:p>265396</text:p>
          </table:table-cell>
          <table:table-cell office:value-type="float" office:value="223380">
            <text:p>223380</text:p>
          </table:table-cell>
          <table:table-cell office:value-type="float" office:value="5306878869">
            <text:p>5306878869</text:p>
          </table:table-cell>
          <table:table-cell office:value-type="float" office:value="203240">
            <text:p>203240</text:p>
          </table:table-cell>
          <table:table-cell office:value-type="float" office:value="163596">
            <text:p>163596</text:p>
          </table:table-cell>
          <table:table-cell office:value-type="float" office:value="160538">
            <text:p>160538</text:p>
          </table:table-cell>
          <table:table-cell office:value-type="float" office:value="12614701">
            <text:p>12614701</text:p>
          </table:table-cell>
          <table:table-cell office:value-type="float" office:value="271968">
            <text:p>271968</text:p>
          </table:table-cell>
          <table:table-cell office:value-type="float" office:value="231672">
            <text:p>231672</text:p>
          </table:table-cell>
        </table:table-row>
        <table:table-row table:style-name="ro1">
          <table:table-cell office:value-type="float" office:value="1658145395">
            <text:p>1658145395</text:p>
          </table:table-cell>
          <table:table-cell office:value-type="float" office:value="295455">
            <text:p>295455</text:p>
          </table:table-cell>
          <table:table-cell office:value-type="float" office:value="182279">
            <text:p>182279</text:p>
          </table:table-cell>
          <table:table-cell office:value-type="float" office:value="153186">
            <text:p>153186</text:p>
          </table:table-cell>
          <table:table-cell office:value-type="float" office:value="2659755">
            <text:p>2659755</text:p>
          </table:table-cell>
          <table:table-cell office:value-type="float" office:value="271138">
            <text:p>271138</text:p>
          </table:table-cell>
          <table:table-cell office:value-type="float" office:value="231588">
            <text:p>231588</text:p>
          </table:table-cell>
          <table:table-cell office:value-type="float" office:value="2263550837">
            <text:p>2263550837</text:p>
          </table:table-cell>
          <table:table-cell office:value-type="float" office:value="262018">
            <text:p>262018</text:p>
          </table:table-cell>
          <table:table-cell office:value-type="float" office:value="167744">
            <text:p>167744</text:p>
          </table:table-cell>
          <table:table-cell office:value-type="float" office:value="165796">
            <text:p>165796</text:p>
          </table:table-cell>
          <table:table-cell office:value-type="float" office:value="12719706">
            <text:p>12719706</text:p>
          </table:table-cell>
          <table:table-cell office:value-type="float" office:value="278542">
            <text:p>278542</text:p>
          </table:table-cell>
          <table:table-cell office:value-type="float" office:value="292363">
            <text:p>292363</text:p>
          </table:table-cell>
          <table:table-cell office:value-type="float" office:value="28944464470">
            <text:p>28944464470</text:p>
          </table:table-cell>
          <table:table-cell office:value-type="float" office:value="204106">
            <text:p>204106</text:p>
          </table:table-cell>
          <table:table-cell office:value-type="float" office:value="163550">
            <text:p>163550</text:p>
          </table:table-cell>
          <table:table-cell office:value-type="float" office:value="164118">
            <text:p>164118</text:p>
          </table:table-cell>
          <table:table-cell office:value-type="float" office:value="7775721">
            <text:p>7775721</text:p>
          </table:table-cell>
          <table:table-cell office:value-type="float" office:value="269084">
            <text:p>269084</text:p>
          </table:table-cell>
          <table:table-cell office:value-type="float" office:value="230850">
            <text:p>230850</text:p>
          </table:table-cell>
        </table:table-row>
        <table:table-row table:style-name="ro1">
          <table:table-cell office:value-type="float" office:value="21992337788">
            <text:p>21992337788</text:p>
          </table:table-cell>
          <table:table-cell office:value-type="float" office:value="193168">
            <text:p>193168</text:p>
          </table:table-cell>
          <table:table-cell office:value-type="float" office:value="151764">
            <text:p>151764</text:p>
          </table:table-cell>
          <table:table-cell office:value-type="float" office:value="152936">
            <text:p>152936</text:p>
          </table:table-cell>
          <table:table-cell office:value-type="float" office:value="33969690">
            <text:p>33969690</text:p>
          </table:table-cell>
          <table:table-cell office:value-type="float" office:value="355553">
            <text:p>355553</text:p>
          </table:table-cell>
          <table:table-cell office:value-type="float" office:value="230998">
            <text:p>230998</text:p>
          </table:table-cell>
          <table:table-cell office:value-type="float" office:value="26217374848">
            <text:p>26217374848</text:p>
          </table:table-cell>
          <table:table-cell office:value-type="float" office:value="205792">
            <text:p>205792</text:p>
          </table:table-cell>
          <table:table-cell office:value-type="float" office:value="165986">
            <text:p>165986</text:p>
          </table:table-cell>
          <table:table-cell office:value-type="float" office:value="164962">
            <text:p>164962</text:p>
          </table:table-cell>
          <table:table-cell office:value-type="float" office:value="16050312">
            <text:p>16050312</text:p>
          </table:table-cell>
          <table:table-cell office:value-type="float" office:value="283150">
            <text:p>283150</text:p>
          </table:table-cell>
          <table:table-cell office:value-type="float" office:value="314818">
            <text:p>314818</text:p>
          </table:table-cell>
          <table:table-cell office:value-type="float" office:value="8382999324">
            <text:p>8382999324</text:p>
          </table:table-cell>
          <table:table-cell office:value-type="float" office:value="204424">
            <text:p>204424</text:p>
          </table:table-cell>
          <table:table-cell office:value-type="float" office:value="185185">
            <text:p>185185</text:p>
          </table:table-cell>
          <table:table-cell office:value-type="float" office:value="160560">
            <text:p>160560</text:p>
          </table:table-cell>
          <table:table-cell office:value-type="float" office:value="454566">
            <text:p>454566</text:p>
          </table:table-cell>
          <table:table-cell office:value-type="float" office:value="259270">
            <text:p>259270</text:p>
          </table:table-cell>
          <table:table-cell office:value-type="float" office:value="300397">
            <text:p>300397</text:p>
          </table:table-cell>
        </table:table-row>
        <table:table-row table:style-name="ro1">
          <table:table-cell office:value-type="float" office:value="2455957812">
            <text:p>2455957812</text:p>
          </table:table-cell>
          <table:table-cell office:value-type="float" office:value="257918">
            <text:p>257918</text:p>
          </table:table-cell>
          <table:table-cell office:value-type="float" office:value="170767">
            <text:p>170767</text:p>
          </table:table-cell>
          <table:table-cell office:value-type="float" office:value="153790">
            <text:p>153790</text:p>
          </table:table-cell>
          <table:table-cell office:value-type="float" office:value="4649376">
            <text:p>4649376</text:p>
          </table:table-cell>
          <table:table-cell office:value-type="float" office:value="339196">
            <text:p>339196</text:p>
          </table:table-cell>
          <table:table-cell office:value-type="float" office:value="233800">
            <text:p>233800</text:p>
          </table:table-cell>
          <table:table-cell office:value-type="float" office:value="3333546916">
            <text:p>3333546916</text:p>
          </table:table-cell>
          <table:table-cell office:value-type="float" office:value="207834">
            <text:p>207834</text:p>
          </table:table-cell>
          <table:table-cell office:value-type="float" office:value="166856">
            <text:p>166856</text:p>
          </table:table-cell>
          <table:table-cell office:value-type="float" office:value="157810">
            <text:p>157810</text:p>
          </table:table-cell>
          <table:table-cell office:value-type="float" office:value="38927483">
            <text:p>38927483</text:p>
          </table:table-cell>
          <table:table-cell office:value-type="float" office:value="284074">
            <text:p>284074</text:p>
          </table:table-cell>
          <table:table-cell office:value-type="float" office:value="308418">
            <text:p>308418</text:p>
          </table:table-cell>
          <table:table-cell office:value-type="float" office:value="1718683890">
            <text:p>1718683890</text:p>
          </table:table-cell>
          <table:table-cell office:value-type="float" office:value="276301">
            <text:p>276301</text:p>
          </table:table-cell>
          <table:table-cell office:value-type="float" office:value="165260">
            <text:p>165260</text:p>
          </table:table-cell>
          <table:table-cell office:value-type="float" office:value="159494">
            <text:p>159494</text:p>
          </table:table-cell>
          <table:table-cell office:value-type="float" office:value="13748541">
            <text:p>13748541</text:p>
          </table:table-cell>
          <table:table-cell office:value-type="float" office:value="287856">
            <text:p>287856</text:p>
          </table:table-cell>
          <table:table-cell office:value-type="float" office:value="230586">
            <text:p>230586</text:p>
          </table:table-cell>
        </table:table-row>
        <table:table-row table:style-name="ro1">
          <table:table-cell office:value-type="float" office:value="1695965867">
            <text:p>1695965867</text:p>
          </table:table-cell>
          <table:table-cell office:value-type="float" office:value="191462">
            <text:p>191462</text:p>
          </table:table-cell>
          <table:table-cell office:value-type="float" office:value="154168">
            <text:p>154168</text:p>
          </table:table-cell>
          <table:table-cell office:value-type="float" office:value="152174">
            <text:p>152174</text:p>
          </table:table-cell>
          <table:table-cell office:value-type="float" office:value="10590649">
            <text:p>10590649</text:p>
          </table:table-cell>
          <table:table-cell office:value-type="float" office:value="269876">
            <text:p>269876</text:p>
          </table:table-cell>
          <table:table-cell office:value-type="float" office:value="223256">
            <text:p>223256</text:p>
          </table:table-cell>
          <table:table-cell office:value-type="float" office:value="4934854971">
            <text:p>4934854971</text:p>
          </table:table-cell>
          <table:table-cell office:value-type="float" office:value="205756">
            <text:p>205756</text:p>
          </table:table-cell>
          <table:table-cell office:value-type="float" office:value="167124">
            <text:p>167124</text:p>
          </table:table-cell>
          <table:table-cell office:value-type="float" office:value="161268">
            <text:p>161268</text:p>
          </table:table-cell>
          <table:table-cell office:value-type="float" office:value="2131210">
            <text:p>2131210</text:p>
          </table:table-cell>
          <table:table-cell office:value-type="float" office:value="276931">
            <text:p>276931</text:p>
          </table:table-cell>
          <table:table-cell office:value-type="float" office:value="220188">
            <text:p>220188</text:p>
          </table:table-cell>
          <table:table-cell office:value-type="float" office:value="6579800400">
            <text:p>6579800400</text:p>
          </table:table-cell>
          <table:table-cell office:value-type="float" office:value="200820">
            <text:p>200820</text:p>
          </table:table-cell>
          <table:table-cell office:value-type="float" office:value="165656">
            <text:p>165656</text:p>
          </table:table-cell>
          <table:table-cell office:value-type="float" office:value="158488">
            <text:p>158488</text:p>
          </table:table-cell>
          <table:table-cell office:value-type="float" office:value="689247">
            <text:p>689247</text:p>
          </table:table-cell>
          <table:table-cell office:value-type="float" office:value="261732">
            <text:p>261732</text:p>
          </table:table-cell>
          <table:table-cell office:value-type="float" office:value="313735">
            <text:p>313735</text:p>
          </table:table-cell>
        </table:table-row>
        <table:table-row table:style-name="ro1">
          <table:table-cell office:value-type="float" office:value="8892585224">
            <text:p>8892585224</text:p>
          </table:table-cell>
          <table:table-cell office:value-type="float" office:value="193556">
            <text:p>193556</text:p>
          </table:table-cell>
          <table:table-cell office:value-type="float" office:value="152440">
            <text:p>152440</text:p>
          </table:table-cell>
          <table:table-cell office:value-type="float" office:value="150770">
            <text:p>150770</text:p>
          </table:table-cell>
          <table:table-cell office:value-type="float" office:value="1307042">
            <text:p>1307042</text:p>
          </table:table-cell>
          <table:table-cell office:value-type="float" office:value="271884">
            <text:p>271884</text:p>
          </table:table-cell>
          <table:table-cell office:value-type="float" office:value="215024">
            <text:p>215024</text:p>
          </table:table-cell>
          <table:table-cell office:value-type="float" office:value="23586612635">
            <text:p>23586612635</text:p>
          </table:table-cell>
          <table:table-cell office:value-type="float" office:value="205940">
            <text:p>205940</text:p>
          </table:table-cell>
          <table:table-cell office:value-type="float" office:value="188300">
            <text:p>188300</text:p>
          </table:table-cell>
          <table:table-cell office:value-type="float" office:value="164018">
            <text:p>164018</text:p>
          </table:table-cell>
          <table:table-cell office:value-type="float" office:value="332760">
            <text:p>332760</text:p>
          </table:table-cell>
          <table:table-cell office:value-type="float" office:value="382958">
            <text:p>382958</text:p>
          </table:table-cell>
          <table:table-cell office:value-type="float" office:value="402737">
            <text:p>402737</text:p>
          </table:table-cell>
          <table:table-cell office:value-type="float" office:value="3791182602">
            <text:p>3791182602</text:p>
          </table:table-cell>
          <table:table-cell office:value-type="float" office:value="201320">
            <text:p>201320</text:p>
          </table:table-cell>
          <table:table-cell office:value-type="float" office:value="162602">
            <text:p>162602</text:p>
          </table:table-cell>
          <table:table-cell office:value-type="float" office:value="161656">
            <text:p>161656</text:p>
          </table:table-cell>
          <table:table-cell office:value-type="float" office:value="9034328">
            <text:p>9034328</text:p>
          </table:table-cell>
          <table:table-cell office:value-type="float" office:value="311544">
            <text:p>311544</text:p>
          </table:table-cell>
          <table:table-cell office:value-type="float" office:value="233838">
            <text:p>233838</text:p>
          </table:table-cell>
        </table:table-row>
        <table:table-row table:style-name="ro1">
          <table:table-cell office:value-type="float" office:value="2162168085">
            <text:p>2162168085</text:p>
          </table:table-cell>
          <table:table-cell office:value-type="float" office:value="214721">
            <text:p>214721</text:p>
          </table:table-cell>
          <table:table-cell office:value-type="float" office:value="150716">
            <text:p>150716</text:p>
          </table:table-cell>
          <table:table-cell office:value-type="float" office:value="151026">
            <text:p>151026</text:p>
          </table:table-cell>
          <table:table-cell office:value-type="float" office:value="9437123">
            <text:p>9437123</text:p>
          </table:table-cell>
          <table:table-cell office:value-type="float" office:value="261914">
            <text:p>261914</text:p>
          </table:table-cell>
          <table:table-cell office:value-type="float" office:value="222974">
            <text:p>222974</text:p>
          </table:table-cell>
          <table:table-cell office:value-type="float" office:value="11068959512">
            <text:p>11068959512</text:p>
          </table:table-cell>
          <table:table-cell office:value-type="float" office:value="203282">
            <text:p>203282</text:p>
          </table:table-cell>
          <table:table-cell office:value-type="float" office:value="167608">
            <text:p>167608</text:p>
          </table:table-cell>
          <table:table-cell office:value-type="float" office:value="159806">
            <text:p>159806</text:p>
          </table:table-cell>
          <table:table-cell office:value-type="float" office:value="7245869">
            <text:p>7245869</text:p>
          </table:table-cell>
          <table:table-cell office:value-type="float" office:value="271886">
            <text:p>271886</text:p>
          </table:table-cell>
          <table:table-cell office:value-type="float" office:value="239018">
            <text:p>239018</text:p>
          </table:table-cell>
          <table:table-cell office:value-type="float" office:value="2047392300">
            <text:p>2047392300</text:p>
          </table:table-cell>
          <table:table-cell office:value-type="float" office:value="202396">
            <text:p>202396</text:p>
          </table:table-cell>
          <table:table-cell office:value-type="float" office:value="213256">
            <text:p>213256</text:p>
          </table:table-cell>
          <table:table-cell office:value-type="float" office:value="259419">
            <text:p>259419</text:p>
          </table:table-cell>
          <table:table-cell office:value-type="float" office:value="6539270">
            <text:p>6539270</text:p>
          </table:table-cell>
          <table:table-cell office:value-type="float" office:value="288316">
            <text:p>288316</text:p>
          </table:table-cell>
          <table:table-cell office:value-type="float" office:value="244588">
            <text:p>244588</text:p>
          </table:table-cell>
        </table:table-row>
        <table:table-row table:style-name="ro1">
          <table:table-cell office:value-type="float" office:value="6064549530">
            <text:p>6064549530</text:p>
          </table:table-cell>
          <table:table-cell office:value-type="float" office:value="194956">
            <text:p>194956</text:p>
          </table:table-cell>
          <table:table-cell office:value-type="float" office:value="153940">
            <text:p>153940</text:p>
          </table:table-cell>
          <table:table-cell office:value-type="float" office:value="152936">
            <text:p>152936</text:p>
          </table:table-cell>
          <table:table-cell office:value-type="float" office:value="5203061">
            <text:p>5203061</text:p>
          </table:table-cell>
          <table:table-cell office:value-type="float" office:value="270348">
            <text:p>270348</text:p>
          </table:table-cell>
          <table:table-cell office:value-type="float" office:value="231386">
            <text:p>231386</text:p>
          </table:table-cell>
          <table:table-cell office:value-type="float" office:value="3148149100">
            <text:p>3148149100</text:p>
          </table:table-cell>
          <table:table-cell office:value-type="float" office:value="207664">
            <text:p>207664</text:p>
          </table:table-cell>
          <table:table-cell office:value-type="float" office:value="167244">
            <text:p>167244</text:p>
          </table:table-cell>
          <table:table-cell office:value-type="float" office:value="160156">
            <text:p>160156</text:p>
          </table:table-cell>
          <table:table-cell office:value-type="float" office:value="247810">
            <text:p>247810</text:p>
          </table:table-cell>
          <table:table-cell office:value-type="float" office:value="253470">
            <text:p>253470</text:p>
          </table:table-cell>
          <table:table-cell office:value-type="float" office:value="244849">
            <text:p>244849</text:p>
          </table:table-cell>
          <table:table-cell office:value-type="float" office:value="900801079">
            <text:p>900801079</text:p>
          </table:table-cell>
          <table:table-cell office:value-type="float" office:value="201626">
            <text:p>201626</text:p>
          </table:table-cell>
          <table:table-cell office:value-type="float" office:value="199633">
            <text:p>199633</text:p>
          </table:table-cell>
          <table:table-cell office:value-type="float" office:value="161008">
            <text:p>161008</text:p>
          </table:table-cell>
          <table:table-cell office:value-type="float" office:value="46775240">
            <text:p>46775240</text:p>
          </table:table-cell>
          <table:table-cell office:value-type="float" office:value="269368">
            <text:p>269368</text:p>
          </table:table-cell>
          <table:table-cell office:value-type="float" office:value="226224">
            <text:p>226224</text:p>
          </table:table-cell>
        </table:table-row>
        <table:table-row table:style-name="ro1">
          <table:table-cell office:value-type="float" office:value="5620669299">
            <text:p>5620669299</text:p>
          </table:table-cell>
          <table:table-cell office:value-type="float" office:value="193900">
            <text:p>193900</text:p>
          </table:table-cell>
          <table:table-cell office:value-type="float" office:value="151002">
            <text:p>151002</text:p>
          </table:table-cell>
          <table:table-cell office:value-type="float" office:value="150816">
            <text:p>150816</text:p>
          </table:table-cell>
          <table:table-cell office:value-type="float" office:value="4290848">
            <text:p>4290848</text:p>
          </table:table-cell>
          <table:table-cell office:value-type="float" office:value="351463">
            <text:p>351463</text:p>
          </table:table-cell>
          <table:table-cell office:value-type="float" office:value="221940">
            <text:p>221940</text:p>
          </table:table-cell>
          <table:table-cell office:value-type="float" office:value="5819036671">
            <text:p>5819036671</text:p>
          </table:table-cell>
          <table:table-cell office:value-type="float" office:value="203564">
            <text:p>203564</text:p>
          </table:table-cell>
          <table:table-cell office:value-type="float" office:value="196965">
            <text:p>196965</text:p>
          </table:table-cell>
          <table:table-cell office:value-type="float" office:value="160774">
            <text:p>160774</text:p>
          </table:table-cell>
          <table:table-cell office:value-type="float" office:value="6199163">
            <text:p>6199163</text:p>
          </table:table-cell>
          <table:table-cell office:value-type="float" office:value="254488">
            <text:p>254488</text:p>
          </table:table-cell>
          <table:table-cell office:value-type="float" office:value="215822">
            <text:p>215822</text:p>
          </table:table-cell>
          <table:table-cell office:value-type="float" office:value="14963275690">
            <text:p>14963275690</text:p>
          </table:table-cell>
          <table:table-cell office:value-type="float" office:value="200234">
            <text:p>200234</text:p>
          </table:table-cell>
          <table:table-cell office:value-type="float" office:value="192714">
            <text:p>192714</text:p>
          </table:table-cell>
          <table:table-cell office:value-type="float" office:value="158810">
            <text:p>158810</text:p>
          </table:table-cell>
          <table:table-cell office:value-type="float" office:value="528510">
            <text:p>528510</text:p>
          </table:table-cell>
          <table:table-cell office:value-type="float" office:value="312218">
            <text:p>312218</text:p>
          </table:table-cell>
          <table:table-cell office:value-type="float" office:value="226896">
            <text:p>226896</text:p>
          </table:table-cell>
        </table:table-row>
        <table:table-row table:style-name="ro1">
          <table:table-cell office:value-type="float" office:value="7318377050">
            <text:p>7318377050</text:p>
          </table:table-cell>
          <table:table-cell office:value-type="float" office:value="192350">
            <text:p>192350</text:p>
          </table:table-cell>
          <table:table-cell office:value-type="float" office:value="153582">
            <text:p>153582</text:p>
          </table:table-cell>
          <table:table-cell office:value-type="float" office:value="149988">
            <text:p>149988</text:p>
          </table:table-cell>
          <table:table-cell office:value-type="float" office:value="3400338">
            <text:p>3400338</text:p>
          </table:table-cell>
          <table:table-cell office:value-type="float" office:value="304956">
            <text:p>304956</text:p>
          </table:table-cell>
          <table:table-cell office:value-type="float" office:value="270785">
            <text:p>270785</text:p>
          </table:table-cell>
          <table:table-cell office:value-type="float" office:value="7799326628">
            <text:p>7799326628</text:p>
          </table:table-cell>
          <table:table-cell office:value-type="float" office:value="232903">
            <text:p>232903</text:p>
          </table:table-cell>
          <table:table-cell office:value-type="float" office:value="164184">
            <text:p>164184</text:p>
          </table:table-cell>
          <table:table-cell office:value-type="float" office:value="162500">
            <text:p>162500</text:p>
          </table:table-cell>
          <table:table-cell office:value-type="float" office:value="4349578">
            <text:p>4349578</text:p>
          </table:table-cell>
          <table:table-cell office:value-type="float" office:value="264188">
            <text:p>264188</text:p>
          </table:table-cell>
          <table:table-cell office:value-type="float" office:value="223184">
            <text:p>223184</text:p>
          </table:table-cell>
          <table:table-cell office:value-type="float" office:value="26032977725">
            <text:p>26032977725</text:p>
          </table:table-cell>
          <table:table-cell office:value-type="float" office:value="203262">
            <text:p>203262</text:p>
          </table:table-cell>
          <table:table-cell office:value-type="float" office:value="162830">
            <text:p>162830</text:p>
          </table:table-cell>
          <table:table-cell office:value-type="float" office:value="159006">
            <text:p>159006</text:p>
          </table:table-cell>
          <table:table-cell office:value-type="float" office:value="2850923">
            <text:p>2850923</text:p>
          </table:table-cell>
          <table:table-cell office:value-type="float" office:value="269320">
            <text:p>269320</text:p>
          </table:table-cell>
          <table:table-cell office:value-type="float" office:value="239746">
            <text:p>239746</text:p>
          </table:table-cell>
        </table:table-row>
        <table:table-row table:style-name="ro1">
          <table:table-cell office:value-type="float" office:value="5949358597">
            <text:p>5949358597</text:p>
          </table:table-cell>
          <table:table-cell office:value-type="float" office:value="191416">
            <text:p>191416</text:p>
          </table:table-cell>
          <table:table-cell office:value-type="float" office:value="154640">
            <text:p>154640</text:p>
          </table:table-cell>
          <table:table-cell office:value-type="float" office:value="151704">
            <text:p>151704</text:p>
          </table:table-cell>
          <table:table-cell office:value-type="float" office:value="4824173">
            <text:p>4824173</text:p>
          </table:table-cell>
          <table:table-cell office:value-type="float" office:value="266024">
            <text:p>266024</text:p>
          </table:table-cell>
          <table:table-cell office:value-type="float" office:value="226504">
            <text:p>226504</text:p>
          </table:table-cell>
          <table:table-cell office:value-type="float" office:value="11922622100">
            <text:p>11922622100</text:p>
          </table:table-cell>
          <table:table-cell office:value-type="float" office:value="202976">
            <text:p>202976</text:p>
          </table:table-cell>
          <table:table-cell office:value-type="float" office:value="236402">
            <text:p>236402</text:p>
          </table:table-cell>
          <table:table-cell office:value-type="float" office:value="163176">
            <text:p>163176</text:p>
          </table:table-cell>
          <table:table-cell office:value-type="float" office:value="10037936">
            <text:p>10037936</text:p>
          </table:table-cell>
          <table:table-cell office:value-type="float" office:value="282972">
            <text:p>282972</text:p>
          </table:table-cell>
          <table:table-cell office:value-type="float" office:value="243088">
            <text:p>243088</text:p>
          </table:table-cell>
          <table:table-cell office:value-type="float" office:value="2142986011">
            <text:p>2142986011</text:p>
          </table:table-cell>
          <table:table-cell office:value-type="float" office:value="201658">
            <text:p>201658</text:p>
          </table:table-cell>
          <table:table-cell office:value-type="float" office:value="161976">
            <text:p>161976</text:p>
          </table:table-cell>
          <table:table-cell office:value-type="float" office:value="159186">
            <text:p>159186</text:p>
          </table:table-cell>
          <table:table-cell office:value-type="float" office:value="16823318">
            <text:p>16823318</text:p>
          </table:table-cell>
          <table:table-cell office:value-type="float" office:value="334531">
            <text:p>334531</text:p>
          </table:table-cell>
          <table:table-cell office:value-type="float" office:value="246068">
            <text:p>246068</text:p>
          </table:table-cell>
        </table:table-row>
        <table:table-row table:style-name="ro1">
          <table:table-cell office:value-type="float" office:value="27268229209">
            <text:p>27268229209</text:p>
          </table:table-cell>
          <table:table-cell office:value-type="float" office:value="192198">
            <text:p>192198</text:p>
          </table:table-cell>
          <table:table-cell office:value-type="float" office:value="152714">
            <text:p>152714</text:p>
          </table:table-cell>
          <table:table-cell office:value-type="float" office:value="149224">
            <text:p>149224</text:p>
          </table:table-cell>
          <table:table-cell office:value-type="float" office:value="7721635">
            <text:p>7721635</text:p>
          </table:table-cell>
          <table:table-cell office:value-type="float" office:value="269044">
            <text:p>269044</text:p>
          </table:table-cell>
          <table:table-cell office:value-type="float" office:value="228576">
            <text:p>228576</text:p>
          </table:table-cell>
          <table:table-cell office:value-type="float" office:value="11962035444">
            <text:p>11962035444</text:p>
          </table:table-cell>
          <table:table-cell office:value-type="float" office:value="238408">
            <text:p>238408</text:p>
          </table:table-cell>
          <table:table-cell office:value-type="float" office:value="166112">
            <text:p>166112</text:p>
          </table:table-cell>
          <table:table-cell office:value-type="float" office:value="239513">
            <text:p>239513</text:p>
          </table:table-cell>
          <table:table-cell office:value-type="float" office:value="7673250">
            <text:p>7673250</text:p>
          </table:table-cell>
          <table:table-cell office:value-type="float" office:value="3852019">
            <text:p>3852019</text:p>
          </table:table-cell>
          <table:table-cell office:value-type="float" office:value="227118">
            <text:p>227118</text:p>
          </table:table-cell>
          <table:table-cell office:value-type="float" office:value="2003444570">
            <text:p>2003444570</text:p>
          </table:table-cell>
          <table:table-cell office:value-type="float" office:value="200516">
            <text:p>200516</text:p>
          </table:table-cell>
          <table:table-cell office:value-type="float" office:value="160608">
            <text:p>160608</text:p>
          </table:table-cell>
          <table:table-cell office:value-type="float" office:value="157046">
            <text:p>157046</text:p>
          </table:table-cell>
          <table:table-cell office:value-type="float" office:value="1562718">
            <text:p>1562718</text:p>
          </table:table-cell>
          <table:table-cell office:value-type="float" office:value="271358">
            <text:p>271358</text:p>
          </table:table-cell>
          <table:table-cell office:value-type="float" office:value="225494">
            <text:p>225494</text:p>
          </table:table-cell>
        </table:table-row>
        <table:table-row table:style-name="ro1">
          <table:table-cell office:value-type="float" office:value="1795591733">
            <text:p>1795591733</text:p>
          </table:table-cell>
          <table:table-cell office:value-type="float" office:value="191864">
            <text:p>191864</text:p>
          </table:table-cell>
          <table:table-cell office:value-type="float" office:value="152790">
            <text:p>152790</text:p>
          </table:table-cell>
          <table:table-cell office:value-type="float" office:value="151494">
            <text:p>151494</text:p>
          </table:table-cell>
          <table:table-cell office:value-type="float" office:value="35370010">
            <text:p>35370010</text:p>
          </table:table-cell>
          <table:table-cell office:value-type="float" office:value="272616">
            <text:p>272616</text:p>
          </table:table-cell>
          <table:table-cell office:value-type="float" office:value="228286">
            <text:p>228286</text:p>
          </table:table-cell>
          <table:table-cell office:value-type="float" office:value="1092802462">
            <text:p>1092802462</text:p>
          </table:table-cell>
          <table:table-cell office:value-type="float" office:value="204402">
            <text:p>204402</text:p>
          </table:table-cell>
          <table:table-cell office:value-type="float" office:value="163696">
            <text:p>163696</text:p>
          </table:table-cell>
          <table:table-cell office:value-type="float" office:value="160156">
            <text:p>160156</text:p>
          </table:table-cell>
          <table:table-cell office:value-type="float" office:value="17924572">
            <text:p>17924572</text:p>
          </table:table-cell>
          <table:table-cell office:value-type="float" office:value="278738">
            <text:p>278738</text:p>
          </table:table-cell>
          <table:table-cell office:value-type="float" office:value="232600">
            <text:p>232600</text:p>
          </table:table-cell>
          <table:table-cell office:value-type="float" office:value="2485558237">
            <text:p>2485558237</text:p>
          </table:table-cell>
          <table:table-cell office:value-type="float" office:value="239977">
            <text:p>239977</text:p>
          </table:table-cell>
          <table:table-cell office:value-type="float" office:value="161960">
            <text:p>161960</text:p>
          </table:table-cell>
          <table:table-cell office:value-type="float" office:value="160932">
            <text:p>160932</text:p>
          </table:table-cell>
          <table:table-cell office:value-type="float" office:value="910202">
            <text:p>910202</text:p>
          </table:table-cell>
          <table:table-cell office:value-type="float" office:value="273694">
            <text:p>273694</text:p>
          </table:table-cell>
          <table:table-cell office:value-type="float" office:value="330389">
            <text:p>330389</text:p>
          </table:table-cell>
        </table:table-row>
        <table:table-row table:style-name="ro1">
          <table:table-cell office:value-type="float" office:value="2215967470">
            <text:p>2215967470</text:p>
          </table:table-cell>
          <table:table-cell office:value-type="float" office:value="192372">
            <text:p>192372</text:p>
          </table:table-cell>
          <table:table-cell office:value-type="float" office:value="152684">
            <text:p>152684</text:p>
          </table:table-cell>
          <table:table-cell office:value-type="float" office:value="152470">
            <text:p>152470</text:p>
          </table:table-cell>
          <table:table-cell office:value-type="float" office:value="675361">
            <text:p>675361</text:p>
          </table:table-cell>
          <table:table-cell office:value-type="float" office:value="351307">
            <text:p>351307</text:p>
          </table:table-cell>
          <table:table-cell office:value-type="float" office:value="253214">
            <text:p>253214</text:p>
          </table:table-cell>
          <table:table-cell office:value-type="float" office:value="28012397600">
            <text:p>28012397600</text:p>
          </table:table-cell>
          <table:table-cell office:value-type="float" office:value="204014">
            <text:p>204014</text:p>
          </table:table-cell>
          <table:table-cell office:value-type="float" office:value="166888">
            <text:p>166888</text:p>
          </table:table-cell>
          <table:table-cell office:value-type="float" office:value="162468">
            <text:p>162468</text:p>
          </table:table-cell>
          <table:table-cell office:value-type="float" office:value="496780">
            <text:p>496780</text:p>
          </table:table-cell>
          <table:table-cell office:value-type="float" office:value="289526">
            <text:p>289526</text:p>
          </table:table-cell>
          <table:table-cell office:value-type="float" office:value="236244">
            <text:p>236244</text:p>
          </table:table-cell>
          <table:table-cell office:value-type="float" office:value="24892808540">
            <text:p>24892808540</text:p>
          </table:table-cell>
          <table:table-cell office:value-type="float" office:value="202808">
            <text:p>202808</text:p>
          </table:table-cell>
          <table:table-cell office:value-type="float" office:value="160914">
            <text:p>160914</text:p>
          </table:table-cell>
          <table:table-cell office:value-type="float" office:value="157062">
            <text:p>157062</text:p>
          </table:table-cell>
          <table:table-cell office:value-type="float" office:value="2709176">
            <text:p>2709176</text:p>
          </table:table-cell>
          <table:table-cell office:value-type="float" office:value="277506">
            <text:p>277506</text:p>
          </table:table-cell>
          <table:table-cell office:value-type="float" office:value="235254">
            <text:p>235254</text:p>
          </table:table-cell>
        </table:table-row>
        <table:table-row table:style-name="ro1">
          <table:table-cell office:value-type="float" office:value="1930149818">
            <text:p>1930149818</text:p>
          </table:table-cell>
          <table:table-cell office:value-type="float" office:value="216787">
            <text:p>216787</text:p>
          </table:table-cell>
          <table:table-cell office:value-type="float" office:value="188865">
            <text:p>188865</text:p>
          </table:table-cell>
          <table:table-cell office:value-type="float" office:value="149822">
            <text:p>149822</text:p>
          </table:table-cell>
          <table:table-cell office:value-type="float" office:value="1961903">
            <text:p>1961903</text:p>
          </table:table-cell>
          <table:table-cell office:value-type="float" office:value="264738">
            <text:p>264738</text:p>
          </table:table-cell>
          <table:table-cell office:value-type="float" office:value="226830">
            <text:p>226830</text:p>
          </table:table-cell>
          <table:table-cell office:value-type="float" office:value="3458550132">
            <text:p>3458550132</text:p>
          </table:table-cell>
          <table:table-cell office:value-type="float" office:value="204352">
            <text:p>204352</text:p>
          </table:table-cell>
          <table:table-cell office:value-type="float" office:value="163856">
            <text:p>163856</text:p>
          </table:table-cell>
          <table:table-cell office:value-type="float" office:value="161942">
            <text:p>161942</text:p>
          </table:table-cell>
          <table:table-cell office:value-type="float" office:value="24547109">
            <text:p>24547109</text:p>
          </table:table-cell>
          <table:table-cell office:value-type="float" office:value="279436">
            <text:p>279436</text:p>
          </table:table-cell>
          <table:table-cell office:value-type="float" office:value="263094">
            <text:p>263094</text:p>
          </table:table-cell>
          <table:table-cell office:value-type="float" office:value="10967207141">
            <text:p>10967207141</text:p>
          </table:table-cell>
          <table:table-cell office:value-type="float" office:value="201770">
            <text:p>201770</text:p>
          </table:table-cell>
          <table:table-cell office:value-type="float" office:value="193141">
            <text:p>193141</text:p>
          </table:table-cell>
          <table:table-cell office:value-type="float" office:value="161334">
            <text:p>161334</text:p>
          </table:table-cell>
          <table:table-cell office:value-type="float" office:value="488974">
            <text:p>488974</text:p>
          </table:table-cell>
          <table:table-cell office:value-type="float" office:value="259454">
            <text:p>259454</text:p>
          </table:table-cell>
          <table:table-cell office:value-type="float" office:value="217370">
            <text:p>217370</text:p>
          </table:table-cell>
        </table:table-row>
        <table:table-row table:style-name="ro1">
          <table:table-cell office:value-type="float" office:value="2383597421">
            <text:p>2383597421</text:p>
          </table:table-cell>
          <table:table-cell office:value-type="float" office:value="192946">
            <text:p>192946</text:p>
          </table:table-cell>
          <table:table-cell office:value-type="float" office:value="151798">
            <text:p>151798</text:p>
          </table:table-cell>
          <table:table-cell office:value-type="float" office:value="152912">
            <text:p>152912</text:p>
          </table:table-cell>
          <table:table-cell office:value-type="float" office:value="4946604">
            <text:p>4946604</text:p>
          </table:table-cell>
          <table:table-cell office:value-type="float" office:value="257004">
            <text:p>257004</text:p>
          </table:table-cell>
          <table:table-cell office:value-type="float" office:value="217456">
            <text:p>217456</text:p>
          </table:table-cell>
          <table:table-cell office:value-type="float" office:value="2599609335">
            <text:p>2599609335</text:p>
          </table:table-cell>
          <table:table-cell office:value-type="float" office:value="206422">
            <text:p>206422</text:p>
          </table:table-cell>
          <table:table-cell office:value-type="float" office:value="171610">
            <text:p>171610</text:p>
          </table:table-cell>
          <table:table-cell office:value-type="float" office:value="159804">
            <text:p>159804</text:p>
          </table:table-cell>
          <table:table-cell office:value-type="float" office:value="68510590">
            <text:p>68510590</text:p>
          </table:table-cell>
          <table:table-cell office:value-type="float" office:value="283016">
            <text:p>283016</text:p>
          </table:table-cell>
          <table:table-cell office:value-type="float" office:value="232830">
            <text:p>232830</text:p>
          </table:table-cell>
          <table:table-cell office:value-type="float" office:value="1178681558">
            <text:p>1178681558</text:p>
          </table:table-cell>
          <table:table-cell office:value-type="float" office:value="201764">
            <text:p>201764</text:p>
          </table:table-cell>
          <table:table-cell office:value-type="float" office:value="163872">
            <text:p>163872</text:p>
          </table:table-cell>
          <table:table-cell office:value-type="float" office:value="161212">
            <text:p>161212</text:p>
          </table:table-cell>
          <table:table-cell office:value-type="float" office:value="4797470">
            <text:p>4797470</text:p>
          </table:table-cell>
          <table:table-cell office:value-type="float" office:value="279062">
            <text:p>279062</text:p>
          </table:table-cell>
          <table:table-cell office:value-type="float" office:value="264998">
            <text:p>264998</text:p>
          </table:table-cell>
        </table:table-row>
        <table:table-row table:style-name="ro1">
          <table:table-cell office:value-type="float" office:value="2752499045">
            <text:p>2752499045</text:p>
          </table:table-cell>
          <table:table-cell office:value-type="float" office:value="196086">
            <text:p>196086</text:p>
          </table:table-cell>
          <table:table-cell office:value-type="float" office:value="154260">
            <text:p>154260</text:p>
          </table:table-cell>
          <table:table-cell office:value-type="float" office:value="150094">
            <text:p>150094</text:p>
          </table:table-cell>
          <table:table-cell office:value-type="float" office:value="1589094">
            <text:p>1589094</text:p>
          </table:table-cell>
          <table:table-cell office:value-type="float" office:value="265084">
            <text:p>265084</text:p>
          </table:table-cell>
          <table:table-cell office:value-type="float" office:value="220770">
            <text:p>220770</text:p>
          </table:table-cell>
          <table:table-cell office:value-type="float" office:value="3342571840">
            <text:p>3342571840</text:p>
          </table:table-cell>
          <table:table-cell office:value-type="float" office:value="206472">
            <text:p>206472</text:p>
          </table:table-cell>
          <table:table-cell office:value-type="float" office:value="169308">
            <text:p>169308</text:p>
          </table:table-cell>
          <table:table-cell office:value-type="float" office:value="163402">
            <text:p>163402</text:p>
          </table:table-cell>
          <table:table-cell office:value-type="float" office:value="7735084">
            <text:p>7735084</text:p>
          </table:table-cell>
          <table:table-cell office:value-type="float" office:value="282056">
            <text:p>282056</text:p>
          </table:table-cell>
          <table:table-cell office:value-type="float" office:value="262259">
            <text:p>262259</text:p>
          </table:table-cell>
          <table:table-cell office:value-type="float" office:value="1069109046">
            <text:p>1069109046</text:p>
          </table:table-cell>
          <table:table-cell office:value-type="float" office:value="206012">
            <text:p>206012</text:p>
          </table:table-cell>
          <table:table-cell office:value-type="float" office:value="162560">
            <text:p>162560</text:p>
          </table:table-cell>
          <table:table-cell office:value-type="float" office:value="160162">
            <text:p>160162</text:p>
          </table:table-cell>
          <table:table-cell office:value-type="float" office:value="496387">
            <text:p>496387</text:p>
          </table:table-cell>
          <table:table-cell office:value-type="float" office:value="259828">
            <text:p>259828</text:p>
          </table:table-cell>
          <table:table-cell office:value-type="float" office:value="218962">
            <text:p>218962</text:p>
          </table:table-cell>
        </table:table-row>
        <table:table-row table:style-name="ro1">
          <table:table-cell office:value-type="float" office:value="6328137733">
            <text:p>6328137733</text:p>
          </table:table-cell>
          <table:table-cell office:value-type="float" office:value="195444">
            <text:p>195444</text:p>
          </table:table-cell>
          <table:table-cell office:value-type="float" office:value="154496">
            <text:p>154496</text:p>
          </table:table-cell>
          <table:table-cell office:value-type="float" office:value="149488">
            <text:p>149488</text:p>
          </table:table-cell>
          <table:table-cell office:value-type="float" office:value="2745566">
            <text:p>2745566</text:p>
          </table:table-cell>
          <table:table-cell office:value-type="float" office:value="360200">
            <text:p>360200</text:p>
          </table:table-cell>
          <table:table-cell office:value-type="float" office:value="231612">
            <text:p>231612</text:p>
          </table:table-cell>
          <table:table-cell office:value-type="float" office:value="9223714733">
            <text:p>9223714733</text:p>
          </table:table-cell>
          <table:table-cell office:value-type="float" office:value="202806">
            <text:p>202806</text:p>
          </table:table-cell>
          <table:table-cell office:value-type="float" office:value="165934">
            <text:p>165934</text:p>
          </table:table-cell>
          <table:table-cell office:value-type="float" office:value="162562">
            <text:p>162562</text:p>
          </table:table-cell>
          <table:table-cell office:value-type="float" office:value="1839542">
            <text:p>1839542</text:p>
          </table:table-cell>
          <table:table-cell office:value-type="float" office:value="270794">
            <text:p>270794</text:p>
          </table:table-cell>
          <table:table-cell office:value-type="float" office:value="226962">
            <text:p>226962</text:p>
          </table:table-cell>
          <table:table-cell office:value-type="float" office:value="10205743444">
            <text:p>10205743444</text:p>
          </table:table-cell>
          <table:table-cell office:value-type="float" office:value="314398">
            <text:p>314398</text:p>
          </table:table-cell>
          <table:table-cell office:value-type="float" office:value="244646">
            <text:p>244646</text:p>
          </table:table-cell>
          <table:table-cell office:value-type="float" office:value="256780">
            <text:p>256780</text:p>
          </table:table-cell>
          <table:table-cell office:value-type="float" office:value="27069591">
            <text:p>27069591</text:p>
          </table:table-cell>
          <table:table-cell office:value-type="float" office:value="287043">
            <text:p>287043</text:p>
          </table:table-cell>
          <table:table-cell office:value-type="float" office:value="226406">
            <text:p>226406</text:p>
          </table:table-cell>
        </table:table-row>
        <table:table-row table:style-name="ro1">
          <table:table-cell office:value-type="float" office:value="4555886951">
            <text:p>4555886951</text:p>
          </table:table-cell>
          <table:table-cell office:value-type="float" office:value="192510">
            <text:p>192510</text:p>
          </table:table-cell>
          <table:table-cell office:value-type="float" office:value="151686">
            <text:p>151686</text:p>
          </table:table-cell>
          <table:table-cell office:value-type="float" office:value="150956">
            <text:p>150956</text:p>
          </table:table-cell>
          <table:table-cell office:value-type="float" office:value="21319205">
            <text:p>21319205</text:p>
          </table:table-cell>
          <table:table-cell office:value-type="float" office:value="362352">
            <text:p>362352</text:p>
          </table:table-cell>
          <table:table-cell office:value-type="float" office:value="228336">
            <text:p>228336</text:p>
          </table:table-cell>
          <table:table-cell office:value-type="float" office:value="534002047">
            <text:p>534002047</text:p>
          </table:table-cell>
          <table:table-cell office:value-type="float" office:value="205172">
            <text:p>205172</text:p>
          </table:table-cell>
          <table:table-cell office:value-type="float" office:value="198935">
            <text:p>198935</text:p>
          </table:table-cell>
          <table:table-cell office:value-type="float" office:value="161116">
            <text:p>161116</text:p>
          </table:table-cell>
          <table:table-cell office:value-type="float" office:value="44977661">
            <text:p>44977661</text:p>
          </table:table-cell>
          <table:table-cell office:value-type="float" office:value="277678">
            <text:p>277678</text:p>
          </table:table-cell>
          <table:table-cell office:value-type="float" office:value="277253">
            <text:p>277253</text:p>
          </table:table-cell>
          <table:table-cell office:value-type="float" office:value="1646108405">
            <text:p>1646108405</text:p>
          </table:table-cell>
          <table:table-cell office:value-type="float" office:value="222112">
            <text:p>222112</text:p>
          </table:table-cell>
          <table:table-cell office:value-type="float" office:value="178668">
            <text:p>178668</text:p>
          </table:table-cell>
          <table:table-cell office:value-type="float" office:value="179246">
            <text:p>179246</text:p>
          </table:table-cell>
          <table:table-cell office:value-type="float" office:value="2339030">
            <text:p>2339030</text:p>
          </table:table-cell>
          <table:table-cell office:value-type="float" office:value="275878">
            <text:p>275878</text:p>
          </table:table-cell>
          <table:table-cell office:value-type="float" office:value="247120">
            <text:p>247120</text:p>
          </table:table-cell>
        </table:table-row>
        <table:table-row table:style-name="ro1">
          <table:table-cell office:value-type="float" office:value="4155667113">
            <text:p>4155667113</text:p>
          </table:table-cell>
          <table:table-cell office:value-type="float" office:value="192938">
            <text:p>192938</text:p>
          </table:table-cell>
          <table:table-cell office:value-type="float" office:value="151984">
            <text:p>151984</text:p>
          </table:table-cell>
          <table:table-cell office:value-type="float" office:value="152266">
            <text:p>152266</text:p>
          </table:table-cell>
          <table:table-cell office:value-type="float" office:value="5729006">
            <text:p>5729006</text:p>
          </table:table-cell>
          <table:table-cell office:value-type="float" office:value="257394">
            <text:p>257394</text:p>
          </table:table-cell>
          <table:table-cell office:value-type="float" office:value="224164">
            <text:p>224164</text:p>
          </table:table-cell>
          <table:table-cell office:value-type="float" office:value="3313057959">
            <text:p>3313057959</text:p>
          </table:table-cell>
          <table:table-cell office:value-type="float" office:value="202434">
            <text:p>202434</text:p>
          </table:table-cell>
          <table:table-cell office:value-type="float" office:value="166046">
            <text:p>166046</text:p>
          </table:table-cell>
          <table:table-cell office:value-type="float" office:value="177929">
            <text:p>177929</text:p>
          </table:table-cell>
          <table:table-cell office:value-type="float" office:value="11093409">
            <text:p>11093409</text:p>
          </table:table-cell>
          <table:table-cell office:value-type="float" office:value="278318">
            <text:p>278318</text:p>
          </table:table-cell>
          <table:table-cell office:value-type="float" office:value="233160">
            <text:p>233160</text:p>
          </table:table-cell>
          <table:table-cell office:value-type="float" office:value="13608657394">
            <text:p>13608657394</text:p>
          </table:table-cell>
          <table:table-cell office:value-type="float" office:value="286003">
            <text:p>286003</text:p>
          </table:table-cell>
          <table:table-cell office:value-type="float" office:value="186324">
            <text:p>186324</text:p>
          </table:table-cell>
          <table:table-cell office:value-type="float" office:value="299751">
            <text:p>299751</text:p>
          </table:table-cell>
          <table:table-cell office:value-type="float" office:value="250078">
            <text:p>250078</text:p>
          </table:table-cell>
          <table:table-cell office:value-type="float" office:value="262580">
            <text:p>262580</text:p>
          </table:table-cell>
          <table:table-cell office:value-type="float" office:value="222688">
            <text:p>222688</text:p>
          </table:table-cell>
        </table:table-row>
        <table:table-row table:style-name="ro1">
          <table:table-cell office:value-type="float" office:value="4101564814">
            <text:p>4101564814</text:p>
          </table:table-cell>
          <table:table-cell office:value-type="float" office:value="190430">
            <text:p>190430</text:p>
          </table:table-cell>
          <table:table-cell office:value-type="float" office:value="151350">
            <text:p>151350</text:p>
          </table:table-cell>
          <table:table-cell office:value-type="float" office:value="149936">
            <text:p>149936</text:p>
          </table:table-cell>
          <table:table-cell office:value-type="float" office:value="10441760">
            <text:p>10441760</text:p>
          </table:table-cell>
          <table:table-cell office:value-type="float" office:value="259840">
            <text:p>259840</text:p>
          </table:table-cell>
          <table:table-cell office:value-type="float" office:value="221826">
            <text:p>221826</text:p>
          </table:table-cell>
          <table:table-cell office:value-type="float" office:value="4360355052">
            <text:p>4360355052</text:p>
          </table:table-cell>
          <table:table-cell office:value-type="float" office:value="222408">
            <text:p>222408</text:p>
          </table:table-cell>
          <table:table-cell office:value-type="float" office:value="165394">
            <text:p>165394</text:p>
          </table:table-cell>
          <table:table-cell office:value-type="float" office:value="159812">
            <text:p>159812</text:p>
          </table:table-cell>
          <table:table-cell office:value-type="float" office:value="903198">
            <text:p>903198</text:p>
          </table:table-cell>
          <table:table-cell office:value-type="float" office:value="272002">
            <text:p>272002</text:p>
          </table:table-cell>
          <table:table-cell office:value-type="float" office:value="227936">
            <text:p>227936</text:p>
          </table:table-cell>
          <table:table-cell office:value-type="float" office:value="1124286062">
            <text:p>1124286062</text:p>
          </table:table-cell>
          <table:table-cell office:value-type="float" office:value="221456">
            <text:p>221456</text:p>
          </table:table-cell>
          <table:table-cell office:value-type="float" office:value="161376">
            <text:p>161376</text:p>
          </table:table-cell>
          <table:table-cell office:value-type="float" office:value="159856">
            <text:p>159856</text:p>
          </table:table-cell>
          <table:table-cell office:value-type="float" office:value="4105080">
            <text:p>4105080</text:p>
          </table:table-cell>
          <table:table-cell office:value-type="float" office:value="265524">
            <text:p>265524</text:p>
          </table:table-cell>
          <table:table-cell office:value-type="float" office:value="222138">
            <text:p>222138</text:p>
          </table:table-cell>
        </table:table-row>
        <table:table-row table:style-name="ro1">
          <table:table-cell office:value-type="float" office:value="4288486997">
            <text:p>4288486997</text:p>
          </table:table-cell>
          <table:table-cell office:value-type="float" office:value="191978">
            <text:p>191978</text:p>
          </table:table-cell>
          <table:table-cell office:value-type="float" office:value="150230">
            <text:p>150230</text:p>
          </table:table-cell>
          <table:table-cell office:value-type="float" office:value="149072">
            <text:p>149072</text:p>
          </table:table-cell>
          <table:table-cell office:value-type="float" office:value="19696600">
            <text:p>19696600</text:p>
          </table:table-cell>
          <table:table-cell office:value-type="float" office:value="269110">
            <text:p>269110</text:p>
          </table:table-cell>
          <table:table-cell office:value-type="float" office:value="343220">
            <text:p>343220</text:p>
          </table:table-cell>
          <table:table-cell office:value-type="float" office:value="1618989882">
            <text:p>1618989882</text:p>
          </table:table-cell>
          <table:table-cell office:value-type="float" office:value="203360">
            <text:p>203360</text:p>
          </table:table-cell>
          <table:table-cell office:value-type="float" office:value="168438">
            <text:p>168438</text:p>
          </table:table-cell>
          <table:table-cell office:value-type="float" office:value="162610">
            <text:p>162610</text:p>
          </table:table-cell>
          <table:table-cell office:value-type="float" office:value="2256242">
            <text:p>2256242</text:p>
          </table:table-cell>
          <table:table-cell office:value-type="float" office:value="256076">
            <text:p>256076</text:p>
          </table:table-cell>
          <table:table-cell office:value-type="float" office:value="217288">
            <text:p>217288</text:p>
          </table:table-cell>
          <table:table-cell office:value-type="float" office:value="650599865">
            <text:p>650599865</text:p>
          </table:table-cell>
          <table:table-cell office:value-type="float" office:value="198998">
            <text:p>198998</text:p>
          </table:table-cell>
          <table:table-cell office:value-type="float" office:value="162452">
            <text:p>162452</text:p>
          </table:table-cell>
          <table:table-cell office:value-type="float" office:value="185534">
            <text:p>185534</text:p>
          </table:table-cell>
          <table:table-cell office:value-type="float" office:value="301726">
            <text:p>301726</text:p>
          </table:table-cell>
          <table:table-cell office:value-type="float" office:value="265158">
            <text:p>265158</text:p>
          </table:table-cell>
          <table:table-cell office:value-type="float" office:value="217538">
            <text:p>217538</text:p>
          </table:table-cell>
        </table:table-row>
        <table:table-row table:style-name="ro1">
          <table:table-cell office:value-type="float" office:value="5828910919">
            <text:p>5828910919</text:p>
          </table:table-cell>
          <table:table-cell office:value-type="float" office:value="197398">
            <text:p>197398</text:p>
          </table:table-cell>
          <table:table-cell office:value-type="float" office:value="152032">
            <text:p>152032</text:p>
          </table:table-cell>
          <table:table-cell office:value-type="float" office:value="151698">
            <text:p>151698</text:p>
          </table:table-cell>
          <table:table-cell office:value-type="float" office:value="15504864">
            <text:p>15504864</text:p>
          </table:table-cell>
          <table:table-cell office:value-type="float" office:value="276610">
            <text:p>276610</text:p>
          </table:table-cell>
          <table:table-cell office:value-type="float" office:value="248716">
            <text:p>248716</text:p>
          </table:table-cell>
          <table:table-cell office:value-type="float" office:value="997540323">
            <text:p>997540323</text:p>
          </table:table-cell>
          <table:table-cell office:value-type="float" office:value="203732">
            <text:p>203732</text:p>
          </table:table-cell>
          <table:table-cell office:value-type="float" office:value="183810">
            <text:p>183810</text:p>
          </table:table-cell>
          <table:table-cell office:value-type="float" office:value="161684">
            <text:p>161684</text:p>
          </table:table-cell>
          <table:table-cell office:value-type="float" office:value="5034981">
            <text:p>5034981</text:p>
          </table:table-cell>
          <table:table-cell office:value-type="float" office:value="313516">
            <text:p>313516</text:p>
          </table:table-cell>
          <table:table-cell office:value-type="float" office:value="234980">
            <text:p>234980</text:p>
          </table:table-cell>
          <table:table-cell office:value-type="float" office:value="8279031107">
            <text:p>8279031107</text:p>
          </table:table-cell>
          <table:table-cell office:value-type="float" office:value="202758">
            <text:p>202758</text:p>
          </table:table-cell>
          <table:table-cell office:value-type="float" office:value="164606">
            <text:p>164606</text:p>
          </table:table-cell>
          <table:table-cell office:value-type="float" office:value="157482">
            <text:p>157482</text:p>
          </table:table-cell>
          <table:table-cell office:value-type="float" office:value="46263586">
            <text:p>46263586</text:p>
          </table:table-cell>
          <table:table-cell office:value-type="float" office:value="286488">
            <text:p>286488</text:p>
          </table:table-cell>
          <table:table-cell office:value-type="float" office:value="249494">
            <text:p>249494</text:p>
          </table:table-cell>
        </table:table-row>
        <table:table-row table:style-name="ro1">
          <table:table-cell office:value-type="float" office:value="26453439382">
            <text:p>26453439382</text:p>
          </table:table-cell>
          <table:table-cell office:value-type="float" office:value="195496">
            <text:p>195496</text:p>
          </table:table-cell>
          <table:table-cell office:value-type="float" office:value="160020">
            <text:p>160020</text:p>
          </table:table-cell>
          <table:table-cell office:value-type="float" office:value="152780">
            <text:p>152780</text:p>
          </table:table-cell>
          <table:table-cell office:value-type="float" office:value="10074061">
            <text:p>10074061</text:p>
          </table:table-cell>
          <table:table-cell office:value-type="float" office:value="562884">
            <text:p>562884</text:p>
          </table:table-cell>
          <table:table-cell office:value-type="float" office:value="229964">
            <text:p>229964</text:p>
          </table:table-cell>
          <table:table-cell office:value-type="float" office:value="23562775643">
            <text:p>23562775643</text:p>
          </table:table-cell>
          <table:table-cell office:value-type="float" office:value="206456">
            <text:p>206456</text:p>
          </table:table-cell>
          <table:table-cell office:value-type="float" office:value="166272">
            <text:p>166272</text:p>
          </table:table-cell>
          <table:table-cell office:value-type="float" office:value="163942">
            <text:p>163942</text:p>
          </table:table-cell>
          <table:table-cell office:value-type="float" office:value="6574955">
            <text:p>6574955</text:p>
          </table:table-cell>
          <table:table-cell office:value-type="float" office:value="264906">
            <text:p>264906</text:p>
          </table:table-cell>
          <table:table-cell office:value-type="float" office:value="229078">
            <text:p>229078</text:p>
          </table:table-cell>
          <table:table-cell office:value-type="float" office:value="6853479432">
            <text:p>6853479432</text:p>
          </table:table-cell>
          <table:table-cell office:value-type="float" office:value="224468">
            <text:p>224468</text:p>
          </table:table-cell>
          <table:table-cell office:value-type="float" office:value="161098">
            <text:p>161098</text:p>
          </table:table-cell>
          <table:table-cell office:value-type="float" office:value="161706">
            <text:p>161706</text:p>
          </table:table-cell>
          <table:table-cell office:value-type="float" office:value="19010543">
            <text:p>19010543</text:p>
          </table:table-cell>
          <table:table-cell office:value-type="float" office:value="290881">
            <text:p>290881</text:p>
          </table:table-cell>
          <table:table-cell office:value-type="float" office:value="332792">
            <text:p>332792</text:p>
          </table:table-cell>
        </table:table-row>
        <table:table-row table:style-name="ro1">
          <table:table-cell office:value-type="float" office:value="21175741690">
            <text:p>21175741690</text:p>
          </table:table-cell>
          <table:table-cell office:value-type="float" office:value="194096">
            <text:p>194096</text:p>
          </table:table-cell>
          <table:table-cell office:value-type="float" office:value="153780">
            <text:p>153780</text:p>
          </table:table-cell>
          <table:table-cell office:value-type="float" office:value="151792">
            <text:p>151792</text:p>
          </table:table-cell>
          <table:table-cell office:value-type="float" office:value="21446001">
            <text:p>21446001</text:p>
          </table:table-cell>
          <table:table-cell office:value-type="float" office:value="263920">
            <text:p>263920</text:p>
          </table:table-cell>
          <table:table-cell office:value-type="float" office:value="247314">
            <text:p>247314</text:p>
          </table:table-cell>
          <table:table-cell office:value-type="float" office:value="12021875358">
            <text:p>12021875358</text:p>
          </table:table-cell>
          <table:table-cell office:value-type="float" office:value="207506">
            <text:p>207506</text:p>
          </table:table-cell>
          <table:table-cell office:value-type="float" office:value="165114">
            <text:p>165114</text:p>
          </table:table-cell>
          <table:table-cell office:value-type="float" office:value="162456">
            <text:p>162456</text:p>
          </table:table-cell>
          <table:table-cell office:value-type="float" office:value="7479591">
            <text:p>7479591</text:p>
          </table:table-cell>
          <table:table-cell office:value-type="float" office:value="399842">
            <text:p>399842</text:p>
          </table:table-cell>
          <table:table-cell office:value-type="float" office:value="282864">
            <text:p>282864</text:p>
          </table:table-cell>
          <table:table-cell office:value-type="float" office:value="1433487780">
            <text:p>1433487780</text:p>
          </table:table-cell>
          <table:table-cell office:value-type="float" office:value="203118">
            <text:p>203118</text:p>
          </table:table-cell>
          <table:table-cell office:value-type="float" office:value="162656">
            <text:p>162656</text:p>
          </table:table-cell>
          <table:table-cell office:value-type="float" office:value="158186">
            <text:p>158186</text:p>
          </table:table-cell>
          <table:table-cell office:value-type="float" office:value="16550948">
            <text:p>16550948</text:p>
          </table:table-cell>
          <table:table-cell office:value-type="float" office:value="397487">
            <text:p>397487</text:p>
          </table:table-cell>
          <table:table-cell office:value-type="float" office:value="235024">
            <text:p>235024</text:p>
          </table:table-cell>
        </table:table-row>
        <table:table-row table:style-name="ro1">
          <table:table-cell office:value-type="float" office:value="26072908758">
            <text:p>26072908758</text:p>
          </table:table-cell>
          <table:table-cell office:value-type="float" office:value="192334">
            <text:p>192334</text:p>
          </table:table-cell>
          <table:table-cell office:value-type="float" office:value="155112">
            <text:p>155112</text:p>
          </table:table-cell>
          <table:table-cell office:value-type="float" office:value="218342">
            <text:p>218342</text:p>
          </table:table-cell>
          <table:table-cell office:value-type="float" office:value="10499584">
            <text:p>10499584</text:p>
          </table:table-cell>
          <table:table-cell office:value-type="float" office:value="270714">
            <text:p>270714</text:p>
          </table:table-cell>
          <table:table-cell office:value-type="float" office:value="227726">
            <text:p>227726</text:p>
          </table:table-cell>
          <table:table-cell office:value-type="float" office:value="14604665139">
            <text:p>14604665139</text:p>
          </table:table-cell>
          <table:table-cell office:value-type="float" office:value="202928">
            <text:p>202928</text:p>
          </table:table-cell>
          <table:table-cell office:value-type="float" office:value="165044">
            <text:p>165044</text:p>
          </table:table-cell>
          <table:table-cell office:value-type="float" office:value="162012">
            <text:p>162012</text:p>
          </table:table-cell>
          <table:table-cell office:value-type="float" office:value="1019662">
            <text:p>1019662</text:p>
          </table:table-cell>
          <table:table-cell office:value-type="float" office:value="278174">
            <text:p>278174</text:p>
          </table:table-cell>
          <table:table-cell office:value-type="float" office:value="252640">
            <text:p>252640</text:p>
          </table:table-cell>
          <table:table-cell office:value-type="float" office:value="16684442857">
            <text:p>16684442857</text:p>
          </table:table-cell>
          <table:table-cell office:value-type="float" office:value="205194">
            <text:p>205194</text:p>
          </table:table-cell>
          <table:table-cell office:value-type="float" office:value="163006">
            <text:p>163006</text:p>
          </table:table-cell>
          <table:table-cell office:value-type="float" office:value="158150">
            <text:p>158150</text:p>
          </table:table-cell>
          <table:table-cell office:value-type="float" office:value="7854328">
            <text:p>7854328</text:p>
          </table:table-cell>
          <table:table-cell office:value-type="float" office:value="274520">
            <text:p>274520</text:p>
          </table:table-cell>
          <table:table-cell office:value-type="float" office:value="540507">
            <text:p>540507</text:p>
          </table:table-cell>
        </table:table-row>
        <table:table-row table:style-name="ro1">
          <table:table-cell office:value-type="float" office:value="3574811163">
            <text:p>3574811163</text:p>
          </table:table-cell>
          <table:table-cell office:value-type="float" office:value="195204">
            <text:p>195204</text:p>
          </table:table-cell>
          <table:table-cell office:value-type="float" office:value="150404">
            <text:p>150404</text:p>
          </table:table-cell>
          <table:table-cell office:value-type="float" office:value="151052">
            <text:p>151052</text:p>
          </table:table-cell>
          <table:table-cell office:value-type="float" office:value="9466491">
            <text:p>9466491</text:p>
          </table:table-cell>
          <table:table-cell office:value-type="float" office:value="269056">
            <text:p>269056</text:p>
          </table:table-cell>
          <table:table-cell office:value-type="float" office:value="223330">
            <text:p>223330</text:p>
          </table:table-cell>
          <table:table-cell office:value-type="float" office:value="1741560534">
            <text:p>1741560534</text:p>
          </table:table-cell>
          <table:table-cell office:value-type="float" office:value="203848">
            <text:p>203848</text:p>
          </table:table-cell>
          <table:table-cell office:value-type="float" office:value="167674">
            <text:p>167674</text:p>
          </table:table-cell>
          <table:table-cell office:value-type="float" office:value="163276">
            <text:p>163276</text:p>
          </table:table-cell>
          <table:table-cell office:value-type="float" office:value="12414652">
            <text:p>12414652</text:p>
          </table:table-cell>
          <table:table-cell office:value-type="float" office:value="548225">
            <text:p>548225</text:p>
          </table:table-cell>
          <table:table-cell office:value-type="float" office:value="230826">
            <text:p>230826</text:p>
          </table:table-cell>
          <table:table-cell office:value-type="float" office:value="684824495">
            <text:p>684824495</text:p>
          </table:table-cell>
          <table:table-cell office:value-type="float" office:value="291937">
            <text:p>291937</text:p>
          </table:table-cell>
          <table:table-cell office:value-type="float" office:value="164610">
            <text:p>164610</text:p>
          </table:table-cell>
          <table:table-cell office:value-type="float" office:value="160422">
            <text:p>160422</text:p>
          </table:table-cell>
          <table:table-cell office:value-type="float" office:value="2210528">
            <text:p>2210528</text:p>
          </table:table-cell>
          <table:table-cell office:value-type="float" office:value="299336">
            <text:p>299336</text:p>
          </table:table-cell>
          <table:table-cell office:value-type="float" office:value="224302">
            <text:p>224302</text:p>
          </table:table-cell>
        </table:table-row>
        <table:table-row table:style-name="ro1">
          <table:table-cell office:value-type="float" office:value="10502781391">
            <text:p>10502781391</text:p>
          </table:table-cell>
          <table:table-cell office:value-type="float" office:value="191834">
            <text:p>191834</text:p>
          </table:table-cell>
          <table:table-cell office:value-type="float" office:value="153334">
            <text:p>153334</text:p>
          </table:table-cell>
          <table:table-cell office:value-type="float" office:value="150406">
            <text:p>150406</text:p>
          </table:table-cell>
          <table:table-cell office:value-type="float" office:value="12482334">
            <text:p>12482334</text:p>
          </table:table-cell>
          <table:table-cell office:value-type="float" office:value="259012">
            <text:p>259012</text:p>
          </table:table-cell>
          <table:table-cell office:value-type="float" office:value="213508">
            <text:p>213508</text:p>
          </table:table-cell>
          <table:table-cell office:value-type="float" office:value="1063091086">
            <text:p>1063091086</text:p>
          </table:table-cell>
          <table:table-cell office:value-type="float" office:value="204364">
            <text:p>204364</text:p>
          </table:table-cell>
          <table:table-cell office:value-type="float" office:value="165622">
            <text:p>165622</text:p>
          </table:table-cell>
          <table:table-cell office:value-type="float" office:value="163466">
            <text:p>163466</text:p>
          </table:table-cell>
          <table:table-cell office:value-type="float" office:value="6736096">
            <text:p>6736096</text:p>
          </table:table-cell>
          <table:table-cell office:value-type="float" office:value="266392">
            <text:p>266392</text:p>
          </table:table-cell>
          <table:table-cell office:value-type="float" office:value="224668">
            <text:p>224668</text:p>
          </table:table-cell>
          <table:table-cell office:value-type="float" office:value="2323549190">
            <text:p>2323549190</text:p>
          </table:table-cell>
          <table:table-cell office:value-type="float" office:value="201604">
            <text:p>201604</text:p>
          </table:table-cell>
          <table:table-cell office:value-type="float" office:value="192165">
            <text:p>192165</text:p>
          </table:table-cell>
          <table:table-cell office:value-type="float" office:value="160520">
            <text:p>160520</text:p>
          </table:table-cell>
          <table:table-cell office:value-type="float" office:value="4557706">
            <text:p>4557706</text:p>
          </table:table-cell>
          <table:table-cell office:value-type="float" office:value="256134">
            <text:p>256134</text:p>
          </table:table-cell>
          <table:table-cell office:value-type="float" office:value="217004">
            <text:p>217004</text:p>
          </table:table-cell>
        </table:table-row>
        <table:table-row table:style-name="ro1">
          <table:table-cell office:value-type="float" office:value="14379258441">
            <text:p>14379258441</text:p>
          </table:table-cell>
          <table:table-cell office:value-type="float" office:value="222789">
            <text:p>222789</text:p>
          </table:table-cell>
          <table:table-cell office:value-type="float" office:value="153432">
            <text:p>153432</text:p>
          </table:table-cell>
          <table:table-cell office:value-type="float" office:value="243920">
            <text:p>243920</text:p>
          </table:table-cell>
          <table:table-cell office:value-type="float" office:value="238638">
            <text:p>238638</text:p>
          </table:table-cell>
          <table:table-cell office:value-type="float" office:value="260192">
            <text:p>260192</text:p>
          </table:table-cell>
          <table:table-cell office:value-type="float" office:value="346287">
            <text:p>346287</text:p>
          </table:table-cell>
          <table:table-cell office:value-type="float" office:value="1484320779">
            <text:p>1484320779</text:p>
          </table:table-cell>
          <table:table-cell office:value-type="float" office:value="206212">
            <text:p>206212</text:p>
          </table:table-cell>
          <table:table-cell office:value-type="float" office:value="166936">
            <text:p>166936</text:p>
          </table:table-cell>
          <table:table-cell office:value-type="float" office:value="276506">
            <text:p>276506</text:p>
          </table:table-cell>
          <table:table-cell office:value-type="float" office:value="5076012">
            <text:p>5076012</text:p>
          </table:table-cell>
          <table:table-cell office:value-type="float" office:value="301181">
            <text:p>301181</text:p>
          </table:table-cell>
          <table:table-cell office:value-type="float" office:value="236886">
            <text:p>236886</text:p>
          </table:table-cell>
          <table:table-cell office:value-type="float" office:value="23001160032">
            <text:p>23001160032</text:p>
          </table:table-cell>
          <table:table-cell office:value-type="float" office:value="202372">
            <text:p>202372</text:p>
          </table:table-cell>
          <table:table-cell office:value-type="float" office:value="165002">
            <text:p>165002</text:p>
          </table:table-cell>
          <table:table-cell office:value-type="float" office:value="177776">
            <text:p>177776</text:p>
          </table:table-cell>
          <table:table-cell office:value-type="float" office:value="8154392">
            <text:p>8154392</text:p>
          </table:table-cell>
          <table:table-cell office:value-type="float" office:value="280900">
            <text:p>280900</text:p>
          </table:table-cell>
          <table:table-cell office:value-type="float" office:value="233408">
            <text:p>233408</text:p>
          </table:table-cell>
        </table:table-row>
        <table:table-row table:style-name="ro1">
          <table:table-cell office:value-type="float" office:value="3619572213">
            <text:p>3619572213</text:p>
          </table:table-cell>
          <table:table-cell office:value-type="float" office:value="192508">
            <text:p>192508</text:p>
          </table:table-cell>
          <table:table-cell office:value-type="float" office:value="171090">
            <text:p>171090</text:p>
          </table:table-cell>
          <table:table-cell office:value-type="float" office:value="151640">
            <text:p>151640</text:p>
          </table:table-cell>
          <table:table-cell office:value-type="float" office:value="3811590">
            <text:p>3811590</text:p>
          </table:table-cell>
          <table:table-cell office:value-type="float" office:value="301889">
            <text:p>301889</text:p>
          </table:table-cell>
          <table:table-cell office:value-type="float" office:value="219902">
            <text:p>219902</text:p>
          </table:table-cell>
          <table:table-cell office:value-type="float" office:value="2597496215">
            <text:p>2597496215</text:p>
          </table:table-cell>
          <table:table-cell office:value-type="float" office:value="203928">
            <text:p>203928</text:p>
          </table:table-cell>
          <table:table-cell office:value-type="float" office:value="165146">
            <text:p>165146</text:p>
          </table:table-cell>
          <table:table-cell office:value-type="float" office:value="161110">
            <text:p>161110</text:p>
          </table:table-cell>
          <table:table-cell office:value-type="float" office:value="590799">
            <text:p>590799</text:p>
          </table:table-cell>
          <table:table-cell office:value-type="float" office:value="308027">
            <text:p>308027</text:p>
          </table:table-cell>
          <table:table-cell office:value-type="float" office:value="263800">
            <text:p>263800</text:p>
          </table:table-cell>
          <table:table-cell office:value-type="float" office:value="5774561772">
            <text:p>5774561772</text:p>
          </table:table-cell>
          <table:table-cell office:value-type="float" office:value="204354">
            <text:p>204354</text:p>
          </table:table-cell>
          <table:table-cell office:value-type="float" office:value="163858">
            <text:p>163858</text:p>
          </table:table-cell>
          <table:table-cell office:value-type="float" office:value="158524">
            <text:p>158524</text:p>
          </table:table-cell>
          <table:table-cell office:value-type="float" office:value="17689483">
            <text:p>17689483</text:p>
          </table:table-cell>
          <table:table-cell office:value-type="float" office:value="265258">
            <text:p>265258</text:p>
          </table:table-cell>
          <table:table-cell office:value-type="float" office:value="219350">
            <text:p>219350</text:p>
          </table:table-cell>
        </table:table-row>
        <table:table-row table:style-name="ro1">
          <table:table-cell office:value-type="float" office:value="1343855977">
            <text:p>1343855977</text:p>
          </table:table-cell>
          <table:table-cell office:value-type="float" office:value="214691">
            <text:p>214691</text:p>
          </table:table-cell>
          <table:table-cell office:value-type="float" office:value="151776">
            <text:p>151776</text:p>
          </table:table-cell>
          <table:table-cell office:value-type="float" office:value="274213">
            <text:p>274213</text:p>
          </table:table-cell>
          <table:table-cell office:value-type="float" office:value="17069688">
            <text:p>17069688</text:p>
          </table:table-cell>
          <table:table-cell office:value-type="float" office:value="262726">
            <text:p>262726</text:p>
          </table:table-cell>
          <table:table-cell office:value-type="float" office:value="242418">
            <text:p>242418</text:p>
          </table:table-cell>
          <table:table-cell office:value-type="float" office:value="16233521391">
            <text:p>16233521391</text:p>
          </table:table-cell>
          <table:table-cell office:value-type="float" office:value="203610">
            <text:p>203610</text:p>
          </table:table-cell>
          <table:table-cell office:value-type="float" office:value="166702">
            <text:p>166702</text:p>
          </table:table-cell>
          <table:table-cell office:value-type="float" office:value="160332">
            <text:p>160332</text:p>
          </table:table-cell>
          <table:table-cell office:value-type="float" office:value="29531595">
            <text:p>29531595</text:p>
          </table:table-cell>
          <table:table-cell office:value-type="float" office:value="312458">
            <text:p>312458</text:p>
          </table:table-cell>
          <table:table-cell office:value-type="float" office:value="241418">
            <text:p>241418</text:p>
          </table:table-cell>
          <table:table-cell office:value-type="float" office:value="1454261655">
            <text:p>1454261655</text:p>
          </table:table-cell>
          <table:table-cell office:value-type="float" office:value="202120">
            <text:p>202120</text:p>
          </table:table-cell>
          <table:table-cell office:value-type="float" office:value="162004">
            <text:p>162004</text:p>
          </table:table-cell>
          <table:table-cell office:value-type="float" office:value="160204">
            <text:p>160204</text:p>
          </table:table-cell>
          <table:table-cell office:value-type="float" office:value="467918">
            <text:p>467918</text:p>
          </table:table-cell>
          <table:table-cell office:value-type="float" office:value="279874">
            <text:p>279874</text:p>
          </table:table-cell>
          <table:table-cell office:value-type="float" office:value="236990">
            <text:p>236990</text:p>
          </table:table-cell>
        </table:table-row>
        <table:table-row table:style-name="ro1">
          <table:table-cell office:value-type="float" office:value="4446665728">
            <text:p>4446665728</text:p>
          </table:table-cell>
          <table:table-cell office:value-type="float" office:value="215538">
            <text:p>215538</text:p>
          </table:table-cell>
          <table:table-cell office:value-type="float" office:value="183987">
            <text:p>183987</text:p>
          </table:table-cell>
          <table:table-cell office:value-type="float" office:value="170061">
            <text:p>170061</text:p>
          </table:table-cell>
          <table:table-cell office:value-type="float" office:value="31512586">
            <text:p>31512586</text:p>
          </table:table-cell>
          <table:table-cell office:value-type="float" office:value="271452">
            <text:p>271452</text:p>
          </table:table-cell>
          <table:table-cell office:value-type="float" office:value="221756">
            <text:p>221756</text:p>
          </table:table-cell>
          <table:table-cell office:value-type="float" office:value="7640062101">
            <text:p>7640062101</text:p>
          </table:table-cell>
          <table:table-cell office:value-type="float" office:value="202152">
            <text:p>202152</text:p>
          </table:table-cell>
          <table:table-cell office:value-type="float" office:value="165144">
            <text:p>165144</text:p>
          </table:table-cell>
          <table:table-cell office:value-type="float" office:value="161178">
            <text:p>161178</text:p>
          </table:table-cell>
          <table:table-cell office:value-type="float" office:value="5290347">
            <text:p>5290347</text:p>
          </table:table-cell>
          <table:table-cell office:value-type="float" office:value="269144">
            <text:p>269144</text:p>
          </table:table-cell>
          <table:table-cell office:value-type="float" office:value="238696">
            <text:p>238696</text:p>
          </table:table-cell>
          <table:table-cell office:value-type="float" office:value="4185053575">
            <text:p>4185053575</text:p>
          </table:table-cell>
          <table:table-cell office:value-type="float" office:value="205038">
            <text:p>205038</text:p>
          </table:table-cell>
          <table:table-cell office:value-type="float" office:value="164332">
            <text:p>164332</text:p>
          </table:table-cell>
          <table:table-cell office:value-type="float" office:value="158746">
            <text:p>158746</text:p>
          </table:table-cell>
          <table:table-cell office:value-type="float" office:value="236830">
            <text:p>236830</text:p>
          </table:table-cell>
          <table:table-cell office:value-type="float" office:value="250698">
            <text:p>250698</text:p>
          </table:table-cell>
          <table:table-cell office:value-type="float" office:value="223510">
            <text:p>223510</text:p>
          </table:table-cell>
        </table:table-row>
        <table:table-row table:style-name="ro1">
          <table:table-cell office:value-type="float" office:value="1651895208">
            <text:p>1651895208</text:p>
          </table:table-cell>
          <table:table-cell office:value-type="float" office:value="192258">
            <text:p>192258</text:p>
          </table:table-cell>
          <table:table-cell office:value-type="float" office:value="151640">
            <text:p>151640</text:p>
          </table:table-cell>
          <table:table-cell office:value-type="float" office:value="150160">
            <text:p>150160</text:p>
          </table:table-cell>
          <table:table-cell office:value-type="float" office:value="5117530">
            <text:p>5117530</text:p>
          </table:table-cell>
          <table:table-cell office:value-type="float" office:value="277252">
            <text:p>277252</text:p>
          </table:table-cell>
          <table:table-cell office:value-type="float" office:value="233694">
            <text:p>233694</text:p>
          </table:table-cell>
          <table:table-cell office:value-type="float" office:value="5404712029">
            <text:p>5404712029</text:p>
          </table:table-cell>
          <table:table-cell office:value-type="float" office:value="255604">
            <text:p>255604</text:p>
          </table:table-cell>
          <table:table-cell office:value-type="float" office:value="166022">
            <text:p>166022</text:p>
          </table:table-cell>
          <table:table-cell office:value-type="float" office:value="162678">
            <text:p>162678</text:p>
          </table:table-cell>
          <table:table-cell office:value-type="float" office:value="4630509">
            <text:p>4630509</text:p>
          </table:table-cell>
          <table:table-cell office:value-type="float" office:value="272606">
            <text:p>272606</text:p>
          </table:table-cell>
          <table:table-cell office:value-type="float" office:value="231570">
            <text:p>231570</text:p>
          </table:table-cell>
          <table:table-cell office:value-type="float" office:value="1112734017">
            <text:p>1112734017</text:p>
          </table:table-cell>
          <table:table-cell office:value-type="float" office:value="220048">
            <text:p>220048</text:p>
          </table:table-cell>
          <table:table-cell office:value-type="float" office:value="225101">
            <text:p>225101</text:p>
          </table:table-cell>
          <table:table-cell office:value-type="float" office:value="160856">
            <text:p>160856</text:p>
          </table:table-cell>
          <table:table-cell office:value-type="float" office:value="2460856">
            <text:p>2460856</text:p>
          </table:table-cell>
          <table:table-cell office:value-type="float" office:value="277140">
            <text:p>277140</text:p>
          </table:table-cell>
          <table:table-cell office:value-type="float" office:value="227388">
            <text:p>227388</text:p>
          </table:table-cell>
        </table:table-row>
        <table:table-row table:style-name="ro1">
          <table:table-cell office:value-type="float" office:value="3836039914">
            <text:p>3836039914</text:p>
          </table:table-cell>
          <table:table-cell office:value-type="float" office:value="213577">
            <text:p>213577</text:p>
          </table:table-cell>
          <table:table-cell office:value-type="float" office:value="150440">
            <text:p>150440</text:p>
          </table:table-cell>
          <table:table-cell office:value-type="float" office:value="243756">
            <text:p>243756</text:p>
          </table:table-cell>
          <table:table-cell office:value-type="float" office:value="2809254">
            <text:p>2809254</text:p>
          </table:table-cell>
          <table:table-cell office:value-type="float" office:value="477873">
            <text:p>477873</text:p>
          </table:table-cell>
          <table:table-cell office:value-type="float" office:value="233245">
            <text:p>233245</text:p>
          </table:table-cell>
          <table:table-cell office:value-type="float" office:value="4525098843">
            <text:p>4525098843</text:p>
          </table:table-cell>
          <table:table-cell office:value-type="float" office:value="204782">
            <text:p>204782</text:p>
          </table:table-cell>
          <table:table-cell office:value-type="float" office:value="164542">
            <text:p>164542</text:p>
          </table:table-cell>
          <table:table-cell office:value-type="float" office:value="180627">
            <text:p>180627</text:p>
          </table:table-cell>
          <table:table-cell office:value-type="float" office:value="4303264">
            <text:p>4303264</text:p>
          </table:table-cell>
          <table:table-cell office:value-type="float" office:value="266882">
            <text:p>266882</text:p>
          </table:table-cell>
          <table:table-cell office:value-type="float" office:value="230932">
            <text:p>230932</text:p>
          </table:table-cell>
          <table:table-cell office:value-type="float" office:value="1787589246">
            <text:p>1787589246</text:p>
          </table:table-cell>
          <table:table-cell office:value-type="float" office:value="200044">
            <text:p>200044</text:p>
          </table:table-cell>
          <table:table-cell office:value-type="float" office:value="164450">
            <text:p>164450</text:p>
          </table:table-cell>
          <table:table-cell office:value-type="float" office:value="156686">
            <text:p>156686</text:p>
          </table:table-cell>
          <table:table-cell office:value-type="float" office:value="9461586">
            <text:p>9461586</text:p>
          </table:table-cell>
          <table:table-cell office:value-type="float" office:value="270454">
            <text:p>270454</text:p>
          </table:table-cell>
          <table:table-cell office:value-type="float" office:value="233974">
            <text:p>233974</text:p>
          </table:table-cell>
        </table:table-row>
        <table:table-row table:style-name="ro1">
          <table:table-cell office:value-type="float" office:value="1185867862">
            <text:p>1185867862</text:p>
          </table:table-cell>
          <table:table-cell office:value-type="float" office:value="221986">
            <text:p>221986</text:p>
          </table:table-cell>
          <table:table-cell office:value-type="float" office:value="225021">
            <text:p>225021</text:p>
          </table:table-cell>
          <table:table-cell office:value-type="float" office:value="271981">
            <text:p>271981</text:p>
          </table:table-cell>
          <table:table-cell office:value-type="float" office:value="60070549">
            <text:p>60070549</text:p>
          </table:table-cell>
          <table:table-cell office:value-type="float" office:value="276314">
            <text:p>276314</text:p>
          </table:table-cell>
          <table:table-cell office:value-type="float" office:value="225594">
            <text:p>225594</text:p>
          </table:table-cell>
          <table:table-cell office:value-type="float" office:value="28616699560">
            <text:p>28616699560</text:p>
          </table:table-cell>
          <table:table-cell office:value-type="float" office:value="207424">
            <text:p>207424</text:p>
          </table:table-cell>
          <table:table-cell office:value-type="float" office:value="165098">
            <text:p>165098</text:p>
          </table:table-cell>
          <table:table-cell office:value-type="float" office:value="161618">
            <text:p>161618</text:p>
          </table:table-cell>
          <table:table-cell office:value-type="float" office:value="5478154">
            <text:p>5478154</text:p>
          </table:table-cell>
          <table:table-cell office:value-type="float" office:value="261934">
            <text:p>261934</text:p>
          </table:table-cell>
          <table:table-cell office:value-type="float" office:value="226574">
            <text:p>226574</text:p>
          </table:table-cell>
          <table:table-cell office:value-type="float" office:value="12505675861">
            <text:p>12505675861</text:p>
          </table:table-cell>
          <table:table-cell office:value-type="float" office:value="369707">
            <text:p>369707</text:p>
          </table:table-cell>
          <table:table-cell office:value-type="float" office:value="285585">
            <text:p>285585</text:p>
          </table:table-cell>
          <table:table-cell office:value-type="float" office:value="309511">
            <text:p>309511</text:p>
          </table:table-cell>
          <table:table-cell office:value-type="float" office:value="9336108">
            <text:p>9336108</text:p>
          </table:table-cell>
          <table:table-cell office:value-type="float" office:value="360557">
            <text:p>360557</text:p>
          </table:table-cell>
          <table:table-cell office:value-type="float" office:value="549559">
            <text:p>549559</text:p>
          </table:table-cell>
        </table:table-row>
        <table:table-row table:style-name="ro1">
          <table:table-cell office:value-type="float" office:value="3440608206">
            <text:p>3440608206</text:p>
          </table:table-cell>
          <table:table-cell office:value-type="float" office:value="251749">
            <text:p>251749</text:p>
          </table:table-cell>
          <table:table-cell office:value-type="float" office:value="248143">
            <text:p>248143</text:p>
          </table:table-cell>
          <table:table-cell office:value-type="float" office:value="268664">
            <text:p>268664</text:p>
          </table:table-cell>
          <table:table-cell office:value-type="float" office:value="68065394">
            <text:p>68065394</text:p>
          </table:table-cell>
          <table:table-cell office:value-type="float" office:value="619499">
            <text:p>619499</text:p>
          </table:table-cell>
          <table:table-cell office:value-type="float" office:value="407630">
            <text:p>407630</text:p>
          </table:table-cell>
          <table:table-cell office:value-type="float" office:value="1880141188">
            <text:p>1880141188</text:p>
          </table:table-cell>
          <table:table-cell office:value-type="float" office:value="257200">
            <text:p>257200</text:p>
          </table:table-cell>
          <table:table-cell office:value-type="float" office:value="166220">
            <text:p>166220</text:p>
          </table:table-cell>
          <table:table-cell office:value-type="float" office:value="186897">
            <text:p>186897</text:p>
          </table:table-cell>
          <table:table-cell office:value-type="float" office:value="3858460">
            <text:p>3858460</text:p>
          </table:table-cell>
          <table:table-cell office:value-type="float" office:value="276774">
            <text:p>276774</text:p>
          </table:table-cell>
          <table:table-cell office:value-type="float" office:value="292131">
            <text:p>292131</text:p>
          </table:table-cell>
          <table:table-cell office:value-type="float" office:value="5324089438">
            <text:p>5324089438</text:p>
          </table:table-cell>
          <table:table-cell office:value-type="float" office:value="208024">
            <text:p>208024</text:p>
          </table:table-cell>
          <table:table-cell office:value-type="float" office:value="182317">
            <text:p>182317</text:p>
          </table:table-cell>
          <table:table-cell office:value-type="float" office:value="163326">
            <text:p>163326</text:p>
          </table:table-cell>
          <table:table-cell office:value-type="float" office:value="5676417">
            <text:p>5676417</text:p>
          </table:table-cell>
          <table:table-cell office:value-type="float" office:value="264336">
            <text:p>264336</text:p>
          </table:table-cell>
          <table:table-cell office:value-type="float" office:value="221320">
            <text:p>221320</text:p>
          </table:table-cell>
        </table:table-row>
        <table:table-row table:style-name="ro1">
          <table:table-cell office:value-type="float" office:value="2164464666">
            <text:p>2164464666</text:p>
          </table:table-cell>
          <table:table-cell office:value-type="float" office:value="225171">
            <text:p>225171</text:p>
          </table:table-cell>
          <table:table-cell office:value-type="float" office:value="155340">
            <text:p>155340</text:p>
          </table:table-cell>
          <table:table-cell office:value-type="float" office:value="180593">
            <text:p>180593</text:p>
          </table:table-cell>
          <table:table-cell office:value-type="float" office:value="21075993">
            <text:p>21075993</text:p>
          </table:table-cell>
          <table:table-cell office:value-type="float" office:value="274588">
            <text:p>274588</text:p>
          </table:table-cell>
          <table:table-cell office:value-type="float" office:value="233598">
            <text:p>233598</text:p>
          </table:table-cell>
          <table:table-cell office:value-type="float" office:value="3053125075">
            <text:p>3053125075</text:p>
          </table:table-cell>
          <table:table-cell office:value-type="float" office:value="201682">
            <text:p>201682</text:p>
          </table:table-cell>
          <table:table-cell office:value-type="float" office:value="168068">
            <text:p>168068</text:p>
          </table:table-cell>
          <table:table-cell office:value-type="float" office:value="160796">
            <text:p>160796</text:p>
          </table:table-cell>
          <table:table-cell office:value-type="float" office:value="14619315">
            <text:p>14619315</text:p>
          </table:table-cell>
          <table:table-cell office:value-type="float" office:value="299753">
            <text:p>299753</text:p>
          </table:table-cell>
          <table:table-cell office:value-type="float" office:value="555256">
            <text:p>555256</text:p>
          </table:table-cell>
          <table:table-cell office:value-type="float" office:value="3894381817">
            <text:p>3894381817</text:p>
          </table:table-cell>
          <table:table-cell office:value-type="float" office:value="234245">
            <text:p>234245</text:p>
          </table:table-cell>
          <table:table-cell office:value-type="float" office:value="229160">
            <text:p>229160</text:p>
          </table:table-cell>
          <table:table-cell office:value-type="float" office:value="178262">
            <text:p>178262</text:p>
          </table:table-cell>
          <table:table-cell office:value-type="float" office:value="11190627">
            <text:p>11190627</text:p>
          </table:table-cell>
          <table:table-cell office:value-type="float" office:value="275000">
            <text:p>275000</text:p>
          </table:table-cell>
          <table:table-cell office:value-type="float" office:value="229046">
            <text:p>229046</text:p>
          </table:table-cell>
        </table:table-row>
        <table:table-row table:style-name="ro1">
          <table:table-cell office:value-type="float" office:value="3169721496">
            <text:p>3169721496</text:p>
          </table:table-cell>
          <table:table-cell office:value-type="float" office:value="191478">
            <text:p>191478</text:p>
          </table:table-cell>
          <table:table-cell office:value-type="float" office:value="173550">
            <text:p>173550</text:p>
          </table:table-cell>
          <table:table-cell office:value-type="float" office:value="153306">
            <text:p>153306</text:p>
          </table:table-cell>
          <table:table-cell office:value-type="float" office:value="2290062">
            <text:p>2290062</text:p>
          </table:table-cell>
          <table:table-cell office:value-type="float" office:value="315872">
            <text:p>315872</text:p>
          </table:table-cell>
          <table:table-cell office:value-type="float" office:value="238290">
            <text:p>238290</text:p>
          </table:table-cell>
          <table:table-cell office:value-type="float" office:value="2433999569">
            <text:p>2433999569</text:p>
          </table:table-cell>
          <table:table-cell office:value-type="float" office:value="206028">
            <text:p>206028</text:p>
          </table:table-cell>
          <table:table-cell office:value-type="float" office:value="165428">
            <text:p>165428</text:p>
          </table:table-cell>
          <table:table-cell office:value-type="float" office:value="160196">
            <text:p>160196</text:p>
          </table:table-cell>
          <table:table-cell office:value-type="float" office:value="14150417">
            <text:p>14150417</text:p>
          </table:table-cell>
          <table:table-cell office:value-type="float" office:value="280820">
            <text:p>280820</text:p>
          </table:table-cell>
          <table:table-cell office:value-type="float" office:value="236854">
            <text:p>236854</text:p>
          </table:table-cell>
          <table:table-cell office:value-type="float" office:value="3763297150">
            <text:p>3763297150</text:p>
          </table:table-cell>
          <table:table-cell office:value-type="float" office:value="203628">
            <text:p>203628</text:p>
          </table:table-cell>
          <table:table-cell office:value-type="float" office:value="164146">
            <text:p>164146</text:p>
          </table:table-cell>
          <table:table-cell office:value-type="float" office:value="157358">
            <text:p>157358</text:p>
          </table:table-cell>
          <table:table-cell office:value-type="float" office:value="33597642">
            <text:p>33597642</text:p>
          </table:table-cell>
          <table:table-cell office:value-type="float" office:value="279828">
            <text:p>279828</text:p>
          </table:table-cell>
          <table:table-cell office:value-type="float" office:value="290483">
            <text:p>290483</text:p>
          </table:table-cell>
        </table:table-row>
        <table:table-row table:style-name="ro1">
          <table:table-cell office:value-type="float" office:value="5375960857">
            <text:p>5375960857</text:p>
          </table:table-cell>
          <table:table-cell office:value-type="float" office:value="194190">
            <text:p>194190</text:p>
          </table:table-cell>
          <table:table-cell office:value-type="float" office:value="154918">
            <text:p>154918</text:p>
          </table:table-cell>
          <table:table-cell office:value-type="float" office:value="198900">
            <text:p>198900</text:p>
          </table:table-cell>
          <table:table-cell office:value-type="float" office:value="4377858">
            <text:p>4377858</text:p>
          </table:table-cell>
          <table:table-cell office:value-type="float" office:value="257112">
            <text:p>257112</text:p>
          </table:table-cell>
          <table:table-cell office:value-type="float" office:value="215552">
            <text:p>215552</text:p>
          </table:table-cell>
          <table:table-cell office:value-type="float" office:value="5202562200">
            <text:p>5202562200</text:p>
          </table:table-cell>
          <table:table-cell office:value-type="float" office:value="203546">
            <text:p>203546</text:p>
          </table:table-cell>
          <table:table-cell office:value-type="float" office:value="190001">
            <text:p>190001</text:p>
          </table:table-cell>
          <table:table-cell office:value-type="float" office:value="185232">
            <text:p>185232</text:p>
          </table:table-cell>
          <table:table-cell office:value-type="float" office:value="8124219">
            <text:p>8124219</text:p>
          </table:table-cell>
          <table:table-cell office:value-type="float" office:value="282810">
            <text:p>282810</text:p>
          </table:table-cell>
          <table:table-cell office:value-type="float" office:value="239760">
            <text:p>239760</text:p>
          </table:table-cell>
          <table:table-cell office:value-type="float" office:value="22139025696">
            <text:p>22139025696</text:p>
          </table:table-cell>
          <table:table-cell office:value-type="float" office:value="660187">
            <text:p>660187</text:p>
          </table:table-cell>
          <table:table-cell office:value-type="float" office:value="309657">
            <text:p>309657</text:p>
          </table:table-cell>
          <table:table-cell office:value-type="float" office:value="283229">
            <text:p>283229</text:p>
          </table:table-cell>
          <table:table-cell office:value-type="float" office:value="3713769">
            <text:p>3713769</text:p>
          </table:table-cell>
          <table:table-cell office:value-type="float" office:value="474617">
            <text:p>474617</text:p>
          </table:table-cell>
          <table:table-cell office:value-type="float" office:value="408663">
            <text:p>408663</text:p>
          </table:table-cell>
        </table:table-row>
        <table:table-row table:style-name="ro1">
          <table:table-cell office:value-type="float" office:value="2596941939">
            <text:p>2596941939</text:p>
          </table:table-cell>
          <table:table-cell office:value-type="float" office:value="300331">
            <text:p>300331</text:p>
          </table:table-cell>
          <table:table-cell office:value-type="float" office:value="241496">
            <text:p>241496</text:p>
          </table:table-cell>
          <table:table-cell office:value-type="float" office:value="229449">
            <text:p>229449</text:p>
          </table:table-cell>
          <table:table-cell office:value-type="float" office:value="15780772">
            <text:p>15780772</text:p>
          </table:table-cell>
          <table:table-cell office:value-type="float" office:value="504853">
            <text:p>504853</text:p>
          </table:table-cell>
          <table:table-cell office:value-type="float" office:value="423417">
            <text:p>423417</text:p>
          </table:table-cell>
          <table:table-cell office:value-type="float" office:value="5169082175">
            <text:p>5169082175</text:p>
          </table:table-cell>
          <table:table-cell office:value-type="float" office:value="242424">
            <text:p>242424</text:p>
          </table:table-cell>
          <table:table-cell office:value-type="float" office:value="254232">
            <text:p>254232</text:p>
          </table:table-cell>
          <table:table-cell office:value-type="float" office:value="269453">
            <text:p>269453</text:p>
          </table:table-cell>
          <table:table-cell office:value-type="float" office:value="453666">
            <text:p>453666</text:p>
          </table:table-cell>
          <table:table-cell office:value-type="float" office:value="362021">
            <text:p>362021</text:p>
          </table:table-cell>
          <table:table-cell office:value-type="float" office:value="296021">
            <text:p>296021</text:p>
          </table:table-cell>
          <table:table-cell office:value-type="float" office:value="10349566512">
            <text:p>10349566512</text:p>
          </table:table-cell>
          <table:table-cell office:value-type="float" office:value="201648">
            <text:p>201648</text:p>
          </table:table-cell>
          <table:table-cell office:value-type="float" office:value="164066">
            <text:p>164066</text:p>
          </table:table-cell>
          <table:table-cell office:value-type="float" office:value="160122">
            <text:p>160122</text:p>
          </table:table-cell>
          <table:table-cell office:value-type="float" office:value="2863138">
            <text:p>2863138</text:p>
          </table:table-cell>
          <table:table-cell office:value-type="float" office:value="330664">
            <text:p>330664</text:p>
          </table:table-cell>
          <table:table-cell office:value-type="float" office:value="231622">
            <text:p>231622</text:p>
          </table:table-cell>
        </table:table-row>
        <table:table-row table:style-name="ro1">
          <table:table-cell office:value-type="float" office:value="2714431382">
            <text:p>2714431382</text:p>
          </table:table-cell>
          <table:table-cell office:value-type="float" office:value="192840">
            <text:p>192840</text:p>
          </table:table-cell>
          <table:table-cell office:value-type="float" office:value="165388">
            <text:p>165388</text:p>
          </table:table-cell>
          <table:table-cell office:value-type="float" office:value="152032">
            <text:p>152032</text:p>
          </table:table-cell>
          <table:table-cell office:value-type="float" office:value="6950348">
            <text:p>6950348</text:p>
          </table:table-cell>
          <table:table-cell office:value-type="float" office:value="265392">
            <text:p>265392</text:p>
          </table:table-cell>
          <table:table-cell office:value-type="float" office:value="287062">
            <text:p>287062</text:p>
          </table:table-cell>
          <table:table-cell office:value-type="float" office:value="3619721514">
            <text:p>3619721514</text:p>
          </table:table-cell>
          <table:table-cell office:value-type="float" office:value="235804">
            <text:p>235804</text:p>
          </table:table-cell>
          <table:table-cell office:value-type="float" office:value="175590">
            <text:p>175590</text:p>
          </table:table-cell>
          <table:table-cell office:value-type="float" office:value="162114">
            <text:p>162114</text:p>
          </table:table-cell>
          <table:table-cell office:value-type="float" office:value="459138">
            <text:p>459138</text:p>
          </table:table-cell>
          <table:table-cell office:value-type="float" office:value="278692">
            <text:p>278692</text:p>
          </table:table-cell>
          <table:table-cell office:value-type="float" office:value="222998">
            <text:p>222998</text:p>
          </table:table-cell>
          <table:table-cell office:value-type="float" office:value="1948325292">
            <text:p>1948325292</text:p>
          </table:table-cell>
          <table:table-cell office:value-type="float" office:value="220412">
            <text:p>220412</text:p>
          </table:table-cell>
          <table:table-cell office:value-type="float" office:value="163276">
            <text:p>163276</text:p>
          </table:table-cell>
          <table:table-cell office:value-type="float" office:value="160874">
            <text:p>160874</text:p>
          </table:table-cell>
          <table:table-cell office:value-type="float" office:value="4397220">
            <text:p>4397220</text:p>
          </table:table-cell>
          <table:table-cell office:value-type="float" office:value="302504">
            <text:p>302504</text:p>
          </table:table-cell>
          <table:table-cell office:value-type="float" office:value="219090">
            <text:p>219090</text:p>
          </table:table-cell>
        </table:table-row>
        <table:table-row table:style-name="ro1">
          <table:table-cell office:value-type="float" office:value="27404442604">
            <text:p>27404442604</text:p>
          </table:table-cell>
          <table:table-cell office:value-type="float" office:value="192972">
            <text:p>192972</text:p>
          </table:table-cell>
          <table:table-cell office:value-type="float" office:value="151532">
            <text:p>151532</text:p>
          </table:table-cell>
          <table:table-cell office:value-type="float" office:value="150748">
            <text:p>150748</text:p>
          </table:table-cell>
          <table:table-cell office:value-type="float" office:value="685172">
            <text:p>685172</text:p>
          </table:table-cell>
          <table:table-cell office:value-type="float" office:value="287272">
            <text:p>287272</text:p>
          </table:table-cell>
          <table:table-cell office:value-type="float" office:value="261237">
            <text:p>261237</text:p>
          </table:table-cell>
          <table:table-cell office:value-type="float" office:value="3296303210">
            <text:p>3296303210</text:p>
          </table:table-cell>
          <table:table-cell office:value-type="float" office:value="211082">
            <text:p>211082</text:p>
          </table:table-cell>
          <table:table-cell office:value-type="float" office:value="165608">
            <text:p>165608</text:p>
          </table:table-cell>
          <table:table-cell office:value-type="float" office:value="192164">
            <text:p>192164</text:p>
          </table:table-cell>
          <table:table-cell office:value-type="float" office:value="4472976">
            <text:p>4472976</text:p>
          </table:table-cell>
          <table:table-cell office:value-type="float" office:value="372242">
            <text:p>372242</text:p>
          </table:table-cell>
          <table:table-cell office:value-type="float" office:value="258931">
            <text:p>258931</text:p>
          </table:table-cell>
          <table:table-cell office:value-type="float" office:value="1504063833">
            <text:p>1504063833</text:p>
          </table:table-cell>
          <table:table-cell office:value-type="float" office:value="202702">
            <text:p>202702</text:p>
          </table:table-cell>
          <table:table-cell office:value-type="float" office:value="233110">
            <text:p>233110</text:p>
          </table:table-cell>
          <table:table-cell office:value-type="float" office:value="161294">
            <text:p>161294</text:p>
          </table:table-cell>
          <table:table-cell office:value-type="float" office:value="32629025">
            <text:p>32629025</text:p>
          </table:table-cell>
          <table:table-cell office:value-type="float" office:value="264492">
            <text:p>264492</text:p>
          </table:table-cell>
          <table:table-cell office:value-type="float" office:value="220476">
            <text:p>220476</text:p>
          </table:table-cell>
        </table:table-row>
        <table:table-row table:style-name="ro1">
          <table:table-cell office:value-type="float" office:value="4546016588">
            <text:p>4546016588</text:p>
          </table:table-cell>
          <table:table-cell office:value-type="float" office:value="215592">
            <text:p>215592</text:p>
          </table:table-cell>
          <table:table-cell office:value-type="float" office:value="153284">
            <text:p>153284</text:p>
          </table:table-cell>
          <table:table-cell office:value-type="float" office:value="149682">
            <text:p>149682</text:p>
          </table:table-cell>
          <table:table-cell office:value-type="float" office:value="1520051">
            <text:p>1520051</text:p>
          </table:table-cell>
          <table:table-cell office:value-type="float" office:value="279026">
            <text:p>279026</text:p>
          </table:table-cell>
          <table:table-cell office:value-type="float" office:value="231842">
            <text:p>231842</text:p>
          </table:table-cell>
          <table:table-cell office:value-type="float" office:value="6030164248">
            <text:p>6030164248</text:p>
          </table:table-cell>
          <table:table-cell office:value-type="float" office:value="237615">
            <text:p>237615</text:p>
          </table:table-cell>
          <table:table-cell office:value-type="float" office:value="256390">
            <text:p>256390</text:p>
          </table:table-cell>
          <table:table-cell office:value-type="float" office:value="263623">
            <text:p>263623</text:p>
          </table:table-cell>
          <table:table-cell office:value-type="float" office:value="27442041">
            <text:p>27442041</text:p>
          </table:table-cell>
          <table:table-cell office:value-type="float" office:value="437604">
            <text:p>437604</text:p>
          </table:table-cell>
          <table:table-cell office:value-type="float" office:value="788733">
            <text:p>788733</text:p>
          </table:table-cell>
          <table:table-cell office:value-type="float" office:value="3200253684">
            <text:p>3200253684</text:p>
          </table:table-cell>
          <table:table-cell office:value-type="float" office:value="201932">
            <text:p>201932</text:p>
          </table:table-cell>
          <table:table-cell office:value-type="float" office:value="160708">
            <text:p>160708</text:p>
          </table:table-cell>
          <table:table-cell office:value-type="float" office:value="178938">
            <text:p>178938</text:p>
          </table:table-cell>
          <table:table-cell office:value-type="float" office:value="78101238">
            <text:p>78101238</text:p>
          </table:table-cell>
          <table:table-cell office:value-type="float" office:value="272646">
            <text:p>272646</text:p>
          </table:table-cell>
          <table:table-cell office:value-type="float" office:value="223722">
            <text:p>223722</text:p>
          </table:table-cell>
        </table:table-row>
        <table:table-row table:style-name="ro1">
          <table:table-cell office:value-type="float" office:value="6886703209">
            <text:p>6886703209</text:p>
          </table:table-cell>
          <table:table-cell office:value-type="float" office:value="194070">
            <text:p>194070</text:p>
          </table:table-cell>
          <table:table-cell office:value-type="float" office:value="152482">
            <text:p>152482</text:p>
          </table:table-cell>
          <table:table-cell office:value-type="float" office:value="151770">
            <text:p>151770</text:p>
          </table:table-cell>
          <table:table-cell office:value-type="float" office:value="5126004">
            <text:p>5126004</text:p>
          </table:table-cell>
          <table:table-cell office:value-type="float" office:value="254100">
            <text:p>254100</text:p>
          </table:table-cell>
          <table:table-cell office:value-type="float" office:value="217912">
            <text:p>217912</text:p>
          </table:table-cell>
          <table:table-cell office:value-type="float" office:value="4309584204">
            <text:p>4309584204</text:p>
          </table:table-cell>
          <table:table-cell office:value-type="float" office:value="203912">
            <text:p>203912</text:p>
          </table:table-cell>
          <table:table-cell office:value-type="float" office:value="166218">
            <text:p>166218</text:p>
          </table:table-cell>
          <table:table-cell office:value-type="float" office:value="163546">
            <text:p>163546</text:p>
          </table:table-cell>
          <table:table-cell office:value-type="float" office:value="6489515">
            <text:p>6489515</text:p>
          </table:table-cell>
          <table:table-cell office:value-type="float" office:value="287409">
            <text:p>287409</text:p>
          </table:table-cell>
          <table:table-cell office:value-type="float" office:value="219704">
            <text:p>219704</text:p>
          </table:table-cell>
          <table:table-cell office:value-type="float" office:value="12087338239">
            <text:p>12087338239</text:p>
          </table:table-cell>
          <table:table-cell office:value-type="float" office:value="200876">
            <text:p>200876</text:p>
          </table:table-cell>
          <table:table-cell office:value-type="float" office:value="163010">
            <text:p>163010</text:p>
          </table:table-cell>
          <table:table-cell office:value-type="float" office:value="158872">
            <text:p>158872</text:p>
          </table:table-cell>
          <table:table-cell office:value-type="float" office:value="54697062">
            <text:p>54697062</text:p>
          </table:table-cell>
          <table:table-cell office:value-type="float" office:value="355047">
            <text:p>355047</text:p>
          </table:table-cell>
          <table:table-cell office:value-type="float" office:value="271937">
            <text:p>271937</text:p>
          </table:table-cell>
        </table:table-row>
        <table:table-row table:style-name="ro1">
          <table:table-cell office:value-type="float" office:value="4921241619">
            <text:p>4921241619</text:p>
          </table:table-cell>
          <table:table-cell office:value-type="float" office:value="192478">
            <text:p>192478</text:p>
          </table:table-cell>
          <table:table-cell office:value-type="float" office:value="153114">
            <text:p>153114</text:p>
          </table:table-cell>
          <table:table-cell office:value-type="float" office:value="152122">
            <text:p>152122</text:p>
          </table:table-cell>
          <table:table-cell office:value-type="float" office:value="5853652">
            <text:p>5853652</text:p>
          </table:table-cell>
          <table:table-cell office:value-type="float" office:value="257158">
            <text:p>257158</text:p>
          </table:table-cell>
          <table:table-cell office:value-type="float" office:value="223792">
            <text:p>223792</text:p>
          </table:table-cell>
          <table:table-cell office:value-type="float" office:value="3003544046">
            <text:p>3003544046</text:p>
          </table:table-cell>
          <table:table-cell office:value-type="float" office:value="202776">
            <text:p>202776</text:p>
          </table:table-cell>
          <table:table-cell office:value-type="float" office:value="167776">
            <text:p>167776</text:p>
          </table:table-cell>
          <table:table-cell office:value-type="float" office:value="161148">
            <text:p>161148</text:p>
          </table:table-cell>
          <table:table-cell office:value-type="float" office:value="51218016">
            <text:p>51218016</text:p>
          </table:table-cell>
          <table:table-cell office:value-type="float" office:value="276384">
            <text:p>276384</text:p>
          </table:table-cell>
          <table:table-cell office:value-type="float" office:value="231830">
            <text:p>231830</text:p>
          </table:table-cell>
          <table:table-cell office:value-type="float" office:value="2039365796">
            <text:p>2039365796</text:p>
          </table:table-cell>
          <table:table-cell office:value-type="float" office:value="204064">
            <text:p>204064</text:p>
          </table:table-cell>
          <table:table-cell office:value-type="float" office:value="162982">
            <text:p>162982</text:p>
          </table:table-cell>
          <table:table-cell office:value-type="float" office:value="160802">
            <text:p>160802</text:p>
          </table:table-cell>
          <table:table-cell office:value-type="float" office:value="13577287">
            <text:p>13577287</text:p>
          </table:table-cell>
          <table:table-cell office:value-type="float" office:value="338022">
            <text:p>338022</text:p>
          </table:table-cell>
          <table:table-cell office:value-type="float" office:value="319834">
            <text:p>319834</text:p>
          </table:table-cell>
        </table:table-row>
        <table:table-row table:style-name="ro1">
          <table:table-cell office:value-type="float" office:value="21143870031">
            <text:p>21143870031</text:p>
          </table:table-cell>
          <table:table-cell office:value-type="float" office:value="191440">
            <text:p>191440</text:p>
          </table:table-cell>
          <table:table-cell office:value-type="float" office:value="155040">
            <text:p>155040</text:p>
          </table:table-cell>
          <table:table-cell office:value-type="float" office:value="150526">
            <text:p>150526</text:p>
          </table:table-cell>
          <table:table-cell office:value-type="float" office:value="1063206">
            <text:p>1063206</text:p>
          </table:table-cell>
          <table:table-cell office:value-type="float" office:value="278672">
            <text:p>278672</text:p>
          </table:table-cell>
          <table:table-cell office:value-type="float" office:value="229920">
            <text:p>229920</text:p>
          </table:table-cell>
          <table:table-cell office:value-type="float" office:value="26972815455">
            <text:p>26972815455</text:p>
          </table:table-cell>
          <table:table-cell office:value-type="float" office:value="206756">
            <text:p>206756</text:p>
          </table:table-cell>
          <table:table-cell office:value-type="float" office:value="166798">
            <text:p>166798</text:p>
          </table:table-cell>
          <table:table-cell office:value-type="float" office:value="160320">
            <text:p>160320</text:p>
          </table:table-cell>
          <table:table-cell office:value-type="float" office:value="53899849">
            <text:p>53899849</text:p>
          </table:table-cell>
          <table:table-cell office:value-type="float" office:value="289048">
            <text:p>289048</text:p>
          </table:table-cell>
          <table:table-cell office:value-type="float" office:value="238960">
            <text:p>238960</text:p>
          </table:table-cell>
          <table:table-cell office:value-type="float" office:value="3458065405">
            <text:p>3458065405</text:p>
          </table:table-cell>
          <table:table-cell office:value-type="float" office:value="201958">
            <text:p>201958</text:p>
          </table:table-cell>
          <table:table-cell office:value-type="float" office:value="162782">
            <text:p>162782</text:p>
          </table:table-cell>
          <table:table-cell office:value-type="float" office:value="159104">
            <text:p>159104</text:p>
          </table:table-cell>
          <table:table-cell office:value-type="float" office:value="8210498">
            <text:p>8210498</text:p>
          </table:table-cell>
          <table:table-cell office:value-type="float" office:value="266420">
            <text:p>266420</text:p>
          </table:table-cell>
          <table:table-cell office:value-type="float" office:value="226036">
            <text:p>226036</text:p>
          </table:table-cell>
        </table:table-row>
        <table:table-row table:style-name="ro1">
          <table:table-cell office:value-type="float" office:value="1787959514">
            <text:p>1787959514</text:p>
          </table:table-cell>
          <table:table-cell office:value-type="float" office:value="193868">
            <text:p>193868</text:p>
          </table:table-cell>
          <table:table-cell office:value-type="float" office:value="150810">
            <text:p>150810</text:p>
          </table:table-cell>
          <table:table-cell office:value-type="float" office:value="150580">
            <text:p>150580</text:p>
          </table:table-cell>
          <table:table-cell office:value-type="float" office:value="2316058">
            <text:p>2316058</text:p>
          </table:table-cell>
          <table:table-cell office:value-type="float" office:value="270370">
            <text:p>270370</text:p>
          </table:table-cell>
          <table:table-cell office:value-type="float" office:value="231330">
            <text:p>231330</text:p>
          </table:table-cell>
          <table:table-cell office:value-type="float" office:value="1671217787">
            <text:p>1671217787</text:p>
          </table:table-cell>
          <table:table-cell office:value-type="float" office:value="206392">
            <text:p>206392</text:p>
          </table:table-cell>
          <table:table-cell office:value-type="float" office:value="166258">
            <text:p>166258</text:p>
          </table:table-cell>
          <table:table-cell office:value-type="float" office:value="161476">
            <text:p>161476</text:p>
          </table:table-cell>
          <table:table-cell office:value-type="float" office:value="247846">
            <text:p>247846</text:p>
          </table:table-cell>
          <table:table-cell office:value-type="float" office:value="272404">
            <text:p>272404</text:p>
          </table:table-cell>
          <table:table-cell office:value-type="float" office:value="221928">
            <text:p>221928</text:p>
          </table:table-cell>
          <table:table-cell office:value-type="float" office:value="23369270881">
            <text:p>23369270881</text:p>
          </table:table-cell>
          <table:table-cell office:value-type="float" office:value="206410">
            <text:p>206410</text:p>
          </table:table-cell>
          <table:table-cell office:value-type="float" office:value="163824">
            <text:p>163824</text:p>
          </table:table-cell>
          <table:table-cell office:value-type="float" office:value="163724">
            <text:p>163724</text:p>
          </table:table-cell>
          <table:table-cell office:value-type="float" office:value="1377867">
            <text:p>1377867</text:p>
          </table:table-cell>
          <table:table-cell office:value-type="float" office:value="258624">
            <text:p>258624</text:p>
          </table:table-cell>
          <table:table-cell office:value-type="float" office:value="222840">
            <text:p>222840</text:p>
          </table:table-cell>
        </table:table-row>
        <table:table-row table:style-name="ro1">
          <table:table-cell office:value-type="float" office:value="17407797599">
            <text:p>17407797599</text:p>
          </table:table-cell>
          <table:table-cell office:value-type="float" office:value="194142">
            <text:p>194142</text:p>
          </table:table-cell>
          <table:table-cell office:value-type="float" office:value="153506">
            <text:p>153506</text:p>
          </table:table-cell>
          <table:table-cell office:value-type="float" office:value="149972">
            <text:p>149972</text:p>
          </table:table-cell>
          <table:table-cell office:value-type="float" office:value="10610712">
            <text:p>10610712</text:p>
          </table:table-cell>
          <table:table-cell office:value-type="float" office:value="307931">
            <text:p>307931</text:p>
          </table:table-cell>
          <table:table-cell office:value-type="float" office:value="252956">
            <text:p>252956</text:p>
          </table:table-cell>
          <table:table-cell office:value-type="float" office:value="2255637843">
            <text:p>2255637843</text:p>
          </table:table-cell>
          <table:table-cell office:value-type="float" office:value="204336">
            <text:p>204336</text:p>
          </table:table-cell>
          <table:table-cell office:value-type="float" office:value="166620">
            <text:p>166620</text:p>
          </table:table-cell>
          <table:table-cell office:value-type="float" office:value="160176">
            <text:p>160176</text:p>
          </table:table-cell>
          <table:table-cell office:value-type="float" office:value="55720295">
            <text:p>55720295</text:p>
          </table:table-cell>
          <table:table-cell office:value-type="float" office:value="281588">
            <text:p>281588</text:p>
          </table:table-cell>
          <table:table-cell office:value-type="float" office:value="234874">
            <text:p>234874</text:p>
          </table:table-cell>
          <table:table-cell office:value-type="float" office:value="2286030994">
            <text:p>2286030994</text:p>
          </table:table-cell>
          <table:table-cell office:value-type="float" office:value="198772">
            <text:p>198772</text:p>
          </table:table-cell>
          <table:table-cell office:value-type="float" office:value="162968">
            <text:p>162968</text:p>
          </table:table-cell>
          <table:table-cell office:value-type="float" office:value="160112">
            <text:p>160112</text:p>
          </table:table-cell>
          <table:table-cell office:value-type="float" office:value="36790979">
            <text:p>36790979</text:p>
          </table:table-cell>
          <table:table-cell office:value-type="float" office:value="277948">
            <text:p>277948</text:p>
          </table:table-cell>
          <table:table-cell office:value-type="float" office:value="231680">
            <text:p>231680</text:p>
          </table:table-cell>
        </table:table-row>
        <table:table-row table:style-name="ro1">
          <table:table-cell office:value-type="float" office:value="2945526414">
            <text:p>2945526414</text:p>
          </table:table-cell>
          <table:table-cell office:value-type="float" office:value="191090">
            <text:p>191090</text:p>
          </table:table-cell>
          <table:table-cell office:value-type="float" office:value="151996">
            <text:p>151996</text:p>
          </table:table-cell>
          <table:table-cell office:value-type="float" office:value="151070">
            <text:p>151070</text:p>
          </table:table-cell>
          <table:table-cell office:value-type="float" office:value="10812235">
            <text:p>10812235</text:p>
          </table:table-cell>
          <table:table-cell office:value-type="float" office:value="265052">
            <text:p>265052</text:p>
          </table:table-cell>
          <table:table-cell office:value-type="float" office:value="233222">
            <text:p>233222</text:p>
          </table:table-cell>
          <table:table-cell office:value-type="float" office:value="7560796165">
            <text:p>7560796165</text:p>
          </table:table-cell>
          <table:table-cell office:value-type="float" office:value="204928">
            <text:p>204928</text:p>
          </table:table-cell>
          <table:table-cell office:value-type="float" office:value="167586">
            <text:p>167586</text:p>
          </table:table-cell>
          <table:table-cell office:value-type="float" office:value="161124">
            <text:p>161124</text:p>
          </table:table-cell>
          <table:table-cell office:value-type="float" office:value="13276540">
            <text:p>13276540</text:p>
          </table:table-cell>
          <table:table-cell office:value-type="float" office:value="356832">
            <text:p>356832</text:p>
          </table:table-cell>
          <table:table-cell office:value-type="float" office:value="228548">
            <text:p>228548</text:p>
          </table:table-cell>
          <table:table-cell office:value-type="float" office:value="6372228532">
            <text:p>6372228532</text:p>
          </table:table-cell>
          <table:table-cell office:value-type="float" office:value="204146">
            <text:p>204146</text:p>
          </table:table-cell>
          <table:table-cell office:value-type="float" office:value="159986">
            <text:p>159986</text:p>
          </table:table-cell>
          <table:table-cell office:value-type="float" office:value="160172">
            <text:p>160172</text:p>
          </table:table-cell>
          <table:table-cell office:value-type="float" office:value="519504">
            <text:p>519504</text:p>
          </table:table-cell>
          <table:table-cell office:value-type="float" office:value="273976">
            <text:p>273976</text:p>
          </table:table-cell>
          <table:table-cell office:value-type="float" office:value="233242">
            <text:p>233242</text:p>
          </table:table-cell>
        </table:table-row>
        <table:table-row table:style-name="ro1">
          <table:table-cell office:value-type="float" office:value="6686444102">
            <text:p>6686444102</text:p>
          </table:table-cell>
          <table:table-cell office:value-type="float" office:value="192724">
            <text:p>192724</text:p>
          </table:table-cell>
          <table:table-cell office:value-type="float" office:value="153550">
            <text:p>153550</text:p>
          </table:table-cell>
          <table:table-cell office:value-type="float" office:value="148664">
            <text:p>148664</text:p>
          </table:table-cell>
          <table:table-cell office:value-type="float" office:value="7003691">
            <text:p>7003691</text:p>
          </table:table-cell>
          <table:table-cell office:value-type="float" office:value="265716">
            <text:p>265716</text:p>
          </table:table-cell>
          <table:table-cell office:value-type="float" office:value="218778">
            <text:p>218778</text:p>
          </table:table-cell>
          <table:table-cell office:value-type="float" office:value="25145620515">
            <text:p>25145620515</text:p>
          </table:table-cell>
          <table:table-cell office:value-type="float" office:value="205640">
            <text:p>205640</text:p>
          </table:table-cell>
          <table:table-cell office:value-type="float" office:value="164154">
            <text:p>164154</text:p>
          </table:table-cell>
          <table:table-cell office:value-type="float" office:value="161294">
            <text:p>161294</text:p>
          </table:table-cell>
          <table:table-cell office:value-type="float" office:value="7877160">
            <text:p>7877160</text:p>
          </table:table-cell>
          <table:table-cell office:value-type="float" office:value="524082">
            <text:p>524082</text:p>
          </table:table-cell>
          <table:table-cell office:value-type="float" office:value="234904">
            <text:p>234904</text:p>
          </table:table-cell>
          <table:table-cell office:value-type="float" office:value="1089198057">
            <text:p>1089198057</text:p>
          </table:table-cell>
          <table:table-cell office:value-type="float" office:value="201344">
            <text:p>201344</text:p>
          </table:table-cell>
          <table:table-cell office:value-type="float" office:value="161834">
            <text:p>161834</text:p>
          </table:table-cell>
          <table:table-cell office:value-type="float" office:value="180529">
            <text:p>180529</text:p>
          </table:table-cell>
          <table:table-cell office:value-type="float" office:value="31722388">
            <text:p>31722388</text:p>
          </table:table-cell>
          <table:table-cell office:value-type="float" office:value="278600">
            <text:p>278600</text:p>
          </table:table-cell>
          <table:table-cell office:value-type="float" office:value="235736">
            <text:p>235736</text:p>
          </table:table-cell>
        </table:table-row>
        <table:table-row table:style-name="ro1">
          <table:table-cell office:value-type="float" office:value="1674940834">
            <text:p>1674940834</text:p>
          </table:table-cell>
          <table:table-cell office:value-type="float" office:value="197410">
            <text:p>197410</text:p>
          </table:table-cell>
          <table:table-cell office:value-type="float" office:value="152396">
            <text:p>152396</text:p>
          </table:table-cell>
          <table:table-cell office:value-type="float" office:value="169581">
            <text:p>169581</text:p>
          </table:table-cell>
          <table:table-cell office:value-type="float" office:value="5570813">
            <text:p>5570813</text:p>
          </table:table-cell>
          <table:table-cell office:value-type="float" office:value="272658">
            <text:p>272658</text:p>
          </table:table-cell>
          <table:table-cell office:value-type="float" office:value="249024">
            <text:p>249024</text:p>
          </table:table-cell>
          <table:table-cell office:value-type="float" office:value="7647219791">
            <text:p>7647219791</text:p>
          </table:table-cell>
          <table:table-cell office:value-type="float" office:value="203260">
            <text:p>203260</text:p>
          </table:table-cell>
          <table:table-cell office:value-type="float" office:value="165838">
            <text:p>165838</text:p>
          </table:table-cell>
          <table:table-cell office:value-type="float" office:value="158998">
            <text:p>158998</text:p>
          </table:table-cell>
          <table:table-cell office:value-type="float" office:value="18549990">
            <text:p>18549990</text:p>
          </table:table-cell>
          <table:table-cell office:value-type="float" office:value="284380">
            <text:p>284380</text:p>
          </table:table-cell>
          <table:table-cell office:value-type="float" office:value="234204">
            <text:p>234204</text:p>
          </table:table-cell>
          <table:table-cell office:value-type="float" office:value="11534739878">
            <text:p>11534739878</text:p>
          </table:table-cell>
          <table:table-cell office:value-type="float" office:value="282294">
            <text:p>282294</text:p>
          </table:table-cell>
          <table:table-cell office:value-type="float" office:value="189688">
            <text:p>189688</text:p>
          </table:table-cell>
          <table:table-cell office:value-type="float" office:value="231176">
            <text:p>231176</text:p>
          </table:table-cell>
          <table:table-cell office:value-type="float" office:value="9593185">
            <text:p>9593185</text:p>
          </table:table-cell>
          <table:table-cell office:value-type="float" office:value="274748">
            <text:p>274748</text:p>
          </table:table-cell>
          <table:table-cell office:value-type="float" office:value="237610">
            <text:p>237610</text:p>
          </table:table-cell>
        </table:table-row>
        <table:table-row table:style-name="ro1">
          <table:table-cell office:value-type="float" office:value="2670812808">
            <text:p>2670812808</text:p>
          </table:table-cell>
          <table:table-cell office:value-type="float" office:value="216500">
            <text:p>216500</text:p>
          </table:table-cell>
          <table:table-cell office:value-type="float" office:value="154802">
            <text:p>154802</text:p>
          </table:table-cell>
          <table:table-cell office:value-type="float" office:value="150980">
            <text:p>150980</text:p>
          </table:table-cell>
          <table:table-cell office:value-type="float" office:value="461890">
            <text:p>461890</text:p>
          </table:table-cell>
          <table:table-cell office:value-type="float" office:value="299706">
            <text:p>299706</text:p>
          </table:table-cell>
          <table:table-cell office:value-type="float" office:value="223466">
            <text:p>223466</text:p>
          </table:table-cell>
          <table:table-cell office:value-type="float" office:value="1409861648">
            <text:p>1409861648</text:p>
          </table:table-cell>
          <table:table-cell office:value-type="float" office:value="204430">
            <text:p>204430</text:p>
          </table:table-cell>
          <table:table-cell office:value-type="float" office:value="165808">
            <text:p>165808</text:p>
          </table:table-cell>
          <table:table-cell office:value-type="float" office:value="189214">
            <text:p>189214</text:p>
          </table:table-cell>
          <table:table-cell office:value-type="float" office:value="6143926">
            <text:p>6143926</text:p>
          </table:table-cell>
          <table:table-cell office:value-type="float" office:value="274172">
            <text:p>274172</text:p>
          </table:table-cell>
          <table:table-cell office:value-type="float" office:value="224870">
            <text:p>224870</text:p>
          </table:table-cell>
          <table:table-cell office:value-type="float" office:value="3644473643">
            <text:p>3644473643</text:p>
          </table:table-cell>
          <table:table-cell office:value-type="float" office:value="201650">
            <text:p>201650</text:p>
          </table:table-cell>
          <table:table-cell office:value-type="float" office:value="162240">
            <text:p>162240</text:p>
          </table:table-cell>
          <table:table-cell office:value-type="float" office:value="160370">
            <text:p>160370</text:p>
          </table:table-cell>
          <table:table-cell office:value-type="float" office:value="11190027">
            <text:p>11190027</text:p>
          </table:table-cell>
          <table:table-cell office:value-type="float" office:value="280132">
            <text:p>280132</text:p>
          </table:table-cell>
          <table:table-cell office:value-type="float" office:value="241618">
            <text:p>241618</text:p>
          </table:table-cell>
        </table:table-row>
        <table:table-row table:style-name="ro1">
          <table:table-cell office:value-type="float" office:value="1919091552">
            <text:p>1919091552</text:p>
          </table:table-cell>
          <table:table-cell office:value-type="float" office:value="201578">
            <text:p>201578</text:p>
          </table:table-cell>
          <table:table-cell office:value-type="float" office:value="153606">
            <text:p>153606</text:p>
          </table:table-cell>
          <table:table-cell office:value-type="float" office:value="152278">
            <text:p>152278</text:p>
          </table:table-cell>
          <table:table-cell office:value-type="float" office:value="33899317">
            <text:p>33899317</text:p>
          </table:table-cell>
          <table:table-cell office:value-type="float" office:value="264830">
            <text:p>264830</text:p>
          </table:table-cell>
          <table:table-cell office:value-type="float" office:value="220984">
            <text:p>220984</text:p>
          </table:table-cell>
          <table:table-cell office:value-type="float" office:value="20991279138">
            <text:p>20991279138</text:p>
          </table:table-cell>
          <table:table-cell office:value-type="float" office:value="231212">
            <text:p>231212</text:p>
          </table:table-cell>
          <table:table-cell office:value-type="float" office:value="164598">
            <text:p>164598</text:p>
          </table:table-cell>
          <table:table-cell office:value-type="float" office:value="161696">
            <text:p>161696</text:p>
          </table:table-cell>
          <table:table-cell office:value-type="float" office:value="37615302">
            <text:p>37615302</text:p>
          </table:table-cell>
          <table:table-cell office:value-type="float" office:value="279034">
            <text:p>279034</text:p>
          </table:table-cell>
          <table:table-cell office:value-type="float" office:value="232182">
            <text:p>232182</text:p>
          </table:table-cell>
          <table:table-cell office:value-type="float" office:value="1906008925">
            <text:p>1906008925</text:p>
          </table:table-cell>
          <table:table-cell office:value-type="float" office:value="202638">
            <text:p>202638</text:p>
          </table:table-cell>
          <table:table-cell office:value-type="float" office:value="167332">
            <text:p>167332</text:p>
          </table:table-cell>
          <table:table-cell office:value-type="float" office:value="159912">
            <text:p>159912</text:p>
          </table:table-cell>
          <table:table-cell office:value-type="float" office:value="1668970">
            <text:p>1668970</text:p>
          </table:table-cell>
          <table:table-cell office:value-type="float" office:value="301074">
            <text:p>301074</text:p>
          </table:table-cell>
          <table:table-cell office:value-type="float" office:value="232008">
            <text:p>232008</text:p>
          </table:table-cell>
        </table:table-row>
        <table:table-row table:style-name="ro1">
          <table:table-cell office:value-type="float" office:value="2405459793">
            <text:p>2405459793</text:p>
          </table:table-cell>
          <table:table-cell office:value-type="float" office:value="194536">
            <text:p>194536</text:p>
          </table:table-cell>
          <table:table-cell office:value-type="float" office:value="153308">
            <text:p>153308</text:p>
          </table:table-cell>
          <table:table-cell office:value-type="float" office:value="151192">
            <text:p>151192</text:p>
          </table:table-cell>
          <table:table-cell office:value-type="float" office:value="4889398">
            <text:p>4889398</text:p>
          </table:table-cell>
          <table:table-cell office:value-type="float" office:value="271428">
            <text:p>271428</text:p>
          </table:table-cell>
          <table:table-cell office:value-type="float" office:value="253588">
            <text:p>253588</text:p>
          </table:table-cell>
          <table:table-cell office:value-type="float" office:value="4413539840">
            <text:p>4413539840</text:p>
          </table:table-cell>
          <table:table-cell office:value-type="float" office:value="207730">
            <text:p>207730</text:p>
          </table:table-cell>
          <table:table-cell office:value-type="float" office:value="166150">
            <text:p>166150</text:p>
          </table:table-cell>
          <table:table-cell office:value-type="float" office:value="160676">
            <text:p>160676</text:p>
          </table:table-cell>
          <table:table-cell office:value-type="float" office:value="11901176">
            <text:p>11901176</text:p>
          </table:table-cell>
          <table:table-cell office:value-type="float" office:value="264994">
            <text:p>264994</text:p>
          </table:table-cell>
          <table:table-cell office:value-type="float" office:value="221926">
            <text:p>221926</text:p>
          </table:table-cell>
          <table:table-cell office:value-type="float" office:value="1577388325">
            <text:p>1577388325</text:p>
          </table:table-cell>
          <table:table-cell office:value-type="float" office:value="202988">
            <text:p>202988</text:p>
          </table:table-cell>
          <table:table-cell office:value-type="float" office:value="184480">
            <text:p>184480</text:p>
          </table:table-cell>
          <table:table-cell office:value-type="float" office:value="159904">
            <text:p>159904</text:p>
          </table:table-cell>
          <table:table-cell office:value-type="float" office:value="249080">
            <text:p>249080</text:p>
          </table:table-cell>
          <table:table-cell office:value-type="float" office:value="273532">
            <text:p>273532</text:p>
          </table:table-cell>
          <table:table-cell office:value-type="float" office:value="232558">
            <text:p>232558</text:p>
          </table:table-cell>
        </table:table-row>
        <table:table-row table:style-name="ro1">
          <table:table-cell office:value-type="float" office:value="512110926">
            <text:p>512110926</text:p>
          </table:table-cell>
          <table:table-cell office:value-type="float" office:value="191354">
            <text:p>191354</text:p>
          </table:table-cell>
          <table:table-cell office:value-type="float" office:value="152198">
            <text:p>152198</text:p>
          </table:table-cell>
          <table:table-cell office:value-type="float" office:value="176934">
            <text:p>176934</text:p>
          </table:table-cell>
          <table:table-cell office:value-type="float" office:value="1550532">
            <text:p>1550532</text:p>
          </table:table-cell>
          <table:table-cell office:value-type="float" office:value="262614">
            <text:p>262614</text:p>
          </table:table-cell>
          <table:table-cell office:value-type="float" office:value="221242">
            <text:p>221242</text:p>
          </table:table-cell>
          <table:table-cell office:value-type="float" office:value="27282885479">
            <text:p>27282885479</text:p>
          </table:table-cell>
          <table:table-cell office:value-type="float" office:value="235178">
            <text:p>235178</text:p>
          </table:table-cell>
          <table:table-cell office:value-type="float" office:value="208163">
            <text:p>208163</text:p>
          </table:table-cell>
          <table:table-cell office:value-type="float" office:value="182647">
            <text:p>182647</text:p>
          </table:table-cell>
          <table:table-cell office:value-type="float" office:value="5996352">
            <text:p>5996352</text:p>
          </table:table-cell>
          <table:table-cell office:value-type="float" office:value="257020">
            <text:p>257020</text:p>
          </table:table-cell>
          <table:table-cell office:value-type="float" office:value="223850">
            <text:p>223850</text:p>
          </table:table-cell>
          <table:table-cell office:value-type="float" office:value="7451814482">
            <text:p>7451814482</text:p>
          </table:table-cell>
          <table:table-cell office:value-type="float" office:value="201338">
            <text:p>201338</text:p>
          </table:table-cell>
          <table:table-cell office:value-type="float" office:value="163442">
            <text:p>163442</text:p>
          </table:table-cell>
          <table:table-cell office:value-type="float" office:value="157782">
            <text:p>157782</text:p>
          </table:table-cell>
          <table:table-cell office:value-type="float" office:value="3695917">
            <text:p>3695917</text:p>
          </table:table-cell>
          <table:table-cell office:value-type="float" office:value="269402">
            <text:p>269402</text:p>
          </table:table-cell>
          <table:table-cell office:value-type="float" office:value="284906">
            <text:p>284906</text:p>
          </table:table-cell>
        </table:table-row>
        <table:table-row table:style-name="ro1">
          <table:table-cell office:value-type="float" office:value="25350636009">
            <text:p>25350636009</text:p>
          </table:table-cell>
          <table:table-cell office:value-type="float" office:value="195766">
            <text:p>195766</text:p>
          </table:table-cell>
          <table:table-cell office:value-type="float" office:value="151608">
            <text:p>151608</text:p>
          </table:table-cell>
          <table:table-cell office:value-type="float" office:value="151518">
            <text:p>151518</text:p>
          </table:table-cell>
          <table:table-cell office:value-type="float" office:value="248630">
            <text:p>248630</text:p>
          </table:table-cell>
          <table:table-cell office:value-type="float" office:value="266784">
            <text:p>266784</text:p>
          </table:table-cell>
          <table:table-cell office:value-type="float" office:value="227254">
            <text:p>227254</text:p>
          </table:table-cell>
          <table:table-cell office:value-type="float" office:value="28946268294">
            <text:p>28946268294</text:p>
          </table:table-cell>
          <table:table-cell office:value-type="float" office:value="205472">
            <text:p>205472</text:p>
          </table:table-cell>
          <table:table-cell office:value-type="float" office:value="164446">
            <text:p>164446</text:p>
          </table:table-cell>
          <table:table-cell office:value-type="float" office:value="162016">
            <text:p>162016</text:p>
          </table:table-cell>
          <table:table-cell office:value-type="float" office:value="21335933">
            <text:p>21335933</text:p>
          </table:table-cell>
          <table:table-cell office:value-type="float" office:value="268548">
            <text:p>268548</text:p>
          </table:table-cell>
          <table:table-cell office:value-type="float" office:value="222990">
            <text:p>222990</text:p>
          </table:table-cell>
          <table:table-cell office:value-type="float" office:value="18592760498">
            <text:p>18592760498</text:p>
          </table:table-cell>
          <table:table-cell office:value-type="float" office:value="200314">
            <text:p>200314</text:p>
          </table:table-cell>
          <table:table-cell office:value-type="float" office:value="162518">
            <text:p>162518</text:p>
          </table:table-cell>
          <table:table-cell office:value-type="float" office:value="158584">
            <text:p>158584</text:p>
          </table:table-cell>
          <table:table-cell office:value-type="float" office:value="475365">
            <text:p>475365</text:p>
          </table:table-cell>
          <table:table-cell office:value-type="float" office:value="253156">
            <text:p>253156</text:p>
          </table:table-cell>
          <table:table-cell office:value-type="float" office:value="215080">
            <text:p>215080</text:p>
          </table:table-cell>
        </table:table-row>
        <table:table-row table:style-name="ro1">
          <table:table-cell office:value-type="float" office:value="25273349543">
            <text:p>25273349543</text:p>
          </table:table-cell>
          <table:table-cell office:value-type="float" office:value="192634">
            <text:p>192634</text:p>
          </table:table-cell>
          <table:table-cell office:value-type="float" office:value="150334">
            <text:p>150334</text:p>
          </table:table-cell>
          <table:table-cell office:value-type="float" office:value="149156">
            <text:p>149156</text:p>
          </table:table-cell>
          <table:table-cell office:value-type="float" office:value="236372">
            <text:p>236372</text:p>
          </table:table-cell>
          <table:table-cell office:value-type="float" office:value="251884">
            <text:p>251884</text:p>
          </table:table-cell>
          <table:table-cell office:value-type="float" office:value="213188">
            <text:p>213188</text:p>
          </table:table-cell>
          <table:table-cell office:value-type="float" office:value="2596767739">
            <text:p>2596767739</text:p>
          </table:table-cell>
          <table:table-cell office:value-type="float" office:value="203432">
            <text:p>203432</text:p>
          </table:table-cell>
          <table:table-cell office:value-type="float" office:value="165462">
            <text:p>165462</text:p>
          </table:table-cell>
          <table:table-cell office:value-type="float" office:value="160770">
            <text:p>160770</text:p>
          </table:table-cell>
          <table:table-cell office:value-type="float" office:value="6310166">
            <text:p>6310166</text:p>
          </table:table-cell>
          <table:table-cell office:value-type="float" office:value="265006">
            <text:p>265006</text:p>
          </table:table-cell>
          <table:table-cell office:value-type="float" office:value="229822">
            <text:p>229822</text:p>
          </table:table-cell>
          <table:table-cell office:value-type="float" office:value="10733530644">
            <text:p>10733530644</text:p>
          </table:table-cell>
          <table:table-cell office:value-type="float" office:value="201750">
            <text:p>201750</text:p>
          </table:table-cell>
          <table:table-cell office:value-type="float" office:value="162342">
            <text:p>162342</text:p>
          </table:table-cell>
          <table:table-cell office:value-type="float" office:value="160448">
            <text:p>160448</text:p>
          </table:table-cell>
          <table:table-cell office:value-type="float" office:value="4009878">
            <text:p>4009878</text:p>
          </table:table-cell>
          <table:table-cell office:value-type="float" office:value="271386">
            <text:p>271386</text:p>
          </table:table-cell>
          <table:table-cell office:value-type="float" office:value="230730">
            <text:p>230730</text:p>
          </table:table-cell>
        </table:table-row>
        <table:table-row table:style-name="ro1">
          <table:table-cell office:value-type="float" office:value="847723330">
            <text:p>847723330</text:p>
          </table:table-cell>
          <table:table-cell office:value-type="float" office:value="191440">
            <text:p>191440</text:p>
          </table:table-cell>
          <table:table-cell office:value-type="float" office:value="154466">
            <text:p>154466</text:p>
          </table:table-cell>
          <table:table-cell office:value-type="float" office:value="150766">
            <text:p>150766</text:p>
          </table:table-cell>
          <table:table-cell office:value-type="float" office:value="16739726">
            <text:p>16739726</text:p>
          </table:table-cell>
          <table:table-cell office:value-type="float" office:value="264792">
            <text:p>264792</text:p>
          </table:table-cell>
          <table:table-cell office:value-type="float" office:value="222410">
            <text:p>222410</text:p>
          </table:table-cell>
          <table:table-cell office:value-type="float" office:value="1407986797">
            <text:p>1407986797</text:p>
          </table:table-cell>
          <table:table-cell office:value-type="float" office:value="204946">
            <text:p>204946</text:p>
          </table:table-cell>
          <table:table-cell office:value-type="float" office:value="166688">
            <text:p>166688</text:p>
          </table:table-cell>
          <table:table-cell office:value-type="float" office:value="160336">
            <text:p>160336</text:p>
          </table:table-cell>
          <table:table-cell office:value-type="float" office:value="3110141">
            <text:p>3110141</text:p>
          </table:table-cell>
          <table:table-cell office:value-type="float" office:value="315736">
            <text:p>315736</text:p>
          </table:table-cell>
          <table:table-cell office:value-type="float" office:value="223986">
            <text:p>223986</text:p>
          </table:table-cell>
          <table:table-cell office:value-type="float" office:value="1888649604">
            <text:p>1888649604</text:p>
          </table:table-cell>
          <table:table-cell office:value-type="float" office:value="200462">
            <text:p>200462</text:p>
          </table:table-cell>
          <table:table-cell office:value-type="float" office:value="161196">
            <text:p>161196</text:p>
          </table:table-cell>
          <table:table-cell office:value-type="float" office:value="155744">
            <text:p>155744</text:p>
          </table:table-cell>
          <table:table-cell office:value-type="float" office:value="20648648">
            <text:p>20648648</text:p>
          </table:table-cell>
          <table:table-cell office:value-type="float" office:value="275846">
            <text:p>275846</text:p>
          </table:table-cell>
          <table:table-cell office:value-type="float" office:value="232294">
            <text:p>232294</text:p>
          </table:table-cell>
        </table:table-row>
        <table:table-row table:style-name="ro1">
          <table:table-cell office:value-type="float" office:value="3699077698">
            <text:p>3699077698</text:p>
          </table:table-cell>
          <table:table-cell office:value-type="float" office:value="191816">
            <text:p>191816</text:p>
          </table:table-cell>
          <table:table-cell office:value-type="float" office:value="174505">
            <text:p>174505</text:p>
          </table:table-cell>
          <table:table-cell office:value-type="float" office:value="151294">
            <text:p>151294</text:p>
          </table:table-cell>
          <table:table-cell office:value-type="float" office:value="16494990">
            <text:p>16494990</text:p>
          </table:table-cell>
          <table:table-cell office:value-type="float" office:value="269544">
            <text:p>269544</text:p>
          </table:table-cell>
          <table:table-cell office:value-type="float" office:value="227040">
            <text:p>227040</text:p>
          </table:table-cell>
          <table:table-cell office:value-type="float" office:value="12438390169">
            <text:p>12438390169</text:p>
          </table:table-cell>
          <table:table-cell office:value-type="float" office:value="202578">
            <text:p>202578</text:p>
          </table:table-cell>
          <table:table-cell office:value-type="float" office:value="165530">
            <text:p>165530</text:p>
          </table:table-cell>
          <table:table-cell office:value-type="float" office:value="160212">
            <text:p>160212</text:p>
          </table:table-cell>
          <table:table-cell office:value-type="float" office:value="3144890">
            <text:p>3144890</text:p>
          </table:table-cell>
          <table:table-cell office:value-type="float" office:value="265872">
            <text:p>265872</text:p>
          </table:table-cell>
          <table:table-cell office:value-type="float" office:value="226394">
            <text:p>226394</text:p>
          </table:table-cell>
          <table:table-cell office:value-type="float" office:value="17485035408">
            <text:p>17485035408</text:p>
          </table:table-cell>
          <table:table-cell office:value-type="float" office:value="203190">
            <text:p>203190</text:p>
          </table:table-cell>
          <table:table-cell office:value-type="float" office:value="192836">
            <text:p>192836</text:p>
          </table:table-cell>
          <table:table-cell office:value-type="float" office:value="158906">
            <text:p>158906</text:p>
          </table:table-cell>
          <table:table-cell office:value-type="float" office:value="6212455">
            <text:p>6212455</text:p>
          </table:table-cell>
          <table:table-cell office:value-type="float" office:value="274844">
            <text:p>274844</text:p>
          </table:table-cell>
          <table:table-cell office:value-type="float" office:value="235338">
            <text:p>235338</text:p>
          </table:table-cell>
        </table:table-row>
        <table:table-row table:style-name="ro1">
          <table:table-cell office:value-type="float" office:value="1638923653">
            <text:p>1638923653</text:p>
          </table:table-cell>
          <table:table-cell office:value-type="float" office:value="195166">
            <text:p>195166</text:p>
          </table:table-cell>
          <table:table-cell office:value-type="float" office:value="152358">
            <text:p>152358</text:p>
          </table:table-cell>
          <table:table-cell office:value-type="float" office:value="151566">
            <text:p>151566</text:p>
          </table:table-cell>
          <table:table-cell office:value-type="float" office:value="73354525">
            <text:p>73354525</text:p>
          </table:table-cell>
          <table:table-cell office:value-type="float" office:value="664462">
            <text:p>664462</text:p>
          </table:table-cell>
          <table:table-cell office:value-type="float" office:value="221446">
            <text:p>221446</text:p>
          </table:table-cell>
          <table:table-cell office:value-type="float" office:value="5127765361">
            <text:p>5127765361</text:p>
          </table:table-cell>
          <table:table-cell office:value-type="float" office:value="204124">
            <text:p>204124</text:p>
          </table:table-cell>
          <table:table-cell office:value-type="float" office:value="165832">
            <text:p>165832</text:p>
          </table:table-cell>
          <table:table-cell office:value-type="float" office:value="160146">
            <text:p>160146</text:p>
          </table:table-cell>
          <table:table-cell office:value-type="float" office:value="1604893">
            <text:p>1604893</text:p>
          </table:table-cell>
          <table:table-cell office:value-type="float" office:value="274562">
            <text:p>274562</text:p>
          </table:table-cell>
          <table:table-cell office:value-type="float" office:value="236150">
            <text:p>236150</text:p>
          </table:table-cell>
          <table:table-cell office:value-type="float" office:value="3754161220">
            <text:p>3754161220</text:p>
          </table:table-cell>
          <table:table-cell office:value-type="float" office:value="200876">
            <text:p>200876</text:p>
          </table:table-cell>
          <table:table-cell office:value-type="float" office:value="161634">
            <text:p>161634</text:p>
          </table:table-cell>
          <table:table-cell office:value-type="float" office:value="158080">
            <text:p>158080</text:p>
          </table:table-cell>
          <table:table-cell office:value-type="float" office:value="1330702">
            <text:p>1330702</text:p>
          </table:table-cell>
          <table:table-cell office:value-type="float" office:value="299276">
            <text:p>299276</text:p>
          </table:table-cell>
          <table:table-cell office:value-type="float" office:value="245672">
            <text:p>245672</text:p>
          </table:table-cell>
        </table:table-row>
        <table:table-row table:style-name="ro1">
          <table:table-cell office:value-type="float" office:value="1667545957">
            <text:p>1667545957</text:p>
          </table:table-cell>
          <table:table-cell office:value-type="float" office:value="193698">
            <text:p>193698</text:p>
          </table:table-cell>
          <table:table-cell office:value-type="float" office:value="151420">
            <text:p>151420</text:p>
          </table:table-cell>
          <table:table-cell office:value-type="float" office:value="154124">
            <text:p>154124</text:p>
          </table:table-cell>
          <table:table-cell office:value-type="float" office:value="14175604">
            <text:p>14175604</text:p>
          </table:table-cell>
          <table:table-cell office:value-type="float" office:value="524204">
            <text:p>524204</text:p>
          </table:table-cell>
          <table:table-cell office:value-type="float" office:value="231028">
            <text:p>231028</text:p>
          </table:table-cell>
          <table:table-cell office:value-type="float" office:value="1769886470">
            <text:p>1769886470</text:p>
          </table:table-cell>
          <table:table-cell office:value-type="float" office:value="208004">
            <text:p>208004</text:p>
          </table:table-cell>
          <table:table-cell office:value-type="float" office:value="166596">
            <text:p>166596</text:p>
          </table:table-cell>
          <table:table-cell office:value-type="float" office:value="161672">
            <text:p>161672</text:p>
          </table:table-cell>
          <table:table-cell office:value-type="float" office:value="490775">
            <text:p>490775</text:p>
          </table:table-cell>
          <table:table-cell office:value-type="float" office:value="261844">
            <text:p>261844</text:p>
          </table:table-cell>
          <table:table-cell office:value-type="float" office:value="225644">
            <text:p>225644</text:p>
          </table:table-cell>
          <table:table-cell office:value-type="float" office:value="1992201440">
            <text:p>1992201440</text:p>
          </table:table-cell>
          <table:table-cell office:value-type="float" office:value="205070">
            <text:p>205070</text:p>
          </table:table-cell>
          <table:table-cell office:value-type="float" office:value="162486">
            <text:p>162486</text:p>
          </table:table-cell>
          <table:table-cell office:value-type="float" office:value="161230">
            <text:p>161230</text:p>
          </table:table-cell>
          <table:table-cell office:value-type="float" office:value="20415527">
            <text:p>20415527</text:p>
          </table:table-cell>
          <table:table-cell office:value-type="float" office:value="272912">
            <text:p>272912</text:p>
          </table:table-cell>
          <table:table-cell office:value-type="float" office:value="228374">
            <text:p>228374</text:p>
          </table:table-cell>
        </table:table-row>
        <table:table-row table:style-name="ro1">
          <table:table-cell office:value-type="float" office:value="2608035384">
            <text:p>2608035384</text:p>
          </table:table-cell>
          <table:table-cell office:value-type="float" office:value="194502">
            <text:p>194502</text:p>
          </table:table-cell>
          <table:table-cell office:value-type="float" office:value="150246">
            <text:p>150246</text:p>
          </table:table-cell>
          <table:table-cell office:value-type="float" office:value="151806">
            <text:p>151806</text:p>
          </table:table-cell>
          <table:table-cell office:value-type="float" office:value="16355646">
            <text:p>16355646</text:p>
          </table:table-cell>
          <table:table-cell office:value-type="float" office:value="271500">
            <text:p>271500</text:p>
          </table:table-cell>
          <table:table-cell office:value-type="float" office:value="249050">
            <text:p>249050</text:p>
          </table:table-cell>
          <table:table-cell office:value-type="float" office:value="3827969192">
            <text:p>3827969192</text:p>
          </table:table-cell>
          <table:table-cell office:value-type="float" office:value="205852">
            <text:p>205852</text:p>
          </table:table-cell>
          <table:table-cell office:value-type="float" office:value="166344">
            <text:p>166344</text:p>
          </table:table-cell>
          <table:table-cell office:value-type="float" office:value="179091">
            <text:p>179091</text:p>
          </table:table-cell>
          <table:table-cell office:value-type="float" office:value="1598788">
            <text:p>1598788</text:p>
          </table:table-cell>
          <table:table-cell office:value-type="float" office:value="285838">
            <text:p>285838</text:p>
          </table:table-cell>
          <table:table-cell office:value-type="float" office:value="248188">
            <text:p>248188</text:p>
          </table:table-cell>
          <table:table-cell office:value-type="float" office:value="6620498078">
            <text:p>6620498078</text:p>
          </table:table-cell>
          <table:table-cell office:value-type="float" office:value="201628">
            <text:p>201628</text:p>
          </table:table-cell>
          <table:table-cell office:value-type="float" office:value="161882">
            <text:p>161882</text:p>
          </table:table-cell>
          <table:table-cell office:value-type="float" office:value="159944">
            <text:p>159944</text:p>
          </table:table-cell>
          <table:table-cell office:value-type="float" office:value="35174272">
            <text:p>35174272</text:p>
          </table:table-cell>
          <table:table-cell office:value-type="float" office:value="286698">
            <text:p>286698</text:p>
          </table:table-cell>
          <table:table-cell office:value-type="float" office:value="243140">
            <text:p>243140</text:p>
          </table:table-cell>
        </table:table-row>
        <table:table-row table:style-name="ro1">
          <table:table-cell office:value-type="float" office:value="1179477017">
            <text:p>1179477017</text:p>
          </table:table-cell>
          <table:table-cell office:value-type="float" office:value="217195">
            <text:p>217195</text:p>
          </table:table-cell>
          <table:table-cell office:value-type="float" office:value="241409">
            <text:p>241409</text:p>
          </table:table-cell>
          <table:table-cell office:value-type="float" office:value="181279">
            <text:p>181279</text:p>
          </table:table-cell>
          <table:table-cell office:value-type="float" office:value="31135698">
            <text:p>31135698</text:p>
          </table:table-cell>
          <table:table-cell office:value-type="float" office:value="272152">
            <text:p>272152</text:p>
          </table:table-cell>
          <table:table-cell office:value-type="float" office:value="228890">
            <text:p>228890</text:p>
          </table:table-cell>
          <table:table-cell office:value-type="float" office:value="3373091270">
            <text:p>3373091270</text:p>
          </table:table-cell>
          <table:table-cell office:value-type="float" office:value="206684">
            <text:p>206684</text:p>
          </table:table-cell>
          <table:table-cell office:value-type="float" office:value="164074">
            <text:p>164074</text:p>
          </table:table-cell>
          <table:table-cell office:value-type="float" office:value="163530">
            <text:p>163530</text:p>
          </table:table-cell>
          <table:table-cell office:value-type="float" office:value="2014200">
            <text:p>2014200</text:p>
          </table:table-cell>
          <table:table-cell office:value-type="float" office:value="272650">
            <text:p>272650</text:p>
          </table:table-cell>
          <table:table-cell office:value-type="float" office:value="261010">
            <text:p>261010</text:p>
          </table:table-cell>
          <table:table-cell office:value-type="float" office:value="25365641291">
            <text:p>25365641291</text:p>
          </table:table-cell>
          <table:table-cell office:value-type="float" office:value="205700">
            <text:p>205700</text:p>
          </table:table-cell>
          <table:table-cell office:value-type="float" office:value="196080">
            <text:p>196080</text:p>
          </table:table-cell>
          <table:table-cell office:value-type="float" office:value="158272">
            <text:p>158272</text:p>
          </table:table-cell>
          <table:table-cell office:value-type="float" office:value="3165646">
            <text:p>3165646</text:p>
          </table:table-cell>
          <table:table-cell office:value-type="float" office:value="274848">
            <text:p>274848</text:p>
          </table:table-cell>
          <table:table-cell office:value-type="float" office:value="231012">
            <text:p>231012</text:p>
          </table:table-cell>
        </table:table-row>
        <table:table-row table:style-name="ro1">
          <table:table-cell office:value-type="float" office:value="3891073429">
            <text:p>3891073429</text:p>
          </table:table-cell>
          <table:table-cell office:value-type="float" office:value="191202">
            <text:p>191202</text:p>
          </table:table-cell>
          <table:table-cell office:value-type="float" office:value="151302">
            <text:p>151302</text:p>
          </table:table-cell>
          <table:table-cell office:value-type="float" office:value="149256">
            <text:p>149256</text:p>
          </table:table-cell>
          <table:table-cell office:value-type="float" office:value="23154264">
            <text:p>23154264</text:p>
          </table:table-cell>
          <table:table-cell office:value-type="float" office:value="268158">
            <text:p>268158</text:p>
          </table:table-cell>
          <table:table-cell office:value-type="float" office:value="273609">
            <text:p>273609</text:p>
          </table:table-cell>
          <table:table-cell office:value-type="float" office:value="23326787404">
            <text:p>23326787404</text:p>
          </table:table-cell>
          <table:table-cell office:value-type="float" office:value="212586">
            <text:p>212586</text:p>
          </table:table-cell>
          <table:table-cell office:value-type="float" office:value="165792">
            <text:p>165792</text:p>
          </table:table-cell>
          <table:table-cell office:value-type="float" office:value="163062">
            <text:p>163062</text:p>
          </table:table-cell>
          <table:table-cell office:value-type="float" office:value="248050">
            <text:p>248050</text:p>
          </table:table-cell>
          <table:table-cell office:value-type="float" office:value="275244">
            <text:p>275244</text:p>
          </table:table-cell>
          <table:table-cell office:value-type="float" office:value="236186">
            <text:p>236186</text:p>
          </table:table-cell>
          <table:table-cell office:value-type="float" office:value="4182727604">
            <text:p>4182727604</text:p>
          </table:table-cell>
          <table:table-cell office:value-type="float" office:value="309440">
            <text:p>309440</text:p>
          </table:table-cell>
          <table:table-cell office:value-type="float" office:value="194839">
            <text:p>194839</text:p>
          </table:table-cell>
          <table:table-cell office:value-type="float" office:value="165490">
            <text:p>165490</text:p>
          </table:table-cell>
          <table:table-cell office:value-type="float" office:value="21559267">
            <text:p>21559267</text:p>
          </table:table-cell>
          <table:table-cell office:value-type="float" office:value="278020">
            <text:p>278020</text:p>
          </table:table-cell>
          <table:table-cell office:value-type="float" office:value="233942">
            <text:p>233942</text:p>
          </table:table-cell>
        </table:table-row>
        <table:table-row table:style-name="ro1">
          <table:table-cell office:value-type="float" office:value="1183486619">
            <text:p>1183486619</text:p>
          </table:table-cell>
          <table:table-cell office:value-type="float" office:value="195858">
            <text:p>195858</text:p>
          </table:table-cell>
          <table:table-cell office:value-type="float" office:value="152072">
            <text:p>152072</text:p>
          </table:table-cell>
          <table:table-cell office:value-type="float" office:value="151774">
            <text:p>151774</text:p>
          </table:table-cell>
          <table:table-cell office:value-type="float" office:value="3751931">
            <text:p>3751931</text:p>
          </table:table-cell>
          <table:table-cell office:value-type="float" office:value="267802">
            <text:p>267802</text:p>
          </table:table-cell>
          <table:table-cell office:value-type="float" office:value="227252">
            <text:p>227252</text:p>
          </table:table-cell>
          <table:table-cell office:value-type="float" office:value="1875951052">
            <text:p>1875951052</text:p>
          </table:table-cell>
          <table:table-cell office:value-type="float" office:value="204610">
            <text:p>204610</text:p>
          </table:table-cell>
          <table:table-cell office:value-type="float" office:value="165024">
            <text:p>165024</text:p>
          </table:table-cell>
          <table:table-cell office:value-type="float" office:value="161558">
            <text:p>161558</text:p>
          </table:table-cell>
          <table:table-cell office:value-type="float" office:value="471332">
            <text:p>471332</text:p>
          </table:table-cell>
          <table:table-cell office:value-type="float" office:value="277244">
            <text:p>277244</text:p>
          </table:table-cell>
          <table:table-cell office:value-type="float" office:value="236196">
            <text:p>236196</text:p>
          </table:table-cell>
          <table:table-cell office:value-type="float" office:value="1296011766">
            <text:p>1296011766</text:p>
          </table:table-cell>
          <table:table-cell office:value-type="float" office:value="203896">
            <text:p>203896</text:p>
          </table:table-cell>
          <table:table-cell office:value-type="float" office:value="159896">
            <text:p>159896</text:p>
          </table:table-cell>
          <table:table-cell office:value-type="float" office:value="165650">
            <text:p>165650</text:p>
          </table:table-cell>
          <table:table-cell office:value-type="float" office:value="32991183">
            <text:p>32991183</text:p>
          </table:table-cell>
          <table:table-cell office:value-type="float" office:value="275228">
            <text:p>275228</text:p>
          </table:table-cell>
          <table:table-cell office:value-type="float" office:value="233506">
            <text:p>233506</text:p>
          </table:table-cell>
        </table:table-row>
        <table:table-row table:style-name="ro1">
          <table:table-cell office:value-type="float" office:value="1453106096">
            <text:p>1453106096</text:p>
          </table:table-cell>
          <table:table-cell office:value-type="float" office:value="194896">
            <text:p>194896</text:p>
          </table:table-cell>
          <table:table-cell office:value-type="float" office:value="152676">
            <text:p>152676</text:p>
          </table:table-cell>
          <table:table-cell office:value-type="float" office:value="150880">
            <text:p>150880</text:p>
          </table:table-cell>
          <table:table-cell office:value-type="float" office:value="6333193">
            <text:p>6333193</text:p>
          </table:table-cell>
          <table:table-cell office:value-type="float" office:value="273610">
            <text:p>273610</text:p>
          </table:table-cell>
          <table:table-cell office:value-type="float" office:value="237680">
            <text:p>237680</text:p>
          </table:table-cell>
          <table:table-cell office:value-type="float" office:value="3205602536">
            <text:p>3205602536</text:p>
          </table:table-cell>
          <table:table-cell office:value-type="float" office:value="202342">
            <text:p>202342</text:p>
          </table:table-cell>
          <table:table-cell office:value-type="float" office:value="166502">
            <text:p>166502</text:p>
          </table:table-cell>
          <table:table-cell office:value-type="float" office:value="160100">
            <text:p>160100</text:p>
          </table:table-cell>
          <table:table-cell office:value-type="float" office:value="3504476">
            <text:p>3504476</text:p>
          </table:table-cell>
          <table:table-cell office:value-type="float" office:value="275010">
            <text:p>275010</text:p>
          </table:table-cell>
          <table:table-cell office:value-type="float" office:value="238082">
            <text:p>238082</text:p>
          </table:table-cell>
          <table:table-cell office:value-type="float" office:value="3137118241">
            <text:p>3137118241</text:p>
          </table:table-cell>
          <table:table-cell office:value-type="float" office:value="203638">
            <text:p>203638</text:p>
          </table:table-cell>
          <table:table-cell office:value-type="float" office:value="164306">
            <text:p>164306</text:p>
          </table:table-cell>
          <table:table-cell office:value-type="float" office:value="158772">
            <text:p>158772</text:p>
          </table:table-cell>
          <table:table-cell office:value-type="float" office:value="251922">
            <text:p>251922</text:p>
          </table:table-cell>
          <table:table-cell office:value-type="float" office:value="266328">
            <text:p>266328</text:p>
          </table:table-cell>
          <table:table-cell office:value-type="float" office:value="233312">
            <text:p>233312</text:p>
          </table:table-cell>
        </table:table-row>
        <table:table-row table:style-name="ro1">
          <table:table-cell office:value-type="float" office:value="3995605011">
            <text:p>3995605011</text:p>
          </table:table-cell>
          <table:table-cell office:value-type="float" office:value="193918">
            <text:p>193918</text:p>
          </table:table-cell>
          <table:table-cell office:value-type="float" office:value="150424">
            <text:p>150424</text:p>
          </table:table-cell>
          <table:table-cell office:value-type="float" office:value="150830">
            <text:p>150830</text:p>
          </table:table-cell>
          <table:table-cell office:value-type="float" office:value="47364409">
            <text:p>47364409</text:p>
          </table:table-cell>
          <table:table-cell office:value-type="float" office:value="271838">
            <text:p>271838</text:p>
          </table:table-cell>
          <table:table-cell office:value-type="float" office:value="224958">
            <text:p>224958</text:p>
          </table:table-cell>
          <table:table-cell office:value-type="float" office:value="7180713824">
            <text:p>7180713824</text:p>
          </table:table-cell>
          <table:table-cell office:value-type="float" office:value="204102">
            <text:p>204102</text:p>
          </table:table-cell>
          <table:table-cell office:value-type="float" office:value="169094">
            <text:p>169094</text:p>
          </table:table-cell>
          <table:table-cell office:value-type="float" office:value="162000">
            <text:p>162000</text:p>
          </table:table-cell>
          <table:table-cell office:value-type="float" office:value="5344786">
            <text:p>5344786</text:p>
          </table:table-cell>
          <table:table-cell office:value-type="float" office:value="266158">
            <text:p>266158</text:p>
          </table:table-cell>
          <table:table-cell office:value-type="float" office:value="229548">
            <text:p>229548</text:p>
          </table:table-cell>
          <table:table-cell office:value-type="float" office:value="1873270445">
            <text:p>1873270445</text:p>
          </table:table-cell>
          <table:table-cell office:value-type="float" office:value="200326">
            <text:p>200326</text:p>
          </table:table-cell>
          <table:table-cell office:value-type="float" office:value="164084">
            <text:p>164084</text:p>
          </table:table-cell>
          <table:table-cell office:value-type="float" office:value="158750">
            <text:p>158750</text:p>
          </table:table-cell>
          <table:table-cell office:value-type="float" office:value="455840">
            <text:p>455840</text:p>
          </table:table-cell>
          <table:table-cell office:value-type="float" office:value="257538">
            <text:p>257538</text:p>
          </table:table-cell>
          <table:table-cell office:value-type="float" office:value="220876">
            <text:p>220876</text:p>
          </table:table-cell>
        </table:table-row>
        <table:table-row table:style-name="ro1">
          <table:table-cell office:value-type="float" office:value="1320125549">
            <text:p>1320125549</text:p>
          </table:table-cell>
          <table:table-cell office:value-type="float" office:value="216844">
            <text:p>216844</text:p>
          </table:table-cell>
          <table:table-cell office:value-type="float" office:value="221706">
            <text:p>221706</text:p>
          </table:table-cell>
          <table:table-cell office:value-type="float" office:value="174243">
            <text:p>174243</text:p>
          </table:table-cell>
          <table:table-cell office:value-type="float" office:value="35580826">
            <text:p>35580826</text:p>
          </table:table-cell>
          <table:table-cell office:value-type="float" office:value="276868">
            <text:p>276868</text:p>
          </table:table-cell>
          <table:table-cell office:value-type="float" office:value="238254">
            <text:p>238254</text:p>
          </table:table-cell>
          <table:table-cell office:value-type="float" office:value="2526971338">
            <text:p>2526971338</text:p>
          </table:table-cell>
          <table:table-cell office:value-type="float" office:value="204396">
            <text:p>204396</text:p>
          </table:table-cell>
          <table:table-cell office:value-type="float" office:value="167946">
            <text:p>167946</text:p>
          </table:table-cell>
          <table:table-cell office:value-type="float" office:value="160878">
            <text:p>160878</text:p>
          </table:table-cell>
          <table:table-cell office:value-type="float" office:value="7519158">
            <text:p>7519158</text:p>
          </table:table-cell>
          <table:table-cell office:value-type="float" office:value="278124">
            <text:p>278124</text:p>
          </table:table-cell>
          <table:table-cell office:value-type="float" office:value="234862">
            <text:p>234862</text:p>
          </table:table-cell>
          <table:table-cell office:value-type="float" office:value="3141414810">
            <text:p>3141414810</text:p>
          </table:table-cell>
          <table:table-cell office:value-type="float" office:value="199184">
            <text:p>199184</text:p>
          </table:table-cell>
          <table:table-cell office:value-type="float" office:value="160348">
            <text:p>160348</text:p>
          </table:table-cell>
          <table:table-cell office:value-type="float" office:value="159106">
            <text:p>159106</text:p>
          </table:table-cell>
          <table:table-cell office:value-type="float" office:value="5046991">
            <text:p>5046991</text:p>
          </table:table-cell>
          <table:table-cell office:value-type="float" office:value="356391">
            <text:p>356391</text:p>
          </table:table-cell>
          <table:table-cell office:value-type="float" office:value="253436">
            <text:p>253436</text:p>
          </table:table-cell>
        </table:table-row>
        <table:table-row table:style-name="ro1">
          <table:table-cell office:value-type="float" office:value="4394781452">
            <text:p>4394781452</text:p>
          </table:table-cell>
          <table:table-cell office:value-type="float" office:value="191364">
            <text:p>191364</text:p>
          </table:table-cell>
          <table:table-cell office:value-type="float" office:value="171034">
            <text:p>171034</text:p>
          </table:table-cell>
          <table:table-cell office:value-type="float" office:value="152990">
            <text:p>152990</text:p>
          </table:table-cell>
          <table:table-cell office:value-type="float" office:value="26286131">
            <text:p>26286131</text:p>
          </table:table-cell>
          <table:table-cell office:value-type="float" office:value="267264">
            <text:p>267264</text:p>
          </table:table-cell>
          <table:table-cell office:value-type="float" office:value="224474">
            <text:p>224474</text:p>
          </table:table-cell>
          <table:table-cell office:value-type="float" office:value="1665763717">
            <text:p>1665763717</text:p>
          </table:table-cell>
          <table:table-cell office:value-type="float" office:value="204582">
            <text:p>204582</text:p>
          </table:table-cell>
          <table:table-cell office:value-type="float" office:value="170194">
            <text:p>170194</text:p>
          </table:table-cell>
          <table:table-cell office:value-type="float" office:value="263466">
            <text:p>263466</text:p>
          </table:table-cell>
          <table:table-cell office:value-type="float" office:value="11996989">
            <text:p>11996989</text:p>
          </table:table-cell>
          <table:table-cell office:value-type="float" office:value="286932">
            <text:p>286932</text:p>
          </table:table-cell>
          <table:table-cell office:value-type="float" office:value="242974">
            <text:p>242974</text:p>
          </table:table-cell>
          <table:table-cell office:value-type="float" office:value="30381036465">
            <text:p>30381036465</text:p>
          </table:table-cell>
          <table:table-cell office:value-type="float" office:value="200408">
            <text:p>200408</text:p>
          </table:table-cell>
          <table:table-cell office:value-type="float" office:value="163848">
            <text:p>163848</text:p>
          </table:table-cell>
          <table:table-cell office:value-type="float" office:value="161800">
            <text:p>161800</text:p>
          </table:table-cell>
          <table:table-cell office:value-type="float" office:value="4652446">
            <text:p>4652446</text:p>
          </table:table-cell>
          <table:table-cell office:value-type="float" office:value="274346">
            <text:p>274346</text:p>
          </table:table-cell>
          <table:table-cell office:value-type="float" office:value="232224">
            <text:p>232224</text:p>
          </table:table-cell>
        </table:table-row>
        <table:table-row table:style-name="ro1">
          <table:table-cell office:value-type="float" office:value="7479865213">
            <text:p>7479865213</text:p>
          </table:table-cell>
          <table:table-cell office:value-type="float" office:value="192012">
            <text:p>192012</text:p>
          </table:table-cell>
          <table:table-cell office:value-type="float" office:value="153562">
            <text:p>153562</text:p>
          </table:table-cell>
          <table:table-cell office:value-type="float" office:value="149518">
            <text:p>149518</text:p>
          </table:table-cell>
          <table:table-cell office:value-type="float" office:value="25204470">
            <text:p>25204470</text:p>
          </table:table-cell>
          <table:table-cell office:value-type="float" office:value="262832">
            <text:p>262832</text:p>
          </table:table-cell>
          <table:table-cell office:value-type="float" office:value="220356">
            <text:p>220356</text:p>
          </table:table-cell>
          <table:table-cell office:value-type="float" office:value="2056217849">
            <text:p>2056217849</text:p>
          </table:table-cell>
          <table:table-cell office:value-type="float" office:value="242674">
            <text:p>242674</text:p>
          </table:table-cell>
          <table:table-cell office:value-type="float" office:value="170628">
            <text:p>170628</text:p>
          </table:table-cell>
          <table:table-cell office:value-type="float" office:value="189409">
            <text:p>189409</text:p>
          </table:table-cell>
          <table:table-cell office:value-type="float" office:value="45792231">
            <text:p>45792231</text:p>
          </table:table-cell>
          <table:table-cell office:value-type="float" office:value="273030">
            <text:p>273030</text:p>
          </table:table-cell>
          <table:table-cell office:value-type="float" office:value="229546">
            <text:p>229546</text:p>
          </table:table-cell>
          <table:table-cell office:value-type="float" office:value="23368779962">
            <text:p>23368779962</text:p>
          </table:table-cell>
          <table:table-cell office:value-type="float" office:value="202874">
            <text:p>202874</text:p>
          </table:table-cell>
          <table:table-cell office:value-type="float" office:value="248514">
            <text:p>248514</text:p>
          </table:table-cell>
          <table:table-cell office:value-type="float" office:value="204574">
            <text:p>204574</text:p>
          </table:table-cell>
          <table:table-cell office:value-type="float" office:value="1060346">
            <text:p>1060346</text:p>
          </table:table-cell>
          <table:table-cell office:value-type="float" office:value="276128">
            <text:p>276128</text:p>
          </table:table-cell>
          <table:table-cell office:value-type="float" office:value="240126">
            <text:p>240126</text:p>
          </table:table-cell>
        </table:table-row>
        <table:table-row table:style-name="ro1">
          <table:table-cell office:value-type="float" office:value="10042525279">
            <text:p>10042525279</text:p>
          </table:table-cell>
          <table:table-cell office:value-type="float" office:value="192094">
            <text:p>192094</text:p>
          </table:table-cell>
          <table:table-cell office:value-type="float" office:value="152600">
            <text:p>152600</text:p>
          </table:table-cell>
          <table:table-cell office:value-type="float" office:value="153990">
            <text:p>153990</text:p>
          </table:table-cell>
          <table:table-cell office:value-type="float" office:value="13533769">
            <text:p>13533769</text:p>
          </table:table-cell>
          <table:table-cell office:value-type="float" office:value="262062">
            <text:p>262062</text:p>
          </table:table-cell>
          <table:table-cell office:value-type="float" office:value="261718">
            <text:p>261718</text:p>
          </table:table-cell>
          <table:table-cell office:value-type="float" office:value="5822557370">
            <text:p>5822557370</text:p>
          </table:table-cell>
          <table:table-cell office:value-type="float" office:value="204860">
            <text:p>204860</text:p>
          </table:table-cell>
          <table:table-cell office:value-type="float" office:value="201525">
            <text:p>201525</text:p>
          </table:table-cell>
          <table:table-cell office:value-type="float" office:value="163002">
            <text:p>163002</text:p>
          </table:table-cell>
          <table:table-cell office:value-type="float" office:value="17602326">
            <text:p>17602326</text:p>
          </table:table-cell>
          <table:table-cell office:value-type="float" office:value="285060">
            <text:p>285060</text:p>
          </table:table-cell>
          <table:table-cell office:value-type="float" office:value="241742">
            <text:p>241742</text:p>
          </table:table-cell>
          <table:table-cell office:value-type="float" office:value="2863075924">
            <text:p>2863075924</text:p>
          </table:table-cell>
          <table:table-cell office:value-type="float" office:value="255920">
            <text:p>255920</text:p>
          </table:table-cell>
          <table:table-cell office:value-type="float" office:value="166162">
            <text:p>166162</text:p>
          </table:table-cell>
          <table:table-cell office:value-type="float" office:value="160564">
            <text:p>160564</text:p>
          </table:table-cell>
          <table:table-cell office:value-type="float" office:value="13754985">
            <text:p>13754985</text:p>
          </table:table-cell>
          <table:table-cell office:value-type="float" office:value="285262">
            <text:p>285262</text:p>
          </table:table-cell>
          <table:table-cell office:value-type="float" office:value="243580">
            <text:p>243580</text:p>
          </table:table-cell>
        </table:table-row>
        <table:table-row table:style-name="ro1">
          <table:table-cell office:value-type="float" office:value="867683315">
            <text:p>867683315</text:p>
          </table:table-cell>
          <table:table-cell office:value-type="float" office:value="190876">
            <text:p>190876</text:p>
          </table:table-cell>
          <table:table-cell office:value-type="float" office:value="151658">
            <text:p>151658</text:p>
          </table:table-cell>
          <table:table-cell office:value-type="float" office:value="153136">
            <text:p>153136</text:p>
          </table:table-cell>
          <table:table-cell office:value-type="float" office:value="1037831">
            <text:p>1037831</text:p>
          </table:table-cell>
          <table:table-cell office:value-type="float" office:value="270056">
            <text:p>270056</text:p>
          </table:table-cell>
          <table:table-cell office:value-type="float" office:value="234676">
            <text:p>234676</text:p>
          </table:table-cell>
          <table:table-cell office:value-type="float" office:value="9704040199">
            <text:p>9704040199</text:p>
          </table:table-cell>
          <table:table-cell office:value-type="float" office:value="205198">
            <text:p>205198</text:p>
          </table:table-cell>
          <table:table-cell office:value-type="float" office:value="167640">
            <text:p>167640</text:p>
          </table:table-cell>
          <table:table-cell office:value-type="float" office:value="161094">
            <text:p>161094</text:p>
          </table:table-cell>
          <table:table-cell office:value-type="float" office:value="12517836">
            <text:p>12517836</text:p>
          </table:table-cell>
          <table:table-cell office:value-type="float" office:value="278798">
            <text:p>278798</text:p>
          </table:table-cell>
          <table:table-cell office:value-type="float" office:value="229944">
            <text:p>229944</text:p>
          </table:table-cell>
          <table:table-cell office:value-type="float" office:value="1312111833">
            <text:p>1312111833</text:p>
          </table:table-cell>
          <table:table-cell office:value-type="float" office:value="203588">
            <text:p>203588</text:p>
          </table:table-cell>
          <table:table-cell office:value-type="float" office:value="183983">
            <text:p>183983</text:p>
          </table:table-cell>
          <table:table-cell office:value-type="float" office:value="188425">
            <text:p>188425</text:p>
          </table:table-cell>
          <table:table-cell office:value-type="float" office:value="39225053">
            <text:p>39225053</text:p>
          </table:table-cell>
          <table:table-cell office:value-type="float" office:value="273012">
            <text:p>273012</text:p>
          </table:table-cell>
          <table:table-cell office:value-type="float" office:value="237956">
            <text:p>237956</text:p>
          </table:table-cell>
        </table:table-row>
        <table:table-row table:style-name="ro1">
          <table:table-cell office:value-type="float" office:value="5840151986">
            <text:p>5840151986</text:p>
          </table:table-cell>
          <table:table-cell office:value-type="float" office:value="189004">
            <text:p>189004</text:p>
          </table:table-cell>
          <table:table-cell office:value-type="float" office:value="152418">
            <text:p>152418</text:p>
          </table:table-cell>
          <table:table-cell office:value-type="float" office:value="150946">
            <text:p>150946</text:p>
          </table:table-cell>
          <table:table-cell office:value-type="float" office:value="239584">
            <text:p>239584</text:p>
          </table:table-cell>
          <table:table-cell office:value-type="float" office:value="311716">
            <text:p>311716</text:p>
          </table:table-cell>
          <table:table-cell office:value-type="float" office:value="241300">
            <text:p>241300</text:p>
          </table:table-cell>
          <table:table-cell office:value-type="float" office:value="6049592338">
            <text:p>6049592338</text:p>
          </table:table-cell>
          <table:table-cell office:value-type="float" office:value="204394">
            <text:p>204394</text:p>
          </table:table-cell>
          <table:table-cell office:value-type="float" office:value="166854">
            <text:p>166854</text:p>
          </table:table-cell>
          <table:table-cell office:value-type="float" office:value="160486">
            <text:p>160486</text:p>
          </table:table-cell>
          <table:table-cell office:value-type="float" office:value="34618133">
            <text:p>34618133</text:p>
          </table:table-cell>
          <table:table-cell office:value-type="float" office:value="463856">
            <text:p>463856</text:p>
          </table:table-cell>
          <table:table-cell office:value-type="float" office:value="239392">
            <text:p>239392</text:p>
          </table:table-cell>
          <table:table-cell office:value-type="float" office:value="2890956193">
            <text:p>2890956193</text:p>
          </table:table-cell>
          <table:table-cell office:value-type="float" office:value="198462">
            <text:p>198462</text:p>
          </table:table-cell>
          <table:table-cell office:value-type="float" office:value="162108">
            <text:p>162108</text:p>
          </table:table-cell>
          <table:table-cell office:value-type="float" office:value="157162">
            <text:p>157162</text:p>
          </table:table-cell>
          <table:table-cell office:value-type="float" office:value="14284467">
            <text:p>14284467</text:p>
          </table:table-cell>
          <table:table-cell office:value-type="float" office:value="274238">
            <text:p>274238</text:p>
          </table:table-cell>
          <table:table-cell office:value-type="float" office:value="234308">
            <text:p>234308</text:p>
          </table:table-cell>
        </table:table-row>
        <table:table-row table:style-name="ro1">
          <table:table-cell office:value-type="float" office:value="7546698965">
            <text:p>7546698965</text:p>
          </table:table-cell>
          <table:table-cell office:value-type="float" office:value="192324">
            <text:p>192324</text:p>
          </table:table-cell>
          <table:table-cell office:value-type="float" office:value="150538">
            <text:p>150538</text:p>
          </table:table-cell>
          <table:table-cell office:value-type="float" office:value="149670">
            <text:p>149670</text:p>
          </table:table-cell>
          <table:table-cell office:value-type="float" office:value="245264">
            <text:p>245264</text:p>
          </table:table-cell>
          <table:table-cell office:value-type="float" office:value="268110">
            <text:p>268110</text:p>
          </table:table-cell>
          <table:table-cell office:value-type="float" office:value="253770">
            <text:p>253770</text:p>
          </table:table-cell>
          <table:table-cell office:value-type="float" office:value="1134361800">
            <text:p>1134361800</text:p>
          </table:table-cell>
          <table:table-cell office:value-type="float" office:value="202330">
            <text:p>202330</text:p>
          </table:table-cell>
          <table:table-cell office:value-type="float" office:value="188942">
            <text:p>188942</text:p>
          </table:table-cell>
          <table:table-cell office:value-type="float" office:value="164116">
            <text:p>164116</text:p>
          </table:table-cell>
          <table:table-cell office:value-type="float" office:value="11230670">
            <text:p>11230670</text:p>
          </table:table-cell>
          <table:table-cell office:value-type="float" office:value="282034">
            <text:p>282034</text:p>
          </table:table-cell>
          <table:table-cell office:value-type="float" office:value="254078">
            <text:p>254078</text:p>
          </table:table-cell>
          <table:table-cell office:value-type="float" office:value="10638646354">
            <text:p>10638646354</text:p>
          </table:table-cell>
          <table:table-cell office:value-type="float" office:value="201554">
            <text:p>201554</text:p>
          </table:table-cell>
          <table:table-cell office:value-type="float" office:value="165496">
            <text:p>165496</text:p>
          </table:table-cell>
          <table:table-cell office:value-type="float" office:value="160452">
            <text:p>160452</text:p>
          </table:table-cell>
          <table:table-cell office:value-type="float" office:value="4465856">
            <text:p>4465856</text:p>
          </table:table-cell>
          <table:table-cell office:value-type="float" office:value="260588">
            <text:p>260588</text:p>
          </table:table-cell>
          <table:table-cell office:value-type="float" office:value="224026">
            <text:p>224026</text:p>
          </table:table-cell>
        </table:table-row>
        <table:table-row table:style-name="ro1">
          <table:table-cell office:value-type="float" office:value="3885954145">
            <text:p>3885954145</text:p>
          </table:table-cell>
          <table:table-cell office:value-type="float" office:value="192492">
            <text:p>192492</text:p>
          </table:table-cell>
          <table:table-cell office:value-type="float" office:value="151132">
            <text:p>151132</text:p>
          </table:table-cell>
          <table:table-cell office:value-type="float" office:value="150240">
            <text:p>150240</text:p>
          </table:table-cell>
          <table:table-cell office:value-type="float" office:value="8512810">
            <text:p>8512810</text:p>
          </table:table-cell>
          <table:table-cell office:value-type="float" office:value="281303">
            <text:p>281303</text:p>
          </table:table-cell>
          <table:table-cell office:value-type="float" office:value="243688">
            <text:p>243688</text:p>
          </table:table-cell>
          <table:table-cell office:value-type="float" office:value="1439821605">
            <text:p>1439821605</text:p>
          </table:table-cell>
          <table:table-cell office:value-type="float" office:value="207186">
            <text:p>207186</text:p>
          </table:table-cell>
          <table:table-cell office:value-type="float" office:value="166770">
            <text:p>166770</text:p>
          </table:table-cell>
          <table:table-cell office:value-type="float" office:value="161300">
            <text:p>161300</text:p>
          </table:table-cell>
          <table:table-cell office:value-type="float" office:value="17991721">
            <text:p>17991721</text:p>
          </table:table-cell>
          <table:table-cell office:value-type="float" office:value="276234">
            <text:p>276234</text:p>
          </table:table-cell>
          <table:table-cell office:value-type="float" office:value="236470">
            <text:p>236470</text:p>
          </table:table-cell>
          <table:table-cell office:value-type="float" office:value="1558853327">
            <text:p>1558853327</text:p>
          </table:table-cell>
          <table:table-cell office:value-type="float" office:value="203636">
            <text:p>203636</text:p>
          </table:table-cell>
          <table:table-cell office:value-type="float" office:value="166176">
            <text:p>166176</text:p>
          </table:table-cell>
          <table:table-cell office:value-type="float" office:value="159532">
            <text:p>159532</text:p>
          </table:table-cell>
          <table:table-cell office:value-type="float" office:value="5459677">
            <text:p>5459677</text:p>
          </table:table-cell>
          <table:table-cell office:value-type="float" office:value="269120">
            <text:p>269120</text:p>
          </table:table-cell>
          <table:table-cell office:value-type="float" office:value="332010">
            <text:p>332010</text:p>
          </table:table-cell>
        </table:table-row>
        <table:table-row table:style-name="ro1">
          <table:table-cell office:value-type="float" office:value="9583962786">
            <text:p>9583962786</text:p>
          </table:table-cell>
          <table:table-cell office:value-type="float" office:value="191920">
            <text:p>191920</text:p>
          </table:table-cell>
          <table:table-cell office:value-type="float" office:value="151206">
            <text:p>151206</text:p>
          </table:table-cell>
          <table:table-cell office:value-type="float" office:value="238467">
            <text:p>238467</text:p>
          </table:table-cell>
          <table:table-cell office:value-type="float" office:value="28061140">
            <text:p>28061140</text:p>
          </table:table-cell>
          <table:table-cell office:value-type="float" office:value="291495">
            <text:p>291495</text:p>
          </table:table-cell>
          <table:table-cell office:value-type="float" office:value="222262">
            <text:p>222262</text:p>
          </table:table-cell>
          <table:table-cell office:value-type="float" office:value="3788859668">
            <text:p>3788859668</text:p>
          </table:table-cell>
          <table:table-cell office:value-type="float" office:value="203494">
            <text:p>203494</text:p>
          </table:table-cell>
          <table:table-cell office:value-type="float" office:value="166614">
            <text:p>166614</text:p>
          </table:table-cell>
          <table:table-cell office:value-type="float" office:value="161518">
            <text:p>161518</text:p>
          </table:table-cell>
          <table:table-cell office:value-type="float" office:value="21060036">
            <text:p>21060036</text:p>
          </table:table-cell>
          <table:table-cell office:value-type="float" office:value="280510">
            <text:p>280510</text:p>
          </table:table-cell>
          <table:table-cell office:value-type="float" office:value="234786">
            <text:p>234786</text:p>
          </table:table-cell>
          <table:table-cell office:value-type="float" office:value="3253211002">
            <text:p>3253211002</text:p>
          </table:table-cell>
          <table:table-cell office:value-type="float" office:value="201576">
            <text:p>201576</text:p>
          </table:table-cell>
          <table:table-cell office:value-type="float" office:value="161908">
            <text:p>161908</text:p>
          </table:table-cell>
          <table:table-cell office:value-type="float" office:value="162006">
            <text:p>162006</text:p>
          </table:table-cell>
          <table:table-cell office:value-type="float" office:value="570092">
            <text:p>570092</text:p>
          </table:table-cell>
          <table:table-cell office:value-type="float" office:value="265072">
            <text:p>265072</text:p>
          </table:table-cell>
          <table:table-cell office:value-type="float" office:value="226652">
            <text:p>226652</text:p>
          </table:table-cell>
        </table:table-row>
        <table:table-row table:style-name="ro1">
          <table:table-cell office:value-type="float" office:value="8161929351">
            <text:p>8161929351</text:p>
          </table:table-cell>
          <table:table-cell office:value-type="float" office:value="193616">
            <text:p>193616</text:p>
          </table:table-cell>
          <table:table-cell office:value-type="float" office:value="151038">
            <text:p>151038</text:p>
          </table:table-cell>
          <table:table-cell office:value-type="float" office:value="178255">
            <text:p>178255</text:p>
          </table:table-cell>
          <table:table-cell office:value-type="float" office:value="50905841">
            <text:p>50905841</text:p>
          </table:table-cell>
          <table:table-cell office:value-type="float" office:value="275254">
            <text:p>275254</text:p>
          </table:table-cell>
          <table:table-cell office:value-type="float" office:value="226860">
            <text:p>226860</text:p>
          </table:table-cell>
          <table:table-cell office:value-type="float" office:value="3367278423">
            <text:p>3367278423</text:p>
          </table:table-cell>
          <table:table-cell office:value-type="float" office:value="205962">
            <text:p>205962</text:p>
          </table:table-cell>
          <table:table-cell office:value-type="float" office:value="164170">
            <text:p>164170</text:p>
          </table:table-cell>
          <table:table-cell office:value-type="float" office:value="162454">
            <text:p>162454</text:p>
          </table:table-cell>
          <table:table-cell office:value-type="float" office:value="27905994">
            <text:p>27905994</text:p>
          </table:table-cell>
          <table:table-cell office:value-type="float" office:value="289952">
            <text:p>289952</text:p>
          </table:table-cell>
          <table:table-cell office:value-type="float" office:value="275774">
            <text:p>275774</text:p>
          </table:table-cell>
          <table:table-cell office:value-type="float" office:value="3316649033">
            <text:p>3316649033</text:p>
          </table:table-cell>
          <table:table-cell office:value-type="float" office:value="201038">
            <text:p>201038</text:p>
          </table:table-cell>
          <table:table-cell office:value-type="float" office:value="164278">
            <text:p>164278</text:p>
          </table:table-cell>
          <table:table-cell office:value-type="float" office:value="160778">
            <text:p>160778</text:p>
          </table:table-cell>
          <table:table-cell office:value-type="float" office:value="18409032">
            <text:p>18409032</text:p>
          </table:table-cell>
          <table:table-cell office:value-type="float" office:value="271010">
            <text:p>271010</text:p>
          </table:table-cell>
          <table:table-cell office:value-type="float" office:value="224148">
            <text:p>224148</text:p>
          </table:table-cell>
        </table:table-row>
        <table:table-row table:style-name="ro1">
          <table:table-cell office:value-type="float" office:value="5208661447">
            <text:p>5208661447</text:p>
          </table:table-cell>
          <table:table-cell office:value-type="float" office:value="193778">
            <text:p>193778</text:p>
          </table:table-cell>
          <table:table-cell office:value-type="float" office:value="153878">
            <text:p>153878</text:p>
          </table:table-cell>
          <table:table-cell office:value-type="float" office:value="152752">
            <text:p>152752</text:p>
          </table:table-cell>
          <table:table-cell office:value-type="float" office:value="15145563">
            <text:p>15145563</text:p>
          </table:table-cell>
          <table:table-cell office:value-type="float" office:value="274200">
            <text:p>274200</text:p>
          </table:table-cell>
          <table:table-cell office:value-type="float" office:value="228354">
            <text:p>228354</text:p>
          </table:table-cell>
          <table:table-cell office:value-type="float" office:value="1233805856">
            <text:p>1233805856</text:p>
          </table:table-cell>
          <table:table-cell office:value-type="float" office:value="202100">
            <text:p>202100</text:p>
          </table:table-cell>
          <table:table-cell office:value-type="float" office:value="167830">
            <text:p>167830</text:p>
          </table:table-cell>
          <table:table-cell office:value-type="float" office:value="164256">
            <text:p>164256</text:p>
          </table:table-cell>
          <table:table-cell office:value-type="float" office:value="22207585">
            <text:p>22207585</text:p>
          </table:table-cell>
          <table:table-cell office:value-type="float" office:value="277698">
            <text:p>277698</text:p>
          </table:table-cell>
          <table:table-cell office:value-type="float" office:value="233882">
            <text:p>233882</text:p>
          </table:table-cell>
          <table:table-cell office:value-type="float" office:value="1649077677">
            <text:p>1649077677</text:p>
          </table:table-cell>
          <table:table-cell office:value-type="float" office:value="200858">
            <text:p>200858</text:p>
          </table:table-cell>
          <table:table-cell office:value-type="float" office:value="163630">
            <text:p>163630</text:p>
          </table:table-cell>
          <table:table-cell office:value-type="float" office:value="159318">
            <text:p>159318</text:p>
          </table:table-cell>
          <table:table-cell office:value-type="float" office:value="243928">
            <text:p>243928</text:p>
          </table:table-cell>
          <table:table-cell office:value-type="float" office:value="303495">
            <text:p>303495</text:p>
          </table:table-cell>
          <table:table-cell office:value-type="float" office:value="232486">
            <text:p>232486</text:p>
          </table:table-cell>
        </table:table-row>
        <table:table-row table:style-name="ro1">
          <table:table-cell office:value-type="float" office:value="2968332729">
            <text:p>2968332729</text:p>
          </table:table-cell>
          <table:table-cell office:value-type="float" office:value="191602">
            <text:p>191602</text:p>
          </table:table-cell>
          <table:table-cell office:value-type="float" office:value="169405">
            <text:p>169405</text:p>
          </table:table-cell>
          <table:table-cell office:value-type="float" office:value="149562">
            <text:p>149562</text:p>
          </table:table-cell>
          <table:table-cell office:value-type="float" office:value="22092587">
            <text:p>22092587</text:p>
          </table:table-cell>
          <table:table-cell office:value-type="float" office:value="265364">
            <text:p>265364</text:p>
          </table:table-cell>
          <table:table-cell office:value-type="float" office:value="222378">
            <text:p>222378</text:p>
          </table:table-cell>
          <table:table-cell office:value-type="float" office:value="5772842215">
            <text:p>5772842215</text:p>
          </table:table-cell>
          <table:table-cell office:value-type="float" office:value="235786">
            <text:p>235786</text:p>
          </table:table-cell>
          <table:table-cell office:value-type="float" office:value="187159">
            <text:p>187159</text:p>
          </table:table-cell>
          <table:table-cell office:value-type="float" office:value="160482">
            <text:p>160482</text:p>
          </table:table-cell>
          <table:table-cell office:value-type="float" office:value="10042388">
            <text:p>10042388</text:p>
          </table:table-cell>
          <table:table-cell office:value-type="float" office:value="276052">
            <text:p>276052</text:p>
          </table:table-cell>
          <table:table-cell office:value-type="float" office:value="233134">
            <text:p>233134</text:p>
          </table:table-cell>
          <table:table-cell office:value-type="float" office:value="631992955">
            <text:p>631992955</text:p>
          </table:table-cell>
          <table:table-cell office:value-type="float" office:value="242735">
            <text:p>242735</text:p>
          </table:table-cell>
          <table:table-cell office:value-type="float" office:value="163932">
            <text:p>163932</text:p>
          </table:table-cell>
          <table:table-cell office:value-type="float" office:value="158846">
            <text:p>158846</text:p>
          </table:table-cell>
          <table:table-cell office:value-type="float" office:value="33048796">
            <text:p>33048796</text:p>
          </table:table-cell>
          <table:table-cell office:value-type="float" office:value="283198">
            <text:p>283198</text:p>
          </table:table-cell>
          <table:table-cell office:value-type="float" office:value="324596">
            <text:p>324596</text:p>
          </table:table-cell>
        </table:table-row>
        <table:table-row table:style-name="ro1">
          <table:table-cell office:value-type="float" office:value="6935918868">
            <text:p>6935918868</text:p>
          </table:table-cell>
          <table:table-cell office:value-type="float" office:value="319511">
            <text:p>319511</text:p>
          </table:table-cell>
          <table:table-cell office:value-type="float" office:value="220698">
            <text:p>220698</text:p>
          </table:table-cell>
          <table:table-cell office:value-type="float" office:value="240056">
            <text:p>240056</text:p>
          </table:table-cell>
          <table:table-cell office:value-type="float" office:value="12497477">
            <text:p>12497477</text:p>
          </table:table-cell>
          <table:table-cell office:value-type="float" office:value="309583">
            <text:p>309583</text:p>
          </table:table-cell>
          <table:table-cell office:value-type="float" office:value="235842">
            <text:p>235842</text:p>
          </table:table-cell>
          <table:table-cell office:value-type="float" office:value="1670098298">
            <text:p>1670098298</text:p>
          </table:table-cell>
          <table:table-cell office:value-type="float" office:value="201386">
            <text:p>201386</text:p>
          </table:table-cell>
          <table:table-cell office:value-type="float" office:value="164528">
            <text:p>164528</text:p>
          </table:table-cell>
          <table:table-cell office:value-type="float" office:value="157614">
            <text:p>157614</text:p>
          </table:table-cell>
          <table:table-cell office:value-type="float" office:value="249770">
            <text:p>249770</text:p>
          </table:table-cell>
          <table:table-cell office:value-type="float" office:value="312805">
            <text:p>312805</text:p>
          </table:table-cell>
          <table:table-cell office:value-type="float" office:value="229598">
            <text:p>229598</text:p>
          </table:table-cell>
          <table:table-cell office:value-type="float" office:value="10206634072">
            <text:p>10206634072</text:p>
          </table:table-cell>
          <table:table-cell office:value-type="float" office:value="202918">
            <text:p>202918</text:p>
          </table:table-cell>
          <table:table-cell office:value-type="float" office:value="164594">
            <text:p>164594</text:p>
          </table:table-cell>
          <table:table-cell office:value-type="float" office:value="159100">
            <text:p>159100</text:p>
          </table:table-cell>
          <table:table-cell office:value-type="float" office:value="42673644">
            <text:p>42673644</text:p>
          </table:table-cell>
          <table:table-cell office:value-type="float" office:value="264618">
            <text:p>264618</text:p>
          </table:table-cell>
          <table:table-cell office:value-type="float" office:value="220264">
            <text:p>220264</text:p>
          </table:table-cell>
        </table:table-row>
        <table:table-row table:style-name="ro1">
          <table:table-cell office:value-type="float" office:value="3001632203">
            <text:p>3001632203</text:p>
          </table:table-cell>
          <table:table-cell office:value-type="float" office:value="191522">
            <text:p>191522</text:p>
          </table:table-cell>
          <table:table-cell office:value-type="float" office:value="153522">
            <text:p>153522</text:p>
          </table:table-cell>
          <table:table-cell office:value-type="float" office:value="149406">
            <text:p>149406</text:p>
          </table:table-cell>
          <table:table-cell office:value-type="float" office:value="14945688">
            <text:p>14945688</text:p>
          </table:table-cell>
          <table:table-cell office:value-type="float" office:value="263474">
            <text:p>263474</text:p>
          </table:table-cell>
          <table:table-cell office:value-type="float" office:value="256908">
            <text:p>256908</text:p>
          </table:table-cell>
          <table:table-cell office:value-type="float" office:value="2611656233">
            <text:p>2611656233</text:p>
          </table:table-cell>
          <table:table-cell office:value-type="float" office:value="203334">
            <text:p>203334</text:p>
          </table:table-cell>
          <table:table-cell office:value-type="float" office:value="166950">
            <text:p>166950</text:p>
          </table:table-cell>
          <table:table-cell office:value-type="float" office:value="164360">
            <text:p>164360</text:p>
          </table:table-cell>
          <table:table-cell office:value-type="float" office:value="59383923">
            <text:p>59383923</text:p>
          </table:table-cell>
          <table:table-cell office:value-type="float" office:value="286768">
            <text:p>286768</text:p>
          </table:table-cell>
          <table:table-cell office:value-type="float" office:value="237160">
            <text:p>237160</text:p>
          </table:table-cell>
          <table:table-cell office:value-type="float" office:value="1549771015">
            <text:p>1549771015</text:p>
          </table:table-cell>
          <table:table-cell office:value-type="float" office:value="200308">
            <text:p>200308</text:p>
          </table:table-cell>
          <table:table-cell office:value-type="float" office:value="189506">
            <text:p>189506</text:p>
          </table:table-cell>
          <table:table-cell office:value-type="float" office:value="157488">
            <text:p>157488</text:p>
          </table:table-cell>
          <table:table-cell office:value-type="float" office:value="9560924">
            <text:p>9560924</text:p>
          </table:table-cell>
          <table:table-cell office:value-type="float" office:value="482492">
            <text:p>482492</text:p>
          </table:table-cell>
          <table:table-cell office:value-type="float" office:value="240030">
            <text:p>240030</text:p>
          </table:table-cell>
        </table:table-row>
        <table:table-row table:style-name="ro1">
          <table:table-cell office:value-type="float" office:value="14898409014">
            <text:p>14898409014</text:p>
          </table:table-cell>
          <table:table-cell office:value-type="float" office:value="190914">
            <text:p>190914</text:p>
          </table:table-cell>
          <table:table-cell office:value-type="float" office:value="153514">
            <text:p>153514</text:p>
          </table:table-cell>
          <table:table-cell office:value-type="float" office:value="154052">
            <text:p>154052</text:p>
          </table:table-cell>
          <table:table-cell office:value-type="float" office:value="1147824">
            <text:p>1147824</text:p>
          </table:table-cell>
          <table:table-cell office:value-type="float" office:value="261032">
            <text:p>261032</text:p>
          </table:table-cell>
          <table:table-cell office:value-type="float" office:value="218040">
            <text:p>218040</text:p>
          </table:table-cell>
          <table:table-cell office:value-type="float" office:value="9717058216">
            <text:p>9717058216</text:p>
          </table:table-cell>
          <table:table-cell office:value-type="float" office:value="207352">
            <text:p>207352</text:p>
          </table:table-cell>
          <table:table-cell office:value-type="float" office:value="166210">
            <text:p>166210</text:p>
          </table:table-cell>
          <table:table-cell office:value-type="float" office:value="160662">
            <text:p>160662</text:p>
          </table:table-cell>
          <table:table-cell office:value-type="float" office:value="11115208">
            <text:p>11115208</text:p>
          </table:table-cell>
          <table:table-cell office:value-type="float" office:value="279864">
            <text:p>279864</text:p>
          </table:table-cell>
          <table:table-cell office:value-type="float" office:value="232582">
            <text:p>232582</text:p>
          </table:table-cell>
          <table:table-cell office:value-type="float" office:value="4442333499">
            <text:p>4442333499</text:p>
          </table:table-cell>
          <table:table-cell office:value-type="float" office:value="200698">
            <text:p>200698</text:p>
          </table:table-cell>
          <table:table-cell office:value-type="float" office:value="165506">
            <text:p>165506</text:p>
          </table:table-cell>
          <table:table-cell office:value-type="float" office:value="184155">
            <text:p>184155</text:p>
          </table:table-cell>
          <table:table-cell office:value-type="float" office:value="57669072">
            <text:p>57669072</text:p>
          </table:table-cell>
          <table:table-cell office:value-type="float" office:value="280946">
            <text:p>280946</text:p>
          </table:table-cell>
          <table:table-cell office:value-type="float" office:value="233504">
            <text:p>233504</text:p>
          </table:table-cell>
        </table:table-row>
        <table:table-row table:style-name="ro1">
          <table:table-cell office:value-type="float" office:value="2868429606">
            <text:p>2868429606</text:p>
          </table:table-cell>
          <table:table-cell office:value-type="float" office:value="190264">
            <text:p>190264</text:p>
          </table:table-cell>
          <table:table-cell office:value-type="float" office:value="157088">
            <text:p>157088</text:p>
          </table:table-cell>
          <table:table-cell office:value-type="float" office:value="151714">
            <text:p>151714</text:p>
          </table:table-cell>
          <table:table-cell office:value-type="float" office:value="14372284">
            <text:p>14372284</text:p>
          </table:table-cell>
          <table:table-cell office:value-type="float" office:value="267716">
            <text:p>267716</text:p>
          </table:table-cell>
          <table:table-cell office:value-type="float" office:value="227270">
            <text:p>227270</text:p>
          </table:table-cell>
          <table:table-cell office:value-type="float" office:value="3711729778">
            <text:p>3711729778</text:p>
          </table:table-cell>
          <table:table-cell office:value-type="float" office:value="204398">
            <text:p>204398</text:p>
          </table:table-cell>
          <table:table-cell office:value-type="float" office:value="167248">
            <text:p>167248</text:p>
          </table:table-cell>
          <table:table-cell office:value-type="float" office:value="159482">
            <text:p>159482</text:p>
          </table:table-cell>
          <table:table-cell office:value-type="float" office:value="702362">
            <text:p>702362</text:p>
          </table:table-cell>
          <table:table-cell office:value-type="float" office:value="298736">
            <text:p>298736</text:p>
          </table:table-cell>
          <table:table-cell office:value-type="float" office:value="228848">
            <text:p>228848</text:p>
          </table:table-cell>
          <table:table-cell office:value-type="float" office:value="5920628896">
            <text:p>5920628896</text:p>
          </table:table-cell>
          <table:table-cell office:value-type="float" office:value="219802">
            <text:p>219802</text:p>
          </table:table-cell>
          <table:table-cell office:value-type="float" office:value="185413">
            <text:p>185413</text:p>
          </table:table-cell>
          <table:table-cell office:value-type="float" office:value="158582">
            <text:p>158582</text:p>
          </table:table-cell>
          <table:table-cell office:value-type="float" office:value="6204802">
            <text:p>6204802</text:p>
          </table:table-cell>
          <table:table-cell office:value-type="float" office:value="257668">
            <text:p>257668</text:p>
          </table:table-cell>
          <table:table-cell office:value-type="float" office:value="221032">
            <text:p>221032</text:p>
          </table:table-cell>
        </table:table-row>
        <table:table-row table:style-name="ro1">
          <table:table-cell office:value-type="float" office:value="6905143157">
            <text:p>6905143157</text:p>
          </table:table-cell>
          <table:table-cell office:value-type="float" office:value="191498">
            <text:p>191498</text:p>
          </table:table-cell>
          <table:table-cell office:value-type="float" office:value="168116">
            <text:p>168116</text:p>
          </table:table-cell>
          <table:table-cell office:value-type="float" office:value="152436">
            <text:p>152436</text:p>
          </table:table-cell>
          <table:table-cell office:value-type="float" office:value="239880">
            <text:p>239880</text:p>
          </table:table-cell>
          <table:table-cell office:value-type="float" office:value="251452">
            <text:p>251452</text:p>
          </table:table-cell>
          <table:table-cell office:value-type="float" office:value="210690">
            <text:p>210690</text:p>
          </table:table-cell>
          <table:table-cell office:value-type="float" office:value="9054791074">
            <text:p>9054791074</text:p>
          </table:table-cell>
          <table:table-cell office:value-type="float" office:value="204004">
            <text:p>204004</text:p>
          </table:table-cell>
          <table:table-cell office:value-type="float" office:value="166508">
            <text:p>166508</text:p>
          </table:table-cell>
          <table:table-cell office:value-type="float" office:value="164028">
            <text:p>164028</text:p>
          </table:table-cell>
          <table:table-cell office:value-type="float" office:value="5120978">
            <text:p>5120978</text:p>
          </table:table-cell>
          <table:table-cell office:value-type="float" office:value="254776">
            <text:p>254776</text:p>
          </table:table-cell>
          <table:table-cell office:value-type="float" office:value="216288">
            <text:p>216288</text:p>
          </table:table-cell>
          <table:table-cell office:value-type="float" office:value="1307745838">
            <text:p>1307745838</text:p>
          </table:table-cell>
          <table:table-cell office:value-type="float" office:value="204024">
            <text:p>204024</text:p>
          </table:table-cell>
          <table:table-cell office:value-type="float" office:value="167274">
            <text:p>167274</text:p>
          </table:table-cell>
          <table:table-cell office:value-type="float" office:value="163426">
            <text:p>163426</text:p>
          </table:table-cell>
          <table:table-cell office:value-type="float" office:value="5724372">
            <text:p>5724372</text:p>
          </table:table-cell>
          <table:table-cell office:value-type="float" office:value="279148">
            <text:p>279148</text:p>
          </table:table-cell>
          <table:table-cell office:value-type="float" office:value="234248">
            <text:p>234248</text:p>
          </table:table-cell>
        </table:table-row>
        <table:table-row table:style-name="ro1">
          <table:table-cell office:value-type="float" office:value="11248859574">
            <text:p>11248859574</text:p>
          </table:table-cell>
          <table:table-cell office:value-type="float" office:value="193844">
            <text:p>193844</text:p>
          </table:table-cell>
          <table:table-cell office:value-type="float" office:value="152750">
            <text:p>152750</text:p>
          </table:table-cell>
          <table:table-cell office:value-type="float" office:value="151486">
            <text:p>151486</text:p>
          </table:table-cell>
          <table:table-cell office:value-type="float" office:value="271358">
            <text:p>271358</text:p>
          </table:table-cell>
          <table:table-cell office:value-type="float" office:value="260516">
            <text:p>260516</text:p>
          </table:table-cell>
          <table:table-cell office:value-type="float" office:value="213188">
            <text:p>213188</text:p>
          </table:table-cell>
          <table:table-cell office:value-type="float" office:value="2898862649">
            <text:p>2898862649</text:p>
          </table:table-cell>
          <table:table-cell office:value-type="float" office:value="203740">
            <text:p>203740</text:p>
          </table:table-cell>
          <table:table-cell office:value-type="float" office:value="165130">
            <text:p>165130</text:p>
          </table:table-cell>
          <table:table-cell office:value-type="float" office:value="160522">
            <text:p>160522</text:p>
          </table:table-cell>
          <table:table-cell office:value-type="float" office:value="5513797">
            <text:p>5513797</text:p>
          </table:table-cell>
          <table:table-cell office:value-type="float" office:value="266344">
            <text:p>266344</text:p>
          </table:table-cell>
          <table:table-cell office:value-type="float" office:value="221576">
            <text:p>221576</text:p>
          </table:table-cell>
          <table:table-cell office:value-type="float" office:value="11803285133">
            <text:p>11803285133</text:p>
          </table:table-cell>
          <table:table-cell office:value-type="float" office:value="228937">
            <text:p>228937</text:p>
          </table:table-cell>
          <table:table-cell office:value-type="float" office:value="161522">
            <text:p>161522</text:p>
          </table:table-cell>
          <table:table-cell office:value-type="float" office:value="159854">
            <text:p>159854</text:p>
          </table:table-cell>
          <table:table-cell office:value-type="float" office:value="9934601">
            <text:p>9934601</text:p>
          </table:table-cell>
          <table:table-cell office:value-type="float" office:value="276924">
            <text:p>276924</text:p>
          </table:table-cell>
          <table:table-cell office:value-type="float" office:value="243720">
            <text:p>243720</text:p>
          </table:table-cell>
        </table:table-row>
        <table:table-row table:style-name="ro1">
          <table:table-cell office:value-type="float" office:value="11483193035">
            <text:p>11483193035</text:p>
          </table:table-cell>
          <table:table-cell office:value-type="float" office:value="194016">
            <text:p>194016</text:p>
          </table:table-cell>
          <table:table-cell office:value-type="float" office:value="153986">
            <text:p>153986</text:p>
          </table:table-cell>
          <table:table-cell office:value-type="float" office:value="172765">
            <text:p>172765</text:p>
          </table:table-cell>
          <table:table-cell office:value-type="float" office:value="251096">
            <text:p>251096</text:p>
          </table:table-cell>
          <table:table-cell office:value-type="float" office:value="274518">
            <text:p>274518</text:p>
          </table:table-cell>
          <table:table-cell office:value-type="float" office:value="216256">
            <text:p>216256</text:p>
          </table:table-cell>
          <table:table-cell office:value-type="float" office:value="7046460326">
            <text:p>7046460326</text:p>
          </table:table-cell>
          <table:table-cell office:value-type="float" office:value="203550">
            <text:p>203550</text:p>
          </table:table-cell>
          <table:table-cell office:value-type="float" office:value="166334">
            <text:p>166334</text:p>
          </table:table-cell>
          <table:table-cell office:value-type="float" office:value="183942">
            <text:p>183942</text:p>
          </table:table-cell>
          <table:table-cell office:value-type="float" office:value="3315480">
            <text:p>3315480</text:p>
          </table:table-cell>
          <table:table-cell office:value-type="float" office:value="294997">
            <text:p>294997</text:p>
          </table:table-cell>
          <table:table-cell office:value-type="float" office:value="233984">
            <text:p>233984</text:p>
          </table:table-cell>
          <table:table-cell office:value-type="float" office:value="3238762275">
            <text:p>3238762275</text:p>
          </table:table-cell>
          <table:table-cell office:value-type="float" office:value="333188">
            <text:p>333188</text:p>
          </table:table-cell>
          <table:table-cell office:value-type="float" office:value="162726">
            <text:p>162726</text:p>
          </table:table-cell>
          <table:table-cell office:value-type="float" office:value="157752">
            <text:p>157752</text:p>
          </table:table-cell>
          <table:table-cell office:value-type="float" office:value="2593731">
            <text:p>2593731</text:p>
          </table:table-cell>
          <table:table-cell office:value-type="float" office:value="281222">
            <text:p>281222</text:p>
          </table:table-cell>
          <table:table-cell office:value-type="float" office:value="231832">
            <text:p>231832</text:p>
          </table:table-cell>
        </table:table-row>
        <table:table-row table:style-name="ro1">
          <table:table-cell office:value-type="float" office:value="5325720007">
            <text:p>5325720007</text:p>
          </table:table-cell>
          <table:table-cell office:value-type="float" office:value="190702">
            <text:p>190702</text:p>
          </table:table-cell>
          <table:table-cell office:value-type="float" office:value="153208">
            <text:p>153208</text:p>
          </table:table-cell>
          <table:table-cell office:value-type="float" office:value="156000">
            <text:p>156000</text:p>
          </table:table-cell>
          <table:table-cell office:value-type="float" office:value="14586548">
            <text:p>14586548</text:p>
          </table:table-cell>
          <table:table-cell office:value-type="float" office:value="264742">
            <text:p>264742</text:p>
          </table:table-cell>
          <table:table-cell office:value-type="float" office:value="225204">
            <text:p>225204</text:p>
          </table:table-cell>
          <table:table-cell office:value-type="float" office:value="3262628365">
            <text:p>3262628365</text:p>
          </table:table-cell>
          <table:table-cell office:value-type="float" office:value="204504">
            <text:p>204504</text:p>
          </table:table-cell>
          <table:table-cell office:value-type="float" office:value="166226">
            <text:p>166226</text:p>
          </table:table-cell>
          <table:table-cell office:value-type="float" office:value="158772">
            <text:p>158772</text:p>
          </table:table-cell>
          <table:table-cell office:value-type="float" office:value="260496">
            <text:p>260496</text:p>
          </table:table-cell>
          <table:table-cell office:value-type="float" office:value="259084">
            <text:p>259084</text:p>
          </table:table-cell>
          <table:table-cell office:value-type="float" office:value="228092">
            <text:p>228092</text:p>
          </table:table-cell>
          <table:table-cell office:value-type="float" office:value="4257675597">
            <text:p>4257675597</text:p>
          </table:table-cell>
          <table:table-cell office:value-type="float" office:value="202118">
            <text:p>202118</text:p>
          </table:table-cell>
          <table:table-cell office:value-type="float" office:value="160506">
            <text:p>160506</text:p>
          </table:table-cell>
          <table:table-cell office:value-type="float" office:value="204235">
            <text:p>204235</text:p>
          </table:table-cell>
          <table:table-cell office:value-type="float" office:value="20680409">
            <text:p>20680409</text:p>
          </table:table-cell>
          <table:table-cell office:value-type="float" office:value="287692">
            <text:p>287692</text:p>
          </table:table-cell>
          <table:table-cell office:value-type="float" office:value="241234">
            <text:p>241234</text:p>
          </table:table-cell>
        </table:table-row>
        <table:table-row table:style-name="ro1">
          <table:table-cell office:value-type="float" office:value="1054616200">
            <text:p>1054616200</text:p>
          </table:table-cell>
          <table:table-cell office:value-type="float" office:value="195146">
            <text:p>195146</text:p>
          </table:table-cell>
          <table:table-cell office:value-type="float" office:value="158384">
            <text:p>158384</text:p>
          </table:table-cell>
          <table:table-cell office:value-type="float" office:value="151396">
            <text:p>151396</text:p>
          </table:table-cell>
          <table:table-cell office:value-type="float" office:value="780686">
            <text:p>780686</text:p>
          </table:table-cell>
          <table:table-cell office:value-type="float" office:value="330364">
            <text:p>330364</text:p>
          </table:table-cell>
          <table:table-cell office:value-type="float" office:value="232626">
            <text:p>232626</text:p>
          </table:table-cell>
          <table:table-cell office:value-type="float" office:value="7383768722">
            <text:p>7383768722</text:p>
          </table:table-cell>
          <table:table-cell office:value-type="float" office:value="204308">
            <text:p>204308</text:p>
          </table:table-cell>
          <table:table-cell office:value-type="float" office:value="166268">
            <text:p>166268</text:p>
          </table:table-cell>
          <table:table-cell office:value-type="float" office:value="159998">
            <text:p>159998</text:p>
          </table:table-cell>
          <table:table-cell office:value-type="float" office:value="248274">
            <text:p>248274</text:p>
          </table:table-cell>
          <table:table-cell office:value-type="float" office:value="284918">
            <text:p>284918</text:p>
          </table:table-cell>
          <table:table-cell office:value-type="float" office:value="233384">
            <text:p>233384</text:p>
          </table:table-cell>
          <table:table-cell office:value-type="float" office:value="2592859945">
            <text:p>2592859945</text:p>
          </table:table-cell>
          <table:table-cell office:value-type="float" office:value="201584">
            <text:p>201584</text:p>
          </table:table-cell>
          <table:table-cell office:value-type="float" office:value="184144">
            <text:p>184144</text:p>
          </table:table-cell>
          <table:table-cell office:value-type="float" office:value="161224">
            <text:p>161224</text:p>
          </table:table-cell>
          <table:table-cell office:value-type="float" office:value="30139843">
            <text:p>30139843</text:p>
          </table:table-cell>
          <table:table-cell office:value-type="float" office:value="307137">
            <text:p>307137</text:p>
          </table:table-cell>
          <table:table-cell office:value-type="float" office:value="231888">
            <text:p>231888</text:p>
          </table:table-cell>
        </table:table-row>
        <table:table-row table:style-name="ro1">
          <table:table-cell office:value-type="float" office:value="6143114936">
            <text:p>6143114936</text:p>
          </table:table-cell>
          <table:table-cell office:value-type="float" office:value="192420">
            <text:p>192420</text:p>
          </table:table-cell>
          <table:table-cell office:value-type="float" office:value="152568">
            <text:p>152568</text:p>
          </table:table-cell>
          <table:table-cell office:value-type="float" office:value="204650">
            <text:p>204650</text:p>
          </table:table-cell>
          <table:table-cell office:value-type="float" office:value="18094590">
            <text:p>18094590</text:p>
          </table:table-cell>
          <table:table-cell office:value-type="float" office:value="284282">
            <text:p>284282</text:p>
          </table:table-cell>
          <table:table-cell office:value-type="float" office:value="243052">
            <text:p>243052</text:p>
          </table:table-cell>
          <table:table-cell office:value-type="float" office:value="1304864440">
            <text:p>1304864440</text:p>
          </table:table-cell>
          <table:table-cell office:value-type="float" office:value="204628">
            <text:p>204628</text:p>
          </table:table-cell>
          <table:table-cell office:value-type="float" office:value="165528">
            <text:p>165528</text:p>
          </table:table-cell>
          <table:table-cell office:value-type="float" office:value="181923">
            <text:p>181923</text:p>
          </table:table-cell>
          <table:table-cell office:value-type="float" office:value="652444">
            <text:p>652444</text:p>
          </table:table-cell>
          <table:table-cell office:value-type="float" office:value="276896">
            <text:p>276896</text:p>
          </table:table-cell>
          <table:table-cell office:value-type="float" office:value="229798">
            <text:p>229798</text:p>
          </table:table-cell>
          <table:table-cell office:value-type="float" office:value="610661234">
            <text:p>610661234</text:p>
          </table:table-cell>
          <table:table-cell office:value-type="float" office:value="237711">
            <text:p>237711</text:p>
          </table:table-cell>
          <table:table-cell office:value-type="float" office:value="164462">
            <text:p>164462</text:p>
          </table:table-cell>
          <table:table-cell office:value-type="float" office:value="158778">
            <text:p>158778</text:p>
          </table:table-cell>
          <table:table-cell office:value-type="float" office:value="1258392">
            <text:p>1258392</text:p>
          </table:table-cell>
          <table:table-cell office:value-type="float" office:value="271034">
            <text:p>271034</text:p>
          </table:table-cell>
          <table:table-cell office:value-type="float" office:value="234060">
            <text:p>234060</text:p>
          </table:table-cell>
        </table:table-row>
        <table:table-row table:style-name="ro1">
          <table:table-cell office:value-type="float" office:value="842570192">
            <text:p>842570192</text:p>
          </table:table-cell>
          <table:table-cell office:value-type="float" office:value="195286">
            <text:p>195286</text:p>
          </table:table-cell>
          <table:table-cell office:value-type="float" office:value="153370">
            <text:p>153370</text:p>
          </table:table-cell>
          <table:table-cell office:value-type="float" office:value="151954">
            <text:p>151954</text:p>
          </table:table-cell>
          <table:table-cell office:value-type="float" office:value="460336">
            <text:p>460336</text:p>
          </table:table-cell>
          <table:table-cell office:value-type="float" office:value="273016">
            <text:p>273016</text:p>
          </table:table-cell>
          <table:table-cell office:value-type="float" office:value="218828">
            <text:p>218828</text:p>
          </table:table-cell>
          <table:table-cell office:value-type="float" office:value="2396612999">
            <text:p>2396612999</text:p>
          </table:table-cell>
          <table:table-cell office:value-type="float" office:value="201774">
            <text:p>201774</text:p>
          </table:table-cell>
          <table:table-cell office:value-type="float" office:value="215689">
            <text:p>215689</text:p>
          </table:table-cell>
          <table:table-cell office:value-type="float" office:value="185808">
            <text:p>185808</text:p>
          </table:table-cell>
          <table:table-cell office:value-type="float" office:value="8620140">
            <text:p>8620140</text:p>
          </table:table-cell>
          <table:table-cell office:value-type="float" office:value="255738">
            <text:p>255738</text:p>
          </table:table-cell>
          <table:table-cell office:value-type="float" office:value="226244">
            <text:p>226244</text:p>
          </table:table-cell>
          <table:table-cell office:value-type="float" office:value="10655728351">
            <text:p>10655728351</text:p>
          </table:table-cell>
          <table:table-cell office:value-type="float" office:value="250913">
            <text:p>250913</text:p>
          </table:table-cell>
          <table:table-cell office:value-type="float" office:value="162380">
            <text:p>162380</text:p>
          </table:table-cell>
          <table:table-cell office:value-type="float" office:value="157640">
            <text:p>157640</text:p>
          </table:table-cell>
          <table:table-cell office:value-type="float" office:value="32850037">
            <text:p>32850037</text:p>
          </table:table-cell>
          <table:table-cell office:value-type="float" office:value="287544">
            <text:p>287544</text:p>
          </table:table-cell>
          <table:table-cell office:value-type="float" office:value="246842">
            <text:p>246842</text:p>
          </table:table-cell>
        </table:table-row>
        <table:table-row table:style-name="ro1">
          <table:table-cell office:value-type="float" office:value="18889239265">
            <text:p>18889239265</text:p>
          </table:table-cell>
          <table:table-cell office:value-type="float" office:value="190166">
            <text:p>190166</text:p>
          </table:table-cell>
          <table:table-cell office:value-type="float" office:value="150360">
            <text:p>150360</text:p>
          </table:table-cell>
          <table:table-cell office:value-type="float" office:value="151198">
            <text:p>151198</text:p>
          </table:table-cell>
          <table:table-cell office:value-type="float" office:value="2474507">
            <text:p>2474507</text:p>
          </table:table-cell>
          <table:table-cell office:value-type="float" office:value="269352">
            <text:p>269352</text:p>
          </table:table-cell>
          <table:table-cell office:value-type="float" office:value="222464">
            <text:p>222464</text:p>
          </table:table-cell>
          <table:table-cell office:value-type="float" office:value="26478400948">
            <text:p>26478400948</text:p>
          </table:table-cell>
          <table:table-cell office:value-type="float" office:value="233500">
            <text:p>233500</text:p>
          </table:table-cell>
          <table:table-cell office:value-type="float" office:value="236114">
            <text:p>236114</text:p>
          </table:table-cell>
          <table:table-cell office:value-type="float" office:value="160618">
            <text:p>160618</text:p>
          </table:table-cell>
          <table:table-cell office:value-type="float" office:value="5737949">
            <text:p>5737949</text:p>
          </table:table-cell>
          <table:table-cell office:value-type="float" office:value="269048">
            <text:p>269048</text:p>
          </table:table-cell>
          <table:table-cell office:value-type="float" office:value="550064">
            <text:p>550064</text:p>
          </table:table-cell>
          <table:table-cell office:value-type="float" office:value="631249740">
            <text:p>631249740</text:p>
          </table:table-cell>
          <table:table-cell office:value-type="float" office:value="203660">
            <text:p>203660</text:p>
          </table:table-cell>
          <table:table-cell office:value-type="float" office:value="162518">
            <text:p>162518</text:p>
          </table:table-cell>
          <table:table-cell office:value-type="float" office:value="161224">
            <text:p>161224</text:p>
          </table:table-cell>
          <table:table-cell office:value-type="float" office:value="17344583">
            <text:p>17344583</text:p>
          </table:table-cell>
          <table:table-cell office:value-type="float" office:value="348675">
            <text:p>348675</text:p>
          </table:table-cell>
          <table:table-cell office:value-type="float" office:value="230732">
            <text:p>230732</text:p>
          </table:table-cell>
        </table:table-row>
        <table:table-row table:style-name="ro1">
          <table:table-cell office:value-type="float" office:value="5333346075">
            <text:p>5333346075</text:p>
          </table:table-cell>
          <table:table-cell office:value-type="float" office:value="191952">
            <text:p>191952</text:p>
          </table:table-cell>
          <table:table-cell office:value-type="float" office:value="152164">
            <text:p>152164</text:p>
          </table:table-cell>
          <table:table-cell office:value-type="float" office:value="179553">
            <text:p>179553</text:p>
          </table:table-cell>
          <table:table-cell office:value-type="float" office:value="34046673">
            <text:p>34046673</text:p>
          </table:table-cell>
          <table:table-cell office:value-type="float" office:value="271382">
            <text:p>271382</text:p>
          </table:table-cell>
          <table:table-cell office:value-type="float" office:value="258822">
            <text:p>258822</text:p>
          </table:table-cell>
          <table:table-cell office:value-type="float" office:value="2234764447">
            <text:p>2234764447</text:p>
          </table:table-cell>
          <table:table-cell office:value-type="float" office:value="203660">
            <text:p>203660</text:p>
          </table:table-cell>
          <table:table-cell office:value-type="float" office:value="167274">
            <text:p>167274</text:p>
          </table:table-cell>
          <table:table-cell office:value-type="float" office:value="159122">
            <text:p>159122</text:p>
          </table:table-cell>
          <table:table-cell office:value-type="float" office:value="4558205">
            <text:p>4558205</text:p>
          </table:table-cell>
          <table:table-cell office:value-type="float" office:value="278666">
            <text:p>278666</text:p>
          </table:table-cell>
          <table:table-cell office:value-type="float" office:value="330194">
            <text:p>330194</text:p>
          </table:table-cell>
          <table:table-cell office:value-type="float" office:value="6902694133">
            <text:p>6902694133</text:p>
          </table:table-cell>
          <table:table-cell office:value-type="float" office:value="200368">
            <text:p>200368</text:p>
          </table:table-cell>
          <table:table-cell office:value-type="float" office:value="163844">
            <text:p>163844</text:p>
          </table:table-cell>
          <table:table-cell office:value-type="float" office:value="160580">
            <text:p>160580</text:p>
          </table:table-cell>
          <table:table-cell office:value-type="float" office:value="2697288">
            <text:p>2697288</text:p>
          </table:table-cell>
          <table:table-cell office:value-type="float" office:value="267176">
            <text:p>267176</text:p>
          </table:table-cell>
          <table:table-cell office:value-type="float" office:value="229080">
            <text:p>229080</text:p>
          </table:table-cell>
        </table:table-row>
        <table:table-row table:style-name="ro1">
          <table:table-cell office:value-type="float" office:value="1231766285">
            <text:p>1231766285</text:p>
          </table:table-cell>
          <table:table-cell office:value-type="float" office:value="191914">
            <text:p>191914</text:p>
          </table:table-cell>
          <table:table-cell office:value-type="float" office:value="151016">
            <text:p>151016</text:p>
          </table:table-cell>
          <table:table-cell office:value-type="float" office:value="150746">
            <text:p>150746</text:p>
          </table:table-cell>
          <table:table-cell office:value-type="float" office:value="5491068">
            <text:p>5491068</text:p>
          </table:table-cell>
          <table:table-cell office:value-type="float" office:value="279822">
            <text:p>279822</text:p>
          </table:table-cell>
          <table:table-cell office:value-type="float" office:value="214364">
            <text:p>214364</text:p>
          </table:table-cell>
          <table:table-cell office:value-type="float" office:value="27441746157">
            <text:p>27441746157</text:p>
          </table:table-cell>
          <table:table-cell office:value-type="float" office:value="224464">
            <text:p>224464</text:p>
          </table:table-cell>
          <table:table-cell office:value-type="float" office:value="165440">
            <text:p>165440</text:p>
          </table:table-cell>
          <table:table-cell office:value-type="float" office:value="214731">
            <text:p>214731</text:p>
          </table:table-cell>
          <table:table-cell office:value-type="float" office:value="5436515">
            <text:p>5436515</text:p>
          </table:table-cell>
          <table:table-cell office:value-type="float" office:value="259968">
            <text:p>259968</text:p>
          </table:table-cell>
          <table:table-cell office:value-type="float" office:value="219174">
            <text:p>219174</text:p>
          </table:table-cell>
          <table:table-cell office:value-type="float" office:value="6263452574">
            <text:p>6263452574</text:p>
          </table:table-cell>
          <table:table-cell office:value-type="float" office:value="203718">
            <text:p>203718</text:p>
          </table:table-cell>
          <table:table-cell office:value-type="float" office:value="161654">
            <text:p>161654</text:p>
          </table:table-cell>
          <table:table-cell office:value-type="float" office:value="160368">
            <text:p>160368</text:p>
          </table:table-cell>
          <table:table-cell office:value-type="float" office:value="10264554">
            <text:p>10264554</text:p>
          </table:table-cell>
          <table:table-cell office:value-type="float" office:value="280018">
            <text:p>280018</text:p>
          </table:table-cell>
          <table:table-cell office:value-type="float" office:value="244764">
            <text:p>244764</text:p>
          </table:table-cell>
        </table:table-row>
        <table:table-row table:style-name="ro1">
          <table:table-cell office:value-type="float" office:value="3964057414">
            <text:p>3964057414</text:p>
          </table:table-cell>
          <table:table-cell office:value-type="float" office:value="226015">
            <text:p>226015</text:p>
          </table:table-cell>
          <table:table-cell office:value-type="float" office:value="153252">
            <text:p>153252</text:p>
          </table:table-cell>
          <table:table-cell office:value-type="float" office:value="151046">
            <text:p>151046</text:p>
          </table:table-cell>
          <table:table-cell office:value-type="float" office:value="30235145">
            <text:p>30235145</text:p>
          </table:table-cell>
          <table:table-cell office:value-type="float" office:value="275198">
            <text:p>275198</text:p>
          </table:table-cell>
          <table:table-cell office:value-type="float" office:value="232566">
            <text:p>232566</text:p>
          </table:table-cell>
          <table:table-cell office:value-type="float" office:value="15195700105">
            <text:p>15195700105</text:p>
          </table:table-cell>
          <table:table-cell office:value-type="float" office:value="205674">
            <text:p>205674</text:p>
          </table:table-cell>
          <table:table-cell office:value-type="float" office:value="167210">
            <text:p>167210</text:p>
          </table:table-cell>
          <table:table-cell office:value-type="float" office:value="162258">
            <text:p>162258</text:p>
          </table:table-cell>
          <table:table-cell office:value-type="float" office:value="29944470">
            <text:p>29944470</text:p>
          </table:table-cell>
          <table:table-cell office:value-type="float" office:value="306013">
            <text:p>306013</text:p>
          </table:table-cell>
          <table:table-cell office:value-type="float" office:value="225474">
            <text:p>225474</text:p>
          </table:table-cell>
          <table:table-cell office:value-type="float" office:value="7672597148">
            <text:p>7672597148</text:p>
          </table:table-cell>
          <table:table-cell office:value-type="float" office:value="203064">
            <text:p>203064</text:p>
          </table:table-cell>
          <table:table-cell office:value-type="float" office:value="163956">
            <text:p>163956</text:p>
          </table:table-cell>
          <table:table-cell office:value-type="float" office:value="159524">
            <text:p>159524</text:p>
          </table:table-cell>
          <table:table-cell office:value-type="float" office:value="260565">
            <text:p>260565</text:p>
          </table:table-cell>
          <table:table-cell office:value-type="float" office:value="255822">
            <text:p>255822</text:p>
          </table:table-cell>
          <table:table-cell office:value-type="float" office:value="219466">
            <text:p>219466</text:p>
          </table:table-cell>
        </table:table-row>
        <table:table-row table:style-name="ro1">
          <table:table-cell office:value-type="float" office:value="21653586276">
            <text:p>21653586276</text:p>
          </table:table-cell>
          <table:table-cell office:value-type="float" office:value="223029">
            <text:p>223029</text:p>
          </table:table-cell>
          <table:table-cell office:value-type="float" office:value="181776">
            <text:p>181776</text:p>
          </table:table-cell>
          <table:table-cell office:value-type="float" office:value="172138">
            <text:p>172138</text:p>
          </table:table-cell>
          <table:table-cell office:value-type="float" office:value="14068202">
            <text:p>14068202</text:p>
          </table:table-cell>
          <table:table-cell office:value-type="float" office:value="271556">
            <text:p>271556</text:p>
          </table:table-cell>
          <table:table-cell office:value-type="float" office:value="221658">
            <text:p>221658</text:p>
          </table:table-cell>
          <table:table-cell office:value-type="float" office:value="8313626425">
            <text:p>8313626425</text:p>
          </table:table-cell>
          <table:table-cell office:value-type="float" office:value="205756">
            <text:p>205756</text:p>
          </table:table-cell>
          <table:table-cell office:value-type="float" office:value="237657">
            <text:p>237657</text:p>
          </table:table-cell>
          <table:table-cell office:value-type="float" office:value="302569">
            <text:p>302569</text:p>
          </table:table-cell>
          <table:table-cell office:value-type="float" office:value="5791550">
            <text:p>5791550</text:p>
          </table:table-cell>
          <table:table-cell office:value-type="float" office:value="260626">
            <text:p>260626</text:p>
          </table:table-cell>
          <table:table-cell office:value-type="float" office:value="339797">
            <text:p>339797</text:p>
          </table:table-cell>
          <table:table-cell office:value-type="float" office:value="1673827835">
            <text:p>1673827835</text:p>
          </table:table-cell>
          <table:table-cell office:value-type="float" office:value="275476">
            <text:p>275476</text:p>
          </table:table-cell>
          <table:table-cell office:value-type="float" office:value="260782">
            <text:p>260782</text:p>
          </table:table-cell>
          <table:table-cell office:value-type="float" office:value="173992">
            <text:p>173992</text:p>
          </table:table-cell>
          <table:table-cell office:value-type="float" office:value="8660115">
            <text:p>8660115</text:p>
          </table:table-cell>
          <table:table-cell office:value-type="float" office:value="322122">
            <text:p>322122</text:p>
          </table:table-cell>
          <table:table-cell office:value-type="float" office:value="237384">
            <text:p>237384</text:p>
          </table:table-cell>
        </table:table-row>
        <table:table-row table:style-name="ro1">
          <table:table-cell office:value-type="float" office:value="1396068573">
            <text:p>1396068573</text:p>
          </table:table-cell>
          <table:table-cell office:value-type="float" office:value="252284">
            <text:p>252284</text:p>
          </table:table-cell>
          <table:table-cell office:value-type="float" office:value="152550">
            <text:p>152550</text:p>
          </table:table-cell>
          <table:table-cell office:value-type="float" office:value="151606">
            <text:p>151606</text:p>
          </table:table-cell>
          <table:table-cell office:value-type="float" office:value="4392666">
            <text:p>4392666</text:p>
          </table:table-cell>
          <table:table-cell office:value-type="float" office:value="335942">
            <text:p>335942</text:p>
          </table:table-cell>
          <table:table-cell office:value-type="float" office:value="262718">
            <text:p>262718</text:p>
          </table:table-cell>
          <table:table-cell office:value-type="float" office:value="5180771801">
            <text:p>5180771801</text:p>
          </table:table-cell>
          <table:table-cell office:value-type="float" office:value="203104">
            <text:p>203104</text:p>
          </table:table-cell>
          <table:table-cell office:value-type="float" office:value="167234">
            <text:p>167234</text:p>
          </table:table-cell>
          <table:table-cell office:value-type="float" office:value="159516">
            <text:p>159516</text:p>
          </table:table-cell>
          <table:table-cell office:value-type="float" office:value="21830625">
            <text:p>21830625</text:p>
          </table:table-cell>
          <table:table-cell office:value-type="float" office:value="287940">
            <text:p>287940</text:p>
          </table:table-cell>
          <table:table-cell office:value-type="float" office:value="268119">
            <text:p>268119</text:p>
          </table:table-cell>
          <table:table-cell office:value-type="float" office:value="13169959896">
            <text:p>13169959896</text:p>
          </table:table-cell>
          <table:table-cell office:value-type="float" office:value="204316">
            <text:p>204316</text:p>
          </table:table-cell>
          <table:table-cell office:value-type="float" office:value="172304">
            <text:p>172304</text:p>
          </table:table-cell>
          <table:table-cell office:value-type="float" office:value="159120">
            <text:p>159120</text:p>
          </table:table-cell>
          <table:table-cell office:value-type="float" office:value="8047328">
            <text:p>8047328</text:p>
          </table:table-cell>
          <table:table-cell office:value-type="float" office:value="282464">
            <text:p>282464</text:p>
          </table:table-cell>
          <table:table-cell office:value-type="float" office:value="271564">
            <text:p>271564</text:p>
          </table:table-cell>
        </table:table-row>
        <table:table-row table:style-name="ro1">
          <table:table-cell office:value-type="float" office:value="13845501727">
            <text:p>13845501727</text:p>
          </table:table-cell>
          <table:table-cell office:value-type="float" office:value="276219">
            <text:p>276219</text:p>
          </table:table-cell>
          <table:table-cell office:value-type="float" office:value="255486">
            <text:p>255486</text:p>
          </table:table-cell>
          <table:table-cell office:value-type="float" office:value="208998">
            <text:p>208998</text:p>
          </table:table-cell>
          <table:table-cell office:value-type="float" office:value="3897179">
            <text:p>3897179</text:p>
          </table:table-cell>
          <table:table-cell office:value-type="float" office:value="271958">
            <text:p>271958</text:p>
          </table:table-cell>
          <table:table-cell office:value-type="float" office:value="219218">
            <text:p>219218</text:p>
          </table:table-cell>
          <table:table-cell office:value-type="float" office:value="20541119144">
            <text:p>20541119144</text:p>
          </table:table-cell>
          <table:table-cell office:value-type="float" office:value="204138">
            <text:p>204138</text:p>
          </table:table-cell>
          <table:table-cell office:value-type="float" office:value="164848">
            <text:p>164848</text:p>
          </table:table-cell>
          <table:table-cell office:value-type="float" office:value="163780">
            <text:p>163780</text:p>
          </table:table-cell>
          <table:table-cell office:value-type="float" office:value="15663508">
            <text:p>15663508</text:p>
          </table:table-cell>
          <table:table-cell office:value-type="float" office:value="276174">
            <text:p>276174</text:p>
          </table:table-cell>
          <table:table-cell office:value-type="float" office:value="277746">
            <text:p>277746</text:p>
          </table:table-cell>
          <table:table-cell office:value-type="float" office:value="3773529856">
            <text:p>3773529856</text:p>
          </table:table-cell>
          <table:table-cell office:value-type="float" office:value="202488">
            <text:p>202488</text:p>
          </table:table-cell>
          <table:table-cell office:value-type="float" office:value="187659">
            <text:p>187659</text:p>
          </table:table-cell>
          <table:table-cell office:value-type="float" office:value="183632">
            <text:p>183632</text:p>
          </table:table-cell>
          <table:table-cell office:value-type="float" office:value="453590">
            <text:p>453590</text:p>
          </table:table-cell>
          <table:table-cell office:value-type="float" office:value="261406">
            <text:p>261406</text:p>
          </table:table-cell>
          <table:table-cell office:value-type="float" office:value="259099">
            <text:p>259099</text:p>
          </table:table-cell>
        </table:table-row>
        <table:table-row table:style-name="ro1">
          <table:table-cell office:value-type="float" office:value="28867115456">
            <text:p>28867115456</text:p>
          </table:table-cell>
          <table:table-cell office:value-type="float" office:value="226500">
            <text:p>226500</text:p>
          </table:table-cell>
          <table:table-cell office:value-type="float" office:value="169601">
            <text:p>169601</text:p>
          </table:table-cell>
          <table:table-cell office:value-type="float" office:value="152612">
            <text:p>152612</text:p>
          </table:table-cell>
          <table:table-cell office:value-type="float" office:value="9435996">
            <text:p>9435996</text:p>
          </table:table-cell>
          <table:table-cell office:value-type="float" office:value="254816">
            <text:p>254816</text:p>
          </table:table-cell>
          <table:table-cell office:value-type="float" office:value="212728">
            <text:p>212728</text:p>
          </table:table-cell>
          <table:table-cell office:value-type="float" office:value="984277881">
            <text:p>984277881</text:p>
          </table:table-cell>
          <table:table-cell office:value-type="float" office:value="227798">
            <text:p>227798</text:p>
          </table:table-cell>
          <table:table-cell office:value-type="float" office:value="165760">
            <text:p>165760</text:p>
          </table:table-cell>
          <table:table-cell office:value-type="float" office:value="160960">
            <text:p>160960</text:p>
          </table:table-cell>
          <table:table-cell office:value-type="float" office:value="18749474">
            <text:p>18749474</text:p>
          </table:table-cell>
          <table:table-cell office:value-type="float" office:value="276172">
            <text:p>276172</text:p>
          </table:table-cell>
          <table:table-cell office:value-type="float" office:value="225718">
            <text:p>225718</text:p>
          </table:table-cell>
          <table:table-cell office:value-type="float" office:value="24996236382">
            <text:p>24996236382</text:p>
          </table:table-cell>
          <table:table-cell office:value-type="float" office:value="203090">
            <text:p>203090</text:p>
          </table:table-cell>
          <table:table-cell office:value-type="float" office:value="162928">
            <text:p>162928</text:p>
          </table:table-cell>
          <table:table-cell office:value-type="float" office:value="347416">
            <text:p>347416</text:p>
          </table:table-cell>
          <table:table-cell office:value-type="float" office:value="471784">
            <text:p>471784</text:p>
          </table:table-cell>
          <table:table-cell office:value-type="float" office:value="275444">
            <text:p>275444</text:p>
          </table:table-cell>
          <table:table-cell office:value-type="float" office:value="239698">
            <text:p>239698</text:p>
          </table:table-cell>
        </table:table-row>
        <table:table-row table:style-name="ro1">
          <table:table-cell office:value-type="float" office:value="23622827600">
            <text:p>23622827600</text:p>
          </table:table-cell>
          <table:table-cell office:value-type="float" office:value="196762">
            <text:p>196762</text:p>
          </table:table-cell>
          <table:table-cell office:value-type="float" office:value="153254">
            <text:p>153254</text:p>
          </table:table-cell>
          <table:table-cell office:value-type="float" office:value="151394">
            <text:p>151394</text:p>
          </table:table-cell>
          <table:table-cell office:value-type="float" office:value="5045294">
            <text:p>5045294</text:p>
          </table:table-cell>
          <table:table-cell office:value-type="float" office:value="371908">
            <text:p>371908</text:p>
          </table:table-cell>
          <table:table-cell office:value-type="float" office:value="316203">
            <text:p>316203</text:p>
          </table:table-cell>
          <table:table-cell office:value-type="float" office:value="982507940">
            <text:p>982507940</text:p>
          </table:table-cell>
          <table:table-cell office:value-type="float" office:value="216872">
            <text:p>216872</text:p>
          </table:table-cell>
          <table:table-cell office:value-type="float" office:value="169092">
            <text:p>169092</text:p>
          </table:table-cell>
          <table:table-cell office:value-type="float" office:value="161360">
            <text:p>161360</text:p>
          </table:table-cell>
          <table:table-cell office:value-type="float" office:value="4752284">
            <text:p>4752284</text:p>
          </table:table-cell>
          <table:table-cell office:value-type="float" office:value="268806">
            <text:p>268806</text:p>
          </table:table-cell>
          <table:table-cell office:value-type="float" office:value="229086">
            <text:p>229086</text:p>
          </table:table-cell>
          <table:table-cell office:value-type="float" office:value="1525458347">
            <text:p>1525458347</text:p>
          </table:table-cell>
          <table:table-cell office:value-type="float" office:value="232603">
            <text:p>232603</text:p>
          </table:table-cell>
          <table:table-cell office:value-type="float" office:value="162152">
            <text:p>162152</text:p>
          </table:table-cell>
          <table:table-cell office:value-type="float" office:value="177112">
            <text:p>177112</text:p>
          </table:table-cell>
          <table:table-cell office:value-type="float" office:value="9744918">
            <text:p>9744918</text:p>
          </table:table-cell>
          <table:table-cell office:value-type="float" office:value="282056">
            <text:p>282056</text:p>
          </table:table-cell>
          <table:table-cell office:value-type="float" office:value="269882">
            <text:p>269882</text:p>
          </table:table-cell>
        </table:table-row>
        <table:table-row table:style-name="ro1">
          <table:table-cell office:value-type="float" office:value="2355617420">
            <text:p>2355617420</text:p>
          </table:table-cell>
          <table:table-cell office:value-type="float" office:value="196404">
            <text:p>196404</text:p>
          </table:table-cell>
          <table:table-cell office:value-type="float" office:value="152752">
            <text:p>152752</text:p>
          </table:table-cell>
          <table:table-cell office:value-type="float" office:value="151874">
            <text:p>151874</text:p>
          </table:table-cell>
          <table:table-cell office:value-type="float" office:value="15833453">
            <text:p>15833453</text:p>
          </table:table-cell>
          <table:table-cell office:value-type="float" office:value="263812">
            <text:p>263812</text:p>
          </table:table-cell>
          <table:table-cell office:value-type="float" office:value="257581">
            <text:p>257581</text:p>
          </table:table-cell>
          <table:table-cell office:value-type="float" office:value="13993612037">
            <text:p>13993612037</text:p>
          </table:table-cell>
          <table:table-cell office:value-type="float" office:value="203500">
            <text:p>203500</text:p>
          </table:table-cell>
          <table:table-cell office:value-type="float" office:value="163890">
            <text:p>163890</text:p>
          </table:table-cell>
          <table:table-cell office:value-type="float" office:value="164100">
            <text:p>164100</text:p>
          </table:table-cell>
          <table:table-cell office:value-type="float" office:value="63563474">
            <text:p>63563474</text:p>
          </table:table-cell>
          <table:table-cell office:value-type="float" office:value="285906">
            <text:p>285906</text:p>
          </table:table-cell>
          <table:table-cell office:value-type="float" office:value="232544">
            <text:p>232544</text:p>
          </table:table-cell>
          <table:table-cell office:value-type="float" office:value="14826962032">
            <text:p>14826962032</text:p>
          </table:table-cell>
          <table:table-cell office:value-type="float" office:value="278033">
            <text:p>278033</text:p>
          </table:table-cell>
          <table:table-cell office:value-type="float" office:value="285729">
            <text:p>285729</text:p>
          </table:table-cell>
          <table:table-cell office:value-type="float" office:value="318238">
            <text:p>318238</text:p>
          </table:table-cell>
          <table:table-cell office:value-type="float" office:value="40372211">
            <text:p>40372211</text:p>
          </table:table-cell>
          <table:table-cell office:value-type="float" office:value="368089">
            <text:p>368089</text:p>
          </table:table-cell>
          <table:table-cell office:value-type="float" office:value="282257">
            <text:p>282257</text:p>
          </table:table-cell>
        </table:table-row>
        <table:table-row table:style-name="ro1">
          <table:table-cell office:value-type="float" office:value="5642612703">
            <text:p>5642612703</text:p>
          </table:table-cell>
          <table:table-cell office:value-type="float" office:value="201664">
            <text:p>201664</text:p>
          </table:table-cell>
          <table:table-cell office:value-type="float" office:value="173147">
            <text:p>173147</text:p>
          </table:table-cell>
          <table:table-cell office:value-type="float" office:value="186326">
            <text:p>186326</text:p>
          </table:table-cell>
          <table:table-cell office:value-type="float" office:value="12234343">
            <text:p>12234343</text:p>
          </table:table-cell>
          <table:table-cell office:value-type="float" office:value="299449">
            <text:p>299449</text:p>
          </table:table-cell>
          <table:table-cell office:value-type="float" office:value="278160">
            <text:p>278160</text:p>
          </table:table-cell>
          <table:table-cell office:value-type="float" office:value="2869448405">
            <text:p>2869448405</text:p>
          </table:table-cell>
          <table:table-cell office:value-type="float" office:value="204286">
            <text:p>204286</text:p>
          </table:table-cell>
          <table:table-cell office:value-type="float" office:value="165982">
            <text:p>165982</text:p>
          </table:table-cell>
          <table:table-cell office:value-type="float" office:value="183602">
            <text:p>183602</text:p>
          </table:table-cell>
          <table:table-cell office:value-type="float" office:value="19712608">
            <text:p>19712608</text:p>
          </table:table-cell>
          <table:table-cell office:value-type="float" office:value="274126">
            <text:p>274126</text:p>
          </table:table-cell>
          <table:table-cell office:value-type="float" office:value="266679">
            <text:p>266679</text:p>
          </table:table-cell>
          <table:table-cell office:value-type="float" office:value="5361782494">
            <text:p>5361782494</text:p>
          </table:table-cell>
          <table:table-cell office:value-type="float" office:value="274391">
            <text:p>274391</text:p>
          </table:table-cell>
          <table:table-cell office:value-type="float" office:value="358224">
            <text:p>358224</text:p>
          </table:table-cell>
          <table:table-cell office:value-type="float" office:value="216707">
            <text:p>216707</text:p>
          </table:table-cell>
          <table:table-cell office:value-type="float" office:value="5448012">
            <text:p>5448012</text:p>
          </table:table-cell>
          <table:table-cell office:value-type="float" office:value="464408">
            <text:p>464408</text:p>
          </table:table-cell>
          <table:table-cell office:value-type="float" office:value="314158">
            <text:p>314158</text:p>
          </table:table-cell>
        </table:table-row>
        <table:table-row table:style-name="ro1">
          <table:table-cell office:value-type="float" office:value="3294331526">
            <text:p>3294331526</text:p>
          </table:table-cell>
          <table:table-cell office:value-type="float" office:value="192122">
            <text:p>192122</text:p>
          </table:table-cell>
          <table:table-cell office:value-type="float" office:value="156672">
            <text:p>156672</text:p>
          </table:table-cell>
          <table:table-cell office:value-type="float" office:value="151004">
            <text:p>151004</text:p>
          </table:table-cell>
          <table:table-cell office:value-type="float" office:value="2229860">
            <text:p>2229860</text:p>
          </table:table-cell>
          <table:table-cell office:value-type="float" office:value="308499">
            <text:p>308499</text:p>
          </table:table-cell>
          <table:table-cell office:value-type="float" office:value="262188">
            <text:p>262188</text:p>
          </table:table-cell>
          <table:table-cell office:value-type="float" office:value="1759854273">
            <text:p>1759854273</text:p>
          </table:table-cell>
          <table:table-cell office:value-type="float" office:value="204480">
            <text:p>204480</text:p>
          </table:table-cell>
          <table:table-cell office:value-type="float" office:value="167666">
            <text:p>167666</text:p>
          </table:table-cell>
          <table:table-cell office:value-type="float" office:value="160210">
            <text:p>160210</text:p>
          </table:table-cell>
          <table:table-cell office:value-type="float" office:value="16971134">
            <text:p>16971134</text:p>
          </table:table-cell>
          <table:table-cell office:value-type="float" office:value="265738">
            <text:p>265738</text:p>
          </table:table-cell>
          <table:table-cell office:value-type="float" office:value="264410">
            <text:p>264410</text:p>
          </table:table-cell>
          <table:table-cell office:value-type="float" office:value="1693512437">
            <text:p>1693512437</text:p>
          </table:table-cell>
          <table:table-cell office:value-type="float" office:value="276696">
            <text:p>276696</text:p>
          </table:table-cell>
          <table:table-cell office:value-type="float" office:value="274422">
            <text:p>274422</text:p>
          </table:table-cell>
          <table:table-cell office:value-type="float" office:value="254044">
            <text:p>254044</text:p>
          </table:table-cell>
          <table:table-cell office:value-type="float" office:value="11428876">
            <text:p>11428876</text:p>
          </table:table-cell>
          <table:table-cell office:value-type="float" office:value="332363">
            <text:p>332363</text:p>
          </table:table-cell>
          <table:table-cell office:value-type="float" office:value="236348">
            <text:p>236348</text:p>
          </table:table-cell>
        </table:table-row>
        <table:table-row table:style-name="ro1">
          <table:table-cell office:value-type="float" office:value="928937795">
            <text:p>928937795</text:p>
          </table:table-cell>
          <table:table-cell office:value-type="float" office:value="241196">
            <text:p>241196</text:p>
          </table:table-cell>
          <table:table-cell office:value-type="float" office:value="157130">
            <text:p>157130</text:p>
          </table:table-cell>
          <table:table-cell office:value-type="float" office:value="178351">
            <text:p>178351</text:p>
          </table:table-cell>
          <table:table-cell office:value-type="float" office:value="9242766">
            <text:p>9242766</text:p>
          </table:table-cell>
          <table:table-cell office:value-type="float" office:value="274358">
            <text:p>274358</text:p>
          </table:table-cell>
          <table:table-cell office:value-type="float" office:value="267414">
            <text:p>267414</text:p>
          </table:table-cell>
          <table:table-cell office:value-type="float" office:value="2635381549">
            <text:p>2635381549</text:p>
          </table:table-cell>
          <table:table-cell office:value-type="float" office:value="317372">
            <text:p>317372</text:p>
          </table:table-cell>
          <table:table-cell office:value-type="float" office:value="302321">
            <text:p>302321</text:p>
          </table:table-cell>
          <table:table-cell office:value-type="float" office:value="207202">
            <text:p>207202</text:p>
          </table:table-cell>
          <table:table-cell office:value-type="float" office:value="8909080">
            <text:p>8909080</text:p>
          </table:table-cell>
          <table:table-cell office:value-type="float" office:value="334196">
            <text:p>334196</text:p>
          </table:table-cell>
          <table:table-cell office:value-type="float" office:value="287011">
            <text:p>287011</text:p>
          </table:table-cell>
          <table:table-cell office:value-type="float" office:value="3104193531">
            <text:p>3104193531</text:p>
          </table:table-cell>
          <table:table-cell office:value-type="float" office:value="348080">
            <text:p>348080</text:p>
          </table:table-cell>
          <table:table-cell office:value-type="float" office:value="269014">
            <text:p>269014</text:p>
          </table:table-cell>
          <table:table-cell office:value-type="float" office:value="303226">
            <text:p>303226</text:p>
          </table:table-cell>
          <table:table-cell office:value-type="float" office:value="18187830">
            <text:p>18187830</text:p>
          </table:table-cell>
          <table:table-cell office:value-type="float" office:value="335562">
            <text:p>335562</text:p>
          </table:table-cell>
          <table:table-cell office:value-type="float" office:value="263308">
            <text:p>263308</text:p>
          </table:table-cell>
        </table:table-row>
        <table:table-row table:style-name="ro1">
          <table:table-cell office:value-type="float" office:value="21652595588">
            <text:p>21652595588</text:p>
          </table:table-cell>
          <table:table-cell office:value-type="float" office:value="216232">
            <text:p>216232</text:p>
          </table:table-cell>
          <table:table-cell office:value-type="float" office:value="181401">
            <text:p>181401</text:p>
          </table:table-cell>
          <table:table-cell office:value-type="float" office:value="154612">
            <text:p>154612</text:p>
          </table:table-cell>
          <table:table-cell office:value-type="float" office:value="3406450">
            <text:p>3406450</text:p>
          </table:table-cell>
          <table:table-cell office:value-type="float" office:value="289860">
            <text:p>289860</text:p>
          </table:table-cell>
          <table:table-cell office:value-type="float" office:value="218320">
            <text:p>218320</text:p>
          </table:table-cell>
          <table:table-cell office:value-type="float" office:value="10343467097">
            <text:p>10343467097</text:p>
          </table:table-cell>
          <table:table-cell office:value-type="float" office:value="205552">
            <text:p>205552</text:p>
          </table:table-cell>
          <table:table-cell office:value-type="float" office:value="166848">
            <text:p>166848</text:p>
          </table:table-cell>
          <table:table-cell office:value-type="float" office:value="159608">
            <text:p>159608</text:p>
          </table:table-cell>
          <table:table-cell office:value-type="float" office:value="106139434">
            <text:p>106139434</text:p>
          </table:table-cell>
          <table:table-cell office:value-type="float" office:value="365094">
            <text:p>365094</text:p>
          </table:table-cell>
          <table:table-cell office:value-type="float" office:value="367098">
            <text:p>367098</text:p>
          </table:table-cell>
          <table:table-cell office:value-type="float" office:value="1349095351">
            <text:p>1349095351</text:p>
          </table:table-cell>
          <table:table-cell office:value-type="float" office:value="201762">
            <text:p>201762</text:p>
          </table:table-cell>
          <table:table-cell office:value-type="float" office:value="227797">
            <text:p>227797</text:p>
          </table:table-cell>
          <table:table-cell office:value-type="float" office:value="162484">
            <text:p>162484</text:p>
          </table:table-cell>
          <table:table-cell office:value-type="float" office:value="19090692">
            <text:p>19090692</text:p>
          </table:table-cell>
          <table:table-cell office:value-type="float" office:value="275732">
            <text:p>275732</text:p>
          </table:table-cell>
          <table:table-cell office:value-type="float" office:value="239486">
            <text:p>239486</text:p>
          </table:table-cell>
        </table:table-row>
        <table:table-row table:style-name="ro1">
          <table:table-cell office:value-type="float" office:value="4656717389">
            <text:p>4656717389</text:p>
          </table:table-cell>
          <table:table-cell office:value-type="float" office:value="253708">
            <text:p>253708</text:p>
          </table:table-cell>
          <table:table-cell office:value-type="float" office:value="196611">
            <text:p>196611</text:p>
          </table:table-cell>
          <table:table-cell office:value-type="float" office:value="191531">
            <text:p>191531</text:p>
          </table:table-cell>
          <table:table-cell office:value-type="float" office:value="3475503">
            <text:p>3475503</text:p>
          </table:table-cell>
          <table:table-cell office:value-type="float" office:value="649458">
            <text:p>649458</text:p>
          </table:table-cell>
          <table:table-cell office:value-type="float" office:value="287521">
            <text:p>287521</text:p>
          </table:table-cell>
          <table:table-cell office:value-type="float" office:value="2519187969">
            <text:p>2519187969</text:p>
          </table:table-cell>
          <table:table-cell office:value-type="float" office:value="207124">
            <text:p>207124</text:p>
          </table:table-cell>
          <table:table-cell office:value-type="float" office:value="169264">
            <text:p>169264</text:p>
          </table:table-cell>
          <table:table-cell office:value-type="float" office:value="184651">
            <text:p>184651</text:p>
          </table:table-cell>
          <table:table-cell office:value-type="float" office:value="4363728">
            <text:p>4363728</text:p>
          </table:table-cell>
          <table:table-cell office:value-type="float" office:value="297066">
            <text:p>297066</text:p>
          </table:table-cell>
          <table:table-cell office:value-type="float" office:value="264948">
            <text:p>264948</text:p>
          </table:table-cell>
          <table:table-cell office:value-type="float" office:value="5325585995">
            <text:p>5325585995</text:p>
          </table:table-cell>
          <table:table-cell office:value-type="float" office:value="205634">
            <text:p>205634</text:p>
          </table:table-cell>
          <table:table-cell office:value-type="float" office:value="165348">
            <text:p>165348</text:p>
          </table:table-cell>
          <table:table-cell office:value-type="float" office:value="189703">
            <text:p>189703</text:p>
          </table:table-cell>
          <table:table-cell office:value-type="float" office:value="14163994">
            <text:p>14163994</text:p>
          </table:table-cell>
          <table:table-cell office:value-type="float" office:value="296696">
            <text:p>296696</text:p>
          </table:table-cell>
          <table:table-cell office:value-type="float" office:value="274927">
            <text:p>274927</text:p>
          </table:table-cell>
        </table:table-row>
        <table:table-row table:style-name="ro1">
          <table:table-cell office:value-type="float" office:value="5780489755">
            <text:p>5780489755</text:p>
          </table:table-cell>
          <table:table-cell office:value-type="float" office:value="193282">
            <text:p>193282</text:p>
          </table:table-cell>
          <table:table-cell office:value-type="float" office:value="179541">
            <text:p>179541</text:p>
          </table:table-cell>
          <table:table-cell office:value-type="float" office:value="152306">
            <text:p>152306</text:p>
          </table:table-cell>
          <table:table-cell office:value-type="float" office:value="7687497">
            <text:p>7687497</text:p>
          </table:table-cell>
          <table:table-cell office:value-type="float" office:value="258688">
            <text:p>258688</text:p>
          </table:table-cell>
          <table:table-cell office:value-type="float" office:value="226230">
            <text:p>226230</text:p>
          </table:table-cell>
          <table:table-cell office:value-type="float" office:value="1378111549">
            <text:p>1378111549</text:p>
          </table:table-cell>
          <table:table-cell office:value-type="float" office:value="276382">
            <text:p>276382</text:p>
          </table:table-cell>
          <table:table-cell office:value-type="float" office:value="227383">
            <text:p>227383</text:p>
          </table:table-cell>
          <table:table-cell office:value-type="float" office:value="304402">
            <text:p>304402</text:p>
          </table:table-cell>
          <table:table-cell office:value-type="float" office:value="2311095">
            <text:p>2311095</text:p>
          </table:table-cell>
          <table:table-cell office:value-type="float" office:value="410336">
            <text:p>410336</text:p>
          </table:table-cell>
          <table:table-cell office:value-type="float" office:value="793454">
            <text:p>793454</text:p>
          </table:table-cell>
          <table:table-cell office:value-type="float" office:value="1306186716">
            <text:p>1306186716</text:p>
          </table:table-cell>
          <table:table-cell office:value-type="float" office:value="202034">
            <text:p>202034</text:p>
          </table:table-cell>
          <table:table-cell office:value-type="float" office:value="161446">
            <text:p>161446</text:p>
          </table:table-cell>
          <table:table-cell office:value-type="float" office:value="162490">
            <text:p>162490</text:p>
          </table:table-cell>
          <table:table-cell office:value-type="float" office:value="9469763">
            <text:p>9469763</text:p>
          </table:table-cell>
          <table:table-cell office:value-type="float" office:value="273586">
            <text:p>273586</text:p>
          </table:table-cell>
          <table:table-cell office:value-type="float" office:value="232092">
            <text:p>232092</text:p>
          </table:table-cell>
        </table:table-row>
        <table:table-row table:style-name="ro1">
          <table:table-cell office:value-type="float" office:value="11179080434">
            <text:p>11179080434</text:p>
          </table:table-cell>
          <table:table-cell office:value-type="float" office:value="192362">
            <text:p>192362</text:p>
          </table:table-cell>
          <table:table-cell office:value-type="float" office:value="156210">
            <text:p>156210</text:p>
          </table:table-cell>
          <table:table-cell office:value-type="float" office:value="206273">
            <text:p>206273</text:p>
          </table:table-cell>
          <table:table-cell office:value-type="float" office:value="14174770">
            <text:p>14174770</text:p>
          </table:table-cell>
          <table:table-cell office:value-type="float" office:value="273098">
            <text:p>273098</text:p>
          </table:table-cell>
          <table:table-cell office:value-type="float" office:value="230854">
            <text:p>230854</text:p>
          </table:table-cell>
          <table:table-cell office:value-type="float" office:value="2061306893">
            <text:p>2061306893</text:p>
          </table:table-cell>
          <table:table-cell office:value-type="float" office:value="204860">
            <text:p>204860</text:p>
          </table:table-cell>
          <table:table-cell office:value-type="float" office:value="168712">
            <text:p>168712</text:p>
          </table:table-cell>
          <table:table-cell office:value-type="float" office:value="160618">
            <text:p>160618</text:p>
          </table:table-cell>
          <table:table-cell office:value-type="float" office:value="2508039">
            <text:p>2508039</text:p>
          </table:table-cell>
          <table:table-cell office:value-type="float" office:value="270162">
            <text:p>270162</text:p>
          </table:table-cell>
          <table:table-cell office:value-type="float" office:value="227856">
            <text:p>227856</text:p>
          </table:table-cell>
          <table:table-cell office:value-type="float" office:value="3225540231">
            <text:p>3225540231</text:p>
          </table:table-cell>
          <table:table-cell office:value-type="float" office:value="204484">
            <text:p>204484</text:p>
          </table:table-cell>
          <table:table-cell office:value-type="float" office:value="162746">
            <text:p>162746</text:p>
          </table:table-cell>
          <table:table-cell office:value-type="float" office:value="157142">
            <text:p>157142</text:p>
          </table:table-cell>
          <table:table-cell office:value-type="float" office:value="1341214">
            <text:p>1341214</text:p>
          </table:table-cell>
          <table:table-cell office:value-type="float" office:value="285430">
            <text:p>285430</text:p>
          </table:table-cell>
          <table:table-cell office:value-type="float" office:value="243018">
            <text:p>243018</text:p>
          </table:table-cell>
        </table:table-row>
        <table:table-row table:style-name="ro1">
          <table:table-cell office:value-type="float" office:value="28526699635">
            <text:p>28526699635</text:p>
          </table:table-cell>
          <table:table-cell office:value-type="float" office:value="193722">
            <text:p>193722</text:p>
          </table:table-cell>
          <table:table-cell office:value-type="float" office:value="153956">
            <text:p>153956</text:p>
          </table:table-cell>
          <table:table-cell office:value-type="float" office:value="151098">
            <text:p>151098</text:p>
          </table:table-cell>
          <table:table-cell office:value-type="float" office:value="39453680">
            <text:p>39453680</text:p>
          </table:table-cell>
          <table:table-cell office:value-type="float" office:value="272234">
            <text:p>272234</text:p>
          </table:table-cell>
          <table:table-cell office:value-type="float" office:value="257911">
            <text:p>257911</text:p>
          </table:table-cell>
          <table:table-cell office:value-type="float" office:value="15446880415">
            <text:p>15446880415</text:p>
          </table:table-cell>
          <table:table-cell office:value-type="float" office:value="202860">
            <text:p>202860</text:p>
          </table:table-cell>
          <table:table-cell office:value-type="float" office:value="164146">
            <text:p>164146</text:p>
          </table:table-cell>
          <table:table-cell office:value-type="float" office:value="159102">
            <text:p>159102</text:p>
          </table:table-cell>
          <table:table-cell office:value-type="float" office:value="44828802">
            <text:p>44828802</text:p>
          </table:table-cell>
          <table:table-cell office:value-type="float" office:value="310733">
            <text:p>310733</text:p>
          </table:table-cell>
          <table:table-cell office:value-type="float" office:value="233926">
            <text:p>233926</text:p>
          </table:table-cell>
          <table:table-cell office:value-type="float" office:value="1123962420">
            <text:p>1123962420</text:p>
          </table:table-cell>
          <table:table-cell office:value-type="float" office:value="201944">
            <text:p>201944</text:p>
          </table:table-cell>
          <table:table-cell office:value-type="float" office:value="160180">
            <text:p>160180</text:p>
          </table:table-cell>
          <table:table-cell office:value-type="float" office:value="159098">
            <text:p>159098</text:p>
          </table:table-cell>
          <table:table-cell office:value-type="float" office:value="13419261">
            <text:p>13419261</text:p>
          </table:table-cell>
          <table:table-cell office:value-type="float" office:value="277580">
            <text:p>277580</text:p>
          </table:table-cell>
          <table:table-cell office:value-type="float" office:value="289071">
            <text:p>289071</text:p>
          </table:table-cell>
        </table:table-row>
        <table:table-row table:style-name="ro1">
          <table:table-cell office:value-type="float" office:value="5593101817">
            <text:p>5593101817</text:p>
          </table:table-cell>
          <table:table-cell office:value-type="float" office:value="192352">
            <text:p>192352</text:p>
          </table:table-cell>
          <table:table-cell office:value-type="float" office:value="153210">
            <text:p>153210</text:p>
          </table:table-cell>
          <table:table-cell office:value-type="float" office:value="152000">
            <text:p>152000</text:p>
          </table:table-cell>
          <table:table-cell office:value-type="float" office:value="38561354">
            <text:p>38561354</text:p>
          </table:table-cell>
          <table:table-cell office:value-type="float" office:value="270408">
            <text:p>270408</text:p>
          </table:table-cell>
          <table:table-cell office:value-type="float" office:value="225906">
            <text:p>225906</text:p>
          </table:table-cell>
          <table:table-cell office:value-type="float" office:value="3398466437">
            <text:p>3398466437</text:p>
          </table:table-cell>
          <table:table-cell office:value-type="float" office:value="276530">
            <text:p>276530</text:p>
          </table:table-cell>
          <table:table-cell office:value-type="float" office:value="303210">
            <text:p>303210</text:p>
          </table:table-cell>
          <table:table-cell office:value-type="float" office:value="174680">
            <text:p>174680</text:p>
          </table:table-cell>
          <table:table-cell office:value-type="float" office:value="19380620">
            <text:p>19380620</text:p>
          </table:table-cell>
          <table:table-cell office:value-type="float" office:value="273394">
            <text:p>273394</text:p>
          </table:table-cell>
          <table:table-cell office:value-type="float" office:value="223472">
            <text:p>223472</text:p>
          </table:table-cell>
          <table:table-cell office:value-type="float" office:value="1169378226">
            <text:p>1169378226</text:p>
          </table:table-cell>
          <table:table-cell office:value-type="float" office:value="203070">
            <text:p>203070</text:p>
          </table:table-cell>
          <table:table-cell office:value-type="float" office:value="160648">
            <text:p>160648</text:p>
          </table:table-cell>
          <table:table-cell office:value-type="float" office:value="160708">
            <text:p>160708</text:p>
          </table:table-cell>
          <table:table-cell office:value-type="float" office:value="18498050">
            <text:p>18498050</text:p>
          </table:table-cell>
          <table:table-cell office:value-type="float" office:value="273864">
            <text:p>273864</text:p>
          </table:table-cell>
          <table:table-cell office:value-type="float" office:value="226168">
            <text:p>226168</text:p>
          </table:table-cell>
        </table:table-row>
        <table:table-row table:style-name="ro1">
          <table:table-cell office:value-type="float" office:value="11240847516">
            <text:p>11240847516</text:p>
          </table:table-cell>
          <table:table-cell office:value-type="float" office:value="310968">
            <text:p>310968</text:p>
          </table:table-cell>
          <table:table-cell office:value-type="float" office:value="240401">
            <text:p>240401</text:p>
          </table:table-cell>
          <table:table-cell office:value-type="float" office:value="191312">
            <text:p>191312</text:p>
          </table:table-cell>
          <table:table-cell office:value-type="float" office:value="9101325">
            <text:p>9101325</text:p>
          </table:table-cell>
          <table:table-cell office:value-type="float" office:value="283624">
            <text:p>283624</text:p>
          </table:table-cell>
          <table:table-cell office:value-type="float" office:value="234568">
            <text:p>234568</text:p>
          </table:table-cell>
          <table:table-cell office:value-type="float" office:value="3844718048">
            <text:p>3844718048</text:p>
          </table:table-cell>
          <table:table-cell office:value-type="float" office:value="465480">
            <text:p>465480</text:p>
          </table:table-cell>
          <table:table-cell office:value-type="float" office:value="167652">
            <text:p>167652</text:p>
          </table:table-cell>
          <table:table-cell office:value-type="float" office:value="184646">
            <text:p>184646</text:p>
          </table:table-cell>
          <table:table-cell office:value-type="float" office:value="8656911">
            <text:p>8656911</text:p>
          </table:table-cell>
          <table:table-cell office:value-type="float" office:value="269546">
            <text:p>269546</text:p>
          </table:table-cell>
          <table:table-cell office:value-type="float" office:value="221528">
            <text:p>221528</text:p>
          </table:table-cell>
          <table:table-cell office:value-type="float" office:value="3408161182">
            <text:p>3408161182</text:p>
          </table:table-cell>
          <table:table-cell office:value-type="float" office:value="205014">
            <text:p>205014</text:p>
          </table:table-cell>
          <table:table-cell office:value-type="float" office:value="163294">
            <text:p>163294</text:p>
          </table:table-cell>
          <table:table-cell office:value-type="float" office:value="160718">
            <text:p>160718</text:p>
          </table:table-cell>
          <table:table-cell office:value-type="float" office:value="1667436">
            <text:p>1667436</text:p>
          </table:table-cell>
          <table:table-cell office:value-type="float" office:value="315677">
            <text:p>315677</text:p>
          </table:table-cell>
          <table:table-cell office:value-type="float" office:value="238502">
            <text:p>238502</text:p>
          </table:table-cell>
        </table:table-row>
        <table:table-row table:style-name="ro1">
          <table:table-cell office:value-type="float" office:value="16687862394">
            <text:p>16687862394</text:p>
          </table:table-cell>
          <table:table-cell office:value-type="float" office:value="219098">
            <text:p>219098</text:p>
          </table:table-cell>
          <table:table-cell office:value-type="float" office:value="154108">
            <text:p>154108</text:p>
          </table:table-cell>
          <table:table-cell office:value-type="float" office:value="293398">
            <text:p>293398</text:p>
          </table:table-cell>
          <table:table-cell office:value-type="float" office:value="902296">
            <text:p>902296</text:p>
          </table:table-cell>
          <table:table-cell office:value-type="float" office:value="257446">
            <text:p>257446</text:p>
          </table:table-cell>
          <table:table-cell office:value-type="float" office:value="241289">
            <text:p>241289</text:p>
          </table:table-cell>
          <table:table-cell office:value-type="float" office:value="1586765449">
            <text:p>1586765449</text:p>
          </table:table-cell>
          <table:table-cell office:value-type="float" office:value="203714">
            <text:p>203714</text:p>
          </table:table-cell>
          <table:table-cell office:value-type="float" office:value="163740">
            <text:p>163740</text:p>
          </table:table-cell>
          <table:table-cell office:value-type="float" office:value="184084">
            <text:p>184084</text:p>
          </table:table-cell>
          <table:table-cell office:value-type="float" office:value="31363822">
            <text:p>31363822</text:p>
          </table:table-cell>
          <table:table-cell office:value-type="float" office:value="304128">
            <text:p>304128</text:p>
          </table:table-cell>
          <table:table-cell office:value-type="float" office:value="248494">
            <text:p>248494</text:p>
          </table:table-cell>
          <table:table-cell office:value-type="float" office:value="4473260433">
            <text:p>4473260433</text:p>
          </table:table-cell>
          <table:table-cell office:value-type="float" office:value="203988">
            <text:p>203988</text:p>
          </table:table-cell>
          <table:table-cell office:value-type="float" office:value="165096">
            <text:p>165096</text:p>
          </table:table-cell>
          <table:table-cell office:value-type="float" office:value="158488">
            <text:p>158488</text:p>
          </table:table-cell>
          <table:table-cell office:value-type="float" office:value="26871068">
            <text:p>26871068</text:p>
          </table:table-cell>
          <table:table-cell office:value-type="float" office:value="269478">
            <text:p>269478</text:p>
          </table:table-cell>
          <table:table-cell office:value-type="float" office:value="256360">
            <text:p>256360</text:p>
          </table:table-cell>
        </table:table-row>
        <table:table-row table:style-name="ro1">
          <table:table-cell office:value-type="float" office:value="6417811479">
            <text:p>6417811479</text:p>
          </table:table-cell>
          <table:table-cell office:value-type="float" office:value="192266">
            <text:p>192266</text:p>
          </table:table-cell>
          <table:table-cell office:value-type="float" office:value="152414">
            <text:p>152414</text:p>
          </table:table-cell>
          <table:table-cell office:value-type="float" office:value="152990">
            <text:p>152990</text:p>
          </table:table-cell>
          <table:table-cell office:value-type="float" office:value="517561">
            <text:p>517561</text:p>
          </table:table-cell>
          <table:table-cell office:value-type="float" office:value="262444">
            <text:p>262444</text:p>
          </table:table-cell>
          <table:table-cell office:value-type="float" office:value="211840">
            <text:p>211840</text:p>
          </table:table-cell>
          <table:table-cell office:value-type="float" office:value="18932480835">
            <text:p>18932480835</text:p>
          </table:table-cell>
          <table:table-cell office:value-type="float" office:value="319015">
            <text:p>319015</text:p>
          </table:table-cell>
          <table:table-cell office:value-type="float" office:value="170706">
            <text:p>170706</text:p>
          </table:table-cell>
          <table:table-cell office:value-type="float" office:value="180572">
            <text:p>180572</text:p>
          </table:table-cell>
          <table:table-cell office:value-type="float" office:value="2557912">
            <text:p>2557912</text:p>
          </table:table-cell>
          <table:table-cell office:value-type="float" office:value="271516">
            <text:p>271516</text:p>
          </table:table-cell>
          <table:table-cell office:value-type="float" office:value="223764">
            <text:p>223764</text:p>
          </table:table-cell>
          <table:table-cell office:value-type="float" office:value="2523244160">
            <text:p>2523244160</text:p>
          </table:table-cell>
          <table:table-cell office:value-type="float" office:value="203034">
            <text:p>203034</text:p>
          </table:table-cell>
          <table:table-cell office:value-type="float" office:value="162260">
            <text:p>162260</text:p>
          </table:table-cell>
          <table:table-cell office:value-type="float" office:value="183855">
            <text:p>183855</text:p>
          </table:table-cell>
          <table:table-cell office:value-type="float" office:value="16460607">
            <text:p>16460607</text:p>
          </table:table-cell>
          <table:table-cell office:value-type="float" office:value="278810">
            <text:p>278810</text:p>
          </table:table-cell>
          <table:table-cell office:value-type="float" office:value="235290">
            <text:p>235290</text:p>
          </table:table-cell>
        </table:table-row>
        <table:table-row table:style-name="ro1">
          <table:table-cell office:value-type="float" office:value="11932224015">
            <text:p>11932224015</text:p>
          </table:table-cell>
          <table:table-cell office:value-type="float" office:value="194440">
            <text:p>194440</text:p>
          </table:table-cell>
          <table:table-cell office:value-type="float" office:value="225407">
            <text:p>225407</text:p>
          </table:table-cell>
          <table:table-cell office:value-type="float" office:value="153870">
            <text:p>153870</text:p>
          </table:table-cell>
          <table:table-cell office:value-type="float" office:value="39552764">
            <text:p>39552764</text:p>
          </table:table-cell>
          <table:table-cell office:value-type="float" office:value="273730">
            <text:p>273730</text:p>
          </table:table-cell>
          <table:table-cell office:value-type="float" office:value="256055">
            <text:p>256055</text:p>
          </table:table-cell>
          <table:table-cell office:value-type="float" office:value="3153210568">
            <text:p>3153210568</text:p>
          </table:table-cell>
          <table:table-cell office:value-type="float" office:value="208068">
            <text:p>208068</text:p>
          </table:table-cell>
          <table:table-cell office:value-type="float" office:value="192534">
            <text:p>192534</text:p>
          </table:table-cell>
          <table:table-cell office:value-type="float" office:value="162520">
            <text:p>162520</text:p>
          </table:table-cell>
          <table:table-cell office:value-type="float" office:value="13657512">
            <text:p>13657512</text:p>
          </table:table-cell>
          <table:table-cell office:value-type="float" office:value="328044">
            <text:p>328044</text:p>
          </table:table-cell>
          <table:table-cell office:value-type="float" office:value="231284">
            <text:p>231284</text:p>
          </table:table-cell>
          <table:table-cell office:value-type="float" office:value="3747902982">
            <text:p>3747902982</text:p>
          </table:table-cell>
          <table:table-cell office:value-type="float" office:value="210808">
            <text:p>210808</text:p>
          </table:table-cell>
          <table:table-cell office:value-type="float" office:value="163436">
            <text:p>163436</text:p>
          </table:table-cell>
          <table:table-cell office:value-type="float" office:value="160642">
            <text:p>160642</text:p>
          </table:table-cell>
          <table:table-cell office:value-type="float" office:value="1228384">
            <text:p>1228384</text:p>
          </table:table-cell>
          <table:table-cell office:value-type="float" office:value="268078">
            <text:p>268078</text:p>
          </table:table-cell>
          <table:table-cell office:value-type="float" office:value="224810">
            <text:p>224810</text:p>
          </table:table-cell>
        </table:table-row>
        <table:table-row table:style-name="ro1">
          <table:table-cell office:value-type="float" office:value="3732992235">
            <text:p>3732992235</text:p>
          </table:table-cell>
          <table:table-cell office:value-type="float" office:value="225840">
            <text:p>225840</text:p>
          </table:table-cell>
          <table:table-cell office:value-type="float" office:value="151968">
            <text:p>151968</text:p>
          </table:table-cell>
          <table:table-cell office:value-type="float" office:value="151672">
            <text:p>151672</text:p>
          </table:table-cell>
          <table:table-cell office:value-type="float" office:value="2693724">
            <text:p>2693724</text:p>
          </table:table-cell>
          <table:table-cell office:value-type="float" office:value="264550">
            <text:p>264550</text:p>
          </table:table-cell>
          <table:table-cell office:value-type="float" office:value="219972">
            <text:p>219972</text:p>
          </table:table-cell>
          <table:table-cell office:value-type="float" office:value="4745816368">
            <text:p>4745816368</text:p>
          </table:table-cell>
          <table:table-cell office:value-type="float" office:value="206298">
            <text:p>206298</text:p>
          </table:table-cell>
          <table:table-cell office:value-type="float" office:value="169670">
            <text:p>169670</text:p>
          </table:table-cell>
          <table:table-cell office:value-type="float" office:value="185009">
            <text:p>185009</text:p>
          </table:table-cell>
          <table:table-cell office:value-type="float" office:value="2403624">
            <text:p>2403624</text:p>
          </table:table-cell>
          <table:table-cell office:value-type="float" office:value="282346">
            <text:p>282346</text:p>
          </table:table-cell>
          <table:table-cell office:value-type="float" office:value="292086">
            <text:p>292086</text:p>
          </table:table-cell>
          <table:table-cell office:value-type="float" office:value="9785185946">
            <text:p>9785185946</text:p>
          </table:table-cell>
          <table:table-cell office:value-type="float" office:value="236542">
            <text:p>236542</text:p>
          </table:table-cell>
          <table:table-cell office:value-type="float" office:value="164604">
            <text:p>164604</text:p>
          </table:table-cell>
          <table:table-cell office:value-type="float" office:value="157432">
            <text:p>157432</text:p>
          </table:table-cell>
          <table:table-cell office:value-type="float" office:value="23419027">
            <text:p>23419027</text:p>
          </table:table-cell>
          <table:table-cell office:value-type="float" office:value="318040">
            <text:p>318040</text:p>
          </table:table-cell>
          <table:table-cell office:value-type="float" office:value="231568">
            <text:p>231568</text:p>
          </table:table-cell>
        </table:table-row>
        <table:table-row table:style-name="ro1">
          <table:table-cell office:value-type="float" office:value="2110526162">
            <text:p>2110526162</text:p>
          </table:table-cell>
          <table:table-cell office:value-type="float" office:value="193550">
            <text:p>193550</text:p>
          </table:table-cell>
          <table:table-cell office:value-type="float" office:value="150874">
            <text:p>150874</text:p>
          </table:table-cell>
          <table:table-cell office:value-type="float" office:value="151990">
            <text:p>151990</text:p>
          </table:table-cell>
          <table:table-cell office:value-type="float" office:value="234908">
            <text:p>234908</text:p>
          </table:table-cell>
          <table:table-cell office:value-type="float" office:value="245622">
            <text:p>245622</text:p>
          </table:table-cell>
          <table:table-cell office:value-type="float" office:value="206706">
            <text:p>206706</text:p>
          </table:table-cell>
          <table:table-cell office:value-type="float" office:value="2886886733">
            <text:p>2886886733</text:p>
          </table:table-cell>
          <table:table-cell office:value-type="float" office:value="206454">
            <text:p>206454</text:p>
          </table:table-cell>
          <table:table-cell office:value-type="float" office:value="166558">
            <text:p>166558</text:p>
          </table:table-cell>
          <table:table-cell office:value-type="float" office:value="160770">
            <text:p>160770</text:p>
          </table:table-cell>
          <table:table-cell office:value-type="float" office:value="2476682">
            <text:p>2476682</text:p>
          </table:table-cell>
          <table:table-cell office:value-type="float" office:value="272358">
            <text:p>272358</text:p>
          </table:table-cell>
          <table:table-cell office:value-type="float" office:value="233938">
            <text:p>233938</text:p>
          </table:table-cell>
          <table:table-cell office:value-type="float" office:value="2542751724">
            <text:p>2542751724</text:p>
          </table:table-cell>
          <table:table-cell office:value-type="float" office:value="398934">
            <text:p>398934</text:p>
          </table:table-cell>
          <table:table-cell office:value-type="float" office:value="169084">
            <text:p>169084</text:p>
          </table:table-cell>
          <table:table-cell office:value-type="float" office:value="269271">
            <text:p>269271</text:p>
          </table:table-cell>
          <table:table-cell office:value-type="float" office:value="23614065">
            <text:p>23614065</text:p>
          </table:table-cell>
          <table:table-cell office:value-type="float" office:value="274472">
            <text:p>274472</text:p>
          </table:table-cell>
          <table:table-cell office:value-type="float" office:value="225978">
            <text:p>225978</text:p>
          </table:table-cell>
        </table:table-row>
        <table:table-row table:style-name="ro1">
          <table:table-cell office:value-type="float" office:value="2108013199">
            <text:p>2108013199</text:p>
          </table:table-cell>
          <table:table-cell office:value-type="float" office:value="192372">
            <text:p>192372</text:p>
          </table:table-cell>
          <table:table-cell office:value-type="float" office:value="180731">
            <text:p>180731</text:p>
          </table:table-cell>
          <table:table-cell office:value-type="float" office:value="151000">
            <text:p>151000</text:p>
          </table:table-cell>
          <table:table-cell office:value-type="float" office:value="231280">
            <text:p>231280</text:p>
          </table:table-cell>
          <table:table-cell office:value-type="float" office:value="256656">
            <text:p>256656</text:p>
          </table:table-cell>
          <table:table-cell office:value-type="float" office:value="209880">
            <text:p>209880</text:p>
          </table:table-cell>
          <table:table-cell office:value-type="float" office:value="3659069216">
            <text:p>3659069216</text:p>
          </table:table-cell>
          <table:table-cell office:value-type="float" office:value="209974">
            <text:p>209974</text:p>
          </table:table-cell>
          <table:table-cell office:value-type="float" office:value="163246">
            <text:p>163246</text:p>
          </table:table-cell>
          <table:table-cell office:value-type="float" office:value="160824">
            <text:p>160824</text:p>
          </table:table-cell>
          <table:table-cell office:value-type="float" office:value="38206059">
            <text:p>38206059</text:p>
          </table:table-cell>
          <table:table-cell office:value-type="float" office:value="276298">
            <text:p>276298</text:p>
          </table:table-cell>
          <table:table-cell office:value-type="float" office:value="232910">
            <text:p>232910</text:p>
          </table:table-cell>
          <table:table-cell office:value-type="float" office:value="3961975649">
            <text:p>3961975649</text:p>
          </table:table-cell>
          <table:table-cell office:value-type="float" office:value="204606">
            <text:p>204606</text:p>
          </table:table-cell>
          <table:table-cell office:value-type="float" office:value="163448">
            <text:p>163448</text:p>
          </table:table-cell>
          <table:table-cell office:value-type="float" office:value="159374">
            <text:p>159374</text:p>
          </table:table-cell>
          <table:table-cell office:value-type="float" office:value="59845105">
            <text:p>59845105</text:p>
          </table:table-cell>
          <table:table-cell office:value-type="float" office:value="282952">
            <text:p>282952</text:p>
          </table:table-cell>
          <table:table-cell office:value-type="float" office:value="266113">
            <text:p>266113</text:p>
          </table:table-cell>
        </table:table-row>
        <table:table-row table:style-name="ro1">
          <table:table-cell office:value-type="float" office:value="4653899782">
            <text:p>4653899782</text:p>
          </table:table-cell>
          <table:table-cell office:value-type="float" office:value="194238">
            <text:p>194238</text:p>
          </table:table-cell>
          <table:table-cell office:value-type="float" office:value="150374">
            <text:p>150374</text:p>
          </table:table-cell>
          <table:table-cell office:value-type="float" office:value="149352">
            <text:p>149352</text:p>
          </table:table-cell>
          <table:table-cell office:value-type="float" office:value="2826947">
            <text:p>2826947</text:p>
          </table:table-cell>
          <table:table-cell office:value-type="float" office:value="259756">
            <text:p>259756</text:p>
          </table:table-cell>
          <table:table-cell office:value-type="float" office:value="221050">
            <text:p>221050</text:p>
          </table:table-cell>
          <table:table-cell office:value-type="float" office:value="5020153565">
            <text:p>5020153565</text:p>
          </table:table-cell>
          <table:table-cell office:value-type="float" office:value="203512">
            <text:p>203512</text:p>
          </table:table-cell>
          <table:table-cell office:value-type="float" office:value="165006">
            <text:p>165006</text:p>
          </table:table-cell>
          <table:table-cell office:value-type="float" office:value="166296">
            <text:p>166296</text:p>
          </table:table-cell>
          <table:table-cell office:value-type="float" office:value="2298938">
            <text:p>2298938</text:p>
          </table:table-cell>
          <table:table-cell office:value-type="float" office:value="267074">
            <text:p>267074</text:p>
          </table:table-cell>
          <table:table-cell office:value-type="float" office:value="226076">
            <text:p>226076</text:p>
          </table:table-cell>
          <table:table-cell office:value-type="float" office:value="3123966863">
            <text:p>3123966863</text:p>
          </table:table-cell>
          <table:table-cell office:value-type="float" office:value="199986">
            <text:p>199986</text:p>
          </table:table-cell>
          <table:table-cell office:value-type="float" office:value="162332">
            <text:p>162332</text:p>
          </table:table-cell>
          <table:table-cell office:value-type="float" office:value="188853">
            <text:p>188853</text:p>
          </table:table-cell>
          <table:table-cell office:value-type="float" office:value="13117664">
            <text:p>13117664</text:p>
          </table:table-cell>
          <table:table-cell office:value-type="float" office:value="305397">
            <text:p>305397</text:p>
          </table:table-cell>
          <table:table-cell office:value-type="float" office:value="234376">
            <text:p>234376</text:p>
          </table:table-cell>
        </table:table-row>
        <table:table-row table:style-name="ro1">
          <table:table-cell office:value-type="float" office:value="1097433509">
            <text:p>1097433509</text:p>
          </table:table-cell>
          <table:table-cell office:value-type="float" office:value="193666">
            <text:p>193666</text:p>
          </table:table-cell>
          <table:table-cell office:value-type="float" office:value="152680">
            <text:p>152680</text:p>
          </table:table-cell>
          <table:table-cell office:value-type="float" office:value="151098">
            <text:p>151098</text:p>
          </table:table-cell>
          <table:table-cell office:value-type="float" office:value="241414">
            <text:p>241414</text:p>
          </table:table-cell>
          <table:table-cell office:value-type="float" office:value="302870">
            <text:p>302870</text:p>
          </table:table-cell>
          <table:table-cell office:value-type="float" office:value="258245">
            <text:p>258245</text:p>
          </table:table-cell>
          <table:table-cell office:value-type="float" office:value="2906234614">
            <text:p>2906234614</text:p>
          </table:table-cell>
          <table:table-cell office:value-type="float" office:value="329730">
            <text:p>329730</text:p>
          </table:table-cell>
          <table:table-cell office:value-type="float" office:value="326778">
            <text:p>326778</text:p>
          </table:table-cell>
          <table:table-cell office:value-type="float" office:value="256188">
            <text:p>256188</text:p>
          </table:table-cell>
          <table:table-cell office:value-type="float" office:value="1503521">
            <text:p>1503521</text:p>
          </table:table-cell>
          <table:table-cell office:value-type="float" office:value="361369">
            <text:p>361369</text:p>
          </table:table-cell>
          <table:table-cell office:value-type="float" office:value="369490">
            <text:p>369490</text:p>
          </table:table-cell>
          <table:table-cell office:value-type="float" office:value="9574087214">
            <text:p>9574087214</text:p>
          </table:table-cell>
          <table:table-cell office:value-type="float" office:value="206134">
            <text:p>206134</text:p>
          </table:table-cell>
          <table:table-cell office:value-type="float" office:value="163378">
            <text:p>163378</text:p>
          </table:table-cell>
          <table:table-cell office:value-type="float" office:value="157062">
            <text:p>157062</text:p>
          </table:table-cell>
          <table:table-cell office:value-type="float" office:value="2815351">
            <text:p>2815351</text:p>
          </table:table-cell>
          <table:table-cell office:value-type="float" office:value="278046">
            <text:p>278046</text:p>
          </table:table-cell>
          <table:table-cell office:value-type="float" office:value="247800">
            <text:p>247800</text:p>
          </table:table-cell>
        </table:table-row>
        <table:table-row table:style-name="ro1">
          <table:table-cell office:value-type="float" office:value="3311001630">
            <text:p>3311001630</text:p>
          </table:table-cell>
          <table:table-cell office:value-type="float" office:value="206996">
            <text:p>206996</text:p>
          </table:table-cell>
          <table:table-cell office:value-type="float" office:value="152216">
            <text:p>152216</text:p>
          </table:table-cell>
          <table:table-cell office:value-type="float" office:value="160664">
            <text:p>160664</text:p>
          </table:table-cell>
          <table:table-cell office:value-type="float" office:value="461080">
            <text:p>461080</text:p>
          </table:table-cell>
          <table:table-cell office:value-type="float" office:value="312902">
            <text:p>312902</text:p>
          </table:table-cell>
          <table:table-cell office:value-type="float" office:value="776129">
            <text:p>776129</text:p>
          </table:table-cell>
          <table:table-cell office:value-type="float" office:value="10645349429">
            <text:p>10645349429</text:p>
          </table:table-cell>
          <table:table-cell office:value-type="float" office:value="377317">
            <text:p>377317</text:p>
          </table:table-cell>
          <table:table-cell office:value-type="float" office:value="268517">
            <text:p>268517</text:p>
          </table:table-cell>
          <table:table-cell office:value-type="float" office:value="195223">
            <text:p>195223</text:p>
          </table:table-cell>
          <table:table-cell office:value-type="float" office:value="3555450">
            <text:p>3555450</text:p>
          </table:table-cell>
          <table:table-cell office:value-type="float" office:value="272502">
            <text:p>272502</text:p>
          </table:table-cell>
          <table:table-cell office:value-type="float" office:value="260736">
            <text:p>260736</text:p>
          </table:table-cell>
          <table:table-cell office:value-type="float" office:value="22685753581">
            <text:p>22685753581</text:p>
          </table:table-cell>
          <table:table-cell office:value-type="float" office:value="250646">
            <text:p>250646</text:p>
          </table:table-cell>
          <table:table-cell office:value-type="float" office:value="297606">
            <text:p>297606</text:p>
          </table:table-cell>
          <table:table-cell office:value-type="float" office:value="292083">
            <text:p>292083</text:p>
          </table:table-cell>
          <table:table-cell office:value-type="float" office:value="25019044">
            <text:p>25019044</text:p>
          </table:table-cell>
          <table:table-cell office:value-type="float" office:value="483860">
            <text:p>483860</text:p>
          </table:table-cell>
          <table:table-cell office:value-type="float" office:value="405216">
            <text:p>405216</text:p>
          </table:table-cell>
        </table:table-row>
        <table:table-row table:style-name="ro1">
          <table:table-cell office:value-type="float" office:value="1788402774">
            <text:p>1788402774</text:p>
          </table:table-cell>
          <table:table-cell office:value-type="float" office:value="194638">
            <text:p>194638</text:p>
          </table:table-cell>
          <table:table-cell office:value-type="float" office:value="152528">
            <text:p>152528</text:p>
          </table:table-cell>
          <table:table-cell office:value-type="float" office:value="150746">
            <text:p>150746</text:p>
          </table:table-cell>
          <table:table-cell office:value-type="float" office:value="3499837">
            <text:p>3499837</text:p>
          </table:table-cell>
          <table:table-cell office:value-type="float" office:value="309164">
            <text:p>309164</text:p>
          </table:table-cell>
          <table:table-cell office:value-type="float" office:value="229818">
            <text:p>229818</text:p>
          </table:table-cell>
          <table:table-cell office:value-type="float" office:value="5173950712">
            <text:p>5173950712</text:p>
          </table:table-cell>
          <table:table-cell office:value-type="float" office:value="201802">
            <text:p>201802</text:p>
          </table:table-cell>
          <table:table-cell office:value-type="float" office:value="166278">
            <text:p>166278</text:p>
          </table:table-cell>
          <table:table-cell office:value-type="float" office:value="161846">
            <text:p>161846</text:p>
          </table:table-cell>
          <table:table-cell office:value-type="float" office:value="8026438">
            <text:p>8026438</text:p>
          </table:table-cell>
          <table:table-cell office:value-type="float" office:value="294885">
            <text:p>294885</text:p>
          </table:table-cell>
          <table:table-cell office:value-type="float" office:value="226902">
            <text:p>226902</text:p>
          </table:table-cell>
          <table:table-cell office:value-type="float" office:value="5953399133">
            <text:p>5953399133</text:p>
          </table:table-cell>
          <table:table-cell office:value-type="float" office:value="200394">
            <text:p>200394</text:p>
          </table:table-cell>
          <table:table-cell office:value-type="float" office:value="163106">
            <text:p>163106</text:p>
          </table:table-cell>
          <table:table-cell office:value-type="float" office:value="160996">
            <text:p>160996</text:p>
          </table:table-cell>
          <table:table-cell office:value-type="float" office:value="18763647">
            <text:p>18763647</text:p>
          </table:table-cell>
          <table:table-cell office:value-type="float" office:value="278130">
            <text:p>278130</text:p>
          </table:table-cell>
          <table:table-cell office:value-type="float" office:value="233678">
            <text:p>233678</text:p>
          </table:table-cell>
        </table:table-row>
        <table:table-row table:style-name="ro1">
          <table:table-cell office:value-type="float" office:value="5009078265">
            <text:p>5009078265</text:p>
          </table:table-cell>
          <table:table-cell office:value-type="float" office:value="192552">
            <text:p>192552</text:p>
          </table:table-cell>
          <table:table-cell office:value-type="float" office:value="193810">
            <text:p>193810</text:p>
          </table:table-cell>
          <table:table-cell office:value-type="float" office:value="152184">
            <text:p>152184</text:p>
          </table:table-cell>
          <table:table-cell office:value-type="float" office:value="22632059">
            <text:p>22632059</text:p>
          </table:table-cell>
          <table:table-cell office:value-type="float" office:value="272380">
            <text:p>272380</text:p>
          </table:table-cell>
          <table:table-cell office:value-type="float" office:value="226460">
            <text:p>226460</text:p>
          </table:table-cell>
          <table:table-cell office:value-type="float" office:value="11409700103">
            <text:p>11409700103</text:p>
          </table:table-cell>
          <table:table-cell office:value-type="float" office:value="202470">
            <text:p>202470</text:p>
          </table:table-cell>
          <table:table-cell office:value-type="float" office:value="164994">
            <text:p>164994</text:p>
          </table:table-cell>
          <table:table-cell office:value-type="float" office:value="161952">
            <text:p>161952</text:p>
          </table:table-cell>
          <table:table-cell office:value-type="float" office:value="6490676">
            <text:p>6490676</text:p>
          </table:table-cell>
          <table:table-cell office:value-type="float" office:value="272226">
            <text:p>272226</text:p>
          </table:table-cell>
          <table:table-cell office:value-type="float" office:value="233622">
            <text:p>233622</text:p>
          </table:table-cell>
          <table:table-cell office:value-type="float" office:value="24967071600">
            <text:p>24967071600</text:p>
          </table:table-cell>
          <table:table-cell office:value-type="float" office:value="227685">
            <text:p>227685</text:p>
          </table:table-cell>
          <table:table-cell office:value-type="float" office:value="161810">
            <text:p>161810</text:p>
          </table:table-cell>
          <table:table-cell office:value-type="float" office:value="182111">
            <text:p>182111</text:p>
          </table:table-cell>
          <table:table-cell office:value-type="float" office:value="15600872">
            <text:p>15600872</text:p>
          </table:table-cell>
          <table:table-cell office:value-type="float" office:value="264258">
            <text:p>264258</text:p>
          </table:table-cell>
          <table:table-cell office:value-type="float" office:value="223010">
            <text:p>223010</text:p>
          </table:table-cell>
        </table:table-row>
        <table:table-row table:style-name="ro1">
          <table:table-cell office:value-type="float" office:value="26456819843">
            <text:p>26456819843</text:p>
          </table:table-cell>
          <table:table-cell office:value-type="float" office:value="194292">
            <text:p>194292</text:p>
          </table:table-cell>
          <table:table-cell office:value-type="float" office:value="151256">
            <text:p>151256</text:p>
          </table:table-cell>
          <table:table-cell office:value-type="float" office:value="153946">
            <text:p>153946</text:p>
          </table:table-cell>
          <table:table-cell office:value-type="float" office:value="36882148">
            <text:p>36882148</text:p>
          </table:table-cell>
          <table:table-cell office:value-type="float" office:value="327590">
            <text:p>327590</text:p>
          </table:table-cell>
          <table:table-cell office:value-type="float" office:value="290481">
            <text:p>290481</text:p>
          </table:table-cell>
          <table:table-cell office:value-type="float" office:value="28285168925">
            <text:p>28285168925</text:p>
          </table:table-cell>
          <table:table-cell office:value-type="float" office:value="207574">
            <text:p>207574</text:p>
          </table:table-cell>
          <table:table-cell office:value-type="float" office:value="168744">
            <text:p>168744</text:p>
          </table:table-cell>
          <table:table-cell office:value-type="float" office:value="174096">
            <text:p>174096</text:p>
          </table:table-cell>
          <table:table-cell office:value-type="float" office:value="5962452">
            <text:p>5962452</text:p>
          </table:table-cell>
          <table:table-cell office:value-type="float" office:value="288278">
            <text:p>288278</text:p>
          </table:table-cell>
          <table:table-cell office:value-type="float" office:value="541943">
            <text:p>541943</text:p>
          </table:table-cell>
          <table:table-cell office:value-type="float" office:value="6602372218">
            <text:p>6602372218</text:p>
          </table:table-cell>
          <table:table-cell office:value-type="float" office:value="200930">
            <text:p>200930</text:p>
          </table:table-cell>
          <table:table-cell office:value-type="float" office:value="164932">
            <text:p>164932</text:p>
          </table:table-cell>
          <table:table-cell office:value-type="float" office:value="160738">
            <text:p>160738</text:p>
          </table:table-cell>
          <table:table-cell office:value-type="float" office:value="244416">
            <text:p>244416</text:p>
          </table:table-cell>
          <table:table-cell office:value-type="float" office:value="258062">
            <text:p>258062</text:p>
          </table:table-cell>
          <table:table-cell office:value-type="float" office:value="216626">
            <text:p>216626</text:p>
          </table:table-cell>
        </table:table-row>
        <table:table-row table:style-name="ro1">
          <table:table-cell office:value-type="float" office:value="7576559275">
            <text:p>7576559275</text:p>
          </table:table-cell>
          <table:table-cell office:value-type="float" office:value="193548">
            <text:p>193548</text:p>
          </table:table-cell>
          <table:table-cell office:value-type="float" office:value="153772">
            <text:p>153772</text:p>
          </table:table-cell>
          <table:table-cell office:value-type="float" office:value="161584">
            <text:p>161584</text:p>
          </table:table-cell>
          <table:table-cell office:value-type="float" office:value="14528650">
            <text:p>14528650</text:p>
          </table:table-cell>
          <table:table-cell office:value-type="float" office:value="271256">
            <text:p>271256</text:p>
          </table:table-cell>
          <table:table-cell office:value-type="float" office:value="305035">
            <text:p>305035</text:p>
          </table:table-cell>
          <table:table-cell office:value-type="float" office:value="4095056887">
            <text:p>4095056887</text:p>
          </table:table-cell>
          <table:table-cell office:value-type="float" office:value="237358">
            <text:p>237358</text:p>
          </table:table-cell>
          <table:table-cell office:value-type="float" office:value="165534">
            <text:p>165534</text:p>
          </table:table-cell>
          <table:table-cell office:value-type="float" office:value="161542">
            <text:p>161542</text:p>
          </table:table-cell>
          <table:table-cell office:value-type="float" office:value="7554718">
            <text:p>7554718</text:p>
          </table:table-cell>
          <table:table-cell office:value-type="float" office:value="291710">
            <text:p>291710</text:p>
          </table:table-cell>
          <table:table-cell office:value-type="float" office:value="239652">
            <text:p>239652</text:p>
          </table:table-cell>
          <table:table-cell office:value-type="float" office:value="14032321369">
            <text:p>14032321369</text:p>
          </table:table-cell>
          <table:table-cell office:value-type="float" office:value="202484">
            <text:p>202484</text:p>
          </table:table-cell>
          <table:table-cell office:value-type="float" office:value="294152">
            <text:p>294152</text:p>
          </table:table-cell>
          <table:table-cell office:value-type="float" office:value="274259">
            <text:p>274259</text:p>
          </table:table-cell>
          <table:table-cell office:value-type="float" office:value="6282661">
            <text:p>6282661</text:p>
          </table:table-cell>
          <table:table-cell office:value-type="float" office:value="259886">
            <text:p>259886</text:p>
          </table:table-cell>
          <table:table-cell office:value-type="float" office:value="228424">
            <text:p>228424</text:p>
          </table:table-cell>
        </table:table-row>
        <table:table-row table:style-name="ro1">
          <table:table-cell office:value-type="float" office:value="9163652021">
            <text:p>9163652021</text:p>
          </table:table-cell>
          <table:table-cell office:value-type="float" office:value="192438">
            <text:p>192438</text:p>
          </table:table-cell>
          <table:table-cell office:value-type="float" office:value="151096">
            <text:p>151096</text:p>
          </table:table-cell>
          <table:table-cell office:value-type="float" office:value="151960">
            <text:p>151960</text:p>
          </table:table-cell>
          <table:table-cell office:value-type="float" office:value="1695950">
            <text:p>1695950</text:p>
          </table:table-cell>
          <table:table-cell office:value-type="float" office:value="294181">
            <text:p>294181</text:p>
          </table:table-cell>
          <table:table-cell office:value-type="float" office:value="227386">
            <text:p>227386</text:p>
          </table:table-cell>
          <table:table-cell office:value-type="float" office:value="4899392559">
            <text:p>4899392559</text:p>
          </table:table-cell>
          <table:table-cell office:value-type="float" office:value="400937">
            <text:p>400937</text:p>
          </table:table-cell>
          <table:table-cell office:value-type="float" office:value="256471">
            <text:p>256471</text:p>
          </table:table-cell>
          <table:table-cell office:value-type="float" office:value="160168">
            <text:p>160168</text:p>
          </table:table-cell>
          <table:table-cell office:value-type="float" office:value="64955616">
            <text:p>64955616</text:p>
          </table:table-cell>
          <table:table-cell office:value-type="float" office:value="539775">
            <text:p>539775</text:p>
          </table:table-cell>
          <table:table-cell office:value-type="float" office:value="265069">
            <text:p>265069</text:p>
          </table:table-cell>
          <table:table-cell office:value-type="float" office:value="14122009119">
            <text:p>14122009119</text:p>
          </table:table-cell>
          <table:table-cell office:value-type="float" office:value="202904">
            <text:p>202904</text:p>
          </table:table-cell>
          <table:table-cell office:value-type="float" office:value="179972">
            <text:p>179972</text:p>
          </table:table-cell>
          <table:table-cell office:value-type="float" office:value="164060">
            <text:p>164060</text:p>
          </table:table-cell>
          <table:table-cell office:value-type="float" office:value="7666733">
            <text:p>7666733</text:p>
          </table:table-cell>
          <table:table-cell office:value-type="float" office:value="322303">
            <text:p>322303</text:p>
          </table:table-cell>
          <table:table-cell office:value-type="float" office:value="242186">
            <text:p>242186</text:p>
          </table:table-cell>
        </table:table-row>
        <table:table-row table:style-name="ro1">
          <table:table-cell office:value-type="float" office:value="5580778573">
            <text:p>5580778573</text:p>
          </table:table-cell>
          <table:table-cell office:value-type="float" office:value="219296">
            <text:p>219296</text:p>
          </table:table-cell>
          <table:table-cell office:value-type="float" office:value="169950">
            <text:p>169950</text:p>
          </table:table-cell>
          <table:table-cell office:value-type="float" office:value="236549">
            <text:p>236549</text:p>
          </table:table-cell>
          <table:table-cell office:value-type="float" office:value="4091247">
            <text:p>4091247</text:p>
          </table:table-cell>
          <table:table-cell office:value-type="float" office:value="296596">
            <text:p>296596</text:p>
          </table:table-cell>
          <table:table-cell office:value-type="float" office:value="265776">
            <text:p>265776</text:p>
          </table:table-cell>
          <table:table-cell office:value-type="float" office:value="7206934030">
            <text:p>7206934030</text:p>
          </table:table-cell>
          <table:table-cell office:value-type="float" office:value="223548">
            <text:p>223548</text:p>
          </table:table-cell>
          <table:table-cell office:value-type="float" office:value="180410">
            <text:p>180410</text:p>
          </table:table-cell>
          <table:table-cell office:value-type="float" office:value="162454">
            <text:p>162454</text:p>
          </table:table-cell>
          <table:table-cell office:value-type="float" office:value="15613065">
            <text:p>15613065</text:p>
          </table:table-cell>
          <table:table-cell office:value-type="float" office:value="279866">
            <text:p>279866</text:p>
          </table:table-cell>
          <table:table-cell office:value-type="float" office:value="267314">
            <text:p>267314</text:p>
          </table:table-cell>
          <table:table-cell office:value-type="float" office:value="14653700426">
            <text:p>14653700426</text:p>
          </table:table-cell>
          <table:table-cell office:value-type="float" office:value="199364">
            <text:p>199364</text:p>
          </table:table-cell>
          <table:table-cell office:value-type="float" office:value="185625">
            <text:p>185625</text:p>
          </table:table-cell>
          <table:table-cell office:value-type="float" office:value="162204">
            <text:p>162204</text:p>
          </table:table-cell>
          <table:table-cell office:value-type="float" office:value="2180643">
            <text:p>2180643</text:p>
          </table:table-cell>
          <table:table-cell office:value-type="float" office:value="291620">
            <text:p>291620</text:p>
          </table:table-cell>
          <table:table-cell office:value-type="float" office:value="239980">
            <text:p>239980</text:p>
          </table:table-cell>
        </table:table-row>
        <table:table-row table:style-name="ro1">
          <table:table-cell office:value-type="float" office:value="1198633464">
            <text:p>1198633464</text:p>
          </table:table-cell>
          <table:table-cell office:value-type="float" office:value="191344">
            <text:p>191344</text:p>
          </table:table-cell>
          <table:table-cell office:value-type="float" office:value="150766">
            <text:p>150766</text:p>
          </table:table-cell>
          <table:table-cell office:value-type="float" office:value="156160">
            <text:p>156160</text:p>
          </table:table-cell>
          <table:table-cell office:value-type="float" office:value="247948">
            <text:p>247948</text:p>
          </table:table-cell>
          <table:table-cell office:value-type="float" office:value="267524">
            <text:p>267524</text:p>
          </table:table-cell>
          <table:table-cell office:value-type="float" office:value="218344">
            <text:p>218344</text:p>
          </table:table-cell>
          <table:table-cell office:value-type="float" office:value="29576025994">
            <text:p>29576025994</text:p>
          </table:table-cell>
          <table:table-cell office:value-type="float" office:value="209586">
            <text:p>209586</text:p>
          </table:table-cell>
          <table:table-cell office:value-type="float" office:value="168740">
            <text:p>168740</text:p>
          </table:table-cell>
          <table:table-cell office:value-type="float" office:value="160836">
            <text:p>160836</text:p>
          </table:table-cell>
          <table:table-cell office:value-type="float" office:value="553065">
            <text:p>553065</text:p>
          </table:table-cell>
          <table:table-cell office:value-type="float" office:value="290194">
            <text:p>290194</text:p>
          </table:table-cell>
          <table:table-cell office:value-type="float" office:value="236714">
            <text:p>236714</text:p>
          </table:table-cell>
          <table:table-cell office:value-type="float" office:value="1537960886">
            <text:p>1537960886</text:p>
          </table:table-cell>
          <table:table-cell office:value-type="float" office:value="202558">
            <text:p>202558</text:p>
          </table:table-cell>
          <table:table-cell office:value-type="float" office:value="216531">
            <text:p>216531</text:p>
          </table:table-cell>
          <table:table-cell office:value-type="float" office:value="254048">
            <text:p>254048</text:p>
          </table:table-cell>
          <table:table-cell office:value-type="float" office:value="15573245">
            <text:p>15573245</text:p>
          </table:table-cell>
          <table:table-cell office:value-type="float" office:value="281114">
            <text:p>281114</text:p>
          </table:table-cell>
          <table:table-cell office:value-type="float" office:value="236280">
            <text:p>236280</text:p>
          </table:table-cell>
        </table:table-row>
        <table:table-row table:style-name="ro1">
          <table:table-cell office:value-type="float" office:value="3099426015">
            <text:p>3099426015</text:p>
          </table:table-cell>
          <table:table-cell office:value-type="float" office:value="220496">
            <text:p>220496</text:p>
          </table:table-cell>
          <table:table-cell office:value-type="float" office:value="150660">
            <text:p>150660</text:p>
          </table:table-cell>
          <table:table-cell office:value-type="float" office:value="151262">
            <text:p>151262</text:p>
          </table:table-cell>
          <table:table-cell office:value-type="float" office:value="11058428">
            <text:p>11058428</text:p>
          </table:table-cell>
          <table:table-cell office:value-type="float" office:value="277182">
            <text:p>277182</text:p>
          </table:table-cell>
          <table:table-cell office:value-type="float" office:value="266408">
            <text:p>266408</text:p>
          </table:table-cell>
          <table:table-cell office:value-type="float" office:value="13340960742">
            <text:p>13340960742</text:p>
          </table:table-cell>
          <table:table-cell office:value-type="float" office:value="230216">
            <text:p>230216</text:p>
          </table:table-cell>
          <table:table-cell office:value-type="float" office:value="193107">
            <text:p>193107</text:p>
          </table:table-cell>
          <table:table-cell office:value-type="float" office:value="185357">
            <text:p>185357</text:p>
          </table:table-cell>
          <table:table-cell office:value-type="float" office:value="4260795">
            <text:p>4260795</text:p>
          </table:table-cell>
          <table:table-cell office:value-type="float" office:value="278452">
            <text:p>278452</text:p>
          </table:table-cell>
          <table:table-cell office:value-type="float" office:value="235670">
            <text:p>235670</text:p>
          </table:table-cell>
          <table:table-cell office:value-type="float" office:value="5859432675">
            <text:p>5859432675</text:p>
          </table:table-cell>
          <table:table-cell office:value-type="float" office:value="229315">
            <text:p>229315</text:p>
          </table:table-cell>
          <table:table-cell office:value-type="float" office:value="182881">
            <text:p>182881</text:p>
          </table:table-cell>
          <table:table-cell office:value-type="float" office:value="185015">
            <text:p>185015</text:p>
          </table:table-cell>
          <table:table-cell office:value-type="float" office:value="6906705">
            <text:p>6906705</text:p>
          </table:table-cell>
          <table:table-cell office:value-type="float" office:value="328978">
            <text:p>328978</text:p>
          </table:table-cell>
          <table:table-cell office:value-type="float" office:value="332347">
            <text:p>332347</text:p>
          </table:table-cell>
        </table:table-row>
        <table:table-row table:style-name="ro1">
          <table:table-cell office:value-type="float" office:value="17470716560">
            <text:p>17470716560</text:p>
          </table:table-cell>
          <table:table-cell office:value-type="float" office:value="193296">
            <text:p>193296</text:p>
          </table:table-cell>
          <table:table-cell office:value-type="float" office:value="152350">
            <text:p>152350</text:p>
          </table:table-cell>
          <table:table-cell office:value-type="float" office:value="151928">
            <text:p>151928</text:p>
          </table:table-cell>
          <table:table-cell office:value-type="float" office:value="3600380">
            <text:p>3600380</text:p>
          </table:table-cell>
          <table:table-cell office:value-type="float" office:value="273558">
            <text:p>273558</text:p>
          </table:table-cell>
          <table:table-cell office:value-type="float" office:value="249114">
            <text:p>249114</text:p>
          </table:table-cell>
          <table:table-cell office:value-type="float" office:value="2294273115">
            <text:p>2294273115</text:p>
          </table:table-cell>
          <table:table-cell office:value-type="float" office:value="265502">
            <text:p>265502</text:p>
          </table:table-cell>
          <table:table-cell office:value-type="float" office:value="175252">
            <text:p>175252</text:p>
          </table:table-cell>
          <table:table-cell office:value-type="float" office:value="201860">
            <text:p>201860</text:p>
          </table:table-cell>
          <table:table-cell office:value-type="float" office:value="84407942">
            <text:p>84407942</text:p>
          </table:table-cell>
          <table:table-cell office:value-type="float" office:value="291200">
            <text:p>291200</text:p>
          </table:table-cell>
          <table:table-cell office:value-type="float" office:value="354079">
            <text:p>354079</text:p>
          </table:table-cell>
          <table:table-cell office:value-type="float" office:value="2614784911">
            <text:p>2614784911</text:p>
          </table:table-cell>
          <table:table-cell office:value-type="float" office:value="201136">
            <text:p>201136</text:p>
          </table:table-cell>
          <table:table-cell office:value-type="float" office:value="236481">
            <text:p>236481</text:p>
          </table:table-cell>
          <table:table-cell office:value-type="float" office:value="161920">
            <text:p>161920</text:p>
          </table:table-cell>
          <table:table-cell office:value-type="float" office:value="35699157">
            <text:p>35699157</text:p>
          </table:table-cell>
          <table:table-cell office:value-type="float" office:value="296754">
            <text:p>296754</text:p>
          </table:table-cell>
          <table:table-cell office:value-type="float" office:value="238724">
            <text:p>238724</text:p>
          </table:table-cell>
        </table:table-row>
        <table:table-row table:style-name="ro1">
          <table:table-cell office:value-type="float" office:value="3342618842">
            <text:p>3342618842</text:p>
          </table:table-cell>
          <table:table-cell office:value-type="float" office:value="195662">
            <text:p>195662</text:p>
          </table:table-cell>
          <table:table-cell office:value-type="float" office:value="156026">
            <text:p>156026</text:p>
          </table:table-cell>
          <table:table-cell office:value-type="float" office:value="221916">
            <text:p>221916</text:p>
          </table:table-cell>
          <table:table-cell office:value-type="float" office:value="55942866">
            <text:p>55942866</text:p>
          </table:table-cell>
          <table:table-cell office:value-type="float" office:value="397084">
            <text:p>397084</text:p>
          </table:table-cell>
          <table:table-cell office:value-type="float" office:value="238146">
            <text:p>238146</text:p>
          </table:table-cell>
          <table:table-cell office:value-type="float" office:value="2406852697">
            <text:p>2406852697</text:p>
          </table:table-cell>
          <table:table-cell office:value-type="float" office:value="205782">
            <text:p>205782</text:p>
          </table:table-cell>
          <table:table-cell office:value-type="float" office:value="220851">
            <text:p>220851</text:p>
          </table:table-cell>
          <table:table-cell office:value-type="float" office:value="161126">
            <text:p>161126</text:p>
          </table:table-cell>
          <table:table-cell office:value-type="float" office:value="2864449">
            <text:p>2864449</text:p>
          </table:table-cell>
          <table:table-cell office:value-type="float" office:value="291710">
            <text:p>291710</text:p>
          </table:table-cell>
          <table:table-cell office:value-type="float" office:value="301444">
            <text:p>301444</text:p>
          </table:table-cell>
          <table:table-cell office:value-type="float" office:value="4809330397">
            <text:p>4809330397</text:p>
          </table:table-cell>
          <table:table-cell office:value-type="float" office:value="205184">
            <text:p>205184</text:p>
          </table:table-cell>
          <table:table-cell office:value-type="float" office:value="161032">
            <text:p>161032</text:p>
          </table:table-cell>
          <table:table-cell office:value-type="float" office:value="160662">
            <text:p>160662</text:p>
          </table:table-cell>
          <table:table-cell office:value-type="float" office:value="259992">
            <text:p>259992</text:p>
          </table:table-cell>
          <table:table-cell office:value-type="float" office:value="514160">
            <text:p>514160</text:p>
          </table:table-cell>
          <table:table-cell office:value-type="float" office:value="284213">
            <text:p>284213</text:p>
          </table:table-cell>
        </table:table-row>
        <table:table-row table:style-name="ro1">
          <table:table-cell office:value-type="float" office:value="2284770026">
            <text:p>2284770026</text:p>
          </table:table-cell>
          <table:table-cell office:value-type="float" office:value="190870">
            <text:p>190870</text:p>
          </table:table-cell>
          <table:table-cell office:value-type="float" office:value="174421">
            <text:p>174421</text:p>
          </table:table-cell>
          <table:table-cell office:value-type="float" office:value="159100">
            <text:p>159100</text:p>
          </table:table-cell>
          <table:table-cell office:value-type="float" office:value="5241551">
            <text:p>5241551</text:p>
          </table:table-cell>
          <table:table-cell office:value-type="float" office:value="274682">
            <text:p>274682</text:p>
          </table:table-cell>
          <table:table-cell office:value-type="float" office:value="234386">
            <text:p>234386</text:p>
          </table:table-cell>
          <table:table-cell office:value-type="float" office:value="2650138345">
            <text:p>2650138345</text:p>
          </table:table-cell>
          <table:table-cell office:value-type="float" office:value="242027">
            <text:p>242027</text:p>
          </table:table-cell>
          <table:table-cell office:value-type="float" office:value="292034">
            <text:p>292034</text:p>
          </table:table-cell>
          <table:table-cell office:value-type="float" office:value="287068">
            <text:p>287068</text:p>
          </table:table-cell>
          <table:table-cell office:value-type="float" office:value="10451919">
            <text:p>10451919</text:p>
          </table:table-cell>
          <table:table-cell office:value-type="float" office:value="361097">
            <text:p>361097</text:p>
          </table:table-cell>
          <table:table-cell office:value-type="float" office:value="245904">
            <text:p>245904</text:p>
          </table:table-cell>
          <table:table-cell office:value-type="float" office:value="4936929565">
            <text:p>4936929565</text:p>
          </table:table-cell>
          <table:table-cell office:value-type="float" office:value="201650">
            <text:p>201650</text:p>
          </table:table-cell>
          <table:table-cell office:value-type="float" office:value="161668">
            <text:p>161668</text:p>
          </table:table-cell>
          <table:table-cell office:value-type="float" office:value="157316">
            <text:p>157316</text:p>
          </table:table-cell>
          <table:table-cell office:value-type="float" office:value="1757242">
            <text:p>1757242</text:p>
          </table:table-cell>
          <table:table-cell office:value-type="float" office:value="281102">
            <text:p>281102</text:p>
          </table:table-cell>
          <table:table-cell office:value-type="float" office:value="229584">
            <text:p>229584</text:p>
          </table:table-cell>
        </table:table-row>
        <table:table-row table:style-name="ro1">
          <table:table-cell office:value-type="float" office:value="7136808094">
            <text:p>7136808094</text:p>
          </table:table-cell>
          <table:table-cell office:value-type="float" office:value="190310">
            <text:p>190310</text:p>
          </table:table-cell>
          <table:table-cell office:value-type="float" office:value="153222">
            <text:p>153222</text:p>
          </table:table-cell>
          <table:table-cell office:value-type="float" office:value="148088">
            <text:p>148088</text:p>
          </table:table-cell>
          <table:table-cell office:value-type="float" office:value="7601475">
            <text:p>7601475</text:p>
          </table:table-cell>
          <table:table-cell office:value-type="float" office:value="274018">
            <text:p>274018</text:p>
          </table:table-cell>
          <table:table-cell office:value-type="float" office:value="224744">
            <text:p>224744</text:p>
          </table:table-cell>
          <table:table-cell office:value-type="float" office:value="2688872475">
            <text:p>2688872475</text:p>
          </table:table-cell>
          <table:table-cell office:value-type="float" office:value="202850">
            <text:p>202850</text:p>
          </table:table-cell>
          <table:table-cell office:value-type="float" office:value="193356">
            <text:p>193356</text:p>
          </table:table-cell>
          <table:table-cell office:value-type="float" office:value="183440">
            <text:p>183440</text:p>
          </table:table-cell>
          <table:table-cell office:value-type="float" office:value="288154">
            <text:p>288154</text:p>
          </table:table-cell>
          <table:table-cell office:value-type="float" office:value="275524">
            <text:p>275524</text:p>
          </table:table-cell>
          <table:table-cell office:value-type="float" office:value="228348">
            <text:p>228348</text:p>
          </table:table-cell>
          <table:table-cell office:value-type="float" office:value="6313057792">
            <text:p>6313057792</text:p>
          </table:table-cell>
          <table:table-cell office:value-type="float" office:value="261656">
            <text:p>261656</text:p>
          </table:table-cell>
          <table:table-cell office:value-type="float" office:value="213667">
            <text:p>213667</text:p>
          </table:table-cell>
          <table:table-cell office:value-type="float" office:value="202606">
            <text:p>202606</text:p>
          </table:table-cell>
          <table:table-cell office:value-type="float" office:value="5555840">
            <text:p>5555840</text:p>
          </table:table-cell>
          <table:table-cell office:value-type="float" office:value="458698">
            <text:p>458698</text:p>
          </table:table-cell>
          <table:table-cell office:value-type="float" office:value="400034">
            <text:p>400034</text:p>
          </table:table-cell>
        </table:table-row>
        <table:table-row table:style-name="ro1">
          <table:table-cell office:value-type="float" office:value="3469443480">
            <text:p>3469443480</text:p>
          </table:table-cell>
          <table:table-cell office:value-type="float" office:value="191772">
            <text:p>191772</text:p>
          </table:table-cell>
          <table:table-cell office:value-type="float" office:value="153164">
            <text:p>153164</text:p>
          </table:table-cell>
          <table:table-cell office:value-type="float" office:value="149432">
            <text:p>149432</text:p>
          </table:table-cell>
          <table:table-cell office:value-type="float" office:value="1187346">
            <text:p>1187346</text:p>
          </table:table-cell>
          <table:table-cell office:value-type="float" office:value="257820">
            <text:p>257820</text:p>
          </table:table-cell>
          <table:table-cell office:value-type="float" office:value="219444">
            <text:p>219444</text:p>
          </table:table-cell>
          <table:table-cell office:value-type="float" office:value="3695099273">
            <text:p>3695099273</text:p>
          </table:table-cell>
          <table:table-cell office:value-type="float" office:value="262049">
            <text:p>262049</text:p>
          </table:table-cell>
          <table:table-cell office:value-type="float" office:value="238576">
            <text:p>238576</text:p>
          </table:table-cell>
          <table:table-cell office:value-type="float" office:value="198945">
            <text:p>198945</text:p>
          </table:table-cell>
          <table:table-cell office:value-type="float" office:value="16500597">
            <text:p>16500597</text:p>
          </table:table-cell>
          <table:table-cell office:value-type="float" office:value="318314">
            <text:p>318314</text:p>
          </table:table-cell>
          <table:table-cell office:value-type="float" office:value="394479">
            <text:p>394479</text:p>
          </table:table-cell>
          <table:table-cell office:value-type="float" office:value="2127059978">
            <text:p>2127059978</text:p>
          </table:table-cell>
          <table:table-cell office:value-type="float" office:value="204008">
            <text:p>204008</text:p>
          </table:table-cell>
          <table:table-cell office:value-type="float" office:value="166286">
            <text:p>166286</text:p>
          </table:table-cell>
          <table:table-cell office:value-type="float" office:value="160102">
            <text:p>160102</text:p>
          </table:table-cell>
          <table:table-cell office:value-type="float" office:value="10267512">
            <text:p>10267512</text:p>
          </table:table-cell>
          <table:table-cell office:value-type="float" office:value="275584">
            <text:p>275584</text:p>
          </table:table-cell>
          <table:table-cell office:value-type="float" office:value="269642">
            <text:p>269642</text:p>
          </table:table-cell>
        </table:table-row>
        <table:table-row table:style-name="ro1">
          <table:table-cell office:value-type="float" office:value="12903679947">
            <text:p>12903679947</text:p>
          </table:table-cell>
          <table:table-cell office:value-type="float" office:value="215509">
            <text:p>215509</text:p>
          </table:table-cell>
          <table:table-cell office:value-type="float" office:value="152172">
            <text:p>152172</text:p>
          </table:table-cell>
          <table:table-cell office:value-type="float" office:value="175147">
            <text:p>175147</text:p>
          </table:table-cell>
          <table:table-cell office:value-type="float" office:value="438546">
            <text:p>438546</text:p>
          </table:table-cell>
          <table:table-cell office:value-type="float" office:value="315110">
            <text:p>315110</text:p>
          </table:table-cell>
          <table:table-cell office:value-type="float" office:value="879363">
            <text:p>879363</text:p>
          </table:table-cell>
          <table:table-cell office:value-type="float" office:value="5141124133">
            <text:p>5141124133</text:p>
          </table:table-cell>
          <table:table-cell office:value-type="float" office:value="210010">
            <text:p>210010</text:p>
          </table:table-cell>
          <table:table-cell office:value-type="float" office:value="171366">
            <text:p>171366</text:p>
          </table:table-cell>
          <table:table-cell office:value-type="float" office:value="161694">
            <text:p>161694</text:p>
          </table:table-cell>
          <table:table-cell office:value-type="float" office:value="1678271">
            <text:p>1678271</text:p>
          </table:table-cell>
          <table:table-cell office:value-type="float" office:value="267466">
            <text:p>267466</text:p>
          </table:table-cell>
          <table:table-cell office:value-type="float" office:value="224928">
            <text:p>224928</text:p>
          </table:table-cell>
          <table:table-cell office:value-type="float" office:value="6072071934">
            <text:p>6072071934</text:p>
          </table:table-cell>
          <table:table-cell office:value-type="float" office:value="258920">
            <text:p>258920</text:p>
          </table:table-cell>
          <table:table-cell office:value-type="float" office:value="266050">
            <text:p>266050</text:p>
          </table:table-cell>
          <table:table-cell office:value-type="float" office:value="223325">
            <text:p>223325</text:p>
          </table:table-cell>
          <table:table-cell office:value-type="float" office:value="4904055">
            <text:p>4904055</text:p>
          </table:table-cell>
          <table:table-cell office:value-type="float" office:value="279288">
            <text:p>279288</text:p>
          </table:table-cell>
          <table:table-cell office:value-type="float" office:value="235580">
            <text:p>235580</text:p>
          </table:table-cell>
        </table:table-row>
        <table:table-row table:style-name="ro1">
          <table:table-cell office:value-type="float" office:value="4413167623">
            <text:p>4413167623</text:p>
          </table:table-cell>
          <table:table-cell office:value-type="float" office:value="291838">
            <text:p>291838</text:p>
          </table:table-cell>
          <table:table-cell office:value-type="float" office:value="225694">
            <text:p>225694</text:p>
          </table:table-cell>
          <table:table-cell office:value-type="float" office:value="219584">
            <text:p>219584</text:p>
          </table:table-cell>
          <table:table-cell office:value-type="float" office:value="13635237">
            <text:p>13635237</text:p>
          </table:table-cell>
          <table:table-cell office:value-type="float" office:value="438379">
            <text:p>438379</text:p>
          </table:table-cell>
          <table:table-cell office:value-type="float" office:value="404927">
            <text:p>404927</text:p>
          </table:table-cell>
          <table:table-cell office:value-type="float" office:value="9600401305">
            <text:p>9600401305</text:p>
          </table:table-cell>
          <table:table-cell office:value-type="float" office:value="233777">
            <text:p>233777</text:p>
          </table:table-cell>
          <table:table-cell office:value-type="float" office:value="164182">
            <text:p>164182</text:p>
          </table:table-cell>
          <table:table-cell office:value-type="float" office:value="200644">
            <text:p>200644</text:p>
          </table:table-cell>
          <table:table-cell office:value-type="float" office:value="9155616">
            <text:p>9155616</text:p>
          </table:table-cell>
          <table:table-cell office:value-type="float" office:value="275762">
            <text:p>275762</text:p>
          </table:table-cell>
          <table:table-cell office:value-type="float" office:value="339048">
            <text:p>339048</text:p>
          </table:table-cell>
          <table:table-cell office:value-type="float" office:value="12636895062">
            <text:p>12636895062</text:p>
          </table:table-cell>
          <table:table-cell office:value-type="float" office:value="285770">
            <text:p>285770</text:p>
          </table:table-cell>
          <table:table-cell office:value-type="float" office:value="167664">
            <text:p>167664</text:p>
          </table:table-cell>
          <table:table-cell office:value-type="float" office:value="184403">
            <text:p>184403</text:p>
          </table:table-cell>
          <table:table-cell office:value-type="float" office:value="3720451">
            <text:p>3720451</text:p>
          </table:table-cell>
          <table:table-cell office:value-type="float" office:value="281340">
            <text:p>281340</text:p>
          </table:table-cell>
          <table:table-cell office:value-type="float" office:value="250240">
            <text:p>250240</text:p>
          </table:table-cell>
        </table:table-row>
        <table:table-row table:style-name="ro1">
          <table:table-cell office:value-type="float" office:value="11500850368">
            <text:p>11500850368</text:p>
          </table:table-cell>
          <table:table-cell office:value-type="float" office:value="192266">
            <text:p>192266</text:p>
          </table:table-cell>
          <table:table-cell office:value-type="float" office:value="153588">
            <text:p>153588</text:p>
          </table:table-cell>
          <table:table-cell office:value-type="float" office:value="244239">
            <text:p>244239</text:p>
          </table:table-cell>
          <table:table-cell office:value-type="float" office:value="3892412">
            <text:p>3892412</text:p>
          </table:table-cell>
          <table:table-cell office:value-type="float" office:value="284546">
            <text:p>284546</text:p>
          </table:table-cell>
          <table:table-cell office:value-type="float" office:value="708019">
            <text:p>708019</text:p>
          </table:table-cell>
          <table:table-cell office:value-type="float" office:value="2443380555">
            <text:p>2443380555</text:p>
          </table:table-cell>
          <table:table-cell office:value-type="float" office:value="206924">
            <text:p>206924</text:p>
          </table:table-cell>
          <table:table-cell office:value-type="float" office:value="189377">
            <text:p>189377</text:p>
          </table:table-cell>
          <table:table-cell office:value-type="float" office:value="161014">
            <text:p>161014</text:p>
          </table:table-cell>
          <table:table-cell office:value-type="float" office:value="18795234">
            <text:p>18795234</text:p>
          </table:table-cell>
          <table:table-cell office:value-type="float" office:value="283896">
            <text:p>283896</text:p>
          </table:table-cell>
          <table:table-cell office:value-type="float" office:value="277657">
            <text:p>277657</text:p>
          </table:table-cell>
          <table:table-cell office:value-type="float" office:value="6396289400">
            <text:p>6396289400</text:p>
          </table:table-cell>
          <table:table-cell office:value-type="float" office:value="203646">
            <text:p>203646</text:p>
          </table:table-cell>
          <table:table-cell office:value-type="float" office:value="163198">
            <text:p>163198</text:p>
          </table:table-cell>
          <table:table-cell office:value-type="float" office:value="161684">
            <text:p>161684</text:p>
          </table:table-cell>
          <table:table-cell office:value-type="float" office:value="18982940">
            <text:p>18982940</text:p>
          </table:table-cell>
          <table:table-cell office:value-type="float" office:value="293482">
            <text:p>293482</text:p>
          </table:table-cell>
          <table:table-cell office:value-type="float" office:value="245040">
            <text:p>245040</text:p>
          </table:table-cell>
        </table:table-row>
        <table:table-row table:style-name="ro1">
          <table:table-cell office:value-type="float" office:value="6059020295">
            <text:p>6059020295</text:p>
          </table:table-cell>
          <table:table-cell office:value-type="float" office:value="194968">
            <text:p>194968</text:p>
          </table:table-cell>
          <table:table-cell office:value-type="float" office:value="151340">
            <text:p>151340</text:p>
          </table:table-cell>
          <table:table-cell office:value-type="float" office:value="151282">
            <text:p>151282</text:p>
          </table:table-cell>
          <table:table-cell office:value-type="float" office:value="678735">
            <text:p>678735</text:p>
          </table:table-cell>
          <table:table-cell office:value-type="float" office:value="266440">
            <text:p>266440</text:p>
          </table:table-cell>
          <table:table-cell office:value-type="float" office:value="225480">
            <text:p>225480</text:p>
          </table:table-cell>
          <table:table-cell office:value-type="float" office:value="2565231110">
            <text:p>2565231110</text:p>
          </table:table-cell>
          <table:table-cell office:value-type="float" office:value="251955">
            <text:p>251955</text:p>
          </table:table-cell>
          <table:table-cell office:value-type="float" office:value="210177">
            <text:p>210177</text:p>
          </table:table-cell>
          <table:table-cell office:value-type="float" office:value="205594">
            <text:p>205594</text:p>
          </table:table-cell>
          <table:table-cell office:value-type="float" office:value="27463931">
            <text:p>27463931</text:p>
          </table:table-cell>
          <table:table-cell office:value-type="float" office:value="367262">
            <text:p>367262</text:p>
          </table:table-cell>
          <table:table-cell office:value-type="float" office:value="449312">
            <text:p>449312</text:p>
          </table:table-cell>
          <table:table-cell office:value-type="float" office:value="4619006201">
            <text:p>4619006201</text:p>
          </table:table-cell>
          <table:table-cell office:value-type="float" office:value="327127">
            <text:p>327127</text:p>
          </table:table-cell>
          <table:table-cell office:value-type="float" office:value="199756">
            <text:p>199756</text:p>
          </table:table-cell>
          <table:table-cell office:value-type="float" office:value="269325">
            <text:p>269325</text:p>
          </table:table-cell>
          <table:table-cell office:value-type="float" office:value="122672638">
            <text:p>122672638</text:p>
          </table:table-cell>
          <table:table-cell office:value-type="float" office:value="326039">
            <text:p>326039</text:p>
          </table:table-cell>
          <table:table-cell office:value-type="float" office:value="284444">
            <text:p>284444</text:p>
          </table:table-cell>
        </table:table-row>
        <table:table-row table:style-name="ro1">
          <table:table-cell office:value-type="float" office:value="7553975274">
            <text:p>7553975274</text:p>
          </table:table-cell>
          <table:table-cell office:value-type="float" office:value="197184">
            <text:p>197184</text:p>
          </table:table-cell>
          <table:table-cell office:value-type="float" office:value="167914">
            <text:p>167914</text:p>
          </table:table-cell>
          <table:table-cell office:value-type="float" office:value="150978">
            <text:p>150978</text:p>
          </table:table-cell>
          <table:table-cell office:value-type="float" office:value="246046">
            <text:p>246046</text:p>
          </table:table-cell>
          <table:table-cell office:value-type="float" office:value="278800">
            <text:p>278800</text:p>
          </table:table-cell>
          <table:table-cell office:value-type="float" office:value="280421">
            <text:p>280421</text:p>
          </table:table-cell>
          <table:table-cell office:value-type="float" office:value="950181033">
            <text:p>950181033</text:p>
          </table:table-cell>
          <table:table-cell office:value-type="float" office:value="208806">
            <text:p>208806</text:p>
          </table:table-cell>
          <table:table-cell office:value-type="float" office:value="200723">
            <text:p>200723</text:p>
          </table:table-cell>
          <table:table-cell office:value-type="float" office:value="194229">
            <text:p>194229</text:p>
          </table:table-cell>
          <table:table-cell office:value-type="float" office:value="416233">
            <text:p>416233</text:p>
          </table:table-cell>
          <table:table-cell office:value-type="float" office:value="288670">
            <text:p>288670</text:p>
          </table:table-cell>
          <table:table-cell office:value-type="float" office:value="250172">
            <text:p>250172</text:p>
          </table:table-cell>
          <table:table-cell office:value-type="float" office:value="2920519342">
            <text:p>2920519342</text:p>
          </table:table-cell>
          <table:table-cell office:value-type="float" office:value="240067">
            <text:p>240067</text:p>
          </table:table-cell>
          <table:table-cell office:value-type="float" office:value="171792">
            <text:p>171792</text:p>
          </table:table-cell>
          <table:table-cell office:value-type="float" office:value="159898">
            <text:p>159898</text:p>
          </table:table-cell>
          <table:table-cell office:value-type="float" office:value="14379078">
            <text:p>14379078</text:p>
          </table:table-cell>
          <table:table-cell office:value-type="float" office:value="281110">
            <text:p>281110</text:p>
          </table:table-cell>
          <table:table-cell office:value-type="float" office:value="237876">
            <text:p>237876</text:p>
          </table:table-cell>
        </table:table-row>
        <table:table-row table:style-name="ro1">
          <table:table-cell office:value-type="float" office:value="4095088034">
            <text:p>4095088034</text:p>
          </table:table-cell>
          <table:table-cell office:value-type="float" office:value="194250">
            <text:p>194250</text:p>
          </table:table-cell>
          <table:table-cell office:value-type="float" office:value="150414">
            <text:p>150414</text:p>
          </table:table-cell>
          <table:table-cell office:value-type="float" office:value="149714">
            <text:p>149714</text:p>
          </table:table-cell>
          <table:table-cell office:value-type="float" office:value="3514154">
            <text:p>3514154</text:p>
          </table:table-cell>
          <table:table-cell office:value-type="float" office:value="254694">
            <text:p>254694</text:p>
          </table:table-cell>
          <table:table-cell office:value-type="float" office:value="212574">
            <text:p>212574</text:p>
          </table:table-cell>
          <table:table-cell office:value-type="float" office:value="27324539318">
            <text:p>27324539318</text:p>
          </table:table-cell>
          <table:table-cell office:value-type="float" office:value="205696">
            <text:p>205696</text:p>
          </table:table-cell>
          <table:table-cell office:value-type="float" office:value="165962">
            <text:p>165962</text:p>
          </table:table-cell>
          <table:table-cell office:value-type="float" office:value="164082">
            <text:p>164082</text:p>
          </table:table-cell>
          <table:table-cell office:value-type="float" office:value="14423412">
            <text:p>14423412</text:p>
          </table:table-cell>
          <table:table-cell office:value-type="float" office:value="269668">
            <text:p>269668</text:p>
          </table:table-cell>
          <table:table-cell office:value-type="float" office:value="233756">
            <text:p>233756</text:p>
          </table:table-cell>
          <table:table-cell office:value-type="float" office:value="16193202465">
            <text:p>16193202465</text:p>
          </table:table-cell>
          <table:table-cell office:value-type="float" office:value="200940">
            <text:p>200940</text:p>
          </table:table-cell>
          <table:table-cell office:value-type="float" office:value="163716">
            <text:p>163716</text:p>
          </table:table-cell>
          <table:table-cell office:value-type="float" office:value="158294">
            <text:p>158294</text:p>
          </table:table-cell>
          <table:table-cell office:value-type="float" office:value="4890987">
            <text:p>4890987</text:p>
          </table:table-cell>
          <table:table-cell office:value-type="float" office:value="321705">
            <text:p>321705</text:p>
          </table:table-cell>
          <table:table-cell office:value-type="float" office:value="274057">
            <text:p>274057</text:p>
          </table:table-cell>
        </table:table-row>
        <table:table-row table:style-name="ro1">
          <table:table-cell office:value-type="float" office:value="2390131021">
            <text:p>2390131021</text:p>
          </table:table-cell>
          <table:table-cell office:value-type="float" office:value="193322">
            <text:p>193322</text:p>
          </table:table-cell>
          <table:table-cell office:value-type="float" office:value="150128">
            <text:p>150128</text:p>
          </table:table-cell>
          <table:table-cell office:value-type="float" office:value="150440">
            <text:p>150440</text:p>
          </table:table-cell>
          <table:table-cell office:value-type="float" office:value="252266">
            <text:p>252266</text:p>
          </table:table-cell>
          <table:table-cell office:value-type="float" office:value="267104">
            <text:p>267104</text:p>
          </table:table-cell>
          <table:table-cell office:value-type="float" office:value="226250">
            <text:p>226250</text:p>
          </table:table-cell>
          <table:table-cell office:value-type="float" office:value="2509355579">
            <text:p>2509355579</text:p>
          </table:table-cell>
          <table:table-cell office:value-type="float" office:value="203696">
            <text:p>203696</text:p>
          </table:table-cell>
          <table:table-cell office:value-type="float" office:value="185295">
            <text:p>185295</text:p>
          </table:table-cell>
          <table:table-cell office:value-type="float" office:value="161610">
            <text:p>161610</text:p>
          </table:table-cell>
          <table:table-cell office:value-type="float" office:value="5288908">
            <text:p>5288908</text:p>
          </table:table-cell>
          <table:table-cell office:value-type="float" office:value="279790">
            <text:p>279790</text:p>
          </table:table-cell>
          <table:table-cell office:value-type="float" office:value="232898">
            <text:p>232898</text:p>
          </table:table-cell>
          <table:table-cell office:value-type="float" office:value="14532796919">
            <text:p>14532796919</text:p>
          </table:table-cell>
          <table:table-cell office:value-type="float" office:value="264149">
            <text:p>264149</text:p>
          </table:table-cell>
          <table:table-cell office:value-type="float" office:value="182072">
            <text:p>182072</text:p>
          </table:table-cell>
          <table:table-cell office:value-type="float" office:value="285013">
            <text:p>285013</text:p>
          </table:table-cell>
          <table:table-cell office:value-type="float" office:value="14478544">
            <text:p>14478544</text:p>
          </table:table-cell>
          <table:table-cell office:value-type="float" office:value="292024">
            <text:p>292024</text:p>
          </table:table-cell>
          <table:table-cell office:value-type="float" office:value="279608">
            <text:p>279608</text:p>
          </table:table-cell>
        </table:table-row>
        <table:table-row table:style-name="ro1">
          <table:table-cell office:value-type="float" office:value="3872260639">
            <text:p>3872260639</text:p>
          </table:table-cell>
          <table:table-cell office:value-type="float" office:value="193080">
            <text:p>193080</text:p>
          </table:table-cell>
          <table:table-cell office:value-type="float" office:value="151542">
            <text:p>151542</text:p>
          </table:table-cell>
          <table:table-cell office:value-type="float" office:value="149796">
            <text:p>149796</text:p>
          </table:table-cell>
          <table:table-cell office:value-type="float" office:value="7397471">
            <text:p>7397471</text:p>
          </table:table-cell>
          <table:table-cell office:value-type="float" office:value="272568">
            <text:p>272568</text:p>
          </table:table-cell>
          <table:table-cell office:value-type="float" office:value="225628">
            <text:p>225628</text:p>
          </table:table-cell>
          <table:table-cell office:value-type="float" office:value="2497987656">
            <text:p>2497987656</text:p>
          </table:table-cell>
          <table:table-cell office:value-type="float" office:value="205566">
            <text:p>205566</text:p>
          </table:table-cell>
          <table:table-cell office:value-type="float" office:value="167438">
            <text:p>167438</text:p>
          </table:table-cell>
          <table:table-cell office:value-type="float" office:value="158538">
            <text:p>158538</text:p>
          </table:table-cell>
          <table:table-cell office:value-type="float" office:value="113125485">
            <text:p>113125485</text:p>
          </table:table-cell>
          <table:table-cell office:value-type="float" office:value="276524">
            <text:p>276524</text:p>
          </table:table-cell>
          <table:table-cell office:value-type="float" office:value="231984">
            <text:p>231984</text:p>
          </table:table-cell>
          <table:table-cell office:value-type="float" office:value="3121810147">
            <text:p>3121810147</text:p>
          </table:table-cell>
          <table:table-cell office:value-type="float" office:value="232435">
            <text:p>232435</text:p>
          </table:table-cell>
          <table:table-cell office:value-type="float" office:value="164026">
            <text:p>164026</text:p>
          </table:table-cell>
          <table:table-cell office:value-type="float" office:value="163250">
            <text:p>163250</text:p>
          </table:table-cell>
          <table:table-cell office:value-type="float" office:value="3473200">
            <text:p>3473200</text:p>
          </table:table-cell>
          <table:table-cell office:value-type="float" office:value="276918">
            <text:p>276918</text:p>
          </table:table-cell>
          <table:table-cell office:value-type="float" office:value="230748">
            <text:p>230748</text:p>
          </table:table-cell>
        </table:table-row>
        <table:table-row table:style-name="ro1">
          <table:table-cell office:value-type="float" office:value="14466351475">
            <text:p>14466351475</text:p>
          </table:table-cell>
          <table:table-cell office:value-type="float" office:value="190982">
            <text:p>190982</text:p>
          </table:table-cell>
          <table:table-cell office:value-type="float" office:value="152942">
            <text:p>152942</text:p>
          </table:table-cell>
          <table:table-cell office:value-type="float" office:value="151940">
            <text:p>151940</text:p>
          </table:table-cell>
          <table:table-cell office:value-type="float" office:value="18664334">
            <text:p>18664334</text:p>
          </table:table-cell>
          <table:table-cell office:value-type="float" office:value="262472">
            <text:p>262472</text:p>
          </table:table-cell>
          <table:table-cell office:value-type="float" office:value="212858">
            <text:p>212858</text:p>
          </table:table-cell>
          <table:table-cell office:value-type="float" office:value="3911388125">
            <text:p>3911388125</text:p>
          </table:table-cell>
          <table:table-cell office:value-type="float" office:value="204494">
            <text:p>204494</text:p>
          </table:table-cell>
          <table:table-cell office:value-type="float" office:value="167588">
            <text:p>167588</text:p>
          </table:table-cell>
          <table:table-cell office:value-type="float" office:value="160130">
            <text:p>160130</text:p>
          </table:table-cell>
          <table:table-cell office:value-type="float" office:value="9769685">
            <text:p>9769685</text:p>
          </table:table-cell>
          <table:table-cell office:value-type="float" office:value="274854">
            <text:p>274854</text:p>
          </table:table-cell>
          <table:table-cell office:value-type="float" office:value="226790">
            <text:p>226790</text:p>
          </table:table-cell>
          <table:table-cell office:value-type="float" office:value="3132912793">
            <text:p>3132912793</text:p>
          </table:table-cell>
          <table:table-cell office:value-type="float" office:value="228157">
            <text:p>228157</text:p>
          </table:table-cell>
          <table:table-cell office:value-type="float" office:value="162778">
            <text:p>162778</text:p>
          </table:table-cell>
          <table:table-cell office:value-type="float" office:value="160734">
            <text:p>160734</text:p>
          </table:table-cell>
          <table:table-cell office:value-type="float" office:value="2170782">
            <text:p>2170782</text:p>
          </table:table-cell>
          <table:table-cell office:value-type="float" office:value="271790">
            <text:p>271790</text:p>
          </table:table-cell>
          <table:table-cell office:value-type="float" office:value="230400">
            <text:p>230400</text:p>
          </table:table-cell>
        </table:table-row>
        <table:table-row table:style-name="ro1">
          <table:table-cell office:value-type="float" office:value="7785370913">
            <text:p>7785370913</text:p>
          </table:table-cell>
          <table:table-cell office:value-type="float" office:value="191338">
            <text:p>191338</text:p>
          </table:table-cell>
          <table:table-cell office:value-type="float" office:value="170967">
            <text:p>170967</text:p>
          </table:table-cell>
          <table:table-cell office:value-type="float" office:value="150722">
            <text:p>150722</text:p>
          </table:table-cell>
          <table:table-cell office:value-type="float" office:value="238082">
            <text:p>238082</text:p>
          </table:table-cell>
          <table:table-cell office:value-type="float" office:value="262668">
            <text:p>262668</text:p>
          </table:table-cell>
          <table:table-cell office:value-type="float" office:value="220190">
            <text:p>220190</text:p>
          </table:table-cell>
          <table:table-cell office:value-type="float" office:value="23483360436">
            <text:p>23483360436</text:p>
          </table:table-cell>
          <table:table-cell office:value-type="float" office:value="204500">
            <text:p>204500</text:p>
          </table:table-cell>
          <table:table-cell office:value-type="float" office:value="166996">
            <text:p>166996</text:p>
          </table:table-cell>
          <table:table-cell office:value-type="float" office:value="160206">
            <text:p>160206</text:p>
          </table:table-cell>
          <table:table-cell office:value-type="float" office:value="16391338">
            <text:p>16391338</text:p>
          </table:table-cell>
          <table:table-cell office:value-type="float" office:value="271696">
            <text:p>271696</text:p>
          </table:table-cell>
          <table:table-cell office:value-type="float" office:value="262516">
            <text:p>262516</text:p>
          </table:table-cell>
          <table:table-cell office:value-type="float" office:value="1435373826">
            <text:p>1435373826</text:p>
          </table:table-cell>
          <table:table-cell office:value-type="float" office:value="200058">
            <text:p>200058</text:p>
          </table:table-cell>
          <table:table-cell office:value-type="float" office:value="161200">
            <text:p>161200</text:p>
          </table:table-cell>
          <table:table-cell office:value-type="float" office:value="159416">
            <text:p>159416</text:p>
          </table:table-cell>
          <table:table-cell office:value-type="float" office:value="1284046">
            <text:p>1284046</text:p>
          </table:table-cell>
          <table:table-cell office:value-type="float" office:value="277386">
            <text:p>277386</text:p>
          </table:table-cell>
          <table:table-cell office:value-type="float" office:value="242502">
            <text:p>242502</text:p>
          </table:table-cell>
        </table:table-row>
        <table:table-row table:style-name="ro1">
          <table:table-cell office:value-type="float" office:value="3506202052">
            <text:p>3506202052</text:p>
          </table:table-cell>
          <table:table-cell office:value-type="float" office:value="193806">
            <text:p>193806</text:p>
          </table:table-cell>
          <table:table-cell office:value-type="float" office:value="167665">
            <text:p>167665</text:p>
          </table:table-cell>
          <table:table-cell office:value-type="float" office:value="151948">
            <text:p>151948</text:p>
          </table:table-cell>
          <table:table-cell office:value-type="float" office:value="4587127">
            <text:p>4587127</text:p>
          </table:table-cell>
          <table:table-cell office:value-type="float" office:value="275368">
            <text:p>275368</text:p>
          </table:table-cell>
          <table:table-cell office:value-type="float" office:value="234826">
            <text:p>234826</text:p>
          </table:table-cell>
          <table:table-cell office:value-type="float" office:value="8896236038">
            <text:p>8896236038</text:p>
          </table:table-cell>
          <table:table-cell office:value-type="float" office:value="239719">
            <text:p>239719</text:p>
          </table:table-cell>
          <table:table-cell office:value-type="float" office:value="166930">
            <text:p>166930</text:p>
          </table:table-cell>
          <table:table-cell office:value-type="float" office:value="161898">
            <text:p>161898</text:p>
          </table:table-cell>
          <table:table-cell office:value-type="float" office:value="462382">
            <text:p>462382</text:p>
          </table:table-cell>
          <table:table-cell office:value-type="float" office:value="272904">
            <text:p>272904</text:p>
          </table:table-cell>
          <table:table-cell office:value-type="float" office:value="227504">
            <text:p>227504</text:p>
          </table:table-cell>
          <table:table-cell office:value-type="float" office:value="3743789221">
            <text:p>3743789221</text:p>
          </table:table-cell>
          <table:table-cell office:value-type="float" office:value="201058">
            <text:p>201058</text:p>
          </table:table-cell>
          <table:table-cell office:value-type="float" office:value="162848">
            <text:p>162848</text:p>
          </table:table-cell>
          <table:table-cell office:value-type="float" office:value="158240">
            <text:p>158240</text:p>
          </table:table-cell>
          <table:table-cell office:value-type="float" office:value="1463672">
            <text:p>1463672</text:p>
          </table:table-cell>
          <table:table-cell office:value-type="float" office:value="311931">
            <text:p>311931</text:p>
          </table:table-cell>
          <table:table-cell office:value-type="float" office:value="238510">
            <text:p>238510</text:p>
          </table:table-cell>
        </table:table-row>
        <table:table-row table:style-name="ro1">
          <table:table-cell office:value-type="float" office:value="20157465037">
            <text:p>20157465037</text:p>
          </table:table-cell>
          <table:table-cell office:value-type="float" office:value="193714">
            <text:p>193714</text:p>
          </table:table-cell>
          <table:table-cell office:value-type="float" office:value="153250">
            <text:p>153250</text:p>
          </table:table-cell>
          <table:table-cell office:value-type="float" office:value="149272">
            <text:p>149272</text:p>
          </table:table-cell>
          <table:table-cell office:value-type="float" office:value="1437231">
            <text:p>1437231</text:p>
          </table:table-cell>
          <table:table-cell office:value-type="float" office:value="323862">
            <text:p>323862</text:p>
          </table:table-cell>
          <table:table-cell office:value-type="float" office:value="232352">
            <text:p>232352</text:p>
          </table:table-cell>
          <table:table-cell office:value-type="float" office:value="5617233226">
            <text:p>5617233226</text:p>
          </table:table-cell>
          <table:table-cell office:value-type="float" office:value="203594">
            <text:p>203594</text:p>
          </table:table-cell>
          <table:table-cell office:value-type="float" office:value="163612">
            <text:p>163612</text:p>
          </table:table-cell>
          <table:table-cell office:value-type="float" office:value="161164">
            <text:p>161164</text:p>
          </table:table-cell>
          <table:table-cell office:value-type="float" office:value="30199108">
            <text:p>30199108</text:p>
          </table:table-cell>
          <table:table-cell office:value-type="float" office:value="268164">
            <text:p>268164</text:p>
          </table:table-cell>
          <table:table-cell office:value-type="float" office:value="224198">
            <text:p>224198</text:p>
          </table:table-cell>
          <table:table-cell office:value-type="float" office:value="2287005848">
            <text:p>2287005848</text:p>
          </table:table-cell>
          <table:table-cell office:value-type="float" office:value="202434">
            <text:p>202434</text:p>
          </table:table-cell>
          <table:table-cell office:value-type="float" office:value="162458">
            <text:p>162458</text:p>
          </table:table-cell>
          <table:table-cell office:value-type="float" office:value="161770">
            <text:p>161770</text:p>
          </table:table-cell>
          <table:table-cell office:value-type="float" office:value="16339942">
            <text:p>16339942</text:p>
          </table:table-cell>
          <table:table-cell office:value-type="float" office:value="257960">
            <text:p>257960</text:p>
          </table:table-cell>
          <table:table-cell office:value-type="float" office:value="214140">
            <text:p>214140</text:p>
          </table:table-cell>
        </table:table-row>
        <table:table-row table:style-name="ro1">
          <table:table-cell office:value-type="float" office:value="6244273901">
            <text:p>6244273901</text:p>
          </table:table-cell>
          <table:table-cell office:value-type="float" office:value="193672">
            <text:p>193672</text:p>
          </table:table-cell>
          <table:table-cell office:value-type="float" office:value="154118">
            <text:p>154118</text:p>
          </table:table-cell>
          <table:table-cell office:value-type="float" office:value="152586">
            <text:p>152586</text:p>
          </table:table-cell>
          <table:table-cell office:value-type="float" office:value="5932848">
            <text:p>5932848</text:p>
          </table:table-cell>
          <table:table-cell office:value-type="float" office:value="308741">
            <text:p>308741</text:p>
          </table:table-cell>
          <table:table-cell office:value-type="float" office:value="227472">
            <text:p>227472</text:p>
          </table:table-cell>
          <table:table-cell office:value-type="float" office:value="20702977326">
            <text:p>20702977326</text:p>
          </table:table-cell>
          <table:table-cell office:value-type="float" office:value="201702">
            <text:p>201702</text:p>
          </table:table-cell>
          <table:table-cell office:value-type="float" office:value="164700">
            <text:p>164700</text:p>
          </table:table-cell>
          <table:table-cell office:value-type="float" office:value="177865">
            <text:p>177865</text:p>
          </table:table-cell>
          <table:table-cell office:value-type="float" office:value="3813876">
            <text:p>3813876</text:p>
          </table:table-cell>
          <table:table-cell office:value-type="float" office:value="263794">
            <text:p>263794</text:p>
          </table:table-cell>
          <table:table-cell office:value-type="float" office:value="223642">
            <text:p>223642</text:p>
          </table:table-cell>
          <table:table-cell office:value-type="float" office:value="2130792464">
            <text:p>2130792464</text:p>
          </table:table-cell>
          <table:table-cell office:value-type="float" office:value="201768">
            <text:p>201768</text:p>
          </table:table-cell>
          <table:table-cell office:value-type="float" office:value="166588">
            <text:p>166588</text:p>
          </table:table-cell>
          <table:table-cell office:value-type="float" office:value="157082">
            <text:p>157082</text:p>
          </table:table-cell>
          <table:table-cell office:value-type="float" office:value="6814696">
            <text:p>6814696</text:p>
          </table:table-cell>
          <table:table-cell office:value-type="float" office:value="266362">
            <text:p>266362</text:p>
          </table:table-cell>
          <table:table-cell office:value-type="float" office:value="314572">
            <text:p>314572</text:p>
          </table:table-cell>
        </table:table-row>
        <table:table-row table:style-name="ro1">
          <table:table-cell office:value-type="float" office:value="8168317832">
            <text:p>8168317832</text:p>
          </table:table-cell>
          <table:table-cell office:value-type="float" office:value="191810">
            <text:p>191810</text:p>
          </table:table-cell>
          <table:table-cell office:value-type="float" office:value="150372">
            <text:p>150372</text:p>
          </table:table-cell>
          <table:table-cell office:value-type="float" office:value="176092">
            <text:p>176092</text:p>
          </table:table-cell>
          <table:table-cell office:value-type="float" office:value="7607064">
            <text:p>7607064</text:p>
          </table:table-cell>
          <table:table-cell office:value-type="float" office:value="267770">
            <text:p>267770</text:p>
          </table:table-cell>
          <table:table-cell office:value-type="float" office:value="224960">
            <text:p>224960</text:p>
          </table:table-cell>
          <table:table-cell office:value-type="float" office:value="15608287090">
            <text:p>15608287090</text:p>
          </table:table-cell>
          <table:table-cell office:value-type="float" office:value="206194">
            <text:p>206194</text:p>
          </table:table-cell>
          <table:table-cell office:value-type="float" office:value="166272">
            <text:p>166272</text:p>
          </table:table-cell>
          <table:table-cell office:value-type="float" office:value="158108">
            <text:p>158108</text:p>
          </table:table-cell>
          <table:table-cell office:value-type="float" office:value="12426756">
            <text:p>12426756</text:p>
          </table:table-cell>
          <table:table-cell office:value-type="float" office:value="269362">
            <text:p>269362</text:p>
          </table:table-cell>
          <table:table-cell office:value-type="float" office:value="226952">
            <text:p>226952</text:p>
          </table:table-cell>
          <table:table-cell office:value-type="float" office:value="17514350263">
            <text:p>17514350263</text:p>
          </table:table-cell>
          <table:table-cell office:value-type="float" office:value="201164">
            <text:p>201164</text:p>
          </table:table-cell>
          <table:table-cell office:value-type="float" office:value="165940">
            <text:p>165940</text:p>
          </table:table-cell>
          <table:table-cell office:value-type="float" office:value="158918">
            <text:p>158918</text:p>
          </table:table-cell>
          <table:table-cell office:value-type="float" office:value="22614349">
            <text:p>22614349</text:p>
          </table:table-cell>
          <table:table-cell office:value-type="float" office:value="287020">
            <text:p>287020</text:p>
          </table:table-cell>
          <table:table-cell office:value-type="float" office:value="258626">
            <text:p>258626</text:p>
          </table:table-cell>
        </table:table-row>
        <table:table-row table:style-name="ro1">
          <table:table-cell office:value-type="float" office:value="3673640338">
            <text:p>3673640338</text:p>
          </table:table-cell>
          <table:table-cell office:value-type="float" office:value="193408">
            <text:p>193408</text:p>
          </table:table-cell>
          <table:table-cell office:value-type="float" office:value="155132">
            <text:p>155132</text:p>
          </table:table-cell>
          <table:table-cell office:value-type="float" office:value="173357">
            <text:p>173357</text:p>
          </table:table-cell>
          <table:table-cell office:value-type="float" office:value="244596">
            <text:p>244596</text:p>
          </table:table-cell>
          <table:table-cell office:value-type="float" office:value="252848">
            <text:p>252848</text:p>
          </table:table-cell>
          <table:table-cell office:value-type="float" office:value="231514">
            <text:p>231514</text:p>
          </table:table-cell>
          <table:table-cell office:value-type="float" office:value="4053955406">
            <text:p>4053955406</text:p>
          </table:table-cell>
          <table:table-cell office:value-type="float" office:value="205492">
            <text:p>205492</text:p>
          </table:table-cell>
          <table:table-cell office:value-type="float" office:value="163648">
            <text:p>163648</text:p>
          </table:table-cell>
          <table:table-cell office:value-type="float" office:value="160850">
            <text:p>160850</text:p>
          </table:table-cell>
          <table:table-cell office:value-type="float" office:value="26254528">
            <text:p>26254528</text:p>
          </table:table-cell>
          <table:table-cell office:value-type="float" office:value="271528">
            <text:p>271528</text:p>
          </table:table-cell>
          <table:table-cell office:value-type="float" office:value="230402">
            <text:p>230402</text:p>
          </table:table-cell>
          <table:table-cell office:value-type="float" office:value="6598412983">
            <text:p>6598412983</text:p>
          </table:table-cell>
          <table:table-cell office:value-type="float" office:value="203516">
            <text:p>203516</text:p>
          </table:table-cell>
          <table:table-cell office:value-type="float" office:value="164124">
            <text:p>164124</text:p>
          </table:table-cell>
          <table:table-cell office:value-type="float" office:value="160910">
            <text:p>160910</text:p>
          </table:table-cell>
          <table:table-cell office:value-type="float" office:value="244724">
            <text:p>244724</text:p>
          </table:table-cell>
          <table:table-cell office:value-type="float" office:value="264892">
            <text:p>264892</text:p>
          </table:table-cell>
          <table:table-cell office:value-type="float" office:value="218318">
            <text:p>218318</text:p>
          </table:table-cell>
        </table:table-row>
        <table:table-row table:style-name="ro1">
          <table:table-cell office:value-type="float" office:value="8688487215">
            <text:p>8688487215</text:p>
          </table:table-cell>
          <table:table-cell office:value-type="float" office:value="191134">
            <text:p>191134</text:p>
          </table:table-cell>
          <table:table-cell office:value-type="float" office:value="154240">
            <text:p>154240</text:p>
          </table:table-cell>
          <table:table-cell office:value-type="float" office:value="149604">
            <text:p>149604</text:p>
          </table:table-cell>
          <table:table-cell office:value-type="float" office:value="7830157">
            <text:p>7830157</text:p>
          </table:table-cell>
          <table:table-cell office:value-type="float" office:value="299633">
            <text:p>299633</text:p>
          </table:table-cell>
          <table:table-cell office:value-type="float" office:value="229016">
            <text:p>229016</text:p>
          </table:table-cell>
          <table:table-cell office:value-type="float" office:value="14013155544">
            <text:p>14013155544</text:p>
          </table:table-cell>
          <table:table-cell office:value-type="float" office:value="230301">
            <text:p>230301</text:p>
          </table:table-cell>
          <table:table-cell office:value-type="float" office:value="164988">
            <text:p>164988</text:p>
          </table:table-cell>
          <table:table-cell office:value-type="float" office:value="159454">
            <text:p>159454</text:p>
          </table:table-cell>
          <table:table-cell office:value-type="float" office:value="4891340">
            <text:p>4891340</text:p>
          </table:table-cell>
          <table:table-cell office:value-type="float" office:value="265226">
            <text:p>265226</text:p>
          </table:table-cell>
          <table:table-cell office:value-type="float" office:value="216098">
            <text:p>216098</text:p>
          </table:table-cell>
          <table:table-cell office:value-type="float" office:value="3210795563">
            <text:p>3210795563</text:p>
          </table:table-cell>
          <table:table-cell office:value-type="float" office:value="201958">
            <text:p>201958</text:p>
          </table:table-cell>
          <table:table-cell office:value-type="float" office:value="252065">
            <text:p>252065</text:p>
          </table:table-cell>
          <table:table-cell office:value-type="float" office:value="159158">
            <text:p>159158</text:p>
          </table:table-cell>
          <table:table-cell office:value-type="float" office:value="8931373">
            <text:p>8931373</text:p>
          </table:table-cell>
          <table:table-cell office:value-type="float" office:value="260820">
            <text:p>260820</text:p>
          </table:table-cell>
          <table:table-cell office:value-type="float" office:value="220720">
            <text:p>220720</text:p>
          </table:table-cell>
        </table:table-row>
        <table:table-row table:style-name="ro1">
          <table:table-cell office:value-type="float" office:value="2549689106">
            <text:p>2549689106</text:p>
          </table:table-cell>
          <table:table-cell office:value-type="float" office:value="215040">
            <text:p>215040</text:p>
          </table:table-cell>
          <table:table-cell office:value-type="float" office:value="152774">
            <text:p>152774</text:p>
          </table:table-cell>
          <table:table-cell office:value-type="float" office:value="169964">
            <text:p>169964</text:p>
          </table:table-cell>
          <table:table-cell office:value-type="float" office:value="572796">
            <text:p>572796</text:p>
          </table:table-cell>
          <table:table-cell office:value-type="float" office:value="258410">
            <text:p>258410</text:p>
          </table:table-cell>
          <table:table-cell office:value-type="float" office:value="221828">
            <text:p>221828</text:p>
          </table:table-cell>
          <table:table-cell office:value-type="float" office:value="27977710524">
            <text:p>27977710524</text:p>
          </table:table-cell>
          <table:table-cell office:value-type="float" office:value="204588">
            <text:p>204588</text:p>
          </table:table-cell>
          <table:table-cell office:value-type="float" office:value="165094">
            <text:p>165094</text:p>
          </table:table-cell>
          <table:table-cell office:value-type="float" office:value="160612">
            <text:p>160612</text:p>
          </table:table-cell>
          <table:table-cell office:value-type="float" office:value="25043385">
            <text:p>25043385</text:p>
          </table:table-cell>
          <table:table-cell office:value-type="float" office:value="282844">
            <text:p>282844</text:p>
          </table:table-cell>
          <table:table-cell office:value-type="float" office:value="237464">
            <text:p>237464</text:p>
          </table:table-cell>
          <table:table-cell office:value-type="float" office:value="3294392452">
            <text:p>3294392452</text:p>
          </table:table-cell>
          <table:table-cell office:value-type="float" office:value="202176">
            <text:p>202176</text:p>
          </table:table-cell>
          <table:table-cell office:value-type="float" office:value="161060">
            <text:p>161060</text:p>
          </table:table-cell>
          <table:table-cell office:value-type="float" office:value="161002">
            <text:p>161002</text:p>
          </table:table-cell>
          <table:table-cell office:value-type="float" office:value="7413784">
            <text:p>7413784</text:p>
          </table:table-cell>
          <table:table-cell office:value-type="float" office:value="266198">
            <text:p>266198</text:p>
          </table:table-cell>
          <table:table-cell office:value-type="float" office:value="227972">
            <text:p>227972</text:p>
          </table:table-cell>
        </table:table-row>
        <table:table-row table:style-name="ro1">
          <table:table-cell office:value-type="float" office:value="20731433952">
            <text:p>20731433952</text:p>
          </table:table-cell>
          <table:table-cell office:value-type="float" office:value="229736">
            <text:p>229736</text:p>
          </table:table-cell>
          <table:table-cell office:value-type="float" office:value="153398">
            <text:p>153398</text:p>
          </table:table-cell>
          <table:table-cell office:value-type="float" office:value="151154">
            <text:p>151154</text:p>
          </table:table-cell>
          <table:table-cell office:value-type="float" office:value="3750408">
            <text:p>3750408</text:p>
          </table:table-cell>
          <table:table-cell office:value-type="float" office:value="268730">
            <text:p>268730</text:p>
          </table:table-cell>
          <table:table-cell office:value-type="float" office:value="228462">
            <text:p>228462</text:p>
          </table:table-cell>
          <table:table-cell office:value-type="float" office:value="13336796518">
            <text:p>13336796518</text:p>
          </table:table-cell>
          <table:table-cell office:value-type="float" office:value="447785">
            <text:p>447785</text:p>
          </table:table-cell>
          <table:table-cell office:value-type="float" office:value="168316">
            <text:p>168316</text:p>
          </table:table-cell>
          <table:table-cell office:value-type="float" office:value="161790">
            <text:p>161790</text:p>
          </table:table-cell>
          <table:table-cell office:value-type="float" office:value="10326526">
            <text:p>10326526</text:p>
          </table:table-cell>
          <table:table-cell office:value-type="float" office:value="265738">
            <text:p>265738</text:p>
          </table:table-cell>
          <table:table-cell office:value-type="float" office:value="229652">
            <text:p>229652</text:p>
          </table:table-cell>
          <table:table-cell office:value-type="float" office:value="1720246035">
            <text:p>1720246035</text:p>
          </table:table-cell>
          <table:table-cell office:value-type="float" office:value="200240">
            <text:p>200240</text:p>
          </table:table-cell>
          <table:table-cell office:value-type="float" office:value="162542">
            <text:p>162542</text:p>
          </table:table-cell>
          <table:table-cell office:value-type="float" office:value="160000">
            <text:p>160000</text:p>
          </table:table-cell>
          <table:table-cell office:value-type="float" office:value="457458">
            <text:p>457458</text:p>
          </table:table-cell>
          <table:table-cell office:value-type="float" office:value="346841">
            <text:p>346841</text:p>
          </table:table-cell>
          <table:table-cell office:value-type="float" office:value="221068">
            <text:p>221068</text:p>
          </table:table-cell>
        </table:table-row>
        <table:table-row table:style-name="ro1">
          <table:table-cell office:value-type="float" office:value="20895195489">
            <text:p>20895195489</text:p>
          </table:table-cell>
          <table:table-cell office:value-type="float" office:value="191916">
            <text:p>191916</text:p>
          </table:table-cell>
          <table:table-cell office:value-type="float" office:value="151438">
            <text:p>151438</text:p>
          </table:table-cell>
          <table:table-cell office:value-type="float" office:value="151238">
            <text:p>151238</text:p>
          </table:table-cell>
          <table:table-cell office:value-type="float" office:value="10203591">
            <text:p>10203591</text:p>
          </table:table-cell>
          <table:table-cell office:value-type="float" office:value="267454">
            <text:p>267454</text:p>
          </table:table-cell>
          <table:table-cell office:value-type="float" office:value="228686">
            <text:p>228686</text:p>
          </table:table-cell>
          <table:table-cell office:value-type="float" office:value="5253779739">
            <text:p>5253779739</text:p>
          </table:table-cell>
          <table:table-cell office:value-type="float" office:value="229113">
            <text:p>229113</text:p>
          </table:table-cell>
          <table:table-cell office:value-type="float" office:value="164728">
            <text:p>164728</text:p>
          </table:table-cell>
          <table:table-cell office:value-type="float" office:value="162432">
            <text:p>162432</text:p>
          </table:table-cell>
          <table:table-cell office:value-type="float" office:value="17939177">
            <text:p>17939177</text:p>
          </table:table-cell>
          <table:table-cell office:value-type="float" office:value="279562">
            <text:p>279562</text:p>
          </table:table-cell>
          <table:table-cell office:value-type="float" office:value="240192">
            <text:p>240192</text:p>
          </table:table-cell>
          <table:table-cell office:value-type="float" office:value="1037764211">
            <text:p>1037764211</text:p>
          </table:table-cell>
          <table:table-cell office:value-type="float" office:value="202248">
            <text:p>202248</text:p>
          </table:table-cell>
          <table:table-cell office:value-type="float" office:value="163822">
            <text:p>163822</text:p>
          </table:table-cell>
          <table:table-cell office:value-type="float" office:value="157858">
            <text:p>157858</text:p>
          </table:table-cell>
          <table:table-cell office:value-type="float" office:value="5819450">
            <text:p>5819450</text:p>
          </table:table-cell>
          <table:table-cell office:value-type="float" office:value="271878">
            <text:p>271878</text:p>
          </table:table-cell>
          <table:table-cell office:value-type="float" office:value="225368">
            <text:p>225368</text:p>
          </table:table-cell>
        </table:table-row>
        <table:table-row table:style-name="ro1">
          <table:table-cell office:value-type="float" office:value="27005655741">
            <text:p>27005655741</text:p>
          </table:table-cell>
          <table:table-cell office:value-type="float" office:value="193930">
            <text:p>193930</text:p>
          </table:table-cell>
          <table:table-cell office:value-type="float" office:value="152306">
            <text:p>152306</text:p>
          </table:table-cell>
          <table:table-cell office:value-type="float" office:value="150852">
            <text:p>150852</text:p>
          </table:table-cell>
          <table:table-cell office:value-type="float" office:value="9149822">
            <text:p>9149822</text:p>
          </table:table-cell>
          <table:table-cell office:value-type="float" office:value="264208">
            <text:p>264208</text:p>
          </table:table-cell>
          <table:table-cell office:value-type="float" office:value="220872">
            <text:p>220872</text:p>
          </table:table-cell>
          <table:table-cell office:value-type="float" office:value="2423591314">
            <text:p>2423591314</text:p>
          </table:table-cell>
          <table:table-cell office:value-type="float" office:value="240758">
            <text:p>240758</text:p>
          </table:table-cell>
          <table:table-cell office:value-type="float" office:value="165982">
            <text:p>165982</text:p>
          </table:table-cell>
          <table:table-cell office:value-type="float" office:value="160774">
            <text:p>160774</text:p>
          </table:table-cell>
          <table:table-cell office:value-type="float" office:value="8598023">
            <text:p>8598023</text:p>
          </table:table-cell>
          <table:table-cell office:value-type="float" office:value="282274">
            <text:p>282274</text:p>
          </table:table-cell>
          <table:table-cell office:value-type="float" office:value="285162">
            <text:p>285162</text:p>
          </table:table-cell>
          <table:table-cell office:value-type="float" office:value="1081470437">
            <text:p>1081470437</text:p>
          </table:table-cell>
          <table:table-cell office:value-type="float" office:value="200186">
            <text:p>200186</text:p>
          </table:table-cell>
          <table:table-cell office:value-type="float" office:value="180950">
            <text:p>180950</text:p>
          </table:table-cell>
          <table:table-cell office:value-type="float" office:value="160406">
            <text:p>160406</text:p>
          </table:table-cell>
          <table:table-cell office:value-type="float" office:value="652736">
            <text:p>652736</text:p>
          </table:table-cell>
          <table:table-cell office:value-type="float" office:value="298996">
            <text:p>298996</text:p>
          </table:table-cell>
          <table:table-cell office:value-type="float" office:value="218152">
            <text:p>218152</text:p>
          </table:table-cell>
        </table:table-row>
        <table:table-row table:style-name="ro1">
          <table:table-cell office:value-type="float" office:value="5660017185">
            <text:p>5660017185</text:p>
          </table:table-cell>
          <table:table-cell office:value-type="float" office:value="191392">
            <text:p>191392</text:p>
          </table:table-cell>
          <table:table-cell office:value-type="float" office:value="153048">
            <text:p>153048</text:p>
          </table:table-cell>
          <table:table-cell office:value-type="float" office:value="175720">
            <text:p>175720</text:p>
          </table:table-cell>
          <table:table-cell office:value-type="float" office:value="5368638">
            <text:p>5368638</text:p>
          </table:table-cell>
          <table:table-cell office:value-type="float" office:value="269108">
            <text:p>269108</text:p>
          </table:table-cell>
          <table:table-cell office:value-type="float" office:value="228332">
            <text:p>228332</text:p>
          </table:table-cell>
          <table:table-cell office:value-type="float" office:value="1730163044">
            <text:p>1730163044</text:p>
          </table:table-cell>
          <table:table-cell office:value-type="float" office:value="203366">
            <text:p>203366</text:p>
          </table:table-cell>
          <table:table-cell office:value-type="float" office:value="164634">
            <text:p>164634</text:p>
          </table:table-cell>
          <table:table-cell office:value-type="float" office:value="161084">
            <text:p>161084</text:p>
          </table:table-cell>
          <table:table-cell office:value-type="float" office:value="11710800">
            <text:p>11710800</text:p>
          </table:table-cell>
          <table:table-cell office:value-type="float" office:value="291112">
            <text:p>291112</text:p>
          </table:table-cell>
          <table:table-cell office:value-type="float" office:value="272017">
            <text:p>272017</text:p>
          </table:table-cell>
          <table:table-cell office:value-type="float" office:value="6103507833">
            <text:p>6103507833</text:p>
          </table:table-cell>
          <table:table-cell office:value-type="float" office:value="202302">
            <text:p>202302</text:p>
          </table:table-cell>
          <table:table-cell office:value-type="float" office:value="162824">
            <text:p>162824</text:p>
          </table:table-cell>
          <table:table-cell office:value-type="float" office:value="158586">
            <text:p>158586</text:p>
          </table:table-cell>
          <table:table-cell office:value-type="float" office:value="13605026">
            <text:p>13605026</text:p>
          </table:table-cell>
          <table:table-cell office:value-type="float" office:value="319709">
            <text:p>319709</text:p>
          </table:table-cell>
          <table:table-cell office:value-type="float" office:value="236634">
            <text:p>236634</text:p>
          </table:table-cell>
        </table:table-row>
        <table:table-row table:style-name="ro1">
          <table:table-cell office:value-type="float" office:value="27670226472">
            <text:p>27670226472</text:p>
          </table:table-cell>
          <table:table-cell office:value-type="float" office:value="194952">
            <text:p>194952</text:p>
          </table:table-cell>
          <table:table-cell office:value-type="float" office:value="151576">
            <text:p>151576</text:p>
          </table:table-cell>
          <table:table-cell office:value-type="float" office:value="151310">
            <text:p>151310</text:p>
          </table:table-cell>
          <table:table-cell office:value-type="float" office:value="5301512">
            <text:p>5301512</text:p>
          </table:table-cell>
          <table:table-cell office:value-type="float" office:value="255882">
            <text:p>255882</text:p>
          </table:table-cell>
          <table:table-cell office:value-type="float" office:value="261816">
            <text:p>261816</text:p>
          </table:table-cell>
          <table:table-cell office:value-type="float" office:value="4003479107">
            <text:p>4003479107</text:p>
          </table:table-cell>
          <table:table-cell office:value-type="float" office:value="202130">
            <text:p>202130</text:p>
          </table:table-cell>
          <table:table-cell office:value-type="float" office:value="166930">
            <text:p>166930</text:p>
          </table:table-cell>
          <table:table-cell office:value-type="float" office:value="164964">
            <text:p>164964</text:p>
          </table:table-cell>
          <table:table-cell office:value-type="float" office:value="1819050">
            <text:p>1819050</text:p>
          </table:table-cell>
          <table:table-cell office:value-type="float" office:value="261248">
            <text:p>261248</text:p>
          </table:table-cell>
          <table:table-cell office:value-type="float" office:value="352394">
            <text:p>352394</text:p>
          </table:table-cell>
          <table:table-cell office:value-type="float" office:value="5329503222">
            <text:p>5329503222</text:p>
          </table:table-cell>
          <table:table-cell office:value-type="float" office:value="200546">
            <text:p>200546</text:p>
          </table:table-cell>
          <table:table-cell office:value-type="float" office:value="163926">
            <text:p>163926</text:p>
          </table:table-cell>
          <table:table-cell office:value-type="float" office:value="160106">
            <text:p>160106</text:p>
          </table:table-cell>
          <table:table-cell office:value-type="float" office:value="9200856">
            <text:p>9200856</text:p>
          </table:table-cell>
          <table:table-cell office:value-type="float" office:value="305512">
            <text:p>305512</text:p>
          </table:table-cell>
          <table:table-cell office:value-type="float" office:value="241954">
            <text:p>241954</text:p>
          </table:table-cell>
        </table:table-row>
        <table:table-row table:style-name="ro1">
          <table:table-cell office:value-type="float" office:value="8012614048">
            <text:p>8012614048</text:p>
          </table:table-cell>
          <table:table-cell office:value-type="float" office:value="191512">
            <text:p>191512</text:p>
          </table:table-cell>
          <table:table-cell office:value-type="float" office:value="153244">
            <text:p>153244</text:p>
          </table:table-cell>
          <table:table-cell office:value-type="float" office:value="152182">
            <text:p>152182</text:p>
          </table:table-cell>
          <table:table-cell office:value-type="float" office:value="4380028">
            <text:p>4380028</text:p>
          </table:table-cell>
          <table:table-cell office:value-type="float" office:value="254054">
            <text:p>254054</text:p>
          </table:table-cell>
          <table:table-cell office:value-type="float" office:value="214088">
            <text:p>214088</text:p>
          </table:table-cell>
          <table:table-cell office:value-type="float" office:value="27462176911">
            <text:p>27462176911</text:p>
          </table:table-cell>
          <table:table-cell office:value-type="float" office:value="202362">
            <text:p>202362</text:p>
          </table:table-cell>
          <table:table-cell office:value-type="float" office:value="165096">
            <text:p>165096</text:p>
          </table:table-cell>
          <table:table-cell office:value-type="float" office:value="158138">
            <text:p>158138</text:p>
          </table:table-cell>
          <table:table-cell office:value-type="float" office:value="71844078">
            <text:p>71844078</text:p>
          </table:table-cell>
          <table:table-cell office:value-type="float" office:value="313023">
            <text:p>313023</text:p>
          </table:table-cell>
          <table:table-cell office:value-type="float" office:value="242388">
            <text:p>242388</text:p>
          </table:table-cell>
          <table:table-cell office:value-type="float" office:value="3673018390">
            <text:p>3673018390</text:p>
          </table:table-cell>
          <table:table-cell office:value-type="float" office:value="201754">
            <text:p>201754</text:p>
          </table:table-cell>
          <table:table-cell office:value-type="float" office:value="160464">
            <text:p>160464</text:p>
          </table:table-cell>
          <table:table-cell office:value-type="float" office:value="157784">
            <text:p>157784</text:p>
          </table:table-cell>
          <table:table-cell office:value-type="float" office:value="91744540">
            <text:p>91744540</text:p>
          </table:table-cell>
          <table:table-cell office:value-type="float" office:value="283904">
            <text:p>283904</text:p>
          </table:table-cell>
          <table:table-cell office:value-type="float" office:value="280601">
            <text:p>280601</text:p>
          </table:table-cell>
        </table:table-row>
        <table:table-row table:style-name="ro1">
          <table:table-cell office:value-type="float" office:value="25177611361">
            <text:p>25177611361</text:p>
          </table:table-cell>
          <table:table-cell office:value-type="float" office:value="195416">
            <text:p>195416</text:p>
          </table:table-cell>
          <table:table-cell office:value-type="float" office:value="152180">
            <text:p>152180</text:p>
          </table:table-cell>
          <table:table-cell office:value-type="float" office:value="150076">
            <text:p>150076</text:p>
          </table:table-cell>
          <table:table-cell office:value-type="float" office:value="30702570">
            <text:p>30702570</text:p>
          </table:table-cell>
          <table:table-cell office:value-type="float" office:value="264916">
            <text:p>264916</text:p>
          </table:table-cell>
          <table:table-cell office:value-type="float" office:value="218034">
            <text:p>218034</text:p>
          </table:table-cell>
          <table:table-cell office:value-type="float" office:value="2997045656">
            <text:p>2997045656</text:p>
          </table:table-cell>
          <table:table-cell office:value-type="float" office:value="202804">
            <text:p>202804</text:p>
          </table:table-cell>
          <table:table-cell office:value-type="float" office:value="166726">
            <text:p>166726</text:p>
          </table:table-cell>
          <table:table-cell office:value-type="float" office:value="160072">
            <text:p>160072</text:p>
          </table:table-cell>
          <table:table-cell office:value-type="float" office:value="1727806">
            <text:p>1727806</text:p>
          </table:table-cell>
          <table:table-cell office:value-type="float" office:value="315522">
            <text:p>315522</text:p>
          </table:table-cell>
          <table:table-cell office:value-type="float" office:value="233316">
            <text:p>233316</text:p>
          </table:table-cell>
          <table:table-cell office:value-type="float" office:value="7163840504">
            <text:p>7163840504</text:p>
          </table:table-cell>
          <table:table-cell office:value-type="float" office:value="200760">
            <text:p>200760</text:p>
          </table:table-cell>
          <table:table-cell office:value-type="float" office:value="162658">
            <text:p>162658</text:p>
          </table:table-cell>
          <table:table-cell office:value-type="float" office:value="181486">
            <text:p>181486</text:p>
          </table:table-cell>
          <table:table-cell office:value-type="float" office:value="28003343">
            <text:p>28003343</text:p>
          </table:table-cell>
          <table:table-cell office:value-type="float" office:value="265616">
            <text:p>265616</text:p>
          </table:table-cell>
          <table:table-cell office:value-type="float" office:value="221502">
            <text:p>221502</text:p>
          </table:table-cell>
        </table:table-row>
        <table:table-row table:style-name="ro1">
          <table:table-cell office:value-type="float" office:value="1786021463">
            <text:p>1786021463</text:p>
          </table:table-cell>
          <table:table-cell office:value-type="float" office:value="194292">
            <text:p>194292</text:p>
          </table:table-cell>
          <table:table-cell office:value-type="float" office:value="174369">
            <text:p>174369</text:p>
          </table:table-cell>
          <table:table-cell office:value-type="float" office:value="149796">
            <text:p>149796</text:p>
          </table:table-cell>
          <table:table-cell office:value-type="float" office:value="12120387">
            <text:p>12120387</text:p>
          </table:table-cell>
          <table:table-cell office:value-type="float" office:value="575317">
            <text:p>575317</text:p>
          </table:table-cell>
          <table:table-cell office:value-type="float" office:value="231420">
            <text:p>231420</text:p>
          </table:table-cell>
          <table:table-cell office:value-type="float" office:value="2654116557">
            <text:p>2654116557</text:p>
          </table:table-cell>
          <table:table-cell office:value-type="float" office:value="205682">
            <text:p>205682</text:p>
          </table:table-cell>
          <table:table-cell office:value-type="float" office:value="163794">
            <text:p>163794</text:p>
          </table:table-cell>
          <table:table-cell office:value-type="float" office:value="360067">
            <text:p>360067</text:p>
          </table:table-cell>
          <table:table-cell office:value-type="float" office:value="1441742">
            <text:p>1441742</text:p>
          </table:table-cell>
          <table:table-cell office:value-type="float" office:value="277262">
            <text:p>277262</text:p>
          </table:table-cell>
          <table:table-cell office:value-type="float" office:value="220766">
            <text:p>220766</text:p>
          </table:table-cell>
          <table:table-cell office:value-type="float" office:value="1305465844">
            <text:p>1305465844</text:p>
          </table:table-cell>
          <table:table-cell office:value-type="float" office:value="201102">
            <text:p>201102</text:p>
          </table:table-cell>
          <table:table-cell office:value-type="float" office:value="161776">
            <text:p>161776</text:p>
          </table:table-cell>
          <table:table-cell office:value-type="float" office:value="158406">
            <text:p>158406</text:p>
          </table:table-cell>
          <table:table-cell office:value-type="float" office:value="4175329">
            <text:p>4175329</text:p>
          </table:table-cell>
          <table:table-cell office:value-type="float" office:value="294822">
            <text:p>294822</text:p>
          </table:table-cell>
          <table:table-cell office:value-type="float" office:value="235814">
            <text:p>235814</text:p>
          </table:table-cell>
        </table:table-row>
        <table:table-row table:style-name="ro1">
          <table:table-cell office:value-type="float" office:value="4856650449">
            <text:p>4856650449</text:p>
          </table:table-cell>
          <table:table-cell office:value-type="float" office:value="189654">
            <text:p>189654</text:p>
          </table:table-cell>
          <table:table-cell office:value-type="float" office:value="152670">
            <text:p>152670</text:p>
          </table:table-cell>
          <table:table-cell office:value-type="float" office:value="149722">
            <text:p>149722</text:p>
          </table:table-cell>
          <table:table-cell office:value-type="float" office:value="7815400">
            <text:p>7815400</text:p>
          </table:table-cell>
          <table:table-cell office:value-type="float" office:value="266458">
            <text:p>266458</text:p>
          </table:table-cell>
          <table:table-cell office:value-type="float" office:value="227334">
            <text:p>227334</text:p>
          </table:table-cell>
          <table:table-cell office:value-type="float" office:value="1852741453">
            <text:p>1852741453</text:p>
          </table:table-cell>
          <table:table-cell office:value-type="float" office:value="205908">
            <text:p>205908</text:p>
          </table:table-cell>
          <table:table-cell office:value-type="float" office:value="193118">
            <text:p>193118</text:p>
          </table:table-cell>
          <table:table-cell office:value-type="float" office:value="159876">
            <text:p>159876</text:p>
          </table:table-cell>
          <table:table-cell office:value-type="float" office:value="7739062">
            <text:p>7739062</text:p>
          </table:table-cell>
          <table:table-cell office:value-type="float" office:value="258982">
            <text:p>258982</text:p>
          </table:table-cell>
          <table:table-cell office:value-type="float" office:value="225372">
            <text:p>225372</text:p>
          </table:table-cell>
          <table:table-cell office:value-type="float" office:value="4247573327">
            <text:p>4247573327</text:p>
          </table:table-cell>
          <table:table-cell office:value-type="float" office:value="203630">
            <text:p>203630</text:p>
          </table:table-cell>
          <table:table-cell office:value-type="float" office:value="161308">
            <text:p>161308</text:p>
          </table:table-cell>
          <table:table-cell office:value-type="float" office:value="157822">
            <text:p>157822</text:p>
          </table:table-cell>
          <table:table-cell office:value-type="float" office:value="39670275">
            <text:p>39670275</text:p>
          </table:table-cell>
          <table:table-cell office:value-type="float" office:value="268520">
            <text:p>268520</text:p>
          </table:table-cell>
          <table:table-cell office:value-type="float" office:value="222472">
            <text:p>222472</text:p>
          </table:table-cell>
        </table:table-row>
        <table:table-row table:style-name="ro1">
          <table:table-cell office:value-type="float" office:value="28170727937">
            <text:p>28170727937</text:p>
          </table:table-cell>
          <table:table-cell office:value-type="float" office:value="193604">
            <text:p>193604</text:p>
          </table:table-cell>
          <table:table-cell office:value-type="float" office:value="154520">
            <text:p>154520</text:p>
          </table:table-cell>
          <table:table-cell office:value-type="float" office:value="154000">
            <text:p>154000</text:p>
          </table:table-cell>
          <table:table-cell office:value-type="float" office:value="266438">
            <text:p>266438</text:p>
          </table:table-cell>
          <table:table-cell office:value-type="float" office:value="264958">
            <text:p>264958</text:p>
          </table:table-cell>
          <table:table-cell office:value-type="float" office:value="215532">
            <text:p>215532</text:p>
          </table:table-cell>
          <table:table-cell office:value-type="float" office:value="1995262301">
            <text:p>1995262301</text:p>
          </table:table-cell>
          <table:table-cell office:value-type="float" office:value="236467">
            <text:p>236467</text:p>
          </table:table-cell>
          <table:table-cell office:value-type="float" office:value="166664">
            <text:p>166664</text:p>
          </table:table-cell>
          <table:table-cell office:value-type="float" office:value="160912">
            <text:p>160912</text:p>
          </table:table-cell>
          <table:table-cell office:value-type="float" office:value="247042">
            <text:p>247042</text:p>
          </table:table-cell>
          <table:table-cell office:value-type="float" office:value="263724">
            <text:p>263724</text:p>
          </table:table-cell>
          <table:table-cell office:value-type="float" office:value="259154">
            <text:p>259154</text:p>
          </table:table-cell>
          <table:table-cell office:value-type="float" office:value="3880303284">
            <text:p>3880303284</text:p>
          </table:table-cell>
          <table:table-cell office:value-type="float" office:value="205194">
            <text:p>205194</text:p>
          </table:table-cell>
          <table:table-cell office:value-type="float" office:value="162106">
            <text:p>162106</text:p>
          </table:table-cell>
          <table:table-cell office:value-type="float" office:value="158728">
            <text:p>158728</text:p>
          </table:table-cell>
          <table:table-cell office:value-type="float" office:value="5963716">
            <text:p>5963716</text:p>
          </table:table-cell>
          <table:table-cell office:value-type="float" office:value="272970">
            <text:p>272970</text:p>
          </table:table-cell>
          <table:table-cell office:value-type="float" office:value="227580">
            <text:p>227580</text:p>
          </table:table-cell>
        </table:table-row>
        <table:table-row table:style-name="ro1">
          <table:table-cell office:value-type="float" office:value="10505511553">
            <text:p>10505511553</text:p>
          </table:table-cell>
          <table:table-cell office:value-type="float" office:value="191748">
            <text:p>191748</text:p>
          </table:table-cell>
          <table:table-cell office:value-type="float" office:value="153146">
            <text:p>153146</text:p>
          </table:table-cell>
          <table:table-cell office:value-type="float" office:value="150552">
            <text:p>150552</text:p>
          </table:table-cell>
          <table:table-cell office:value-type="float" office:value="58977010">
            <text:p>58977010</text:p>
          </table:table-cell>
          <table:table-cell office:value-type="float" office:value="273640">
            <text:p>273640</text:p>
          </table:table-cell>
          <table:table-cell office:value-type="float" office:value="225104">
            <text:p>225104</text:p>
          </table:table-cell>
          <table:table-cell office:value-type="float" office:value="11096539952">
            <text:p>11096539952</text:p>
          </table:table-cell>
          <table:table-cell office:value-type="float" office:value="207364">
            <text:p>207364</text:p>
          </table:table-cell>
          <table:table-cell office:value-type="float" office:value="165684">
            <text:p>165684</text:p>
          </table:table-cell>
          <table:table-cell office:value-type="float" office:value="185765">
            <text:p>185765</text:p>
          </table:table-cell>
          <table:table-cell office:value-type="float" office:value="3123726">
            <text:p>3123726</text:p>
          </table:table-cell>
          <table:table-cell office:value-type="float" office:value="258188">
            <text:p>258188</text:p>
          </table:table-cell>
          <table:table-cell office:value-type="float" office:value="224000">
            <text:p>224000</text:p>
          </table:table-cell>
          <table:table-cell office:value-type="float" office:value="8747826893">
            <text:p>8747826893</text:p>
          </table:table-cell>
          <table:table-cell office:value-type="float" office:value="201768">
            <text:p>201768</text:p>
          </table:table-cell>
          <table:table-cell office:value-type="float" office:value="161318">
            <text:p>161318</text:p>
          </table:table-cell>
          <table:table-cell office:value-type="float" office:value="159110">
            <text:p>159110</text:p>
          </table:table-cell>
          <table:table-cell office:value-type="float" office:value="4510482">
            <text:p>4510482</text:p>
          </table:table-cell>
          <table:table-cell office:value-type="float" office:value="268928">
            <text:p>268928</text:p>
          </table:table-cell>
          <table:table-cell office:value-type="float" office:value="219634">
            <text:p>219634</text:p>
          </table:table-cell>
        </table:table-row>
        <table:table-row table:style-name="ro1">
          <table:table-cell office:value-type="float" office:value="3536570868">
            <text:p>3536570868</text:p>
          </table:table-cell>
          <table:table-cell office:value-type="float" office:value="192478">
            <text:p>192478</text:p>
          </table:table-cell>
          <table:table-cell office:value-type="float" office:value="153068">
            <text:p>153068</text:p>
          </table:table-cell>
          <table:table-cell office:value-type="float" office:value="153016">
            <text:p>153016</text:p>
          </table:table-cell>
          <table:table-cell office:value-type="float" office:value="3848284">
            <text:p>3848284</text:p>
          </table:table-cell>
          <table:table-cell office:value-type="float" office:value="280778">
            <text:p>280778</text:p>
          </table:table-cell>
          <table:table-cell office:value-type="float" office:value="213850">
            <text:p>213850</text:p>
          </table:table-cell>
          <table:table-cell office:value-type="float" office:value="725429129">
            <text:p>725429129</text:p>
          </table:table-cell>
          <table:table-cell office:value-type="float" office:value="204226">
            <text:p>204226</text:p>
          </table:table-cell>
          <table:table-cell office:value-type="float" office:value="162936">
            <text:p>162936</text:p>
          </table:table-cell>
          <table:table-cell office:value-type="float" office:value="160080">
            <text:p>160080</text:p>
          </table:table-cell>
          <table:table-cell office:value-type="float" office:value="32764827">
            <text:p>32764827</text:p>
          </table:table-cell>
          <table:table-cell office:value-type="float" office:value="324751">
            <text:p>324751</text:p>
          </table:table-cell>
          <table:table-cell office:value-type="float" office:value="238078">
            <text:p>238078</text:p>
          </table:table-cell>
          <table:table-cell office:value-type="float" office:value="9564586734">
            <text:p>9564586734</text:p>
          </table:table-cell>
          <table:table-cell office:value-type="float" office:value="201926">
            <text:p>201926</text:p>
          </table:table-cell>
          <table:table-cell office:value-type="float" office:value="164230">
            <text:p>164230</text:p>
          </table:table-cell>
          <table:table-cell office:value-type="float" office:value="159118">
            <text:p>159118</text:p>
          </table:table-cell>
          <table:table-cell office:value-type="float" office:value="22969971">
            <text:p>22969971</text:p>
          </table:table-cell>
          <table:table-cell office:value-type="float" office:value="276362">
            <text:p>276362</text:p>
          </table:table-cell>
          <table:table-cell office:value-type="float" office:value="261040">
            <text:p>261040</text:p>
          </table:table-cell>
        </table:table-row>
        <table:table-row table:style-name="ro1">
          <table:table-cell office:value-type="float" office:value="1718491657">
            <text:p>1718491657</text:p>
          </table:table-cell>
          <table:table-cell office:value-type="float" office:value="190922">
            <text:p>190922</text:p>
          </table:table-cell>
          <table:table-cell office:value-type="float" office:value="152232">
            <text:p>152232</text:p>
          </table:table-cell>
          <table:table-cell office:value-type="float" office:value="153040">
            <text:p>153040</text:p>
          </table:table-cell>
          <table:table-cell office:value-type="float" office:value="29301105">
            <text:p>29301105</text:p>
          </table:table-cell>
          <table:table-cell office:value-type="float" office:value="265394">
            <text:p>265394</text:p>
          </table:table-cell>
          <table:table-cell office:value-type="float" office:value="225002">
            <text:p>225002</text:p>
          </table:table-cell>
          <table:table-cell office:value-type="float" office:value="4162323711">
            <text:p>4162323711</text:p>
          </table:table-cell>
          <table:table-cell office:value-type="float" office:value="204104">
            <text:p>204104</text:p>
          </table:table-cell>
          <table:table-cell office:value-type="float" office:value="166862">
            <text:p>166862</text:p>
          </table:table-cell>
          <table:table-cell office:value-type="float" office:value="160506">
            <text:p>160506</text:p>
          </table:table-cell>
          <table:table-cell office:value-type="float" office:value="23047779">
            <text:p>23047779</text:p>
          </table:table-cell>
          <table:table-cell office:value-type="float" office:value="275518">
            <text:p>275518</text:p>
          </table:table-cell>
          <table:table-cell office:value-type="float" office:value="234678">
            <text:p>234678</text:p>
          </table:table-cell>
          <table:table-cell office:value-type="float" office:value="366671314">
            <text:p>366671314</text:p>
          </table:table-cell>
          <table:table-cell office:value-type="float" office:value="198118">
            <text:p>198118</text:p>
          </table:table-cell>
          <table:table-cell office:value-type="float" office:value="194414">
            <text:p>194414</text:p>
          </table:table-cell>
          <table:table-cell office:value-type="float" office:value="156928">
            <text:p>156928</text:p>
          </table:table-cell>
          <table:table-cell office:value-type="float" office:value="1759583">
            <text:p>1759583</text:p>
          </table:table-cell>
          <table:table-cell office:value-type="float" office:value="266642">
            <text:p>266642</text:p>
          </table:table-cell>
          <table:table-cell office:value-type="float" office:value="222420">
            <text:p>222420</text:p>
          </table:table-cell>
        </table:table-row>
        <table:table-row table:style-name="ro1">
          <table:table-cell office:value-type="float" office:value="4473969751">
            <text:p>4473969751</text:p>
          </table:table-cell>
          <table:table-cell office:value-type="float" office:value="192576">
            <text:p>192576</text:p>
          </table:table-cell>
          <table:table-cell office:value-type="float" office:value="153020">
            <text:p>153020</text:p>
          </table:table-cell>
          <table:table-cell office:value-type="float" office:value="151722">
            <text:p>151722</text:p>
          </table:table-cell>
          <table:table-cell office:value-type="float" office:value="31326806">
            <text:p>31326806</text:p>
          </table:table-cell>
          <table:table-cell office:value-type="float" office:value="275558">
            <text:p>275558</text:p>
          </table:table-cell>
          <table:table-cell office:value-type="float" office:value="232896">
            <text:p>232896</text:p>
          </table:table-cell>
          <table:table-cell office:value-type="float" office:value="28368398553">
            <text:p>28368398553</text:p>
          </table:table-cell>
          <table:table-cell office:value-type="float" office:value="205544">
            <text:p>205544</text:p>
          </table:table-cell>
          <table:table-cell office:value-type="float" office:value="166612">
            <text:p>166612</text:p>
          </table:table-cell>
          <table:table-cell office:value-type="float" office:value="162478">
            <text:p>162478</text:p>
          </table:table-cell>
          <table:table-cell office:value-type="float" office:value="16893049">
            <text:p>16893049</text:p>
          </table:table-cell>
          <table:table-cell office:value-type="float" office:value="269536">
            <text:p>269536</text:p>
          </table:table-cell>
          <table:table-cell office:value-type="float" office:value="260620">
            <text:p>260620</text:p>
          </table:table-cell>
          <table:table-cell office:value-type="float" office:value="5048451002">
            <text:p>5048451002</text:p>
          </table:table-cell>
          <table:table-cell office:value-type="float" office:value="201784">
            <text:p>201784</text:p>
          </table:table-cell>
          <table:table-cell office:value-type="float" office:value="163072">
            <text:p>163072</text:p>
          </table:table-cell>
          <table:table-cell office:value-type="float" office:value="160674">
            <text:p>160674</text:p>
          </table:table-cell>
          <table:table-cell office:value-type="float" office:value="18665401">
            <text:p>18665401</text:p>
          </table:table-cell>
          <table:table-cell office:value-type="float" office:value="400747">
            <text:p>400747</text:p>
          </table:table-cell>
          <table:table-cell office:value-type="float" office:value="501123">
            <text:p>501123</text:p>
          </table:table-cell>
        </table:table-row>
        <table:table-row table:style-name="ro1">
          <table:table-cell office:value-type="float" office:value="13187070603">
            <text:p>13187070603</text:p>
          </table:table-cell>
          <table:table-cell office:value-type="float" office:value="193128">
            <text:p>193128</text:p>
          </table:table-cell>
          <table:table-cell office:value-type="float" office:value="151230">
            <text:p>151230</text:p>
          </table:table-cell>
          <table:table-cell office:value-type="float" office:value="149906">
            <text:p>149906</text:p>
          </table:table-cell>
          <table:table-cell office:value-type="float" office:value="4946803">
            <text:p>4946803</text:p>
          </table:table-cell>
          <table:table-cell office:value-type="float" office:value="303643">
            <text:p>303643</text:p>
          </table:table-cell>
          <table:table-cell office:value-type="float" office:value="219020">
            <text:p>219020</text:p>
          </table:table-cell>
          <table:table-cell office:value-type="float" office:value="2217182176">
            <text:p>2217182176</text:p>
          </table:table-cell>
          <table:table-cell office:value-type="float" office:value="249644">
            <text:p>249644</text:p>
          </table:table-cell>
          <table:table-cell office:value-type="float" office:value="165934">
            <text:p>165934</text:p>
          </table:table-cell>
          <table:table-cell office:value-type="float" office:value="182046">
            <text:p>182046</text:p>
          </table:table-cell>
          <table:table-cell office:value-type="float" office:value="459690">
            <text:p>459690</text:p>
          </table:table-cell>
          <table:table-cell office:value-type="float" office:value="270438">
            <text:p>270438</text:p>
          </table:table-cell>
          <table:table-cell office:value-type="float" office:value="228168">
            <text:p>228168</text:p>
          </table:table-cell>
          <table:table-cell office:value-type="float" office:value="3396940076">
            <text:p>3396940076</text:p>
          </table:table-cell>
          <table:table-cell office:value-type="float" office:value="201372">
            <text:p>201372</text:p>
          </table:table-cell>
          <table:table-cell office:value-type="float" office:value="164630">
            <text:p>164630</text:p>
          </table:table-cell>
          <table:table-cell office:value-type="float" office:value="158944">
            <text:p>158944</text:p>
          </table:table-cell>
          <table:table-cell office:value-type="float" office:value="26357193">
            <text:p>26357193</text:p>
          </table:table-cell>
          <table:table-cell office:value-type="float" office:value="285946">
            <text:p>285946</text:p>
          </table:table-cell>
          <table:table-cell office:value-type="float" office:value="226622">
            <text:p>226622</text:p>
          </table:table-cell>
        </table:table-row>
        <table:table-row table:style-name="ro1">
          <table:table-cell office:value-type="float" office:value="11982043039">
            <text:p>11982043039</text:p>
          </table:table-cell>
          <table:table-cell office:value-type="float" office:value="191698">
            <text:p>191698</text:p>
          </table:table-cell>
          <table:table-cell office:value-type="float" office:value="150596">
            <text:p>150596</text:p>
          </table:table-cell>
          <table:table-cell office:value-type="float" office:value="150382">
            <text:p>150382</text:p>
          </table:table-cell>
          <table:table-cell office:value-type="float" office:value="11977623">
            <text:p>11977623</text:p>
          </table:table-cell>
          <table:table-cell office:value-type="float" office:value="266192">
            <text:p>266192</text:p>
          </table:table-cell>
          <table:table-cell office:value-type="float" office:value="220562">
            <text:p>220562</text:p>
          </table:table-cell>
          <table:table-cell office:value-type="float" office:value="2741664867">
            <text:p>2741664867</text:p>
          </table:table-cell>
          <table:table-cell office:value-type="float" office:value="204342">
            <text:p>204342</text:p>
          </table:table-cell>
          <table:table-cell office:value-type="float" office:value="164826">
            <text:p>164826</text:p>
          </table:table-cell>
          <table:table-cell office:value-type="float" office:value="160824">
            <text:p>160824</text:p>
          </table:table-cell>
          <table:table-cell office:value-type="float" office:value="16563763">
            <text:p>16563763</text:p>
          </table:table-cell>
          <table:table-cell office:value-type="float" office:value="285010">
            <text:p>285010</text:p>
          </table:table-cell>
          <table:table-cell office:value-type="float" office:value="266836">
            <text:p>266836</text:p>
          </table:table-cell>
          <table:table-cell office:value-type="float" office:value="8071103273">
            <text:p>8071103273</text:p>
          </table:table-cell>
          <table:table-cell office:value-type="float" office:value="201798">
            <text:p>201798</text:p>
          </table:table-cell>
          <table:table-cell office:value-type="float" office:value="161906">
            <text:p>161906</text:p>
          </table:table-cell>
          <table:table-cell office:value-type="float" office:value="159952">
            <text:p>159952</text:p>
          </table:table-cell>
          <table:table-cell office:value-type="float" office:value="3233269">
            <text:p>3233269</text:p>
          </table:table-cell>
          <table:table-cell office:value-type="float" office:value="275786">
            <text:p>275786</text:p>
          </table:table-cell>
          <table:table-cell office:value-type="float" office:value="255923">
            <text:p>255923</text:p>
          </table:table-cell>
        </table:table-row>
        <table:table-row table:style-name="ro1">
          <table:table-cell office:value-type="float" office:value="2862651162">
            <text:p>2862651162</text:p>
          </table:table-cell>
          <table:table-cell office:value-type="float" office:value="193190">
            <text:p>193190</text:p>
          </table:table-cell>
          <table:table-cell office:value-type="float" office:value="154074">
            <text:p>154074</text:p>
          </table:table-cell>
          <table:table-cell office:value-type="float" office:value="152426">
            <text:p>152426</text:p>
          </table:table-cell>
          <table:table-cell office:value-type="float" office:value="8503079">
            <text:p>8503079</text:p>
          </table:table-cell>
          <table:table-cell office:value-type="float" office:value="276224">
            <text:p>276224</text:p>
          </table:table-cell>
          <table:table-cell office:value-type="float" office:value="235376">
            <text:p>235376</text:p>
          </table:table-cell>
          <table:table-cell office:value-type="float" office:value="2307718322">
            <text:p>2307718322</text:p>
          </table:table-cell>
          <table:table-cell office:value-type="float" office:value="204858">
            <text:p>204858</text:p>
          </table:table-cell>
          <table:table-cell office:value-type="float" office:value="166468">
            <text:p>166468</text:p>
          </table:table-cell>
          <table:table-cell office:value-type="float" office:value="160888">
            <text:p>160888</text:p>
          </table:table-cell>
          <table:table-cell office:value-type="float" office:value="14554435">
            <text:p>14554435</text:p>
          </table:table-cell>
          <table:table-cell office:value-type="float" office:value="286074">
            <text:p>286074</text:p>
          </table:table-cell>
          <table:table-cell office:value-type="float" office:value="240796">
            <text:p>240796</text:p>
          </table:table-cell>
          <table:table-cell office:value-type="float" office:value="2544523209">
            <text:p>2544523209</text:p>
          </table:table-cell>
          <table:table-cell office:value-type="float" office:value="202166">
            <text:p>202166</text:p>
          </table:table-cell>
          <table:table-cell office:value-type="float" office:value="190734">
            <text:p>190734</text:p>
          </table:table-cell>
          <table:table-cell office:value-type="float" office:value="219883">
            <text:p>219883</text:p>
          </table:table-cell>
          <table:table-cell office:value-type="float" office:value="2499650">
            <text:p>2499650</text:p>
          </table:table-cell>
          <table:table-cell office:value-type="float" office:value="273568">
            <text:p>273568</text:p>
          </table:table-cell>
          <table:table-cell office:value-type="float" office:value="234554">
            <text:p>234554</text:p>
          </table:table-cell>
        </table:table-row>
        <table:table-row table:style-name="ro1">
          <table:table-cell office:value-type="float" office:value="1296693064">
            <text:p>1296693064</text:p>
          </table:table-cell>
          <table:table-cell office:value-type="float" office:value="285296">
            <text:p>285296</text:p>
          </table:table-cell>
          <table:table-cell office:value-type="float" office:value="269392">
            <text:p>269392</text:p>
          </table:table-cell>
          <table:table-cell office:value-type="float" office:value="261927">
            <text:p>261927</text:p>
          </table:table-cell>
          <table:table-cell office:value-type="float" office:value="701934">
            <text:p>701934</text:p>
          </table:table-cell>
          <table:table-cell office:value-type="float" office:value="390662">
            <text:p>390662</text:p>
          </table:table-cell>
          <table:table-cell office:value-type="float" office:value="342130">
            <text:p>342130</text:p>
          </table:table-cell>
          <table:table-cell office:value-type="float" office:value="1169588083">
            <text:p>1169588083</text:p>
          </table:table-cell>
          <table:table-cell office:value-type="float" office:value="241663">
            <text:p>241663</text:p>
          </table:table-cell>
          <table:table-cell office:value-type="float" office:value="207999">
            <text:p>207999</text:p>
          </table:table-cell>
          <table:table-cell office:value-type="float" office:value="272852">
            <text:p>272852</text:p>
          </table:table-cell>
          <table:table-cell office:value-type="float" office:value="429743">
            <text:p>429743</text:p>
          </table:table-cell>
          <table:table-cell office:value-type="float" office:value="312321">
            <text:p>312321</text:p>
          </table:table-cell>
          <table:table-cell office:value-type="float" office:value="350750">
            <text:p>350750</text:p>
          </table:table-cell>
          <table:table-cell office:value-type="float" office:value="4215947098">
            <text:p>4215947098</text:p>
          </table:table-cell>
          <table:table-cell office:value-type="float" office:value="224776">
            <text:p>224776</text:p>
          </table:table-cell>
          <table:table-cell office:value-type="float" office:value="159900">
            <text:p>159900</text:p>
          </table:table-cell>
          <table:table-cell office:value-type="float" office:value="412790">
            <text:p>412790</text:p>
          </table:table-cell>
          <table:table-cell office:value-type="float" office:value="587226">
            <text:p>587226</text:p>
          </table:table-cell>
          <table:table-cell office:value-type="float" office:value="304292">
            <text:p>304292</text:p>
          </table:table-cell>
          <table:table-cell office:value-type="float" office:value="230132">
            <text:p>230132</text:p>
          </table:table-cell>
        </table:table-row>
        <table:table-row table:style-name="ro1">
          <table:table-cell office:value-type="float" office:value="7307257227">
            <text:p>7307257227</text:p>
          </table:table-cell>
          <table:table-cell office:value-type="float" office:value="220607">
            <text:p>220607</text:p>
          </table:table-cell>
          <table:table-cell office:value-type="float" office:value="177858">
            <text:p>177858</text:p>
          </table:table-cell>
          <table:table-cell office:value-type="float" office:value="182053">
            <text:p>182053</text:p>
          </table:table-cell>
          <table:table-cell office:value-type="float" office:value="44889058">
            <text:p>44889058</text:p>
          </table:table-cell>
          <table:table-cell office:value-type="float" office:value="539044">
            <text:p>539044</text:p>
          </table:table-cell>
          <table:table-cell office:value-type="float" office:value="291809">
            <text:p>291809</text:p>
          </table:table-cell>
          <table:table-cell office:value-type="float" office:value="16286776896">
            <text:p>16286776896</text:p>
          </table:table-cell>
          <table:table-cell office:value-type="float" office:value="203528">
            <text:p>203528</text:p>
          </table:table-cell>
          <table:table-cell office:value-type="float" office:value="165352">
            <text:p>165352</text:p>
          </table:table-cell>
          <table:table-cell office:value-type="float" office:value="161594">
            <text:p>161594</text:p>
          </table:table-cell>
          <table:table-cell office:value-type="float" office:value="14951489">
            <text:p>14951489</text:p>
          </table:table-cell>
          <table:table-cell office:value-type="float" office:value="277740">
            <text:p>277740</text:p>
          </table:table-cell>
          <table:table-cell office:value-type="float" office:value="239128">
            <text:p>239128</text:p>
          </table:table-cell>
          <table:table-cell office:value-type="float" office:value="7895723847">
            <text:p>7895723847</text:p>
          </table:table-cell>
          <table:table-cell office:value-type="float" office:value="231525">
            <text:p>231525</text:p>
          </table:table-cell>
          <table:table-cell office:value-type="float" office:value="239290">
            <text:p>239290</text:p>
          </table:table-cell>
          <table:table-cell office:value-type="float" office:value="227810">
            <text:p>227810</text:p>
          </table:table-cell>
          <table:table-cell office:value-type="float" office:value="791127">
            <text:p>791127</text:p>
          </table:table-cell>
          <table:table-cell office:value-type="float" office:value="820605">
            <text:p>820605</text:p>
          </table:table-cell>
          <table:table-cell office:value-type="float" office:value="277667">
            <text:p>277667</text:p>
          </table:table-cell>
        </table:table-row>
        <table:table-row table:style-name="ro1">
          <table:table-cell table:formula="of:=AVERAGE([.A1:.A1000])" office:value-type="float" office:value="7953517263.19">
            <text:p>7953517263.19</text:p>
          </table:table-cell>
          <table:table-cell table:formula="of:=AVERAGE([.B1:.B1000])" office:value-type="float" office:value="223990.94">
            <text:p>223990.94</text:p>
          </table:table-cell>
          <table:table-cell table:formula="of:=AVERAGE([.C1:.C1000])" office:value-type="float" office:value="181320.655">
            <text:p>181320.655</text:p>
          </table:table-cell>
          <table:table-cell table:formula="of:=AVERAGE([.D1:.D1000])" office:value-type="float" office:value="178134.511">
            <text:p>178134.511</text:p>
          </table:table-cell>
          <table:table-cell table:formula="of:=AVERAGE([.E1:.E1000])" office:value-type="float" office:value="14919471.037">
            <text:p>14919471.037</text:p>
          </table:table-cell>
          <table:table-cell table:formula="of:=AVERAGE([.F1:.F1000])" office:value-type="float" office:value="319693.178">
            <text:p>319693.178</text:p>
          </table:table-cell>
          <table:table-cell table:formula="of:=AVERAGE([.G1:.G1000])" office:value-type="float" office:value="268088.486">
            <text:p>268088.486</text:p>
          </table:table-cell>
          <table:table-cell table:formula="of:=AVERAGE([.H1:.H1000])" office:value-type="float" office:value="7373927578.946">
            <text:p>7373927578.946</text:p>
          </table:table-cell>
          <table:table-cell table:formula="of:=AVERAGE([.I1:.I1000])" office:value-type="float" office:value="246208.047">
            <text:p>246208.047</text:p>
          </table:table-cell>
          <table:table-cell table:formula="of:=AVERAGE([.J1:.J1000])" office:value-type="float" office:value="195849.578">
            <text:p>195849.578</text:p>
          </table:table-cell>
          <table:table-cell table:formula="of:=AVERAGE([.K1:.K1000])" office:value-type="float" office:value="191298.806">
            <text:p>191298.806</text:p>
          </table:table-cell>
          <table:table-cell table:formula="of:=AVERAGE([.L1:.L1000])" office:value-type="float" office:value="13833920.695">
            <text:p>13833920.695</text:p>
          </table:table-cell>
          <table:table-cell table:formula="of:=AVERAGE([.M1:.M1000])" office:value-type="float" office:value="331273.109">
            <text:p>331273.109</text:p>
          </table:table-cell>
          <table:table-cell table:formula="of:=AVERAGE([.N1:.N1000])" office:value-type="float" office:value="279350.603">
            <text:p>279350.603</text:p>
          </table:table-cell>
          <table:table-cell table:formula="of:=AVERAGE([.O1:.O1000])" office:value-type="float" office:value="7842054414.71">
            <text:p>7842054414.71</text:p>
          </table:table-cell>
          <table:table-cell table:formula="of:=AVERAGE([.P1:.P1000])" office:value-type="float" office:value="240843.328">
            <text:p>240843.328</text:p>
          </table:table-cell>
          <table:table-cell table:formula="of:=AVERAGE([.Q1:.Q1000])" office:value-type="float" office:value="191065.258">
            <text:p>191065.258</text:p>
          </table:table-cell>
          <table:table-cell table:formula="of:=AVERAGE([.R1:.R1000])" office:value-type="float" office:value="194063.979">
            <text:p>194063.979</text:p>
          </table:table-cell>
          <table:table-cell table:formula="of:=AVERAGE([.S1:.S1000])" office:value-type="float" office:value="14899881.526">
            <text:p>14899881.526</text:p>
          </table:table-cell>
          <table:table-cell table:formula="of:=AVERAGE([.T1:.T1000])" office:value-type="float" office:value="317671.848">
            <text:p>317671.848</text:p>
          </table:table-cell>
          <table:table-cell table:formula="of:=AVERAGE([.U1:.U1000])" office:value-type="float" office:value="277948.163">
            <text:p>277948.163</text:p>
          </table:table-cell>
        </table:table-row>
        <table:table-row table:style-name="ro1">
          <table:table-cell table:formula="of:=[.A1001]/1600000000" office:value-type="float" office:value="4.97094828949375">
            <text:p>4.9709482895</text:p>
          </table:table-cell>
          <table:table-cell table:formula="of:=[.B1001]/1600000000" office:value-type="float" office:value="0.0001399943375">
            <text:p>0.0001399943</text:p>
          </table:table-cell>
          <table:table-cell table:formula="of:=[.C1001]/1600000000" office:value-type="float" office:value="0.000113325409375">
            <text:p>0.0001133254</text:p>
          </table:table-cell>
          <table:table-cell table:formula="of:=[.D1001]/1600000000" office:value-type="float" office:value="0.000111334069375">
            <text:p>0.0001113341</text:p>
          </table:table-cell>
          <table:table-cell table:formula="of:=[.E1001]/1600000000" office:value-type="float" office:value="0.009324669398125">
            <text:p>0.0093246694</text:p>
          </table:table-cell>
          <table:table-cell table:formula="of:=[.F1001]/1600000000" office:value-type="float" office:value="0.00019980823625">
            <text:p>0.0001998082</text:p>
          </table:table-cell>
          <table:table-cell table:formula="of:=[.G1001]/1600000000" office:value-type="float" office:value="0.00016755530375">
            <text:p>0.0001675553</text:p>
          </table:table-cell>
          <table:table-cell table:formula="of:=[.H1001]/1600000000" office:value-type="float" office:value="4.60870473684125">
            <text:p>4.6087047368</text:p>
          </table:table-cell>
          <table:table-cell table:formula="of:=[.I1001]/1600000000" office:value-type="float" office:value="0.000153880029375">
            <text:p>0.00015388</text:p>
          </table:table-cell>
          <table:table-cell table:formula="of:=[.J1001]/1600000000" office:value-type="float" office:value="0.00012240598625">
            <text:p>0.000122406</text:p>
          </table:table-cell>
          <table:table-cell table:formula="of:=[.K1001]/1600000000" office:value-type="float" office:value="0.00011956175375">
            <text:p>0.0001195618</text:p>
          </table:table-cell>
          <table:table-cell table:formula="of:=[.L1001]/1600000000" office:value-type="float" office:value="0.008646200434375">
            <text:p>0.0086462004</text:p>
          </table:table-cell>
          <table:table-cell table:formula="of:=[.M1001]/1600000000" office:value-type="float" office:value="0.000207045693125">
            <text:p>0.0002070457</text:p>
          </table:table-cell>
          <table:table-cell table:formula="of:=[.N1001]/1600000000" office:value-type="float" office:value="0.000174594126875">
            <text:p>0.0001745941</text:p>
          </table:table-cell>
          <table:table-cell table:formula="of:=[.O1001]/1600000000" office:value-type="float" office:value="4.90128400919375">
            <text:p>4.9012840092</text:p>
          </table:table-cell>
          <table:table-cell table:formula="of:=[.P1001]/1600000000" office:value-type="float" office:value="0.00015052708">
            <text:p>0.0001505271</text:p>
          </table:table-cell>
          <table:table-cell table:formula="of:=[.Q1001]/1600000000" office:value-type="float" office:value="0.00011941578625">
            <text:p>0.0001194158</text:p>
          </table:table-cell>
          <table:table-cell table:formula="of:=[.R1001]/1600000000" office:value-type="float" office:value="0.000121289986875">
            <text:p>0.00012129</text:p>
          </table:table-cell>
          <table:table-cell table:formula="of:=[.S1001]/1600000000" office:value-type="float" office:value="0.00931242595375">
            <text:p>0.009312426</text:p>
          </table:table-cell>
          <table:table-cell table:formula="of:=[.T1001]/1600000000" office:value-type="float" office:value="0.000198544905">
            <text:p>0.0001985449</text:p>
          </table:table-cell>
          <table:table-cell table:formula="of:=[.U1001]/1600000000" office:value-type="float" office:value="0.000173717601875">
            <text:p>0.0001737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2T08:21:20</dc:date>
    <dc:creator>Daniel Kovach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210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045cm" svg:height="17.901cm" xlink:href=".." xlink:type="simple" chart:class="chart:bar" chart:style-name="ch1">
        <chart:title svg:x="15.142cm" svg:y="0.494cm" chart:style-name="ch2">
          <text:p>Neural Algorithm Performance Metrics</text:p>
        </chart:title>
        <chart:subtitle svg:x="18.092cm" svg:y="1.631cm" chart:style-name="ch3">
          <text:p>Log Scale</text:p>
        </chart:subtitle>
        <chart:plot-area chart:style-name="ch4" table:cell-range-address="Sheet1.A1001:Sheet1.U1001" svg:x="1.771cm" svg:y="3.03cm" svg:width="34.754cm" svg:height="13.532cm">
          <chartooo:coordinate-region svg:x="4.059cm" svg:y="3.23cm" svg:width="32.466cm" svg:height="12.685cm"/>
          <chart:axis chart:dimension="x" chart:name="primary-x" chart:style-name="ch5">
            <chart:title svg:x="17.874cm" svg:y="16.92cm" chart:style-name="ch6">
              <text:p>Neural Algorithm</text:p>
            </chart:title>
          </chart:axis>
          <chart:axis chart:dimension="y" chart:name="primary-y" chart:style-name="ch7">
            <chart:title svg:x="0.451cm" svg:y="11.811cm" chart:style-name="ch8">
              <text:p>Clock Seconds (Log Scale)</text:p>
            </chart:title>
            <chart:grid chart:style-name="ch9" chart:class="major"/>
          </chart:axis>
          <chart:series chart:style-name="ch10" chart:values-cell-range-address="Sheet1.A1001:Sheet1.U1001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Row 1001</text:p>
                <draw:g>
                  <svg:desc/>
                </draw:g>
              </table:table-cell>
              <table:table-cell office:value-type="float" office:value="7953517263.19">
                <text:p>7953517263.19</text:p>
                <draw:g>
                  <svg:desc>Sheet1.A1001:Sheet1.U1001</svg:desc>
                </draw:g>
              </table:table-cell>
              <table:table-cell office:value-type="float" office:value="223990.94">
                <text:p>223990.94</text:p>
              </table:table-cell>
              <table:table-cell office:value-type="float" office:value="181320.655">
                <text:p>181320.655</text:p>
              </table:table-cell>
              <table:table-cell office:value-type="float" office:value="178134.511">
                <text:p>178134.511</text:p>
              </table:table-cell>
              <table:table-cell office:value-type="float" office:value="14919471.037">
                <text:p>14919471.037</text:p>
              </table:table-cell>
              <table:table-cell office:value-type="float" office:value="319693.178">
                <text:p>319693.178</text:p>
              </table:table-cell>
              <table:table-cell office:value-type="float" office:value="268088.486">
                <text:p>268088.486</text:p>
              </table:table-cell>
              <table:table-cell office:value-type="float" office:value="7373927578.946">
                <text:p>7373927578.946</text:p>
              </table:table-cell>
              <table:table-cell office:value-type="float" office:value="246208.047">
                <text:p>246208.047</text:p>
              </table:table-cell>
              <table:table-cell office:value-type="float" office:value="195849.578">
                <text:p>195849.578</text:p>
              </table:table-cell>
              <table:table-cell office:value-type="float" office:value="191298.806">
                <text:p>191298.806</text:p>
              </table:table-cell>
              <table:table-cell office:value-type="float" office:value="13833920.695">
                <text:p>13833920.695</text:p>
              </table:table-cell>
              <table:table-cell office:value-type="float" office:value="331273.109">
                <text:p>331273.109</text:p>
              </table:table-cell>
              <table:table-cell office:value-type="float" office:value="279350.603">
                <text:p>279350.603</text:p>
              </table:table-cell>
              <table:table-cell office:value-type="float" office:value="7842054414.71">
                <text:p>7842054414.71</text:p>
              </table:table-cell>
              <table:table-cell office:value-type="float" office:value="240843.328">
                <text:p>240843.328</text:p>
              </table:table-cell>
              <table:table-cell office:value-type="float" office:value="191065.258">
                <text:p>191065.258</text:p>
              </table:table-cell>
              <table:table-cell office:value-type="float" office:value="194063.979">
                <text:p>194063.979</text:p>
              </table:table-cell>
              <table:table-cell office:value-type="float" office:value="14899881.526">
                <text:p>14899881.526</text:p>
              </table:table-cell>
              <table:table-cell office:value-type="float" office:value="317671.848">
                <text:p>317671.848</text:p>
              </table:table-cell>
              <table:table-cell office:value-type="float" office:value="277948.163">
                <text:p>277948.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